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15.993cm"/>
    </style:style>
    <style:style style:name="co4" style:family="table-column">
      <style:table-column-properties fo:break-before="auto" style:column-width="8.451cm"/>
    </style:style>
    <style:style style:name="co5" style:family="table-column">
      <style:table-column-properties fo:break-before="auto" style:column-width="5.209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size="10pt" fo:font-weight="bold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size="10pt" fo:font-weight="normal"/>
    </style:style>
  </office:automatic-styles>
  <office:body>
    <office:spreadsheet>
      <table:calculation-settings table:automatic-find-labels="false"/>
      <table:table table:name="ssd-concep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otation</text:p>
          </table:table-cell>
          <table:table-cell office:value-type="string" calcext:value-type="string">
            <text:p>prefLabel</text:p>
          </table:table-cell>
          <table:table-cell table:number-columns-repeated="5"/>
        </table:table-row>
        <table:table-row table:style-name="ro1">
          <table:table-cell table:formula="of:=IF(LEN([.B2])=1;0;IF(LEN([.B2])=2;1;IF(LEN([.B2])=3;2;IF(LEN([.B2])=5;3;IF(LEN([.B2])=6;4;IF(LEN([.B2])=7;5;&quot;Fehler&quot;)))))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GEMEINES <text:s/>ALLGEMEINE NACHSCHLAGEWERKE UND BIBLIOGRAPHIEN <text:s/>WISSENSCHAFTSKUNDE INFORMATIONSWISSENSCHAFT <text:s/>BUCH- UND BIBLIOTHEKSWESEN PUBLIZISTIK</text:p>
          </table:table-cell>
          <table:table-cell table:number-columns-repeated="5"/>
        </table:table-row>
        <table:table-row table:style-name="ro1">
          <table:table-cell table:formula="of:=IF(LEN([.B3])=1;0;IF(LEN([.B3])=2;1;IF(LEN([.B3])=3;2;IF(LEN([.B3])=5;3;IF(LEN([.B3])=6;4;IF(LEN([.B3])=7;5;&quot;Fehler&quot;))))))"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LLGEMEINE NACHSCHLAGEWERKE</text:p>
          </table:table-cell>
          <table:table-cell table:number-columns-repeated="5"/>
        </table:table-row>
        <table:table-row table:style-name="ro1">
          <table:table-cell table:formula="of:=IF(LEN([.B4])=1;0;IF(LEN([.B4])=2;1;IF(LEN([.B4])=3;2;IF(LEN([.B4])=5;3;IF(LEN([.B4])=6;4;IF(LEN([.B4])=7;5;&quot;Fehler&quot;))))))" office:value-type="float" office:value="2" calcext:value-type="float">
            <text:p>2</text:p>
          </table:table-cell>
          <table:table-cell office:value-type="string" calcext:value-type="string">
            <text:p>AAK</text:p>
          </table:table-cell>
          <table:table-cell office:value-type="string" calcext:value-type="string">
            <text:p>ALLGEMEINE ENZYKLOPAEDIEN UND KONVERSATIONSLEXIKA IN DEUTSCHER SPRACHE</text:p>
          </table:table-cell>
          <table:table-cell table:number-columns-repeated="5"/>
        </table:table-row>
        <table:table-row table:style-name="ro1">
          <table:table-cell table:formula="of:=IF(LEN([.B5])=1;0;IF(LEN([.B5])=2;1;IF(LEN([.B5])=3;2;IF(LEN([.B5])=5;3;IF(LEN([.B5])=6;4;IF(LEN([.B5])=7;5;&quot;Fehler&quot;))))))" office:value-type="float" office:value="2" calcext:value-type="float">
            <text:p>2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ALLGEMEINE ENZYKLOPAEDIEN UND KONVERSATIONSLEXIKA IN FREMDEN SPRACHEN</text:p>
          </table:table-cell>
          <table:table-cell table:number-columns-repeated="5"/>
        </table:table-row>
        <table:table-row table:style-name="ro1">
          <table:table-cell table:formula="of:=IF(LEN([.B6])=1;0;IF(LEN([.B6])=2;1;IF(LEN([.B6])=3;2;IF(LEN([.B6])=5;3;IF(LEN([.B6])=6;4;IF(LEN([.B6])=7;5;&quot;Fehler&quot;))))))" office:value-type="float" office:value="2" calcext:value-type="float">
            <text:p>2</text:p>
          </table:table-cell>
          <table:table-cell office:value-type="string" calcext:value-type="string">
            <text:p>AAM</text:p>
          </table:table-cell>
          <table:table-cell office:value-type="string" calcext:value-type="string">
            <text:p>HANDBUECHER DES WISSENS</text:p>
          </table:table-cell>
          <table:table-cell table:number-columns-repeated="5"/>
        </table:table-row>
        <table:table-row table:style-name="ro1">
          <table:table-cell table:formula="of:=IF(LEN([.B7])=1;0;IF(LEN([.B7])=2;1;IF(LEN([.B7])=3;2;IF(LEN([.B7])=5;3;IF(LEN([.B7])=6;4;IF(LEN([.B7])=7;5;&quot;Fehler&quot;))))))" office:value-type="float" office:value="2" calcext:value-type="float">
            <text:p>2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NSCHRIFTENVERZEICHNISSE (ADRESSBUECHER)</text:p>
          </table:table-cell>
          <table:table-cell table:number-columns-repeated="5"/>
        </table:table-row>
        <table:table-row table:style-name="ro1">
          <table:table-cell table:formula="of:=IF(LEN([.B8])=1;0;IF(LEN([.B8])=2;1;IF(LEN([.B8])=3;2;IF(LEN([.B8])=5;3;IF(LEN([.B8])=6;4;IF(LEN([.B8])=7;5;&quot;Fehler&quot;))))))" office:value-type="float" office:value="3" calcext:value-type="float">
            <text:p>3</text:p>
          </table:table-cell>
          <table:table-cell office:value-type="string" calcext:value-type="string">
            <text:p>AAN 1</text:p>
          </table:table-cell>
          <table:table-cell office:value-type="string" calcext:value-type="string">
            <text:p>EINWOHNERADRESSBUECHER EINZELNER ORTE : ALPHABETISCH NACH ORTEN GEORDNET</text:p>
          </table:table-cell>
          <table:table-cell table:number-columns-repeated="5"/>
        </table:table-row>
        <table:table-row table:style-name="ro1">
          <table:table-cell table:formula="of:=IF(LEN([.B9])=1;0;IF(LEN([.B9])=2;1;IF(LEN([.B9])=3;2;IF(LEN([.B9])=5;3;IF(LEN([.B9])=6;4;IF(LEN([.B9])=7;5;&quot;Fehler&quot;))))))" office:value-type="float" office:value="3" calcext:value-type="float">
            <text:p>3</text:p>
          </table:table-cell>
          <table:table-cell office:value-type="string" calcext:value-type="string">
            <text:p>AAN 2</text:p>
          </table:table-cell>
          <table:table-cell office:value-type="string" calcext:value-type="string">
            <text:p>WIRTSCHAFTSADRESSBUECHER</text:p>
          </table:table-cell>
          <table:table-cell table:number-columns-repeated="5"/>
        </table:table-row>
        <table:table-row table:style-name="ro1">
          <table:table-cell table:formula="of:=IF(LEN([.B10])=1;0;IF(LEN([.B10])=2;1;IF(LEN([.B10])=3;2;IF(LEN([.B10])=5;3;IF(LEN([.B10])=6;4;IF(LEN([.B10])=7;5;&quot;Fehler&quot;))))))" office:value-type="float" office:value="4" calcext:value-type="float">
            <text:p>4</text:p>
          </table:table-cell>
          <table:table-cell office:value-type="string" calcext:value-type="string">
            <text:p>AAN 20</text:p>
          </table:table-cell>
          <table:table-cell office:value-type="string" calcext:value-type="string">
            <text:p>FIRMENADRESSBUECHER</text:p>
          </table:table-cell>
          <table:table-cell table:number-columns-repeated="5"/>
        </table:table-row>
        <table:table-row table:style-name="ro1">
          <table:table-cell table:formula="of:=IF(LEN([.B11])=1;0;IF(LEN([.B11])=2;1;IF(LEN([.B11])=3;2;IF(LEN([.B11])=5;3;IF(LEN([.B11])=6;4;IF(LEN([.B11])=7;5;&quot;Fehler&quot;))))))" office:value-type="float" office:value="4" calcext:value-type="float">
            <text:p>4</text:p>
          </table:table-cell>
          <table:table-cell office:value-type="string" calcext:value-type="string">
            <text:p>AAN 21</text:p>
          </table:table-cell>
          <table:table-cell office:value-type="string" calcext:value-type="string">
            <text:p>BRANCHENVERZEICHNISSE</text:p>
          </table:table-cell>
          <table:table-cell table:number-columns-repeated="5"/>
        </table:table-row>
        <table:table-row table:style-name="ro1">
          <table:table-cell table:formula="of:=IF(LEN([.B12])=1;0;IF(LEN([.B12])=2;1;IF(LEN([.B12])=3;2;IF(LEN([.B12])=5;3;IF(LEN([.B12])=6;4;IF(LEN([.B12])=7;5;&quot;Fehler&quot;))))))" office:value-type="float" office:value="2" calcext:value-type="float">
            <text:p>2</text:p>
          </table:table-cell>
          <table:table-cell office:value-type="string" calcext:value-type="string">
            <text:p>AAO</text:p>
          </table:table-cell>
          <table:table-cell office:value-type="string" calcext:value-type="string">
            <text:p>TELEFONBUECHER (FERNSPRECHBUECHER)</text:p>
          </table:table-cell>
          <table:table-cell table:number-columns-repeated="5"/>
        </table:table-row>
        <table:table-row table:style-name="ro1">
          <table:table-cell table:formula="of:=IF(LEN([.B13])=1;0;IF(LEN([.B13])=2;1;IF(LEN([.B13])=3;2;IF(LEN([.B13])=5;3;IF(LEN([.B13])=6;4;IF(LEN([.B13])=7;5;&quot;Fehler&quot;))))))" office:value-type="float" office:value="2" calcext:value-type="float">
            <text:p>2</text:p>
          </table:table-cell>
          <table:table-cell office:value-type="string" calcext:value-type="string">
            <text:p>AAP</text:p>
          </table:table-cell>
          <table:table-cell office:value-type="string" calcext:value-type="string">
            <text:p>FAHRPLAENE <text:s/>KURSBUECHER</text:p>
          </table:table-cell>
          <table:table-cell table:number-columns-repeated="5"/>
        </table:table-row>
        <table:table-row table:style-name="ro1">
          <table:table-cell table:formula="of:=IF(LEN([.B14])=1;0;IF(LEN([.B14])=2;1;IF(LEN([.B14])=3;2;IF(LEN([.B14])=5;3;IF(LEN([.B14])=6;4;IF(LEN([.B14])=7;5;&quot;Fehler&quot;))))))" office:value-type="float" office:value="2" calcext:value-type="float">
            <text:p>2</text:p>
          </table:table-cell>
          <table:table-cell office:value-type="string" calcext:value-type="string">
            <text:p>AAQ</text:p>
          </table:table-cell>
          <table:table-cell office:value-type="string" calcext:value-type="string">
            <text:p>ABKUERZUNGSVERZEICHNISSE</text:p>
          </table:table-cell>
          <table:table-cell table:number-columns-repeated="5"/>
        </table:table-row>
        <table:table-row table:style-name="ro1">
          <table:table-cell table:formula="of:=IF(LEN([.B15])=1;0;IF(LEN([.B15])=2;1;IF(LEN([.B15])=3;2;IF(LEN([.B15])=5;3;IF(LEN([.B15])=6;4;IF(LEN([.B15])=7;5;&quot;Fehler&quot;))))))" office:value-type="float" office:value="2" calcext:value-type="float">
            <text:p>2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SONSTIGE NACHSCHLAGEWERKE</text:p>
          </table:table-cell>
          <table:table-cell table:number-columns-repeated="5"/>
        </table:table-row>
        <table:table-row table:style-name="ro1">
          <table:table-cell table:formula="of:=IF(LEN([.B16])=1;0;IF(LEN([.B16])=2;1;IF(LEN([.B16])=3;2;IF(LEN([.B16])=5;3;IF(LEN([.B16])=6;4;IF(LEN([.B16])=7;5;&quot;Fehler&quot;))))))" office:value-type="float" office:value="2" calcext:value-type="float">
            <text:p>2</text:p>
          </table:table-cell>
          <table:table-cell office:value-type="string" calcext:value-type="string">
            <text:p>AAS</text:p>
          </table:table-cell>
          <table:table-cell office:value-type="string" calcext:value-type="string">
            <text:p>VERSCHIEDENES INFORMATIONSMATERIAL</text:p>
          </table:table-cell>
          <table:table-cell table:number-columns-repeated="5"/>
        </table:table-row>
        <table:table-row table:style-name="ro1">
          <table:table-cell table:formula="of:=IF(LEN([.B17])=1;0;IF(LEN([.B17])=2;1;IF(LEN([.B17])=3;2;IF(LEN([.B17])=5;3;IF(LEN([.B17])=6;4;IF(LEN([.B17])=7;5;&quot;Fehler&quot;))))))" office:value-type="float" office:value="1" calcext:value-type="float">
            <text:p>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LGEMEINE BIOGRAPHISCHE NACHSCHLAGEWERKE</text:p>
          </table:table-cell>
          <table:table-cell table:number-columns-repeated="5"/>
        </table:table-row>
        <table:table-row table:style-name="ro1">
          <table:table-cell table:formula="of:=IF(LEN([.B18])=1;0;IF(LEN([.B18])=2;1;IF(LEN([.B18])=3;2;IF(LEN([.B18])=5;3;IF(LEN([.B18])=6;4;IF(LEN([.B18])=7;5;&quot;Fehler&quot;))))))" office:value-type="float" office:value="2" calcext:value-type="float">
            <text:p>2</text:p>
          </table:table-cell>
          <table:table-cell office:value-type="string" calcext:value-type="string">
            <text:p>ABK</text:p>
          </table:table-cell>
          <table:table-cell office:value-type="string" calcext:value-type="string">
            <text:p>BIOBIBLIOGRAPHIEN (BIOBIBLIOGRAPHISCHE NACHSCHLAGEWERKE)</text:p>
          </table:table-cell>
          <table:table-cell table:number-columns-repeated="5"/>
        </table:table-row>
        <table:table-row table:style-name="ro1">
          <table:table-cell table:formula="of:=IF(LEN([.B19])=1;0;IF(LEN([.B19])=2;1;IF(LEN([.B19])=3;2;IF(LEN([.B19])=5;3;IF(LEN([.B19])=6;4;IF(LEN([.B19])=7;5;&quot;Fehler&quot;))))))" office:value-type="float" office:value="2" calcext:value-type="float">
            <text:p>2</text:p>
          </table:table-cell>
          <table:table-cell office:value-type="string" calcext:value-type="string">
            <text:p>ABL</text:p>
          </table:table-cell>
          <table:table-cell office:value-type="string" calcext:value-type="string">
            <text:p>INTERNATIONALE BIOGRAPHISCHE NACHSCHLAGEWERKE</text:p>
          </table:table-cell>
          <table:table-cell table:number-columns-repeated="5"/>
        </table:table-row>
        <table:table-row table:style-name="ro1">
          <table:table-cell table:formula="of:=IF(LEN([.B20])=1;0;IF(LEN([.B20])=2;1;IF(LEN([.B20])=3;2;IF(LEN([.B20])=5;3;IF(LEN([.B20])=6;4;IF(LEN([.B20])=7;5;&quot;Fehler&quot;))))))" office:value-type="float" office:value="2" calcext:value-type="float">
            <text:p>2</text:p>
          </table:table-cell>
          <table:table-cell office:value-type="string" calcext:value-type="string">
            <text:p>ABM</text:p>
          </table:table-cell>
          <table:table-cell office:value-type="string" calcext:value-type="string">
            <text:p>NATIONALE BIOGRAPHISCHE NACHSCHLAGEWERKE</text:p>
          </table:table-cell>
          <table:table-cell table:number-columns-repeated="5"/>
        </table:table-row>
        <table:table-row table:style-name="ro1">
          <table:table-cell table:formula="of:=IF(LEN([.B21])=1;0;IF(LEN([.B21])=2;1;IF(LEN([.B21])=3;2;IF(LEN([.B21])=5;3;IF(LEN([.B21])=6;4;IF(LEN([.B21])=7;5;&quot;Fehler&quot;))))))" office:value-type="float" office:value="3" calcext:value-type="float">
            <text:p>3</text:p>
          </table:table-cell>
          <table:table-cell office:value-type="string" calcext:value-type="string">
            <text:p>ABM 1</text:p>
          </table:table-cell>
          <table:table-cell office:value-type="string" calcext:value-type="string">
            <text:p>DEUTSCHLAND - OESTERREICH - SCHWEIZ</text:p>
          </table:table-cell>
          <table:table-cell table:number-columns-repeated="5"/>
        </table:table-row>
        <table:table-row table:style-name="ro1">
          <table:table-cell table:formula="of:=IF(LEN([.B22])=1;0;IF(LEN([.B22])=2;1;IF(LEN([.B22])=3;2;IF(LEN([.B22])=5;3;IF(LEN([.B22])=6;4;IF(LEN([.B22])=7;5;&quot;Fehler&quot;))))))" office:value-type="float" office:value="3" calcext:value-type="float">
            <text:p>3</text:p>
          </table:table-cell>
          <table:table-cell office:value-type="string" calcext:value-type="string">
            <text:p>ABM 2</text:p>
          </table:table-cell>
          <table:table-cell office:value-type="string" calcext:value-type="string">
            <text:p>GROSSBRITANNIEN - USA</text:p>
          </table:table-cell>
          <table:table-cell table:number-columns-repeated="5"/>
        </table:table-row>
        <table:table-row table:style-name="ro1">
          <table:table-cell table:formula="of:=IF(LEN([.B23])=1;0;IF(LEN([.B23])=2;1;IF(LEN([.B23])=3;2;IF(LEN([.B23])=5;3;IF(LEN([.B23])=6;4;IF(LEN([.B23])=7;5;&quot;Fehler&quot;))))))" office:value-type="float" office:value="3" calcext:value-type="float">
            <text:p>3</text:p>
          </table:table-cell>
          <table:table-cell office:value-type="string" calcext:value-type="string">
            <text:p>ABM 3</text:p>
          </table:table-cell>
          <table:table-cell office:value-type="string" calcext:value-type="string">
            <text:p>FRANKREICH</text:p>
          </table:table-cell>
          <table:table-cell table:number-columns-repeated="5"/>
        </table:table-row>
        <table:table-row table:style-name="ro1">
          <table:table-cell table:formula="of:=IF(LEN([.B24])=1;0;IF(LEN([.B24])=2;1;IF(LEN([.B24])=3;2;IF(LEN([.B24])=5;3;IF(LEN([.B24])=6;4;IF(LEN([.B24])=7;5;&quot;Fehler&quot;))))))" office:value-type="float" office:value="3" calcext:value-type="float">
            <text:p>3</text:p>
          </table:table-cell>
          <table:table-cell office:value-type="string" calcext:value-type="string">
            <text:p>ABM 9</text:p>
          </table:table-cell>
          <table:table-cell office:value-type="string" calcext:value-type="string">
            <text:p>SONSTIGE LAENDER</text:p>
          </table:table-cell>
          <table:table-cell table:number-columns-repeated="5"/>
        </table:table-row>
        <table:table-row table:style-name="ro1">
          <table:table-cell table:formula="of:=IF(LEN([.B25])=1;0;IF(LEN([.B25])=2;1;IF(LEN([.B25])=3;2;IF(LEN([.B25])=5;3;IF(LEN([.B25])=6;4;IF(LEN([.B25])=7;5;&quot;Fehler&quot;))))))" office:value-type="float" office:value="2" calcext:value-type="float">
            <text:p>2</text:p>
          </table:table-cell>
          <table:table-cell office:value-type="string" calcext:value-type="string">
            <text:p>ABN</text:p>
          </table:table-cell>
          <table:table-cell office:value-type="string" calcext:value-type="string">
            <text:p>BILDNISWERKE</text:p>
          </table:table-cell>
          <table:table-cell table:number-columns-repeated="5"/>
        </table:table-row>
        <table:table-row table:style-name="ro1">
          <table:table-cell table:formula="of:=IF(LEN([.B26])=1;0;IF(LEN([.B26])=2;1;IF(LEN([.B26])=3;2;IF(LEN([.B26])=5;3;IF(LEN([.B26])=6;4;IF(LEN([.B26])=7;5;&quot;Fehler&quot;))))))"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LLGEMEINE ZEITUNGEN <text:s/>ALLGEMEINE ZEITSCHRIFTEN</text:p>
          </table:table-cell>
          <table:table-cell table:number-columns-repeated="5"/>
        </table:table-row>
        <table:table-row table:style-name="ro1">
          <table:table-cell table:formula="of:=IF(LEN([.B27])=1;0;IF(LEN([.B27])=2;1;IF(LEN([.B27])=3;2;IF(LEN([.B27])=5;3;IF(LEN([.B27])=6;4;IF(LEN([.B27])=7;5;&quot;Fehler&quot;))))))" office:value-type="float" office:value="2" calcext:value-type="float">
            <text:p>2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DEUTSCHSPRACHIGE ZEITUNGEN</text:p>
          </table:table-cell>
          <table:table-cell table:number-columns-repeated="5"/>
        </table:table-row>
        <table:table-row table:style-name="ro1">
          <table:table-cell table:formula="of:=IF(LEN([.B28])=1;0;IF(LEN([.B28])=2;1;IF(LEN([.B28])=3;2;IF(LEN([.B28])=5;3;IF(LEN([.B28])=6;4;IF(LEN([.B28])=7;5;&quot;Fehler&quot;))))))" office:value-type="float" office:value="2" calcext:value-type="float">
            <text:p>2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FREMDSPRACHIGE ZEITUNGEN</text:p>
          </table:table-cell>
          <table:table-cell table:number-columns-repeated="5"/>
        </table:table-row>
        <table:table-row table:style-name="ro1">
          <table:table-cell table:formula="of:=IF(LEN([.B29])=1;0;IF(LEN([.B29])=2;1;IF(LEN([.B29])=3;2;IF(LEN([.B29])=5;3;IF(LEN([.B29])=6;4;IF(LEN([.B29])=7;5;&quot;Fehler&quot;))))))" office:value-type="float" office:value="2" calcext:value-type="float">
            <text:p>2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ALLGEMEINE KULTURZEITSCHRIFTEN <text:s/>DEUTSCHE UND AUSLAENDISCHE NACHRICHTENMAGAZINE</text:p>
          </table:table-cell>
          <table:table-cell table:number-columns-repeated="5"/>
        </table:table-row>
        <table:table-row table:style-name="ro1">
          <table:table-cell table:formula="of:=IF(LEN([.B30])=1;0;IF(LEN([.B30])=2;1;IF(LEN([.B30])=3;2;IF(LEN([.B30])=5;3;IF(LEN([.B30])=6;4;IF(LEN([.B30])=7;5;&quot;Fehler&quot;))))))" office:value-type="float" office:value="2" calcext:value-type="float">
            <text:p>2</text:p>
          </table:table-cell>
          <table:table-cell office:value-type="string" calcext:value-type="string">
            <text:p>ACN</text:p>
          </table:table-cell>
          <table:table-cell office:value-type="string" calcext:value-type="string">
            <text:p>INTERDISZIPLINAERE WISSENSCHAFTLICHE ZEITSCHRIFTEN UND REZENSIONSORGANE <text:s/>BUCHKRITISCHE PERIODICA DES BUCHHANDELS</text:p>
          </table:table-cell>
          <table:table-cell table:number-columns-repeated="5"/>
        </table:table-row>
        <table:table-row table:style-name="ro1">
          <table:table-cell table:formula="of:=IF(LEN([.B31])=1;0;IF(LEN([.B31])=2;1;IF(LEN([.B31])=3;2;IF(LEN([.B31])=5;3;IF(LEN([.B31])=6;4;IF(LEN([.B31])=7;5;&quot;Fehler&quot;))))))" office:value-type="float" office:value="2" calcext:value-type="float">
            <text:p>2</text:p>
          </table:table-cell>
          <table:table-cell office:value-type="string" calcext:value-type="string">
            <text:p>ACO</text:p>
          </table:table-cell>
          <table:table-cell office:value-type="string" calcext:value-type="string">
            <text:p>SONSTIGE ZEITSCHRIFTEN</text:p>
          </table:table-cell>
          <table:table-cell table:number-columns-repeated="5"/>
        </table:table-row>
        <table:table-row table:style-name="ro1">
          <table:table-cell table:formula="of:=IF(LEN([.B32])=1;0;IF(LEN([.B32])=2;1;IF(LEN([.B32])=3;2;IF(LEN([.B32])=5;3;IF(LEN([.B32])=6;4;IF(LEN([.B32])=7;5;&quot;Fehler&quot;))))))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SCHRIFTEN VERSCHIEDENEN INHALTS</text:p>
          </table:table-cell>
          <table:table-cell table:number-columns-repeated="5"/>
        </table:table-row>
        <table:table-row table:style-name="ro1">
          <table:table-cell table:formula="of:=IF(LEN([.B33])=1;0;IF(LEN([.B33])=2;1;IF(LEN([.B33])=3;2;IF(LEN([.B33])=5;3;IF(LEN([.B33])=6;4;IF(LEN([.B33])=7;5;&quot;Fehler&quot;))))))" office:value-type="float" office:value="2" calcext:value-type="float">
            <text:p>2</text:p>
          </table:table-cell>
          <table:table-cell office:value-type="string" calcext:value-type="string">
            <text:p>ADK</text:p>
          </table:table-cell>
          <table:table-cell office:value-type="string" calcext:value-type="string">
            <text:p>REIHEN- UND SERIENWERKE, JAHRBUECHER UND ALMANACHE VERSCHIEDENEN INHALTS AUS MEHREREN SACHGEBIETEN</text:p>
          </table:table-cell>
          <table:table-cell table:number-columns-repeated="5"/>
        </table:table-row>
        <table:table-row table:style-name="ro1">
          <table:table-cell table:formula="of:=IF(LEN([.B34])=1;0;IF(LEN([.B34])=2;1;IF(LEN([.B34])=3;2;IF(LEN([.B34])=5;3;IF(LEN([.B34])=6;4;IF(LEN([.B34])=7;5;&quot;Fehler&quot;))))))" office:value-type="float" office:value="2" calcext:value-type="float">
            <text:p>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VERMISCHTE SCHRIFTEN MEHRERER VERFASSER</text:p>
          </table:table-cell>
          <table:table-cell table:number-columns-repeated="5"/>
        </table:table-row>
        <table:table-row table:style-name="ro1">
          <table:table-cell table:formula="of:=IF(LEN([.B35])=1;0;IF(LEN([.B35])=2;1;IF(LEN([.B35])=3;2;IF(LEN([.B35])=5;3;IF(LEN([.B35])=6;4;IF(LEN([.B35])=7;5;&quot;Fehler&quot;))))))" office:value-type="float" office:value="2" calcext:value-type="float">
            <text:p>2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VERMISCHTE SCHRIFTEN EINZELNER VERFASSER</text:p>
          </table:table-cell>
          <table:table-cell table:number-columns-repeated="5"/>
        </table:table-row>
        <table:table-row table:style-name="ro1">
          <table:table-cell table:formula="of:=IF(LEN([.B36])=1;0;IF(LEN([.B36])=2;1;IF(LEN([.B36])=3;2;IF(LEN([.B36])=5;3;IF(LEN([.B36])=6;4;IF(LEN([.B36])=7;5;&quot;Fehler&quot;))))))" office:value-type="float" office:value="1" calcext:value-type="float">
            <text:p>1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WISSENSCHAFTSKUNDE - ALLGEMEINE KULTURPFLEGE : ALLGEMEINES</text:p>
          </table:table-cell>
          <table:table-cell table:number-columns-repeated="5"/>
        </table:table-row>
        <table:table-row table:style-name="ro1">
          <table:table-cell table:formula="of:=IF(LEN([.B37])=1;0;IF(LEN([.B37])=2;1;IF(LEN([.B37])=3;2;IF(LEN([.B37])=5;3;IF(LEN([.B37])=6;4;IF(LEN([.B37])=7;5;&quot;Fehler&quot;))))))" office:value-type="float" office:value="2" calcext:value-type="float">
            <text:p>2</text:p>
          </table:table-cell>
          <table:table-cell office:value-type="string" calcext:value-type="string">
            <text:p>AEK</text:p>
          </table:table-cell>
          <table:table-cell office:value-type="string" calcext:value-type="string">
            <text:p>GESCHICHTE DER WISSENSCHAFT</text:p>
          </table:table-cell>
          <table:table-cell table:number-columns-repeated="5"/>
        </table:table-row>
        <table:table-row table:style-name="ro1">
          <table:table-cell table:formula="of:=IF(LEN([.B38])=1;0;IF(LEN([.B38])=2;1;IF(LEN([.B38])=3;2;IF(LEN([.B38])=5;3;IF(LEN([.B38])=6;4;IF(LEN([.B38])=7;5;&quot;Fehler&quot;))))))" office:value-type="float" office:value="2" calcext:value-type="float">
            <text:p>2</text:p>
          </table:table-cell>
          <table:table-cell office:value-type="string" calcext:value-type="string">
            <text:p>AEL</text:p>
          </table:table-cell>
          <table:table-cell office:value-type="string" calcext:value-type="string">
            <text:p>WISSENSCHAFTSKUNDE <text:s/>WISSENSCHAFTSWISSENSCHAFT</text:p>
          </table:table-cell>
          <table:table-cell table:number-columns-repeated="5"/>
        </table:table-row>
        <table:table-row table:style-name="ro1">
          <table:table-cell table:formula="of:=IF(LEN([.B39])=1;0;IF(LEN([.B39])=2;1;IF(LEN([.B39])=3;2;IF(LEN([.B39])=5;3;IF(LEN([.B39])=6;4;IF(LEN([.B39])=7;5;&quot;Fehler&quot;))))))" office:value-type="float" office:value="2" calcext:value-type="float">
            <text:p>2</text:p>
          </table:table-cell>
          <table:table-cell office:value-type="string" calcext:value-type="string">
            <text:p>AEM</text:p>
          </table:table-cell>
          <table:table-cell office:value-type="string" calcext:value-type="string">
            <text:p>METHODIK UND TECHNIK DER GEISTIGEN ARBEIT</text:p>
          </table:table-cell>
          <table:table-cell table:number-columns-repeated="5"/>
        </table:table-row>
        <table:table-row table:style-name="ro1">
          <table:table-cell table:formula="of:=IF(LEN([.B40])=1;0;IF(LEN([.B40])=2;1;IF(LEN([.B40])=3;2;IF(LEN([.B40])=5;3;IF(LEN([.B40])=6;4;IF(LEN([.B40])=7;5;&quot;Fehler&quot;))))))" office:value-type="float" office:value="2" calcext:value-type="float">
            <text:p>2</text:p>
          </table:table-cell>
          <table:table-cell office:value-type="string" calcext:value-type="string">
            <text:p>AEN</text:p>
          </table:table-cell>
          <table:table-cell office:value-type="string" calcext:value-type="string">
            <text:p>ORGANISATION UND FOERDERUNG DER WISSENSCHAFT UND FORSCHUNG <text:s/>WISSENSCHAFTSPOLITIK</text:p>
          </table:table-cell>
          <table:table-cell table:number-columns-repeated="5"/>
        </table:table-row>
        <table:table-row table:style-name="ro1">
          <table:table-cell table:formula="of:=IF(LEN([.B41])=1;0;IF(LEN([.B41])=2;1;IF(LEN([.B41])=3;2;IF(LEN([.B41])=5;3;IF(LEN([.B41])=6;4;IF(LEN([.B41])=7;5;&quot;Fehler&quot;))))))" office:value-type="float" office:value="2" calcext:value-type="float">
            <text:p>2</text:p>
          </table:table-cell>
          <table:table-cell office:value-type="string" calcext:value-type="string">
            <text:p>AEO</text:p>
          </table:table-cell>
          <table:table-cell office:value-type="string" calcext:value-type="string">
            <text:p>WISSENSCHAFTLICHE AKADEMIEN <text:s/>GELEHRTE GESELLSCHAFTEN INSTITUTE UND STIFTUNGEN</text:p>
          </table:table-cell>
          <table:table-cell table:number-columns-repeated="5"/>
        </table:table-row>
        <table:table-row table:style-name="ro1">
          <table:table-cell table:formula="of:=IF(LEN([.B42])=1;0;IF(LEN([.B42])=2;1;IF(LEN([.B42])=3;2;IF(LEN([.B42])=5;3;IF(LEN([.B42])=6;4;IF(LEN([.B42])=7;5;&quot;Fehler&quot;))))))" office:value-type="float" office:value="2" calcext:value-type="float">
            <text:p>2</text:p>
          </table:table-cell>
          <table:table-cell office:value-type="string" calcext:value-type="string">
            <text:p>AEP</text:p>
          </table:table-cell>
          <table:table-cell office:value-type="string" calcext:value-type="string">
            <text:p>ALLGEMEINE KULTURPFLEGE</text:p>
          </table:table-cell>
          <table:table-cell table:number-columns-repeated="5"/>
        </table:table-row>
        <table:table-row table:style-name="ro1">
          <table:table-cell table:formula="of:=IF(LEN([.B43])=1;0;IF(LEN([.B43])=2;1;IF(LEN([.B43])=3;2;IF(LEN([.B43])=5;3;IF(LEN([.B43])=6;4;IF(LEN([.B43])=7;5;&quot;Fehler&quot;))))))" office:value-type="float" office:value="1" calcext:value-type="float">
            <text:p>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INFORMATIONSWISSENSCHAFT <text:s/>INFORMATION UND DOKUMENTATION</text:p>
          </table:table-cell>
          <table:table-cell table:number-columns-repeated="5"/>
        </table:table-row>
        <table:table-row table:style-name="ro1">
          <table:table-cell table:formula="of:=IF(LEN([.B44])=1;0;IF(LEN([.B44])=2;1;IF(LEN([.B44])=3;2;IF(LEN([.B44])=5;3;IF(LEN([.B44])=6;4;IF(LEN([.B44])=7;5;&quot;Fehler&quot;))))))" office:value-type="float" office:value="2" calcext:value-type="float">
            <text:p>2</text:p>
          </table:table-cell>
          <table:table-cell office:value-type="string" calcext:value-type="string">
            <text:p>AFA</text:p>
          </table:table-cell>
          <table:table-cell office:value-type="string" calcext:value-type="string">
            <text:p>NACHSCHLAGEWERKE - BIBLIOGRAPHIEN - ADRESSENVERZEICHNISSE</text:p>
          </table:table-cell>
          <table:table-cell table:number-columns-repeated="5"/>
        </table:table-row>
        <table:table-row table:style-name="ro1">
          <table:table-cell table:formula="of:=IF(LEN([.B45])=1;0;IF(LEN([.B45])=2;1;IF(LEN([.B45])=3;2;IF(LEN([.B45])=5;3;IF(LEN([.B45])=6;4;IF(LEN([.B45])=7;5;&quot;Fehler&quot;))))))" office:value-type="float" office:value="2" calcext:value-type="float">
            <text:p>2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GESCHICHTE <text:s/>INFORMATION UND DOKUMENTATION IM AUSLAND</text:p>
          </table:table-cell>
          <table:table-cell table:number-columns-repeated="5"/>
        </table:table-row>
        <table:table-row table:style-name="ro1">
          <table:table-cell table:formula="of:=IF(LEN([.B46])=1;0;IF(LEN([.B46])=2;1;IF(LEN([.B46])=3;2;IF(LEN([.B46])=5;3;IF(LEN([.B46])=6;4;IF(LEN([.B46])=7;5;&quot;Fehler&quot;))))))" office:value-type="float" office:value="2" calcext:value-type="float">
            <text:p>2</text:p>
          </table:table-cell>
          <table:table-cell office:value-type="string" calcext:value-type="string">
            <text:p>AFK</text:p>
          </table:table-cell>
          <table:table-cell office:value-type="string" calcext:value-type="string">
            <text:p>EINZELFRAGEN DER INFORMATIONSWISSENSCHAFT</text:p>
          </table:table-cell>
          <table:table-cell table:number-columns-repeated="5"/>
        </table:table-row>
        <table:table-row table:style-name="ro1">
          <table:table-cell table:formula="of:=IF(LEN([.B47])=1;0;IF(LEN([.B47])=2;1;IF(LEN([.B47])=3;2;IF(LEN([.B47])=5;3;IF(LEN([.B47])=6;4;IF(LEN([.B47])=7;5;&quot;Fehler&quot;))))))" office:value-type="float" office:value="3" calcext:value-type="float">
            <text:p>3</text:p>
          </table:table-cell>
          <table:table-cell office:value-type="string" calcext:value-type="string">
            <text:p>AFK 1</text:p>
          </table:table-cell>
          <table:table-cell office:value-type="string" calcext:value-type="string">
            <text:p>BIBLIOGRAPHISCHE KLASSIFIKATIONSSYSTEME</text:p>
          </table:table-cell>
          <table:table-cell table:number-columns-repeated="5"/>
        </table:table-row>
        <table:table-row table:style-name="ro1">
          <table:table-cell table:formula="of:=IF(LEN([.B48])=1;0;IF(LEN([.B48])=2;1;IF(LEN([.B48])=3;2;IF(LEN([.B48])=5;3;IF(LEN([.B48])=6;4;IF(LEN([.B48])=7;5;&quot;Fehler&quot;))))))" office:value-type="float" office:value="3" calcext:value-type="float">
            <text:p>3</text:p>
          </table:table-cell>
          <table:table-cell office:value-type="string" calcext:value-type="string">
            <text:p>AFK 2</text:p>
          </table:table-cell>
          <table:table-cell office:value-type="string" calcext:value-type="string">
            <text:p>RECHT VON INFORMATION UND DOKUMENTATION</text:p>
          </table:table-cell>
          <table:table-cell table:number-columns-repeated="5"/>
        </table:table-row>
        <table:table-row table:style-name="ro1">
          <table:table-cell table:formula="of:=IF(LEN([.B49])=1;0;IF(LEN([.B49])=2;1;IF(LEN([.B49])=3;2;IF(LEN([.B49])=5;3;IF(LEN([.B49])=6;4;IF(LEN([.B49])=7;5;&quot;Fehler&quot;))))))" office:value-type="float" office:value="3" calcext:value-type="float">
            <text:p>3</text:p>
          </table:table-cell>
          <table:table-cell office:value-type="string" calcext:value-type="string">
            <text:p>AFK 3</text:p>
          </table:table-cell>
          <table:table-cell office:value-type="string" calcext:value-type="string">
            <text:p>BETRIEBSWIRTSCHAFTLICHE PROBLEME VON INFORMATIONS- UND DOKUMENTATIONSSTELLEN</text:p>
          </table:table-cell>
          <table:table-cell table:number-columns-repeated="5"/>
        </table:table-row>
        <table:table-row table:style-name="ro1">
          <table:table-cell table:formula="of:=IF(LEN([.B50])=1;0;IF(LEN([.B50])=2;1;IF(LEN([.B50])=3;2;IF(LEN([.B50])=5;3;IF(LEN([.B50])=6;4;IF(LEN([.B50])=7;5;&quot;Fehler&quot;))))))" office:value-type="float" office:value="1" calcext:value-type="float">
            <text:p>1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LLGEMEINE BIBLIOGRAPHIEN</text:p>
          </table:table-cell>
          <table:table-cell table:number-columns-repeated="5"/>
        </table:table-row>
        <table:table-row table:style-name="ro1">
          <table:table-cell table:formula="of:=IF(LEN([.B51])=1;0;IF(LEN([.B51])=2;1;IF(LEN([.B51])=3;2;IF(LEN([.B51])=5;3;IF(LEN([.B51])=6;4;IF(LEN([.B51])=7;5;&quot;Fehler&quot;))))))" office:value-type="float" office:value="2" calcext:value-type="float">
            <text:p>2</text:p>
          </table:table-cell>
          <table:table-cell office:value-type="string" calcext:value-type="string">
            <text:p>AGK</text:p>
          </table:table-cell>
          <table:table-cell office:value-type="string" calcext:value-type="string">
            <text:p>BIBLIOGRAPHIE DER BIBLIOGRAPHIEN UND LEXIKALISCHEN NACHSCHLAGEWERKE</text:p>
          </table:table-cell>
          <table:table-cell table:number-columns-repeated="5"/>
        </table:table-row>
        <table:table-row table:style-name="ro1">
          <table:table-cell table:formula="of:=IF(LEN([.B52])=1;0;IF(LEN([.B52])=2;1;IF(LEN([.B52])=3;2;IF(LEN([.B52])=5;3;IF(LEN([.B52])=6;4;IF(LEN([.B52])=7;5;&quot;Fehler&quot;))))))" office:value-type="float" office:value="2" calcext:value-type="float">
            <text:p>2</text:p>
          </table:table-cell>
          <table:table-cell office:value-type="string" calcext:value-type="string">
            <text:p>AGL</text:p>
          </table:table-cell>
          <table:table-cell office:value-type="string" calcext:value-type="string">
            <text:p>INTERNATIONALE ALLGEMEINBIBLIOGRAPHIEN BIBLIOTHEKSKATALOGE <text:s/>REPRINTVERZEICHNISSE</text:p>
          </table:table-cell>
          <table:table-cell table:number-columns-repeated="5"/>
        </table:table-row>
        <table:table-row table:style-name="ro1">
          <table:table-cell table:formula="of:=IF(LEN([.B53])=1;0;IF(LEN([.B53])=2;1;IF(LEN([.B53])=3;2;IF(LEN([.B53])=5;3;IF(LEN([.B53])=6;4;IF(LEN([.B53])=7;5;&quot;Fehler&quot;))))))" office:value-type="float" office:value="2" calcext:value-type="float">
            <text:p>2</text:p>
          </table:table-cell>
          <table:table-cell office:value-type="string" calcext:value-type="string">
            <text:p>AGM</text:p>
          </table:table-cell>
          <table:table-cell office:value-type="string" calcext:value-type="string">
            <text:p>NATIONALE ALLGEMEINBIBLIOGRAPHIEN <text:s/>BARSORTIMENTSKATALOGE REPRINTVERZEICHNISSE</text:p>
          </table:table-cell>
          <table:table-cell table:number-columns-repeated="5"/>
        </table:table-row>
        <table:table-row table:style-name="ro1">
          <table:table-cell table:formula="of:=IF(LEN([.B54])=1;0;IF(LEN([.B54])=2;1;IF(LEN([.B54])=3;2;IF(LEN([.B54])=5;3;IF(LEN([.B54])=6;4;IF(LEN([.B54])=7;5;&quot;Fehler&quot;))))))" office:value-type="float" office:value="3" calcext:value-type="float">
            <text:p>3</text:p>
          </table:table-cell>
          <table:table-cell office:value-type="string" calcext:value-type="string">
            <text:p>AGM 1</text:p>
          </table:table-cell>
          <table:table-cell office:value-type="string" calcext:value-type="string">
            <text:p>DEUTSCHLAND - OESTERREICH - SCHWEIZ</text:p>
          </table:table-cell>
          <table:table-cell table:number-columns-repeated="5"/>
        </table:table-row>
        <table:table-row table:style-name="ro1">
          <table:table-cell table:formula="of:=IF(LEN([.B55])=1;0;IF(LEN([.B55])=2;1;IF(LEN([.B55])=3;2;IF(LEN([.B55])=5;3;IF(LEN([.B55])=6;4;IF(LEN([.B55])=7;5;&quot;Fehler&quot;))))))" office:value-type="float" office:value="3" calcext:value-type="float">
            <text:p>3</text:p>
          </table:table-cell>
          <table:table-cell office:value-type="string" calcext:value-type="string">
            <text:p>AGM 2</text:p>
          </table:table-cell>
          <table:table-cell office:value-type="string" calcext:value-type="string">
            <text:p>GROSSBRITANNIEN - USA</text:p>
          </table:table-cell>
          <table:table-cell table:number-columns-repeated="5"/>
        </table:table-row>
        <table:table-row table:style-name="ro1">
          <table:table-cell table:formula="of:=IF(LEN([.B56])=1;0;IF(LEN([.B56])=2;1;IF(LEN([.B56])=3;2;IF(LEN([.B56])=5;3;IF(LEN([.B56])=6;4;IF(LEN([.B56])=7;5;&quot;Fehler&quot;))))))" office:value-type="float" office:value="3" calcext:value-type="float">
            <text:p>3</text:p>
          </table:table-cell>
          <table:table-cell office:value-type="string" calcext:value-type="string">
            <text:p>AGM 3</text:p>
          </table:table-cell>
          <table:table-cell office:value-type="string" calcext:value-type="string">
            <text:p>FRANKREICH</text:p>
          </table:table-cell>
          <table:table-cell table:number-columns-repeated="5"/>
        </table:table-row>
        <table:table-row table:style-name="ro1">
          <table:table-cell table:formula="of:=IF(LEN([.B57])=1;0;IF(LEN([.B57])=2;1;IF(LEN([.B57])=3;2;IF(LEN([.B57])=5;3;IF(LEN([.B57])=6;4;IF(LEN([.B57])=7;5;&quot;Fehler&quot;))))))" office:value-type="float" office:value="3" calcext:value-type="float">
            <text:p>3</text:p>
          </table:table-cell>
          <table:table-cell office:value-type="string" calcext:value-type="string">
            <text:p>AGM 9</text:p>
          </table:table-cell>
          <table:table-cell office:value-type="string" calcext:value-type="string">
            <text:p>SONSTIGE LAENDER</text:p>
          </table:table-cell>
          <table:table-cell table:number-columns-repeated="5"/>
        </table:table-row>
        <table:table-row table:style-name="ro1">
          <table:table-cell table:formula="of:=IF(LEN([.B58])=1;0;IF(LEN([.B58])=2;1;IF(LEN([.B58])=3;2;IF(LEN([.B58])=5;3;IF(LEN([.B58])=6;4;IF(LEN([.B58])=7;5;&quot;Fehler&quot;))))))" office:value-type="float" office:value="2" calcext:value-type="float">
            <text:p>2</text:p>
          </table:table-cell>
          <table:table-cell office:value-type="string" calcext:value-type="string">
            <text:p>AGN</text:p>
          </table:table-cell>
          <table:table-cell office:value-type="string" calcext:value-type="string">
            <text:p>UEBERSETZUNGSBIBLIOGRAPHIEN</text:p>
          </table:table-cell>
          <table:table-cell table:number-columns-repeated="5"/>
        </table:table-row>
        <table:table-row table:style-name="ro1">
          <table:table-cell table:formula="of:=IF(LEN([.B59])=1;0;IF(LEN([.B59])=2;1;IF(LEN([.B59])=3;2;IF(LEN([.B59])=5;3;IF(LEN([.B59])=6;4;IF(LEN([.B59])=7;5;&quot;Fehler&quot;))))))" office:value-type="float" office:value="2" calcext:value-type="float">
            <text:p>2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BIBLIOGRAPHIEN DER VERKLEIDETEN, UNVOLLENDETEN UND VERBOTENEN LITERATUR</text:p>
          </table:table-cell>
          <table:table-cell table:number-columns-repeated="5"/>
        </table:table-row>
        <table:table-row table:style-name="ro1">
          <table:table-cell table:formula="of:=IF(LEN([.B60])=1;0;IF(LEN([.B60])=2;1;IF(LEN([.B60])=3;2;IF(LEN([.B60])=5;3;IF(LEN([.B60])=6;4;IF(LEN([.B60])=7;5;&quot;Fehler&quot;))))))" office:value-type="float" office:value="2" calcext:value-type="float">
            <text:p>2</text:p>
          </table:table-cell>
          <table:table-cell office:value-type="string" calcext:value-type="string">
            <text:p>AGP</text:p>
          </table:table-cell>
          <table:table-cell office:value-type="string" calcext:value-type="string">
            <text:p>BIBLIOGRAPHIEN VON HANDSCHRIFTEN UND WIEGENDRUCKEN (INKUNABELN) <text:s/>VERZEICHNISSE BIBLIOPHILER DRUCKE</text:p>
          </table:table-cell>
          <table:table-cell table:number-columns-repeated="5"/>
        </table:table-row>
        <table:table-row table:style-name="ro1">
          <table:table-cell table:formula="of:=IF(LEN([.B61])=1;0;IF(LEN([.B61])=2;1;IF(LEN([.B61])=3;2;IF(LEN([.B61])=5;3;IF(LEN([.B61])=6;4;IF(LEN([.B61])=7;5;&quot;Fehler&quot;))))))" office:value-type="float" office:value="2" calcext:value-type="float">
            <text:p>2</text:p>
          </table:table-cell>
          <table:table-cell office:value-type="string" calcext:value-type="string">
            <text:p>AGQ</text:p>
          </table:table-cell>
          <table:table-cell office:value-type="string" calcext:value-type="string">
            <text:p>BIBLIOGRAPHIEN VON HOCHSCHUL- UND SCHULSCHRIFTEN</text:p>
          </table:table-cell>
          <table:table-cell table:number-columns-repeated="5"/>
        </table:table-row>
        <table:table-row table:style-name="ro1">
          <table:table-cell table:formula="of:=IF(LEN([.B62])=1;0;IF(LEN([.B62])=2;1;IF(LEN([.B62])=3;2;IF(LEN([.B62])=5;3;IF(LEN([.B62])=6;4;IF(LEN([.B62])=7;5;&quot;Fehler&quot;))))))" office:value-type="float" office:value="2" calcext:value-type="float">
            <text:p>2</text:p>
          </table:table-cell>
          <table:table-cell office:value-type="string" calcext:value-type="string">
            <text:p>AGR</text:p>
          </table:table-cell>
          <table:table-cell office:value-type="string" calcext:value-type="string">
            <text:p>BIBLIOGRAPHIEN AMTLICHER DRUCKSCHRIFTEN</text:p>
          </table:table-cell>
          <table:table-cell table:number-columns-repeated="5"/>
        </table:table-row>
        <table:table-row table:style-name="ro1">
          <table:table-cell table:formula="of:=IF(LEN([.B63])=1;0;IF(LEN([.B63])=2;1;IF(LEN([.B63])=3;2;IF(LEN([.B63])=5;3;IF(LEN([.B63])=6;4;IF(LEN([.B63])=7;5;&quot;Fehler&quot;))))))" office:value-type="float" office:value="2" calcext:value-type="float">
            <text:p>2</text:p>
          </table:table-cell>
          <table:table-cell office:value-type="string" calcext:value-type="string">
            <text:p>AGS</text:p>
          </table:table-cell>
          <table:table-cell office:value-type="string" calcext:value-type="string">
            <text:p>BIBLIOGRAPHIEN UND KATALOGE VON ZEITSCHRIFTEN UND SERIENWERKEN</text:p>
          </table:table-cell>
          <table:table-cell table:number-columns-repeated="5"/>
        </table:table-row>
        <table:table-row table:style-name="ro1">
          <table:table-cell table:formula="of:=IF(LEN([.B64])=1;0;IF(LEN([.B64])=2;1;IF(LEN([.B64])=3;2;IF(LEN([.B64])=5;3;IF(LEN([.B64])=6;4;IF(LEN([.B64])=7;5;&quot;Fehler&quot;))))))"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SCHRIFT- UND BUCHWESEN - BUCHHANDEL UND VERLAGSWESEN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65])=1;0;IF(LEN([.B65])=2;1;IF(LEN([.B65])=3;2;IF(LEN([.B65])=5;3;IF(LEN([.B65])=6;4;IF(LEN([.B65])=7;5;&quot;Fehler&quot;))))))" office:value-type="float" office:value="2" calcext:value-type="float">
            <text:p>2</text:p>
          </table:table-cell>
          <table:table-cell office:value-type="string" calcext:value-type="string">
            <text:p>AHK</text:p>
          </table:table-cell>
          <table:table-cell office:value-type="string" calcext:value-type="string">
            <text:p>SCHRIFTWESEN</text:p>
          </table:table-cell>
          <table:table-cell table:number-columns-repeated="5"/>
        </table:table-row>
        <table:table-row table:style-name="ro1">
          <table:table-cell table:formula="of:=IF(LEN([.B66])=1;0;IF(LEN([.B66])=2;1;IF(LEN([.B66])=3;2;IF(LEN([.B66])=5;3;IF(LEN([.B66])=6;4;IF(LEN([.B66])=7;5;&quot;Fehler&quot;))))))" office:value-type="float" office:value="3" calcext:value-type="float">
            <text:p>3</text:p>
          </table:table-cell>
          <table:table-cell office:value-type="string" calcext:value-type="string">
            <text:p>AHK 1</text:p>
          </table:table-cell>
          <table:table-cell office:value-type="string" calcext:value-type="string">
            <text:p>SCHRIFTGESCHICHTE</text:p>
          </table:table-cell>
          <table:table-cell table:number-columns-repeated="5"/>
        </table:table-row>
        <table:table-row table:style-name="ro1">
          <table:table-cell table:formula="of:=IF(LEN([.B67])=1;0;IF(LEN([.B67])=2;1;IF(LEN([.B67])=3;2;IF(LEN([.B67])=5;3;IF(LEN([.B67])=6;4;IF(LEN([.B67])=7;5;&quot;Fehler&quot;))))))" office:value-type="float" office:value="3" calcext:value-type="float">
            <text:p>3</text:p>
          </table:table-cell>
          <table:table-cell office:value-type="string" calcext:value-type="string">
            <text:p>AHK 2</text:p>
          </table:table-cell>
          <table:table-cell office:value-type="string" calcext:value-type="string">
            <text:p>SCHRIFTKUNST : ALLGEMEINES</text:p>
          </table:table-cell>
          <table:table-cell table:number-columns-repeated="5"/>
        </table:table-row>
        <table:table-row table:style-name="ro1">
          <table:table-cell table:formula="of:=IF(LEN([.B68])=1;0;IF(LEN([.B68])=2;1;IF(LEN([.B68])=3;2;IF(LEN([.B68])=5;3;IF(LEN([.B68])=6;4;IF(LEN([.B68])=7;5;&quot;Fehler&quot;))))))" office:value-type="float" office:value="4" calcext:value-type="float">
            <text:p>4</text:p>
          </table:table-cell>
          <table:table-cell office:value-type="string" calcext:value-type="string">
            <text:p>AHK 20</text:p>
          </table:table-cell>
          <table:table-cell office:value-type="string" calcext:value-type="string">
            <text:p>SCHRIFTVORLAGEN <text:s/>LEHRBUECHER FUER HAND- UND KUNSTSCHRIFT</text:p>
          </table:table-cell>
          <table:table-cell table:number-columns-repeated="5"/>
        </table:table-row>
        <table:table-row table:style-name="ro1">
          <table:table-cell table:formula="of:=IF(LEN([.B69])=1;0;IF(LEN([.B69])=2;1;IF(LEN([.B69])=3;2;IF(LEN([.B69])=5;3;IF(LEN([.B69])=6;4;IF(LEN([.B69])=7;5;&quot;Fehler&quot;))))))" office:value-type="float" office:value="3" calcext:value-type="float">
            <text:p>3</text:p>
          </table:table-cell>
          <table:table-cell office:value-type="string" calcext:value-type="string">
            <text:p>AHK 3</text:p>
          </table:table-cell>
          <table:table-cell office:value-type="string" calcext:value-type="string">
            <text:p>KURZSCHRIFT (STENOGRAFIE) <text:s/>KURZSCHRIFTUNTERRICHT</text:p>
          </table:table-cell>
          <table:table-cell table:number-columns-repeated="5"/>
        </table:table-row>
        <table:table-row table:style-name="ro1">
          <table:table-cell table:formula="of:=IF(LEN([.B70])=1;0;IF(LEN([.B70])=2;1;IF(LEN([.B70])=3;2;IF(LEN([.B70])=5;3;IF(LEN([.B70])=6;4;IF(LEN([.B70])=7;5;&quot;Fehler&quot;))))))" office:value-type="float" office:value="4" calcext:value-type="float">
            <text:p>4</text:p>
          </table:table-cell>
          <table:table-cell office:value-type="string" calcext:value-type="string">
            <text:p>AHK 30</text:p>
          </table:table-cell>
          <table:table-cell office:value-type="string" calcext:value-type="string">
            <text:p>UEBUNGSTEXTE</text:p>
          </table:table-cell>
          <table:table-cell table:number-columns-repeated="5"/>
        </table:table-row>
        <table:table-row table:style-name="ro1">
          <table:table-cell table:formula="of:=IF(LEN([.B71])=1;0;IF(LEN([.B71])=2;1;IF(LEN([.B71])=3;2;IF(LEN([.B71])=5;3;IF(LEN([.B71])=6;4;IF(LEN([.B71])=7;5;&quot;Fehler&quot;))))))" office:value-type="float" office:value="3" calcext:value-type="float">
            <text:p>3</text:p>
          </table:table-cell>
          <table:table-cell office:value-type="string" calcext:value-type="string">
            <text:p>AHK 4</text:p>
          </table:table-cell>
          <table:table-cell office:value-type="string" calcext:value-type="string">
            <text:p>MASCHINENSCHREIBEN <text:s/>TASTSCHREIBEN AM PC</text:p>
          </table:table-cell>
          <table:table-cell table:number-columns-repeated="5"/>
        </table:table-row>
        <table:table-row table:style-name="ro1">
          <table:table-cell table:formula="of:=IF(LEN([.B72])=1;0;IF(LEN([.B72])=2;1;IF(LEN([.B72])=3;2;IF(LEN([.B72])=5;3;IF(LEN([.B72])=6;4;IF(LEN([.B72])=7;5;&quot;Fehler&quot;))))))" office:value-type="float" office:value="3" calcext:value-type="float">
            <text:p>3</text:p>
          </table:table-cell>
          <table:table-cell office:value-type="string" calcext:value-type="string">
            <text:p>AHK 5</text:p>
          </table:table-cell>
          <table:table-cell office:value-type="string" calcext:value-type="string">
            <text:p>SONSTIGE SCHRIFTEN</text:p>
          </table:table-cell>
          <table:table-cell table:number-columns-repeated="5"/>
        </table:table-row>
        <table:table-row table:style-name="ro1">
          <table:table-cell table:formula="of:=IF(LEN([.B73])=1;0;IF(LEN([.B73])=2;1;IF(LEN([.B73])=3;2;IF(LEN([.B73])=5;3;IF(LEN([.B73])=6;4;IF(LEN([.B73])=7;5;&quot;Fehler&quot;))))))" office:value-type="float" office:value="2" calcext:value-type="float">
            <text:p>2</text:p>
          </table:table-cell>
          <table:table-cell office:value-type="string" calcext:value-type="string">
            <text:p>AHL</text:p>
          </table:table-cell>
          <table:table-cell office:value-type="string" calcext:value-type="string">
            <text:p>GRAPHISCHES GEWERBE <text:s/>BUCHGEWERBE : ALLGEMEINES</text:p>
          </table:table-cell>
          <table:table-cell table:number-columns-repeated="5"/>
        </table:table-row>
        <table:table-row table:style-name="ro1">
          <table:table-cell table:formula="of:=IF(LEN([.B74])=1;0;IF(LEN([.B74])=2;1;IF(LEN([.B74])=3;2;IF(LEN([.B74])=5;3;IF(LEN([.B74])=6;4;IF(LEN([.B74])=7;5;&quot;Fehler&quot;))))))" office:value-type="float" office:value="3" calcext:value-type="float">
            <text:p>3</text:p>
          </table:table-cell>
          <table:table-cell office:value-type="string" calcext:value-type="string">
            <text:p>AHL 1</text:p>
          </table:table-cell>
          <table:table-cell office:value-type="string" calcext:value-type="string">
            <text:p>GESCHICHTE DES BUCHDRUCKS</text:p>
          </table:table-cell>
          <table:table-cell table:number-columns-repeated="5"/>
        </table:table-row>
        <table:table-row table:style-name="ro1">
          <table:table-cell table:formula="of:=IF(LEN([.B75])=1;0;IF(LEN([.B75])=2;1;IF(LEN([.B75])=3;2;IF(LEN([.B75])=5;3;IF(LEN([.B75])=6;4;IF(LEN([.B75])=7;5;&quot;Fehler&quot;))))))" office:value-type="float" office:value="3" calcext:value-type="float">
            <text:p>3</text:p>
          </table:table-cell>
          <table:table-cell office:value-type="string" calcext:value-type="string">
            <text:p>AHL 2</text:p>
          </table:table-cell>
          <table:table-cell office:value-type="string" calcext:value-type="string">
            <text:p>TYPOGRAPHIE</text:p>
          </table:table-cell>
          <table:table-cell table:number-columns-repeated="5"/>
        </table:table-row>
        <table:table-row table:style-name="ro1">
          <table:table-cell table:formula="of:=IF(LEN([.B76])=1;0;IF(LEN([.B76])=2;1;IF(LEN([.B76])=3;2;IF(LEN([.B76])=5;3;IF(LEN([.B76])=6;4;IF(LEN([.B76])=7;5;&quot;Fehler&quot;))))))" office:value-type="float" office:value="3" calcext:value-type="float">
            <text:p>3</text:p>
          </table:table-cell>
          <table:table-cell office:value-type="string" calcext:value-type="string">
            <text:p>AHL 3</text:p>
          </table:table-cell>
          <table:table-cell office:value-type="string" calcext:value-type="string">
            <text:p>SETZTECHNIKEN <text:s/>DRUCKTECHNIKEN</text:p>
          </table:table-cell>
          <table:table-cell table:number-columns-repeated="5"/>
        </table:table-row>
        <table:table-row table:style-name="ro1">
          <table:table-cell table:formula="of:=IF(LEN([.B77])=1;0;IF(LEN([.B77])=2;1;IF(LEN([.B77])=3;2;IF(LEN([.B77])=5;3;IF(LEN([.B77])=6;4;IF(LEN([.B77])=7;5;&quot;Fehler&quot;))))))" office:value-type="float" office:value="3" calcext:value-type="float">
            <text:p>3</text:p>
          </table:table-cell>
          <table:table-cell office:value-type="string" calcext:value-type="string">
            <text:p>AHL 4</text:p>
          </table:table-cell>
          <table:table-cell office:value-type="string" calcext:value-type="string">
            <text:p>BUCHBINDEREI <text:s/>BUCHEINBANDKUNDE <text:s/>BUCHPFLEGE</text:p>
          </table:table-cell>
          <table:table-cell table:number-columns-repeated="5"/>
        </table:table-row>
        <table:table-row table:style-name="ro1">
          <table:table-cell table:formula="of:=IF(LEN([.B78])=1;0;IF(LEN([.B78])=2;1;IF(LEN([.B78])=3;2;IF(LEN([.B78])=5;3;IF(LEN([.B78])=6;4;IF(LEN([.B78])=7;5;&quot;Fehler&quot;))))))" office:value-type="float" office:value="3" calcext:value-type="float">
            <text:p>3</text:p>
          </table:table-cell>
          <table:table-cell office:value-type="string" calcext:value-type="string">
            <text:p>AHL 5</text:p>
          </table:table-cell>
          <table:table-cell office:value-type="string" calcext:value-type="string">
            <text:p>BUCHKUNST <text:s/>BIBLIOPHILIE (BUECHERLIEBHABEREI) BUCHILLUSTRATION</text:p>
          </table:table-cell>
          <table:table-cell table:number-columns-repeated="5"/>
        </table:table-row>
        <table:table-row table:style-name="ro1">
          <table:table-cell table:formula="of:=IF(LEN([.B79])=1;0;IF(LEN([.B79])=2;1;IF(LEN([.B79])=3;2;IF(LEN([.B79])=5;3;IF(LEN([.B79])=6;4;IF(LEN([.B79])=7;5;&quot;Fehler&quot;))))))" office:value-type="float" office:value="2" calcext:value-type="float">
            <text:p>2</text:p>
          </table:table-cell>
          <table:table-cell office:value-type="string" calcext:value-type="string">
            <text:p>AHM</text:p>
          </table:table-cell>
          <table:table-cell office:value-type="string" calcext:value-type="string">
            <text:p>BUCHWESEN : ALLGEMEINES</text:p>
          </table:table-cell>
          <table:table-cell table:number-columns-repeated="5"/>
        </table:table-row>
        <table:table-row table:style-name="ro1">
          <table:table-cell table:formula="of:=IF(LEN([.B80])=1;0;IF(LEN([.B80])=2;1;IF(LEN([.B80])=3;2;IF(LEN([.B80])=5;3;IF(LEN([.B80])=6;4;IF(LEN([.B80])=7;5;&quot;Fehler&quot;))))))" office:value-type="float" office:value="3" calcext:value-type="float">
            <text:p>3</text:p>
          </table:table-cell>
          <table:table-cell office:value-type="string" calcext:value-type="string">
            <text:p>AHM 1</text:p>
          </table:table-cell>
          <table:table-cell office:value-type="string" calcext:value-type="string">
            <text:p>GESCHICHTE DES BUCHES UND DES BUCHWESENS</text:p>
          </table:table-cell>
          <table:table-cell table:number-columns-repeated="5"/>
        </table:table-row>
        <table:table-row table:style-name="ro1">
          <table:table-cell table:formula="of:=IF(LEN([.B81])=1;0;IF(LEN([.B81])=2;1;IF(LEN([.B81])=3;2;IF(LEN([.B81])=5;3;IF(LEN([.B81])=6;4;IF(LEN([.B81])=7;5;&quot;Fehler&quot;))))))" office:value-type="float" office:value="3" calcext:value-type="float">
            <text:p>3</text:p>
          </table:table-cell>
          <table:table-cell office:value-type="string" calcext:value-type="string">
            <text:p>AHM 2</text:p>
          </table:table-cell>
          <table:table-cell office:value-type="string" calcext:value-type="string">
            <text:p>BEDEUTUNG UND ORGANISATION DES BUCHWESENS</text:p>
          </table:table-cell>
          <table:table-cell table:number-columns-repeated="5"/>
        </table:table-row>
        <table:table-row table:style-name="ro1">
          <table:table-cell table:formula="of:=IF(LEN([.B82])=1;0;IF(LEN([.B82])=2;1;IF(LEN([.B82])=3;2;IF(LEN([.B82])=5;3;IF(LEN([.B82])=6;4;IF(LEN([.B82])=7;5;&quot;Fehler&quot;))))))" office:value-type="float" office:value="2" calcext:value-type="float">
            <text:p>2</text:p>
          </table:table-cell>
          <table:table-cell office:value-type="string" calcext:value-type="string">
            <text:p>AHN</text:p>
          </table:table-cell>
          <table:table-cell office:value-type="string" calcext:value-type="string">
            <text:p>BUCHHANDEL <text:s/>VERLAGSWESEN : ALLGEMEINES</text:p>
          </table:table-cell>
          <table:table-cell table:number-columns-repeated="5"/>
        </table:table-row>
        <table:table-row table:style-name="ro1">
          <table:table-cell table:formula="of:=IF(LEN([.B83])=1;0;IF(LEN([.B83])=2;1;IF(LEN([.B83])=3;2;IF(LEN([.B83])=5;3;IF(LEN([.B83])=6;4;IF(LEN([.B83])=7;5;&quot;Fehler&quot;))))))" office:value-type="float" office:value="3" calcext:value-type="float">
            <text:p>3</text:p>
          </table:table-cell>
          <table:table-cell office:value-type="string" calcext:value-type="string">
            <text:p>AHN 1</text:p>
          </table:table-cell>
          <table:table-cell office:value-type="string" calcext:value-type="string">
            <text:p>GESCHICHTE DES BUCHHANDELS UND VERLAGSWESENS</text:p>
          </table:table-cell>
          <table:table-cell table:number-columns-repeated="5"/>
        </table:table-row>
        <table:table-row table:style-name="ro1">
          <table:table-cell table:formula="of:=IF(LEN([.B84])=1;0;IF(LEN([.B84])=2;1;IF(LEN([.B84])=3;2;IF(LEN([.B84])=5;3;IF(LEN([.B84])=6;4;IF(LEN([.B84])=7;5;&quot;Fehler&quot;))))))" office:value-type="float" office:value="3" calcext:value-type="float">
            <text:p>3</text:p>
          </table:table-cell>
          <table:table-cell office:value-type="string" calcext:value-type="string">
            <text:p>AHN 2</text:p>
          </table:table-cell>
          <table:table-cell office:value-type="string" calcext:value-type="string">
            <text:p>ORGANISATION UND AUFGABEN DES BUCHHANDELS UND VERLAGSWESENS</text:p>
          </table:table-cell>
          <table:table-cell table:number-columns-repeated="5"/>
        </table:table-row>
        <table:table-row table:style-name="ro1">
          <table:table-cell table:formula="of:=IF(LEN([.B85])=1;0;IF(LEN([.B85])=2;1;IF(LEN([.B85])=3;2;IF(LEN([.B85])=5;3;IF(LEN([.B85])=6;4;IF(LEN([.B85])=7;5;&quot;Fehler&quot;))))))" office:value-type="float" office:value="4" calcext:value-type="float">
            <text:p>4</text:p>
          </table:table-cell>
          <table:table-cell office:value-type="string" calcext:value-type="string">
            <text:p>AHN 20</text:p>
          </table:table-cell>
          <table:table-cell office:value-type="string" calcext:value-type="string">
            <text:p>EINZELNE FORMEN DES BUCHHANDELS</text:p>
          </table:table-cell>
          <table:table-cell table:number-columns-repeated="5"/>
        </table:table-row>
        <table:table-row table:style-name="ro1">
          <table:table-cell table:formula="of:=IF(LEN([.B86])=1;0;IF(LEN([.B86])=2;1;IF(LEN([.B86])=3;2;IF(LEN([.B86])=5;3;IF(LEN([.B86])=6;4;IF(LEN([.B86])=7;5;&quot;Fehler&quot;))))))" office:value-type="float" office:value="3" calcext:value-type="float">
            <text:p>3</text:p>
          </table:table-cell>
          <table:table-cell office:value-type="string" calcext:value-type="string">
            <text:p>AHN 3</text:p>
          </table:table-cell>
          <table:table-cell office:value-type="string" calcext:value-type="string">
            <text:p>EINZELNE BUCHHANDLUNGEN UND VERLAGE</text:p>
          </table:table-cell>
          <table:table-cell table:number-columns-repeated="5"/>
        </table:table-row>
        <table:table-row table:style-name="ro1">
          <table:table-cell table:formula="of:=IF(LEN([.B87])=1;0;IF(LEN([.B87])=2;1;IF(LEN([.B87])=3;2;IF(LEN([.B87])=5;3;IF(LEN([.B87])=6;4;IF(LEN([.B87])=7;5;&quot;Fehler&quot;))))))" office:value-type="float" office:value="1" calcext:value-type="float">
            <text:p>1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PUBLIZISTIK <text:s/>MASSENKOMMUNIKATION</text:p>
          </table:table-cell>
          <table:table-cell table:number-columns-repeated="5"/>
        </table:table-row>
        <table:table-row table:style-name="ro1">
          <table:table-cell table:formula="of:=IF(LEN([.B88])=1;0;IF(LEN([.B88])=2;1;IF(LEN([.B88])=3;2;IF(LEN([.B88])=5;3;IF(LEN([.B88])=6;4;IF(LEN([.B88])=7;5;&quot;Fehler&quot;))))))" office:value-type="float" office:value="2" calcext:value-type="float">
            <text:p>2</text:p>
          </table:table-cell>
          <table:table-cell office:value-type="string" calcext:value-type="string">
            <text:p>AKH</text:p>
          </table:table-cell>
          <table:table-cell office:value-type="string" calcext:value-type="string">
            <text:p>MASSENKOMMUNIKATION</text:p>
          </table:table-cell>
          <table:table-cell table:number-columns-repeated="5"/>
        </table:table-row>
        <table:table-row table:style-name="ro1">
          <table:table-cell table:formula="of:=IF(LEN([.B89])=1;0;IF(LEN([.B89])=2;1;IF(LEN([.B89])=3;2;IF(LEN([.B89])=5;3;IF(LEN([.B89])=6;4;IF(LEN([.B89])=7;5;&quot;Fehler&quot;))))))" office:value-type="float" office:value="3" calcext:value-type="float">
            <text:p>3</text:p>
          </table:table-cell>
          <table:table-cell office:value-type="string" calcext:value-type="string">
            <text:p>AKH 1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90])=1;0;IF(LEN([.B90])=2;1;IF(LEN([.B90])=3;2;IF(LEN([.B90])=5;3;IF(LEN([.B90])=6;4;IF(LEN([.B90])=7;5;&quot;Fehler&quot;))))))" office:value-type="float" office:value="3" calcext:value-type="float">
            <text:p>3</text:p>
          </table:table-cell>
          <table:table-cell office:value-type="string" calcext:value-type="string">
            <text:p>AKH 2</text:p>
          </table:table-cell>
          <table:table-cell office:value-type="string" calcext:value-type="string">
            <text:p>THEORIE DER MASSENKOMMUNIKATION</text:p>
          </table:table-cell>
          <table:table-cell table:number-columns-repeated="5"/>
        </table:table-row>
        <table:table-row table:style-name="ro1">
          <table:table-cell table:formula="of:=IF(LEN([.B91])=1;0;IF(LEN([.B91])=2;1;IF(LEN([.B91])=3;2;IF(LEN([.B91])=5;3;IF(LEN([.B91])=6;4;IF(LEN([.B91])=7;5;&quot;Fehler&quot;))))))" office:value-type="float" office:value="3" calcext:value-type="float">
            <text:p>3</text:p>
          </table:table-cell>
          <table:table-cell office:value-type="string" calcext:value-type="string">
            <text:p>AKH 3</text:p>
          </table:table-cell>
          <table:table-cell office:value-type="string" calcext:value-type="string">
            <text:p>GESCHICHTE <text:s/>MASSENMEDIEN IM AUSLAND</text:p>
          </table:table-cell>
          <table:table-cell table:number-columns-repeated="5"/>
        </table:table-row>
        <table:table-row table:style-name="ro1">
          <table:table-cell table:formula="of:=IF(LEN([.B92])=1;0;IF(LEN([.B92])=2;1;IF(LEN([.B92])=3;2;IF(LEN([.B92])=5;3;IF(LEN([.B92])=6;4;IF(LEN([.B92])=7;5;&quot;Fehler&quot;))))))" office:value-type="float" office:value="3" calcext:value-type="float">
            <text:p>3</text:p>
          </table:table-cell>
          <table:table-cell office:value-type="string" calcext:value-type="string">
            <text:p>AKH 4</text:p>
          </table:table-cell>
          <table:table-cell office:value-type="string" calcext:value-type="string">
            <text:p>MEDIENPOLITIK <text:s/>NEUE MEDIEN</text:p>
          </table:table-cell>
          <table:table-cell table:number-columns-repeated="5"/>
        </table:table-row>
        <table:table-row table:style-name="ro1">
          <table:table-cell table:formula="of:=IF(LEN([.B93])=1;0;IF(LEN([.B93])=2;1;IF(LEN([.B93])=3;2;IF(LEN([.B93])=5;3;IF(LEN([.B93])=6;4;IF(LEN([.B93])=7;5;&quot;Fehler&quot;))))))" office:value-type="float" office:value="3" calcext:value-type="float">
            <text:p>3</text:p>
          </table:table-cell>
          <table:table-cell office:value-type="string" calcext:value-type="string">
            <text:p>AKH 9</text:p>
          </table:table-cell>
          <table:table-cell office:value-type="string" calcext:value-type="string">
            <text:p>SONSTIGE EINZELFRAGEN</text:p>
          </table:table-cell>
          <table:table-cell table:number-columns-repeated="5"/>
        </table:table-row>
        <table:table-row table:style-name="ro1">
          <table:table-cell table:formula="of:=IF(LEN([.B94])=1;0;IF(LEN([.B94])=2;1;IF(LEN([.B94])=3;2;IF(LEN([.B94])=5;3;IF(LEN([.B94])=6;4;IF(LEN([.B94])=7;5;&quot;Fehler&quot;))))))" office:value-type="float" office:value="2" calcext:value-type="float">
            <text:p>2</text:p>
          </table:table-cell>
          <table:table-cell office:value-type="string" calcext:value-type="string">
            <text:p>AKK</text:p>
          </table:table-cell>
          <table:table-cell office:value-type="string" calcext:value-type="string">
            <text:p>PRESSEWESEN (ZEITUNGS- UND ZEITSCHRIFTENWESEN)</text:p>
          </table:table-cell>
          <table:table-cell table:number-columns-repeated="5"/>
        </table:table-row>
        <table:table-row table:style-name="ro1">
          <table:table-cell table:formula="of:=IF(LEN([.B95])=1;0;IF(LEN([.B95])=2;1;IF(LEN([.B95])=3;2;IF(LEN([.B95])=5;3;IF(LEN([.B95])=6;4;IF(LEN([.B95])=7;5;&quot;Fehler&quot;))))))" office:value-type="float" office:value="3" calcext:value-type="float">
            <text:p>3</text:p>
          </table:table-cell>
          <table:table-cell office:value-type="string" calcext:value-type="string">
            <text:p>AKK 1</text:p>
          </table:table-cell>
          <table:table-cell office:value-type="string" calcext:value-type="string">
            <text:p>GESCHICHTE DES PRESSEWESENS</text:p>
          </table:table-cell>
          <table:table-cell table:number-columns-repeated="5"/>
        </table:table-row>
        <table:table-row table:style-name="ro1">
          <table:table-cell table:formula="of:=IF(LEN([.B96])=1;0;IF(LEN([.B96])=2;1;IF(LEN([.B96])=3;2;IF(LEN([.B96])=5;3;IF(LEN([.B96])=6;4;IF(LEN([.B96])=7;5;&quot;Fehler&quot;))))))" office:value-type="float" office:value="2" calcext:value-type="float">
            <text:p>2</text:p>
          </table:table-cell>
          <table:table-cell office:value-type="string" calcext:value-type="string">
            <text:p>AKL</text:p>
          </table:table-cell>
          <table:table-cell office:value-type="string" calcext:value-type="string">
            <text:p>ZEITUNGSWESEN</text:p>
          </table:table-cell>
          <table:table-cell table:number-columns-repeated="5"/>
        </table:table-row>
        <table:table-row table:style-name="ro1">
          <table:table-cell table:formula="of:=IF(LEN([.B97])=1;0;IF(LEN([.B97])=2;1;IF(LEN([.B97])=3;2;IF(LEN([.B97])=5;3;IF(LEN([.B97])=6;4;IF(LEN([.B97])=7;5;&quot;Fehler&quot;))))))" office:value-type="float" office:value="3" calcext:value-type="float">
            <text:p>3</text:p>
          </table:table-cell>
          <table:table-cell office:value-type="string" calcext:value-type="string">
            <text:p>AKL 1</text:p>
          </table:table-cell>
          <table:table-cell office:value-type="string" calcext:value-type="string">
            <text:p>DARSTELLUNGEN EINZELNER ZEITUNGEN EINSCHL. FAKSIMILEDRUCKE</text:p>
          </table:table-cell>
          <table:table-cell table:number-columns-repeated="5"/>
        </table:table-row>
        <table:table-row table:style-name="ro1">
          <table:table-cell table:formula="of:=IF(LEN([.B98])=1;0;IF(LEN([.B98])=2;1;IF(LEN([.B98])=3;2;IF(LEN([.B98])=5;3;IF(LEN([.B98])=6;4;IF(LEN([.B98])=7;5;&quot;Fehler&quot;))))))" office:value-type="float" office:value="2" calcext:value-type="float">
            <text:p>2</text:p>
          </table:table-cell>
          <table:table-cell office:value-type="string" calcext:value-type="string">
            <text:p>AKM</text:p>
          </table:table-cell>
          <table:table-cell office:value-type="string" calcext:value-type="string">
            <text:p>ZEITSCHRIFTENWESEN</text:p>
          </table:table-cell>
          <table:table-cell table:number-columns-repeated="5"/>
        </table:table-row>
        <table:table-row table:style-name="ro1">
          <table:table-cell table:formula="of:=IF(LEN([.B99])=1;0;IF(LEN([.B99])=2;1;IF(LEN([.B99])=3;2;IF(LEN([.B99])=5;3;IF(LEN([.B99])=6;4;IF(LEN([.B99])=7;5;&quot;Fehler&quot;))))))" office:value-type="float" office:value="3" calcext:value-type="float">
            <text:p>3</text:p>
          </table:table-cell>
          <table:table-cell office:value-type="string" calcext:value-type="string">
            <text:p>AKM 1</text:p>
          </table:table-cell>
          <table:table-cell office:value-type="string" calcext:value-type="string">
            <text:p>DARSTELLUNGEN EINZELNER ZEITSCHRIFTEN EINSCHL. FAKSIMILEDRUCKE</text:p>
          </table:table-cell>
          <table:table-cell table:number-columns-repeated="5"/>
        </table:table-row>
        <table:table-row table:style-name="ro1">
          <table:table-cell table:formula="of:=IF(LEN([.B100])=1;0;IF(LEN([.B100])=2;1;IF(LEN([.B100])=3;2;IF(LEN([.B100])=5;3;IF(LEN([.B100])=6;4;IF(LEN([.B100])=7;5;&quot;Fehler&quot;))))))" office:value-type="float" office:value="1" calcext:value-type="float">
            <text:p>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IBLIOTHEKSWESEN <text:s/>ARCHIVWESEN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01])=1;0;IF(LEN([.B101])=2;1;IF(LEN([.B101])=3;2;IF(LEN([.B101])=5;3;IF(LEN([.B101])=6;4;IF(LEN([.B101])=7;5;&quot;Fehler&quot;))))))" office:value-type="float" office:value="2" calcext:value-type="float">
            <text:p>2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ALLGEMEINE UND VERMISCHTE SCHRIFTEN <text:s/>FESTSCHRIFTEN</text:p>
          </table:table-cell>
          <table:table-cell table:number-columns-repeated="5"/>
        </table:table-row>
        <table:table-row table:style-name="ro1">
          <table:table-cell table:formula="of:=IF(LEN([.B102])=1;0;IF(LEN([.B102])=2;1;IF(LEN([.B102])=3;2;IF(LEN([.B102])=5;3;IF(LEN([.B102])=6;4;IF(LEN([.B102])=7;5;&quot;Fehler&quot;))))))" office:value-type="float" office:value="3" calcext:value-type="float">
            <text:p>3</text:p>
          </table:table-cell>
          <table:table-cell office:value-type="string" calcext:value-type="string">
            <text:p>ALG 1</text:p>
          </table:table-cell>
          <table:table-cell office:value-type="string" calcext:value-type="string">
            <text:p>NACHSCHLAGEWERKE - BIBLIOGRAPHIEN - ADRESSENVERZEICHNISSE</text:p>
          </table:table-cell>
          <table:table-cell table:number-columns-repeated="5"/>
        </table:table-row>
        <table:table-row table:style-name="ro1">
          <table:table-cell table:formula="of:=IF(LEN([.B103])=1;0;IF(LEN([.B103])=2;1;IF(LEN([.B103])=3;2;IF(LEN([.B103])=5;3;IF(LEN([.B103])=6;4;IF(LEN([.B103])=7;5;&quot;Fehler&quot;))))))" office:value-type="float" office:value="3" calcext:value-type="float">
            <text:p>3</text:p>
          </table:table-cell>
          <table:table-cell office:value-type="string" calcext:value-type="string">
            <text:p>ALG 2</text:p>
          </table:table-cell>
          <table:table-cell office:value-type="string" calcext:value-type="string">
            <text:p>BIBLIOTHEKSORGANISATIONEN <text:s/>BIBLIOTHEKSKONGRESSE</text:p>
          </table:table-cell>
          <table:table-cell table:number-columns-repeated="5"/>
        </table:table-row>
        <table:table-row table:style-name="ro1">
          <table:table-cell table:formula="of:=IF(LEN([.B104])=1;0;IF(LEN([.B104])=2;1;IF(LEN([.B104])=3;2;IF(LEN([.B104])=5;3;IF(LEN([.B104])=6;4;IF(LEN([.B104])=7;5;&quot;Fehler&quot;))))))" office:value-type="float" office:value="2" calcext:value-type="float">
            <text:p>2</text:p>
          </table:table-cell>
          <table:table-cell office:value-type="string" calcext:value-type="string">
            <text:p>ALH</text:p>
          </table:table-cell>
          <table:table-cell office:value-type="string" calcext:value-type="string">
            <text:p>BIBLIOTHEKSWISSENSCHAFT</text:p>
          </table:table-cell>
          <table:table-cell table:number-columns-repeated="5"/>
        </table:table-row>
        <table:table-row table:style-name="ro1">
          <table:table-cell table:formula="of:=IF(LEN([.B105])=1;0;IF(LEN([.B105])=2;1;IF(LEN([.B105])=3;2;IF(LEN([.B105])=5;3;IF(LEN([.B105])=6;4;IF(LEN([.B105])=7;5;&quot;Fehler&quot;))))))" office:value-type="float" office:value="3" calcext:value-type="float">
            <text:p>3</text:p>
          </table:table-cell>
          <table:table-cell office:value-type="string" calcext:value-type="string">
            <text:p>ALH 1</text:p>
          </table:table-cell>
          <table:table-cell office:value-type="string" calcext:value-type="string">
            <text:p>BERUF UND AUSBILDUNG</text:p>
          </table:table-cell>
          <table:table-cell table:number-columns-repeated="5"/>
        </table:table-row>
        <table:table-row table:style-name="ro1">
          <table:table-cell table:formula="of:=IF(LEN([.B106])=1;0;IF(LEN([.B106])=2;1;IF(LEN([.B106])=3;2;IF(LEN([.B106])=5;3;IF(LEN([.B106])=6;4;IF(LEN([.B106])=7;5;&quot;Fehler&quot;))))))" office:value-type="float" office:value="3" calcext:value-type="float">
            <text:p>3</text:p>
          </table:table-cell>
          <table:table-cell office:value-type="string" calcext:value-type="string">
            <text:p>ALH 2</text:p>
          </table:table-cell>
          <table:table-cell office:value-type="string" calcext:value-type="string">
            <text:p>BIBLIOTHEKSRECHT</text:p>
          </table:table-cell>
          <table:table-cell table:number-columns-repeated="5"/>
        </table:table-row>
        <table:table-row table:style-name="ro1">
          <table:table-cell table:formula="of:=IF(LEN([.B107])=1;0;IF(LEN([.B107])=2;1;IF(LEN([.B107])=3;2;IF(LEN([.B107])=5;3;IF(LEN([.B107])=6;4;IF(LEN([.B107])=7;5;&quot;Fehler&quot;))))))" office:value-type="float" office:value="3" calcext:value-type="float">
            <text:p>3</text:p>
          </table:table-cell>
          <table:table-cell office:value-type="string" calcext:value-type="string">
            <text:p>ALH 4</text:p>
          </table:table-cell>
          <table:table-cell office:value-type="string" calcext:value-type="string">
            <text:p>SONSTIGE EINZELFRAGEN</text:p>
          </table:table-cell>
          <table:table-cell table:number-columns-repeated="5"/>
        </table:table-row>
        <table:table-row table:style-name="ro1">
          <table:table-cell table:formula="of:=IF(LEN([.B108])=1;0;IF(LEN([.B108])=2;1;IF(LEN([.B108])=3;2;IF(LEN([.B108])=5;3;IF(LEN([.B108])=6;4;IF(LEN([.B108])=7;5;&quot;Fehler&quot;))))))" office:value-type="float" office:value="2" calcext:value-type="float">
            <text:p>2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GESCHICHTE DES BIBLIOTHEKSWESENS : GESAMTDARSTELLUNGEN</text:p>
          </table:table-cell>
          <table:table-cell table:number-columns-repeated="5"/>
        </table:table-row>
        <table:table-row table:style-name="ro1">
          <table:table-cell table:formula="of:=IF(LEN([.B109])=1;0;IF(LEN([.B109])=2;1;IF(LEN([.B109])=3;2;IF(LEN([.B109])=5;3;IF(LEN([.B109])=6;4;IF(LEN([.B109])=7;5;&quot;Fehler&quot;))))))" office:value-type="float" office:value="3" calcext:value-type="float">
            <text:p>3</text:p>
          </table:table-cell>
          <table:table-cell office:value-type="string" calcext:value-type="string">
            <text:p>ALK 1</text:p>
          </table:table-cell>
          <table:table-cell office:value-type="string" calcext:value-type="string">
            <text:p>EINZELNE EPOCHEN</text:p>
          </table:table-cell>
          <table:table-cell table:number-columns-repeated="5"/>
        </table:table-row>
        <table:table-row table:style-name="ro1">
          <table:table-cell table:formula="of:=IF(LEN([.B110])=1;0;IF(LEN([.B110])=2;1;IF(LEN([.B110])=3;2;IF(LEN([.B110])=5;3;IF(LEN([.B110])=6;4;IF(LEN([.B110])=7;5;&quot;Fehler&quot;))))))" office:value-type="float" office:value="3" calcext:value-type="float">
            <text:p>3</text:p>
          </table:table-cell>
          <table:table-cell office:value-type="string" calcext:value-type="string">
            <text:p>ALK 5</text:p>
          </table:table-cell>
          <table:table-cell office:value-type="string" calcext:value-type="string">
            <text:p>EINZELNE LAENDER</text:p>
          </table:table-cell>
          <table:table-cell table:number-columns-repeated="5"/>
        </table:table-row>
        <table:table-row table:style-name="ro1">
          <table:table-cell table:formula="of:=IF(LEN([.B111])=1;0;IF(LEN([.B111])=2;1;IF(LEN([.B111])=3;2;IF(LEN([.B111])=5;3;IF(LEN([.B111])=6;4;IF(LEN([.B111])=7;5;&quot;Fehler&quot;))))))" office:value-type="float" office:value="3" calcext:value-type="float">
            <text:p>3</text:p>
          </table:table-cell>
          <table:table-cell office:value-type="string" calcext:value-type="string">
            <text:p>ALK 6</text:p>
          </table:table-cell>
          <table:table-cell office:value-type="string" calcext:value-type="string">
            <text:p>EINZELNE BIBLIOTHEKEN <text:s/>BROSCHUEREN UND PROSPEKTE UEBER EINZELNE BIBLIOTHEKEN</text:p>
          </table:table-cell>
          <table:table-cell table:number-columns-repeated="5"/>
        </table:table-row>
        <table:table-row table:style-name="ro1">
          <table:table-cell table:formula="of:=IF(LEN([.B112])=1;0;IF(LEN([.B112])=2;1;IF(LEN([.B112])=3;2;IF(LEN([.B112])=5;3;IF(LEN([.B112])=6;4;IF(LEN([.B112])=7;5;&quot;Fehler&quot;))))))"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RGANISATION UND FORMEN DES BIBLIOTHEKSWESENS</text:p>
          </table:table-cell>
          <table:table-cell table:number-columns-repeated="5"/>
        </table:table-row>
        <table:table-row table:style-name="ro1">
          <table:table-cell table:formula="of:=IF(LEN([.B113])=1;0;IF(LEN([.B113])=2;1;IF(LEN([.B113])=3;2;IF(LEN([.B113])=5;3;IF(LEN([.B113])=6;4;IF(LEN([.B113])=7;5;&quot;Fehler&quot;))))))" office:value-type="float" office:value="3" calcext:value-type="float">
            <text:p>3</text:p>
          </table:table-cell>
          <table:table-cell office:value-type="string" calcext:value-type="string">
            <text:p>ALL 1</text:p>
          </table:table-cell>
          <table:table-cell office:value-type="string" calcext:value-type="string">
            <text:p>WISSENSCHAFTLICHE BIBLIOTHEKEN EINSCHL. SPEZIALBIBLIOTHEKEN, BEHOERDENBIBLIOTHEKEN UND ARCHIVE</text:p>
          </table:table-cell>
          <table:table-cell table:number-columns-repeated="5"/>
        </table:table-row>
        <table:table-row table:style-name="ro1">
          <table:table-cell table:formula="of:=IF(LEN([.B114])=1;0;IF(LEN([.B114])=2;1;IF(LEN([.B114])=3;2;IF(LEN([.B114])=5;3;IF(LEN([.B114])=6;4;IF(LEN([.B114])=7;5;&quot;Fehler&quot;))))))" office:value-type="float" office:value="3" calcext:value-type="float">
            <text:p>3</text:p>
          </table:table-cell>
          <table:table-cell office:value-type="string" calcext:value-type="string">
            <text:p>ALL 2</text:p>
          </table:table-cell>
          <table:table-cell office:value-type="string" calcext:value-type="string">
            <text:p>OEFFENTLICHE BIBLIOTHEKEN</text:p>
          </table:table-cell>
          <table:table-cell table:number-columns-repeated="5"/>
        </table:table-row>
        <table:table-row table:style-name="ro1">
          <table:table-cell table:formula="of:=IF(LEN([.B115])=1;0;IF(LEN([.B115])=2;1;IF(LEN([.B115])=3;2;IF(LEN([.B115])=5;3;IF(LEN([.B115])=6;4;IF(LEN([.B115])=7;5;&quot;Fehler&quot;))))))" office:value-type="float" office:value="4" calcext:value-type="float">
            <text:p>4</text:p>
          </table:table-cell>
          <table:table-cell office:value-type="string" calcext:value-type="string">
            <text:p>ALL 20</text:p>
          </table:table-cell>
          <table:table-cell office:value-type="string" calcext:value-type="string">
            <text:p>ORGANISATIONSFORMEN</text:p>
          </table:table-cell>
          <table:table-cell table:number-columns-repeated="5"/>
        </table:table-row>
        <table:table-row table:style-name="ro1">
          <table:table-cell table:formula="of:=IF(LEN([.B116])=1;0;IF(LEN([.B116])=2;1;IF(LEN([.B116])=3;2;IF(LEN([.B116])=5;3;IF(LEN([.B116])=6;4;IF(LEN([.B116])=7;5;&quot;Fehler&quot;))))))" office:value-type="float" office:value="4" calcext:value-type="float">
            <text:p>4</text:p>
          </table:table-cell>
          <table:table-cell office:value-type="string" calcext:value-type="string">
            <text:p>ALL 21</text:p>
          </table:table-cell>
          <table:table-cell office:value-type="string" calcext:value-type="string">
            <text:p>SONDERFORMEN</text:p>
          </table:table-cell>
          <table:table-cell table:number-columns-repeated="5"/>
        </table:table-row>
        <table:table-row table:style-name="ro1">
          <table:table-cell table:formula="of:=IF(LEN([.B117])=1;0;IF(LEN([.B117])=2;1;IF(LEN([.B117])=3;2;IF(LEN([.B117])=5;3;IF(LEN([.B117])=6;4;IF(LEN([.B117])=7;5;&quot;Fehler&quot;))))))" office:value-type="float" office:value="3" calcext:value-type="float">
            <text:p>3</text:p>
          </table:table-cell>
          <table:table-cell office:value-type="string" calcext:value-type="string">
            <text:p>ALL 3</text:p>
          </table:table-cell>
          <table:table-cell office:value-type="string" calcext:value-type="string">
            <text:p>SONSTIGE BIBLIOTHEKEN</text:p>
          </table:table-cell>
          <table:table-cell table:number-columns-repeated="5"/>
        </table:table-row>
        <table:table-row table:style-name="ro1">
          <table:table-cell table:formula="of:=IF(LEN([.B118])=1;0;IF(LEN([.B118])=2;1;IF(LEN([.B118])=3;2;IF(LEN([.B118])=5;3;IF(LEN([.B118])=6;4;IF(LEN([.B118])=7;5;&quot;Fehler&quot;))))))" office:value-type="float" office:value="2" calcext:value-type="float">
            <text:p>2</text:p>
          </table:table-cell>
          <table:table-cell office:value-type="string" calcext:value-type="string">
            <text:p>ALM</text:p>
          </table:table-cell>
          <table:table-cell office:value-type="string" calcext:value-type="string">
            <text:p>BIBLIOTHEKSBAU <text:s/>BIBLIOTHEKSEINRICHTUNG</text:p>
          </table:table-cell>
          <table:table-cell table:number-columns-repeated="5"/>
        </table:table-row>
        <table:table-row table:style-name="ro1">
          <table:table-cell table:formula="of:=IF(LEN([.B119])=1;0;IF(LEN([.B119])=2;1;IF(LEN([.B119])=3;2;IF(LEN([.B119])=5;3;IF(LEN([.B119])=6;4;IF(LEN([.B119])=7;5;&quot;Fehler&quot;))))))" office:value-type="float" office:value="2" calcext:value-type="float">
            <text:p>2</text:p>
          </table:table-cell>
          <table:table-cell office:value-type="string" calcext:value-type="string">
            <text:p>ALN</text:p>
          </table:table-cell>
          <table:table-cell office:value-type="string" calcext:value-type="string">
            <text:p>BIBLIOTHEKSVERWALTUNG</text:p>
          </table:table-cell>
          <table:table-cell table:number-columns-repeated="5"/>
        </table:table-row>
        <table:table-row table:style-name="ro1">
          <table:table-cell table:formula="of:=IF(LEN([.B120])=1;0;IF(LEN([.B120])=2;1;IF(LEN([.B120])=3;2;IF(LEN([.B120])=5;3;IF(LEN([.B120])=6;4;IF(LEN([.B120])=7;5;&quot;Fehler&quot;))))))" office:value-type="float" office:value="3" calcext:value-type="float">
            <text:p>3</text:p>
          </table:table-cell>
          <table:table-cell office:value-type="string" calcext:value-type="string">
            <text:p>ALN 1</text:p>
          </table:table-cell>
          <table:table-cell office:value-type="string" calcext:value-type="string">
            <text:p>ALLGEMEINE VERWALTUNG</text:p>
          </table:table-cell>
          <table:table-cell table:number-columns-repeated="5"/>
        </table:table-row>
        <table:table-row table:style-name="ro1">
          <table:table-cell table:formula="of:=IF(LEN([.B121])=1;0;IF(LEN([.B121])=2;1;IF(LEN([.B121])=3;2;IF(LEN([.B121])=5;3;IF(LEN([.B121])=6;4;IF(LEN([.B121])=7;5;&quot;Fehler&quot;))))))" office:value-type="float" office:value="3" calcext:value-type="float">
            <text:p>3</text:p>
          </table:table-cell>
          <table:table-cell office:value-type="string" calcext:value-type="string">
            <text:p>ALN 2</text:p>
          </table:table-cell>
          <table:table-cell office:value-type="string" calcext:value-type="string">
            <text:p>BESTANDSAUFBAU <text:s/>LEKTORATSKOOPERATION</text:p>
          </table:table-cell>
          <table:table-cell table:number-columns-repeated="5"/>
        </table:table-row>
        <table:table-row table:style-name="ro1">
          <table:table-cell table:formula="of:=IF(LEN([.B122])=1;0;IF(LEN([.B122])=2;1;IF(LEN([.B122])=3;2;IF(LEN([.B122])=5;3;IF(LEN([.B122])=6;4;IF(LEN([.B122])=7;5;&quot;Fehler&quot;))))))" office:value-type="float" office:value="3" calcext:value-type="float">
            <text:p>3</text:p>
          </table:table-cell>
          <table:table-cell office:value-type="string" calcext:value-type="string">
            <text:p>ALN 3</text:p>
          </table:table-cell>
          <table:table-cell office:value-type="string" calcext:value-type="string">
            <text:p>BESTANDSERSCHLIESSUNG <text:s/>KATALOGKUNDE : GESAMTDARSTELLUNGEN</text:p>
          </table:table-cell>
          <table:table-cell table:number-columns-repeated="5"/>
        </table:table-row>
        <table:table-row table:style-name="ro1">
          <table:table-cell table:formula="of:=IF(LEN([.B123])=1;0;IF(LEN([.B123])=2;1;IF(LEN([.B123])=3;2;IF(LEN([.B123])=5;3;IF(LEN([.B123])=6;4;IF(LEN([.B123])=7;5;&quot;Fehler&quot;))))))" office:value-type="float" office:value="4" calcext:value-type="float">
            <text:p>4</text:p>
          </table:table-cell>
          <table:table-cell office:value-type="string" calcext:value-type="string">
            <text:p>ALN 30</text:p>
          </table:table-cell>
          <table:table-cell office:value-type="string" calcext:value-type="string">
            <text:p>ALPHABETISCHER VERFASSERKATALOG <text:s/>REGELWERKE</text:p>
          </table:table-cell>
          <table:table-cell table:number-columns-repeated="5"/>
        </table:table-row>
        <table:table-row table:style-name="ro1">
          <table:table-cell table:formula="of:=IF(LEN([.B124])=1;0;IF(LEN([.B124])=2;1;IF(LEN([.B124])=3;2;IF(LEN([.B124])=5;3;IF(LEN([.B124])=6;4;IF(LEN([.B124])=7;5;&quot;Fehler&quot;))))))" office:value-type="float" office:value="4" calcext:value-type="float">
            <text:p>4</text:p>
          </table:table-cell>
          <table:table-cell office:value-type="string" calcext:value-type="string">
            <text:p>ALN 31</text:p>
          </table:table-cell>
          <table:table-cell office:value-type="string" calcext:value-type="string">
            <text:p>SACHKATALOGE : ALLGEMEINES</text:p>
          </table:table-cell>
          <table:table-cell table:number-columns-repeated="5"/>
        </table:table-row>
        <table:table-row table:style-name="ro1">
          <table:table-cell table:formula="of:=IF(LEN([.B125])=1;0;IF(LEN([.B125])=2;1;IF(LEN([.B125])=3;2;IF(LEN([.B125])=5;3;IF(LEN([.B125])=6;4;IF(LEN([.B125])=7;5;&quot;Fehler&quot;))))))" office:value-type="float" office:value="5" calcext:value-type="float">
            <text:p>5</text:p>
          </table:table-cell>
          <table:table-cell office:value-type="string" calcext:value-type="string">
            <text:p>ALN 310</text:p>
          </table:table-cell>
          <table:table-cell office:value-type="string" calcext:value-type="string">
            <text:p>SYSTEMATISCHER KATALOG <text:s/>EINZELNE KLASSIFIKATIONEN</text:p>
          </table:table-cell>
          <table:table-cell table:number-columns-repeated="5"/>
        </table:table-row>
        <table:table-row table:style-name="ro1">
          <table:table-cell table:formula="of:=IF(LEN([.B126])=1;0;IF(LEN([.B126])=2;1;IF(LEN([.B126])=3;2;IF(LEN([.B126])=5;3;IF(LEN([.B126])=6;4;IF(LEN([.B126])=7;5;&quot;Fehler&quot;))))))" office:value-type="float" office:value="5" calcext:value-type="float">
            <text:p>5</text:p>
          </table:table-cell>
          <table:table-cell office:value-type="string" calcext:value-type="string">
            <text:p>ALN 311</text:p>
          </table:table-cell>
          <table:table-cell office:value-type="string" calcext:value-type="string">
            <text:p>SCHLAGWORTKATALOG <text:s/>REGELWERKE</text:p>
          </table:table-cell>
          <table:table-cell table:number-columns-repeated="5"/>
        </table:table-row>
        <table:table-row table:style-name="ro1">
          <table:table-cell table:formula="of:=IF(LEN([.B127])=1;0;IF(LEN([.B127])=2;1;IF(LEN([.B127])=3;2;IF(LEN([.B127])=5;3;IF(LEN([.B127])=6;4;IF(LEN([.B127])=7;5;&quot;Fehler&quot;))))))" office:value-type="float" office:value="5" calcext:value-type="float">
            <text:p>5</text:p>
          </table:table-cell>
          <table:table-cell office:value-type="string" calcext:value-type="string">
            <text:p>ALN 312</text:p>
          </table:table-cell>
          <table:table-cell office:value-type="string" calcext:value-type="string">
            <text:p>SONSTIGE SACHKATALOGE</text:p>
          </table:table-cell>
          <table:table-cell table:number-columns-repeated="5"/>
        </table:table-row>
        <table:table-row table:style-name="ro1">
          <table:table-cell table:formula="of:=IF(LEN([.B128])=1;0;IF(LEN([.B128])=2;1;IF(LEN([.B128])=3;2;IF(LEN([.B128])=5;3;IF(LEN([.B128])=6;4;IF(LEN([.B128])=7;5;&quot;Fehler&quot;))))))" office:value-type="float" office:value="4" calcext:value-type="float">
            <text:p>4</text:p>
          </table:table-cell>
          <table:table-cell office:value-type="string" calcext:value-type="string">
            <text:p>ALN 32</text:p>
          </table:table-cell>
          <table:table-cell office:value-type="string" calcext:value-type="string">
            <text:p>SONSTIGE KATALOGE</text:p>
          </table:table-cell>
          <table:table-cell table:number-columns-repeated="5"/>
        </table:table-row>
        <table:table-row table:style-name="ro1">
          <table:table-cell table:formula="of:=IF(LEN([.B129])=1;0;IF(LEN([.B129])=2;1;IF(LEN([.B129])=3;2;IF(LEN([.B129])=5;3;IF(LEN([.B129])=6;4;IF(LEN([.B129])=7;5;&quot;Fehler&quot;))))))" office:value-type="float" office:value="4" calcext:value-type="float">
            <text:p>4</text:p>
          </table:table-cell>
          <table:table-cell office:value-type="string" calcext:value-type="string">
            <text:p>ALN 33</text:p>
          </table:table-cell>
          <table:table-cell office:value-type="string" calcext:value-type="string">
            <text:p>DRUCKKATALOG</text:p>
          </table:table-cell>
          <table:table-cell table:number-columns-repeated="5"/>
        </table:table-row>
        <table:table-row table:style-name="ro1">
          <table:table-cell table:formula="of:=IF(LEN([.B130])=1;0;IF(LEN([.B130])=2;1;IF(LEN([.B130])=3;2;IF(LEN([.B130])=5;3;IF(LEN([.B130])=6;4;IF(LEN([.B130])=7;5;&quot;Fehler&quot;))))))" office:value-type="float" office:value="4" calcext:value-type="float">
            <text:p>4</text:p>
          </table:table-cell>
          <table:table-cell office:value-type="string" calcext:value-type="string">
            <text:p>ALN 34</text:p>
          </table:table-cell>
          <table:table-cell office:value-type="string" calcext:value-type="string">
            <text:p>SONSTIGE FRAGEN DER BESTANDSERSCHLIESSUNG</text:p>
          </table:table-cell>
          <table:table-cell table:number-columns-repeated="5"/>
        </table:table-row>
        <table:table-row table:style-name="ro1">
          <table:table-cell table:formula="of:=IF(LEN([.B131])=1;0;IF(LEN([.B131])=2;1;IF(LEN([.B131])=3;2;IF(LEN([.B131])=5;3;IF(LEN([.B131])=6;4;IF(LEN([.B131])=7;5;&quot;Fehler&quot;))))))" office:value-type="float" office:value="3" calcext:value-type="float">
            <text:p>3</text:p>
          </table:table-cell>
          <table:table-cell office:value-type="string" calcext:value-type="string">
            <text:p>ALN 4</text:p>
          </table:table-cell>
          <table:table-cell office:value-type="string" calcext:value-type="string">
            <text:p>BIBLIOTHEKSBENUTZUNG</text:p>
          </table:table-cell>
          <table:table-cell table:number-columns-repeated="5"/>
        </table:table-row>
        <table:table-row table:style-name="ro1">
          <table:table-cell table:formula="of:=IF(LEN([.B132])=1;0;IF(LEN([.B132])=2;1;IF(LEN([.B132])=3;2;IF(LEN([.B132])=5;3;IF(LEN([.B132])=6;4;IF(LEN([.B132])=7;5;&quot;Fehler&quot;))))))" office:value-type="float" office:value="3" calcext:value-type="float">
            <text:p>3</text:p>
          </table:table-cell>
          <table:table-cell office:value-type="string" calcext:value-type="string">
            <text:p>ALN 5</text:p>
          </table:table-cell>
          <table:table-cell office:value-type="string" calcext:value-type="string">
            <text:p>BIBLIOTHEKSTECHNIK</text:p>
          </table:table-cell>
          <table:table-cell table:number-columns-repeated="5"/>
        </table:table-row>
        <table:table-row table:style-name="ro1">
          <table:table-cell table:formula="of:=IF(LEN([.B133])=1;0;IF(LEN([.B133])=2;1;IF(LEN([.B133])=3;2;IF(LEN([.B133])=5;3;IF(LEN([.B133])=6;4;IF(LEN([.B133])=7;5;&quot;Fehler&quot;))))))" office:value-type="float" office:value="3" calcext:value-type="float">
            <text:p>3</text:p>
          </table:table-cell>
          <table:table-cell office:value-type="string" calcext:value-type="string">
            <text:p>ALN 6</text:p>
          </table:table-cell>
          <table:table-cell office:value-type="string" calcext:value-type="string">
            <text:p>BIBLIOTHEKSWERBUNG <text:s/>OEFFENTLICHKEITSARBEIT</text:p>
          </table:table-cell>
          <table:table-cell table:number-columns-repeated="5"/>
        </table:table-row>
        <table:table-row table:style-name="ro1">
          <table:table-cell table:formula="of:=IF(LEN([.B134])=1;0;IF(LEN([.B134])=2;1;IF(LEN([.B134])=3;2;IF(LEN([.B134])=5;3;IF(LEN([.B134])=6;4;IF(LEN([.B134])=7;5;&quot;Fehler&quot;))))))" office:value-type="float" office:value="2" calcext:value-type="float">
            <text:p>2</text:p>
          </table:table-cell>
          <table:table-cell office:value-type="string" calcext:value-type="string">
            <text:p>AYB</text:p>
          </table:table-cell>
          <table:table-cell office:value-type="string" calcext:value-type="string">
            <text:p>BIOGRAPHIEN VON SCHRIFTKUENSTLERN, BUCHDRUCKERN, BUCHHAENDLERN, VERLEGERN, JOURNALISTEN, PUBLIZISTEN UND BIBLIOTHEKAREN</text:p>
          </table:table-cell>
          <table:table-cell table:number-columns-repeated="5"/>
        </table:table-row>
        <table:table-row table:style-name="ro1">
          <table:table-cell table:formula="of:=IF(LEN([.B135])=1;0;IF(LEN([.B135])=2;1;IF(LEN([.B135])=3;2;IF(LEN([.B135])=5;3;IF(LEN([.B135])=6;4;IF(LEN([.B135])=7;5;&quot;Fehler&quot;))))))" office:value-type="float" office:value="3" calcext:value-type="float">
            <text:p>3</text:p>
          </table:table-cell>
          <table:table-cell office:value-type="string" calcext:value-type="string">
            <text:p>AYB 1</text:p>
          </table:table-cell>
          <table:table-cell office:value-type="string" calcext:value-type="string">
            <text:p>BIOGRAPHIEN MEHRERER SCHRIFTKUENSTLER, BUCHDRUCKER, BUCHHAENDLER, VERLEGER, JOURNALISTEN, PUBLIZISTEN UND BIBLIOTHEKARE</text:p>
          </table:table-cell>
          <table:table-cell table:number-columns-repeated="5"/>
        </table:table-row>
        <table:table-row table:style-name="ro1">
          <table:table-cell table:formula="of:=IF(LEN([.B136])=1;0;IF(LEN([.B136])=2;1;IF(LEN([.B136])=3;2;IF(LEN([.B136])=5;3;IF(LEN([.B136])=6;4;IF(LEN([.B136])=7;5;&quot;Fehler&quot;))))))" office:value-type="float" office:value="3" calcext:value-type="float">
            <text:p>3</text:p>
          </table:table-cell>
          <table:table-cell office:value-type="string" calcext:value-type="string">
            <text:p>AYB 2</text:p>
          </table:table-cell>
          <table:table-cell office:value-type="string" calcext:value-type="string">
            <text:p>BIOGRAPHIEN EINZELNER SCHRIFTKUENSTLER, BUCHDRUCKER, BUCHHAENDLER, VERLEGER <text:s/>JOURNALISTEN, PUBLIZISTEN UND BIBLIOTHEKARE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137])=1;0;IF(LEN([.B137])=2;1;IF(LEN([.B137])=3;2;IF(LEN([.B137])=5;3;IF(LEN([.B137])=6;4;IF(LEN([.B137])=7;5;&quot;Fehler&quot;))))))" office:value-type="float" office:value="1" calcext:value-type="float">
            <text:p>1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138])=1;0;IF(LEN([.B138])=2;1;IF(LEN([.B138])=3;2;IF(LEN([.B138])=5;3;IF(LEN([.B138])=6;4;IF(LEN([.B138])=7;5;&quot;Fehler&quot;)))))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OGRAPHIEN, ERINNERUNGEN, BRIEFE UND TAGEBUECHER</text:p>
          </table:table-cell>
          <table:table-cell table:number-columns-repeated="5"/>
        </table:table-row>
        <table:table-row table:style-name="ro1">
          <table:table-cell table:formula="of:=IF(LEN([.B139])=1;0;IF(LEN([.B139])=2;1;IF(LEN([.B139])=3;2;IF(LEN([.B139])=5;3;IF(LEN([.B139])=6;4;IF(LEN([.B139])=7;5;&quot;Fehler&quot;))))))"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MMELBIOGRAPHIEN</text:p>
          </table:table-cell>
          <table:table-cell table:number-columns-repeated="5"/>
        </table:table-row>
        <table:table-row table:style-name="ro1">
          <table:table-cell table:formula="of:=IF(LEN([.B140])=1;0;IF(LEN([.B140])=2;1;IF(LEN([.B140])=3;2;IF(LEN([.B140])=5;3;IF(LEN([.B140])=6;4;IF(LEN([.B140])=7;5;&quot;Fehler&quot;))))))" office:value-type="float" office:value="1" calcext:value-type="float">
            <text:p>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EINZELBIOGRAPHIEN, FAMILIENBIOGRAPHIEN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141])=1;0;IF(LEN([.B141])=2;1;IF(LEN([.B141])=3;2;IF(LEN([.B141])=5;3;IF(LEN([.B141])=6;4;IF(LEN([.B141])=7;5;&quot;Fehler&quot;))))))" office:value-type="float" office:value="1" calcext:value-type="float">
            <text:p>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RIEFE <text:s/>TAGEBUECHER</text:p>
          </table:table-cell>
          <table:table-cell table:number-columns-repeated="5"/>
        </table:table-row>
        <table:table-row table:style-name="ro1">
          <table:table-cell table:formula="of:=IF(LEN([.B142])=1;0;IF(LEN([.B142])=2;1;IF(LEN([.B142])=3;2;IF(LEN([.B142])=5;3;IF(LEN([.B142])=6;4;IF(LEN([.B142])=7;5;&quot;Fehler&quot;)))))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OGRAPHIE (ERDKUNDE) <text:s/>LAENDERKUNDE VOELKERKUNDE</text:p>
          </table:table-cell>
          <table:table-cell table:number-columns-repeated="5"/>
        </table:table-row>
        <table:table-row table:style-name="ro1">
          <table:table-cell table:formula="of:=IF(LEN([.B143])=1;0;IF(LEN([.B143])=2;1;IF(LEN([.B143])=3;2;IF(LEN([.B143])=5;3;IF(LEN([.B143])=6;4;IF(LEN([.B143])=7;5;&quot;Fehler&quot;))))))"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LGEMEINES</text:p>
          </table:table-cell>
          <table:table-cell table:number-columns-repeated="5"/>
        </table:table-row>
        <table:table-row table:style-name="ro1">
          <table:table-cell table:formula="of:=IF(LEN([.B144])=1;0;IF(LEN([.B144])=2;1;IF(LEN([.B144])=3;2;IF(LEN([.B144])=5;3;IF(LEN([.B144])=6;4;IF(LEN([.B144])=7;5;&quot;Fehler&quot;))))))" office:value-type="float" office:value="2" calcext:value-type="float">
            <text:p>2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45])=1;0;IF(LEN([.B145])=2;1;IF(LEN([.B145])=3;2;IF(LEN([.B145])=5;3;IF(LEN([.B145])=6;4;IF(LEN([.B145])=7;5;&quot;Fehler&quot;))))))" office:value-type="float" office:value="3" calcext:value-type="float">
            <text:p>3</text:p>
          </table:table-cell>
          <table:table-cell office:value-type="string" calcext:value-type="string">
            <text:p>CAK 1</text:p>
          </table:table-cell>
          <table:table-cell office:value-type="string" calcext:value-type="string">
            <text:p>GESAMMELTE WERKE UND VERMISCHTE SCHRIFTEN VON GEOGRAPHEN UND VOELKERKUNDLERN</text:p>
          </table:table-cell>
          <table:table-cell table:number-columns-repeated="5"/>
        </table:table-row>
        <table:table-row table:style-name="ro1">
          <table:table-cell table:formula="of:=IF(LEN([.B146])=1;0;IF(LEN([.B146])=2;1;IF(LEN([.B146])=3;2;IF(LEN([.B146])=5;3;IF(LEN([.B146])=6;4;IF(LEN([.B146])=7;5;&quot;Fehler&quot;))))))" office:value-type="float" office:value="2" calcext:value-type="float">
            <text:p>2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147])=1;0;IF(LEN([.B147])=2;1;IF(LEN([.B147])=3;2;IF(LEN([.B147])=5;3;IF(LEN([.B147])=6;4;IF(LEN([.B147])=7;5;&quot;Fehler&quot;))))))" office:value-type="float" office:value="2" calcext:value-type="float">
            <text:p>2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BILDWERKE - TABELLENWERKE - ATLANTEN</text:p>
          </table:table-cell>
          <table:table-cell table:number-columns-repeated="5"/>
        </table:table-row>
        <table:table-row table:style-name="ro1">
          <table:table-cell table:formula="of:=IF(LEN([.B148])=1;0;IF(LEN([.B148])=2;1;IF(LEN([.B148])=3;2;IF(LEN([.B148])=5;3;IF(LEN([.B148])=6;4;IF(LEN([.B148])=7;5;&quot;Fehler&quot;))))))" office:value-type="float" office:value="3" calcext:value-type="float">
            <text:p>3</text:p>
          </table:table-cell>
          <table:table-cell office:value-type="string" calcext:value-type="string">
            <text:p>CAM 2</text:p>
          </table:table-cell>
          <table:table-cell office:value-type="string" calcext:value-type="string">
            <text:p>STADTPLAENE MEHRERER AUSLAENDISCHER STAEDTE</text:p>
          </table:table-cell>
          <table:table-cell table:number-columns-repeated="5"/>
        </table:table-row>
        <table:table-row table:style-name="ro1">
          <table:table-cell table:formula="of:=IF(LEN([.B149])=1;0;IF(LEN([.B149])=2;1;IF(LEN([.B149])=3;2;IF(LEN([.B149])=5;3;IF(LEN([.B149])=6;4;IF(LEN([.B149])=7;5;&quot;Fehler&quot;))))))" office:value-type="float" office:value="4" calcext:value-type="float">
            <text:p>4</text:p>
          </table:table-cell>
          <table:table-cell office:value-type="string" calcext:value-type="string">
            <text:p>CAM 25</text:p>
          </table:table-cell>
          <table:table-cell office:value-type="string" calcext:value-type="string">
            <text:p>STADTPLAENE EINZELNER AUSLAENDISCHER STAEDTE (ALPHABETISCH NACH STAEDTEN GEORDNET)</text:p>
          </table:table-cell>
          <table:table-cell table:number-columns-repeated="5"/>
        </table:table-row>
        <table:table-row table:style-name="ro1">
          <table:table-cell table:formula="of:=IF(LEN([.B150])=1;0;IF(LEN([.B150])=2;1;IF(LEN([.B150])=3;2;IF(LEN([.B150])=5;3;IF(LEN([.B150])=6;4;IF(LEN([.B150])=7;5;&quot;Fehler&quot;))))))"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GEOGRAPHISCHE ORGANISATIONEN <text:s/>GEOGRAPHISCHE GESELLSCHAFTEN</text:p>
          </table:table-cell>
          <table:table-cell table:number-columns-repeated="5"/>
        </table:table-row>
        <table:table-row table:style-name="ro1">
          <table:table-cell table:formula="of:=IF(LEN([.B151])=1;0;IF(LEN([.B151])=2;1;IF(LEN([.B151])=3;2;IF(LEN([.B151])=5;3;IF(LEN([.B151])=6;4;IF(LEN([.B151])=7;5;&quot;Fehler&quot;))))))"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REISEN : ALLGEMEINES</text:p>
          </table:table-cell>
          <table:table-cell table:number-columns-repeated="5"/>
        </table:table-row>
        <table:table-row table:style-name="ro1">
          <table:table-cell table:formula="of:=IF(LEN([.B152])=1;0;IF(LEN([.B152])=2;1;IF(LEN([.B152])=3;2;IF(LEN([.B152])=5;3;IF(LEN([.B152])=6;4;IF(LEN([.B152])=7;5;&quot;Fehler&quot;))))))"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GESCHICHTE DER GEOGRAPHISCHEN WISSENSCHAFT UND DER ENTDECKUNGEN : ALLGEMEINES</text:p>
          </table:table-cell>
          <table:table-cell table:number-columns-repeated="5"/>
        </table:table-row>
        <table:table-row table:style-name="ro1">
          <table:table-cell table:formula="of:=IF(LEN([.B153])=1;0;IF(LEN([.B153])=2;1;IF(LEN([.B153])=3;2;IF(LEN([.B153])=5;3;IF(LEN([.B153])=6;4;IF(LEN([.B153])=7;5;&quot;Fehler&quot;))))))" office:value-type="float" office:value="2" calcext:value-type="float">
            <text:p>2</text:p>
          </table:table-cell>
          <table:table-cell office:value-type="string" calcext:value-type="string">
            <text:p>CBK</text:p>
          </table:table-cell>
          <table:table-cell office:value-type="string" calcext:value-type="string">
            <text:p>GESCHICHTE UND METHODIK DER GEOGRAPHISCHEN WISSENSCHAFT</text:p>
          </table:table-cell>
          <table:table-cell table:number-columns-repeated="5"/>
        </table:table-row>
        <table:table-row table:style-name="ro1">
          <table:table-cell table:formula="of:=IF(LEN([.B154])=1;0;IF(LEN([.B154])=2;1;IF(LEN([.B154])=3;2;IF(LEN([.B154])=5;3;IF(LEN([.B154])=6;4;IF(LEN([.B154])=7;5;&quot;Fehler&quot;))))))" office:value-type="float" office:value="2" calcext:value-type="float">
            <text:p>2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ENTDECKUNGSGESCHICHTE</text:p>
          </table:table-cell>
          <table:table-cell table:number-columns-repeated="5"/>
        </table:table-row>
        <table:table-row table:style-name="ro1">
          <table:table-cell table:formula="of:=IF(LEN([.B155])=1;0;IF(LEN([.B155])=2;1;IF(LEN([.B155])=3;2;IF(LEN([.B155])=5;3;IF(LEN([.B155])=6;4;IF(LEN([.B155])=7;5;&quot;Fehler&quot;))))))" office:value-type="float" office:value="1" calcext:value-type="float">
            <text:p>1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LLGEMEINE GEOGRAPHIE</text:p>
          </table:table-cell>
          <table:table-cell table:number-columns-repeated="5"/>
        </table:table-row>
        <table:table-row table:style-name="ro1">
          <table:table-cell table:formula="of:=IF(LEN([.B156])=1;0;IF(LEN([.B156])=2;1;IF(LEN([.B156])=3;2;IF(LEN([.B156])=5;3;IF(LEN([.B156])=6;4;IF(LEN([.B156])=7;5;&quot;Fehler&quot;))))))" office:value-type="float" office:value="2" calcext:value-type="float">
            <text:p>2</text:p>
          </table:table-cell>
          <table:table-cell office:value-type="string" calcext:value-type="string">
            <text:p>CCK</text:p>
          </table:table-cell>
          <table:table-cell office:value-type="string" calcext:value-type="string">
            <text:p>MATHEMATISCHE GEOGRAPHIE</text:p>
          </table:table-cell>
          <table:table-cell table:number-columns-repeated="5"/>
        </table:table-row>
        <table:table-row table:style-name="ro1">
          <table:table-cell table:formula="of:=IF(LEN([.B157])=1;0;IF(LEN([.B157])=2;1;IF(LEN([.B157])=3;2;IF(LEN([.B157])=5;3;IF(LEN([.B157])=6;4;IF(LEN([.B157])=7;5;&quot;Fehler&quot;))))))" office:value-type="float" office:value="3" calcext:value-type="float">
            <text:p>3</text:p>
          </table:table-cell>
          <table:table-cell office:value-type="string" calcext:value-type="string">
            <text:p>CCK 1</text:p>
          </table:table-cell>
          <table:table-cell office:value-type="string" calcext:value-type="string">
            <text:p>KARTOGRAPHIE</text:p>
          </table:table-cell>
          <table:table-cell table:number-columns-repeated="5"/>
        </table:table-row>
        <table:table-row table:style-name="ro1">
          <table:table-cell table:formula="of:=IF(LEN([.B158])=1;0;IF(LEN([.B158])=2;1;IF(LEN([.B158])=3;2;IF(LEN([.B158])=5;3;IF(LEN([.B158])=6;4;IF(LEN([.B158])=7;5;&quot;Fehler&quot;))))))" office:value-type="float" office:value="2" calcext:value-type="float">
            <text:p>2</text:p>
          </table:table-cell>
          <table:table-cell office:value-type="string" calcext:value-type="string">
            <text:p>CCL</text:p>
          </table:table-cell>
          <table:table-cell office:value-type="string" calcext:value-type="string">
            <text:p>PHYSISCHE GEOGRAPHIE</text:p>
          </table:table-cell>
          <table:table-cell table:number-columns-repeated="5"/>
        </table:table-row>
        <table:table-row table:style-name="ro1">
          <table:table-cell table:formula="of:=IF(LEN([.B159])=1;0;IF(LEN([.B159])=2;1;IF(LEN([.B159])=3;2;IF(LEN([.B159])=5;3;IF(LEN([.B159])=6;4;IF(LEN([.B159])=7;5;&quot;Fehler&quot;))))))" office:value-type="float" office:value="3" calcext:value-type="float">
            <text:p>3</text:p>
          </table:table-cell>
          <table:table-cell office:value-type="string" calcext:value-type="string">
            <text:p>CCL 1</text:p>
          </table:table-cell>
          <table:table-cell office:value-type="string" calcext:value-type="string">
            <text:p>METEOROLOGIE (WETTERKUNDE) <text:s/>KLIMATOLOGIE <text:s/>BIOKLIMATOLOGIE</text:p>
          </table:table-cell>
          <table:table-cell table:number-columns-repeated="5"/>
        </table:table-row>
        <table:table-row table:style-name="ro1">
          <table:table-cell table:formula="of:=IF(LEN([.B160])=1;0;IF(LEN([.B160])=2;1;IF(LEN([.B160])=3;2;IF(LEN([.B160])=5;3;IF(LEN([.B160])=6;4;IF(LEN([.B160])=7;5;&quot;Fehler&quot;))))))" office:value-type="float" office:value="3" calcext:value-type="float">
            <text:p>3</text:p>
          </table:table-cell>
          <table:table-cell office:value-type="string" calcext:value-type="string">
            <text:p>CCL 2</text:p>
          </table:table-cell>
          <table:table-cell office:value-type="string" calcext:value-type="string">
            <text:p>HYDROGRAPHIE</text:p>
          </table:table-cell>
          <table:table-cell table:number-columns-repeated="5"/>
        </table:table-row>
        <table:table-row table:style-name="ro1">
          <table:table-cell table:formula="of:=IF(LEN([.B161])=1;0;IF(LEN([.B161])=2;1;IF(LEN([.B161])=3;2;IF(LEN([.B161])=5;3;IF(LEN([.B161])=6;4;IF(LEN([.B161])=7;5;&quot;Fehler&quot;))))))" office:value-type="float" office:value="4" calcext:value-type="float">
            <text:p>4</text:p>
          </table:table-cell>
          <table:table-cell office:value-type="string" calcext:value-type="string">
            <text:p>CCL 20</text:p>
          </table:table-cell>
          <table:table-cell office:value-type="string" calcext:value-type="string">
            <text:p>GEWAESSERKUNDE</text:p>
          </table:table-cell>
          <table:table-cell table:number-columns-repeated="5"/>
        </table:table-row>
        <table:table-row table:style-name="ro1">
          <table:table-cell table:formula="of:=IF(LEN([.B162])=1;0;IF(LEN([.B162])=2;1;IF(LEN([.B162])=3;2;IF(LEN([.B162])=5;3;IF(LEN([.B162])=6;4;IF(LEN([.B162])=7;5;&quot;Fehler&quot;))))))" office:value-type="float" office:value="4" calcext:value-type="float">
            <text:p>4</text:p>
          </table:table-cell>
          <table:table-cell office:value-type="string" calcext:value-type="string">
            <text:p>CCL 21</text:p>
          </table:table-cell>
          <table:table-cell office:value-type="string" calcext:value-type="string">
            <text:p>OZEANOGRAPHIE (MEERESKUNDE) : GESAMTDARSTELLUNGEN - DARSTELLUNGEN EINZELNER REGIONEN</text:p>
          </table:table-cell>
          <table:table-cell table:number-columns-repeated="5"/>
        </table:table-row>
        <table:table-row table:style-name="ro1">
          <table:table-cell table:formula="of:=IF(LEN([.B163])=1;0;IF(LEN([.B163])=2;1;IF(LEN([.B163])=3;2;IF(LEN([.B163])=5;3;IF(LEN([.B163])=6;4;IF(LEN([.B163])=7;5;&quot;Fehler&quot;))))))" office:value-type="float" office:value="3" calcext:value-type="float">
            <text:p>3</text:p>
          </table:table-cell>
          <table:table-cell office:value-type="string" calcext:value-type="string">
            <text:p>CCL 3</text:p>
          </table:table-cell>
          <table:table-cell office:value-type="string" calcext:value-type="string">
            <text:p>GEOMORPHOLOGIE EINSCHLIESSLICH LANDSCHAFTSKUNDE</text:p>
          </table:table-cell>
          <table:table-cell table:number-columns-repeated="5"/>
        </table:table-row>
        <table:table-row table:style-name="ro1">
          <table:table-cell table:formula="of:=IF(LEN([.B164])=1;0;IF(LEN([.B164])=2;1;IF(LEN([.B164])=3;2;IF(LEN([.B164])=5;3;IF(LEN([.B164])=6;4;IF(LEN([.B164])=7;5;&quot;Fehler&quot;))))))" office:value-type="float" office:value="2" calcext:value-type="float">
            <text:p>2</text:p>
          </table:table-cell>
          <table:table-cell office:value-type="string" calcext:value-type="string">
            <text:p>CCM</text:p>
          </table:table-cell>
          <table:table-cell office:value-type="string" calcext:value-type="string">
            <text:p>BIOGEOGRAPHIE</text:p>
          </table:table-cell>
          <table:table-cell table:number-columns-repeated="5"/>
        </table:table-row>
        <table:table-row table:style-name="ro1">
          <table:table-cell table:formula="of:=IF(LEN([.B165])=1;0;IF(LEN([.B165])=2;1;IF(LEN([.B165])=3;2;IF(LEN([.B165])=5;3;IF(LEN([.B165])=6;4;IF(LEN([.B165])=7;5;&quot;Fehler&quot;))))))" office:value-type="float" office:value="3" calcext:value-type="float">
            <text:p>3</text:p>
          </table:table-cell>
          <table:table-cell office:value-type="string" calcext:value-type="string">
            <text:p>CCM 1</text:p>
          </table:table-cell>
          <table:table-cell office:value-type="string" calcext:value-type="string">
            <text:p>PFLANZENGEOGRAPHIE</text:p>
          </table:table-cell>
          <table:table-cell table:number-columns-repeated="5"/>
        </table:table-row>
        <table:table-row table:style-name="ro1">
          <table:table-cell table:formula="of:=IF(LEN([.B166])=1;0;IF(LEN([.B166])=2;1;IF(LEN([.B166])=3;2;IF(LEN([.B166])=5;3;IF(LEN([.B166])=6;4;IF(LEN([.B166])=7;5;&quot;Fehler&quot;))))))" office:value-type="float" office:value="3" calcext:value-type="float">
            <text:p>3</text:p>
          </table:table-cell>
          <table:table-cell office:value-type="string" calcext:value-type="string">
            <text:p>CCM 2</text:p>
          </table:table-cell>
          <table:table-cell office:value-type="string" calcext:value-type="string">
            <text:p>TIERGEOGRAPHIE</text:p>
          </table:table-cell>
          <table:table-cell table:number-columns-repeated="5"/>
        </table:table-row>
        <table:table-row table:style-name="ro1">
          <table:table-cell table:formula="of:=IF(LEN([.B167])=1;0;IF(LEN([.B167])=2;1;IF(LEN([.B167])=3;2;IF(LEN([.B167])=5;3;IF(LEN([.B167])=6;4;IF(LEN([.B167])=7;5;&quot;Fehler&quot;))))))" office:value-type="float" office:value="2" calcext:value-type="float">
            <text:p>2</text:p>
          </table:table-cell>
          <table:table-cell office:value-type="string" calcext:value-type="string">
            <text:p>CCN</text:p>
          </table:table-cell>
          <table:table-cell office:value-type="string" calcext:value-type="string">
            <text:p>ANTHROPOGEOGRAPHIE</text:p>
          </table:table-cell>
          <table:table-cell table:number-columns-repeated="5"/>
        </table:table-row>
        <table:table-row table:style-name="ro1">
          <table:table-cell table:formula="of:=IF(LEN([.B168])=1;0;IF(LEN([.B168])=2;1;IF(LEN([.B168])=3;2;IF(LEN([.B168])=5;3;IF(LEN([.B168])=6;4;IF(LEN([.B168])=7;5;&quot;Fehler&quot;))))))" office:value-type="float" office:value="3" calcext:value-type="float">
            <text:p>3</text:p>
          </table:table-cell>
          <table:table-cell office:value-type="string" calcext:value-type="string">
            <text:p>CCN 1</text:p>
          </table:table-cell>
          <table:table-cell office:value-type="string" calcext:value-type="string">
            <text:p>SIEDLUNGSGEOGRAPHIE</text:p>
          </table:table-cell>
          <table:table-cell table:number-columns-repeated="5"/>
        </table:table-row>
        <table:table-row table:style-name="ro1">
          <table:table-cell table:formula="of:=IF(LEN([.B169])=1;0;IF(LEN([.B169])=2;1;IF(LEN([.B169])=3;2;IF(LEN([.B169])=5;3;IF(LEN([.B169])=6;4;IF(LEN([.B169])=7;5;&quot;Fehler&quot;))))))" office:value-type="float" office:value="3" calcext:value-type="float">
            <text:p>3</text:p>
          </table:table-cell>
          <table:table-cell office:value-type="string" calcext:value-type="string">
            <text:p>CCN 2</text:p>
          </table:table-cell>
          <table:table-cell office:value-type="string" calcext:value-type="string">
            <text:p>WIRTSCHAFTSGEOGRAPHIE <text:s/>HANDELSGEOGRAPHIE VERKEHRSGEOGRAPHIE <text:s/>AGRARGEOGRAPHIE</text:p>
          </table:table-cell>
          <table:table-cell table:number-columns-repeated="5"/>
        </table:table-row>
        <table:table-row table:style-name="ro1">
          <table:table-cell table:formula="of:=IF(LEN([.B170])=1;0;IF(LEN([.B170])=2;1;IF(LEN([.B170])=3;2;IF(LEN([.B170])=5;3;IF(LEN([.B170])=6;4;IF(LEN([.B170])=7;5;&quot;Fehler&quot;))))))" office:value-type="float" office:value="3" calcext:value-type="float">
            <text:p>3</text:p>
          </table:table-cell>
          <table:table-cell office:value-type="string" calcext:value-type="string">
            <text:p>CCN 3</text:p>
          </table:table-cell>
          <table:table-cell office:value-type="string" calcext:value-type="string">
            <text:p>POLITISCHE GEOGRAPHIE <text:s/>GEOPOLITIK <text:s/>HISTORISCHE GEOGRAPHIE</text:p>
          </table:table-cell>
          <table:table-cell table:number-columns-repeated="5"/>
        </table:table-row>
        <table:table-row table:style-name="ro1">
          <table:table-cell table:formula="of:=IF(LEN([.B171])=1;0;IF(LEN([.B171])=2;1;IF(LEN([.B171])=3;2;IF(LEN([.B171])=5;3;IF(LEN([.B171])=6;4;IF(LEN([.B171])=7;5;&quot;Fehler&quot;))))))" office:value-type="float" office:value="1" calcext:value-type="float">
            <text:p>1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LAENDERKUNDE <text:s/>VOELKERKUNDE (ETHNOLOGIE)</text:p>
          </table:table-cell>
          <table:table-cell table:number-columns-repeated="5"/>
        </table:table-row>
        <table:table-row table:style-name="ro1">
          <table:table-cell table:formula="of:=IF(LEN([.B172])=1;0;IF(LEN([.B172])=2;1;IF(LEN([.B172])=3;2;IF(LEN([.B172])=5;3;IF(LEN([.B172])=6;4;IF(LEN([.B172])=7;5;&quot;Fehler&quot;))))))" office:value-type="float" office:value="2" calcext:value-type="float">
            <text:p>2</text:p>
          </table:table-cell>
          <table:table-cell office:value-type="string" calcext:value-type="string">
            <text:p>CDK</text:p>
          </table:table-cell>
          <table:table-cell office:value-type="string" calcext:value-type="string">
            <text:p>VERGLEICHENDE LAENDERKUNDE <text:s/>VERGLEICHENDE VOELKERKUNDE</text:p>
          </table:table-cell>
          <table:table-cell table:number-columns-repeated="5"/>
        </table:table-row>
        <table:table-row table:style-name="ro1">
          <table:table-cell table:formula="of:=IF(LEN([.B173])=1;0;IF(LEN([.B173])=2;1;IF(LEN([.B173])=3;2;IF(LEN([.B173])=5;3;IF(LEN([.B173])=6;4;IF(LEN([.B173])=7;5;&quot;Fehler&quot;))))))" office:value-type="float" office:value="2" calcext:value-type="float">
            <text:p>2</text:p>
          </table:table-cell>
          <table:table-cell office:value-type="string" calcext:value-type="string">
            <text:p>CDL</text:p>
          </table:table-cell>
          <table:table-cell office:value-type="string" calcext:value-type="string">
            <text:p>VOELKERPSYCHOLOGIE (KULTURANTHROPOLOGIE)</text:p>
          </table:table-cell>
          <table:table-cell table:number-columns-repeated="5"/>
        </table:table-row>
        <table:table-row table:style-name="ro1">
          <table:table-cell table:formula="of:=IF(LEN([.B174])=1;0;IF(LEN([.B174])=2;1;IF(LEN([.B174])=3;2;IF(LEN([.B174])=5;3;IF(LEN([.B174])=6;4;IF(LEN([.B174])=7;5;&quot;Fehler&quot;))))))" office:value-type="float" office:value="2" calcext:value-type="float">
            <text:p>2</text:p>
          </table:table-cell>
          <table:table-cell office:value-type="string" calcext:value-type="string">
            <text:p>CDN</text:p>
          </table:table-cell>
          <table:table-cell office:value-type="string" calcext:value-type="string">
            <text:p>WELTREISEN</text:p>
          </table:table-cell>
          <table:table-cell table:number-columns-repeated="5"/>
        </table:table-row>
        <table:table-row table:style-name="ro1">
          <table:table-cell table:formula="of:=IF(LEN([.B175])=1;0;IF(LEN([.B175])=2;1;IF(LEN([.B175])=3;2;IF(LEN([.B175])=5;3;IF(LEN([.B175])=6;4;IF(LEN([.B175])=7;5;&quot;Fehler&quot;))))))" office:value-type="float" office:value="3" calcext:value-type="float">
            <text:p>3</text:p>
          </table:table-cell>
          <table:table-cell office:value-type="string" calcext:value-type="string">
            <text:p>CDN 1</text:p>
          </table:table-cell>
          <table:table-cell office:value-type="string" calcext:value-type="string">
            <text:p>LANDREISEN</text:p>
          </table:table-cell>
          <table:table-cell table:number-columns-repeated="5"/>
        </table:table-row>
        <table:table-row table:style-name="ro1">
          <table:table-cell table:formula="of:=IF(LEN([.B176])=1;0;IF(LEN([.B176])=2;1;IF(LEN([.B176])=3;2;IF(LEN([.B176])=5;3;IF(LEN([.B176])=6;4;IF(LEN([.B176])=7;5;&quot;Fehler&quot;))))))" office:value-type="float" office:value="3" calcext:value-type="float">
            <text:p>3</text:p>
          </table:table-cell>
          <table:table-cell office:value-type="string" calcext:value-type="string">
            <text:p>CDN 2</text:p>
          </table:table-cell>
          <table:table-cell office:value-type="string" calcext:value-type="string">
            <text:p>SEEREISEN</text:p>
          </table:table-cell>
          <table:table-cell table:number-columns-repeated="5"/>
        </table:table-row>
        <table:table-row table:style-name="ro1">
          <table:table-cell table:formula="of:=IF(LEN([.B177])=1;0;IF(LEN([.B177])=2;1;IF(LEN([.B177])=3;2;IF(LEN([.B177])=5;3;IF(LEN([.B177])=6;4;IF(LEN([.B177])=7;5;&quot;Fehler&quot;))))))" office:value-type="float" office:value="3" calcext:value-type="float">
            <text:p>3</text:p>
          </table:table-cell>
          <table:table-cell office:value-type="string" calcext:value-type="string">
            <text:p>CDN 3</text:p>
          </table:table-cell>
          <table:table-cell office:value-type="string" calcext:value-type="string">
            <text:p>LUFTREISEN</text:p>
          </table:table-cell>
          <table:table-cell table:number-columns-repeated="5"/>
        </table:table-row>
        <table:table-row table:style-name="ro1">
          <table:table-cell table:formula="of:=IF(LEN([.B178])=1;0;IF(LEN([.B178])=2;1;IF(LEN([.B178])=3;2;IF(LEN([.B178])=5;3;IF(LEN([.B178])=6;4;IF(LEN([.B178])=7;5;&quot;Fehler&quot;))))))"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UROPA</text:p>
          </table:table-cell>
          <table:table-cell table:number-columns-repeated="5"/>
        </table:table-row>
        <table:table-row table:style-name="ro1">
          <table:table-cell table:formula="of:=IF(LEN([.B179])=1;0;IF(LEN([.B179])=2;1;IF(LEN([.B179])=3;2;IF(LEN([.B179])=5;3;IF(LEN([.B179])=6;4;IF(LEN([.B179])=7;5;&quot;Fehler&quot;))))))" office:value-type="float" office:value="2" calcext:value-type="float">
            <text:p>2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MITTELEUROPA</text:p>
          </table:table-cell>
          <table:table-cell table:number-columns-repeated="5"/>
        </table:table-row>
        <table:table-row table:style-name="ro1">
          <table:table-cell table:formula="of:=IF(LEN([.B180])=1;0;IF(LEN([.B180])=2;1;IF(LEN([.B180])=3;2;IF(LEN([.B180])=5;3;IF(LEN([.B180])=6;4;IF(LEN([.B180])=7;5;&quot;Fehler&quot;))))))" office:value-type="float" office:value="3" calcext:value-type="float">
            <text:p>3</text:p>
          </table:table-cell>
          <table:table-cell office:value-type="string" calcext:value-type="string">
            <text:p>CEK 1</text:p>
          </table:table-cell>
          <table:table-cell office:value-type="string" calcext:value-type="string">
            <text:p>ALPEN : GESAMTGEBIET</text:p>
          </table:table-cell>
          <table:table-cell table:number-columns-repeated="5"/>
        </table:table-row>
        <table:table-row table:style-name="ro1">
          <table:table-cell table:formula="of:=IF(LEN([.B181])=1;0;IF(LEN([.B181])=2;1;IF(LEN([.B181])=3;2;IF(LEN([.B181])=5;3;IF(LEN([.B181])=6;4;IF(LEN([.B181])=7;5;&quot;Fehler&quot;))))))" office:value-type="float" office:value="3" calcext:value-type="float">
            <text:p>3</text:p>
          </table:table-cell>
          <table:table-cell office:value-type="string" calcext:value-type="string">
            <text:p>CEK 2</text:p>
          </table:table-cell>
          <table:table-cell office:value-type="string" calcext:value-type="string">
            <text:p>OESTERREICH</text:p>
          </table:table-cell>
          <table:table-cell table:number-columns-repeated="5"/>
        </table:table-row>
        <table:table-row table:style-name="ro1">
          <table:table-cell table:formula="of:=IF(LEN([.B182])=1;0;IF(LEN([.B182])=2;1;IF(LEN([.B182])=3;2;IF(LEN([.B182])=5;3;IF(LEN([.B182])=6;4;IF(LEN([.B182])=7;5;&quot;Fehler&quot;))))))" office:value-type="float" office:value="5" calcext:value-type="float">
            <text:p>5</text:p>
          </table:table-cell>
          <table:table-cell office:value-type="string" calcext:value-type="string">
            <text:p>CEK 200</text:p>
          </table:table-cell>
          <table:table-cell office:value-type="string" calcext:value-type="string">
            <text:p>WIEN</text:p>
          </table:table-cell>
          <table:table-cell table:number-columns-repeated="5"/>
        </table:table-row>
        <table:table-row table:style-name="ro1">
          <table:table-cell table:formula="of:=IF(LEN([.B183])=1;0;IF(LEN([.B183])=2;1;IF(LEN([.B183])=3;2;IF(LEN([.B183])=5;3;IF(LEN([.B183])=6;4;IF(LEN([.B183])=7;5;&quot;Fehler&quot;))))))" office:value-type="float" office:value="3" calcext:value-type="float">
            <text:p>3</text:p>
          </table:table-cell>
          <table:table-cell office:value-type="string" calcext:value-type="string">
            <text:p>CEK 3</text:p>
          </table:table-cell>
          <table:table-cell office:value-type="string" calcext:value-type="string">
            <text:p>SCHWEIZ <text:s/>LIECHTENSTEIN</text:p>
          </table:table-cell>
          <table:table-cell table:number-columns-repeated="5"/>
        </table:table-row>
        <table:table-row table:style-name="ro1">
          <table:table-cell table:formula="of:=IF(LEN([.B184])=1;0;IF(LEN([.B184])=2;1;IF(LEN([.B184])=3;2;IF(LEN([.B184])=5;3;IF(LEN([.B184])=6;4;IF(LEN([.B184])=7;5;&quot;Fehler&quot;))))))" office:value-type="float" office:value="3" calcext:value-type="float">
            <text:p>3</text:p>
          </table:table-cell>
          <table:table-cell office:value-type="string" calcext:value-type="string">
            <text:p>CEK 4</text:p>
          </table:table-cell>
          <table:table-cell office:value-type="string" calcext:value-type="string">
            <text:p>TSCHECHISCHE REPUBLIK <text:s/>SLOWAKEI</text:p>
          </table:table-cell>
          <table:table-cell table:number-columns-repeated="5"/>
        </table:table-row>
        <table:table-row table:style-name="ro1">
          <table:table-cell table:formula="of:=IF(LEN([.B185])=1;0;IF(LEN([.B185])=2;1;IF(LEN([.B185])=3;2;IF(LEN([.B185])=5;3;IF(LEN([.B185])=6;4;IF(LEN([.B185])=7;5;&quot;Fehler&quot;))))))" office:value-type="float" office:value="5" calcext:value-type="float">
            <text:p>5</text:p>
          </table:table-cell>
          <table:table-cell office:value-type="string" calcext:value-type="string">
            <text:p>CEK 400</text:p>
          </table:table-cell>
          <table:table-cell office:value-type="string" calcext:value-type="string">
            <text:p>PRAG</text:p>
          </table:table-cell>
          <table:table-cell table:number-columns-repeated="5"/>
        </table:table-row>
        <table:table-row table:style-name="ro1">
          <table:table-cell table:formula="of:=IF(LEN([.B186])=1;0;IF(LEN([.B186])=2;1;IF(LEN([.B186])=3;2;IF(LEN([.B186])=5;3;IF(LEN([.B186])=6;4;IF(LEN([.B186])=7;5;&quot;Fehler&quot;))))))" office:value-type="float" office:value="3" calcext:value-type="float">
            <text:p>3</text:p>
          </table:table-cell>
          <table:table-cell office:value-type="string" calcext:value-type="string">
            <text:p>CEK 5</text:p>
          </table:table-cell>
          <table:table-cell office:value-type="string" calcext:value-type="string">
            <text:p>UNGARN</text:p>
          </table:table-cell>
          <table:table-cell table:number-columns-repeated="5"/>
        </table:table-row>
        <table:table-row table:style-name="ro1">
          <table:table-cell table:formula="of:=IF(LEN([.B187])=1;0;IF(LEN([.B187])=2;1;IF(LEN([.B187])=3;2;IF(LEN([.B187])=5;3;IF(LEN([.B187])=6;4;IF(LEN([.B187])=7;5;&quot;Fehler&quot;))))))" office:value-type="float" office:value="5" calcext:value-type="float">
            <text:p>5</text:p>
          </table:table-cell>
          <table:table-cell office:value-type="string" calcext:value-type="string">
            <text:p>CEK 500</text:p>
          </table:table-cell>
          <table:table-cell office:value-type="string" calcext:value-type="string">
            <text:p>BUDAPEST</text:p>
          </table:table-cell>
          <table:table-cell table:number-columns-repeated="5"/>
        </table:table-row>
        <table:table-row table:style-name="ro1">
          <table:table-cell table:formula="of:=IF(LEN([.B188])=1;0;IF(LEN([.B188])=2;1;IF(LEN([.B188])=3;2;IF(LEN([.B188])=5;3;IF(LEN([.B188])=6;4;IF(LEN([.B188])=7;5;&quot;Fehler&quot;))))))" office:value-type="float" office:value="2" calcext:value-type="float">
            <text:p>2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WESTEUROPA</text:p>
          </table:table-cell>
          <table:table-cell table:number-columns-repeated="5"/>
        </table:table-row>
        <table:table-row table:style-name="ro1">
          <table:table-cell table:formula="of:=IF(LEN([.B189])=1;0;IF(LEN([.B189])=2;1;IF(LEN([.B189])=3;2;IF(LEN([.B189])=5;3;IF(LEN([.B189])=6;4;IF(LEN([.B189])=7;5;&quot;Fehler&quot;))))))" office:value-type="float" office:value="3" calcext:value-type="float">
            <text:p>3</text:p>
          </table:table-cell>
          <table:table-cell office:value-type="string" calcext:value-type="string">
            <text:p>CEL 1</text:p>
          </table:table-cell>
          <table:table-cell office:value-type="string" calcext:value-type="string">
            <text:p>GROSSBRITANNIEN UND IRLAND <text:s/>GESAMTDARSTELLUNGEN DES BRITISCHEN COMMONWEALTH</text:p>
          </table:table-cell>
          <table:table-cell table:number-columns-repeated="5"/>
        </table:table-row>
        <table:table-row table:style-name="ro1">
          <table:table-cell table:formula="of:=IF(LEN([.B190])=1;0;IF(LEN([.B190])=2;1;IF(LEN([.B190])=3;2;IF(LEN([.B190])=5;3;IF(LEN([.B190])=6;4;IF(LEN([.B190])=7;5;&quot;Fehler&quot;))))))" office:value-type="float" office:value="4" calcext:value-type="float">
            <text:p>4</text:p>
          </table:table-cell>
          <table:table-cell office:value-type="string" calcext:value-type="string">
            <text:p>CEL 10</text:p>
          </table:table-cell>
          <table:table-cell office:value-type="string" calcext:value-type="string">
            <text:p>ENGLAND EINSCHLIESSLICH WALES</text:p>
          </table:table-cell>
          <table:table-cell table:number-columns-repeated="5"/>
        </table:table-row>
        <table:table-row table:style-name="ro1">
          <table:table-cell table:formula="of:=IF(LEN([.B191])=1;0;IF(LEN([.B191])=2;1;IF(LEN([.B191])=3;2;IF(LEN([.B191])=5;3;IF(LEN([.B191])=6;4;IF(LEN([.B191])=7;5;&quot;Fehler&quot;))))))" office:value-type="float" office:value="5" calcext:value-type="float">
            <text:p>5</text:p>
          </table:table-cell>
          <table:table-cell office:value-type="string" calcext:value-type="string">
            <text:p>CEL 100</text:p>
          </table:table-cell>
          <table:table-cell office:value-type="string" calcext:value-type="string">
            <text:p>LONDON</text:p>
          </table:table-cell>
          <table:table-cell table:number-columns-repeated="5"/>
        </table:table-row>
        <table:table-row table:style-name="ro1">
          <table:table-cell table:formula="of:=IF(LEN([.B192])=1;0;IF(LEN([.B192])=2;1;IF(LEN([.B192])=3;2;IF(LEN([.B192])=5;3;IF(LEN([.B192])=6;4;IF(LEN([.B192])=7;5;&quot;Fehler&quot;))))))" office:value-type="float" office:value="4" calcext:value-type="float">
            <text:p>4</text:p>
          </table:table-cell>
          <table:table-cell office:value-type="string" calcext:value-type="string">
            <text:p>CEL 11</text:p>
          </table:table-cell>
          <table:table-cell office:value-type="string" calcext:value-type="string">
            <text:p>SCHOTTLAND</text:p>
          </table:table-cell>
          <table:table-cell table:number-columns-repeated="5"/>
        </table:table-row>
        <table:table-row table:style-name="ro1">
          <table:table-cell table:formula="of:=IF(LEN([.B193])=1;0;IF(LEN([.B193])=2;1;IF(LEN([.B193])=3;2;IF(LEN([.B193])=5;3;IF(LEN([.B193])=6;4;IF(LEN([.B193])=7;5;&quot;Fehler&quot;))))))" office:value-type="float" office:value="4" calcext:value-type="float">
            <text:p>4</text:p>
          </table:table-cell>
          <table:table-cell office:value-type="string" calcext:value-type="string">
            <text:p>CEL 19</text:p>
          </table:table-cell>
          <table:table-cell office:value-type="string" calcext:value-type="string">
            <text:p>IRLAND</text:p>
          </table:table-cell>
          <table:table-cell table:number-columns-repeated="5"/>
        </table:table-row>
        <table:table-row table:style-name="ro1">
          <table:table-cell table:formula="of:=IF(LEN([.B194])=1;0;IF(LEN([.B194])=2;1;IF(LEN([.B194])=3;2;IF(LEN([.B194])=5;3;IF(LEN([.B194])=6;4;IF(LEN([.B194])=7;5;&quot;Fehler&quot;))))))" office:value-type="float" office:value="3" calcext:value-type="float">
            <text:p>3</text:p>
          </table:table-cell>
          <table:table-cell office:value-type="string" calcext:value-type="string">
            <text:p>CEL 2</text:p>
          </table:table-cell>
          <table:table-cell office:value-type="string" calcext:value-type="string">
            <text:p>FRANKREICH</text:p>
          </table:table-cell>
          <table:table-cell table:number-columns-repeated="5"/>
        </table:table-row>
        <table:table-row table:style-name="ro1">
          <table:table-cell table:formula="of:=IF(LEN([.B195])=1;0;IF(LEN([.B195])=2;1;IF(LEN([.B195])=3;2;IF(LEN([.B195])=5;3;IF(LEN([.B195])=6;4;IF(LEN([.B195])=7;5;&quot;Fehler&quot;))))))" office:value-type="float" office:value="4" calcext:value-type="float">
            <text:p>4</text:p>
          </table:table-cell>
          <table:table-cell office:value-type="string" calcext:value-type="string">
            <text:p>CEL 20</text:p>
          </table:table-cell>
          <table:table-cell office:value-type="string" calcext:value-type="string">
            <text:p>NORDFRANKREICH</text:p>
          </table:table-cell>
          <table:table-cell table:number-columns-repeated="5"/>
        </table:table-row>
        <table:table-row table:style-name="ro1">
          <table:table-cell table:formula="of:=IF(LEN([.B196])=1;0;IF(LEN([.B196])=2;1;IF(LEN([.B196])=3;2;IF(LEN([.B196])=5;3;IF(LEN([.B196])=6;4;IF(LEN([.B196])=7;5;&quot;Fehler&quot;))))))" office:value-type="float" office:value="5" calcext:value-type="float">
            <text:p>5</text:p>
          </table:table-cell>
          <table:table-cell office:value-type="string" calcext:value-type="string">
            <text:p>CEL 200</text:p>
          </table:table-cell>
          <table:table-cell office:value-type="string" calcext:value-type="string">
            <text:p>PARIS <text:s/>ILE DE FRANCE</text:p>
          </table:table-cell>
          <table:table-cell table:number-columns-repeated="5"/>
        </table:table-row>
        <table:table-row table:style-name="ro1">
          <table:table-cell table:formula="of:=IF(LEN([.B197])=1;0;IF(LEN([.B197])=2;1;IF(LEN([.B197])=3;2;IF(LEN([.B197])=5;3;IF(LEN([.B197])=6;4;IF(LEN([.B197])=7;5;&quot;Fehler&quot;))))))" office:value-type="float" office:value="5" calcext:value-type="float">
            <text:p>5</text:p>
          </table:table-cell>
          <table:table-cell office:value-type="string" calcext:value-type="string">
            <text:p>CEL 202</text:p>
          </table:table-cell>
          <table:table-cell office:value-type="string" calcext:value-type="string">
            <text:p>NORMANDIE <text:s/>BRETAGNE</text:p>
          </table:table-cell>
          <table:table-cell table:number-columns-repeated="5"/>
        </table:table-row>
        <table:table-row table:style-name="ro1">
          <table:table-cell table:formula="of:=IF(LEN([.B198])=1;0;IF(LEN([.B198])=2;1;IF(LEN([.B198])=3;2;IF(LEN([.B198])=5;3;IF(LEN([.B198])=6;4;IF(LEN([.B198])=7;5;&quot;Fehler&quot;))))))" office:value-type="float" office:value="5" calcext:value-type="float">
            <text:p>5</text:p>
          </table:table-cell>
          <table:table-cell office:value-type="string" calcext:value-type="string">
            <text:p>CEL 205</text:p>
          </table:table-cell>
          <table:table-cell office:value-type="string" calcext:value-type="string">
            <text:p>LOIRETAL</text:p>
          </table:table-cell>
          <table:table-cell table:number-columns-repeated="5"/>
        </table:table-row>
        <table:table-row table:style-name="ro1">
          <table:table-cell table:formula="of:=IF(LEN([.B199])=1;0;IF(LEN([.B199])=2;1;IF(LEN([.B199])=3;2;IF(LEN([.B199])=5;3;IF(LEN([.B199])=6;4;IF(LEN([.B199])=7;5;&quot;Fehler&quot;))))))" office:value-type="float" office:value="4" calcext:value-type="float">
            <text:p>4</text:p>
          </table:table-cell>
          <table:table-cell office:value-type="string" calcext:value-type="string">
            <text:p>CEL 22</text:p>
          </table:table-cell>
          <table:table-cell office:value-type="string" calcext:value-type="string">
            <text:p>SUEDWESTFRANKREICH <text:s/>ZENTRALMASSIV</text:p>
          </table:table-cell>
          <table:table-cell table:number-columns-repeated="5"/>
        </table:table-row>
        <table:table-row table:style-name="ro1">
          <table:table-cell table:formula="of:=IF(LEN([.B200])=1;0;IF(LEN([.B200])=2;1;IF(LEN([.B200])=3;2;IF(LEN([.B200])=5;3;IF(LEN([.B200])=6;4;IF(LEN([.B200])=7;5;&quot;Fehler&quot;))))))" office:value-type="float" office:value="4" calcext:value-type="float">
            <text:p>4</text:p>
          </table:table-cell>
          <table:table-cell office:value-type="string" calcext:value-type="string">
            <text:p>CEL 24</text:p>
          </table:table-cell>
          <table:table-cell office:value-type="string" calcext:value-type="string">
            <text:p>SUEDFRANKREICH</text:p>
          </table:table-cell>
          <table:table-cell table:number-columns-repeated="5"/>
        </table:table-row>
        <table:table-row table:style-name="ro1">
          <table:table-cell table:formula="of:=IF(LEN([.B201])=1;0;IF(LEN([.B201])=2;1;IF(LEN([.B201])=3;2;IF(LEN([.B201])=5;3;IF(LEN([.B201])=6;4;IF(LEN([.B201])=7;5;&quot;Fehler&quot;))))))" office:value-type="float" office:value="5" calcext:value-type="float">
            <text:p>5</text:p>
          </table:table-cell>
          <table:table-cell office:value-type="string" calcext:value-type="string">
            <text:p>CEL 240</text:p>
          </table:table-cell>
          <table:table-cell office:value-type="string" calcext:value-type="string">
            <text:p>PROVENCE <text:s/>LANGUEDOC-ROUSSILLON</text:p>
          </table:table-cell>
          <table:table-cell table:number-columns-repeated="5"/>
        </table:table-row>
        <table:table-row table:style-name="ro1">
          <table:table-cell table:formula="of:=IF(LEN([.B202])=1;0;IF(LEN([.B202])=2;1;IF(LEN([.B202])=3;2;IF(LEN([.B202])=5;3;IF(LEN([.B202])=6;4;IF(LEN([.B202])=7;5;&quot;Fehler&quot;))))))" office:value-type="float" office:value="5" calcext:value-type="float">
            <text:p>5</text:p>
          </table:table-cell>
          <table:table-cell office:value-type="string" calcext:value-type="string">
            <text:p>CEL 244</text:p>
          </table:table-cell>
          <table:table-cell office:value-type="string" calcext:value-type="string">
            <text:p>COTE D’AZUR</text:p>
          </table:table-cell>
          <table:table-cell table:number-columns-repeated="5"/>
        </table:table-row>
        <table:table-row table:style-name="ro1">
          <table:table-cell table:formula="of:=IF(LEN([.B203])=1;0;IF(LEN([.B203])=2;1;IF(LEN([.B203])=3;2;IF(LEN([.B203])=5;3;IF(LEN([.B203])=6;4;IF(LEN([.B203])=7;5;&quot;Fehler&quot;))))))" office:value-type="float" office:value="4" calcext:value-type="float">
            <text:p>4</text:p>
          </table:table-cell>
          <table:table-cell office:value-type="string" calcext:value-type="string">
            <text:p>CEL 26</text:p>
          </table:table-cell>
          <table:table-cell office:value-type="string" calcext:value-type="string">
            <text:p>OSTFRANKREICH</text:p>
          </table:table-cell>
          <table:table-cell table:number-columns-repeated="5"/>
        </table:table-row>
        <table:table-row table:style-name="ro1">
          <table:table-cell table:formula="of:=IF(LEN([.B204])=1;0;IF(LEN([.B204])=2;1;IF(LEN([.B204])=3;2;IF(LEN([.B204])=5;3;IF(LEN([.B204])=6;4;IF(LEN([.B204])=7;5;&quot;Fehler&quot;))))))" office:value-type="float" office:value="5" calcext:value-type="float">
            <text:p>5</text:p>
          </table:table-cell>
          <table:table-cell office:value-type="string" calcext:value-type="string">
            <text:p>CEL 260</text:p>
          </table:table-cell>
          <table:table-cell office:value-type="string" calcext:value-type="string">
            <text:p>ELSASS-LOTHRINGEN</text:p>
          </table:table-cell>
          <table:table-cell table:number-columns-repeated="5"/>
        </table:table-row>
        <table:table-row table:style-name="ro1">
          <table:table-cell table:formula="of:=IF(LEN([.B205])=1;0;IF(LEN([.B205])=2;1;IF(LEN([.B205])=3;2;IF(LEN([.B205])=5;3;IF(LEN([.B205])=6;4;IF(LEN([.B205])=7;5;&quot;Fehler&quot;))))))" office:value-type="float" office:value="4" calcext:value-type="float">
            <text:p>4</text:p>
          </table:table-cell>
          <table:table-cell office:value-type="string" calcext:value-type="string">
            <text:p>CEL 28</text:p>
          </table:table-cell>
          <table:table-cell office:value-type="string" calcext:value-type="string">
            <text:p>KORSIKA</text:p>
          </table:table-cell>
          <table:table-cell table:number-columns-repeated="5"/>
        </table:table-row>
        <table:table-row table:style-name="ro1">
          <table:table-cell table:formula="of:=IF(LEN([.B206])=1;0;IF(LEN([.B206])=2;1;IF(LEN([.B206])=3;2;IF(LEN([.B206])=5;3;IF(LEN([.B206])=6;4;IF(LEN([.B206])=7;5;&quot;Fehler&quot;))))))" office:value-type="float" office:value="3" calcext:value-type="float">
            <text:p>3</text:p>
          </table:table-cell>
          <table:table-cell office:value-type="string" calcext:value-type="string">
            <text:p>CEL 3</text:p>
          </table:table-cell>
          <table:table-cell office:value-type="string" calcext:value-type="string">
            <text:p>BENELUX-LAENDER</text:p>
          </table:table-cell>
          <table:table-cell table:number-columns-repeated="5"/>
        </table:table-row>
        <table:table-row table:style-name="ro1">
          <table:table-cell table:formula="of:=IF(LEN([.B207])=1;0;IF(LEN([.B207])=2;1;IF(LEN([.B207])=3;2;IF(LEN([.B207])=5;3;IF(LEN([.B207])=6;4;IF(LEN([.B207])=7;5;&quot;Fehler&quot;))))))" office:value-type="float" office:value="4" calcext:value-type="float">
            <text:p>4</text:p>
          </table:table-cell>
          <table:table-cell office:value-type="string" calcext:value-type="string">
            <text:p>CEL 30</text:p>
          </table:table-cell>
          <table:table-cell office:value-type="string" calcext:value-type="string">
            <text:p>BELGIEN</text:p>
          </table:table-cell>
          <table:table-cell table:number-columns-repeated="5"/>
        </table:table-row>
        <table:table-row table:style-name="ro1">
          <table:table-cell table:formula="of:=IF(LEN([.B208])=1;0;IF(LEN([.B208])=2;1;IF(LEN([.B208])=3;2;IF(LEN([.B208])=5;3;IF(LEN([.B208])=6;4;IF(LEN([.B208])=7;5;&quot;Fehler&quot;))))))" office:value-type="float" office:value="4" calcext:value-type="float">
            <text:p>4</text:p>
          </table:table-cell>
          <table:table-cell office:value-type="string" calcext:value-type="string">
            <text:p>CEL 31</text:p>
          </table:table-cell>
          <table:table-cell office:value-type="string" calcext:value-type="string">
            <text:p>NIEDERLANDE</text:p>
          </table:table-cell>
          <table:table-cell table:number-columns-repeated="5"/>
        </table:table-row>
        <table:table-row table:style-name="ro1">
          <table:table-cell table:formula="of:=IF(LEN([.B209])=1;0;IF(LEN([.B209])=2;1;IF(LEN([.B209])=3;2;IF(LEN([.B209])=5;3;IF(LEN([.B209])=6;4;IF(LEN([.B209])=7;5;&quot;Fehler&quot;))))))" office:value-type="float" office:value="4" calcext:value-type="float">
            <text:p>4</text:p>
          </table:table-cell>
          <table:table-cell office:value-type="string" calcext:value-type="string">
            <text:p>CEL 32</text:p>
          </table:table-cell>
          <table:table-cell office:value-type="string" calcext:value-type="string">
            <text:p>LUXEMBURG</text:p>
          </table:table-cell>
          <table:table-cell table:number-columns-repeated="5"/>
        </table:table-row>
        <table:table-row table:style-name="ro1">
          <table:table-cell table:formula="of:=IF(LEN([.B210])=1;0;IF(LEN([.B210])=2;1;IF(LEN([.B210])=3;2;IF(LEN([.B210])=5;3;IF(LEN([.B210])=6;4;IF(LEN([.B210])=7;5;&quot;Fehler&quot;))))))" office:value-type="float" office:value="2" calcext:value-type="float">
            <text:p>2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SUED- UND SUEDOSTEUROPA</text:p>
          </table:table-cell>
          <table:table-cell table:number-columns-repeated="5"/>
        </table:table-row>
        <table:table-row table:style-name="ro1">
          <table:table-cell table:formula="of:=IF(LEN([.B211])=1;0;IF(LEN([.B211])=2;1;IF(LEN([.B211])=3;2;IF(LEN([.B211])=5;3;IF(LEN([.B211])=6;4;IF(LEN([.B211])=7;5;&quot;Fehler&quot;))))))" office:value-type="float" office:value="3" calcext:value-type="float">
            <text:p>3</text:p>
          </table:table-cell>
          <table:table-cell office:value-type="string" calcext:value-type="string">
            <text:p>CEM 1</text:p>
          </table:table-cell>
          <table:table-cell office:value-type="string" calcext:value-type="string">
            <text:p>IBERISCHE HALBINSEL <text:s/>PYRENAEEN : GESAMTGEBIET</text:p>
          </table:table-cell>
          <table:table-cell table:number-columns-repeated="5"/>
        </table:table-row>
        <table:table-row table:style-name="ro1">
          <table:table-cell table:formula="of:=IF(LEN([.B212])=1;0;IF(LEN([.B212])=2;1;IF(LEN([.B212])=3;2;IF(LEN([.B212])=5;3;IF(LEN([.B212])=6;4;IF(LEN([.B212])=7;5;&quot;Fehler&quot;))))))" office:value-type="float" office:value="4" calcext:value-type="float">
            <text:p>4</text:p>
          </table:table-cell>
          <table:table-cell office:value-type="string" calcext:value-type="string">
            <text:p>CEM 10</text:p>
          </table:table-cell>
          <table:table-cell office:value-type="string" calcext:value-type="string">
            <text:p>SPANIEN</text:p>
          </table:table-cell>
          <table:table-cell table:number-columns-repeated="5"/>
        </table:table-row>
        <table:table-row table:style-name="ro1">
          <table:table-cell table:formula="of:=IF(LEN([.B213])=1;0;IF(LEN([.B213])=2;1;IF(LEN([.B213])=3;2;IF(LEN([.B213])=5;3;IF(LEN([.B213])=6;4;IF(LEN([.B213])=7;5;&quot;Fehler&quot;))))))" office:value-type="float" office:value="5" calcext:value-type="float">
            <text:p>5</text:p>
          </table:table-cell>
          <table:table-cell office:value-type="string" calcext:value-type="string">
            <text:p>CEM 100</text:p>
          </table:table-cell>
          <table:table-cell office:value-type="string" calcext:value-type="string">
            <text:p>EINZELNE LANDESTEILE UND STAEDTE</text:p>
          </table:table-cell>
          <table:table-cell table:number-columns-repeated="5"/>
        </table:table-row>
        <table:table-row table:style-name="ro1">
          <table:table-cell table:formula="of:=IF(LEN([.B214])=1;0;IF(LEN([.B214])=2;1;IF(LEN([.B214])=3;2;IF(LEN([.B214])=5;3;IF(LEN([.B214])=6;4;IF(LEN([.B214])=7;5;&quot;Fehler&quot;))))))" office:value-type="float" office:value="5" calcext:value-type="float">
            <text:p>5</text:p>
          </table:table-cell>
          <table:table-cell office:value-type="string" calcext:value-type="string">
            <text:p>CEM 108</text:p>
          </table:table-cell>
          <table:table-cell office:value-type="string" calcext:value-type="string">
            <text:p>BALEAREN</text:p>
          </table:table-cell>
          <table:table-cell table:number-columns-repeated="5"/>
        </table:table-row>
        <table:table-row table:style-name="ro1">
          <table:table-cell table:formula="of:=IF(LEN([.B215])=1;0;IF(LEN([.B215])=2;1;IF(LEN([.B215])=3;2;IF(LEN([.B215])=5;3;IF(LEN([.B215])=6;4;IF(LEN([.B215])=7;5;&quot;Fehler&quot;))))))" office:value-type="float" office:value="5" calcext:value-type="float">
            <text:p>5</text:p>
          </table:table-cell>
          <table:table-cell office:value-type="string" calcext:value-type="string">
            <text:p>CEM 109</text:p>
          </table:table-cell>
          <table:table-cell office:value-type="string" calcext:value-type="string">
            <text:p>GIBRALTAR</text:p>
          </table:table-cell>
          <table:table-cell table:number-columns-repeated="5"/>
        </table:table-row>
        <table:table-row table:style-name="ro1">
          <table:table-cell table:formula="of:=IF(LEN([.B216])=1;0;IF(LEN([.B216])=2;1;IF(LEN([.B216])=3;2;IF(LEN([.B216])=5;3;IF(LEN([.B216])=6;4;IF(LEN([.B216])=7;5;&quot;Fehler&quot;))))))" office:value-type="float" office:value="4" calcext:value-type="float">
            <text:p>4</text:p>
          </table:table-cell>
          <table:table-cell office:value-type="string" calcext:value-type="string">
            <text:p>CEM 11</text:p>
          </table:table-cell>
          <table:table-cell office:value-type="string" calcext:value-type="string">
            <text:p>PORTUGAL</text:p>
          </table:table-cell>
          <table:table-cell table:number-columns-repeated="5"/>
        </table:table-row>
        <table:table-row table:style-name="ro1">
          <table:table-cell table:formula="of:=IF(LEN([.B217])=1;0;IF(LEN([.B217])=2;1;IF(LEN([.B217])=3;2;IF(LEN([.B217])=5;3;IF(LEN([.B217])=6;4;IF(LEN([.B217])=7;5;&quot;Fehler&quot;))))))" office:value-type="float" office:value="4" calcext:value-type="float">
            <text:p>4</text:p>
          </table:table-cell>
          <table:table-cell office:value-type="string" calcext:value-type="string">
            <text:p>CEM 12</text:p>
          </table:table-cell>
          <table:table-cell office:value-type="string" calcext:value-type="string">
            <text:p>ANDORRA</text:p>
          </table:table-cell>
          <table:table-cell table:number-columns-repeated="5"/>
        </table:table-row>
        <table:table-row table:style-name="ro1">
          <table:table-cell table:formula="of:=IF(LEN([.B218])=1;0;IF(LEN([.B218])=2;1;IF(LEN([.B218])=3;2;IF(LEN([.B218])=5;3;IF(LEN([.B218])=6;4;IF(LEN([.B218])=7;5;&quot;Fehler&quot;))))))" office:value-type="float" office:value="3" calcext:value-type="float">
            <text:p>3</text:p>
          </table:table-cell>
          <table:table-cell office:value-type="string" calcext:value-type="string">
            <text:p>CEM 2</text:p>
          </table:table-cell>
          <table:table-cell office:value-type="string" calcext:value-type="string">
            <text:p>ITALIEN <text:s/>SAN MARINO <text:s/>MALTA</text:p>
          </table:table-cell>
          <table:table-cell table:number-columns-repeated="5"/>
        </table:table-row>
        <table:table-row table:style-name="ro1">
          <table:table-cell table:formula="of:=IF(LEN([.B219])=1;0;IF(LEN([.B219])=2;1;IF(LEN([.B219])=3;2;IF(LEN([.B219])=5;3;IF(LEN([.B219])=6;4;IF(LEN([.B219])=7;5;&quot;Fehler&quot;))))))" office:value-type="float" office:value="4" calcext:value-type="float">
            <text:p>4</text:p>
          </table:table-cell>
          <table:table-cell office:value-type="string" calcext:value-type="string">
            <text:p>CEM 20</text:p>
          </table:table-cell>
          <table:table-cell office:value-type="string" calcext:value-type="string">
            <text:p>NORDITALIEN</text:p>
          </table:table-cell>
          <table:table-cell table:number-columns-repeated="5"/>
        </table:table-row>
        <table:table-row table:style-name="ro1">
          <table:table-cell table:formula="of:=IF(LEN([.B220])=1;0;IF(LEN([.B220])=2;1;IF(LEN([.B220])=3;2;IF(LEN([.B220])=5;3;IF(LEN([.B220])=6;4;IF(LEN([.B220])=7;5;&quot;Fehler&quot;))))))" office:value-type="float" office:value="5" calcext:value-type="float">
            <text:p>5</text:p>
          </table:table-cell>
          <table:table-cell office:value-type="string" calcext:value-type="string">
            <text:p>CEM 200</text:p>
          </table:table-cell>
          <table:table-cell office:value-type="string" calcext:value-type="string">
            <text:p>SUEDTIROL <text:s/>TRENTINO</text:p>
          </table:table-cell>
          <table:table-cell table:number-columns-repeated="5"/>
        </table:table-row>
        <table:table-row table:style-name="ro1">
          <table:table-cell table:formula="of:=IF(LEN([.B221])=1;0;IF(LEN([.B221])=2;1;IF(LEN([.B221])=3;2;IF(LEN([.B221])=5;3;IF(LEN([.B221])=6;4;IF(LEN([.B221])=7;5;&quot;Fehler&quot;))))))" office:value-type="float" office:value="5" calcext:value-type="float">
            <text:p>5</text:p>
          </table:table-cell>
          <table:table-cell office:value-type="string" calcext:value-type="string">
            <text:p>CEM 201</text:p>
          </table:table-cell>
          <table:table-cell office:value-type="string" calcext:value-type="string">
            <text:p>LOMBARDEI</text:p>
          </table:table-cell>
          <table:table-cell table:number-columns-repeated="5"/>
        </table:table-row>
        <table:table-row table:style-name="ro1">
          <table:table-cell table:formula="of:=IF(LEN([.B222])=1;0;IF(LEN([.B222])=2;1;IF(LEN([.B222])=3;2;IF(LEN([.B222])=5;3;IF(LEN([.B222])=6;4;IF(LEN([.B222])=7;5;&quot;Fehler&quot;))))))" office:value-type="float" office:value="5" calcext:value-type="float">
            <text:p>5</text:p>
          </table:table-cell>
          <table:table-cell office:value-type="string" calcext:value-type="string">
            <text:p>CEM 202</text:p>
          </table:table-cell>
          <table:table-cell office:value-type="string" calcext:value-type="string">
            <text:p>VENETIEN</text:p>
          </table:table-cell>
          <table:table-cell table:number-columns-repeated="5"/>
        </table:table-row>
        <table:table-row table:style-name="ro1">
          <table:table-cell table:formula="of:=IF(LEN([.B223])=1;0;IF(LEN([.B223])=2;1;IF(LEN([.B223])=3;2;IF(LEN([.B223])=5;3;IF(LEN([.B223])=6;4;IF(LEN([.B223])=7;5;&quot;Fehler&quot;))))))" office:value-type="float" office:value="5" calcext:value-type="float">
            <text:p>5</text:p>
          </table:table-cell>
          <table:table-cell office:value-type="string" calcext:value-type="string">
            <text:p>CEM 208</text:p>
          </table:table-cell>
          <table:table-cell office:value-type="string" calcext:value-type="string">
            <text:p>EMILIA</text:p>
          </table:table-cell>
          <table:table-cell table:number-columns-repeated="5"/>
        </table:table-row>
        <table:table-row table:style-name="ro1">
          <table:table-cell table:formula="of:=IF(LEN([.B224])=1;0;IF(LEN([.B224])=2;1;IF(LEN([.B224])=3;2;IF(LEN([.B224])=5;3;IF(LEN([.B224])=6;4;IF(LEN([.B224])=7;5;&quot;Fehler&quot;))))))" office:value-type="float" office:value="5" calcext:value-type="float">
            <text:p>5</text:p>
          </table:table-cell>
          <table:table-cell office:value-type="string" calcext:value-type="string">
            <text:p>CEM 209</text:p>
          </table:table-cell>
          <table:table-cell office:value-type="string" calcext:value-type="string">
            <text:p>TOSKANA <text:s/>ELBA</text:p>
          </table:table-cell>
          <table:table-cell table:number-columns-repeated="5"/>
        </table:table-row>
        <table:table-row table:style-name="ro1">
          <table:table-cell table:formula="of:=IF(LEN([.B225])=1;0;IF(LEN([.B225])=2;1;IF(LEN([.B225])=3;2;IF(LEN([.B225])=5;3;IF(LEN([.B225])=6;4;IF(LEN([.B225])=7;5;&quot;Fehler&quot;))))))" office:value-type="float" office:value="4" calcext:value-type="float">
            <text:p>4</text:p>
          </table:table-cell>
          <table:table-cell office:value-type="string" calcext:value-type="string">
            <text:p>CEM 21</text:p>
          </table:table-cell>
          <table:table-cell office:value-type="string" calcext:value-type="string">
            <text:p>MITTEL- UND SUEDITALIEN</text:p>
          </table:table-cell>
          <table:table-cell table:number-columns-repeated="5"/>
        </table:table-row>
        <table:table-row table:style-name="ro1">
          <table:table-cell table:formula="of:=IF(LEN([.B226])=1;0;IF(LEN([.B226])=2;1;IF(LEN([.B226])=3;2;IF(LEN([.B226])=5;3;IF(LEN([.B226])=6;4;IF(LEN([.B226])=7;5;&quot;Fehler&quot;))))))" office:value-type="float" office:value="5" calcext:value-type="float">
            <text:p>5</text:p>
          </table:table-cell>
          <table:table-cell office:value-type="string" calcext:value-type="string">
            <text:p>CEM 210</text:p>
          </table:table-cell>
          <table:table-cell office:value-type="string" calcext:value-type="string">
            <text:p>ROM</text:p>
          </table:table-cell>
          <table:table-cell table:number-columns-repeated="5"/>
        </table:table-row>
        <table:table-row table:style-name="ro1">
          <table:table-cell table:formula="of:=IF(LEN([.B227])=1;0;IF(LEN([.B227])=2;1;IF(LEN([.B227])=3;2;IF(LEN([.B227])=5;3;IF(LEN([.B227])=6;4;IF(LEN([.B227])=7;5;&quot;Fehler&quot;))))))" office:value-type="float" office:value="5" calcext:value-type="float">
            <text:p>5</text:p>
          </table:table-cell>
          <table:table-cell office:value-type="string" calcext:value-type="string">
            <text:p>CEM 215</text:p>
          </table:table-cell>
          <table:table-cell office:value-type="string" calcext:value-type="string">
            <text:p>SARDINIEN</text:p>
          </table:table-cell>
          <table:table-cell table:number-columns-repeated="5"/>
        </table:table-row>
        <table:table-row table:style-name="ro1">
          <table:table-cell table:formula="of:=IF(LEN([.B228])=1;0;IF(LEN([.B228])=2;1;IF(LEN([.B228])=3;2;IF(LEN([.B228])=5;3;IF(LEN([.B228])=6;4;IF(LEN([.B228])=7;5;&quot;Fehler&quot;))))))" office:value-type="float" office:value="5" calcext:value-type="float">
            <text:p>5</text:p>
          </table:table-cell>
          <table:table-cell office:value-type="string" calcext:value-type="string">
            <text:p>CEM 217</text:p>
          </table:table-cell>
          <table:table-cell office:value-type="string" calcext:value-type="string">
            <text:p>SAN MARINO</text:p>
          </table:table-cell>
          <table:table-cell table:number-columns-repeated="5"/>
        </table:table-row>
        <table:table-row table:style-name="ro1">
          <table:table-cell table:formula="of:=IF(LEN([.B229])=1;0;IF(LEN([.B229])=2;1;IF(LEN([.B229])=3;2;IF(LEN([.B229])=5;3;IF(LEN([.B229])=6;4;IF(LEN([.B229])=7;5;&quot;Fehler&quot;))))))" office:value-type="float" office:value="5" calcext:value-type="float">
            <text:p>5</text:p>
          </table:table-cell>
          <table:table-cell office:value-type="string" calcext:value-type="string">
            <text:p>CEM 218</text:p>
          </table:table-cell>
          <table:table-cell office:value-type="string" calcext:value-type="string">
            <text:p>SIZILIEN</text:p>
          </table:table-cell>
          <table:table-cell table:number-columns-repeated="5"/>
        </table:table-row>
        <table:table-row table:style-name="ro1">
          <table:table-cell table:formula="of:=IF(LEN([.B230])=1;0;IF(LEN([.B230])=2;1;IF(LEN([.B230])=3;2;IF(LEN([.B230])=5;3;IF(LEN([.B230])=6;4;IF(LEN([.B230])=7;5;&quot;Fehler&quot;))))))" office:value-type="float" office:value="5" calcext:value-type="float">
            <text:p>5</text:p>
          </table:table-cell>
          <table:table-cell office:value-type="string" calcext:value-type="string">
            <text:p>CEM 219</text:p>
          </table:table-cell>
          <table:table-cell office:value-type="string" calcext:value-type="string">
            <text:p>MALTA</text:p>
          </table:table-cell>
          <table:table-cell table:number-columns-repeated="5"/>
        </table:table-row>
        <table:table-row table:style-name="ro1">
          <table:table-cell table:formula="of:=IF(LEN([.B231])=1;0;IF(LEN([.B231])=2;1;IF(LEN([.B231])=3;2;IF(LEN([.B231])=5;3;IF(LEN([.B231])=6;4;IF(LEN([.B231])=7;5;&quot;Fehler&quot;))))))" office:value-type="float" office:value="3" calcext:value-type="float">
            <text:p>3</text:p>
          </table:table-cell>
          <table:table-cell office:value-type="string" calcext:value-type="string">
            <text:p>CEM 3</text:p>
          </table:table-cell>
          <table:table-cell office:value-type="string" calcext:value-type="string">
            <text:p>GRIECHENLAND</text:p>
          </table:table-cell>
          <table:table-cell table:number-columns-repeated="5"/>
        </table:table-row>
        <table:table-row table:style-name="ro1">
          <table:table-cell table:formula="of:=IF(LEN([.B232])=1;0;IF(LEN([.B232])=2;1;IF(LEN([.B232])=3;2;IF(LEN([.B232])=5;3;IF(LEN([.B232])=6;4;IF(LEN([.B232])=7;5;&quot;Fehler&quot;))))))" office:value-type="float" office:value="4" calcext:value-type="float">
            <text:p>4</text:p>
          </table:table-cell>
          <table:table-cell office:value-type="string" calcext:value-type="string">
            <text:p>CEM 35</text:p>
          </table:table-cell>
          <table:table-cell office:value-type="string" calcext:value-type="string">
            <text:p>GRIECHISCHE INSELN</text:p>
          </table:table-cell>
          <table:table-cell table:number-columns-repeated="5"/>
        </table:table-row>
        <table:table-row table:style-name="ro1">
          <table:table-cell table:formula="of:=IF(LEN([.B233])=1;0;IF(LEN([.B233])=2;1;IF(LEN([.B233])=3;2;IF(LEN([.B233])=5;3;IF(LEN([.B233])=6;4;IF(LEN([.B233])=7;5;&quot;Fehler&quot;))))))" office:value-type="float" office:value="3" calcext:value-type="float">
            <text:p>3</text:p>
          </table:table-cell>
          <table:table-cell office:value-type="string" calcext:value-type="string">
            <text:p>CEM 4</text:p>
          </table:table-cell>
          <table:table-cell office:value-type="string" calcext:value-type="string">
            <text:p>JUGOSLAWIEN UND SEINE NACHFOLGESTAATEN</text:p>
          </table:table-cell>
          <table:table-cell table:number-columns-repeated="5"/>
        </table:table-row>
        <table:table-row table:style-name="ro1">
          <table:table-cell table:formula="of:=IF(LEN([.B234])=1;0;IF(LEN([.B234])=2;1;IF(LEN([.B234])=3;2;IF(LEN([.B234])=5;3;IF(LEN([.B234])=6;4;IF(LEN([.B234])=7;5;&quot;Fehler&quot;))))))" office:value-type="float" office:value="3" calcext:value-type="float">
            <text:p>3</text:p>
          </table:table-cell>
          <table:table-cell office:value-type="string" calcext:value-type="string">
            <text:p>CEM 5</text:p>
          </table:table-cell>
          <table:table-cell office:value-type="string" calcext:value-type="string">
            <text:p>BULGARIEN</text:p>
          </table:table-cell>
          <table:table-cell table:number-columns-repeated="5"/>
        </table:table-row>
        <table:table-row table:style-name="ro1">
          <table:table-cell table:formula="of:=IF(LEN([.B235])=1;0;IF(LEN([.B235])=2;1;IF(LEN([.B235])=3;2;IF(LEN([.B235])=5;3;IF(LEN([.B235])=6;4;IF(LEN([.B235])=7;5;&quot;Fehler&quot;))))))" office:value-type="float" office:value="3" calcext:value-type="float">
            <text:p>3</text:p>
          </table:table-cell>
          <table:table-cell office:value-type="string" calcext:value-type="string">
            <text:p>CEM 6</text:p>
          </table:table-cell>
          <table:table-cell office:value-type="string" calcext:value-type="string">
            <text:p>RUMAENIEN</text:p>
          </table:table-cell>
          <table:table-cell table:number-columns-repeated="5"/>
        </table:table-row>
        <table:table-row table:style-name="ro1">
          <table:table-cell table:formula="of:=IF(LEN([.B236])=1;0;IF(LEN([.B236])=2;1;IF(LEN([.B236])=3;2;IF(LEN([.B236])=5;3;IF(LEN([.B236])=6;4;IF(LEN([.B236])=7;5;&quot;Fehler&quot;))))))" office:value-type="float" office:value="3" calcext:value-type="float">
            <text:p>3</text:p>
          </table:table-cell>
          <table:table-cell office:value-type="string" calcext:value-type="string">
            <text:p>CEM 7</text:p>
          </table:table-cell>
          <table:table-cell office:value-type="string" calcext:value-type="string">
            <text:p>ALBANIEN</text:p>
          </table:table-cell>
          <table:table-cell table:number-columns-repeated="5"/>
        </table:table-row>
        <table:table-row table:style-name="ro1">
          <table:table-cell table:formula="of:=IF(LEN([.B237])=1;0;IF(LEN([.B237])=2;1;IF(LEN([.B237])=3;2;IF(LEN([.B237])=5;3;IF(LEN([.B237])=6;4;IF(LEN([.B237])=7;5;&quot;Fehler&quot;))))))" office:value-type="float" office:value="2" calcext:value-type="float">
            <text:p>2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NORDEUROPA</text:p>
          </table:table-cell>
          <table:table-cell table:number-columns-repeated="5"/>
        </table:table-row>
        <table:table-row table:style-name="ro1">
          <table:table-cell table:formula="of:=IF(LEN([.B238])=1;0;IF(LEN([.B238])=2;1;IF(LEN([.B238])=3;2;IF(LEN([.B238])=5;3;IF(LEN([.B238])=6;4;IF(LEN([.B238])=7;5;&quot;Fehler&quot;))))))" office:value-type="float" office:value="3" calcext:value-type="float">
            <text:p>3</text:p>
          </table:table-cell>
          <table:table-cell office:value-type="string" calcext:value-type="string">
            <text:p>CEN 1</text:p>
          </table:table-cell>
          <table:table-cell office:value-type="string" calcext:value-type="string">
            <text:p>DAENEMARK</text:p>
          </table:table-cell>
          <table:table-cell table:number-columns-repeated="5"/>
        </table:table-row>
        <table:table-row table:style-name="ro1">
          <table:table-cell table:formula="of:=IF(LEN([.B239])=1;0;IF(LEN([.B239])=2;1;IF(LEN([.B239])=3;2;IF(LEN([.B239])=5;3;IF(LEN([.B239])=6;4;IF(LEN([.B239])=7;5;&quot;Fehler&quot;))))))" office:value-type="float" office:value="3" calcext:value-type="float">
            <text:p>3</text:p>
          </table:table-cell>
          <table:table-cell office:value-type="string" calcext:value-type="string">
            <text:p>CEN 2</text:p>
          </table:table-cell>
          <table:table-cell office:value-type="string" calcext:value-type="string">
            <text:p>NORWEGEN</text:p>
          </table:table-cell>
          <table:table-cell table:number-columns-repeated="5"/>
        </table:table-row>
        <table:table-row table:style-name="ro1">
          <table:table-cell table:formula="of:=IF(LEN([.B240])=1;0;IF(LEN([.B240])=2;1;IF(LEN([.B240])=3;2;IF(LEN([.B240])=5;3;IF(LEN([.B240])=6;4;IF(LEN([.B240])=7;5;&quot;Fehler&quot;))))))" office:value-type="float" office:value="3" calcext:value-type="float">
            <text:p>3</text:p>
          </table:table-cell>
          <table:table-cell office:value-type="string" calcext:value-type="string">
            <text:p>CEN 3</text:p>
          </table:table-cell>
          <table:table-cell office:value-type="string" calcext:value-type="string">
            <text:p>SCHWEDEN</text:p>
          </table:table-cell>
          <table:table-cell table:number-columns-repeated="5"/>
        </table:table-row>
        <table:table-row table:style-name="ro1">
          <table:table-cell table:formula="of:=IF(LEN([.B241])=1;0;IF(LEN([.B241])=2;1;IF(LEN([.B241])=3;2;IF(LEN([.B241])=5;3;IF(LEN([.B241])=6;4;IF(LEN([.B241])=7;5;&quot;Fehler&quot;))))))" office:value-type="float" office:value="3" calcext:value-type="float">
            <text:p>3</text:p>
          </table:table-cell>
          <table:table-cell office:value-type="string" calcext:value-type="string">
            <text:p>CEN 4</text:p>
          </table:table-cell>
          <table:table-cell office:value-type="string" calcext:value-type="string">
            <text:p>FINNLAND</text:p>
          </table:table-cell>
          <table:table-cell table:number-columns-repeated="5"/>
        </table:table-row>
        <table:table-row table:style-name="ro1">
          <table:table-cell table:formula="of:=IF(LEN([.B242])=1;0;IF(LEN([.B242])=2;1;IF(LEN([.B242])=3;2;IF(LEN([.B242])=5;3;IF(LEN([.B242])=6;4;IF(LEN([.B242])=7;5;&quot;Fehler&quot;))))))" office:value-type="float" office:value="3" calcext:value-type="float">
            <text:p>3</text:p>
          </table:table-cell>
          <table:table-cell office:value-type="string" calcext:value-type="string">
            <text:p>CEN 9</text:p>
          </table:table-cell>
          <table:table-cell office:value-type="string" calcext:value-type="string">
            <text:p>FAEROEER <text:s/>ISLAND</text:p>
          </table:table-cell>
          <table:table-cell table:number-columns-repeated="5"/>
        </table:table-row>
        <table:table-row table:style-name="ro1">
          <table:table-cell table:formula="of:=IF(LEN([.B243])=1;0;IF(LEN([.B243])=2;1;IF(LEN([.B243])=3;2;IF(LEN([.B243])=5;3;IF(LEN([.B243])=6;4;IF(LEN([.B243])=7;5;&quot;Fehler&quot;))))))" office:value-type="float" office:value="2" calcext:value-type="float">
            <text:p>2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OSTEUROPA</text:p>
          </table:table-cell>
          <table:table-cell table:number-columns-repeated="5"/>
        </table:table-row>
        <table:table-row table:style-name="ro1">
          <table:table-cell table:formula="of:=IF(LEN([.B244])=1;0;IF(LEN([.B244])=2;1;IF(LEN([.B244])=3;2;IF(LEN([.B244])=5;3;IF(LEN([.B244])=6;4;IF(LEN([.B244])=7;5;&quot;Fehler&quot;))))))" office:value-type="float" office:value="3" calcext:value-type="float">
            <text:p>3</text:p>
          </table:table-cell>
          <table:table-cell office:value-type="string" calcext:value-type="string">
            <text:p>CEO 1</text:p>
          </table:table-cell>
          <table:table-cell office:value-type="string" calcext:value-type="string">
            <text:p>BALTIKUM</text:p>
          </table:table-cell>
          <table:table-cell table:number-columns-repeated="5"/>
        </table:table-row>
        <table:table-row table:style-name="ro1">
          <table:table-cell table:formula="of:=IF(LEN([.B245])=1;0;IF(LEN([.B245])=2;1;IF(LEN([.B245])=3;2;IF(LEN([.B245])=5;3;IF(LEN([.B245])=6;4;IF(LEN([.B245])=7;5;&quot;Fehler&quot;))))))" office:value-type="float" office:value="3" calcext:value-type="float">
            <text:p>3</text:p>
          </table:table-cell>
          <table:table-cell office:value-type="string" calcext:value-type="string">
            <text:p>CEO 2</text:p>
          </table:table-cell>
          <table:table-cell office:value-type="string" calcext:value-type="string">
            <text:p>POLEN</text:p>
          </table:table-cell>
          <table:table-cell table:number-columns-repeated="5"/>
        </table:table-row>
        <table:table-row table:style-name="ro1">
          <table:table-cell table:formula="of:=IF(LEN([.B246])=1;0;IF(LEN([.B246])=2;1;IF(LEN([.B246])=3;2;IF(LEN([.B246])=5;3;IF(LEN([.B246])=6;4;IF(LEN([.B246])=7;5;&quot;Fehler&quot;))))))" office:value-type="float" office:value="3" calcext:value-type="float">
            <text:p>3</text:p>
          </table:table-cell>
          <table:table-cell office:value-type="string" calcext:value-type="string">
            <text:p>CEO 3</text:p>
          </table:table-cell>
          <table:table-cell office:value-type="string" calcext:value-type="string">
            <text:p>GUS (GEMEINSCHAFT UNABHAENGIGER STAATEN) <text:s/>RUSSLAND</text:p>
          </table:table-cell>
          <table:table-cell table:number-columns-repeated="5"/>
        </table:table-row>
        <table:table-row table:style-name="ro1">
          <table:table-cell table:formula="of:=IF(LEN([.B247])=1;0;IF(LEN([.B247])=2;1;IF(LEN([.B247])=3;2;IF(LEN([.B247])=5;3;IF(LEN([.B247])=6;4;IF(LEN([.B247])=7;5;&quot;Fehler&quot;))))))" office:value-type="float" office:value="5" calcext:value-type="float">
            <text:p>5</text:p>
          </table:table-cell>
          <table:table-cell office:value-type="string" calcext:value-type="string">
            <text:p>CEO 300</text:p>
          </table:table-cell>
          <table:table-cell office:value-type="string" calcext:value-type="string">
            <text:p>MOSKAU</text:p>
          </table:table-cell>
          <table:table-cell table:number-columns-repeated="5"/>
        </table:table-row>
        <table:table-row table:style-name="ro1">
          <table:table-cell table:formula="of:=IF(LEN([.B248])=1;0;IF(LEN([.B248])=2;1;IF(LEN([.B248])=3;2;IF(LEN([.B248])=5;3;IF(LEN([.B248])=6;4;IF(LEN([.B248])=7;5;&quot;Fehler&quot;))))))" office:value-type="float" office:value="1" calcext:value-type="float">
            <text:p>1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EUTSCHLAND</text:p>
          </table:table-cell>
          <table:table-cell table:number-columns-repeated="5"/>
        </table:table-row>
        <table:table-row table:style-name="ro1">
          <table:table-cell table:formula="of:=IF(LEN([.B249])=1;0;IF(LEN([.B249])=2;1;IF(LEN([.B249])=3;2;IF(LEN([.B249])=5;3;IF(LEN([.B249])=6;4;IF(LEN([.B249])=7;5;&quot;Fehler&quot;))))))" office:value-type="float" office:value="2" calcext:value-type="float">
            <text:p>2</text:p>
          </table:table-cell>
          <table:table-cell office:value-type="string" calcext:value-type="string">
            <text:p>CFK</text:p>
          </table:table-cell>
          <table:table-cell office:value-type="string" calcext:value-type="string">
            <text:p>ALLGEMEINE, EINFUEHRENDE UND VERMISCHTE SCHRIFTEN</text:p>
          </table:table-cell>
          <table:table-cell table:number-columns-repeated="5"/>
        </table:table-row>
        <table:table-row table:style-name="ro1">
          <table:table-cell table:formula="of:=IF(LEN([.B250])=1;0;IF(LEN([.B250])=2;1;IF(LEN([.B250])=3;2;IF(LEN([.B250])=5;3;IF(LEN([.B250])=6;4;IF(LEN([.B250])=7;5;&quot;Fehler&quot;))))))" office:value-type="float" office:value="3" calcext:value-type="float">
            <text:p>3</text:p>
          </table:table-cell>
          <table:table-cell office:value-type="string" calcext:value-type="string">
            <text:p>CF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51])=1;0;IF(LEN([.B251])=2;1;IF(LEN([.B251])=3;2;IF(LEN([.B251])=5;3;IF(LEN([.B251])=6;4;IF(LEN([.B251])=7;5;&quot;Fehler&quot;))))))" office:value-type="float" office:value="3" calcext:value-type="float">
            <text:p>3</text:p>
          </table:table-cell>
          <table:table-cell office:value-type="string" calcext:value-type="string">
            <text:p>CF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252])=1;0;IF(LEN([.B252])=2;1;IF(LEN([.B252])=3;2;IF(LEN([.B252])=5;3;IF(LEN([.B252])=6;4;IF(LEN([.B252])=7;5;&quot;Fehler&quot;))))))" office:value-type="float" office:value="3" calcext:value-type="float">
            <text:p>3</text:p>
          </table:table-cell>
          <table:table-cell office:value-type="string" calcext:value-type="string">
            <text:p>CFK 3</text:p>
          </table:table-cell>
          <table:table-cell office:value-type="string" calcext:value-type="string">
            <text:p>BILDWERKE - TABELLENWERKE - ATLANTEN</text:p>
          </table:table-cell>
          <table:table-cell table:number-columns-repeated="5"/>
        </table:table-row>
        <table:table-row table:style-name="ro1">
          <table:table-cell table:formula="of:=IF(LEN([.B253])=1;0;IF(LEN([.B253])=2;1;IF(LEN([.B253])=3;2;IF(LEN([.B253])=5;3;IF(LEN([.B253])=6;4;IF(LEN([.B253])=7;5;&quot;Fehler&quot;))))))" office:value-type="float" office:value="4" calcext:value-type="float">
            <text:p>4</text:p>
          </table:table-cell>
          <table:table-cell office:value-type="string" calcext:value-type="string">
            <text:p>CFK 32</text:p>
          </table:table-cell>
          <table:table-cell office:value-type="string" calcext:value-type="string">
            <text:p>STADTPLAENE MEHRERER DEUTSCHER STAEDTE</text:p>
          </table:table-cell>
          <table:table-cell table:number-columns-repeated="5"/>
        </table:table-row>
        <table:table-row table:style-name="ro1">
          <table:table-cell table:formula="of:=IF(LEN([.B254])=1;0;IF(LEN([.B254])=2;1;IF(LEN([.B254])=3;2;IF(LEN([.B254])=5;3;IF(LEN([.B254])=6;4;IF(LEN([.B254])=7;5;&quot;Fehler&quot;))))))" office:value-type="float" office:value="5" calcext:value-type="float">
            <text:p>5</text:p>
          </table:table-cell>
          <table:table-cell office:value-type="string" calcext:value-type="string">
            <text:p>CFK 325</text:p>
          </table:table-cell>
          <table:table-cell office:value-type="string" calcext:value-type="string">
            <text:p>STADTPLAENE EINZELNER DEUTSCHER STAEDTE (ALPHABETISCH NACH STAEDTEN GEORDNET)</text:p>
          </table:table-cell>
          <table:table-cell table:number-columns-repeated="5"/>
        </table:table-row>
        <table:table-row table:style-name="ro1">
          <table:table-cell table:formula="of:=IF(LEN([.B255])=1;0;IF(LEN([.B255])=2;1;IF(LEN([.B255])=3;2;IF(LEN([.B255])=5;3;IF(LEN([.B255])=6;4;IF(LEN([.B255])=7;5;&quot;Fehler&quot;))))))" office:value-type="float" office:value="3" calcext:value-type="float">
            <text:p>3</text:p>
          </table:table-cell>
          <table:table-cell office:value-type="string" calcext:value-type="string">
            <text:p>CFK 4</text:p>
          </table:table-cell>
          <table:table-cell office:value-type="string" calcext:value-type="string">
            <text:p>REISEFUEHRER</text:p>
          </table:table-cell>
          <table:table-cell table:number-columns-repeated="5"/>
        </table:table-row>
        <table:table-row table:style-name="ro1">
          <table:table-cell table:formula="of:=IF(LEN([.B256])=1;0;IF(LEN([.B256])=2;1;IF(LEN([.B256])=3;2;IF(LEN([.B256])=5;3;IF(LEN([.B256])=6;4;IF(LEN([.B256])=7;5;&quot;Fehler&quot;))))))" office:value-type="float" office:value="2" calcext:value-type="float">
            <text:p>2</text:p>
          </table:table-cell>
          <table:table-cell office:value-type="string" calcext:value-type="string">
            <text:p>CFL</text:p>
          </table:table-cell>
          <table:table-cell office:value-type="string" calcext:value-type="string">
            <text:p>PHYSISCHE GEOGRAPHIE</text:p>
          </table:table-cell>
          <table:table-cell table:number-columns-repeated="5"/>
        </table:table-row>
        <table:table-row table:style-name="ro1">
          <table:table-cell table:formula="of:=IF(LEN([.B257])=1;0;IF(LEN([.B257])=2;1;IF(LEN([.B257])=3;2;IF(LEN([.B257])=5;3;IF(LEN([.B257])=6;4;IF(LEN([.B257])=7;5;&quot;Fehler&quot;))))))" office:value-type="float" office:value="2" calcext:value-type="float">
            <text:p>2</text:p>
          </table:table-cell>
          <table:table-cell office:value-type="string" calcext:value-type="string">
            <text:p>CFM</text:p>
          </table:table-cell>
          <table:table-cell office:value-type="string" calcext:value-type="string">
            <text:p>BIOGEOGRAPHIE</text:p>
          </table:table-cell>
          <table:table-cell table:number-columns-repeated="5"/>
        </table:table-row>
        <table:table-row table:style-name="ro1">
          <table:table-cell table:formula="of:=IF(LEN([.B258])=1;0;IF(LEN([.B258])=2;1;IF(LEN([.B258])=3;2;IF(LEN([.B258])=5;3;IF(LEN([.B258])=6;4;IF(LEN([.B258])=7;5;&quot;Fehler&quot;))))))" office:value-type="float" office:value="2" calcext:value-type="float">
            <text:p>2</text:p>
          </table:table-cell>
          <table:table-cell office:value-type="string" calcext:value-type="string">
            <text:p>CFN</text:p>
          </table:table-cell>
          <table:table-cell office:value-type="string" calcext:value-type="string">
            <text:p>ANTHROPOGEOGRAPHIE <text:s/>POLITISCHE GEOGRAPHIE</text:p>
          </table:table-cell>
          <table:table-cell table:number-columns-repeated="5"/>
        </table:table-row>
        <table:table-row table:style-name="ro1">
          <table:table-cell table:formula="of:=IF(LEN([.B259])=1;0;IF(LEN([.B259])=2;1;IF(LEN([.B259])=3;2;IF(LEN([.B259])=5;3;IF(LEN([.B259])=6;4;IF(LEN([.B259])=7;5;&quot;Fehler&quot;))))))" office:value-type="float" office:value="2" calcext:value-type="float">
            <text:p>2</text:p>
          </table:table-cell>
          <table:table-cell office:value-type="string" calcext:value-type="string">
            <text:p>CFO</text:p>
          </table:table-cell>
          <table:table-cell office:value-type="string" calcext:value-type="string">
            <text:p>NORDDEUTSCHLAND</text:p>
          </table:table-cell>
          <table:table-cell table:number-columns-repeated="5"/>
        </table:table-row>
        <table:table-row table:style-name="ro1">
          <table:table-cell table:formula="of:=IF(LEN([.B260])=1;0;IF(LEN([.B260])=2;1;IF(LEN([.B260])=3;2;IF(LEN([.B260])=5;3;IF(LEN([.B260])=6;4;IF(LEN([.B260])=7;5;&quot;Fehler&quot;))))))" office:value-type="float" office:value="3" calcext:value-type="float">
            <text:p>3</text:p>
          </table:table-cell>
          <table:table-cell office:value-type="string" calcext:value-type="string">
            <text:p>CFO 1</text:p>
          </table:table-cell>
          <table:table-cell office:value-type="string" calcext:value-type="string">
            <text:p>NORDSEE MIT KUESTEN UND INSELN</text:p>
          </table:table-cell>
          <table:table-cell table:number-columns-repeated="5"/>
        </table:table-row>
        <table:table-row table:style-name="ro1">
          <table:table-cell table:formula="of:=IF(LEN([.B261])=1;0;IF(LEN([.B261])=2;1;IF(LEN([.B261])=3;2;IF(LEN([.B261])=5;3;IF(LEN([.B261])=6;4;IF(LEN([.B261])=7;5;&quot;Fehler&quot;))))))" office:value-type="float" office:value="3" calcext:value-type="float">
            <text:p>3</text:p>
          </table:table-cell>
          <table:table-cell office:value-type="string" calcext:value-type="string">
            <text:p>CFO 2</text:p>
          </table:table-cell>
          <table:table-cell office:value-type="string" calcext:value-type="string">
            <text:p>SCHLESWIG-HOLSTEIN</text:p>
          </table:table-cell>
          <table:table-cell table:number-columns-repeated="5"/>
        </table:table-row>
        <table:table-row table:style-name="ro1">
          <table:table-cell table:formula="of:=IF(LEN([.B262])=1;0;IF(LEN([.B262])=2;1;IF(LEN([.B262])=3;2;IF(LEN([.B262])=5;3;IF(LEN([.B262])=6;4;IF(LEN([.B262])=7;5;&quot;Fehler&quot;))))))" office:value-type="float" office:value="3" calcext:value-type="float">
            <text:p>3</text:p>
          </table:table-cell>
          <table:table-cell office:value-type="string" calcext:value-type="string">
            <text:p>CFO 3</text:p>
          </table:table-cell>
          <table:table-cell office:value-type="string" calcext:value-type="string">
            <text:p>NIEDERSACHSEN</text:p>
          </table:table-cell>
          <table:table-cell table:number-columns-repeated="5"/>
        </table:table-row>
        <table:table-row table:style-name="ro1">
          <table:table-cell table:formula="of:=IF(LEN([.B263])=1;0;IF(LEN([.B263])=2;1;IF(LEN([.B263])=3;2;IF(LEN([.B263])=5;3;IF(LEN([.B263])=6;4;IF(LEN([.B263])=7;5;&quot;Fehler&quot;))))))" office:value-type="float" office:value="3" calcext:value-type="float">
            <text:p>3</text:p>
          </table:table-cell>
          <table:table-cell office:value-type="string" calcext:value-type="string">
            <text:p>CFO 4</text:p>
          </table:table-cell>
          <table:table-cell office:value-type="string" calcext:value-type="string">
            <text:p>HAMBURG <text:s/>BREMEN</text:p>
          </table:table-cell>
          <table:table-cell table:number-columns-repeated="5"/>
        </table:table-row>
        <table:table-row table:style-name="ro1">
          <table:table-cell table:formula="of:=IF(LEN([.B264])=1;0;IF(LEN([.B264])=2;1;IF(LEN([.B264])=3;2;IF(LEN([.B264])=5;3;IF(LEN([.B264])=6;4;IF(LEN([.B264])=7;5;&quot;Fehler&quot;))))))" office:value-type="float" office:value="2" calcext:value-type="float">
            <text:p>2</text:p>
          </table:table-cell>
          <table:table-cell office:value-type="string" calcext:value-type="string">
            <text:p>CFQ</text:p>
          </table:table-cell>
          <table:table-cell office:value-type="string" calcext:value-type="string">
            <text:p>WESTDEUTSCHLAND</text:p>
          </table:table-cell>
          <table:table-cell table:number-columns-repeated="5"/>
        </table:table-row>
        <table:table-row table:style-name="ro1">
          <table:table-cell table:formula="of:=IF(LEN([.B265])=1;0;IF(LEN([.B265])=2;1;IF(LEN([.B265])=3;2;IF(LEN([.B265])=5;3;IF(LEN([.B265])=6;4;IF(LEN([.B265])=7;5;&quot;Fehler&quot;))))))" office:value-type="float" office:value="3" calcext:value-type="float">
            <text:p>3</text:p>
          </table:table-cell>
          <table:table-cell office:value-type="string" calcext:value-type="string">
            <text:p>CFQ 1</text:p>
          </table:table-cell>
          <table:table-cell office:value-type="string" calcext:value-type="string">
            <text:p>NORDRHEIN-WESTFALEN <text:s/>WESERBERGLAND</text:p>
          </table:table-cell>
          <table:table-cell table:number-columns-repeated="5"/>
        </table:table-row>
        <table:table-row table:style-name="ro1">
          <table:table-cell table:formula="of:=IF(LEN([.B266])=1;0;IF(LEN([.B266])=2;1;IF(LEN([.B266])=3;2;IF(LEN([.B266])=5;3;IF(LEN([.B266])=6;4;IF(LEN([.B266])=7;5;&quot;Fehler&quot;))))))" office:value-type="float" office:value="3" calcext:value-type="float">
            <text:p>3</text:p>
          </table:table-cell>
          <table:table-cell office:value-type="string" calcext:value-type="string">
            <text:p>CFQ 2</text:p>
          </table:table-cell>
          <table:table-cell office:value-type="string" calcext:value-type="string">
            <text:p>RHEINLANDE ALS GESAMTGEBIET</text:p>
          </table:table-cell>
          <table:table-cell table:number-columns-repeated="5"/>
        </table:table-row>
        <table:table-row table:style-name="ro1">
          <table:table-cell table:formula="of:=IF(LEN([.B267])=1;0;IF(LEN([.B267])=2;1;IF(LEN([.B267])=3;2;IF(LEN([.B267])=5;3;IF(LEN([.B267])=6;4;IF(LEN([.B267])=7;5;&quot;Fehler&quot;))))))" office:value-type="float" office:value="3" calcext:value-type="float">
            <text:p>3</text:p>
          </table:table-cell>
          <table:table-cell office:value-type="string" calcext:value-type="string">
            <text:p>CFQ 3</text:p>
          </table:table-cell>
          <table:table-cell office:value-type="string" calcext:value-type="string">
            <text:p>RHEINLAND-PFALZ <text:s/>SAARGEBIET</text:p>
          </table:table-cell>
          <table:table-cell table:number-columns-repeated="5"/>
        </table:table-row>
        <table:table-row table:style-name="ro1">
          <table:table-cell table:formula="of:=IF(LEN([.B268])=1;0;IF(LEN([.B268])=2;1;IF(LEN([.B268])=3;2;IF(LEN([.B268])=5;3;IF(LEN([.B268])=6;4;IF(LEN([.B268])=7;5;&quot;Fehler&quot;))))))" office:value-type="float" office:value="3" calcext:value-type="float">
            <text:p>3</text:p>
          </table:table-cell>
          <table:table-cell office:value-type="string" calcext:value-type="string">
            <text:p>CFQ 4</text:p>
          </table:table-cell>
          <table:table-cell office:value-type="string" calcext:value-type="string">
            <text:p>HESSEN</text:p>
          </table:table-cell>
          <table:table-cell table:number-columns-repeated="5"/>
        </table:table-row>
        <table:table-row table:style-name="ro1">
          <table:table-cell table:formula="of:=IF(LEN([.B269])=1;0;IF(LEN([.B269])=2;1;IF(LEN([.B269])=3;2;IF(LEN([.B269])=5;3;IF(LEN([.B269])=6;4;IF(LEN([.B269])=7;5;&quot;Fehler&quot;))))))" office:value-type="float" office:value="2" calcext:value-type="float">
            <text:p>2</text:p>
          </table:table-cell>
          <table:table-cell office:value-type="string" calcext:value-type="string">
            <text:p>CFR</text:p>
          </table:table-cell>
          <table:table-cell office:value-type="string" calcext:value-type="string">
            <text:p>SUEDDEUTSCHLAND</text:p>
          </table:table-cell>
          <table:table-cell table:number-columns-repeated="5"/>
        </table:table-row>
        <table:table-row table:style-name="ro1">
          <table:table-cell table:formula="of:=IF(LEN([.B270])=1;0;IF(LEN([.B270])=2;1;IF(LEN([.B270])=3;2;IF(LEN([.B270])=5;3;IF(LEN([.B270])=6;4;IF(LEN([.B270])=7;5;&quot;Fehler&quot;))))))" office:value-type="float" office:value="3" calcext:value-type="float">
            <text:p>3</text:p>
          </table:table-cell>
          <table:table-cell office:value-type="string" calcext:value-type="string">
            <text:p>CFR 1</text:p>
          </table:table-cell>
          <table:table-cell office:value-type="string" calcext:value-type="string">
            <text:p>BAYERN</text:p>
          </table:table-cell>
          <table:table-cell table:number-columns-repeated="5"/>
        </table:table-row>
        <table:table-row table:style-name="ro1">
          <table:table-cell table:formula="of:=IF(LEN([.B271])=1;0;IF(LEN([.B271])=2;1;IF(LEN([.B271])=3;2;IF(LEN([.B271])=5;3;IF(LEN([.B271])=6;4;IF(LEN([.B271])=7;5;&quot;Fehler&quot;))))))" office:value-type="float" office:value="4" calcext:value-type="float">
            <text:p>4</text:p>
          </table:table-cell>
          <table:table-cell office:value-type="string" calcext:value-type="string">
            <text:p>CFR 10</text:p>
          </table:table-cell>
          <table:table-cell office:value-type="string" calcext:value-type="string">
            <text:p>FRANKEN EINSCHLIESSLICH FRAENKISCHER JURA, FICHTELGEBIRGE, SPESSART, MAINGEBIET INSGESAMT</text:p>
          </table:table-cell>
          <table:table-cell table:number-columns-repeated="5"/>
        </table:table-row>
        <table:table-row table:style-name="ro1">
          <table:table-cell table:formula="of:=IF(LEN([.B272])=1;0;IF(LEN([.B272])=2;1;IF(LEN([.B272])=3;2;IF(LEN([.B272])=5;3;IF(LEN([.B272])=6;4;IF(LEN([.B272])=7;5;&quot;Fehler&quot;))))))" office:value-type="float" office:value="4" calcext:value-type="float">
            <text:p>4</text:p>
          </table:table-cell>
          <table:table-cell office:value-type="string" calcext:value-type="string">
            <text:p>CFR 11</text:p>
          </table:table-cell>
          <table:table-cell office:value-type="string" calcext:value-type="string">
            <text:p>DEUTSCHE ALPEN <text:s/>ALPENVORLAND SUEDLICH DER DONAU</text:p>
          </table:table-cell>
          <table:table-cell table:number-columns-repeated="5"/>
        </table:table-row>
        <table:table-row table:style-name="ro1">
          <table:table-cell table:formula="of:=IF(LEN([.B273])=1;0;IF(LEN([.B273])=2;1;IF(LEN([.B273])=3;2;IF(LEN([.B273])=5;3;IF(LEN([.B273])=6;4;IF(LEN([.B273])=7;5;&quot;Fehler&quot;))))))" office:value-type="float" office:value="3" calcext:value-type="float">
            <text:p>3</text:p>
          </table:table-cell>
          <table:table-cell office:value-type="string" calcext:value-type="string">
            <text:p>CFR 2</text:p>
          </table:table-cell>
          <table:table-cell office:value-type="string" calcext:value-type="string">
            <text:p>BADEN-WUERTTEMBERG</text:p>
          </table:table-cell>
          <table:table-cell table:number-columns-repeated="5"/>
        </table:table-row>
        <table:table-row table:style-name="ro1">
          <table:table-cell table:formula="of:=IF(LEN([.B274])=1;0;IF(LEN([.B274])=2;1;IF(LEN([.B274])=3;2;IF(LEN([.B274])=5;3;IF(LEN([.B274])=6;4;IF(LEN([.B274])=7;5;&quot;Fehler&quot;))))))" office:value-type="float" office:value="4" calcext:value-type="float">
            <text:p>4</text:p>
          </table:table-cell>
          <table:table-cell office:value-type="string" calcext:value-type="string">
            <text:p>CFR 20</text:p>
          </table:table-cell>
          <table:table-cell office:value-type="string" calcext:value-type="string">
            <text:p>SCHWARZWALD</text:p>
          </table:table-cell>
          <table:table-cell table:number-columns-repeated="5"/>
        </table:table-row>
        <table:table-row table:style-name="ro1">
          <table:table-cell table:formula="of:=IF(LEN([.B275])=1;0;IF(LEN([.B275])=2;1;IF(LEN([.B275])=3;2;IF(LEN([.B275])=5;3;IF(LEN([.B275])=6;4;IF(LEN([.B275])=7;5;&quot;Fehler&quot;))))))" office:value-type="float" office:value="4" calcext:value-type="float">
            <text:p>4</text:p>
          </table:table-cell>
          <table:table-cell office:value-type="string" calcext:value-type="string">
            <text:p>CFR 21</text:p>
          </table:table-cell>
          <table:table-cell office:value-type="string" calcext:value-type="string">
            <text:p>BODENSEE EINSCHLIESSLICH SEINER AUSSERDEUTSCHEN TEILE</text:p>
          </table:table-cell>
          <table:table-cell table:number-columns-repeated="5"/>
        </table:table-row>
        <table:table-row table:style-name="ro1">
          <table:table-cell table:formula="of:=IF(LEN([.B276])=1;0;IF(LEN([.B276])=2;1;IF(LEN([.B276])=3;2;IF(LEN([.B276])=5;3;IF(LEN([.B276])=6;4;IF(LEN([.B276])=7;5;&quot;Fehler&quot;))))))" office:value-type="float" office:value="2" calcext:value-type="float">
            <text:p>2</text:p>
          </table:table-cell>
          <table:table-cell office:value-type="string" calcext:value-type="string">
            <text:p>CFS</text:p>
          </table:table-cell>
          <table:table-cell office:value-type="string" calcext:value-type="string">
            <text:p>MITTEL- UND OSTDEUTSCHLAND <text:s/>OESTLICHE BUNDESLAENDER</text:p>
          </table:table-cell>
          <table:table-cell table:number-columns-repeated="5"/>
        </table:table-row>
        <table:table-row table:style-name="ro1">
          <table:table-cell table:formula="of:=IF(LEN([.B277])=1;0;IF(LEN([.B277])=2;1;IF(LEN([.B277])=3;2;IF(LEN([.B277])=5;3;IF(LEN([.B277])=6;4;IF(LEN([.B277])=7;5;&quot;Fehler&quot;))))))" office:value-type="float" office:value="3" calcext:value-type="float">
            <text:p>3</text:p>
          </table:table-cell>
          <table:table-cell office:value-type="string" calcext:value-type="string">
            <text:p>CFS 1</text:p>
          </table:table-cell>
          <table:table-cell office:value-type="string" calcext:value-type="string">
            <text:p>OSTSEE MIT KUESTEN UND INSELN</text:p>
          </table:table-cell>
          <table:table-cell table:number-columns-repeated="5"/>
        </table:table-row>
        <table:table-row table:style-name="ro1">
          <table:table-cell table:formula="of:=IF(LEN([.B278])=1;0;IF(LEN([.B278])=2;1;IF(LEN([.B278])=3;2;IF(LEN([.B278])=5;3;IF(LEN([.B278])=6;4;IF(LEN([.B278])=7;5;&quot;Fehler&quot;))))))" office:value-type="float" office:value="3" calcext:value-type="float">
            <text:p>3</text:p>
          </table:table-cell>
          <table:table-cell office:value-type="string" calcext:value-type="string">
            <text:p>CFS 2</text:p>
          </table:table-cell>
          <table:table-cell office:value-type="string" calcext:value-type="string">
            <text:p>MECKLENBURG-VORPOMMERN</text:p>
          </table:table-cell>
          <table:table-cell table:number-columns-repeated="5"/>
        </table:table-row>
        <table:table-row table:style-name="ro1">
          <table:table-cell table:formula="of:=IF(LEN([.B279])=1;0;IF(LEN([.B279])=2;1;IF(LEN([.B279])=3;2;IF(LEN([.B279])=5;3;IF(LEN([.B279])=6;4;IF(LEN([.B279])=7;5;&quot;Fehler&quot;))))))" office:value-type="float" office:value="3" calcext:value-type="float">
            <text:p>3</text:p>
          </table:table-cell>
          <table:table-cell office:value-type="string" calcext:value-type="string">
            <text:p>CFS 5</text:p>
          </table:table-cell>
          <table:table-cell office:value-type="string" calcext:value-type="string">
            <text:p>SACHSEN <text:s/>SACHSEN-ANHALT</text:p>
          </table:table-cell>
          <table:table-cell table:number-columns-repeated="5"/>
        </table:table-row>
        <table:table-row table:style-name="ro1">
          <table:table-cell table:formula="of:=IF(LEN([.B280])=1;0;IF(LEN([.B280])=2;1;IF(LEN([.B280])=3;2;IF(LEN([.B280])=5;3;IF(LEN([.B280])=6;4;IF(LEN([.B280])=7;5;&quot;Fehler&quot;))))))" office:value-type="float" office:value="3" calcext:value-type="float">
            <text:p>3</text:p>
          </table:table-cell>
          <table:table-cell office:value-type="string" calcext:value-type="string">
            <text:p>CFS 6</text:p>
          </table:table-cell>
          <table:table-cell office:value-type="string" calcext:value-type="string">
            <text:p>THUERINGEN</text:p>
          </table:table-cell>
          <table:table-cell table:number-columns-repeated="5"/>
        </table:table-row>
        <table:table-row table:style-name="ro1">
          <table:table-cell table:formula="of:=IF(LEN([.B281])=1;0;IF(LEN([.B281])=2;1;IF(LEN([.B281])=3;2;IF(LEN([.B281])=5;3;IF(LEN([.B281])=6;4;IF(LEN([.B281])=7;5;&quot;Fehler&quot;))))))" office:value-type="float" office:value="3" calcext:value-type="float">
            <text:p>3</text:p>
          </table:table-cell>
          <table:table-cell office:value-type="string" calcext:value-type="string">
            <text:p>CFS 7</text:p>
          </table:table-cell>
          <table:table-cell office:value-type="string" calcext:value-type="string">
            <text:p>BRANDENBURG</text:p>
          </table:table-cell>
          <table:table-cell table:number-columns-repeated="5"/>
        </table:table-row>
        <table:table-row table:style-name="ro1">
          <table:table-cell table:formula="of:=IF(LEN([.B282])=1;0;IF(LEN([.B282])=2;1;IF(LEN([.B282])=3;2;IF(LEN([.B282])=5;3;IF(LEN([.B282])=6;4;IF(LEN([.B282])=7;5;&quot;Fehler&quot;))))))" office:value-type="float" office:value="2" calcext:value-type="float">
            <text:p>2</text:p>
          </table:table-cell>
          <table:table-cell office:value-type="string" calcext:value-type="string">
            <text:p>CFT</text:p>
          </table:table-cell>
          <table:table-cell office:value-type="string" calcext:value-type="string">
            <text:p>BERLIN</text:p>
          </table:table-cell>
          <table:table-cell table:number-columns-repeated="5"/>
        </table:table-row>
        <table:table-row table:style-name="ro1">
          <table:table-cell table:formula="of:=IF(LEN([.B283])=1;0;IF(LEN([.B283])=2;1;IF(LEN([.B283])=3;2;IF(LEN([.B283])=5;3;IF(LEN([.B283])=6;4;IF(LEN([.B283])=7;5;&quot;Fehler&quot;))))))" office:value-type="float" office:value="1" calcext:value-type="float">
            <text:p>1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SIEN</text:p>
          </table:table-cell>
          <table:table-cell table:number-columns-repeated="5"/>
        </table:table-row>
        <table:table-row table:style-name="ro1">
          <table:table-cell table:formula="of:=IF(LEN([.B284])=1;0;IF(LEN([.B284])=2;1;IF(LEN([.B284])=3;2;IF(LEN([.B284])=5;3;IF(LEN([.B284])=6;4;IF(LEN([.B284])=7;5;&quot;Fehler&quot;))))))" office:value-type="float" office:value="2" calcext:value-type="float">
            <text:p>2</text:p>
          </table:table-cell>
          <table:table-cell office:value-type="string" calcext:value-type="string">
            <text:p>CGK</text:p>
          </table:table-cell>
          <table:table-cell office:value-type="string" calcext:value-type="string">
            <text:p>VORDERASIEN</text:p>
          </table:table-cell>
          <table:table-cell table:number-columns-repeated="5"/>
        </table:table-row>
        <table:table-row table:style-name="ro1">
          <table:table-cell table:formula="of:=IF(LEN([.B285])=1;0;IF(LEN([.B285])=2;1;IF(LEN([.B285])=3;2;IF(LEN([.B285])=5;3;IF(LEN([.B285])=6;4;IF(LEN([.B285])=7;5;&quot;Fehler&quot;))))))" office:value-type="float" office:value="3" calcext:value-type="float">
            <text:p>3</text:p>
          </table:table-cell>
          <table:table-cell office:value-type="string" calcext:value-type="string">
            <text:p>CGK 1</text:p>
          </table:table-cell>
          <table:table-cell office:value-type="string" calcext:value-type="string">
            <text:p>TUERKEI <text:s/>ZYPERN</text:p>
          </table:table-cell>
          <table:table-cell table:number-columns-repeated="5"/>
        </table:table-row>
        <table:table-row table:style-name="ro1">
          <table:table-cell table:formula="of:=IF(LEN([.B286])=1;0;IF(LEN([.B286])=2;1;IF(LEN([.B286])=3;2;IF(LEN([.B286])=5;3;IF(LEN([.B286])=6;4;IF(LEN([.B286])=7;5;&quot;Fehler&quot;))))))" office:value-type="float" office:value="3" calcext:value-type="float">
            <text:p>3</text:p>
          </table:table-cell>
          <table:table-cell office:value-type="string" calcext:value-type="string">
            <text:p>CGK 2</text:p>
          </table:table-cell>
          <table:table-cell office:value-type="string" calcext:value-type="string">
            <text:p>ARABISCHE LAENDER</text:p>
          </table:table-cell>
          <table:table-cell table:number-columns-repeated="5"/>
        </table:table-row>
        <table:table-row table:style-name="ro1">
          <table:table-cell table:formula="of:=IF(LEN([.B287])=1;0;IF(LEN([.B287])=2;1;IF(LEN([.B287])=3;2;IF(LEN([.B287])=5;3;IF(LEN([.B287])=6;4;IF(LEN([.B287])=7;5;&quot;Fehler&quot;))))))" office:value-type="float" office:value="3" calcext:value-type="float">
            <text:p>3</text:p>
          </table:table-cell>
          <table:table-cell office:value-type="string" calcext:value-type="string">
            <text:p>CGK 3</text:p>
          </table:table-cell>
          <table:table-cell office:value-type="string" calcext:value-type="string">
            <text:p>ISRAEL</text:p>
          </table:table-cell>
          <table:table-cell table:number-columns-repeated="5"/>
        </table:table-row>
        <table:table-row table:style-name="ro1">
          <table:table-cell table:formula="of:=IF(LEN([.B288])=1;0;IF(LEN([.B288])=2;1;IF(LEN([.B288])=3;2;IF(LEN([.B288])=5;3;IF(LEN([.B288])=6;4;IF(LEN([.B288])=7;5;&quot;Fehler&quot;))))))" office:value-type="float" office:value="3" calcext:value-type="float">
            <text:p>3</text:p>
          </table:table-cell>
          <table:table-cell office:value-type="string" calcext:value-type="string">
            <text:p>CGK 5</text:p>
          </table:table-cell>
          <table:table-cell office:value-type="string" calcext:value-type="string">
            <text:p>IRAN <text:s/>AFGHANISTAN</text:p>
          </table:table-cell>
          <table:table-cell table:number-columns-repeated="5"/>
        </table:table-row>
        <table:table-row table:style-name="ro1">
          <table:table-cell table:formula="of:=IF(LEN([.B289])=1;0;IF(LEN([.B289])=2;1;IF(LEN([.B289])=3;2;IF(LEN([.B289])=5;3;IF(LEN([.B289])=6;4;IF(LEN([.B289])=7;5;&quot;Fehler&quot;))))))" office:value-type="float" office:value="2" calcext:value-type="float">
            <text:p>2</text:p>
          </table:table-cell>
          <table:table-cell office:value-type="string" calcext:value-type="string">
            <text:p>CGL</text:p>
          </table:table-cell>
          <table:table-cell office:value-type="string" calcext:value-type="string">
            <text:p>SUED- UND SUEDOSTASIEN</text:p>
          </table:table-cell>
          <table:table-cell table:number-columns-repeated="5"/>
        </table:table-row>
        <table:table-row table:style-name="ro1">
          <table:table-cell table:formula="of:=IF(LEN([.B290])=1;0;IF(LEN([.B290])=2;1;IF(LEN([.B290])=3;2;IF(LEN([.B290])=5;3;IF(LEN([.B290])=6;4;IF(LEN([.B290])=7;5;&quot;Fehler&quot;))))))" office:value-type="float" office:value="3" calcext:value-type="float">
            <text:p>3</text:p>
          </table:table-cell>
          <table:table-cell office:value-type="string" calcext:value-type="string">
            <text:p>CGL 1</text:p>
          </table:table-cell>
          <table:table-cell office:value-type="string" calcext:value-type="string">
            <text:p>VORDERINDIEN</text:p>
          </table:table-cell>
          <table:table-cell table:number-columns-repeated="5"/>
        </table:table-row>
        <table:table-row table:style-name="ro1">
          <table:table-cell table:formula="of:=IF(LEN([.B291])=1;0;IF(LEN([.B291])=2;1;IF(LEN([.B291])=3;2;IF(LEN([.B291])=5;3;IF(LEN([.B291])=6;4;IF(LEN([.B291])=7;5;&quot;Fehler&quot;))))))" office:value-type="float" office:value="4" calcext:value-type="float">
            <text:p>4</text:p>
          </table:table-cell>
          <table:table-cell office:value-type="string" calcext:value-type="string">
            <text:p>CGL 10</text:p>
          </table:table-cell>
          <table:table-cell office:value-type="string" calcext:value-type="string">
            <text:p>REPUBLIK INDIEN (BHARAT)</text:p>
          </table:table-cell>
          <table:table-cell table:number-columns-repeated="5"/>
        </table:table-row>
        <table:table-row table:style-name="ro1">
          <table:table-cell table:formula="of:=IF(LEN([.B292])=1;0;IF(LEN([.B292])=2;1;IF(LEN([.B292])=3;2;IF(LEN([.B292])=5;3;IF(LEN([.B292])=6;4;IF(LEN([.B292])=7;5;&quot;Fehler&quot;))))))" office:value-type="float" office:value="4" calcext:value-type="float">
            <text:p>4</text:p>
          </table:table-cell>
          <table:table-cell office:value-type="string" calcext:value-type="string">
            <text:p>CGL 11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1">
          <table:table-cell table:formula="of:=IF(LEN([.B293])=1;0;IF(LEN([.B293])=2;1;IF(LEN([.B293])=3;2;IF(LEN([.B293])=5;3;IF(LEN([.B293])=6;4;IF(LEN([.B293])=7;5;&quot;Fehler&quot;))))))" office:value-type="float" office:value="4" calcext:value-type="float">
            <text:p>4</text:p>
          </table:table-cell>
          <table:table-cell office:value-type="string" calcext:value-type="string">
            <text:p>CGL 12</text:p>
          </table:table-cell>
          <table:table-cell office:value-type="string" calcext:value-type="string">
            <text:p>SRI LANKA</text:p>
          </table:table-cell>
          <table:table-cell table:number-columns-repeated="5"/>
        </table:table-row>
        <table:table-row table:style-name="ro1">
          <table:table-cell table:formula="of:=IF(LEN([.B294])=1;0;IF(LEN([.B294])=2;1;IF(LEN([.B294])=3;2;IF(LEN([.B294])=5;3;IF(LEN([.B294])=6;4;IF(LEN([.B294])=7;5;&quot;Fehler&quot;))))))" office:value-type="float" office:value="4" calcext:value-type="float">
            <text:p>4</text:p>
          </table:table-cell>
          <table:table-cell office:value-type="string" calcext:value-type="string">
            <text:p>CGL 13</text:p>
          </table:table-cell>
          <table:table-cell office:value-type="string" calcext:value-type="string">
            <text:p>BANGLADESCH</text:p>
          </table:table-cell>
          <table:table-cell table:number-columns-repeated="5"/>
        </table:table-row>
        <table:table-row table:style-name="ro1">
          <table:table-cell table:formula="of:=IF(LEN([.B295])=1;0;IF(LEN([.B295])=2;1;IF(LEN([.B295])=3;2;IF(LEN([.B295])=5;3;IF(LEN([.B295])=6;4;IF(LEN([.B295])=7;5;&quot;Fehler&quot;))))))" office:value-type="float" office:value="3" calcext:value-type="float">
            <text:p>3</text:p>
          </table:table-cell>
          <table:table-cell office:value-type="string" calcext:value-type="string">
            <text:p>CGL 2</text:p>
          </table:table-cell>
          <table:table-cell office:value-type="string" calcext:value-type="string">
            <text:p>HINTERINDIEN</text:p>
          </table:table-cell>
          <table:table-cell table:number-columns-repeated="5"/>
        </table:table-row>
        <table:table-row table:style-name="ro1">
          <table:table-cell table:formula="of:=IF(LEN([.B296])=1;0;IF(LEN([.B296])=2;1;IF(LEN([.B296])=3;2;IF(LEN([.B296])=5;3;IF(LEN([.B296])=6;4;IF(LEN([.B296])=7;5;&quot;Fehler&quot;))))))" office:value-type="float" office:value="3" calcext:value-type="float">
            <text:p>3</text:p>
          </table:table-cell>
          <table:table-cell office:value-type="string" calcext:value-type="string">
            <text:p>CGL 3</text:p>
          </table:table-cell>
          <table:table-cell office:value-type="string" calcext:value-type="string">
            <text:p>INDISCHER OZEAN <text:s/>INDONESIEN : GESAMTDARSTELLUNGEN</text:p>
          </table:table-cell>
          <table:table-cell table:number-columns-repeated="5"/>
        </table:table-row>
        <table:table-row table:style-name="ro1">
          <table:table-cell table:formula="of:=IF(LEN([.B297])=1;0;IF(LEN([.B297])=2;1;IF(LEN([.B297])=3;2;IF(LEN([.B297])=5;3;IF(LEN([.B297])=6;4;IF(LEN([.B297])=7;5;&quot;Fehler&quot;))))))" office:value-type="float" office:value="4" calcext:value-type="float">
            <text:p>4</text:p>
          </table:table-cell>
          <table:table-cell office:value-type="string" calcext:value-type="string">
            <text:p>CGL 30</text:p>
          </table:table-cell>
          <table:table-cell office:value-type="string" calcext:value-type="string">
            <text:p>INDONESIEN</text:p>
          </table:table-cell>
          <table:table-cell table:number-columns-repeated="5"/>
        </table:table-row>
        <table:table-row table:style-name="ro1">
          <table:table-cell table:formula="of:=IF(LEN([.B298])=1;0;IF(LEN([.B298])=2;1;IF(LEN([.B298])=3;2;IF(LEN([.B298])=5;3;IF(LEN([.B298])=6;4;IF(LEN([.B298])=7;5;&quot;Fehler&quot;))))))" office:value-type="float" office:value="4" calcext:value-type="float">
            <text:p>4</text:p>
          </table:table-cell>
          <table:table-cell office:value-type="string" calcext:value-type="string">
            <text:p>CGL 31</text:p>
          </table:table-cell>
          <table:table-cell office:value-type="string" calcext:value-type="string">
            <text:p>EINZELNE INSELN UND INSELGRUPPEN</text:p>
          </table:table-cell>
          <table:table-cell table:number-columns-repeated="5"/>
        </table:table-row>
        <table:table-row table:style-name="ro1">
          <table:table-cell table:formula="of:=IF(LEN([.B299])=1;0;IF(LEN([.B299])=2;1;IF(LEN([.B299])=3;2;IF(LEN([.B299])=5;3;IF(LEN([.B299])=6;4;IF(LEN([.B299])=7;5;&quot;Fehler&quot;))))))" office:value-type="float" office:value="2" calcext:value-type="float">
            <text:p>2</text:p>
          </table:table-cell>
          <table:table-cell office:value-type="string" calcext:value-type="string">
            <text:p>CGM</text:p>
          </table:table-cell>
          <table:table-cell office:value-type="string" calcext:value-type="string">
            <text:p>OST- UND INNERASIEN</text:p>
          </table:table-cell>
          <table:table-cell table:number-columns-repeated="5"/>
        </table:table-row>
        <table:table-row table:style-name="ro1">
          <table:table-cell table:formula="of:=IF(LEN([.B300])=1;0;IF(LEN([.B300])=2;1;IF(LEN([.B300])=3;2;IF(LEN([.B300])=5;3;IF(LEN([.B300])=6;4;IF(LEN([.B300])=7;5;&quot;Fehler&quot;))))))" office:value-type="float" office:value="3" calcext:value-type="float">
            <text:p>3</text:p>
          </table:table-cell>
          <table:table-cell office:value-type="string" calcext:value-type="string">
            <text:p>CGM 1</text:p>
          </table:table-cell>
          <table:table-cell office:value-type="string" calcext:value-type="string">
            <text:p>NEPAL <text:s/>TIBET <text:s/>BHUTAN <text:s/>HIMALAJA</text:p>
          </table:table-cell>
          <table:table-cell table:number-columns-repeated="5"/>
        </table:table-row>
        <table:table-row table:style-name="ro1">
          <table:table-cell table:formula="of:=IF(LEN([.B301])=1;0;IF(LEN([.B301])=2;1;IF(LEN([.B301])=3;2;IF(LEN([.B301])=5;3;IF(LEN([.B301])=6;4;IF(LEN([.B301])=7;5;&quot;Fehler&quot;))))))" office:value-type="float" office:value="3" calcext:value-type="float">
            <text:p>3</text:p>
          </table:table-cell>
          <table:table-cell office:value-type="string" calcext:value-type="string">
            <text:p>CGM 2</text:p>
          </table:table-cell>
          <table:table-cell office:value-type="string" calcext:value-type="string">
            <text:p>MONGOLEI <text:s/>KOREA</text:p>
          </table:table-cell>
          <table:table-cell table:number-columns-repeated="5"/>
        </table:table-row>
        <table:table-row table:style-name="ro1">
          <table:table-cell table:formula="of:=IF(LEN([.B302])=1;0;IF(LEN([.B302])=2;1;IF(LEN([.B302])=3;2;IF(LEN([.B302])=5;3;IF(LEN([.B302])=6;4;IF(LEN([.B302])=7;5;&quot;Fehler&quot;))))))" office:value-type="float" office:value="3" calcext:value-type="float">
            <text:p>3</text:p>
          </table:table-cell>
          <table:table-cell office:value-type="string" calcext:value-type="string">
            <text:p>CGM 3</text:p>
          </table:table-cell>
          <table:table-cell office:value-type="string" calcext:value-type="string">
            <text:p>CHINA (VOLKSREPUBLIK CHINA) <text:s/>TAIWAN <text:s/>HONGKONG <text:s/>MACAO</text:p>
          </table:table-cell>
          <table:table-cell table:number-columns-repeated="5"/>
        </table:table-row>
        <table:table-row table:style-name="ro1">
          <table:table-cell table:formula="of:=IF(LEN([.B303])=1;0;IF(LEN([.B303])=2;1;IF(LEN([.B303])=3;2;IF(LEN([.B303])=5;3;IF(LEN([.B303])=6;4;IF(LEN([.B303])=7;5;&quot;Fehler&quot;))))))" office:value-type="float" office:value="3" calcext:value-type="float">
            <text:p>3</text:p>
          </table:table-cell>
          <table:table-cell office:value-type="string" calcext:value-type="string">
            <text:p>CGM 4</text:p>
          </table:table-cell>
          <table:table-cell office:value-type="string" calcext:value-type="string">
            <text:p>JAPAN</text:p>
          </table:table-cell>
          <table:table-cell table:number-columns-repeated="5"/>
        </table:table-row>
        <table:table-row table:style-name="ro1">
          <table:table-cell table:formula="of:=IF(LEN([.B304])=1;0;IF(LEN([.B304])=2;1;IF(LEN([.B304])=3;2;IF(LEN([.B304])=5;3;IF(LEN([.B304])=6;4;IF(LEN([.B304])=7;5;&quot;Fehler&quot;))))))" office:value-type="float" office:value="3" calcext:value-type="float">
            <text:p>3</text:p>
          </table:table-cell>
          <table:table-cell office:value-type="string" calcext:value-type="string">
            <text:p>CGM 5</text:p>
          </table:table-cell>
          <table:table-cell office:value-type="string" calcext:value-type="string">
            <text:p>PHILIPPINEN</text:p>
          </table:table-cell>
          <table:table-cell table:number-columns-repeated="5"/>
        </table:table-row>
        <table:table-row table:style-name="ro1">
          <table:table-cell table:formula="of:=IF(LEN([.B305])=1;0;IF(LEN([.B305])=2;1;IF(LEN([.B305])=3;2;IF(LEN([.B305])=5;3;IF(LEN([.B305])=6;4;IF(LEN([.B305])=7;5;&quot;Fehler&quot;))))))" office:value-type="float" office:value="2" calcext:value-type="float">
            <text:p>2</text:p>
          </table:table-cell>
          <table:table-cell office:value-type="string" calcext:value-type="string">
            <text:p>CGN</text:p>
          </table:table-cell>
          <table:table-cell office:value-type="string" calcext:value-type="string">
            <text:p>WEST- UND NORDASIEN <text:s/>ASIATISCHE GEBIETE DER GUS</text:p>
          </table:table-cell>
          <table:table-cell table:number-columns-repeated="5"/>
        </table:table-row>
        <table:table-row table:style-name="ro1">
          <table:table-cell table:formula="of:=IF(LEN([.B306])=1;0;IF(LEN([.B306])=2;1;IF(LEN([.B306])=3;2;IF(LEN([.B306])=5;3;IF(LEN([.B306])=6;4;IF(LEN([.B306])=7;5;&quot;Fehler&quot;))))))" office:value-type="float" office:value="1" calcext:value-type="float">
            <text:p>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FRIKA</text:p>
          </table:table-cell>
          <table:table-cell table:number-columns-repeated="5"/>
        </table:table-row>
        <table:table-row table:style-name="ro1">
          <table:table-cell table:formula="of:=IF(LEN([.B307])=1;0;IF(LEN([.B307])=2;1;IF(LEN([.B307])=3;2;IF(LEN([.B307])=5;3;IF(LEN([.B307])=6;4;IF(LEN([.B307])=7;5;&quot;Fehler&quot;))))))" office:value-type="float" office:value="2" calcext:value-type="float">
            <text:p>2</text:p>
          </table:table-cell>
          <table:table-cell office:value-type="string" calcext:value-type="string">
            <text:p>CHK</text:p>
          </table:table-cell>
          <table:table-cell office:value-type="string" calcext:value-type="string">
            <text:p>NORDAFRIKA</text:p>
          </table:table-cell>
          <table:table-cell table:number-columns-repeated="5"/>
        </table:table-row>
        <table:table-row table:style-name="ro1">
          <table:table-cell table:formula="of:=IF(LEN([.B308])=1;0;IF(LEN([.B308])=2;1;IF(LEN([.B308])=3;2;IF(LEN([.B308])=5;3;IF(LEN([.B308])=6;4;IF(LEN([.B308])=7;5;&quot;Fehler&quot;))))))" office:value-type="float" office:value="3" calcext:value-type="float">
            <text:p>3</text:p>
          </table:table-cell>
          <table:table-cell office:value-type="string" calcext:value-type="string">
            <text:p>CHK 1</text:p>
          </table:table-cell>
          <table:table-cell office:value-type="string" calcext:value-type="string">
            <text:p>MAROKKO <text:s/>ALGERIEN <text:s/>TUNESIEN <text:s/>LIBYEN</text:p>
          </table:table-cell>
          <table:table-cell table:number-columns-repeated="5"/>
        </table:table-row>
        <table:table-row table:style-name="ro1">
          <table:table-cell table:formula="of:=IF(LEN([.B309])=1;0;IF(LEN([.B309])=2;1;IF(LEN([.B309])=3;2;IF(LEN([.B309])=5;3;IF(LEN([.B309])=6;4;IF(LEN([.B309])=7;5;&quot;Fehler&quot;))))))" office:value-type="float" office:value="3" calcext:value-type="float">
            <text:p>3</text:p>
          </table:table-cell>
          <table:table-cell office:value-type="string" calcext:value-type="string">
            <text:p>CHK 2</text:p>
          </table:table-cell>
          <table:table-cell office:value-type="string" calcext:value-type="string">
            <text:p>SAHARA</text:p>
          </table:table-cell>
          <table:table-cell table:number-columns-repeated="5"/>
        </table:table-row>
        <table:table-row table:style-name="ro1">
          <table:table-cell table:formula="of:=IF(LEN([.B310])=1;0;IF(LEN([.B310])=2;1;IF(LEN([.B310])=3;2;IF(LEN([.B310])=5;3;IF(LEN([.B310])=6;4;IF(LEN([.B310])=7;5;&quot;Fehler&quot;))))))" office:value-type="float" office:value="3" calcext:value-type="float">
            <text:p>3</text:p>
          </table:table-cell>
          <table:table-cell office:value-type="string" calcext:value-type="string">
            <text:p>CHK 3</text:p>
          </table:table-cell>
          <table:table-cell office:value-type="string" calcext:value-type="string">
            <text:p>AEGYPTEN <text:s/>SUDAN</text:p>
          </table:table-cell>
          <table:table-cell table:number-columns-repeated="5"/>
        </table:table-row>
        <table:table-row table:style-name="ro1">
          <table:table-cell table:formula="of:=IF(LEN([.B311])=1;0;IF(LEN([.B311])=2;1;IF(LEN([.B311])=3;2;IF(LEN([.B311])=5;3;IF(LEN([.B311])=6;4;IF(LEN([.B311])=7;5;&quot;Fehler&quot;))))))" office:value-type="float" office:value="2" calcext:value-type="float">
            <text:p>2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WEST-, ZENTRAL- UND OSTAFRIKA</text:p>
          </table:table-cell>
          <table:table-cell table:number-columns-repeated="5"/>
        </table:table-row>
        <table:table-row table:style-name="ro1">
          <table:table-cell table:formula="of:=IF(LEN([.B312])=1;0;IF(LEN([.B312])=2;1;IF(LEN([.B312])=3;2;IF(LEN([.B312])=5;3;IF(LEN([.B312])=6;4;IF(LEN([.B312])=7;5;&quot;Fehler&quot;))))))" office:value-type="float" office:value="3" calcext:value-type="float">
            <text:p>3</text:p>
          </table:table-cell>
          <table:table-cell office:value-type="string" calcext:value-type="string">
            <text:p>CHL 1</text:p>
          </table:table-cell>
          <table:table-cell office:value-type="string" calcext:value-type="string">
            <text:p>SENEGAL <text:s/>GAMBIA <text:s/>GUINEA <text:s/>GUINEA-BISSAU <text:s/>SIERRA LEONE LIBERIA <text:s/>ELFENBEINKUESTE <text:s/>GHANA <text:s/>TOGO <text:s/>BENIN <text:s/>BURKINA FASO</text:p>
          </table:table-cell>
          <table:table-cell table:number-columns-repeated="5"/>
        </table:table-row>
        <table:table-row table:style-name="ro1">
          <table:table-cell table:formula="of:=IF(LEN([.B313])=1;0;IF(LEN([.B313])=2;1;IF(LEN([.B313])=3;2;IF(LEN([.B313])=5;3;IF(LEN([.B313])=6;4;IF(LEN([.B313])=7;5;&quot;Fehler&quot;))))))" office:value-type="float" office:value="3" calcext:value-type="float">
            <text:p>3</text:p>
          </table:table-cell>
          <table:table-cell office:value-type="string" calcext:value-type="string">
            <text:p>CHL 2</text:p>
          </table:table-cell>
          <table:table-cell office:value-type="string" calcext:value-type="string">
            <text:p>NIGERIA <text:s/>KAMERUN <text:s/>AEQUATORIALGUINEA</text:p>
          </table:table-cell>
          <table:table-cell table:number-columns-repeated="5"/>
        </table:table-row>
        <table:table-row table:style-name="ro1">
          <table:table-cell table:formula="of:=IF(LEN([.B314])=1;0;IF(LEN([.B314])=2;1;IF(LEN([.B314])=3;2;IF(LEN([.B314])=5;3;IF(LEN([.B314])=6;4;IF(LEN([.B314])=7;5;&quot;Fehler&quot;))))))" office:value-type="float" office:value="3" calcext:value-type="float">
            <text:p>3</text:p>
          </table:table-cell>
          <table:table-cell office:value-type="string" calcext:value-type="string">
            <text:p>CHL 3</text:p>
          </table:table-cell>
          <table:table-cell office:value-type="string" calcext:value-type="string">
            <text:p>KONGO <text:s/>GABUN <text:s/>ZENTRALAFRIKANISCHE REPUBLIK</text:p>
          </table:table-cell>
          <table:table-cell table:number-columns-repeated="5"/>
        </table:table-row>
        <table:table-row table:style-name="ro1">
          <table:table-cell table:formula="of:=IF(LEN([.B315])=1;0;IF(LEN([.B315])=2;1;IF(LEN([.B315])=3;2;IF(LEN([.B315])=5;3;IF(LEN([.B315])=6;4;IF(LEN([.B315])=7;5;&quot;Fehler&quot;))))))" office:value-type="float" office:value="3" calcext:value-type="float">
            <text:p>3</text:p>
          </table:table-cell>
          <table:table-cell office:value-type="string" calcext:value-type="string">
            <text:p>CHL 4</text:p>
          </table:table-cell>
          <table:table-cell office:value-type="string" calcext:value-type="string">
            <text:p>UGANDA <text:s/>KENIA <text:s/>TANSANIA RUANDA <text:s/>BURUNDI</text:p>
          </table:table-cell>
          <table:table-cell table:number-columns-repeated="5"/>
        </table:table-row>
        <table:table-row table:style-name="ro1">
          <table:table-cell table:formula="of:=IF(LEN([.B316])=1;0;IF(LEN([.B316])=2;1;IF(LEN([.B316])=3;2;IF(LEN([.B316])=5;3;IF(LEN([.B316])=6;4;IF(LEN([.B316])=7;5;&quot;Fehler&quot;))))))" office:value-type="float" office:value="3" calcext:value-type="float">
            <text:p>3</text:p>
          </table:table-cell>
          <table:table-cell office:value-type="string" calcext:value-type="string">
            <text:p>CHL 5</text:p>
          </table:table-cell>
          <table:table-cell office:value-type="string" calcext:value-type="string">
            <text:p>AETHIOPIEN <text:s/>ERITREA SOMALIA <text:s/>DSCHIBUTI</text:p>
          </table:table-cell>
          <table:table-cell table:number-columns-repeated="5"/>
        </table:table-row>
        <table:table-row table:style-name="ro1">
          <table:table-cell table:formula="of:=IF(LEN([.B317])=1;0;IF(LEN([.B317])=2;1;IF(LEN([.B317])=3;2;IF(LEN([.B317])=5;3;IF(LEN([.B317])=6;4;IF(LEN([.B317])=7;5;&quot;Fehler&quot;))))))" office:value-type="float" office:value="2" calcext:value-type="float">
            <text:p>2</text:p>
          </table:table-cell>
          <table:table-cell office:value-type="string" calcext:value-type="string">
            <text:p>CHM</text:p>
          </table:table-cell>
          <table:table-cell office:value-type="string" calcext:value-type="string">
            <text:p>SUEDAFRIKA</text:p>
          </table:table-cell>
          <table:table-cell table:number-columns-repeated="5"/>
        </table:table-row>
        <table:table-row table:style-name="ro1">
          <table:table-cell table:formula="of:=IF(LEN([.B318])=1;0;IF(LEN([.B318])=2;1;IF(LEN([.B318])=3;2;IF(LEN([.B318])=5;3;IF(LEN([.B318])=6;4;IF(LEN([.B318])=7;5;&quot;Fehler&quot;))))))" office:value-type="float" office:value="3" calcext:value-type="float">
            <text:p>3</text:p>
          </table:table-cell>
          <table:table-cell office:value-type="string" calcext:value-type="string">
            <text:p>CHM 1</text:p>
          </table:table-cell>
          <table:table-cell office:value-type="string" calcext:value-type="string">
            <text:p>REPUBLIK SUEDAFRIKA SAMBIA <text:s/>MALAWI BOTSWANA LESOTHO SWASILAND <text:s/>NAMIBIA SIMBABWE</text:p>
          </table:table-cell>
          <table:table-cell table:number-columns-repeated="5"/>
        </table:table-row>
        <table:table-row table:style-name="ro1">
          <table:table-cell table:formula="of:=IF(LEN([.B319])=1;0;IF(LEN([.B319])=2;1;IF(LEN([.B319])=3;2;IF(LEN([.B319])=5;3;IF(LEN([.B319])=6;4;IF(LEN([.B319])=7;5;&quot;Fehler&quot;))))))" office:value-type="float" office:value="3" calcext:value-type="float">
            <text:p>3</text:p>
          </table:table-cell>
          <table:table-cell office:value-type="string" calcext:value-type="string">
            <text:p>CHM 2</text:p>
          </table:table-cell>
          <table:table-cell office:value-type="string" calcext:value-type="string">
            <text:p>MOSAMBIK <text:s/>ANGOLA</text:p>
          </table:table-cell>
          <table:table-cell table:number-columns-repeated="5"/>
        </table:table-row>
        <table:table-row table:style-name="ro1">
          <table:table-cell table:formula="of:=IF(LEN([.B320])=1;0;IF(LEN([.B320])=2;1;IF(LEN([.B320])=3;2;IF(LEN([.B320])=5;3;IF(LEN([.B320])=6;4;IF(LEN([.B320])=7;5;&quot;Fehler&quot;))))))" office:value-type="float" office:value="2" calcext:value-type="float">
            <text:p>2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AFRIKANISCHE INSELN KUESTENNAHE INSELN S. DIE BETR. LAENDER</text:p>
          </table:table-cell>
          <table:table-cell table:number-columns-repeated="5"/>
        </table:table-row>
        <table:table-row table:style-name="ro1">
          <table:table-cell table:formula="of:=IF(LEN([.B321])=1;0;IF(LEN([.B321])=2;1;IF(LEN([.B321])=3;2;IF(LEN([.B321])=5;3;IF(LEN([.B321])=6;4;IF(LEN([.B321])=7;5;&quot;Fehler&quot;))))))" office:value-type="float" office:value="3" calcext:value-type="float">
            <text:p>3</text:p>
          </table:table-cell>
          <table:table-cell office:value-type="string" calcext:value-type="string">
            <text:p>CHN 1</text:p>
          </table:table-cell>
          <table:table-cell office:value-type="string" calcext:value-type="string">
            <text:p>MADEIRA <text:s/>AZOREN <text:s/>PORTO SANTO</text:p>
          </table:table-cell>
          <table:table-cell table:number-columns-repeated="5"/>
        </table:table-row>
        <table:table-row table:style-name="ro1">
          <table:table-cell table:formula="of:=IF(LEN([.B322])=1;0;IF(LEN([.B322])=2;1;IF(LEN([.B322])=3;2;IF(LEN([.B322])=5;3;IF(LEN([.B322])=6;4;IF(LEN([.B322])=7;5;&quot;Fehler&quot;))))))" office:value-type="float" office:value="3" calcext:value-type="float">
            <text:p>3</text:p>
          </table:table-cell>
          <table:table-cell office:value-type="string" calcext:value-type="string">
            <text:p>CHN 2</text:p>
          </table:table-cell>
          <table:table-cell office:value-type="string" calcext:value-type="string">
            <text:p>KANARISCHE INSELN</text:p>
          </table:table-cell>
          <table:table-cell table:number-columns-repeated="5"/>
        </table:table-row>
        <table:table-row table:style-name="ro1">
          <table:table-cell table:formula="of:=IF(LEN([.B323])=1;0;IF(LEN([.B323])=2;1;IF(LEN([.B323])=3;2;IF(LEN([.B323])=5;3;IF(LEN([.B323])=6;4;IF(LEN([.B323])=7;5;&quot;Fehler&quot;))))))" office:value-type="float" office:value="3" calcext:value-type="float">
            <text:p>3</text:p>
          </table:table-cell>
          <table:table-cell office:value-type="string" calcext:value-type="string">
            <text:p>CHN 3</text:p>
          </table:table-cell>
          <table:table-cell office:value-type="string" calcext:value-type="string">
            <text:p>KAPVERDISCHE INSELN</text:p>
          </table:table-cell>
          <table:table-cell table:number-columns-repeated="5"/>
        </table:table-row>
        <table:table-row table:style-name="ro1">
          <table:table-cell table:formula="of:=IF(LEN([.B324])=1;0;IF(LEN([.B324])=2;1;IF(LEN([.B324])=3;2;IF(LEN([.B324])=5;3;IF(LEN([.B324])=6;4;IF(LEN([.B324])=7;5;&quot;Fehler&quot;))))))" office:value-type="float" office:value="3" calcext:value-type="float">
            <text:p>3</text:p>
          </table:table-cell>
          <table:table-cell office:value-type="string" calcext:value-type="string">
            <text:p>CHN 4</text:p>
          </table:table-cell>
          <table:table-cell office:value-type="string" calcext:value-type="string">
            <text:p>MADAGASKAR <text:s/>SEYCHELLEN KOMOREN</text:p>
          </table:table-cell>
          <table:table-cell table:number-columns-repeated="5"/>
        </table:table-row>
        <table:table-row table:style-name="ro1">
          <table:table-cell table:formula="of:=IF(LEN([.B325])=1;0;IF(LEN([.B325])=2;1;IF(LEN([.B325])=3;2;IF(LEN([.B325])=5;3;IF(LEN([.B325])=6;4;IF(LEN([.B325])=7;5;&quot;Fehler&quot;))))))" office:value-type="float" office:value="1" calcext:value-type="float">
            <text:p>1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AMERIKA</text:p>
          </table:table-cell>
          <table:table-cell table:number-columns-repeated="5"/>
        </table:table-row>
        <table:table-row table:style-name="ro1">
          <table:table-cell table:formula="of:=IF(LEN([.B326])=1;0;IF(LEN([.B326])=2;1;IF(LEN([.B326])=3;2;IF(LEN([.B326])=5;3;IF(LEN([.B326])=6;4;IF(LEN([.B326])=7;5;&quot;Fehler&quot;))))))" office:value-type="float" office:value="2" calcext:value-type="float">
            <text:p>2</text:p>
          </table:table-cell>
          <table:table-cell office:value-type="string" calcext:value-type="string">
            <text:p>CKK</text:p>
          </table:table-cell>
          <table:table-cell office:value-type="string" calcext:value-type="string">
            <text:p>NORDAMERIKA</text:p>
          </table:table-cell>
          <table:table-cell table:number-columns-repeated="5"/>
        </table:table-row>
        <table:table-row table:style-name="ro1">
          <table:table-cell table:formula="of:=IF(LEN([.B327])=1;0;IF(LEN([.B327])=2;1;IF(LEN([.B327])=3;2;IF(LEN([.B327])=5;3;IF(LEN([.B327])=6;4;IF(LEN([.B327])=7;5;&quot;Fehler&quot;))))))" office:value-type="float" office:value="3" calcext:value-type="float">
            <text:p>3</text:p>
          </table:table-cell>
          <table:table-cell office:value-type="string" calcext:value-type="string">
            <text:p>CKK 1</text:p>
          </table:table-cell>
          <table:table-cell office:value-type="string" calcext:value-type="string">
            <text:p>KANADA</text:p>
          </table:table-cell>
          <table:table-cell table:number-columns-repeated="5"/>
        </table:table-row>
        <table:table-row table:style-name="ro1">
          <table:table-cell table:formula="of:=IF(LEN([.B328])=1;0;IF(LEN([.B328])=2;1;IF(LEN([.B328])=3;2;IF(LEN([.B328])=5;3;IF(LEN([.B328])=6;4;IF(LEN([.B328])=7;5;&quot;Fehler&quot;))))))" office:value-type="float" office:value="3" calcext:value-type="float">
            <text:p>3</text:p>
          </table:table-cell>
          <table:table-cell office:value-type="string" calcext:value-type="string">
            <text:p>CKK 2</text:p>
          </table:table-cell>
          <table:table-cell office:value-type="string" calcext:value-type="string">
            <text:p>USA (VEREINIGTE STAATEN)</text:p>
          </table:table-cell>
          <table:table-cell table:number-columns-repeated="5"/>
        </table:table-row>
        <table:table-row table:style-name="ro1">
          <table:table-cell table:formula="of:=IF(LEN([.B329])=1;0;IF(LEN([.B329])=2;1;IF(LEN([.B329])=3;2;IF(LEN([.B329])=5;3;IF(LEN([.B329])=6;4;IF(LEN([.B329])=7;5;&quot;Fehler&quot;))))))" office:value-type="float" office:value="4" calcext:value-type="float">
            <text:p>4</text:p>
          </table:table-cell>
          <table:table-cell office:value-type="string" calcext:value-type="string">
            <text:p>CKK 21</text:p>
          </table:table-cell>
          <table:table-cell office:value-type="string" calcext:value-type="string">
            <text:p>ATLANTIKKUESTE</text:p>
          </table:table-cell>
          <table:table-cell table:number-columns-repeated="5"/>
        </table:table-row>
        <table:table-row table:style-name="ro1">
          <table:table-cell table:formula="of:=IF(LEN([.B330])=1;0;IF(LEN([.B330])=2;1;IF(LEN([.B330])=3;2;IF(LEN([.B330])=5;3;IF(LEN([.B330])=6;4;IF(LEN([.B330])=7;5;&quot;Fehler&quot;))))))" office:value-type="float" office:value="4" calcext:value-type="float">
            <text:p>4</text:p>
          </table:table-cell>
          <table:table-cell office:value-type="string" calcext:value-type="string">
            <text:p>CKK 22</text:p>
          </table:table-cell>
          <table:table-cell office:value-type="string" calcext:value-type="string">
            <text:p>NORDOSTSTAATEN <text:s/>NEUENGLAND</text:p>
          </table:table-cell>
          <table:table-cell table:number-columns-repeated="5"/>
        </table:table-row>
        <table:table-row table:style-name="ro1">
          <table:table-cell table:formula="of:=IF(LEN([.B331])=1;0;IF(LEN([.B331])=2;1;IF(LEN([.B331])=3;2;IF(LEN([.B331])=5;3;IF(LEN([.B331])=6;4;IF(LEN([.B331])=7;5;&quot;Fehler&quot;))))))" office:value-type="float" office:value="5" calcext:value-type="float">
            <text:p>5</text:p>
          </table:table-cell>
          <table:table-cell office:value-type="string" calcext:value-type="string">
            <text:p>CKK 220</text:p>
          </table:table-cell>
          <table:table-cell office:value-type="string" calcext:value-type="string">
            <text:p>NEW YORK</text:p>
          </table:table-cell>
          <table:table-cell table:number-columns-repeated="5"/>
        </table:table-row>
        <table:table-row table:style-name="ro1">
          <table:table-cell table:formula="of:=IF(LEN([.B332])=1;0;IF(LEN([.B332])=2;1;IF(LEN([.B332])=3;2;IF(LEN([.B332])=5;3;IF(LEN([.B332])=6;4;IF(LEN([.B332])=7;5;&quot;Fehler&quot;))))))" office:value-type="float" office:value="4" calcext:value-type="float">
            <text:p>4</text:p>
          </table:table-cell>
          <table:table-cell office:value-type="string" calcext:value-type="string">
            <text:p>CKK 23</text:p>
          </table:table-cell>
          <table:table-cell office:value-type="string" calcext:value-type="string">
            <text:p>SUEDSTAATEN</text:p>
          </table:table-cell>
          <table:table-cell table:number-columns-repeated="5"/>
        </table:table-row>
        <table:table-row table:style-name="ro1">
          <table:table-cell table:formula="of:=IF(LEN([.B333])=1;0;IF(LEN([.B333])=2;1;IF(LEN([.B333])=3;2;IF(LEN([.B333])=5;3;IF(LEN([.B333])=6;4;IF(LEN([.B333])=7;5;&quot;Fehler&quot;))))))" office:value-type="float" office:value="4" calcext:value-type="float">
            <text:p>4</text:p>
          </table:table-cell>
          <table:table-cell office:value-type="string" calcext:value-type="string">
            <text:p>CKK 25</text:p>
          </table:table-cell>
          <table:table-cell office:value-type="string" calcext:value-type="string">
            <text:p>DER WESTEN <text:s/>GREAT PLAINS</text:p>
          </table:table-cell>
          <table:table-cell table:number-columns-repeated="5"/>
        </table:table-row>
        <table:table-row table:style-name="ro1">
          <table:table-cell table:formula="of:=IF(LEN([.B334])=1;0;IF(LEN([.B334])=2;1;IF(LEN([.B334])=3;2;IF(LEN([.B334])=5;3;IF(LEN([.B334])=6;4;IF(LEN([.B334])=7;5;&quot;Fehler&quot;))))))" office:value-type="float" office:value="5" calcext:value-type="float">
            <text:p>5</text:p>
          </table:table-cell>
          <table:table-cell office:value-type="string" calcext:value-type="string">
            <text:p>CKK 253</text:p>
          </table:table-cell>
          <table:table-cell office:value-type="string" calcext:value-type="string">
            <text:p>MITTLERER WESTEN <text:s/>GROSSE SEEN</text:p>
          </table:table-cell>
          <table:table-cell table:number-columns-repeated="5"/>
        </table:table-row>
        <table:table-row table:style-name="ro1">
          <table:table-cell table:formula="of:=IF(LEN([.B335])=1;0;IF(LEN([.B335])=2;1;IF(LEN([.B335])=3;2;IF(LEN([.B335])=5;3;IF(LEN([.B335])=6;4;IF(LEN([.B335])=7;5;&quot;Fehler&quot;))))))" office:value-type="float" office:value="5" calcext:value-type="float">
            <text:p>5</text:p>
          </table:table-cell>
          <table:table-cell office:value-type="string" calcext:value-type="string">
            <text:p>CKK 256</text:p>
          </table:table-cell>
          <table:table-cell office:value-type="string" calcext:value-type="string">
            <text:p>ROCKY MOUNTAINS <text:s/>SUEDWESTSTAATEN</text:p>
          </table:table-cell>
          <table:table-cell table:number-columns-repeated="5"/>
        </table:table-row>
        <table:table-row table:style-name="ro1">
          <table:table-cell table:formula="of:=IF(LEN([.B336])=1;0;IF(LEN([.B336])=2;1;IF(LEN([.B336])=3;2;IF(LEN([.B336])=5;3;IF(LEN([.B336])=6;4;IF(LEN([.B336])=7;5;&quot;Fehler&quot;))))))" office:value-type="float" office:value="5" calcext:value-type="float">
            <text:p>5</text:p>
          </table:table-cell>
          <table:table-cell office:value-type="string" calcext:value-type="string">
            <text:p>CKK 259</text:p>
          </table:table-cell>
          <table:table-cell office:value-type="string" calcext:value-type="string">
            <text:p>PAZIFIKKUESTE</text:p>
          </table:table-cell>
          <table:table-cell table:number-columns-repeated="5"/>
        </table:table-row>
        <table:table-row table:style-name="ro1">
          <table:table-cell table:formula="of:=IF(LEN([.B337])=1;0;IF(LEN([.B337])=2;1;IF(LEN([.B337])=3;2;IF(LEN([.B337])=5;3;IF(LEN([.B337])=6;4;IF(LEN([.B337])=7;5;&quot;Fehler&quot;))))))" office:value-type="float" office:value="4" calcext:value-type="float">
            <text:p>4</text:p>
          </table:table-cell>
          <table:table-cell office:value-type="string" calcext:value-type="string">
            <text:p>CKK 29</text:p>
          </table:table-cell>
          <table:table-cell office:value-type="string" calcext:value-type="string">
            <text:p>ALASKA</text:p>
          </table:table-cell>
          <table:table-cell table:number-columns-repeated="5"/>
        </table:table-row>
        <table:table-row table:style-name="ro1">
          <table:table-cell table:formula="of:=IF(LEN([.B338])=1;0;IF(LEN([.B338])=2;1;IF(LEN([.B338])=3;2;IF(LEN([.B338])=5;3;IF(LEN([.B338])=6;4;IF(LEN([.B338])=7;5;&quot;Fehler&quot;))))))" office:value-type="float" office:value="2" calcext:value-type="float">
            <text:p>2</text:p>
          </table:table-cell>
          <table:table-cell office:value-type="string" calcext:value-type="string">
            <text:p>CKL</text:p>
          </table:table-cell>
          <table:table-cell office:value-type="string" calcext:value-type="string">
            <text:p>MITTELAMERIKA <text:s/>MEXIKO <text:s/>WESTINDISCHE INSELN</text:p>
          </table:table-cell>
          <table:table-cell table:number-columns-repeated="5"/>
        </table:table-row>
        <table:table-row table:style-name="ro1">
          <table:table-cell table:formula="of:=IF(LEN([.B339])=1;0;IF(LEN([.B339])=2;1;IF(LEN([.B339])=3;2;IF(LEN([.B339])=5;3;IF(LEN([.B339])=6;4;IF(LEN([.B339])=7;5;&quot;Fehler&quot;))))))" office:value-type="float" office:value="3" calcext:value-type="float">
            <text:p>3</text:p>
          </table:table-cell>
          <table:table-cell office:value-type="string" calcext:value-type="string">
            <text:p>CKL 1</text:p>
          </table:table-cell>
          <table:table-cell office:value-type="string" calcext:value-type="string">
            <text:p>MEXIKO</text:p>
          </table:table-cell>
          <table:table-cell table:number-columns-repeated="5"/>
        </table:table-row>
        <table:table-row table:style-name="ro1">
          <table:table-cell table:formula="of:=IF(LEN([.B340])=1;0;IF(LEN([.B340])=2;1;IF(LEN([.B340])=3;2;IF(LEN([.B340])=5;3;IF(LEN([.B340])=6;4;IF(LEN([.B340])=7;5;&quot;Fehler&quot;))))))" office:value-type="float" office:value="3" calcext:value-type="float">
            <text:p>3</text:p>
          </table:table-cell>
          <table:table-cell office:value-type="string" calcext:value-type="string">
            <text:p>CKL 2</text:p>
          </table:table-cell>
          <table:table-cell office:value-type="string" calcext:value-type="string">
            <text:p>MITTELAMERIKA</text:p>
          </table:table-cell>
          <table:table-cell table:number-columns-repeated="5"/>
        </table:table-row>
        <table:table-row table:style-name="ro1">
          <table:table-cell table:formula="of:=IF(LEN([.B341])=1;0;IF(LEN([.B341])=2;1;IF(LEN([.B341])=3;2;IF(LEN([.B341])=5;3;IF(LEN([.B341])=6;4;IF(LEN([.B341])=7;5;&quot;Fehler&quot;))))))" office:value-type="float" office:value="3" calcext:value-type="float">
            <text:p>3</text:p>
          </table:table-cell>
          <table:table-cell office:value-type="string" calcext:value-type="string">
            <text:p>CKL 3</text:p>
          </table:table-cell>
          <table:table-cell office:value-type="string" calcext:value-type="string">
            <text:p>WESTINDISCHE INSELN</text:p>
          </table:table-cell>
          <table:table-cell table:number-columns-repeated="5"/>
        </table:table-row>
        <table:table-row table:style-name="ro1">
          <table:table-cell table:formula="of:=IF(LEN([.B342])=1;0;IF(LEN([.B342])=2;1;IF(LEN([.B342])=3;2;IF(LEN([.B342])=5;3;IF(LEN([.B342])=6;4;IF(LEN([.B342])=7;5;&quot;Fehler&quot;))))))" office:value-type="float" office:value="2" calcext:value-type="float">
            <text:p>2</text:p>
          </table:table-cell>
          <table:table-cell office:value-type="string" calcext:value-type="string">
            <text:p>CKM</text:p>
          </table:table-cell>
          <table:table-cell office:value-type="string" calcext:value-type="string">
            <text:p>SUEDAMERIKA</text:p>
          </table:table-cell>
          <table:table-cell table:number-columns-repeated="5"/>
        </table:table-row>
        <table:table-row table:style-name="ro1">
          <table:table-cell table:formula="of:=IF(LEN([.B343])=1;0;IF(LEN([.B343])=2;1;IF(LEN([.B343])=3;2;IF(LEN([.B343])=5;3;IF(LEN([.B343])=6;4;IF(LEN([.B343])=7;5;&quot;Fehler&quot;))))))" office:value-type="float" office:value="3" calcext:value-type="float">
            <text:p>3</text:p>
          </table:table-cell>
          <table:table-cell office:value-type="string" calcext:value-type="string">
            <text:p>CKM 1</text:p>
          </table:table-cell>
          <table:table-cell office:value-type="string" calcext:value-type="string">
            <text:p>VENEZUELA <text:s/>KOLUMBIEN <text:s/>GUYANA <text:s/>SURINAME</text:p>
          </table:table-cell>
          <table:table-cell table:number-columns-repeated="5"/>
        </table:table-row>
        <table:table-row table:style-name="ro1">
          <table:table-cell table:formula="of:=IF(LEN([.B344])=1;0;IF(LEN([.B344])=2;1;IF(LEN([.B344])=3;2;IF(LEN([.B344])=5;3;IF(LEN([.B344])=6;4;IF(LEN([.B344])=7;5;&quot;Fehler&quot;))))))" office:value-type="float" office:value="3" calcext:value-type="float">
            <text:p>3</text:p>
          </table:table-cell>
          <table:table-cell office:value-type="string" calcext:value-type="string">
            <text:p>CKM 2</text:p>
          </table:table-cell>
          <table:table-cell office:value-type="string" calcext:value-type="string">
            <text:p>ECUADOR <text:s/>PERU <text:s/>BOLIVIEN <text:s/>CHILE <text:s/>GALAPAGOS-INSELN</text:p>
          </table:table-cell>
          <table:table-cell table:number-columns-repeated="5"/>
        </table:table-row>
        <table:table-row table:style-name="ro1">
          <table:table-cell table:formula="of:=IF(LEN([.B345])=1;0;IF(LEN([.B345])=2;1;IF(LEN([.B345])=3;2;IF(LEN([.B345])=5;3;IF(LEN([.B345])=6;4;IF(LEN([.B345])=7;5;&quot;Fehler&quot;))))))" office:value-type="float" office:value="3" calcext:value-type="float">
            <text:p>3</text:p>
          </table:table-cell>
          <table:table-cell office:value-type="string" calcext:value-type="string">
            <text:p>CKM 3</text:p>
          </table:table-cell>
          <table:table-cell office:value-type="string" calcext:value-type="string">
            <text:p>BRASILIEN <text:s/>AMAZONAS-GEBIET</text:p>
          </table:table-cell>
          <table:table-cell table:number-columns-repeated="5"/>
        </table:table-row>
        <table:table-row table:style-name="ro1">
          <table:table-cell table:formula="of:=IF(LEN([.B346])=1;0;IF(LEN([.B346])=2;1;IF(LEN([.B346])=3;2;IF(LEN([.B346])=5;3;IF(LEN([.B346])=6;4;IF(LEN([.B346])=7;5;&quot;Fehler&quot;))))))" office:value-type="float" office:value="3" calcext:value-type="float">
            <text:p>3</text:p>
          </table:table-cell>
          <table:table-cell office:value-type="string" calcext:value-type="string">
            <text:p>CKM 4</text:p>
          </table:table-cell>
          <table:table-cell office:value-type="string" calcext:value-type="string">
            <text:p>ARGENTINIEN <text:s/>PARAGUAY <text:s/>URUGUAY <text:s/>FALKLAND-INSELN</text:p>
          </table:table-cell>
          <table:table-cell table:number-columns-repeated="5"/>
        </table:table-row>
        <table:table-row table:style-name="ro1">
          <table:table-cell table:formula="of:=IF(LEN([.B347])=1;0;IF(LEN([.B347])=2;1;IF(LEN([.B347])=3;2;IF(LEN([.B347])=5;3;IF(LEN([.B347])=6;4;IF(LEN([.B347])=7;5;&quot;Fehler&quot;))))))" office:value-type="float" office:value="1" calcext:value-type="float">
            <text:p>1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AUSTRALIEN <text:s/>NEUSEELAND <text:s/>OZEANIEN : GESAMTDARSTELLUNGEN</text:p>
          </table:table-cell>
          <table:table-cell table:number-columns-repeated="5"/>
        </table:table-row>
        <table:table-row table:style-name="ro1">
          <table:table-cell table:formula="of:=IF(LEN([.B348])=1;0;IF(LEN([.B348])=2;1;IF(LEN([.B348])=3;2;IF(LEN([.B348])=5;3;IF(LEN([.B348])=6;4;IF(LEN([.B348])=7;5;&quot;Fehler&quot;))))))" office:value-type="float" office:value="2" calcext:value-type="float">
            <text:p>2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AUSTRALISCHES FESTLAND <text:s/>TASMANIEN <text:s/>NEUSEELAND</text:p>
          </table:table-cell>
          <table:table-cell table:number-columns-repeated="5"/>
        </table:table-row>
        <table:table-row table:style-name="ro1">
          <table:table-cell table:formula="of:=IF(LEN([.B349])=1;0;IF(LEN([.B349])=2;1;IF(LEN([.B349])=3;2;IF(LEN([.B349])=5;3;IF(LEN([.B349])=6;4;IF(LEN([.B349])=7;5;&quot;Fehler&quot;))))))" office:value-type="float" office:value="2" calcext:value-type="float">
            <text:p>2</text:p>
          </table:table-cell>
          <table:table-cell office:value-type="string" calcext:value-type="string">
            <text:p>CLL</text:p>
          </table:table-cell>
          <table:table-cell office:value-type="string" calcext:value-type="string">
            <text:p>MELANESIEN</text:p>
          </table:table-cell>
          <table:table-cell table:number-columns-repeated="5"/>
        </table:table-row>
        <table:table-row table:style-name="ro1">
          <table:table-cell table:formula="of:=IF(LEN([.B350])=1;0;IF(LEN([.B350])=2;1;IF(LEN([.B350])=3;2;IF(LEN([.B350])=5;3;IF(LEN([.B350])=6;4;IF(LEN([.B350])=7;5;&quot;Fehler&quot;))))))" office:value-type="float" office:value="2" calcext:value-type="float">
            <text:p>2</text:p>
          </table:table-cell>
          <table:table-cell office:value-type="string" calcext:value-type="string">
            <text:p>CLM</text:p>
          </table:table-cell>
          <table:table-cell office:value-type="string" calcext:value-type="string">
            <text:p>POLYNESIEN <text:s/>MIKRONESIEN</text:p>
          </table:table-cell>
          <table:table-cell table:number-columns-repeated="5"/>
        </table:table-row>
        <table:table-row table:style-name="ro1">
          <table:table-cell table:formula="of:=IF(LEN([.B351])=1;0;IF(LEN([.B351])=2;1;IF(LEN([.B351])=3;2;IF(LEN([.B351])=5;3;IF(LEN([.B351])=6;4;IF(LEN([.B351])=7;5;&quot;Fehler&quot;))))))"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POLARGEBIET</text:p>
          </table:table-cell>
          <table:table-cell table:number-columns-repeated="5"/>
        </table:table-row>
        <table:table-row table:style-name="ro1">
          <table:table-cell table:formula="of:=IF(LEN([.B352])=1;0;IF(LEN([.B352])=2;1;IF(LEN([.B352])=3;2;IF(LEN([.B352])=5;3;IF(LEN([.B352])=6;4;IF(LEN([.B352])=7;5;&quot;Fehler&quot;))))))" office:value-type="float" office:value="2" calcext:value-type="float">
            <text:p>2</text:p>
          </table:table-cell>
          <table:table-cell office:value-type="string" calcext:value-type="string">
            <text:p>CMK</text:p>
          </table:table-cell>
          <table:table-cell office:value-type="string" calcext:value-type="string">
            <text:p>ARKTIS (NORDPOLARGEBIET)</text:p>
          </table:table-cell>
          <table:table-cell table:number-columns-repeated="5"/>
        </table:table-row>
        <table:table-row table:style-name="ro1">
          <table:table-cell table:formula="of:=IF(LEN([.B353])=1;0;IF(LEN([.B353])=2;1;IF(LEN([.B353])=3;2;IF(LEN([.B353])=5;3;IF(LEN([.B353])=6;4;IF(LEN([.B353])=7;5;&quot;Fehler&quot;))))))" office:value-type="float" office:value="2" calcext:value-type="float">
            <text:p>2</text:p>
          </table:table-cell>
          <table:table-cell office:value-type="string" calcext:value-type="string">
            <text:p>CML</text:p>
          </table:table-cell>
          <table:table-cell office:value-type="string" calcext:value-type="string">
            <text:p>ANTARKTIS (SUEDPOLARGEBIET)</text:p>
          </table:table-cell>
          <table:table-cell table:number-columns-repeated="5"/>
        </table:table-row>
        <table:table-row table:style-name="ro1">
          <table:table-cell table:formula="of:=IF(LEN([.B354])=1;0;IF(LEN([.B354])=2;1;IF(LEN([.B354])=3;2;IF(LEN([.B354])=5;3;IF(LEN([.B354])=6;4;IF(LEN([.B354])=7;5;&quot;Fehler&quot;))))))" office:value-type="float" office:value="2" calcext:value-type="float">
            <text:p>2</text:p>
          </table:table-cell>
          <table:table-cell office:value-type="string" calcext:value-type="string">
            <text:p>CYB</text:p>
          </table:table-cell>
          <table:table-cell office:value-type="string" calcext:value-type="string">
            <text:p>BIOGRAPHIEN VON GEOGRAPHEN, LAENDER- UND VOELKERKUNDLERN, FORSCHUNGSREISENDEN UND ENTDECKUNGSREISENDEN</text:p>
          </table:table-cell>
          <table:table-cell table:number-columns-repeated="5"/>
        </table:table-row>
        <table:table-row table:style-name="ro1">
          <table:table-cell table:formula="of:=IF(LEN([.B355])=1;0;IF(LEN([.B355])=2;1;IF(LEN([.B355])=3;2;IF(LEN([.B355])=5;3;IF(LEN([.B355])=6;4;IF(LEN([.B355])=7;5;&quot;Fehler&quot;))))))" office:value-type="float" office:value="3" calcext:value-type="float">
            <text:p>3</text:p>
          </table:table-cell>
          <table:table-cell office:value-type="string" calcext:value-type="string">
            <text:p>CYB 1</text:p>
          </table:table-cell>
          <table:table-cell office:value-type="string" calcext:value-type="string">
            <text:p>BIOGRAPHIEN MEHRERER GEOGRAPHEN, LAENDER- UND VOELKERKUNDLER, FORSCHUNGSREISENDER UND ENTDECKUNGSREISENDER</text:p>
          </table:table-cell>
          <table:table-cell table:number-columns-repeated="5"/>
        </table:table-row>
        <table:table-row table:style-name="ro1">
          <table:table-cell table:formula="of:=IF(LEN([.B356])=1;0;IF(LEN([.B356])=2;1;IF(LEN([.B356])=3;2;IF(LEN([.B356])=5;3;IF(LEN([.B356])=6;4;IF(LEN([.B356])=7;5;&quot;Fehler&quot;))))))" office:value-type="float" office:value="3" calcext:value-type="float">
            <text:p>3</text:p>
          </table:table-cell>
          <table:table-cell office:value-type="string" calcext:value-type="string">
            <text:p>CYB 2</text:p>
          </table:table-cell>
          <table:table-cell office:value-type="string" calcext:value-type="string">
            <text:p>BIOGRAPHIEN EINZELNER GEOGRAPHEN, LAENDER- UND VOELKERKUNDLER, FORSCHUNGSREISENDER UND ENTDECKUNGSREISENDER (ALPHABETISCH NACH BIOGRAPHIERTEN)</text:p>
          </table:table-cell>
          <table:table-cell table:number-columns-repeated="5"/>
        </table:table-row>
        <table:table-row table:style-name="ro1">
          <table:table-cell table:formula="of:=IF(LEN([.B357])=1;0;IF(LEN([.B357])=2;1;IF(LEN([.B357])=3;2;IF(LEN([.B357])=5;3;IF(LEN([.B357])=6;4;IF(LEN([.B357])=7;5;&quot;Fehler&quot;))))))" office:value-type="float" office:value="1" calcext:value-type="float">
            <text:p>1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358])=1;0;IF(LEN([.B358])=2;1;IF(LEN([.B358])=3;2;IF(LEN([.B358])=5;3;IF(LEN([.B358])=6;4;IF(LEN([.B358])=7;5;&quot;Fehler&quot;))))))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EIMATKUNDE</text:p>
          </table:table-cell>
          <table:table-cell table:number-columns-repeated="5"/>
        </table:table-row>
        <table:table-row table:style-name="ro1">
          <table:table-cell table:formula="of:=IF(LEN([.B359])=1;0;IF(LEN([.B359])=2;1;IF(LEN([.B359])=3;2;IF(LEN([.B359])=5;3;IF(LEN([.B359])=6;4;IF(LEN([.B359])=7;5;&quot;Fehler&quot;))))))" office:value-type="float" office:value="1" calcext:value-type="float">
            <text:p>1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LLGEMEINES <text:s/>DARSTELLUNGEN AUS MEHREREN SACHGEBIETEN</text:p>
          </table:table-cell>
          <table:table-cell table:number-columns-repeated="5"/>
        </table:table-row>
        <table:table-row table:style-name="ro1">
          <table:table-cell table:formula="of:=IF(LEN([.B360])=1;0;IF(LEN([.B360])=2;1;IF(LEN([.B360])=3;2;IF(LEN([.B360])=5;3;IF(LEN([.B360])=6;4;IF(LEN([.B360])=7;5;&quot;Fehler&quot;))))))" office:value-type="float" office:value="2" calcext:value-type="float">
            <text:p>2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NACHSCHLAGEWERKE UND BIBLIOGRAPHIEN</text:p>
          </table:table-cell>
          <table:table-cell table:number-columns-repeated="5"/>
        </table:table-row>
        <table:table-row table:style-name="ro1">
          <table:table-cell table:formula="of:=IF(LEN([.B361])=1;0;IF(LEN([.B361])=2;1;IF(LEN([.B361])=3;2;IF(LEN([.B361])=5;3;IF(LEN([.B361])=6;4;IF(LEN([.B361])=7;5;&quot;Fehler&quot;))))))" office:value-type="float" office:value="1" calcext:value-type="float">
            <text:p>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EOGRAPHIE EINSCHL. REISEFUEHRER</text:p>
          </table:table-cell>
          <table:table-cell table:number-columns-repeated="5"/>
        </table:table-row>
        <table:table-row table:style-name="ro1">
          <table:table-cell table:formula="of:=IF(LEN([.B362])=1;0;IF(LEN([.B362])=2;1;IF(LEN([.B362])=3;2;IF(LEN([.B362])=5;3;IF(LEN([.B362])=6;4;IF(LEN([.B362])=7;5;&quot;Fehler&quot;))))))" office:value-type="float" office:value="2" calcext:value-type="float">
            <text:p>2</text:p>
          </table:table-cell>
          <table:table-cell office:value-type="string" calcext:value-type="string">
            <text:p>DC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LEN([.B363])=1;0;IF(LEN([.B363])=2;1;IF(LEN([.B363])=3;2;IF(LEN([.B363])=5;3;IF(LEN([.B363])=6;4;IF(LEN([.B363])=7;5;&quot;Fehler&quot;))))))" office:value-type="float" office:value="2" calcext:value-type="float">
            <text:p>2</text:p>
          </table:table-cell>
          <table:table-cell office:value-type="string" calcext:value-type="string">
            <text:p>DC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LEN([.B364])=1;0;IF(LEN([.B364])=2;1;IF(LEN([.B364])=3;2;IF(LEN([.B364])=5;3;IF(LEN([.B364])=6;4;IF(LEN([.B364])=7;5;&quot;Fehler&quot;))))))" office:value-type="float" office:value="2" calcext:value-type="float">
            <text:p>2</text:p>
          </table:table-cell>
          <table:table-cell office:value-type="string" calcext:value-type="string">
            <text:p>DC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LEN([.B365])=1;0;IF(LEN([.B365])=2;1;IF(LEN([.B365])=3;2;IF(LEN([.B365])=5;3;IF(LEN([.B365])=6;4;IF(LEN([.B365])=7;5;&quot;Fehler&quot;))))))" office:value-type="float" office:value="2" calcext:value-type="float">
            <text:p>2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LEN([.B366])=1;0;IF(LEN([.B366])=2;1;IF(LEN([.B366])=3;2;IF(LEN([.B366])=5;3;IF(LEN([.B366])=6;4;IF(LEN([.B366])=7;5;&quot;Fehler&quot;))))))" office:value-type="float" office:value="1" calcext:value-type="float">
            <text:p>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SCHICHTE UND KULTURGESCHICHTE <text:s/>VOLKSKUNDE</text:p>
          </table:table-cell>
          <table:table-cell table:number-columns-repeated="5"/>
        </table:table-row>
        <table:table-row table:style-name="ro1">
          <table:table-cell table:formula="of:=IF(LEN([.B367])=1;0;IF(LEN([.B367])=2;1;IF(LEN([.B367])=3;2;IF(LEN([.B367])=5;3;IF(LEN([.B367])=6;4;IF(LEN([.B367])=7;5;&quot;Fehler&quot;))))))" office:value-type="float" office:value="2" calcext:value-type="float">
            <text:p>2</text:p>
          </table:table-cell>
          <table:table-cell office:value-type="string" calcext:value-type="string">
            <text:p>DE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LEN([.B368])=1;0;IF(LEN([.B368])=2;1;IF(LEN([.B368])=3;2;IF(LEN([.B368])=5;3;IF(LEN([.B368])=6;4;IF(LEN([.B368])=7;5;&quot;Fehler&quot;))))))" office:value-type="float" office:value="2" calcext:value-type="float">
            <text:p>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LEN([.B369])=1;0;IF(LEN([.B369])=2;1;IF(LEN([.B369])=3;2;IF(LEN([.B369])=5;3;IF(LEN([.B369])=6;4;IF(LEN([.B369])=7;5;&quot;Fehler&quot;))))))" office:value-type="float" office:value="2" calcext:value-type="float">
            <text:p>2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LEN([.B370])=1;0;IF(LEN([.B370])=2;1;IF(LEN([.B370])=3;2;IF(LEN([.B370])=5;3;IF(LEN([.B370])=6;4;IF(LEN([.B370])=7;5;&quot;Fehler&quot;))))))" office:value-type="float" office:value="2" calcext:value-type="float">
            <text:p>2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LEN([.B371])=1;0;IF(LEN([.B371])=2;1;IF(LEN([.B371])=3;2;IF(LEN([.B371])=5;3;IF(LEN([.B371])=6;4;IF(LEN([.B371])=7;5;&quot;Fehler&quot;))))))" office:value-type="float" office:value="1" calcext:value-type="float">
            <text:p>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RECHT UND VERWALTUNG</text:p>
          </table:table-cell>
          <table:table-cell table:number-columns-repeated="5"/>
        </table:table-row>
        <table:table-row table:style-name="ro1">
          <table:table-cell table:formula="of:=IF(LEN([.B372])=1;0;IF(LEN([.B372])=2;1;IF(LEN([.B372])=3;2;IF(LEN([.B372])=5;3;IF(LEN([.B372])=6;4;IF(LEN([.B372])=7;5;&quot;Fehler&quot;))))))" office:value-type="float" office:value="2" calcext:value-type="float">
            <text:p>2</text:p>
          </table:table-cell>
          <table:table-cell office:value-type="string" calcext:value-type="string">
            <text:p>DF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LEN([.B373])=1;0;IF(LEN([.B373])=2;1;IF(LEN([.B373])=3;2;IF(LEN([.B373])=5;3;IF(LEN([.B373])=6;4;IF(LEN([.B373])=7;5;&quot;Fehler&quot;))))))" office:value-type="float" office:value="2" calcext:value-type="float">
            <text:p>2</text:p>
          </table:table-cell>
          <table:table-cell office:value-type="string" calcext:value-type="string">
            <text:p>DF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LEN([.B374])=1;0;IF(LEN([.B374])=2;1;IF(LEN([.B374])=3;2;IF(LEN([.B374])=5;3;IF(LEN([.B374])=6;4;IF(LEN([.B374])=7;5;&quot;Fehler&quot;))))))" office:value-type="float" office:value="2" calcext:value-type="float">
            <text:p>2</text:p>
          </table:table-cell>
          <table:table-cell office:value-type="string" calcext:value-type="string">
            <text:p>DF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LEN([.B375])=1;0;IF(LEN([.B375])=2;1;IF(LEN([.B375])=3;2;IF(LEN([.B375])=5;3;IF(LEN([.B375])=6;4;IF(LEN([.B375])=7;5;&quot;Fehler&quot;))))))" office:value-type="float" office:value="2" calcext:value-type="float">
            <text:p>2</text:p>
          </table:table-cell>
          <table:table-cell office:value-type="string" calcext:value-type="string">
            <text:p>DF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LEN([.B376])=1;0;IF(LEN([.B376])=2;1;IF(LEN([.B376])=3;2;IF(LEN([.B376])=5;3;IF(LEN([.B376])=6;4;IF(LEN([.B376])=7;5;&quot;Fehler&quot;))))))" office:value-type="float" office:value="1" calcext:value-type="float">
            <text:p>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EVOELKERUNGSPOLITIK <text:s/>SOZIALPOLITIK <text:s/>SOZIALARBEIT <text:s/>STATISTIK KOMMUNALE NEUORDNUNG <text:s/>STADTPLANUNG <text:s/>REGIONALPLANUNG WOHNUNGSPOLITIK <text:s/>SIEDLUNGSPOLITIK <text:s/>UMWELTSCHUTZ VEREINSWESEN</text:p>
          </table:table-cell>
          <table:table-cell table:number-columns-repeated="5"/>
        </table:table-row>
        <table:table-row table:style-name="ro1">
          <table:table-cell table:formula="of:=IF(LEN([.B377])=1;0;IF(LEN([.B377])=2;1;IF(LEN([.B377])=3;2;IF(LEN([.B377])=5;3;IF(LEN([.B377])=6;4;IF(LEN([.B377])=7;5;&quot;Fehler&quot;))))))" office:value-type="float" office:value="2" calcext:value-type="float">
            <text:p>2</text:p>
          </table:table-cell>
          <table:table-cell office:value-type="string" calcext:value-type="string">
            <text:p>DG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LEN([.B378])=1;0;IF(LEN([.B378])=2;1;IF(LEN([.B378])=3;2;IF(LEN([.B378])=5;3;IF(LEN([.B378])=6;4;IF(LEN([.B378])=7;5;&quot;Fehler&quot;))))))" office:value-type="float" office:value="2" calcext:value-type="float">
            <text:p>2</text:p>
          </table:table-cell>
          <table:table-cell office:value-type="string" calcext:value-type="string">
            <text:p>DG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LEN([.B379])=1;0;IF(LEN([.B379])=2;1;IF(LEN([.B379])=3;2;IF(LEN([.B379])=5;3;IF(LEN([.B379])=6;4;IF(LEN([.B379])=7;5;&quot;Fehler&quot;))))))" office:value-type="float" office:value="2" calcext:value-type="float">
            <text:p>2</text:p>
          </table:table-cell>
          <table:table-cell office:value-type="string" calcext:value-type="string">
            <text:p>DG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LEN([.B380])=1;0;IF(LEN([.B380])=2;1;IF(LEN([.B380])=3;2;IF(LEN([.B380])=5;3;IF(LEN([.B380])=6;4;IF(LEN([.B380])=7;5;&quot;Fehler&quot;))))))" office:value-type="float" office:value="2" calcext:value-type="float">
            <text:p>2</text:p>
          </table:table-cell>
          <table:table-cell office:value-type="string" calcext:value-type="string">
            <text:p>DG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LEN([.B381])=1;0;IF(LEN([.B381])=2;1;IF(LEN([.B381])=3;2;IF(LEN([.B381])=5;3;IF(LEN([.B381])=6;4;IF(LEN([.B381])=7;5;&quot;Fehler&quot;))))))" office:value-type="float" office:value="1" calcext:value-type="float">
            <text:p>1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WIRTSCHAFT UND VERKEHR <text:s/>INDUSTRIE UND HANDWERK</text:p>
          </table:table-cell>
          <table:table-cell table:number-columns-repeated="5"/>
        </table:table-row>
        <table:table-row table:style-name="ro1">
          <table:table-cell table:formula="of:=IF(LEN([.B382])=1;0;IF(LEN([.B382])=2;1;IF(LEN([.B382])=3;2;IF(LEN([.B382])=5;3;IF(LEN([.B382])=6;4;IF(LEN([.B382])=7;5;&quot;Fehler&quot;))))))" office:value-type="float" office:value="2" calcext:value-type="float">
            <text:p>2</text:p>
          </table:table-cell>
          <table:table-cell office:value-type="string" calcext:value-type="string">
            <text:p>DH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LEN([.B383])=1;0;IF(LEN([.B383])=2;1;IF(LEN([.B383])=3;2;IF(LEN([.B383])=5;3;IF(LEN([.B383])=6;4;IF(LEN([.B383])=7;5;&quot;Fehler&quot;))))))" office:value-type="float" office:value="2" calcext:value-type="float">
            <text:p>2</text:p>
          </table:table-cell>
          <table:table-cell office:value-type="string" calcext:value-type="string">
            <text:p>DH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LEN([.B384])=1;0;IF(LEN([.B384])=2;1;IF(LEN([.B384])=3;2;IF(LEN([.B384])=5;3;IF(LEN([.B384])=6;4;IF(LEN([.B384])=7;5;&quot;Fehler&quot;))))))" office:value-type="float" office:value="2" calcext:value-type="float">
            <text:p>2</text:p>
          </table:table-cell>
          <table:table-cell office:value-type="string" calcext:value-type="string">
            <text:p>DH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LEN([.B385])=1;0;IF(LEN([.B385])=2;1;IF(LEN([.B385])=3;2;IF(LEN([.B385])=5;3;IF(LEN([.B385])=6;4;IF(LEN([.B385])=7;5;&quot;Fehler&quot;))))))" office:value-type="float" office:value="2" calcext:value-type="float">
            <text:p>2</text:p>
          </table:table-cell>
          <table:table-cell office:value-type="string" calcext:value-type="string">
            <text:p>DH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LEN([.B386])=1;0;IF(LEN([.B386])=2;1;IF(LEN([.B386])=3;2;IF(LEN([.B386])=5;3;IF(LEN([.B386])=6;4;IF(LEN([.B386])=7;5;&quot;Fehler&quot;))))))" office:value-type="float" office:value="1" calcext:value-type="float">
            <text:p>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ELIGION UND KIRCHLICHES LEBEN</text:p>
          </table:table-cell>
          <table:table-cell table:number-columns-repeated="5"/>
        </table:table-row>
        <table:table-row table:style-name="ro1">
          <table:table-cell table:formula="of:=IF(LEN([.B387])=1;0;IF(LEN([.B387])=2;1;IF(LEN([.B387])=3;2;IF(LEN([.B387])=5;3;IF(LEN([.B387])=6;4;IF(LEN([.B387])=7;5;&quot;Fehler&quot;))))))" office:value-type="float" office:value="2" calcext:value-type="float">
            <text:p>2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LEN([.B388])=1;0;IF(LEN([.B388])=2;1;IF(LEN([.B388])=3;2;IF(LEN([.B388])=5;3;IF(LEN([.B388])=6;4;IF(LEN([.B388])=7;5;&quot;Fehler&quot;))))))" office:value-type="float" office:value="2" calcext:value-type="float">
            <text:p>2</text:p>
          </table:table-cell>
          <table:table-cell office:value-type="string" calcext:value-type="string">
            <text:p>DK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LEN([.B389])=1;0;IF(LEN([.B389])=2;1;IF(LEN([.B389])=3;2;IF(LEN([.B389])=5;3;IF(LEN([.B389])=6;4;IF(LEN([.B389])=7;5;&quot;Fehler&quot;))))))" office:value-type="float" office:value="2" calcext:value-type="float">
            <text:p>2</text:p>
          </table:table-cell>
          <table:table-cell office:value-type="string" calcext:value-type="string">
            <text:p>DK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LEN([.B390])=1;0;IF(LEN([.B390])=2;1;IF(LEN([.B390])=3;2;IF(LEN([.B390])=5;3;IF(LEN([.B390])=6;4;IF(LEN([.B390])=7;5;&quot;Fehler&quot;))))))" office:value-type="float" office:value="2" calcext:value-type="float">
            <text:p>2</text:p>
          </table:table-cell>
          <table:table-cell office:value-type="string" calcext:value-type="string">
            <text:p>DK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LEN([.B391])=1;0;IF(LEN([.B391])=2;1;IF(LEN([.B391])=3;2;IF(LEN([.B391])=5;3;IF(LEN([.B391])=6;4;IF(LEN([.B391])=7;5;&quot;Fehler&quot;))))))"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BILDUNGS- UND ERZIEHUNGSWESEN (SCHULEN, HOCHSCHULEN, ERWACHSENENBILDUNG) – FORSCHUNG</text:p>
          </table:table-cell>
          <table:table-cell table:number-columns-repeated="5"/>
        </table:table-row>
        <table:table-row table:style-name="ro1">
          <table:table-cell table:formula="of:=IF(LEN([.B392])=1;0;IF(LEN([.B392])=2;1;IF(LEN([.B392])=3;2;IF(LEN([.B392])=5;3;IF(LEN([.B392])=6;4;IF(LEN([.B392])=7;5;&quot;Fehler&quot;))))))" office:value-type="float" office:value="2" calcext:value-type="float">
            <text:p>2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LEN([.B393])=1;0;IF(LEN([.B393])=2;1;IF(LEN([.B393])=3;2;IF(LEN([.B393])=5;3;IF(LEN([.B393])=6;4;IF(LEN([.B393])=7;5;&quot;Fehler&quot;))))))" office:value-type="float" office:value="2" calcext:value-type="float">
            <text:p>2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LEN([.B394])=1;0;IF(LEN([.B394])=2;1;IF(LEN([.B394])=3;2;IF(LEN([.B394])=5;3;IF(LEN([.B394])=6;4;IF(LEN([.B394])=7;5;&quot;Fehler&quot;))))))" office:value-type="float" office:value="2" calcext:value-type="float">
            <text:p>2</text:p>
          </table:table-cell>
          <table:table-cell office:value-type="string" calcext:value-type="string">
            <text:p>DN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LEN([.B395])=1;0;IF(LEN([.B395])=2;1;IF(LEN([.B395])=3;2;IF(LEN([.B395])=5;3;IF(LEN([.B395])=6;4;IF(LEN([.B395])=7;5;&quot;Fehler&quot;))))))"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LEN([.B396])=1;0;IF(LEN([.B396])=2;1;IF(LEN([.B396])=3;2;IF(LEN([.B396])=5;3;IF(LEN([.B396])=6;4;IF(LEN([.B396])=7;5;&quot;Fehler&quot;))))))" office:value-type="float" office:value="1" calcext:value-type="float">
            <text:p>1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LITERATUR <text:s/>SPRACHE <text:s/>MUNDART <text:s/>BUCH- UND PRESSEWESEN</text:p>
          </table:table-cell>
          <table:table-cell table:number-columns-repeated="5"/>
        </table:table-row>
        <table:table-row table:style-name="ro1">
          <table:table-cell table:formula="of:=IF(LEN([.B397])=1;0;IF(LEN([.B397])=2;1;IF(LEN([.B397])=3;2;IF(LEN([.B397])=5;3;IF(LEN([.B397])=6;4;IF(LEN([.B397])=7;5;&quot;Fehler&quot;))))))" office:value-type="float" office:value="2" calcext:value-type="float">
            <text:p>2</text:p>
          </table:table-cell>
          <table:table-cell office:value-type="string" calcext:value-type="string">
            <text:p>DO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LEN([.B398])=1;0;IF(LEN([.B398])=2;1;IF(LEN([.B398])=3;2;IF(LEN([.B398])=5;3;IF(LEN([.B398])=6;4;IF(LEN([.B398])=7;5;&quot;Fehler&quot;))))))" office:value-type="float" office:value="2" calcext:value-type="float">
            <text:p>2</text:p>
          </table:table-cell>
          <table:table-cell office:value-type="string" calcext:value-type="string">
            <text:p>DO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LEN([.B399])=1;0;IF(LEN([.B399])=2;1;IF(LEN([.B399])=3;2;IF(LEN([.B399])=5;3;IF(LEN([.B399])=6;4;IF(LEN([.B399])=7;5;&quot;Fehler&quot;))))))" office:value-type="float" office:value="2" calcext:value-type="float">
            <text:p>2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LEN([.B400])=1;0;IF(LEN([.B400])=2;1;IF(LEN([.B400])=3;2;IF(LEN([.B400])=5;3;IF(LEN([.B400])=6;4;IF(LEN([.B400])=7;5;&quot;Fehler&quot;))))))" office:value-type="float" office:value="2" calcext:value-type="float">
            <text:p>2</text:p>
          </table:table-cell>
          <table:table-cell office:value-type="string" calcext:value-type="string">
            <text:p>DO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LEN([.B401])=1;0;IF(LEN([.B401])=2;1;IF(LEN([.B401])=3;2;IF(LEN([.B401])=5;3;IF(LEN([.B401])=6;4;IF(LEN([.B401])=7;5;&quot;Fehler&quot;))))))" office:value-type="float" office:value="1" calcext:value-type="float">
            <text:p>1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BILDENDE KUNST EINSCHL. KUNSTMUSEEN UND KUNSTSAMMLUNGEN DENKMALPFLEGE <text:s/>ARCHITEKTUR</text:p>
          </table:table-cell>
          <table:table-cell table:number-columns-repeated="5"/>
        </table:table-row>
        <table:table-row table:style-name="ro1">
          <table:table-cell table:formula="of:=IF(LEN([.B402])=1;0;IF(LEN([.B402])=2;1;IF(LEN([.B402])=3;2;IF(LEN([.B402])=5;3;IF(LEN([.B402])=6;4;IF(LEN([.B402])=7;5;&quot;Fehler&quot;))))))" office:value-type="float" office:value="2" calcext:value-type="float">
            <text:p>2</text:p>
          </table:table-cell>
          <table:table-cell office:value-type="string" calcext:value-type="string">
            <text:p>DR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LEN([.B403])=1;0;IF(LEN([.B403])=2;1;IF(LEN([.B403])=3;2;IF(LEN([.B403])=5;3;IF(LEN([.B403])=6;4;IF(LEN([.B403])=7;5;&quot;Fehler&quot;))))))" office:value-type="float" office:value="2" calcext:value-type="float">
            <text:p>2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LEN([.B404])=1;0;IF(LEN([.B404])=2;1;IF(LEN([.B404])=3;2;IF(LEN([.B404])=5;3;IF(LEN([.B404])=6;4;IF(LEN([.B404])=7;5;&quot;Fehler&quot;))))))" office:value-type="float" office:value="2" calcext:value-type="float">
            <text:p>2</text:p>
          </table:table-cell>
          <table:table-cell office:value-type="string" calcext:value-type="string">
            <text:p>DR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LEN([.B405])=1;0;IF(LEN([.B405])=2;1;IF(LEN([.B405])=3;2;IF(LEN([.B405])=5;3;IF(LEN([.B405])=6;4;IF(LEN([.B405])=7;5;&quot;Fehler&quot;))))))" office:value-type="float" office:value="2" calcext:value-type="float">
            <text:p>2</text:p>
          </table:table-cell>
          <table:table-cell office:value-type="string" calcext:value-type="string">
            <text:p>DR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LEN([.B406])=1;0;IF(LEN([.B406])=2;1;IF(LEN([.B406])=3;2;IF(LEN([.B406])=5;3;IF(LEN([.B406])=6;4;IF(LEN([.B406])=7;5;&quot;Fehler&quot;))))))" office:value-type="float" office:value="1" calcext:value-type="float">
            <text:p>1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MUSIK <text:s/>THEATER KULTURPOLITIK KULTURELLES LEBEN</text:p>
          </table:table-cell>
          <table:table-cell table:number-columns-repeated="5"/>
        </table:table-row>
        <table:table-row table:style-name="ro1">
          <table:table-cell table:formula="of:=IF(LEN([.B407])=1;0;IF(LEN([.B407])=2;1;IF(LEN([.B407])=3;2;IF(LEN([.B407])=5;3;IF(LEN([.B407])=6;4;IF(LEN([.B407])=7;5;&quot;Fehler&quot;))))))" office:value-type="float" office:value="2" calcext:value-type="float">
            <text:p>2</text:p>
          </table:table-cell>
          <table:table-cell office:value-type="string" calcext:value-type="string">
            <text:p>DS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LEN([.B408])=1;0;IF(LEN([.B408])=2;1;IF(LEN([.B408])=3;2;IF(LEN([.B408])=5;3;IF(LEN([.B408])=6;4;IF(LEN([.B408])=7;5;&quot;Fehler&quot;))))))" office:value-type="float" office:value="2" calcext:value-type="float">
            <text:p>2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LEN([.B409])=1;0;IF(LEN([.B409])=2;1;IF(LEN([.B409])=3;2;IF(LEN([.B409])=5;3;IF(LEN([.B409])=6;4;IF(LEN([.B409])=7;5;&quot;Fehler&quot;))))))" office:value-type="float" office:value="2" calcext:value-type="float">
            <text:p>2</text:p>
          </table:table-cell>
          <table:table-cell office:value-type="string" calcext:value-type="string">
            <text:p>DS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LEN([.B410])=1;0;IF(LEN([.B410])=2;1;IF(LEN([.B410])=3;2;IF(LEN([.B410])=5;3;IF(LEN([.B410])=6;4;IF(LEN([.B410])=7;5;&quot;Fehler&quot;))))))" office:value-type="float" office:value="2" calcext:value-type="float">
            <text:p>2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LEN([.B411])=1;0;IF(LEN([.B411])=2;1;IF(LEN([.B411])=3;2;IF(LEN([.B411])=5;3;IF(LEN([.B411])=6;4;IF(LEN([.B411])=7;5;&quot;Fehler&quot;))))))" office:value-type="float" office:value="1" calcext:value-type="float">
            <text:p>1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FLORA <text:s/>FAUNA <text:s/>GEOLOGIE ASTRONOMIE</text:p>
          </table:table-cell>
          <table:table-cell table:number-columns-repeated="5"/>
        </table:table-row>
        <table:table-row table:style-name="ro1">
          <table:table-cell table:formula="of:=IF(LEN([.B412])=1;0;IF(LEN([.B412])=2;1;IF(LEN([.B412])=3;2;IF(LEN([.B412])=5;3;IF(LEN([.B412])=6;4;IF(LEN([.B412])=7;5;&quot;Fehler&quot;))))))" office:value-type="float" office:value="2" calcext:value-type="float">
            <text:p>2</text:p>
          </table:table-cell>
          <table:table-cell office:value-type="string" calcext:value-type="string">
            <text:p>DU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LEN([.B413])=1;0;IF(LEN([.B413])=2;1;IF(LEN([.B413])=3;2;IF(LEN([.B413])=5;3;IF(LEN([.B413])=6;4;IF(LEN([.B413])=7;5;&quot;Fehler&quot;))))))" office:value-type="float" office:value="2" calcext:value-type="float">
            <text:p>2</text:p>
          </table:table-cell>
          <table:table-cell office:value-type="string" calcext:value-type="string">
            <text:p>DU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LEN([.B414])=1;0;IF(LEN([.B414])=2;1;IF(LEN([.B414])=3;2;IF(LEN([.B414])=5;3;IF(LEN([.B414])=6;4;IF(LEN([.B414])=7;5;&quot;Fehler&quot;))))))"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LEN([.B415])=1;0;IF(LEN([.B415])=2;1;IF(LEN([.B415])=3;2;IF(LEN([.B415])=5;3;IF(LEN([.B415])=6;4;IF(LEN([.B415])=7;5;&quot;Fehler&quot;))))))" office:value-type="float" office:value="2" calcext:value-type="float">
            <text:p>2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LEN([.B416])=1;0;IF(LEN([.B416])=2;1;IF(LEN([.B416])=3;2;IF(LEN([.B416])=5;3;IF(LEN([.B416])=6;4;IF(LEN([.B416])=7;5;&quot;Fehler&quot;))))))" office:value-type="float" office:value="1" calcext:value-type="float">
            <text:p>1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GESUNDHEITSWESEN</text:p>
          </table:table-cell>
          <table:table-cell table:number-columns-repeated="5"/>
        </table:table-row>
        <table:table-row table:style-name="ro1">
          <table:table-cell table:formula="of:=IF(LEN([.B417])=1;0;IF(LEN([.B417])=2;1;IF(LEN([.B417])=3;2;IF(LEN([.B417])=5;3;IF(LEN([.B417])=6;4;IF(LEN([.B417])=7;5;&quot;Fehler&quot;))))))" office:value-type="float" office:value="2" calcext:value-type="float">
            <text:p>2</text:p>
          </table:table-cell>
          <table:table-cell office:value-type="string" calcext:value-type="string">
            <text:p>DV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LEN([.B418])=1;0;IF(LEN([.B418])=2;1;IF(LEN([.B418])=3;2;IF(LEN([.B418])=5;3;IF(LEN([.B418])=6;4;IF(LEN([.B418])=7;5;&quot;Fehler&quot;))))))" office:value-type="float" office:value="2" calcext:value-type="float">
            <text:p>2</text:p>
          </table:table-cell>
          <table:table-cell office:value-type="string" calcext:value-type="string">
            <text:p>DV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LEN([.B419])=1;0;IF(LEN([.B419])=2;1;IF(LEN([.B419])=3;2;IF(LEN([.B419])=5;3;IF(LEN([.B419])=6;4;IF(LEN([.B419])=7;5;&quot;Fehler&quot;))))))" office:value-type="float" office:value="2" calcext:value-type="float">
            <text:p>2</text:p>
          </table:table-cell>
          <table:table-cell office:value-type="string" calcext:value-type="string">
            <text:p>DV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LEN([.B420])=1;0;IF(LEN([.B420])=2;1;IF(LEN([.B420])=3;2;IF(LEN([.B420])=5;3;IF(LEN([.B420])=6;4;IF(LEN([.B420])=7;5;&quot;Fehler&quot;))))))" office:value-type="float" office:value="2" calcext:value-type="float">
            <text:p>2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LEN([.B421])=1;0;IF(LEN([.B421])=2;1;IF(LEN([.B421])=3;2;IF(LEN([.B421])=5;3;IF(LEN([.B421])=6;4;IF(LEN([.B421])=7;5;&quot;Fehler&quot;))))))" office:value-type="float" office:value="1" calcext:value-type="float">
            <text:p>1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SPORT <text:s/>SPORTVEREINE SPORTSTAETTEN</text:p>
          </table:table-cell>
          <table:table-cell table:number-columns-repeated="5"/>
        </table:table-row>
        <table:table-row table:style-name="ro1">
          <table:table-cell table:formula="of:=IF(LEN([.B422])=1;0;IF(LEN([.B422])=2;1;IF(LEN([.B422])=3;2;IF(LEN([.B422])=5;3;IF(LEN([.B422])=6;4;IF(LEN([.B422])=7;5;&quot;Fehler&quot;))))))" office:value-type="float" office:value="2" calcext:value-type="float">
            <text:p>2</text:p>
          </table:table-cell>
          <table:table-cell office:value-type="string" calcext:value-type="string">
            <text:p>DW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LEN([.B423])=1;0;IF(LEN([.B423])=2;1;IF(LEN([.B423])=3;2;IF(LEN([.B423])=5;3;IF(LEN([.B423])=6;4;IF(LEN([.B423])=7;5;&quot;Fehler&quot;))))))" office:value-type="float" office:value="2" calcext:value-type="float">
            <text:p>2</text:p>
          </table:table-cell>
          <table:table-cell office:value-type="string" calcext:value-type="string">
            <text:p>DW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LEN([.B424])=1;0;IF(LEN([.B424])=2;1;IF(LEN([.B424])=3;2;IF(LEN([.B424])=5;3;IF(LEN([.B424])=6;4;IF(LEN([.B424])=7;5;&quot;Fehler&quot;))))))" office:value-type="float" office:value="2" calcext:value-type="float">
            <text:p>2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LEN([.B425])=1;0;IF(LEN([.B425])=2;1;IF(LEN([.B425])=3;2;IF(LEN([.B425])=5;3;IF(LEN([.B425])=6;4;IF(LEN([.B425])=7;5;&quot;Fehler&quot;))))))" office:value-type="float" office:value="2" calcext:value-type="float">
            <text:p>2</text:p>
          </table:table-cell>
          <table:table-cell office:value-type="string" calcext:value-type="string">
            <text:p>DW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LEN([.B426])=1;0;IF(LEN([.B426])=2;1;IF(LEN([.B426])=3;2;IF(LEN([.B426])=5;3;IF(LEN([.B426])=6;4;IF(LEN([.B426])=7;5;&quot;Fehler&quot;))))))" office:value-type="float" office:value="1" calcext:value-type="float">
            <text:p>1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LANDWIRTSCHAFT FORSTWIRTSCHAFT</text:p>
          </table:table-cell>
          <table:table-cell table:number-columns-repeated="5"/>
        </table:table-row>
        <table:table-row table:style-name="ro1">
          <table:table-cell table:formula="of:=IF(LEN([.B427])=1;0;IF(LEN([.B427])=2;1;IF(LEN([.B427])=3;2;IF(LEN([.B427])=5;3;IF(LEN([.B427])=6;4;IF(LEN([.B427])=7;5;&quot;Fehler&quot;))))))" office:value-type="float" office:value="2" calcext:value-type="float">
            <text:p>2</text:p>
          </table:table-cell>
          <table:table-cell office:value-type="string" calcext:value-type="string">
            <text:p>DXK</text:p>
          </table:table-cell>
          <table:table-cell office:value-type="string" calcext:value-type="string">
            <text:p>DUISBURG</text:p>
          </table:table-cell>
          <table:table-cell table:number-columns-repeated="5"/>
        </table:table-row>
        <table:table-row table:style-name="ro1">
          <table:table-cell table:formula="of:=IF(LEN([.B428])=1;0;IF(LEN([.B428])=2;1;IF(LEN([.B428])=3;2;IF(LEN([.B428])=5;3;IF(LEN([.B428])=6;4;IF(LEN([.B428])=7;5;&quot;Fehler&quot;))))))" office:value-type="float" office:value="2" calcext:value-type="float">
            <text:p>2</text:p>
          </table:table-cell>
          <table:table-cell office:value-type="string" calcext:value-type="string">
            <text:p>DXL</text:p>
          </table:table-cell>
          <table:table-cell office:value-type="string" calcext:value-type="string">
            <text:p>NIEDERRHEIN</text:p>
          </table:table-cell>
          <table:table-cell table:number-columns-repeated="5"/>
        </table:table-row>
        <table:table-row table:style-name="ro1">
          <table:table-cell table:formula="of:=IF(LEN([.B429])=1;0;IF(LEN([.B429])=2;1;IF(LEN([.B429])=3;2;IF(LEN([.B429])=5;3;IF(LEN([.B429])=6;4;IF(LEN([.B429])=7;5;&quot;Fehler&quot;))))))" office:value-type="float" office:value="2" calcext:value-type="float">
            <text:p>2</text:p>
          </table:table-cell>
          <table:table-cell office:value-type="string" calcext:value-type="string">
            <text:p>DXM</text:p>
          </table:table-cell>
          <table:table-cell office:value-type="string" calcext:value-type="string">
            <text:p>RUHRGEBIET</text:p>
          </table:table-cell>
          <table:table-cell table:number-columns-repeated="5"/>
        </table:table-row>
        <table:table-row table:style-name="ro1">
          <table:table-cell table:formula="of:=IF(LEN([.B430])=1;0;IF(LEN([.B430])=2;1;IF(LEN([.B430])=3;2;IF(LEN([.B430])=5;3;IF(LEN([.B430])=6;4;IF(LEN([.B430])=7;5;&quot;Fehler&quot;))))))" office:value-type="float" office:value="2" calcext:value-type="float">
            <text:p>2</text:p>
          </table:table-cell>
          <table:table-cell office:value-type="string" calcext:value-type="string">
            <text:p>DXP</text:p>
          </table:table-cell>
          <table:table-cell office:value-type="string" calcext:value-type="string">
            <text:p>EINZELNE ORTE (ALPHABETISCH NACH ORTEN)</text:p>
          </table:table-cell>
          <table:table-cell table:number-columns-repeated="5"/>
        </table:table-row>
        <table:table-row table:style-name="ro1">
          <table:table-cell table:formula="of:=IF(LEN([.B431])=1;0;IF(LEN([.B431])=2;1;IF(LEN([.B431])=3;2;IF(LEN([.B431])=5;3;IF(LEN([.B431])=6;4;IF(LEN([.B431])=7;5;&quot;Fehler&quot;))))))" office:value-type="float" office:value="2" calcext:value-type="float">
            <text:p>2</text:p>
          </table:table-cell>
          <table:table-cell office:value-type="string" calcext:value-type="string">
            <text:p>DYB</text:p>
          </table:table-cell>
          <table:table-cell office:value-type="string" calcext:value-type="string">
            <text:p>BIOGRAPHIEN VON PERSOENLICHKEITEN DER HEIMAT</text:p>
          </table:table-cell>
          <table:table-cell table:number-columns-repeated="5"/>
        </table:table-row>
        <table:table-row table:style-name="ro1">
          <table:table-cell table:formula="of:=IF(LEN([.B432])=1;0;IF(LEN([.B432])=2;1;IF(LEN([.B432])=3;2;IF(LEN([.B432])=5;3;IF(LEN([.B432])=6;4;IF(LEN([.B432])=7;5;&quot;Fehler&quot;))))))" office:value-type="float" office:value="3" calcext:value-type="float">
            <text:p>3</text:p>
          </table:table-cell>
          <table:table-cell office:value-type="string" calcext:value-type="string">
            <text:p>DYB 1</text:p>
          </table:table-cell>
          <table:table-cell office:value-type="string" calcext:value-type="string">
            <text:p>BIOGRAPHIEN MEHRERER PERSOENLICHKEITEN DER HEIMAT BIOGRAPHIEN EINZELNER FAMILIEN UND GESCHLECHTER</text:p>
          </table:table-cell>
          <table:table-cell table:number-columns-repeated="5"/>
        </table:table-row>
        <table:table-row table:style-name="ro1">
          <table:table-cell table:formula="of:=IF(LEN([.B433])=1;0;IF(LEN([.B433])=2;1;IF(LEN([.B433])=3;2;IF(LEN([.B433])=5;3;IF(LEN([.B433])=6;4;IF(LEN([.B433])=7;5;&quot;Fehler&quot;))))))" office:value-type="float" office:value="3" calcext:value-type="float">
            <text:p>3</text:p>
          </table:table-cell>
          <table:table-cell office:value-type="string" calcext:value-type="string">
            <text:p>DYB 2</text:p>
          </table:table-cell>
          <table:table-cell office:value-type="string" calcext:value-type="string">
            <text:p>BIOGRAPHIEN EINZELNER PERSOENLICHKEITEN DER HEIMAT</text:p>
          </table:table-cell>
          <table:table-cell table:number-columns-repeated="5"/>
        </table:table-row>
        <table:table-row table:style-name="ro1">
          <table:table-cell table:formula="of:=IF(LEN([.B434])=1;0;IF(LEN([.B434])=2;1;IF(LEN([.B434])=3;2;IF(LEN([.B434])=5;3;IF(LEN([.B434])=6;4;IF(LEN([.B434])=7;5;&quot;Fehler&quot;))))))" office:value-type="float" office:value="1" calcext:value-type="float">
            <text:p>1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435])=1;0;IF(LEN([.B435])=2;1;IF(LEN([.B435])=3;2;IF(LEN([.B435])=5;3;IF(LEN([.B435])=6;4;IF(LEN([.B435])=7;5;&quot;Fehler&quot;)))))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ESCHICHTE <text:s/>POLITIK STAATSLEHRE KULTURGESCHICHTE VOLKSKUNDE</text:p>
          </table:table-cell>
          <table:table-cell table:number-columns-repeated="5"/>
        </table:table-row>
        <table:table-row table:style-name="ro1">
          <table:table-cell table:formula="of:=IF(LEN([.B436])=1;0;IF(LEN([.B436])=2;1;IF(LEN([.B436])=3;2;IF(LEN([.B436])=5;3;IF(LEN([.B436])=6;4;IF(LEN([.B436])=7;5;&quot;Fehler&quot;))))))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LEN([.B437])=1;0;IF(LEN([.B437])=2;1;IF(LEN([.B437])=3;2;IF(LEN([.B437])=5;3;IF(LEN([.B437])=6;4;IF(LEN([.B437])=7;5;&quot;Fehler&quot;))))))" office:value-type="float" office:value="2" calcext:value-type="float">
            <text:p>2</text:p>
          </table:table-cell>
          <table:table-cell office:value-type="string" calcext:value-type="string">
            <text:p>EAK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438])=1;0;IF(LEN([.B438])=2;1;IF(LEN([.B438])=3;2;IF(LEN([.B438])=5;3;IF(LEN([.B438])=6;4;IF(LEN([.B438])=7;5;&quot;Fehler&quot;))))))" office:value-type="float" office:value="3" calcext:value-type="float">
            <text:p>3</text:p>
          </table:table-cell>
          <table:table-cell office:value-type="string" calcext:value-type="string">
            <text:p>EAK 1</text:p>
          </table:table-cell>
          <table:table-cell office:value-type="string" calcext:value-type="string">
            <text:p>GESAMMELTE UND AUSGEWAEHLTE WERKE EINZELNER HISTORIKER, GESCHICHTSPHILOSOPHEN UND POLITIKER</text:p>
          </table:table-cell>
          <table:table-cell table:number-columns-repeated="5"/>
        </table:table-row>
        <table:table-row table:style-name="ro1">
          <table:table-cell table:formula="of:=IF(LEN([.B439])=1;0;IF(LEN([.B439])=2;1;IF(LEN([.B439])=3;2;IF(LEN([.B439])=5;3;IF(LEN([.B439])=6;4;IF(LEN([.B439])=7;5;&quot;Fehler&quot;))))))" office:value-type="float" office:value="2" calcext:value-type="float">
            <text:p>2</text:p>
          </table:table-cell>
          <table:table-cell office:value-type="string" calcext:value-type="string">
            <text:p>EAL</text:p>
          </table:table-cell>
          <table:table-cell office:value-type="string" calcext:value-type="string">
            <text:p>NACHSCHLAGEWERKE</text:p>
          </table:table-cell>
          <table:table-cell table:number-columns-repeated="5"/>
        </table:table-row>
        <table:table-row table:style-name="ro1">
          <table:table-cell table:formula="of:=IF(LEN([.B440])=1;0;IF(LEN([.B440])=2;1;IF(LEN([.B440])=3;2;IF(LEN([.B440])=5;3;IF(LEN([.B440])=6;4;IF(LEN([.B440])=7;5;&quot;Fehler&quot;))))))" office:value-type="float" office:value="3" calcext:value-type="float">
            <text:p>3</text:p>
          </table:table-cell>
          <table:table-cell office:value-type="string" calcext:value-type="string">
            <text:p>EAL 1</text:p>
          </table:table-cell>
          <table:table-cell office:value-type="string" calcext:value-type="string">
            <text:p>BIBLIOGRAPHIEN - DOKUMENTATION</text:p>
          </table:table-cell>
          <table:table-cell table:number-columns-repeated="5"/>
        </table:table-row>
        <table:table-row table:style-name="ro1">
          <table:table-cell table:formula="of:=IF(LEN([.B441])=1;0;IF(LEN([.B441])=2;1;IF(LEN([.B441])=3;2;IF(LEN([.B441])=5;3;IF(LEN([.B441])=6;4;IF(LEN([.B441])=7;5;&quot;Fehler&quot;))))))" office:value-type="float" office:value="2" calcext:value-type="float">
            <text:p>2</text:p>
          </table:table-cell>
          <table:table-cell office:value-type="string" calcext:value-type="string">
            <text:p>EAM</text:p>
          </table:table-cell>
          <table:table-cell office:value-type="string" calcext:value-type="string">
            <text:p>BILDWERKE - TABELLENWERKE - KARTENWERKE</text:p>
          </table:table-cell>
          <table:table-cell table:number-columns-repeated="5"/>
        </table:table-row>
        <table:table-row table:style-name="ro1">
          <table:table-cell table:formula="of:=IF(LEN([.B442])=1;0;IF(LEN([.B442])=2;1;IF(LEN([.B442])=3;2;IF(LEN([.B442])=5;3;IF(LEN([.B442])=6;4;IF(LEN([.B442])=7;5;&quot;Fehler&quot;))))))" office:value-type="float" office:value="2" calcext:value-type="float">
            <text:p>2</text:p>
          </table:table-cell>
          <table:table-cell office:value-type="string" calcext:value-type="string">
            <text:p>EAN</text:p>
          </table:table-cell>
          <table:table-cell office:value-type="string" calcext:value-type="string">
            <text:p>GESCHICHTSPHILOSOPHIE KULTURPHILOSOPHIE GESCHICHTSSOZIOLOGIE <text:s/>KULTURSOZIOLOGIE KULTURPSYCHOLOGIE</text:p>
          </table:table-cell>
          <table:table-cell table:number-columns-repeated="5"/>
        </table:table-row>
        <table:table-row table:style-name="ro1">
          <table:table-cell table:formula="of:=IF(LEN([.B443])=1;0;IF(LEN([.B443])=2;1;IF(LEN([.B443])=3;2;IF(LEN([.B443])=5;3;IF(LEN([.B443])=6;4;IF(LEN([.B443])=7;5;&quot;Fehler&quot;))))))" office:value-type="float" office:value="3" calcext:value-type="float">
            <text:p>3</text:p>
          </table:table-cell>
          <table:table-cell office:value-type="string" calcext:value-type="string">
            <text:p>EAN 1</text:p>
          </table:table-cell>
          <table:table-cell office:value-type="string" calcext:value-type="string">
            <text:p>KULTURKRITIK</text:p>
          </table:table-cell>
          <table:table-cell table:number-columns-repeated="5"/>
        </table:table-row>
        <table:table-row table:style-name="ro1">
          <table:table-cell table:formula="of:=IF(LEN([.B444])=1;0;IF(LEN([.B444])=2;1;IF(LEN([.B444])=3;2;IF(LEN([.B444])=5;3;IF(LEN([.B444])=6;4;IF(LEN([.B444])=7;5;&quot;Fehler&quot;))))))" office:value-type="float" office:value="3" calcext:value-type="float">
            <text:p>3</text:p>
          </table:table-cell>
          <table:table-cell office:value-type="string" calcext:value-type="string">
            <text:p>EAN 2</text:p>
          </table:table-cell>
          <table:table-cell office:value-type="string" calcext:value-type="string">
            <text:p>EINZELFRAGEN</text:p>
          </table:table-cell>
          <table:table-cell table:number-columns-repeated="5"/>
        </table:table-row>
        <table:table-row table:style-name="ro1">
          <table:table-cell table:formula="of:=IF(LEN([.B445])=1;0;IF(LEN([.B445])=2;1;IF(LEN([.B445])=3;2;IF(LEN([.B445])=5;3;IF(LEN([.B445])=6;4;IF(LEN([.B445])=7;5;&quot;Fehler&quot;))))))" office:value-type="float" office:value="2" calcext:value-type="float">
            <text:p>2</text:p>
          </table:table-cell>
          <table:table-cell office:value-type="string" calcext:value-type="string">
            <text:p>EAP</text:p>
          </table:table-cell>
          <table:table-cell office:value-type="string" calcext:value-type="string">
            <text:p>GESCHICHTE UND METHODEN DER GESCHICHTSWISSENSCHAFT UND DER GESCHICHTSSCHREIBUNG</text:p>
          </table:table-cell>
          <table:table-cell table:number-columns-repeated="5"/>
        </table:table-row>
        <table:table-row table:style-name="ro1">
          <table:table-cell table:formula="of:=IF(LEN([.B446])=1;0;IF(LEN([.B446])=2;1;IF(LEN([.B446])=3;2;IF(LEN([.B446])=5;3;IF(LEN([.B446])=6;4;IF(LEN([.B446])=7;5;&quot;Fehler&quot;))))))" office:value-type="float" office:value="2" calcext:value-type="float">
            <text:p>2</text:p>
          </table:table-cell>
          <table:table-cell office:value-type="string" calcext:value-type="string">
            <text:p>EAQ</text:p>
          </table:table-cell>
          <table:table-cell office:value-type="string" calcext:value-type="string">
            <text:p>ORGANISATIONEN UND GESELLSCHAFTEN HISTORISCHE MUSEEN UND INSTITUTE</text:p>
          </table:table-cell>
          <table:table-cell table:number-columns-repeated="5"/>
        </table:table-row>
        <table:table-row table:style-name="ro1">
          <table:table-cell table:formula="of:=IF(LEN([.B447])=1;0;IF(LEN([.B447])=2;1;IF(LEN([.B447])=3;2;IF(LEN([.B447])=5;3;IF(LEN([.B447])=6;4;IF(LEN([.B447])=7;5;&quot;Fehler&quot;))))))"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HISTORISCHE HILFSWISSENSCHAFTEN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448])=1;0;IF(LEN([.B448])=2;1;IF(LEN([.B448])=3;2;IF(LEN([.B448])=5;3;IF(LEN([.B448])=6;4;IF(LEN([.B448])=7;5;&quot;Fehler&quot;))))))" office:value-type="float" office:value="2" calcext:value-type="float">
            <text:p>2</text:p>
          </table:table-cell>
          <table:table-cell office:value-type="string" calcext:value-type="string">
            <text:p>EBK</text:p>
          </table:table-cell>
          <table:table-cell office:value-type="string" calcext:value-type="string">
            <text:p>QUELLENKUNDE</text:p>
          </table:table-cell>
          <table:table-cell table:number-columns-repeated="5"/>
        </table:table-row>
        <table:table-row table:style-name="ro1">
          <table:table-cell table:formula="of:=IF(LEN([.B449])=1;0;IF(LEN([.B449])=2;1;IF(LEN([.B449])=3;2;IF(LEN([.B449])=5;3;IF(LEN([.B449])=6;4;IF(LEN([.B449])=7;5;&quot;Fehler&quot;))))))" office:value-type="float" office:value="2" calcext:value-type="float">
            <text:p>2</text:p>
          </table:table-cell>
          <table:table-cell office:value-type="string" calcext:value-type="string">
            <text:p>EBL</text:p>
          </table:table-cell>
          <table:table-cell office:value-type="string" calcext:value-type="string">
            <text:p>INSCHRIFTENKUNDE (EPIGRAPHIK) <text:s/>URKUNDENLEHRE (DIPLOMATIK) ARCHIV- UND AKTENKUNDE</text:p>
          </table:table-cell>
          <table:table-cell table:number-columns-repeated="5"/>
        </table:table-row>
        <table:table-row table:style-name="ro1">
          <table:table-cell table:formula="of:=IF(LEN([.B450])=1;0;IF(LEN([.B450])=2;1;IF(LEN([.B450])=3;2;IF(LEN([.B450])=5;3;IF(LEN([.B450])=6;4;IF(LEN([.B450])=7;5;&quot;Fehler&quot;))))))" office:value-type="float" office:value="2" calcext:value-type="float">
            <text:p>2</text:p>
          </table:table-cell>
          <table:table-cell office:value-type="string" calcext:value-type="string">
            <text:p>EBM</text:p>
          </table:table-cell>
          <table:table-cell office:value-type="string" calcext:value-type="string">
            <text:p>MUENZKUNDE (NUMISMATIK) <text:s/>PAPIERGELD</text:p>
          </table:table-cell>
          <table:table-cell table:number-columns-repeated="5"/>
        </table:table-row>
        <table:table-row table:style-name="ro1">
          <table:table-cell table:formula="of:=IF(LEN([.B451])=1;0;IF(LEN([.B451])=2;1;IF(LEN([.B451])=3;2;IF(LEN([.B451])=5;3;IF(LEN([.B451])=6;4;IF(LEN([.B451])=7;5;&quot;Fehler&quot;))))))" office:value-type="float" office:value="2" calcext:value-type="float">
            <text:p>2</text:p>
          </table:table-cell>
          <table:table-cell office:value-type="string" calcext:value-type="string">
            <text:p>EBN</text:p>
          </table:table-cell>
          <table:table-cell office:value-type="string" calcext:value-type="string">
            <text:p>WAPPENKUNDE (HERALDIK) <text:s/>FAHNENKUNDE <text:s/>SIEGELKUNDE (SPHRAGISTIK)</text:p>
          </table:table-cell>
          <table:table-cell table:number-columns-repeated="5"/>
        </table:table-row>
        <table:table-row table:style-name="ro1">
          <table:table-cell table:formula="of:=IF(LEN([.B452])=1;0;IF(LEN([.B452])=2;1;IF(LEN([.B452])=3;2;IF(LEN([.B452])=5;3;IF(LEN([.B452])=6;4;IF(LEN([.B452])=7;5;&quot;Fehler&quot;))))))" office:value-type="float" office:value="2" calcext:value-type="float">
            <text:p>2</text:p>
          </table:table-cell>
          <table:table-cell office:value-type="string" calcext:value-type="string">
            <text:p>EBO</text:p>
          </table:table-cell>
          <table:table-cell office:value-type="string" calcext:value-type="string">
            <text:p>ZEITRECHNUNGSKUNDE (CHRONOLOGIE) <text:s/>KALENDERKUNDE</text:p>
          </table:table-cell>
          <table:table-cell table:number-columns-repeated="5"/>
        </table:table-row>
        <table:table-row table:style-name="ro1">
          <table:table-cell table:formula="of:=IF(LEN([.B453])=1;0;IF(LEN([.B453])=2;1;IF(LEN([.B453])=3;2;IF(LEN([.B453])=5;3;IF(LEN([.B453])=6;4;IF(LEN([.B453])=7;5;&quot;Fehler&quot;))))))" office:value-type="float" office:value="2" calcext:value-type="float">
            <text:p>2</text:p>
          </table:table-cell>
          <table:table-cell office:value-type="string" calcext:value-type="string">
            <text:p>EBQ</text:p>
          </table:table-cell>
          <table:table-cell office:value-type="string" calcext:value-type="string">
            <text:p>GENEALOGIE (GESCHLECHTER- UND FAMILIENKUNDE)</text:p>
          </table:table-cell>
          <table:table-cell table:number-columns-repeated="5"/>
        </table:table-row>
        <table:table-row table:style-name="ro1">
          <table:table-cell table:formula="of:=IF(LEN([.B454])=1;0;IF(LEN([.B454])=2;1;IF(LEN([.B454])=3;2;IF(LEN([.B454])=5;3;IF(LEN([.B454])=6;4;IF(LEN([.B454])=7;5;&quot;Fehler&quot;))))))" office:value-type="float" office:value="2" calcext:value-type="float">
            <text:p>2</text:p>
          </table:table-cell>
          <table:table-cell office:value-type="string" calcext:value-type="string">
            <text:p>EBR</text:p>
          </table:table-cell>
          <table:table-cell office:value-type="string" calcext:value-type="string">
            <text:p>INSIGNIENKUNDE</text:p>
          </table:table-cell>
          <table:table-cell table:number-columns-repeated="5"/>
        </table:table-row>
        <table:table-row table:style-name="ro1">
          <table:table-cell table:formula="of:=IF(LEN([.B455])=1;0;IF(LEN([.B455])=2;1;IF(LEN([.B455])=3;2;IF(LEN([.B455])=5;3;IF(LEN([.B455])=6;4;IF(LEN([.B455])=7;5;&quot;Fehler&quot;))))))" office:value-type="float" office:value="2" calcext:value-type="float">
            <text:p>2</text:p>
          </table:table-cell>
          <table:table-cell office:value-type="string" calcext:value-type="string">
            <text:p>EBS</text:p>
          </table:table-cell>
          <table:table-cell office:value-type="string" calcext:value-type="string">
            <text:p>ORDEN UND EHRENZEICHEN</text:p>
          </table:table-cell>
          <table:table-cell table:number-columns-repeated="5"/>
        </table:table-row>
        <table:table-row table:style-name="ro1">
          <table:table-cell table:formula="of:=IF(LEN([.B456])=1;0;IF(LEN([.B456])=2;1;IF(LEN([.B456])=3;2;IF(LEN([.B456])=5;3;IF(LEN([.B456])=6;4;IF(LEN([.B456])=7;5;&quot;Fehler&quot;))))))"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GESCHICHTE UND METHODEN DER ARCHAEOLOGIE : GESAMTDARSTELLUNGEN - DARSTELLUNGEN MEHRERER REGIONEN UND EPOCHEN</text:p>
          </table:table-cell>
          <table:table-cell table:number-columns-repeated="5"/>
        </table:table-row>
        <table:table-row table:style-name="ro1">
          <table:table-cell table:formula="of:=IF(LEN([.B457])=1;0;IF(LEN([.B457])=2;1;IF(LEN([.B457])=3;2;IF(LEN([.B457])=5;3;IF(LEN([.B457])=6;4;IF(LEN([.B457])=7;5;&quot;Fehler&quot;))))))" office:value-type="float" office:value="1" calcext:value-type="float">
            <text:p>1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VOLKSKUNDE <text:s/>KULTURGESCHICHTE NACH STOFFEN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458])=1;0;IF(LEN([.B458])=2;1;IF(LEN([.B458])=3;2;IF(LEN([.B458])=5;3;IF(LEN([.B458])=6;4;IF(LEN([.B458])=7;5;&quot;Fehler&quot;))))))" office:value-type="float" office:value="2" calcext:value-type="float">
            <text:p>2</text:p>
          </table:table-cell>
          <table:table-cell office:value-type="string" calcext:value-type="string">
            <text:p>EDK</text:p>
          </table:table-cell>
          <table:table-cell office:value-type="string" calcext:value-type="string">
            <text:p>STAENDE</text:p>
          </table:table-cell>
          <table:table-cell table:number-columns-repeated="5"/>
        </table:table-row>
        <table:table-row table:style-name="ro1">
          <table:table-cell table:formula="of:=IF(LEN([.B459])=1;0;IF(LEN([.B459])=2;1;IF(LEN([.B459])=3;2;IF(LEN([.B459])=5;3;IF(LEN([.B459])=6;4;IF(LEN([.B459])=7;5;&quot;Fehler&quot;))))))" office:value-type="float" office:value="2" calcext:value-type="float">
            <text:p>2</text:p>
          </table:table-cell>
          <table:table-cell office:value-type="string" calcext:value-type="string">
            <text:p>EDL</text:p>
          </table:table-cell>
          <table:table-cell office:value-type="string" calcext:value-type="string">
            <text:p>BRAUCHTUM <text:s/>FESTE</text:p>
          </table:table-cell>
          <table:table-cell table:number-columns-repeated="5"/>
        </table:table-row>
        <table:table-row table:style-name="ro1">
          <table:table-cell table:formula="of:=IF(LEN([.B460])=1;0;IF(LEN([.B460])=2;1;IF(LEN([.B460])=3;2;IF(LEN([.B460])=5;3;IF(LEN([.B460])=6;4;IF(LEN([.B460])=7;5;&quot;Fehler&quot;))))))" office:value-type="float" office:value="2" calcext:value-type="float">
            <text:p>2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VOLKSGLAUBE <text:s/>VOLKSWEISHEIT ABERGLAUBE ZAUBEREI</text:p>
          </table:table-cell>
          <table:table-cell table:number-columns-repeated="5"/>
        </table:table-row>
        <table:table-row table:style-name="ro1">
          <table:table-cell table:formula="of:=IF(LEN([.B461])=1;0;IF(LEN([.B461])=2;1;IF(LEN([.B461])=3;2;IF(LEN([.B461])=5;3;IF(LEN([.B461])=6;4;IF(LEN([.B461])=7;5;&quot;Fehler&quot;))))))" office:value-type="float" office:value="2" calcext:value-type="float">
            <text:p>2</text:p>
          </table:table-cell>
          <table:table-cell office:value-type="string" calcext:value-type="string">
            <text:p>EDN</text:p>
          </table:table-cell>
          <table:table-cell office:value-type="string" calcext:value-type="string">
            <text:p>SIEDLUNGSGESCHICHTE</text:p>
          </table:table-cell>
          <table:table-cell table:number-columns-repeated="5"/>
        </table:table-row>
        <table:table-row table:style-name="ro1">
          <table:table-cell table:formula="of:=IF(LEN([.B462])=1;0;IF(LEN([.B462])=2;1;IF(LEN([.B462])=3;2;IF(LEN([.B462])=5;3;IF(LEN([.B462])=6;4;IF(LEN([.B462])=7;5;&quot;Fehler&quot;))))))" office:value-type="float" office:value="2" calcext:value-type="float">
            <text:p>2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KOSTUEMGESCHICHTE TRACHTENKUNDE <text:s/>GESCHICHTE UND SOZIOLOGIE DER MODE</text:p>
          </table:table-cell>
          <table:table-cell table:number-columns-repeated="5"/>
        </table:table-row>
        <table:table-row table:style-name="ro1">
          <table:table-cell table:formula="of:=IF(LEN([.B463])=1;0;IF(LEN([.B463])=2;1;IF(LEN([.B463])=3;2;IF(LEN([.B463])=5;3;IF(LEN([.B463])=6;4;IF(LEN([.B463])=7;5;&quot;Fehler&quot;))))))" office:value-type="float" office:value="2" calcext:value-type="float">
            <text:p>2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ERNAEHRUNG UND GENUSSMITTEL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464])=1;0;IF(LEN([.B464])=2;1;IF(LEN([.B464])=3;2;IF(LEN([.B464])=5;3;IF(LEN([.B464])=6;4;IF(LEN([.B464])=7;5;&quot;Fehler&quot;))))))" office:value-type="float" office:value="2" calcext:value-type="float">
            <text:p>2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SONSTIGE EINZELGEBIETE</text:p>
          </table:table-cell>
          <table:table-cell table:number-columns-repeated="5"/>
        </table:table-row>
        <table:table-row table:style-name="ro1">
          <table:table-cell table:formula="of:=IF(LEN([.B465])=1;0;IF(LEN([.B465])=2;1;IF(LEN([.B465])=3;2;IF(LEN([.B465])=5;3;IF(LEN([.B465])=6;4;IF(LEN([.B465])=7;5;&quot;Fehler&quot;))))))"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WELTGESCHICHTE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466])=1;0;IF(LEN([.B466])=2;1;IF(LEN([.B466])=3;2;IF(LEN([.B466])=5;3;IF(LEN([.B466])=6;4;IF(LEN([.B466])=7;5;&quot;Fehler&quot;))))))" office:value-type="float" office:value="2" calcext:value-type="float">
            <text:p>2</text:p>
          </table:table-cell>
          <table:table-cell office:value-type="string" calcext:value-type="string">
            <text:p>EEL</text:p>
          </table:table-cell>
          <table:table-cell office:value-type="string" calcext:value-type="string">
            <text:p>QUELLENWERKE ZUR WELTGESCHICHTE VORGESCHICHTE (URGESCHICHTE) : GESAMTDARSTELLUNGEN - DARSTELLUNGEN MEHRERER LAENDER - DARSTELLUNGEN MEHRERER TEILGEBIETE</text:p>
          </table:table-cell>
          <table:table-cell table:number-columns-repeated="5"/>
        </table:table-row>
        <table:table-row table:style-name="ro1">
          <table:table-cell table:formula="of:=IF(LEN([.B467])=1;0;IF(LEN([.B467])=2;1;IF(LEN([.B467])=3;2;IF(LEN([.B467])=5;3;IF(LEN([.B467])=6;4;IF(LEN([.B467])=7;5;&quot;Fehler&quot;))))))" office:value-type="float" office:value="1" calcext:value-type="float">
            <text:p>1</text:p>
          </table:table-cell>
          <table:table-cell office:value-type="string" calcext:value-type="string">
            <text:p>EF</text:p>
          </table:table-cell>
          <table:table-cell table:number-columns-repeated="6"/>
        </table:table-row>
        <table:table-row table:style-name="ro1">
          <table:table-cell table:formula="of:=IF(LEN([.B468])=1;0;IF(LEN([.B468])=2;1;IF(LEN([.B468])=3;2;IF(LEN([.B468])=5;3;IF(LEN([.B468])=6;4;IF(LEN([.B468])=7;5;&quot;Fehler&quot;))))))" office:value-type="float" office:value="1" calcext:value-type="float">
            <text:p>1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GESCHICHTE UND KULTUR DES ALTERTUMS : ALLGEMEINES – GESAMTDARSTELLUNGEN</text:p>
          </table:table-cell>
          <table:table-cell table:number-columns-repeated="5"/>
        </table:table-row>
        <table:table-row table:style-name="ro1">
          <table:table-cell table:formula="of:=IF(LEN([.B469])=1;0;IF(LEN([.B469])=2;1;IF(LEN([.B469])=3;2;IF(LEN([.B469])=5;3;IF(LEN([.B469])=6;4;IF(LEN([.B469])=7;5;&quot;Fehler&quot;))))))" office:value-type="float" office:value="2" calcext:value-type="float">
            <text:p>2</text:p>
          </table:table-cell>
          <table:table-cell office:value-type="string" calcext:value-type="string">
            <text:p>EGK</text:p>
          </table:table-cell>
          <table:table-cell office:value-type="string" calcext:value-type="string">
            <text:p>GESCHICHTE UND KULTUR DES ALTEN ORIENT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470])=1;0;IF(LEN([.B470])=2;1;IF(LEN([.B470])=3;2;IF(LEN([.B470])=5;3;IF(LEN([.B470])=6;4;IF(LEN([.B470])=7;5;&quot;Fehler&quot;))))))" office:value-type="float" office:value="3" calcext:value-type="float">
            <text:p>3</text:p>
          </table:table-cell>
          <table:table-cell office:value-type="string" calcext:value-type="string">
            <text:p>EGK 1</text:p>
          </table:table-cell>
          <table:table-cell office:value-type="string" calcext:value-type="string">
            <text:p>GESCHICHTE UND KULTUR DES ALTEN AEGYPTEN</text:p>
          </table:table-cell>
          <table:table-cell table:number-columns-repeated="5"/>
        </table:table-row>
        <table:table-row table:style-name="ro1">
          <table:table-cell table:formula="of:=IF(LEN([.B471])=1;0;IF(LEN([.B471])=2;1;IF(LEN([.B471])=3;2;IF(LEN([.B471])=5;3;IF(LEN([.B471])=6;4;IF(LEN([.B471])=7;5;&quot;Fehler&quot;))))))" office:value-type="float" office:value="3" calcext:value-type="float">
            <text:p>3</text:p>
          </table:table-cell>
          <table:table-cell office:value-type="string" calcext:value-type="string">
            <text:p>EGK 2</text:p>
          </table:table-cell>
          <table:table-cell office:value-type="string" calcext:value-type="string">
            <text:p>GESCHICHTE PALAESTINAS IM ALTERTUM</text:p>
          </table:table-cell>
          <table:table-cell table:number-columns-repeated="5"/>
        </table:table-row>
        <table:table-row table:style-name="ro1">
          <table:table-cell table:formula="of:=IF(LEN([.B472])=1;0;IF(LEN([.B472])=2;1;IF(LEN([.B472])=3;2;IF(LEN([.B472])=5;3;IF(LEN([.B472])=6;4;IF(LEN([.B472])=7;5;&quot;Fehler&quot;))))))" office:value-type="float" office:value="4" calcext:value-type="float">
            <text:p>4</text:p>
          </table:table-cell>
          <table:table-cell office:value-type="string" calcext:value-type="string">
            <text:p>EGK 20</text:p>
          </table:table-cell>
          <table:table-cell office:value-type="string" calcext:value-type="string">
            <text:p>JUEDISCHE KULTUR- UND GEISTESGESCHICHTE</text:p>
          </table:table-cell>
          <table:table-cell table:number-columns-repeated="5"/>
        </table:table-row>
        <table:table-row table:style-name="ro1">
          <table:table-cell table:formula="of:=IF(LEN([.B473])=1;0;IF(LEN([.B473])=2;1;IF(LEN([.B473])=3;2;IF(LEN([.B473])=5;3;IF(LEN([.B473])=6;4;IF(LEN([.B473])=7;5;&quot;Fehler&quot;))))))" office:value-type="float" office:value="2" calcext:value-type="float">
            <text:p>2</text:p>
          </table:table-cell>
          <table:table-cell office:value-type="string" calcext:value-type="string">
            <text:p>EGL</text:p>
          </table:table-cell>
          <table:table-cell office:value-type="string" calcext:value-type="string">
            <text:p>GESCHICHTE UND KULTUR DER ANTIK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474])=1;0;IF(LEN([.B474])=2;1;IF(LEN([.B474])=3;2;IF(LEN([.B474])=5;3;IF(LEN([.B474])=6;4;IF(LEN([.B474])=7;5;&quot;Fehler&quot;))))))" office:value-type="float" office:value="3" calcext:value-type="float">
            <text:p>3</text:p>
          </table:table-cell>
          <table:table-cell office:value-type="string" calcext:value-type="string">
            <text:p>EGL 1</text:p>
          </table:table-cell>
          <table:table-cell office:value-type="string" calcext:value-type="string">
            <text:p>ANTIKE GRIECHISCHE GESCHICHTE <text:s/>AEGAEISCHE KULTUR (KRETISCH-MYKENISCHE KULTUR)</text:p>
          </table:table-cell>
          <table:table-cell table:number-columns-repeated="5"/>
        </table:table-row>
        <table:table-row table:style-name="ro1">
          <table:table-cell table:formula="of:=IF(LEN([.B475])=1;0;IF(LEN([.B475])=2;1;IF(LEN([.B475])=3;2;IF(LEN([.B475])=5;3;IF(LEN([.B475])=6;4;IF(LEN([.B475])=7;5;&quot;Fehler&quot;))))))" office:value-type="float" office:value="4" calcext:value-type="float">
            <text:p>4</text:p>
          </table:table-cell>
          <table:table-cell office:value-type="string" calcext:value-type="string">
            <text:p>EGL 10</text:p>
          </table:table-cell>
          <table:table-cell office:value-type="string" calcext:value-type="string">
            <text:p>GRIECHISCHE KULTUR- UND GEISTESGESCHICHTE DER ANTIKE</text:p>
          </table:table-cell>
          <table:table-cell table:number-columns-repeated="5"/>
        </table:table-row>
        <table:table-row table:style-name="ro1">
          <table:table-cell table:formula="of:=IF(LEN([.B476])=1;0;IF(LEN([.B476])=2;1;IF(LEN([.B476])=3;2;IF(LEN([.B476])=5;3;IF(LEN([.B476])=6;4;IF(LEN([.B476])=7;5;&quot;Fehler&quot;))))))" office:value-type="float" office:value="3" calcext:value-type="float">
            <text:p>3</text:p>
          </table:table-cell>
          <table:table-cell office:value-type="string" calcext:value-type="string">
            <text:p>EGL 2</text:p>
          </table:table-cell>
          <table:table-cell office:value-type="string" calcext:value-type="string">
            <text:p>ANTIKE ROEMISCHE GESCHICHTE EINSCHL. ETRUSKISCHER GESCHICHTE</text:p>
          </table:table-cell>
          <table:table-cell table:number-columns-repeated="5"/>
        </table:table-row>
        <table:table-row table:style-name="ro1">
          <table:table-cell table:formula="of:=IF(LEN([.B477])=1;0;IF(LEN([.B477])=2;1;IF(LEN([.B477])=3;2;IF(LEN([.B477])=5;3;IF(LEN([.B477])=6;4;IF(LEN([.B477])=7;5;&quot;Fehler&quot;))))))" office:value-type="float" office:value="4" calcext:value-type="float">
            <text:p>4</text:p>
          </table:table-cell>
          <table:table-cell office:value-type="string" calcext:value-type="string">
            <text:p>EGL 20</text:p>
          </table:table-cell>
          <table:table-cell office:value-type="string" calcext:value-type="string">
            <text:p>ROEMISCHE KULTUR- UND GEISTESGESCHICHTE DER ANTIKE</text:p>
          </table:table-cell>
          <table:table-cell table:number-columns-repeated="5"/>
        </table:table-row>
        <table:table-row table:style-name="ro1">
          <table:table-cell table:formula="of:=IF(LEN([.B478])=1;0;IF(LEN([.B478])=2;1;IF(LEN([.B478])=3;2;IF(LEN([.B478])=5;3;IF(LEN([.B478])=6;4;IF(LEN([.B478])=7;5;&quot;Fehler&quot;))))))" office:value-type="float" office:value="3" calcext:value-type="float">
            <text:p>3</text:p>
          </table:table-cell>
          <table:table-cell office:value-type="string" calcext:value-type="string">
            <text:p>EGL 3</text:p>
          </table:table-cell>
          <table:table-cell office:value-type="string" calcext:value-type="string">
            <text:p>BYZANTINISCHE GESCHICHTE UND KULTUR BIS 1453</text:p>
          </table:table-cell>
          <table:table-cell table:number-columns-repeated="5"/>
        </table:table-row>
        <table:table-row table:style-name="ro1">
          <table:table-cell table:formula="of:=IF(LEN([.B479])=1;0;IF(LEN([.B479])=2;1;IF(LEN([.B479])=3;2;IF(LEN([.B479])=5;3;IF(LEN([.B479])=6;4;IF(LEN([.B479])=7;5;&quot;Fehler&quot;))))))" office:value-type="float" office:value="2" calcext:value-type="float">
            <text:p>2</text:p>
          </table:table-cell>
          <table:table-cell office:value-type="string" calcext:value-type="string">
            <text:p>EGM</text:p>
          </table:table-cell>
          <table:table-cell office:value-type="string" calcext:value-type="string">
            <text:p>GERMANISCHE UND KELTISCHE GESCHICHTE UND KULTUR BIS ZUM BEGINN DER VOELKERWANDERUNG</text:p>
          </table:table-cell>
          <table:table-cell table:number-columns-repeated="5"/>
        </table:table-row>
        <table:table-row table:style-name="ro1">
          <table:table-cell table:formula="of:=IF(LEN([.B480])=1;0;IF(LEN([.B480])=2;1;IF(LEN([.B480])=3;2;IF(LEN([.B480])=5;3;IF(LEN([.B480])=6;4;IF(LEN([.B480])=7;5;&quot;Fehler&quot;))))))" office:value-type="float" office:value="1" calcext:value-type="float">
            <text:p>1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GESCHICHTE UND KULTUR DES MITTELALTERS : GESAMTDARSTELLUNGEN - DARSTELLUNGEN MEHRERER LAENDER</text:p>
          </table:table-cell>
          <table:table-cell table:number-columns-repeated="5"/>
        </table:table-row>
        <table:table-row table:style-name="ro1">
          <table:table-cell table:formula="of:=IF(LEN([.B481])=1;0;IF(LEN([.B481])=2;1;IF(LEN([.B481])=3;2;IF(LEN([.B481])=5;3;IF(LEN([.B481])=6;4;IF(LEN([.B481])=7;5;&quot;Fehler&quot;))))))" office:value-type="float" office:value="2" calcext:value-type="float">
            <text:p>2</text:p>
          </table:table-cell>
          <table:table-cell office:value-type="string" calcext:value-type="string">
            <text:p>EHK</text:p>
          </table:table-cell>
          <table:table-cell office:value-type="string" calcext:value-type="string">
            <text:p>FRUEHES MITTELALTER : BIS 911</text:p>
          </table:table-cell>
          <table:table-cell table:number-columns-repeated="5"/>
        </table:table-row>
        <table:table-row table:style-name="ro1">
          <table:table-cell table:formula="of:=IF(LEN([.B482])=1;0;IF(LEN([.B482])=2;1;IF(LEN([.B482])=3;2;IF(LEN([.B482])=5;3;IF(LEN([.B482])=6;4;IF(LEN([.B482])=7;5;&quot;Fehler&quot;))))))" office:value-type="float" office:value="2" calcext:value-type="float">
            <text:p>2</text:p>
          </table:table-cell>
          <table:table-cell office:value-type="string" calcext:value-type="string">
            <text:p>EHL</text:p>
          </table:table-cell>
          <table:table-cell office:value-type="string" calcext:value-type="string">
            <text:p>HOCHMITTELALTER : 911 - 1254</text:p>
          </table:table-cell>
          <table:table-cell table:number-columns-repeated="5"/>
        </table:table-row>
        <table:table-row table:style-name="ro1">
          <table:table-cell table:formula="of:=IF(LEN([.B483])=1;0;IF(LEN([.B483])=2;1;IF(LEN([.B483])=3;2;IF(LEN([.B483])=5;3;IF(LEN([.B483])=6;4;IF(LEN([.B483])=7;5;&quot;Fehler&quot;))))))" office:value-type="float" office:value="2" calcext:value-type="float">
            <text:p>2</text:p>
          </table:table-cell>
          <table:table-cell office:value-type="string" calcext:value-type="string">
            <text:p>EHM</text:p>
          </table:table-cell>
          <table:table-cell office:value-type="string" calcext:value-type="string">
            <text:p>SPAETES MITTELALTER : 1254 BIS ETWA 15OO</text:p>
          </table:table-cell>
          <table:table-cell table:number-columns-repeated="5"/>
        </table:table-row>
        <table:table-row table:style-name="ro1">
          <table:table-cell table:formula="of:=IF(LEN([.B484])=1;0;IF(LEN([.B484])=2;1;IF(LEN([.B484])=3;2;IF(LEN([.B484])=5;3;IF(LEN([.B484])=6;4;IF(LEN([.B484])=7;5;&quot;Fehler&quot;))))))" office:value-type="float" office:value="2" calcext:value-type="float">
            <text:p>2</text:p>
          </table:table-cell>
          <table:table-cell office:value-type="string" calcext:value-type="string">
            <text:p>EHO</text:p>
          </table:table-cell>
          <table:table-cell office:value-type="string" calcext:value-type="string">
            <text:p>QUELLENWERKE</text:p>
          </table:table-cell>
          <table:table-cell table:number-columns-repeated="5"/>
        </table:table-row>
        <table:table-row table:style-name="ro1">
          <table:table-cell table:formula="of:=IF(LEN([.B485])=1;0;IF(LEN([.B485])=2;1;IF(LEN([.B485])=3;2;IF(LEN([.B485])=5;3;IF(LEN([.B485])=6;4;IF(LEN([.B485])=7;5;&quot;Fehler&quot;))))))" office:value-type="float" office:value="1" calcext:value-type="float">
            <text:p>1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WELTGESCHICHTE DER NEUZEIT BIS ZUR GEGENWART</text:p>
          </table:table-cell>
          <table:table-cell table:number-columns-repeated="5"/>
        </table:table-row>
        <table:table-row table:style-name="ro1">
          <table:table-cell table:formula="of:=IF(LEN([.B486])=1;0;IF(LEN([.B486])=2;1;IF(LEN([.B486])=3;2;IF(LEN([.B486])=5;3;IF(LEN([.B486])=6;4;IF(LEN([.B486])=7;5;&quot;Fehler&quot;))))))" office:value-type="float" office:value="2" calcext:value-type="float">
            <text:p>2</text:p>
          </table:table-cell>
          <table:table-cell office:value-type="string" calcext:value-type="string">
            <text:p>EKK</text:p>
          </table:table-cell>
          <table:table-cell office:value-type="string" calcext:value-type="string">
            <text:p>QUELLENWERKE ZU MEHREREN EPOCHEN DER NEUZEIT</text:p>
          </table:table-cell>
          <table:table-cell table:number-columns-repeated="5"/>
        </table:table-row>
        <table:table-row table:style-name="ro1">
          <table:table-cell table:formula="of:=IF(LEN([.B487])=1;0;IF(LEN([.B487])=2;1;IF(LEN([.B487])=3;2;IF(LEN([.B487])=5;3;IF(LEN([.B487])=6;4;IF(LEN([.B487])=7;5;&quot;Fehler&quot;))))))" office:value-type="float" office:value="2" calcext:value-type="float">
            <text:p>2</text:p>
          </table:table-cell>
          <table:table-cell office:value-type="string" calcext:value-type="string">
            <text:p>EKL</text:p>
          </table:table-cell>
          <table:table-cell office:value-type="string" calcext:value-type="string">
            <text:p>VON DER ZEIT DER GROSSEN ENTDECKUNGEN BIS ZUM ABSOLUTISMUS : 1492 – 1789</text:p>
          </table:table-cell>
          <table:table-cell table:number-columns-repeated="5"/>
        </table:table-row>
        <table:table-row table:style-name="ro1">
          <table:table-cell table:formula="of:=IF(LEN([.B488])=1;0;IF(LEN([.B488])=2;1;IF(LEN([.B488])=3;2;IF(LEN([.B488])=5;3;IF(LEN([.B488])=6;4;IF(LEN([.B488])=7;5;&quot;Fehler&quot;))))))" office:value-type="float" office:value="2" calcext:value-type="float">
            <text:p>2</text:p>
          </table:table-cell>
          <table:table-cell office:value-type="string" calcext:value-type="string">
            <text:p>EKM</text:p>
          </table:table-cell>
          <table:table-cell office:value-type="string" calcext:value-type="string">
            <text:p>VON DER FRANZOESISCHEN REVOLUTION BIS ZUM 1. WELTKRIEG : 1789 – 1914</text:p>
          </table:table-cell>
          <table:table-cell table:number-columns-repeated="5"/>
        </table:table-row>
        <table:table-row table:style-name="ro1">
          <table:table-cell table:formula="of:=IF(LEN([.B489])=1;0;IF(LEN([.B489])=2;1;IF(LEN([.B489])=3;2;IF(LEN([.B489])=5;3;IF(LEN([.B489])=6;4;IF(LEN([.B489])=7;5;&quot;Fehler&quot;))))))" office:value-type="float" office:value="2" calcext:value-type="float">
            <text:p>2</text:p>
          </table:table-cell>
          <table:table-cell office:value-type="string" calcext:value-type="string">
            <text:p>EKN</text:p>
          </table:table-cell>
          <table:table-cell office:value-type="string" calcext:value-type="string">
            <text:p>VOM 1. WELTKRIEG BIS ZUR GEGENWAR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490])=1;0;IF(LEN([.B490])=2;1;IF(LEN([.B490])=3;2;IF(LEN([.B490])=5;3;IF(LEN([.B490])=6;4;IF(LEN([.B490])=7;5;&quot;Fehler&quot;))))))" office:value-type="float" office:value="3" calcext:value-type="float">
            <text:p>3</text:p>
          </table:table-cell>
          <table:table-cell office:value-type="string" calcext:value-type="string">
            <text:p>EKN 3</text:p>
          </table:table-cell>
          <table:table-cell office:value-type="string" calcext:value-type="string">
            <text:p>1. WELTKRIEG EINSCHL. VORGESCHICHTE, KRIEGS- UND FRIEDENSKONFERENZEN</text:p>
          </table:table-cell>
          <table:table-cell table:number-columns-repeated="5"/>
        </table:table-row>
        <table:table-row table:style-name="ro1">
          <table:table-cell table:formula="of:=IF(LEN([.B491])=1;0;IF(LEN([.B491])=2;1;IF(LEN([.B491])=3;2;IF(LEN([.B491])=5;3;IF(LEN([.B491])=6;4;IF(LEN([.B491])=7;5;&quot;Fehler&quot;))))))" office:value-type="float" office:value="3" calcext:value-type="float">
            <text:p>3</text:p>
          </table:table-cell>
          <table:table-cell office:value-type="string" calcext:value-type="string">
            <text:p>EKN 4</text:p>
          </table:table-cell>
          <table:table-cell office:value-type="string" calcext:value-type="string">
            <text:p>DIE ZEIT ZWISCHEN DEN BEIDEN WELTKRIEGEN : 1918 - 1939</text:p>
          </table:table-cell>
          <table:table-cell table:number-columns-repeated="5"/>
        </table:table-row>
        <table:table-row table:style-name="ro1">
          <table:table-cell table:formula="of:=IF(LEN([.B492])=1;0;IF(LEN([.B492])=2;1;IF(LEN([.B492])=3;2;IF(LEN([.B492])=5;3;IF(LEN([.B492])=6;4;IF(LEN([.B492])=7;5;&quot;Fehler&quot;))))))" office:value-type="float" office:value="3" calcext:value-type="float">
            <text:p>3</text:p>
          </table:table-cell>
          <table:table-cell office:value-type="string" calcext:value-type="string">
            <text:p>EKN 5</text:p>
          </table:table-cell>
          <table:table-cell office:value-type="string" calcext:value-type="string">
            <text:p>2. WELTKRIEG EINSCHL. VORGESCHICHTE UND KONFERENZEN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493])=1;0;IF(LEN([.B493])=2;1;IF(LEN([.B493])=3;2;IF(LEN([.B493])=5;3;IF(LEN([.B493])=6;4;IF(LEN([.B493])=7;5;&quot;Fehler&quot;))))))" office:value-type="float" office:value="4" calcext:value-type="float">
            <text:p>4</text:p>
          </table:table-cell>
          <table:table-cell office:value-type="string" calcext:value-type="string">
            <text:p>EKN 50</text:p>
          </table:table-cell>
          <table:table-cell office:value-type="string" calcext:value-type="string">
            <text:p>SEEKRIEG</text:p>
          </table:table-cell>
          <table:table-cell table:number-columns-repeated="5"/>
        </table:table-row>
        <table:table-row table:style-name="ro1">
          <table:table-cell table:formula="of:=IF(LEN([.B494])=1;0;IF(LEN([.B494])=2;1;IF(LEN([.B494])=3;2;IF(LEN([.B494])=5;3;IF(LEN([.B494])=6;4;IF(LEN([.B494])=7;5;&quot;Fehler&quot;))))))" office:value-type="float" office:value="4" calcext:value-type="float">
            <text:p>4</text:p>
          </table:table-cell>
          <table:table-cell office:value-type="string" calcext:value-type="string">
            <text:p>EKN 51</text:p>
          </table:table-cell>
          <table:table-cell office:value-type="string" calcext:value-type="string">
            <text:p>LUFT- UND BOMBENKRIEG</text:p>
          </table:table-cell>
          <table:table-cell table:number-columns-repeated="5"/>
        </table:table-row>
        <table:table-row table:style-name="ro1">
          <table:table-cell table:formula="of:=IF(LEN([.B495])=1;0;IF(LEN([.B495])=2;1;IF(LEN([.B495])=3;2;IF(LEN([.B495])=5;3;IF(LEN([.B495])=6;4;IF(LEN([.B495])=7;5;&quot;Fehler&quot;))))))" office:value-type="float" office:value="4" calcext:value-type="float">
            <text:p>4</text:p>
          </table:table-cell>
          <table:table-cell office:value-type="string" calcext:value-type="string">
            <text:p>EKN 52</text:p>
          </table:table-cell>
          <table:table-cell office:value-type="string" calcext:value-type="string">
            <text:p>OESTLICHE KRIEGSSCHAUPLAETZE</text:p>
          </table:table-cell>
          <table:table-cell table:number-columns-repeated="5"/>
        </table:table-row>
        <table:table-row table:style-name="ro1">
          <table:table-cell table:formula="of:=IF(LEN([.B496])=1;0;IF(LEN([.B496])=2;1;IF(LEN([.B496])=3;2;IF(LEN([.B496])=5;3;IF(LEN([.B496])=6;4;IF(LEN([.B496])=7;5;&quot;Fehler&quot;))))))" office:value-type="float" office:value="4" calcext:value-type="float">
            <text:p>4</text:p>
          </table:table-cell>
          <table:table-cell office:value-type="string" calcext:value-type="string">
            <text:p>EKN 53</text:p>
          </table:table-cell>
          <table:table-cell office:value-type="string" calcext:value-type="string">
            <text:p>WESTLICHE KRIEGSSCHAUPLAETZE</text:p>
          </table:table-cell>
          <table:table-cell table:number-columns-repeated="5"/>
        </table:table-row>
        <table:table-row table:style-name="ro1">
          <table:table-cell table:formula="of:=IF(LEN([.B497])=1;0;IF(LEN([.B497])=2;1;IF(LEN([.B497])=3;2;IF(LEN([.B497])=5;3;IF(LEN([.B497])=6;4;IF(LEN([.B497])=7;5;&quot;Fehler&quot;))))))" office:value-type="float" office:value="4" calcext:value-type="float">
            <text:p>4</text:p>
          </table:table-cell>
          <table:table-cell office:value-type="string" calcext:value-type="string">
            <text:p>EKN 54</text:p>
          </table:table-cell>
          <table:table-cell office:value-type="string" calcext:value-type="string">
            <text:p>SONSTIGE KRIEGSSCHAUPLAETZE</text:p>
          </table:table-cell>
          <table:table-cell table:number-columns-repeated="5"/>
        </table:table-row>
        <table:table-row table:style-name="ro1">
          <table:table-cell table:formula="of:=IF(LEN([.B498])=1;0;IF(LEN([.B498])=2;1;IF(LEN([.B498])=3;2;IF(LEN([.B498])=5;3;IF(LEN([.B498])=6;4;IF(LEN([.B498])=7;5;&quot;Fehler&quot;))))))" office:value-type="float" office:value="4" calcext:value-type="float">
            <text:p>4</text:p>
          </table:table-cell>
          <table:table-cell office:value-type="string" calcext:value-type="string">
            <text:p>EKN 55</text:p>
          </table:table-cell>
          <table:table-cell office:value-type="string" calcext:value-type="string">
            <text:p>KRIEGSGEFANGENSCHAFT <text:s/>KRIEGSHEIMKEHRER</text:p>
          </table:table-cell>
          <table:table-cell table:number-columns-repeated="5"/>
        </table:table-row>
        <table:table-row table:style-name="ro1">
          <table:table-cell table:formula="of:=IF(LEN([.B499])=1;0;IF(LEN([.B499])=2;1;IF(LEN([.B499])=3;2;IF(LEN([.B499])=5;3;IF(LEN([.B499])=6;4;IF(LEN([.B499])=7;5;&quot;Fehler&quot;))))))" office:value-type="float" office:value="3" calcext:value-type="float">
            <text:p>3</text:p>
          </table:table-cell>
          <table:table-cell office:value-type="string" calcext:value-type="string">
            <text:p>EKN 6</text:p>
          </table:table-cell>
          <table:table-cell office:value-type="string" calcext:value-type="string">
            <text:p>DIE ZEIT VON 1945 BIS ZUR GEGENWART</text:p>
          </table:table-cell>
          <table:table-cell table:number-columns-repeated="5"/>
        </table:table-row>
        <table:table-row table:style-name="ro1">
          <table:table-cell table:formula="of:=IF(LEN([.B500])=1;0;IF(LEN([.B500])=2;1;IF(LEN([.B500])=3;2;IF(LEN([.B500])=5;3;IF(LEN([.B500])=6;4;IF(LEN([.B500])=7;5;&quot;Fehler&quot;))))))"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ESCHICHTE EUROPAS : GESAMTDARSTELLUNGEN – DARSTELLUNGEN MEHRERER EPOCHEN UND MEHRERER STAATEN</text:p>
          </table:table-cell>
          <table:table-cell table:number-columns-repeated="5"/>
        </table:table-row>
        <table:table-row table:style-name="ro1">
          <table:table-cell table:formula="of:=IF(LEN([.B501])=1;0;IF(LEN([.B501])=2;1;IF(LEN([.B501])=3;2;IF(LEN([.B501])=5;3;IF(LEN([.B501])=6;4;IF(LEN([.B501])=7;5;&quot;Fehler&quot;))))))" office:value-type="float" office:value="2" calcext:value-type="float">
            <text:p>2</text:p>
          </table:table-cell>
          <table:table-cell office:value-type="string" calcext:value-type="string">
            <text:p>ELK</text:p>
          </table:table-cell>
          <table:table-cell office:value-type="string" calcext:value-type="string">
            <text:p>KULTUR- UND GEISTESGESCHICHTE EUROPA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502])=1;0;IF(LEN([.B502])=2;1;IF(LEN([.B502])=3;2;IF(LEN([.B502])=5;3;IF(LEN([.B502])=6;4;IF(LEN([.B502])=7;5;&quot;Fehler&quot;))))))" office:value-type="float" office:value="2" calcext:value-type="float">
            <text:p>2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GESCHICHTE MITTELEUROPAS : DARSTELLUNGEN MEHRERER STAATEN</text:p>
          </table:table-cell>
          <table:table-cell table:number-columns-repeated="5"/>
        </table:table-row>
        <table:table-row table:style-name="ro1">
          <table:table-cell table:formula="of:=IF(LEN([.B503])=1;0;IF(LEN([.B503])=2;1;IF(LEN([.B503])=3;2;IF(LEN([.B503])=5;3;IF(LEN([.B503])=6;4;IF(LEN([.B503])=7;5;&quot;Fehler&quot;))))))" office:value-type="float" office:value="3" calcext:value-type="float">
            <text:p>3</text:p>
          </table:table-cell>
          <table:table-cell office:value-type="string" calcext:value-type="string">
            <text:p>ELL 1</text:p>
          </table:table-cell>
          <table:table-cell office:value-type="string" calcext:value-type="string">
            <text:p>GESCHICHTE UND KULTUR OESTERREICHS</text:p>
          </table:table-cell>
          <table:table-cell table:number-columns-repeated="5"/>
        </table:table-row>
        <table:table-row table:style-name="ro1">
          <table:table-cell table:formula="of:=IF(LEN([.B504])=1;0;IF(LEN([.B504])=2;1;IF(LEN([.B504])=3;2;IF(LEN([.B504])=5;3;IF(LEN([.B504])=6;4;IF(LEN([.B504])=7;5;&quot;Fehler&quot;))))))" office:value-type="float" office:value="3" calcext:value-type="float">
            <text:p>3</text:p>
          </table:table-cell>
          <table:table-cell office:value-type="string" calcext:value-type="string">
            <text:p>ELL 2</text:p>
          </table:table-cell>
          <table:table-cell office:value-type="string" calcext:value-type="string">
            <text:p>GESCHICHTE UND KULTUR DER SCHWEIZ UND LIECHTENSTEINS</text:p>
          </table:table-cell>
          <table:table-cell table:number-columns-repeated="5"/>
        </table:table-row>
        <table:table-row table:style-name="ro1">
          <table:table-cell table:formula="of:=IF(LEN([.B505])=1;0;IF(LEN([.B505])=2;1;IF(LEN([.B505])=3;2;IF(LEN([.B505])=5;3;IF(LEN([.B505])=6;4;IF(LEN([.B505])=7;5;&quot;Fehler&quot;))))))" office:value-type="float" office:value="3" calcext:value-type="float">
            <text:p>3</text:p>
          </table:table-cell>
          <table:table-cell office:value-type="string" calcext:value-type="string">
            <text:p>ELL 3</text:p>
          </table:table-cell>
          <table:table-cell office:value-type="string" calcext:value-type="string">
            <text:p>GESCHICHTE UND KULTUR DER TSCHECHOSLOWAKEI BIS 1992 SLOWAKEI <text:s/>TSCHECHISCHE REPUBLIK</text:p>
          </table:table-cell>
          <table:table-cell table:number-columns-repeated="5"/>
        </table:table-row>
        <table:table-row table:style-name="ro1">
          <table:table-cell table:formula="of:=IF(LEN([.B506])=1;0;IF(LEN([.B506])=2;1;IF(LEN([.B506])=3;2;IF(LEN([.B506])=5;3;IF(LEN([.B506])=6;4;IF(LEN([.B506])=7;5;&quot;Fehler&quot;))))))" office:value-type="float" office:value="3" calcext:value-type="float">
            <text:p>3</text:p>
          </table:table-cell>
          <table:table-cell office:value-type="string" calcext:value-type="string">
            <text:p>ELL 4</text:p>
          </table:table-cell>
          <table:table-cell office:value-type="string" calcext:value-type="string">
            <text:p>GESCHICHTE UND KULTUR UNGARNS</text:p>
          </table:table-cell>
          <table:table-cell table:number-columns-repeated="5"/>
        </table:table-row>
        <table:table-row table:style-name="ro1">
          <table:table-cell table:formula="of:=IF(LEN([.B507])=1;0;IF(LEN([.B507])=2;1;IF(LEN([.B507])=3;2;IF(LEN([.B507])=5;3;IF(LEN([.B507])=6;4;IF(LEN([.B507])=7;5;&quot;Fehler&quot;))))))" office:value-type="float" office:value="2" calcext:value-type="float">
            <text:p>2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GESCHICHTE WESTEUROPAS : DARSTELLUNGEN MEHRERER STAATEN</text:p>
          </table:table-cell>
          <table:table-cell table:number-columns-repeated="5"/>
        </table:table-row>
        <table:table-row table:style-name="ro1">
          <table:table-cell table:formula="of:=IF(LEN([.B508])=1;0;IF(LEN([.B508])=2;1;IF(LEN([.B508])=3;2;IF(LEN([.B508])=5;3;IF(LEN([.B508])=6;4;IF(LEN([.B508])=7;5;&quot;Fehler&quot;))))))" office:value-type="float" office:value="3" calcext:value-type="float">
            <text:p>3</text:p>
          </table:table-cell>
          <table:table-cell office:value-type="string" calcext:value-type="string">
            <text:p>ELM 1</text:p>
          </table:table-cell>
          <table:table-cell office:value-type="string" calcext:value-type="string">
            <text:p>GESCHICHTE GROSSBRITANNIENS UND IRLANDS <text:s/>GESCHICHTE DES BRITISCHEN COMMONWEALTH IN GESAMTDARSTELLUNGEN</text:p>
          </table:table-cell>
          <table:table-cell table:number-columns-repeated="5"/>
        </table:table-row>
        <table:table-row table:style-name="ro1">
          <table:table-cell table:formula="of:=IF(LEN([.B509])=1;0;IF(LEN([.B509])=2;1;IF(LEN([.B509])=3;2;IF(LEN([.B509])=5;3;IF(LEN([.B509])=6;4;IF(LEN([.B509])=7;5;&quot;Fehler&quot;))))))" office:value-type="float" office:value="4" calcext:value-type="float">
            <text:p>4</text:p>
          </table:table-cell>
          <table:table-cell office:value-type="string" calcext:value-type="string">
            <text:p>ELM 10</text:p>
          </table:table-cell>
          <table:table-cell office:value-type="string" calcext:value-type="string">
            <text:p>KULTUR- UND GEISTESGESCHICHTE</text:p>
          </table:table-cell>
          <table:table-cell table:number-columns-repeated="5"/>
        </table:table-row>
        <table:table-row table:style-name="ro1">
          <table:table-cell table:formula="of:=IF(LEN([.B510])=1;0;IF(LEN([.B510])=2;1;IF(LEN([.B510])=3;2;IF(LEN([.B510])=5;3;IF(LEN([.B510])=6;4;IF(LEN([.B510])=7;5;&quot;Fehler&quot;))))))" office:value-type="float" office:value="4" calcext:value-type="float">
            <text:p>4</text:p>
          </table:table-cell>
          <table:table-cell office:value-type="string" calcext:value-type="string">
            <text:p>ELM 18</text:p>
          </table:table-cell>
          <table:table-cell office:value-type="string" calcext:value-type="string">
            <text:p>REPUBLIK IRLAND <text:s/>GESCHICHTE IRLANDS : GESAMTDARSTELLUNGEN</text:p>
          </table:table-cell>
          <table:table-cell table:number-columns-repeated="5"/>
        </table:table-row>
        <table:table-row table:style-name="ro1">
          <table:table-cell table:formula="of:=IF(LEN([.B511])=1;0;IF(LEN([.B511])=2;1;IF(LEN([.B511])=3;2;IF(LEN([.B511])=5;3;IF(LEN([.B511])=6;4;IF(LEN([.B511])=7;5;&quot;Fehler&quot;))))))" office:value-type="float" office:value="3" calcext:value-type="float">
            <text:p>3</text:p>
          </table:table-cell>
          <table:table-cell office:value-type="string" calcext:value-type="string">
            <text:p>ELM 2</text:p>
          </table:table-cell>
          <table:table-cell office:value-type="string" calcext:value-type="string">
            <text:p>GESCHICHTE FRANKREICHS UND BURGUNDS</text:p>
          </table:table-cell>
          <table:table-cell table:number-columns-repeated="5"/>
        </table:table-row>
        <table:table-row table:style-name="ro1">
          <table:table-cell table:formula="of:=IF(LEN([.B512])=1;0;IF(LEN([.B512])=2;1;IF(LEN([.B512])=3;2;IF(LEN([.B512])=5;3;IF(LEN([.B512])=6;4;IF(LEN([.B512])=7;5;&quot;Fehler&quot;))))))" office:value-type="float" office:value="4" calcext:value-type="float">
            <text:p>4</text:p>
          </table:table-cell>
          <table:table-cell office:value-type="string" calcext:value-type="string">
            <text:p>ELM 20</text:p>
          </table:table-cell>
          <table:table-cell office:value-type="string" calcext:value-type="string">
            <text:p>KULTUR- UND GEISTESGESCHICHTE</text:p>
          </table:table-cell>
          <table:table-cell table:number-columns-repeated="5"/>
        </table:table-row>
        <table:table-row table:style-name="ro1">
          <table:table-cell table:formula="of:=IF(LEN([.B513])=1;0;IF(LEN([.B513])=2;1;IF(LEN([.B513])=3;2;IF(LEN([.B513])=5;3;IF(LEN([.B513])=6;4;IF(LEN([.B513])=7;5;&quot;Fehler&quot;))))))" office:value-type="float" office:value="4" calcext:value-type="float">
            <text:p>4</text:p>
          </table:table-cell>
          <table:table-cell office:value-type="string" calcext:value-type="string">
            <text:p>ELM 22</text:p>
          </table:table-cell>
          <table:table-cell office:value-type="string" calcext:value-type="string">
            <text:p>FRANZOESISCHE REVOLUTION</text:p>
          </table:table-cell>
          <table:table-cell table:number-columns-repeated="5"/>
        </table:table-row>
        <table:table-row table:style-name="ro1">
          <table:table-cell table:formula="of:=IF(LEN([.B514])=1;0;IF(LEN([.B514])=2;1;IF(LEN([.B514])=3;2;IF(LEN([.B514])=5;3;IF(LEN([.B514])=6;4;IF(LEN([.B514])=7;5;&quot;Fehler&quot;))))))" office:value-type="float" office:value="3" calcext:value-type="float">
            <text:p>3</text:p>
          </table:table-cell>
          <table:table-cell office:value-type="string" calcext:value-type="string">
            <text:p>ELM 3</text:p>
          </table:table-cell>
          <table:table-cell office:value-type="string" calcext:value-type="string">
            <text:p>GESCHICHTE UND KULTUR DER BENELUX-LAENDER</text:p>
          </table:table-cell>
          <table:table-cell table:number-columns-repeated="5"/>
        </table:table-row>
        <table:table-row table:style-name="ro1">
          <table:table-cell table:formula="of:=IF(LEN([.B515])=1;0;IF(LEN([.B515])=2;1;IF(LEN([.B515])=3;2;IF(LEN([.B515])=5;3;IF(LEN([.B515])=6;4;IF(LEN([.B515])=7;5;&quot;Fehler&quot;))))))" office:value-type="float" office:value="2" calcext:value-type="float">
            <text:p>2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GESCHICHTE SUED- UND SUEDOSTEUROPAS : DARSTELLUNGEN MEHRERER STAATEN</text:p>
          </table:table-cell>
          <table:table-cell table:number-columns-repeated="5"/>
        </table:table-row>
        <table:table-row table:style-name="ro1">
          <table:table-cell table:formula="of:=IF(LEN([.B516])=1;0;IF(LEN([.B516])=2;1;IF(LEN([.B516])=3;2;IF(LEN([.B516])=5;3;IF(LEN([.B516])=6;4;IF(LEN([.B516])=7;5;&quot;Fehler&quot;))))))" office:value-type="float" office:value="3" calcext:value-type="float">
            <text:p>3</text:p>
          </table:table-cell>
          <table:table-cell office:value-type="string" calcext:value-type="string">
            <text:p>ELN 1</text:p>
          </table:table-cell>
          <table:table-cell office:value-type="string" calcext:value-type="string">
            <text:p>GESCHICHTE UND KULTUR SPANIENS, PORTUGALS UND ANDORRAS</text:p>
          </table:table-cell>
          <table:table-cell table:number-columns-repeated="5"/>
        </table:table-row>
        <table:table-row table:style-name="ro1">
          <table:table-cell table:formula="of:=IF(LEN([.B517])=1;0;IF(LEN([.B517])=2;1;IF(LEN([.B517])=3;2;IF(LEN([.B517])=5;3;IF(LEN([.B517])=6;4;IF(LEN([.B517])=7;5;&quot;Fehler&quot;))))))" office:value-type="float" office:value="4" calcext:value-type="float">
            <text:p>4</text:p>
          </table:table-cell>
          <table:table-cell office:value-type="string" calcext:value-type="string">
            <text:p>ELN 11</text:p>
          </table:table-cell>
          <table:table-cell office:value-type="string" calcext:value-type="string">
            <text:p>GESCHICHTE UND KULTUR PORTUGALS UND ANDORRAS</text:p>
          </table:table-cell>
          <table:table-cell table:number-columns-repeated="5"/>
        </table:table-row>
        <table:table-row table:style-name="ro1">
          <table:table-cell table:formula="of:=IF(LEN([.B518])=1;0;IF(LEN([.B518])=2;1;IF(LEN([.B518])=3;2;IF(LEN([.B518])=5;3;IF(LEN([.B518])=6;4;IF(LEN([.B518])=7;5;&quot;Fehler&quot;))))))" office:value-type="float" office:value="3" calcext:value-type="float">
            <text:p>3</text:p>
          </table:table-cell>
          <table:table-cell office:value-type="string" calcext:value-type="string">
            <text:p>ELN 2</text:p>
          </table:table-cell>
          <table:table-cell office:value-type="string" calcext:value-type="string">
            <text:p>GESCHICHTE ITALIENS EINSCHL. DER ITALIENISCHEN STADTSTAATEN GESCHICHTE SAN MARINOS UND MALTAS</text:p>
          </table:table-cell>
          <table:table-cell table:number-columns-repeated="5"/>
        </table:table-row>
        <table:table-row table:style-name="ro1">
          <table:table-cell table:formula="of:=IF(LEN([.B519])=1;0;IF(LEN([.B519])=2;1;IF(LEN([.B519])=3;2;IF(LEN([.B519])=5;3;IF(LEN([.B519])=6;4;IF(LEN([.B519])=7;5;&quot;Fehler&quot;))))))" office:value-type="float" office:value="4" calcext:value-type="float">
            <text:p>4</text:p>
          </table:table-cell>
          <table:table-cell office:value-type="string" calcext:value-type="string">
            <text:p>ELN 20</text:p>
          </table:table-cell>
          <table:table-cell office:value-type="string" calcext:value-type="string">
            <text:p>KULTUR- UND GEISTESGESCHICHTE</text:p>
          </table:table-cell>
          <table:table-cell table:number-columns-repeated="5"/>
        </table:table-row>
        <table:table-row table:style-name="ro1">
          <table:table-cell table:formula="of:=IF(LEN([.B520])=1;0;IF(LEN([.B520])=2;1;IF(LEN([.B520])=3;2;IF(LEN([.B520])=5;3;IF(LEN([.B520])=6;4;IF(LEN([.B520])=7;5;&quot;Fehler&quot;))))))" office:value-type="float" office:value="3" calcext:value-type="float">
            <text:p>3</text:p>
          </table:table-cell>
          <table:table-cell office:value-type="string" calcext:value-type="string">
            <text:p>ELN 3</text:p>
          </table:table-cell>
          <table:table-cell office:value-type="string" calcext:value-type="string">
            <text:p>GESCHICHTE UND KULTUR GRIECHENLANDS (NEUZEIT)</text:p>
          </table:table-cell>
          <table:table-cell table:number-columns-repeated="5"/>
        </table:table-row>
        <table:table-row table:style-name="ro1">
          <table:table-cell table:formula="of:=IF(LEN([.B521])=1;0;IF(LEN([.B521])=2;1;IF(LEN([.B521])=3;2;IF(LEN([.B521])=5;3;IF(LEN([.B521])=6;4;IF(LEN([.B521])=7;5;&quot;Fehler&quot;))))))" office:value-type="float" office:value="3" calcext:value-type="float">
            <text:p>3</text:p>
          </table:table-cell>
          <table:table-cell office:value-type="string" calcext:value-type="string">
            <text:p>ELN 4</text:p>
          </table:table-cell>
          <table:table-cell office:value-type="string" calcext:value-type="string">
            <text:p>GESCHICHTE UND KULTUR JUGOSLAWIENS BIS 1992 UND SEINER NACHFOLGESTAATEN</text:p>
          </table:table-cell>
          <table:table-cell table:number-columns-repeated="5"/>
        </table:table-row>
        <table:table-row table:style-name="ro1">
          <table:table-cell table:formula="of:=IF(LEN([.B522])=1;0;IF(LEN([.B522])=2;1;IF(LEN([.B522])=3;2;IF(LEN([.B522])=5;3;IF(LEN([.B522])=6;4;IF(LEN([.B522])=7;5;&quot;Fehler&quot;))))))" office:value-type="float" office:value="3" calcext:value-type="float">
            <text:p>3</text:p>
          </table:table-cell>
          <table:table-cell office:value-type="string" calcext:value-type="string">
            <text:p>ELN 5</text:p>
          </table:table-cell>
          <table:table-cell office:value-type="string" calcext:value-type="string">
            <text:p>GESCHICHTE UND KULTUR ALBANIENS</text:p>
          </table:table-cell>
          <table:table-cell table:number-columns-repeated="5"/>
        </table:table-row>
        <table:table-row table:style-name="ro1">
          <table:table-cell table:formula="of:=IF(LEN([.B523])=1;0;IF(LEN([.B523])=2;1;IF(LEN([.B523])=3;2;IF(LEN([.B523])=5;3;IF(LEN([.B523])=6;4;IF(LEN([.B523])=7;5;&quot;Fehler&quot;))))))" office:value-type="float" office:value="3" calcext:value-type="float">
            <text:p>3</text:p>
          </table:table-cell>
          <table:table-cell office:value-type="string" calcext:value-type="string">
            <text:p>ELN 6</text:p>
          </table:table-cell>
          <table:table-cell office:value-type="string" calcext:value-type="string">
            <text:p>GESCHICHTE UND KULTUR BULGARIENS</text:p>
          </table:table-cell>
          <table:table-cell table:number-columns-repeated="5"/>
        </table:table-row>
        <table:table-row table:style-name="ro1">
          <table:table-cell table:formula="of:=IF(LEN([.B524])=1;0;IF(LEN([.B524])=2;1;IF(LEN([.B524])=3;2;IF(LEN([.B524])=5;3;IF(LEN([.B524])=6;4;IF(LEN([.B524])=7;5;&quot;Fehler&quot;))))))" office:value-type="float" office:value="3" calcext:value-type="float">
            <text:p>3</text:p>
          </table:table-cell>
          <table:table-cell office:value-type="string" calcext:value-type="string">
            <text:p>ELN 7</text:p>
          </table:table-cell>
          <table:table-cell office:value-type="string" calcext:value-type="string">
            <text:p>GESCHICHTE UND KULTUR RUMAENIENS</text:p>
          </table:table-cell>
          <table:table-cell table:number-columns-repeated="5"/>
        </table:table-row>
        <table:table-row table:style-name="ro1">
          <table:table-cell table:formula="of:=IF(LEN([.B525])=1;0;IF(LEN([.B525])=2;1;IF(LEN([.B525])=3;2;IF(LEN([.B525])=5;3;IF(LEN([.B525])=6;4;IF(LEN([.B525])=7;5;&quot;Fehler&quot;))))))" office:value-type="float" office:value="2" calcext:value-type="float">
            <text:p>2</text:p>
          </table:table-cell>
          <table:table-cell office:value-type="string" calcext:value-type="string">
            <text:p>ELO</text:p>
          </table:table-cell>
          <table:table-cell office:value-type="string" calcext:value-type="string">
            <text:p>GESCHICHTE NORDEUROPAS</text:p>
          </table:table-cell>
          <table:table-cell table:number-columns-repeated="5"/>
        </table:table-row>
        <table:table-row table:style-name="ro1">
          <table:table-cell table:formula="of:=IF(LEN([.B526])=1;0;IF(LEN([.B526])=2;1;IF(LEN([.B526])=3;2;IF(LEN([.B526])=5;3;IF(LEN([.B526])=6;4;IF(LEN([.B526])=7;5;&quot;Fehler&quot;))))))" office:value-type="float" office:value="3" calcext:value-type="float">
            <text:p>3</text:p>
          </table:table-cell>
          <table:table-cell office:value-type="string" calcext:value-type="string">
            <text:p>ELO 1</text:p>
          </table:table-cell>
          <table:table-cell office:value-type="string" calcext:value-type="string">
            <text:p>GESCHICHTE UND KULTUR SCHWEDENS</text:p>
          </table:table-cell>
          <table:table-cell table:number-columns-repeated="5"/>
        </table:table-row>
        <table:table-row table:style-name="ro1">
          <table:table-cell table:formula="of:=IF(LEN([.B527])=1;0;IF(LEN([.B527])=2;1;IF(LEN([.B527])=3;2;IF(LEN([.B527])=5;3;IF(LEN([.B527])=6;4;IF(LEN([.B527])=7;5;&quot;Fehler&quot;))))))" office:value-type="float" office:value="2" calcext:value-type="float">
            <text:p>2</text:p>
          </table:table-cell>
          <table:table-cell office:value-type="string" calcext:value-type="string">
            <text:p>ELP</text:p>
          </table:table-cell>
          <table:table-cell office:value-type="string" calcext:value-type="string">
            <text:p>GESCHICHTE OSTEUROPAS <text:s/>GESAMTDARSTELLUNGEN DER OSTBLOCKSTAATEN UND DER SLAWISCHEN VOELKER</text:p>
          </table:table-cell>
          <table:table-cell table:number-columns-repeated="5"/>
        </table:table-row>
        <table:table-row table:style-name="ro1">
          <table:table-cell table:formula="of:=IF(LEN([.B528])=1;0;IF(LEN([.B528])=2;1;IF(LEN([.B528])=3;2;IF(LEN([.B528])=5;3;IF(LEN([.B528])=6;4;IF(LEN([.B528])=7;5;&quot;Fehler&quot;))))))" office:value-type="float" office:value="3" calcext:value-type="float">
            <text:p>3</text:p>
          </table:table-cell>
          <table:table-cell office:value-type="string" calcext:value-type="string">
            <text:p>ELP 1</text:p>
          </table:table-cell>
          <table:table-cell office:value-type="string" calcext:value-type="string">
            <text:p>GESCHICHTE UND KULTUR DER BALTISCHEN STAATEN</text:p>
          </table:table-cell>
          <table:table-cell table:number-columns-repeated="5"/>
        </table:table-row>
        <table:table-row table:style-name="ro1">
          <table:table-cell table:formula="of:=IF(LEN([.B529])=1;0;IF(LEN([.B529])=2;1;IF(LEN([.B529])=3;2;IF(LEN([.B529])=5;3;IF(LEN([.B529])=6;4;IF(LEN([.B529])=7;5;&quot;Fehler&quot;))))))" office:value-type="float" office:value="3" calcext:value-type="float">
            <text:p>3</text:p>
          </table:table-cell>
          <table:table-cell office:value-type="string" calcext:value-type="string">
            <text:p>ELP 2</text:p>
          </table:table-cell>
          <table:table-cell office:value-type="string" calcext:value-type="string">
            <text:p>GESCHICHTE UND KULTUR POLENS</text:p>
          </table:table-cell>
          <table:table-cell table:number-columns-repeated="5"/>
        </table:table-row>
        <table:table-row table:style-name="ro1">
          <table:table-cell table:formula="of:=IF(LEN([.B530])=1;0;IF(LEN([.B530])=2;1;IF(LEN([.B530])=3;2;IF(LEN([.B530])=5;3;IF(LEN([.B530])=6;4;IF(LEN([.B530])=7;5;&quot;Fehler&quot;))))))" office:value-type="float" office:value="3" calcext:value-type="float">
            <text:p>3</text:p>
          </table:table-cell>
          <table:table-cell office:value-type="string" calcext:value-type="string">
            <text:p>ELP 3</text:p>
          </table:table-cell>
          <table:table-cell office:value-type="string" calcext:value-type="string">
            <text:p>GESCHICHTE RUSSLANDS UND DER SOWJETUNION BIS 1991 EINSCHL. DER AUSSEREUROPAEISCHEN GEBIETE <text:s/>NACHFOLGESTAATEN DER SOWJETUNION : GESAMTDARSTELLUNGEN</text:p>
          </table:table-cell>
          <table:table-cell table:number-columns-repeated="5"/>
        </table:table-row>
        <table:table-row table:style-name="ro1">
          <table:table-cell table:formula="of:=IF(LEN([.B531])=1;0;IF(LEN([.B531])=2;1;IF(LEN([.B531])=3;2;IF(LEN([.B531])=5;3;IF(LEN([.B531])=6;4;IF(LEN([.B531])=7;5;&quot;Fehler&quot;))))))" office:value-type="float" office:value="4" calcext:value-type="float">
            <text:p>4</text:p>
          </table:table-cell>
          <table:table-cell office:value-type="string" calcext:value-type="string">
            <text:p>ELP 30</text:p>
          </table:table-cell>
          <table:table-cell office:value-type="string" calcext:value-type="string">
            <text:p>GESCHICHTE DER SOWJETUNION AB 1917</text:p>
          </table:table-cell>
          <table:table-cell table:number-columns-repeated="5"/>
        </table:table-row>
        <table:table-row table:style-name="ro1">
          <table:table-cell table:formula="of:=IF(LEN([.B532])=1;0;IF(LEN([.B532])=2;1;IF(LEN([.B532])=3;2;IF(LEN([.B532])=5;3;IF(LEN([.B532])=6;4;IF(LEN([.B532])=7;5;&quot;Fehler&quot;))))))" office:value-type="float" office:value="5" calcext:value-type="float">
            <text:p>5</text:p>
          </table:table-cell>
          <table:table-cell office:value-type="string" calcext:value-type="string">
            <text:p>ELP 301</text:p>
          </table:table-cell>
          <table:table-cell office:value-type="string" calcext:value-type="string">
            <text:p>VON DER OKTOBERREVOLUTION EINSCHL. IHRER VORGESCHICHTE BIS ZUM ENDE DES 2. WELTKRIEGES : 1917 – 1945</text:p>
          </table:table-cell>
          <table:table-cell table:number-columns-repeated="5"/>
        </table:table-row>
        <table:table-row table:style-name="ro1">
          <table:table-cell table:formula="of:=IF(LEN([.B533])=1;0;IF(LEN([.B533])=2;1;IF(LEN([.B533])=3;2;IF(LEN([.B533])=5;3;IF(LEN([.B533])=6;4;IF(LEN([.B533])=7;5;&quot;Fehler&quot;))))))" office:value-type="float" office:value="5" calcext:value-type="float">
            <text:p>5</text:p>
          </table:table-cell>
          <table:table-cell office:value-type="string" calcext:value-type="string">
            <text:p>ELP 302</text:p>
          </table:table-cell>
          <table:table-cell office:value-type="string" calcext:value-type="string">
            <text:p>VON 1945 BIS 1991</text:p>
          </table:table-cell>
          <table:table-cell table:number-columns-repeated="5"/>
        </table:table-row>
        <table:table-row table:style-name="ro1">
          <table:table-cell table:formula="of:=IF(LEN([.B534])=1;0;IF(LEN([.B534])=2;1;IF(LEN([.B534])=3;2;IF(LEN([.B534])=5;3;IF(LEN([.B534])=6;4;IF(LEN([.B534])=7;5;&quot;Fehler&quot;))))))" office:value-type="float" office:value="4" calcext:value-type="float">
            <text:p>4</text:p>
          </table:table-cell>
          <table:table-cell office:value-type="string" calcext:value-type="string">
            <text:p>ELP 31</text:p>
          </table:table-cell>
          <table:table-cell office:value-type="string" calcext:value-type="string">
            <text:p>GUS (GEMEINSCHAFT UNABHAENGIGER STAATEN)</text:p>
          </table:table-cell>
          <table:table-cell table:number-columns-repeated="5"/>
        </table:table-row>
        <table:table-row table:style-name="ro1">
          <table:table-cell table:formula="of:=IF(LEN([.B535])=1;0;IF(LEN([.B535])=2;1;IF(LEN([.B535])=3;2;IF(LEN([.B535])=5;3;IF(LEN([.B535])=6;4;IF(LEN([.B535])=7;5;&quot;Fehler&quot;))))))" office:value-type="float" office:value="4" calcext:value-type="float">
            <text:p>4</text:p>
          </table:table-cell>
          <table:table-cell office:value-type="string" calcext:value-type="string">
            <text:p>ELP 35</text:p>
          </table:table-cell>
          <table:table-cell office:value-type="string" calcext:value-type="string">
            <text:p>KULTUR- UND GEISTESGESCHICHTE RUSSLANDS EINSCHL. DER SOWJETUNION BIS 1991 UND IHRER NACHFOLGESTAATEN</text:p>
          </table:table-cell>
          <table:table-cell table:number-columns-repeated="5"/>
        </table:table-row>
        <table:table-row table:style-name="ro1">
          <table:table-cell table:formula="of:=IF(LEN([.B536])=1;0;IF(LEN([.B536])=2;1;IF(LEN([.B536])=3;2;IF(LEN([.B536])=5;3;IF(LEN([.B536])=6;4;IF(LEN([.B536])=7;5;&quot;Fehler&quot;))))))" office:value-type="float" office:value="1" calcext:value-type="float">
            <text:p>1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DEUTSCHE GESCHICHTE : ALLGEMEINES UND VERMISCHTE SCHRIFTEN</text:p>
          </table:table-cell>
          <table:table-cell table:number-columns-repeated="5"/>
        </table:table-row>
        <table:table-row table:style-name="ro1">
          <table:table-cell table:formula="of:=IF(LEN([.B537])=1;0;IF(LEN([.B537])=2;1;IF(LEN([.B537])=3;2;IF(LEN([.B537])=5;3;IF(LEN([.B537])=6;4;IF(LEN([.B537])=7;5;&quot;Fehler&quot;))))))" office:value-type="float" office:value="2" calcext:value-type="float">
            <text:p>2</text:p>
          </table:table-cell>
          <table:table-cell office:value-type="string" calcext:value-type="string">
            <text:p>EMK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538])=1;0;IF(LEN([.B538])=2;1;IF(LEN([.B538])=3;2;IF(LEN([.B538])=5;3;IF(LEN([.B538])=6;4;IF(LEN([.B538])=7;5;&quot;Fehler&quot;))))))" office:value-type="float" office:value="3" calcext:value-type="float">
            <text:p>3</text:p>
          </table:table-cell>
          <table:table-cell office:value-type="string" calcext:value-type="string">
            <text:p>EMK 1</text:p>
          </table:table-cell>
          <table:table-cell office:value-type="string" calcext:value-type="string">
            <text:p>DEUTSCHE KULTUR- UND GEISTESGESCHICHTE</text:p>
          </table:table-cell>
          <table:table-cell table:number-columns-repeated="5"/>
        </table:table-row>
        <table:table-row table:style-name="ro1">
          <table:table-cell table:formula="of:=IF(LEN([.B539])=1;0;IF(LEN([.B539])=2;1;IF(LEN([.B539])=3;2;IF(LEN([.B539])=5;3;IF(LEN([.B539])=6;4;IF(LEN([.B539])=7;5;&quot;Fehler&quot;))))))" office:value-type="float" office:value="3" calcext:value-type="float">
            <text:p>3</text:p>
          </table:table-cell>
          <table:table-cell office:value-type="string" calcext:value-type="string">
            <text:p>EM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540])=1;0;IF(LEN([.B540])=2;1;IF(LEN([.B540])=3;2;IF(LEN([.B540])=5;3;IF(LEN([.B540])=6;4;IF(LEN([.B540])=7;5;&quot;Fehler&quot;))))))" office:value-type="float" office:value="3" calcext:value-type="float">
            <text:p>3</text:p>
          </table:table-cell>
          <table:table-cell office:value-type="string" calcext:value-type="string">
            <text:p>EMK 3</text:p>
          </table:table-cell>
          <table:table-cell office:value-type="string" calcext:value-type="string">
            <text:p>BILDWERKE - TABELLENWERKE - KARTENWERKE</text:p>
          </table:table-cell>
          <table:table-cell table:number-columns-repeated="5"/>
        </table:table-row>
        <table:table-row table:style-name="ro1">
          <table:table-cell table:formula="of:=IF(LEN([.B541])=1;0;IF(LEN([.B541])=2;1;IF(LEN([.B541])=3;2;IF(LEN([.B541])=5;3;IF(LEN([.B541])=6;4;IF(LEN([.B541])=7;5;&quot;Fehler&quot;))))))" office:value-type="float" office:value="2" calcext:value-type="float">
            <text:p>2</text:p>
          </table:table-cell>
          <table:table-cell office:value-type="string" calcext:value-type="string">
            <text:p>EMM</text:p>
          </table:table-cell>
          <table:table-cell office:value-type="string" calcext:value-type="string">
            <text:p>QUELLENWERKE ZU MEHREREN EPOCHEN DER DEUTSCHEN GESCHICHTE</text:p>
          </table:table-cell>
          <table:table-cell table:number-columns-repeated="5"/>
        </table:table-row>
        <table:table-row table:style-name="ro1">
          <table:table-cell table:formula="of:=IF(LEN([.B542])=1;0;IF(LEN([.B542])=2;1;IF(LEN([.B542])=3;2;IF(LEN([.B542])=5;3;IF(LEN([.B542])=6;4;IF(LEN([.B542])=7;5;&quot;Fehler&quot;))))))" office:value-type="float" office:value="2" calcext:value-type="float">
            <text:p>2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GESCHICHTE UND KULTUR DES DEUTSCHEN MITTELALTER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543])=1;0;IF(LEN([.B543])=2;1;IF(LEN([.B543])=3;2;IF(LEN([.B543])=5;3;IF(LEN([.B543])=6;4;IF(LEN([.B543])=7;5;&quot;Fehler&quot;))))))" office:value-type="float" office:value="3" calcext:value-type="float">
            <text:p>3</text:p>
          </table:table-cell>
          <table:table-cell office:value-type="string" calcext:value-type="string">
            <text:p>EMN 1</text:p>
          </table:table-cell>
          <table:table-cell office:value-type="string" calcext:value-type="string">
            <text:p>DEUTSCHES FRUEHMITTELALTER : VON DER VORGESCHICHTE BIS 911</text:p>
          </table:table-cell>
          <table:table-cell table:number-columns-repeated="5"/>
        </table:table-row>
        <table:table-row table:style-name="ro1">
          <table:table-cell table:formula="of:=IF(LEN([.B544])=1;0;IF(LEN([.B544])=2;1;IF(LEN([.B544])=3;2;IF(LEN([.B544])=5;3;IF(LEN([.B544])=6;4;IF(LEN([.B544])=7;5;&quot;Fehler&quot;))))))" office:value-type="float" office:value="3" calcext:value-type="float">
            <text:p>3</text:p>
          </table:table-cell>
          <table:table-cell office:value-type="string" calcext:value-type="string">
            <text:p>EMN 2</text:p>
          </table:table-cell>
          <table:table-cell office:value-type="string" calcext:value-type="string">
            <text:p>DEUTSCHES HOCHMITTELALTER : 911 - 1254</text:p>
          </table:table-cell>
          <table:table-cell table:number-columns-repeated="5"/>
        </table:table-row>
        <table:table-row table:style-name="ro1">
          <table:table-cell table:formula="of:=IF(LEN([.B545])=1;0;IF(LEN([.B545])=2;1;IF(LEN([.B545])=3;2;IF(LEN([.B545])=5;3;IF(LEN([.B545])=6;4;IF(LEN([.B545])=7;5;&quot;Fehler&quot;))))))" office:value-type="float" office:value="3" calcext:value-type="float">
            <text:p>3</text:p>
          </table:table-cell>
          <table:table-cell office:value-type="string" calcext:value-type="string">
            <text:p>EMN 3</text:p>
          </table:table-cell>
          <table:table-cell office:value-type="string" calcext:value-type="string">
            <text:p>DEUTSCHES SPAETMITTELALTER : 1254 BIS ETWA 1500</text:p>
          </table:table-cell>
          <table:table-cell table:number-columns-repeated="5"/>
        </table:table-row>
        <table:table-row table:style-name="ro1">
          <table:table-cell table:formula="of:=IF(LEN([.B546])=1;0;IF(LEN([.B546])=2;1;IF(LEN([.B546])=3;2;IF(LEN([.B546])=5;3;IF(LEN([.B546])=6;4;IF(LEN([.B546])=7;5;&quot;Fehler&quot;))))))" office:value-type="float" office:value="2" calcext:value-type="float">
            <text:p>2</text:p>
          </table:table-cell>
          <table:table-cell office:value-type="string" calcext:value-type="string">
            <text:p>EMO</text:p>
          </table:table-cell>
          <table:table-cell office:value-type="string" calcext:value-type="string">
            <text:p>DEUTSCHE GESCHICHTE UND KULTUR VON DER REFORMATION BIS ZUM ENDE DES ALTEN REICHES : 1517 – 1806</text:p>
          </table:table-cell>
          <table:table-cell table:number-columns-repeated="5"/>
        </table:table-row>
        <table:table-row table:style-name="ro1">
          <table:table-cell table:formula="of:=IF(LEN([.B547])=1;0;IF(LEN([.B547])=2;1;IF(LEN([.B547])=3;2;IF(LEN([.B547])=5;3;IF(LEN([.B547])=6;4;IF(LEN([.B547])=7;5;&quot;Fehler&quot;))))))" office:value-type="float" office:value="3" calcext:value-type="float">
            <text:p>3</text:p>
          </table:table-cell>
          <table:table-cell office:value-type="string" calcext:value-type="string">
            <text:p>EMO 1</text:p>
          </table:table-cell>
          <table:table-cell office:value-type="string" calcext:value-type="string">
            <text:p>REFORMATIONSZEIT <text:s/>GEGENREFORMATION : 1517 - 1648</text:p>
          </table:table-cell>
          <table:table-cell table:number-columns-repeated="5"/>
        </table:table-row>
        <table:table-row table:style-name="ro1">
          <table:table-cell table:formula="of:=IF(LEN([.B548])=1;0;IF(LEN([.B548])=2;1;IF(LEN([.B548])=3;2;IF(LEN([.B548])=5;3;IF(LEN([.B548])=6;4;IF(LEN([.B548])=7;5;&quot;Fehler&quot;))))))" office:value-type="float" office:value="3" calcext:value-type="float">
            <text:p>3</text:p>
          </table:table-cell>
          <table:table-cell office:value-type="string" calcext:value-type="string">
            <text:p>EMO 2</text:p>
          </table:table-cell>
          <table:table-cell office:value-type="string" calcext:value-type="string">
            <text:p>VOM WESTFAELISCHEN FRIEDEN BIS ZUM ENDE DES ALTEN REICHES :</text:p>
          </table:table-cell>
          <table:table-cell table:number-columns-repeated="5"/>
        </table:table-row>
        <table:table-row table:style-name="ro1">
          <table:table-cell table:formula="of:=IF(LEN([.B549])=1;0;IF(LEN([.B549])=2;1;IF(LEN([.B549])=3;2;IF(LEN([.B549])=5;3;IF(LEN([.B549])=6;4;IF(LEN([.B549])=7;5;&quot;Fehler&quot;))))))" office:value-type="float" office:value="2" calcext:value-type="float">
            <text:p>2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DEUTSCHE GESCHICHTE UND KULTUR VOM 19. JAHRHUNDERTS BIS ZUR GEGENWART: GESAMTDARSTELLUNGEN - DARSTELLUNGEN MEHRERER EPOCHEN UND MEHRERER TEILGEBIETE</text:p>
          </table:table-cell>
          <table:table-cell table:number-columns-repeated="5"/>
        </table:table-row>
        <table:table-row table:style-name="ro1">
          <table:table-cell table:formula="of:=IF(LEN([.B550])=1;0;IF(LEN([.B550])=2;1;IF(LEN([.B550])=3;2;IF(LEN([.B550])=5;3;IF(LEN([.B550])=6;4;IF(LEN([.B550])=7;5;&quot;Fehler&quot;))))))" office:value-type="float" office:value="3" calcext:value-type="float">
            <text:p>3</text:p>
          </table:table-cell>
          <table:table-cell office:value-type="string" calcext:value-type="string">
            <text:p>EMP 1</text:p>
          </table:table-cell>
          <table:table-cell office:value-type="string" calcext:value-type="string">
            <text:p>19. JAHRHUNDERT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551])=1;0;IF(LEN([.B551])=2;1;IF(LEN([.B551])=3;2;IF(LEN([.B551])=5;3;IF(LEN([.B551])=6;4;IF(LEN([.B551])=7;5;&quot;Fehler&quot;))))))" office:value-type="float" office:value="4" calcext:value-type="float">
            <text:p>4</text:p>
          </table:table-cell>
          <table:table-cell office:value-type="string" calcext:value-type="string">
            <text:p>EMP 10</text:p>
          </table:table-cell>
          <table:table-cell office:value-type="string" calcext:value-type="string">
            <text:p>VON DEN BEFREIUNGSKRIEGEN BIS ZUR MAERZREVOLUTION : 1813 – 1848</text:p>
          </table:table-cell>
          <table:table-cell table:number-columns-repeated="5"/>
        </table:table-row>
        <table:table-row table:style-name="ro1">
          <table:table-cell table:formula="of:=IF(LEN([.B552])=1;0;IF(LEN([.B552])=2;1;IF(LEN([.B552])=3;2;IF(LEN([.B552])=5;3;IF(LEN([.B552])=6;4;IF(LEN([.B552])=7;5;&quot;Fehler&quot;))))))" office:value-type="float" office:value="4" calcext:value-type="float">
            <text:p>4</text:p>
          </table:table-cell>
          <table:table-cell office:value-type="string" calcext:value-type="string">
            <text:p>EMP 11</text:p>
          </table:table-cell>
          <table:table-cell office:value-type="string" calcext:value-type="string">
            <text:p>VOM ZEITALTER BISMARCKS BIS ZUM ENDE DES 1. WELTKRIEGES : 1850 – 1918</text:p>
          </table:table-cell>
          <table:table-cell table:number-columns-repeated="5"/>
        </table:table-row>
        <table:table-row table:style-name="ro1">
          <table:table-cell table:formula="of:=IF(LEN([.B553])=1;0;IF(LEN([.B553])=2;1;IF(LEN([.B553])=3;2;IF(LEN([.B553])=5;3;IF(LEN([.B553])=6;4;IF(LEN([.B553])=7;5;&quot;Fehler&quot;))))))" office:value-type="float" office:value="3" calcext:value-type="float">
            <text:p>3</text:p>
          </table:table-cell>
          <table:table-cell office:value-type="string" calcext:value-type="string">
            <text:p>EMP 2</text:p>
          </table:table-cell>
          <table:table-cell office:value-type="string" calcext:value-type="string">
            <text:p>VOM 20. JAHRHUNDERT BIS ZUR GEGENWAR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554])=1;0;IF(LEN([.B554])=2;1;IF(LEN([.B554])=3;2;IF(LEN([.B554])=5;3;IF(LEN([.B554])=6;4;IF(LEN([.B554])=7;5;&quot;Fehler&quot;))))))" office:value-type="float" office:value="4" calcext:value-type="float">
            <text:p>4</text:p>
          </table:table-cell>
          <table:table-cell office:value-type="string" calcext:value-type="string">
            <text:p>EMP 20</text:p>
          </table:table-cell>
          <table:table-cell office:value-type="string" calcext:value-type="string">
            <text:p>WEIMARER REPUBLIK</text:p>
          </table:table-cell>
          <table:table-cell table:number-columns-repeated="5"/>
        </table:table-row>
        <table:table-row table:style-name="ro1">
          <table:table-cell table:formula="of:=IF(LEN([.B555])=1;0;IF(LEN([.B555])=2;1;IF(LEN([.B555])=3;2;IF(LEN([.B555])=5;3;IF(LEN([.B555])=6;4;IF(LEN([.B555])=7;5;&quot;Fehler&quot;))))))" office:value-type="float" office:value="4" calcext:value-type="float">
            <text:p>4</text:p>
          </table:table-cell>
          <table:table-cell office:value-type="string" calcext:value-type="string">
            <text:p>EMP 21</text:p>
          </table:table-cell>
          <table:table-cell office:value-type="string" calcext:value-type="string">
            <text:p>ZEIT DES NATIONALSOZIALISMUS EINSCHL. VORGESCHICHTE</text:p>
          </table:table-cell>
          <table:table-cell table:number-columns-repeated="5"/>
        </table:table-row>
        <table:table-row table:style-name="ro1">
          <table:table-cell table:formula="of:=IF(LEN([.B556])=1;0;IF(LEN([.B556])=2;1;IF(LEN([.B556])=3;2;IF(LEN([.B556])=5;3;IF(LEN([.B556])=6;4;IF(LEN([.B556])=7;5;&quot;Fehler&quot;))))))" office:value-type="float" office:value="5" calcext:value-type="float">
            <text:p>5</text:p>
          </table:table-cell>
          <table:table-cell office:value-type="string" calcext:value-type="string">
            <text:p>EMP 210</text:p>
          </table:table-cell>
          <table:table-cell office:value-type="string" calcext:value-type="string">
            <text:p>JUDENVERFOLGUNG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MP 2101</text:p>
          </table:table-cell>
          <table:table-cell office:value-type="string" calcext:value-type="string">
            <text:p>KONZENTRATIONSLAGER</text:p>
          </table:table-cell>
          <table:table-cell table:number-columns-repeated="5"/>
        </table:table-row>
        <table:table-row table:style-name="ro1">
          <table:table-cell table:formula="of:=IF(LEN([.B558])=1;0;IF(LEN([.B558])=2;1;IF(LEN([.B558])=3;2;IF(LEN([.B558])=5;3;IF(LEN([.B558])=6;4;IF(LEN([.B558])=7;5;&quot;Fehler&quot;))))))" office:value-type="float" office:value="5" calcext:value-type="float">
            <text:p>5</text:p>
          </table:table-cell>
          <table:table-cell office:value-type="string" calcext:value-type="string">
            <text:p>EMP 211</text:p>
          </table:table-cell>
          <table:table-cell office:value-type="string" calcext:value-type="string">
            <text:p>WIDERSTANDSBEWEGUNG</text:p>
          </table:table-cell>
          <table:table-cell table:number-columns-repeated="5"/>
        </table:table-row>
        <table:table-row table:style-name="ro1">
          <table:table-cell table:formula="of:=IF(LEN([.B559])=1;0;IF(LEN([.B559])=2;1;IF(LEN([.B559])=3;2;IF(LEN([.B559])=5;3;IF(LEN([.B559])=6;4;IF(LEN([.B559])=7;5;&quot;Fehler&quot;))))))" office:value-type="float" office:value="5" calcext:value-type="float">
            <text:p>5</text:p>
          </table:table-cell>
          <table:table-cell office:value-type="string" calcext:value-type="string">
            <text:p>EMP 212</text:p>
          </table:table-cell>
          <table:table-cell office:value-type="string" calcext:value-type="string">
            <text:p>SONSTIGE ERLEBNISBERICHTE AUS DER ZEIT DES NATIONALSOZIALISMUS</text:p>
          </table:table-cell>
          <table:table-cell table:number-columns-repeated="5"/>
        </table:table-row>
        <table:table-row table:style-name="ro1">
          <table:table-cell table:formula="of:=IF(LEN([.B560])=1;0;IF(LEN([.B560])=2;1;IF(LEN([.B560])=3;2;IF(LEN([.B560])=5;3;IF(LEN([.B560])=6;4;IF(LEN([.B560])=7;5;&quot;Fehler&quot;))))))" office:value-type="float" office:value="5" calcext:value-type="float">
            <text:p>5</text:p>
          </table:table-cell>
          <table:table-cell office:value-type="string" calcext:value-type="string">
            <text:p>EMP 219</text:p>
          </table:table-cell>
          <table:table-cell office:value-type="string" calcext:value-type="string">
            <text:p>NS-VERBRECHER-PROZESSE</text:p>
          </table:table-cell>
          <table:table-cell table:number-columns-repeated="5"/>
        </table:table-row>
        <table:table-row table:style-name="ro1">
          <table:table-cell table:formula="of:=IF(LEN([.B561])=1;0;IF(LEN([.B561])=2;1;IF(LEN([.B561])=3;2;IF(LEN([.B561])=5;3;IF(LEN([.B561])=6;4;IF(LEN([.B561])=7;5;&quot;Fehler&quot;))))))" office:value-type="float" office:value="4" calcext:value-type="float">
            <text:p>4</text:p>
          </table:table-cell>
          <table:table-cell office:value-type="string" calcext:value-type="string">
            <text:p>EMP 22</text:p>
          </table:table-cell>
          <table:table-cell office:value-type="string" calcext:value-type="string">
            <text:p>DEUTSCHE GESCHICHTE 1945 BIS ZUR GEGENWAR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562])=1;0;IF(LEN([.B562])=2;1;IF(LEN([.B562])=3;2;IF(LEN([.B562])=5;3;IF(LEN([.B562])=6;4;IF(LEN([.B562])=7;5;&quot;Fehler&quot;))))))" office:value-type="float" office:value="5" calcext:value-type="float">
            <text:p>5</text:p>
          </table:table-cell>
          <table:table-cell office:value-type="string" calcext:value-type="string">
            <text:p>EMP 220</text:p>
          </table:table-cell>
          <table:table-cell office:value-type="string" calcext:value-type="string">
            <text:p>DEUTSCHE GESCHICHTE 1945 - 1949</text:p>
          </table:table-cell>
          <table:table-cell table:number-columns-repeated="5"/>
        </table:table-row>
        <table:table-row table:style-name="ro1">
          <table:table-cell table:formula="of:=IF(LEN([.B563])=1;0;IF(LEN([.B563])=2;1;IF(LEN([.B563])=3;2;IF(LEN([.B563])=5;3;IF(LEN([.B563])=6;4;IF(LEN([.B563])=7;5;&quot;Fehler&quot;))))))" office:value-type="float" office:value="5" calcext:value-type="float">
            <text:p>5</text:p>
          </table:table-cell>
          <table:table-cell office:value-type="string" calcext:value-type="string">
            <text:p>EMP 221</text:p>
          </table:table-cell>
          <table:table-cell office:value-type="string" calcext:value-type="string">
            <text:p>BUNDESREPUBLIK DEUTSCHLAND : GESAMTDARSTELLUNGEN VON 1949 BIS ZUR GEGENWAR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MP 2211</text:p>
          </table:table-cell>
          <table:table-cell office:value-type="string" calcext:value-type="string">
            <text:p>BUNDESREPUBLIK DEUTSCHLAND AB 3.10.199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MP 2212</text:p>
          </table:table-cell>
          <table:table-cell office:value-type="string" calcext:value-type="string">
            <text:p>AUSSENPOLITIK DER BUNDESREPUBLIK DEUTSCHLAND</text:p>
          </table:table-cell>
          <table:table-cell table:number-columns-repeated="5"/>
        </table:table-row>
        <table:table-row table:style-name="ro1">
          <table:table-cell table:formula="of:=IF(LEN([.B566])=1;0;IF(LEN([.B566])=2;1;IF(LEN([.B566])=3;2;IF(LEN([.B566])=5;3;IF(LEN([.B566])=6;4;IF(LEN([.B566])=7;5;&quot;Fehler&quot;))))))" office:value-type="float" office:value="5" calcext:value-type="float">
            <text:p>5</text:p>
          </table:table-cell>
          <table:table-cell office:value-type="string" calcext:value-type="string">
            <text:p>EMP 225</text:p>
          </table:table-cell>
          <table:table-cell office:value-type="string" calcext:value-type="string">
            <text:p>DDR BIS 3.10.1990 (DEUTSCHE DEMOKRATISCHE REPUBLIK)</text:p>
          </table:table-cell>
          <table:table-cell table:number-columns-repeated="5"/>
        </table:table-row>
        <table:table-row table:style-name="ro1">
          <table:table-cell table:formula="of:=IF(LEN([.B567])=1;0;IF(LEN([.B567])=2;1;IF(LEN([.B567])=3;2;IF(LEN([.B567])=5;3;IF(LEN([.B567])=6;4;IF(LEN([.B567])=7;5;&quot;Fehler&quot;))))))" office:value-type="float" office:value="5" calcext:value-type="float">
            <text:p>5</text:p>
          </table:table-cell>
          <table:table-cell office:value-type="string" calcext:value-type="string">
            <text:p>EMP 226</text:p>
          </table:table-cell>
          <table:table-cell office:value-type="string" calcext:value-type="string">
            <text:p>BEZIEHUNGEN ZWISCHEN DER BUNDESREPUBLIK DEUTSCHLAND UND DER DDR BIS 3.10.199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MP 2261</text:p>
          </table:table-cell>
          <table:table-cell office:value-type="string" calcext:value-type="string">
            <text:p>VOM GRUNDVERTRAG BIS ZUM EINIGUNGSVERTRAG 3.10.1990</text:p>
          </table:table-cell>
          <table:table-cell table:number-columns-repeated="5"/>
        </table:table-row>
        <table:table-row table:style-name="ro1">
          <table:table-cell table:formula="of:=IF(LEN([.B569])=1;0;IF(LEN([.B569])=2;1;IF(LEN([.B569])=3;2;IF(LEN([.B569])=5;3;IF(LEN([.B569])=6;4;IF(LEN([.B569])=7;5;&quot;Fehler&quot;))))))" office:value-type="float" office:value="2" calcext:value-type="float">
            <text:p>2</text:p>
          </table:table-cell>
          <table:table-cell office:value-type="string" calcext:value-type="string">
            <text:p>EMR</text:p>
          </table:table-cell>
          <table:table-cell office:value-type="string" calcext:value-type="string">
            <text:p>GESCHICHTE UND KULTUR DEUTSCHER LAENDER, LANDSCHAFTEN UND VOLKSGRUPPEN</text:p>
          </table:table-cell>
          <table:table-cell table:number-columns-repeated="5"/>
        </table:table-row>
        <table:table-row table:style-name="ro1">
          <table:table-cell table:formula="of:=IF(LEN([.B570])=1;0;IF(LEN([.B570])=2;1;IF(LEN([.B570])=3;2;IF(LEN([.B570])=5;3;IF(LEN([.B570])=6;4;IF(LEN([.B570])=7;5;&quot;Fehler&quot;))))))" office:value-type="float" office:value="3" calcext:value-type="float">
            <text:p>3</text:p>
          </table:table-cell>
          <table:table-cell office:value-type="string" calcext:value-type="string">
            <text:p>EMR 1</text:p>
          </table:table-cell>
          <table:table-cell office:value-type="string" calcext:value-type="string">
            <text:p>EHEMALIGE DEUTSCHE OSTGEBIETE VOR 1945</text:p>
          </table:table-cell>
          <table:table-cell table:number-columns-repeated="5"/>
        </table:table-row>
        <table:table-row table:style-name="ro1">
          <table:table-cell table:formula="of:=IF(LEN([.B571])=1;0;IF(LEN([.B571])=2;1;IF(LEN([.B571])=3;2;IF(LEN([.B571])=5;3;IF(LEN([.B571])=6;4;IF(LEN([.B571])=7;5;&quot;Fehler&quot;))))))" office:value-type="float" office:value="3" calcext:value-type="float">
            <text:p>3</text:p>
          </table:table-cell>
          <table:table-cell office:value-type="string" calcext:value-type="string">
            <text:p>EMR 2</text:p>
          </table:table-cell>
          <table:table-cell office:value-type="string" calcext:value-type="string">
            <text:p>RHEINLAND UND WESTFALEN</text:p>
          </table:table-cell>
          <table:table-cell table:number-columns-repeated="5"/>
        </table:table-row>
        <table:table-row table:style-name="ro1">
          <table:table-cell table:formula="of:=IF(LEN([.B572])=1;0;IF(LEN([.B572])=2;1;IF(LEN([.B572])=3;2;IF(LEN([.B572])=5;3;IF(LEN([.B572])=6;4;IF(LEN([.B572])=7;5;&quot;Fehler&quot;))))))" office:value-type="float" office:value="3" calcext:value-type="float">
            <text:p>3</text:p>
          </table:table-cell>
          <table:table-cell office:value-type="string" calcext:value-type="string">
            <text:p>EMR 3</text:p>
          </table:table-cell>
          <table:table-cell office:value-type="string" calcext:value-type="string">
            <text:p>SONSTIGE DEUTSCHE LAENDER UND LANDSCHAFTEN</text:p>
          </table:table-cell>
          <table:table-cell table:number-columns-repeated="5"/>
        </table:table-row>
        <table:table-row table:style-name="ro1">
          <table:table-cell table:formula="of:=IF(LEN([.B573])=1;0;IF(LEN([.B573])=2;1;IF(LEN([.B573])=3;2;IF(LEN([.B573])=5;3;IF(LEN([.B573])=6;4;IF(LEN([.B573])=7;5;&quot;Fehler&quot;))))))" office:value-type="float" office:value="3" calcext:value-type="float">
            <text:p>3</text:p>
          </table:table-cell>
          <table:table-cell office:value-type="string" calcext:value-type="string">
            <text:p>EMR 4</text:p>
          </table:table-cell>
          <table:table-cell office:value-type="string" calcext:value-type="string">
            <text:p>AUSLANDSDEUTSCHTUM</text:p>
          </table:table-cell>
          <table:table-cell table:number-columns-repeated="5"/>
        </table:table-row>
        <table:table-row table:style-name="ro1">
          <table:table-cell table:formula="of:=IF(LEN([.B574])=1;0;IF(LEN([.B574])=2;1;IF(LEN([.B574])=3;2;IF(LEN([.B574])=5;3;IF(LEN([.B574])=6;4;IF(LEN([.B574])=7;5;&quot;Fehler&quot;))))))" office:value-type="float" office:value="2" calcext:value-type="float">
            <text:p>2</text:p>
          </table:table-cell>
          <table:table-cell office:value-type="string" calcext:value-type="string">
            <text:p>EMS</text:p>
          </table:table-cell>
          <table:table-cell office:value-type="string" calcext:value-type="string">
            <text:p>GESCHICHTE UND KULTUR DEUTSCHER STAEDTE : DARSTELLUNGEN MEHRERER STAEDTE</text:p>
          </table:table-cell>
          <table:table-cell table:number-columns-repeated="5"/>
        </table:table-row>
        <table:table-row table:style-name="ro1">
          <table:table-cell table:formula="of:=IF(LEN([.B575])=1;0;IF(LEN([.B575])=2;1;IF(LEN([.B575])=3;2;IF(LEN([.B575])=5;3;IF(LEN([.B575])=6;4;IF(LEN([.B575])=7;5;&quot;Fehler&quot;))))))" office:value-type="float" office:value="3" calcext:value-type="float">
            <text:p>3</text:p>
          </table:table-cell>
          <table:table-cell office:value-type="string" calcext:value-type="string">
            <text:p>EMS 1</text:p>
          </table:table-cell>
          <table:table-cell office:value-type="string" calcext:value-type="string">
            <text:p>EINZELNE DEUTSCHE STAEDTE UND ORTE (ALPHABETISCH NACH STAEDTENAMEN)</text:p>
          </table:table-cell>
          <table:table-cell table:number-columns-repeated="5"/>
        </table:table-row>
        <table:table-row table:style-name="ro1">
          <table:table-cell table:formula="of:=IF(LEN([.B576])=1;0;IF(LEN([.B576])=2;1;IF(LEN([.B576])=3;2;IF(LEN([.B576])=5;3;IF(LEN([.B576])=6;4;IF(LEN([.B576])=7;5;&quot;Fehler&quot;))))))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ESCHICHTE UND KULTUR ASIEN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577])=1;0;IF(LEN([.B577])=2;1;IF(LEN([.B577])=3;2;IF(LEN([.B577])=5;3;IF(LEN([.B577])=6;4;IF(LEN([.B577])=7;5;&quot;Fehler&quot;))))))" office:value-type="float" office:value="2" calcext:value-type="float">
            <text:p>2</text:p>
          </table:table-cell>
          <table:table-cell office:value-type="string" calcext:value-type="string">
            <text:p>ENL</text:p>
          </table:table-cell>
          <table:table-cell office:value-type="string" calcext:value-type="string">
            <text:p>GESCHICHTE UND KULTUR VORDERASIENS</text:p>
          </table:table-cell>
          <table:table-cell table:number-columns-repeated="5"/>
        </table:table-row>
        <table:table-row table:style-name="ro1">
          <table:table-cell table:formula="of:=IF(LEN([.B578])=1;0;IF(LEN([.B578])=2;1;IF(LEN([.B578])=3;2;IF(LEN([.B578])=5;3;IF(LEN([.B578])=6;4;IF(LEN([.B578])=7;5;&quot;Fehler&quot;))))))" office:value-type="float" office:value="3" calcext:value-type="float">
            <text:p>3</text:p>
          </table:table-cell>
          <table:table-cell office:value-type="string" calcext:value-type="string">
            <text:p>ENL 1</text:p>
          </table:table-cell>
          <table:table-cell office:value-type="string" calcext:value-type="string">
            <text:p>TUERKEI <text:s/>ZYPERN</text:p>
          </table:table-cell>
          <table:table-cell table:number-columns-repeated="5"/>
        </table:table-row>
        <table:table-row table:style-name="ro1">
          <table:table-cell table:formula="of:=IF(LEN([.B579])=1;0;IF(LEN([.B579])=2;1;IF(LEN([.B579])=3;2;IF(LEN([.B579])=5;3;IF(LEN([.B579])=6;4;IF(LEN([.B579])=7;5;&quot;Fehler&quot;))))))" office:value-type="float" office:value="3" calcext:value-type="float">
            <text:p>3</text:p>
          </table:table-cell>
          <table:table-cell office:value-type="string" calcext:value-type="string">
            <text:p>ENL 2</text:p>
          </table:table-cell>
          <table:table-cell office:value-type="string" calcext:value-type="string">
            <text:p>ISRAEL</text:p>
          </table:table-cell>
          <table:table-cell table:number-columns-repeated="5"/>
        </table:table-row>
        <table:table-row table:style-name="ro1">
          <table:table-cell table:formula="of:=IF(LEN([.B580])=1;0;IF(LEN([.B580])=2;1;IF(LEN([.B580])=3;2;IF(LEN([.B580])=5;3;IF(LEN([.B580])=6;4;IF(LEN([.B580])=7;5;&quot;Fehler&quot;))))))" office:value-type="float" office:value="3" calcext:value-type="float">
            <text:p>3</text:p>
          </table:table-cell>
          <table:table-cell office:value-type="string" calcext:value-type="string">
            <text:p>ENL 3</text:p>
          </table:table-cell>
          <table:table-cell office:value-type="string" calcext:value-type="string">
            <text:p>ARABISCHE STAATEN (SYRIEN - LIBANON - JORDANIEN - IRAK – SAUDI-ARABIEN - JEMEN - KUWAIT - ARAB. EMIRATE - BAHREIN - KATAR - OMAN) <text:s/>IRAN (PERSIEN) <text:s/>AFGHANISTAN</text:p>
          </table:table-cell>
          <table:table-cell table:number-columns-repeated="5"/>
        </table:table-row>
        <table:table-row table:style-name="ro1">
          <table:table-cell table:formula="of:=IF(LEN([.B581])=1;0;IF(LEN([.B581])=2;1;IF(LEN([.B581])=3;2;IF(LEN([.B581])=5;3;IF(LEN([.B581])=6;4;IF(LEN([.B581])=7;5;&quot;Fehler&quot;))))))" office:value-type="float" office:value="3" calcext:value-type="float">
            <text:p>3</text:p>
          </table:table-cell>
          <table:table-cell office:value-type="string" calcext:value-type="string">
            <text:p>ENL 4</text:p>
          </table:table-cell>
          <table:table-cell office:value-type="string" calcext:value-type="string">
            <text:p>NAHOSTKONFLIKT</text:p>
          </table:table-cell>
          <table:table-cell table:number-columns-repeated="5"/>
        </table:table-row>
        <table:table-row table:style-name="ro1">
          <table:table-cell table:formula="of:=IF(LEN([.B582])=1;0;IF(LEN([.B582])=2;1;IF(LEN([.B582])=3;2;IF(LEN([.B582])=5;3;IF(LEN([.B582])=6;4;IF(LEN([.B582])=7;5;&quot;Fehler&quot;))))))" office:value-type="float" office:value="2" calcext:value-type="float">
            <text:p>2</text:p>
          </table:table-cell>
          <table:table-cell office:value-type="string" calcext:value-type="string">
            <text:p>ENM</text:p>
          </table:table-cell>
          <table:table-cell office:value-type="string" calcext:value-type="string">
            <text:p>GESCHICHTE UND KULTUR SUED- UND SUEDOSTASIENS</text:p>
          </table:table-cell>
          <table:table-cell table:number-columns-repeated="5"/>
        </table:table-row>
        <table:table-row table:style-name="ro1">
          <table:table-cell table:formula="of:=IF(LEN([.B583])=1;0;IF(LEN([.B583])=2;1;IF(LEN([.B583])=3;2;IF(LEN([.B583])=5;3;IF(LEN([.B583])=6;4;IF(LEN([.B583])=7;5;&quot;Fehler&quot;))))))" office:value-type="float" office:value="3" calcext:value-type="float">
            <text:p>3</text:p>
          </table:table-cell>
          <table:table-cell office:value-type="string" calcext:value-type="string">
            <text:p>ENM 1</text:p>
          </table:table-cell>
          <table:table-cell office:value-type="string" calcext:value-type="string">
            <text:p>VORDERINDISCHE STAATEN</text:p>
          </table:table-cell>
          <table:table-cell table:number-columns-repeated="5"/>
        </table:table-row>
        <table:table-row table:style-name="ro1">
          <table:table-cell table:formula="of:=IF(LEN([.B584])=1;0;IF(LEN([.B584])=2;1;IF(LEN([.B584])=3;2;IF(LEN([.B584])=5;3;IF(LEN([.B584])=6;4;IF(LEN([.B584])=7;5;&quot;Fehler&quot;))))))" office:value-type="float" office:value="3" calcext:value-type="float">
            <text:p>3</text:p>
          </table:table-cell>
          <table:table-cell office:value-type="string" calcext:value-type="string">
            <text:p>ENM 2</text:p>
          </table:table-cell>
          <table:table-cell office:value-type="string" calcext:value-type="string">
            <text:p>HINTERINDISCHE STAATEN</text:p>
          </table:table-cell>
          <table:table-cell table:number-columns-repeated="5"/>
        </table:table-row>
        <table:table-row table:style-name="ro1">
          <table:table-cell table:formula="of:=IF(LEN([.B585])=1;0;IF(LEN([.B585])=2;1;IF(LEN([.B585])=3;2;IF(LEN([.B585])=5;3;IF(LEN([.B585])=6;4;IF(LEN([.B585])=7;5;&quot;Fehler&quot;))))))" office:value-type="float" office:value="3" calcext:value-type="float">
            <text:p>3</text:p>
          </table:table-cell>
          <table:table-cell office:value-type="string" calcext:value-type="string">
            <text:p>ENM 3</text:p>
          </table:table-cell>
          <table:table-cell office:value-type="string" calcext:value-type="string">
            <text:p>INDONESIEN</text:p>
          </table:table-cell>
          <table:table-cell table:number-columns-repeated="5"/>
        </table:table-row>
        <table:table-row table:style-name="ro1">
          <table:table-cell table:formula="of:=IF(LEN([.B586])=1;0;IF(LEN([.B586])=2;1;IF(LEN([.B586])=3;2;IF(LEN([.B586])=5;3;IF(LEN([.B586])=6;4;IF(LEN([.B586])=7;5;&quot;Fehler&quot;))))))" office:value-type="float" office:value="2" calcext:value-type="float">
            <text:p>2</text:p>
          </table:table-cell>
          <table:table-cell office:value-type="string" calcext:value-type="string">
            <text:p>ENN</text:p>
          </table:table-cell>
          <table:table-cell office:value-type="string" calcext:value-type="string">
            <text:p>GESCHICHTE UND KULTUR OST- UND INNERASIENS</text:p>
          </table:table-cell>
          <table:table-cell table:number-columns-repeated="5"/>
        </table:table-row>
        <table:table-row table:style-name="ro1">
          <table:table-cell table:formula="of:=IF(LEN([.B587])=1;0;IF(LEN([.B587])=2;1;IF(LEN([.B587])=3;2;IF(LEN([.B587])=5;3;IF(LEN([.B587])=6;4;IF(LEN([.B587])=7;5;&quot;Fehler&quot;))))))" office:value-type="float" office:value="3" calcext:value-type="float">
            <text:p>3</text:p>
          </table:table-cell>
          <table:table-cell office:value-type="string" calcext:value-type="string">
            <text:p>ENN 1</text:p>
          </table:table-cell>
          <table:table-cell office:value-type="string" calcext:value-type="string">
            <text:p>CHINA <text:s/>TIBET <text:s/>TAIWAN <text:s/>HONGKONG <text:s/>MACAO</text:p>
          </table:table-cell>
          <table:table-cell table:number-columns-repeated="5"/>
        </table:table-row>
        <table:table-row table:style-name="ro1">
          <table:table-cell table:formula="of:=IF(LEN([.B588])=1;0;IF(LEN([.B588])=2;1;IF(LEN([.B588])=3;2;IF(LEN([.B588])=5;3;IF(LEN([.B588])=6;4;IF(LEN([.B588])=7;5;&quot;Fehler&quot;))))))" office:value-type="float" office:value="4" calcext:value-type="float">
            <text:p>4</text:p>
          </table:table-cell>
          <table:table-cell office:value-type="string" calcext:value-type="string">
            <text:p>ENN 10</text:p>
          </table:table-cell>
          <table:table-cell office:value-type="string" calcext:value-type="string">
            <text:p>VOLKSREPUBLIK CHINA EINSCHL. TIBET NACH 1950</text:p>
          </table:table-cell>
          <table:table-cell table:number-columns-repeated="5"/>
        </table:table-row>
        <table:table-row table:style-name="ro1">
          <table:table-cell table:formula="of:=IF(LEN([.B589])=1;0;IF(LEN([.B589])=2;1;IF(LEN([.B589])=3;2;IF(LEN([.B589])=5;3;IF(LEN([.B589])=6;4;IF(LEN([.B589])=7;5;&quot;Fehler&quot;))))))" office:value-type="float" office:value="3" calcext:value-type="float">
            <text:p>3</text:p>
          </table:table-cell>
          <table:table-cell office:value-type="string" calcext:value-type="string">
            <text:p>ENN 2</text:p>
          </table:table-cell>
          <table:table-cell office:value-type="string" calcext:value-type="string">
            <text:p>JAPAN</text:p>
          </table:table-cell>
          <table:table-cell table:number-columns-repeated="5"/>
        </table:table-row>
        <table:table-row table:style-name="ro1">
          <table:table-cell table:formula="of:=IF(LEN([.B590])=1;0;IF(LEN([.B590])=2;1;IF(LEN([.B590])=3;2;IF(LEN([.B590])=5;3;IF(LEN([.B590])=6;4;IF(LEN([.B590])=7;5;&quot;Fehler&quot;))))))" office:value-type="float" office:value="3" calcext:value-type="float">
            <text:p>3</text:p>
          </table:table-cell>
          <table:table-cell office:value-type="string" calcext:value-type="string">
            <text:p>ENN 3</text:p>
          </table:table-cell>
          <table:table-cell office:value-type="string" calcext:value-type="string">
            <text:p>MONGOLEI <text:s/>KOREA</text:p>
          </table:table-cell>
          <table:table-cell table:number-columns-repeated="5"/>
        </table:table-row>
        <table:table-row table:style-name="ro1">
          <table:table-cell table:formula="of:=IF(LEN([.B591])=1;0;IF(LEN([.B591])=2;1;IF(LEN([.B591])=3;2;IF(LEN([.B591])=5;3;IF(LEN([.B591])=6;4;IF(LEN([.B591])=7;5;&quot;Fehler&quot;))))))" office:value-type="float" office:value="1" calcext:value-type="float">
            <text:p>1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GESCHICHTE UND KULTUR AFRIKA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592])=1;0;IF(LEN([.B592])=2;1;IF(LEN([.B592])=3;2;IF(LEN([.B592])=5;3;IF(LEN([.B592])=6;4;IF(LEN([.B592])=7;5;&quot;Fehler&quot;))))))" office:value-type="float" office:value="2" calcext:value-type="float">
            <text:p>2</text:p>
          </table:table-cell>
          <table:table-cell office:value-type="string" calcext:value-type="string">
            <text:p>EOK</text:p>
          </table:table-cell>
          <table:table-cell office:value-type="string" calcext:value-type="string">
            <text:p>NORDAFRIKA</text:p>
          </table:table-cell>
          <table:table-cell table:number-columns-repeated="5"/>
        </table:table-row>
        <table:table-row table:style-name="ro1">
          <table:table-cell table:formula="of:=IF(LEN([.B593])=1;0;IF(LEN([.B593])=2;1;IF(LEN([.B593])=3;2;IF(LEN([.B593])=5;3;IF(LEN([.B593])=6;4;IF(LEN([.B593])=7;5;&quot;Fehler&quot;))))))" office:value-type="float" office:value="2" calcext:value-type="float">
            <text:p>2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WEST-, ZENTRAL- UND OSTAFRIKA</text:p>
          </table:table-cell>
          <table:table-cell table:number-columns-repeated="5"/>
        </table:table-row>
        <table:table-row table:style-name="ro1">
          <table:table-cell table:formula="of:=IF(LEN([.B594])=1;0;IF(LEN([.B594])=2;1;IF(LEN([.B594])=3;2;IF(LEN([.B594])=5;3;IF(LEN([.B594])=6;4;IF(LEN([.B594])=7;5;&quot;Fehler&quot;))))))" office:value-type="float" office:value="2" calcext:value-type="float">
            <text:p>2</text:p>
          </table:table-cell>
          <table:table-cell office:value-type="string" calcext:value-type="string">
            <text:p>EOM</text:p>
          </table:table-cell>
          <table:table-cell office:value-type="string" calcext:value-type="string">
            <text:p>SUEDAFRIKA</text:p>
          </table:table-cell>
          <table:table-cell table:number-columns-repeated="5"/>
        </table:table-row>
        <table:table-row table:style-name="ro1">
          <table:table-cell table:formula="of:=IF(LEN([.B595])=1;0;IF(LEN([.B595])=2;1;IF(LEN([.B595])=3;2;IF(LEN([.B595])=5;3;IF(LEN([.B595])=6;4;IF(LEN([.B595])=7;5;&quot;Fehler&quot;))))))" office:value-type="float" office:value="1" calcext:value-type="float">
            <text:p>1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GESCHICHTE UND KULTUR AMERIKA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596])=1;0;IF(LEN([.B596])=2;1;IF(LEN([.B596])=3;2;IF(LEN([.B596])=5;3;IF(LEN([.B596])=6;4;IF(LEN([.B596])=7;5;&quot;Fehler&quot;))))))" office:value-type="float" office:value="2" calcext:value-type="float">
            <text:p>2</text:p>
          </table:table-cell>
          <table:table-cell office:value-type="string" calcext:value-type="string">
            <text:p>EPL</text:p>
          </table:table-cell>
          <table:table-cell office:value-type="string" calcext:value-type="string">
            <text:p>NORDAMERIKA</text:p>
          </table:table-cell>
          <table:table-cell table:number-columns-repeated="5"/>
        </table:table-row>
        <table:table-row table:style-name="ro1">
          <table:table-cell table:formula="of:=IF(LEN([.B597])=1;0;IF(LEN([.B597])=2;1;IF(LEN([.B597])=3;2;IF(LEN([.B597])=5;3;IF(LEN([.B597])=6;4;IF(LEN([.B597])=7;5;&quot;Fehler&quot;))))))" office:value-type="float" office:value="3" calcext:value-type="float">
            <text:p>3</text:p>
          </table:table-cell>
          <table:table-cell office:value-type="string" calcext:value-type="string">
            <text:p>EPL 1</text:p>
          </table:table-cell>
          <table:table-cell office:value-type="string" calcext:value-type="string">
            <text:p>USA (VEREINIGTE STAATEN) : GESAMTDARSTELLUNGEN</text:p>
          </table:table-cell>
          <table:table-cell table:number-columns-repeated="5"/>
        </table:table-row>
        <table:table-row table:style-name="ro1">
          <table:table-cell table:formula="of:=IF(LEN([.B598])=1;0;IF(LEN([.B598])=2;1;IF(LEN([.B598])=3;2;IF(LEN([.B598])=5;3;IF(LEN([.B598])=6;4;IF(LEN([.B598])=7;5;&quot;Fehler&quot;))))))" office:value-type="float" office:value="4" calcext:value-type="float">
            <text:p>4</text:p>
          </table:table-cell>
          <table:table-cell office:value-type="string" calcext:value-type="string">
            <text:p>EPL 10</text:p>
          </table:table-cell>
          <table:table-cell office:value-type="string" calcext:value-type="string">
            <text:p>VOM UNABHAENGIKEITSKRIEG BIS ZUM ENDE DES 19. JAHRHUNDERTS</text:p>
          </table:table-cell>
          <table:table-cell table:number-columns-repeated="5"/>
        </table:table-row>
        <table:table-row table:style-name="ro1">
          <table:table-cell table:formula="of:=IF(LEN([.B599])=1;0;IF(LEN([.B599])=2;1;IF(LEN([.B599])=3;2;IF(LEN([.B599])=5;3;IF(LEN([.B599])=6;4;IF(LEN([.B599])=7;5;&quot;Fehler&quot;))))))" office:value-type="float" office:value="4" calcext:value-type="float">
            <text:p>4</text:p>
          </table:table-cell>
          <table:table-cell office:value-type="string" calcext:value-type="string">
            <text:p>EPL 11</text:p>
          </table:table-cell>
          <table:table-cell office:value-type="string" calcext:value-type="string">
            <text:p>20. JAHRHUNDERT <text:s/>21. JAHRHUNDERT</text:p>
          </table:table-cell>
          <table:table-cell table:number-columns-repeated="5"/>
        </table:table-row>
        <table:table-row table:style-name="ro1">
          <table:table-cell table:formula="of:=IF(LEN([.B600])=1;0;IF(LEN([.B600])=2;1;IF(LEN([.B600])=3;2;IF(LEN([.B600])=5;3;IF(LEN([.B600])=6;4;IF(LEN([.B600])=7;5;&quot;Fehler&quot;))))))" office:value-type="float" office:value="5" calcext:value-type="float">
            <text:p>5</text:p>
          </table:table-cell>
          <table:table-cell office:value-type="string" calcext:value-type="string">
            <text:p>EPL 112</text:p>
          </table:table-cell>
          <table:table-cell office:value-type="string" calcext:value-type="string">
            <text:p>NACH DEM 2. WELTKRIEG</text:p>
          </table:table-cell>
          <table:table-cell table:number-columns-repeated="5"/>
        </table:table-row>
        <table:table-row table:style-name="ro1">
          <table:table-cell table:formula="of:=IF(LEN([.B601])=1;0;IF(LEN([.B601])=2;1;IF(LEN([.B601])=3;2;IF(LEN([.B601])=5;3;IF(LEN([.B601])=6;4;IF(LEN([.B601])=7;5;&quot;Fehler&quot;))))))" office:value-type="float" office:value="4" calcext:value-type="float">
            <text:p>4</text:p>
          </table:table-cell>
          <table:table-cell office:value-type="string" calcext:value-type="string">
            <text:p>EPL 17</text:p>
          </table:table-cell>
          <table:table-cell office:value-type="string" calcext:value-type="string">
            <text:p>RASSENFRAGEN IN DEN USA EINSCHL. IHRER GESCHICHTE</text:p>
          </table:table-cell>
          <table:table-cell table:number-columns-repeated="5"/>
        </table:table-row>
        <table:table-row table:style-name="ro1">
          <table:table-cell table:formula="of:=IF(LEN([.B602])=1;0;IF(LEN([.B602])=2;1;IF(LEN([.B602])=3;2;IF(LEN([.B602])=5;3;IF(LEN([.B602])=6;4;IF(LEN([.B602])=7;5;&quot;Fehler&quot;))))))" office:value-type="float" office:value="3" calcext:value-type="float">
            <text:p>3</text:p>
          </table:table-cell>
          <table:table-cell office:value-type="string" calcext:value-type="string">
            <text:p>EPL 2</text:p>
          </table:table-cell>
          <table:table-cell office:value-type="string" calcext:value-type="string">
            <text:p>KANADA</text:p>
          </table:table-cell>
          <table:table-cell table:number-columns-repeated="5"/>
        </table:table-row>
        <table:table-row table:style-name="ro1">
          <table:table-cell table:formula="of:=IF(LEN([.B603])=1;0;IF(LEN([.B603])=2;1;IF(LEN([.B603])=3;2;IF(LEN([.B603])=5;3;IF(LEN([.B603])=6;4;IF(LEN([.B603])=7;5;&quot;Fehler&quot;))))))" office:value-type="float" office:value="2" calcext:value-type="float">
            <text:p>2</text:p>
          </table:table-cell>
          <table:table-cell office:value-type="string" calcext:value-type="string">
            <text:p>EPM</text:p>
          </table:table-cell>
          <table:table-cell office:value-type="string" calcext:value-type="string">
            <text:p>MITTELAMERIKA <text:s/>WESTINDISCHE INSELN (GROSSE ANTILLEN, KLEINE</text:p>
          </table:table-cell>
          <table:table-cell table:number-columns-repeated="5"/>
        </table:table-row>
        <table:table-row table:style-name="ro1">
          <table:table-cell table:formula="of:=IF(LEN([.B604])=1;0;IF(LEN([.B604])=2;1;IF(LEN([.B604])=3;2;IF(LEN([.B604])=5;3;IF(LEN([.B604])=6;4;IF(LEN([.B604])=7;5;&quot;Fehler&quot;))))))" office:value-type="float" office:value="3" calcext:value-type="float">
            <text:p>3</text:p>
          </table:table-cell>
          <table:table-cell office:value-type="string" calcext:value-type="string">
            <text:p>EPM 1</text:p>
          </table:table-cell>
          <table:table-cell office:value-type="string" calcext:value-type="string">
            <text:p>MEXIKO</text:p>
          </table:table-cell>
          <table:table-cell table:number-columns-repeated="5"/>
        </table:table-row>
        <table:table-row table:style-name="ro1">
          <table:table-cell table:formula="of:=IF(LEN([.B605])=1;0;IF(LEN([.B605])=2;1;IF(LEN([.B605])=3;2;IF(LEN([.B605])=5;3;IF(LEN([.B605])=6;4;IF(LEN([.B605])=7;5;&quot;Fehler&quot;))))))" office:value-type="float" office:value="2" calcext:value-type="float">
            <text:p>2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SUEDAMERIKA</text:p>
          </table:table-cell>
          <table:table-cell table:number-columns-repeated="5"/>
        </table:table-row>
        <table:table-row table:style-name="ro1">
          <table:table-cell table:formula="of:=IF(LEN([.B606])=1;0;IF(LEN([.B606])=2;1;IF(LEN([.B606])=3;2;IF(LEN([.B606])=5;3;IF(LEN([.B606])=6;4;IF(LEN([.B606])=7;5;&quot;Fehler&quot;))))))" office:value-type="float" office:value="4" calcext:value-type="float">
            <text:p>4</text:p>
          </table:table-cell>
          <table:table-cell office:value-type="string" calcext:value-type="string">
            <text:p>EPN 01</text:p>
          </table:table-cell>
          <table:table-cell office:value-type="string" calcext:value-type="string">
            <text:p>PRAEKOLUMBIANISCHE HOCHKULTUREN MITTEL- UND SUEDAMERIKAS</text:p>
          </table:table-cell>
          <table:table-cell table:number-columns-repeated="5"/>
        </table:table-row>
        <table:table-row table:style-name="ro1">
          <table:table-cell table:formula="of:=IF(LEN([.B607])=1;0;IF(LEN([.B607])=2;1;IF(LEN([.B607])=3;2;IF(LEN([.B607])=5;3;IF(LEN([.B607])=6;4;IF(LEN([.B607])=7;5;&quot;Fehler&quot;))))))" office:value-type="float" office:value="3" calcext:value-type="float">
            <text:p>3</text:p>
          </table:table-cell>
          <table:table-cell office:value-type="string" calcext:value-type="string">
            <text:p>EPN 1</text:p>
          </table:table-cell>
          <table:table-cell office:value-type="string" calcext:value-type="string">
            <text:p>VENEZUELA <text:s/>KOLUMBIEN <text:s/>GUYANA</text:p>
          </table:table-cell>
          <table:table-cell table:number-columns-repeated="5"/>
        </table:table-row>
        <table:table-row table:style-name="ro1">
          <table:table-cell table:formula="of:=IF(LEN([.B608])=1;0;IF(LEN([.B608])=2;1;IF(LEN([.B608])=3;2;IF(LEN([.B608])=5;3;IF(LEN([.B608])=6;4;IF(LEN([.B608])=7;5;&quot;Fehler&quot;))))))" office:value-type="float" office:value="3" calcext:value-type="float">
            <text:p>3</text:p>
          </table:table-cell>
          <table:table-cell office:value-type="string" calcext:value-type="string">
            <text:p>EPN 2</text:p>
          </table:table-cell>
          <table:table-cell office:value-type="string" calcext:value-type="string">
            <text:p>ECUADOR <text:s/>PERU <text:s/>BOLIVIEN <text:s/>CHILE</text:p>
          </table:table-cell>
          <table:table-cell table:number-columns-repeated="5"/>
        </table:table-row>
        <table:table-row table:style-name="ro1">
          <table:table-cell table:formula="of:=IF(LEN([.B609])=1;0;IF(LEN([.B609])=2;1;IF(LEN([.B609])=3;2;IF(LEN([.B609])=5;3;IF(LEN([.B609])=6;4;IF(LEN([.B609])=7;5;&quot;Fehler&quot;))))))" office:value-type="float" office:value="3" calcext:value-type="float">
            <text:p>3</text:p>
          </table:table-cell>
          <table:table-cell office:value-type="string" calcext:value-type="string">
            <text:p>EPN 3</text:p>
          </table:table-cell>
          <table:table-cell office:value-type="string" calcext:value-type="string">
            <text:p>BRASILIEN</text:p>
          </table:table-cell>
          <table:table-cell table:number-columns-repeated="5"/>
        </table:table-row>
        <table:table-row table:style-name="ro1">
          <table:table-cell table:formula="of:=IF(LEN([.B610])=1;0;IF(LEN([.B610])=2;1;IF(LEN([.B610])=3;2;IF(LEN([.B610])=5;3;IF(LEN([.B610])=6;4;IF(LEN([.B610])=7;5;&quot;Fehler&quot;))))))" office:value-type="float" office:value="3" calcext:value-type="float">
            <text:p>3</text:p>
          </table:table-cell>
          <table:table-cell office:value-type="string" calcext:value-type="string">
            <text:p>EPN 4</text:p>
          </table:table-cell>
          <table:table-cell office:value-type="string" calcext:value-type="string">
            <text:p>ARGENTINIEN <text:s/>PARAGUAY <text:s/>URUGAY</text:p>
          </table:table-cell>
          <table:table-cell table:number-columns-repeated="5"/>
        </table:table-row>
        <table:table-row table:style-name="ro1">
          <table:table-cell table:formula="of:=IF(LEN([.B611])=1;0;IF(LEN([.B611])=2;1;IF(LEN([.B611])=3;2;IF(LEN([.B611])=5;3;IF(LEN([.B611])=6;4;IF(LEN([.B611])=7;5;&quot;Fehler&quot;))))))" office:value-type="float" office:value="1" calcext:value-type="float">
            <text:p>1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GESCHICHTE UND KULTUR AUSTRALIENS, NEUSEELANDS UND OZEANIENS</text:p>
          </table:table-cell>
          <table:table-cell table:number-columns-repeated="5"/>
        </table:table-row>
        <table:table-row table:style-name="ro1">
          <table:table-cell table:formula="of:=IF(LEN([.B612])=1;0;IF(LEN([.B612])=2;1;IF(LEN([.B612])=3;2;IF(LEN([.B612])=5;3;IF(LEN([.B612])=6;4;IF(LEN([.B612])=7;5;&quot;Fehler&quot;))))))"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OLITIK</text:p>
          </table:table-cell>
          <table:table-cell table:number-columns-repeated="5"/>
        </table:table-row>
        <table:table-row table:style-name="ro1">
          <table:table-cell table:formula="of:=IF(LEN([.B613])=1;0;IF(LEN([.B613])=2;1;IF(LEN([.B613])=3;2;IF(LEN([.B613])=5;3;IF(LEN([.B613])=6;4;IF(LEN([.B613])=7;5;&quot;Fehler&quot;))))))" office:value-type="float" office:value="2" calcext:value-type="float">
            <text:p>2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614])=1;0;IF(LEN([.B614])=2;1;IF(LEN([.B614])=3;2;IF(LEN([.B614])=5;3;IF(LEN([.B614])=6;4;IF(LEN([.B614])=7;5;&quot;Fehler&quot;))))))" office:value-type="float" office:value="2" calcext:value-type="float">
            <text:p>2</text:p>
          </table:table-cell>
          <table:table-cell office:value-type="string" calcext:value-type="string">
            <text:p>ERK</text:p>
          </table:table-cell>
          <table:table-cell office:value-type="string" calcext:value-type="string">
            <text:p>POLITISCHE WISSENSCHAFT (POLITOLOGIE)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615])=1;0;IF(LEN([.B615])=2;1;IF(LEN([.B615])=3;2;IF(LEN([.B615])=5;3;IF(LEN([.B615])=6;4;IF(LEN([.B615])=7;5;&quot;Fehler&quot;))))))" office:value-type="float" office:value="3" calcext:value-type="float">
            <text:p>3</text:p>
          </table:table-cell>
          <table:table-cell office:value-type="string" calcext:value-type="string">
            <text:p>ERK 1</text:p>
          </table:table-cell>
          <table:table-cell office:value-type="string" calcext:value-type="string">
            <text:p>EINZELFRAGEN DER POLITISCHEN THEORIE</text:p>
          </table:table-cell>
          <table:table-cell table:number-columns-repeated="5"/>
        </table:table-row>
        <table:table-row table:style-name="ro1">
          <table:table-cell table:formula="of:=IF(LEN([.B616])=1;0;IF(LEN([.B616])=2;1;IF(LEN([.B616])=3;2;IF(LEN([.B616])=5;3;IF(LEN([.B616])=6;4;IF(LEN([.B616])=7;5;&quot;Fehler&quot;))))))" office:value-type="float" office:value="4" calcext:value-type="float">
            <text:p>4</text:p>
          </table:table-cell>
          <table:table-cell office:value-type="string" calcext:value-type="string">
            <text:p>ERK 15</text:p>
          </table:table-cell>
          <table:table-cell office:value-type="string" calcext:value-type="string">
            <text:p>POLITISCHE WIRTSCHAFTSLEHRE</text:p>
          </table:table-cell>
          <table:table-cell table:number-columns-repeated="5"/>
        </table:table-row>
        <table:table-row table:style-name="ro1">
          <table:table-cell table:formula="of:=IF(LEN([.B617])=1;0;IF(LEN([.B617])=2;1;IF(LEN([.B617])=3;2;IF(LEN([.B617])=5;3;IF(LEN([.B617])=6;4;IF(LEN([.B617])=7;5;&quot;Fehler&quot;))))))" office:value-type="float" office:value="3" calcext:value-type="float">
            <text:p>3</text:p>
          </table:table-cell>
          <table:table-cell office:value-type="string" calcext:value-type="string">
            <text:p>ERK 2</text:p>
          </table:table-cell>
          <table:table-cell office:value-type="string" calcext:value-type="string">
            <text:p>AUSSENPOLITIK <text:s/>DIPLOMATIE : ALLGEMEINES</text:p>
          </table:table-cell>
          <table:table-cell table:number-columns-repeated="5"/>
        </table:table-row>
        <table:table-row table:style-name="ro1">
          <table:table-cell table:formula="of:=IF(LEN([.B618])=1;0;IF(LEN([.B618])=2;1;IF(LEN([.B618])=3;2;IF(LEN([.B618])=5;3;IF(LEN([.B618])=6;4;IF(LEN([.B618])=7;5;&quot;Fehler&quot;))))))" office:value-type="float" office:value="2" calcext:value-type="float">
            <text:p>2</text:p>
          </table:table-cell>
          <table:table-cell office:value-type="string" calcext:value-type="string">
            <text:p>ERL</text:p>
          </table:table-cell>
          <table:table-cell office:value-type="string" calcext:value-type="string">
            <text:p>INTERNATIONALE BEZIEHUNGEN <text:s/>UEBER- UND INTERNATIONALE PROBLEME</text:p>
          </table:table-cell>
          <table:table-cell table:number-columns-repeated="5"/>
        </table:table-row>
        <table:table-row table:style-name="ro1">
          <table:table-cell table:formula="of:=IF(LEN([.B619])=1;0;IF(LEN([.B619])=2;1;IF(LEN([.B619])=3;2;IF(LEN([.B619])=5;3;IF(LEN([.B619])=6;4;IF(LEN([.B619])=7;5;&quot;Fehler&quot;))))))" office:value-type="float" office:value="3" calcext:value-type="float">
            <text:p>3</text:p>
          </table:table-cell>
          <table:table-cell office:value-type="string" calcext:value-type="string">
            <text:p>ERL 1</text:p>
          </table:table-cell>
          <table:table-cell office:value-type="string" calcext:value-type="string">
            <text:p>UEBERSTAATLICHE ORGANISATIONEN</text:p>
          </table:table-cell>
          <table:table-cell table:number-columns-repeated="5"/>
        </table:table-row>
        <table:table-row table:style-name="ro1">
          <table:table-cell table:formula="of:=IF(LEN([.B620])=1;0;IF(LEN([.B620])=2;1;IF(LEN([.B620])=3;2;IF(LEN([.B620])=5;3;IF(LEN([.B620])=6;4;IF(LEN([.B620])=7;5;&quot;Fehler&quot;))))))" office:value-type="float" office:value="4" calcext:value-type="float">
            <text:p>4</text:p>
          </table:table-cell>
          <table:table-cell office:value-type="string" calcext:value-type="string">
            <text:p>ERL 10</text:p>
          </table:table-cell>
          <table:table-cell office:value-type="string" calcext:value-type="string">
            <text:p>VEREINTE NATIONEN (UN) <text:s/>VOELKERBUND</text:p>
          </table:table-cell>
          <table:table-cell table:number-columns-repeated="5"/>
        </table:table-row>
        <table:table-row table:style-name="ro1">
          <table:table-cell table:formula="of:=IF(LEN([.B621])=1;0;IF(LEN([.B621])=2;1;IF(LEN([.B621])=3;2;IF(LEN([.B621])=5;3;IF(LEN([.B621])=6;4;IF(LEN([.B621])=7;5;&quot;Fehler&quot;))))))" office:value-type="float" office:value="4" calcext:value-type="float">
            <text:p>4</text:p>
          </table:table-cell>
          <table:table-cell office:value-type="string" calcext:value-type="string">
            <text:p>ERL 11</text:p>
          </table:table-cell>
          <table:table-cell office:value-type="string" calcext:value-type="string">
            <text:p>EUROPAEISCHE INTEGRATION</text:p>
          </table:table-cell>
          <table:table-cell table:number-columns-repeated="5"/>
        </table:table-row>
        <table:table-row table:style-name="ro1">
          <table:table-cell table:formula="of:=IF(LEN([.B622])=1;0;IF(LEN([.B622])=2;1;IF(LEN([.B622])=3;2;IF(LEN([.B622])=5;3;IF(LEN([.B622])=6;4;IF(LEN([.B622])=7;5;&quot;Fehler&quot;))))))" office:value-type="float" office:value="4" calcext:value-type="float">
            <text:p>4</text:p>
          </table:table-cell>
          <table:table-cell office:value-type="string" calcext:value-type="string">
            <text:p>ERL 12</text:p>
          </table:table-cell>
          <table:table-cell office:value-type="string" calcext:value-type="string">
            <text:p>NATO (ATLANTIKPAKT)</text:p>
          </table:table-cell>
          <table:table-cell table:number-columns-repeated="5"/>
        </table:table-row>
        <table:table-row table:style-name="ro1">
          <table:table-cell table:formula="of:=IF(LEN([.B623])=1;0;IF(LEN([.B623])=2;1;IF(LEN([.B623])=3;2;IF(LEN([.B623])=5;3;IF(LEN([.B623])=6;4;IF(LEN([.B623])=7;5;&quot;Fehler&quot;))))))" office:value-type="float" office:value="4" calcext:value-type="float">
            <text:p>4</text:p>
          </table:table-cell>
          <table:table-cell office:value-type="string" calcext:value-type="string">
            <text:p>ERL 13</text:p>
          </table:table-cell>
          <table:table-cell office:value-type="string" calcext:value-type="string">
            <text:p>ZUSAMMENSCHLUESSE VON OSTBLOCKSTAATEN</text:p>
          </table:table-cell>
          <table:table-cell table:number-columns-repeated="5"/>
        </table:table-row>
        <table:table-row table:style-name="ro1">
          <table:table-cell table:formula="of:=IF(LEN([.B624])=1;0;IF(LEN([.B624])=2;1;IF(LEN([.B624])=3;2;IF(LEN([.B624])=5;3;IF(LEN([.B624])=6;4;IF(LEN([.B624])=7;5;&quot;Fehler&quot;))))))" office:value-type="float" office:value="4" calcext:value-type="float">
            <text:p>4</text:p>
          </table:table-cell>
          <table:table-cell office:value-type="string" calcext:value-type="string">
            <text:p>ERL 19</text:p>
          </table:table-cell>
          <table:table-cell office:value-type="string" calcext:value-type="string">
            <text:p>SONSTIGE ZUSAMMENSCHLUESSE</text:p>
          </table:table-cell>
          <table:table-cell table:number-columns-repeated="5"/>
        </table:table-row>
        <table:table-row table:style-name="ro1">
          <table:table-cell table:formula="of:=IF(LEN([.B625])=1;0;IF(LEN([.B625])=2;1;IF(LEN([.B625])=3;2;IF(LEN([.B625])=5;3;IF(LEN([.B625])=6;4;IF(LEN([.B625])=7;5;&quot;Fehler&quot;))))))" office:value-type="float" office:value="3" calcext:value-type="float">
            <text:p>3</text:p>
          </table:table-cell>
          <table:table-cell office:value-type="string" calcext:value-type="string">
            <text:p>ERL 2</text:p>
          </table:table-cell>
          <table:table-cell office:value-type="string" calcext:value-type="string">
            <text:p>KRIEGSVERHUETUNG IM ATOMZEITALTER <text:s/>PAZIFISMUS FRIEDENSFORSCHUNG</text:p>
          </table:table-cell>
          <table:table-cell table:number-columns-repeated="5"/>
        </table:table-row>
        <table:table-row table:style-name="ro1">
          <table:table-cell table:formula="of:=IF(LEN([.B626])=1;0;IF(LEN([.B626])=2;1;IF(LEN([.B626])=3;2;IF(LEN([.B626])=5;3;IF(LEN([.B626])=6;4;IF(LEN([.B626])=7;5;&quot;Fehler&quot;))))))" office:value-type="float" office:value="4" calcext:value-type="float">
            <text:p>4</text:p>
          </table:table-cell>
          <table:table-cell office:value-type="string" calcext:value-type="string">
            <text:p>ERL 20</text:p>
          </table:table-cell>
          <table:table-cell office:value-type="string" calcext:value-type="string">
            <text:p>RUESTUNGSKONTROLLE <text:s/>ABRUESTUNGSKONFERENZEN</text:p>
          </table:table-cell>
          <table:table-cell table:number-columns-repeated="5"/>
        </table:table-row>
        <table:table-row table:style-name="ro1">
          <table:table-cell table:formula="of:=IF(LEN([.B627])=1;0;IF(LEN([.B627])=2;1;IF(LEN([.B627])=3;2;IF(LEN([.B627])=5;3;IF(LEN([.B627])=6;4;IF(LEN([.B627])=7;5;&quot;Fehler&quot;))))))" office:value-type="float" office:value="3" calcext:value-type="float">
            <text:p>3</text:p>
          </table:table-cell>
          <table:table-cell office:value-type="string" calcext:value-type="string">
            <text:p>ERL 3</text:p>
          </table:table-cell>
          <table:table-cell office:value-type="string" calcext:value-type="string">
            <text:p>NATIONALISMUS : ALLGEMEINES</text:p>
          </table:table-cell>
          <table:table-cell table:number-columns-repeated="5"/>
        </table:table-row>
        <table:table-row table:style-name="ro1">
          <table:table-cell table:formula="of:=IF(LEN([.B628])=1;0;IF(LEN([.B628])=2;1;IF(LEN([.B628])=3;2;IF(LEN([.B628])=5;3;IF(LEN([.B628])=6;4;IF(LEN([.B628])=7;5;&quot;Fehler&quot;))))))" office:value-type="float" office:value="3" calcext:value-type="float">
            <text:p>3</text:p>
          </table:table-cell>
          <table:table-cell office:value-type="string" calcext:value-type="string">
            <text:p>ERL 4</text:p>
          </table:table-cell>
          <table:table-cell office:value-type="string" calcext:value-type="string">
            <text:p>RASSENFRAGE : ALLGEMEINES</text:p>
          </table:table-cell>
          <table:table-cell table:number-columns-repeated="5"/>
        </table:table-row>
        <table:table-row table:style-name="ro1">
          <table:table-cell table:formula="of:=IF(LEN([.B629])=1;0;IF(LEN([.B629])=2;1;IF(LEN([.B629])=3;2;IF(LEN([.B629])=5;3;IF(LEN([.B629])=6;4;IF(LEN([.B629])=7;5;&quot;Fehler&quot;))))))" office:value-type="float" office:value="4" calcext:value-type="float">
            <text:p>4</text:p>
          </table:table-cell>
          <table:table-cell office:value-type="string" calcext:value-type="string">
            <text:p>ERL 40</text:p>
          </table:table-cell>
          <table:table-cell office:value-type="string" calcext:value-type="string">
            <text:p>ANTISEMITISMUS : ALLGEMEINES</text:p>
          </table:table-cell>
          <table:table-cell table:number-columns-repeated="5"/>
        </table:table-row>
        <table:table-row table:style-name="ro1">
          <table:table-cell table:formula="of:=IF(LEN([.B630])=1;0;IF(LEN([.B630])=2;1;IF(LEN([.B630])=3;2;IF(LEN([.B630])=5;3;IF(LEN([.B630])=6;4;IF(LEN([.B630])=7;5;&quot;Fehler&quot;))))))" office:value-type="float" office:value="4" calcext:value-type="float">
            <text:p>4</text:p>
          </table:table-cell>
          <table:table-cell office:value-type="string" calcext:value-type="string">
            <text:p>ERL 41</text:p>
          </table:table-cell>
          <table:table-cell office:value-type="string" calcext:value-type="string">
            <text:p>SONSTIGE RASSISCHE MINDERHEITEN <text:s/>GESCHICHTE DER SKLAVEREI U. A.</text:p>
          </table:table-cell>
          <table:table-cell table:number-columns-repeated="5"/>
        </table:table-row>
        <table:table-row table:style-name="ro1">
          <table:table-cell table:formula="of:=IF(LEN([.B631])=1;0;IF(LEN([.B631])=2;1;IF(LEN([.B631])=3;2;IF(LEN([.B631])=5;3;IF(LEN([.B631])=6;4;IF(LEN([.B631])=7;5;&quot;Fehler&quot;))))))" office:value-type="float" office:value="3" calcext:value-type="float">
            <text:p>3</text:p>
          </table:table-cell>
          <table:table-cell office:value-type="string" calcext:value-type="string">
            <text:p>ERL 5</text:p>
          </table:table-cell>
          <table:table-cell office:value-type="string" calcext:value-type="string">
            <text:p>KOLONIALISMUS <text:s/>KOLONIALGESCHICHTE : ALLGEMEINES - DARSTELLUNGEN MEHRERER LAENDER</text:p>
          </table:table-cell>
          <table:table-cell table:number-columns-repeated="5"/>
        </table:table-row>
        <table:table-row table:style-name="ro1">
          <table:table-cell table:formula="of:=IF(LEN([.B632])=1;0;IF(LEN([.B632])=2;1;IF(LEN([.B632])=3;2;IF(LEN([.B632])=5;3;IF(LEN([.B632])=6;4;IF(LEN([.B632])=7;5;&quot;Fehler&quot;))))))" office:value-type="float" office:value="3" calcext:value-type="float">
            <text:p>3</text:p>
          </table:table-cell>
          <table:table-cell office:value-type="string" calcext:value-type="string">
            <text:p>ERL 6</text:p>
          </table:table-cell>
          <table:table-cell office:value-type="string" calcext:value-type="string">
            <text:p>POLITISCHE ENTWICKLUNGSHILFE <text:s/>ENTWICKLUNGSLAENDER : GESAMTDARSTELLUNGEN</text:p>
          </table:table-cell>
          <table:table-cell table:number-columns-repeated="5"/>
        </table:table-row>
        <table:table-row table:style-name="ro1">
          <table:table-cell table:formula="of:=IF(LEN([.B633])=1;0;IF(LEN([.B633])=2;1;IF(LEN([.B633])=3;2;IF(LEN([.B633])=5;3;IF(LEN([.B633])=6;4;IF(LEN([.B633])=7;5;&quot;Fehler&quot;))))))" office:value-type="float" office:value="2" calcext:value-type="float">
            <text:p>2</text:p>
          </table:table-cell>
          <table:table-cell office:value-type="string" calcext:value-type="string">
            <text:p>ERM</text:p>
          </table:table-cell>
          <table:table-cell office:value-type="string" calcext:value-type="string">
            <text:p>WEHRWESEN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634])=1;0;IF(LEN([.B634])=2;1;IF(LEN([.B634])=3;2;IF(LEN([.B634])=5;3;IF(LEN([.B634])=6;4;IF(LEN([.B634])=7;5;&quot;Fehler&quot;))))))" office:value-type="float" office:value="3" calcext:value-type="float">
            <text:p>3</text:p>
          </table:table-cell>
          <table:table-cell office:value-type="string" calcext:value-type="string">
            <text:p>ERM 1</text:p>
          </table:table-cell>
          <table:table-cell office:value-type="string" calcext:value-type="string">
            <text:p>WEHRPOLITIK <text:s/>SICHERHEITSPOLITIK : ALLGEMEINES, DARSTELLUNGEN MEHRERER LAENDER</text:p>
          </table:table-cell>
          <table:table-cell table:number-columns-repeated="5"/>
        </table:table-row>
        <table:table-row table:style-name="ro1">
          <table:table-cell table:formula="of:=IF(LEN([.B635])=1;0;IF(LEN([.B635])=2;1;IF(LEN([.B635])=3;2;IF(LEN([.B635])=5;3;IF(LEN([.B635])=6;4;IF(LEN([.B635])=7;5;&quot;Fehler&quot;))))))" office:value-type="float" office:value="4" calcext:value-type="float">
            <text:p>4</text:p>
          </table:table-cell>
          <table:table-cell office:value-type="string" calcext:value-type="string">
            <text:p>ERM 10</text:p>
          </table:table-cell>
          <table:table-cell office:value-type="string" calcext:value-type="string">
            <text:p>MILITARISMUS</text:p>
          </table:table-cell>
          <table:table-cell table:number-columns-repeated="5"/>
        </table:table-row>
        <table:table-row table:style-name="ro1">
          <table:table-cell table:formula="of:=IF(LEN([.B636])=1;0;IF(LEN([.B636])=2;1;IF(LEN([.B636])=3;2;IF(LEN([.B636])=5;3;IF(LEN([.B636])=6;4;IF(LEN([.B636])=7;5;&quot;Fehler&quot;))))))" office:value-type="float" office:value="4" calcext:value-type="float">
            <text:p>4</text:p>
          </table:table-cell>
          <table:table-cell office:value-type="string" calcext:value-type="string">
            <text:p>ERM 11</text:p>
          </table:table-cell>
          <table:table-cell office:value-type="string" calcext:value-type="string">
            <text:p>WEHRPFLICHT <text:s/>KRIEGSDIENSTVERWEIGERUNG</text:p>
          </table:table-cell>
          <table:table-cell table:number-columns-repeated="5"/>
        </table:table-row>
        <table:table-row table:style-name="ro1">
          <table:table-cell table:formula="of:=IF(LEN([.B637])=1;0;IF(LEN([.B637])=2;1;IF(LEN([.B637])=3;2;IF(LEN([.B637])=5;3;IF(LEN([.B637])=6;4;IF(LEN([.B637])=7;5;&quot;Fehler&quot;))))))" office:value-type="float" office:value="3" calcext:value-type="float">
            <text:p>3</text:p>
          </table:table-cell>
          <table:table-cell office:value-type="string" calcext:value-type="string">
            <text:p>ERM 2</text:p>
          </table:table-cell>
          <table:table-cell office:value-type="string" calcext:value-type="string">
            <text:p>STRATEGIE</text:p>
          </table:table-cell>
          <table:table-cell table:number-columns-repeated="5"/>
        </table:table-row>
        <table:table-row table:style-name="ro1">
          <table:table-cell table:formula="of:=IF(LEN([.B638])=1;0;IF(LEN([.B638])=2;1;IF(LEN([.B638])=3;2;IF(LEN([.B638])=5;3;IF(LEN([.B638])=6;4;IF(LEN([.B638])=7;5;&quot;Fehler&quot;))))))" office:value-type="float" office:value="3" calcext:value-type="float">
            <text:p>3</text:p>
          </table:table-cell>
          <table:table-cell office:value-type="string" calcext:value-type="string">
            <text:p>ERM 3</text:p>
          </table:table-cell>
          <table:table-cell office:value-type="string" calcext:value-type="string">
            <text:p>KRIEGS- UND MILITAERGESCHICHTE</text:p>
          </table:table-cell>
          <table:table-cell table:number-columns-repeated="5"/>
        </table:table-row>
        <table:table-row table:style-name="ro1">
          <table:table-cell table:formula="of:=IF(LEN([.B639])=1;0;IF(LEN([.B639])=2;1;IF(LEN([.B639])=3;2;IF(LEN([.B639])=5;3;IF(LEN([.B639])=6;4;IF(LEN([.B639])=7;5;&quot;Fehler&quot;))))))" office:value-type="float" office:value="3" calcext:value-type="float">
            <text:p>3</text:p>
          </table:table-cell>
          <table:table-cell office:value-type="string" calcext:value-type="string">
            <text:p>ERM 4</text:p>
          </table:table-cell>
          <table:table-cell office:value-type="string" calcext:value-type="string">
            <text:p>WEHRWESEN EINZELNER LAENDER : ORGANISATION - VERWALTUNG – AUSBILDUNG</text:p>
          </table:table-cell>
          <table:table-cell table:number-columns-repeated="5"/>
        </table:table-row>
        <table:table-row table:style-name="ro1">
          <table:table-cell table:formula="of:=IF(LEN([.B640])=1;0;IF(LEN([.B640])=2;1;IF(LEN([.B640])=3;2;IF(LEN([.B640])=5;3;IF(LEN([.B640])=6;4;IF(LEN([.B640])=7;5;&quot;Fehler&quot;))))))" office:value-type="float" office:value="4" calcext:value-type="float">
            <text:p>4</text:p>
          </table:table-cell>
          <table:table-cell office:value-type="string" calcext:value-type="string">
            <text:p>ERM 40</text:p>
          </table:table-cell>
          <table:table-cell office:value-type="string" calcext:value-type="string">
            <text:p>BUNDESWEHR</text:p>
          </table:table-cell>
          <table:table-cell table:number-columns-repeated="5"/>
        </table:table-row>
        <table:table-row table:style-name="ro1">
          <table:table-cell table:formula="of:=IF(LEN([.B641])=1;0;IF(LEN([.B641])=2;1;IF(LEN([.B641])=3;2;IF(LEN([.B641])=5;3;IF(LEN([.B641])=6;4;IF(LEN([.B641])=7;5;&quot;Fehler&quot;))))))" office:value-type="float" office:value="3" calcext:value-type="float">
            <text:p>3</text:p>
          </table:table-cell>
          <table:table-cell office:value-type="string" calcext:value-type="string">
            <text:p>ERM 5</text:p>
          </table:table-cell>
          <table:table-cell office:value-type="string" calcext:value-type="string">
            <text:p>SPIONAGE <text:s/>MILITAERISCHER GEHEIMDIENST</text:p>
          </table:table-cell>
          <table:table-cell table:number-columns-repeated="5"/>
        </table:table-row>
        <table:table-row table:style-name="ro1">
          <table:table-cell table:formula="of:=IF(LEN([.B642])=1;0;IF(LEN([.B642])=2;1;IF(LEN([.B642])=3;2;IF(LEN([.B642])=5;3;IF(LEN([.B642])=6;4;IF(LEN([.B642])=7;5;&quot;Fehler&quot;))))))" office:value-type="float" office:value="2" calcext:value-type="float">
            <text:p>2</text:p>
          </table:table-cell>
          <table:table-cell office:value-type="string" calcext:value-type="string">
            <text:p>ERN</text:p>
          </table:table-cell>
          <table:table-cell office:value-type="string" calcext:value-type="string">
            <text:p>INNENPOLITIK : ALLGEMEINES</text:p>
          </table:table-cell>
          <table:table-cell table:number-columns-repeated="5"/>
        </table:table-row>
        <table:table-row table:style-name="ro1">
          <table:table-cell table:formula="of:=IF(LEN([.B643])=1;0;IF(LEN([.B643])=2;1;IF(LEN([.B643])=3;2;IF(LEN([.B643])=5;3;IF(LEN([.B643])=6;4;IF(LEN([.B643])=7;5;&quot;Fehler&quot;))))))" office:value-type="float" office:value="3" calcext:value-type="float">
            <text:p>3</text:p>
          </table:table-cell>
          <table:table-cell office:value-type="string" calcext:value-type="string">
            <text:p>ERN 1</text:p>
          </table:table-cell>
          <table:table-cell office:value-type="string" calcext:value-type="string">
            <text:p>STAATSBUERGERKUNDE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644])=1;0;IF(LEN([.B644])=2;1;IF(LEN([.B644])=3;2;IF(LEN([.B644])=5;3;IF(LEN([.B644])=6;4;IF(LEN([.B644])=7;5;&quot;Fehler&quot;))))))" office:value-type="float" office:value="3" calcext:value-type="float">
            <text:p>3</text:p>
          </table:table-cell>
          <table:table-cell office:value-type="string" calcext:value-type="string">
            <text:p>ERN 2</text:p>
          </table:table-cell>
          <table:table-cell office:value-type="string" calcext:value-type="string">
            <text:p>POLITISCHE WILLENSBILDUNG : ALLGEMEINES</text:p>
          </table:table-cell>
          <table:table-cell table:number-columns-repeated="5"/>
        </table:table-row>
        <table:table-row table:style-name="ro1">
          <table:table-cell table:formula="of:=IF(LEN([.B645])=1;0;IF(LEN([.B645])=2;1;IF(LEN([.B645])=3;2;IF(LEN([.B645])=5;3;IF(LEN([.B645])=6;4;IF(LEN([.B645])=7;5;&quot;Fehler&quot;))))))" office:value-type="float" office:value="4" calcext:value-type="float">
            <text:p>4</text:p>
          </table:table-cell>
          <table:table-cell office:value-type="string" calcext:value-type="string">
            <text:p>ERN 20</text:p>
          </table:table-cell>
          <table:table-cell office:value-type="string" calcext:value-type="string">
            <text:p>PARLAMENTARISMUS</text:p>
          </table:table-cell>
          <table:table-cell table:number-columns-repeated="5"/>
        </table:table-row>
        <table:table-row table:style-name="ro1">
          <table:table-cell table:formula="of:=IF(LEN([.B646])=1;0;IF(LEN([.B646])=2;1;IF(LEN([.B646])=3;2;IF(LEN([.B646])=5;3;IF(LEN([.B646])=6;4;IF(LEN([.B646])=7;5;&quot;Fehler&quot;))))))" office:value-type="float" office:value="4" calcext:value-type="float">
            <text:p>4</text:p>
          </table:table-cell>
          <table:table-cell office:value-type="string" calcext:value-type="string">
            <text:p>ERN 21</text:p>
          </table:table-cell>
          <table:table-cell office:value-type="string" calcext:value-type="string">
            <text:p>WAHLVERFAHREN <text:s/>WAEHLERSOZIOLOGIE</text:p>
          </table:table-cell>
          <table:table-cell table:number-columns-repeated="5"/>
        </table:table-row>
        <table:table-row table:style-name="ro1">
          <table:table-cell table:formula="of:=IF(LEN([.B647])=1;0;IF(LEN([.B647])=2;1;IF(LEN([.B647])=3;2;IF(LEN([.B647])=5;3;IF(LEN([.B647])=6;4;IF(LEN([.B647])=7;5;&quot;Fehler&quot;))))))" office:value-type="float" office:value="3" calcext:value-type="float">
            <text:p>3</text:p>
          </table:table-cell>
          <table:table-cell office:value-type="string" calcext:value-type="string">
            <text:p>ERN 3</text:p>
          </table:table-cell>
          <table:table-cell office:value-type="string" calcext:value-type="string">
            <text:p>PARTEIEN : ALLGEMEINES - GESAMTDARSTELLUNGEN – QUELLENSAMMLUNGEN</text:p>
          </table:table-cell>
          <table:table-cell table:number-columns-repeated="5"/>
        </table:table-row>
        <table:table-row table:style-name="ro1">
          <table:table-cell table:formula="of:=IF(LEN([.B648])=1;0;IF(LEN([.B648])=2;1;IF(LEN([.B648])=3;2;IF(LEN([.B648])=5;3;IF(LEN([.B648])=6;4;IF(LEN([.B648])=7;5;&quot;Fehler&quot;))))))" office:value-type="float" office:value="4" calcext:value-type="float">
            <text:p>4</text:p>
          </table:table-cell>
          <table:table-cell office:value-type="string" calcext:value-type="string">
            <text:p>ERN 30</text:p>
          </table:table-cell>
          <table:table-cell office:value-type="string" calcext:value-type="string">
            <text:p>SOZIALDEMOKRATISCHE PARTEIEN <text:s/>IHRE JUGENDORGANISATIONEN</text:p>
          </table:table-cell>
          <table:table-cell table:number-columns-repeated="5"/>
        </table:table-row>
        <table:table-row table:style-name="ro1">
          <table:table-cell table:formula="of:=IF(LEN([.B649])=1;0;IF(LEN([.B649])=2;1;IF(LEN([.B649])=3;2;IF(LEN([.B649])=5;3;IF(LEN([.B649])=6;4;IF(LEN([.B649])=7;5;&quot;Fehler&quot;))))))" office:value-type="float" office:value="4" calcext:value-type="float">
            <text:p>4</text:p>
          </table:table-cell>
          <table:table-cell office:value-type="string" calcext:value-type="string">
            <text:p>ERN 31</text:p>
          </table:table-cell>
          <table:table-cell office:value-type="string" calcext:value-type="string">
            <text:p>KOMMUNISTISCHE PARTEIEN <text:s/>IHRE JUGENDORGANISATIONEN</text:p>
          </table:table-cell>
          <table:table-cell table:number-columns-repeated="5"/>
        </table:table-row>
        <table:table-row table:style-name="ro1">
          <table:table-cell table:formula="of:=IF(LEN([.B650])=1;0;IF(LEN([.B650])=2;1;IF(LEN([.B650])=3;2;IF(LEN([.B650])=5;3;IF(LEN([.B650])=6;4;IF(LEN([.B650])=7;5;&quot;Fehler&quot;))))))" office:value-type="float" office:value="4" calcext:value-type="float">
            <text:p>4</text:p>
          </table:table-cell>
          <table:table-cell office:value-type="string" calcext:value-type="string">
            <text:p>ERN 32</text:p>
          </table:table-cell>
          <table:table-cell office:value-type="string" calcext:value-type="string">
            <text:p>CHRISTLICHE PARTEIEN <text:s/>IHRE JUGENDORGANISATIONEN</text:p>
          </table:table-cell>
          <table:table-cell table:number-columns-repeated="5"/>
        </table:table-row>
        <table:table-row table:style-name="ro1">
          <table:table-cell table:formula="of:=IF(LEN([.B651])=1;0;IF(LEN([.B651])=2;1;IF(LEN([.B651])=3;2;IF(LEN([.B651])=5;3;IF(LEN([.B651])=6;4;IF(LEN([.B651])=7;5;&quot;Fehler&quot;))))))" office:value-type="float" office:value="4" calcext:value-type="float">
            <text:p>4</text:p>
          </table:table-cell>
          <table:table-cell office:value-type="string" calcext:value-type="string">
            <text:p>ERN 33</text:p>
          </table:table-cell>
          <table:table-cell office:value-type="string" calcext:value-type="string">
            <text:p>LIBERALE PARTEIEN <text:s/>IHRE JUGENDORGANISATIONEN</text:p>
          </table:table-cell>
          <table:table-cell table:number-columns-repeated="5"/>
        </table:table-row>
        <table:table-row table:style-name="ro1">
          <table:table-cell table:formula="of:=IF(LEN([.B652])=1;0;IF(LEN([.B652])=2;1;IF(LEN([.B652])=3;2;IF(LEN([.B652])=5;3;IF(LEN([.B652])=6;4;IF(LEN([.B652])=7;5;&quot;Fehler&quot;))))))" office:value-type="float" office:value="4" calcext:value-type="float">
            <text:p>4</text:p>
          </table:table-cell>
          <table:table-cell office:value-type="string" calcext:value-type="string">
            <text:p>ERN 34</text:p>
          </table:table-cell>
          <table:table-cell office:value-type="string" calcext:value-type="string">
            <text:p>UMWELTSCHUTZPARTEIEN</text:p>
          </table:table-cell>
          <table:table-cell table:number-columns-repeated="5"/>
        </table:table-row>
        <table:table-row table:style-name="ro1">
          <table:table-cell table:formula="of:=IF(LEN([.B653])=1;0;IF(LEN([.B653])=2;1;IF(LEN([.B653])=3;2;IF(LEN([.B653])=5;3;IF(LEN([.B653])=6;4;IF(LEN([.B653])=7;5;&quot;Fehler&quot;))))))" office:value-type="float" office:value="4" calcext:value-type="float">
            <text:p>4</text:p>
          </table:table-cell>
          <table:table-cell office:value-type="string" calcext:value-type="string">
            <text:p>ERN 35</text:p>
          </table:table-cell>
          <table:table-cell office:value-type="string" calcext:value-type="string">
            <text:p>RECHTSPARTEIEN <text:s/>IHRE JUGENDORGANISATIONEN RECHTSRADIKALISMUS</text:p>
          </table:table-cell>
          <table:table-cell table:number-columns-repeated="5"/>
        </table:table-row>
        <table:table-row table:style-name="ro1">
          <table:table-cell table:formula="of:=IF(LEN([.B654])=1;0;IF(LEN([.B654])=2;1;IF(LEN([.B654])=3;2;IF(LEN([.B654])=5;3;IF(LEN([.B654])=6;4;IF(LEN([.B654])=7;5;&quot;Fehler&quot;))))))" office:value-type="float" office:value="4" calcext:value-type="float">
            <text:p>4</text:p>
          </table:table-cell>
          <table:table-cell office:value-type="string" calcext:value-type="string">
            <text:p>ERN 39</text:p>
          </table:table-cell>
          <table:table-cell office:value-type="string" calcext:value-type="string">
            <text:p>SONSTIGE PARTEIEN, RICHTUNGEN UND WAEHLERGEMEINSCHAFTEN</text:p>
          </table:table-cell>
          <table:table-cell table:number-columns-repeated="5"/>
        </table:table-row>
        <table:table-row table:style-name="ro1">
          <table:table-cell table:formula="of:=IF(LEN([.B655])=1;0;IF(LEN([.B655])=2;1;IF(LEN([.B655])=3;2;IF(LEN([.B655])=5;3;IF(LEN([.B655])=6;4;IF(LEN([.B655])=7;5;&quot;Fehler&quot;))))))" office:value-type="float" office:value="3" calcext:value-type="float">
            <text:p>3</text:p>
          </table:table-cell>
          <table:table-cell office:value-type="string" calcext:value-type="string">
            <text:p>ERN 4</text:p>
          </table:table-cell>
          <table:table-cell office:value-type="string" calcext:value-type="string">
            <text:p>KULTURPOLITIK : ALLGEMEINES</text:p>
          </table:table-cell>
          <table:table-cell table:number-columns-repeated="5"/>
        </table:table-row>
        <table:table-row table:style-name="ro1">
          <table:table-cell table:formula="of:=IF(LEN([.B656])=1;0;IF(LEN([.B656])=2;1;IF(LEN([.B656])=3;2;IF(LEN([.B656])=5;3;IF(LEN([.B656])=6;4;IF(LEN([.B656])=7;5;&quot;Fehler&quot;))))))" office:value-type="float" office:value="1" calcext:value-type="float">
            <text:p>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TAATSLEHRE</text:p>
          </table:table-cell>
          <table:table-cell table:number-columns-repeated="5"/>
        </table:table-row>
        <table:table-row table:style-name="ro1">
          <table:table-cell table:formula="of:=IF(LEN([.B657])=1;0;IF(LEN([.B657])=2;1;IF(LEN([.B657])=3;2;IF(LEN([.B657])=5;3;IF(LEN([.B657])=6;4;IF(LEN([.B657])=7;5;&quot;Fehler&quot;))))))" office:value-type="float" office:value="2" calcext:value-type="float">
            <text:p>2</text:p>
          </table:table-cell>
          <table:table-cell office:value-type="string" calcext:value-type="string">
            <text:p>ESK</text:p>
          </table:table-cell>
          <table:table-cell office:value-type="string" calcext:value-type="string">
            <text:p>ALLGEMEINE STAATSLEHR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658])=1;0;IF(LEN([.B658])=2;1;IF(LEN([.B658])=3;2;IF(LEN([.B658])=5;3;IF(LEN([.B658])=6;4;IF(LEN([.B658])=7;5;&quot;Fehler&quot;))))))" office:value-type="float" office:value="3" calcext:value-type="float">
            <text:p>3</text:p>
          </table:table-cell>
          <table:table-cell office:value-type="string" calcext:value-type="string">
            <text:p>ESK 1</text:p>
          </table:table-cell>
          <table:table-cell office:value-type="string" calcext:value-type="string">
            <text:p>STAATSPHILOSOPHIE <text:s/>STAATSSOZIOLOGIE : GESCHICHTE – QUELLENSAMMLUNGEN</text:p>
          </table:table-cell>
          <table:table-cell table:number-columns-repeated="5"/>
        </table:table-row>
        <table:table-row table:style-name="ro1">
          <table:table-cell table:formula="of:=IF(LEN([.B659])=1;0;IF(LEN([.B659])=2;1;IF(LEN([.B659])=3;2;IF(LEN([.B659])=5;3;IF(LEN([.B659])=6;4;IF(LEN([.B659])=7;5;&quot;Fehler&quot;))))))" office:value-type="float" office:value="4" calcext:value-type="float">
            <text:p>4</text:p>
          </table:table-cell>
          <table:table-cell office:value-type="string" calcext:value-type="string">
            <text:p>ESK 10</text:p>
          </table:table-cell>
          <table:table-cell office:value-type="string" calcext:value-type="string">
            <text:p>WERKE EINZELNER STAATSPHILOSOPHEN</text:p>
          </table:table-cell>
          <table:table-cell table:number-columns-repeated="5"/>
        </table:table-row>
        <table:table-row table:style-name="ro1">
          <table:table-cell table:formula="of:=IF(LEN([.B660])=1;0;IF(LEN([.B660])=2;1;IF(LEN([.B660])=3;2;IF(LEN([.B660])=5;3;IF(LEN([.B660])=6;4;IF(LEN([.B660])=7;5;&quot;Fehler&quot;))))))" office:value-type="float" office:value="3" calcext:value-type="float">
            <text:p>3</text:p>
          </table:table-cell>
          <table:table-cell office:value-type="string" calcext:value-type="string">
            <text:p>ESK 2</text:p>
          </table:table-cell>
          <table:table-cell office:value-type="string" calcext:value-type="string">
            <text:p>STAATSFORMEN : ALLGEMEINES</text:p>
          </table:table-cell>
          <table:table-cell table:number-columns-repeated="5"/>
        </table:table-row>
        <table:table-row table:style-name="ro1">
          <table:table-cell table:formula="of:=IF(LEN([.B661])=1;0;IF(LEN([.B661])=2;1;IF(LEN([.B661])=3;2;IF(LEN([.B661])=5;3;IF(LEN([.B661])=6;4;IF(LEN([.B661])=7;5;&quot;Fehler&quot;))))))" office:value-type="float" office:value="4" calcext:value-type="float">
            <text:p>4</text:p>
          </table:table-cell>
          <table:table-cell office:value-type="string" calcext:value-type="string">
            <text:p>ESK 20</text:p>
          </table:table-cell>
          <table:table-cell office:value-type="string" calcext:value-type="string">
            <text:p>DEMOKRATIE</text:p>
          </table:table-cell>
          <table:table-cell table:number-columns-repeated="5"/>
        </table:table-row>
        <table:table-row table:style-name="ro1">
          <table:table-cell table:formula="of:=IF(LEN([.B662])=1;0;IF(LEN([.B662])=2;1;IF(LEN([.B662])=3;2;IF(LEN([.B662])=5;3;IF(LEN([.B662])=6;4;IF(LEN([.B662])=7;5;&quot;Fehler&quot;))))))" office:value-type="float" office:value="4" calcext:value-type="float">
            <text:p>4</text:p>
          </table:table-cell>
          <table:table-cell office:value-type="string" calcext:value-type="string">
            <text:p>ESK 21</text:p>
          </table:table-cell>
          <table:table-cell office:value-type="string" calcext:value-type="string">
            <text:p>DIKTATUR <text:s/>TOTALITARISMUS <text:s/>FASCHISMUS</text:p>
          </table:table-cell>
          <table:table-cell table:number-columns-repeated="5"/>
        </table:table-row>
        <table:table-row table:style-name="ro1">
          <table:table-cell table:formula="of:=IF(LEN([.B663])=1;0;IF(LEN([.B663])=2;1;IF(LEN([.B663])=3;2;IF(LEN([.B663])=5;3;IF(LEN([.B663])=6;4;IF(LEN([.B663])=7;5;&quot;Fehler&quot;))))))" office:value-type="float" office:value="4" calcext:value-type="float">
            <text:p>4</text:p>
          </table:table-cell>
          <table:table-cell office:value-type="string" calcext:value-type="string">
            <text:p>ESK 22</text:p>
          </table:table-cell>
          <table:table-cell office:value-type="string" calcext:value-type="string">
            <text:p>MONARCHIE</text:p>
          </table:table-cell>
          <table:table-cell table:number-columns-repeated="5"/>
        </table:table-row>
        <table:table-row table:style-name="ro1">
          <table:table-cell table:formula="of:=IF(LEN([.B664])=1;0;IF(LEN([.B664])=2;1;IF(LEN([.B664])=3;2;IF(LEN([.B664])=5;3;IF(LEN([.B664])=6;4;IF(LEN([.B664])=7;5;&quot;Fehler&quot;))))))" office:value-type="float" office:value="3" calcext:value-type="float">
            <text:p>3</text:p>
          </table:table-cell>
          <table:table-cell office:value-type="string" calcext:value-type="string">
            <text:p>ESK 3</text:p>
          </table:table-cell>
          <table:table-cell office:value-type="string" calcext:value-type="string">
            <text:p>EINZELFRAGEN DER STAATSLEHRE</text:p>
          </table:table-cell>
          <table:table-cell table:number-columns-repeated="5"/>
        </table:table-row>
        <table:table-row table:style-name="ro1">
          <table:table-cell table:formula="of:=IF(LEN([.B665])=1;0;IF(LEN([.B665])=2;1;IF(LEN([.B665])=3;2;IF(LEN([.B665])=5;3;IF(LEN([.B665])=6;4;IF(LEN([.B665])=7;5;&quot;Fehler&quot;))))))" office:value-type="float" office:value="4" calcext:value-type="float">
            <text:p>4</text:p>
          </table:table-cell>
          <table:table-cell office:value-type="string" calcext:value-type="string">
            <text:p>ESK 30</text:p>
          </table:table-cell>
          <table:table-cell office:value-type="string" calcext:value-type="string">
            <text:p>REVOLUTION : ALLGEMEINES - DARSTELLUNGEN MEHRERER LAENDER</text:p>
          </table:table-cell>
          <table:table-cell table:number-columns-repeated="5"/>
        </table:table-row>
        <table:table-row table:style-name="ro1">
          <table:table-cell table:formula="of:=IF(LEN([.B666])=1;0;IF(LEN([.B666])=2;1;IF(LEN([.B666])=3;2;IF(LEN([.B666])=5;3;IF(LEN([.B666])=6;4;IF(LEN([.B666])=7;5;&quot;Fehler&quot;))))))" office:value-type="float" office:value="4" calcext:value-type="float">
            <text:p>4</text:p>
          </table:table-cell>
          <table:table-cell office:value-type="string" calcext:value-type="string">
            <text:p>ESK 31</text:p>
          </table:table-cell>
          <table:table-cell office:value-type="string" calcext:value-type="string">
            <text:p>MACHT</text:p>
          </table:table-cell>
          <table:table-cell table:number-columns-repeated="5"/>
        </table:table-row>
        <table:table-row table:style-name="ro1">
          <table:table-cell table:formula="of:=IF(LEN([.B667])=1;0;IF(LEN([.B667])=2;1;IF(LEN([.B667])=3;2;IF(LEN([.B667])=5;3;IF(LEN([.B667])=6;4;IF(LEN([.B667])=7;5;&quot;Fehler&quot;))))))" office:value-type="float" office:value="2" calcext:value-type="float">
            <text:p>2</text:p>
          </table:table-cell>
          <table:table-cell office:value-type="string" calcext:value-type="string">
            <text:p>ESL</text:p>
          </table:table-cell>
          <table:table-cell office:value-type="string" calcext:value-type="string">
            <text:p>VERFASSUNGSLEHRE</text:p>
          </table:table-cell>
          <table:table-cell table:number-columns-repeated="5"/>
        </table:table-row>
        <table:table-row table:style-name="ro1">
          <table:table-cell table:formula="of:=IF(LEN([.B668])=1;0;IF(LEN([.B668])=2;1;IF(LEN([.B668])=3;2;IF(LEN([.B668])=5;3;IF(LEN([.B668])=6;4;IF(LEN([.B668])=7;5;&quot;Fehler&quot;))))))" office:value-type="float" office:value="3" calcext:value-type="float">
            <text:p>3</text:p>
          </table:table-cell>
          <table:table-cell office:value-type="string" calcext:value-type="string">
            <text:p>ESL 1</text:p>
          </table:table-cell>
          <table:table-cell office:value-type="string" calcext:value-type="string">
            <text:p>EINZELNE STAATEN</text:p>
          </table:table-cell>
          <table:table-cell table:number-columns-repeated="5"/>
        </table:table-row>
        <table:table-row table:style-name="ro1">
          <table:table-cell table:formula="of:=IF(LEN([.B669])=1;0;IF(LEN([.B669])=2;1;IF(LEN([.B669])=3;2;IF(LEN([.B669])=5;3;IF(LEN([.B669])=6;4;IF(LEN([.B669])=7;5;&quot;Fehler&quot;))))))" office:value-type="float" office:value="4" calcext:value-type="float">
            <text:p>4</text:p>
          </table:table-cell>
          <table:table-cell office:value-type="string" calcext:value-type="string">
            <text:p>ESL 10</text:p>
          </table:table-cell>
          <table:table-cell office:value-type="string" calcext:value-type="string">
            <text:p>DEUTSCHES VERFASSUNGSSYSTEM <text:s/>DEUTSCHE VERFASSUNGSGESCHICHTE</text:p>
          </table:table-cell>
          <table:table-cell table:number-columns-repeated="5"/>
        </table:table-row>
        <table:table-row table:style-name="ro1">
          <table:table-cell table:formula="of:=IF(LEN([.B670])=1;0;IF(LEN([.B670])=2;1;IF(LEN([.B670])=3;2;IF(LEN([.B670])=5;3;IF(LEN([.B670])=6;4;IF(LEN([.B670])=7;5;&quot;Fehler&quot;))))))" office:value-type="float" office:value="5" calcext:value-type="float">
            <text:p>5</text:p>
          </table:table-cell>
          <table:table-cell office:value-type="string" calcext:value-type="string">
            <text:p>ESL 105</text:p>
          </table:table-cell>
          <table:table-cell office:value-type="string" calcext:value-type="string">
            <text:p>VERFASSUNGSSYSTEM DER BUNDESREPUBLIK DEUTSCHLAND</text:p>
          </table:table-cell>
          <table:table-cell table:number-columns-repeated="5"/>
        </table:table-row>
        <table:table-row table:style-name="ro1">
          <table:table-cell table:formula="of:=IF(LEN([.B671])=1;0;IF(LEN([.B671])=2;1;IF(LEN([.B671])=3;2;IF(LEN([.B671])=5;3;IF(LEN([.B671])=6;4;IF(LEN([.B671])=7;5;&quot;Fehler&quot;))))))" office:value-type="float" office:value="5" calcext:value-type="float">
            <text:p>5</text:p>
          </table:table-cell>
          <table:table-cell office:value-type="string" calcext:value-type="string">
            <text:p>ESL 106</text:p>
          </table:table-cell>
          <table:table-cell office:value-type="string" calcext:value-type="string">
            <text:p>VERFASSUNGSSYSTEM DER DDR</text:p>
          </table:table-cell>
          <table:table-cell table:number-columns-repeated="5"/>
        </table:table-row>
        <table:table-row table:style-name="ro1">
          <table:table-cell table:formula="of:=IF(LEN([.B672])=1;0;IF(LEN([.B672])=2;1;IF(LEN([.B672])=3;2;IF(LEN([.B672])=5;3;IF(LEN([.B672])=6;4;IF(LEN([.B672])=7;5;&quot;Fehler&quot;))))))" office:value-type="float" office:value="4" calcext:value-type="float">
            <text:p>4</text:p>
          </table:table-cell>
          <table:table-cell office:value-type="string" calcext:value-type="string">
            <text:p>ESL 11</text:p>
          </table:table-cell>
          <table:table-cell office:value-type="string" calcext:value-type="string">
            <text:p>BRITISCHES VERFASSUNGSSYSTEM <text:s/>BRITISCHE VERFASSUNGSGESCHICHTE</text:p>
          </table:table-cell>
          <table:table-cell table:number-columns-repeated="5"/>
        </table:table-row>
        <table:table-row table:style-name="ro1">
          <table:table-cell table:formula="of:=IF(LEN([.B673])=1;0;IF(LEN([.B673])=2;1;IF(LEN([.B673])=3;2;IF(LEN([.B673])=5;3;IF(LEN([.B673])=6;4;IF(LEN([.B673])=7;5;&quot;Fehler&quot;))))))" office:value-type="float" office:value="4" calcext:value-type="float">
            <text:p>4</text:p>
          </table:table-cell>
          <table:table-cell office:value-type="string" calcext:value-type="string">
            <text:p>ESL 12</text:p>
          </table:table-cell>
          <table:table-cell office:value-type="string" calcext:value-type="string">
            <text:p>FRANZOESISCHES VERFASSUNGSSYSTEM <text:s/>FRANZOESISCHE VERFASSUNGSGESCHICHTE</text:p>
          </table:table-cell>
          <table:table-cell table:number-columns-repeated="5"/>
        </table:table-row>
        <table:table-row table:style-name="ro1">
          <table:table-cell table:formula="of:=IF(LEN([.B674])=1;0;IF(LEN([.B674])=2;1;IF(LEN([.B674])=3;2;IF(LEN([.B674])=5;3;IF(LEN([.B674])=6;4;IF(LEN([.B674])=7;5;&quot;Fehler&quot;))))))" office:value-type="float" office:value="4" calcext:value-type="float">
            <text:p>4</text:p>
          </table:table-cell>
          <table:table-cell office:value-type="string" calcext:value-type="string">
            <text:p>ESL 13</text:p>
          </table:table-cell>
          <table:table-cell office:value-type="string" calcext:value-type="string">
            <text:p>VERFASSUNGSSYSTEM DER USA <text:s/>VERFASSUNGSGESCHICHTE DER USA</text:p>
          </table:table-cell>
          <table:table-cell table:number-columns-repeated="5"/>
        </table:table-row>
        <table:table-row table:style-name="ro1">
          <table:table-cell table:formula="of:=IF(LEN([.B675])=1;0;IF(LEN([.B675])=2;1;IF(LEN([.B675])=3;2;IF(LEN([.B675])=5;3;IF(LEN([.B675])=6;4;IF(LEN([.B675])=7;5;&quot;Fehler&quot;))))))" office:value-type="float" office:value="4" calcext:value-type="float">
            <text:p>4</text:p>
          </table:table-cell>
          <table:table-cell office:value-type="string" calcext:value-type="string">
            <text:p>ESL 14</text:p>
          </table:table-cell>
          <table:table-cell office:value-type="string" calcext:value-type="string">
            <text:p>VERFASSUNGSSYSTEM UND VERFASSUNGSGESCHICHTE DER SOWJETUNION UND IHRER NACHFOLGESTAATEN</text:p>
          </table:table-cell>
          <table:table-cell table:number-columns-repeated="5"/>
        </table:table-row>
        <table:table-row table:style-name="ro1">
          <table:table-cell table:formula="of:=IF(LEN([.B676])=1;0;IF(LEN([.B676])=2;1;IF(LEN([.B676])=3;2;IF(LEN([.B676])=5;3;IF(LEN([.B676])=6;4;IF(LEN([.B676])=7;5;&quot;Fehler&quot;))))))" office:value-type="float" office:value="4" calcext:value-type="float">
            <text:p>4</text:p>
          </table:table-cell>
          <table:table-cell office:value-type="string" calcext:value-type="string">
            <text:p>ESL 19</text:p>
          </table:table-cell>
          <table:table-cell office:value-type="string" calcext:value-type="string">
            <text:p>VERFASSUNGSSYSTEME SONSTIGER STAATEN</text:p>
          </table:table-cell>
          <table:table-cell table:number-columns-repeated="5"/>
        </table:table-row>
        <table:table-row table:style-name="ro1">
          <table:table-cell table:formula="of:=IF(LEN([.B677])=1;0;IF(LEN([.B677])=2;1;IF(LEN([.B677])=3;2;IF(LEN([.B677])=5;3;IF(LEN([.B677])=6;4;IF(LEN([.B677])=7;5;&quot;Fehler&quot;))))))" office:value-type="float" office:value="3" calcext:value-type="float">
            <text:p>3</text:p>
          </table:table-cell>
          <table:table-cell office:value-type="string" calcext:value-type="string">
            <text:p>ESL 2</text:p>
          </table:table-cell>
          <table:table-cell office:value-type="string" calcext:value-type="string">
            <text:p>EINZELFRAGEN DER VERFASSUNGSLEHRE</text:p>
          </table:table-cell>
          <table:table-cell table:number-columns-repeated="5"/>
        </table:table-row>
        <table:table-row table:style-name="ro1">
          <table:table-cell table:formula="of:=IF(LEN([.B678])=1;0;IF(LEN([.B678])=2;1;IF(LEN([.B678])=3;2;IF(LEN([.B678])=5;3;IF(LEN([.B678])=6;4;IF(LEN([.B678])=7;5;&quot;Fehler&quot;))))))" office:value-type="float" office:value="1" calcext:value-type="float">
            <text:p>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OZIALE BEWEGUNGEN <text:s/>SOZIALE THEORIEN</text:p>
          </table:table-cell>
          <table:table-cell table:number-columns-repeated="5"/>
        </table:table-row>
        <table:table-row table:style-name="ro1">
          <table:table-cell table:formula="of:=IF(LEN([.B679])=1;0;IF(LEN([.B679])=2;1;IF(LEN([.B679])=3;2;IF(LEN([.B679])=5;3;IF(LEN([.B679])=6;4;IF(LEN([.B679])=7;5;&quot;Fehler&quot;))))))" office:value-type="float" office:value="2" calcext:value-type="float">
            <text:p>2</text:p>
          </table:table-cell>
          <table:table-cell office:value-type="string" calcext:value-type="string">
            <text:p>ETK</text:p>
          </table:table-cell>
          <table:table-cell office:value-type="string" calcext:value-type="string">
            <text:p>GESCHICHTE DER SOZIALEN BEWEGUNGEN</text:p>
          </table:table-cell>
          <table:table-cell table:number-columns-repeated="5"/>
        </table:table-row>
        <table:table-row table:style-name="ro1">
          <table:table-cell table:formula="of:=IF(LEN([.B680])=1;0;IF(LEN([.B680])=2;1;IF(LEN([.B680])=3;2;IF(LEN([.B680])=5;3;IF(LEN([.B680])=6;4;IF(LEN([.B680])=7;5;&quot;Fehler&quot;))))))" office:value-type="float" office:value="3" calcext:value-type="float">
            <text:p>3</text:p>
          </table:table-cell>
          <table:table-cell office:value-type="string" calcext:value-type="string">
            <text:p>ETK 1</text:p>
          </table:table-cell>
          <table:table-cell office:value-type="string" calcext:value-type="string">
            <text:p>QUELLENSAMMLUNGEN</text:p>
          </table:table-cell>
          <table:table-cell table:number-columns-repeated="5"/>
        </table:table-row>
        <table:table-row table:style-name="ro1">
          <table:table-cell table:formula="of:=IF(LEN([.B681])=1;0;IF(LEN([.B681])=2;1;IF(LEN([.B681])=3;2;IF(LEN([.B681])=5;3;IF(LEN([.B681])=6;4;IF(LEN([.B681])=7;5;&quot;Fehler&quot;))))))" office:value-type="float" office:value="4" calcext:value-type="float">
            <text:p>4</text:p>
          </table:table-cell>
          <table:table-cell office:value-type="string" calcext:value-type="string">
            <text:p>ETK 10</text:p>
          </table:table-cell>
          <table:table-cell office:value-type="string" calcext:value-type="string">
            <text:p>QUELLENSCHRIFTEN EINZELNER PERSOENLICHKEITEN DES MARXISMUS UND SOZIALISMUS</text:p>
          </table:table-cell>
          <table:table-cell table:number-columns-repeated="5"/>
        </table:table-row>
        <table:table-row table:style-name="ro1">
          <table:table-cell table:formula="of:=IF(LEN([.B682])=1;0;IF(LEN([.B682])=2;1;IF(LEN([.B682])=3;2;IF(LEN([.B682])=5;3;IF(LEN([.B682])=6;4;IF(LEN([.B682])=7;5;&quot;Fehler&quot;))))))" office:value-type="float" office:value="3" calcext:value-type="float">
            <text:p>3</text:p>
          </table:table-cell>
          <table:table-cell office:value-type="string" calcext:value-type="string">
            <text:p>ETK 2</text:p>
          </table:table-cell>
          <table:table-cell office:value-type="string" calcext:value-type="string">
            <text:p>DEUTSCHE ARBEITERBEWEGUNG</text:p>
          </table:table-cell>
          <table:table-cell table:number-columns-repeated="5"/>
        </table:table-row>
        <table:table-row table:style-name="ro1">
          <table:table-cell table:formula="of:=IF(LEN([.B683])=1;0;IF(LEN([.B683])=2;1;IF(LEN([.B683])=3;2;IF(LEN([.B683])=5;3;IF(LEN([.B683])=6;4;IF(LEN([.B683])=7;5;&quot;Fehler&quot;))))))" office:value-type="float" office:value="2" calcext:value-type="float">
            <text:p>2</text:p>
          </table:table-cell>
          <table:table-cell office:value-type="string" calcext:value-type="string">
            <text:p>ETM</text:p>
          </table:table-cell>
          <table:table-cell office:value-type="string" calcext:value-type="string">
            <text:p>MARXISMUS : ALLGEMEINES -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684])=1;0;IF(LEN([.B684])=2;1;IF(LEN([.B684])=3;2;IF(LEN([.B684])=5;3;IF(LEN([.B684])=6;4;IF(LEN([.B684])=7;5;&quot;Fehler&quot;))))))" office:value-type="float" office:value="3" calcext:value-type="float">
            <text:p>3</text:p>
          </table:table-cell>
          <table:table-cell office:value-type="string" calcext:value-type="string">
            <text:p>ETM 1</text:p>
          </table:table-cell>
          <table:table-cell office:value-type="string" calcext:value-type="string">
            <text:p>DIALEKTISCHER UND HISTORISCHER MATERIALISMUS EINSCHL. PHILOSOPHISCHER GRUNDLAGEN</text:p>
          </table:table-cell>
          <table:table-cell table:number-columns-repeated="5"/>
        </table:table-row>
        <table:table-row table:style-name="ro1">
          <table:table-cell table:formula="of:=IF(LEN([.B685])=1;0;IF(LEN([.B685])=2;1;IF(LEN([.B685])=3;2;IF(LEN([.B685])=5;3;IF(LEN([.B685])=6;4;IF(LEN([.B685])=7;5;&quot;Fehler&quot;))))))" office:value-type="float" office:value="4" calcext:value-type="float">
            <text:p>4</text:p>
          </table:table-cell>
          <table:table-cell office:value-type="string" calcext:value-type="string">
            <text:p>ETM 15</text:p>
          </table:table-cell>
          <table:table-cell office:value-type="string" calcext:value-type="string">
            <text:p>MARXISTISCHE POLITISCHE OEKONOMIE</text:p>
          </table:table-cell>
          <table:table-cell table:number-columns-repeated="5"/>
        </table:table-row>
        <table:table-row table:style-name="ro1">
          <table:table-cell table:formula="of:=IF(LEN([.B686])=1;0;IF(LEN([.B686])=2;1;IF(LEN([.B686])=3;2;IF(LEN([.B686])=5;3;IF(LEN([.B686])=6;4;IF(LEN([.B686])=7;5;&quot;Fehler&quot;))))))" office:value-type="float" office:value="3" calcext:value-type="float">
            <text:p>3</text:p>
          </table:table-cell>
          <table:table-cell office:value-type="string" calcext:value-type="string">
            <text:p>ETM 2</text:p>
          </table:table-cell>
          <table:table-cell office:value-type="string" calcext:value-type="string">
            <text:p>KOMMUNISMUS : GESAMTDARSTELLUNGEN – DARSTELLUNGEN MEHRERER LAENDER</text:p>
          </table:table-cell>
          <table:table-cell table:number-columns-repeated="5"/>
        </table:table-row>
        <table:table-row table:style-name="ro1">
          <table:table-cell table:formula="of:=IF(LEN([.B687])=1;0;IF(LEN([.B687])=2;1;IF(LEN([.B687])=3;2;IF(LEN([.B687])=5;3;IF(LEN([.B687])=6;4;IF(LEN([.B687])=7;5;&quot;Fehler&quot;))))))" office:value-type="float" office:value="4" calcext:value-type="float">
            <text:p>4</text:p>
          </table:table-cell>
          <table:table-cell office:value-type="string" calcext:value-type="string">
            <text:p>ETM 20</text:p>
          </table:table-cell>
          <table:table-cell office:value-type="string" calcext:value-type="string">
            <text:p>KOMMUNISMUS DER SOWJETUNION <text:s/>GESCHICHTE DER KPDSU</text:p>
          </table:table-cell>
          <table:table-cell table:number-columns-repeated="5"/>
        </table:table-row>
        <table:table-row table:style-name="ro1">
          <table:table-cell table:formula="of:=IF(LEN([.B688])=1;0;IF(LEN([.B688])=2;1;IF(LEN([.B688])=3;2;IF(LEN([.B688])=5;3;IF(LEN([.B688])=6;4;IF(LEN([.B688])=7;5;&quot;Fehler&quot;))))))" office:value-type="float" office:value="4" calcext:value-type="float">
            <text:p>4</text:p>
          </table:table-cell>
          <table:table-cell office:value-type="string" calcext:value-type="string">
            <text:p>ETM 21</text:p>
          </table:table-cell>
          <table:table-cell office:value-type="string" calcext:value-type="string">
            <text:p>KOMMUNISMUS IN ANDEREN LAENDERN EINSCHL. IHRER KOMMUNISTISCHEN PARTEIEN</text:p>
          </table:table-cell>
          <table:table-cell table:number-columns-repeated="5"/>
        </table:table-row>
        <table:table-row table:style-name="ro1">
          <table:table-cell table:formula="of:=IF(LEN([.B689])=1;0;IF(LEN([.B689])=2;1;IF(LEN([.B689])=3;2;IF(LEN([.B689])=5;3;IF(LEN([.B689])=6;4;IF(LEN([.B689])=7;5;&quot;Fehler&quot;))))))" office:value-type="float" office:value="2" calcext:value-type="float">
            <text:p>2</text:p>
          </table:table-cell>
          <table:table-cell office:value-type="string" calcext:value-type="string">
            <text:p>ETN</text:p>
          </table:table-cell>
          <table:table-cell office:value-type="string" calcext:value-type="string">
            <text:p>FREIHEITLICH-DEMOKRATISCHER SOZIALISMU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690])=1;0;IF(LEN([.B690])=2;1;IF(LEN([.B690])=3;2;IF(LEN([.B690])=5;3;IF(LEN([.B690])=6;4;IF(LEN([.B690])=7;5;&quot;Fehler&quot;))))))" office:value-type="float" office:value="3" calcext:value-type="float">
            <text:p>3</text:p>
          </table:table-cell>
          <table:table-cell office:value-type="string" calcext:value-type="string">
            <text:p>ETN 1</text:p>
          </table:table-cell>
          <table:table-cell office:value-type="string" calcext:value-type="string">
            <text:p>GESCHICHTE DER SOZIALDEMOKRATIE</text:p>
          </table:table-cell>
          <table:table-cell table:number-columns-repeated="5"/>
        </table:table-row>
        <table:table-row table:style-name="ro1">
          <table:table-cell table:formula="of:=IF(LEN([.B691])=1;0;IF(LEN([.B691])=2;1;IF(LEN([.B691])=3;2;IF(LEN([.B691])=5;3;IF(LEN([.B691])=6;4;IF(LEN([.B691])=7;5;&quot;Fehler&quot;))))))" office:value-type="float" office:value="2" calcext:value-type="float">
            <text:p>2</text:p>
          </table:table-cell>
          <table:table-cell office:value-type="string" calcext:value-type="string">
            <text:p>ETP</text:p>
          </table:table-cell>
          <table:table-cell office:value-type="string" calcext:value-type="string">
            <text:p>NEUE LINKE <text:s/>AUSSERPARLAMENTARISCHE OPPOSITION</text:p>
          </table:table-cell>
          <table:table-cell table:number-columns-repeated="5"/>
        </table:table-row>
        <table:table-row table:style-name="ro1">
          <table:table-cell table:formula="of:=IF(LEN([.B692])=1;0;IF(LEN([.B692])=2;1;IF(LEN([.B692])=3;2;IF(LEN([.B692])=5;3;IF(LEN([.B692])=6;4;IF(LEN([.B692])=7;5;&quot;Fehler&quot;))))))" office:value-type="float" office:value="3" calcext:value-type="float">
            <text:p>3</text:p>
          </table:table-cell>
          <table:table-cell office:value-type="string" calcext:value-type="string">
            <text:p>ETP 3</text:p>
          </table:table-cell>
          <table:table-cell office:value-type="string" calcext:value-type="string">
            <text:p>BUNDESREPUBLIK DEUTSCHLAND</text:p>
          </table:table-cell>
          <table:table-cell table:number-columns-repeated="5"/>
        </table:table-row>
        <table:table-row table:style-name="ro1">
          <table:table-cell table:formula="of:=IF(LEN([.B693])=1;0;IF(LEN([.B693])=2;1;IF(LEN([.B693])=3;2;IF(LEN([.B693])=5;3;IF(LEN([.B693])=6;4;IF(LEN([.B693])=7;5;&quot;Fehler&quot;))))))" office:value-type="float" office:value="3" calcext:value-type="float">
            <text:p>3</text:p>
          </table:table-cell>
          <table:table-cell office:value-type="string" calcext:value-type="string">
            <text:p>ETP 5</text:p>
          </table:table-cell>
          <table:table-cell office:value-type="string" calcext:value-type="string">
            <text:p>FRANKREICH</text:p>
          </table:table-cell>
          <table:table-cell table:number-columns-repeated="5"/>
        </table:table-row>
        <table:table-row table:style-name="ro1">
          <table:table-cell table:formula="of:=IF(LEN([.B694])=1;0;IF(LEN([.B694])=2;1;IF(LEN([.B694])=3;2;IF(LEN([.B694])=5;3;IF(LEN([.B694])=6;4;IF(LEN([.B694])=7;5;&quot;Fehler&quot;))))))" office:value-type="float" office:value="3" calcext:value-type="float">
            <text:p>3</text:p>
          </table:table-cell>
          <table:table-cell office:value-type="string" calcext:value-type="string">
            <text:p>ETP 6</text:p>
          </table:table-cell>
          <table:table-cell office:value-type="string" calcext:value-type="string">
            <text:p>USA</text:p>
          </table:table-cell>
          <table:table-cell table:number-columns-repeated="5"/>
        </table:table-row>
        <table:table-row table:style-name="ro1">
          <table:table-cell table:formula="of:=IF(LEN([.B695])=1;0;IF(LEN([.B695])=2;1;IF(LEN([.B695])=3;2;IF(LEN([.B695])=5;3;IF(LEN([.B695])=6;4;IF(LEN([.B695])=7;5;&quot;Fehler&quot;))))))" office:value-type="float" office:value="3" calcext:value-type="float">
            <text:p>3</text:p>
          </table:table-cell>
          <table:table-cell office:value-type="string" calcext:value-type="string">
            <text:p>ETP 9</text:p>
          </table:table-cell>
          <table:table-cell office:value-type="string" calcext:value-type="string">
            <text:p>ANDERE LAENDER</text:p>
          </table:table-cell>
          <table:table-cell table:number-columns-repeated="5"/>
        </table:table-row>
        <table:table-row table:style-name="ro1">
          <table:table-cell table:formula="of:=IF(LEN([.B696])=1;0;IF(LEN([.B696])=2;1;IF(LEN([.B696])=3;2;IF(LEN([.B696])=5;3;IF(LEN([.B696])=6;4;IF(LEN([.B696])=7;5;&quot;Fehler&quot;))))))" office:value-type="float" office:value="2" calcext:value-type="float">
            <text:p>2</text:p>
          </table:table-cell>
          <table:table-cell office:value-type="string" calcext:value-type="string">
            <text:p>EYB</text:p>
          </table:table-cell>
          <table:table-cell office:value-type="string" calcext:value-type="string">
            <text:p>BIOGRAPHIEN HISTORISCHER UND POLITISCHER PERSOENLICHKEITEN UND HISTORIKER</text:p>
          </table:table-cell>
          <table:table-cell table:number-columns-repeated="5"/>
        </table:table-row>
        <table:table-row table:style-name="ro1">
          <table:table-cell table:formula="of:=IF(LEN([.B697])=1;0;IF(LEN([.B697])=2;1;IF(LEN([.B697])=3;2;IF(LEN([.B697])=5;3;IF(LEN([.B697])=6;4;IF(LEN([.B697])=7;5;&quot;Fehler&quot;))))))" office:value-type="float" office:value="3" calcext:value-type="float">
            <text:p>3</text:p>
          </table:table-cell>
          <table:table-cell office:value-type="string" calcext:value-type="string">
            <text:p>EYB 1</text:p>
          </table:table-cell>
          <table:table-cell office:value-type="string" calcext:value-type="string">
            <text:p>BIOGRAPHIEN MEHRERER HISTORISCHER UND POLITISCHER PERSOENLICHKEITEN AUS VERSCHIEDENEN LAENDERN UND EPOCHEN</text:p>
          </table:table-cell>
          <table:table-cell table:number-columns-repeated="5"/>
        </table:table-row>
        <table:table-row table:style-name="ro1">
          <table:table-cell table:formula="of:=IF(LEN([.B698])=1;0;IF(LEN([.B698])=2;1;IF(LEN([.B698])=3;2;IF(LEN([.B698])=5;3;IF(LEN([.B698])=6;4;IF(LEN([.B698])=7;5;&quot;Fehler&quot;))))))" office:value-type="float" office:value="3" calcext:value-type="float">
            <text:p>3</text:p>
          </table:table-cell>
          <table:table-cell office:value-type="string" calcext:value-type="string">
            <text:p>EYB 2</text:p>
          </table:table-cell>
          <table:table-cell office:value-type="string" calcext:value-type="string">
            <text:p>BIOGRAPHIEN EINZELNER HISTORISCHER UND POLITISCHER PERSOENLICHKEITEN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699])=1;0;IF(LEN([.B699])=2;1;IF(LEN([.B699])=3;2;IF(LEN([.B699])=5;3;IF(LEN([.B699])=6;4;IF(LEN([.B699])=7;5;&quot;Fehler&quot;))))))" office:value-type="float" office:value="4" calcext:value-type="float">
            <text:p>4</text:p>
          </table:table-cell>
          <table:table-cell office:value-type="string" calcext:value-type="string">
            <text:p>EYB 20</text:p>
          </table:table-cell>
          <table:table-cell office:value-type="string" calcext:value-type="string">
            <text:p>HISTORISCHE UND POLITISCHE PERSOENLICHKEITEN DES ALTERTUMS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700])=1;0;IF(LEN([.B700])=2;1;IF(LEN([.B700])=3;2;IF(LEN([.B700])=5;3;IF(LEN([.B700])=6;4;IF(LEN([.B700])=7;5;&quot;Fehler&quot;))))))" office:value-type="float" office:value="4" calcext:value-type="float">
            <text:p>4</text:p>
          </table:table-cell>
          <table:table-cell office:value-type="string" calcext:value-type="string">
            <text:p>EYB 21</text:p>
          </table:table-cell>
          <table:table-cell office:value-type="string" calcext:value-type="string">
            <text:p>HISTORISCHE UND POLITISCHE PERSOENLICHKEITEN DES MITTELALTERS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701])=1;0;IF(LEN([.B701])=2;1;IF(LEN([.B701])=3;2;IF(LEN([.B701])=5;3;IF(LEN([.B701])=6;4;IF(LEN([.B701])=7;5;&quot;Fehler&quot;))))))" office:value-type="float" office:value="4" calcext:value-type="float">
            <text:p>4</text:p>
          </table:table-cell>
          <table:table-cell office:value-type="string" calcext:value-type="string">
            <text:p>EYB 22</text:p>
          </table:table-cell>
          <table:table-cell office:value-type="string" calcext:value-type="string">
            <text:p>HISTORISCHE UND POLITISCHE PERSOENLICHKEITEN DER NEUZEIT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702])=1;0;IF(LEN([.B702])=2;1;IF(LEN([.B702])=3;2;IF(LEN([.B702])=5;3;IF(LEN([.B702])=6;4;IF(LEN([.B702])=7;5;&quot;Fehler&quot;))))))" office:value-type="float" office:value="4" calcext:value-type="float">
            <text:p>4</text:p>
          </table:table-cell>
          <table:table-cell office:value-type="string" calcext:value-type="string">
            <text:p>EYB 23</text:p>
          </table:table-cell>
          <table:table-cell office:value-type="string" calcext:value-type="string">
            <text:p>HISTORISCHE UND POLITISCHE PERSOENLICHKEITEN DES 20. UND 21. JAHRHUNDERTS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703])=1;0;IF(LEN([.B703])=2;1;IF(LEN([.B703])=3;2;IF(LEN([.B703])=5;3;IF(LEN([.B703])=6;4;IF(LEN([.B703])=7;5;&quot;Fehler&quot;))))))" office:value-type="float" office:value="3" calcext:value-type="float">
            <text:p>3</text:p>
          </table:table-cell>
          <table:table-cell office:value-type="string" calcext:value-type="string">
            <text:p>EYB 3</text:p>
          </table:table-cell>
          <table:table-cell office:value-type="string" calcext:value-type="string">
            <text:p>BIOGRAPHIEN EINZELNER HISTORIKER, GESCHICHTS- UND STAATSPHILOSOPHEN, VOLKSKUNDLER UND ARCHAEOLOGEN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704])=1;0;IF(LEN([.B704])=2;1;IF(LEN([.B704])=3;2;IF(LEN([.B704])=5;3;IF(LEN([.B704])=6;4;IF(LEN([.B704])=7;5;&quot;Fehler&quot;))))))" office:value-type="float" office:value="1" calcext:value-type="float">
            <text:p>1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705])=1;0;IF(LEN([.B705])=2;1;IF(LEN([.B705])=3;2;IF(LEN([.B705])=5;3;IF(LEN([.B705])=6;4;IF(LEN([.B705])=7;5;&quot;Fehler&quot;))))))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CHT</text:p>
          </table:table-cell>
          <table:table-cell table:number-columns-repeated="5"/>
        </table:table-row>
        <table:table-row table:style-name="ro1">
          <table:table-cell table:formula="of:=IF(LEN([.B706])=1;0;IF(LEN([.B706])=2;1;IF(LEN([.B706])=3;2;IF(LEN([.B706])=5;3;IF(LEN([.B706])=6;4;IF(LEN([.B706])=7;5;&quot;Fehler&quot;))))))" office:value-type="float" office:value="1" calcext:value-type="float">
            <text:p>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LLGEMEINES</text:p>
          </table:table-cell>
          <table:table-cell table:number-columns-repeated="5"/>
        </table:table-row>
        <table:table-row table:style-name="ro1">
          <table:table-cell table:formula="of:=IF(LEN([.B707])=1;0;IF(LEN([.B707])=2;1;IF(LEN([.B707])=3;2;IF(LEN([.B707])=5;3;IF(LEN([.B707])=6;4;IF(LEN([.B707])=7;5;&quot;Fehler&quot;))))))" office:value-type="float" office:value="2" calcext:value-type="float">
            <text:p>2</text:p>
          </table:table-cell>
          <table:table-cell office:value-type="string" calcext:value-type="string">
            <text:p>FAK</text:p>
          </table:table-cell>
          <table:table-cell office:value-type="string" calcext:value-type="string">
            <text:p>VERMISCHTE SCHRIFTEN</text:p>
          </table:table-cell>
          <table:table-cell table:number-columns-repeated="5"/>
        </table:table-row>
        <table:table-row table:style-name="ro1">
          <table:table-cell table:formula="of:=IF(LEN([.B708])=1;0;IF(LEN([.B708])=2;1;IF(LEN([.B708])=3;2;IF(LEN([.B708])=5;3;IF(LEN([.B708])=6;4;IF(LEN([.B708])=7;5;&quot;Fehler&quot;))))))" office:value-type="float" office:value="2" calcext:value-type="float">
            <text:p>2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709])=1;0;IF(LEN([.B709])=2;1;IF(LEN([.B709])=3;2;IF(LEN([.B709])=5;3;IF(LEN([.B709])=6;4;IF(LEN([.B709])=7;5;&quot;Fehler&quot;))))))" office:value-type="float" office:value="2" calcext:value-type="float">
            <text:p>2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GRUNDLAGEN UND GESCHICHTE DER RECHTSWISSENSCHAFT UND IHR VERHAELTNIS ZU ANDEREN WISSENSCHAFTEN</text:p>
          </table:table-cell>
          <table:table-cell table:number-columns-repeated="5"/>
        </table:table-row>
        <table:table-row table:style-name="ro1">
          <table:table-cell table:formula="of:=IF(LEN([.B710])=1;0;IF(LEN([.B710])=2;1;IF(LEN([.B710])=3;2;IF(LEN([.B710])=5;3;IF(LEN([.B710])=6;4;IF(LEN([.B710])=7;5;&quot;Fehler&quot;))))))" office:value-type="float" office:value="3" calcext:value-type="float">
            <text:p>3</text:p>
          </table:table-cell>
          <table:table-cell office:value-type="string" calcext:value-type="string">
            <text:p>FAN 1</text:p>
          </table:table-cell>
          <table:table-cell office:value-type="string" calcext:value-type="string">
            <text:p>RECHTSPHILOSOPHIE <text:s/>RECHTSTHEORIE</text:p>
          </table:table-cell>
          <table:table-cell table:number-columns-repeated="5"/>
        </table:table-row>
        <table:table-row table:style-name="ro1">
          <table:table-cell table:formula="of:=IF(LEN([.B711])=1;0;IF(LEN([.B711])=2;1;IF(LEN([.B711])=3;2;IF(LEN([.B711])=5;3;IF(LEN([.B711])=6;4;IF(LEN([.B711])=7;5;&quot;Fehler&quot;))))))" office:value-type="float" office:value="4" calcext:value-type="float">
            <text:p>4</text:p>
          </table:table-cell>
          <table:table-cell office:value-type="string" calcext:value-type="string">
            <text:p>FAN 10</text:p>
          </table:table-cell>
          <table:table-cell office:value-type="string" calcext:value-type="string">
            <text:p>EINZELNE PROBLEME</text:p>
          </table:table-cell>
          <table:table-cell table:number-columns-repeated="5"/>
        </table:table-row>
        <table:table-row table:style-name="ro1">
          <table:table-cell table:formula="of:=IF(LEN([.B712])=1;0;IF(LEN([.B712])=2;1;IF(LEN([.B712])=3;2;IF(LEN([.B712])=5;3;IF(LEN([.B712])=6;4;IF(LEN([.B712])=7;5;&quot;Fehler&quot;))))))" office:value-type="float" office:value="3" calcext:value-type="float">
            <text:p>3</text:p>
          </table:table-cell>
          <table:table-cell office:value-type="string" calcext:value-type="string">
            <text:p>FAN 2</text:p>
          </table:table-cell>
          <table:table-cell office:value-type="string" calcext:value-type="string">
            <text:p>RECHTSSOZIOLOGIE <text:s/>RECHTSPSYCHOLOGIE</text:p>
          </table:table-cell>
          <table:table-cell table:number-columns-repeated="5"/>
        </table:table-row>
        <table:table-row table:style-name="ro1">
          <table:table-cell table:formula="of:=IF(LEN([.B713])=1;0;IF(LEN([.B713])=2;1;IF(LEN([.B713])=3;2;IF(LEN([.B713])=5;3;IF(LEN([.B713])=6;4;IF(LEN([.B713])=7;5;&quot;Fehler&quot;))))))" office:value-type="float" office:value="4" calcext:value-type="float">
            <text:p>4</text:p>
          </table:table-cell>
          <table:table-cell office:value-type="string" calcext:value-type="string">
            <text:p>FAN 20</text:p>
          </table:table-cell>
          <table:table-cell office:value-type="string" calcext:value-type="string">
            <text:p>EINZELNE PROBLEME</text:p>
          </table:table-cell>
          <table:table-cell table:number-columns-repeated="5"/>
        </table:table-row>
        <table:table-row table:style-name="ro1">
          <table:table-cell table:formula="of:=IF(LEN([.B714])=1;0;IF(LEN([.B714])=2;1;IF(LEN([.B714])=3;2;IF(LEN([.B714])=5;3;IF(LEN([.B714])=6;4;IF(LEN([.B714])=7;5;&quot;Fehler&quot;))))))" office:value-type="float" office:value="3" calcext:value-type="float">
            <text:p>3</text:p>
          </table:table-cell>
          <table:table-cell office:value-type="string" calcext:value-type="string">
            <text:p>FAN 3</text:p>
          </table:table-cell>
          <table:table-cell office:value-type="string" calcext:value-type="string">
            <text:p>METHODEN UND ARBEITSMITTEL DER RECHTSWISSENSCHAFT</text:p>
          </table:table-cell>
          <table:table-cell table:number-columns-repeated="5"/>
        </table:table-row>
        <table:table-row table:style-name="ro1">
          <table:table-cell table:formula="of:=IF(LEN([.B715])=1;0;IF(LEN([.B715])=2;1;IF(LEN([.B715])=3;2;IF(LEN([.B715])=5;3;IF(LEN([.B715])=6;4;IF(LEN([.B715])=7;5;&quot;Fehler&quot;))))))" office:value-type="float" office:value="2" calcext:value-type="float">
            <text:p>2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KRIMINOLOGIE <text:s/>KRIMINALPSYCHOLOGIE <text:s/>KRIMINALSOZIOLOGIE KRIMINALITAET <text:s/>GERICHTSMEDIZIN</text:p>
          </table:table-cell>
          <table:table-cell table:number-columns-repeated="5"/>
        </table:table-row>
        <table:table-row table:style-name="ro1">
          <table:table-cell table:formula="of:=IF(LEN([.B716])=1;0;IF(LEN([.B716])=2;1;IF(LEN([.B716])=3;2;IF(LEN([.B716])=5;3;IF(LEN([.B716])=6;4;IF(LEN([.B716])=7;5;&quot;Fehler&quot;))))))" office:value-type="float" office:value="3" calcext:value-type="float">
            <text:p>3</text:p>
          </table:table-cell>
          <table:table-cell office:value-type="string" calcext:value-type="string">
            <text:p>FAO 5</text:p>
          </table:table-cell>
          <table:table-cell office:value-type="string" calcext:value-type="string">
            <text:p>BESONDERE ERSCHEINUNGSFORMEN DER KRIMINALITAET</text:p>
          </table:table-cell>
          <table:table-cell table:number-columns-repeated="5"/>
        </table:table-row>
        <table:table-row table:style-name="ro1">
          <table:table-cell table:formula="of:=IF(LEN([.B717])=1;0;IF(LEN([.B717])=2;1;IF(LEN([.B717])=3;2;IF(LEN([.B717])=5;3;IF(LEN([.B717])=6;4;IF(LEN([.B717])=7;5;&quot;Fehler&quot;))))))" office:value-type="float" office:value="3" calcext:value-type="float">
            <text:p>3</text:p>
          </table:table-cell>
          <table:table-cell office:value-type="string" calcext:value-type="string">
            <text:p>FAO 9</text:p>
          </table:table-cell>
          <table:table-cell office:value-type="string" calcext:value-type="string">
            <text:p>GERICHTSMEDIZIN <text:s/>GERICHTSPSYCHOLOGIE</text:p>
          </table:table-cell>
          <table:table-cell table:number-columns-repeated="5"/>
        </table:table-row>
        <table:table-row table:style-name="ro1">
          <table:table-cell table:formula="of:=IF(LEN([.B718])=1;0;IF(LEN([.B718])=2;1;IF(LEN([.B718])=3;2;IF(LEN([.B718])=5;3;IF(LEN([.B718])=6;4;IF(LEN([.B718])=7;5;&quot;Fehler&quot;))))))" office:value-type="float" office:value="2" calcext:value-type="float">
            <text:p>2</text:p>
          </table:table-cell>
          <table:table-cell office:value-type="string" calcext:value-type="string">
            <text:p>FAP</text:p>
          </table:table-cell>
          <table:table-cell office:value-type="string" calcext:value-type="string">
            <text:p>KRIMINALISTIK</text:p>
          </table:table-cell>
          <table:table-cell table:number-columns-repeated="5"/>
        </table:table-row>
        <table:table-row table:style-name="ro1">
          <table:table-cell table:formula="of:=IF(LEN([.B719])=1;0;IF(LEN([.B719])=2;1;IF(LEN([.B719])=3;2;IF(LEN([.B719])=5;3;IF(LEN([.B719])=6;4;IF(LEN([.B719])=7;5;&quot;Fehler&quot;))))))" office:value-type="float" office:value="3" calcext:value-type="float">
            <text:p>3</text:p>
          </table:table-cell>
          <table:table-cell office:value-type="string" calcext:value-type="string">
            <text:p>FAP 1</text:p>
          </table:table-cell>
          <table:table-cell office:value-type="string" calcext:value-type="string">
            <text:p>KRIMINALFAELLE <text:s/>KRIMINALPROZESSE</text:p>
          </table:table-cell>
          <table:table-cell table:number-columns-repeated="5"/>
        </table:table-row>
        <table:table-row table:style-name="ro1">
          <table:table-cell table:formula="of:=IF(LEN([.B720])=1;0;IF(LEN([.B720])=2;1;IF(LEN([.B720])=3;2;IF(LEN([.B720])=5;3;IF(LEN([.B720])=6;4;IF(LEN([.B720])=7;5;&quot;Fehler&quot;))))))" office:value-type="float" office:value="2" calcext:value-type="float">
            <text:p>2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RECHTSINFORMATIK <text:s/>RECHT UND DATENVERARBEITUNG</text:p>
          </table:table-cell>
          <table:table-cell table:number-columns-repeated="5"/>
        </table:table-row>
        <table:table-row table:style-name="ro1">
          <table:table-cell table:formula="of:=IF(LEN([.B721])=1;0;IF(LEN([.B721])=2;1;IF(LEN([.B721])=3;2;IF(LEN([.B721])=5;3;IF(LEN([.B721])=6;4;IF(LEN([.B721])=7;5;&quot;Fehler&quot;))))))" office:value-type="float" office:value="2" calcext:value-type="float">
            <text:p>2</text:p>
          </table:table-cell>
          <table:table-cell office:value-type="string" calcext:value-type="string">
            <text:p>FAY</text:p>
          </table:table-cell>
          <table:table-cell office:value-type="string" calcext:value-type="string">
            <text:p>JURISTENAUSBILDUNG <text:s/>BERUFS- UND STANDESFRAGEN</text:p>
          </table:table-cell>
          <table:table-cell table:number-columns-repeated="5"/>
        </table:table-row>
        <table:table-row table:style-name="ro1">
          <table:table-cell table:formula="of:=IF(LEN([.B722])=1;0;IF(LEN([.B722])=2;1;IF(LEN([.B722])=3;2;IF(LEN([.B722])=5;3;IF(LEN([.B722])=6;4;IF(LEN([.B722])=7;5;&quot;Fehler&quot;))))))" office:value-type="float" office:value="2" calcext:value-type="float">
            <text:p>2</text:p>
          </table:table-cell>
          <table:table-cell office:value-type="string" calcext:value-type="string">
            <text:p>FAZ</text:p>
          </table:table-cell>
          <table:table-cell office:value-type="string" calcext:value-type="string">
            <text:p>ORGANISATIONEN UND GESELLSCHAFTEN</text:p>
          </table:table-cell>
          <table:table-cell table:number-columns-repeated="5"/>
        </table:table-row>
        <table:table-row table:style-name="ro1">
          <table:table-cell table:formula="of:=IF(LEN([.B723])=1;0;IF(LEN([.B723])=2;1;IF(LEN([.B723])=3;2;IF(LEN([.B723])=5;3;IF(LEN([.B723])=6;4;IF(LEN([.B723])=7;5;&quot;Fehler&quot;))))))" office:value-type="float" office:value="1" calcext:value-type="float">
            <text:p>1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RECHTSGESCHICHTE <text:s/>GESCHICHTE EINZELNER RECHTSGEBIETE UND DEREN QUELLEN</text:p>
          </table:table-cell>
          <table:table-cell table:number-columns-repeated="5"/>
        </table:table-row>
        <table:table-row table:style-name="ro1">
          <table:table-cell table:formula="of:=IF(LEN([.B724])=1;0;IF(LEN([.B724])=2;1;IF(LEN([.B724])=3;2;IF(LEN([.B724])=5;3;IF(LEN([.B724])=6;4;IF(LEN([.B724])=7;5;&quot;Fehler&quot;))))))" office:value-type="float" office:value="2" calcext:value-type="float">
            <text:p>2</text:p>
          </table:table-cell>
          <table:table-cell office:value-type="string" calcext:value-type="string">
            <text:p>FBK</text:p>
          </table:table-cell>
          <table:table-cell office:value-type="string" calcext:value-type="string">
            <text:p>ALTORIENTALISCHE RECHTSGESCHICHTE <text:s/>ALTGRIECHISCHE RECHTSGESCHICHTE</text:p>
          </table:table-cell>
          <table:table-cell table:number-columns-repeated="5"/>
        </table:table-row>
        <table:table-row table:style-name="ro1">
          <table:table-cell table:formula="of:=IF(LEN([.B725])=1;0;IF(LEN([.B725])=2;1;IF(LEN([.B725])=3;2;IF(LEN([.B725])=5;3;IF(LEN([.B725])=6;4;IF(LEN([.B725])=7;5;&quot;Fehler&quot;))))))" office:value-type="float" office:value="2" calcext:value-type="float">
            <text:p>2</text:p>
          </table:table-cell>
          <table:table-cell office:value-type="string" calcext:value-type="string">
            <text:p>FBL</text:p>
          </table:table-cell>
          <table:table-cell office:value-type="string" calcext:value-type="string">
            <text:p>ROEMISCHE RECHTSGESCHICHTE</text:p>
          </table:table-cell>
          <table:table-cell table:number-columns-repeated="5"/>
        </table:table-row>
        <table:table-row table:style-name="ro1">
          <table:table-cell table:formula="of:=IF(LEN([.B726])=1;0;IF(LEN([.B726])=2;1;IF(LEN([.B726])=3;2;IF(LEN([.B726])=5;3;IF(LEN([.B726])=6;4;IF(LEN([.B726])=7;5;&quot;Fehler&quot;))))))" office:value-type="float" office:value="2" calcext:value-type="float">
            <text:p>2</text:p>
          </table:table-cell>
          <table:table-cell office:value-type="string" calcext:value-type="string">
            <text:p>FBM</text:p>
          </table:table-cell>
          <table:table-cell office:value-type="string" calcext:value-type="string">
            <text:p>GERMANISCHE RECHTSGESCHICHTE</text:p>
          </table:table-cell>
          <table:table-cell table:number-columns-repeated="5"/>
        </table:table-row>
        <table:table-row table:style-name="ro1">
          <table:table-cell table:formula="of:=IF(LEN([.B727])=1;0;IF(LEN([.B727])=2;1;IF(LEN([.B727])=3;2;IF(LEN([.B727])=5;3;IF(LEN([.B727])=6;4;IF(LEN([.B727])=7;5;&quot;Fehler&quot;))))))" office:value-type="float" office:value="2" calcext:value-type="float">
            <text:p>2</text:p>
          </table:table-cell>
          <table:table-cell office:value-type="string" calcext:value-type="string">
            <text:p>FBN</text:p>
          </table:table-cell>
          <table:table-cell office:value-type="string" calcext:value-type="string">
            <text:p>DEUTSCHE RECHTSGESCHICHTE</text:p>
          </table:table-cell>
          <table:table-cell table:number-columns-repeated="5"/>
        </table:table-row>
        <table:table-row table:style-name="ro1">
          <table:table-cell table:formula="of:=IF(LEN([.B728])=1;0;IF(LEN([.B728])=2;1;IF(LEN([.B728])=3;2;IF(LEN([.B728])=5;3;IF(LEN([.B728])=6;4;IF(LEN([.B728])=7;5;&quot;Fehler&quot;))))))" office:value-type="float" office:value="3" calcext:value-type="float">
            <text:p>3</text:p>
          </table:table-cell>
          <table:table-cell office:value-type="string" calcext:value-type="string">
            <text:p>FBN 1</text:p>
          </table:table-cell>
          <table:table-cell office:value-type="string" calcext:value-type="string">
            <text:p>GESCHICHTE DES DEUTSCHEN TERRITORIALRECHTS SAMMLUNGEN DES ZEITGENOESSISCHEN RECHTS DER DEUTSCHEN BUNDESLAENDER</text:p>
          </table:table-cell>
          <table:table-cell table:number-columns-repeated="5"/>
        </table:table-row>
        <table:table-row table:style-name="ro1">
          <table:table-cell table:formula="of:=IF(LEN([.B729])=1;0;IF(LEN([.B729])=2;1;IF(LEN([.B729])=3;2;IF(LEN([.B729])=5;3;IF(LEN([.B729])=6;4;IF(LEN([.B729])=7;5;&quot;Fehler&quot;))))))" office:value-type="float" office:value="2" calcext:value-type="float">
            <text:p>2</text:p>
          </table:table-cell>
          <table:table-cell office:value-type="string" calcext:value-type="string">
            <text:p>FBO</text:p>
          </table:table-cell>
          <table:table-cell office:value-type="string" calcext:value-type="string">
            <text:p>GESCHICHTE EINZELNER RECHTSGEBIETE IN MEHREREN LAENDERN</text:p>
          </table:table-cell>
          <table:table-cell table:number-columns-repeated="5"/>
        </table:table-row>
        <table:table-row table:style-name="ro1">
          <table:table-cell table:formula="of:=IF(LEN([.B730])=1;0;IF(LEN([.B730])=2;1;IF(LEN([.B730])=3;2;IF(LEN([.B730])=5;3;IF(LEN([.B730])=6;4;IF(LEN([.B730])=7;5;&quot;Fehler&quot;))))))" office:value-type="float" office:value="1" calcext:value-type="float">
            <text:p>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KIRCHENRECHT</text:p>
          </table:table-cell>
          <table:table-cell table:number-columns-repeated="5"/>
        </table:table-row>
        <table:table-row table:style-name="ro1">
          <table:table-cell table:formula="of:=IF(LEN([.B731])=1;0;IF(LEN([.B731])=2;1;IF(LEN([.B731])=3;2;IF(LEN([.B731])=5;3;IF(LEN([.B731])=6;4;IF(LEN([.B731])=7;5;&quot;Fehler&quot;))))))" office:value-type="float" office:value="2" calcext:value-type="float">
            <text:p>2</text:p>
          </table:table-cell>
          <table:table-cell office:value-type="string" calcext:value-type="string">
            <text:p>FCK</text:p>
          </table:table-cell>
          <table:table-cell office:value-type="string" calcext:value-type="string">
            <text:p>ROEMISCH-KATHOLISCHES KIRCHENRECHT</text:p>
          </table:table-cell>
          <table:table-cell table:number-columns-repeated="5"/>
        </table:table-row>
        <table:table-row table:style-name="ro1">
          <table:table-cell table:formula="of:=IF(LEN([.B732])=1;0;IF(LEN([.B732])=2;1;IF(LEN([.B732])=3;2;IF(LEN([.B732])=5;3;IF(LEN([.B732])=6;4;IF(LEN([.B732])=7;5;&quot;Fehler&quot;))))))" office:value-type="float" office:value="2" calcext:value-type="float">
            <text:p>2</text:p>
          </table:table-cell>
          <table:table-cell office:value-type="string" calcext:value-type="string">
            <text:p>FCL</text:p>
          </table:table-cell>
          <table:table-cell office:value-type="string" calcext:value-type="string">
            <text:p>EVANGELISCHES KIRCHENRECHT</text:p>
          </table:table-cell>
          <table:table-cell table:number-columns-repeated="5"/>
        </table:table-row>
        <table:table-row table:style-name="ro1">
          <table:table-cell table:formula="of:=IF(LEN([.B733])=1;0;IF(LEN([.B733])=2;1;IF(LEN([.B733])=3;2;IF(LEN([.B733])=5;3;IF(LEN([.B733])=6;4;IF(LEN([.B733])=7;5;&quot;Fehler&quot;))))))" office:value-type="float" office:value="2" calcext:value-type="float">
            <text:p>2</text:p>
          </table:table-cell>
          <table:table-cell office:value-type="string" calcext:value-type="string">
            <text:p>FCM</text:p>
          </table:table-cell>
          <table:table-cell office:value-type="string" calcext:value-type="string">
            <text:p>RECHT SONSTIGER RELIGIONSGEMEINSCHAFTEN</text:p>
          </table:table-cell>
          <table:table-cell table:number-columns-repeated="5"/>
        </table:table-row>
        <table:table-row table:style-name="ro1">
          <table:table-cell table:formula="of:=IF(LEN([.B734])=1;0;IF(LEN([.B734])=2;1;IF(LEN([.B734])=3;2;IF(LEN([.B734])=5;3;IF(LEN([.B734])=6;4;IF(LEN([.B734])=7;5;&quot;Fehler&quot;))))))" office:value-type="float" office:value="1" calcext:value-type="float">
            <text:p>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VOELKERRECHT <text:s/>INTERNATIONALES RECHT : ALLGEMEINES - GESAMTDARSTELLUNGEN – NACHSCHLAGEWERKE</text:p>
          </table:table-cell>
          <table:table-cell table:number-columns-repeated="5"/>
        </table:table-row>
        <table:table-row table:style-name="ro1">
          <table:table-cell table:formula="of:=IF(LEN([.B735])=1;0;IF(LEN([.B735])=2;1;IF(LEN([.B735])=3;2;IF(LEN([.B735])=5;3;IF(LEN([.B735])=6;4;IF(LEN([.B735])=7;5;&quot;Fehler&quot;))))))" office:value-type="float" office:value="2" calcext:value-type="float">
            <text:p>2</text:p>
          </table:table-cell>
          <table:table-cell office:value-type="string" calcext:value-type="string">
            <text:p>FDA</text:p>
          </table:table-cell>
          <table:table-cell office:value-type="string" calcext:value-type="string">
            <text:p>RECHT DER INTERNATIONALEN BEZIEHUNGEN UND VERTRAEGE <text:s/>RECHT DER INTERNATIONALEN ZUSAMMENSCHLUESSE UND ORGANISATIONEN</text:p>
          </table:table-cell>
          <table:table-cell table:number-columns-repeated="5"/>
        </table:table-row>
        <table:table-row table:style-name="ro1">
          <table:table-cell table:formula="of:=IF(LEN([.B736])=1;0;IF(LEN([.B736])=2;1;IF(LEN([.B736])=3;2;IF(LEN([.B736])=5;3;IF(LEN([.B736])=6;4;IF(LEN([.B736])=7;5;&quot;Fehler&quot;))))))" office:value-type="float" office:value="3" calcext:value-type="float">
            <text:p>3</text:p>
          </table:table-cell>
          <table:table-cell office:value-type="string" calcext:value-type="string">
            <text:p>FDA 1</text:p>
          </table:table-cell>
          <table:table-cell office:value-type="string" calcext:value-type="string">
            <text:p>RECHT DER EUROPAEISCHEN BEZIEHUNGEN UND INSTITUTIONEN : GESAMTDARSTELLUNGEN</text:p>
          </table:table-cell>
          <table:table-cell table:number-columns-repeated="5"/>
        </table:table-row>
        <table:table-row table:style-name="ro1">
          <table:table-cell table:formula="of:=IF(LEN([.B737])=1;0;IF(LEN([.B737])=2;1;IF(LEN([.B737])=3;2;IF(LEN([.B737])=5;3;IF(LEN([.B737])=6;4;IF(LEN([.B737])=7;5;&quot;Fehler&quot;))))))" office:value-type="float" office:value="2" calcext:value-type="float">
            <text:p>2</text:p>
          </table:table-cell>
          <table:table-cell office:value-type="string" calcext:value-type="string">
            <text:p>FDC</text:p>
          </table:table-cell>
          <table:table-cell office:value-type="string" calcext:value-type="string">
            <text:p>VOELKERRECHTLICHER STATUS VON STAATEN UND RAEUMEN</text:p>
          </table:table-cell>
          <table:table-cell table:number-columns-repeated="5"/>
        </table:table-row>
        <table:table-row table:style-name="ro1">
          <table:table-cell table:formula="of:=IF(LEN([.B738])=1;0;IF(LEN([.B738])=2;1;IF(LEN([.B738])=3;2;IF(LEN([.B738])=5;3;IF(LEN([.B738])=6;4;IF(LEN([.B738])=7;5;&quot;Fehler&quot;))))))" office:value-type="float" office:value="2" calcext:value-type="float">
            <text:p>2</text:p>
          </table:table-cell>
          <table:table-cell office:value-type="string" calcext:value-type="string">
            <text:p>FDD</text:p>
          </table:table-cell>
          <table:table-cell office:value-type="string" calcext:value-type="string">
            <text:p>EINZELPERSONEN UND PERSONENGRUPPEN IM VOELKERRECHT – STAATSANGEHOERIGKEITSRECHT</text:p>
          </table:table-cell>
          <table:table-cell table:number-columns-repeated="5"/>
        </table:table-row>
        <table:table-row table:style-name="ro1">
          <table:table-cell table:formula="of:=IF(LEN([.B739])=1;0;IF(LEN([.B739])=2;1;IF(LEN([.B739])=3;2;IF(LEN([.B739])=5;3;IF(LEN([.B739])=6;4;IF(LEN([.B739])=7;5;&quot;Fehler&quot;))))))" office:value-type="float" office:value="2" calcext:value-type="float">
            <text:p>2</text:p>
          </table:table-cell>
          <table:table-cell office:value-type="string" calcext:value-type="string">
            <text:p>FDL</text:p>
          </table:table-cell>
          <table:table-cell office:value-type="string" calcext:value-type="string">
            <text:p>KRIEGSRECHT <text:s/>KRIEGSVERHUETUNGSRECHT</text:p>
          </table:table-cell>
          <table:table-cell table:number-columns-repeated="5"/>
        </table:table-row>
        <table:table-row table:style-name="ro1">
          <table:table-cell table:formula="of:=IF(LEN([.B740])=1;0;IF(LEN([.B740])=2;1;IF(LEN([.B740])=3;2;IF(LEN([.B740])=5;3;IF(LEN([.B740])=6;4;IF(LEN([.B740])=7;5;&quot;Fehler&quot;))))))" office:value-type="float" office:value="2" calcext:value-type="float">
            <text:p>2</text:p>
          </table:table-cell>
          <table:table-cell office:value-type="string" calcext:value-type="string">
            <text:p>FDM</text:p>
          </table:table-cell>
          <table:table-cell office:value-type="string" calcext:value-type="string">
            <text:p>INTERNATIONALES WIRTSCHAFTS-, ARBEITS- UND SOZIALRECHT</text:p>
          </table:table-cell>
          <table:table-cell table:number-columns-repeated="5"/>
        </table:table-row>
        <table:table-row table:style-name="ro1">
          <table:table-cell table:formula="of:=IF(LEN([.B741])=1;0;IF(LEN([.B741])=2;1;IF(LEN([.B741])=3;2;IF(LEN([.B741])=5;3;IF(LEN([.B741])=6;4;IF(LEN([.B741])=7;5;&quot;Fehler&quot;))))))" office:value-type="float" office:value="2" calcext:value-type="float">
            <text:p>2</text:p>
          </table:table-cell>
          <table:table-cell office:value-type="string" calcext:value-type="string">
            <text:p>FDN</text:p>
          </table:table-cell>
          <table:table-cell office:value-type="string" calcext:value-type="string">
            <text:p>INTERNATIONALES PRIVATRECHT</text:p>
          </table:table-cell>
          <table:table-cell table:number-columns-repeated="5"/>
        </table:table-row>
        <table:table-row table:style-name="ro1">
          <table:table-cell table:formula="of:=IF(LEN([.B742])=1;0;IF(LEN([.B742])=2;1;IF(LEN([.B742])=3;2;IF(LEN([.B742])=5;3;IF(LEN([.B742])=6;4;IF(LEN([.B742])=7;5;&quot;Fehler&quot;))))))" office:value-type="float" office:value="2" calcext:value-type="float">
            <text:p>2</text:p>
          </table:table-cell>
          <table:table-cell office:value-type="string" calcext:value-type="string">
            <text:p>FDO</text:p>
          </table:table-cell>
          <table:table-cell office:value-type="string" calcext:value-type="string">
            <text:p>INTERNATIONALES STRAFRECHT</text:p>
          </table:table-cell>
          <table:table-cell table:number-columns-repeated="5"/>
        </table:table-row>
        <table:table-row table:style-name="ro1">
          <table:table-cell table:formula="of:=IF(LEN([.B743])=1;0;IF(LEN([.B743])=2;1;IF(LEN([.B743])=3;2;IF(LEN([.B743])=5;3;IF(LEN([.B743])=6;4;IF(LEN([.B743])=7;5;&quot;Fehler&quot;))))))" office:value-type="float" office:value="2" calcext:value-type="float">
            <text:p>2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INTERNATIONALES GERICHTSRECHT <text:s/>INTERNATIONALES PROZESSRECHT</text:p>
          </table:table-cell>
          <table:table-cell table:number-columns-repeated="5"/>
        </table:table-row>
        <table:table-row table:style-name="ro1">
          <table:table-cell table:formula="of:=IF(LEN([.B744])=1;0;IF(LEN([.B744])=2;1;IF(LEN([.B744])=3;2;IF(LEN([.B744])=5;3;IF(LEN([.B744])=6;4;IF(LEN([.B744])=7;5;&quot;Fehler&quot;))))))"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USLAENDISCHES RECHT <text:s/>RECHT DER DDR <text:s/>RECHTSVERGLEICHUNG</text:p>
          </table:table-cell>
          <table:table-cell table:number-columns-repeated="5"/>
        </table:table-row>
        <table:table-row table:style-name="ro1">
          <table:table-cell table:formula="of:=IF(LEN([.B745])=1;0;IF(LEN([.B745])=2;1;IF(LEN([.B745])=3;2;IF(LEN([.B745])=5;3;IF(LEN([.B745])=6;4;IF(LEN([.B745])=7;5;&quot;Fehler&quot;))))))" office:value-type="float" office:value="2" calcext:value-type="float">
            <text:p>2</text:p>
          </table:table-cell>
          <table:table-cell office:value-type="string" calcext:value-type="string">
            <text:p>FEK</text:p>
          </table:table-cell>
          <table:table-cell office:value-type="string" calcext:value-type="string">
            <text:p>EUROPAEISCHE LAENDER : GESAMTDARSTELLUNGEN – DARSTELLUNGEN MEHRERER LAENDER</text:p>
          </table:table-cell>
          <table:table-cell table:number-columns-repeated="5"/>
        </table:table-row>
        <table:table-row table:style-name="ro1">
          <table:table-cell table:formula="of:=IF(LEN([.B746])=1;0;IF(LEN([.B746])=2;1;IF(LEN([.B746])=3;2;IF(LEN([.B746])=5;3;IF(LEN([.B746])=6;4;IF(LEN([.B746])=7;5;&quot;Fehler&quot;))))))" office:value-type="float" office:value="3" calcext:value-type="float">
            <text:p>3</text:p>
          </table:table-cell>
          <table:table-cell office:value-type="string" calcext:value-type="string">
            <text:p>FEK 1</text:p>
          </table:table-cell>
          <table:table-cell office:value-type="string" calcext:value-type="string">
            <text:p>DDR</text:p>
          </table:table-cell>
          <table:table-cell table:number-columns-repeated="5"/>
        </table:table-row>
        <table:table-row table:style-name="ro1">
          <table:table-cell table:formula="of:=IF(LEN([.B747])=1;0;IF(LEN([.B747])=2;1;IF(LEN([.B747])=3;2;IF(LEN([.B747])=5;3;IF(LEN([.B747])=6;4;IF(LEN([.B747])=7;5;&quot;Fehler&quot;))))))" office:value-type="float" office:value="3" calcext:value-type="float">
            <text:p>3</text:p>
          </table:table-cell>
          <table:table-cell office:value-type="string" calcext:value-type="string">
            <text:p>FEK 2</text:p>
          </table:table-cell>
          <table:table-cell office:value-type="string" calcext:value-type="string">
            <text:p>FRANKREICH</text:p>
          </table:table-cell>
          <table:table-cell table:number-columns-repeated="5"/>
        </table:table-row>
        <table:table-row table:style-name="ro1">
          <table:table-cell table:formula="of:=IF(LEN([.B748])=1;0;IF(LEN([.B748])=2;1;IF(LEN([.B748])=3;2;IF(LEN([.B748])=5;3;IF(LEN([.B748])=6;4;IF(LEN([.B748])=7;5;&quot;Fehler&quot;))))))" office:value-type="float" office:value="3" calcext:value-type="float">
            <text:p>3</text:p>
          </table:table-cell>
          <table:table-cell office:value-type="string" calcext:value-type="string">
            <text:p>FEK 3</text:p>
          </table:table-cell>
          <table:table-cell office:value-type="string" calcext:value-type="string">
            <text:p>GROSSBRITANNIEN</text:p>
          </table:table-cell>
          <table:table-cell table:number-columns-repeated="5"/>
        </table:table-row>
        <table:table-row table:style-name="ro1">
          <table:table-cell table:formula="of:=IF(LEN([.B749])=1;0;IF(LEN([.B749])=2;1;IF(LEN([.B749])=3;2;IF(LEN([.B749])=5;3;IF(LEN([.B749])=6;4;IF(LEN([.B749])=7;5;&quot;Fehler&quot;))))))" office:value-type="float" office:value="3" calcext:value-type="float">
            <text:p>3</text:p>
          </table:table-cell>
          <table:table-cell office:value-type="string" calcext:value-type="string">
            <text:p>FEK 4</text:p>
          </table:table-cell>
          <table:table-cell office:value-type="string" calcext:value-type="string">
            <text:p>SOWJETUNION UND NACHFOLGESTAATEN</text:p>
          </table:table-cell>
          <table:table-cell table:number-columns-repeated="5"/>
        </table:table-row>
        <table:table-row table:style-name="ro1">
          <table:table-cell table:formula="of:=IF(LEN([.B750])=1;0;IF(LEN([.B750])=2;1;IF(LEN([.B750])=3;2;IF(LEN([.B750])=5;3;IF(LEN([.B750])=6;4;IF(LEN([.B750])=7;5;&quot;Fehler&quot;))))))" office:value-type="float" office:value="3" calcext:value-type="float">
            <text:p>3</text:p>
          </table:table-cell>
          <table:table-cell office:value-type="string" calcext:value-type="string">
            <text:p>FEK 9</text:p>
          </table:table-cell>
          <table:table-cell office:value-type="string" calcext:value-type="string">
            <text:p>SONSTIGE EUROPAEISCHE LAENDER</text:p>
          </table:table-cell>
          <table:table-cell table:number-columns-repeated="5"/>
        </table:table-row>
        <table:table-row table:style-name="ro1">
          <table:table-cell table:formula="of:=IF(LEN([.B751])=1;0;IF(LEN([.B751])=2;1;IF(LEN([.B751])=3;2;IF(LEN([.B751])=5;3;IF(LEN([.B751])=6;4;IF(LEN([.B751])=7;5;&quot;Fehler&quot;))))))" office:value-type="float" office:value="2" calcext:value-type="float">
            <text:p>2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AUSSEREUROPAEISCHE LAENDER</text:p>
          </table:table-cell>
          <table:table-cell table:number-columns-repeated="5"/>
        </table:table-row>
        <table:table-row table:style-name="ro1">
          <table:table-cell table:formula="of:=IF(LEN([.B752])=1;0;IF(LEN([.B752])=2;1;IF(LEN([.B752])=3;2;IF(LEN([.B752])=5;3;IF(LEN([.B752])=6;4;IF(LEN([.B752])=7;5;&quot;Fehler&quot;))))))" office:value-type="float" office:value="3" calcext:value-type="float">
            <text:p>3</text:p>
          </table:table-cell>
          <table:table-cell office:value-type="string" calcext:value-type="string">
            <text:p>FEL 1</text:p>
          </table:table-cell>
          <table:table-cell office:value-type="string" calcext:value-type="string">
            <text:p>USA</text:p>
          </table:table-cell>
          <table:table-cell table:number-columns-repeated="5"/>
        </table:table-row>
        <table:table-row table:style-name="ro1">
          <table:table-cell table:formula="of:=IF(LEN([.B753])=1;0;IF(LEN([.B753])=2;1;IF(LEN([.B753])=3;2;IF(LEN([.B753])=5;3;IF(LEN([.B753])=6;4;IF(LEN([.B753])=7;5;&quot;Fehler&quot;))))))" office:value-type="float" office:value="2" calcext:value-type="float">
            <text:p>2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RECHTSVERGLEICHUNG <text:s/>METHODIK DER RECHTSVERGLEICHUNG</text:p>
          </table:table-cell>
          <table:table-cell table:number-columns-repeated="5"/>
        </table:table-row>
        <table:table-row table:style-name="ro1">
          <table:table-cell table:formula="of:=IF(LEN([.B754])=1;0;IF(LEN([.B754])=2;1;IF(LEN([.B754])=3;2;IF(LEN([.B754])=5;3;IF(LEN([.B754])=6;4;IF(LEN([.B754])=7;5;&quot;Fehler&quot;))))))"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EUTSCHES RECHT ALS GESAMTGEBIET</text:p>
          </table:table-cell>
          <table:table-cell table:number-columns-repeated="5"/>
        </table:table-row>
        <table:table-row table:style-name="ro1">
          <table:table-cell table:formula="of:=IF(LEN([.B755])=1;0;IF(LEN([.B755])=2;1;IF(LEN([.B755])=3;2;IF(LEN([.B755])=5;3;IF(LEN([.B755])=6;4;IF(LEN([.B755])=7;5;&quot;Fehler&quot;))))))" office:value-type="float" office:value="2" calcext:value-type="float">
            <text:p>2</text:p>
          </table:table-cell>
          <table:table-cell office:value-type="string" calcext:value-type="string">
            <text:p>FFK</text:p>
          </table:table-cell>
          <table:table-cell office:value-type="string" calcext:value-type="string">
            <text:p>RECHT DER BUNDESREPUBLIK DEUTSCHLAND : GESAMTDARSTELLUNGEN - DARSTELLUNGEN MEHRERER RECHTSGEBIETE</text:p>
          </table:table-cell>
          <table:table-cell table:number-columns-repeated="5"/>
        </table:table-row>
        <table:table-row table:style-name="ro1">
          <table:table-cell table:formula="of:=IF(LEN([.B756])=1;0;IF(LEN([.B756])=2;1;IF(LEN([.B756])=3;2;IF(LEN([.B756])=5;3;IF(LEN([.B756])=6;4;IF(LEN([.B756])=7;5;&quot;Fehler&quot;))))))" office:value-type="float" office:value="3" calcext:value-type="float">
            <text:p>3</text:p>
          </table:table-cell>
          <table:table-cell office:value-type="string" calcext:value-type="string">
            <text:p>FFK 1</text:p>
          </table:table-cell>
          <table:table-cell office:value-type="string" calcext:value-type="string">
            <text:p>GESETZESSAMMLUNGEN DES BUNDES UND DER LAENDER</text:p>
          </table:table-cell>
          <table:table-cell table:number-columns-repeated="5"/>
        </table:table-row>
        <table:table-row table:style-name="ro1">
          <table:table-cell table:formula="of:=IF(LEN([.B757])=1;0;IF(LEN([.B757])=2;1;IF(LEN([.B757])=3;2;IF(LEN([.B757])=5;3;IF(LEN([.B757])=6;4;IF(LEN([.B757])=7;5;&quot;Fehler&quot;))))))" office:value-type="float" office:value="3" calcext:value-type="float">
            <text:p>3</text:p>
          </table:table-cell>
          <table:table-cell office:value-type="string" calcext:value-type="string">
            <text:p>FFK 2</text:p>
          </table:table-cell>
          <table:table-cell office:value-type="string" calcext:value-type="string">
            <text:p>ENTSCHEIDUNGSSAMMLUNGEN</text:p>
          </table:table-cell>
          <table:table-cell table:number-columns-repeated="5"/>
        </table:table-row>
        <table:table-row table:style-name="ro1">
          <table:table-cell table:formula="of:=IF(LEN([.B758])=1;0;IF(LEN([.B758])=2;1;IF(LEN([.B758])=3;2;IF(LEN([.B758])=5;3;IF(LEN([.B758])=6;4;IF(LEN([.B758])=7;5;&quot;Fehler&quot;))))))" office:value-type="float" office:value="3" calcext:value-type="float">
            <text:p>3</text:p>
          </table:table-cell>
          <table:table-cell office:value-type="string" calcext:value-type="string">
            <text:p>FFK 3</text:p>
          </table:table-cell>
          <table:table-cell office:value-type="string" calcext:value-type="string">
            <text:p>FORMULARSAMMLUNGEN</text:p>
          </table:table-cell>
          <table:table-cell table:number-columns-repeated="5"/>
        </table:table-row>
        <table:table-row table:style-name="ro1">
          <table:table-cell table:formula="of:=IF(LEN([.B759])=1;0;IF(LEN([.B759])=2;1;IF(LEN([.B759])=3;2;IF(LEN([.B759])=5;3;IF(LEN([.B759])=6;4;IF(LEN([.B759])=7;5;&quot;Fehler&quot;))))))" office:value-type="float" office:value="3" calcext:value-type="float">
            <text:p>3</text:p>
          </table:table-cell>
          <table:table-cell office:value-type="string" calcext:value-type="string">
            <text:p>FFK 5</text:p>
          </table:table-cell>
          <table:table-cell office:value-type="string" calcext:value-type="string">
            <text:p>JURISTISCHE RATGEBER</text:p>
          </table:table-cell>
          <table:table-cell table:number-columns-repeated="5"/>
        </table:table-row>
        <table:table-row table:style-name="ro1">
          <table:table-cell table:formula="of:=IF(LEN([.B760])=1;0;IF(LEN([.B760])=2;1;IF(LEN([.B760])=3;2;IF(LEN([.B760])=5;3;IF(LEN([.B760])=6;4;IF(LEN([.B760])=7;5;&quot;Fehler&quot;))))))" office:value-type="float" office:value="3" calcext:value-type="float">
            <text:p>3</text:p>
          </table:table-cell>
          <table:table-cell office:value-type="string" calcext:value-type="string">
            <text:p>FFK 7</text:p>
          </table:table-cell>
          <table:table-cell office:value-type="string" calcext:value-type="string">
            <text:p>RECHTSFAELLE AUS MEHREREN RECHTSGEBIETEN</text:p>
          </table:table-cell>
          <table:table-cell table:number-columns-repeated="5"/>
        </table:table-row>
        <table:table-row table:style-name="ro1">
          <table:table-cell table:formula="of:=IF(LEN([.B761])=1;0;IF(LEN([.B761])=2;1;IF(LEN([.B761])=3;2;IF(LEN([.B761])=5;3;IF(LEN([.B761])=6;4;IF(LEN([.B761])=7;5;&quot;Fehler&quot;))))))" office:value-type="float" office:value="2" calcext:value-type="float">
            <text:p>2</text:p>
          </table:table-cell>
          <table:table-cell office:value-type="string" calcext:value-type="string">
            <text:p>FFM</text:p>
          </table:table-cell>
          <table:table-cell office:value-type="string" calcext:value-type="string">
            <text:p>OEFFENTLICHES RECHT</text:p>
          </table:table-cell>
          <table:table-cell table:number-columns-repeated="5"/>
        </table:table-row>
        <table:table-row table:style-name="ro1">
          <table:table-cell table:formula="of:=IF(LEN([.B762])=1;0;IF(LEN([.B762])=2;1;IF(LEN([.B762])=3;2;IF(LEN([.B762])=5;3;IF(LEN([.B762])=6;4;IF(LEN([.B762])=7;5;&quot;Fehler&quot;))))))" office:value-type="float" office:value="2" calcext:value-type="float">
            <text:p>2</text:p>
          </table:table-cell>
          <table:table-cell office:value-type="string" calcext:value-type="string">
            <text:p>FFP</text:p>
          </table:table-cell>
          <table:table-cell office:value-type="string" calcext:value-type="string">
            <text:p>RECHT DER FREIEN BERUFE EINSCHL. GEBUEHRENORDNUNGEN BERUFSRECHT AUS MEHREREN RECHTSGEBIETEN</text:p>
          </table:table-cell>
          <table:table-cell table:number-columns-repeated="5"/>
        </table:table-row>
        <table:table-row table:style-name="ro1">
          <table:table-cell table:formula="of:=IF(LEN([.B763])=1;0;IF(LEN([.B763])=2;1;IF(LEN([.B763])=3;2;IF(LEN([.B763])=5;3;IF(LEN([.B763])=6;4;IF(LEN([.B763])=7;5;&quot;Fehler&quot;))))))" office:value-type="float" office:value="3" calcext:value-type="float">
            <text:p>3</text:p>
          </table:table-cell>
          <table:table-cell office:value-type="string" calcext:value-type="string">
            <text:p>FFP 1</text:p>
          </table:table-cell>
          <table:table-cell office:value-type="string" calcext:value-type="string">
            <text:p>BERUFE AUS DEM GESUNDHEITSWESEN</text:p>
          </table:table-cell>
          <table:table-cell table:number-columns-repeated="5"/>
        </table:table-row>
        <table:table-row table:style-name="ro1">
          <table:table-cell table:formula="of:=IF(LEN([.B764])=1;0;IF(LEN([.B764])=2;1;IF(LEN([.B764])=3;2;IF(LEN([.B764])=5;3;IF(LEN([.B764])=6;4;IF(LEN([.B764])=7;5;&quot;Fehler&quot;))))))" office:value-type="float" office:value="3" calcext:value-type="float">
            <text:p>3</text:p>
          </table:table-cell>
          <table:table-cell office:value-type="string" calcext:value-type="string">
            <text:p>FFP 2</text:p>
          </table:table-cell>
          <table:table-cell office:value-type="string" calcext:value-type="string">
            <text:p>BERUFE AUS DEM TECHNISCHEN BEREICH</text:p>
          </table:table-cell>
          <table:table-cell table:number-columns-repeated="5"/>
        </table:table-row>
        <table:table-row table:style-name="ro1">
          <table:table-cell table:formula="of:=IF(LEN([.B765])=1;0;IF(LEN([.B765])=2;1;IF(LEN([.B765])=3;2;IF(LEN([.B765])=5;3;IF(LEN([.B765])=6;4;IF(LEN([.B765])=7;5;&quot;Fehler&quot;))))))" office:value-type="float" office:value="3" calcext:value-type="float">
            <text:p>3</text:p>
          </table:table-cell>
          <table:table-cell office:value-type="string" calcext:value-type="string">
            <text:p>FFP 3</text:p>
          </table:table-cell>
          <table:table-cell office:value-type="string" calcext:value-type="string">
            <text:p>BERUFE AUS DEM KUENSTLERISCHEN UND SCHRIFTSTELLERISCHEN</text:p>
          </table:table-cell>
          <table:table-cell table:number-columns-repeated="5"/>
        </table:table-row>
        <table:table-row table:style-name="ro1">
          <table:table-cell table:formula="of:=IF(LEN([.B766])=1;0;IF(LEN([.B766])=2;1;IF(LEN([.B766])=3;2;IF(LEN([.B766])=5;3;IF(LEN([.B766])=6;4;IF(LEN([.B766])=7;5;&quot;Fehler&quot;))))))" office:value-type="float" office:value="3" calcext:value-type="float">
            <text:p>3</text:p>
          </table:table-cell>
          <table:table-cell office:value-type="string" calcext:value-type="string">
            <text:p>FFP 9</text:p>
          </table:table-cell>
          <table:table-cell office:value-type="string" calcext:value-type="string">
            <text:p>SONSTIGE BERUFE</text:p>
          </table:table-cell>
          <table:table-cell table:number-columns-repeated="5"/>
        </table:table-row>
        <table:table-row table:style-name="ro1">
          <table:table-cell table:formula="of:=IF(LEN([.B767])=1;0;IF(LEN([.B767])=2;1;IF(LEN([.B767])=3;2;IF(LEN([.B767])=5;3;IF(LEN([.B767])=6;4;IF(LEN([.B767])=7;5;&quot;Fehler&quot;))))))" office:value-type="float" office:value="2" calcext:value-type="float">
            <text:p>2</text:p>
          </table:table-cell>
          <table:table-cell office:value-type="string" calcext:value-type="string">
            <text:p>FFS</text:p>
          </table:table-cell>
          <table:table-cell office:value-type="string" calcext:value-type="string">
            <text:p>RECHTLICHE BEZIEHUNGEN DER BUNDESREPUBLIK DEUTSCHLAND ZU ANDEREN STAATEN UND INTERNATIONALEN ORGANISATIONEN</text:p>
          </table:table-cell>
          <table:table-cell table:number-columns-repeated="5"/>
        </table:table-row>
        <table:table-row table:style-name="ro1">
          <table:table-cell table:formula="of:=IF(LEN([.B768])=1;0;IF(LEN([.B768])=2;1;IF(LEN([.B768])=3;2;IF(LEN([.B768])=5;3;IF(LEN([.B768])=6;4;IF(LEN([.B768])=7;5;&quot;Fehler&quot;))))))" office:value-type="float" office:value="2" calcext:value-type="float">
            <text:p>2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ECHTSLAGE DES GETEILTEN DEUTSCHLAND UND BERLINS RECHTSBEZIEHUNGEN DER BUNDESREPUBLIK DEUTSCHLAND ZUR DDR</text:p>
          </table:table-cell>
          <table:table-cell table:number-columns-repeated="5"/>
        </table:table-row>
        <table:table-row table:style-name="ro1">
          <table:table-cell table:formula="of:=IF(LEN([.B769])=1;0;IF(LEN([.B769])=2;1;IF(LEN([.B769])=3;2;IF(LEN([.B769])=5;3;IF(LEN([.B769])=6;4;IF(LEN([.B769])=7;5;&quot;Fehler&quot;))))))" office:value-type="float" office:value="1" calcext:value-type="float">
            <text:p>1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DEUTSCHES STAATS- UND VERFASSUNGSRECHT : GESAMTDARSTELLUNGEN – EINFUEHRUNGEN</text:p>
          </table:table-cell>
          <table:table-cell table:number-columns-repeated="5"/>
        </table:table-row>
        <table:table-row table:style-name="ro1">
          <table:table-cell table:formula="of:=IF(LEN([.B770])=1;0;IF(LEN([.B770])=2;1;IF(LEN([.B770])=3;2;IF(LEN([.B770])=5;3;IF(LEN([.B770])=6;4;IF(LEN([.B770])=7;5;&quot;Fehler&quot;))))))" office:value-type="float" office:value="2" calcext:value-type="float">
            <text:p>2</text:p>
          </table:table-cell>
          <table:table-cell office:value-type="string" calcext:value-type="string">
            <text:p>FGA</text:p>
          </table:table-cell>
          <table:table-cell office:value-type="string" calcext:value-type="string">
            <text:p>QUELLENTEXTE</text:p>
          </table:table-cell>
          <table:table-cell table:number-columns-repeated="5"/>
        </table:table-row>
        <table:table-row table:style-name="ro1">
          <table:table-cell table:formula="of:=IF(LEN([.B771])=1;0;IF(LEN([.B771])=2;1;IF(LEN([.B771])=3;2;IF(LEN([.B771])=5;3;IF(LEN([.B771])=6;4;IF(LEN([.B771])=7;5;&quot;Fehler&quot;))))))" office:value-type="float" office:value="2" calcext:value-type="float">
            <text:p>2</text:p>
          </table:table-cell>
          <table:table-cell office:value-type="string" calcext:value-type="string">
            <text:p>FGB</text:p>
          </table:table-cell>
          <table:table-cell office:value-type="string" calcext:value-type="string">
            <text:p>NACHSCHLAGEWERKE - BIBLIOGRAPHIEN – ENTSCHEIDUNGSSAMMLUNGEN</text:p>
          </table:table-cell>
          <table:table-cell table:number-columns-repeated="5"/>
        </table:table-row>
        <table:table-row table:style-name="ro1">
          <table:table-cell table:formula="of:=IF(LEN([.B772])=1;0;IF(LEN([.B772])=2;1;IF(LEN([.B772])=3;2;IF(LEN([.B772])=5;3;IF(LEN([.B772])=6;4;IF(LEN([.B772])=7;5;&quot;Fehler&quot;))))))" office:value-type="float" office:value="2" calcext:value-type="float">
            <text:p>2</text:p>
          </table:table-cell>
          <table:table-cell office:value-type="string" calcext:value-type="string">
            <text:p>FGC</text:p>
          </table:table-cell>
          <table:table-cell office:value-type="string" calcext:value-type="string">
            <text:p>VERMISCHTE SCHRIFTEN</text:p>
          </table:table-cell>
          <table:table-cell table:number-columns-repeated="5"/>
        </table:table-row>
        <table:table-row table:style-name="ro1">
          <table:table-cell table:formula="of:=IF(LEN([.B773])=1;0;IF(LEN([.B773])=2;1;IF(LEN([.B773])=3;2;IF(LEN([.B773])=5;3;IF(LEN([.B773])=6;4;IF(LEN([.B773])=7;5;&quot;Fehler&quot;))))))" office:value-type="float" office:value="2" calcext:value-type="float">
            <text:p>2</text:p>
          </table:table-cell>
          <table:table-cell office:value-type="string" calcext:value-type="string">
            <text:p>FGD</text:p>
          </table:table-cell>
          <table:table-cell office:value-type="string" calcext:value-type="string">
            <text:p>STAATSKIRCHENRECHT</text:p>
          </table:table-cell>
          <table:table-cell table:number-columns-repeated="5"/>
        </table:table-row>
        <table:table-row table:style-name="ro1">
          <table:table-cell table:formula="of:=IF(LEN([.B774])=1;0;IF(LEN([.B774])=2;1;IF(LEN([.B774])=3;2;IF(LEN([.B774])=5;3;IF(LEN([.B774])=6;4;IF(LEN([.B774])=7;5;&quot;Fehler&quot;))))))" office:value-type="float" office:value="2" calcext:value-type="float">
            <text:p>2</text:p>
          </table:table-cell>
          <table:table-cell office:value-type="string" calcext:value-type="string">
            <text:p>FGK</text:p>
          </table:table-cell>
          <table:table-cell office:value-type="string" calcext:value-type="string">
            <text:p>GRUNDGESETZ</text:p>
          </table:table-cell>
          <table:table-cell table:number-columns-repeated="5"/>
        </table:table-row>
        <table:table-row table:style-name="ro1">
          <table:table-cell table:formula="of:=IF(LEN([.B775])=1;0;IF(LEN([.B775])=2;1;IF(LEN([.B775])=3;2;IF(LEN([.B775])=5;3;IF(LEN([.B775])=6;4;IF(LEN([.B775])=7;5;&quot;Fehler&quot;))))))" office:value-type="float" office:value="3" calcext:value-type="float">
            <text:p>3</text:p>
          </table:table-cell>
          <table:table-cell office:value-type="string" calcext:value-type="string">
            <text:p>FGK 1</text:p>
          </table:table-cell>
          <table:table-cell office:value-type="string" calcext:value-type="string">
            <text:p>GRUNDRECHTE UND GRUNDRECHTSAEHNLICHE RECHTE</text:p>
          </table:table-cell>
          <table:table-cell table:number-columns-repeated="5"/>
        </table:table-row>
        <table:table-row table:style-name="ro1">
          <table:table-cell table:formula="of:=IF(LEN([.B776])=1;0;IF(LEN([.B776])=2;1;IF(LEN([.B776])=3;2;IF(LEN([.B776])=5;3;IF(LEN([.B776])=6;4;IF(LEN([.B776])=7;5;&quot;Fehler&quot;))))))" office:value-type="float" office:value="3" calcext:value-type="float">
            <text:p>3</text:p>
          </table:table-cell>
          <table:table-cell office:value-type="string" calcext:value-type="string">
            <text:p>FGK 2</text:p>
          </table:table-cell>
          <table:table-cell office:value-type="string" calcext:value-type="string">
            <text:p>BUND UND LAENDER (FOEDERALISMUS)</text:p>
          </table:table-cell>
          <table:table-cell table:number-columns-repeated="5"/>
        </table:table-row>
        <table:table-row table:style-name="ro1">
          <table:table-cell table:formula="of:=IF(LEN([.B777])=1;0;IF(LEN([.B777])=2;1;IF(LEN([.B777])=3;2;IF(LEN([.B777])=5;3;IF(LEN([.B777])=6;4;IF(LEN([.B777])=7;5;&quot;Fehler&quot;))))))" office:value-type="float" office:value="3" calcext:value-type="float">
            <text:p>3</text:p>
          </table:table-cell>
          <table:table-cell office:value-type="string" calcext:value-type="string">
            <text:p>FGK 5</text:p>
          </table:table-cell>
          <table:table-cell office:value-type="string" calcext:value-type="string">
            <text:p>DIE OBERSTEN BUNDESORGANE UND IHRE AUFGABEN</text:p>
          </table:table-cell>
          <table:table-cell table:number-columns-repeated="5"/>
        </table:table-row>
        <table:table-row table:style-name="ro1">
          <table:table-cell table:formula="of:=IF(LEN([.B778])=1;0;IF(LEN([.B778])=2;1;IF(LEN([.B778])=3;2;IF(LEN([.B778])=5;3;IF(LEN([.B778])=6;4;IF(LEN([.B778])=7;5;&quot;Fehler&quot;))))))" office:value-type="float" office:value="3" calcext:value-type="float">
            <text:p>3</text:p>
          </table:table-cell>
          <table:table-cell office:value-type="string" calcext:value-type="string">
            <text:p>FGK 9</text:p>
          </table:table-cell>
          <table:table-cell office:value-type="string" calcext:value-type="string">
            <text:p>SONSTIGE EINZELFRAGEN DES GRUNDGESETZES</text:p>
          </table:table-cell>
          <table:table-cell table:number-columns-repeated="5"/>
        </table:table-row>
        <table:table-row table:style-name="ro1">
          <table:table-cell table:formula="of:=IF(LEN([.B779])=1;0;IF(LEN([.B779])=2;1;IF(LEN([.B779])=3;2;IF(LEN([.B779])=5;3;IF(LEN([.B779])=6;4;IF(LEN([.B779])=7;5;&quot;Fehler&quot;))))))" office:value-type="float" office:value="2" calcext:value-type="float">
            <text:p>2</text:p>
          </table:table-cell>
          <table:table-cell office:value-type="string" calcext:value-type="string">
            <text:p>FGL</text:p>
          </table:table-cell>
          <table:table-cell office:value-type="string" calcext:value-type="string">
            <text:p>VERFASSUNGSGERICHTSBARKEIT DES BUNDES UND DER LAENDER</text:p>
          </table:table-cell>
          <table:table-cell table:number-columns-repeated="5"/>
        </table:table-row>
        <table:table-row table:style-name="ro1">
          <table:table-cell table:formula="of:=IF(LEN([.B780])=1;0;IF(LEN([.B780])=2;1;IF(LEN([.B780])=3;2;IF(LEN([.B780])=5;3;IF(LEN([.B780])=6;4;IF(LEN([.B780])=7;5;&quot;Fehler&quot;))))))" office:value-type="float" office:value="2" calcext:value-type="float">
            <text:p>2</text:p>
          </table:table-cell>
          <table:table-cell office:value-type="string" calcext:value-type="string">
            <text:p>FGM</text:p>
          </table:table-cell>
          <table:table-cell office:value-type="string" calcext:value-type="string">
            <text:p>STAATS- UND VERFASSUNGSRECHT DER LAENDER</text:p>
          </table:table-cell>
          <table:table-cell table:number-columns-repeated="5"/>
        </table:table-row>
        <table:table-row table:style-name="ro1">
          <table:table-cell table:formula="of:=IF(LEN([.B781])=1;0;IF(LEN([.B781])=2;1;IF(LEN([.B781])=3;2;IF(LEN([.B781])=5;3;IF(LEN([.B781])=6;4;IF(LEN([.B781])=7;5;&quot;Fehler&quot;))))))" office:value-type="float" office:value="2" calcext:value-type="float">
            <text:p>2</text:p>
          </table:table-cell>
          <table:table-cell office:value-type="string" calcext:value-type="string">
            <text:p>FGO</text:p>
          </table:table-cell>
          <table:table-cell office:value-type="string" calcext:value-type="string">
            <text:p>PARLAMENTSRECHT DES BUNDES UND DER LAENDER</text:p>
          </table:table-cell>
          <table:table-cell table:number-columns-repeated="5"/>
        </table:table-row>
        <table:table-row table:style-name="ro1">
          <table:table-cell table:formula="of:=IF(LEN([.B782])=1;0;IF(LEN([.B782])=2;1;IF(LEN([.B782])=3;2;IF(LEN([.B782])=5;3;IF(LEN([.B782])=6;4;IF(LEN([.B782])=7;5;&quot;Fehler&quot;))))))" office:value-type="float" office:value="2" calcext:value-type="float">
            <text:p>2</text:p>
          </table:table-cell>
          <table:table-cell office:value-type="string" calcext:value-type="string">
            <text:p>FGP</text:p>
          </table:table-cell>
          <table:table-cell office:value-type="string" calcext:value-type="string">
            <text:p>WAHLRECHT DES BUNDES UND DER LAENDER</text:p>
          </table:table-cell>
          <table:table-cell table:number-columns-repeated="5"/>
        </table:table-row>
        <table:table-row table:style-name="ro1">
          <table:table-cell table:formula="of:=IF(LEN([.B783])=1;0;IF(LEN([.B783])=2;1;IF(LEN([.B783])=3;2;IF(LEN([.B783])=5;3;IF(LEN([.B783])=6;4;IF(LEN([.B783])=7;5;&quot;Fehler&quot;))))))" office:value-type="float" office:value="2" calcext:value-type="float">
            <text:p>2</text:p>
          </table:table-cell>
          <table:table-cell office:value-type="string" calcext:value-type="string">
            <text:p>FGR</text:p>
          </table:table-cell>
          <table:table-cell office:value-type="string" calcext:value-type="string">
            <text:p>PARTEIEN UND VERBAENDE IM VERFASSUNGSRECHT</text:p>
          </table:table-cell>
          <table:table-cell table:number-columns-repeated="5"/>
        </table:table-row>
        <table:table-row table:style-name="ro1">
          <table:table-cell table:formula="of:=IF(LEN([.B784])=1;0;IF(LEN([.B784])=2;1;IF(LEN([.B784])=3;2;IF(LEN([.B784])=5;3;IF(LEN([.B784])=6;4;IF(LEN([.B784])=7;5;&quot;Fehler&quot;))))))" office:value-type="float" office:value="2" calcext:value-type="float">
            <text:p>2</text:p>
          </table:table-cell>
          <table:table-cell office:value-type="string" calcext:value-type="string">
            <text:p>FGS</text:p>
          </table:table-cell>
          <table:table-cell office:value-type="string" calcext:value-type="string">
            <text:p>STAATSANGEHOERIGKEITSRECHT</text:p>
          </table:table-cell>
          <table:table-cell table:number-columns-repeated="5"/>
        </table:table-row>
        <table:table-row table:style-name="ro1">
          <table:table-cell table:formula="of:=IF(LEN([.B785])=1;0;IF(LEN([.B785])=2;1;IF(LEN([.B785])=3;2;IF(LEN([.B785])=5;3;IF(LEN([.B785])=6;4;IF(LEN([.B785])=7;5;&quot;Fehler&quot;))))))" office:value-type="float" office:value="2" calcext:value-type="float">
            <text:p>2</text:p>
          </table:table-cell>
          <table:table-cell office:value-type="string" calcext:value-type="string">
            <text:p>FGT</text:p>
          </table:table-cell>
          <table:table-cell office:value-type="string" calcext:value-type="string">
            <text:p>VERFASSUNGSSCHUTZ</text:p>
          </table:table-cell>
          <table:table-cell table:number-columns-repeated="5"/>
        </table:table-row>
        <table:table-row table:style-name="ro1">
          <table:table-cell table:formula="of:=IF(LEN([.B786])=1;0;IF(LEN([.B786])=2;1;IF(LEN([.B786])=3;2;IF(LEN([.B786])=5;3;IF(LEN([.B786])=6;4;IF(LEN([.B786])=7;5;&quot;Fehler&quot;))))))" office:value-type="float" office:value="1" calcext:value-type="float">
            <text:p>1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DEUTSCHES VERWALTUNGS-, FINANZ- UND STEUERRECHT</text:p>
          </table:table-cell>
          <table:table-cell table:number-columns-repeated="5"/>
        </table:table-row>
        <table:table-row table:style-name="ro1">
          <table:table-cell table:formula="of:=IF(LEN([.B787])=1;0;IF(LEN([.B787])=2;1;IF(LEN([.B787])=3;2;IF(LEN([.B787])=5;3;IF(LEN([.B787])=6;4;IF(LEN([.B787])=7;5;&quot;Fehler&quot;))))))" office:value-type="float" office:value="2" calcext:value-type="float">
            <text:p>2</text:p>
          </table:table-cell>
          <table:table-cell office:value-type="string" calcext:value-type="string">
            <text:p>FHA</text:p>
          </table:table-cell>
          <table:table-cell office:value-type="string" calcext:value-type="string">
            <text:p>VERWALTUNGSRECHT : GESAMTDARSTELLUNGEN</text:p>
          </table:table-cell>
          <table:table-cell table:number-columns-repeated="5"/>
        </table:table-row>
        <table:table-row table:style-name="ro1">
          <table:table-cell table:formula="of:=IF(LEN([.B788])=1;0;IF(LEN([.B788])=2;1;IF(LEN([.B788])=3;2;IF(LEN([.B788])=5;3;IF(LEN([.B788])=6;4;IF(LEN([.B788])=7;5;&quot;Fehler&quot;))))))" office:value-type="float" office:value="3" calcext:value-type="float">
            <text:p>3</text:p>
          </table:table-cell>
          <table:table-cell office:value-type="string" calcext:value-type="string">
            <text:p>FHA 1</text:p>
          </table:table-cell>
          <table:table-cell office:value-type="string" calcext:value-type="string">
            <text:p>VERMISCHTE SCHRIFTEN</text:p>
          </table:table-cell>
          <table:table-cell table:number-columns-repeated="5"/>
        </table:table-row>
        <table:table-row table:style-name="ro1">
          <table:table-cell table:formula="of:=IF(LEN([.B789])=1;0;IF(LEN([.B789])=2;1;IF(LEN([.B789])=3;2;IF(LEN([.B789])=5;3;IF(LEN([.B789])=6;4;IF(LEN([.B789])=7;5;&quot;Fehler&quot;))))))" office:value-type="float" office:value="3" calcext:value-type="float">
            <text:p>3</text:p>
          </table:table-cell>
          <table:table-cell office:value-type="string" calcext:value-type="string">
            <text:p>FHA 2</text:p>
          </table:table-cell>
          <table:table-cell office:value-type="string" calcext:value-type="string">
            <text:p>NACHSCHLAGEWERKE</text:p>
          </table:table-cell>
          <table:table-cell table:number-columns-repeated="5"/>
        </table:table-row>
        <table:table-row table:style-name="ro1">
          <table:table-cell table:formula="of:=IF(LEN([.B790])=1;0;IF(LEN([.B790])=2;1;IF(LEN([.B790])=3;2;IF(LEN([.B790])=5;3;IF(LEN([.B790])=6;4;IF(LEN([.B790])=7;5;&quot;Fehler&quot;))))))" office:value-type="float" office:value="3" calcext:value-type="float">
            <text:p>3</text:p>
          </table:table-cell>
          <table:table-cell office:value-type="string" calcext:value-type="string">
            <text:p>FHA 5</text:p>
          </table:table-cell>
          <table:table-cell office:value-type="string" calcext:value-type="string">
            <text:p>VERWALTUNGSORGANISATIONSRECHT</text:p>
          </table:table-cell>
          <table:table-cell table:number-columns-repeated="5"/>
        </table:table-row>
        <table:table-row table:style-name="ro1">
          <table:table-cell table:formula="of:=IF(LEN([.B791])=1;0;IF(LEN([.B791])=2;1;IF(LEN([.B791])=3;2;IF(LEN([.B791])=5;3;IF(LEN([.B791])=6;4;IF(LEN([.B791])=7;5;&quot;Fehler&quot;))))))" office:value-type="float" office:value="3" calcext:value-type="float">
            <text:p>3</text:p>
          </table:table-cell>
          <table:table-cell office:value-type="string" calcext:value-type="string">
            <text:p>FHA 6</text:p>
          </table:table-cell>
          <table:table-cell office:value-type="string" calcext:value-type="string">
            <text:p>VERWALTUNGSHANDELN</text:p>
          </table:table-cell>
          <table:table-cell table:number-columns-repeated="5"/>
        </table:table-row>
        <table:table-row table:style-name="ro1">
          <table:table-cell table:formula="of:=IF(LEN([.B792])=1;0;IF(LEN([.B792])=2;1;IF(LEN([.B792])=3;2;IF(LEN([.B792])=5;3;IF(LEN([.B792])=6;4;IF(LEN([.B792])=7;5;&quot;Fehler&quot;))))))" office:value-type="float" office:value="3" calcext:value-type="float">
            <text:p>3</text:p>
          </table:table-cell>
          <table:table-cell office:value-type="string" calcext:value-type="string">
            <text:p>FHA 7</text:p>
          </table:table-cell>
          <table:table-cell office:value-type="string" calcext:value-type="string">
            <text:p>RECHT DER ORDNUNGSWIDRIGKEITEN : ALLGEMEINES</text:p>
          </table:table-cell>
          <table:table-cell table:number-columns-repeated="5"/>
        </table:table-row>
        <table:table-row table:style-name="ro1">
          <table:table-cell table:formula="of:=IF(LEN([.B793])=1;0;IF(LEN([.B793])=2;1;IF(LEN([.B793])=3;2;IF(LEN([.B793])=5;3;IF(LEN([.B793])=6;4;IF(LEN([.B793])=7;5;&quot;Fehler&quot;))))))" office:value-type="float" office:value="3" calcext:value-type="float">
            <text:p>3</text:p>
          </table:table-cell>
          <table:table-cell office:value-type="string" calcext:value-type="string">
            <text:p>FHA 8</text:p>
          </table:table-cell>
          <table:table-cell office:value-type="string" calcext:value-type="string">
            <text:p>VERWALTUNGSGEBUEHREN <text:s/>VERWALTUNGSKOSTENRECHT</text:p>
          </table:table-cell>
          <table:table-cell table:number-columns-repeated="5"/>
        </table:table-row>
        <table:table-row table:style-name="ro1">
          <table:table-cell table:formula="of:=IF(LEN([.B794])=1;0;IF(LEN([.B794])=2;1;IF(LEN([.B794])=3;2;IF(LEN([.B794])=5;3;IF(LEN([.B794])=6;4;IF(LEN([.B794])=7;5;&quot;Fehler&quot;))))))" office:value-type="float" office:value="3" calcext:value-type="float">
            <text:p>3</text:p>
          </table:table-cell>
          <table:table-cell office:value-type="string" calcext:value-type="string">
            <text:p>FHA 9</text:p>
          </table:table-cell>
          <table:table-cell office:value-type="string" calcext:value-type="string">
            <text:p>SONSTIGE TEILGEBIETE</text:p>
          </table:table-cell>
          <table:table-cell table:number-columns-repeated="5"/>
        </table:table-row>
        <table:table-row table:style-name="ro1">
          <table:table-cell table:formula="of:=IF(LEN([.B795])=1;0;IF(LEN([.B795])=2;1;IF(LEN([.B795])=3;2;IF(LEN([.B795])=5;3;IF(LEN([.B795])=6;4;IF(LEN([.B795])=7;5;&quot;Fehler&quot;))))))" office:value-type="float" office:value="2" calcext:value-type="float">
            <text:p>2</text:p>
          </table:table-cell>
          <table:table-cell office:value-type="string" calcext:value-type="string">
            <text:p>FHB</text:p>
          </table:table-cell>
          <table:table-cell office:value-type="string" calcext:value-type="string">
            <text:p>VERWALTUNGSRECHTSSCHUTZ <text:s/>AMTSHAFTUNG</text:p>
          </table:table-cell>
          <table:table-cell table:number-columns-repeated="5"/>
        </table:table-row>
        <table:table-row table:style-name="ro1">
          <table:table-cell table:formula="of:=IF(LEN([.B796])=1;0;IF(LEN([.B796])=2;1;IF(LEN([.B796])=3;2;IF(LEN([.B796])=5;3;IF(LEN([.B796])=6;4;IF(LEN([.B796])=7;5;&quot;Fehler&quot;))))))" office:value-type="float" office:value="3" calcext:value-type="float">
            <text:p>3</text:p>
          </table:table-cell>
          <table:table-cell office:value-type="string" calcext:value-type="string">
            <text:p>FHB 1</text:p>
          </table:table-cell>
          <table:table-cell office:value-type="string" calcext:value-type="string">
            <text:p>VERWALTUNGSGERICHTSBARKEIT <text:s/>VERWALTUNGSPROZESSRECHT</text:p>
          </table:table-cell>
          <table:table-cell table:number-columns-repeated="5"/>
        </table:table-row>
        <table:table-row table:style-name="ro1">
          <table:table-cell table:formula="of:=IF(LEN([.B797])=1;0;IF(LEN([.B797])=2;1;IF(LEN([.B797])=3;2;IF(LEN([.B797])=5;3;IF(LEN([.B797])=6;4;IF(LEN([.B797])=7;5;&quot;Fehler&quot;))))))" office:value-type="float" office:value="3" calcext:value-type="float">
            <text:p>3</text:p>
          </table:table-cell>
          <table:table-cell office:value-type="string" calcext:value-type="string">
            <text:p>FHB 2</text:p>
          </table:table-cell>
          <table:table-cell office:value-type="string" calcext:value-type="string">
            <text:p>AMTSHAFTUNG <text:s/>OEFFENTLICH-RECHTLICHE ENTSCHAEDIGUNG</text:p>
          </table:table-cell>
          <table:table-cell table:number-columns-repeated="5"/>
        </table:table-row>
        <table:table-row table:style-name="ro1">
          <table:table-cell table:formula="of:=IF(LEN([.B798])=1;0;IF(LEN([.B798])=2;1;IF(LEN([.B798])=3;2;IF(LEN([.B798])=5;3;IF(LEN([.B798])=6;4;IF(LEN([.B798])=7;5;&quot;Fehler&quot;))))))" office:value-type="float" office:value="2" calcext:value-type="float">
            <text:p>2</text:p>
          </table:table-cell>
          <table:table-cell office:value-type="string" calcext:value-type="string">
            <text:p>FHF</text:p>
          </table:table-cell>
          <table:table-cell office:value-type="string" calcext:value-type="string">
            <text:p>RECHT DES OEFFENTLICHEN DIENSTES : GESAMTDARSTELLUNGEN</text:p>
          </table:table-cell>
          <table:table-cell table:number-columns-repeated="5"/>
        </table:table-row>
        <table:table-row table:style-name="ro1">
          <table:table-cell table:formula="of:=IF(LEN([.B799])=1;0;IF(LEN([.B799])=2;1;IF(LEN([.B799])=3;2;IF(LEN([.B799])=5;3;IF(LEN([.B799])=6;4;IF(LEN([.B799])=7;5;&quot;Fehler&quot;))))))" office:value-type="float" office:value="3" calcext:value-type="float">
            <text:p>3</text:p>
          </table:table-cell>
          <table:table-cell office:value-type="string" calcext:value-type="string">
            <text:p>FHF 1</text:p>
          </table:table-cell>
          <table:table-cell office:value-type="string" calcext:value-type="string">
            <text:p>BEAMTENRECHT</text:p>
          </table:table-cell>
          <table:table-cell table:number-columns-repeated="5"/>
        </table:table-row>
        <table:table-row table:style-name="ro1">
          <table:table-cell table:formula="of:=IF(LEN([.B800])=1;0;IF(LEN([.B800])=2;1;IF(LEN([.B800])=3;2;IF(LEN([.B800])=5;3;IF(LEN([.B800])=6;4;IF(LEN([.B800])=7;5;&quot;Fehler&quot;))))))" office:value-type="float" office:value="4" calcext:value-type="float">
            <text:p>4</text:p>
          </table:table-cell>
          <table:table-cell office:value-type="string" calcext:value-type="string">
            <text:p>FHF 11</text:p>
          </table:table-cell>
          <table:table-cell office:value-type="string" calcext:value-type="string">
            <text:p>BESOLDUNGSRECHT <text:s/>VERSORGUNGSRECHT</text:p>
          </table:table-cell>
          <table:table-cell table:number-columns-repeated="5"/>
        </table:table-row>
        <table:table-row table:style-name="ro1">
          <table:table-cell table:formula="of:=IF(LEN([.B801])=1;0;IF(LEN([.B801])=2;1;IF(LEN([.B801])=3;2;IF(LEN([.B801])=5;3;IF(LEN([.B801])=6;4;IF(LEN([.B801])=7;5;&quot;Fehler&quot;))))))" office:value-type="float" office:value="4" calcext:value-type="float">
            <text:p>4</text:p>
          </table:table-cell>
          <table:table-cell office:value-type="string" calcext:value-type="string">
            <text:p>FHF 12</text:p>
          </table:table-cell>
          <table:table-cell office:value-type="string" calcext:value-type="string">
            <text:p>DISZIPLINARRECHT</text:p>
          </table:table-cell>
          <table:table-cell table:number-columns-repeated="5"/>
        </table:table-row>
        <table:table-row table:style-name="ro1">
          <table:table-cell table:formula="of:=IF(LEN([.B802])=1;0;IF(LEN([.B802])=2;1;IF(LEN([.B802])=3;2;IF(LEN([.B802])=5;3;IF(LEN([.B802])=6;4;IF(LEN([.B802])=7;5;&quot;Fehler&quot;))))))" office:value-type="float" office:value="4" calcext:value-type="float">
            <text:p>4</text:p>
          </table:table-cell>
          <table:table-cell office:value-type="string" calcext:value-type="string">
            <text:p>FHF 17</text:p>
          </table:table-cell>
          <table:table-cell office:value-type="string" calcext:value-type="string">
            <text:p>GESETZ ZU ART. 131 GG</text:p>
          </table:table-cell>
          <table:table-cell table:number-columns-repeated="5"/>
        </table:table-row>
        <table:table-row table:style-name="ro1">
          <table:table-cell table:formula="of:=IF(LEN([.B803])=1;0;IF(LEN([.B803])=2;1;IF(LEN([.B803])=3;2;IF(LEN([.B803])=5;3;IF(LEN([.B803])=6;4;IF(LEN([.B803])=7;5;&quot;Fehler&quot;))))))" office:value-type="float" office:value="4" calcext:value-type="float">
            <text:p>4</text:p>
          </table:table-cell>
          <table:table-cell office:value-type="string" calcext:value-type="string">
            <text:p>FHF 19</text:p>
          </table:table-cell>
          <table:table-cell office:value-type="string" calcext:value-type="string">
            <text:p>SONSTIGE TEILGEBIETE DES BEAMTENRECHTS</text:p>
          </table:table-cell>
          <table:table-cell table:number-columns-repeated="5"/>
        </table:table-row>
        <table:table-row table:style-name="ro1">
          <table:table-cell table:formula="of:=IF(LEN([.B804])=1;0;IF(LEN([.B804])=2;1;IF(LEN([.B804])=3;2;IF(LEN([.B804])=5;3;IF(LEN([.B804])=6;4;IF(LEN([.B804])=7;5;&quot;Fehler&quot;))))))" office:value-type="float" office:value="3" calcext:value-type="float">
            <text:p>3</text:p>
          </table:table-cell>
          <table:table-cell office:value-type="string" calcext:value-type="string">
            <text:p>FHF 2</text:p>
          </table:table-cell>
          <table:table-cell office:value-type="string" calcext:value-type="string">
            <text:p>RECHT DER ARBEITER UND ANGESTELLTEN DES OEFFENTLICHEN DIENSTES</text:p>
          </table:table-cell>
          <table:table-cell table:number-columns-repeated="5"/>
        </table:table-row>
        <table:table-row table:style-name="ro1">
          <table:table-cell table:formula="of:=IF(LEN([.B805])=1;0;IF(LEN([.B805])=2;1;IF(LEN([.B805])=3;2;IF(LEN([.B805])=5;3;IF(LEN([.B805])=6;4;IF(LEN([.B805])=7;5;&quot;Fehler&quot;))))))" office:value-type="float" office:value="3" calcext:value-type="float">
            <text:p>3</text:p>
          </table:table-cell>
          <table:table-cell office:value-type="string" calcext:value-type="string">
            <text:p>FHF 3</text:p>
          </table:table-cell>
          <table:table-cell office:value-type="string" calcext:value-type="string">
            <text:p>SONSTIGE TEILGEBIETE DES OEFFENTLICHEN DIENSTRECHTS</text:p>
          </table:table-cell>
          <table:table-cell table:number-columns-repeated="5"/>
        </table:table-row>
        <table:table-row table:style-name="ro1">
          <table:table-cell table:formula="of:=IF(LEN([.B806])=1;0;IF(LEN([.B806])=2;1;IF(LEN([.B806])=3;2;IF(LEN([.B806])=5;3;IF(LEN([.B806])=6;4;IF(LEN([.B806])=7;5;&quot;Fehler&quot;))))))" office:value-type="float" office:value="4" calcext:value-type="float">
            <text:p>4</text:p>
          </table:table-cell>
          <table:table-cell office:value-type="string" calcext:value-type="string">
            <text:p>FHF 32</text:p>
          </table:table-cell>
          <table:table-cell office:value-type="string" calcext:value-type="string">
            <text:p>PERSONALVERTRETUNGSRECHT</text:p>
          </table:table-cell>
          <table:table-cell table:number-columns-repeated="5"/>
        </table:table-row>
        <table:table-row table:style-name="ro1">
          <table:table-cell table:formula="of:=IF(LEN([.B807])=1;0;IF(LEN([.B807])=2;1;IF(LEN([.B807])=3;2;IF(LEN([.B807])=5;3;IF(LEN([.B807])=6;4;IF(LEN([.B807])=7;5;&quot;Fehler&quot;))))))" office:value-type="float" office:value="4" calcext:value-type="float">
            <text:p>4</text:p>
          </table:table-cell>
          <table:table-cell office:value-type="string" calcext:value-type="string">
            <text:p>FHF 33</text:p>
          </table:table-cell>
          <table:table-cell office:value-type="string" calcext:value-type="string">
            <text:p>BEIHILFENRECHT <text:s/>REISEKOSTENRECHT <text:s/>UMZUGSKOSTENRECHT</text:p>
          </table:table-cell>
          <table:table-cell table:number-columns-repeated="5"/>
        </table:table-row>
        <table:table-row table:style-name="ro1">
          <table:table-cell table:formula="of:=IF(LEN([.B808])=1;0;IF(LEN([.B808])=2;1;IF(LEN([.B808])=3;2;IF(LEN([.B808])=5;3;IF(LEN([.B808])=6;4;IF(LEN([.B808])=7;5;&quot;Fehler&quot;))))))" office:value-type="float" office:value="2" calcext:value-type="float">
            <text:p>2</text:p>
          </table:table-cell>
          <table:table-cell office:value-type="string" calcext:value-type="string">
            <text:p>FHG</text:p>
          </table:table-cell>
          <table:table-cell office:value-type="string" calcext:value-type="string">
            <text:p>RECHT DER SELBSTVERWALTUNG</text:p>
          </table:table-cell>
          <table:table-cell table:number-columns-repeated="5"/>
        </table:table-row>
        <table:table-row table:style-name="ro1">
          <table:table-cell table:formula="of:=IF(LEN([.B809])=1;0;IF(LEN([.B809])=2;1;IF(LEN([.B809])=3;2;IF(LEN([.B809])=5;3;IF(LEN([.B809])=6;4;IF(LEN([.B809])=7;5;&quot;Fehler&quot;))))))" office:value-type="float" office:value="3" calcext:value-type="float">
            <text:p>3</text:p>
          </table:table-cell>
          <table:table-cell office:value-type="string" calcext:value-type="string">
            <text:p>FHG 1</text:p>
          </table:table-cell>
          <table:table-cell office:value-type="string" calcext:value-type="string">
            <text:p>GEMEINDERECHT</text:p>
          </table:table-cell>
          <table:table-cell table:number-columns-repeated="5"/>
        </table:table-row>
        <table:table-row table:style-name="ro1">
          <table:table-cell table:formula="of:=IF(LEN([.B810])=1;0;IF(LEN([.B810])=2;1;IF(LEN([.B810])=3;2;IF(LEN([.B810])=5;3;IF(LEN([.B810])=6;4;IF(LEN([.B810])=7;5;&quot;Fehler&quot;))))))" office:value-type="float" office:value="4" calcext:value-type="float">
            <text:p>4</text:p>
          </table:table-cell>
          <table:table-cell office:value-type="string" calcext:value-type="string">
            <text:p>FHG 10</text:p>
          </table:table-cell>
          <table:table-cell office:value-type="string" calcext:value-type="string">
            <text:p>NACHSCHLAGEWERKE - ENTSCHEIDUNGSSAMMLUNGEN</text:p>
          </table:table-cell>
          <table:table-cell table:number-columns-repeated="5"/>
        </table:table-row>
        <table:table-row table:style-name="ro1">
          <table:table-cell table:formula="of:=IF(LEN([.B811])=1;0;IF(LEN([.B811])=2;1;IF(LEN([.B811])=3;2;IF(LEN([.B811])=5;3;IF(LEN([.B811])=6;4;IF(LEN([.B811])=7;5;&quot;Fehler&quot;))))))" office:value-type="float" office:value="4" calcext:value-type="float">
            <text:p>4</text:p>
          </table:table-cell>
          <table:table-cell office:value-type="string" calcext:value-type="string">
            <text:p>FHG 11</text:p>
          </table:table-cell>
          <table:table-cell office:value-type="string" calcext:value-type="string">
            <text:p>GEMEINDEORDNUNG</text:p>
          </table:table-cell>
          <table:table-cell table:number-columns-repeated="5"/>
        </table:table-row>
        <table:table-row table:style-name="ro1">
          <table:table-cell table:formula="of:=IF(LEN([.B812])=1;0;IF(LEN([.B812])=2;1;IF(LEN([.B812])=3;2;IF(LEN([.B812])=5;3;IF(LEN([.B812])=6;4;IF(LEN([.B812])=7;5;&quot;Fehler&quot;))))))" office:value-type="float" office:value="4" calcext:value-type="float">
            <text:p>4</text:p>
          </table:table-cell>
          <table:table-cell office:value-type="string" calcext:value-type="string">
            <text:p>FHG 12</text:p>
          </table:table-cell>
          <table:table-cell office:value-type="string" calcext:value-type="string">
            <text:p>WIRTSCHAFTS- UND FINANZRECHT DER GEMEINDE</text:p>
          </table:table-cell>
          <table:table-cell table:number-columns-repeated="5"/>
        </table:table-row>
        <table:table-row table:style-name="ro1">
          <table:table-cell table:formula="of:=IF(LEN([.B813])=1;0;IF(LEN([.B813])=2;1;IF(LEN([.B813])=3;2;IF(LEN([.B813])=5;3;IF(LEN([.B813])=6;4;IF(LEN([.B813])=7;5;&quot;Fehler&quot;))))))" office:value-type="float" office:value="5" calcext:value-type="float">
            <text:p>5</text:p>
          </table:table-cell>
          <table:table-cell office:value-type="string" calcext:value-type="string">
            <text:p>FHG 121</text:p>
          </table:table-cell>
          <table:table-cell office:value-type="string" calcext:value-type="string">
            <text:p>GEMEINDEHAUSHALTSRECHT <text:s/>GEMEINDEKASSENRECHT</text:p>
          </table:table-cell>
          <table:table-cell table:number-columns-repeated="5"/>
        </table:table-row>
        <table:table-row table:style-name="ro1">
          <table:table-cell table:formula="of:=IF(LEN([.B814])=1;0;IF(LEN([.B814])=2;1;IF(LEN([.B814])=3;2;IF(LEN([.B814])=5;3;IF(LEN([.B814])=6;4;IF(LEN([.B814])=7;5;&quot;Fehler&quot;))))))" office:value-type="float" office:value="4" calcext:value-type="float">
            <text:p>4</text:p>
          </table:table-cell>
          <table:table-cell office:value-type="string" calcext:value-type="string">
            <text:p>FHG 19</text:p>
          </table:table-cell>
          <table:table-cell office:value-type="string" calcext:value-type="string">
            <text:p>SONSTIGE TEILGEBIETE DES GEMEINDERECHTS</text:p>
          </table:table-cell>
          <table:table-cell table:number-columns-repeated="5"/>
        </table:table-row>
        <table:table-row table:style-name="ro1">
          <table:table-cell table:formula="of:=IF(LEN([.B815])=1;0;IF(LEN([.B815])=2;1;IF(LEN([.B815])=3;2;IF(LEN([.B815])=5;3;IF(LEN([.B815])=6;4;IF(LEN([.B815])=7;5;&quot;Fehler&quot;))))))" office:value-type="float" office:value="3" calcext:value-type="float">
            <text:p>3</text:p>
          </table:table-cell>
          <table:table-cell office:value-type="string" calcext:value-type="string">
            <text:p>FHG 2</text:p>
          </table:table-cell>
          <table:table-cell office:value-type="string" calcext:value-type="string">
            <text:p>SONSTIGE SELBSTVERWALTUNGSKOERPERSCHAFTEN</text:p>
          </table:table-cell>
          <table:table-cell table:number-columns-repeated="5"/>
        </table:table-row>
        <table:table-row table:style-name="ro1">
          <table:table-cell table:formula="of:=IF(LEN([.B816])=1;0;IF(LEN([.B816])=2;1;IF(LEN([.B816])=3;2;IF(LEN([.B816])=5;3;IF(LEN([.B816])=6;4;IF(LEN([.B816])=7;5;&quot;Fehler&quot;))))))" office:value-type="float" office:value="2" calcext:value-type="float">
            <text:p>2</text:p>
          </table:table-cell>
          <table:table-cell office:value-type="string" calcext:value-type="string">
            <text:p>FHK</text:p>
          </table:table-cell>
          <table:table-cell office:value-type="string" calcext:value-type="string">
            <text:p>FINANZ-, STEUER- UND HAUSHALTSRECHT</text:p>
          </table:table-cell>
          <table:table-cell table:number-columns-repeated="5"/>
        </table:table-row>
        <table:table-row table:style-name="ro1">
          <table:table-cell table:formula="of:=IF(LEN([.B817])=1;0;IF(LEN([.B817])=2;1;IF(LEN([.B817])=3;2;IF(LEN([.B817])=5;3;IF(LEN([.B817])=6;4;IF(LEN([.B817])=7;5;&quot;Fehler&quot;))))))" office:value-type="float" office:value="3" calcext:value-type="float">
            <text:p>3</text:p>
          </table:table-cell>
          <table:table-cell office:value-type="string" calcext:value-type="string">
            <text:p>FHK 1</text:p>
          </table:table-cell>
          <table:table-cell office:value-type="string" calcext:value-type="string">
            <text:p>STEUERRECHT</text:p>
          </table:table-cell>
          <table:table-cell table:number-columns-repeated="5"/>
        </table:table-row>
        <table:table-row table:style-name="ro1">
          <table:table-cell table:formula="of:=IF(LEN([.B818])=1;0;IF(LEN([.B818])=2;1;IF(LEN([.B818])=3;2;IF(LEN([.B818])=5;3;IF(LEN([.B818])=6;4;IF(LEN([.B818])=7;5;&quot;Fehler&quot;))))))" office:value-type="float" office:value="4" calcext:value-type="float">
            <text:p>4</text:p>
          </table:table-cell>
          <table:table-cell office:value-type="string" calcext:value-type="string">
            <text:p>FHK 10</text:p>
          </table:table-cell>
          <table:table-cell office:value-type="string" calcext:value-type="string">
            <text:p>NACHSCHLAGEWERKE - ENTSCHEIDUNGSSAMMLUNGEN</text:p>
          </table:table-cell>
          <table:table-cell table:number-columns-repeated="5"/>
        </table:table-row>
        <table:table-row table:style-name="ro1">
          <table:table-cell table:formula="of:=IF(LEN([.B819])=1;0;IF(LEN([.B819])=2;1;IF(LEN([.B819])=3;2;IF(LEN([.B819])=5;3;IF(LEN([.B819])=6;4;IF(LEN([.B819])=7;5;&quot;Fehler&quot;))))))" office:value-type="float" office:value="4" calcext:value-type="float">
            <text:p>4</text:p>
          </table:table-cell>
          <table:table-cell office:value-type="string" calcext:value-type="string">
            <text:p>FHK 11</text:p>
          </table:table-cell>
          <table:table-cell office:value-type="string" calcext:value-type="string">
            <text:p>VERMISCHTE SCHRIFTEN</text:p>
          </table:table-cell>
          <table:table-cell table:number-columns-repeated="5"/>
        </table:table-row>
        <table:table-row table:style-name="ro1">
          <table:table-cell table:formula="of:=IF(LEN([.B820])=1;0;IF(LEN([.B820])=2;1;IF(LEN([.B820])=3;2;IF(LEN([.B820])=5;3;IF(LEN([.B820])=6;4;IF(LEN([.B820])=7;5;&quot;Fehler&quot;))))))" office:value-type="float" office:value="4" calcext:value-type="float">
            <text:p>4</text:p>
          </table:table-cell>
          <table:table-cell office:value-type="string" calcext:value-type="string">
            <text:p>FHK 12</text:p>
          </table:table-cell>
          <table:table-cell office:value-type="string" calcext:value-type="string">
            <text:p>STEUERVERFAHRENSRECHT <text:s/>STEUERSTRAFRECHT</text:p>
          </table:table-cell>
          <table:table-cell table:number-columns-repeated="5"/>
        </table:table-row>
        <table:table-row table:style-name="ro1">
          <table:table-cell table:formula="of:=IF(LEN([.B821])=1;0;IF(LEN([.B821])=2;1;IF(LEN([.B821])=3;2;IF(LEN([.B821])=5;3;IF(LEN([.B821])=6;4;IF(LEN([.B821])=7;5;&quot;Fehler&quot;))))))" office:value-type="float" office:value="5" calcext:value-type="float">
            <text:p>5</text:p>
          </table:table-cell>
          <table:table-cell office:value-type="string" calcext:value-type="string">
            <text:p>FHK 121</text:p>
          </table:table-cell>
          <table:table-cell office:value-type="string" calcext:value-type="string">
            <text:p>FINANZGERICHTSBARKEIT</text:p>
          </table:table-cell>
          <table:table-cell table:number-columns-repeated="5"/>
        </table:table-row>
        <table:table-row table:style-name="ro1">
          <table:table-cell table:formula="of:=IF(LEN([.B822])=1;0;IF(LEN([.B822])=2;1;IF(LEN([.B822])=3;2;IF(LEN([.B822])=5;3;IF(LEN([.B822])=6;4;IF(LEN([.B822])=7;5;&quot;Fehler&quot;))))))" office:value-type="float" office:value="4" calcext:value-type="float">
            <text:p>4</text:p>
          </table:table-cell>
          <table:table-cell office:value-type="string" calcext:value-type="string">
            <text:p>FHK 14</text:p>
          </table:table-cell>
          <table:table-cell office:value-type="string" calcext:value-type="string">
            <text:p>STEUERBERATUNGSRECHT <text:s/>WIRTSCHAFTSPRUEFUNGSRECHT</text:p>
          </table:table-cell>
          <table:table-cell table:number-columns-repeated="5"/>
        </table:table-row>
        <table:table-row table:style-name="ro1">
          <table:table-cell table:formula="of:=IF(LEN([.B823])=1;0;IF(LEN([.B823])=2;1;IF(LEN([.B823])=3;2;IF(LEN([.B823])=5;3;IF(LEN([.B823])=6;4;IF(LEN([.B823])=7;5;&quot;Fehler&quot;))))))" office:value-type="float" office:value="4" calcext:value-type="float">
            <text:p>4</text:p>
          </table:table-cell>
          <table:table-cell office:value-type="string" calcext:value-type="string">
            <text:p>FHK 15</text:p>
          </table:table-cell>
          <table:table-cell office:value-type="string" calcext:value-type="string">
            <text:p>STEUERRECHT VON ORGANSCHAFTEN UND UNTERNEHMENSFORMEN, BERUFEN UND PERSONENGRUPPEN : GESAMTDARSTELLUNGEN</text:p>
          </table:table-cell>
          <table:table-cell table:number-columns-repeated="5"/>
        </table:table-row>
        <table:table-row table:style-name="ro1">
          <table:table-cell table:formula="of:=IF(LEN([.B824])=1;0;IF(LEN([.B824])=2;1;IF(LEN([.B824])=3;2;IF(LEN([.B824])=5;3;IF(LEN([.B824])=6;4;IF(LEN([.B824])=7;5;&quot;Fehler&quot;))))))" office:value-type="float" office:value="4" calcext:value-type="float">
            <text:p>4</text:p>
          </table:table-cell>
          <table:table-cell office:value-type="string" calcext:value-type="string">
            <text:p>FHK 16</text:p>
          </table:table-cell>
          <table:table-cell office:value-type="string" calcext:value-type="string">
            <text:p>BEWERTUNGSRECHT</text:p>
          </table:table-cell>
          <table:table-cell table:number-columns-repeated="5"/>
        </table:table-row>
        <table:table-row table:style-name="ro1">
          <table:table-cell table:formula="of:=IF(LEN([.B825])=1;0;IF(LEN([.B825])=2;1;IF(LEN([.B825])=3;2;IF(LEN([.B825])=5;3;IF(LEN([.B825])=6;4;IF(LEN([.B825])=7;5;&quot;Fehler&quot;))))))" office:value-type="float" office:value="4" calcext:value-type="float">
            <text:p>4</text:p>
          </table:table-cell>
          <table:table-cell office:value-type="string" calcext:value-type="string">
            <text:p>FHK 17</text:p>
          </table:table-cell>
          <table:table-cell office:value-type="string" calcext:value-type="string">
            <text:p>RECHT EINZELNER STEUERARTEN</text:p>
          </table:table-cell>
          <table:table-cell table:number-columns-repeated="5"/>
        </table:table-row>
        <table:table-row table:style-name="ro1">
          <table:table-cell table:formula="of:=IF(LEN([.B826])=1;0;IF(LEN([.B826])=2;1;IF(LEN([.B826])=3;2;IF(LEN([.B826])=5;3;IF(LEN([.B826])=6;4;IF(LEN([.B826])=7;5;&quot;Fehler&quot;))))))" office:value-type="float" office:value="5" calcext:value-type="float">
            <text:p>5</text:p>
          </table:table-cell>
          <table:table-cell office:value-type="string" calcext:value-type="string">
            <text:p>FHK 171</text:p>
          </table:table-cell>
          <table:table-cell office:value-type="string" calcext:value-type="string">
            <text:p>RECHT DER ERTRAGS- UND BESITZSTEUER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HK 1710</text:p>
          </table:table-cell>
          <table:table-cell office:value-type="string" calcext:value-type="string">
            <text:p>EINKOMMENSTEUERRECHT <text:s/>KOERPERSCHAFTSTEUERRECH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HK 1711</text:p>
          </table:table-cell>
          <table:table-cell office:value-type="string" calcext:value-type="string">
            <text:p>LOHNSTEUERRECH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HK 1712</text:p>
          </table:table-cell>
          <table:table-cell office:value-type="string" calcext:value-type="string">
            <text:p>VERMOEGENSTEUERRECHT <text:s/>ERBSCHAFTSTEUERRECHT SCHENKUNGSTEUERRECH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HK 1719</text:p>
          </table:table-cell>
          <table:table-cell office:value-type="string" calcext:value-type="string">
            <text:p>RECHT SONSTIGER BESITZSTEUERN</text:p>
          </table:table-cell>
          <table:table-cell table:number-columns-repeated="5"/>
        </table:table-row>
        <table:table-row table:style-name="ro1">
          <table:table-cell table:formula="of:=IF(LEN([.B831])=1;0;IF(LEN([.B831])=2;1;IF(LEN([.B831])=3;2;IF(LEN([.B831])=5;3;IF(LEN([.B831])=6;4;IF(LEN([.B831])=7;5;&quot;Fehler&quot;))))))" office:value-type="float" office:value="5" calcext:value-type="float">
            <text:p>5</text:p>
          </table:table-cell>
          <table:table-cell office:value-type="string" calcext:value-type="string">
            <text:p>FHK 172</text:p>
          </table:table-cell>
          <table:table-cell office:value-type="string" calcext:value-type="string">
            <text:p>RECHT DER VERKEHRSTEUER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HK 1720</text:p>
          </table:table-cell>
          <table:table-cell office:value-type="string" calcext:value-type="string">
            <text:p>UMSATZSTEUERRECHT (MEHRWERTSTEUERRECHT)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HK 1729</text:p>
          </table:table-cell>
          <table:table-cell office:value-type="string" calcext:value-type="string">
            <text:p>RECHT SONSTIGER VERKEHRSTEUERN</text:p>
          </table:table-cell>
          <table:table-cell table:number-columns-repeated="5"/>
        </table:table-row>
        <table:table-row table:style-name="ro1">
          <table:table-cell table:formula="of:=IF(LEN([.B834])=1;0;IF(LEN([.B834])=2;1;IF(LEN([.B834])=3;2;IF(LEN([.B834])=5;3;IF(LEN([.B834])=6;4;IF(LEN([.B834])=7;5;&quot;Fehler&quot;))))))" office:value-type="float" office:value="5" calcext:value-type="float">
            <text:p>5</text:p>
          </table:table-cell>
          <table:table-cell office:value-type="string" calcext:value-type="string">
            <text:p>FHK 173</text:p>
          </table:table-cell>
          <table:table-cell office:value-type="string" calcext:value-type="string">
            <text:p>RECHT DER VERBRAUCHSTEUERN</text:p>
          </table:table-cell>
          <table:table-cell table:number-columns-repeated="5"/>
        </table:table-row>
        <table:table-row table:style-name="ro1">
          <table:table-cell table:formula="of:=IF(LEN([.B835])=1;0;IF(LEN([.B835])=2;1;IF(LEN([.B835])=3;2;IF(LEN([.B835])=5;3;IF(LEN([.B835])=6;4;IF(LEN([.B835])=7;5;&quot;Fehler&quot;))))))" office:value-type="float" office:value="5" calcext:value-type="float">
            <text:p>5</text:p>
          </table:table-cell>
          <table:table-cell office:value-type="string" calcext:value-type="string">
            <text:p>FHK 174</text:p>
          </table:table-cell>
          <table:table-cell office:value-type="string" calcext:value-type="string">
            <text:p>ZOLLRECHT</text:p>
          </table:table-cell>
          <table:table-cell table:number-columns-repeated="5"/>
        </table:table-row>
        <table:table-row table:style-name="ro1">
          <table:table-cell table:formula="of:=IF(LEN([.B836])=1;0;IF(LEN([.B836])=2;1;IF(LEN([.B836])=3;2;IF(LEN([.B836])=5;3;IF(LEN([.B836])=6;4;IF(LEN([.B836])=7;5;&quot;Fehler&quot;))))))" office:value-type="float" office:value="5" calcext:value-type="float">
            <text:p>5</text:p>
          </table:table-cell>
          <table:table-cell office:value-type="string" calcext:value-type="string">
            <text:p>FHK 175</text:p>
          </table:table-cell>
          <table:table-cell office:value-type="string" calcext:value-type="string">
            <text:p>KIRCHENSTEUERRECHT</text:p>
          </table:table-cell>
          <table:table-cell table:number-columns-repeated="5"/>
        </table:table-row>
        <table:table-row table:style-name="ro1">
          <table:table-cell table:formula="of:=IF(LEN([.B837])=1;0;IF(LEN([.B837])=2;1;IF(LEN([.B837])=3;2;IF(LEN([.B837])=5;3;IF(LEN([.B837])=6;4;IF(LEN([.B837])=7;5;&quot;Fehler&quot;))))))" office:value-type="float" office:value="5" calcext:value-type="float">
            <text:p>5</text:p>
          </table:table-cell>
          <table:table-cell office:value-type="string" calcext:value-type="string">
            <text:p>FHK 176</text:p>
          </table:table-cell>
          <table:table-cell office:value-type="string" calcext:value-type="string">
            <text:p>KOMMUNALABGABENRECHT</text:p>
          </table:table-cell>
          <table:table-cell table:number-columns-repeated="5"/>
        </table:table-row>
        <table:table-row table:style-name="ro1">
          <table:table-cell table:formula="of:=IF(LEN([.B838])=1;0;IF(LEN([.B838])=2;1;IF(LEN([.B838])=3;2;IF(LEN([.B838])=5;3;IF(LEN([.B838])=6;4;IF(LEN([.B838])=7;5;&quot;Fehler&quot;))))))" office:value-type="float" office:value="5" calcext:value-type="float">
            <text:p>5</text:p>
          </table:table-cell>
          <table:table-cell office:value-type="string" calcext:value-type="string">
            <text:p>FHK 179</text:p>
          </table:table-cell>
          <table:table-cell office:value-type="string" calcext:value-type="string">
            <text:p>SONSTIGE STEUERGESETZE</text:p>
          </table:table-cell>
          <table:table-cell table:number-columns-repeated="5"/>
        </table:table-row>
        <table:table-row table:style-name="ro1">
          <table:table-cell table:formula="of:=IF(LEN([.B839])=1;0;IF(LEN([.B839])=2;1;IF(LEN([.B839])=3;2;IF(LEN([.B839])=5;3;IF(LEN([.B839])=6;4;IF(LEN([.B839])=7;5;&quot;Fehler&quot;))))))" office:value-type="float" office:value="4" calcext:value-type="float">
            <text:p>4</text:p>
          </table:table-cell>
          <table:table-cell office:value-type="string" calcext:value-type="string">
            <text:p>FHK 18</text:p>
          </table:table-cell>
          <table:table-cell office:value-type="string" calcext:value-type="string">
            <text:p>DOPPELBESTEUERUNGSRECHT <text:s/>AUSSENSTEUERRECHT</text:p>
          </table:table-cell>
          <table:table-cell table:number-columns-repeated="5"/>
        </table:table-row>
        <table:table-row table:style-name="ro1">
          <table:table-cell table:formula="of:=IF(LEN([.B840])=1;0;IF(LEN([.B840])=2;1;IF(LEN([.B840])=3;2;IF(LEN([.B840])=5;3;IF(LEN([.B840])=6;4;IF(LEN([.B840])=7;5;&quot;Fehler&quot;))))))" office:value-type="float" office:value="3" calcext:value-type="float">
            <text:p>3</text:p>
          </table:table-cell>
          <table:table-cell office:value-type="string" calcext:value-type="string">
            <text:p>FHK 4</text:p>
          </table:table-cell>
          <table:table-cell office:value-type="string" calcext:value-type="string">
            <text:p>OEFFENTLICHES HAUSHALTS- UND KASSENRECHT</text:p>
          </table:table-cell>
          <table:table-cell table:number-columns-repeated="5"/>
        </table:table-row>
        <table:table-row table:style-name="ro1">
          <table:table-cell table:formula="of:=IF(LEN([.B841])=1;0;IF(LEN([.B841])=2;1;IF(LEN([.B841])=3;2;IF(LEN([.B841])=5;3;IF(LEN([.B841])=6;4;IF(LEN([.B841])=7;5;&quot;Fehler&quot;))))))" office:value-type="float" office:value="2" calcext:value-type="float">
            <text:p>2</text:p>
          </table:table-cell>
          <table:table-cell office:value-type="string" calcext:value-type="string">
            <text:p>FHM</text:p>
          </table:table-cell>
          <table:table-cell office:value-type="string" calcext:value-type="string">
            <text:p>KULTURRECHT <text:s/>RECHT DER MASSENMEDIEN</text:p>
          </table:table-cell>
          <table:table-cell table:number-columns-repeated="5"/>
        </table:table-row>
        <table:table-row table:style-name="ro1">
          <table:table-cell table:formula="of:=IF(LEN([.B842])=1;0;IF(LEN([.B842])=2;1;IF(LEN([.B842])=3;2;IF(LEN([.B842])=5;3;IF(LEN([.B842])=6;4;IF(LEN([.B842])=7;5;&quot;Fehler&quot;))))))" office:value-type="float" office:value="2" calcext:value-type="float">
            <text:p>2</text:p>
          </table:table-cell>
          <table:table-cell office:value-type="string" calcext:value-type="string">
            <text:p>FHN</text:p>
          </table:table-cell>
          <table:table-cell office:value-type="string" calcext:value-type="string">
            <text:p>POLIZEI- UND ORDNUNGSRECHT</text:p>
          </table:table-cell>
          <table:table-cell table:number-columns-repeated="5"/>
        </table:table-row>
        <table:table-row table:style-name="ro1">
          <table:table-cell table:formula="of:=IF(LEN([.B843])=1;0;IF(LEN([.B843])=2;1;IF(LEN([.B843])=3;2;IF(LEN([.B843])=5;3;IF(LEN([.B843])=6;4;IF(LEN([.B843])=7;5;&quot;Fehler&quot;))))))" office:value-type="float" office:value="3" calcext:value-type="float">
            <text:p>3</text:p>
          </table:table-cell>
          <table:table-cell office:value-type="string" calcext:value-type="string">
            <text:p>FHN 1</text:p>
          </table:table-cell>
          <table:table-cell office:value-type="string" calcext:value-type="string">
            <text:p>POLIZEIRECHT</text:p>
          </table:table-cell>
          <table:table-cell table:number-columns-repeated="5"/>
        </table:table-row>
        <table:table-row table:style-name="ro1">
          <table:table-cell table:formula="of:=IF(LEN([.B844])=1;0;IF(LEN([.B844])=2;1;IF(LEN([.B844])=3;2;IF(LEN([.B844])=5;3;IF(LEN([.B844])=6;4;IF(LEN([.B844])=7;5;&quot;Fehler&quot;))))))" office:value-type="float" office:value="3" calcext:value-type="float">
            <text:p>3</text:p>
          </table:table-cell>
          <table:table-cell office:value-type="string" calcext:value-type="string">
            <text:p>FHN 2</text:p>
          </table:table-cell>
          <table:table-cell office:value-type="string" calcext:value-type="string">
            <text:p>BESONDERES POLIZEI- UND ORDNUNGSRECHT : GESAMTDARSTELLUNGEN</text:p>
          </table:table-cell>
          <table:table-cell table:number-columns-repeated="5"/>
        </table:table-row>
        <table:table-row table:style-name="ro1">
          <table:table-cell table:formula="of:=IF(LEN([.B845])=1;0;IF(LEN([.B845])=2;1;IF(LEN([.B845])=3;2;IF(LEN([.B845])=5;3;IF(LEN([.B845])=6;4;IF(LEN([.B845])=7;5;&quot;Fehler&quot;))))))" office:value-type="float" office:value="4" calcext:value-type="float">
            <text:p>4</text:p>
          </table:table-cell>
          <table:table-cell office:value-type="string" calcext:value-type="string">
            <text:p>FHN 21</text:p>
          </table:table-cell>
          <table:table-cell office:value-type="string" calcext:value-type="string">
            <text:p>VERSAMMLUNGSRECHT <text:s/>VEREINIGUNGSRECHT DEMONSTRATIONSRECHT</text:p>
          </table:table-cell>
          <table:table-cell table:number-columns-repeated="5"/>
        </table:table-row>
        <table:table-row table:style-name="ro1">
          <table:table-cell table:formula="of:=IF(LEN([.B846])=1;0;IF(LEN([.B846])=2;1;IF(LEN([.B846])=3;2;IF(LEN([.B846])=5;3;IF(LEN([.B846])=6;4;IF(LEN([.B846])=7;5;&quot;Fehler&quot;))))))" office:value-type="float" office:value="4" calcext:value-type="float">
            <text:p>4</text:p>
          </table:table-cell>
          <table:table-cell office:value-type="string" calcext:value-type="string">
            <text:p>FHN 22</text:p>
          </table:table-cell>
          <table:table-cell office:value-type="string" calcext:value-type="string">
            <text:p>GESUNDHEITSRECHT</text:p>
          </table:table-cell>
          <table:table-cell table:number-columns-repeated="5"/>
        </table:table-row>
        <table:table-row table:style-name="ro1">
          <table:table-cell table:formula="of:=IF(LEN([.B847])=1;0;IF(LEN([.B847])=2;1;IF(LEN([.B847])=3;2;IF(LEN([.B847])=5;3;IF(LEN([.B847])=6;4;IF(LEN([.B847])=7;5;&quot;Fehler&quot;))))))" office:value-type="float" office:value="5" calcext:value-type="float">
            <text:p>5</text:p>
          </table:table-cell>
          <table:table-cell office:value-type="string" calcext:value-type="string">
            <text:p>FHN 221</text:p>
          </table:table-cell>
          <table:table-cell office:value-type="string" calcext:value-type="string">
            <text:p>LEBENSMITTELRECHT</text:p>
          </table:table-cell>
          <table:table-cell table:number-columns-repeated="5"/>
        </table:table-row>
        <table:table-row table:style-name="ro1">
          <table:table-cell table:formula="of:=IF(LEN([.B848])=1;0;IF(LEN([.B848])=2;1;IF(LEN([.B848])=3;2;IF(LEN([.B848])=5;3;IF(LEN([.B848])=6;4;IF(LEN([.B848])=7;5;&quot;Fehler&quot;))))))" office:value-type="float" office:value="5" calcext:value-type="float">
            <text:p>5</text:p>
          </table:table-cell>
          <table:table-cell office:value-type="string" calcext:value-type="string">
            <text:p>FHN 222</text:p>
          </table:table-cell>
          <table:table-cell office:value-type="string" calcext:value-type="string">
            <text:p>ARZNEIMITTELRECHT</text:p>
          </table:table-cell>
          <table:table-cell table:number-columns-repeated="5"/>
        </table:table-row>
        <table:table-row table:style-name="ro1">
          <table:table-cell table:formula="of:=IF(LEN([.B849])=1;0;IF(LEN([.B849])=2;1;IF(LEN([.B849])=3;2;IF(LEN([.B849])=5;3;IF(LEN([.B849])=6;4;IF(LEN([.B849])=7;5;&quot;Fehler&quot;))))))" office:value-type="float" office:value="5" calcext:value-type="float">
            <text:p>5</text:p>
          </table:table-cell>
          <table:table-cell office:value-type="string" calcext:value-type="string">
            <text:p>FHN 229</text:p>
          </table:table-cell>
          <table:table-cell office:value-type="string" calcext:value-type="string">
            <text:p>SONSTIGE TEILGEBIETE DES GESUNDHEITSRECHTS</text:p>
          </table:table-cell>
          <table:table-cell table:number-columns-repeated="5"/>
        </table:table-row>
        <table:table-row table:style-name="ro1">
          <table:table-cell table:formula="of:=IF(LEN([.B850])=1;0;IF(LEN([.B850])=2;1;IF(LEN([.B850])=3;2;IF(LEN([.B850])=5;3;IF(LEN([.B850])=6;4;IF(LEN([.B850])=7;5;&quot;Fehler&quot;))))))" office:value-type="float" office:value="4" calcext:value-type="float">
            <text:p>4</text:p>
          </table:table-cell>
          <table:table-cell office:value-type="string" calcext:value-type="string">
            <text:p>FHN 23</text:p>
          </table:table-cell>
          <table:table-cell office:value-type="string" calcext:value-type="string">
            <text:p>WAFFENRECHT <text:s/>MUNITIONSRECHT <text:s/>SPRENGSTOFFRECHT</text:p>
          </table:table-cell>
          <table:table-cell table:number-columns-repeated="5"/>
        </table:table-row>
        <table:table-row table:style-name="ro1">
          <table:table-cell table:formula="of:=IF(LEN([.B851])=1;0;IF(LEN([.B851])=2;1;IF(LEN([.B851])=3;2;IF(LEN([.B851])=5;3;IF(LEN([.B851])=6;4;IF(LEN([.B851])=7;5;&quot;Fehler&quot;))))))" office:value-type="float" office:value="4" calcext:value-type="float">
            <text:p>4</text:p>
          </table:table-cell>
          <table:table-cell office:value-type="string" calcext:value-type="string">
            <text:p>FHN 24</text:p>
          </table:table-cell>
          <table:table-cell office:value-type="string" calcext:value-type="string">
            <text:p>AUSLAENDERRECHT</text:p>
          </table:table-cell>
          <table:table-cell table:number-columns-repeated="5"/>
        </table:table-row>
        <table:table-row table:style-name="ro1">
          <table:table-cell table:formula="of:=IF(LEN([.B852])=1;0;IF(LEN([.B852])=2;1;IF(LEN([.B852])=3;2;IF(LEN([.B852])=5;3;IF(LEN([.B852])=6;4;IF(LEN([.B852])=7;5;&quot;Fehler&quot;))))))" office:value-type="float" office:value="4" calcext:value-type="float">
            <text:p>4</text:p>
          </table:table-cell>
          <table:table-cell office:value-type="string" calcext:value-type="string">
            <text:p>FHN 25</text:p>
          </table:table-cell>
          <table:table-cell office:value-type="string" calcext:value-type="string">
            <text:p>MESS- UND EICHRECHT</text:p>
          </table:table-cell>
          <table:table-cell table:number-columns-repeated="5"/>
        </table:table-row>
        <table:table-row table:style-name="ro1">
          <table:table-cell table:formula="of:=IF(LEN([.B853])=1;0;IF(LEN([.B853])=2;1;IF(LEN([.B853])=3;2;IF(LEN([.B853])=5;3;IF(LEN([.B853])=6;4;IF(LEN([.B853])=7;5;&quot;Fehler&quot;))))))" office:value-type="float" office:value="4" calcext:value-type="float">
            <text:p>4</text:p>
          </table:table-cell>
          <table:table-cell office:value-type="string" calcext:value-type="string">
            <text:p>FHN 29</text:p>
          </table:table-cell>
          <table:table-cell office:value-type="string" calcext:value-type="string">
            <text:p>SONSTIGE TEILGEBIETE</text:p>
          </table:table-cell>
          <table:table-cell table:number-columns-repeated="5"/>
        </table:table-row>
        <table:table-row table:style-name="ro1">
          <table:table-cell table:formula="of:=IF(LEN([.B854])=1;0;IF(LEN([.B854])=2;1;IF(LEN([.B854])=3;2;IF(LEN([.B854])=5;3;IF(LEN([.B854])=6;4;IF(LEN([.B854])=7;5;&quot;Fehler&quot;))))))" office:value-type="float" office:value="2" calcext:value-type="float">
            <text:p>2</text:p>
          </table:table-cell>
          <table:table-cell office:value-type="string" calcext:value-type="string">
            <text:p>FHO</text:p>
          </table:table-cell>
          <table:table-cell office:value-type="string" calcext:value-type="string">
            <text:p>VERKEHRSRECHT</text:p>
          </table:table-cell>
          <table:table-cell table:number-columns-repeated="5"/>
        </table:table-row>
        <table:table-row table:style-name="ro1">
          <table:table-cell table:formula="of:=IF(LEN([.B855])=1;0;IF(LEN([.B855])=2;1;IF(LEN([.B855])=3;2;IF(LEN([.B855])=5;3;IF(LEN([.B855])=6;4;IF(LEN([.B855])=7;5;&quot;Fehler&quot;))))))" office:value-type="float" office:value="3" calcext:value-type="float">
            <text:p>3</text:p>
          </table:table-cell>
          <table:table-cell office:value-type="string" calcext:value-type="string">
            <text:p>FHO 1</text:p>
          </table:table-cell>
          <table:table-cell office:value-type="string" calcext:value-type="string">
            <text:p>STRASSENVERKEHRSRECHT <text:s/>STRASSENVERKEHRSORDNUNG</text:p>
          </table:table-cell>
          <table:table-cell table:number-columns-repeated="5"/>
        </table:table-row>
        <table:table-row table:style-name="ro1">
          <table:table-cell table:formula="of:=IF(LEN([.B856])=1;0;IF(LEN([.B856])=2;1;IF(LEN([.B856])=3;2;IF(LEN([.B856])=5;3;IF(LEN([.B856])=6;4;IF(LEN([.B856])=7;5;&quot;Fehler&quot;))))))" office:value-type="float" office:value="3" calcext:value-type="float">
            <text:p>3</text:p>
          </table:table-cell>
          <table:table-cell office:value-type="string" calcext:value-type="string">
            <text:p>FHO 2</text:p>
          </table:table-cell>
          <table:table-cell office:value-type="string" calcext:value-type="string">
            <text:p>SEERECHT <text:s/>BINNENSCHIFFFAHRTVERKEHRSRECHT</text:p>
          </table:table-cell>
          <table:table-cell table:number-columns-repeated="5"/>
        </table:table-row>
        <table:table-row table:style-name="ro1">
          <table:table-cell table:formula="of:=IF(LEN([.B857])=1;0;IF(LEN([.B857])=2;1;IF(LEN([.B857])=3;2;IF(LEN([.B857])=5;3;IF(LEN([.B857])=6;4;IF(LEN([.B857])=7;5;&quot;Fehler&quot;))))))" office:value-type="float" office:value="3" calcext:value-type="float">
            <text:p>3</text:p>
          </table:table-cell>
          <table:table-cell office:value-type="string" calcext:value-type="string">
            <text:p>FHO 3</text:p>
          </table:table-cell>
          <table:table-cell office:value-type="string" calcext:value-type="string">
            <text:p>LUFTVERKEHRSRECHT</text:p>
          </table:table-cell>
          <table:table-cell table:number-columns-repeated="5"/>
        </table:table-row>
        <table:table-row table:style-name="ro1">
          <table:table-cell table:formula="of:=IF(LEN([.B858])=1;0;IF(LEN([.B858])=2;1;IF(LEN([.B858])=3;2;IF(LEN([.B858])=5;3;IF(LEN([.B858])=6;4;IF(LEN([.B858])=7;5;&quot;Fehler&quot;))))))" office:value-type="float" office:value="3" calcext:value-type="float">
            <text:p>3</text:p>
          </table:table-cell>
          <table:table-cell office:value-type="string" calcext:value-type="string">
            <text:p>FHO 4</text:p>
          </table:table-cell>
          <table:table-cell office:value-type="string" calcext:value-type="string">
            <text:p>EISENBAHNVERKEHRSRECHT</text:p>
          </table:table-cell>
          <table:table-cell table:number-columns-repeated="5"/>
        </table:table-row>
        <table:table-row table:style-name="ro1">
          <table:table-cell table:formula="of:=IF(LEN([.B859])=1;0;IF(LEN([.B859])=2;1;IF(LEN([.B859])=3;2;IF(LEN([.B859])=5;3;IF(LEN([.B859])=6;4;IF(LEN([.B859])=7;5;&quot;Fehler&quot;))))))" office:value-type="float" office:value="3" calcext:value-type="float">
            <text:p>3</text:p>
          </table:table-cell>
          <table:table-cell office:value-type="string" calcext:value-type="string">
            <text:p>FHO 5</text:p>
          </table:table-cell>
          <table:table-cell office:value-type="string" calcext:value-type="string">
            <text:p>PERSONENBEFOERDERUNGSRECHT <text:s/>GUETERKRAFTVERKEHRSRECHT</text:p>
          </table:table-cell>
          <table:table-cell table:number-columns-repeated="5"/>
        </table:table-row>
        <table:table-row table:style-name="ro1">
          <table:table-cell table:formula="of:=IF(LEN([.B860])=1;0;IF(LEN([.B860])=2;1;IF(LEN([.B860])=3;2;IF(LEN([.B860])=5;3;IF(LEN([.B860])=6;4;IF(LEN([.B860])=7;5;&quot;Fehler&quot;))))))" office:value-type="float" office:value="3" calcext:value-type="float">
            <text:p>3</text:p>
          </table:table-cell>
          <table:table-cell office:value-type="string" calcext:value-type="string">
            <text:p>FHO 6</text:p>
          </table:table-cell>
          <table:table-cell office:value-type="string" calcext:value-type="string">
            <text:p>POST- UND FERNMELDERECHT</text:p>
          </table:table-cell>
          <table:table-cell table:number-columns-repeated="5"/>
        </table:table-row>
        <table:table-row table:style-name="ro1">
          <table:table-cell table:formula="of:=IF(LEN([.B861])=1;0;IF(LEN([.B861])=2;1;IF(LEN([.B861])=3;2;IF(LEN([.B861])=5;3;IF(LEN([.B861])=6;4;IF(LEN([.B861])=7;5;&quot;Fehler&quot;))))))" office:value-type="float" office:value="3" calcext:value-type="float">
            <text:p>3</text:p>
          </table:table-cell>
          <table:table-cell office:value-type="string" calcext:value-type="string">
            <text:p>FHO 9</text:p>
          </table:table-cell>
          <table:table-cell office:value-type="string" calcext:value-type="string">
            <text:p>SONSTIGES VERKEHRSRECHT</text:p>
          </table:table-cell>
          <table:table-cell table:number-columns-repeated="5"/>
        </table:table-row>
        <table:table-row table:style-name="ro1">
          <table:table-cell table:formula="of:=IF(LEN([.B862])=1;0;IF(LEN([.B862])=2;1;IF(LEN([.B862])=3;2;IF(LEN([.B862])=5;3;IF(LEN([.B862])=6;4;IF(LEN([.B862])=7;5;&quot;Fehler&quot;))))))" office:value-type="float" office:value="2" calcext:value-type="float">
            <text:p>2</text:p>
          </table:table-cell>
          <table:table-cell office:value-type="string" calcext:value-type="string">
            <text:p>FHP</text:p>
          </table:table-cell>
          <table:table-cell office:value-type="string" calcext:value-type="string">
            <text:p>OEFFENTLICHES BODEN-, BAU- UND WOHNUNGSBAURECHT</text:p>
          </table:table-cell>
          <table:table-cell table:number-columns-repeated="5"/>
        </table:table-row>
        <table:table-row table:style-name="ro1">
          <table:table-cell table:formula="of:=IF(LEN([.B863])=1;0;IF(LEN([.B863])=2;1;IF(LEN([.B863])=3;2;IF(LEN([.B863])=5;3;IF(LEN([.B863])=6;4;IF(LEN([.B863])=7;5;&quot;Fehler&quot;))))))" office:value-type="float" office:value="3" calcext:value-type="float">
            <text:p>3</text:p>
          </table:table-cell>
          <table:table-cell office:value-type="string" calcext:value-type="string">
            <text:p>FHP 1</text:p>
          </table:table-cell>
          <table:table-cell office:value-type="string" calcext:value-type="string">
            <text:p>NACHSCHLAGEWERKE - ENTSCHEIDUNGSSAMMLUNGEN</text:p>
          </table:table-cell>
          <table:table-cell table:number-columns-repeated="5"/>
        </table:table-row>
        <table:table-row table:style-name="ro1">
          <table:table-cell table:formula="of:=IF(LEN([.B864])=1;0;IF(LEN([.B864])=2;1;IF(LEN([.B864])=3;2;IF(LEN([.B864])=5;3;IF(LEN([.B864])=6;4;IF(LEN([.B864])=7;5;&quot;Fehler&quot;))))))" office:value-type="float" office:value="3" calcext:value-type="float">
            <text:p>3</text:p>
          </table:table-cell>
          <table:table-cell office:value-type="string" calcext:value-type="string">
            <text:p>FHP 2</text:p>
          </table:table-cell>
          <table:table-cell office:value-type="string" calcext:value-type="string">
            <text:p>BAU- UND BODENRECHT</text:p>
          </table:table-cell>
          <table:table-cell table:number-columns-repeated="5"/>
        </table:table-row>
        <table:table-row table:style-name="ro1">
          <table:table-cell table:formula="of:=IF(LEN([.B865])=1;0;IF(LEN([.B865])=2;1;IF(LEN([.B865])=3;2;IF(LEN([.B865])=5;3;IF(LEN([.B865])=6;4;IF(LEN([.B865])=7;5;&quot;Fehler&quot;))))))" office:value-type="float" office:value="4" calcext:value-type="float">
            <text:p>4</text:p>
          </table:table-cell>
          <table:table-cell office:value-type="string" calcext:value-type="string">
            <text:p>FHP 21</text:p>
          </table:table-cell>
          <table:table-cell office:value-type="string" calcext:value-type="string">
            <text:p>BODENREFORM</text:p>
          </table:table-cell>
          <table:table-cell table:number-columns-repeated="5"/>
        </table:table-row>
        <table:table-row table:style-name="ro1">
          <table:table-cell table:formula="of:=IF(LEN([.B866])=1;0;IF(LEN([.B866])=2;1;IF(LEN([.B866])=3;2;IF(LEN([.B866])=5;3;IF(LEN([.B866])=6;4;IF(LEN([.B866])=7;5;&quot;Fehler&quot;))))))" office:value-type="float" office:value="4" calcext:value-type="float">
            <text:p>4</text:p>
          </table:table-cell>
          <table:table-cell office:value-type="string" calcext:value-type="string">
            <text:p>FHP 23</text:p>
          </table:table-cell>
          <table:table-cell office:value-type="string" calcext:value-type="string">
            <text:p>BUNDESBAUGESETZ <text:s/>BAUNUTZUNGSRECHT <text:s/>BAUPLANUNGSRECHT</text:p>
          </table:table-cell>
          <table:table-cell table:number-columns-repeated="5"/>
        </table:table-row>
        <table:table-row table:style-name="ro1">
          <table:table-cell table:formula="of:=IF(LEN([.B867])=1;0;IF(LEN([.B867])=2;1;IF(LEN([.B867])=3;2;IF(LEN([.B867])=5;3;IF(LEN([.B867])=6;4;IF(LEN([.B867])=7;5;&quot;Fehler&quot;))))))" office:value-type="float" office:value="4" calcext:value-type="float">
            <text:p>4</text:p>
          </table:table-cell>
          <table:table-cell office:value-type="string" calcext:value-type="string">
            <text:p>FHP 24</text:p>
          </table:table-cell>
          <table:table-cell office:value-type="string" calcext:value-type="string">
            <text:p>BAUORDNUNGSRECHT</text:p>
          </table:table-cell>
          <table:table-cell table:number-columns-repeated="5"/>
        </table:table-row>
        <table:table-row table:style-name="ro1">
          <table:table-cell table:formula="of:=IF(LEN([.B868])=1;0;IF(LEN([.B868])=2;1;IF(LEN([.B868])=3;2;IF(LEN([.B868])=5;3;IF(LEN([.B868])=6;4;IF(LEN([.B868])=7;5;&quot;Fehler&quot;))))))" office:value-type="float" office:value="4" calcext:value-type="float">
            <text:p>4</text:p>
          </table:table-cell>
          <table:table-cell office:value-type="string" calcext:value-type="string">
            <text:p>FHP 28</text:p>
          </table:table-cell>
          <table:table-cell office:value-type="string" calcext:value-type="string">
            <text:p>ENTEIGNUNG, ENTSCHAEDIGUNG, UMLEGUNG</text:p>
          </table:table-cell>
          <table:table-cell table:number-columns-repeated="5"/>
        </table:table-row>
        <table:table-row table:style-name="ro1">
          <table:table-cell table:formula="of:=IF(LEN([.B869])=1;0;IF(LEN([.B869])=2;1;IF(LEN([.B869])=3;2;IF(LEN([.B869])=5;3;IF(LEN([.B869])=6;4;IF(LEN([.B869])=7;5;&quot;Fehler&quot;))))))" office:value-type="float" office:value="4" calcext:value-type="float">
            <text:p>4</text:p>
          </table:table-cell>
          <table:table-cell office:value-type="string" calcext:value-type="string">
            <text:p>FHP 29</text:p>
          </table:table-cell>
          <table:table-cell office:value-type="string" calcext:value-type="string">
            <text:p>SONSTIGE TEILGEBIETE</text:p>
          </table:table-cell>
          <table:table-cell table:number-columns-repeated="5"/>
        </table:table-row>
        <table:table-row table:style-name="ro1">
          <table:table-cell table:formula="of:=IF(LEN([.B870])=1;0;IF(LEN([.B870])=2;1;IF(LEN([.B870])=3;2;IF(LEN([.B870])=5;3;IF(LEN([.B870])=6;4;IF(LEN([.B870])=7;5;&quot;Fehler&quot;))))))" office:value-type="float" office:value="3" calcext:value-type="float">
            <text:p>3</text:p>
          </table:table-cell>
          <table:table-cell office:value-type="string" calcext:value-type="string">
            <text:p>FHP 4</text:p>
          </table:table-cell>
          <table:table-cell office:value-type="string" calcext:value-type="string">
            <text:p>WOHNUNGSBAURECHT <text:s/>SIEDLUNGSRECHT <text:s/>HEIMSTAETTENRECHT</text:p>
          </table:table-cell>
          <table:table-cell table:number-columns-repeated="5"/>
        </table:table-row>
        <table:table-row table:style-name="ro1">
          <table:table-cell table:formula="of:=IF(LEN([.B871])=1;0;IF(LEN([.B871])=2;1;IF(LEN([.B871])=3;2;IF(LEN([.B871])=5;3;IF(LEN([.B871])=6;4;IF(LEN([.B871])=7;5;&quot;Fehler&quot;))))))" office:value-type="float" office:value="3" calcext:value-type="float">
            <text:p>3</text:p>
          </table:table-cell>
          <table:table-cell office:value-type="string" calcext:value-type="string">
            <text:p>FHP 5</text:p>
          </table:table-cell>
          <table:table-cell office:value-type="string" calcext:value-type="string">
            <text:p>RAUMORDNUNGSRECHT <text:s/>LANDESPLANUNGSRECHT</text:p>
          </table:table-cell>
          <table:table-cell table:number-columns-repeated="5"/>
        </table:table-row>
        <table:table-row table:style-name="ro1">
          <table:table-cell table:formula="of:=IF(LEN([.B872])=1;0;IF(LEN([.B872])=2;1;IF(LEN([.B872])=3;2;IF(LEN([.B872])=5;3;IF(LEN([.B872])=6;4;IF(LEN([.B872])=7;5;&quot;Fehler&quot;))))))" office:value-type="float" office:value="3" calcext:value-type="float">
            <text:p>3</text:p>
          </table:table-cell>
          <table:table-cell office:value-type="string" calcext:value-type="string">
            <text:p>FHP 6</text:p>
          </table:table-cell>
          <table:table-cell office:value-type="string" calcext:value-type="string">
            <text:p>STRASSEN- UND WEGERECHT</text:p>
          </table:table-cell>
          <table:table-cell table:number-columns-repeated="5"/>
        </table:table-row>
        <table:table-row table:style-name="ro1">
          <table:table-cell table:formula="of:=IF(LEN([.B873])=1;0;IF(LEN([.B873])=2;1;IF(LEN([.B873])=3;2;IF(LEN([.B873])=5;3;IF(LEN([.B873])=6;4;IF(LEN([.B873])=7;5;&quot;Fehler&quot;))))))" office:value-type="float" office:value="2" calcext:value-type="float">
            <text:p>2</text:p>
          </table:table-cell>
          <table:table-cell office:value-type="string" calcext:value-type="string">
            <text:p>FHQ</text:p>
          </table:table-cell>
          <table:table-cell office:value-type="string" calcext:value-type="string">
            <text:p>JAGDRECHT <text:s/>FISCHEREIRECHT <text:s/>LANDWIRTSCHAFTSRECHT</text:p>
          </table:table-cell>
          <table:table-cell table:number-columns-repeated="5"/>
        </table:table-row>
        <table:table-row table:style-name="ro1">
          <table:table-cell table:formula="of:=IF(LEN([.B874])=1;0;IF(LEN([.B874])=2;1;IF(LEN([.B874])=3;2;IF(LEN([.B874])=5;3;IF(LEN([.B874])=6;4;IF(LEN([.B874])=7;5;&quot;Fehler&quot;))))))" office:value-type="float" office:value="3" calcext:value-type="float">
            <text:p>3</text:p>
          </table:table-cell>
          <table:table-cell office:value-type="string" calcext:value-type="string">
            <text:p>FHQ 2</text:p>
          </table:table-cell>
          <table:table-cell office:value-type="string" calcext:value-type="string">
            <text:p>JAGDRECHT <text:s/>FISCHEREIRECHT</text:p>
          </table:table-cell>
          <table:table-cell table:number-columns-repeated="5"/>
        </table:table-row>
        <table:table-row table:style-name="ro1">
          <table:table-cell table:formula="of:=IF(LEN([.B875])=1;0;IF(LEN([.B875])=2;1;IF(LEN([.B875])=3;2;IF(LEN([.B875])=5;3;IF(LEN([.B875])=6;4;IF(LEN([.B875])=7;5;&quot;Fehler&quot;))))))" office:value-type="float" office:value="3" calcext:value-type="float">
            <text:p>3</text:p>
          </table:table-cell>
          <table:table-cell office:value-type="string" calcext:value-type="string">
            <text:p>FHQ 3</text:p>
          </table:table-cell>
          <table:table-cell office:value-type="string" calcext:value-type="string">
            <text:p>LANDWIRTSCHAFTSRECHT <text:s/>FORSTRECHT</text:p>
          </table:table-cell>
          <table:table-cell table:number-columns-repeated="5"/>
        </table:table-row>
        <table:table-row table:style-name="ro1">
          <table:table-cell table:formula="of:=IF(LEN([.B876])=1;0;IF(LEN([.B876])=2;1;IF(LEN([.B876])=3;2;IF(LEN([.B876])=5;3;IF(LEN([.B876])=6;4;IF(LEN([.B876])=7;5;&quot;Fehler&quot;))))))" office:value-type="float" office:value="2" calcext:value-type="float">
            <text:p>2</text:p>
          </table:table-cell>
          <table:table-cell office:value-type="string" calcext:value-type="string">
            <text:p>FHR</text:p>
          </table:table-cell>
          <table:table-cell office:value-type="string" calcext:value-type="string">
            <text:p>BERGRECHT</text:p>
          </table:table-cell>
          <table:table-cell table:number-columns-repeated="5"/>
        </table:table-row>
        <table:table-row table:style-name="ro1">
          <table:table-cell table:formula="of:=IF(LEN([.B877])=1;0;IF(LEN([.B877])=2;1;IF(LEN([.B877])=3;2;IF(LEN([.B877])=5;3;IF(LEN([.B877])=6;4;IF(LEN([.B877])=7;5;&quot;Fehler&quot;))))))" office:value-type="float" office:value="2" calcext:value-type="float">
            <text:p>2</text:p>
          </table:table-cell>
          <table:table-cell office:value-type="string" calcext:value-type="string">
            <text:p>FHS</text:p>
          </table:table-cell>
          <table:table-cell office:value-type="string" calcext:value-type="string">
            <text:p>ATOMRECHT EINSCHL. DER VORSCHRIFTEN AUS DEM GESUNDHEITS-, UMWELTSCHUTZ- UND WIRTSCHAFTSRECHT</text:p>
          </table:table-cell>
          <table:table-cell table:number-columns-repeated="5"/>
        </table:table-row>
        <table:table-row table:style-name="ro1">
          <table:table-cell table:formula="of:=IF(LEN([.B878])=1;0;IF(LEN([.B878])=2;1;IF(LEN([.B878])=3;2;IF(LEN([.B878])=5;3;IF(LEN([.B878])=6;4;IF(LEN([.B878])=7;5;&quot;Fehler&quot;))))))" office:value-type="float" office:value="2" calcext:value-type="float">
            <text:p>2</text:p>
          </table:table-cell>
          <table:table-cell office:value-type="string" calcext:value-type="string">
            <text:p>FHT</text:p>
          </table:table-cell>
          <table:table-cell office:value-type="string" calcext:value-type="string">
            <text:p>UMWELTSCHUTZRECHT EINSCHL. DER VORSCHRIFTEN AUS DEM BESONDEREN ORDNUNGSRECHT, BAURECHT UND GEWERBERECHT NATURSCHUTZRECHT : ALLGEMEINES -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879])=1;0;IF(LEN([.B879])=2;1;IF(LEN([.B879])=3;2;IF(LEN([.B879])=5;3;IF(LEN([.B879])=6;4;IF(LEN([.B879])=7;5;&quot;Fehler&quot;))))))" office:value-type="float" office:value="3" calcext:value-type="float">
            <text:p>3</text:p>
          </table:table-cell>
          <table:table-cell office:value-type="string" calcext:value-type="string">
            <text:p>FHT 1</text:p>
          </table:table-cell>
          <table:table-cell office:value-type="string" calcext:value-type="string">
            <text:p>ABFALLBESEITIGUNGSRECHT</text:p>
          </table:table-cell>
          <table:table-cell table:number-columns-repeated="5"/>
        </table:table-row>
        <table:table-row table:style-name="ro1">
          <table:table-cell table:formula="of:=IF(LEN([.B880])=1;0;IF(LEN([.B880])=2;1;IF(LEN([.B880])=3;2;IF(LEN([.B880])=5;3;IF(LEN([.B880])=6;4;IF(LEN([.B880])=7;5;&quot;Fehler&quot;))))))" office:value-type="float" office:value="3" calcext:value-type="float">
            <text:p>3</text:p>
          </table:table-cell>
          <table:table-cell office:value-type="string" calcext:value-type="string">
            <text:p>FHT 2</text:p>
          </table:table-cell>
          <table:table-cell office:value-type="string" calcext:value-type="string">
            <text:p>WASSERRECHT</text:p>
          </table:table-cell>
          <table:table-cell table:number-columns-repeated="5"/>
        </table:table-row>
        <table:table-row table:style-name="ro1">
          <table:table-cell table:formula="of:=IF(LEN([.B881])=1;0;IF(LEN([.B881])=2;1;IF(LEN([.B881])=3;2;IF(LEN([.B881])=5;3;IF(LEN([.B881])=6;4;IF(LEN([.B881])=7;5;&quot;Fehler&quot;))))))" office:value-type="float" office:value="3" calcext:value-type="float">
            <text:p>3</text:p>
          </table:table-cell>
          <table:table-cell office:value-type="string" calcext:value-type="string">
            <text:p>FHT 3</text:p>
          </table:table-cell>
          <table:table-cell office:value-type="string" calcext:value-type="string">
            <text:p>LAERMSCHUTZRECHT <text:s/>LUFTREINHALTUNGSRECHT</text:p>
          </table:table-cell>
          <table:table-cell table:number-columns-repeated="5"/>
        </table:table-row>
        <table:table-row table:style-name="ro1">
          <table:table-cell table:formula="of:=IF(LEN([.B882])=1;0;IF(LEN([.B882])=2;1;IF(LEN([.B882])=3;2;IF(LEN([.B882])=5;3;IF(LEN([.B882])=6;4;IF(LEN([.B882])=7;5;&quot;Fehler&quot;))))))" office:value-type="float" office:value="3" calcext:value-type="float">
            <text:p>3</text:p>
          </table:table-cell>
          <table:table-cell office:value-type="string" calcext:value-type="string">
            <text:p>FHT 8</text:p>
          </table:table-cell>
          <table:table-cell office:value-type="string" calcext:value-type="string">
            <text:p>TIERSCHUTZRECHT</text:p>
          </table:table-cell>
          <table:table-cell table:number-columns-repeated="5"/>
        </table:table-row>
        <table:table-row table:style-name="ro1">
          <table:table-cell table:formula="of:=IF(LEN([.B883])=1;0;IF(LEN([.B883])=2;1;IF(LEN([.B883])=3;2;IF(LEN([.B883])=5;3;IF(LEN([.B883])=6;4;IF(LEN([.B883])=7;5;&quot;Fehler&quot;))))))" office:value-type="float" office:value="2" calcext:value-type="float">
            <text:p>2</text:p>
          </table:table-cell>
          <table:table-cell office:value-type="string" calcext:value-type="string">
            <text:p>FHU</text:p>
          </table:table-cell>
          <table:table-cell office:value-type="string" calcext:value-type="string">
            <text:p>RECHT DER DATENVERARBEITUNG <text:s/>DATENSCHUTZRECHT</text:p>
          </table:table-cell>
          <table:table-cell table:number-columns-repeated="5"/>
        </table:table-row>
        <table:table-row table:style-name="ro1">
          <table:table-cell table:formula="of:=IF(LEN([.B884])=1;0;IF(LEN([.B884])=2;1;IF(LEN([.B884])=3;2;IF(LEN([.B884])=5;3;IF(LEN([.B884])=6;4;IF(LEN([.B884])=7;5;&quot;Fehler&quot;))))))" office:value-type="float" office:value="2" calcext:value-type="float">
            <text:p>2</text:p>
          </table:table-cell>
          <table:table-cell office:value-type="string" calcext:value-type="string">
            <text:p>FHZ</text:p>
          </table:table-cell>
          <table:table-cell office:value-type="string" calcext:value-type="string">
            <text:p>SONSTIGES SPEZIELLES VERWALTUNGSRECHT</text:p>
          </table:table-cell>
          <table:table-cell table:number-columns-repeated="5"/>
        </table:table-row>
        <table:table-row table:style-name="ro1">
          <table:table-cell table:formula="of:=IF(LEN([.B885])=1;0;IF(LEN([.B885])=2;1;IF(LEN([.B885])=3;2;IF(LEN([.B885])=5;3;IF(LEN([.B885])=6;4;IF(LEN([.B885])=7;5;&quot;Fehler&quot;))))))" office:value-type="float" office:value="1" calcext:value-type="float">
            <text:p>1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DEUTSCHES BUERGERLICHES RECH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886])=1;0;IF(LEN([.B886])=2;1;IF(LEN([.B886])=3;2;IF(LEN([.B886])=5;3;IF(LEN([.B886])=6;4;IF(LEN([.B886])=7;5;&quot;Fehler&quot;))))))" office:value-type="float" office:value="2" calcext:value-type="float">
            <text:p>2</text:p>
          </table:table-cell>
          <table:table-cell office:value-type="string" calcext:value-type="string">
            <text:p>FKK</text:p>
          </table:table-cell>
          <table:table-cell office:value-type="string" calcext:value-type="string">
            <text:p>ALLGEMEINER TEIL DES BGB</text:p>
          </table:table-cell>
          <table:table-cell table:number-columns-repeated="5"/>
        </table:table-row>
        <table:table-row table:style-name="ro1">
          <table:table-cell table:formula="of:=IF(LEN([.B887])=1;0;IF(LEN([.B887])=2;1;IF(LEN([.B887])=3;2;IF(LEN([.B887])=5;3;IF(LEN([.B887])=6;4;IF(LEN([.B887])=7;5;&quot;Fehler&quot;))))))" office:value-type="float" office:value="3" calcext:value-type="float">
            <text:p>3</text:p>
          </table:table-cell>
          <table:table-cell office:value-type="string" calcext:value-type="string">
            <text:p>FKK 1</text:p>
          </table:table-cell>
          <table:table-cell office:value-type="string" calcext:value-type="string">
            <text:p>EINZELNE TEILGEBIETE</text:p>
          </table:table-cell>
          <table:table-cell table:number-columns-repeated="5"/>
        </table:table-row>
        <table:table-row table:style-name="ro1">
          <table:table-cell table:formula="of:=IF(LEN([.B888])=1;0;IF(LEN([.B888])=2;1;IF(LEN([.B888])=3;2;IF(LEN([.B888])=5;3;IF(LEN([.B888])=6;4;IF(LEN([.B888])=7;5;&quot;Fehler&quot;))))))" office:value-type="float" office:value="4" calcext:value-type="float">
            <text:p>4</text:p>
          </table:table-cell>
          <table:table-cell office:value-type="string" calcext:value-type="string">
            <text:p>FKK 11</text:p>
          </table:table-cell>
          <table:table-cell office:value-type="string" calcext:value-type="string">
            <text:p>VEREINSRECHT <text:s/>VERBANDSRECHT</text:p>
          </table:table-cell>
          <table:table-cell table:number-columns-repeated="5"/>
        </table:table-row>
        <table:table-row table:style-name="ro1">
          <table:table-cell table:formula="of:=IF(LEN([.B889])=1;0;IF(LEN([.B889])=2;1;IF(LEN([.B889])=3;2;IF(LEN([.B889])=5;3;IF(LEN([.B889])=6;4;IF(LEN([.B889])=7;5;&quot;Fehler&quot;))))))" office:value-type="float" office:value="2" calcext:value-type="float">
            <text:p>2</text:p>
          </table:table-cell>
          <table:table-cell office:value-type="string" calcext:value-type="string">
            <text:p>FKL</text:p>
          </table:table-cell>
          <table:table-cell office:value-type="string" calcext:value-type="string">
            <text:p>SCHULD-UND SACHENRECH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890])=1;0;IF(LEN([.B890])=2;1;IF(LEN([.B890])=3;2;IF(LEN([.B890])=5;3;IF(LEN([.B890])=6;4;IF(LEN([.B890])=7;5;&quot;Fehler&quot;))))))" office:value-type="float" office:value="3" calcext:value-type="float">
            <text:p>3</text:p>
          </table:table-cell>
          <table:table-cell office:value-type="string" calcext:value-type="string">
            <text:p>FKL 1</text:p>
          </table:table-cell>
          <table:table-cell office:value-type="string" calcext:value-type="string">
            <text:p>SCHULDRECHT</text:p>
          </table:table-cell>
          <table:table-cell table:number-columns-repeated="5"/>
        </table:table-row>
        <table:table-row table:style-name="ro1">
          <table:table-cell table:formula="of:=IF(LEN([.B891])=1;0;IF(LEN([.B891])=2;1;IF(LEN([.B891])=3;2;IF(LEN([.B891])=5;3;IF(LEN([.B891])=6;4;IF(LEN([.B891])=7;5;&quot;Fehler&quot;))))))" office:value-type="float" office:value="4" calcext:value-type="float">
            <text:p>4</text:p>
          </table:table-cell>
          <table:table-cell office:value-type="string" calcext:value-type="string">
            <text:p>FKL 11</text:p>
          </table:table-cell>
          <table:table-cell office:value-type="string" calcext:value-type="string">
            <text:p>EINZELNE TEILGEBIETE</text:p>
          </table:table-cell>
          <table:table-cell table:number-columns-repeated="5"/>
        </table:table-row>
        <table:table-row table:style-name="ro1">
          <table:table-cell table:formula="of:=IF(LEN([.B892])=1;0;IF(LEN([.B892])=2;1;IF(LEN([.B892])=3;2;IF(LEN([.B892])=5;3;IF(LEN([.B892])=6;4;IF(LEN([.B892])=7;5;&quot;Fehler&quot;))))))" office:value-type="float" office:value="5" calcext:value-type="float">
            <text:p>5</text:p>
          </table:table-cell>
          <table:table-cell office:value-type="string" calcext:value-type="string">
            <text:p>FKL 115</text:p>
          </table:table-cell>
          <table:table-cell office:value-type="string" calcext:value-type="string">
            <text:p>RECHT DER UNERLAUBTEN HANDLUNGEN (ZIVILRECHTLICHES DELIKTSRECHT) <text:s/>HAFTPFLICHTRECHT : GESAMTDARSTELLUNGEN</text:p>
          </table:table-cell>
          <table:table-cell table:number-columns-repeated="5"/>
        </table:table-row>
        <table:table-row table:style-name="ro1">
          <table:table-cell table:formula="of:=IF(LEN([.B893])=1;0;IF(LEN([.B893])=2;1;IF(LEN([.B893])=3;2;IF(LEN([.B893])=5;3;IF(LEN([.B893])=6;4;IF(LEN([.B893])=7;5;&quot;Fehler&quot;))))))" office:value-type="float" office:value="3" calcext:value-type="float">
            <text:p>3</text:p>
          </table:table-cell>
          <table:table-cell office:value-type="string" calcext:value-type="string">
            <text:p>FKL 2</text:p>
          </table:table-cell>
          <table:table-cell office:value-type="string" calcext:value-type="string">
            <text:p>SACHENRECHT</text:p>
          </table:table-cell>
          <table:table-cell table:number-columns-repeated="5"/>
        </table:table-row>
        <table:table-row table:style-name="ro1">
          <table:table-cell table:formula="of:=IF(LEN([.B894])=1;0;IF(LEN([.B894])=2;1;IF(LEN([.B894])=3;2;IF(LEN([.B894])=5;3;IF(LEN([.B894])=6;4;IF(LEN([.B894])=7;5;&quot;Fehler&quot;))))))" office:value-type="float" office:value="4" calcext:value-type="float">
            <text:p>4</text:p>
          </table:table-cell>
          <table:table-cell office:value-type="string" calcext:value-type="string">
            <text:p>FKL 21</text:p>
          </table:table-cell>
          <table:table-cell office:value-type="string" calcext:value-type="string">
            <text:p>EINZELNE TEILGEBIETE</text:p>
          </table:table-cell>
          <table:table-cell table:number-columns-repeated="5"/>
        </table:table-row>
        <table:table-row table:style-name="ro1">
          <table:table-cell table:formula="of:=IF(LEN([.B895])=1;0;IF(LEN([.B895])=2;1;IF(LEN([.B895])=3;2;IF(LEN([.B895])=5;3;IF(LEN([.B895])=6;4;IF(LEN([.B895])=7;5;&quot;Fehler&quot;))))))" office:value-type="float" office:value="3" calcext:value-type="float">
            <text:p>3</text:p>
          </table:table-cell>
          <table:table-cell office:value-type="string" calcext:value-type="string">
            <text:p>FKL 3</text:p>
          </table:table-cell>
          <table:table-cell office:value-type="string" calcext:value-type="string">
            <text:p>MIET-, WOHN- UND PACHTRECHT EINSCHL. OEFFENTLICH-RECHTLICHER BESTIMMUNGEN</text:p>
          </table:table-cell>
          <table:table-cell table:number-columns-repeated="5"/>
        </table:table-row>
        <table:table-row table:style-name="ro1">
          <table:table-cell table:formula="of:=IF(LEN([.B896])=1;0;IF(LEN([.B896])=2;1;IF(LEN([.B896])=3;2;IF(LEN([.B896])=5;3;IF(LEN([.B896])=6;4;IF(LEN([.B896])=7;5;&quot;Fehler&quot;))))))" office:value-type="float" office:value="3" calcext:value-type="float">
            <text:p>3</text:p>
          </table:table-cell>
          <table:table-cell office:value-type="string" calcext:value-type="string">
            <text:p>FKL 4</text:p>
          </table:table-cell>
          <table:table-cell office:value-type="string" calcext:value-type="string">
            <text:p>HAUSEIGENTUMSRECHT <text:s/>WOHNUNGSEIGENTUMSRECHT</text:p>
          </table:table-cell>
          <table:table-cell table:number-columns-repeated="5"/>
        </table:table-row>
        <table:table-row table:style-name="ro1">
          <table:table-cell table:formula="of:=IF(LEN([.B897])=1;0;IF(LEN([.B897])=2;1;IF(LEN([.B897])=3;2;IF(LEN([.B897])=5;3;IF(LEN([.B897])=6;4;IF(LEN([.B897])=7;5;&quot;Fehler&quot;))))))" office:value-type="float" office:value="3" calcext:value-type="float">
            <text:p>3</text:p>
          </table:table-cell>
          <table:table-cell office:value-type="string" calcext:value-type="string">
            <text:p>FKL 5</text:p>
          </table:table-cell>
          <table:table-cell office:value-type="string" calcext:value-type="string">
            <text:p>BAUVERTRAGSRECHT</text:p>
          </table:table-cell>
          <table:table-cell table:number-columns-repeated="5"/>
        </table:table-row>
        <table:table-row table:style-name="ro1">
          <table:table-cell table:formula="of:=IF(LEN([.B898])=1;0;IF(LEN([.B898])=2;1;IF(LEN([.B898])=3;2;IF(LEN([.B898])=5;3;IF(LEN([.B898])=6;4;IF(LEN([.B898])=7;5;&quot;Fehler&quot;))))))" office:value-type="float" office:value="4" calcext:value-type="float">
            <text:p>4</text:p>
          </table:table-cell>
          <table:table-cell office:value-type="string" calcext:value-type="string">
            <text:p>FKL 52</text:p>
          </table:table-cell>
          <table:table-cell office:value-type="string" calcext:value-type="string">
            <text:p>VERTRAGS- UND GEBUEHRENRECHT DES ARCHITEKTEN, DES BAUINGENIEURS UND DES BAUHANDWERKERS, EINSCHL. HAFTUNGSRECHT</text:p>
          </table:table-cell>
          <table:table-cell table:number-columns-repeated="5"/>
        </table:table-row>
        <table:table-row table:style-name="ro1">
          <table:table-cell table:formula="of:=IF(LEN([.B899])=1;0;IF(LEN([.B899])=2;1;IF(LEN([.B899])=3;2;IF(LEN([.B899])=5;3;IF(LEN([.B899])=6;4;IF(LEN([.B899])=7;5;&quot;Fehler&quot;))))))" office:value-type="float" office:value="4" calcext:value-type="float">
            <text:p>4</text:p>
          </table:table-cell>
          <table:table-cell office:value-type="string" calcext:value-type="string">
            <text:p>FKL 53</text:p>
          </table:table-cell>
          <table:table-cell office:value-type="string" calcext:value-type="string">
            <text:p>BAUVERTRAGSRECHT NACH VOB</text:p>
          </table:table-cell>
          <table:table-cell table:number-columns-repeated="5"/>
        </table:table-row>
        <table:table-row table:style-name="ro1">
          <table:table-cell table:formula="of:=IF(LEN([.B900])=1;0;IF(LEN([.B900])=2;1;IF(LEN([.B900])=3;2;IF(LEN([.B900])=5;3;IF(LEN([.B900])=6;4;IF(LEN([.B900])=7;5;&quot;Fehler&quot;))))))" office:value-type="float" office:value="2" calcext:value-type="float">
            <text:p>2</text:p>
          </table:table-cell>
          <table:table-cell office:value-type="string" calcext:value-type="string">
            <text:p>FKM</text:p>
          </table:table-cell>
          <table:table-cell office:value-type="string" calcext:value-type="string">
            <text:p>FAMILIENRECHT <text:s/>EHERECHT</text:p>
          </table:table-cell>
          <table:table-cell table:number-columns-repeated="5"/>
        </table:table-row>
        <table:table-row table:style-name="ro1">
          <table:table-cell table:formula="of:=IF(LEN([.B901])=1;0;IF(LEN([.B901])=2;1;IF(LEN([.B901])=3;2;IF(LEN([.B901])=5;3;IF(LEN([.B901])=6;4;IF(LEN([.B901])=7;5;&quot;Fehler&quot;))))))" office:value-type="float" office:value="3" calcext:value-type="float">
            <text:p>3</text:p>
          </table:table-cell>
          <table:table-cell office:value-type="string" calcext:value-type="string">
            <text:p>FKM 1</text:p>
          </table:table-cell>
          <table:table-cell office:value-type="string" calcext:value-type="string">
            <text:p>EHERECHT <text:s/>HIER AUCH RECHT DER EHEAEHNLICHEN LEBENSGEMEINSCHAFT</text:p>
          </table:table-cell>
          <table:table-cell table:number-columns-repeated="5"/>
        </table:table-row>
        <table:table-row table:style-name="ro1">
          <table:table-cell table:formula="of:=IF(LEN([.B902])=1;0;IF(LEN([.B902])=2;1;IF(LEN([.B902])=3;2;IF(LEN([.B902])=5;3;IF(LEN([.B902])=6;4;IF(LEN([.B902])=7;5;&quot;Fehler&quot;))))))" office:value-type="float" office:value="3" calcext:value-type="float">
            <text:p>3</text:p>
          </table:table-cell>
          <table:table-cell office:value-type="string" calcext:value-type="string">
            <text:p>FKM 2</text:p>
          </table:table-cell>
          <table:table-cell office:value-type="string" calcext:value-type="string">
            <text:p>SONSTIGE TEILGEBIETE DES FAMILIENRECHTS</text:p>
          </table:table-cell>
          <table:table-cell table:number-columns-repeated="5"/>
        </table:table-row>
        <table:table-row table:style-name="ro1">
          <table:table-cell table:formula="of:=IF(LEN([.B903])=1;0;IF(LEN([.B903])=2;1;IF(LEN([.B903])=3;2;IF(LEN([.B903])=5;3;IF(LEN([.B903])=6;4;IF(LEN([.B903])=7;5;&quot;Fehler&quot;))))))" office:value-type="float" office:value="2" calcext:value-type="float">
            <text:p>2</text:p>
          </table:table-cell>
          <table:table-cell office:value-type="string" calcext:value-type="string">
            <text:p>FKN</text:p>
          </table:table-cell>
          <table:table-cell office:value-type="string" calcext:value-type="string">
            <text:p>ERBRECHT</text:p>
          </table:table-cell>
          <table:table-cell table:number-columns-repeated="5"/>
        </table:table-row>
        <table:table-row table:style-name="ro1">
          <table:table-cell table:formula="of:=IF(LEN([.B904])=1;0;IF(LEN([.B904])=2;1;IF(LEN([.B904])=3;2;IF(LEN([.B904])=5;3;IF(LEN([.B904])=6;4;IF(LEN([.B904])=7;5;&quot;Fehler&quot;))))))" office:value-type="float" office:value="3" calcext:value-type="float">
            <text:p>3</text:p>
          </table:table-cell>
          <table:table-cell office:value-type="string" calcext:value-type="string">
            <text:p>FKN 1</text:p>
          </table:table-cell>
          <table:table-cell office:value-type="string" calcext:value-type="string">
            <text:p>EINZELNE TEILGEBIETE</text:p>
          </table:table-cell>
          <table:table-cell table:number-columns-repeated="5"/>
        </table:table-row>
        <table:table-row table:style-name="ro1">
          <table:table-cell table:formula="of:=IF(LEN([.B905])=1;0;IF(LEN([.B905])=2;1;IF(LEN([.B905])=3;2;IF(LEN([.B905])=5;3;IF(LEN([.B905])=6;4;IF(LEN([.B905])=7;5;&quot;Fehler&quot;))))))" office:value-type="float" office:value="1" calcext:value-type="float">
            <text:p>1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EUTSCHES WIRTSCHAFTSRECHT <text:s/>HANDELS-UND GEWERBERECHT</text:p>
          </table:table-cell>
          <table:table-cell table:number-columns-repeated="5"/>
        </table:table-row>
        <table:table-row table:style-name="ro1">
          <table:table-cell table:formula="of:=IF(LEN([.B906])=1;0;IF(LEN([.B906])=2;1;IF(LEN([.B906])=3;2;IF(LEN([.B906])=5;3;IF(LEN([.B906])=6;4;IF(LEN([.B906])=7;5;&quot;Fehler&quot;))))))" office:value-type="float" office:value="2" calcext:value-type="float">
            <text:p>2</text:p>
          </table:table-cell>
          <table:table-cell office:value-type="string" calcext:value-type="string">
            <text:p>FLK</text:p>
          </table:table-cell>
          <table:table-cell office:value-type="string" calcext:value-type="string">
            <text:p>WIRTSCHAFTSVERFASSUNGSRECHT <text:s/>WIRTSCHAFTS-VERWALTUNGSRECHT</text:p>
          </table:table-cell>
          <table:table-cell table:number-columns-repeated="5"/>
        </table:table-row>
        <table:table-row table:style-name="ro1">
          <table:table-cell table:formula="of:=IF(LEN([.B907])=1;0;IF(LEN([.B907])=2;1;IF(LEN([.B907])=3;2;IF(LEN([.B907])=5;3;IF(LEN([.B907])=6;4;IF(LEN([.B907])=7;5;&quot;Fehler&quot;))))))" office:value-type="float" office:value="3" calcext:value-type="float">
            <text:p>3</text:p>
          </table:table-cell>
          <table:table-cell office:value-type="string" calcext:value-type="string">
            <text:p>FLK 1</text:p>
          </table:table-cell>
          <table:table-cell office:value-type="string" calcext:value-type="string">
            <text:p>AUSSENWIRTSCHAFTSRECHT</text:p>
          </table:table-cell>
          <table:table-cell table:number-columns-repeated="5"/>
        </table:table-row>
        <table:table-row table:style-name="ro1">
          <table:table-cell table:formula="of:=IF(LEN([.B908])=1;0;IF(LEN([.B908])=2;1;IF(LEN([.B908])=3;2;IF(LEN([.B908])=5;3;IF(LEN([.B908])=6;4;IF(LEN([.B908])=7;5;&quot;Fehler&quot;))))))" office:value-type="float" office:value="3" calcext:value-type="float">
            <text:p>3</text:p>
          </table:table-cell>
          <table:table-cell office:value-type="string" calcext:value-type="string">
            <text:p>FLK 2</text:p>
          </table:table-cell>
          <table:table-cell office:value-type="string" calcext:value-type="string">
            <text:p>ENERGIEWIRTSCHAFTSRECHT <text:s/>ENERGIEVERSORGUNGSRECHT</text:p>
          </table:table-cell>
          <table:table-cell table:number-columns-repeated="5"/>
        </table:table-row>
        <table:table-row table:style-name="ro1">
          <table:table-cell table:formula="of:=IF(LEN([.B909])=1;0;IF(LEN([.B909])=2;1;IF(LEN([.B909])=3;2;IF(LEN([.B909])=5;3;IF(LEN([.B909])=6;4;IF(LEN([.B909])=7;5;&quot;Fehler&quot;))))))" office:value-type="float" office:value="3" calcext:value-type="float">
            <text:p>3</text:p>
          </table:table-cell>
          <table:table-cell office:value-type="string" calcext:value-type="string">
            <text:p>FLK 3</text:p>
          </table:table-cell>
          <table:table-cell office:value-type="string" calcext:value-type="string">
            <text:p>RECHT DER OEFFENTLICHEN WIRTSCHAFTSTAETIGKEIT</text:p>
          </table:table-cell>
          <table:table-cell table:number-columns-repeated="5"/>
        </table:table-row>
        <table:table-row table:style-name="ro1">
          <table:table-cell table:formula="of:=IF(LEN([.B910])=1;0;IF(LEN([.B910])=2;1;IF(LEN([.B910])=3;2;IF(LEN([.B910])=5;3;IF(LEN([.B910])=6;4;IF(LEN([.B910])=7;5;&quot;Fehler&quot;))))))" office:value-type="float" office:value="4" calcext:value-type="float">
            <text:p>4</text:p>
          </table:table-cell>
          <table:table-cell office:value-type="string" calcext:value-type="string">
            <text:p>FLK 32</text:p>
          </table:table-cell>
          <table:table-cell office:value-type="string" calcext:value-type="string">
            <text:p>OEFFENTLICHES PREISRECHT</text:p>
          </table:table-cell>
          <table:table-cell table:number-columns-repeated="5"/>
        </table:table-row>
        <table:table-row table:style-name="ro1">
          <table:table-cell table:formula="of:=IF(LEN([.B911])=1;0;IF(LEN([.B911])=2;1;IF(LEN([.B911])=3;2;IF(LEN([.B911])=5;3;IF(LEN([.B911])=6;4;IF(LEN([.B911])=7;5;&quot;Fehler&quot;))))))" office:value-type="float" office:value="4" calcext:value-type="float">
            <text:p>4</text:p>
          </table:table-cell>
          <table:table-cell office:value-type="string" calcext:value-type="string">
            <text:p>FLK 33</text:p>
          </table:table-cell>
          <table:table-cell office:value-type="string" calcext:value-type="string">
            <text:p>VERDINGUNGSORDNUNGEN : GESAMTDARSTELLUNGEN</text:p>
          </table:table-cell>
          <table:table-cell table:number-columns-repeated="5"/>
        </table:table-row>
        <table:table-row table:style-name="ro1">
          <table:table-cell table:formula="of:=IF(LEN([.B912])=1;0;IF(LEN([.B912])=2;1;IF(LEN([.B912])=3;2;IF(LEN([.B912])=5;3;IF(LEN([.B912])=6;4;IF(LEN([.B912])=7;5;&quot;Fehler&quot;))))))" office:value-type="float" office:value="2" calcext:value-type="float">
            <text:p>2</text:p>
          </table:table-cell>
          <table:table-cell office:value-type="string" calcext:value-type="string">
            <text:p>FLL</text:p>
          </table:table-cell>
          <table:table-cell office:value-type="string" calcext:value-type="string">
            <text:p>HANDELSRECHT</text:p>
          </table:table-cell>
          <table:table-cell table:number-columns-repeated="5"/>
        </table:table-row>
        <table:table-row table:style-name="ro1">
          <table:table-cell table:formula="of:=IF(LEN([.B913])=1;0;IF(LEN([.B913])=2;1;IF(LEN([.B913])=3;2;IF(LEN([.B913])=5;3;IF(LEN([.B913])=6;4;IF(LEN([.B913])=7;5;&quot;Fehler&quot;))))))" office:value-type="float" office:value="4" calcext:value-type="float">
            <text:p>4</text:p>
          </table:table-cell>
          <table:table-cell office:value-type="string" calcext:value-type="string">
            <text:p>FLL 01</text:p>
          </table:table-cell>
          <table:table-cell office:value-type="string" calcext:value-type="string">
            <text:p>EINZELNE TEILGEBIETE DES ALLGEMEINEN HANDELSRECHTS</text:p>
          </table:table-cell>
          <table:table-cell table:number-columns-repeated="5"/>
        </table:table-row>
        <table:table-row table:style-name="ro1">
          <table:table-cell table:formula="of:=IF(LEN([.B914])=1;0;IF(LEN([.B914])=2;1;IF(LEN([.B914])=3;2;IF(LEN([.B914])=5;3;IF(LEN([.B914])=6;4;IF(LEN([.B914])=7;5;&quot;Fehler&quot;))))))" office:value-type="float" office:value="3" calcext:value-type="float">
            <text:p>3</text:p>
          </table:table-cell>
          <table:table-cell office:value-type="string" calcext:value-type="string">
            <text:p>FLL 1</text:p>
          </table:table-cell>
          <table:table-cell office:value-type="string" calcext:value-type="string">
            <text:p>SEEHANDELSRECHT</text:p>
          </table:table-cell>
          <table:table-cell table:number-columns-repeated="5"/>
        </table:table-row>
        <table:table-row table:style-name="ro1">
          <table:table-cell table:formula="of:=IF(LEN([.B915])=1;0;IF(LEN([.B915])=2;1;IF(LEN([.B915])=3;2;IF(LEN([.B915])=5;3;IF(LEN([.B915])=6;4;IF(LEN([.B915])=7;5;&quot;Fehler&quot;))))))" office:value-type="float" office:value="3" calcext:value-type="float">
            <text:p>3</text:p>
          </table:table-cell>
          <table:table-cell office:value-type="string" calcext:value-type="string">
            <text:p>FLL 2</text:p>
          </table:table-cell>
          <table:table-cell office:value-type="string" calcext:value-type="string">
            <text:p>BINNENSCHIFFFAHRTSRECHT</text:p>
          </table:table-cell>
          <table:table-cell table:number-columns-repeated="5"/>
        </table:table-row>
        <table:table-row table:style-name="ro1">
          <table:table-cell table:formula="of:=IF(LEN([.B916])=1;0;IF(LEN([.B916])=2;1;IF(LEN([.B916])=3;2;IF(LEN([.B916])=5;3;IF(LEN([.B916])=6;4;IF(LEN([.B916])=7;5;&quot;Fehler&quot;))))))" office:value-type="float" office:value="3" calcext:value-type="float">
            <text:p>3</text:p>
          </table:table-cell>
          <table:table-cell office:value-type="string" calcext:value-type="string">
            <text:p>FLL 3</text:p>
          </table:table-cell>
          <table:table-cell office:value-type="string" calcext:value-type="string">
            <text:p>GESELLSCHAFTS- UND GENOSSENSCHAFTSRECHT</text:p>
          </table:table-cell>
          <table:table-cell table:number-columns-repeated="5"/>
        </table:table-row>
        <table:table-row table:style-name="ro1">
          <table:table-cell table:formula="of:=IF(LEN([.B917])=1;0;IF(LEN([.B917])=2;1;IF(LEN([.B917])=3;2;IF(LEN([.B917])=5;3;IF(LEN([.B917])=6;4;IF(LEN([.B917])=7;5;&quot;Fehler&quot;))))))" office:value-type="float" office:value="4" calcext:value-type="float">
            <text:p>4</text:p>
          </table:table-cell>
          <table:table-cell office:value-type="string" calcext:value-type="string">
            <text:p>FLL 30</text:p>
          </table:table-cell>
          <table:table-cell office:value-type="string" calcext:value-type="string">
            <text:p>OFFENE HANDELSGESELLSCHAFT (OHG)</text:p>
          </table:table-cell>
          <table:table-cell table:number-columns-repeated="5"/>
        </table:table-row>
        <table:table-row table:style-name="ro1">
          <table:table-cell table:formula="of:=IF(LEN([.B918])=1;0;IF(LEN([.B918])=2;1;IF(LEN([.B918])=3;2;IF(LEN([.B918])=5;3;IF(LEN([.B918])=6;4;IF(LEN([.B918])=7;5;&quot;Fehler&quot;))))))" office:value-type="float" office:value="4" calcext:value-type="float">
            <text:p>4</text:p>
          </table:table-cell>
          <table:table-cell office:value-type="string" calcext:value-type="string">
            <text:p>FLL 31</text:p>
          </table:table-cell>
          <table:table-cell office:value-type="string" calcext:value-type="string">
            <text:p>GESELLSCHAFT MIT BESCHRAENKTER HAFTUNG (GMBH)</text:p>
          </table:table-cell>
          <table:table-cell table:number-columns-repeated="5"/>
        </table:table-row>
        <table:table-row table:style-name="ro1">
          <table:table-cell table:formula="of:=IF(LEN([.B919])=1;0;IF(LEN([.B919])=2;1;IF(LEN([.B919])=3;2;IF(LEN([.B919])=5;3;IF(LEN([.B919])=6;4;IF(LEN([.B919])=7;5;&quot;Fehler&quot;))))))" office:value-type="float" office:value="4" calcext:value-type="float">
            <text:p>4</text:p>
          </table:table-cell>
          <table:table-cell office:value-type="string" calcext:value-type="string">
            <text:p>FLL 32</text:p>
          </table:table-cell>
          <table:table-cell office:value-type="string" calcext:value-type="string">
            <text:p>KOMMANDITGESELLSCHAFT (KG)</text:p>
          </table:table-cell>
          <table:table-cell table:number-columns-repeated="5"/>
        </table:table-row>
        <table:table-row table:style-name="ro1">
          <table:table-cell table:formula="of:=IF(LEN([.B920])=1;0;IF(LEN([.B920])=2;1;IF(LEN([.B920])=3;2;IF(LEN([.B920])=5;3;IF(LEN([.B920])=6;4;IF(LEN([.B920])=7;5;&quot;Fehler&quot;))))))" office:value-type="float" office:value="4" calcext:value-type="float">
            <text:p>4</text:p>
          </table:table-cell>
          <table:table-cell office:value-type="string" calcext:value-type="string">
            <text:p>FLL 33</text:p>
          </table:table-cell>
          <table:table-cell office:value-type="string" calcext:value-type="string">
            <text:p>AKTIENGESELLSCHAFT (AG)</text:p>
          </table:table-cell>
          <table:table-cell table:number-columns-repeated="5"/>
        </table:table-row>
        <table:table-row table:style-name="ro1">
          <table:table-cell table:formula="of:=IF(LEN([.B921])=1;0;IF(LEN([.B921])=2;1;IF(LEN([.B921])=3;2;IF(LEN([.B921])=5;3;IF(LEN([.B921])=6;4;IF(LEN([.B921])=7;5;&quot;Fehler&quot;))))))" office:value-type="float" office:value="4" calcext:value-type="float">
            <text:p>4</text:p>
          </table:table-cell>
          <table:table-cell office:value-type="string" calcext:value-type="string">
            <text:p>FLL 39</text:p>
          </table:table-cell>
          <table:table-cell office:value-type="string" calcext:value-type="string">
            <text:p>GENOSSENSCHAFTSRECHT</text:p>
          </table:table-cell>
          <table:table-cell table:number-columns-repeated="5"/>
        </table:table-row>
        <table:table-row table:style-name="ro1">
          <table:table-cell table:formula="of:=IF(LEN([.B922])=1;0;IF(LEN([.B922])=2;1;IF(LEN([.B922])=3;2;IF(LEN([.B922])=5;3;IF(LEN([.B922])=6;4;IF(LEN([.B922])=7;5;&quot;Fehler&quot;))))))" office:value-type="float" office:value="3" calcext:value-type="float">
            <text:p>3</text:p>
          </table:table-cell>
          <table:table-cell office:value-type="string" calcext:value-type="string">
            <text:p>FLL 4</text:p>
          </table:table-cell>
          <table:table-cell office:value-type="string" calcext:value-type="string">
            <text:p>GELD-, BANK- UND WERTPAPIERRECHT</text:p>
          </table:table-cell>
          <table:table-cell table:number-columns-repeated="5"/>
        </table:table-row>
        <table:table-row table:style-name="ro1">
          <table:table-cell table:formula="of:=IF(LEN([.B923])=1;0;IF(LEN([.B923])=2;1;IF(LEN([.B923])=3;2;IF(LEN([.B923])=5;3;IF(LEN([.B923])=6;4;IF(LEN([.B923])=7;5;&quot;Fehler&quot;))))))" office:value-type="float" office:value="4" calcext:value-type="float">
            <text:p>4</text:p>
          </table:table-cell>
          <table:table-cell office:value-type="string" calcext:value-type="string">
            <text:p>FLL 41</text:p>
          </table:table-cell>
          <table:table-cell office:value-type="string" calcext:value-type="string">
            <text:p>BANK-, BOERSEN- UND SPARKASSENRECHT</text:p>
          </table:table-cell>
          <table:table-cell table:number-columns-repeated="5"/>
        </table:table-row>
        <table:table-row table:style-name="ro1">
          <table:table-cell table:formula="of:=IF(LEN([.B924])=1;0;IF(LEN([.B924])=2;1;IF(LEN([.B924])=3;2;IF(LEN([.B924])=5;3;IF(LEN([.B924])=6;4;IF(LEN([.B924])=7;5;&quot;Fehler&quot;))))))" office:value-type="float" office:value="4" calcext:value-type="float">
            <text:p>4</text:p>
          </table:table-cell>
          <table:table-cell office:value-type="string" calcext:value-type="string">
            <text:p>FLL 42</text:p>
          </table:table-cell>
          <table:table-cell office:value-type="string" calcext:value-type="string">
            <text:p>WERTPAPIERRECHT</text:p>
          </table:table-cell>
          <table:table-cell table:number-columns-repeated="5"/>
        </table:table-row>
        <table:table-row table:style-name="ro1">
          <table:table-cell table:formula="of:=IF(LEN([.B925])=1;0;IF(LEN([.B925])=2;1;IF(LEN([.B925])=3;2;IF(LEN([.B925])=5;3;IF(LEN([.B925])=6;4;IF(LEN([.B925])=7;5;&quot;Fehler&quot;))))))" office:value-type="float" office:value="4" calcext:value-type="float">
            <text:p>4</text:p>
          </table:table-cell>
          <table:table-cell office:value-type="string" calcext:value-type="string">
            <text:p>FLL 44</text:p>
          </table:table-cell>
          <table:table-cell office:value-type="string" calcext:value-type="string">
            <text:p>WAEHRUNGSRECHT <text:s/>DEVISENRECHT <text:s/>MUENZRECHT</text:p>
          </table:table-cell>
          <table:table-cell table:number-columns-repeated="5"/>
        </table:table-row>
        <table:table-row table:style-name="ro1">
          <table:table-cell table:formula="of:=IF(LEN([.B926])=1;0;IF(LEN([.B926])=2;1;IF(LEN([.B926])=3;2;IF(LEN([.B926])=5;3;IF(LEN([.B926])=6;4;IF(LEN([.B926])=7;5;&quot;Fehler&quot;))))))" office:value-type="float" office:value="4" calcext:value-type="float">
            <text:p>4</text:p>
          </table:table-cell>
          <table:table-cell office:value-type="string" calcext:value-type="string">
            <text:p>FLL 49</text:p>
          </table:table-cell>
          <table:table-cell office:value-type="string" calcext:value-type="string">
            <text:p>SONSTIGE TEILGEBIETE</text:p>
          </table:table-cell>
          <table:table-cell table:number-columns-repeated="5"/>
        </table:table-row>
        <table:table-row table:style-name="ro1">
          <table:table-cell table:formula="of:=IF(LEN([.B927])=1;0;IF(LEN([.B927])=2;1;IF(LEN([.B927])=3;2;IF(LEN([.B927])=5;3;IF(LEN([.B927])=6;4;IF(LEN([.B927])=7;5;&quot;Fehler&quot;))))))" office:value-type="float" office:value="2" calcext:value-type="float">
            <text:p>2</text:p>
          </table:table-cell>
          <table:table-cell office:value-type="string" calcext:value-type="string">
            <text:p>FLM</text:p>
          </table:table-cell>
          <table:table-cell office:value-type="string" calcext:value-type="string">
            <text:p>GEWERBE-, INDUSTRIE- UND HANDWERKSRECHT</text:p>
          </table:table-cell>
          <table:table-cell table:number-columns-repeated="5"/>
        </table:table-row>
        <table:table-row table:style-name="ro1">
          <table:table-cell table:formula="of:=IF(LEN([.B928])=1;0;IF(LEN([.B928])=2;1;IF(LEN([.B928])=3;2;IF(LEN([.B928])=5;3;IF(LEN([.B928])=6;4;IF(LEN([.B928])=7;5;&quot;Fehler&quot;))))))" office:value-type="float" office:value="3" calcext:value-type="float">
            <text:p>3</text:p>
          </table:table-cell>
          <table:table-cell office:value-type="string" calcext:value-type="string">
            <text:p>FLM 1</text:p>
          </table:table-cell>
          <table:table-cell office:value-type="string" calcext:value-type="string">
            <text:p>RECHT EINZELNER GEWERBEZWEIGE</text:p>
          </table:table-cell>
          <table:table-cell table:number-columns-repeated="5"/>
        </table:table-row>
        <table:table-row table:style-name="ro1">
          <table:table-cell table:formula="of:=IF(LEN([.B929])=1;0;IF(LEN([.B929])=2;1;IF(LEN([.B929])=3;2;IF(LEN([.B929])=5;3;IF(LEN([.B929])=6;4;IF(LEN([.B929])=7;5;&quot;Fehler&quot;))))))" office:value-type="float" office:value="4" calcext:value-type="float">
            <text:p>4</text:p>
          </table:table-cell>
          <table:table-cell office:value-type="string" calcext:value-type="string">
            <text:p>FLM 11</text:p>
          </table:table-cell>
          <table:table-cell office:value-type="string" calcext:value-type="string">
            <text:p>HANDWERKSRECHT</text:p>
          </table:table-cell>
          <table:table-cell table:number-columns-repeated="5"/>
        </table:table-row>
        <table:table-row table:style-name="ro1">
          <table:table-cell table:formula="of:=IF(LEN([.B930])=1;0;IF(LEN([.B930])=2;1;IF(LEN([.B930])=3;2;IF(LEN([.B930])=5;3;IF(LEN([.B930])=6;4;IF(LEN([.B930])=7;5;&quot;Fehler&quot;))))))" office:value-type="float" office:value="4" calcext:value-type="float">
            <text:p>4</text:p>
          </table:table-cell>
          <table:table-cell office:value-type="string" calcext:value-type="string">
            <text:p>FLM 15</text:p>
          </table:table-cell>
          <table:table-cell office:value-type="string" calcext:value-type="string">
            <text:p>RECHT DER TECHNISCHEN VORSCHRIFTEN</text:p>
          </table:table-cell>
          <table:table-cell table:number-columns-repeated="5"/>
        </table:table-row>
        <table:table-row table:style-name="ro1">
          <table:table-cell table:formula="of:=IF(LEN([.B931])=1;0;IF(LEN([.B931])=2;1;IF(LEN([.B931])=3;2;IF(LEN([.B931])=5;3;IF(LEN([.B931])=6;4;IF(LEN([.B931])=7;5;&quot;Fehler&quot;))))))" office:value-type="float" office:value="2" calcext:value-type="float">
            <text:p>2</text:p>
          </table:table-cell>
          <table:table-cell office:value-type="string" calcext:value-type="string">
            <text:p>FLN</text:p>
          </table:table-cell>
          <table:table-cell office:value-type="string" calcext:value-type="string">
            <text:p>GEWERBLICHER RECHTSSCHUTZ <text:s/>URHEBER- UND VERLAGSRECHT WETTBEWERBSRECHT</text:p>
          </table:table-cell>
          <table:table-cell table:number-columns-repeated="5"/>
        </table:table-row>
        <table:table-row table:style-name="ro1">
          <table:table-cell table:formula="of:=IF(LEN([.B932])=1;0;IF(LEN([.B932])=2;1;IF(LEN([.B932])=3;2;IF(LEN([.B932])=5;3;IF(LEN([.B932])=6;4;IF(LEN([.B932])=7;5;&quot;Fehler&quot;))))))" office:value-type="float" office:value="3" calcext:value-type="float">
            <text:p>3</text:p>
          </table:table-cell>
          <table:table-cell office:value-type="string" calcext:value-type="string">
            <text:p>FLN 1</text:p>
          </table:table-cell>
          <table:table-cell office:value-type="string" calcext:value-type="string">
            <text:p>URHEBER- UND VERLAGSRECHT</text:p>
          </table:table-cell>
          <table:table-cell table:number-columns-repeated="5"/>
        </table:table-row>
        <table:table-row table:style-name="ro1">
          <table:table-cell table:formula="of:=IF(LEN([.B933])=1;0;IF(LEN([.B933])=2;1;IF(LEN([.B933])=3;2;IF(LEN([.B933])=5;3;IF(LEN([.B933])=6;4;IF(LEN([.B933])=7;5;&quot;Fehler&quot;))))))" office:value-type="float" office:value="3" calcext:value-type="float">
            <text:p>3</text:p>
          </table:table-cell>
          <table:table-cell office:value-type="string" calcext:value-type="string">
            <text:p>FLN 3</text:p>
          </table:table-cell>
          <table:table-cell office:value-type="string" calcext:value-type="string">
            <text:p>PATENTRECHT <text:s/>ERFINDERRECHT <text:s/>GEBRAUCHSMUSTERRECHT</text:p>
          </table:table-cell>
          <table:table-cell table:number-columns-repeated="5"/>
        </table:table-row>
        <table:table-row table:style-name="ro1">
          <table:table-cell table:formula="of:=IF(LEN([.B934])=1;0;IF(LEN([.B934])=2;1;IF(LEN([.B934])=3;2;IF(LEN([.B934])=5;3;IF(LEN([.B934])=6;4;IF(LEN([.B934])=7;5;&quot;Fehler&quot;))))))" office:value-type="float" office:value="3" calcext:value-type="float">
            <text:p>3</text:p>
          </table:table-cell>
          <table:table-cell office:value-type="string" calcext:value-type="string">
            <text:p>FLN 4</text:p>
          </table:table-cell>
          <table:table-cell office:value-type="string" calcext:value-type="string">
            <text:p>WETTBEWERBSRECHT <text:s/>WARENZEICHENRECHT <text:s/>KARTELLRECHT</text:p>
          </table:table-cell>
          <table:table-cell table:number-columns-repeated="5"/>
        </table:table-row>
        <table:table-row table:style-name="ro1">
          <table:table-cell table:formula="of:=IF(LEN([.B935])=1;0;IF(LEN([.B935])=2;1;IF(LEN([.B935])=3;2;IF(LEN([.B935])=5;3;IF(LEN([.B935])=6;4;IF(LEN([.B935])=7;5;&quot;Fehler&quot;))))))" office:value-type="float" office:value="2" calcext:value-type="float">
            <text:p>2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PRIVATVERSICHERUNGSRECHT</text:p>
          </table:table-cell>
          <table:table-cell table:number-columns-repeated="5"/>
        </table:table-row>
        <table:table-row table:style-name="ro1">
          <table:table-cell table:formula="of:=IF(LEN([.B936])=1;0;IF(LEN([.B936])=2;1;IF(LEN([.B936])=3;2;IF(LEN([.B936])=5;3;IF(LEN([.B936])=6;4;IF(LEN([.B936])=7;5;&quot;Fehler&quot;))))))" office:value-type="float" office:value="3" calcext:value-type="float">
            <text:p>3</text:p>
          </table:table-cell>
          <table:table-cell office:value-type="string" calcext:value-type="string">
            <text:p>FLO 1</text:p>
          </table:table-cell>
          <table:table-cell office:value-type="string" calcext:value-type="string">
            <text:p>PERSONENVERSICHERUNGSRECHT</text:p>
          </table:table-cell>
          <table:table-cell table:number-columns-repeated="5"/>
        </table:table-row>
        <table:table-row table:style-name="ro1">
          <table:table-cell table:formula="of:=IF(LEN([.B937])=1;0;IF(LEN([.B937])=2;1;IF(LEN([.B937])=3;2;IF(LEN([.B937])=5;3;IF(LEN([.B937])=6;4;IF(LEN([.B937])=7;5;&quot;Fehler&quot;))))))" office:value-type="float" office:value="3" calcext:value-type="float">
            <text:p>3</text:p>
          </table:table-cell>
          <table:table-cell office:value-type="string" calcext:value-type="string">
            <text:p>FLO 2</text:p>
          </table:table-cell>
          <table:table-cell office:value-type="string" calcext:value-type="string">
            <text:p>SACH- UND SONSTIGES VERMOEGENSVERSICHERUNGSRECHT</text:p>
          </table:table-cell>
          <table:table-cell table:number-columns-repeated="5"/>
        </table:table-row>
        <table:table-row table:style-name="ro1">
          <table:table-cell table:formula="of:=IF(LEN([.B938])=1;0;IF(LEN([.B938])=2;1;IF(LEN([.B938])=3;2;IF(LEN([.B938])=5;3;IF(LEN([.B938])=6;4;IF(LEN([.B938])=7;5;&quot;Fehler&quot;))))))" office:value-type="float" office:value="1" calcext:value-type="float">
            <text:p>1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DEUTSCHES ARBEITS- UND SOZIALRECHT : GESAMTDARSTELLUNGEN</text:p>
          </table:table-cell>
          <table:table-cell table:number-columns-repeated="5"/>
        </table:table-row>
        <table:table-row table:style-name="ro1">
          <table:table-cell table:formula="of:=IF(LEN([.B939])=1;0;IF(LEN([.B939])=2;1;IF(LEN([.B939])=3;2;IF(LEN([.B939])=5;3;IF(LEN([.B939])=6;4;IF(LEN([.B939])=7;5;&quot;Fehler&quot;))))))" office:value-type="float" office:value="2" calcext:value-type="float">
            <text:p>2</text:p>
          </table:table-cell>
          <table:table-cell office:value-type="string" calcext:value-type="string">
            <text:p>FMB</text:p>
          </table:table-cell>
          <table:table-cell office:value-type="string" calcext:value-type="string">
            <text:p>NACHSCHLAGEWERKE - ENTSCHEIDUNGSSAMMLUNGEN</text:p>
          </table:table-cell>
          <table:table-cell table:number-columns-repeated="5"/>
        </table:table-row>
        <table:table-row table:style-name="ro1">
          <table:table-cell table:formula="of:=IF(LEN([.B940])=1;0;IF(LEN([.B940])=2;1;IF(LEN([.B940])=3;2;IF(LEN([.B940])=5;3;IF(LEN([.B940])=6;4;IF(LEN([.B940])=7;5;&quot;Fehler&quot;))))))" office:value-type="float" office:value="2" calcext:value-type="float">
            <text:p>2</text:p>
          </table:table-cell>
          <table:table-cell office:value-type="string" calcext:value-type="string">
            <text:p>FMD</text:p>
          </table:table-cell>
          <table:table-cell office:value-type="string" calcext:value-type="string">
            <text:p>RECHT DER BERUFSBILDUNG, AUSBILDUNGSFOERDERUNG UND ARBEITSFOERDERUNG</text:p>
          </table:table-cell>
          <table:table-cell table:number-columns-repeated="5"/>
        </table:table-row>
        <table:table-row table:style-name="ro1">
          <table:table-cell table:formula="of:=IF(LEN([.B941])=1;0;IF(LEN([.B941])=2;1;IF(LEN([.B941])=3;2;IF(LEN([.B941])=5;3;IF(LEN([.B941])=6;4;IF(LEN([.B941])=7;5;&quot;Fehler&quot;))))))" office:value-type="float" office:value="2" calcext:value-type="float">
            <text:p>2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ARBEITSRECHT : GESAMTDARSTELLUNGEN</text:p>
          </table:table-cell>
          <table:table-cell table:number-columns-repeated="5"/>
        </table:table-row>
        <table:table-row table:style-name="ro1">
          <table:table-cell table:formula="of:=IF(LEN([.B942])=1;0;IF(LEN([.B942])=2;1;IF(LEN([.B942])=3;2;IF(LEN([.B942])=5;3;IF(LEN([.B942])=6;4;IF(LEN([.B942])=7;5;&quot;Fehler&quot;))))))" office:value-type="float" office:value="3" calcext:value-type="float">
            <text:p>3</text:p>
          </table:table-cell>
          <table:table-cell office:value-type="string" calcext:value-type="string">
            <text:p>FMK 1</text:p>
          </table:table-cell>
          <table:table-cell office:value-type="string" calcext:value-type="string">
            <text:p>ARBEITSVERTRAGSRECHT</text:p>
          </table:table-cell>
          <table:table-cell table:number-columns-repeated="5"/>
        </table:table-row>
        <table:table-row table:style-name="ro1">
          <table:table-cell table:formula="of:=IF(LEN([.B943])=1;0;IF(LEN([.B943])=2;1;IF(LEN([.B943])=3;2;IF(LEN([.B943])=5;3;IF(LEN([.B943])=6;4;IF(LEN([.B943])=7;5;&quot;Fehler&quot;))))))" office:value-type="float" office:value="4" calcext:value-type="float">
            <text:p>4</text:p>
          </table:table-cell>
          <table:table-cell office:value-type="string" calcext:value-type="string">
            <text:p>FMK 11</text:p>
          </table:table-cell>
          <table:table-cell office:value-type="string" calcext:value-type="string">
            <text:p>LOHNRECHT <text:s/>GEHALTSRECHT</text:p>
          </table:table-cell>
          <table:table-cell table:number-columns-repeated="5"/>
        </table:table-row>
        <table:table-row table:style-name="ro1">
          <table:table-cell table:formula="of:=IF(LEN([.B944])=1;0;IF(LEN([.B944])=2;1;IF(LEN([.B944])=3;2;IF(LEN([.B944])=5;3;IF(LEN([.B944])=6;4;IF(LEN([.B944])=7;5;&quot;Fehler&quot;))))))" office:value-type="float" office:value="4" calcext:value-type="float">
            <text:p>4</text:p>
          </table:table-cell>
          <table:table-cell office:value-type="string" calcext:value-type="string">
            <text:p>FMK 12</text:p>
          </table:table-cell>
          <table:table-cell office:value-type="string" calcext:value-type="string">
            <text:p>URLAUBSRECHT</text:p>
          </table:table-cell>
          <table:table-cell table:number-columns-repeated="5"/>
        </table:table-row>
        <table:table-row table:style-name="ro1">
          <table:table-cell table:formula="of:=IF(LEN([.B945])=1;0;IF(LEN([.B945])=2;1;IF(LEN([.B945])=3;2;IF(LEN([.B945])=5;3;IF(LEN([.B945])=6;4;IF(LEN([.B945])=7;5;&quot;Fehler&quot;))))))" office:value-type="float" office:value="4" calcext:value-type="float">
            <text:p>4</text:p>
          </table:table-cell>
          <table:table-cell office:value-type="string" calcext:value-type="string">
            <text:p>FMK 15</text:p>
          </table:table-cell>
          <table:table-cell office:value-type="string" calcext:value-type="string">
            <text:p>BEENDIGUNG DES ARBEITSVERHAELTNISSES</text:p>
          </table:table-cell>
          <table:table-cell table:number-columns-repeated="5"/>
        </table:table-row>
        <table:table-row table:style-name="ro1">
          <table:table-cell table:formula="of:=IF(LEN([.B946])=1;0;IF(LEN([.B946])=2;1;IF(LEN([.B946])=3;2;IF(LEN([.B946])=5;3;IF(LEN([.B946])=6;4;IF(LEN([.B946])=7;5;&quot;Fehler&quot;))))))" office:value-type="float" office:value="4" calcext:value-type="float">
            <text:p>4</text:p>
          </table:table-cell>
          <table:table-cell office:value-type="string" calcext:value-type="string">
            <text:p>FMK 19</text:p>
          </table:table-cell>
          <table:table-cell office:value-type="string" calcext:value-type="string">
            <text:p>SONSTIGE TEILGEBIETE DES ARBEITSVERTRAGSRECHTS</text:p>
          </table:table-cell>
          <table:table-cell table:number-columns-repeated="5"/>
        </table:table-row>
        <table:table-row table:style-name="ro1">
          <table:table-cell table:formula="of:=IF(LEN([.B947])=1;0;IF(LEN([.B947])=2;1;IF(LEN([.B947])=3;2;IF(LEN([.B947])=5;3;IF(LEN([.B947])=6;4;IF(LEN([.B947])=7;5;&quot;Fehler&quot;))))))" office:value-type="float" office:value="3" calcext:value-type="float">
            <text:p>3</text:p>
          </table:table-cell>
          <table:table-cell office:value-type="string" calcext:value-type="string">
            <text:p>FMK 2</text:p>
          </table:table-cell>
          <table:table-cell office:value-type="string" calcext:value-type="string">
            <text:p>KOLLEKTIVES ARBEITSRECHT <text:s/>TARIFRECHT</text:p>
          </table:table-cell>
          <table:table-cell table:number-columns-repeated="5"/>
        </table:table-row>
        <table:table-row table:style-name="ro1">
          <table:table-cell table:formula="of:=IF(LEN([.B948])=1;0;IF(LEN([.B948])=2;1;IF(LEN([.B948])=3;2;IF(LEN([.B948])=5;3;IF(LEN([.B948])=6;4;IF(LEN([.B948])=7;5;&quot;Fehler&quot;))))))" office:value-type="float" office:value="4" calcext:value-type="float">
            <text:p>4</text:p>
          </table:table-cell>
          <table:table-cell office:value-type="string" calcext:value-type="string">
            <text:p>FMK 21</text:p>
          </table:table-cell>
          <table:table-cell office:value-type="string" calcext:value-type="string">
            <text:p>ARBEITSKAMPFRECHT</text:p>
          </table:table-cell>
          <table:table-cell table:number-columns-repeated="5"/>
        </table:table-row>
        <table:table-row table:style-name="ro1">
          <table:table-cell table:formula="of:=IF(LEN([.B949])=1;0;IF(LEN([.B949])=2;1;IF(LEN([.B949])=3;2;IF(LEN([.B949])=5;3;IF(LEN([.B949])=6;4;IF(LEN([.B949])=7;5;&quot;Fehler&quot;))))))" office:value-type="float" office:value="4" calcext:value-type="float">
            <text:p>4</text:p>
          </table:table-cell>
          <table:table-cell office:value-type="string" calcext:value-type="string">
            <text:p>FMK 22</text:p>
          </table:table-cell>
          <table:table-cell office:value-type="string" calcext:value-type="string">
            <text:p>BETRIEBSVERFASSUNGSRECHT</text:p>
          </table:table-cell>
          <table:table-cell table:number-columns-repeated="5"/>
        </table:table-row>
        <table:table-row table:style-name="ro1">
          <table:table-cell table:formula="of:=IF(LEN([.B950])=1;0;IF(LEN([.B950])=2;1;IF(LEN([.B950])=3;2;IF(LEN([.B950])=5;3;IF(LEN([.B950])=6;4;IF(LEN([.B950])=7;5;&quot;Fehler&quot;))))))" office:value-type="float" office:value="3" calcext:value-type="float">
            <text:p>3</text:p>
          </table:table-cell>
          <table:table-cell office:value-type="string" calcext:value-type="string">
            <text:p>FMK 3</text:p>
          </table:table-cell>
          <table:table-cell office:value-type="string" calcext:value-type="string">
            <text:p>ARBEITSSCHUTZRECHT</text:p>
          </table:table-cell>
          <table:table-cell table:number-columns-repeated="5"/>
        </table:table-row>
        <table:table-row table:style-name="ro1">
          <table:table-cell table:formula="of:=IF(LEN([.B951])=1;0;IF(LEN([.B951])=2;1;IF(LEN([.B951])=3;2;IF(LEN([.B951])=5;3;IF(LEN([.B951])=6;4;IF(LEN([.B951])=7;5;&quot;Fehler&quot;))))))" office:value-type="float" office:value="4" calcext:value-type="float">
            <text:p>4</text:p>
          </table:table-cell>
          <table:table-cell office:value-type="string" calcext:value-type="string">
            <text:p>FMK 31</text:p>
          </table:table-cell>
          <table:table-cell office:value-type="string" calcext:value-type="string">
            <text:p>ARBEITSSICHERHEITSRECHT</text:p>
          </table:table-cell>
          <table:table-cell table:number-columns-repeated="5"/>
        </table:table-row>
        <table:table-row table:style-name="ro1">
          <table:table-cell table:formula="of:=IF(LEN([.B952])=1;0;IF(LEN([.B952])=2;1;IF(LEN([.B952])=3;2;IF(LEN([.B952])=5;3;IF(LEN([.B952])=6;4;IF(LEN([.B952])=7;5;&quot;Fehler&quot;))))))" office:value-type="float" office:value="4" calcext:value-type="float">
            <text:p>4</text:p>
          </table:table-cell>
          <table:table-cell office:value-type="string" calcext:value-type="string">
            <text:p>FMK 32</text:p>
          </table:table-cell>
          <table:table-cell office:value-type="string" calcext:value-type="string">
            <text:p>ARBEITSZEITRECHT</text:p>
          </table:table-cell>
          <table:table-cell table:number-columns-repeated="5"/>
        </table:table-row>
        <table:table-row table:style-name="ro1">
          <table:table-cell table:formula="of:=IF(LEN([.B953])=1;0;IF(LEN([.B953])=2;1;IF(LEN([.B953])=3;2;IF(LEN([.B953])=5;3;IF(LEN([.B953])=6;4;IF(LEN([.B953])=7;5;&quot;Fehler&quot;))))))" office:value-type="float" office:value="4" calcext:value-type="float">
            <text:p>4</text:p>
          </table:table-cell>
          <table:table-cell office:value-type="string" calcext:value-type="string">
            <text:p>FMK 33</text:p>
          </table:table-cell>
          <table:table-cell office:value-type="string" calcext:value-type="string">
            <text:p>FRAUENARBEITSSCHUTZRECHT</text:p>
          </table:table-cell>
          <table:table-cell table:number-columns-repeated="5"/>
        </table:table-row>
        <table:table-row table:style-name="ro1">
          <table:table-cell table:formula="of:=IF(LEN([.B954])=1;0;IF(LEN([.B954])=2;1;IF(LEN([.B954])=3;2;IF(LEN([.B954])=5;3;IF(LEN([.B954])=6;4;IF(LEN([.B954])=7;5;&quot;Fehler&quot;))))))" office:value-type="float" office:value="3" calcext:value-type="float">
            <text:p>3</text:p>
          </table:table-cell>
          <table:table-cell office:value-type="string" calcext:value-type="string">
            <text:p>FMK 8</text:p>
          </table:table-cell>
          <table:table-cell office:value-type="string" calcext:value-type="string">
            <text:p>SONSTIGE TEILGEBIETE</text:p>
          </table:table-cell>
          <table:table-cell table:number-columns-repeated="5"/>
        </table:table-row>
        <table:table-row table:style-name="ro1">
          <table:table-cell table:formula="of:=IF(LEN([.B955])=1;0;IF(LEN([.B955])=2;1;IF(LEN([.B955])=3;2;IF(LEN([.B955])=5;3;IF(LEN([.B955])=6;4;IF(LEN([.B955])=7;5;&quot;Fehler&quot;))))))" office:value-type="float" office:value="3" calcext:value-type="float">
            <text:p>3</text:p>
          </table:table-cell>
          <table:table-cell office:value-type="string" calcext:value-type="string">
            <text:p>FMK 9</text:p>
          </table:table-cell>
          <table:table-cell office:value-type="string" calcext:value-type="string">
            <text:p>ARBEITSGERICHTSBARKEIT</text:p>
          </table:table-cell>
          <table:table-cell table:number-columns-repeated="5"/>
        </table:table-row>
        <table:table-row table:style-name="ro1">
          <table:table-cell table:formula="of:=IF(LEN([.B956])=1;0;IF(LEN([.B956])=2;1;IF(LEN([.B956])=3;2;IF(LEN([.B956])=5;3;IF(LEN([.B956])=6;4;IF(LEN([.B956])=7;5;&quot;Fehler&quot;))))))" office:value-type="float" office:value="2" calcext:value-type="float">
            <text:p>2</text:p>
          </table:table-cell>
          <table:table-cell office:value-type="string" calcext:value-type="string">
            <text:p>FML</text:p>
          </table:table-cell>
          <table:table-cell office:value-type="string" calcext:value-type="string">
            <text:p>SOZIALRECHT <text:s/>SOZIALGESETZBUCH IN GESAMTDARSTELLUNGEN</text:p>
          </table:table-cell>
          <table:table-cell table:number-columns-repeated="5"/>
        </table:table-row>
        <table:table-row table:style-name="ro1">
          <table:table-cell table:formula="of:=IF(LEN([.B957])=1;0;IF(LEN([.B957])=2;1;IF(LEN([.B957])=3;2;IF(LEN([.B957])=5;3;IF(LEN([.B957])=6;4;IF(LEN([.B957])=7;5;&quot;Fehler&quot;))))))" office:value-type="float" office:value="2" calcext:value-type="float">
            <text:p>2</text:p>
          </table:table-cell>
          <table:table-cell office:value-type="string" calcext:value-type="string">
            <text:p>FMM</text:p>
          </table:table-cell>
          <table:table-cell office:value-type="string" calcext:value-type="string">
            <text:p>SOZIALVERSICHERUNGSRECHT</text:p>
          </table:table-cell>
          <table:table-cell table:number-columns-repeated="5"/>
        </table:table-row>
        <table:table-row table:style-name="ro1">
          <table:table-cell table:formula="of:=IF(LEN([.B958])=1;0;IF(LEN([.B958])=2;1;IF(LEN([.B958])=3;2;IF(LEN([.B958])=5;3;IF(LEN([.B958])=6;4;IF(LEN([.B958])=7;5;&quot;Fehler&quot;))))))" office:value-type="float" office:value="3" calcext:value-type="float">
            <text:p>3</text:p>
          </table:table-cell>
          <table:table-cell office:value-type="string" calcext:value-type="string">
            <text:p>FMM 1</text:p>
          </table:table-cell>
          <table:table-cell office:value-type="string" calcext:value-type="string">
            <text:p>SOZIALES KRANKENVERSICHERUNGSRECHT</text:p>
          </table:table-cell>
          <table:table-cell table:number-columns-repeated="5"/>
        </table:table-row>
        <table:table-row table:style-name="ro1">
          <table:table-cell table:formula="of:=IF(LEN([.B959])=1;0;IF(LEN([.B959])=2;1;IF(LEN([.B959])=3;2;IF(LEN([.B959])=5;3;IF(LEN([.B959])=6;4;IF(LEN([.B959])=7;5;&quot;Fehler&quot;))))))" office:value-type="float" office:value="3" calcext:value-type="float">
            <text:p>3</text:p>
          </table:table-cell>
          <table:table-cell office:value-type="string" calcext:value-type="string">
            <text:p>FMM 2</text:p>
          </table:table-cell>
          <table:table-cell office:value-type="string" calcext:value-type="string">
            <text:p>SOZIALES UNFALLVERSICHERUNGSRECHT</text:p>
          </table:table-cell>
          <table:table-cell table:number-columns-repeated="5"/>
        </table:table-row>
        <table:table-row table:style-name="ro1">
          <table:table-cell table:formula="of:=IF(LEN([.B960])=1;0;IF(LEN([.B960])=2;1;IF(LEN([.B960])=3;2;IF(LEN([.B960])=5;3;IF(LEN([.B960])=6;4;IF(LEN([.B960])=7;5;&quot;Fehler&quot;))))))" office:value-type="float" office:value="3" calcext:value-type="float">
            <text:p>3</text:p>
          </table:table-cell>
          <table:table-cell office:value-type="string" calcext:value-type="string">
            <text:p>FMM 3</text:p>
          </table:table-cell>
          <table:table-cell office:value-type="string" calcext:value-type="string">
            <text:p>RENTENVERSICHERUNGSRECHT</text:p>
          </table:table-cell>
          <table:table-cell table:number-columns-repeated="5"/>
        </table:table-row>
        <table:table-row table:style-name="ro1">
          <table:table-cell table:formula="of:=IF(LEN([.B961])=1;0;IF(LEN([.B961])=2;1;IF(LEN([.B961])=3;2;IF(LEN([.B961])=5;3;IF(LEN([.B961])=6;4;IF(LEN([.B961])=7;5;&quot;Fehler&quot;))))))" office:value-type="float" office:value="3" calcext:value-type="float">
            <text:p>3</text:p>
          </table:table-cell>
          <table:table-cell office:value-type="string" calcext:value-type="string">
            <text:p>FMM 4</text:p>
          </table:table-cell>
          <table:table-cell office:value-type="string" calcext:value-type="string">
            <text:p>KNAPPSCHAFTSVERSICHERUNGSRECHT</text:p>
          </table:table-cell>
          <table:table-cell table:number-columns-repeated="5"/>
        </table:table-row>
        <table:table-row table:style-name="ro1">
          <table:table-cell table:formula="of:=IF(LEN([.B962])=1;0;IF(LEN([.B962])=2;1;IF(LEN([.B962])=3;2;IF(LEN([.B962])=5;3;IF(LEN([.B962])=6;4;IF(LEN([.B962])=7;5;&quot;Fehler&quot;))))))" office:value-type="float" office:value="3" calcext:value-type="float">
            <text:p>3</text:p>
          </table:table-cell>
          <table:table-cell office:value-type="string" calcext:value-type="string">
            <text:p>FMM 6</text:p>
          </table:table-cell>
          <table:table-cell office:value-type="string" calcext:value-type="string">
            <text:p>ALTERSVERSORGUNG SELBSTAENDIGER BERUFE : GESAMTDARSTELLUNGEN</text:p>
          </table:table-cell>
          <table:table-cell table:number-columns-repeated="5"/>
        </table:table-row>
        <table:table-row table:style-name="ro1">
          <table:table-cell table:formula="of:=IF(LEN([.B963])=1;0;IF(LEN([.B963])=2;1;IF(LEN([.B963])=3;2;IF(LEN([.B963])=5;3;IF(LEN([.B963])=6;4;IF(LEN([.B963])=7;5;&quot;Fehler&quot;))))))" office:value-type="float" office:value="2" calcext:value-type="float">
            <text:p>2</text:p>
          </table:table-cell>
          <table:table-cell office:value-type="string" calcext:value-type="string">
            <text:p>FMN</text:p>
          </table:table-cell>
          <table:table-cell office:value-type="string" calcext:value-type="string">
            <text:p>SOZIALHILFERECHT</text:p>
          </table:table-cell>
          <table:table-cell table:number-columns-repeated="5"/>
        </table:table-row>
        <table:table-row table:style-name="ro1">
          <table:table-cell table:formula="of:=IF(LEN([.B964])=1;0;IF(LEN([.B964])=2;1;IF(LEN([.B964])=3;2;IF(LEN([.B964])=5;3;IF(LEN([.B964])=6;4;IF(LEN([.B964])=7;5;&quot;Fehler&quot;))))))" office:value-type="float" office:value="2" calcext:value-type="float">
            <text:p>2</text:p>
          </table:table-cell>
          <table:table-cell office:value-type="string" calcext:value-type="string">
            <text:p>FMO</text:p>
          </table:table-cell>
          <table:table-cell office:value-type="string" calcext:value-type="string">
            <text:p>SCHWERBEHINDERTENRECHT</text:p>
          </table:table-cell>
          <table:table-cell table:number-columns-repeated="5"/>
        </table:table-row>
        <table:table-row table:style-name="ro1">
          <table:table-cell table:formula="of:=IF(LEN([.B965])=1;0;IF(LEN([.B965])=2;1;IF(LEN([.B965])=3;2;IF(LEN([.B965])=5;3;IF(LEN([.B965])=6;4;IF(LEN([.B965])=7;5;&quot;Fehler&quot;))))))" office:value-type="float" office:value="2" calcext:value-type="float">
            <text:p>2</text:p>
          </table:table-cell>
          <table:table-cell office:value-type="string" calcext:value-type="string">
            <text:p>FMP</text:p>
          </table:table-cell>
          <table:table-cell office:value-type="string" calcext:value-type="string">
            <text:p>JUGENDRECHT</text:p>
          </table:table-cell>
          <table:table-cell table:number-columns-repeated="5"/>
        </table:table-row>
        <table:table-row table:style-name="ro1">
          <table:table-cell table:formula="of:=IF(LEN([.B966])=1;0;IF(LEN([.B966])=2;1;IF(LEN([.B966])=3;2;IF(LEN([.B966])=5;3;IF(LEN([.B966])=6;4;IF(LEN([.B966])=7;5;&quot;Fehler&quot;))))))" office:value-type="float" office:value="3" calcext:value-type="float">
            <text:p>3</text:p>
          </table:table-cell>
          <table:table-cell office:value-type="string" calcext:value-type="string">
            <text:p>FMP 1</text:p>
          </table:table-cell>
          <table:table-cell office:value-type="string" calcext:value-type="string">
            <text:p>JUGENDHILFERECHT</text:p>
          </table:table-cell>
          <table:table-cell table:number-columns-repeated="5"/>
        </table:table-row>
        <table:table-row table:style-name="ro1">
          <table:table-cell table:formula="of:=IF(LEN([.B967])=1;0;IF(LEN([.B967])=2;1;IF(LEN([.B967])=3;2;IF(LEN([.B967])=5;3;IF(LEN([.B967])=6;4;IF(LEN([.B967])=7;5;&quot;Fehler&quot;))))))" office:value-type="float" office:value="3" calcext:value-type="float">
            <text:p>3</text:p>
          </table:table-cell>
          <table:table-cell office:value-type="string" calcext:value-type="string">
            <text:p>FMP 2</text:p>
          </table:table-cell>
          <table:table-cell office:value-type="string" calcext:value-type="string">
            <text:p>JUGENDSCHUTZRECHT</text:p>
          </table:table-cell>
          <table:table-cell table:number-columns-repeated="5"/>
        </table:table-row>
        <table:table-row table:style-name="ro1">
          <table:table-cell table:formula="of:=IF(LEN([.B968])=1;0;IF(LEN([.B968])=2;1;IF(LEN([.B968])=3;2;IF(LEN([.B968])=5;3;IF(LEN([.B968])=6;4;IF(LEN([.B968])=7;5;&quot;Fehler&quot;))))))" office:value-type="float" office:value="3" calcext:value-type="float">
            <text:p>3</text:p>
          </table:table-cell>
          <table:table-cell office:value-type="string" calcext:value-type="string">
            <text:p>FMP 3</text:p>
          </table:table-cell>
          <table:table-cell office:value-type="string" calcext:value-type="string">
            <text:p>JUGENDARBEITSRECHT <text:s/>JUGENDARBEITSSCHUTZRECHT</text:p>
          </table:table-cell>
          <table:table-cell table:number-columns-repeated="5"/>
        </table:table-row>
        <table:table-row table:style-name="ro1">
          <table:table-cell table:formula="of:=IF(LEN([.B969])=1;0;IF(LEN([.B969])=2;1;IF(LEN([.B969])=3;2;IF(LEN([.B969])=5;3;IF(LEN([.B969])=6;4;IF(LEN([.B969])=7;5;&quot;Fehler&quot;))))))" office:value-type="float" office:value="3" calcext:value-type="float">
            <text:p>3</text:p>
          </table:table-cell>
          <table:table-cell office:value-type="string" calcext:value-type="string">
            <text:p>FMP 9</text:p>
          </table:table-cell>
          <table:table-cell office:value-type="string" calcext:value-type="string">
            <text:p>JUGENDSTRAFRECHT</text:p>
          </table:table-cell>
          <table:table-cell table:number-columns-repeated="5"/>
        </table:table-row>
        <table:table-row table:style-name="ro1">
          <table:table-cell table:formula="of:=IF(LEN([.B970])=1;0;IF(LEN([.B970])=2;1;IF(LEN([.B970])=3;2;IF(LEN([.B970])=5;3;IF(LEN([.B970])=6;4;IF(LEN([.B970])=7;5;&quot;Fehler&quot;))))))" office:value-type="float" office:value="2" calcext:value-type="float">
            <text:p>2</text:p>
          </table:table-cell>
          <table:table-cell office:value-type="string" calcext:value-type="string">
            <text:p>FMQ</text:p>
          </table:table-cell>
          <table:table-cell office:value-type="string" calcext:value-type="string">
            <text:p>KINDERGELDRECHT <text:s/>RECHT DES FAMILIENLASTENAUSGLEICHS</text:p>
          </table:table-cell>
          <table:table-cell table:number-columns-repeated="5"/>
        </table:table-row>
        <table:table-row table:style-name="ro1">
          <table:table-cell table:formula="of:=IF(LEN([.B971])=1;0;IF(LEN([.B971])=2;1;IF(LEN([.B971])=3;2;IF(LEN([.B971])=5;3;IF(LEN([.B971])=6;4;IF(LEN([.B971])=7;5;&quot;Fehler&quot;))))))" office:value-type="float" office:value="2" calcext:value-type="float">
            <text:p>2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SOZIALES ENTSCHAEDIGUNGSRECHT EINSCHL. KRIEGSFOLGENRECHT</text:p>
          </table:table-cell>
          <table:table-cell table:number-columns-repeated="5"/>
        </table:table-row>
        <table:table-row table:style-name="ro1">
          <table:table-cell table:formula="of:=IF(LEN([.B972])=1;0;IF(LEN([.B972])=2;1;IF(LEN([.B972])=3;2;IF(LEN([.B972])=5;3;IF(LEN([.B972])=6;4;IF(LEN([.B972])=7;5;&quot;Fehler&quot;))))))" office:value-type="float" office:value="3" calcext:value-type="float">
            <text:p>3</text:p>
          </table:table-cell>
          <table:table-cell office:value-type="string" calcext:value-type="string">
            <text:p>FMR 1</text:p>
          </table:table-cell>
          <table:table-cell office:value-type="string" calcext:value-type="string">
            <text:p>ENTSCHAEDIGUNG DER OPFER VON GEWALTTATEN</text:p>
          </table:table-cell>
          <table:table-cell table:number-columns-repeated="5"/>
        </table:table-row>
        <table:table-row table:style-name="ro1">
          <table:table-cell table:formula="of:=IF(LEN([.B973])=1;0;IF(LEN([.B973])=2;1;IF(LEN([.B973])=3;2;IF(LEN([.B973])=5;3;IF(LEN([.B973])=6;4;IF(LEN([.B973])=7;5;&quot;Fehler&quot;))))))" office:value-type="float" office:value="3" calcext:value-type="float">
            <text:p>3</text:p>
          </table:table-cell>
          <table:table-cell office:value-type="string" calcext:value-type="string">
            <text:p>FMR 2</text:p>
          </table:table-cell>
          <table:table-cell office:value-type="string" calcext:value-type="string">
            <text:p>WIEDERGUTMACHUNGSRECHT <text:s/>RUECKERSTATTUNGSRECHT LASTENAUSGLEICHSRECHT</text:p>
          </table:table-cell>
          <table:table-cell table:number-columns-repeated="5"/>
        </table:table-row>
        <table:table-row table:style-name="ro1">
          <table:table-cell table:formula="of:=IF(LEN([.B974])=1;0;IF(LEN([.B974])=2;1;IF(LEN([.B974])=3;2;IF(LEN([.B974])=5;3;IF(LEN([.B974])=6;4;IF(LEN([.B974])=7;5;&quot;Fehler&quot;))))))" office:value-type="float" office:value="3" calcext:value-type="float">
            <text:p>3</text:p>
          </table:table-cell>
          <table:table-cell office:value-type="string" calcext:value-type="string">
            <text:p>FMR 3</text:p>
          </table:table-cell>
          <table:table-cell office:value-type="string" calcext:value-type="string">
            <text:p>KRIEGSOPFERVERSORGUNGSRECHT</text:p>
          </table:table-cell>
          <table:table-cell table:number-columns-repeated="5"/>
        </table:table-row>
        <table:table-row table:style-name="ro1">
          <table:table-cell table:formula="of:=IF(LEN([.B975])=1;0;IF(LEN([.B975])=2;1;IF(LEN([.B975])=3;2;IF(LEN([.B975])=5;3;IF(LEN([.B975])=6;4;IF(LEN([.B975])=7;5;&quot;Fehler&quot;))))))" office:value-type="float" office:value="3" calcext:value-type="float">
            <text:p>3</text:p>
          </table:table-cell>
          <table:table-cell office:value-type="string" calcext:value-type="string">
            <text:p>FMR 4</text:p>
          </table:table-cell>
          <table:table-cell office:value-type="string" calcext:value-type="string">
            <text:p>RECHT DER VERTRIEBENEN, FLUECHTLINGE UND UMSIEDLER</text:p>
          </table:table-cell>
          <table:table-cell table:number-columns-repeated="5"/>
        </table:table-row>
        <table:table-row table:style-name="ro1">
          <table:table-cell table:formula="of:=IF(LEN([.B976])=1;0;IF(LEN([.B976])=2;1;IF(LEN([.B976])=3;2;IF(LEN([.B976])=5;3;IF(LEN([.B976])=6;4;IF(LEN([.B976])=7;5;&quot;Fehler&quot;))))))" office:value-type="float" office:value="2" calcext:value-type="float">
            <text:p>2</text:p>
          </table:table-cell>
          <table:table-cell office:value-type="string" calcext:value-type="string">
            <text:p>FMT</text:p>
          </table:table-cell>
          <table:table-cell office:value-type="string" calcext:value-type="string">
            <text:p>VERMOEGENSBILDUNGSRECHT</text:p>
          </table:table-cell>
          <table:table-cell table:number-columns-repeated="5"/>
        </table:table-row>
        <table:table-row table:style-name="ro1">
          <table:table-cell table:formula="of:=IF(LEN([.B977])=1;0;IF(LEN([.B977])=2;1;IF(LEN([.B977])=3;2;IF(LEN([.B977])=5;3;IF(LEN([.B977])=6;4;IF(LEN([.B977])=7;5;&quot;Fehler&quot;))))))" office:value-type="float" office:value="2" calcext:value-type="float">
            <text:p>2</text:p>
          </table:table-cell>
          <table:table-cell office:value-type="string" calcext:value-type="string">
            <text:p>FMY</text:p>
          </table:table-cell>
          <table:table-cell office:value-type="string" calcext:value-type="string">
            <text:p>SONSTIGES SOZIALRECHT</text:p>
          </table:table-cell>
          <table:table-cell table:number-columns-repeated="5"/>
        </table:table-row>
        <table:table-row table:style-name="ro1">
          <table:table-cell table:formula="of:=IF(LEN([.B978])=1;0;IF(LEN([.B978])=2;1;IF(LEN([.B978])=3;2;IF(LEN([.B978])=5;3;IF(LEN([.B978])=6;4;IF(LEN([.B978])=7;5;&quot;Fehler&quot;))))))" office:value-type="float" office:value="2" calcext:value-type="float">
            <text:p>2</text:p>
          </table:table-cell>
          <table:table-cell office:value-type="string" calcext:value-type="string">
            <text:p>FMZ</text:p>
          </table:table-cell>
          <table:table-cell office:value-type="string" calcext:value-type="string">
            <text:p>SOZIALGERICHTSBARKEIT</text:p>
          </table:table-cell>
          <table:table-cell table:number-columns-repeated="5"/>
        </table:table-row>
        <table:table-row table:style-name="ro1">
          <table:table-cell table:formula="of:=IF(LEN([.B979])=1;0;IF(LEN([.B979])=2;1;IF(LEN([.B979])=3;2;IF(LEN([.B979])=5;3;IF(LEN([.B979])=6;4;IF(LEN([.B979])=7;5;&quot;Fehler&quot;))))))" office:value-type="float" office:value="1" calcext:value-type="float">
            <text:p>1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DEUTSCHES STRAFRECHT</text:p>
          </table:table-cell>
          <table:table-cell table:number-columns-repeated="5"/>
        </table:table-row>
        <table:table-row table:style-name="ro1">
          <table:table-cell table:formula="of:=IF(LEN([.B980])=1;0;IF(LEN([.B980])=2;1;IF(LEN([.B980])=3;2;IF(LEN([.B980])=5;3;IF(LEN([.B980])=6;4;IF(LEN([.B980])=7;5;&quot;Fehler&quot;))))))" office:value-type="float" office:value="2" calcext:value-type="float">
            <text:p>2</text:p>
          </table:table-cell>
          <table:table-cell office:value-type="string" calcext:value-type="string">
            <text:p>FNK</text:p>
          </table:table-cell>
          <table:table-cell office:value-type="string" calcext:value-type="string">
            <text:p>STRAFGESETZBUCH (STGB) : GESAMTDARSTELLUNGEN</text:p>
          </table:table-cell>
          <table:table-cell table:number-columns-repeated="5"/>
        </table:table-row>
        <table:table-row table:style-name="ro1">
          <table:table-cell table:formula="of:=IF(LEN([.B981])=1;0;IF(LEN([.B981])=2;1;IF(LEN([.B981])=3;2;IF(LEN([.B981])=5;3;IF(LEN([.B981])=6;4;IF(LEN([.B981])=7;5;&quot;Fehler&quot;))))))" office:value-type="float" office:value="3" calcext:value-type="float">
            <text:p>3</text:p>
          </table:table-cell>
          <table:table-cell office:value-type="string" calcext:value-type="string">
            <text:p>FNK 1</text:p>
          </table:table-cell>
          <table:table-cell office:value-type="string" calcext:value-type="string">
            <text:p>ALLGEMEINER TEIL DES STGB</text:p>
          </table:table-cell>
          <table:table-cell table:number-columns-repeated="5"/>
        </table:table-row>
        <table:table-row table:style-name="ro1">
          <table:table-cell table:formula="of:=IF(LEN([.B982])=1;0;IF(LEN([.B982])=2;1;IF(LEN([.B982])=3;2;IF(LEN([.B982])=5;3;IF(LEN([.B982])=6;4;IF(LEN([.B982])=7;5;&quot;Fehler&quot;))))))" office:value-type="float" office:value="3" calcext:value-type="float">
            <text:p>3</text:p>
          </table:table-cell>
          <table:table-cell office:value-type="string" calcext:value-type="string">
            <text:p>FNK 2</text:p>
          </table:table-cell>
          <table:table-cell office:value-type="string" calcext:value-type="string">
            <text:p>BESONDERER TEIL DES STGB</text:p>
          </table:table-cell>
          <table:table-cell table:number-columns-repeated="5"/>
        </table:table-row>
        <table:table-row table:style-name="ro1">
          <table:table-cell table:formula="of:=IF(LEN([.B983])=1;0;IF(LEN([.B983])=2;1;IF(LEN([.B983])=3;2;IF(LEN([.B983])=5;3;IF(LEN([.B983])=6;4;IF(LEN([.B983])=7;5;&quot;Fehler&quot;))))))" office:value-type="float" office:value="3" calcext:value-type="float">
            <text:p>3</text:p>
          </table:table-cell>
          <table:table-cell office:value-type="string" calcext:value-type="string">
            <text:p>FNK 3</text:p>
          </table:table-cell>
          <table:table-cell office:value-type="string" calcext:value-type="string">
            <text:p>NEBENSTRAFRECHT</text:p>
          </table:table-cell>
          <table:table-cell table:number-columns-repeated="5"/>
        </table:table-row>
        <table:table-row table:style-name="ro1">
          <table:table-cell table:formula="of:=IF(LEN([.B984])=1;0;IF(LEN([.B984])=2;1;IF(LEN([.B984])=3;2;IF(LEN([.B984])=5;3;IF(LEN([.B984])=6;4;IF(LEN([.B984])=7;5;&quot;Fehler&quot;))))))" office:value-type="float" office:value="4" calcext:value-type="float">
            <text:p>4</text:p>
          </table:table-cell>
          <table:table-cell office:value-type="string" calcext:value-type="string">
            <text:p>FNK 35</text:p>
          </table:table-cell>
          <table:table-cell office:value-type="string" calcext:value-type="string">
            <text:p>WIRTSCHAFTSSTRAFRECHT</text:p>
          </table:table-cell>
          <table:table-cell table:number-columns-repeated="5"/>
        </table:table-row>
        <table:table-row table:style-name="ro1">
          <table:table-cell table:formula="of:=IF(LEN([.B985])=1;0;IF(LEN([.B985])=2;1;IF(LEN([.B985])=3;2;IF(LEN([.B985])=5;3;IF(LEN([.B985])=6;4;IF(LEN([.B985])=7;5;&quot;Fehler&quot;))))))" office:value-type="float" office:value="1" calcext:value-type="float">
            <text:p>1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DEUTSCHE RECHTSPFLEGE <text:s/>DEUTSCHES GERICHTSWESEN ALLGEMEINES VERFAHRENSRECHT <text:s/>ZIVIL- UND STRAFPROZESSRECHT STRAFVOLLZUG</text:p>
          </table:table-cell>
          <table:table-cell table:number-columns-repeated="5"/>
        </table:table-row>
        <table:table-row table:style-name="ro1">
          <table:table-cell table:formula="of:=IF(LEN([.B986])=1;0;IF(LEN([.B986])=2;1;IF(LEN([.B986])=3;2;IF(LEN([.B986])=5;3;IF(LEN([.B986])=6;4;IF(LEN([.B986])=7;5;&quot;Fehler&quot;))))))" office:value-type="float" office:value="2" calcext:value-type="float">
            <text:p>2</text:p>
          </table:table-cell>
          <table:table-cell office:value-type="string" calcext:value-type="string">
            <text:p>FOK</text:p>
          </table:table-cell>
          <table:table-cell office:value-type="string" calcext:value-type="string">
            <text:p>GERICHTSVERFASSUNGSRECHT</text:p>
          </table:table-cell>
          <table:table-cell table:number-columns-repeated="5"/>
        </table:table-row>
        <table:table-row table:style-name="ro1">
          <table:table-cell table:formula="of:=IF(LEN([.B987])=1;0;IF(LEN([.B987])=2;1;IF(LEN([.B987])=3;2;IF(LEN([.B987])=5;3;IF(LEN([.B987])=6;4;IF(LEN([.B987])=7;5;&quot;Fehler&quot;))))))" office:value-type="float" office:value="3" calcext:value-type="float">
            <text:p>3</text:p>
          </table:table-cell>
          <table:table-cell office:value-type="string" calcext:value-type="string">
            <text:p>FOK 1</text:p>
          </table:table-cell>
          <table:table-cell office:value-type="string" calcext:value-type="string">
            <text:p>JUSTIZVERWALTUNG <text:s/>JUSTIZORGANE <text:s/>SONSTIGE PERSONEN DER RECHTSPFLEGE</text:p>
          </table:table-cell>
          <table:table-cell table:number-columns-repeated="5"/>
        </table:table-row>
        <table:table-row table:style-name="ro1">
          <table:table-cell table:formula="of:=IF(LEN([.B988])=1;0;IF(LEN([.B988])=2;1;IF(LEN([.B988])=3;2;IF(LEN([.B988])=5;3;IF(LEN([.B988])=6;4;IF(LEN([.B988])=7;5;&quot;Fehler&quot;))))))" office:value-type="float" office:value="3" calcext:value-type="float">
            <text:p>3</text:p>
          </table:table-cell>
          <table:table-cell office:value-type="string" calcext:value-type="string">
            <text:p>FOK 2</text:p>
          </table:table-cell>
          <table:table-cell office:value-type="string" calcext:value-type="string">
            <text:p>ALLGEMEINES VERFAHRENSRECHT</text:p>
          </table:table-cell>
          <table:table-cell table:number-columns-repeated="5"/>
        </table:table-row>
        <table:table-row table:style-name="ro1">
          <table:table-cell table:formula="of:=IF(LEN([.B989])=1;0;IF(LEN([.B989])=2;1;IF(LEN([.B989])=3;2;IF(LEN([.B989])=5;3;IF(LEN([.B989])=6;4;IF(LEN([.B989])=7;5;&quot;Fehler&quot;))))))" office:value-type="float" office:value="2" calcext:value-type="float">
            <text:p>2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FREIWILLIGE GERICHTSBARKEIT</text:p>
          </table:table-cell>
          <table:table-cell table:number-columns-repeated="5"/>
        </table:table-row>
        <table:table-row table:style-name="ro1">
          <table:table-cell table:formula="of:=IF(LEN([.B990])=1;0;IF(LEN([.B990])=2;1;IF(LEN([.B990])=3;2;IF(LEN([.B990])=5;3;IF(LEN([.B990])=6;4;IF(LEN([.B990])=7;5;&quot;Fehler&quot;))))))" office:value-type="float" office:value="3" calcext:value-type="float">
            <text:p>3</text:p>
          </table:table-cell>
          <table:table-cell office:value-type="string" calcext:value-type="string">
            <text:p>FOL 1</text:p>
          </table:table-cell>
          <table:table-cell office:value-type="string" calcext:value-type="string">
            <text:p>PERSONENSTANDSRECHT</text:p>
          </table:table-cell>
          <table:table-cell table:number-columns-repeated="5"/>
        </table:table-row>
        <table:table-row table:style-name="ro1">
          <table:table-cell table:formula="of:=IF(LEN([.B991])=1;0;IF(LEN([.B991])=2;1;IF(LEN([.B991])=3;2;IF(LEN([.B991])=5;3;IF(LEN([.B991])=6;4;IF(LEN([.B991])=7;5;&quot;Fehler&quot;))))))" office:value-type="float" office:value="3" calcext:value-type="float">
            <text:p>3</text:p>
          </table:table-cell>
          <table:table-cell office:value-type="string" calcext:value-type="string">
            <text:p>FOL 2</text:p>
          </table:table-cell>
          <table:table-cell office:value-type="string" calcext:value-type="string">
            <text:p>GRUNDBUCHRECHT</text:p>
          </table:table-cell>
          <table:table-cell table:number-columns-repeated="5"/>
        </table:table-row>
        <table:table-row table:style-name="ro1">
          <table:table-cell table:formula="of:=IF(LEN([.B992])=1;0;IF(LEN([.B992])=2;1;IF(LEN([.B992])=3;2;IF(LEN([.B992])=5;3;IF(LEN([.B992])=6;4;IF(LEN([.B992])=7;5;&quot;Fehler&quot;))))))" office:value-type="float" office:value="3" calcext:value-type="float">
            <text:p>3</text:p>
          </table:table-cell>
          <table:table-cell office:value-type="string" calcext:value-type="string">
            <text:p>FOL 3</text:p>
          </table:table-cell>
          <table:table-cell office:value-type="string" calcext:value-type="string">
            <text:p>REGISTERRECHT</text:p>
          </table:table-cell>
          <table:table-cell table:number-columns-repeated="5"/>
        </table:table-row>
        <table:table-row table:style-name="ro1">
          <table:table-cell table:formula="of:=IF(LEN([.B993])=1;0;IF(LEN([.B993])=2;1;IF(LEN([.B993])=3;2;IF(LEN([.B993])=5;3;IF(LEN([.B993])=6;4;IF(LEN([.B993])=7;5;&quot;Fehler&quot;))))))" office:value-type="float" office:value="3" calcext:value-type="float">
            <text:p>3</text:p>
          </table:table-cell>
          <table:table-cell office:value-type="string" calcext:value-type="string">
            <text:p>FOL 4</text:p>
          </table:table-cell>
          <table:table-cell office:value-type="string" calcext:value-type="string">
            <text:p>SCHIEDSMANN <text:s/>SCHIEDSGERICHTSBARKEIT</text:p>
          </table:table-cell>
          <table:table-cell table:number-columns-repeated="5"/>
        </table:table-row>
        <table:table-row table:style-name="ro1">
          <table:table-cell table:formula="of:=IF(LEN([.B994])=1;0;IF(LEN([.B994])=2;1;IF(LEN([.B994])=3;2;IF(LEN([.B994])=5;3;IF(LEN([.B994])=6;4;IF(LEN([.B994])=7;5;&quot;Fehler&quot;))))))" office:value-type="float" office:value="3" calcext:value-type="float">
            <text:p>3</text:p>
          </table:table-cell>
          <table:table-cell office:value-type="string" calcext:value-type="string">
            <text:p>FOL 5</text:p>
          </table:table-cell>
          <table:table-cell office:value-type="string" calcext:value-type="string">
            <text:p>BERUFSGERICHTSBARKEIT</text:p>
          </table:table-cell>
          <table:table-cell table:number-columns-repeated="5"/>
        </table:table-row>
        <table:table-row table:style-name="ro1">
          <table:table-cell table:formula="of:=IF(LEN([.B995])=1;0;IF(LEN([.B995])=2;1;IF(LEN([.B995])=3;2;IF(LEN([.B995])=5;3;IF(LEN([.B995])=6;4;IF(LEN([.B995])=7;5;&quot;Fehler&quot;))))))" office:value-type="float" office:value="2" calcext:value-type="float">
            <text:p>2</text:p>
          </table:table-cell>
          <table:table-cell office:value-type="string" calcext:value-type="string">
            <text:p>FOM</text:p>
          </table:table-cell>
          <table:table-cell office:value-type="string" calcext:value-type="string">
            <text:p>RECHTSBERATUNG <text:s/>RECHTSANWALT- UND NOTARRECHT</text:p>
          </table:table-cell>
          <table:table-cell table:number-columns-repeated="5"/>
        </table:table-row>
        <table:table-row table:style-name="ro1">
          <table:table-cell table:formula="of:=IF(LEN([.B996])=1;0;IF(LEN([.B996])=2;1;IF(LEN([.B996])=3;2;IF(LEN([.B996])=5;3;IF(LEN([.B996])=6;4;IF(LEN([.B996])=7;5;&quot;Fehler&quot;))))))" office:value-type="float" office:value="2" calcext:value-type="float">
            <text:p>2</text:p>
          </table:table-cell>
          <table:table-cell office:value-type="string" calcext:value-type="string">
            <text:p>FON</text:p>
          </table:table-cell>
          <table:table-cell office:value-type="string" calcext:value-type="string">
            <text:p>ZIVILPROZESSRECHT</text:p>
          </table:table-cell>
          <table:table-cell table:number-columns-repeated="5"/>
        </table:table-row>
        <table:table-row table:style-name="ro1">
          <table:table-cell table:formula="of:=IF(LEN([.B997])=1;0;IF(LEN([.B997])=2;1;IF(LEN([.B997])=3;2;IF(LEN([.B997])=5;3;IF(LEN([.B997])=6;4;IF(LEN([.B997])=7;5;&quot;Fehler&quot;))))))" office:value-type="float" office:value="3" calcext:value-type="float">
            <text:p>3</text:p>
          </table:table-cell>
          <table:table-cell office:value-type="string" calcext:value-type="string">
            <text:p>FON 5</text:p>
          </table:table-cell>
          <table:table-cell office:value-type="string" calcext:value-type="string">
            <text:p>MAHNVERFAHREN <text:s/>ZAHLUNGSBEFEHL <text:s/>KONKURS <text:s/>VERGLEICH ZWANGSVOLLSTRECKUNG</text:p>
          </table:table-cell>
          <table:table-cell table:number-columns-repeated="5"/>
        </table:table-row>
        <table:table-row table:style-name="ro1">
          <table:table-cell table:formula="of:=IF(LEN([.B998])=1;0;IF(LEN([.B998])=2;1;IF(LEN([.B998])=3;2;IF(LEN([.B998])=5;3;IF(LEN([.B998])=6;4;IF(LEN([.B998])=7;5;&quot;Fehler&quot;))))))" office:value-type="float" office:value="2" calcext:value-type="float">
            <text:p>2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STRAFGERICHTSBARKEIT <text:s/>STRAFPROZESSRECHT</text:p>
          </table:table-cell>
          <table:table-cell table:number-columns-repeated="5"/>
        </table:table-row>
        <table:table-row table:style-name="ro1">
          <table:table-cell table:formula="of:=IF(LEN([.B999])=1;0;IF(LEN([.B999])=2;1;IF(LEN([.B999])=3;2;IF(LEN([.B999])=5;3;IF(LEN([.B999])=6;4;IF(LEN([.B999])=7;5;&quot;Fehler&quot;))))))" office:value-type="float" office:value="3" calcext:value-type="float">
            <text:p>3</text:p>
          </table:table-cell>
          <table:table-cell office:value-type="string" calcext:value-type="string">
            <text:p>FOO 5</text:p>
          </table:table-cell>
          <table:table-cell office:value-type="string" calcext:value-type="string">
            <text:p>STRAFVOLLZUG</text:p>
          </table:table-cell>
          <table:table-cell table:number-columns-repeated="5"/>
        </table:table-row>
        <table:table-row table:style-name="ro1">
          <table:table-cell table:formula="of:=IF(LEN([.B1000])=1;0;IF(LEN([.B1000])=2;1;IF(LEN([.B1000])=3;2;IF(LEN([.B1000])=5;3;IF(LEN([.B1000])=6;4;IF(LEN([.B1000])=7;5;&quot;Fehler&quot;))))))" office:value-type="float" office:value="2" calcext:value-type="float">
            <text:p>2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KOSTENRECHT</text:p>
          </table:table-cell>
          <table:table-cell table:number-columns-repeated="5"/>
        </table:table-row>
        <table:table-row table:style-name="ro1">
          <table:table-cell table:formula="of:=IF(LEN([.B1001])=1;0;IF(LEN([.B1001])=2;1;IF(LEN([.B1001])=3;2;IF(LEN([.B1001])=5;3;IF(LEN([.B1001])=6;4;IF(LEN([.B1001])=7;5;&quot;Fehler&quot;))))))" office:value-type="float" office:value="1" calcext:value-type="float">
            <text:p>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EUTSCHES WEHRRECHT - ZIVILDIENSTRECHT - RECHT DES ZIVILEN BEVOELKERUNGSSCHUTZES</text:p>
          </table:table-cell>
          <table:table-cell table:number-columns-repeated="5"/>
        </table:table-row>
        <table:table-row table:style-name="ro1">
          <table:table-cell table:formula="of:=IF(LEN([.B1002])=1;0;IF(LEN([.B1002])=2;1;IF(LEN([.B1002])=3;2;IF(LEN([.B1002])=5;3;IF(LEN([.B1002])=6;4;IF(LEN([.B1002])=7;5;&quot;Fehler&quot;))))))" office:value-type="float" office:value="2" calcext:value-type="float">
            <text:p>2</text:p>
          </table:table-cell>
          <table:table-cell office:value-type="string" calcext:value-type="string">
            <text:p>FPB</text:p>
          </table:table-cell>
          <table:table-cell office:value-type="string" calcext:value-type="string">
            <text:p>WEHRRECHT</text:p>
          </table:table-cell>
          <table:table-cell table:number-columns-repeated="5"/>
        </table:table-row>
        <table:table-row table:style-name="ro1">
          <table:table-cell table:formula="of:=IF(LEN([.B1003])=1;0;IF(LEN([.B1003])=2;1;IF(LEN([.B1003])=3;2;IF(LEN([.B1003])=5;3;IF(LEN([.B1003])=6;4;IF(LEN([.B1003])=7;5;&quot;Fehler&quot;))))))"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office:value-type="string" calcext:value-type="string">
            <text:p>ZIVILDIENSTRECHT</text:p>
          </table:table-cell>
          <table:table-cell table:number-columns-repeated="5"/>
        </table:table-row>
        <table:table-row table:style-name="ro1">
          <table:table-cell table:formula="of:=IF(LEN([.B1004])=1;0;IF(LEN([.B1004])=2;1;IF(LEN([.B1004])=3;2;IF(LEN([.B1004])=5;3;IF(LEN([.B1004])=6;4;IF(LEN([.B1004])=7;5;&quot;Fehler&quot;))))))" office:value-type="float" office:value="2" calcext:value-type="float">
            <text:p>2</text:p>
          </table:table-cell>
          <table:table-cell office:value-type="string" calcext:value-type="string">
            <text:p>FPF</text:p>
          </table:table-cell>
          <table:table-cell office:value-type="string" calcext:value-type="string">
            <text:p>RECHT DES ZIVILEN BEVOELKERUNGSSCHUTZES</text:p>
          </table:table-cell>
          <table:table-cell table:number-columns-repeated="5"/>
        </table:table-row>
        <table:table-row table:style-name="ro1">
          <table:table-cell table:formula="of:=IF(LEN([.B1005])=1;0;IF(LEN([.B1005])=2;1;IF(LEN([.B1005])=3;2;IF(LEN([.B1005])=5;3;IF(LEN([.B1005])=6;4;IF(LEN([.B1005])=7;5;&quot;Fehler&quot;))))))" office:value-type="float" office:value="1" calcext:value-type="float">
            <text:p>1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SONSTIGES DEUTSCHES RECHT</text:p>
          </table:table-cell>
          <table:table-cell table:number-columns-repeated="5"/>
        </table:table-row>
        <table:table-row table:style-name="ro1">
          <table:table-cell table:formula="of:=IF(LEN([.B1006])=1;0;IF(LEN([.B1006])=2;1;IF(LEN([.B1006])=3;2;IF(LEN([.B1006])=5;3;IF(LEN([.B1006])=6;4;IF(LEN([.B1006])=7;5;&quot;Fehler&quot;))))))" office:value-type="float" office:value="2" calcext:value-type="float">
            <text:p>2</text:p>
          </table:table-cell>
          <table:table-cell office:value-type="string" calcext:value-type="string">
            <text:p>FYB</text:p>
          </table:table-cell>
          <table:table-cell office:value-type="string" calcext:value-type="string">
            <text:p>BIOGRAPHIEN VON RECHTSWISSENSCHAFTLERN</text:p>
          </table:table-cell>
          <table:table-cell table:number-columns-repeated="5"/>
        </table:table-row>
        <table:table-row table:style-name="ro1">
          <table:table-cell table:formula="of:=IF(LEN([.B1007])=1;0;IF(LEN([.B1007])=2;1;IF(LEN([.B1007])=3;2;IF(LEN([.B1007])=5;3;IF(LEN([.B1007])=6;4;IF(LEN([.B1007])=7;5;&quot;Fehler&quot;))))))" office:value-type="float" office:value="3" calcext:value-type="float">
            <text:p>3</text:p>
          </table:table-cell>
          <table:table-cell office:value-type="string" calcext:value-type="string">
            <text:p>FYB 1</text:p>
          </table:table-cell>
          <table:table-cell office:value-type="string" calcext:value-type="string">
            <text:p>BIOGRAPHIEN MEHRERER RECHTSWISSENSCHAFTLER</text:p>
          </table:table-cell>
          <table:table-cell table:number-columns-repeated="5"/>
        </table:table-row>
        <table:table-row table:style-name="ro1">
          <table:table-cell table:formula="of:=IF(LEN([.B1008])=1;0;IF(LEN([.B1008])=2;1;IF(LEN([.B1008])=3;2;IF(LEN([.B1008])=5;3;IF(LEN([.B1008])=6;4;IF(LEN([.B1008])=7;5;&quot;Fehler&quot;))))))" office:value-type="float" office:value="3" calcext:value-type="float">
            <text:p>3</text:p>
          </table:table-cell>
          <table:table-cell office:value-type="string" calcext:value-type="string">
            <text:p>FYB 2</text:p>
          </table:table-cell>
          <table:table-cell office:value-type="string" calcext:value-type="string">
            <text:p>BIOGRAPHIEN EINZELNER RECHTSWISSENSCHAFTLER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1009])=1;0;IF(LEN([.B1009])=2;1;IF(LEN([.B1009])=3;2;IF(LEN([.B1009])=5;3;IF(LEN([.B1009])=6;4;IF(LEN([.B1009])=7;5;&quot;Fehler&quot;))))))" office:value-type="float" office:value="1" calcext:value-type="float">
            <text:p>1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1010])=1;0;IF(LEN([.B1010])=2;1;IF(LEN([.B1010])=3;2;IF(LEN([.B1010])=5;3;IF(LEN([.B1010])=6;4;IF(LEN([.B1010])=7;5;&quot;Fehler&quot;))))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ZIOLOGIE <text:s/>STATISTIK <text:s/>BEVOELKERUNGSKUNDE SOZIALPOLITIK SOZIALARBEIT <text:s/>VERWALTUNGSLEHRE</text:p>
          </table:table-cell>
          <table:table-cell table:number-columns-repeated="5"/>
        </table:table-row>
        <table:table-row table:style-name="ro1">
          <table:table-cell table:formula="of:=IF(LEN([.B1011])=1;0;IF(LEN([.B1011])=2;1;IF(LEN([.B1011])=3;2;IF(LEN([.B1011])=5;3;IF(LEN([.B1011])=6;4;IF(LEN([.B1011])=7;5;&quot;Fehler&quot;))))))" office:value-type="float" office:value="1" calcext:value-type="float">
            <text:p>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LLGEMEINES</text:p>
          </table:table-cell>
          <table:table-cell table:number-columns-repeated="5"/>
        </table:table-row>
        <table:table-row table:style-name="ro1">
          <table:table-cell table:formula="of:=IF(LEN([.B1012])=1;0;IF(LEN([.B1012])=2;1;IF(LEN([.B1012])=3;2;IF(LEN([.B1012])=5;3;IF(LEN([.B1012])=6;4;IF(LEN([.B1012])=7;5;&quot;Fehler&quot;))))))" office:value-type="float" office:value="2" calcext:value-type="float">
            <text:p>2</text:p>
          </table:table-cell>
          <table:table-cell office:value-type="string" calcext:value-type="string">
            <text:p>GAK</text:p>
          </table:table-cell>
          <table:table-cell office:value-type="string" calcext:value-type="string">
            <text:p>VERMISCHTE SCHRIFTEN</text:p>
          </table:table-cell>
          <table:table-cell table:number-columns-repeated="5"/>
        </table:table-row>
        <table:table-row table:style-name="ro1">
          <table:table-cell table:formula="of:=IF(LEN([.B1013])=1;0;IF(LEN([.B1013])=2;1;IF(LEN([.B1013])=3;2;IF(LEN([.B1013])=5;3;IF(LEN([.B1013])=6;4;IF(LEN([.B1013])=7;5;&quot;Fehler&quot;))))))" office:value-type="float" office:value="2" calcext:value-type="float">
            <text:p>2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GESAMTDARSTELLUNGEN - DARSTELLUNGEN MEHRERER TEILGEBIETE EINFUEHRUNGEN</text:p>
          </table:table-cell>
          <table:table-cell table:number-columns-repeated="5"/>
        </table:table-row>
        <table:table-row table:style-name="ro1">
          <table:table-cell table:formula="of:=IF(LEN([.B1014])=1;0;IF(LEN([.B1014])=2;1;IF(LEN([.B1014])=3;2;IF(LEN([.B1014])=5;3;IF(LEN([.B1014])=6;4;IF(LEN([.B1014])=7;5;&quot;Fehler&quot;))))))" office:value-type="float" office:value="2" calcext:value-type="float">
            <text:p>2</text:p>
          </table:table-cell>
          <table:table-cell office:value-type="string" calcext:value-type="string">
            <text:p>GAM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1015])=1;0;IF(LEN([.B1015])=2;1;IF(LEN([.B1015])=3;2;IF(LEN([.B1015])=5;3;IF(LEN([.B1015])=6;4;IF(LEN([.B1015])=7;5;&quot;Fehler&quot;))))))" office:value-type="float" office:value="2" calcext:value-type="float">
            <text:p>2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SOZIALPHILOSOPHIE</text:p>
          </table:table-cell>
          <table:table-cell table:number-columns-repeated="5"/>
        </table:table-row>
        <table:table-row table:style-name="ro1">
          <table:table-cell table:formula="of:=IF(LEN([.B1016])=1;0;IF(LEN([.B1016])=2;1;IF(LEN([.B1016])=3;2;IF(LEN([.B1016])=5;3;IF(LEN([.B1016])=6;4;IF(LEN([.B1016])=7;5;&quot;Fehler&quot;))))))" office:value-type="float" office:value="2" calcext:value-type="float">
            <text:p>2</text:p>
          </table:table-cell>
          <table:table-cell office:value-type="string" calcext:value-type="string">
            <text:p>GAO</text:p>
          </table:table-cell>
          <table:table-cell office:value-type="string" calcext:value-type="string">
            <text:p>GESCHICHTE DER SOZIALWISSENSCHAFTEN</text:p>
          </table:table-cell>
          <table:table-cell table:number-columns-repeated="5"/>
        </table:table-row>
        <table:table-row table:style-name="ro1">
          <table:table-cell table:formula="of:=IF(LEN([.B1017])=1;0;IF(LEN([.B1017])=2;1;IF(LEN([.B1017])=3;2;IF(LEN([.B1017])=5;3;IF(LEN([.B1017])=6;4;IF(LEN([.B1017])=7;5;&quot;Fehler&quot;))))))" office:value-type="float" office:value="2" calcext:value-type="float">
            <text:p>2</text:p>
          </table:table-cell>
          <table:table-cell office:value-type="string" calcext:value-type="string">
            <text:p>GAQ</text:p>
          </table:table-cell>
          <table:table-cell office:value-type="string" calcext:value-type="string">
            <text:p>ORGANISATIONEN UND GESELLSCHAFTEN</text:p>
          </table:table-cell>
          <table:table-cell table:number-columns-repeated="5"/>
        </table:table-row>
        <table:table-row table:style-name="ro1">
          <table:table-cell table:formula="of:=IF(LEN([.B1018])=1;0;IF(LEN([.B1018])=2;1;IF(LEN([.B1018])=3;2;IF(LEN([.B1018])=5;3;IF(LEN([.B1018])=6;4;IF(LEN([.B1018])=7;5;&quot;Fehler&quot;))))))" office:value-type="float" office:value="2" calcext:value-type="float">
            <text:p>2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GESAMTDARSTELLUNGEN DER SOZIALWISSENSCHAFTEN NACHSCHLAGEWERKE</text:p>
          </table:table-cell>
          <table:table-cell table:number-columns-repeated="5"/>
        </table:table-row>
        <table:table-row table:style-name="ro1">
          <table:table-cell table:formula="of:=IF(LEN([.B1019])=1;0;IF(LEN([.B1019])=2;1;IF(LEN([.B1019])=3;2;IF(LEN([.B1019])=5;3;IF(LEN([.B1019])=6;4;IF(LEN([.B1019])=7;5;&quot;Fehler&quot;))))))" office:value-type="float" office:value="2" calcext:value-type="float">
            <text:p>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FUTUROLOGIE (ZUKUNFTSFORSCHUNG)</text:p>
          </table:table-cell>
          <table:table-cell table:number-columns-repeated="5"/>
        </table:table-row>
        <table:table-row table:style-name="ro1">
          <table:table-cell table:formula="of:=IF(LEN([.B1020])=1;0;IF(LEN([.B1020])=2;1;IF(LEN([.B1020])=3;2;IF(LEN([.B1020])=5;3;IF(LEN([.B1020])=6;4;IF(LEN([.B1020])=7;5;&quot;Fehler&quot;))))))" office:value-type="float" office:value="1" calcext:value-type="float">
            <text:p>1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STATISTIK</text:p>
          </table:table-cell>
          <table:table-cell table:number-columns-repeated="5"/>
        </table:table-row>
        <table:table-row table:style-name="ro1">
          <table:table-cell table:formula="of:=IF(LEN([.B1021])=1;0;IF(LEN([.B1021])=2;1;IF(LEN([.B1021])=3;2;IF(LEN([.B1021])=5;3;IF(LEN([.B1021])=6;4;IF(LEN([.B1021])=7;5;&quot;Fehler&quot;))))))" office:value-type="float" office:value="2" calcext:value-type="float">
            <text:p>2</text:p>
          </table:table-cell>
          <table:table-cell office:value-type="string" calcext:value-type="string">
            <text:p>GBK</text:p>
          </table:table-cell>
          <table:table-cell office:value-type="string" calcext:value-type="string">
            <text:p>ALLGEMEINES, GESAMTDARSTELLUNGEN - DARSTELLUNGEN MEHRERER TEILGEBIETE – EINFUEHRUNGEN</text:p>
          </table:table-cell>
          <table:table-cell table:number-columns-repeated="5"/>
        </table:table-row>
        <table:table-row table:style-name="ro1">
          <table:table-cell table:formula="of:=IF(LEN([.B1022])=1;0;IF(LEN([.B1022])=2;1;IF(LEN([.B1022])=3;2;IF(LEN([.B1022])=5;3;IF(LEN([.B1022])=6;4;IF(LEN([.B1022])=7;5;&quot;Fehler&quot;))))))" office:value-type="float" office:value="3" calcext:value-type="float">
            <text:p>3</text:p>
          </table:table-cell>
          <table:table-cell office:value-type="string" calcext:value-type="string">
            <text:p>GB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1023])=1;0;IF(LEN([.B1023])=2;1;IF(LEN([.B1023])=3;2;IF(LEN([.B1023])=5;3;IF(LEN([.B1023])=6;4;IF(LEN([.B1023])=7;5;&quot;Fehler&quot;))))))" office:value-type="float" office:value="3" calcext:value-type="float">
            <text:p>3</text:p>
          </table:table-cell>
          <table:table-cell office:value-type="string" calcext:value-type="string">
            <text:p>GBK 3</text:p>
          </table:table-cell>
          <table:table-cell office:value-type="string" calcext:value-type="string">
            <text:p>METHODEN UND GESCHICHTE DER ALLGEMEINEN STATISTIK</text:p>
          </table:table-cell>
          <table:table-cell table:number-columns-repeated="5"/>
        </table:table-row>
        <table:table-row table:style-name="ro1">
          <table:table-cell table:formula="of:=IF(LEN([.B1024])=1;0;IF(LEN([.B1024])=2;1;IF(LEN([.B1024])=3;2;IF(LEN([.B1024])=5;3;IF(LEN([.B1024])=6;4;IF(LEN([.B1024])=7;5;&quot;Fehler&quot;))))))" office:value-type="float" office:value="3" calcext:value-type="float">
            <text:p>3</text:p>
          </table:table-cell>
          <table:table-cell office:value-type="string" calcext:value-type="string">
            <text:p>GBK 5</text:p>
          </table:table-cell>
          <table:table-cell office:value-type="string" calcext:value-type="string">
            <text:p>ORGANISATIONEN UND GESELLSCHAFTEN <text:s/>STATISTISCHE AEMTER</text:p>
          </table:table-cell>
          <table:table-cell table:number-columns-repeated="5"/>
        </table:table-row>
        <table:table-row table:style-name="ro1">
          <table:table-cell table:formula="of:=IF(LEN([.B1025])=1;0;IF(LEN([.B1025])=2;1;IF(LEN([.B1025])=3;2;IF(LEN([.B1025])=5;3;IF(LEN([.B1025])=6;4;IF(LEN([.B1025])=7;5;&quot;Fehler&quot;))))))" office:value-type="float" office:value="2" calcext:value-type="float">
            <text:p>2</text:p>
          </table:table-cell>
          <table:table-cell office:value-type="string" calcext:value-type="string">
            <text:p>GBL</text:p>
          </table:table-cell>
          <table:table-cell office:value-type="string" calcext:value-type="string">
            <text:p>ERGEBNISSE DER STATISTIK (SOZIALSTATISTIK)</text:p>
          </table:table-cell>
          <table:table-cell table:number-columns-repeated="5"/>
        </table:table-row>
        <table:table-row table:style-name="ro1">
          <table:table-cell table:formula="of:=IF(LEN([.B1026])=1;0;IF(LEN([.B1026])=2;1;IF(LEN([.B1026])=3;2;IF(LEN([.B1026])=5;3;IF(LEN([.B1026])=6;4;IF(LEN([.B1026])=7;5;&quot;Fehler&quot;))))))" office:value-type="float" office:value="3" calcext:value-type="float">
            <text:p>3</text:p>
          </table:table-cell>
          <table:table-cell office:value-type="string" calcext:value-type="string">
            <text:p>GBL 1</text:p>
          </table:table-cell>
          <table:table-cell office:value-type="string" calcext:value-type="string">
            <text:p>STATISTIK DER WELT : GESAMTSTATISTIK - STATISTIK MEHRERER SACHGEBIETE</text:p>
          </table:table-cell>
          <table:table-cell table:number-columns-repeated="5"/>
        </table:table-row>
        <table:table-row table:style-name="ro1">
          <table:table-cell table:formula="of:=IF(LEN([.B1027])=1;0;IF(LEN([.B1027])=2;1;IF(LEN([.B1027])=3;2;IF(LEN([.B1027])=5;3;IF(LEN([.B1027])=6;4;IF(LEN([.B1027])=7;5;&quot;Fehler&quot;))))))" office:value-type="float" office:value="4" calcext:value-type="float">
            <text:p>4</text:p>
          </table:table-cell>
          <table:table-cell office:value-type="string" calcext:value-type="string">
            <text:p>GBL 10</text:p>
          </table:table-cell>
          <table:table-cell office:value-type="string" calcext:value-type="string">
            <text:p>STATISTIK EINZELNER SACHGEBIETE (SOWEIT NICHT REGIONAL BEGRENZT)</text:p>
          </table:table-cell>
          <table:table-cell table:number-columns-repeated="5"/>
        </table:table-row>
        <table:table-row table:style-name="ro1">
          <table:table-cell table:formula="of:=IF(LEN([.B1028])=1;0;IF(LEN([.B1028])=2;1;IF(LEN([.B1028])=3;2;IF(LEN([.B1028])=5;3;IF(LEN([.B1028])=6;4;IF(LEN([.B1028])=7;5;&quot;Fehler&quot;))))))" office:value-type="float" office:value="3" calcext:value-type="float">
            <text:p>3</text:p>
          </table:table-cell>
          <table:table-cell office:value-type="string" calcext:value-type="string">
            <text:p>GBL 3</text:p>
          </table:table-cell>
          <table:table-cell office:value-type="string" calcext:value-type="string">
            <text:p>STATISTIK DER BUNDESREPUBLIK DEUTSCHLAND : GESAMTSTATISTIK - STATISTIK MEHRERER SACHGEBIETE</text:p>
          </table:table-cell>
          <table:table-cell table:number-columns-repeated="5"/>
        </table:table-row>
        <table:table-row table:style-name="ro1">
          <table:table-cell table:formula="of:=IF(LEN([.B1029])=1;0;IF(LEN([.B1029])=2;1;IF(LEN([.B1029])=3;2;IF(LEN([.B1029])=5;3;IF(LEN([.B1029])=6;4;IF(LEN([.B1029])=7;5;&quot;Fehler&quot;))))))" office:value-type="float" office:value="4" calcext:value-type="float">
            <text:p>4</text:p>
          </table:table-cell>
          <table:table-cell office:value-type="string" calcext:value-type="string">
            <text:p>GBL 30</text:p>
          </table:table-cell>
          <table:table-cell office:value-type="string" calcext:value-type="string">
            <text:p>GEBIETS- UND BEVOELKERUNGSSTATISTIK <text:s/>STATISTIK DES GESUNDHEITSWESENS <text:s/>STATISTIK DER OEFFENTLICHEN SOZIALLEISTUNGEN <text:s/>STATISTIK DER ERWERBSTAETIGKEIT WOHNUNGS- UND GEBAEUDESTATISTIK</text:p>
          </table:table-cell>
          <table:table-cell table:number-columns-repeated="5"/>
        </table:table-row>
        <table:table-row table:style-name="ro1">
          <table:table-cell table:formula="of:=IF(LEN([.B1030])=1;0;IF(LEN([.B1030])=2;1;IF(LEN([.B1030])=3;2;IF(LEN([.B1030])=5;3;IF(LEN([.B1030])=6;4;IF(LEN([.B1030])=7;5;&quot;Fehler&quot;))))))" office:value-type="float" office:value="4" calcext:value-type="float">
            <text:p>4</text:p>
          </table:table-cell>
          <table:table-cell office:value-type="string" calcext:value-type="string">
            <text:p>GBL 32</text:p>
          </table:table-cell>
          <table:table-cell office:value-type="string" calcext:value-type="string">
            <text:p>KULTUR-, BILDUNGS-, PRESSESTATISTIK <text:s/>RELIGIONS- UND KIRCHENSTATISTIK</text:p>
          </table:table-cell>
          <table:table-cell table:number-columns-repeated="5"/>
        </table:table-row>
        <table:table-row table:style-name="ro1">
          <table:table-cell table:formula="of:=IF(LEN([.B1031])=1;0;IF(LEN([.B1031])=2;1;IF(LEN([.B1031])=3;2;IF(LEN([.B1031])=5;3;IF(LEN([.B1031])=6;4;IF(LEN([.B1031])=7;5;&quot;Fehler&quot;))))))" office:value-type="float" office:value="5" calcext:value-type="float">
            <text:p>5</text:p>
          </table:table-cell>
          <table:table-cell office:value-type="string" calcext:value-type="string">
            <text:p>GBL 321</text:p>
          </table:table-cell>
          <table:table-cell office:value-type="string" calcext:value-type="string">
            <text:p>SCHUL- UND HOCHSCHULSTATISTIK</text:p>
          </table:table-cell>
          <table:table-cell table:number-columns-repeated="5"/>
        </table:table-row>
        <table:table-row table:style-name="ro1">
          <table:table-cell table:formula="of:=IF(LEN([.B1032])=1;0;IF(LEN([.B1032])=2;1;IF(LEN([.B1032])=3;2;IF(LEN([.B1032])=5;3;IF(LEN([.B1032])=6;4;IF(LEN([.B1032])=7;5;&quot;Fehler&quot;))))))" office:value-type="float" office:value="4" calcext:value-type="float">
            <text:p>4</text:p>
          </table:table-cell>
          <table:table-cell office:value-type="string" calcext:value-type="string">
            <text:p>GBL 34</text:p>
          </table:table-cell>
          <table:table-cell office:value-type="string" calcext:value-type="string">
            <text:p>WAHLSTATISTIK</text:p>
          </table:table-cell>
          <table:table-cell table:number-columns-repeated="5"/>
        </table:table-row>
        <table:table-row table:style-name="ro1">
          <table:table-cell table:formula="of:=IF(LEN([.B1033])=1;0;IF(LEN([.B1033])=2;1;IF(LEN([.B1033])=3;2;IF(LEN([.B1033])=5;3;IF(LEN([.B1033])=6;4;IF(LEN([.B1033])=7;5;&quot;Fehler&quot;))))))" office:value-type="float" office:value="4" calcext:value-type="float">
            <text:p>4</text:p>
          </table:table-cell>
          <table:table-cell office:value-type="string" calcext:value-type="string">
            <text:p>GBL 35</text:p>
          </table:table-cell>
          <table:table-cell office:value-type="string" calcext:value-type="string">
            <text:p>WIRTSCHAFTS-, HANDELS-, VERKEHRSSTATISTIK <text:s/>PREIS-, LOHN-, VERBRAUCHSSTATISTIK</text:p>
          </table:table-cell>
          <table:table-cell table:number-columns-repeated="5"/>
        </table:table-row>
        <table:table-row table:style-name="ro1">
          <table:table-cell table:formula="of:=IF(LEN([.B1034])=1;0;IF(LEN([.B1034])=2;1;IF(LEN([.B1034])=3;2;IF(LEN([.B1034])=5;3;IF(LEN([.B1034])=6;4;IF(LEN([.B1034])=7;5;&quot;Fehler&quot;))))))" office:value-type="float" office:value="4" calcext:value-type="float">
            <text:p>4</text:p>
          </table:table-cell>
          <table:table-cell office:value-type="string" calcext:value-type="string">
            <text:p>GBL 37</text:p>
          </table:table-cell>
          <table:table-cell office:value-type="string" calcext:value-type="string">
            <text:p>STATISTIK DER OEFFENTLICHEN FINANZEN <text:s/>STEUERSTATISTIK</text:p>
          </table:table-cell>
          <table:table-cell table:number-columns-repeated="5"/>
        </table:table-row>
        <table:table-row table:style-name="ro1">
          <table:table-cell table:formula="of:=IF(LEN([.B1035])=1;0;IF(LEN([.B1035])=2;1;IF(LEN([.B1035])=3;2;IF(LEN([.B1035])=5;3;IF(LEN([.B1035])=6;4;IF(LEN([.B1035])=7;5;&quot;Fehler&quot;))))))" office:value-type="float" office:value="4" calcext:value-type="float">
            <text:p>4</text:p>
          </table:table-cell>
          <table:table-cell office:value-type="string" calcext:value-type="string">
            <text:p>GBL 39</text:p>
          </table:table-cell>
          <table:table-cell office:value-type="string" calcext:value-type="string">
            <text:p>SONSTIGE SACHGEBIETE DER SOZIALSTATISTIK</text:p>
          </table:table-cell>
          <table:table-cell table:number-columns-repeated="5"/>
        </table:table-row>
        <table:table-row table:style-name="ro1">
          <table:table-cell table:formula="of:=IF(LEN([.B1036])=1;0;IF(LEN([.B1036])=2;1;IF(LEN([.B1036])=3;2;IF(LEN([.B1036])=5;3;IF(LEN([.B1036])=6;4;IF(LEN([.B1036])=7;5;&quot;Fehler&quot;))))))" office:value-type="float" office:value="3" calcext:value-type="float">
            <text:p>3</text:p>
          </table:table-cell>
          <table:table-cell office:value-type="string" calcext:value-type="string">
            <text:p>GBL 4</text:p>
          </table:table-cell>
          <table:table-cell office:value-type="string" calcext:value-type="string">
            <text:p>LAENDERSTATISTIK DER BUNDESREPUBLIK DEUTSCHLAND (AUSSER NORDRHEIN-WESTFALEN)</text:p>
          </table:table-cell>
          <table:table-cell table:number-columns-repeated="5"/>
        </table:table-row>
        <table:table-row table:style-name="ro1">
          <table:table-cell table:formula="of:=IF(LEN([.B1037])=1;0;IF(LEN([.B1037])=2;1;IF(LEN([.B1037])=3;2;IF(LEN([.B1037])=5;3;IF(LEN([.B1037])=6;4;IF(LEN([.B1037])=7;5;&quot;Fehler&quot;))))))" office:value-type="float" office:value="3" calcext:value-type="float">
            <text:p>3</text:p>
          </table:table-cell>
          <table:table-cell office:value-type="string" calcext:value-type="string">
            <text:p>GBL 5</text:p>
          </table:table-cell>
          <table:table-cell office:value-type="string" calcext:value-type="string">
            <text:p>STATISTIK NORDRHEIN-WESTFALENS : GESAMTSTATISTIK – STATISTIK MEHRERER SACHGEBIETE</text:p>
          </table:table-cell>
          <table:table-cell table:number-columns-repeated="5"/>
        </table:table-row>
        <table:table-row table:style-name="ro1">
          <table:table-cell table:formula="of:=IF(LEN([.B1038])=1;0;IF(LEN([.B1038])=2;1;IF(LEN([.B1038])=3;2;IF(LEN([.B1038])=5;3;IF(LEN([.B1038])=6;4;IF(LEN([.B1038])=7;5;&quot;Fehler&quot;))))))" office:value-type="float" office:value="4" calcext:value-type="float">
            <text:p>4</text:p>
          </table:table-cell>
          <table:table-cell office:value-type="string" calcext:value-type="string">
            <text:p>GBL 50</text:p>
          </table:table-cell>
          <table:table-cell office:value-type="string" calcext:value-type="string">
            <text:p>GEBIETS- UND BEVOELKERUNGSSTATISTIK <text:s/>STATISTIK DES GESUNDHEITSWESENS <text:s/>STATISTIK DER OEFFENTLICHEN SOZIALLEISTUNGEN <text:s/>STATISTIK DER ERWERBSTAETIGKEIT WOHNUNGS- UND GEBAEUDESTATISTIK</text:p>
          </table:table-cell>
          <table:table-cell table:number-columns-repeated="5"/>
        </table:table-row>
        <table:table-row table:style-name="ro1">
          <table:table-cell table:formula="of:=IF(LEN([.B1039])=1;0;IF(LEN([.B1039])=2;1;IF(LEN([.B1039])=3;2;IF(LEN([.B1039])=5;3;IF(LEN([.B1039])=6;4;IF(LEN([.B1039])=7;5;&quot;Fehler&quot;))))))" office:value-type="float" office:value="4" calcext:value-type="float">
            <text:p>4</text:p>
          </table:table-cell>
          <table:table-cell office:value-type="string" calcext:value-type="string">
            <text:p>GBL 52</text:p>
          </table:table-cell>
          <table:table-cell office:value-type="string" calcext:value-type="string">
            <text:p>KULTUR-, BILDUNGS-, PRESSESTATISTIK <text:s/>RELIGIONS- UND KIRCHENSTATISTIK</text:p>
          </table:table-cell>
          <table:table-cell table:number-columns-repeated="5"/>
        </table:table-row>
        <table:table-row table:style-name="ro1">
          <table:table-cell table:formula="of:=IF(LEN([.B1040])=1;0;IF(LEN([.B1040])=2;1;IF(LEN([.B1040])=3;2;IF(LEN([.B1040])=5;3;IF(LEN([.B1040])=6;4;IF(LEN([.B1040])=7;5;&quot;Fehler&quot;))))))" office:value-type="float" office:value="5" calcext:value-type="float">
            <text:p>5</text:p>
          </table:table-cell>
          <table:table-cell office:value-type="string" calcext:value-type="string">
            <text:p>GBL 521</text:p>
          </table:table-cell>
          <table:table-cell office:value-type="string" calcext:value-type="string">
            <text:p>SCHUL- UND HOCHSCHULSTATISTIK</text:p>
          </table:table-cell>
          <table:table-cell table:number-columns-repeated="5"/>
        </table:table-row>
        <table:table-row table:style-name="ro1">
          <table:table-cell table:formula="of:=IF(LEN([.B1041])=1;0;IF(LEN([.B1041])=2;1;IF(LEN([.B1041])=3;2;IF(LEN([.B1041])=5;3;IF(LEN([.B1041])=6;4;IF(LEN([.B1041])=7;5;&quot;Fehler&quot;))))))" office:value-type="float" office:value="4" calcext:value-type="float">
            <text:p>4</text:p>
          </table:table-cell>
          <table:table-cell office:value-type="string" calcext:value-type="string">
            <text:p>GBL 54</text:p>
          </table:table-cell>
          <table:table-cell office:value-type="string" calcext:value-type="string">
            <text:p>WAHLSTATISTIK</text:p>
          </table:table-cell>
          <table:table-cell table:number-columns-repeated="5"/>
        </table:table-row>
        <table:table-row table:style-name="ro1">
          <table:table-cell table:formula="of:=IF(LEN([.B1042])=1;0;IF(LEN([.B1042])=2;1;IF(LEN([.B1042])=3;2;IF(LEN([.B1042])=5;3;IF(LEN([.B1042])=6;4;IF(LEN([.B1042])=7;5;&quot;Fehler&quot;))))))" office:value-type="float" office:value="4" calcext:value-type="float">
            <text:p>4</text:p>
          </table:table-cell>
          <table:table-cell office:value-type="string" calcext:value-type="string">
            <text:p>GBL 55</text:p>
          </table:table-cell>
          <table:table-cell office:value-type="string" calcext:value-type="string">
            <text:p>WIRTSCHAFTS-, HANDELS-, VERKEHRSSTATISTIK <text:s/>PREIS-, LOHN-, VERBRAUCHSSTATISTIK</text:p>
          </table:table-cell>
          <table:table-cell table:number-columns-repeated="5"/>
        </table:table-row>
        <table:table-row table:style-name="ro1">
          <table:table-cell table:formula="of:=IF(LEN([.B1043])=1;0;IF(LEN([.B1043])=2;1;IF(LEN([.B1043])=3;2;IF(LEN([.B1043])=5;3;IF(LEN([.B1043])=6;4;IF(LEN([.B1043])=7;5;&quot;Fehler&quot;))))))" office:value-type="float" office:value="4" calcext:value-type="float">
            <text:p>4</text:p>
          </table:table-cell>
          <table:table-cell office:value-type="string" calcext:value-type="string">
            <text:p>GBL 57</text:p>
          </table:table-cell>
          <table:table-cell office:value-type="string" calcext:value-type="string">
            <text:p>STATISTIK DER OEFFENTLICHEN FINANZEN <text:s/>STEUERSTATISTIK</text:p>
          </table:table-cell>
          <table:table-cell table:number-columns-repeated="5"/>
        </table:table-row>
        <table:table-row table:style-name="ro1">
          <table:table-cell table:formula="of:=IF(LEN([.B1044])=1;0;IF(LEN([.B1044])=2;1;IF(LEN([.B1044])=3;2;IF(LEN([.B1044])=5;3;IF(LEN([.B1044])=6;4;IF(LEN([.B1044])=7;5;&quot;Fehler&quot;))))))" office:value-type="float" office:value="4" calcext:value-type="float">
            <text:p>4</text:p>
          </table:table-cell>
          <table:table-cell office:value-type="string" calcext:value-type="string">
            <text:p>GBL 59</text:p>
          </table:table-cell>
          <table:table-cell office:value-type="string" calcext:value-type="string">
            <text:p>SONSTIGE SACHGEBIETE DER SOZIALSTATISTIK</text:p>
          </table:table-cell>
          <table:table-cell table:number-columns-repeated="5"/>
        </table:table-row>
        <table:table-row table:style-name="ro1">
          <table:table-cell table:formula="of:=IF(LEN([.B1045])=1;0;IF(LEN([.B1045])=2;1;IF(LEN([.B1045])=3;2;IF(LEN([.B1045])=5;3;IF(LEN([.B1045])=6;4;IF(LEN([.B1045])=7;5;&quot;Fehler&quot;))))))" office:value-type="float" office:value="3" calcext:value-type="float">
            <text:p>3</text:p>
          </table:table-cell>
          <table:table-cell office:value-type="string" calcext:value-type="string">
            <text:p>GBL 6</text:p>
          </table:table-cell>
          <table:table-cell office:value-type="string" calcext:value-type="string">
            <text:p>GEMEINDESTATISTIK DER BUNDESREPUBLIK DEUTSCHLAND</text:p>
          </table:table-cell>
          <table:table-cell table:number-columns-repeated="5"/>
        </table:table-row>
        <table:table-row table:style-name="ro1">
          <table:table-cell table:formula="of:=IF(LEN([.B1046])=1;0;IF(LEN([.B1046])=2;1;IF(LEN([.B1046])=3;2;IF(LEN([.B1046])=5;3;IF(LEN([.B1046])=6;4;IF(LEN([.B1046])=7;5;&quot;Fehler&quot;))))))" office:value-type="float" office:value="3" calcext:value-type="float">
            <text:p>3</text:p>
          </table:table-cell>
          <table:table-cell office:value-type="string" calcext:value-type="string">
            <text:p>GBL 8</text:p>
          </table:table-cell>
          <table:table-cell office:value-type="string" calcext:value-type="string">
            <text:p>STATISTIK EUROPAS</text:p>
          </table:table-cell>
          <table:table-cell table:number-columns-repeated="5"/>
        </table:table-row>
        <table:table-row table:style-name="ro1">
          <table:table-cell table:formula="of:=IF(LEN([.B1047])=1;0;IF(LEN([.B1047])=2;1;IF(LEN([.B1047])=3;2;IF(LEN([.B1047])=5;3;IF(LEN([.B1047])=6;4;IF(LEN([.B1047])=7;5;&quot;Fehler&quot;))))))" office:value-type="float" office:value="3" calcext:value-type="float">
            <text:p>3</text:p>
          </table:table-cell>
          <table:table-cell office:value-type="string" calcext:value-type="string">
            <text:p>GBL 9</text:p>
          </table:table-cell>
          <table:table-cell office:value-type="string" calcext:value-type="string">
            <text:p>STATISTIK DES AUSLANDES (AUSSER EUROPA)</text:p>
          </table:table-cell>
          <table:table-cell table:number-columns-repeated="5"/>
        </table:table-row>
        <table:table-row table:style-name="ro1">
          <table:table-cell table:formula="of:=IF(LEN([.B1048])=1;0;IF(LEN([.B1048])=2;1;IF(LEN([.B1048])=3;2;IF(LEN([.B1048])=5;3;IF(LEN([.B1048])=6;4;IF(LEN([.B1048])=7;5;&quot;Fehler&quot;))))))" office:value-type="float" office:value="1" calcext:value-type="float">
            <text:p>1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SOZIOLOGIE <text:s/>SOZIALPSYCHOLOGIE</text:p>
          </table:table-cell>
          <table:table-cell table:number-columns-repeated="5"/>
        </table:table-row>
        <table:table-row table:style-name="ro1">
          <table:table-cell table:formula="of:=IF(LEN([.B1049])=1;0;IF(LEN([.B1049])=2;1;IF(LEN([.B1049])=3;2;IF(LEN([.B1049])=5;3;IF(LEN([.B1049])=6;4;IF(LEN([.B1049])=7;5;&quot;Fehler&quot;))))))" office:value-type="float" office:value="2" calcext:value-type="float">
            <text:p>2</text:p>
          </table:table-cell>
          <table:table-cell office:value-type="string" calcext:value-type="string">
            <text:p>GCK</text:p>
          </table:table-cell>
          <table:table-cell office:value-type="string" calcext:value-type="string">
            <text:p>ALLGEMEINES <text:s/>VERMISCHTE SCHRIFTEN</text:p>
          </table:table-cell>
          <table:table-cell table:number-columns-repeated="5"/>
        </table:table-row>
        <table:table-row table:style-name="ro1">
          <table:table-cell table:formula="of:=IF(LEN([.B1050])=1;0;IF(LEN([.B1050])=2;1;IF(LEN([.B1050])=3;2;IF(LEN([.B1050])=5;3;IF(LEN([.B1050])=6;4;IF(LEN([.B1050])=7;5;&quot;Fehler&quot;))))))" office:value-type="float" office:value="3" calcext:value-type="float">
            <text:p>3</text:p>
          </table:table-cell>
          <table:table-cell office:value-type="string" calcext:value-type="string">
            <text:p>GCK 1</text:p>
          </table:table-cell>
          <table:table-cell office:value-type="string" calcext:value-type="string">
            <text:p>GESAMTDARSTELLUNGEN - DARSTELLUNGEN MEHRERER TEILGEBIETE EINFUEHRUNGEN</text:p>
          </table:table-cell>
          <table:table-cell table:number-columns-repeated="5"/>
        </table:table-row>
        <table:table-row table:style-name="ro1">
          <table:table-cell table:formula="of:=IF(LEN([.B1051])=1;0;IF(LEN([.B1051])=2;1;IF(LEN([.B1051])=3;2;IF(LEN([.B1051])=5;3;IF(LEN([.B1051])=6;4;IF(LEN([.B1051])=7;5;&quot;Fehler&quot;))))))" office:value-type="float" office:value="3" calcext:value-type="float">
            <text:p>3</text:p>
          </table:table-cell>
          <table:table-cell office:value-type="string" calcext:value-type="string">
            <text:p>GC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1052])=1;0;IF(LEN([.B1052])=2;1;IF(LEN([.B1052])=3;2;IF(LEN([.B1052])=5;3;IF(LEN([.B1052])=6;4;IF(LEN([.B1052])=7;5;&quot;Fehler&quot;))))))" office:value-type="float" office:value="3" calcext:value-type="float">
            <text:p>3</text:p>
          </table:table-cell>
          <table:table-cell office:value-type="string" calcext:value-type="string">
            <text:p>GCK 3</text:p>
          </table:table-cell>
          <table:table-cell office:value-type="string" calcext:value-type="string">
            <text:p>GESCHICHTE DER SOZIOLOGIE <text:s/>EINZELNE RICHTUNGEN UND SCHULEN QUELLENSAMMLUNGEN</text:p>
          </table:table-cell>
          <table:table-cell table:number-columns-repeated="5"/>
        </table:table-row>
        <table:table-row table:style-name="ro1">
          <table:table-cell table:formula="of:=IF(LEN([.B1053])=1;0;IF(LEN([.B1053])=2;1;IF(LEN([.B1053])=3;2;IF(LEN([.B1053])=5;3;IF(LEN([.B1053])=6;4;IF(LEN([.B1053])=7;5;&quot;Fehler&quot;))))))" office:value-type="float" office:value="4" calcext:value-type="float">
            <text:p>4</text:p>
          </table:table-cell>
          <table:table-cell office:value-type="string" calcext:value-type="string">
            <text:p>GCK 30</text:p>
          </table:table-cell>
          <table:table-cell office:value-type="string" calcext:value-type="string">
            <text:p>QUELLENSCHRIFTEN EINZELNER SOZIOLOGEN</text:p>
          </table:table-cell>
          <table:table-cell table:number-columns-repeated="5"/>
        </table:table-row>
        <table:table-row table:style-name="ro1">
          <table:table-cell table:formula="of:=IF(LEN([.B1054])=1;0;IF(LEN([.B1054])=2;1;IF(LEN([.B1054])=3;2;IF(LEN([.B1054])=5;3;IF(LEN([.B1054])=6;4;IF(LEN([.B1054])=7;5;&quot;Fehler&quot;))))))" office:value-type="float" office:value="3" calcext:value-type="float">
            <text:p>3</text:p>
          </table:table-cell>
          <table:table-cell office:value-type="string" calcext:value-type="string">
            <text:p>GCK 4</text:p>
          </table:table-cell>
          <table:table-cell office:value-type="string" calcext:value-type="string">
            <text:p>METHODEN DER SOZIOLOGIE</text:p>
          </table:table-cell>
          <table:table-cell table:number-columns-repeated="5"/>
        </table:table-row>
        <table:table-row table:style-name="ro1">
          <table:table-cell table:formula="of:=IF(LEN([.B1055])=1;0;IF(LEN([.B1055])=2;1;IF(LEN([.B1055])=3;2;IF(LEN([.B1055])=5;3;IF(LEN([.B1055])=6;4;IF(LEN([.B1055])=7;5;&quot;Fehler&quot;))))))" office:value-type="float" office:value="3" calcext:value-type="float">
            <text:p>3</text:p>
          </table:table-cell>
          <table:table-cell office:value-type="string" calcext:value-type="string">
            <text:p>GCK 5</text:p>
          </table:table-cell>
          <table:table-cell office:value-type="string" calcext:value-type="string">
            <text:p>BERUF UND AUSBILDUNG VON SOZIOLOGEN</text:p>
          </table:table-cell>
          <table:table-cell table:number-columns-repeated="5"/>
        </table:table-row>
        <table:table-row table:style-name="ro1">
          <table:table-cell table:formula="of:=IF(LEN([.B1056])=1;0;IF(LEN([.B1056])=2;1;IF(LEN([.B1056])=3;2;IF(LEN([.B1056])=5;3;IF(LEN([.B1056])=6;4;IF(LEN([.B1056])=7;5;&quot;Fehler&quot;))))))" office:value-type="float" office:value="2" calcext:value-type="float">
            <text:p>2</text:p>
          </table:table-cell>
          <table:table-cell office:value-type="string" calcext:value-type="string">
            <text:p>GCL</text:p>
          </table:table-cell>
          <table:table-cell office:value-type="string" calcext:value-type="string">
            <text:p>SOZIALES VERHALTEN <text:s/>SOZIALE SYSTEME <text:s/>SOZIALANTHROPOLOGIE</text:p>
          </table:table-cell>
          <table:table-cell table:number-columns-repeated="5"/>
        </table:table-row>
        <table:table-row table:style-name="ro1">
          <table:table-cell table:formula="of:=IF(LEN([.B1057])=1;0;IF(LEN([.B1057])=2;1;IF(LEN([.B1057])=3;2;IF(LEN([.B1057])=5;3;IF(LEN([.B1057])=6;4;IF(LEN([.B1057])=7;5;&quot;Fehler&quot;))))))" office:value-type="float" office:value="3" calcext:value-type="float">
            <text:p>3</text:p>
          </table:table-cell>
          <table:table-cell office:value-type="string" calcext:value-type="string">
            <text:p>GCL 1</text:p>
          </table:table-cell>
          <table:table-cell office:value-type="string" calcext:value-type="string">
            <text:p>SOZIOLOGIE DER EHE UND FAMILIE</text:p>
          </table:table-cell>
          <table:table-cell table:number-columns-repeated="5"/>
        </table:table-row>
        <table:table-row table:style-name="ro1">
          <table:table-cell table:formula="of:=IF(LEN([.B1058])=1;0;IF(LEN([.B1058])=2;1;IF(LEN([.B1058])=3;2;IF(LEN([.B1058])=5;3;IF(LEN([.B1058])=6;4;IF(LEN([.B1058])=7;5;&quot;Fehler&quot;))))))" office:value-type="float" office:value="3" calcext:value-type="float">
            <text:p>3</text:p>
          </table:table-cell>
          <table:table-cell office:value-type="string" calcext:value-type="string">
            <text:p>GCL 2</text:p>
          </table:table-cell>
          <table:table-cell office:value-type="string" calcext:value-type="string">
            <text:p>SOZIOLOGIE DER GENERATIONEN</text:p>
          </table:table-cell>
          <table:table-cell table:number-columns-repeated="5"/>
        </table:table-row>
        <table:table-row table:style-name="ro1">
          <table:table-cell table:formula="of:=IF(LEN([.B1059])=1;0;IF(LEN([.B1059])=2;1;IF(LEN([.B1059])=3;2;IF(LEN([.B1059])=5;3;IF(LEN([.B1059])=6;4;IF(LEN([.B1059])=7;5;&quot;Fehler&quot;))))))" office:value-type="float" office:value="4" calcext:value-type="float">
            <text:p>4</text:p>
          </table:table-cell>
          <table:table-cell office:value-type="string" calcext:value-type="string">
            <text:p>GCL 20</text:p>
          </table:table-cell>
          <table:table-cell office:value-type="string" calcext:value-type="string">
            <text:p>ALTERSSOZIOLOGIE</text:p>
          </table:table-cell>
          <table:table-cell table:number-columns-repeated="5"/>
        </table:table-row>
        <table:table-row table:style-name="ro1">
          <table:table-cell table:formula="of:=IF(LEN([.B1060])=1;0;IF(LEN([.B1060])=2;1;IF(LEN([.B1060])=3;2;IF(LEN([.B1060])=5;3;IF(LEN([.B1060])=6;4;IF(LEN([.B1060])=7;5;&quot;Fehler&quot;))))))" office:value-type="float" office:value="3" calcext:value-type="float">
            <text:p>3</text:p>
          </table:table-cell>
          <table:table-cell office:value-type="string" calcext:value-type="string">
            <text:p>GCL 5</text:p>
          </table:table-cell>
          <table:table-cell office:value-type="string" calcext:value-type="string">
            <text:p>GEMEINDESOZIOLOGIE <text:s/>SIEDLUNGSSOZIOLOGIE</text:p>
          </table:table-cell>
          <table:table-cell table:number-columns-repeated="5"/>
        </table:table-row>
        <table:table-row table:style-name="ro1">
          <table:table-cell table:formula="of:=IF(LEN([.B1061])=1;0;IF(LEN([.B1061])=2;1;IF(LEN([.B1061])=3;2;IF(LEN([.B1061])=5;3;IF(LEN([.B1061])=6;4;IF(LEN([.B1061])=7;5;&quot;Fehler&quot;))))))" office:value-type="float" office:value="4" calcext:value-type="float">
            <text:p>4</text:p>
          </table:table-cell>
          <table:table-cell office:value-type="string" calcext:value-type="string">
            <text:p>GCL 52</text:p>
          </table:table-cell>
          <table:table-cell office:value-type="string" calcext:value-type="string">
            <text:p>SOZIOLOGIE DES DORFES</text:p>
          </table:table-cell>
          <table:table-cell table:number-columns-repeated="5"/>
        </table:table-row>
        <table:table-row table:style-name="ro1">
          <table:table-cell table:formula="of:=IF(LEN([.B1062])=1;0;IF(LEN([.B1062])=2;1;IF(LEN([.B1062])=3;2;IF(LEN([.B1062])=5;3;IF(LEN([.B1062])=6;4;IF(LEN([.B1062])=7;5;&quot;Fehler&quot;))))))" office:value-type="float" office:value="4" calcext:value-type="float">
            <text:p>4</text:p>
          </table:table-cell>
          <table:table-cell office:value-type="string" calcext:value-type="string">
            <text:p>GCL 54</text:p>
          </table:table-cell>
          <table:table-cell office:value-type="string" calcext:value-type="string">
            <text:p>SOZIOLOGIE DER STADT : ALLGEMEINES</text:p>
          </table:table-cell>
          <table:table-cell table:number-columns-repeated="5"/>
        </table:table-row>
        <table:table-row table:style-name="ro1">
          <table:table-cell table:formula="of:=IF(LEN([.B1063])=1;0;IF(LEN([.B1063])=2;1;IF(LEN([.B1063])=3;2;IF(LEN([.B1063])=5;3;IF(LEN([.B1063])=6;4;IF(LEN([.B1063])=7;5;&quot;Fehler&quot;))))))" office:value-type="float" office:value="2" calcext:value-type="float">
            <text:p>2</text:p>
          </table:table-cell>
          <table:table-cell office:value-type="string" calcext:value-type="string">
            <text:p>GCM</text:p>
          </table:table-cell>
          <table:table-cell office:value-type="string" calcext:value-type="string">
            <text:p>SOZIALE SCHICHTEN <text:s/>GESELLSCHAFTEN</text:p>
          </table:table-cell>
          <table:table-cell table:number-columns-repeated="5"/>
        </table:table-row>
        <table:table-row table:style-name="ro1">
          <table:table-cell table:formula="of:=IF(LEN([.B1064])=1;0;IF(LEN([.B1064])=2;1;IF(LEN([.B1064])=3;2;IF(LEN([.B1064])=5;3;IF(LEN([.B1064])=6;4;IF(LEN([.B1064])=7;5;&quot;Fehler&quot;))))))" office:value-type="float" office:value="3" calcext:value-type="float">
            <text:p>3</text:p>
          </table:table-cell>
          <table:table-cell office:value-type="string" calcext:value-type="string">
            <text:p>GCM 1</text:p>
          </table:table-cell>
          <table:table-cell office:value-type="string" calcext:value-type="string">
            <text:p>SOZIALE MOBILITAET</text:p>
          </table:table-cell>
          <table:table-cell table:number-columns-repeated="5"/>
        </table:table-row>
        <table:table-row table:style-name="ro1">
          <table:table-cell table:formula="of:=IF(LEN([.B1065])=1;0;IF(LEN([.B1065])=2;1;IF(LEN([.B1065])=3;2;IF(LEN([.B1065])=5;3;IF(LEN([.B1065])=6;4;IF(LEN([.B1065])=7;5;&quot;Fehler&quot;))))))" office:value-type="float" office:value="3" calcext:value-type="float">
            <text:p>3</text:p>
          </table:table-cell>
          <table:table-cell office:value-type="string" calcext:value-type="string">
            <text:p>GCM 2</text:p>
          </table:table-cell>
          <table:table-cell office:value-type="string" calcext:value-type="string">
            <text:p>EINZELNE SOZIALE SCHICHTEN</text:p>
          </table:table-cell>
          <table:table-cell table:number-columns-repeated="5"/>
        </table:table-row>
        <table:table-row table:style-name="ro1">
          <table:table-cell table:formula="of:=IF(LEN([.B1066])=1;0;IF(LEN([.B1066])=2;1;IF(LEN([.B1066])=3;2;IF(LEN([.B1066])=5;3;IF(LEN([.B1066])=6;4;IF(LEN([.B1066])=7;5;&quot;Fehler&quot;))))))" office:value-type="float" office:value="4" calcext:value-type="float">
            <text:p>4</text:p>
          </table:table-cell>
          <table:table-cell office:value-type="string" calcext:value-type="string">
            <text:p>GCM 20</text:p>
          </table:table-cell>
          <table:table-cell office:value-type="string" calcext:value-type="string">
            <text:p>ARBEITER</text:p>
          </table:table-cell>
          <table:table-cell table:number-columns-repeated="5"/>
        </table:table-row>
        <table:table-row table:style-name="ro1">
          <table:table-cell table:formula="of:=IF(LEN([.B1067])=1;0;IF(LEN([.B1067])=2;1;IF(LEN([.B1067])=3;2;IF(LEN([.B1067])=5;3;IF(LEN([.B1067])=6;4;IF(LEN([.B1067])=7;5;&quot;Fehler&quot;))))))" office:value-type="float" office:value="4" calcext:value-type="float">
            <text:p>4</text:p>
          </table:table-cell>
          <table:table-cell office:value-type="string" calcext:value-type="string">
            <text:p>GCM 21</text:p>
          </table:table-cell>
          <table:table-cell office:value-type="string" calcext:value-type="string">
            <text:p>ANGESTELLTE</text:p>
          </table:table-cell>
          <table:table-cell table:number-columns-repeated="5"/>
        </table:table-row>
        <table:table-row table:style-name="ro1">
          <table:table-cell table:formula="of:=IF(LEN([.B1068])=1;0;IF(LEN([.B1068])=2;1;IF(LEN([.B1068])=3;2;IF(LEN([.B1068])=5;3;IF(LEN([.B1068])=6;4;IF(LEN([.B1068])=7;5;&quot;Fehler&quot;))))))" office:value-type="float" office:value="4" calcext:value-type="float">
            <text:p>4</text:p>
          </table:table-cell>
          <table:table-cell office:value-type="string" calcext:value-type="string">
            <text:p>GCM 22</text:p>
          </table:table-cell>
          <table:table-cell office:value-type="string" calcext:value-type="string">
            <text:p>AKADEMIKER, SELBSTAENDIGE, FREIE BERUFE, INTELLEKTUELLE</text:p>
          </table:table-cell>
          <table:table-cell table:number-columns-repeated="5"/>
        </table:table-row>
        <table:table-row table:style-name="ro1">
          <table:table-cell table:formula="of:=IF(LEN([.B1069])=1;0;IF(LEN([.B1069])=2;1;IF(LEN([.B1069])=3;2;IF(LEN([.B1069])=5;3;IF(LEN([.B1069])=6;4;IF(LEN([.B1069])=7;5;&quot;Fehler&quot;))))))" office:value-type="float" office:value="4" calcext:value-type="float">
            <text:p>4</text:p>
          </table:table-cell>
          <table:table-cell office:value-type="string" calcext:value-type="string">
            <text:p>GCM 23</text:p>
          </table:table-cell>
          <table:table-cell office:value-type="string" calcext:value-type="string">
            <text:p>SOZIALE RANDGRUPPEN <text:s/>SOZIALE UNTERSCHICHTEN</text:p>
          </table:table-cell>
          <table:table-cell table:number-columns-repeated="5"/>
        </table:table-row>
        <table:table-row table:style-name="ro1">
          <table:table-cell table:formula="of:=IF(LEN([.B1070])=1;0;IF(LEN([.B1070])=2;1;IF(LEN([.B1070])=3;2;IF(LEN([.B1070])=5;3;IF(LEN([.B1070])=6;4;IF(LEN([.B1070])=7;5;&quot;Fehler&quot;))))))" office:value-type="float" office:value="5" calcext:value-type="float">
            <text:p>5</text:p>
          </table:table-cell>
          <table:table-cell office:value-type="string" calcext:value-type="string">
            <text:p>GCM 230</text:p>
          </table:table-cell>
          <table:table-cell office:value-type="string" calcext:value-type="string">
            <text:p>AUSLAENDER</text:p>
          </table:table-cell>
          <table:table-cell table:number-columns-repeated="5"/>
        </table:table-row>
        <table:table-row table:style-name="ro1">
          <table:table-cell table:formula="of:=IF(LEN([.B1071])=1;0;IF(LEN([.B1071])=2;1;IF(LEN([.B1071])=3;2;IF(LEN([.B1071])=5;3;IF(LEN([.B1071])=6;4;IF(LEN([.B1071])=7;5;&quot;Fehler&quot;))))))" office:value-type="float" office:value="5" calcext:value-type="float">
            <text:p>5</text:p>
          </table:table-cell>
          <table:table-cell office:value-type="string" calcext:value-type="string">
            <text:p>GCM 231</text:p>
          </table:table-cell>
          <table:table-cell office:value-type="string" calcext:value-type="string">
            <text:p>OBDACHLOSE, NICHTSESSHAFTE</text:p>
          </table:table-cell>
          <table:table-cell table:number-columns-repeated="5"/>
        </table:table-row>
        <table:table-row table:style-name="ro1">
          <table:table-cell table:formula="of:=IF(LEN([.B1072])=1;0;IF(LEN([.B1072])=2;1;IF(LEN([.B1072])=3;2;IF(LEN([.B1072])=5;3;IF(LEN([.B1072])=6;4;IF(LEN([.B1072])=7;5;&quot;Fehler&quot;))))))" office:value-type="float" office:value="5" calcext:value-type="float">
            <text:p>5</text:p>
          </table:table-cell>
          <table:table-cell office:value-type="string" calcext:value-type="string">
            <text:p>GCM 232</text:p>
          </table:table-cell>
          <table:table-cell office:value-type="string" calcext:value-type="string">
            <text:p>BEHINDERTE</text:p>
          </table:table-cell>
          <table:table-cell table:number-columns-repeated="5"/>
        </table:table-row>
        <table:table-row table:style-name="ro1">
          <table:table-cell table:formula="of:=IF(LEN([.B1073])=1;0;IF(LEN([.B1073])=2;1;IF(LEN([.B1073])=3;2;IF(LEN([.B1073])=5;3;IF(LEN([.B1073])=6;4;IF(LEN([.B1073])=7;5;&quot;Fehler&quot;))))))" office:value-type="float" office:value="5" calcext:value-type="float">
            <text:p>5</text:p>
          </table:table-cell>
          <table:table-cell office:value-type="string" calcext:value-type="string">
            <text:p>GCM 239</text:p>
          </table:table-cell>
          <table:table-cell office:value-type="string" calcext:value-type="string">
            <text:p>SONSTIGE SOZIALE MINDERHEITEN</text:p>
          </table:table-cell>
          <table:table-cell table:number-columns-repeated="5"/>
        </table:table-row>
        <table:table-row table:style-name="ro1">
          <table:table-cell table:formula="of:=IF(LEN([.B1074])=1;0;IF(LEN([.B1074])=2;1;IF(LEN([.B1074])=3;2;IF(LEN([.B1074])=5;3;IF(LEN([.B1074])=6;4;IF(LEN([.B1074])=7;5;&quot;Fehler&quot;))))))" office:value-type="float" office:value="3" calcext:value-type="float">
            <text:p>3</text:p>
          </table:table-cell>
          <table:table-cell office:value-type="string" calcext:value-type="string">
            <text:p>GCM 3</text:p>
          </table:table-cell>
          <table:table-cell office:value-type="string" calcext:value-type="string">
            <text:p>EINZELNE GESELLSCHAFTEN</text:p>
          </table:table-cell>
          <table:table-cell table:number-columns-repeated="5"/>
        </table:table-row>
        <table:table-row table:style-name="ro1">
          <table:table-cell table:formula="of:=IF(LEN([.B1075])=1;0;IF(LEN([.B1075])=2;1;IF(LEN([.B1075])=3;2;IF(LEN([.B1075])=5;3;IF(LEN([.B1075])=6;4;IF(LEN([.B1075])=7;5;&quot;Fehler&quot;))))))" office:value-type="float" office:value="4" calcext:value-type="float">
            <text:p>4</text:p>
          </table:table-cell>
          <table:table-cell office:value-type="string" calcext:value-type="string">
            <text:p>GCM 31</text:p>
          </table:table-cell>
          <table:table-cell office:value-type="string" calcext:value-type="string">
            <text:p>INDUSTRIELLE GESELLSCHAFT</text:p>
          </table:table-cell>
          <table:table-cell table:number-columns-repeated="5"/>
        </table:table-row>
        <table:table-row table:style-name="ro1">
          <table:table-cell table:formula="of:=IF(LEN([.B1076])=1;0;IF(LEN([.B1076])=2;1;IF(LEN([.B1076])=3;2;IF(LEN([.B1076])=5;3;IF(LEN([.B1076])=6;4;IF(LEN([.B1076])=7;5;&quot;Fehler&quot;))))))" office:value-type="float" office:value="2" calcext:value-type="float">
            <text:p>2</text:p>
          </table:table-cell>
          <table:table-cell office:value-type="string" calcext:value-type="string">
            <text:p>GCN</text:p>
          </table:table-cell>
          <table:table-cell office:value-type="string" calcext:value-type="string">
            <text:p>GRUPPEN <text:s/>BUENDE VERBAENDE</text:p>
          </table:table-cell>
          <table:table-cell table:number-columns-repeated="5"/>
        </table:table-row>
        <table:table-row table:style-name="ro1">
          <table:table-cell table:formula="of:=IF(LEN([.B1077])=1;0;IF(LEN([.B1077])=2;1;IF(LEN([.B1077])=3;2;IF(LEN([.B1077])=5;3;IF(LEN([.B1077])=6;4;IF(LEN([.B1077])=7;5;&quot;Fehler&quot;))))))" office:value-type="float" office:value="3" calcext:value-type="float">
            <text:p>3</text:p>
          </table:table-cell>
          <table:table-cell office:value-type="string" calcext:value-type="string">
            <text:p>GCN 1</text:p>
          </table:table-cell>
          <table:table-cell office:value-type="string" calcext:value-type="string">
            <text:p>GRUPPENSOZIOLOGIE GRUPPENDYNAMIK</text:p>
          </table:table-cell>
          <table:table-cell table:number-columns-repeated="5"/>
        </table:table-row>
        <table:table-row table:style-name="ro1">
          <table:table-cell table:formula="of:=IF(LEN([.B1078])=1;0;IF(LEN([.B1078])=2;1;IF(LEN([.B1078])=3;2;IF(LEN([.B1078])=5;3;IF(LEN([.B1078])=6;4;IF(LEN([.B1078])=7;5;&quot;Fehler&quot;))))))" office:value-type="float" office:value="2" calcext:value-type="float">
            <text:p>2</text:p>
          </table:table-cell>
          <table:table-cell office:value-type="string" calcext:value-type="string">
            <text:p>GCO</text:p>
          </table:table-cell>
          <table:table-cell office:value-type="string" calcext:value-type="string">
            <text:p>MASSENPSYCHOLOGIE</text:p>
          </table:table-cell>
          <table:table-cell table:number-columns-repeated="5"/>
        </table:table-row>
        <table:table-row table:style-name="ro1">
          <table:table-cell table:formula="of:=IF(LEN([.B1079])=1;0;IF(LEN([.B1079])=2;1;IF(LEN([.B1079])=3;2;IF(LEN([.B1079])=5;3;IF(LEN([.B1079])=6;4;IF(LEN([.B1079])=7;5;&quot;Fehler&quot;))))))" office:value-type="float" office:value="2" calcext:value-type="float">
            <text:p>2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BERUFSSOZIOLOGIE : ALLGEMEINES</text:p>
          </table:table-cell>
          <table:table-cell table:number-columns-repeated="5"/>
        </table:table-row>
        <table:table-row table:style-name="ro1">
          <table:table-cell table:formula="of:=IF(LEN([.B1080])=1;0;IF(LEN([.B1080])=2;1;IF(LEN([.B1080])=3;2;IF(LEN([.B1080])=5;3;IF(LEN([.B1080])=6;4;IF(LEN([.B1080])=7;5;&quot;Fehler&quot;))))))" office:value-type="float" office:value="2" calcext:value-type="float">
            <text:p>2</text:p>
          </table:table-cell>
          <table:table-cell office:value-type="string" calcext:value-type="string">
            <text:p>GCQ</text:p>
          </table:table-cell>
          <table:table-cell office:value-type="string" calcext:value-type="string">
            <text:p>SOZIOLOGIE DER GESCHLECHTER</text:p>
          </table:table-cell>
          <table:table-cell table:number-columns-repeated="5"/>
        </table:table-row>
        <table:table-row table:style-name="ro1">
          <table:table-cell table:formula="of:=IF(LEN([.B1081])=1;0;IF(LEN([.B1081])=2;1;IF(LEN([.B1081])=3;2;IF(LEN([.B1081])=5;3;IF(LEN([.B1081])=6;4;IF(LEN([.B1081])=7;5;&quot;Fehler&quot;))))))" office:value-type="float" office:value="3" calcext:value-type="float">
            <text:p>3</text:p>
          </table:table-cell>
          <table:table-cell office:value-type="string" calcext:value-type="string">
            <text:p>GCQ 2</text:p>
          </table:table-cell>
          <table:table-cell office:value-type="string" calcext:value-type="string">
            <text:p>SOZIOLOGIE DER FRAU NACH 1949</text:p>
          </table:table-cell>
          <table:table-cell table:number-columns-repeated="5"/>
        </table:table-row>
        <table:table-row table:style-name="ro1">
          <table:table-cell table:formula="of:=IF(LEN([.B1082])=1;0;IF(LEN([.B1082])=2;1;IF(LEN([.B1082])=3;2;IF(LEN([.B1082])=5;3;IF(LEN([.B1082])=6;4;IF(LEN([.B1082])=7;5;&quot;Fehler&quot;))))))" office:value-type="float" office:value="4" calcext:value-type="float">
            <text:p>4</text:p>
          </table:table-cell>
          <table:table-cell office:value-type="string" calcext:value-type="string">
            <text:p>GCQ 21</text:p>
          </table:table-cell>
          <table:table-cell office:value-type="string" calcext:value-type="string">
            <text:p>GESCHICHTE DER FRAUENBEWEGUNG VON DEN ANFAENGEN BIS ZUR GEGENWART</text:p>
          </table:table-cell>
          <table:table-cell table:number-columns-repeated="5"/>
        </table:table-row>
        <table:table-row table:style-name="ro1">
          <table:table-cell table:formula="of:=IF(LEN([.B1083])=1;0;IF(LEN([.B1083])=2;1;IF(LEN([.B1083])=3;2;IF(LEN([.B1083])=5;3;IF(LEN([.B1083])=6;4;IF(LEN([.B1083])=7;5;&quot;Fehler&quot;))))))" office:value-type="float" office:value="4" calcext:value-type="float">
            <text:p>4</text:p>
          </table:table-cell>
          <table:table-cell office:value-type="string" calcext:value-type="string">
            <text:p>GCQ 23</text:p>
          </table:table-cell>
          <table:table-cell office:value-type="string" calcext:value-type="string">
            <text:p>DIE FRAU IM BERUF</text:p>
          </table:table-cell>
          <table:table-cell table:number-columns-repeated="5"/>
        </table:table-row>
        <table:table-row table:style-name="ro1">
          <table:table-cell table:formula="of:=IF(LEN([.B1084])=1;0;IF(LEN([.B1084])=2;1;IF(LEN([.B1084])=3;2;IF(LEN([.B1084])=5;3;IF(LEN([.B1084])=6;4;IF(LEN([.B1084])=7;5;&quot;Fehler&quot;))))))" office:value-type="float" office:value="4" calcext:value-type="float">
            <text:p>4</text:p>
          </table:table-cell>
          <table:table-cell office:value-type="string" calcext:value-type="string">
            <text:p>GCQ 25</text:p>
          </table:table-cell>
          <table:table-cell office:value-type="string" calcext:value-type="string">
            <text:p>FRAU UND SCHWANGERSCHAFTSABBRUCH</text:p>
          </table:table-cell>
          <table:table-cell table:number-columns-repeated="5"/>
        </table:table-row>
        <table:table-row table:style-name="ro1">
          <table:table-cell table:formula="of:=IF(LEN([.B1085])=1;0;IF(LEN([.B1085])=2;1;IF(LEN([.B1085])=3;2;IF(LEN([.B1085])=5;3;IF(LEN([.B1085])=6;4;IF(LEN([.B1085])=7;5;&quot;Fehler&quot;))))))" office:value-type="float" office:value="4" calcext:value-type="float">
            <text:p>4</text:p>
          </table:table-cell>
          <table:table-cell office:value-type="string" calcext:value-type="string">
            <text:p>GCQ 27</text:p>
          </table:table-cell>
          <table:table-cell office:value-type="string" calcext:value-type="string">
            <text:p>DIE FRAU IN ANDEREN LAENDERN</text:p>
          </table:table-cell>
          <table:table-cell table:number-columns-repeated="5"/>
        </table:table-row>
        <table:table-row table:style-name="ro1">
          <table:table-cell table:formula="of:=IF(LEN([.B1086])=1;0;IF(LEN([.B1086])=2;1;IF(LEN([.B1086])=3;2;IF(LEN([.B1086])=5;3;IF(LEN([.B1086])=6;4;IF(LEN([.B1086])=7;5;&quot;Fehler&quot;))))))" office:value-type="float" office:value="5" calcext:value-type="float">
            <text:p>5</text:p>
          </table:table-cell>
          <table:table-cell office:value-type="string" calcext:value-type="string">
            <text:p>GCQ 271</text:p>
          </table:table-cell>
          <table:table-cell office:value-type="string" calcext:value-type="string">
            <text:p>EUROPA (AUSSER DEUTSCHLAND)</text:p>
          </table:table-cell>
          <table:table-cell table:number-columns-repeated="5"/>
        </table:table-row>
        <table:table-row table:style-name="ro1">
          <table:table-cell table:formula="of:=IF(LEN([.B1087])=1;0;IF(LEN([.B1087])=2;1;IF(LEN([.B1087])=3;2;IF(LEN([.B1087])=5;3;IF(LEN([.B1087])=6;4;IF(LEN([.B1087])=7;5;&quot;Fehler&quot;))))))" office:value-type="float" office:value="5" calcext:value-type="float">
            <text:p>5</text:p>
          </table:table-cell>
          <table:table-cell office:value-type="string" calcext:value-type="string">
            <text:p>GCQ 273</text:p>
          </table:table-cell>
          <table:table-cell office:value-type="string" calcext:value-type="string">
            <text:p>AFRIKA</text:p>
          </table:table-cell>
          <table:table-cell table:number-columns-repeated="5"/>
        </table:table-row>
        <table:table-row table:style-name="ro1">
          <table:table-cell table:formula="of:=IF(LEN([.B1088])=1;0;IF(LEN([.B1088])=2;1;IF(LEN([.B1088])=3;2;IF(LEN([.B1088])=5;3;IF(LEN([.B1088])=6;4;IF(LEN([.B1088])=7;5;&quot;Fehler&quot;))))))" office:value-type="float" office:value="5" calcext:value-type="float">
            <text:p>5</text:p>
          </table:table-cell>
          <table:table-cell office:value-type="string" calcext:value-type="string">
            <text:p>GCQ 275</text:p>
          </table:table-cell>
          <table:table-cell office:value-type="string" calcext:value-type="string">
            <text:p>ASIEN</text:p>
          </table:table-cell>
          <table:table-cell table:number-columns-repeated="5"/>
        </table:table-row>
        <table:table-row table:style-name="ro1">
          <table:table-cell table:formula="of:=IF(LEN([.B1089])=1;0;IF(LEN([.B1089])=2;1;IF(LEN([.B1089])=3;2;IF(LEN([.B1089])=5;3;IF(LEN([.B1089])=6;4;IF(LEN([.B1089])=7;5;&quot;Fehler&quot;))))))" office:value-type="float" office:value="5" calcext:value-type="float">
            <text:p>5</text:p>
          </table:table-cell>
          <table:table-cell office:value-type="string" calcext:value-type="string">
            <text:p>GCQ 277</text:p>
          </table:table-cell>
          <table:table-cell office:value-type="string" calcext:value-type="string">
            <text:p>AMERIKA <text:s/>AUSTRALIEN NEUSEELAND OZEANIEN</text:p>
          </table:table-cell>
          <table:table-cell table:number-columns-repeated="5"/>
        </table:table-row>
        <table:table-row table:style-name="ro1">
          <table:table-cell table:formula="of:=IF(LEN([.B1090])=1;0;IF(LEN([.B1090])=2;1;IF(LEN([.B1090])=3;2;IF(LEN([.B1090])=5;3;IF(LEN([.B1090])=6;4;IF(LEN([.B1090])=7;5;&quot;Fehler&quot;))))))" office:value-type="float" office:value="3" calcext:value-type="float">
            <text:p>3</text:p>
          </table:table-cell>
          <table:table-cell office:value-type="string" calcext:value-type="string">
            <text:p>GCQ 3</text:p>
          </table:table-cell>
          <table:table-cell office:value-type="string" calcext:value-type="string">
            <text:p>SOZIOLOGIE DES MANNES</text:p>
          </table:table-cell>
          <table:table-cell table:number-columns-repeated="5"/>
        </table:table-row>
        <table:table-row table:style-name="ro1">
          <table:table-cell table:formula="of:=IF(LEN([.B1091])=1;0;IF(LEN([.B1091])=2;1;IF(LEN([.B1091])=3;2;IF(LEN([.B1091])=5;3;IF(LEN([.B1091])=6;4;IF(LEN([.B1091])=7;5;&quot;Fehler&quot;))))))" office:value-type="float" office:value="2" calcext:value-type="float">
            <text:p>2</text:p>
          </table:table-cell>
          <table:table-cell office:value-type="string" calcext:value-type="string">
            <text:p>GCR</text:p>
          </table:table-cell>
          <table:table-cell office:value-type="string" calcext:value-type="string">
            <text:p>SONSTIGE SOZIOLOGISCHE PHAENOMENE</text:p>
          </table:table-cell>
          <table:table-cell table:number-columns-repeated="5"/>
        </table:table-row>
        <table:table-row table:style-name="ro1">
          <table:table-cell table:formula="of:=IF(LEN([.B1092])=1;0;IF(LEN([.B1092])=2;1;IF(LEN([.B1092])=3;2;IF(LEN([.B1092])=5;3;IF(LEN([.B1092])=6;4;IF(LEN([.B1092])=7;5;&quot;Fehler&quot;))))))" office:value-type="float" office:value="3" calcext:value-type="float">
            <text:p>3</text:p>
          </table:table-cell>
          <table:table-cell office:value-type="string" calcext:value-type="string">
            <text:p>GCR 2</text:p>
          </table:table-cell>
          <table:table-cell office:value-type="string" calcext:value-type="string">
            <text:p>SOZIOLOGIE DER FREIZEIT</text:p>
          </table:table-cell>
          <table:table-cell table:number-columns-repeated="5"/>
        </table:table-row>
        <table:table-row table:style-name="ro1">
          <table:table-cell table:formula="of:=IF(LEN([.B1093])=1;0;IF(LEN([.B1093])=2;1;IF(LEN([.B1093])=3;2;IF(LEN([.B1093])=5;3;IF(LEN([.B1093])=6;4;IF(LEN([.B1093])=7;5;&quot;Fehler&quot;))))))" office:value-type="float" office:value="3" calcext:value-type="float">
            <text:p>3</text:p>
          </table:table-cell>
          <table:table-cell office:value-type="string" calcext:value-type="string">
            <text:p>GCR 3</text:p>
          </table:table-cell>
          <table:table-cell office:value-type="string" calcext:value-type="string">
            <text:p>SOZIOLOGIE DER SEXUALITAET SEXUALWISSENSCHAFT</text:p>
          </table:table-cell>
          <table:table-cell table:number-columns-repeated="5"/>
        </table:table-row>
        <table:table-row table:style-name="ro1">
          <table:table-cell table:formula="of:=IF(LEN([.B1094])=1;0;IF(LEN([.B1094])=2;1;IF(LEN([.B1094])=3;2;IF(LEN([.B1094])=5;3;IF(LEN([.B1094])=6;4;IF(LEN([.B1094])=7;5;&quot;Fehler&quot;))))))" office:value-type="float" office:value="2" calcext:value-type="float">
            <text:p>2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EMPIRISCHE SOZIALFORSCHUNG EINSCHLIESSLICH IHRER METHODEN</text:p>
          </table:table-cell>
          <table:table-cell table:number-columns-repeated="5"/>
        </table:table-row>
        <table:table-row table:style-name="ro1">
          <table:table-cell table:formula="of:=IF(LEN([.B1095])=1;0;IF(LEN([.B1095])=2;1;IF(LEN([.B1095])=3;2;IF(LEN([.B1095])=5;3;IF(LEN([.B1095])=6;4;IF(LEN([.B1095])=7;5;&quot;Fehler&quot;))))))" office:value-type="float" office:value="2" calcext:value-type="float">
            <text:p>2</text:p>
          </table:table-cell>
          <table:table-cell office:value-type="string" calcext:value-type="string">
            <text:p>GCU</text:p>
          </table:table-cell>
          <table:table-cell office:value-type="string" calcext:value-type="string">
            <text:p>WISSENSSOZIOLOGIE</text:p>
          </table:table-cell>
          <table:table-cell table:number-columns-repeated="5"/>
        </table:table-row>
        <table:table-row table:style-name="ro1">
          <table:table-cell table:formula="of:=IF(LEN([.B1096])=1;0;IF(LEN([.B1096])=2;1;IF(LEN([.B1096])=3;2;IF(LEN([.B1096])=5;3;IF(LEN([.B1096])=6;4;IF(LEN([.B1096])=7;5;&quot;Fehler&quot;))))))" office:value-type="float" office:value="2" calcext:value-type="float">
            <text:p>2</text:p>
          </table:table-cell>
          <table:table-cell office:value-type="string" calcext:value-type="string">
            <text:p>GCV</text:p>
          </table:table-cell>
          <table:table-cell office:value-type="string" calcext:value-type="string">
            <text:p>KOMMUNIKATIONSSOZIOLOGIE</text:p>
          </table:table-cell>
          <table:table-cell table:number-columns-repeated="5"/>
        </table:table-row>
        <table:table-row table:style-name="ro1">
          <table:table-cell table:formula="of:=IF(LEN([.B1097])=1;0;IF(LEN([.B1097])=2;1;IF(LEN([.B1097])=3;2;IF(LEN([.B1097])=5;3;IF(LEN([.B1097])=6;4;IF(LEN([.B1097])=7;5;&quot;Fehler&quot;))))))" office:value-type="float" office:value="2" calcext:value-type="float">
            <text:p>2</text:p>
          </table:table-cell>
          <table:table-cell office:value-type="string" calcext:value-type="string">
            <text:p>GCW</text:p>
          </table:table-cell>
          <table:table-cell office:value-type="string" calcext:value-type="string">
            <text:p>SOZIOLOGISCHE DARSTELLUNGEN EINZELNER LAENDER UND VOELKER</text:p>
          </table:table-cell>
          <table:table-cell table:number-columns-repeated="5"/>
        </table:table-row>
        <table:table-row table:style-name="ro1">
          <table:table-cell table:formula="of:=IF(LEN([.B1098])=1;0;IF(LEN([.B1098])=2;1;IF(LEN([.B1098])=3;2;IF(LEN([.B1098])=5;3;IF(LEN([.B1098])=6;4;IF(LEN([.B1098])=7;5;&quot;Fehler&quot;))))))" office:value-type="float" office:value="3" calcext:value-type="float">
            <text:p>3</text:p>
          </table:table-cell>
          <table:table-cell office:value-type="string" calcext:value-type="string">
            <text:p>GCW 1</text:p>
          </table:table-cell>
          <table:table-cell office:value-type="string" calcext:value-type="string">
            <text:p>EUROPA</text:p>
          </table:table-cell>
          <table:table-cell table:number-columns-repeated="5"/>
        </table:table-row>
        <table:table-row table:style-name="ro1">
          <table:table-cell table:formula="of:=IF(LEN([.B1099])=1;0;IF(LEN([.B1099])=2;1;IF(LEN([.B1099])=3;2;IF(LEN([.B1099])=5;3;IF(LEN([.B1099])=6;4;IF(LEN([.B1099])=7;5;&quot;Fehler&quot;))))))" office:value-type="float" office:value="4" calcext:value-type="float">
            <text:p>4</text:p>
          </table:table-cell>
          <table:table-cell office:value-type="string" calcext:value-type="string">
            <text:p>GCW 10</text:p>
          </table:table-cell>
          <table:table-cell office:value-type="string" calcext:value-type="string">
            <text:p>DEUTSCHLAND</text:p>
          </table:table-cell>
          <table:table-cell table:number-columns-repeated="5"/>
        </table:table-row>
        <table:table-row table:style-name="ro1">
          <table:table-cell table:formula="of:=IF(LEN([.B1100])=1;0;IF(LEN([.B1100])=2;1;IF(LEN([.B1100])=3;2;IF(LEN([.B1100])=5;3;IF(LEN([.B1100])=6;4;IF(LEN([.B1100])=7;5;&quot;Fehler&quot;))))))" office:value-type="float" office:value="5" calcext:value-type="float">
            <text:p>5</text:p>
          </table:table-cell>
          <table:table-cell office:value-type="string" calcext:value-type="string">
            <text:p>GCW 101</text:p>
          </table:table-cell>
          <table:table-cell office:value-type="string" calcext:value-type="string">
            <text:p>BUNDESREPUBLIK DEUTSCHLAND VON 1949 BIS ZUR GEGENWART</text:p>
          </table:table-cell>
          <table:table-cell table:number-columns-repeated="5"/>
        </table:table-row>
        <table:table-row table:style-name="ro1">
          <table:table-cell table:formula="of:=IF(LEN([.B1101])=1;0;IF(LEN([.B1101])=2;1;IF(LEN([.B1101])=3;2;IF(LEN([.B1101])=5;3;IF(LEN([.B1101])=6;4;IF(LEN([.B1101])=7;5;&quot;Fehler&quot;))))))" office:value-type="float" office:value="5" calcext:value-type="float">
            <text:p>5</text:p>
          </table:table-cell>
          <table:table-cell office:value-type="string" calcext:value-type="string">
            <text:p>GCW 102</text:p>
          </table:table-cell>
          <table:table-cell office:value-type="string" calcext:value-type="string">
            <text:p>DDR</text:p>
          </table:table-cell>
          <table:table-cell table:number-columns-repeated="5"/>
        </table:table-row>
        <table:table-row table:style-name="ro1">
          <table:table-cell table:formula="of:=IF(LEN([.B1102])=1;0;IF(LEN([.B1102])=2;1;IF(LEN([.B1102])=3;2;IF(LEN([.B1102])=5;3;IF(LEN([.B1102])=6;4;IF(LEN([.B1102])=7;5;&quot;Fehler&quot;))))))" office:value-type="float" office:value="4" calcext:value-type="float">
            <text:p>4</text:p>
          </table:table-cell>
          <table:table-cell office:value-type="string" calcext:value-type="string">
            <text:p>GCW 11</text:p>
          </table:table-cell>
          <table:table-cell office:value-type="string" calcext:value-type="string">
            <text:p>GROSSBRITANNIEN UND IRLAND</text:p>
          </table:table-cell>
          <table:table-cell table:number-columns-repeated="5"/>
        </table:table-row>
        <table:table-row table:style-name="ro1">
          <table:table-cell table:formula="of:=IF(LEN([.B1103])=1;0;IF(LEN([.B1103])=2;1;IF(LEN([.B1103])=3;2;IF(LEN([.B1103])=5;3;IF(LEN([.B1103])=6;4;IF(LEN([.B1103])=7;5;&quot;Fehler&quot;))))))" office:value-type="float" office:value="4" calcext:value-type="float">
            <text:p>4</text:p>
          </table:table-cell>
          <table:table-cell office:value-type="string" calcext:value-type="string">
            <text:p>GCW 12</text:p>
          </table:table-cell>
          <table:table-cell office:value-type="string" calcext:value-type="string">
            <text:p>FRANKREICH</text:p>
          </table:table-cell>
          <table:table-cell table:number-columns-repeated="5"/>
        </table:table-row>
        <table:table-row table:style-name="ro1">
          <table:table-cell table:formula="of:=IF(LEN([.B1104])=1;0;IF(LEN([.B1104])=2;1;IF(LEN([.B1104])=3;2;IF(LEN([.B1104])=5;3;IF(LEN([.B1104])=6;4;IF(LEN([.B1104])=7;5;&quot;Fehler&quot;))))))" office:value-type="float" office:value="4" calcext:value-type="float">
            <text:p>4</text:p>
          </table:table-cell>
          <table:table-cell office:value-type="string" calcext:value-type="string">
            <text:p>GCW 13</text:p>
          </table:table-cell>
          <table:table-cell office:value-type="string" calcext:value-type="string">
            <text:p>ITALIEN</text:p>
          </table:table-cell>
          <table:table-cell table:number-columns-repeated="5"/>
        </table:table-row>
        <table:table-row table:style-name="ro1">
          <table:table-cell table:formula="of:=IF(LEN([.B1105])=1;0;IF(LEN([.B1105])=2;1;IF(LEN([.B1105])=3;2;IF(LEN([.B1105])=5;3;IF(LEN([.B1105])=6;4;IF(LEN([.B1105])=7;5;&quot;Fehler&quot;))))))" office:value-type="float" office:value="4" calcext:value-type="float">
            <text:p>4</text:p>
          </table:table-cell>
          <table:table-cell office:value-type="string" calcext:value-type="string">
            <text:p>GCW 14</text:p>
          </table:table-cell>
          <table:table-cell office:value-type="string" calcext:value-type="string">
            <text:p>SOWJETUNION UND NACHFOLGESTAATEN</text:p>
          </table:table-cell>
          <table:table-cell table:number-columns-repeated="5"/>
        </table:table-row>
        <table:table-row table:style-name="ro1">
          <table:table-cell table:formula="of:=IF(LEN([.B1106])=1;0;IF(LEN([.B1106])=2;1;IF(LEN([.B1106])=3;2;IF(LEN([.B1106])=5;3;IF(LEN([.B1106])=6;4;IF(LEN([.B1106])=7;5;&quot;Fehler&quot;))))))" office:value-type="float" office:value="4" calcext:value-type="float">
            <text:p>4</text:p>
          </table:table-cell>
          <table:table-cell office:value-type="string" calcext:value-type="string">
            <text:p>GCW 19</text:p>
          </table:table-cell>
          <table:table-cell office:value-type="string" calcext:value-type="string">
            <text:p>SONSTIGE LAENDER EUROPAS</text:p>
          </table:table-cell>
          <table:table-cell table:number-columns-repeated="5"/>
        </table:table-row>
        <table:table-row table:style-name="ro1">
          <table:table-cell table:formula="of:=IF(LEN([.B1107])=1;0;IF(LEN([.B1107])=2;1;IF(LEN([.B1107])=3;2;IF(LEN([.B1107])=5;3;IF(LEN([.B1107])=6;4;IF(LEN([.B1107])=7;5;&quot;Fehler&quot;))))))" office:value-type="float" office:value="3" calcext:value-type="float">
            <text:p>3</text:p>
          </table:table-cell>
          <table:table-cell office:value-type="string" calcext:value-type="string">
            <text:p>GCW 2</text:p>
          </table:table-cell>
          <table:table-cell office:value-type="string" calcext:value-type="string">
            <text:p>AMERIKA</text:p>
          </table:table-cell>
          <table:table-cell table:number-columns-repeated="5"/>
        </table:table-row>
        <table:table-row table:style-name="ro1">
          <table:table-cell table:formula="of:=IF(LEN([.B1108])=1;0;IF(LEN([.B1108])=2;1;IF(LEN([.B1108])=3;2;IF(LEN([.B1108])=5;3;IF(LEN([.B1108])=6;4;IF(LEN([.B1108])=7;5;&quot;Fehler&quot;))))))" office:value-type="float" office:value="4" calcext:value-type="float">
            <text:p>4</text:p>
          </table:table-cell>
          <table:table-cell office:value-type="string" calcext:value-type="string">
            <text:p>GCW 20</text:p>
          </table:table-cell>
          <table:table-cell office:value-type="string" calcext:value-type="string">
            <text:p>NORDAMERIKA</text:p>
          </table:table-cell>
          <table:table-cell table:number-columns-repeated="5"/>
        </table:table-row>
        <table:table-row table:style-name="ro1">
          <table:table-cell table:formula="of:=IF(LEN([.B1109])=1;0;IF(LEN([.B1109])=2;1;IF(LEN([.B1109])=3;2;IF(LEN([.B1109])=5;3;IF(LEN([.B1109])=6;4;IF(LEN([.B1109])=7;5;&quot;Fehler&quot;))))))" office:value-type="float" office:value="4" calcext:value-type="float">
            <text:p>4</text:p>
          </table:table-cell>
          <table:table-cell office:value-type="string" calcext:value-type="string">
            <text:p>GCW 21</text:p>
          </table:table-cell>
          <table:table-cell office:value-type="string" calcext:value-type="string">
            <text:p>MITTEL- UND SUEDAMERIKA</text:p>
          </table:table-cell>
          <table:table-cell table:number-columns-repeated="5"/>
        </table:table-row>
        <table:table-row table:style-name="ro1">
          <table:table-cell table:formula="of:=IF(LEN([.B1110])=1;0;IF(LEN([.B1110])=2;1;IF(LEN([.B1110])=3;2;IF(LEN([.B1110])=5;3;IF(LEN([.B1110])=6;4;IF(LEN([.B1110])=7;5;&quot;Fehler&quot;))))))" office:value-type="float" office:value="3" calcext:value-type="float">
            <text:p>3</text:p>
          </table:table-cell>
          <table:table-cell office:value-type="string" calcext:value-type="string">
            <text:p>GCW 3</text:p>
          </table:table-cell>
          <table:table-cell office:value-type="string" calcext:value-type="string">
            <text:p>AFRIKA</text:p>
          </table:table-cell>
          <table:table-cell table:number-columns-repeated="5"/>
        </table:table-row>
        <table:table-row table:style-name="ro1">
          <table:table-cell table:formula="of:=IF(LEN([.B1111])=1;0;IF(LEN([.B1111])=2;1;IF(LEN([.B1111])=3;2;IF(LEN([.B1111])=5;3;IF(LEN([.B1111])=6;4;IF(LEN([.B1111])=7;5;&quot;Fehler&quot;))))))" office:value-type="float" office:value="3" calcext:value-type="float">
            <text:p>3</text:p>
          </table:table-cell>
          <table:table-cell office:value-type="string" calcext:value-type="string">
            <text:p>GCW 4</text:p>
          </table:table-cell>
          <table:table-cell office:value-type="string" calcext:value-type="string">
            <text:p>ASIEN</text:p>
          </table:table-cell>
          <table:table-cell table:number-columns-repeated="5"/>
        </table:table-row>
        <table:table-row table:style-name="ro1">
          <table:table-cell table:formula="of:=IF(LEN([.B1112])=1;0;IF(LEN([.B1112])=2;1;IF(LEN([.B1112])=3;2;IF(LEN([.B1112])=5;3;IF(LEN([.B1112])=6;4;IF(LEN([.B1112])=7;5;&quot;Fehler&quot;))))))" office:value-type="float" office:value="3" calcext:value-type="float">
            <text:p>3</text:p>
          </table:table-cell>
          <table:table-cell office:value-type="string" calcext:value-type="string">
            <text:p>GCW 5</text:p>
          </table:table-cell>
          <table:table-cell office:value-type="string" calcext:value-type="string">
            <text:p>AUSTRALIEN</text:p>
          </table:table-cell>
          <table:table-cell table:number-columns-repeated="5"/>
        </table:table-row>
        <table:table-row table:style-name="ro1">
          <table:table-cell table:formula="of:=IF(LEN([.B1113])=1;0;IF(LEN([.B1113])=2;1;IF(LEN([.B1113])=3;2;IF(LEN([.B1113])=5;3;IF(LEN([.B1113])=6;4;IF(LEN([.B1113])=7;5;&quot;Fehler&quot;))))))" office:value-type="float" office:value="1" calcext:value-type="float">
            <text:p>1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BEVOELKERUNGSKUNDE (DEMOGRAPHIE) <text:s/>BEVOELKERUNGSPOLITIK</text:p>
          </table:table-cell>
          <table:table-cell table:number-columns-repeated="5"/>
        </table:table-row>
        <table:table-row table:style-name="ro1">
          <table:table-cell table:formula="of:=IF(LEN([.B1114])=1;0;IF(LEN([.B1114])=2;1;IF(LEN([.B1114])=3;2;IF(LEN([.B1114])=5;3;IF(LEN([.B1114])=6;4;IF(LEN([.B1114])=7;5;&quot;Fehler&quot;))))))" office:value-type="float" office:value="2" calcext:value-type="float">
            <text:p>2</text:p>
          </table:table-cell>
          <table:table-cell office:value-type="string" calcext:value-type="string">
            <text:p>GEK</text:p>
          </table:table-cell>
          <table:table-cell office:value-type="string" calcext:value-type="string">
            <text:p>ALLGEMEINES, GESAMTDARSTELLUNGEN - DARSTELLUNGEN MEHRERER TEILGEBIETE <text:s/>EINFUEHRUNGEN</text:p>
          </table:table-cell>
          <table:table-cell table:number-columns-repeated="5"/>
        </table:table-row>
        <table:table-row table:style-name="ro1">
          <table:table-cell table:formula="of:=IF(LEN([.B1115])=1;0;IF(LEN([.B1115])=2;1;IF(LEN([.B1115])=3;2;IF(LEN([.B1115])=5;3;IF(LEN([.B1115])=6;4;IF(LEN([.B1115])=7;5;&quot;Fehler&quot;))))))" office:value-type="float" office:value="2" calcext:value-type="float">
            <text:p>2</text:p>
          </table:table-cell>
          <table:table-cell office:value-type="string" calcext:value-type="string">
            <text:p>GEL</text:p>
          </table:table-cell>
          <table:table-cell office:value-type="string" calcext:value-type="string">
            <text:p>BEVOELKERUNGSBEWEGUNG</text:p>
          </table:table-cell>
          <table:table-cell table:number-columns-repeated="5"/>
        </table:table-row>
        <table:table-row table:style-name="ro1">
          <table:table-cell table:formula="of:=IF(LEN([.B1116])=1;0;IF(LEN([.B1116])=2;1;IF(LEN([.B1116])=3;2;IF(LEN([.B1116])=5;3;IF(LEN([.B1116])=6;4;IF(LEN([.B1116])=7;5;&quot;Fehler&quot;))))))" office:value-type="float" office:value="3" calcext:value-type="float">
            <text:p>3</text:p>
          </table:table-cell>
          <table:table-cell office:value-type="string" calcext:value-type="string">
            <text:p>GEL 1</text:p>
          </table:table-cell>
          <table:table-cell office:value-type="string" calcext:value-type="string">
            <text:p>EINWANDERUNG <text:s/>AUSWANDERUNG</text:p>
          </table:table-cell>
          <table:table-cell table:number-columns-repeated="5"/>
        </table:table-row>
        <table:table-row table:style-name="ro1">
          <table:table-cell table:formula="of:=IF(LEN([.B1117])=1;0;IF(LEN([.B1117])=2;1;IF(LEN([.B1117])=3;2;IF(LEN([.B1117])=5;3;IF(LEN([.B1117])=6;4;IF(LEN([.B1117])=7;5;&quot;Fehler&quot;))))))" office:value-type="float" office:value="3" calcext:value-type="float">
            <text:p>3</text:p>
          </table:table-cell>
          <table:table-cell office:value-type="string" calcext:value-type="string">
            <text:p>GEL 2</text:p>
          </table:table-cell>
          <table:table-cell office:value-type="string" calcext:value-type="string">
            <text:p>FLUECHTLINGE <text:s/>VERTRIEBENE</text:p>
          </table:table-cell>
          <table:table-cell table:number-columns-repeated="5"/>
        </table:table-row>
        <table:table-row table:style-name="ro1">
          <table:table-cell table:formula="of:=IF(LEN([.B1118])=1;0;IF(LEN([.B1118])=2;1;IF(LEN([.B1118])=3;2;IF(LEN([.B1118])=5;3;IF(LEN([.B1118])=6;4;IF(LEN([.B1118])=7;5;&quot;Fehler&quot;))))))" office:value-type="float" office:value="2" calcext:value-type="float">
            <text:p>2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BEVOELKERUNGSPOLITIK</text:p>
          </table:table-cell>
          <table:table-cell table:number-columns-repeated="5"/>
        </table:table-row>
        <table:table-row table:style-name="ro1">
          <table:table-cell table:formula="of:=IF(LEN([.B1119])=1;0;IF(LEN([.B1119])=2;1;IF(LEN([.B1119])=3;2;IF(LEN([.B1119])=5;3;IF(LEN([.B1119])=6;4;IF(LEN([.B1119])=7;5;&quot;Fehler&quot;))))))" office:value-type="float" office:value="3" calcext:value-type="float">
            <text:p>3</text:p>
          </table:table-cell>
          <table:table-cell office:value-type="string" calcext:value-type="string">
            <text:p>GEM 1</text:p>
          </table:table-cell>
          <table:table-cell office:value-type="string" calcext:value-type="string">
            <text:p>RAUMORDNUNG <text:s/>RAUMFORSCHUNG : GESAMTDARSTELLUNGEN - DARSTELLUNGEN MEHRERER TEILGEBIETE UND REGIONEN</text:p>
          </table:table-cell>
          <table:table-cell table:number-columns-repeated="5"/>
        </table:table-row>
        <table:table-row table:style-name="ro1">
          <table:table-cell table:formula="of:=IF(LEN([.B1120])=1;0;IF(LEN([.B1120])=2;1;IF(LEN([.B1120])=3;2;IF(LEN([.B1120])=5;3;IF(LEN([.B1120])=6;4;IF(LEN([.B1120])=7;5;&quot;Fehler&quot;))))))" office:value-type="float" office:value="4" calcext:value-type="float">
            <text:p>4</text:p>
          </table:table-cell>
          <table:table-cell office:value-type="string" calcext:value-type="string">
            <text:p>GEM 11</text:p>
          </table:table-cell>
          <table:table-cell office:value-type="string" calcext:value-type="string">
            <text:p>NACHSCHLAGEWERKE, BIBLIOGRAPHIEN, KARTENWERKE, ORGANISATIONEN UND INSTITUTE</text:p>
          </table:table-cell>
          <table:table-cell table:number-columns-repeated="5"/>
        </table:table-row>
        <table:table-row table:style-name="ro1">
          <table:table-cell table:formula="of:=IF(LEN([.B1121])=1;0;IF(LEN([.B1121])=2;1;IF(LEN([.B1121])=3;2;IF(LEN([.B1121])=5;3;IF(LEN([.B1121])=6;4;IF(LEN([.B1121])=7;5;&quot;Fehler&quot;))))))" office:value-type="float" office:value="4" calcext:value-type="float">
            <text:p>4</text:p>
          </table:table-cell>
          <table:table-cell office:value-type="string" calcext:value-type="string">
            <text:p>GEM 12</text:p>
          </table:table-cell>
          <table:table-cell office:value-type="string" calcext:value-type="string">
            <text:p>GRUNDLAGEN, METHODEN UND GESCHICHTE DER RAUMORDNUNG UND RAUMFORSCHUNG</text:p>
          </table:table-cell>
          <table:table-cell table:number-columns-repeated="5"/>
        </table:table-row>
        <table:table-row table:style-name="ro1">
          <table:table-cell table:formula="of:=IF(LEN([.B1122])=1;0;IF(LEN([.B1122])=2;1;IF(LEN([.B1122])=3;2;IF(LEN([.B1122])=5;3;IF(LEN([.B1122])=6;4;IF(LEN([.B1122])=7;5;&quot;Fehler&quot;))))))" office:value-type="float" office:value="4" calcext:value-type="float">
            <text:p>4</text:p>
          </table:table-cell>
          <table:table-cell office:value-type="string" calcext:value-type="string">
            <text:p>GEM 13</text:p>
          </table:table-cell>
          <table:table-cell office:value-type="string" calcext:value-type="string">
            <text:p>LANDESPLANUNG <text:s/>REGIONALPLANUNG <text:s/>STADTPLANUNG</text:p>
          </table:table-cell>
          <table:table-cell table:number-columns-repeated="5"/>
        </table:table-row>
        <table:table-row table:style-name="ro1">
          <table:table-cell table:formula="of:=IF(LEN([.B1123])=1;0;IF(LEN([.B1123])=2;1;IF(LEN([.B1123])=3;2;IF(LEN([.B1123])=5;3;IF(LEN([.B1123])=6;4;IF(LEN([.B1123])=7;5;&quot;Fehler&quot;))))))" office:value-type="float" office:value="5" calcext:value-type="float">
            <text:p>5</text:p>
          </table:table-cell>
          <table:table-cell office:value-type="string" calcext:value-type="string">
            <text:p>GEM 132</text:p>
          </table:table-cell>
          <table:table-cell office:value-type="string" calcext:value-type="string">
            <text:p>STADTPLANUNG</text:p>
          </table:table-cell>
          <table:table-cell table:number-columns-repeated="5"/>
        </table:table-row>
        <table:table-row table:style-name="ro1">
          <table:table-cell table:formula="of:=IF(LEN([.B1124])=1;0;IF(LEN([.B1124])=2;1;IF(LEN([.B1124])=3;2;IF(LEN([.B1124])=5;3;IF(LEN([.B1124])=6;4;IF(LEN([.B1124])=7;5;&quot;Fehler&quot;))))))" office:value-type="float" office:value="5" calcext:value-type="float">
            <text:p>5</text:p>
          </table:table-cell>
          <table:table-cell office:value-type="string" calcext:value-type="string">
            <text:p>GEM 135</text:p>
          </table:table-cell>
          <table:table-cell office:value-type="string" calcext:value-type="string">
            <text:p>EINZELNE LAENDER UND REGIONEN IN DER BUNDESREPUBLIK DEUTSCHLAND</text:p>
          </table:table-cell>
          <table:table-cell table:number-columns-repeated="5"/>
        </table:table-row>
        <table:table-row table:style-name="ro1">
          <table:table-cell table:formula="of:=IF(LEN([.B1125])=1;0;IF(LEN([.B1125])=2;1;IF(LEN([.B1125])=3;2;IF(LEN([.B1125])=5;3;IF(LEN([.B1125])=6;4;IF(LEN([.B1125])=7;5;&quot;Fehler&quot;))))))" office:value-type="float" office:value="5" calcext:value-type="float">
            <text:p>5</text:p>
          </table:table-cell>
          <table:table-cell office:value-type="string" calcext:value-type="string">
            <text:p>GEM 137</text:p>
          </table:table-cell>
          <table:table-cell office:value-type="string" calcext:value-type="string">
            <text:p>NORDRHEIN-WESTFALEN</text:p>
          </table:table-cell>
          <table:table-cell table:number-columns-repeated="5"/>
        </table:table-row>
        <table:table-row table:style-name="ro1">
          <table:table-cell table:formula="of:=IF(LEN([.B1126])=1;0;IF(LEN([.B1126])=2;1;IF(LEN([.B1126])=3;2;IF(LEN([.B1126])=5;3;IF(LEN([.B1126])=6;4;IF(LEN([.B1126])=7;5;&quot;Fehler&quot;))))))" office:value-type="float" office:value="4" calcext:value-type="float">
            <text:p>4</text:p>
          </table:table-cell>
          <table:table-cell office:value-type="string" calcext:value-type="string">
            <text:p>GEM 15</text:p>
          </table:table-cell>
          <table:table-cell office:value-type="string" calcext:value-type="string">
            <text:p>RAUMORDNUNG AUF DEM LANDE</text:p>
          </table:table-cell>
          <table:table-cell table:number-columns-repeated="5"/>
        </table:table-row>
        <table:table-row table:style-name="ro1">
          <table:table-cell table:formula="of:=IF(LEN([.B1127])=1;0;IF(LEN([.B1127])=2;1;IF(LEN([.B1127])=3;2;IF(LEN([.B1127])=5;3;IF(LEN([.B1127])=6;4;IF(LEN([.B1127])=7;5;&quot;Fehler&quot;))))))" office:value-type="float" office:value="4" calcext:value-type="float">
            <text:p>4</text:p>
          </table:table-cell>
          <table:table-cell office:value-type="string" calcext:value-type="string">
            <text:p>GEM 16</text:p>
          </table:table-cell>
          <table:table-cell office:value-type="string" calcext:value-type="string">
            <text:p>RAUMORDNUNG IM AUSLAND</text:p>
          </table:table-cell>
          <table:table-cell table:number-columns-repeated="5"/>
        </table:table-row>
        <table:table-row table:style-name="ro1">
          <table:table-cell table:formula="of:=IF(LEN([.B1128])=1;0;IF(LEN([.B1128])=2;1;IF(LEN([.B1128])=3;2;IF(LEN([.B1128])=5;3;IF(LEN([.B1128])=6;4;IF(LEN([.B1128])=7;5;&quot;Fehler&quot;))))))" office:value-type="float" office:value="3" calcext:value-type="float">
            <text:p>3</text:p>
          </table:table-cell>
          <table:table-cell office:value-type="string" calcext:value-type="string">
            <text:p>GEM 2</text:p>
          </table:table-cell>
          <table:table-cell office:value-type="string" calcext:value-type="string">
            <text:p>WOHNUNGSPOLITIK <text:s/>WOHNUNGSWIRTSCHAFT</text:p>
          </table:table-cell>
          <table:table-cell table:number-columns-repeated="5"/>
        </table:table-row>
        <table:table-row table:style-name="ro1">
          <table:table-cell table:formula="of:=IF(LEN([.B1129])=1;0;IF(LEN([.B1129])=2;1;IF(LEN([.B1129])=3;2;IF(LEN([.B1129])=5;3;IF(LEN([.B1129])=6;4;IF(LEN([.B1129])=7;5;&quot;Fehler&quot;))))))" office:value-type="float" office:value="4" calcext:value-type="float">
            <text:p>4</text:p>
          </table:table-cell>
          <table:table-cell office:value-type="string" calcext:value-type="string">
            <text:p>GEM 21</text:p>
          </table:table-cell>
          <table:table-cell office:value-type="string" calcext:value-type="string">
            <text:p>WOHNUNGSPOLITIK FUER EINZELNE BEVOELKERUNGSGRUPPEN</text:p>
          </table:table-cell>
          <table:table-cell table:number-columns-repeated="5"/>
        </table:table-row>
        <table:table-row table:style-name="ro1">
          <table:table-cell table:formula="of:=IF(LEN([.B1130])=1;0;IF(LEN([.B1130])=2;1;IF(LEN([.B1130])=3;2;IF(LEN([.B1130])=5;3;IF(LEN([.B1130])=6;4;IF(LEN([.B1130])=7;5;&quot;Fehler&quot;))))))" office:value-type="float" office:value="3" calcext:value-type="float">
            <text:p>3</text:p>
          </table:table-cell>
          <table:table-cell office:value-type="string" calcext:value-type="string">
            <text:p>GEM 4</text:p>
          </table:table-cell>
          <table:table-cell office:value-type="string" calcext:value-type="string">
            <text:p>RETTUNGSWESEN</text:p>
          </table:table-cell>
          <table:table-cell table:number-columns-repeated="5"/>
        </table:table-row>
        <table:table-row table:style-name="ro1">
          <table:table-cell table:formula="of:=IF(LEN([.B1131])=1;0;IF(LEN([.B1131])=2;1;IF(LEN([.B1131])=3;2;IF(LEN([.B1131])=5;3;IF(LEN([.B1131])=6;4;IF(LEN([.B1131])=7;5;&quot;Fehler&quot;))))))" office:value-type="float" office:value="4" calcext:value-type="float">
            <text:p>4</text:p>
          </table:table-cell>
          <table:table-cell office:value-type="string" calcext:value-type="string">
            <text:p>GEM 40</text:p>
          </table:table-cell>
          <table:table-cell office:value-type="string" calcext:value-type="string">
            <text:p>FEUERWEHR <text:s/>BRANDSCHUTZ : ALLGEMEINES</text:p>
          </table:table-cell>
          <table:table-cell table:number-columns-repeated="5"/>
        </table:table-row>
        <table:table-row table:style-name="ro1">
          <table:table-cell table:formula="of:=IF(LEN([.B1132])=1;0;IF(LEN([.B1132])=2;1;IF(LEN([.B1132])=3;2;IF(LEN([.B1132])=5;3;IF(LEN([.B1132])=6;4;IF(LEN([.B1132])=7;5;&quot;Fehler&quot;))))))" office:value-type="float" office:value="4" calcext:value-type="float">
            <text:p>4</text:p>
          </table:table-cell>
          <table:table-cell office:value-type="string" calcext:value-type="string">
            <text:p>GEM 41</text:p>
          </table:table-cell>
          <table:table-cell office:value-type="string" calcext:value-type="string">
            <text:p>TECHNISCHE NOTHILFE</text:p>
          </table:table-cell>
          <table:table-cell table:number-columns-repeated="5"/>
        </table:table-row>
        <table:table-row table:style-name="ro1">
          <table:table-cell table:formula="of:=IF(LEN([.B1133])=1;0;IF(LEN([.B1133])=2;1;IF(LEN([.B1133])=3;2;IF(LEN([.B1133])=5;3;IF(LEN([.B1133])=6;4;IF(LEN([.B1133])=7;5;&quot;Fehler&quot;))))))" office:value-type="float" office:value="4" calcext:value-type="float">
            <text:p>4</text:p>
          </table:table-cell>
          <table:table-cell office:value-type="string" calcext:value-type="string">
            <text:p>GEM 42</text:p>
          </table:table-cell>
          <table:table-cell office:value-type="string" calcext:value-type="string">
            <text:p>SEERETTUNGSWESEN</text:p>
          </table:table-cell>
          <table:table-cell table:number-columns-repeated="5"/>
        </table:table-row>
        <table:table-row table:style-name="ro1">
          <table:table-cell table:formula="of:=IF(LEN([.B1134])=1;0;IF(LEN([.B1134])=2;1;IF(LEN([.B1134])=3;2;IF(LEN([.B1134])=5;3;IF(LEN([.B1134])=6;4;IF(LEN([.B1134])=7;5;&quot;Fehler&quot;))))))" office:value-type="float" office:value="4" calcext:value-type="float">
            <text:p>4</text:p>
          </table:table-cell>
          <table:table-cell office:value-type="string" calcext:value-type="string">
            <text:p>GEM 43</text:p>
          </table:table-cell>
          <table:table-cell office:value-type="string" calcext:value-type="string">
            <text:p>ZIVILSCHUTZ <text:s/>KATASTROPHENSCHUTZ</text:p>
          </table:table-cell>
          <table:table-cell table:number-columns-repeated="5"/>
        </table:table-row>
        <table:table-row table:style-name="ro1">
          <table:table-cell table:formula="of:=IF(LEN([.B1135])=1;0;IF(LEN([.B1135])=2;1;IF(LEN([.B1135])=3;2;IF(LEN([.B1135])=5;3;IF(LEN([.B1135])=6;4;IF(LEN([.B1135])=7;5;&quot;Fehler&quot;))))))" office:value-type="float" office:value="3" calcext:value-type="float">
            <text:p>3</text:p>
          </table:table-cell>
          <table:table-cell office:value-type="string" calcext:value-type="string">
            <text:p>GEM 6</text:p>
          </table:table-cell>
          <table:table-cell office:value-type="string" calcext:value-type="string">
            <text:p><text:span text:style-name="T1">UMWELTSCHUTZ UMWELTFORSCHUNG</text:span> UMWELTVERSCHMUTZUNG UMWELTPOLITIK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1136])=1;0;IF(LEN([.B1136])=2;1;IF(LEN([.B1136])=3;2;IF(LEN([.B1136])=5;3;IF(LEN([.B1136])=6;4;IF(LEN([.B1136])=7;5;&quot;Fehler&quot;))))))" office:value-type="float" office:value="4" calcext:value-type="float">
            <text:p>4</text:p>
          </table:table-cell>
          <table:table-cell office:value-type="string" calcext:value-type="string">
            <text:p>GEM 60</text:p>
          </table:table-cell>
          <table:table-cell office:value-type="string" calcext:value-type="string">
            <text:p>NACHSCHLAGEWERKE, BIBLIOGRAPHIEN, KARTENWERKE, ORGANISATIONEN UND INSTITUTE</text:p>
          </table:table-cell>
          <table:table-cell table:number-columns-repeated="5"/>
        </table:table-row>
        <table:table-row table:style-name="ro1">
          <table:table-cell table:formula="of:=IF(LEN([.B1137])=1;0;IF(LEN([.B1137])=2;1;IF(LEN([.B1137])=3;2;IF(LEN([.B1137])=5;3;IF(LEN([.B1137])=6;4;IF(LEN([.B1137])=7;5;&quot;Fehler&quot;))))))" office:value-type="float" office:value="4" calcext:value-type="float">
            <text:p>4</text:p>
          </table:table-cell>
          <table:table-cell office:value-type="string" calcext:value-type="string">
            <text:p>GEM 61</text:p>
          </table:table-cell>
          <table:table-cell office:value-type="string" calcext:value-type="string">
            <text:p>UMWELTOEKONOMIE</text:p>
          </table:table-cell>
          <table:table-cell table:number-columns-repeated="5"/>
        </table:table-row>
        <table:table-row table:style-name="ro1">
          <table:table-cell table:formula="of:=IF(LEN([.B1138])=1;0;IF(LEN([.B1138])=2;1;IF(LEN([.B1138])=3;2;IF(LEN([.B1138])=5;3;IF(LEN([.B1138])=6;4;IF(LEN([.B1138])=7;5;&quot;Fehler&quot;))))))" office:value-type="float" office:value="4" calcext:value-type="float">
            <text:p>4</text:p>
          </table:table-cell>
          <table:table-cell office:value-type="string" calcext:value-type="string">
            <text:p>GEM 62</text:p>
          </table:table-cell>
          <table:table-cell office:value-type="string" calcext:value-type="string">
            <text:p>LUFTVERSCHMUTZUNG</text:p>
          </table:table-cell>
          <table:table-cell table:number-columns-repeated="5"/>
        </table:table-row>
        <table:table-row table:style-name="ro1">
          <table:table-cell table:formula="of:=IF(LEN([.B1139])=1;0;IF(LEN([.B1139])=2;1;IF(LEN([.B1139])=3;2;IF(LEN([.B1139])=5;3;IF(LEN([.B1139])=6;4;IF(LEN([.B1139])=7;5;&quot;Fehler&quot;))))))" office:value-type="float" office:value="4" calcext:value-type="float">
            <text:p>4</text:p>
          </table:table-cell>
          <table:table-cell office:value-type="string" calcext:value-type="string">
            <text:p>GEM 63</text:p>
          </table:table-cell>
          <table:table-cell office:value-type="string" calcext:value-type="string">
            <text:p>WASSERVERSCHMUTZUNG</text:p>
          </table:table-cell>
          <table:table-cell table:number-columns-repeated="5"/>
        </table:table-row>
        <table:table-row table:style-name="ro1">
          <table:table-cell table:formula="of:=IF(LEN([.B1140])=1;0;IF(LEN([.B1140])=2;1;IF(LEN([.B1140])=3;2;IF(LEN([.B1140])=5;3;IF(LEN([.B1140])=6;4;IF(LEN([.B1140])=7;5;&quot;Fehler&quot;))))))" office:value-type="float" office:value="4" calcext:value-type="float">
            <text:p>4</text:p>
          </table:table-cell>
          <table:table-cell office:value-type="string" calcext:value-type="string">
            <text:p>GEM 69</text:p>
          </table:table-cell>
          <table:table-cell office:value-type="string" calcext:value-type="string">
            <text:p>SONSTIGE PROBLEME DES UMWELTSCHUTZES</text:p>
          </table:table-cell>
          <table:table-cell table:number-columns-repeated="5"/>
        </table:table-row>
        <table:table-row table:style-name="ro1">
          <table:table-cell table:formula="of:=IF(LEN([.B1141])=1;0;IF(LEN([.B1141])=2;1;IF(LEN([.B1141])=3;2;IF(LEN([.B1141])=5;3;IF(LEN([.B1141])=6;4;IF(LEN([.B1141])=7;5;&quot;Fehler&quot;))))))" office:value-type="float" office:value="3" calcext:value-type="float">
            <text:p>3</text:p>
          </table:table-cell>
          <table:table-cell office:value-type="string" calcext:value-type="string">
            <text:p>GEM 7</text:p>
          </table:table-cell>
          <table:table-cell office:value-type="string" calcext:value-type="string">
            <text:p>FAMILIENPOLITIK</text:p>
          </table:table-cell>
          <table:table-cell table:number-columns-repeated="5"/>
        </table:table-row>
        <table:table-row table:style-name="ro1">
          <table:table-cell table:formula="of:=IF(LEN([.B1142])=1;0;IF(LEN([.B1142])=2;1;IF(LEN([.B1142])=3;2;IF(LEN([.B1142])=5;3;IF(LEN([.B1142])=6;4;IF(LEN([.B1142])=7;5;&quot;Fehler&quot;))))))"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SOZIALPOLITIK</text:p>
          </table:table-cell>
          <table:table-cell table:number-columns-repeated="5"/>
        </table:table-row>
        <table:table-row table:style-name="ro1">
          <table:table-cell table:formula="of:=IF(LEN([.B1143])=1;0;IF(LEN([.B1143])=2;1;IF(LEN([.B1143])=3;2;IF(LEN([.B1143])=5;3;IF(LEN([.B1143])=6;4;IF(LEN([.B1143])=7;5;&quot;Fehler&quot;))))))" office:value-type="float" office:value="2" calcext:value-type="float">
            <text:p>2</text:p>
          </table:table-cell>
          <table:table-cell office:value-type="string" calcext:value-type="string">
            <text:p>GFK</text:p>
          </table:table-cell>
          <table:table-cell office:value-type="string" calcext:value-type="string">
            <text:p>ALLGEMEINES, GESAMTDARSTELLUNGEN - DARSTELLUNGEN MEHRERER TEILGEBIETE <text:s/>EINFUEHRUNGEN</text:p>
          </table:table-cell>
          <table:table-cell table:number-columns-repeated="5"/>
        </table:table-row>
        <table:table-row table:style-name="ro1">
          <table:table-cell table:formula="of:=IF(LEN([.B1144])=1;0;IF(LEN([.B1144])=2;1;IF(LEN([.B1144])=3;2;IF(LEN([.B1144])=5;3;IF(LEN([.B1144])=6;4;IF(LEN([.B1144])=7;5;&quot;Fehler&quot;))))))" office:value-type="float" office:value="3" calcext:value-type="float">
            <text:p>3</text:p>
          </table:table-cell>
          <table:table-cell office:value-type="string" calcext:value-type="string">
            <text:p>GF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1145])=1;0;IF(LEN([.B1145])=2;1;IF(LEN([.B1145])=3;2;IF(LEN([.B1145])=5;3;IF(LEN([.B1145])=6;4;IF(LEN([.B1145])=7;5;&quot;Fehler&quot;))))))" office:value-type="float" office:value="3" calcext:value-type="float">
            <text:p>3</text:p>
          </table:table-cell>
          <table:table-cell office:value-type="string" calcext:value-type="string">
            <text:p>GFK 3</text:p>
          </table:table-cell>
          <table:table-cell office:value-type="string" calcext:value-type="string">
            <text:p>GESCHICHTE DER SOZIALPOLITIK</text:p>
          </table:table-cell>
          <table:table-cell table:number-columns-repeated="5"/>
        </table:table-row>
        <table:table-row table:style-name="ro1">
          <table:table-cell table:formula="of:=IF(LEN([.B1146])=1;0;IF(LEN([.B1146])=2;1;IF(LEN([.B1146])=3;2;IF(LEN([.B1146])=5;3;IF(LEN([.B1146])=6;4;IF(LEN([.B1146])=7;5;&quot;Fehler&quot;))))))" office:value-type="float" office:value="4" calcext:value-type="float">
            <text:p>4</text:p>
          </table:table-cell>
          <table:table-cell office:value-type="string" calcext:value-type="string">
            <text:p>GFK 30</text:p>
          </table:table-cell>
          <table:table-cell office:value-type="string" calcext:value-type="string">
            <text:p>DEUTSCHE SOZIALPOLITIK</text:p>
          </table:table-cell>
          <table:table-cell table:number-columns-repeated="5"/>
        </table:table-row>
        <table:table-row table:style-name="ro1">
          <table:table-cell table:formula="of:=IF(LEN([.B1147])=1;0;IF(LEN([.B1147])=2;1;IF(LEN([.B1147])=3;2;IF(LEN([.B1147])=5;3;IF(LEN([.B1147])=6;4;IF(LEN([.B1147])=7;5;&quot;Fehler&quot;))))))" office:value-type="float" office:value="4" calcext:value-type="float">
            <text:p>4</text:p>
          </table:table-cell>
          <table:table-cell office:value-type="string" calcext:value-type="string">
            <text:p>GFK 31</text:p>
          </table:table-cell>
          <table:table-cell office:value-type="string" calcext:value-type="string">
            <text:p>AUSLAENDISCHE SOZIALPOLITIK</text:p>
          </table:table-cell>
          <table:table-cell table:number-columns-repeated="5"/>
        </table:table-row>
        <table:table-row table:style-name="ro1">
          <table:table-cell table:formula="of:=IF(LEN([.B1148])=1;0;IF(LEN([.B1148])=2;1;IF(LEN([.B1148])=3;2;IF(LEN([.B1148])=5;3;IF(LEN([.B1148])=6;4;IF(LEN([.B1148])=7;5;&quot;Fehler&quot;))))))" office:value-type="float" office:value="2" calcext:value-type="float">
            <text:p>2</text:p>
          </table:table-cell>
          <table:table-cell office:value-type="string" calcext:value-type="string">
            <text:p>GFL</text:p>
          </table:table-cell>
          <table:table-cell office:value-type="string" calcext:value-type="string">
            <text:p>ARBEITSVERFASSUNG <text:s/>BETRIEBSVERFASSUNG <text:s/>GEWERKSCHAFTEN</text:p>
          </table:table-cell>
          <table:table-cell table:number-columns-repeated="5"/>
        </table:table-row>
        <table:table-row table:style-name="ro1">
          <table:table-cell table:formula="of:=IF(LEN([.B1149])=1;0;IF(LEN([.B1149])=2;1;IF(LEN([.B1149])=3;2;IF(LEN([.B1149])=5;3;IF(LEN([.B1149])=6;4;IF(LEN([.B1149])=7;5;&quot;Fehler&quot;))))))" office:value-type="float" office:value="3" calcext:value-type="float">
            <text:p>3</text:p>
          </table:table-cell>
          <table:table-cell office:value-type="string" calcext:value-type="string">
            <text:p>GFL 1</text:p>
          </table:table-cell>
          <table:table-cell office:value-type="string" calcext:value-type="string">
            <text:p>BETRIEBLICHE MITBESTIMMUNG : GESAMTDARSTELLUNGEN</text:p>
          </table:table-cell>
          <table:table-cell table:number-columns-repeated="5"/>
        </table:table-row>
        <table:table-row table:style-name="ro1">
          <table:table-cell table:formula="of:=IF(LEN([.B1150])=1;0;IF(LEN([.B1150])=2;1;IF(LEN([.B1150])=3;2;IF(LEN([.B1150])=5;3;IF(LEN([.B1150])=6;4;IF(LEN([.B1150])=7;5;&quot;Fehler&quot;))))))" office:value-type="float" office:value="3" calcext:value-type="float">
            <text:p>3</text:p>
          </table:table-cell>
          <table:table-cell office:value-type="string" calcext:value-type="string">
            <text:p>GFL 4</text:p>
          </table:table-cell>
          <table:table-cell office:value-type="string" calcext:value-type="string">
            <text:p>GEWERKSCHAFTEN <text:s/>ANDERE ARBEITNEHMERVERBAENDE : ALLGEMEINES</text:p>
          </table:table-cell>
          <table:table-cell table:number-columns-repeated="5"/>
        </table:table-row>
        <table:table-row table:style-name="ro1">
          <table:table-cell table:formula="of:=IF(LEN([.B1151])=1;0;IF(LEN([.B1151])=2;1;IF(LEN([.B1151])=3;2;IF(LEN([.B1151])=5;3;IF(LEN([.B1151])=6;4;IF(LEN([.B1151])=7;5;&quot;Fehler&quot;))))))" office:value-type="float" office:value="4" calcext:value-type="float">
            <text:p>4</text:p>
          </table:table-cell>
          <table:table-cell office:value-type="string" calcext:value-type="string">
            <text:p>GFL 41</text:p>
          </table:table-cell>
          <table:table-cell office:value-type="string" calcext:value-type="string">
            <text:p>GESCHICHTE DER GEWERKSCHAFTEN <text:s/>GEWERKSCHAFTEN IN EINZELNEN LAENDERN</text:p>
          </table:table-cell>
          <table:table-cell table:number-columns-repeated="5"/>
        </table:table-row>
        <table:table-row table:style-name="ro1">
          <table:table-cell table:formula="of:=IF(LEN([.B1152])=1;0;IF(LEN([.B1152])=2;1;IF(LEN([.B1152])=3;2;IF(LEN([.B1152])=5;3;IF(LEN([.B1152])=6;4;IF(LEN([.B1152])=7;5;&quot;Fehler&quot;))))))" office:value-type="float" office:value="5" calcext:value-type="float">
            <text:p>5</text:p>
          </table:table-cell>
          <table:table-cell office:value-type="string" calcext:value-type="string">
            <text:p>GFL 411</text:p>
          </table:table-cell>
          <table:table-cell office:value-type="string" calcext:value-type="string">
            <text:p>DEUTSCHE GEWERKSCHAFTEN</text:p>
          </table:table-cell>
          <table:table-cell table:number-columns-repeated="5"/>
        </table:table-row>
        <table:table-row table:style-name="ro1">
          <table:table-cell table:formula="of:=IF(LEN([.B1153])=1;0;IF(LEN([.B1153])=2;1;IF(LEN([.B1153])=3;2;IF(LEN([.B1153])=5;3;IF(LEN([.B1153])=6;4;IF(LEN([.B1153])=7;5;&quot;Fehler&quot;))))))" office:value-type="float" office:value="4" calcext:value-type="float">
            <text:p>4</text:p>
          </table:table-cell>
          <table:table-cell office:value-type="string" calcext:value-type="string">
            <text:p>GFL 42</text:p>
          </table:table-cell>
          <table:table-cell office:value-type="string" calcext:value-type="string">
            <text:p>INTERNATIONALE GEWERKSCHAFTSBEWEGUNG</text:p>
          </table:table-cell>
          <table:table-cell table:number-columns-repeated="5"/>
        </table:table-row>
        <table:table-row table:style-name="ro1">
          <table:table-cell table:formula="of:=IF(LEN([.B1154])=1;0;IF(LEN([.B1154])=2;1;IF(LEN([.B1154])=3;2;IF(LEN([.B1154])=5;3;IF(LEN([.B1154])=6;4;IF(LEN([.B1154])=7;5;&quot;Fehler&quot;))))))" office:value-type="float" office:value="4" calcext:value-type="float">
            <text:p>4</text:p>
          </table:table-cell>
          <table:table-cell office:value-type="string" calcext:value-type="string">
            <text:p>GFL 43</text:p>
          </table:table-cell>
          <table:table-cell office:value-type="string" calcext:value-type="string">
            <text:p>GEWERKSCHAFTLICHE BILDUNGSARBEIT <text:s/>GEWERKSCHAFTLICHE JUGENDARBEIT</text:p>
          </table:table-cell>
          <table:table-cell table:number-columns-repeated="5"/>
        </table:table-row>
        <table:table-row table:style-name="ro1">
          <table:table-cell table:formula="of:=IF(LEN([.B1155])=1;0;IF(LEN([.B1155])=2;1;IF(LEN([.B1155])=3;2;IF(LEN([.B1155])=5;3;IF(LEN([.B1155])=6;4;IF(LEN([.B1155])=7;5;&quot;Fehler&quot;))))))" office:value-type="float" office:value="3" calcext:value-type="float">
            <text:p>3</text:p>
          </table:table-cell>
          <table:table-cell office:value-type="string" calcext:value-type="string">
            <text:p>GFL 5</text:p>
          </table:table-cell>
          <table:table-cell office:value-type="string" calcext:value-type="string">
            <text:p>ARBEITGEBERVERBAENDE</text:p>
          </table:table-cell>
          <table:table-cell table:number-columns-repeated="5"/>
        </table:table-row>
        <table:table-row table:style-name="ro1">
          <table:table-cell table:formula="of:=IF(LEN([.B1156])=1;0;IF(LEN([.B1156])=2;1;IF(LEN([.B1156])=3;2;IF(LEN([.B1156])=5;3;IF(LEN([.B1156])=6;4;IF(LEN([.B1156])=7;5;&quot;Fehler&quot;))))))" office:value-type="float" office:value="3" calcext:value-type="float">
            <text:p>3</text:p>
          </table:table-cell>
          <table:table-cell office:value-type="string" calcext:value-type="string">
            <text:p>GFL 6</text:p>
          </table:table-cell>
          <table:table-cell office:value-type="string" calcext:value-type="string">
            <text:p>STREIK (AUCH EINZELNE STREIKS) <text:s/>AUSSPERRUNG</text:p>
          </table:table-cell>
          <table:table-cell table:number-columns-repeated="5"/>
        </table:table-row>
        <table:table-row table:style-name="ro1">
          <table:table-cell table:formula="of:=IF(LEN([.B1157])=1;0;IF(LEN([.B1157])=2;1;IF(LEN([.B1157])=3;2;IF(LEN([.B1157])=5;3;IF(LEN([.B1157])=6;4;IF(LEN([.B1157])=7;5;&quot;Fehler&quot;))))))" office:value-type="float" office:value="2" calcext:value-type="float">
            <text:p>2</text:p>
          </table:table-cell>
          <table:table-cell office:value-type="string" calcext:value-type="string">
            <text:p>GFM</text:p>
          </table:table-cell>
          <table:table-cell office:value-type="string" calcext:value-type="string">
            <text:p>SONSTIGE PROBLEME DES ARBEITNEHMERSCHUTZES</text:p>
          </table:table-cell>
          <table:table-cell table:number-columns-repeated="5"/>
        </table:table-row>
        <table:table-row table:style-name="ro1">
          <table:table-cell table:formula="of:=IF(LEN([.B1158])=1;0;IF(LEN([.B1158])=2;1;IF(LEN([.B1158])=3;2;IF(LEN([.B1158])=5;3;IF(LEN([.B1158])=6;4;IF(LEN([.B1158])=7;5;&quot;Fehler&quot;))))))" office:value-type="float" office:value="3" calcext:value-type="float">
            <text:p>3</text:p>
          </table:table-cell>
          <table:table-cell office:value-type="string" calcext:value-type="string">
            <text:p>GFM 4</text:p>
          </table:table-cell>
          <table:table-cell office:value-type="string" calcext:value-type="string">
            <text:p>TARIFLICHE LOHNPOLITIK</text:p>
          </table:table-cell>
          <table:table-cell table:number-columns-repeated="5"/>
        </table:table-row>
        <table:table-row table:style-name="ro1">
          <table:table-cell table:formula="of:=IF(LEN([.B1159])=1;0;IF(LEN([.B1159])=2;1;IF(LEN([.B1159])=3;2;IF(LEN([.B1159])=5;3;IF(LEN([.B1159])=6;4;IF(LEN([.B1159])=7;5;&quot;Fehler&quot;))))))" office:value-type="float" office:value="3" calcext:value-type="float">
            <text:p>3</text:p>
          </table:table-cell>
          <table:table-cell office:value-type="string" calcext:value-type="string">
            <text:p>GFM 5</text:p>
          </table:table-cell>
          <table:table-cell office:value-type="string" calcext:value-type="string">
            <text:p>ARBEITSZEITVERKUERZUNG</text:p>
          </table:table-cell>
          <table:table-cell table:number-columns-repeated="5"/>
        </table:table-row>
        <table:table-row table:style-name="ro1">
          <table:table-cell table:formula="of:=IF(LEN([.B1160])=1;0;IF(LEN([.B1160])=2;1;IF(LEN([.B1160])=3;2;IF(LEN([.B1160])=5;3;IF(LEN([.B1160])=6;4;IF(LEN([.B1160])=7;5;&quot;Fehler&quot;))))))" office:value-type="float" office:value="3" calcext:value-type="float">
            <text:p>3</text:p>
          </table:table-cell>
          <table:table-cell office:value-type="string" calcext:value-type="string">
            <text:p>GFM 7</text:p>
          </table:table-cell>
          <table:table-cell office:value-type="string" calcext:value-type="string">
            <text:p>FREIWILLIGE BETRIEBLICHE SOZIALLEISTUNGEN</text:p>
          </table:table-cell>
          <table:table-cell table:number-columns-repeated="5"/>
        </table:table-row>
        <table:table-row table:style-name="ro1">
          <table:table-cell table:formula="of:=IF(LEN([.B1161])=1;0;IF(LEN([.B1161])=2;1;IF(LEN([.B1161])=3;2;IF(LEN([.B1161])=5;3;IF(LEN([.B1161])=6;4;IF(LEN([.B1161])=7;5;&quot;Fehler&quot;))))))" office:value-type="float" office:value="2" calcext:value-type="float">
            <text:p>2</text:p>
          </table:table-cell>
          <table:table-cell office:value-type="string" calcext:value-type="string">
            <text:p>GFN</text:p>
          </table:table-cell>
          <table:table-cell office:value-type="string" calcext:value-type="string">
            <text:p>ARBEITSMARKTPOLITIK</text:p>
          </table:table-cell>
          <table:table-cell table:number-columns-repeated="5"/>
        </table:table-row>
        <table:table-row table:style-name="ro1">
          <table:table-cell table:formula="of:=IF(LEN([.B1162])=1;0;IF(LEN([.B1162])=2;1;IF(LEN([.B1162])=3;2;IF(LEN([.B1162])=5;3;IF(LEN([.B1162])=6;4;IF(LEN([.B1162])=7;5;&quot;Fehler&quot;))))))" office:value-type="float" office:value="2" calcext:value-type="float">
            <text:p>2</text:p>
          </table:table-cell>
          <table:table-cell office:value-type="string" calcext:value-type="string">
            <text:p>GFQ</text:p>
          </table:table-cell>
          <table:table-cell office:value-type="string" calcext:value-type="string">
            <text:p>SOZIALVERSICHERUNGSPOLITIK</text:p>
          </table:table-cell>
          <table:table-cell table:number-columns-repeated="5"/>
        </table:table-row>
        <table:table-row table:style-name="ro1">
          <table:table-cell table:formula="of:=IF(LEN([.B1163])=1;0;IF(LEN([.B1163])=2;1;IF(LEN([.B1163])=3;2;IF(LEN([.B1163])=5;3;IF(LEN([.B1163])=6;4;IF(LEN([.B1163])=7;5;&quot;Fehler&quot;))))))" office:value-type="float" office:value="3" calcext:value-type="float">
            <text:p>3</text:p>
          </table:table-cell>
          <table:table-cell office:value-type="string" calcext:value-type="string">
            <text:p>GFQ 1</text:p>
          </table:table-cell>
          <table:table-cell office:value-type="string" calcext:value-type="string">
            <text:p>EINZELFRAGEN DER SOZIALVERSICHERUNGSPOLITIK</text:p>
          </table:table-cell>
          <table:table-cell table:number-columns-repeated="5"/>
        </table:table-row>
        <table:table-row table:style-name="ro1">
          <table:table-cell table:formula="of:=IF(LEN([.B1164])=1;0;IF(LEN([.B1164])=2;1;IF(LEN([.B1164])=3;2;IF(LEN([.B1164])=5;3;IF(LEN([.B1164])=6;4;IF(LEN([.B1164])=7;5;&quot;Fehler&quot;))))))" office:value-type="float" office:value="3" calcext:value-type="float">
            <text:p>3</text:p>
          </table:table-cell>
          <table:table-cell office:value-type="string" calcext:value-type="string">
            <text:p>GFQ 9</text:p>
          </table:table-cell>
          <table:table-cell office:value-type="string" calcext:value-type="string">
            <text:p>SOZIALVERSICHERUNGSPOLITIK DES AUSLANDES</text:p>
          </table:table-cell>
          <table:table-cell table:number-columns-repeated="5"/>
        </table:table-row>
        <table:table-row table:style-name="ro1">
          <table:table-cell table:formula="of:=IF(LEN([.B1165])=1;0;IF(LEN([.B1165])=2;1;IF(LEN([.B1165])=3;2;IF(LEN([.B1165])=5;3;IF(LEN([.B1165])=6;4;IF(LEN([.B1165])=7;5;&quot;Fehler&quot;))))))" office:value-type="float" office:value="2" calcext:value-type="float">
            <text:p>2</text:p>
          </table:table-cell>
          <table:table-cell office:value-type="string" calcext:value-type="string">
            <text:p>GFS</text:p>
          </table:table-cell>
          <table:table-cell office:value-type="string" calcext:value-type="string">
            <text:p>VERMOEGENSBILDUNG <text:s/>VERMOEGENSPOLITIK</text:p>
          </table:table-cell>
          <table:table-cell table:number-columns-repeated="5"/>
        </table:table-row>
        <table:table-row table:style-name="ro1">
          <table:table-cell table:formula="of:=IF(LEN([.B1166])=1;0;IF(LEN([.B1166])=2;1;IF(LEN([.B1166])=3;2;IF(LEN([.B1166])=5;3;IF(LEN([.B1166])=6;4;IF(LEN([.B1166])=7;5;&quot;Fehler&quot;))))))" office:value-type="float" office:value="1" calcext:value-type="float">
            <text:p>1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SOZIALARBEIT</text:p>
          </table:table-cell>
          <table:table-cell table:number-columns-repeated="5"/>
        </table:table-row>
        <table:table-row table:style-name="ro1">
          <table:table-cell table:formula="of:=IF(LEN([.B1167])=1;0;IF(LEN([.B1167])=2;1;IF(LEN([.B1167])=3;2;IF(LEN([.B1167])=5;3;IF(LEN([.B1167])=6;4;IF(LEN([.B1167])=7;5;&quot;Fehler&quot;))))))" office:value-type="float" office:value="2" calcext:value-type="float">
            <text:p>2</text:p>
          </table:table-cell>
          <table:table-cell office:value-type="string" calcext:value-type="string">
            <text:p>GGK</text:p>
          </table:table-cell>
          <table:table-cell office:value-type="string" calcext:value-type="string">
            <text:p>ALLGEMEINES <text:s/>VERMISCHTE SCHRIFTEN</text:p>
          </table:table-cell>
          <table:table-cell table:number-columns-repeated="5"/>
        </table:table-row>
        <table:table-row table:style-name="ro1">
          <table:table-cell table:formula="of:=IF(LEN([.B1168])=1;0;IF(LEN([.B1168])=2;1;IF(LEN([.B1168])=3;2;IF(LEN([.B1168])=5;3;IF(LEN([.B1168])=6;4;IF(LEN([.B1168])=7;5;&quot;Fehler&quot;))))))" office:value-type="float" office:value="3" calcext:value-type="float">
            <text:p>3</text:p>
          </table:table-cell>
          <table:table-cell office:value-type="string" calcext:value-type="string">
            <text:p>GGK 1</text:p>
          </table:table-cell>
          <table:table-cell office:value-type="string" calcext:value-type="string">
            <text:p>GESAMTDARSTELLUNGEN - DARSTELLUNGEN MEHRERER TEILGEBIETE EINFUEHRUNGEN</text:p>
          </table:table-cell>
          <table:table-cell table:number-columns-repeated="5"/>
        </table:table-row>
        <table:table-row table:style-name="ro1">
          <table:table-cell table:formula="of:=IF(LEN([.B1169])=1;0;IF(LEN([.B1169])=2;1;IF(LEN([.B1169])=3;2;IF(LEN([.B1169])=5;3;IF(LEN([.B1169])=6;4;IF(LEN([.B1169])=7;5;&quot;Fehler&quot;))))))" office:value-type="float" office:value="3" calcext:value-type="float">
            <text:p>3</text:p>
          </table:table-cell>
          <table:table-cell office:value-type="string" calcext:value-type="string">
            <text:p>GG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1170])=1;0;IF(LEN([.B1170])=2;1;IF(LEN([.B1170])=3;2;IF(LEN([.B1170])=5;3;IF(LEN([.B1170])=6;4;IF(LEN([.B1170])=7;5;&quot;Fehler&quot;))))))" office:value-type="float" office:value="3" calcext:value-type="float">
            <text:p>3</text:p>
          </table:table-cell>
          <table:table-cell office:value-type="string" calcext:value-type="string">
            <text:p>GGK 3</text:p>
          </table:table-cell>
          <table:table-cell office:value-type="string" calcext:value-type="string">
            <text:p>GESCHICHTE DER SOZIALARBEIT</text:p>
          </table:table-cell>
          <table:table-cell table:number-columns-repeated="5"/>
        </table:table-row>
        <table:table-row table:style-name="ro1">
          <table:table-cell table:formula="of:=IF(LEN([.B1171])=1;0;IF(LEN([.B1171])=2;1;IF(LEN([.B1171])=3;2;IF(LEN([.B1171])=5;3;IF(LEN([.B1171])=6;4;IF(LEN([.B1171])=7;5;&quot;Fehler&quot;))))))" office:value-type="float" office:value="3" calcext:value-type="float">
            <text:p>3</text:p>
          </table:table-cell>
          <table:table-cell office:value-type="string" calcext:value-type="string">
            <text:p>GGK 4</text:p>
          </table:table-cell>
          <table:table-cell office:value-type="string" calcext:value-type="string">
            <text:p>METHODEN DER SOZIALARBEIT</text:p>
          </table:table-cell>
          <table:table-cell table:number-columns-repeated="5"/>
        </table:table-row>
        <table:table-row table:style-name="ro1">
          <table:table-cell table:formula="of:=IF(LEN([.B1172])=1;0;IF(LEN([.B1172])=2;1;IF(LEN([.B1172])=3;2;IF(LEN([.B1172])=5;3;IF(LEN([.B1172])=6;4;IF(LEN([.B1172])=7;5;&quot;Fehler&quot;))))))" office:value-type="float" office:value="4" calcext:value-type="float">
            <text:p>4</text:p>
          </table:table-cell>
          <table:table-cell office:value-type="string" calcext:value-type="string">
            <text:p>GGK 40</text:p>
          </table:table-cell>
          <table:table-cell office:value-type="string" calcext:value-type="string">
            <text:p>EINZELFALLHILFE</text:p>
          </table:table-cell>
          <table:table-cell table:number-columns-repeated="5"/>
        </table:table-row>
        <table:table-row table:style-name="ro1">
          <table:table-cell table:formula="of:=IF(LEN([.B1173])=1;0;IF(LEN([.B1173])=2;1;IF(LEN([.B1173])=3;2;IF(LEN([.B1173])=5;3;IF(LEN([.B1173])=6;4;IF(LEN([.B1173])=7;5;&quot;Fehler&quot;))))))" office:value-type="float" office:value="4" calcext:value-type="float">
            <text:p>4</text:p>
          </table:table-cell>
          <table:table-cell office:value-type="string" calcext:value-type="string">
            <text:p>GGK 41</text:p>
          </table:table-cell>
          <table:table-cell office:value-type="string" calcext:value-type="string">
            <text:p>SOZIALE GRUPPENARBEIT</text:p>
          </table:table-cell>
          <table:table-cell table:number-columns-repeated="5"/>
        </table:table-row>
        <table:table-row table:style-name="ro1">
          <table:table-cell table:formula="of:=IF(LEN([.B1174])=1;0;IF(LEN([.B1174])=2;1;IF(LEN([.B1174])=3;2;IF(LEN([.B1174])=5;3;IF(LEN([.B1174])=6;4;IF(LEN([.B1174])=7;5;&quot;Fehler&quot;))))))" office:value-type="float" office:value="3" calcext:value-type="float">
            <text:p>3</text:p>
          </table:table-cell>
          <table:table-cell office:value-type="string" calcext:value-type="string">
            <text:p>GGK 6</text:p>
          </table:table-cell>
          <table:table-cell office:value-type="string" calcext:value-type="string">
            <text:p>BERUF UND AUSBILDUNG VON SOZIALARBEITERN</text:p>
          </table:table-cell>
          <table:table-cell table:number-columns-repeated="5"/>
        </table:table-row>
        <table:table-row table:style-name="ro1">
          <table:table-cell table:formula="of:=IF(LEN([.B1175])=1;0;IF(LEN([.B1175])=2;1;IF(LEN([.B1175])=3;2;IF(LEN([.B1175])=5;3;IF(LEN([.B1175])=6;4;IF(LEN([.B1175])=7;5;&quot;Fehler&quot;))))))" office:value-type="float" office:value="2" calcext:value-type="float">
            <text:p>2</text:p>
          </table:table-cell>
          <table:table-cell office:value-type="string" calcext:value-type="string">
            <text:p>GGL</text:p>
          </table:table-cell>
          <table:table-cell office:value-type="string" calcext:value-type="string">
            <text:p>OEFFENTLICHE SOZIALHILFE UND FREIE WOHLFAHRTSPFLEGE</text:p>
          </table:table-cell>
          <table:table-cell table:number-columns-repeated="5"/>
        </table:table-row>
        <table:table-row table:style-name="ro1">
          <table:table-cell table:formula="of:=IF(LEN([.B1176])=1;0;IF(LEN([.B1176])=2;1;IF(LEN([.B1176])=3;2;IF(LEN([.B1176])=5;3;IF(LEN([.B1176])=6;4;IF(LEN([.B1176])=7;5;&quot;Fehler&quot;))))))" office:value-type="float" office:value="3" calcext:value-type="float">
            <text:p>3</text:p>
          </table:table-cell>
          <table:table-cell office:value-type="string" calcext:value-type="string">
            <text:p>GGL 1</text:p>
          </table:table-cell>
          <table:table-cell office:value-type="string" calcext:value-type="string">
            <text:p>OEFFENTLICHE SOZIALHILFE</text:p>
          </table:table-cell>
          <table:table-cell table:number-columns-repeated="5"/>
        </table:table-row>
        <table:table-row table:style-name="ro1">
          <table:table-cell table:formula="of:=IF(LEN([.B1177])=1;0;IF(LEN([.B1177])=2;1;IF(LEN([.B1177])=3;2;IF(LEN([.B1177])=5;3;IF(LEN([.B1177])=6;4;IF(LEN([.B1177])=7;5;&quot;Fehler&quot;))))))" office:value-type="float" office:value="3" calcext:value-type="float">
            <text:p>3</text:p>
          </table:table-cell>
          <table:table-cell office:value-type="string" calcext:value-type="string">
            <text:p>GGL 2</text:p>
          </table:table-cell>
          <table:table-cell office:value-type="string" calcext:value-type="string">
            <text:p>FREIE WOHLFAHRTSPFLEGE <text:s/>WOHLFAHRTSVERBAENDE</text:p>
          </table:table-cell>
          <table:table-cell table:number-columns-repeated="5"/>
        </table:table-row>
        <table:table-row table:style-name="ro1">
          <table:table-cell table:formula="of:=IF(LEN([.B1178])=1;0;IF(LEN([.B1178])=2;1;IF(LEN([.B1178])=3;2;IF(LEN([.B1178])=5;3;IF(LEN([.B1178])=6;4;IF(LEN([.B1178])=7;5;&quot;Fehler&quot;))))))" office:value-type="float" office:value="3" calcext:value-type="float">
            <text:p>3</text:p>
          </table:table-cell>
          <table:table-cell office:value-type="string" calcext:value-type="string">
            <text:p>GGL 3</text:p>
          </table:table-cell>
          <table:table-cell office:value-type="string" calcext:value-type="string">
            <text:p>INTERNATIONALE WOHLFAHRTSPFLEGE <text:s/>INTERNATIONALE WOHLFAHRTSVERBAENDE</text:p>
          </table:table-cell>
          <table:table-cell table:number-columns-repeated="5"/>
        </table:table-row>
        <table:table-row table:style-name="ro1">
          <table:table-cell table:formula="of:=IF(LEN([.B1179])=1;0;IF(LEN([.B1179])=2;1;IF(LEN([.B1179])=3;2;IF(LEN([.B1179])=5;3;IF(LEN([.B1179])=6;4;IF(LEN([.B1179])=7;5;&quot;Fehler&quot;))))))" office:value-type="float" office:value="2" calcext:value-type="float">
            <text:p>2</text:p>
          </table:table-cell>
          <table:table-cell office:value-type="string" calcext:value-type="string">
            <text:p>GGM</text:p>
          </table:table-cell>
          <table:table-cell office:value-type="string" calcext:value-type="string">
            <text:p>SPEZIELLE AUFGABEN DER SOZIALARBEIT</text:p>
          </table:table-cell>
          <table:table-cell table:number-columns-repeated="5"/>
        </table:table-row>
        <table:table-row table:style-name="ro1">
          <table:table-cell table:formula="of:=IF(LEN([.B1180])=1;0;IF(LEN([.B1180])=2;1;IF(LEN([.B1180])=3;2;IF(LEN([.B1180])=5;3;IF(LEN([.B1180])=6;4;IF(LEN([.B1180])=7;5;&quot;Fehler&quot;))))))" office:value-type="float" office:value="3" calcext:value-type="float">
            <text:p>3</text:p>
          </table:table-cell>
          <table:table-cell office:value-type="string" calcext:value-type="string">
            <text:p>GGM 1</text:p>
          </table:table-cell>
          <table:table-cell office:value-type="string" calcext:value-type="string">
            <text:p>GESUNDHEITSHILFE (GESUNDHEITSFUERSORGE)</text:p>
          </table:table-cell>
          <table:table-cell table:number-columns-repeated="5"/>
        </table:table-row>
        <table:table-row table:style-name="ro1">
          <table:table-cell table:formula="of:=IF(LEN([.B1181])=1;0;IF(LEN([.B1181])=2;1;IF(LEN([.B1181])=3;2;IF(LEN([.B1181])=5;3;IF(LEN([.B1181])=6;4;IF(LEN([.B1181])=7;5;&quot;Fehler&quot;))))))" office:value-type="float" office:value="4" calcext:value-type="float">
            <text:p>4</text:p>
          </table:table-cell>
          <table:table-cell office:value-type="string" calcext:value-type="string">
            <text:p>GGM 12</text:p>
          </table:table-cell>
          <table:table-cell office:value-type="string" calcext:value-type="string">
            <text:p>SUCHTKRANKENHILFE</text:p>
          </table:table-cell>
          <table:table-cell table:number-columns-repeated="5"/>
        </table:table-row>
        <table:table-row table:style-name="ro1">
          <table:table-cell table:formula="of:=IF(LEN([.B1182])=1;0;IF(LEN([.B1182])=2;1;IF(LEN([.B1182])=3;2;IF(LEN([.B1182])=5;3;IF(LEN([.B1182])=6;4;IF(LEN([.B1182])=7;5;&quot;Fehler&quot;))))))" office:value-type="float" office:value="4" calcext:value-type="float">
            <text:p>4</text:p>
          </table:table-cell>
          <table:table-cell office:value-type="string" calcext:value-type="string">
            <text:p>GGM 13</text:p>
          </table:table-cell>
          <table:table-cell office:value-type="string" calcext:value-type="string">
            <text:p>BEHINDERTENHILFE</text:p>
          </table:table-cell>
          <table:table-cell table:number-columns-repeated="5"/>
        </table:table-row>
        <table:table-row table:style-name="ro1">
          <table:table-cell table:formula="of:=IF(LEN([.B1183])=1;0;IF(LEN([.B1183])=2;1;IF(LEN([.B1183])=3;2;IF(LEN([.B1183])=5;3;IF(LEN([.B1183])=6;4;IF(LEN([.B1183])=7;5;&quot;Fehler&quot;))))))" office:value-type="float" office:value="3" calcext:value-type="float">
            <text:p>3</text:p>
          </table:table-cell>
          <table:table-cell office:value-type="string" calcext:value-type="string">
            <text:p>GGM 2</text:p>
          </table:table-cell>
          <table:table-cell office:value-type="string" calcext:value-type="string">
            <text:p>OBDACHLOSENHILFE</text:p>
          </table:table-cell>
          <table:table-cell table:number-columns-repeated="5"/>
        </table:table-row>
        <table:table-row table:style-name="ro1">
          <table:table-cell table:formula="of:=IF(LEN([.B1184])=1;0;IF(LEN([.B1184])=2;1;IF(LEN([.B1184])=3;2;IF(LEN([.B1184])=5;3;IF(LEN([.B1184])=6;4;IF(LEN([.B1184])=7;5;&quot;Fehler&quot;))))))" office:value-type="float" office:value="3" calcext:value-type="float">
            <text:p>3</text:p>
          </table:table-cell>
          <table:table-cell office:value-type="string" calcext:value-type="string">
            <text:p>GGM 3</text:p>
          </table:table-cell>
          <table:table-cell office:value-type="string" calcext:value-type="string">
            <text:p>ALTENHILFE</text:p>
          </table:table-cell>
          <table:table-cell table:number-columns-repeated="5"/>
        </table:table-row>
        <table:table-row table:style-name="ro1">
          <table:table-cell table:formula="of:=IF(LEN([.B1185])=1;0;IF(LEN([.B1185])=2;1;IF(LEN([.B1185])=3;2;IF(LEN([.B1185])=5;3;IF(LEN([.B1185])=6;4;IF(LEN([.B1185])=7;5;&quot;Fehler&quot;))))))" office:value-type="float" office:value="3" calcext:value-type="float">
            <text:p>3</text:p>
          </table:table-cell>
          <table:table-cell office:value-type="string" calcext:value-type="string">
            <text:p>GGM 4</text:p>
          </table:table-cell>
          <table:table-cell office:value-type="string" calcext:value-type="string">
            <text:p>GEMEINWESENARBEIT</text:p>
          </table:table-cell>
          <table:table-cell table:number-columns-repeated="5"/>
        </table:table-row>
        <table:table-row table:style-name="ro1">
          <table:table-cell table:formula="of:=IF(LEN([.B1186])=1;0;IF(LEN([.B1186])=2;1;IF(LEN([.B1186])=3;2;IF(LEN([.B1186])=5;3;IF(LEN([.B1186])=6;4;IF(LEN([.B1186])=7;5;&quot;Fehler&quot;))))))" office:value-type="float" office:value="3" calcext:value-type="float">
            <text:p>3</text:p>
          </table:table-cell>
          <table:table-cell office:value-type="string" calcext:value-type="string">
            <text:p>GGM 9</text:p>
          </table:table-cell>
          <table:table-cell office:value-type="string" calcext:value-type="string">
            <text:p>SONSTIGE AUFGABEN DER SOZIALARBEIT</text:p>
          </table:table-cell>
          <table:table-cell table:number-columns-repeated="5"/>
        </table:table-row>
        <table:table-row table:style-name="ro1">
          <table:table-cell table:formula="of:=IF(LEN([.B1187])=1;0;IF(LEN([.B1187])=2;1;IF(LEN([.B1187])=3;2;IF(LEN([.B1187])=5;3;IF(LEN([.B1187])=6;4;IF(LEN([.B1187])=7;5;&quot;Fehler&quot;))))))" office:value-type="float" office:value="1" calcext:value-type="float">
            <text:p>1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VERWALTUNGSLEHRE - VERWALTUNGSPOLITIK</text:p>
          </table:table-cell>
          <table:table-cell table:number-columns-repeated="5"/>
        </table:table-row>
        <table:table-row table:style-name="ro1">
          <table:table-cell table:formula="of:=IF(LEN([.B1188])=1;0;IF(LEN([.B1188])=2;1;IF(LEN([.B1188])=3;2;IF(LEN([.B1188])=5;3;IF(LEN([.B1188])=6;4;IF(LEN([.B1188])=7;5;&quot;Fehler&quot;))))))" office:value-type="float" office:value="2" calcext:value-type="float">
            <text:p>2</text:p>
          </table:table-cell>
          <table:table-cell office:value-type="string" calcext:value-type="string">
            <text:p>GLK</text:p>
          </table:table-cell>
          <table:table-cell office:value-type="string" calcext:value-type="string">
            <text:p>ALLGEMEINES, GESAMTDARSTELLUNGEN - DARSTELLUNGEN MEHRERER TEILGEBIETE – EINFUEHRUNGEN</text:p>
          </table:table-cell>
          <table:table-cell table:number-columns-repeated="5"/>
        </table:table-row>
        <table:table-row table:style-name="ro1">
          <table:table-cell table:formula="of:=IF(LEN([.B1189])=1;0;IF(LEN([.B1189])=2;1;IF(LEN([.B1189])=3;2;IF(LEN([.B1189])=5;3;IF(LEN([.B1189])=6;4;IF(LEN([.B1189])=7;5;&quot;Fehler&quot;))))))" office:value-type="float" office:value="3" calcext:value-type="float">
            <text:p>3</text:p>
          </table:table-cell>
          <table:table-cell office:value-type="string" calcext:value-type="string">
            <text:p>GLK 2</text:p>
          </table:table-cell>
          <table:table-cell office:value-type="string" calcext:value-type="string">
            <text:p>NACHSCHLAGEWERKE - BIBLIOGRAPHIEN - BILD-, TABELLEN- UND KARTENWERKE</text:p>
          </table:table-cell>
          <table:table-cell table:number-columns-repeated="5"/>
        </table:table-row>
        <table:table-row table:style-name="ro1">
          <table:table-cell table:formula="of:=IF(LEN([.B1190])=1;0;IF(LEN([.B1190])=2;1;IF(LEN([.B1190])=3;2;IF(LEN([.B1190])=5;3;IF(LEN([.B1190])=6;4;IF(LEN([.B1190])=7;5;&quot;Fehler&quot;))))))" office:value-type="float" office:value="3" calcext:value-type="float">
            <text:p>3</text:p>
          </table:table-cell>
          <table:table-cell office:value-type="string" calcext:value-type="string">
            <text:p>GLK 4</text:p>
          </table:table-cell>
          <table:table-cell office:value-type="string" calcext:value-type="string">
            <text:p>OEFFENTLICHER DIENST</text:p>
          </table:table-cell>
          <table:table-cell table:number-columns-repeated="5"/>
        </table:table-row>
        <table:table-row table:style-name="ro1">
          <table:table-cell table:formula="of:=IF(LEN([.B1191])=1;0;IF(LEN([.B1191])=2;1;IF(LEN([.B1191])=3;2;IF(LEN([.B1191])=5;3;IF(LEN([.B1191])=6;4;IF(LEN([.B1191])=7;5;&quot;Fehler&quot;))))))" office:value-type="float" office:value="4" calcext:value-type="float">
            <text:p>4</text:p>
          </table:table-cell>
          <table:table-cell office:value-type="string" calcext:value-type="string">
            <text:p>GLK 45</text:p>
          </table:table-cell>
          <table:table-cell office:value-type="string" calcext:value-type="string">
            <text:p>AUS- UND FORTBILDUNG IM OEFFENTLICHEN DIENST</text:p>
          </table:table-cell>
          <table:table-cell table:number-columns-repeated="5"/>
        </table:table-row>
        <table:table-row table:style-name="ro1">
          <table:table-cell table:formula="of:=IF(LEN([.B1192])=1;0;IF(LEN([.B1192])=2;1;IF(LEN([.B1192])=3;2;IF(LEN([.B1192])=5;3;IF(LEN([.B1192])=6;4;IF(LEN([.B1192])=7;5;&quot;Fehler&quot;))))))" office:value-type="float" office:value="3" calcext:value-type="float">
            <text:p>3</text:p>
          </table:table-cell>
          <table:table-cell office:value-type="string" calcext:value-type="string">
            <text:p>GLK 6</text:p>
          </table:table-cell>
          <table:table-cell office:value-type="string" calcext:value-type="string">
            <text:p>VERWALTUNGSORGANISATION <text:s/>VERWALTUNGSPRAXIS</text:p>
          </table:table-cell>
          <table:table-cell table:number-columns-repeated="5"/>
        </table:table-row>
        <table:table-row table:style-name="ro1">
          <table:table-cell table:formula="of:=IF(LEN([.B1193])=1;0;IF(LEN([.B1193])=2;1;IF(LEN([.B1193])=3;2;IF(LEN([.B1193])=5;3;IF(LEN([.B1193])=6;4;IF(LEN([.B1193])=7;5;&quot;Fehler&quot;))))))" office:value-type="float" office:value="4" calcext:value-type="float">
            <text:p>4</text:p>
          </table:table-cell>
          <table:table-cell office:value-type="string" calcext:value-type="string">
            <text:p>GLK 63</text:p>
          </table:table-cell>
          <table:table-cell office:value-type="string" calcext:value-type="string">
            <text:p>RECHNUNGSWESEN</text:p>
          </table:table-cell>
          <table:table-cell table:number-columns-repeated="5"/>
        </table:table-row>
        <table:table-row table:style-name="ro1">
          <table:table-cell table:formula="of:=IF(LEN([.B1194])=1;0;IF(LEN([.B1194])=2;1;IF(LEN([.B1194])=3;2;IF(LEN([.B1194])=5;3;IF(LEN([.B1194])=6;4;IF(LEN([.B1194])=7;5;&quot;Fehler&quot;))))))" office:value-type="float" office:value="4" calcext:value-type="float">
            <text:p>4</text:p>
          </table:table-cell>
          <table:table-cell office:value-type="string" calcext:value-type="string">
            <text:p>GLK 65</text:p>
          </table:table-cell>
          <table:table-cell office:value-type="string" calcext:value-type="string">
            <text:p>RATIONALISIERUNG <text:s/>AUTOMATION</text:p>
          </table:table-cell>
          <table:table-cell table:number-columns-repeated="5"/>
        </table:table-row>
        <table:table-row table:style-name="ro1">
          <table:table-cell table:formula="of:=IF(LEN([.B1195])=1;0;IF(LEN([.B1195])=2;1;IF(LEN([.B1195])=3;2;IF(LEN([.B1195])=5;3;IF(LEN([.B1195])=6;4;IF(LEN([.B1195])=7;5;&quot;Fehler&quot;))))))" office:value-type="float" office:value="4" calcext:value-type="float">
            <text:p>4</text:p>
          </table:table-cell>
          <table:table-cell office:value-type="string" calcext:value-type="string">
            <text:p>GLK 67</text:p>
          </table:table-cell>
          <table:table-cell office:value-type="string" calcext:value-type="string">
            <text:p>BUEROKUNDE <text:s/>SCHRIFTVERKEHR</text:p>
          </table:table-cell>
          <table:table-cell table:number-columns-repeated="5"/>
        </table:table-row>
        <table:table-row table:style-name="ro1">
          <table:table-cell table:formula="of:=IF(LEN([.B1196])=1;0;IF(LEN([.B1196])=2;1;IF(LEN([.B1196])=3;2;IF(LEN([.B1196])=5;3;IF(LEN([.B1196])=6;4;IF(LEN([.B1196])=7;5;&quot;Fehler&quot;))))))" office:value-type="float" office:value="3" calcext:value-type="float">
            <text:p>3</text:p>
          </table:table-cell>
          <table:table-cell office:value-type="string" calcext:value-type="string">
            <text:p>GLK 8</text:p>
          </table:table-cell>
          <table:table-cell office:value-type="string" calcext:value-type="string">
            <text:p>VERWALTUNGS- UND GEBIETSREFORM</text:p>
          </table:table-cell>
          <table:table-cell table:number-columns-repeated="5"/>
        </table:table-row>
        <table:table-row table:style-name="ro1">
          <table:table-cell table:formula="of:=IF(LEN([.B1197])=1;0;IF(LEN([.B1197])=2;1;IF(LEN([.B1197])=3;2;IF(LEN([.B1197])=5;3;IF(LEN([.B1197])=6;4;IF(LEN([.B1197])=7;5;&quot;Fehler&quot;))))))" office:value-type="float" office:value="2" calcext:value-type="float">
            <text:p>2</text:p>
          </table:table-cell>
          <table:table-cell office:value-type="string" calcext:value-type="string">
            <text:p>GLL</text:p>
          </table:table-cell>
          <table:table-cell office:value-type="string" calcext:value-type="string">
            <text:p>STAATSVERWALTUNG <text:s/>LANDESVERWALTUNG</text:p>
          </table:table-cell>
          <table:table-cell table:number-columns-repeated="5"/>
        </table:table-row>
        <table:table-row table:style-name="ro1">
          <table:table-cell table:formula="of:=IF(LEN([.B1198])=1;0;IF(LEN([.B1198])=2;1;IF(LEN([.B1198])=3;2;IF(LEN([.B1198])=5;3;IF(LEN([.B1198])=6;4;IF(LEN([.B1198])=7;5;&quot;Fehler&quot;))))))" office:value-type="float" office:value="2" calcext:value-type="float">
            <text:p>2</text:p>
          </table:table-cell>
          <table:table-cell office:value-type="string" calcext:value-type="string">
            <text:p>GLM</text:p>
          </table:table-cell>
          <table:table-cell office:value-type="string" calcext:value-type="string">
            <text:p>SELBSTVERWALTUNG (GEMEINDEN UND ANDERE SELBSTVERWALTUNGSKOERPERSCHAFTEN)</text:p>
          </table:table-cell>
          <table:table-cell table:number-columns-repeated="5"/>
        </table:table-row>
        <table:table-row table:style-name="ro1">
          <table:table-cell table:formula="of:=IF(LEN([.B1199])=1;0;IF(LEN([.B1199])=2;1;IF(LEN([.B1199])=3;2;IF(LEN([.B1199])=5;3;IF(LEN([.B1199])=6;4;IF(LEN([.B1199])=7;5;&quot;Fehler&quot;))))))" office:value-type="float" office:value="3" calcext:value-type="float">
            <text:p>3</text:p>
          </table:table-cell>
          <table:table-cell office:value-type="string" calcext:value-type="string">
            <text:p>GLM 1</text:p>
          </table:table-cell>
          <table:table-cell office:value-type="string" calcext:value-type="string">
            <text:p>GESCHICHTE DER SELBSTVERWALTUNG</text:p>
          </table:table-cell>
          <table:table-cell table:number-columns-repeated="5"/>
        </table:table-row>
        <table:table-row table:style-name="ro1">
          <table:table-cell table:formula="of:=IF(LEN([.B1200])=1;0;IF(LEN([.B1200])=2;1;IF(LEN([.B1200])=3;2;IF(LEN([.B1200])=5;3;IF(LEN([.B1200])=6;4;IF(LEN([.B1200])=7;5;&quot;Fehler&quot;))))))" office:value-type="float" office:value="3" calcext:value-type="float">
            <text:p>3</text:p>
          </table:table-cell>
          <table:table-cell office:value-type="string" calcext:value-type="string">
            <text:p>GLM 3</text:p>
          </table:table-cell>
          <table:table-cell office:value-type="string" calcext:value-type="string">
            <text:p>EINZELNE VERWALTUNGSZWEIGE, AEMTER UND BEHOERDEN</text:p>
          </table:table-cell>
          <table:table-cell table:number-columns-repeated="5"/>
        </table:table-row>
        <table:table-row table:style-name="ro1">
          <table:table-cell table:formula="of:=IF(LEN([.B1201])=1;0;IF(LEN([.B1201])=2;1;IF(LEN([.B1201])=3;2;IF(LEN([.B1201])=5;3;IF(LEN([.B1201])=6;4;IF(LEN([.B1201])=7;5;&quot;Fehler&quot;))))))" office:value-type="float" office:value="3" calcext:value-type="float">
            <text:p>3</text:p>
          </table:table-cell>
          <table:table-cell office:value-type="string" calcext:value-type="string">
            <text:p>GLM 4</text:p>
          </table:table-cell>
          <table:table-cell office:value-type="string" calcext:value-type="string">
            <text:p>KOMMUNALE SPITZENVERBAENDE</text:p>
          </table:table-cell>
          <table:table-cell table:number-columns-repeated="5"/>
        </table:table-row>
        <table:table-row table:style-name="ro1">
          <table:table-cell table:formula="of:=IF(LEN([.B1202])=1;0;IF(LEN([.B1202])=2;1;IF(LEN([.B1202])=3;2;IF(LEN([.B1202])=5;3;IF(LEN([.B1202])=6;4;IF(LEN([.B1202])=7;5;&quot;Fehler&quot;))))))" office:value-type="float" office:value="2" calcext:value-type="float">
            <text:p>2</text:p>
          </table:table-cell>
          <table:table-cell office:value-type="string" calcext:value-type="string">
            <text:p>GLT</text:p>
          </table:table-cell>
          <table:table-cell office:value-type="string" calcext:value-type="string">
            <text:p>VERWALTUNG IM AUSLAND</text:p>
          </table:table-cell>
          <table:table-cell table:number-columns-repeated="5"/>
        </table:table-row>
        <table:table-row table:style-name="ro1">
          <table:table-cell table:formula="of:=IF(LEN([.B1203])=1;0;IF(LEN([.B1203])=2;1;IF(LEN([.B1203])=3;2;IF(LEN([.B1203])=5;3;IF(LEN([.B1203])=6;4;IF(LEN([.B1203])=7;5;&quot;Fehler&quot;))))))" office:value-type="float" office:value="2" calcext:value-type="float">
            <text:p>2</text:p>
          </table:table-cell>
          <table:table-cell office:value-type="string" calcext:value-type="string">
            <text:p>GYB</text:p>
          </table:table-cell>
          <table:table-cell office:value-type="string" calcext:value-type="string">
            <text:p>BIOGRAPHIEN VON SOZIOLOGEN, SOZIALPOLITIKERN UND STATISTIKERN</text:p>
          </table:table-cell>
          <table:table-cell table:number-columns-repeated="5"/>
        </table:table-row>
        <table:table-row table:style-name="ro1">
          <table:table-cell table:formula="of:=IF(LEN([.B1204])=1;0;IF(LEN([.B1204])=2;1;IF(LEN([.B1204])=3;2;IF(LEN([.B1204])=5;3;IF(LEN([.B1204])=6;4;IF(LEN([.B1204])=7;5;&quot;Fehler&quot;))))))" office:value-type="float" office:value="3" calcext:value-type="float">
            <text:p>3</text:p>
          </table:table-cell>
          <table:table-cell office:value-type="string" calcext:value-type="string">
            <text:p>GYB 1</text:p>
          </table:table-cell>
          <table:table-cell office:value-type="string" calcext:value-type="string">
            <text:p>BIOGRAPHIEN MEHRERER SOZIOLOGEN, SOZIALPOLITIKER UND STATISTIKER</text:p>
          </table:table-cell>
          <table:table-cell table:number-columns-repeated="5"/>
        </table:table-row>
        <table:table-row table:style-name="ro1">
          <table:table-cell table:formula="of:=IF(LEN([.B1205])=1;0;IF(LEN([.B1205])=2;1;IF(LEN([.B1205])=3;2;IF(LEN([.B1205])=5;3;IF(LEN([.B1205])=6;4;IF(LEN([.B1205])=7;5;&quot;Fehler&quot;))))))" office:value-type="float" office:value="3" calcext:value-type="float">
            <text:p>3</text:p>
          </table:table-cell>
          <table:table-cell office:value-type="string" calcext:value-type="string">
            <text:p>GYB 2</text:p>
          </table:table-cell>
          <table:table-cell office:value-type="string" calcext:value-type="string">
            <text:p>BIOGRAPHIEN EINZELNER SOZIOLOGEN, SOZIALPOLITIKER UND STATISTIKER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1206])=1;0;IF(LEN([.B1206])=2;1;IF(LEN([.B1206])=3;2;IF(LEN([.B1206])=5;3;IF(LEN([.B1206])=6;4;IF(LEN([.B1206])=7;5;&quot;Fehler&quot;))))))" office:value-type="float" office:value="1" calcext:value-type="float">
            <text:p>1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1207])=1;0;IF(LEN([.B1207])=2;1;IF(LEN([.B1207])=3;2;IF(LEN([.B1207])=5;3;IF(LEN([.B1207])=6;4;IF(LEN([.B1207])=7;5;&quot;Fehler&quot;))))))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IRTSCHAFT</text:p>
          </table:table-cell>
          <table:table-cell table:number-columns-repeated="5"/>
        </table:table-row>
        <table:table-row table:style-name="ro1">
          <table:table-cell table:formula="of:=IF(LEN([.B1208])=1;0;IF(LEN([.B1208])=2;1;IF(LEN([.B1208])=3;2;IF(LEN([.B1208])=5;3;IF(LEN([.B1208])=6;4;IF(LEN([.B1208])=7;5;&quot;Fehler&quot;))))))" office:value-type="float" office:value="1" calcext:value-type="float">
            <text:p>1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LLGEMEINES</text:p>
          </table:table-cell>
          <table:table-cell table:number-columns-repeated="5"/>
        </table:table-row>
        <table:table-row table:style-name="ro1">
          <table:table-cell table:formula="of:=IF(LEN([.B1209])=1;0;IF(LEN([.B1209])=2;1;IF(LEN([.B1209])=3;2;IF(LEN([.B1209])=5;3;IF(LEN([.B1209])=6;4;IF(LEN([.B1209])=7;5;&quot;Fehler&quot;))))))" office:value-type="float" office:value="2" calcext:value-type="float">
            <text:p>2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GESAMTDARSTELLUNGEN - DARSTELLUNGEN MEHRERER TEILGEBIETE – EINFUEHRUNGEN</text:p>
          </table:table-cell>
          <table:table-cell table:number-columns-repeated="5"/>
        </table:table-row>
        <table:table-row table:style-name="ro1">
          <table:table-cell table:formula="of:=IF(LEN([.B1210])=1;0;IF(LEN([.B1210])=2;1;IF(LEN([.B1210])=3;2;IF(LEN([.B1210])=5;3;IF(LEN([.B1210])=6;4;IF(LEN([.B1210])=7;5;&quot;Fehler&quot;))))))" office:value-type="float" office:value="3" calcext:value-type="float">
            <text:p>3</text:p>
          </table:table-cell>
          <table:table-cell office:value-type="string" calcext:value-type="string">
            <text:p>HAK 1</text:p>
          </table:table-cell>
          <table:table-cell office:value-type="string" calcext:value-type="string">
            <text:p>VERMISCHTE SCHRIFTEN</text:p>
          </table:table-cell>
          <table:table-cell table:number-columns-repeated="5"/>
        </table:table-row>
        <table:table-row table:style-name="ro1">
          <table:table-cell table:formula="of:=IF(LEN([.B1211])=1;0;IF(LEN([.B1211])=2;1;IF(LEN([.B1211])=3;2;IF(LEN([.B1211])=5;3;IF(LEN([.B1211])=6;4;IF(LEN([.B1211])=7;5;&quot;Fehler&quot;))))))" office:value-type="float" office:value="2" calcext:value-type="float">
            <text:p>2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NACHSCHLAGEWERKE - BIBLIOGRAPHIEN - WOERTERBUECHER</text:p>
          </table:table-cell>
          <table:table-cell table:number-columns-repeated="5"/>
        </table:table-row>
        <table:table-row table:style-name="ro1">
          <table:table-cell table:formula="of:=IF(LEN([.B1212])=1;0;IF(LEN([.B1212])=2;1;IF(LEN([.B1212])=3;2;IF(LEN([.B1212])=5;3;IF(LEN([.B1212])=6;4;IF(LEN([.B1212])=7;5;&quot;Fehler&quot;))))))" office:value-type="float" office:value="2" calcext:value-type="float">
            <text:p>2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BILDWERKE - TABELLENWERKE - KARTENWERKE</text:p>
          </table:table-cell>
          <table:table-cell table:number-columns-repeated="5"/>
        </table:table-row>
        <table:table-row table:style-name="ro1">
          <table:table-cell table:formula="of:=IF(LEN([.B1213])=1;0;IF(LEN([.B1213])=2;1;IF(LEN([.B1213])=3;2;IF(LEN([.B1213])=5;3;IF(LEN([.B1213])=6;4;IF(LEN([.B1213])=7;5;&quot;Fehler&quot;))))))" office:value-type="float" office:value="2" calcext:value-type="float">
            <text:p>2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PHILOSOPHIE, PSYCHOLOGIE, SOZIOLOGIE DER WIRTSCHAFT</text:p>
          </table:table-cell>
          <table:table-cell table:number-columns-repeated="5"/>
        </table:table-row>
        <table:table-row table:style-name="ro1">
          <table:table-cell table:formula="of:=IF(LEN([.B1214])=1;0;IF(LEN([.B1214])=2;1;IF(LEN([.B1214])=3;2;IF(LEN([.B1214])=5;3;IF(LEN([.B1214])=6;4;IF(LEN([.B1214])=7;5;&quot;Fehler&quot;))))))" office:value-type="float" office:value="2" calcext:value-type="float">
            <text:p>2</text:p>
          </table:table-cell>
          <table:table-cell office:value-type="string" calcext:value-type="string">
            <text:p>HAO</text:p>
          </table:table-cell>
          <table:table-cell office:value-type="string" calcext:value-type="string">
            <text:p>GESCHICHTE DER WIRTSCHAFTSWISSENSCHAFTEN <text:s/>GESCHICHTE EINZELNER RICHTUNGEN UND SCHULEN</text:p>
          </table:table-cell>
          <table:table-cell table:number-columns-repeated="5"/>
        </table:table-row>
        <table:table-row table:style-name="ro1">
          <table:table-cell table:formula="of:=IF(LEN([.B1215])=1;0;IF(LEN([.B1215])=2;1;IF(LEN([.B1215])=3;2;IF(LEN([.B1215])=5;3;IF(LEN([.B1215])=6;4;IF(LEN([.B1215])=7;5;&quot;Fehler&quot;))))))" office:value-type="float" office:value="2" calcext:value-type="float">
            <text:p>2</text:p>
          </table:table-cell>
          <table:table-cell office:value-type="string" calcext:value-type="string">
            <text:p>HAP</text:p>
          </table:table-cell>
          <table:table-cell office:value-type="string" calcext:value-type="string">
            <text:p>METHODEN DER WIRTSCHAFTSWISSENSCHAFTEN</text:p>
          </table:table-cell>
          <table:table-cell table:number-columns-repeated="5"/>
        </table:table-row>
        <table:table-row table:style-name="ro1">
          <table:table-cell table:formula="of:=IF(LEN([.B1216])=1;0;IF(LEN([.B1216])=2;1;IF(LEN([.B1216])=3;2;IF(LEN([.B1216])=5;3;IF(LEN([.B1216])=6;4;IF(LEN([.B1216])=7;5;&quot;Fehler&quot;))))))" office:value-type="float" office:value="2" calcext:value-type="float">
            <text:p>2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AUSBILDUNG UND STUDIUM VON VOLKSWIRTEN UND BETRIEBSWIRTEN</text:p>
          </table:table-cell>
          <table:table-cell table:number-columns-repeated="5"/>
        </table:table-row>
        <table:table-row table:style-name="ro1">
          <table:table-cell table:formula="of:=IF(LEN([.B1217])=1;0;IF(LEN([.B1217])=2;1;IF(LEN([.B1217])=3;2;IF(LEN([.B1217])=5;3;IF(LEN([.B1217])=6;4;IF(LEN([.B1217])=7;5;&quot;Fehler&quot;))))))" office:value-type="float" office:value="1" calcext:value-type="float">
            <text:p>1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VOLKSWIRTSCHAFTSLEHRE</text:p>
          </table:table-cell>
          <table:table-cell table:number-columns-repeated="5"/>
        </table:table-row>
        <table:table-row table:style-name="ro1">
          <table:table-cell table:formula="of:=IF(LEN([.B1218])=1;0;IF(LEN([.B1218])=2;1;IF(LEN([.B1218])=3;2;IF(LEN([.B1218])=5;3;IF(LEN([.B1218])=6;4;IF(LEN([.B1218])=7;5;&quot;Fehler&quot;))))))" office:value-type="float" office:value="2" calcext:value-type="float">
            <text:p>2</text:p>
          </table:table-cell>
          <table:table-cell office:value-type="string" calcext:value-type="string">
            <text:p>HBC</text:p>
          </table:table-cell>
          <table:table-cell office:value-type="string" calcext:value-type="string">
            <text:p>ALLGEMEINE UND VERMISCHTE SCHRIFTEN</text:p>
          </table:table-cell>
          <table:table-cell table:number-columns-repeated="5"/>
        </table:table-row>
        <table:table-row table:style-name="ro1">
          <table:table-cell table:formula="of:=IF(LEN([.B1219])=1;0;IF(LEN([.B1219])=2;1;IF(LEN([.B1219])=3;2;IF(LEN([.B1219])=5;3;IF(LEN([.B1219])=6;4;IF(LEN([.B1219])=7;5;&quot;Fehler&quot;))))))" office:value-type="float" office:value="2" calcext:value-type="float">
            <text:p>2</text:p>
          </table:table-cell>
          <table:table-cell office:value-type="string" calcext:value-type="string">
            <text:p>HBK</text:p>
          </table:table-cell>
          <table:table-cell office:value-type="string" calcext:value-type="string">
            <text:p>EINZELNE GRUNDLAGENBEREICHE</text:p>
          </table:table-cell>
          <table:table-cell table:number-columns-repeated="5"/>
        </table:table-row>
        <table:table-row table:style-name="ro1">
          <table:table-cell table:formula="of:=IF(LEN([.B1220])=1;0;IF(LEN([.B1220])=2;1;IF(LEN([.B1220])=3;2;IF(LEN([.B1220])=5;3;IF(LEN([.B1220])=6;4;IF(LEN([.B1220])=7;5;&quot;Fehler&quot;))))))" office:value-type="float" office:value="4" calcext:value-type="float">
            <text:p>4</text:p>
          </table:table-cell>
          <table:table-cell office:value-type="string" calcext:value-type="string">
            <text:p>HBK 01</text:p>
          </table:table-cell>
          <table:table-cell office:value-type="string" calcext:value-type="string">
            <text:p>MAKROOEKONOMISCHE THEORIE : GESAMTDARSTELLUNGEN</text:p>
          </table:table-cell>
          <table:table-cell table:number-columns-repeated="5"/>
        </table:table-row>
        <table:table-row table:style-name="ro1">
          <table:table-cell table:formula="of:=IF(LEN([.B1221])=1;0;IF(LEN([.B1221])=2;1;IF(LEN([.B1221])=3;2;IF(LEN([.B1221])=5;3;IF(LEN([.B1221])=6;4;IF(LEN([.B1221])=7;5;&quot;Fehler&quot;))))))" office:value-type="float" office:value="3" calcext:value-type="float">
            <text:p>3</text:p>
          </table:table-cell>
          <table:table-cell office:value-type="string" calcext:value-type="string">
            <text:p>HBK 1</text:p>
          </table:table-cell>
          <table:table-cell office:value-type="string" calcext:value-type="string">
            <text:p>PRODUKTION <text:s/>PREISE <text:s/>WETTBEWERB <text:s/>HAUSHAL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222])=1;0;IF(LEN([.B1222])=2;1;IF(LEN([.B1222])=3;2;IF(LEN([.B1222])=5;3;IF(LEN([.B1222])=6;4;IF(LEN([.B1222])=7;5;&quot;Fehler&quot;))))))" office:value-type="float" office:value="4" calcext:value-type="float">
            <text:p>4</text:p>
          </table:table-cell>
          <table:table-cell office:value-type="string" calcext:value-type="string">
            <text:p>HBK 15</text:p>
          </table:table-cell>
          <table:table-cell office:value-type="string" calcext:value-type="string">
            <text:p>PREISE <text:s/>MAERKTE <text:s/>WETTBEWERB <text:s/>KONSUM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223])=1;0;IF(LEN([.B1223])=2;1;IF(LEN([.B1223])=3;2;IF(LEN([.B1223])=5;3;IF(LEN([.B1223])=6;4;IF(LEN([.B1223])=7;5;&quot;Fehler&quot;))))))" office:value-type="float" office:value="5" calcext:value-type="float">
            <text:p>5</text:p>
          </table:table-cell>
          <table:table-cell office:value-type="string" calcext:value-type="string">
            <text:p>HBK 155</text:p>
          </table:table-cell>
          <table:table-cell office:value-type="string" calcext:value-type="string">
            <text:p>HAUSHALTSTHEORIE <text:s/>NACHFRAGETHEORIE</text:p>
          </table:table-cell>
          <table:table-cell table:number-columns-repeated="5"/>
        </table:table-row>
        <table:table-row table:style-name="ro1">
          <table:table-cell table:formula="of:=IF(LEN([.B1224])=1;0;IF(LEN([.B1224])=2;1;IF(LEN([.B1224])=3;2;IF(LEN([.B1224])=5;3;IF(LEN([.B1224])=6;4;IF(LEN([.B1224])=7;5;&quot;Fehler&quot;))))))" office:value-type="float" office:value="3" calcext:value-type="float">
            <text:p>3</text:p>
          </table:table-cell>
          <table:table-cell office:value-type="string" calcext:value-type="string">
            <text:p>HBK 2</text:p>
          </table:table-cell>
          <table:table-cell office:value-type="string" calcext:value-type="string">
            <text:p>WIRTSCHAFTSWACHSTUM <text:s/>VOLKSEINKOMMEN KONJUNKTUR BESCHAEFTIGUNG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1225])=1;0;IF(LEN([.B1225])=2;1;IF(LEN([.B1225])=3;2;IF(LEN([.B1225])=5;3;IF(LEN([.B1225])=6;4;IF(LEN([.B1225])=7;5;&quot;Fehler&quot;))))))" office:value-type="float" office:value="4" calcext:value-type="float">
            <text:p>4</text:p>
          </table:table-cell>
          <table:table-cell office:value-type="string" calcext:value-type="string">
            <text:p>HBK 21</text:p>
          </table:table-cell>
          <table:table-cell office:value-type="string" calcext:value-type="string">
            <text:p>WIRTSCHAFTSWACHSTUM <text:s/>KONJUNKTUR</text:p>
          </table:table-cell>
          <table:table-cell table:number-columns-repeated="5"/>
        </table:table-row>
        <table:table-row table:style-name="ro1">
          <table:table-cell table:formula="of:=IF(LEN([.B1226])=1;0;IF(LEN([.B1226])=2;1;IF(LEN([.B1226])=3;2;IF(LEN([.B1226])=5;3;IF(LEN([.B1226])=6;4;IF(LEN([.B1226])=7;5;&quot;Fehler&quot;))))))" office:value-type="float" office:value="4" calcext:value-type="float">
            <text:p>4</text:p>
          </table:table-cell>
          <table:table-cell office:value-type="string" calcext:value-type="string">
            <text:p>HBK 25</text:p>
          </table:table-cell>
          <table:table-cell office:value-type="string" calcext:value-type="string">
            <text:p>EINKOMMEN <text:s/>BESCHAEFTIGUNG <text:s/>SOZIALPRODUKT WOHLFAHRTSOEKONOMIE</text:p>
          </table:table-cell>
          <table:table-cell table:number-columns-repeated="5"/>
        </table:table-row>
        <table:table-row table:style-name="ro1">
          <table:table-cell table:formula="of:=IF(LEN([.B1227])=1;0;IF(LEN([.B1227])=2;1;IF(LEN([.B1227])=3;2;IF(LEN([.B1227])=5;3;IF(LEN([.B1227])=6;4;IF(LEN([.B1227])=7;5;&quot;Fehler&quot;))))))" office:value-type="float" office:value="3" calcext:value-type="float">
            <text:p>3</text:p>
          </table:table-cell>
          <table:table-cell office:value-type="string" calcext:value-type="string">
            <text:p>HBK 9</text:p>
          </table:table-cell>
          <table:table-cell office:value-type="string" calcext:value-type="string">
            <text:p>VOLKSWIRTSCHAFTLICHES RECHNUNGSWESEN (VOLKSWIRTSCHAFTLICHE GESAMTRECHNUNG)</text:p>
          </table:table-cell>
          <table:table-cell table:number-columns-repeated="5"/>
        </table:table-row>
        <table:table-row table:style-name="ro1">
          <table:table-cell table:formula="of:=IF(LEN([.B1228])=1;0;IF(LEN([.B1228])=2;1;IF(LEN([.B1228])=3;2;IF(LEN([.B1228])=5;3;IF(LEN([.B1228])=6;4;IF(LEN([.B1228])=7;5;&quot;Fehler&quot;))))))" office:value-type="float" office:value="2" calcext:value-type="float">
            <text:p>2</text:p>
          </table:table-cell>
          <table:table-cell office:value-type="string" calcext:value-type="string">
            <text:p>HBL</text:p>
          </table:table-cell>
          <table:table-cell office:value-type="string" calcext:value-type="string">
            <text:p>ALLGEMEINE WIRTSCHAFTSPOLITIK : GESAMTDARSTELLUNGEN</text:p>
          </table:table-cell>
          <table:table-cell table:number-columns-repeated="5"/>
        </table:table-row>
        <table:table-row table:style-name="ro1">
          <table:table-cell table:formula="of:=IF(LEN([.B1229])=1;0;IF(LEN([.B1229])=2;1;IF(LEN([.B1229])=3;2;IF(LEN([.B1229])=5;3;IF(LEN([.B1229])=6;4;IF(LEN([.B1229])=7;5;&quot;Fehler&quot;))))))" office:value-type="float" office:value="3" calcext:value-type="float">
            <text:p>3</text:p>
          </table:table-cell>
          <table:table-cell office:value-type="string" calcext:value-type="string">
            <text:p>HBL 1</text:p>
          </table:table-cell>
          <table:table-cell office:value-type="string" calcext:value-type="string">
            <text:p>WIRTSCHAFTSORDNUNGEN <text:s/>WIRTSCHAFTSSYSTEM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230])=1;0;IF(LEN([.B1230])=2;1;IF(LEN([.B1230])=3;2;IF(LEN([.B1230])=5;3;IF(LEN([.B1230])=6;4;IF(LEN([.B1230])=7;5;&quot;Fehler&quot;))))))" office:value-type="float" office:value="4" calcext:value-type="float">
            <text:p>4</text:p>
          </table:table-cell>
          <table:table-cell office:value-type="string" calcext:value-type="string">
            <text:p>HBL 11</text:p>
          </table:table-cell>
          <table:table-cell office:value-type="string" calcext:value-type="string">
            <text:p>MARKTWIRTSCHAFTLICHE SYSTEME</text:p>
          </table:table-cell>
          <table:table-cell table:number-columns-repeated="5"/>
        </table:table-row>
        <table:table-row table:style-name="ro1">
          <table:table-cell table:formula="of:=IF(LEN([.B1231])=1;0;IF(LEN([.B1231])=2;1;IF(LEN([.B1231])=3;2;IF(LEN([.B1231])=5;3;IF(LEN([.B1231])=6;4;IF(LEN([.B1231])=7;5;&quot;Fehler&quot;))))))" office:value-type="float" office:value="4" calcext:value-type="float">
            <text:p>4</text:p>
          </table:table-cell>
          <table:table-cell office:value-type="string" calcext:value-type="string">
            <text:p>HBL 12</text:p>
          </table:table-cell>
          <table:table-cell office:value-type="string" calcext:value-type="string">
            <text:p>NICHTMARKTWIRTSCHAFTLICHE SYSTEME</text:p>
          </table:table-cell>
          <table:table-cell table:number-columns-repeated="5"/>
        </table:table-row>
        <table:table-row table:style-name="ro1">
          <table:table-cell table:formula="of:=IF(LEN([.B1232])=1;0;IF(LEN([.B1232])=2;1;IF(LEN([.B1232])=3;2;IF(LEN([.B1232])=5;3;IF(LEN([.B1232])=6;4;IF(LEN([.B1232])=7;5;&quot;Fehler&quot;))))))" office:value-type="float" office:value="4" calcext:value-type="float">
            <text:p>4</text:p>
          </table:table-cell>
          <table:table-cell office:value-type="string" calcext:value-type="string">
            <text:p>HBL 19</text:p>
          </table:table-cell>
          <table:table-cell office:value-type="string" calcext:value-type="string">
            <text:p>SONSTIGE WIRTSCHAFTLICHE ORDNUNGSVORSTELLUNGEN</text:p>
          </table:table-cell>
          <table:table-cell table:number-columns-repeated="5"/>
        </table:table-row>
        <table:table-row table:style-name="ro1">
          <table:table-cell table:formula="of:=IF(LEN([.B1233])=1;0;IF(LEN([.B1233])=2;1;IF(LEN([.B1233])=3;2;IF(LEN([.B1233])=5;3;IF(LEN([.B1233])=6;4;IF(LEN([.B1233])=7;5;&quot;Fehler&quot;))))))" office:value-type="float" office:value="1" calcext:value-type="float">
            <text:p>1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IRMENGESCHICHTE</text:p>
          </table:table-cell>
          <table:table-cell table:number-columns-repeated="5"/>
        </table:table-row>
        <table:table-row table:style-name="ro1">
          <table:table-cell table:formula="of:=IF(LEN([.B1234])=1;0;IF(LEN([.B1234])=2;1;IF(LEN([.B1234])=3;2;IF(LEN([.B1234])=5;3;IF(LEN([.B1234])=6;4;IF(LEN([.B1234])=7;5;&quot;Fehler&quot;))))))" office:value-type="float" office:value="2" calcext:value-type="float">
            <text:p>2</text:p>
          </table:table-cell>
          <table:table-cell office:value-type="string" calcext:value-type="string">
            <text:p>HCO</text:p>
          </table:table-cell>
          <table:table-cell office:value-type="string" calcext:value-type="string">
            <text:p>GESCHICHTE EINZELNER FIRMEN EINSCHL. FESTSCHRIFTEN UND JAHRESBERICHTE (ALPHABETISCH NACH FIRMENNAMEN GEORDNET)</text:p>
          </table:table-cell>
          <table:table-cell table:number-columns-repeated="5"/>
        </table:table-row>
        <table:table-row table:style-name="ro1">
          <table:table-cell table:formula="of:=IF(LEN([.B1235])=1;0;IF(LEN([.B1235])=2;1;IF(LEN([.B1235])=3;2;IF(LEN([.B1235])=5;3;IF(LEN([.B1235])=6;4;IF(LEN([.B1235])=7;5;&quot;Fehler&quot;))))))" office:value-type="float" office:value="2" calcext:value-type="float">
            <text:p>2</text:p>
          </table:table-cell>
          <table:table-cell office:value-type="string" calcext:value-type="string">
            <text:p>HCP</text:p>
          </table:table-cell>
          <table:table-cell office:value-type="string" calcext:value-type="string">
            <text:p>GESCHICHTE MEHRERER FIRMEN</text:p>
          </table:table-cell>
          <table:table-cell table:number-columns-repeated="5"/>
        </table:table-row>
        <table:table-row table:style-name="ro1">
          <table:table-cell table:formula="of:=IF(LEN([.B1236])=1;0;IF(LEN([.B1236])=2;1;IF(LEN([.B1236])=3;2;IF(LEN([.B1236])=5;3;IF(LEN([.B1236])=6;4;IF(LEN([.B1236])=7;5;&quot;Fehler&quot;))))))" office:value-type="float" office:value="1" calcext:value-type="float">
            <text:p>1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VOLKSWIRTSCHAFTLICHE BRANCHENUNTERSUCHUNGEN WIRTSCHAFTSFOERDERUNG <text:s/>WIRTSCHAFTSORGANISATIONEN BRANCHENPOLITIK</text:p>
          </table:table-cell>
          <table:table-cell table:number-columns-repeated="5"/>
        </table:table-row>
        <table:table-row table:style-name="ro1">
          <table:table-cell table:formula="of:=IF(LEN([.B1237])=1;0;IF(LEN([.B1237])=2;1;IF(LEN([.B1237])=3;2;IF(LEN([.B1237])=5;3;IF(LEN([.B1237])=6;4;IF(LEN([.B1237])=7;5;&quot;Fehler&quot;))))))" office:value-type="float" office:value="2" calcext:value-type="float">
            <text:p>2</text:p>
          </table:table-cell>
          <table:table-cell office:value-type="string" calcext:value-type="string">
            <text:p>HDH</text:p>
          </table:table-cell>
          <table:table-cell office:value-type="string" calcext:value-type="string">
            <text:p>WIRTSCHAFTSFOERDERUNG : GESAMTDARSTELLUNGEN - DARSTELLUNGEN EINZELNER LAENDER</text:p>
          </table:table-cell>
          <table:table-cell table:number-columns-repeated="5"/>
        </table:table-row>
        <table:table-row table:style-name="ro1">
          <table:table-cell table:formula="of:=IF(LEN([.B1238])=1;0;IF(LEN([.B1238])=2;1;IF(LEN([.B1238])=3;2;IF(LEN([.B1238])=5;3;IF(LEN([.B1238])=6;4;IF(LEN([.B1238])=7;5;&quot;Fehler&quot;))))))" office:value-type="float" office:value="3" calcext:value-type="float">
            <text:p>3</text:p>
          </table:table-cell>
          <table:table-cell office:value-type="string" calcext:value-type="string">
            <text:p>HDH 1</text:p>
          </table:table-cell>
          <table:table-cell office:value-type="string" calcext:value-type="string">
            <text:p>SEKTORALE STRUKTURPOLITIK (BRANCHENPOLITIK)</text:p>
          </table:table-cell>
          <table:table-cell table:number-columns-repeated="5"/>
        </table:table-row>
        <table:table-row table:style-name="ro1">
          <table:table-cell table:formula="of:=IF(LEN([.B1239])=1;0;IF(LEN([.B1239])=2;1;IF(LEN([.B1239])=3;2;IF(LEN([.B1239])=5;3;IF(LEN([.B1239])=6;4;IF(LEN([.B1239])=7;5;&quot;Fehler&quot;))))))" office:value-type="float" office:value="3" calcext:value-type="float">
            <text:p>3</text:p>
          </table:table-cell>
          <table:table-cell office:value-type="string" calcext:value-type="string">
            <text:p>HDH 2</text:p>
          </table:table-cell>
          <table:table-cell office:value-type="string" calcext:value-type="string">
            <text:p>REGIONALE STRUKTURPOLITIK (REGIONALPOLITIK)</text:p>
          </table:table-cell>
          <table:table-cell table:number-columns-repeated="5"/>
        </table:table-row>
        <table:table-row table:style-name="ro1">
          <table:table-cell table:formula="of:=IF(LEN([.B1240])=1;0;IF(LEN([.B1240])=2;1;IF(LEN([.B1240])=3;2;IF(LEN([.B1240])=5;3;IF(LEN([.B1240])=6;4;IF(LEN([.B1240])=7;5;&quot;Fehler&quot;))))))" office:value-type="float" office:value="3" calcext:value-type="float">
            <text:p>3</text:p>
          </table:table-cell>
          <table:table-cell office:value-type="string" calcext:value-type="string">
            <text:p>HDH 4</text:p>
          </table:table-cell>
          <table:table-cell office:value-type="string" calcext:value-type="string">
            <text:p>KOMMUNALE WIRTSCHAFTSFOERDERUNG</text:p>
          </table:table-cell>
          <table:table-cell table:number-columns-repeated="5"/>
        </table:table-row>
        <table:table-row table:style-name="ro1">
          <table:table-cell table:formula="of:=IF(LEN([.B1241])=1;0;IF(LEN([.B1241])=2;1;IF(LEN([.B1241])=3;2;IF(LEN([.B1241])=5;3;IF(LEN([.B1241])=6;4;IF(LEN([.B1241])=7;5;&quot;Fehler&quot;))))))" office:value-type="float" office:value="2" calcext:value-type="float">
            <text:p>2</text:p>
          </table:table-cell>
          <table:table-cell office:value-type="string" calcext:value-type="string">
            <text:p>HDK</text:p>
          </table:table-cell>
          <table:table-cell office:value-type="string" calcext:value-type="string">
            <text:p>BRANCHEN (WIRTSCHAFTSZWEIGE) : GESAMTDARSTELLUNGEN - DARSTELLUNGEN MEHRERER BRANCHEN</text:p>
          </table:table-cell>
          <table:table-cell table:number-columns-repeated="5"/>
        </table:table-row>
        <table:table-row table:style-name="ro1">
          <table:table-cell table:formula="of:=IF(LEN([.B1242])=1;0;IF(LEN([.B1242])=2;1;IF(LEN([.B1242])=3;2;IF(LEN([.B1242])=5;3;IF(LEN([.B1242])=6;4;IF(LEN([.B1242])=7;5;&quot;Fehler&quot;))))))" office:value-type="float" office:value="3" calcext:value-type="float">
            <text:p>3</text:p>
          </table:table-cell>
          <table:table-cell office:value-type="string" calcext:value-type="string">
            <text:p>HDK 1</text:p>
          </table:table-cell>
          <table:table-cell office:value-type="string" calcext:value-type="string">
            <text:p>LAND-, FORST- UND FISCHEREIWIRTSCHAFT <text:s/>AGRARPOLITIK</text:p>
          </table:table-cell>
          <table:table-cell table:number-columns-repeated="5"/>
        </table:table-row>
        <table:table-row table:style-name="ro1">
          <table:table-cell table:formula="of:=IF(LEN([.B1243])=1;0;IF(LEN([.B1243])=2;1;IF(LEN([.B1243])=3;2;IF(LEN([.B1243])=5;3;IF(LEN([.B1243])=6;4;IF(LEN([.B1243])=7;5;&quot;Fehler&quot;))))))" office:value-type="float" office:value="4" calcext:value-type="float">
            <text:p>4</text:p>
          </table:table-cell>
          <table:table-cell office:value-type="string" calcext:value-type="string">
            <text:p>HDK 15</text:p>
          </table:table-cell>
          <table:table-cell office:value-type="string" calcext:value-type="string">
            <text:p>NAHRUNGS- UND GENUSSMITTELGEWERBE</text:p>
          </table:table-cell>
          <table:table-cell table:number-columns-repeated="5"/>
        </table:table-row>
        <table:table-row table:style-name="ro1">
          <table:table-cell table:formula="of:=IF(LEN([.B1244])=1;0;IF(LEN([.B1244])=2;1;IF(LEN([.B1244])=3;2;IF(LEN([.B1244])=5;3;IF(LEN([.B1244])=6;4;IF(LEN([.B1244])=7;5;&quot;Fehler&quot;))))))" office:value-type="float" office:value="4" calcext:value-type="float">
            <text:p>4</text:p>
          </table:table-cell>
          <table:table-cell office:value-type="string" calcext:value-type="string">
            <text:p>HDK 19</text:p>
          </table:table-cell>
          <table:table-cell office:value-type="string" calcext:value-type="string">
            <text:p>LANDWIRTSCHAFT UND AGRARPOLITIK EINZELNER LAENDER</text:p>
          </table:table-cell>
          <table:table-cell table:number-columns-repeated="5"/>
        </table:table-row>
        <table:table-row table:style-name="ro1">
          <table:table-cell table:formula="of:=IF(LEN([.B1245])=1;0;IF(LEN([.B1245])=2;1;IF(LEN([.B1245])=3;2;IF(LEN([.B1245])=5;3;IF(LEN([.B1245])=6;4;IF(LEN([.B1245])=7;5;&quot;Fehler&quot;))))))" office:value-type="float" office:value="3" calcext:value-type="float">
            <text:p>3</text:p>
          </table:table-cell>
          <table:table-cell office:value-type="string" calcext:value-type="string">
            <text:p>HDK 2</text:p>
          </table:table-cell>
          <table:table-cell office:value-type="string" calcext:value-type="string">
            <text:p>GRUNDSTOFFINDUSTRIE</text:p>
          </table:table-cell>
          <table:table-cell table:number-columns-repeated="5"/>
        </table:table-row>
        <table:table-row table:style-name="ro1">
          <table:table-cell table:formula="of:=IF(LEN([.B1246])=1;0;IF(LEN([.B1246])=2;1;IF(LEN([.B1246])=3;2;IF(LEN([.B1246])=5;3;IF(LEN([.B1246])=6;4;IF(LEN([.B1246])=7;5;&quot;Fehler&quot;))))))" office:value-type="float" office:value="4" calcext:value-type="float">
            <text:p>4</text:p>
          </table:table-cell>
          <table:table-cell office:value-type="string" calcext:value-type="string">
            <text:p>HDK 21</text:p>
          </table:table-cell>
          <table:table-cell office:value-type="string" calcext:value-type="string">
            <text:p>BERGBAUWIRTSCHAFT</text:p>
          </table:table-cell>
          <table:table-cell table:number-columns-repeated="5"/>
        </table:table-row>
        <table:table-row table:style-name="ro1">
          <table:table-cell table:formula="of:=IF(LEN([.B1247])=1;0;IF(LEN([.B1247])=2;1;IF(LEN([.B1247])=3;2;IF(LEN([.B1247])=5;3;IF(LEN([.B1247])=6;4;IF(LEN([.B1247])=7;5;&quot;Fehler&quot;))))))" office:value-type="float" office:value="4" calcext:value-type="float">
            <text:p>4</text:p>
          </table:table-cell>
          <table:table-cell office:value-type="string" calcext:value-type="string">
            <text:p>HDK 22</text:p>
          </table:table-cell>
          <table:table-cell office:value-type="string" calcext:value-type="string">
            <text:p>EISEN- UND STAHLINDUSTRIE</text:p>
          </table:table-cell>
          <table:table-cell table:number-columns-repeated="5"/>
        </table:table-row>
        <table:table-row table:style-name="ro1">
          <table:table-cell table:formula="of:=IF(LEN([.B1248])=1;0;IF(LEN([.B1248])=2;1;IF(LEN([.B1248])=3;2;IF(LEN([.B1248])=5;3;IF(LEN([.B1248])=6;4;IF(LEN([.B1248])=7;5;&quot;Fehler&quot;))))))" office:value-type="float" office:value="4" calcext:value-type="float">
            <text:p>4</text:p>
          </table:table-cell>
          <table:table-cell office:value-type="string" calcext:value-type="string">
            <text:p>HDK 23</text:p>
          </table:table-cell>
          <table:table-cell office:value-type="string" calcext:value-type="string">
            <text:p>ENERGIEWIRTSCHAFT <text:s/>ENERGIEVERSORGUNG</text:p>
          </table:table-cell>
          <table:table-cell table:number-columns-repeated="5"/>
        </table:table-row>
        <table:table-row table:style-name="ro1">
          <table:table-cell table:formula="of:=IF(LEN([.B1249])=1;0;IF(LEN([.B1249])=2;1;IF(LEN([.B1249])=3;2;IF(LEN([.B1249])=5;3;IF(LEN([.B1249])=6;4;IF(LEN([.B1249])=7;5;&quot;Fehler&quot;))))))" office:value-type="float" office:value="5" calcext:value-type="float">
            <text:p>5</text:p>
          </table:table-cell>
          <table:table-cell office:value-type="string" calcext:value-type="string">
            <text:p>HDK 230</text:p>
          </table:table-cell>
          <table:table-cell office:value-type="string" calcext:value-type="string">
            <text:p>ENERGIEWIRTSCHAFT UND ENERGIEPOLITIK EINZELNER LAENDER</text:p>
          </table:table-cell>
          <table:table-cell table:number-columns-repeated="5"/>
        </table:table-row>
        <table:table-row table:style-name="ro1">
          <table:table-cell table:formula="of:=IF(LEN([.B1250])=1;0;IF(LEN([.B1250])=2;1;IF(LEN([.B1250])=3;2;IF(LEN([.B1250])=5;3;IF(LEN([.B1250])=6;4;IF(LEN([.B1250])=7;5;&quot;Fehler&quot;))))))" office:value-type="float" office:value="5" calcext:value-type="float">
            <text:p>5</text:p>
          </table:table-cell>
          <table:table-cell office:value-type="string" calcext:value-type="string">
            <text:p>HDK 231</text:p>
          </table:table-cell>
          <table:table-cell office:value-type="string" calcext:value-type="string">
            <text:p>ERDOEL UND ERDGAS ALS ENERGIETRAEGER</text:p>
          </table:table-cell>
          <table:table-cell table:number-columns-repeated="5"/>
        </table:table-row>
        <table:table-row table:style-name="ro1">
          <table:table-cell table:formula="of:=IF(LEN([.B1251])=1;0;IF(LEN([.B1251])=2;1;IF(LEN([.B1251])=3;2;IF(LEN([.B1251])=5;3;IF(LEN([.B1251])=6;4;IF(LEN([.B1251])=7;5;&quot;Fehler&quot;))))))" office:value-type="float" office:value="5" calcext:value-type="float">
            <text:p>5</text:p>
          </table:table-cell>
          <table:table-cell office:value-type="string" calcext:value-type="string">
            <text:p>HDK 232</text:p>
          </table:table-cell>
          <table:table-cell office:value-type="string" calcext:value-type="string">
            <text:p>KOHLE, ELEKTRIZITAET UND KERNENERGIE ALS ENERGIETRAEGER</text:p>
          </table:table-cell>
          <table:table-cell table:number-columns-repeated="5"/>
        </table:table-row>
        <table:table-row table:style-name="ro1">
          <table:table-cell table:formula="of:=IF(LEN([.B1252])=1;0;IF(LEN([.B1252])=2;1;IF(LEN([.B1252])=3;2;IF(LEN([.B1252])=5;3;IF(LEN([.B1252])=6;4;IF(LEN([.B1252])=7;5;&quot;Fehler&quot;))))))" office:value-type="float" office:value="5" calcext:value-type="float">
            <text:p>5</text:p>
          </table:table-cell>
          <table:table-cell office:value-type="string" calcext:value-type="string">
            <text:p>HDK 239</text:p>
          </table:table-cell>
          <table:table-cell office:value-type="string" calcext:value-type="string">
            <text:p>SONSTIGE ENERGIETRAEGER <text:s/>ALTERNATIVE ENERGIEN</text:p>
          </table:table-cell>
          <table:table-cell table:number-columns-repeated="5"/>
        </table:table-row>
        <table:table-row table:style-name="ro1">
          <table:table-cell table:formula="of:=IF(LEN([.B1253])=1;0;IF(LEN([.B1253])=2;1;IF(LEN([.B1253])=3;2;IF(LEN([.B1253])=5;3;IF(LEN([.B1253])=6;4;IF(LEN([.B1253])=7;5;&quot;Fehler&quot;))))))" office:value-type="float" office:value="3" calcext:value-type="float">
            <text:p>3</text:p>
          </table:table-cell>
          <table:table-cell office:value-type="string" calcext:value-type="string">
            <text:p>HDK 3</text:p>
          </table:table-cell>
          <table:table-cell office:value-type="string" calcext:value-type="string">
            <text:p>HANDWERK</text:p>
          </table:table-cell>
          <table:table-cell table:number-columns-repeated="5"/>
        </table:table-row>
        <table:table-row table:style-name="ro1">
          <table:table-cell table:formula="of:=IF(LEN([.B1254])=1;0;IF(LEN([.B1254])=2;1;IF(LEN([.B1254])=3;2;IF(LEN([.B1254])=5;3;IF(LEN([.B1254])=6;4;IF(LEN([.B1254])=7;5;&quot;Fehler&quot;))))))" office:value-type="float" office:value="3" calcext:value-type="float">
            <text:p>3</text:p>
          </table:table-cell>
          <table:table-cell office:value-type="string" calcext:value-type="string">
            <text:p>HDK 4</text:p>
          </table:table-cell>
          <table:table-cell office:value-type="string" calcext:value-type="string">
            <text:p>VERARBEITENDE INDUSTRIE</text:p>
          </table:table-cell>
          <table:table-cell table:number-columns-repeated="5"/>
        </table:table-row>
        <table:table-row table:style-name="ro1">
          <table:table-cell table:formula="of:=IF(LEN([.B1255])=1;0;IF(LEN([.B1255])=2;1;IF(LEN([.B1255])=3;2;IF(LEN([.B1255])=5;3;IF(LEN([.B1255])=6;4;IF(LEN([.B1255])=7;5;&quot;Fehler&quot;))))))" office:value-type="float" office:value="4" calcext:value-type="float">
            <text:p>4</text:p>
          </table:table-cell>
          <table:table-cell office:value-type="string" calcext:value-type="string">
            <text:p>HDK 40</text:p>
          </table:table-cell>
          <table:table-cell office:value-type="string" calcext:value-type="string">
            <text:p>METALLVERARBEITENDE INDUSTRIE</text:p>
          </table:table-cell>
          <table:table-cell table:number-columns-repeated="5"/>
        </table:table-row>
        <table:table-row table:style-name="ro1">
          <table:table-cell table:formula="of:=IF(LEN([.B1256])=1;0;IF(LEN([.B1256])=2;1;IF(LEN([.B1256])=3;2;IF(LEN([.B1256])=5;3;IF(LEN([.B1256])=6;4;IF(LEN([.B1256])=7;5;&quot;Fehler&quot;))))))" office:value-type="float" office:value="4" calcext:value-type="float">
            <text:p>4</text:p>
          </table:table-cell>
          <table:table-cell office:value-type="string" calcext:value-type="string">
            <text:p>HDK 41</text:p>
          </table:table-cell>
          <table:table-cell office:value-type="string" calcext:value-type="string">
            <text:p>TEXTILINDUSTRIE</text:p>
          </table:table-cell>
          <table:table-cell table:number-columns-repeated="5"/>
        </table:table-row>
        <table:table-row table:style-name="ro1">
          <table:table-cell table:formula="of:=IF(LEN([.B1257])=1;0;IF(LEN([.B1257])=2;1;IF(LEN([.B1257])=3;2;IF(LEN([.B1257])=5;3;IF(LEN([.B1257])=6;4;IF(LEN([.B1257])=7;5;&quot;Fehler&quot;))))))" office:value-type="float" office:value="4" calcext:value-type="float">
            <text:p>4</text:p>
          </table:table-cell>
          <table:table-cell office:value-type="string" calcext:value-type="string">
            <text:p>HDK 42</text:p>
          </table:table-cell>
          <table:table-cell office:value-type="string" calcext:value-type="string">
            <text:p>CHEMISCHE INDUSTRIE <text:s/>PAPIERINDUSTRIE</text:p>
          </table:table-cell>
          <table:table-cell table:number-columns-repeated="5"/>
        </table:table-row>
        <table:table-row table:style-name="ro1">
          <table:table-cell table:formula="of:=IF(LEN([.B1258])=1;0;IF(LEN([.B1258])=2;1;IF(LEN([.B1258])=3;2;IF(LEN([.B1258])=5;3;IF(LEN([.B1258])=6;4;IF(LEN([.B1258])=7;5;&quot;Fehler&quot;))))))" office:value-type="float" office:value="4" calcext:value-type="float">
            <text:p>4</text:p>
          </table:table-cell>
          <table:table-cell office:value-type="string" calcext:value-type="string">
            <text:p>HDK 43</text:p>
          </table:table-cell>
          <table:table-cell office:value-type="string" calcext:value-type="string">
            <text:p>BAUWIRTSCHAFT <text:s/>KERAMISCHE INDUSTRIE GLASINDUSTRIE</text:p>
          </table:table-cell>
          <table:table-cell table:number-columns-repeated="5"/>
        </table:table-row>
        <table:table-row table:style-name="ro1">
          <table:table-cell table:formula="of:=IF(LEN([.B1259])=1;0;IF(LEN([.B1259])=2;1;IF(LEN([.B1259])=3;2;IF(LEN([.B1259])=5;3;IF(LEN([.B1259])=6;4;IF(LEN([.B1259])=7;5;&quot;Fehler&quot;))))))" office:value-type="float" office:value="4" calcext:value-type="float">
            <text:p>4</text:p>
          </table:table-cell>
          <table:table-cell office:value-type="string" calcext:value-type="string">
            <text:p>HDK 44</text:p>
          </table:table-cell>
          <table:table-cell office:value-type="string" calcext:value-type="string">
            <text:p>ELEKTROINDUSTRIE <text:s/>ELEKTRONIKINDUSTRIE</text:p>
          </table:table-cell>
          <table:table-cell table:number-columns-repeated="5"/>
        </table:table-row>
        <table:table-row table:style-name="ro1">
          <table:table-cell table:formula="of:=IF(LEN([.B1260])=1;0;IF(LEN([.B1260])=2;1;IF(LEN([.B1260])=3;2;IF(LEN([.B1260])=5;3;IF(LEN([.B1260])=6;4;IF(LEN([.B1260])=7;5;&quot;Fehler&quot;))))))" office:value-type="float" office:value="4" calcext:value-type="float">
            <text:p>4</text:p>
          </table:table-cell>
          <table:table-cell office:value-type="string" calcext:value-type="string">
            <text:p>HDK 45</text:p>
          </table:table-cell>
          <table:table-cell office:value-type="string" calcext:value-type="string">
            <text:p>FAHRZEUGBAUINDUSTRIE</text:p>
          </table:table-cell>
          <table:table-cell table:number-columns-repeated="5"/>
        </table:table-row>
        <table:table-row table:style-name="ro1">
          <table:table-cell table:formula="of:=IF(LEN([.B1261])=1;0;IF(LEN([.B1261])=2;1;IF(LEN([.B1261])=3;2;IF(LEN([.B1261])=5;3;IF(LEN([.B1261])=6;4;IF(LEN([.B1261])=7;5;&quot;Fehler&quot;))))))" office:value-type="float" office:value="4" calcext:value-type="float">
            <text:p>4</text:p>
          </table:table-cell>
          <table:table-cell office:value-type="string" calcext:value-type="string">
            <text:p>HDK 48</text:p>
          </table:table-cell>
          <table:table-cell office:value-type="string" calcext:value-type="string">
            <text:p>RUESTUNGSINDUSTRIE</text:p>
          </table:table-cell>
          <table:table-cell table:number-columns-repeated="5"/>
        </table:table-row>
        <table:table-row table:style-name="ro1">
          <table:table-cell table:formula="of:=IF(LEN([.B1262])=1;0;IF(LEN([.B1262])=2;1;IF(LEN([.B1262])=3;2;IF(LEN([.B1262])=5;3;IF(LEN([.B1262])=6;4;IF(LEN([.B1262])=7;5;&quot;Fehler&quot;))))))" office:value-type="float" office:value="4" calcext:value-type="float">
            <text:p>4</text:p>
          </table:table-cell>
          <table:table-cell office:value-type="string" calcext:value-type="string">
            <text:p>HDK 49</text:p>
          </table:table-cell>
          <table:table-cell office:value-type="string" calcext:value-type="string">
            <text:p>SONSTIGE INDUSTRIEZWEIGE</text:p>
          </table:table-cell>
          <table:table-cell table:number-columns-repeated="5"/>
        </table:table-row>
        <table:table-row table:style-name="ro1">
          <table:table-cell table:formula="of:=IF(LEN([.B1263])=1;0;IF(LEN([.B1263])=2;1;IF(LEN([.B1263])=3;2;IF(LEN([.B1263])=5;3;IF(LEN([.B1263])=6;4;IF(LEN([.B1263])=7;5;&quot;Fehler&quot;))))))" office:value-type="float" office:value="3" calcext:value-type="float">
            <text:p>3</text:p>
          </table:table-cell>
          <table:table-cell office:value-type="string" calcext:value-type="string">
            <text:p>HDK 5</text:p>
          </table:table-cell>
          <table:table-cell office:value-type="string" calcext:value-type="string">
            <text:p>HANDEL <text:s/>DIENSTLEISTUNGSGEWERBE INSGESAMT</text:p>
          </table:table-cell>
          <table:table-cell table:number-columns-repeated="5"/>
        </table:table-row>
        <table:table-row table:style-name="ro1">
          <table:table-cell table:formula="of:=IF(LEN([.B1264])=1;0;IF(LEN([.B1264])=2;1;IF(LEN([.B1264])=3;2;IF(LEN([.B1264])=5;3;IF(LEN([.B1264])=6;4;IF(LEN([.B1264])=7;5;&quot;Fehler&quot;))))))" office:value-type="float" office:value="4" calcext:value-type="float">
            <text:p>4</text:p>
          </table:table-cell>
          <table:table-cell office:value-type="string" calcext:value-type="string">
            <text:p>HDK 51</text:p>
          </table:table-cell>
          <table:table-cell office:value-type="string" calcext:value-type="string">
            <text:p>EINZELHANDEL</text:p>
          </table:table-cell>
          <table:table-cell table:number-columns-repeated="5"/>
        </table:table-row>
        <table:table-row table:style-name="ro1">
          <table:table-cell table:formula="of:=IF(LEN([.B1265])=1;0;IF(LEN([.B1265])=2;1;IF(LEN([.B1265])=3;2;IF(LEN([.B1265])=5;3;IF(LEN([.B1265])=6;4;IF(LEN([.B1265])=7;5;&quot;Fehler&quot;))))))" office:value-type="float" office:value="4" calcext:value-type="float">
            <text:p>4</text:p>
          </table:table-cell>
          <table:table-cell office:value-type="string" calcext:value-type="string">
            <text:p>HDK 59</text:p>
          </table:table-cell>
          <table:table-cell office:value-type="string" calcext:value-type="string">
            <text:p>SONSTIGE HANDELSBRANCHEN</text:p>
          </table:table-cell>
          <table:table-cell table:number-columns-repeated="5"/>
        </table:table-row>
        <table:table-row table:style-name="ro1">
          <table:table-cell table:formula="of:=IF(LEN([.B1266])=1;0;IF(LEN([.B1266])=2;1;IF(LEN([.B1266])=3;2;IF(LEN([.B1266])=5;3;IF(LEN([.B1266])=6;4;IF(LEN([.B1266])=7;5;&quot;Fehler&quot;))))))" office:value-type="float" office:value="3" calcext:value-type="float">
            <text:p>3</text:p>
          </table:table-cell>
          <table:table-cell office:value-type="string" calcext:value-type="string">
            <text:p>HDK 6</text:p>
          </table:table-cell>
          <table:table-cell office:value-type="string" calcext:value-type="string">
            <text:p>VERKEHRSWIRTSCHAFT <text:s/>NACHRICHTENWESEN</text:p>
          </table:table-cell>
          <table:table-cell table:number-columns-repeated="5"/>
        </table:table-row>
        <table:table-row table:style-name="ro1">
          <table:table-cell table:formula="of:=IF(LEN([.B1267])=1;0;IF(LEN([.B1267])=2;1;IF(LEN([.B1267])=3;2;IF(LEN([.B1267])=5;3;IF(LEN([.B1267])=6;4;IF(LEN([.B1267])=7;5;&quot;Fehler&quot;))))))" office:value-type="float" office:value="4" calcext:value-type="float">
            <text:p>4</text:p>
          </table:table-cell>
          <table:table-cell office:value-type="string" calcext:value-type="string">
            <text:p>HDK 60</text:p>
          </table:table-cell>
          <table:table-cell office:value-type="string" calcext:value-type="string">
            <text:p>STRASSENVERKEHR</text:p>
          </table:table-cell>
          <table:table-cell table:number-columns-repeated="5"/>
        </table:table-row>
        <table:table-row table:style-name="ro1">
          <table:table-cell table:formula="of:=IF(LEN([.B1268])=1;0;IF(LEN([.B1268])=2;1;IF(LEN([.B1268])=3;2;IF(LEN([.B1268])=5;3;IF(LEN([.B1268])=6;4;IF(LEN([.B1268])=7;5;&quot;Fehler&quot;))))))" office:value-type="float" office:value="4" calcext:value-type="float">
            <text:p>4</text:p>
          </table:table-cell>
          <table:table-cell office:value-type="string" calcext:value-type="string">
            <text:p>HDK 61</text:p>
          </table:table-cell>
          <table:table-cell office:value-type="string" calcext:value-type="string">
            <text:p>EISENBAHNVERKEHR</text:p>
          </table:table-cell>
          <table:table-cell table:number-columns-repeated="5"/>
        </table:table-row>
        <table:table-row table:style-name="ro1">
          <table:table-cell table:formula="of:=IF(LEN([.B1269])=1;0;IF(LEN([.B1269])=2;1;IF(LEN([.B1269])=3;2;IF(LEN([.B1269])=5;3;IF(LEN([.B1269])=6;4;IF(LEN([.B1269])=7;5;&quot;Fehler&quot;))))))" office:value-type="float" office:value="4" calcext:value-type="float">
            <text:p>4</text:p>
          </table:table-cell>
          <table:table-cell office:value-type="string" calcext:value-type="string">
            <text:p>HDK 62</text:p>
          </table:table-cell>
          <table:table-cell office:value-type="string" calcext:value-type="string">
            <text:p>SCHIFFFAHRT</text:p>
          </table:table-cell>
          <table:table-cell table:number-columns-repeated="5"/>
        </table:table-row>
        <table:table-row table:style-name="ro1">
          <table:table-cell table:formula="of:=IF(LEN([.B1270])=1;0;IF(LEN([.B1270])=2;1;IF(LEN([.B1270])=3;2;IF(LEN([.B1270])=5;3;IF(LEN([.B1270])=6;4;IF(LEN([.B1270])=7;5;&quot;Fehler&quot;))))))" office:value-type="float" office:value="4" calcext:value-type="float">
            <text:p>4</text:p>
          </table:table-cell>
          <table:table-cell office:value-type="string" calcext:value-type="string">
            <text:p>HDK 63</text:p>
          </table:table-cell>
          <table:table-cell office:value-type="string" calcext:value-type="string">
            <text:p>LUFTVERKEHR</text:p>
          </table:table-cell>
          <table:table-cell table:number-columns-repeated="5"/>
        </table:table-row>
        <table:table-row table:style-name="ro1">
          <table:table-cell table:formula="of:=IF(LEN([.B1271])=1;0;IF(LEN([.B1271])=2;1;IF(LEN([.B1271])=3;2;IF(LEN([.B1271])=5;3;IF(LEN([.B1271])=6;4;IF(LEN([.B1271])=7;5;&quot;Fehler&quot;))))))" office:value-type="float" office:value="4" calcext:value-type="float">
            <text:p>4</text:p>
          </table:table-cell>
          <table:table-cell office:value-type="string" calcext:value-type="string">
            <text:p>HDK 64</text:p>
          </table:table-cell>
          <table:table-cell office:value-type="string" calcext:value-type="string">
            <text:p>POST <text:s/>FERNMELDEWESEN</text:p>
          </table:table-cell>
          <table:table-cell table:number-columns-repeated="5"/>
        </table:table-row>
        <table:table-row table:style-name="ro1">
          <table:table-cell table:formula="of:=IF(LEN([.B1272])=1;0;IF(LEN([.B1272])=2;1;IF(LEN([.B1272])=3;2;IF(LEN([.B1272])=5;3;IF(LEN([.B1272])=6;4;IF(LEN([.B1272])=7;5;&quot;Fehler&quot;))))))" office:value-type="float" office:value="4" calcext:value-type="float">
            <text:p>4</text:p>
          </table:table-cell>
          <table:table-cell office:value-type="string" calcext:value-type="string">
            <text:p>HDK 65</text:p>
          </table:table-cell>
          <table:table-cell office:value-type="string" calcext:value-type="string">
            <text:p>REISEVERKEHRSWIRTSCHAFT</text:p>
          </table:table-cell>
          <table:table-cell table:number-columns-repeated="5"/>
        </table:table-row>
        <table:table-row table:style-name="ro1">
          <table:table-cell table:formula="of:=IF(LEN([.B1273])=1;0;IF(LEN([.B1273])=2;1;IF(LEN([.B1273])=3;2;IF(LEN([.B1273])=5;3;IF(LEN([.B1273])=6;4;IF(LEN([.B1273])=7;5;&quot;Fehler&quot;))))))" office:value-type="float" office:value="4" calcext:value-type="float">
            <text:p>4</text:p>
          </table:table-cell>
          <table:table-cell office:value-type="string" calcext:value-type="string">
            <text:p>HDK 69</text:p>
          </table:table-cell>
          <table:table-cell office:value-type="string" calcext:value-type="string">
            <text:p>SONSTIGES</text:p>
          </table:table-cell>
          <table:table-cell table:number-columns-repeated="5"/>
        </table:table-row>
        <table:table-row table:style-name="ro1">
          <table:table-cell table:formula="of:=IF(LEN([.B1274])=1;0;IF(LEN([.B1274])=2;1;IF(LEN([.B1274])=3;2;IF(LEN([.B1274])=5;3;IF(LEN([.B1274])=6;4;IF(LEN([.B1274])=7;5;&quot;Fehler&quot;))))))" office:value-type="float" office:value="3" calcext:value-type="float">
            <text:p>3</text:p>
          </table:table-cell>
          <table:table-cell office:value-type="string" calcext:value-type="string">
            <text:p>HDK 7</text:p>
          </table:table-cell>
          <table:table-cell office:value-type="string" calcext:value-type="string">
            <text:p>GELD UND WAEHRUNG <text:s/>BANK- UND BOERSENWESEN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275])=1;0;IF(LEN([.B1275])=2;1;IF(LEN([.B1275])=3;2;IF(LEN([.B1275])=5;3;IF(LEN([.B1275])=6;4;IF(LEN([.B1275])=7;5;&quot;Fehler&quot;))))))" office:value-type="float" office:value="4" calcext:value-type="float">
            <text:p>4</text:p>
          </table:table-cell>
          <table:table-cell office:value-type="string" calcext:value-type="string">
            <text:p>HDK 70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1276])=1;0;IF(LEN([.B1276])=2;1;IF(LEN([.B1276])=3;2;IF(LEN([.B1276])=5;3;IF(LEN([.B1276])=6;4;IF(LEN([.B1276])=7;5;&quot;Fehler&quot;))))))" office:value-type="float" office:value="4" calcext:value-type="float">
            <text:p>4</text:p>
          </table:table-cell>
          <table:table-cell office:value-type="string" calcext:value-type="string">
            <text:p>HDK 71</text:p>
          </table:table-cell>
          <table:table-cell office:value-type="string" calcext:value-type="string">
            <text:p>VERMISCHTE SCHRIFTEN</text:p>
          </table:table-cell>
          <table:table-cell table:number-columns-repeated="5"/>
        </table:table-row>
        <table:table-row table:style-name="ro1">
          <table:table-cell table:formula="of:=IF(LEN([.B1277])=1;0;IF(LEN([.B1277])=2;1;IF(LEN([.B1277])=3;2;IF(LEN([.B1277])=5;3;IF(LEN([.B1277])=6;4;IF(LEN([.B1277])=7;5;&quot;Fehler&quot;))))))" office:value-type="float" office:value="4" calcext:value-type="float">
            <text:p>4</text:p>
          </table:table-cell>
          <table:table-cell office:value-type="string" calcext:value-type="string">
            <text:p>HDK 72</text:p>
          </table:table-cell>
          <table:table-cell office:value-type="string" calcext:value-type="string">
            <text:p>GELD- UND WAEHRUNGSGESCHICHTE</text:p>
          </table:table-cell>
          <table:table-cell table:number-columns-repeated="5"/>
        </table:table-row>
        <table:table-row table:style-name="ro1">
          <table:table-cell table:formula="of:=IF(LEN([.B1278])=1;0;IF(LEN([.B1278])=2;1;IF(LEN([.B1278])=3;2;IF(LEN([.B1278])=5;3;IF(LEN([.B1278])=6;4;IF(LEN([.B1278])=7;5;&quot;Fehler&quot;))))))" office:value-type="float" office:value="4" calcext:value-type="float">
            <text:p>4</text:p>
          </table:table-cell>
          <table:table-cell office:value-type="string" calcext:value-type="string">
            <text:p>HDK 73</text:p>
          </table:table-cell>
          <table:table-cell office:value-type="string" calcext:value-type="string">
            <text:p>GELDTHEORIE</text:p>
          </table:table-cell>
          <table:table-cell table:number-columns-repeated="5"/>
        </table:table-row>
        <table:table-row table:style-name="ro1">
          <table:table-cell table:formula="of:=IF(LEN([.B1279])=1;0;IF(LEN([.B1279])=2;1;IF(LEN([.B1279])=3;2;IF(LEN([.B1279])=5;3;IF(LEN([.B1279])=6;4;IF(LEN([.B1279])=7;5;&quot;Fehler&quot;))))))" office:value-type="float" office:value="4" calcext:value-type="float">
            <text:p>4</text:p>
          </table:table-cell>
          <table:table-cell office:value-type="string" calcext:value-type="string">
            <text:p>HDK 74</text:p>
          </table:table-cell>
          <table:table-cell office:value-type="string" calcext:value-type="string">
            <text:p>GELDWERT : ALLGEMEINES - DARSTELLUNGEN EINZELNER LAENDER</text:p>
          </table:table-cell>
          <table:table-cell table:number-columns-repeated="5"/>
        </table:table-row>
        <table:table-row table:style-name="ro1">
          <table:table-cell table:formula="of:=IF(LEN([.B1280])=1;0;IF(LEN([.B1280])=2;1;IF(LEN([.B1280])=3;2;IF(LEN([.B1280])=5;3;IF(LEN([.B1280])=6;4;IF(LEN([.B1280])=7;5;&quot;Fehler&quot;))))))" office:value-type="float" office:value="4" calcext:value-type="float">
            <text:p>4</text:p>
          </table:table-cell>
          <table:table-cell office:value-type="string" calcext:value-type="string">
            <text:p>HDK 75</text:p>
          </table:table-cell>
          <table:table-cell office:value-type="string" calcext:value-type="string">
            <text:p>GELD- UND KREDITPOLITIK <text:s/>GELDMAERKTE <text:s/>KREDITINSTITUT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281])=1;0;IF(LEN([.B1281])=2;1;IF(LEN([.B1281])=3;2;IF(LEN([.B1281])=5;3;IF(LEN([.B1281])=6;4;IF(LEN([.B1281])=7;5;&quot;Fehler&quot;))))))" office:value-type="float" office:value="5" calcext:value-type="float">
            <text:p>5</text:p>
          </table:table-cell>
          <table:table-cell office:value-type="string" calcext:value-type="string">
            <text:p>HDK 751</text:p>
          </table:table-cell>
          <table:table-cell office:value-type="string" calcext:value-type="string">
            <text:p>GELDPOLITIK (WAEHRUNGSPOLITIK) <text:s/>KREDITPOLITIK</text:p>
          </table:table-cell>
          <table:table-cell table:number-columns-repeated="5"/>
        </table:table-row>
        <table:table-row table:style-name="ro1">
          <table:table-cell table:formula="of:=IF(LEN([.B1282])=1;0;IF(LEN([.B1282])=2;1;IF(LEN([.B1282])=3;2;IF(LEN([.B1282])=5;3;IF(LEN([.B1282])=6;4;IF(LEN([.B1282])=7;5;&quot;Fehler&quot;))))))" office:value-type="float" office:value="5" calcext:value-type="float">
            <text:p>5</text:p>
          </table:table-cell>
          <table:table-cell office:value-type="string" calcext:value-type="string">
            <text:p>HDK 752</text:p>
          </table:table-cell>
          <table:table-cell office:value-type="string" calcext:value-type="string">
            <text:p>KREDITINSTITUTE (GESCHAEFTSBANKEN)</text:p>
          </table:table-cell>
          <table:table-cell table:number-columns-repeated="5"/>
        </table:table-row>
        <table:table-row table:style-name="ro1">
          <table:table-cell table:formula="of:=IF(LEN([.B1283])=1;0;IF(LEN([.B1283])=2;1;IF(LEN([.B1283])=3;2;IF(LEN([.B1283])=5;3;IF(LEN([.B1283])=6;4;IF(LEN([.B1283])=7;5;&quot;Fehler&quot;))))))" office:value-type="float" office:value="5" calcext:value-type="float">
            <text:p>5</text:p>
          </table:table-cell>
          <table:table-cell office:value-type="string" calcext:value-type="string">
            <text:p>HDK 753</text:p>
          </table:table-cell>
          <table:table-cell office:value-type="string" calcext:value-type="string">
            <text:p>GELD- UND KAPITALMAERKTE <text:s/>BOERSENWESE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DK 7531</text:p>
          </table:table-cell>
          <table:table-cell office:value-type="string" calcext:value-type="string">
            <text:p>EFFEKTEN- UND BOERSENWESEN</text:p>
          </table:table-cell>
          <table:table-cell table:number-columns-repeated="5"/>
        </table:table-row>
        <table:table-row table:style-name="ro1">
          <table:table-cell table:formula="of:=IF(LEN([.B1285])=1;0;IF(LEN([.B1285])=2;1;IF(LEN([.B1285])=3;2;IF(LEN([.B1285])=5;3;IF(LEN([.B1285])=6;4;IF(LEN([.B1285])=7;5;&quot;Fehler&quot;))))))" office:value-type="float" office:value="5" calcext:value-type="float">
            <text:p>5</text:p>
          </table:table-cell>
          <table:table-cell office:value-type="string" calcext:value-type="string">
            <text:p>HDK 754</text:p>
          </table:table-cell>
          <table:table-cell office:value-type="string" calcext:value-type="string">
            <text:p>PRIVATE GELD- UND KAPITALANLAGE : GESAMTDARSTELLUNGEN</text:p>
          </table:table-cell>
          <table:table-cell table:number-columns-repeated="5"/>
        </table:table-row>
        <table:table-row table:style-name="ro1">
          <table:table-cell table:formula="of:=IF(LEN([.B1286])=1;0;IF(LEN([.B1286])=2;1;IF(LEN([.B1286])=3;2;IF(LEN([.B1286])=5;3;IF(LEN([.B1286])=6;4;IF(LEN([.B1286])=7;5;&quot;Fehler&quot;))))))" office:value-type="float" office:value="4" calcext:value-type="float">
            <text:p>4</text:p>
          </table:table-cell>
          <table:table-cell office:value-type="string" calcext:value-type="string">
            <text:p>HDK 77</text:p>
          </table:table-cell>
          <table:table-cell office:value-type="string" calcext:value-type="string">
            <text:p>ZAHLUNGSBILANZ <text:s/>INTERNATIONALE WAEHRUNGSPOLITIK INTERNATIONALER ZAHLUNGSVERKEHR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287])=1;0;IF(LEN([.B1287])=2;1;IF(LEN([.B1287])=3;2;IF(LEN([.B1287])=5;3;IF(LEN([.B1287])=6;4;IF(LEN([.B1287])=7;5;&quot;Fehler&quot;))))))" office:value-type="float" office:value="5" calcext:value-type="float">
            <text:p>5</text:p>
          </table:table-cell>
          <table:table-cell office:value-type="string" calcext:value-type="string">
            <text:p>HDK 771</text:p>
          </table:table-cell>
          <table:table-cell office:value-type="string" calcext:value-type="string">
            <text:p>ZAHLUNGSBILANZ <text:s/>INTERNATIONALER ZAHLUNGSVERKEHR</text:p>
          </table:table-cell>
          <table:table-cell table:number-columns-repeated="5"/>
        </table:table-row>
        <table:table-row table:style-name="ro1">
          <table:table-cell table:formula="of:=IF(LEN([.B1288])=1;0;IF(LEN([.B1288])=2;1;IF(LEN([.B1288])=3;2;IF(LEN([.B1288])=5;3;IF(LEN([.B1288])=6;4;IF(LEN([.B1288])=7;5;&quot;Fehler&quot;))))))" office:value-type="float" office:value="5" calcext:value-type="float">
            <text:p>5</text:p>
          </table:table-cell>
          <table:table-cell office:value-type="string" calcext:value-type="string">
            <text:p>HDK 772</text:p>
          </table:table-cell>
          <table:table-cell office:value-type="string" calcext:value-type="string">
            <text:p>INTERNATIONALE ZAHLUNGSABKOMMEN <text:s/>INTERNATIONALE WAEHRUNGSBEHOERDEN <text:s/>INTERNATIONALE GELDINSTITUTE</text:p>
          </table:table-cell>
          <table:table-cell table:number-columns-repeated="5"/>
        </table:table-row>
        <table:table-row table:style-name="ro1">
          <table:table-cell table:formula="of:=IF(LEN([.B1289])=1;0;IF(LEN([.B1289])=2;1;IF(LEN([.B1289])=3;2;IF(LEN([.B1289])=5;3;IF(LEN([.B1289])=6;4;IF(LEN([.B1289])=7;5;&quot;Fehler&quot;))))))" office:value-type="float" office:value="5" calcext:value-type="float">
            <text:p>5</text:p>
          </table:table-cell>
          <table:table-cell office:value-type="string" calcext:value-type="string">
            <text:p>HDK 773</text:p>
          </table:table-cell>
          <table:table-cell office:value-type="string" calcext:value-type="string">
            <text:p>INTERNATIONALE WAEHRUNGSORDNUNG</text:p>
          </table:table-cell>
          <table:table-cell table:number-columns-repeated="5"/>
        </table:table-row>
        <table:table-row table:style-name="ro1">
          <table:table-cell table:formula="of:=IF(LEN([.B1290])=1;0;IF(LEN([.B1290])=2;1;IF(LEN([.B1290])=3;2;IF(LEN([.B1290])=5;3;IF(LEN([.B1290])=6;4;IF(LEN([.B1290])=7;5;&quot;Fehler&quot;))))))" office:value-type="float" office:value="3" calcext:value-type="float">
            <text:p>3</text:p>
          </table:table-cell>
          <table:table-cell office:value-type="string" calcext:value-type="string">
            <text:p>HDK 8</text:p>
          </table:table-cell>
          <table:table-cell office:value-type="string" calcext:value-type="string">
            <text:p>VERSICHERUNGSWIRTSCHAFT EINSCHL. GESCHICHTE</text:p>
          </table:table-cell>
          <table:table-cell table:number-columns-repeated="5"/>
        </table:table-row>
        <table:table-row table:style-name="ro1">
          <table:table-cell table:formula="of:=IF(LEN([.B1291])=1;0;IF(LEN([.B1291])=2;1;IF(LEN([.B1291])=3;2;IF(LEN([.B1291])=5;3;IF(LEN([.B1291])=6;4;IF(LEN([.B1291])=7;5;&quot;Fehler&quot;))))))" office:value-type="float" office:value="3" calcext:value-type="float">
            <text:p>3</text:p>
          </table:table-cell>
          <table:table-cell office:value-type="string" calcext:value-type="string">
            <text:p>HDK 9</text:p>
          </table:table-cell>
          <table:table-cell office:value-type="string" calcext:value-type="string">
            <text:p>SONSTIGE WIRTSCHAFTZWEIGE</text:p>
          </table:table-cell>
          <table:table-cell table:number-columns-repeated="5"/>
        </table:table-row>
        <table:table-row table:style-name="ro1">
          <table:table-cell table:formula="of:=IF(LEN([.B1292])=1;0;IF(LEN([.B1292])=2;1;IF(LEN([.B1292])=3;2;IF(LEN([.B1292])=5;3;IF(LEN([.B1292])=6;4;IF(LEN([.B1292])=7;5;&quot;Fehler&quot;))))))" office:value-type="float" office:value="2" calcext:value-type="float">
            <text:p>2</text:p>
          </table:table-cell>
          <table:table-cell office:value-type="string" calcext:value-type="string">
            <text:p>HDL</text:p>
          </table:table-cell>
          <table:table-cell office:value-type="string" calcext:value-type="string">
            <text:p>WIRTSCHAFTSORGANISATIONEN <text:s/>KONZENTRATION UNTERNEHMENSFORMEN</text:p>
          </table:table-cell>
          <table:table-cell table:number-columns-repeated="5"/>
        </table:table-row>
        <table:table-row table:style-name="ro1">
          <table:table-cell table:formula="of:=IF(LEN([.B1293])=1;0;IF(LEN([.B1293])=2;1;IF(LEN([.B1293])=3;2;IF(LEN([.B1293])=5;3;IF(LEN([.B1293])=6;4;IF(LEN([.B1293])=7;5;&quot;Fehler&quot;))))))" office:value-type="float" office:value="3" calcext:value-type="float">
            <text:p>3</text:p>
          </table:table-cell>
          <table:table-cell office:value-type="string" calcext:value-type="string">
            <text:p>HDL 1</text:p>
          </table:table-cell>
          <table:table-cell office:value-type="string" calcext:value-type="string">
            <text:p>WIRTSCHAFTSORGANISATIONEN <text:s/>WIRTSCHAFTSVERBAENDE</text:p>
          </table:table-cell>
          <table:table-cell table:number-columns-repeated="5"/>
        </table:table-row>
        <table:table-row table:style-name="ro1">
          <table:table-cell table:formula="of:=IF(LEN([.B1294])=1;0;IF(LEN([.B1294])=2;1;IF(LEN([.B1294])=3;2;IF(LEN([.B1294])=5;3;IF(LEN([.B1294])=6;4;IF(LEN([.B1294])=7;5;&quot;Fehler&quot;))))))" office:value-type="float" office:value="3" calcext:value-type="float">
            <text:p>3</text:p>
          </table:table-cell>
          <table:table-cell office:value-type="string" calcext:value-type="string">
            <text:p>HDL 2</text:p>
          </table:table-cell>
          <table:table-cell office:value-type="string" calcext:value-type="string">
            <text:p>WIRTSCHAFTSKONZENTRATION <text:s/>WETTBEWERB UNTERNEHMENSFORMEN</text:p>
          </table:table-cell>
          <table:table-cell table:number-columns-repeated="5"/>
        </table:table-row>
        <table:table-row table:style-name="ro1">
          <table:table-cell table:formula="of:=IF(LEN([.B1295])=1;0;IF(LEN([.B1295])=2;1;IF(LEN([.B1295])=3;2;IF(LEN([.B1295])=5;3;IF(LEN([.B1295])=6;4;IF(LEN([.B1295])=7;5;&quot;Fehler&quot;))))))" office:value-type="float" office:value="3" calcext:value-type="float">
            <text:p>3</text:p>
          </table:table-cell>
          <table:table-cell office:value-type="string" calcext:value-type="string">
            <text:p>HDL 3</text:p>
          </table:table-cell>
          <table:table-cell office:value-type="string" calcext:value-type="string">
            <text:p>GENOSSENSCHAFTEN</text:p>
          </table:table-cell>
          <table:table-cell table:number-columns-repeated="5"/>
        </table:table-row>
        <table:table-row table:style-name="ro1">
          <table:table-cell table:formula="of:=IF(LEN([.B1296])=1;0;IF(LEN([.B1296])=2;1;IF(LEN([.B1296])=3;2;IF(LEN([.B1296])=5;3;IF(LEN([.B1296])=6;4;IF(LEN([.B1296])=7;5;&quot;Fehler&quot;))))))"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WELTWIRTSCHAFT <text:s/>WELTHANDEL <text:s/>AUSSENWIRTSCHAFTLICHE BEZIEHUNGEN <text:s/>ENTWICKLUNGSHILF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297])=1;0;IF(LEN([.B1297])=2;1;IF(LEN([.B1297])=3;2;IF(LEN([.B1297])=5;3;IF(LEN([.B1297])=6;4;IF(LEN([.B1297])=7;5;&quot;Fehler&quot;))))))" office:value-type="float" office:value="2" calcext:value-type="float">
            <text:p>2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AUSSENWIRTSCHAFTSTHEORIE <text:s/>AUSSENWIRTSCHAFTSPOLITIK</text:p>
          </table:table-cell>
          <table:table-cell table:number-columns-repeated="5"/>
        </table:table-row>
        <table:table-row table:style-name="ro1">
          <table:table-cell table:formula="of:=IF(LEN([.B1298])=1;0;IF(LEN([.B1298])=2;1;IF(LEN([.B1298])=3;2;IF(LEN([.B1298])=5;3;IF(LEN([.B1298])=6;4;IF(LEN([.B1298])=7;5;&quot;Fehler&quot;))))))" office:value-type="float" office:value="3" calcext:value-type="float">
            <text:p>3</text:p>
          </table:table-cell>
          <table:table-cell office:value-type="string" calcext:value-type="string">
            <text:p>HEA 1</text:p>
          </table:table-cell>
          <table:table-cell office:value-type="string" calcext:value-type="string">
            <text:p>EINZELNE PROBLEME DER INTERNATIONALEN WIRTSCHAFTSBEZIEHUNGEN</text:p>
          </table:table-cell>
          <table:table-cell table:number-columns-repeated="5"/>
        </table:table-row>
        <table:table-row table:style-name="ro1">
          <table:table-cell table:formula="of:=IF(LEN([.B1299])=1;0;IF(LEN([.B1299])=2;1;IF(LEN([.B1299])=3;2;IF(LEN([.B1299])=5;3;IF(LEN([.B1299])=6;4;IF(LEN([.B1299])=7;5;&quot;Fehler&quot;))))))" office:value-type="float" office:value="3" calcext:value-type="float">
            <text:p>3</text:p>
          </table:table-cell>
          <table:table-cell office:value-type="string" calcext:value-type="string">
            <text:p>HEA 7</text:p>
          </table:table-cell>
          <table:table-cell office:value-type="string" calcext:value-type="string">
            <text:p>OST-WEST-HANDEL : GESAMTDARSTELLUNGEN</text:p>
          </table:table-cell>
          <table:table-cell table:number-columns-repeated="5"/>
        </table:table-row>
        <table:table-row table:style-name="ro1">
          <table:table-cell table:formula="of:=IF(LEN([.B1300])=1;0;IF(LEN([.B1300])=2;1;IF(LEN([.B1300])=3;2;IF(LEN([.B1300])=5;3;IF(LEN([.B1300])=6;4;IF(LEN([.B1300])=7;5;&quot;Fehler&quot;))))))" office:value-type="float" office:value="2" calcext:value-type="float">
            <text:p>2</text:p>
          </table:table-cell>
          <table:table-cell office:value-type="string" calcext:value-type="string">
            <text:p>HEC</text:p>
          </table:table-cell>
          <table:table-cell office:value-type="string" calcext:value-type="string">
            <text:p>INTERNATIONALE WIRTSCHAFTLICHE ORGANISATIONEN, ZUSAMMENSCHLUESSE, ABKOMMEN, KONFERENZEN</text:p>
          </table:table-cell>
          <table:table-cell table:number-columns-repeated="5"/>
        </table:table-row>
        <table:table-row table:style-name="ro1">
          <table:table-cell table:formula="of:=IF(LEN([.B1301])=1;0;IF(LEN([.B1301])=2;1;IF(LEN([.B1301])=3;2;IF(LEN([.B1301])=5;3;IF(LEN([.B1301])=6;4;IF(LEN([.B1301])=7;5;&quot;Fehler&quot;))))))" office:value-type="float" office:value="2" calcext:value-type="float">
            <text:p>2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WELTWIRTSCHAFTSGUETER <text:s/>ROHSTOFFE ALS WELTMARKTGUETER : GESAMTDARSTELLUNGEN</text:p>
          </table:table-cell>
          <table:table-cell table:number-columns-repeated="5"/>
        </table:table-row>
        <table:table-row table:style-name="ro1">
          <table:table-cell table:formula="of:=IF(LEN([.B1302])=1;0;IF(LEN([.B1302])=2;1;IF(LEN([.B1302])=3;2;IF(LEN([.B1302])=5;3;IF(LEN([.B1302])=6;4;IF(LEN([.B1302])=7;5;&quot;Fehler&quot;))))))" office:value-type="float" office:value="3" calcext:value-type="float">
            <text:p>3</text:p>
          </table:table-cell>
          <table:table-cell office:value-type="string" calcext:value-type="string">
            <text:p>HEK 1</text:p>
          </table:table-cell>
          <table:table-cell office:value-type="string" calcext:value-type="string">
            <text:p>PFLANZLICHE UND TIERISCHE ROHSTOFFE UND PRODUKTE</text:p>
          </table:table-cell>
          <table:table-cell table:number-columns-repeated="5"/>
        </table:table-row>
        <table:table-row table:style-name="ro1">
          <table:table-cell table:formula="of:=IF(LEN([.B1303])=1;0;IF(LEN([.B1303])=2;1;IF(LEN([.B1303])=3;2;IF(LEN([.B1303])=5;3;IF(LEN([.B1303])=6;4;IF(LEN([.B1303])=7;5;&quot;Fehler&quot;))))))" office:value-type="float" office:value="3" calcext:value-type="float">
            <text:p>3</text:p>
          </table:table-cell>
          <table:table-cell office:value-type="string" calcext:value-type="string">
            <text:p>HEK 2</text:p>
          </table:table-cell>
          <table:table-cell office:value-type="string" calcext:value-type="string">
            <text:p>MINERALISCHE ROHSTOFFE UND PRODUKTE</text:p>
          </table:table-cell>
          <table:table-cell table:number-columns-repeated="5"/>
        </table:table-row>
        <table:table-row table:style-name="ro1">
          <table:table-cell table:formula="of:=IF(LEN([.B1304])=1;0;IF(LEN([.B1304])=2;1;IF(LEN([.B1304])=3;2;IF(LEN([.B1304])=5;3;IF(LEN([.B1304])=6;4;IF(LEN([.B1304])=7;5;&quot;Fehler&quot;))))))" office:value-type="float" office:value="3" calcext:value-type="float">
            <text:p>3</text:p>
          </table:table-cell>
          <table:table-cell office:value-type="string" calcext:value-type="string">
            <text:p>HEK 9</text:p>
          </table:table-cell>
          <table:table-cell office:value-type="string" calcext:value-type="string">
            <text:p>SONSTIGE ROHSTOFFE UND PRODUKTE</text:p>
          </table:table-cell>
          <table:table-cell table:number-columns-repeated="5"/>
        </table:table-row>
        <table:table-row table:style-name="ro1">
          <table:table-cell table:formula="of:=IF(LEN([.B1305])=1;0;IF(LEN([.B1305])=2;1;IF(LEN([.B1305])=3;2;IF(LEN([.B1305])=5;3;IF(LEN([.B1305])=6;4;IF(LEN([.B1305])=7;5;&quot;Fehler&quot;))))))" office:value-type="float" office:value="2" calcext:value-type="float">
            <text:p>2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WIRTSCHAFTLICHE ENTWICKLUNGSHILFE <text:s/>ENTWICKLUNGSLAENDER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306])=1;0;IF(LEN([.B1306])=2;1;IF(LEN([.B1306])=3;2;IF(LEN([.B1306])=5;3;IF(LEN([.B1306])=6;4;IF(LEN([.B1306])=7;5;&quot;Fehler&quot;))))))" office:value-type="float" office:value="3" calcext:value-type="float">
            <text:p>3</text:p>
          </table:table-cell>
          <table:table-cell office:value-type="string" calcext:value-type="string">
            <text:p>HEN 1</text:p>
          </table:table-cell>
          <table:table-cell office:value-type="string" calcext:value-type="string">
            <text:p>ENTWICKLUNGSHILFE EINZELNER LAENDER UND WIRTSCHAFTLICHER ZUSAMMENSCHLUESSE : GESAMTDARSTELLUNGEN</text:p>
          </table:table-cell>
          <table:table-cell table:number-columns-repeated="5"/>
        </table:table-row>
        <table:table-row table:style-name="ro1">
          <table:table-cell table:formula="of:=IF(LEN([.B1307])=1;0;IF(LEN([.B1307])=2;1;IF(LEN([.B1307])=3;2;IF(LEN([.B1307])=5;3;IF(LEN([.B1307])=6;4;IF(LEN([.B1307])=7;5;&quot;Fehler&quot;))))))" office:value-type="float" office:value="3" calcext:value-type="float">
            <text:p>3</text:p>
          </table:table-cell>
          <table:table-cell office:value-type="string" calcext:value-type="string">
            <text:p>HEN 2</text:p>
          </table:table-cell>
          <table:table-cell office:value-type="string" calcext:value-type="string">
            <text:p>WIRTSCHAFTLICHE EINZELFRAGEN DER ENTWICKLUNGSHILFE UND DER ENTWICKLUNGSLAENDER <text:s/>FORMEN DER ENTWICKLUNGSHILFE ENTWICKLUNGSPROJEKTE</text:p>
          </table:table-cell>
          <table:table-cell table:number-columns-repeated="5"/>
        </table:table-row>
        <table:table-row table:style-name="ro1">
          <table:table-cell table:formula="of:=IF(LEN([.B1308])=1;0;IF(LEN([.B1308])=2;1;IF(LEN([.B1308])=3;2;IF(LEN([.B1308])=5;3;IF(LEN([.B1308])=6;4;IF(LEN([.B1308])=7;5;&quot;Fehler&quot;))))))" office:value-type="float" office:value="3" calcext:value-type="float">
            <text:p>3</text:p>
          </table:table-cell>
          <table:table-cell office:value-type="string" calcext:value-type="string">
            <text:p>HEN 3</text:p>
          </table:table-cell>
          <table:table-cell office:value-type="string" calcext:value-type="string">
            <text:p>WIRTSCHAFTLICHE KOOPERATION UND ZUSAMMENSCHLUESSE DER ENTWICKLUNGSLAENDER</text:p>
          </table:table-cell>
          <table:table-cell table:number-columns-repeated="5"/>
        </table:table-row>
        <table:table-row table:style-name="ro1">
          <table:table-cell table:formula="of:=IF(LEN([.B1309])=1;0;IF(LEN([.B1309])=2;1;IF(LEN([.B1309])=3;2;IF(LEN([.B1309])=5;3;IF(LEN([.B1309])=6;4;IF(LEN([.B1309])=7;5;&quot;Fehler&quot;))))))" office:value-type="float" office:value="1" calcext:value-type="float">
            <text:p>1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REGIONALE WIRTSCHAFTSKUNDE <text:s/>REGIONALE WIRTSCHAFTSPOLITIK WIRTSCHAFTSGESCHICHT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310])=1;0;IF(LEN([.B1310])=2;1;IF(LEN([.B1310])=3;2;IF(LEN([.B1310])=5;3;IF(LEN([.B1310])=6;4;IF(LEN([.B1310])=7;5;&quot;Fehler&quot;))))))" office:value-type="float" office:value="2" calcext:value-type="float">
            <text:p>2</text:p>
          </table:table-cell>
          <table:table-cell office:value-type="string" calcext:value-type="string">
            <text:p>HFC</text:p>
          </table:table-cell>
          <table:table-cell office:value-type="string" calcext:value-type="string">
            <text:p>WIRTSCHAFTSGESCHICHTE : GESAMTDARSTELLUNGEN - DARSTELLUNGEN MEHRERER EPOCHEN</text:p>
          </table:table-cell>
          <table:table-cell table:number-columns-repeated="5"/>
        </table:table-row>
        <table:table-row table:style-name="ro1">
          <table:table-cell table:formula="of:=IF(LEN([.B1311])=1;0;IF(LEN([.B1311])=2;1;IF(LEN([.B1311])=3;2;IF(LEN([.B1311])=5;3;IF(LEN([.B1311])=6;4;IF(LEN([.B1311])=7;5;&quot;Fehler&quot;))))))" office:value-type="float" office:value="3" calcext:value-type="float">
            <text:p>3</text:p>
          </table:table-cell>
          <table:table-cell office:value-type="string" calcext:value-type="string">
            <text:p>HFC 1</text:p>
          </table:table-cell>
          <table:table-cell office:value-type="string" calcext:value-type="string">
            <text:p>WIRTSCHAFTSGESCHICHTE EINZELNER EPOCHEN : DARSTELLUNGEN MEHRERER LAENDER</text:p>
          </table:table-cell>
          <table:table-cell table:number-columns-repeated="5"/>
        </table:table-row>
        <table:table-row table:style-name="ro1">
          <table:table-cell table:formula="of:=IF(LEN([.B1312])=1;0;IF(LEN([.B1312])=2;1;IF(LEN([.B1312])=3;2;IF(LEN([.B1312])=5;3;IF(LEN([.B1312])=6;4;IF(LEN([.B1312])=7;5;&quot;Fehler&quot;))))))" office:value-type="float" office:value="2" calcext:value-type="float">
            <text:p>2</text:p>
          </table:table-cell>
          <table:table-cell office:value-type="string" calcext:value-type="string">
            <text:p>HFK</text:p>
          </table:table-cell>
          <table:table-cell office:value-type="string" calcext:value-type="string">
            <text:p>WIRTSCHAFT EUROPAS : GESAMTDARSTELLUNGEN – DARSTELLUNGEN MEHRERER LAENDER</text:p>
          </table:table-cell>
          <table:table-cell table:number-columns-repeated="5"/>
        </table:table-row>
        <table:table-row table:style-name="ro1">
          <table:table-cell table:formula="of:=IF(LEN([.B1313])=1;0;IF(LEN([.B1313])=2;1;IF(LEN([.B1313])=3;2;IF(LEN([.B1313])=5;3;IF(LEN([.B1313])=6;4;IF(LEN([.B1313])=7;5;&quot;Fehler&quot;))))))" office:value-type="float" office:value="3" calcext:value-type="float">
            <text:p>3</text:p>
          </table:table-cell>
          <table:table-cell office:value-type="string" calcext:value-type="string">
            <text:p>HFK 1</text:p>
          </table:table-cell>
          <table:table-cell office:value-type="string" calcext:value-type="string">
            <text:p>WIRTSCHAFTSGESCHICHTE EUROPAS : GESAMTDARSTELLUNGEN - DARSTELLUNGEN MEHRERER LAENDER UND EINZELNER EPOCHEN</text:p>
          </table:table-cell>
          <table:table-cell table:number-columns-repeated="5"/>
        </table:table-row>
        <table:table-row table:style-name="ro1">
          <table:table-cell table:formula="of:=IF(LEN([.B1314])=1;0;IF(LEN([.B1314])=2;1;IF(LEN([.B1314])=3;2;IF(LEN([.B1314])=5;3;IF(LEN([.B1314])=6;4;IF(LEN([.B1314])=7;5;&quot;Fehler&quot;))))))" office:value-type="float" office:value="3" calcext:value-type="float">
            <text:p>3</text:p>
          </table:table-cell>
          <table:table-cell office:value-type="string" calcext:value-type="string">
            <text:p>HFK 2</text:p>
          </table:table-cell>
          <table:table-cell office:value-type="string" calcext:value-type="string">
            <text:p>WIRTSCHAFTLICHE ZUSAMMENSCHLUESSE EUROPAS</text:p>
          </table:table-cell>
          <table:table-cell table:number-columns-repeated="5"/>
        </table:table-row>
        <table:table-row table:style-name="ro1">
          <table:table-cell table:formula="of:=IF(LEN([.B1315])=1;0;IF(LEN([.B1315])=2;1;IF(LEN([.B1315])=3;2;IF(LEN([.B1315])=5;3;IF(LEN([.B1315])=6;4;IF(LEN([.B1315])=7;5;&quot;Fehler&quot;))))))" office:value-type="float" office:value="4" calcext:value-type="float">
            <text:p>4</text:p>
          </table:table-cell>
          <table:table-cell office:value-type="string" calcext:value-type="string">
            <text:p>HFK 20</text:p>
          </table:table-cell>
          <table:table-cell office:value-type="string" calcext:value-type="string">
            <text:p>EUROPAEISCHE UNION (EU) : GESAMTDARSTELLUNGEN - DARSTELLUNGEN MEHRERER TEILGEBIETE UND LAENDER</text:p>
          </table:table-cell>
          <table:table-cell table:number-columns-repeated="5"/>
        </table:table-row>
        <table:table-row table:style-name="ro1">
          <table:table-cell table:formula="of:=IF(LEN([.B1316])=1;0;IF(LEN([.B1316])=2;1;IF(LEN([.B1316])=3;2;IF(LEN([.B1316])=5;3;IF(LEN([.B1316])=6;4;IF(LEN([.B1316])=7;5;&quot;Fehler&quot;))))))" office:value-type="float" office:value="5" calcext:value-type="float">
            <text:p>5</text:p>
          </table:table-cell>
          <table:table-cell office:value-type="string" calcext:value-type="string">
            <text:p>HFK 201</text:p>
          </table:table-cell>
          <table:table-cell office:value-type="string" calcext:value-type="string">
            <text:p>AUSSENHANDELSPOLITIK DER EU</text:p>
          </table:table-cell>
          <table:table-cell table:number-columns-repeated="5"/>
        </table:table-row>
        <table:table-row table:style-name="ro1">
          <table:table-cell table:formula="of:=IF(LEN([.B1317])=1;0;IF(LEN([.B1317])=2;1;IF(LEN([.B1317])=3;2;IF(LEN([.B1317])=5;3;IF(LEN([.B1317])=6;4;IF(LEN([.B1317])=7;5;&quot;Fehler&quot;))))))" office:value-type="float" office:value="5" calcext:value-type="float">
            <text:p>5</text:p>
          </table:table-cell>
          <table:table-cell office:value-type="string" calcext:value-type="string">
            <text:p>HFK 202</text:p>
          </table:table-cell>
          <table:table-cell office:value-type="string" calcext:value-type="string">
            <text:p>FINANZ-, WAEHRUNGS- UND HAUSHALTSPOLITIK DER EU</text:p>
          </table:table-cell>
          <table:table-cell table:number-columns-repeated="5"/>
        </table:table-row>
        <table:table-row table:style-name="ro1">
          <table:table-cell table:formula="of:=IF(LEN([.B1318])=1;0;IF(LEN([.B1318])=2;1;IF(LEN([.B1318])=3;2;IF(LEN([.B1318])=5;3;IF(LEN([.B1318])=6;4;IF(LEN([.B1318])=7;5;&quot;Fehler&quot;))))))" office:value-type="float" office:value="5" calcext:value-type="float">
            <text:p>5</text:p>
          </table:table-cell>
          <table:table-cell office:value-type="string" calcext:value-type="string">
            <text:p>HFK 203</text:p>
          </table:table-cell>
          <table:table-cell office:value-type="string" calcext:value-type="string">
            <text:p>AGRARPOLITIK DER EU</text:p>
          </table:table-cell>
          <table:table-cell table:number-columns-repeated="5"/>
        </table:table-row>
        <table:table-row table:style-name="ro1">
          <table:table-cell table:formula="of:=IF(LEN([.B1319])=1;0;IF(LEN([.B1319])=2;1;IF(LEN([.B1319])=3;2;IF(LEN([.B1319])=5;3;IF(LEN([.B1319])=6;4;IF(LEN([.B1319])=7;5;&quot;Fehler&quot;))))))" office:value-type="float" office:value="5" calcext:value-type="float">
            <text:p>5</text:p>
          </table:table-cell>
          <table:table-cell office:value-type="string" calcext:value-type="string">
            <text:p>HFK 204</text:p>
          </table:table-cell>
          <table:table-cell office:value-type="string" calcext:value-type="string">
            <text:p>KOHLE-, STAHL- UND ENERGIEPOLITIK DER EU</text:p>
          </table:table-cell>
          <table:table-cell table:number-columns-repeated="5"/>
        </table:table-row>
        <table:table-row table:style-name="ro1">
          <table:table-cell table:formula="of:=IF(LEN([.B1320])=1;0;IF(LEN([.B1320])=2;1;IF(LEN([.B1320])=3;2;IF(LEN([.B1320])=5;3;IF(LEN([.B1320])=6;4;IF(LEN([.B1320])=7;5;&quot;Fehler&quot;))))))" office:value-type="float" office:value="5" calcext:value-type="float">
            <text:p>5</text:p>
          </table:table-cell>
          <table:table-cell office:value-type="string" calcext:value-type="string">
            <text:p>HFK 209</text:p>
          </table:table-cell>
          <table:table-cell office:value-type="string" calcext:value-type="string">
            <text:p>SONSTIGE EINZELFRAGEN</text:p>
          </table:table-cell>
          <table:table-cell table:number-columns-repeated="5"/>
        </table:table-row>
        <table:table-row table:style-name="ro1">
          <table:table-cell table:formula="of:=IF(LEN([.B1321])=1;0;IF(LEN([.B1321])=2;1;IF(LEN([.B1321])=3;2;IF(LEN([.B1321])=5;3;IF(LEN([.B1321])=6;4;IF(LEN([.B1321])=7;5;&quot;Fehler&quot;))))))" office:value-type="float" office:value="3" calcext:value-type="float">
            <text:p>3</text:p>
          </table:table-cell>
          <table:table-cell office:value-type="string" calcext:value-type="string">
            <text:p>HFK 3</text:p>
          </table:table-cell>
          <table:table-cell office:value-type="string" calcext:value-type="string">
            <text:p>WIRTSCHAFT WESTEUROPAS</text:p>
          </table:table-cell>
          <table:table-cell table:number-columns-repeated="5"/>
        </table:table-row>
        <table:table-row table:style-name="ro1">
          <table:table-cell table:formula="of:=IF(LEN([.B1322])=1;0;IF(LEN([.B1322])=2;1;IF(LEN([.B1322])=3;2;IF(LEN([.B1322])=5;3;IF(LEN([.B1322])=6;4;IF(LEN([.B1322])=7;5;&quot;Fehler&quot;))))))" office:value-type="float" office:value="3" calcext:value-type="float">
            <text:p>3</text:p>
          </table:table-cell>
          <table:table-cell office:value-type="string" calcext:value-type="string">
            <text:p>HFK 4</text:p>
          </table:table-cell>
          <table:table-cell office:value-type="string" calcext:value-type="string">
            <text:p>WIRTSCHAFT NORDEUROPAS</text:p>
          </table:table-cell>
          <table:table-cell table:number-columns-repeated="5"/>
        </table:table-row>
        <table:table-row table:style-name="ro1">
          <table:table-cell table:formula="of:=IF(LEN([.B1323])=1;0;IF(LEN([.B1323])=2;1;IF(LEN([.B1323])=3;2;IF(LEN([.B1323])=5;3;IF(LEN([.B1323])=6;4;IF(LEN([.B1323])=7;5;&quot;Fehler&quot;))))))" office:value-type="float" office:value="3" calcext:value-type="float">
            <text:p>3</text:p>
          </table:table-cell>
          <table:table-cell office:value-type="string" calcext:value-type="string">
            <text:p>HFK 5</text:p>
          </table:table-cell>
          <table:table-cell office:value-type="string" calcext:value-type="string">
            <text:p>WIRTSCHAFT SUEDEUROPAS</text:p>
          </table:table-cell>
          <table:table-cell table:number-columns-repeated="5"/>
        </table:table-row>
        <table:table-row table:style-name="ro1">
          <table:table-cell table:formula="of:=IF(LEN([.B1324])=1;0;IF(LEN([.B1324])=2;1;IF(LEN([.B1324])=3;2;IF(LEN([.B1324])=5;3;IF(LEN([.B1324])=6;4;IF(LEN([.B1324])=7;5;&quot;Fehler&quot;))))))" office:value-type="float" office:value="3" calcext:value-type="float">
            <text:p>3</text:p>
          </table:table-cell>
          <table:table-cell office:value-type="string" calcext:value-type="string">
            <text:p>HFK 6</text:p>
          </table:table-cell>
          <table:table-cell office:value-type="string" calcext:value-type="string">
            <text:p>WIRTSCHAFT OSTEUROPAS</text:p>
          </table:table-cell>
          <table:table-cell table:number-columns-repeated="5"/>
        </table:table-row>
        <table:table-row table:style-name="ro1">
          <table:table-cell table:formula="of:=IF(LEN([.B1325])=1;0;IF(LEN([.B1325])=2;1;IF(LEN([.B1325])=3;2;IF(LEN([.B1325])=5;3;IF(LEN([.B1325])=6;4;IF(LEN([.B1325])=7;5;&quot;Fehler&quot;))))))" office:value-type="float" office:value="4" calcext:value-type="float">
            <text:p>4</text:p>
          </table:table-cell>
          <table:table-cell office:value-type="string" calcext:value-type="string">
            <text:p>HFK 61</text:p>
          </table:table-cell>
          <table:table-cell office:value-type="string" calcext:value-type="string">
            <text:p>WIRTSCHAFT DER SOWJETUNION UND IHRER NACHFOLGESTAATEN</text:p>
          </table:table-cell>
          <table:table-cell table:number-columns-repeated="5"/>
        </table:table-row>
        <table:table-row table:style-name="ro1">
          <table:table-cell table:formula="of:=IF(LEN([.B1326])=1;0;IF(LEN([.B1326])=2;1;IF(LEN([.B1326])=3;2;IF(LEN([.B1326])=5;3;IF(LEN([.B1326])=6;4;IF(LEN([.B1326])=7;5;&quot;Fehler&quot;))))))" office:value-type="float" office:value="2" calcext:value-type="float">
            <text:p>2</text:p>
          </table:table-cell>
          <table:table-cell office:value-type="string" calcext:value-type="string">
            <text:p>HFL</text:p>
          </table:table-cell>
          <table:table-cell office:value-type="string" calcext:value-type="string">
            <text:p>WIRTSCHAFT DEUTSCHLANDS : GESAMTDARSTELLUNGEN</text:p>
          </table:table-cell>
          <table:table-cell table:number-columns-repeated="5"/>
        </table:table-row>
        <table:table-row table:style-name="ro1">
          <table:table-cell table:formula="of:=IF(LEN([.B1327])=1;0;IF(LEN([.B1327])=2;1;IF(LEN([.B1327])=3;2;IF(LEN([.B1327])=5;3;IF(LEN([.B1327])=6;4;IF(LEN([.B1327])=7;5;&quot;Fehler&quot;))))))" office:value-type="float" office:value="3" calcext:value-type="float">
            <text:p>3</text:p>
          </table:table-cell>
          <table:table-cell office:value-type="string" calcext:value-type="string">
            <text:p>HFL 1</text:p>
          </table:table-cell>
          <table:table-cell office:value-type="string" calcext:value-type="string">
            <text:p>WIRTSCHAFT DER BUNDESREPUBLIK DEUTSCHLAND UND DER DDR BIS 1990 : GESAMTDARSTELLUNGEN</text:p>
          </table:table-cell>
          <table:table-cell table:number-columns-repeated="5"/>
        </table:table-row>
        <table:table-row table:style-name="ro1">
          <table:table-cell table:formula="of:=IF(LEN([.B1328])=1;0;IF(LEN([.B1328])=2;1;IF(LEN([.B1328])=3;2;IF(LEN([.B1328])=5;3;IF(LEN([.B1328])=6;4;IF(LEN([.B1328])=7;5;&quot;Fehler&quot;))))))" office:value-type="float" office:value="3" calcext:value-type="float">
            <text:p>3</text:p>
          </table:table-cell>
          <table:table-cell office:value-type="string" calcext:value-type="string">
            <text:p>HFL 2</text:p>
          </table:table-cell>
          <table:table-cell office:value-type="string" calcext:value-type="string">
            <text:p>WIRTSCHAFT DER BUNDESREPUBLIK DEUTSCHLAND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329])=1;0;IF(LEN([.B1329])=2;1;IF(LEN([.B1329])=3;2;IF(LEN([.B1329])=5;3;IF(LEN([.B1329])=6;4;IF(LEN([.B1329])=7;5;&quot;Fehler&quot;))))))" office:value-type="float" office:value="4" calcext:value-type="float">
            <text:p>4</text:p>
          </table:table-cell>
          <table:table-cell office:value-type="string" calcext:value-type="string">
            <text:p>HFL 24</text:p>
          </table:table-cell>
          <table:table-cell office:value-type="string" calcext:value-type="string">
            <text:p>SOZIALPRODUKT</text:p>
          </table:table-cell>
          <table:table-cell table:number-columns-repeated="5"/>
        </table:table-row>
        <table:table-row table:style-name="ro1">
          <table:table-cell table:formula="of:=IF(LEN([.B1330])=1;0;IF(LEN([.B1330])=2;1;IF(LEN([.B1330])=3;2;IF(LEN([.B1330])=5;3;IF(LEN([.B1330])=6;4;IF(LEN([.B1330])=7;5;&quot;Fehler&quot;))))))" office:value-type="float" office:value="4" calcext:value-type="float">
            <text:p>4</text:p>
          </table:table-cell>
          <table:table-cell office:value-type="string" calcext:value-type="string">
            <text:p>HFL 28</text:p>
          </table:table-cell>
          <table:table-cell office:value-type="string" calcext:value-type="string">
            <text:p>AUSSENWIRTSCHAFTLICHE BEZIEHUNGEN</text:p>
          </table:table-cell>
          <table:table-cell table:number-columns-repeated="5"/>
        </table:table-row>
        <table:table-row table:style-name="ro1">
          <table:table-cell table:formula="of:=IF(LEN([.B1331])=1;0;IF(LEN([.B1331])=2;1;IF(LEN([.B1331])=3;2;IF(LEN([.B1331])=5;3;IF(LEN([.B1331])=6;4;IF(LEN([.B1331])=7;5;&quot;Fehler&quot;))))))" office:value-type="float" office:value="4" calcext:value-type="float">
            <text:p>4</text:p>
          </table:table-cell>
          <table:table-cell office:value-type="string" calcext:value-type="string">
            <text:p>HFL 29</text:p>
          </table:table-cell>
          <table:table-cell office:value-type="string" calcext:value-type="string">
            <text:p>WIRTSCHAFT EINZELNER BUNDESLAENDER UND GEMEINDEN</text:p>
          </table:table-cell>
          <table:table-cell table:number-columns-repeated="5"/>
        </table:table-row>
        <table:table-row table:style-name="ro1">
          <table:table-cell table:formula="of:=IF(LEN([.B1332])=1;0;IF(LEN([.B1332])=2;1;IF(LEN([.B1332])=3;2;IF(LEN([.B1332])=5;3;IF(LEN([.B1332])=6;4;IF(LEN([.B1332])=7;5;&quot;Fehler&quot;))))))" office:value-type="float" office:value="3" calcext:value-type="float">
            <text:p>3</text:p>
          </table:table-cell>
          <table:table-cell office:value-type="string" calcext:value-type="string">
            <text:p>HFL 3</text:p>
          </table:table-cell>
          <table:table-cell office:value-type="string" calcext:value-type="string">
            <text:p>WIRTSCHAFT DER DDR</text:p>
          </table:table-cell>
          <table:table-cell table:number-columns-repeated="5"/>
        </table:table-row>
        <table:table-row table:style-name="ro1">
          <table:table-cell table:formula="of:=IF(LEN([.B1333])=1;0;IF(LEN([.B1333])=2;1;IF(LEN([.B1333])=3;2;IF(LEN([.B1333])=5;3;IF(LEN([.B1333])=6;4;IF(LEN([.B1333])=7;5;&quot;Fehler&quot;))))))" office:value-type="float" office:value="2" calcext:value-type="float">
            <text:p>2</text:p>
          </table:table-cell>
          <table:table-cell office:value-type="string" calcext:value-type="string">
            <text:p>HFM</text:p>
          </table:table-cell>
          <table:table-cell office:value-type="string" calcext:value-type="string">
            <text:p>WIRTSCHAFT DER USA UND KANADAS EINSCHL. WIRTSCHAFTSGESCHICHTE</text:p>
          </table:table-cell>
          <table:table-cell table:number-columns-repeated="5"/>
        </table:table-row>
        <table:table-row table:style-name="ro1">
          <table:table-cell table:formula="of:=IF(LEN([.B1334])=1;0;IF(LEN([.B1334])=2;1;IF(LEN([.B1334])=3;2;IF(LEN([.B1334])=5;3;IF(LEN([.B1334])=6;4;IF(LEN([.B1334])=7;5;&quot;Fehler&quot;))))))" office:value-type="float" office:value="2" calcext:value-type="float">
            <text:p>2</text:p>
          </table:table-cell>
          <table:table-cell office:value-type="string" calcext:value-type="string">
            <text:p>HFN</text:p>
          </table:table-cell>
          <table:table-cell office:value-type="string" calcext:value-type="string">
            <text:p>WIRTSCHAFT LATEINAMERIKAS EINSCHL. WIRTSCHAFTSGESCHICHTE</text:p>
          </table:table-cell>
          <table:table-cell table:number-columns-repeated="5"/>
        </table:table-row>
        <table:table-row table:style-name="ro1">
          <table:table-cell table:formula="of:=IF(LEN([.B1335])=1;0;IF(LEN([.B1335])=2;1;IF(LEN([.B1335])=3;2;IF(LEN([.B1335])=5;3;IF(LEN([.B1335])=6;4;IF(LEN([.B1335])=7;5;&quot;Fehler&quot;))))))" office:value-type="float" office:value="2" calcext:value-type="float">
            <text:p>2</text:p>
          </table:table-cell>
          <table:table-cell office:value-type="string" calcext:value-type="string">
            <text:p>HFO</text:p>
          </table:table-cell>
          <table:table-cell office:value-type="string" calcext:value-type="string">
            <text:p>WIRTSCHAFT AFRIKAS EINSCHL. WIRTSCHAFTSGESCHICHTE</text:p>
          </table:table-cell>
          <table:table-cell table:number-columns-repeated="5"/>
        </table:table-row>
        <table:table-row table:style-name="ro1">
          <table:table-cell table:formula="of:=IF(LEN([.B1336])=1;0;IF(LEN([.B1336])=2;1;IF(LEN([.B1336])=3;2;IF(LEN([.B1336])=5;3;IF(LEN([.B1336])=6;4;IF(LEN([.B1336])=7;5;&quot;Fehler&quot;))))))" office:value-type="float" office:value="2" calcext:value-type="float">
            <text:p>2</text:p>
          </table:table-cell>
          <table:table-cell office:value-type="string" calcext:value-type="string">
            <text:p>HFP</text:p>
          </table:table-cell>
          <table:table-cell office:value-type="string" calcext:value-type="string">
            <text:p>WIRTSCHAFT ASIENS EINSCHL. WIRTSCHAFTSGESCHICHTE</text:p>
          </table:table-cell>
          <table:table-cell table:number-columns-repeated="5"/>
        </table:table-row>
        <table:table-row table:style-name="ro1">
          <table:table-cell table:formula="of:=IF(LEN([.B1337])=1;0;IF(LEN([.B1337])=2;1;IF(LEN([.B1337])=3;2;IF(LEN([.B1337])=5;3;IF(LEN([.B1337])=6;4;IF(LEN([.B1337])=7;5;&quot;Fehler&quot;))))))" office:value-type="float" office:value="3" calcext:value-type="float">
            <text:p>3</text:p>
          </table:table-cell>
          <table:table-cell office:value-type="string" calcext:value-type="string">
            <text:p>HFP 1</text:p>
          </table:table-cell>
          <table:table-cell office:value-type="string" calcext:value-type="string">
            <text:p>WIRTSCHAFT VORDERASIENS</text:p>
          </table:table-cell>
          <table:table-cell table:number-columns-repeated="5"/>
        </table:table-row>
        <table:table-row table:style-name="ro1">
          <table:table-cell table:formula="of:=IF(LEN([.B1338])=1;0;IF(LEN([.B1338])=2;1;IF(LEN([.B1338])=3;2;IF(LEN([.B1338])=5;3;IF(LEN([.B1338])=6;4;IF(LEN([.B1338])=7;5;&quot;Fehler&quot;))))))" office:value-type="float" office:value="3" calcext:value-type="float">
            <text:p>3</text:p>
          </table:table-cell>
          <table:table-cell office:value-type="string" calcext:value-type="string">
            <text:p>HFP 2</text:p>
          </table:table-cell>
          <table:table-cell office:value-type="string" calcext:value-type="string">
            <text:p>WIRTSCHAFT SUED- UND SUEDOSTASIENS</text:p>
          </table:table-cell>
          <table:table-cell table:number-columns-repeated="5"/>
        </table:table-row>
        <table:table-row table:style-name="ro1">
          <table:table-cell table:formula="of:=IF(LEN([.B1339])=1;0;IF(LEN([.B1339])=2;1;IF(LEN([.B1339])=3;2;IF(LEN([.B1339])=5;3;IF(LEN([.B1339])=6;4;IF(LEN([.B1339])=7;5;&quot;Fehler&quot;))))))" office:value-type="float" office:value="3" calcext:value-type="float">
            <text:p>3</text:p>
          </table:table-cell>
          <table:table-cell office:value-type="string" calcext:value-type="string">
            <text:p>HFP 3</text:p>
          </table:table-cell>
          <table:table-cell office:value-type="string" calcext:value-type="string">
            <text:p>WIRTSCHAFT OST- UND INNERASIENS</text:p>
          </table:table-cell>
          <table:table-cell table:number-columns-repeated="5"/>
        </table:table-row>
        <table:table-row table:style-name="ro1">
          <table:table-cell table:formula="of:=IF(LEN([.B1340])=1;0;IF(LEN([.B1340])=2;1;IF(LEN([.B1340])=3;2;IF(LEN([.B1340])=5;3;IF(LEN([.B1340])=6;4;IF(LEN([.B1340])=7;5;&quot;Fehler&quot;))))))" office:value-type="float" office:value="4" calcext:value-type="float">
            <text:p>4</text:p>
          </table:table-cell>
          <table:table-cell office:value-type="string" calcext:value-type="string">
            <text:p>HFP 31</text:p>
          </table:table-cell>
          <table:table-cell office:value-type="string" calcext:value-type="string">
            <text:p>WIRTSCHAFT CHINAS</text:p>
          </table:table-cell>
          <table:table-cell table:number-columns-repeated="5"/>
        </table:table-row>
        <table:table-row table:style-name="ro1">
          <table:table-cell table:formula="of:=IF(LEN([.B1341])=1;0;IF(LEN([.B1341])=2;1;IF(LEN([.B1341])=3;2;IF(LEN([.B1341])=5;3;IF(LEN([.B1341])=6;4;IF(LEN([.B1341])=7;5;&quot;Fehler&quot;))))))" office:value-type="float" office:value="4" calcext:value-type="float">
            <text:p>4</text:p>
          </table:table-cell>
          <table:table-cell office:value-type="string" calcext:value-type="string">
            <text:p>HFP 32</text:p>
          </table:table-cell>
          <table:table-cell office:value-type="string" calcext:value-type="string">
            <text:p>WIRTSCHAFT JAPANS</text:p>
          </table:table-cell>
          <table:table-cell table:number-columns-repeated="5"/>
        </table:table-row>
        <table:table-row table:style-name="ro1">
          <table:table-cell table:formula="of:=IF(LEN([.B1342])=1;0;IF(LEN([.B1342])=2;1;IF(LEN([.B1342])=3;2;IF(LEN([.B1342])=5;3;IF(LEN([.B1342])=6;4;IF(LEN([.B1342])=7;5;&quot;Fehler&quot;))))))" office:value-type="float" office:value="2" calcext:value-type="float">
            <text:p>2</text:p>
          </table:table-cell>
          <table:table-cell office:value-type="string" calcext:value-type="string">
            <text:p>HFQ</text:p>
          </table:table-cell>
          <table:table-cell office:value-type="string" calcext:value-type="string">
            <text:p>WIRTSCHAFT AUSTRALIENS, NEUSEELANDS, OZEANIENS EINSCHL. WIRTSCHAFTSGESCHICHTE</text:p>
          </table:table-cell>
          <table:table-cell table:number-columns-repeated="5"/>
        </table:table-row>
        <table:table-row table:style-name="ro1">
          <table:table-cell table:formula="of:=IF(LEN([.B1343])=1;0;IF(LEN([.B1343])=2;1;IF(LEN([.B1343])=3;2;IF(LEN([.B1343])=5;3;IF(LEN([.B1343])=6;4;IF(LEN([.B1343])=7;5;&quot;Fehler&quot;))))))" office:value-type="float" office:value="1" calcext:value-type="float">
            <text:p>1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UNTERNEHMUNGEN DER OEFFENTLICHEN WIRTSCHAFT UND GEMEINWIRTSCHAFT <text:s/>OEFFENTLICHE WIRTSCHAFTSBETRIEBE</text:p>
          </table:table-cell>
          <table:table-cell table:number-columns-repeated="5"/>
        </table:table-row>
        <table:table-row table:style-name="ro1">
          <table:table-cell table:formula="of:=IF(LEN([.B1344])=1;0;IF(LEN([.B1344])=2;1;IF(LEN([.B1344])=3;2;IF(LEN([.B1344])=5;3;IF(LEN([.B1344])=6;4;IF(LEN([.B1344])=7;5;&quot;Fehler&quot;))))))" office:value-type="float" office:value="2" calcext:value-type="float">
            <text:p>2</text:p>
          </table:table-cell>
          <table:table-cell office:value-type="string" calcext:value-type="string">
            <text:p>HGL</text:p>
          </table:table-cell>
          <table:table-cell office:value-type="string" calcext:value-type="string">
            <text:p>KOMMUNALBETRIEBE : ALLGEMEINES</text:p>
          </table:table-cell>
          <table:table-cell table:number-columns-repeated="5"/>
        </table:table-row>
        <table:table-row table:style-name="ro1">
          <table:table-cell table:formula="of:=IF(LEN([.B1345])=1;0;IF(LEN([.B1345])=2;1;IF(LEN([.B1345])=3;2;IF(LEN([.B1345])=5;3;IF(LEN([.B1345])=6;4;IF(LEN([.B1345])=7;5;&quot;Fehler&quot;))))))" office:value-type="float" office:value="1" calcext:value-type="float">
            <text:p>1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FINANZWISSENSCHAFT <text:s/>FINANZPOLITIK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346])=1;0;IF(LEN([.B1346])=2;1;IF(LEN([.B1346])=3;2;IF(LEN([.B1346])=5;3;IF(LEN([.B1346])=6;4;IF(LEN([.B1346])=7;5;&quot;Fehler&quot;))))))" office:value-type="float" office:value="2" calcext:value-type="float">
            <text:p>2</text:p>
          </table:table-cell>
          <table:table-cell office:value-type="string" calcext:value-type="string">
            <text:p>HHB</text:p>
          </table:table-cell>
          <table:table-cell office:value-type="string" calcext:value-type="string">
            <text:p>GESCHICHTE DES FINANZ- UND STEUERWESENS</text:p>
          </table:table-cell>
          <table:table-cell table:number-columns-repeated="5"/>
        </table:table-row>
        <table:table-row table:style-name="ro1">
          <table:table-cell table:formula="of:=IF(LEN([.B1347])=1;0;IF(LEN([.B1347])=2;1;IF(LEN([.B1347])=3;2;IF(LEN([.B1347])=5;3;IF(LEN([.B1347])=6;4;IF(LEN([.B1347])=7;5;&quot;Fehler&quot;))))))" office:value-type="float" office:value="2" calcext:value-type="float">
            <text:p>2</text:p>
          </table:table-cell>
          <table:table-cell office:value-type="string" calcext:value-type="string">
            <text:p>HHC</text:p>
          </table:table-cell>
          <table:table-cell office:value-type="string" calcext:value-type="string">
            <text:p>THEORIE DES OEFFENTLICHEN HAUSHALTS</text:p>
          </table:table-cell>
          <table:table-cell table:number-columns-repeated="5"/>
        </table:table-row>
        <table:table-row table:style-name="ro1">
          <table:table-cell table:formula="of:=IF(LEN([.B1348])=1;0;IF(LEN([.B1348])=2;1;IF(LEN([.B1348])=3;2;IF(LEN([.B1348])=5;3;IF(LEN([.B1348])=6;4;IF(LEN([.B1348])=7;5;&quot;Fehler&quot;))))))" office:value-type="float" office:value="2" calcext:value-type="float">
            <text:p>2</text:p>
          </table:table-cell>
          <table:table-cell office:value-type="string" calcext:value-type="string">
            <text:p>HHM</text:p>
          </table:table-cell>
          <table:table-cell office:value-type="string" calcext:value-type="string">
            <text:p>OEFFENTLICHES FINANZ- UND STEUERWESEN DER LAENDER</text:p>
          </table:table-cell>
          <table:table-cell table:number-columns-repeated="5"/>
        </table:table-row>
        <table:table-row table:style-name="ro1">
          <table:table-cell table:formula="of:=IF(LEN([.B1349])=1;0;IF(LEN([.B1349])=2;1;IF(LEN([.B1349])=3;2;IF(LEN([.B1349])=5;3;IF(LEN([.B1349])=6;4;IF(LEN([.B1349])=7;5;&quot;Fehler&quot;))))))" office:value-type="float" office:value="3" calcext:value-type="float">
            <text:p>3</text:p>
          </table:table-cell>
          <table:table-cell office:value-type="string" calcext:value-type="string">
            <text:p>HHM 1</text:p>
          </table:table-cell>
          <table:table-cell office:value-type="string" calcext:value-type="string">
            <text:p>BUNDESREPUBLIK DEUTSCHLAND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350])=1;0;IF(LEN([.B1350])=2;1;IF(LEN([.B1350])=3;2;IF(LEN([.B1350])=5;3;IF(LEN([.B1350])=6;4;IF(LEN([.B1350])=7;5;&quot;Fehler&quot;))))))" office:value-type="float" office:value="4" calcext:value-type="float">
            <text:p>4</text:p>
          </table:table-cell>
          <table:table-cell office:value-type="string" calcext:value-type="string">
            <text:p>HHM 11</text:p>
          </table:table-cell>
          <table:table-cell office:value-type="string" calcext:value-type="string">
            <text:p>OEFFENTLICHER HAUSHALT <text:s/>OEFFENTLICHE FINANZWIRTSCHAFT</text:p>
          </table:table-cell>
          <table:table-cell table:number-columns-repeated="5"/>
        </table:table-row>
        <table:table-row table:style-name="ro1">
          <table:table-cell table:formula="of:=IF(LEN([.B1351])=1;0;IF(LEN([.B1351])=2;1;IF(LEN([.B1351])=3;2;IF(LEN([.B1351])=5;3;IF(LEN([.B1351])=6;4;IF(LEN([.B1351])=7;5;&quot;Fehler&quot;))))))" office:value-type="float" office:value="4" calcext:value-type="float">
            <text:p>4</text:p>
          </table:table-cell>
          <table:table-cell office:value-type="string" calcext:value-type="string">
            <text:p>HHM 17</text:p>
          </table:table-cell>
          <table:table-cell office:value-type="string" calcext:value-type="string">
            <text:p>FINANZWESEN DER BUNDESLAENDER UND GEMEINDEN</text:p>
          </table:table-cell>
          <table:table-cell table:number-columns-repeated="5"/>
        </table:table-row>
        <table:table-row table:style-name="ro1">
          <table:table-cell table:formula="of:=IF(LEN([.B1352])=1;0;IF(LEN([.B1352])=2;1;IF(LEN([.B1352])=3;2;IF(LEN([.B1352])=5;3;IF(LEN([.B1352])=6;4;IF(LEN([.B1352])=7;5;&quot;Fehler&quot;))))))" office:value-type="float" office:value="4" calcext:value-type="float">
            <text:p>4</text:p>
          </table:table-cell>
          <table:table-cell office:value-type="string" calcext:value-type="string">
            <text:p>HHM 19</text:p>
          </table:table-cell>
          <table:table-cell office:value-type="string" calcext:value-type="string">
            <text:p>FINANZVERWALTUNG <text:s/>FINANZKONTROLLE</text:p>
          </table:table-cell>
          <table:table-cell table:number-columns-repeated="5"/>
        </table:table-row>
        <table:table-row table:style-name="ro1">
          <table:table-cell table:formula="of:=IF(LEN([.B1353])=1;0;IF(LEN([.B1353])=2;1;IF(LEN([.B1353])=3;2;IF(LEN([.B1353])=5;3;IF(LEN([.B1353])=6;4;IF(LEN([.B1353])=7;5;&quot;Fehler&quot;))))))" office:value-type="float" office:value="3" calcext:value-type="float">
            <text:p>3</text:p>
          </table:table-cell>
          <table:table-cell office:value-type="string" calcext:value-type="string">
            <text:p>HHM 9</text:p>
          </table:table-cell>
          <table:table-cell office:value-type="string" calcext:value-type="string">
            <text:p>OEFFENTLICHES FINANZ- UND STEUERWESEN SONSTIGER LAENDER</text:p>
          </table:table-cell>
          <table:table-cell table:number-columns-repeated="5"/>
        </table:table-row>
        <table:table-row table:style-name="ro1">
          <table:table-cell table:formula="of:=IF(LEN([.B1354])=1;0;IF(LEN([.B1354])=2;1;IF(LEN([.B1354])=3;2;IF(LEN([.B1354])=5;3;IF(LEN([.B1354])=6;4;IF(LEN([.B1354])=7;5;&quot;Fehler&quot;))))))" office:value-type="float" office:value="1" calcext:value-type="float">
            <text:p>1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BETRIEBSWIRTSCHAFTSLEHRE : GESAMTDARSTELLUNGEN - DARSTELLUNGEN MEHRERER TEILGEBIETE – EINFUEHRUNGEN</text:p>
          </table:table-cell>
          <table:table-cell table:number-columns-repeated="5"/>
        </table:table-row>
        <table:table-row table:style-name="ro1">
          <table:table-cell table:formula="of:=IF(LEN([.B1355])=1;0;IF(LEN([.B1355])=2;1;IF(LEN([.B1355])=3;2;IF(LEN([.B1355])=5;3;IF(LEN([.B1355])=6;4;IF(LEN([.B1355])=7;5;&quot;Fehler&quot;))))))" office:value-type="float" office:value="2" calcext:value-type="float">
            <text:p>2</text:p>
          </table:table-cell>
          <table:table-cell office:value-type="string" calcext:value-type="string">
            <text:p>HKA</text:p>
          </table:table-cell>
          <table:table-cell office:value-type="string" calcext:value-type="string">
            <text:p>VERMISCHTE SCHRIFTEN</text:p>
          </table:table-cell>
          <table:table-cell table:number-columns-repeated="5"/>
        </table:table-row>
        <table:table-row table:style-name="ro1">
          <table:table-cell table:formula="of:=IF(LEN([.B1356])=1;0;IF(LEN([.B1356])=2;1;IF(LEN([.B1356])=3;2;IF(LEN([.B1356])=5;3;IF(LEN([.B1356])=6;4;IF(LEN([.B1356])=7;5;&quot;Fehler&quot;))))))" office:value-type="float" office:value="2" calcext:value-type="float">
            <text:p>2</text:p>
          </table:table-cell>
          <table:table-cell office:value-type="string" calcext:value-type="string">
            <text:p>HKB</text:p>
          </table:table-cell>
          <table:table-cell office:value-type="string" calcext:value-type="string">
            <text:p>NACHSCHLAGEWERKE - BIBLIOGRAPHIEN - TABELLENWERKE – FORMEL- UND AUFGABENSAMMLUNGEN</text:p>
          </table:table-cell>
          <table:table-cell table:number-columns-repeated="5"/>
        </table:table-row>
        <table:table-row table:style-name="ro1">
          <table:table-cell table:formula="of:=IF(LEN([.B1357])=1;0;IF(LEN([.B1357])=2;1;IF(LEN([.B1357])=3;2;IF(LEN([.B1357])=5;3;IF(LEN([.B1357])=6;4;IF(LEN([.B1357])=7;5;&quot;Fehler&quot;))))))" office:value-type="float" office:value="2" calcext:value-type="float">
            <text:p>2</text:p>
          </table:table-cell>
          <table:table-cell office:value-type="string" calcext:value-type="string">
            <text:p>HKC</text:p>
          </table:table-cell>
          <table:table-cell office:value-type="string" calcext:value-type="string">
            <text:p>ALLGEMEINE UND QUANTITATIVE, MATHEMATISCHE METHODEN DER BETRIEBSWIRTSCHAFTSLEHRE</text:p>
          </table:table-cell>
          <table:table-cell table:number-columns-repeated="5"/>
        </table:table-row>
        <table:table-row table:style-name="ro1">
          <table:table-cell table:formula="of:=IF(LEN([.B1358])=1;0;IF(LEN([.B1358])=2;1;IF(LEN([.B1358])=3;2;IF(LEN([.B1358])=5;3;IF(LEN([.B1358])=6;4;IF(LEN([.B1358])=7;5;&quot;Fehler&quot;))))))" office:value-type="float" office:value="3" calcext:value-type="float">
            <text:p>3</text:p>
          </table:table-cell>
          <table:table-cell office:value-type="string" calcext:value-type="string">
            <text:p>HKC 1</text:p>
          </table:table-cell>
          <table:table-cell office:value-type="string" calcext:value-type="string">
            <text:p>WIRTSCHAFTSRECHNEN (KAUFMAENNISCHES RECHNEN) FINANZMATHEMATIK</text:p>
          </table:table-cell>
          <table:table-cell table:number-columns-repeated="5"/>
        </table:table-row>
        <table:table-row table:style-name="ro1">
          <table:table-cell table:formula="of:=IF(LEN([.B1359])=1;0;IF(LEN([.B1359])=2;1;IF(LEN([.B1359])=3;2;IF(LEN([.B1359])=5;3;IF(LEN([.B1359])=6;4;IF(LEN([.B1359])=7;5;&quot;Fehler&quot;))))))" office:value-type="float" office:value="3" calcext:value-type="float">
            <text:p>3</text:p>
          </table:table-cell>
          <table:table-cell office:value-type="string" calcext:value-type="string">
            <text:p>HKC 3</text:p>
          </table:table-cell>
          <table:table-cell office:value-type="string" calcext:value-type="string">
            <text:p>MATHEMATISCHE PLANUNGS- UND ENTSCHEIDUNGSVERFAHREN DER BETRIEBSWIRTSCHAFTSLEHRE</text:p>
          </table:table-cell>
          <table:table-cell table:number-columns-repeated="5"/>
        </table:table-row>
        <table:table-row table:style-name="ro1">
          <table:table-cell table:formula="of:=IF(LEN([.B1360])=1;0;IF(LEN([.B1360])=2;1;IF(LEN([.B1360])=3;2;IF(LEN([.B1360])=5;3;IF(LEN([.B1360])=6;4;IF(LEN([.B1360])=7;5;&quot;Fehler&quot;))))))" office:value-type="float" office:value="3" calcext:value-type="float">
            <text:p>3</text:p>
          </table:table-cell>
          <table:table-cell office:value-type="string" calcext:value-type="string">
            <text:p>HKC 7</text:p>
          </table:table-cell>
          <table:table-cell office:value-type="string" calcext:value-type="string">
            <text:p>BETRIEBSWIRTSCHAFTLICHE STATISTIK</text:p>
          </table:table-cell>
          <table:table-cell table:number-columns-repeated="5"/>
        </table:table-row>
        <table:table-row table:style-name="ro1">
          <table:table-cell table:formula="of:=IF(LEN([.B1361])=1;0;IF(LEN([.B1361])=2;1;IF(LEN([.B1361])=3;2;IF(LEN([.B1361])=5;3;IF(LEN([.B1361])=6;4;IF(LEN([.B1361])=7;5;&quot;Fehler&quot;))))))" office:value-type="float" office:value="2" calcext:value-type="float">
            <text:p>2</text:p>
          </table:table-cell>
          <table:table-cell office:value-type="string" calcext:value-type="string">
            <text:p>HKK</text:p>
          </table:table-cell>
          <table:table-cell office:value-type="string" calcext:value-type="string">
            <text:p>UNTERNEHMENSFUEHRUNG <text:s/>UNTERNEHMENSPOLITIK UNTERNEHMENSKULTUR</text:p>
          </table:table-cell>
          <table:table-cell table:number-columns-repeated="5"/>
        </table:table-row>
        <table:table-row table:style-name="ro1">
          <table:table-cell table:formula="of:=IF(LEN([.B1362])=1;0;IF(LEN([.B1362])=2;1;IF(LEN([.B1362])=3;2;IF(LEN([.B1362])=5;3;IF(LEN([.B1362])=6;4;IF(LEN([.B1362])=7;5;&quot;Fehler&quot;))))))" office:value-type="float" office:value="4" calcext:value-type="float">
            <text:p>4</text:p>
          </table:table-cell>
          <table:table-cell office:value-type="string" calcext:value-type="string">
            <text:p>HKK 01</text:p>
          </table:table-cell>
          <table:table-cell office:value-type="string" calcext:value-type="string">
            <text:p>UNTERNEHMER <text:s/>MANAGER</text:p>
          </table:table-cell>
          <table:table-cell table:number-columns-repeated="5"/>
        </table:table-row>
        <table:table-row table:style-name="ro1">
          <table:table-cell table:formula="of:=IF(LEN([.B1363])=1;0;IF(LEN([.B1363])=2;1;IF(LEN([.B1363])=3;2;IF(LEN([.B1363])=5;3;IF(LEN([.B1363])=6;4;IF(LEN([.B1363])=7;5;&quot;Fehler&quot;))))))" office:value-type="float" office:value="4" calcext:value-type="float">
            <text:p>4</text:p>
          </table:table-cell>
          <table:table-cell office:value-type="string" calcext:value-type="string">
            <text:p>HKK 02</text:p>
          </table:table-cell>
          <table:table-cell office:value-type="string" calcext:value-type="string">
            <text:p>UNTERNEHMENSSTANDORT UNTERNEHMENSGROESSE UNTERNEHMENSWACHSTUM</text:p>
          </table:table-cell>
          <table:table-cell table:number-columns-repeated="5"/>
        </table:table-row>
        <table:table-row table:style-name="ro1">
          <table:table-cell table:formula="of:=IF(LEN([.B1364])=1;0;IF(LEN([.B1364])=2;1;IF(LEN([.B1364])=3;2;IF(LEN([.B1364])=5;3;IF(LEN([.B1364])=6;4;IF(LEN([.B1364])=7;5;&quot;Fehler&quot;))))))" office:value-type="float" office:value="4" calcext:value-type="float">
            <text:p>4</text:p>
          </table:table-cell>
          <table:table-cell office:value-type="string" calcext:value-type="string">
            <text:p>HKK 03</text:p>
          </table:table-cell>
          <table:table-cell office:value-type="string" calcext:value-type="string">
            <text:p>UNTERNEHMENSPLANUNG <text:s/>BETRIEBLICHE PLANUNG : ALLGEMEINES – GESAMTDARSTELLUNGEN</text:p>
          </table:table-cell>
          <table:table-cell table:number-columns-repeated="5"/>
        </table:table-row>
        <table:table-row table:style-name="ro1">
          <table:table-cell table:formula="of:=IF(LEN([.B1365])=1;0;IF(LEN([.B1365])=2;1;IF(LEN([.B1365])=3;2;IF(LEN([.B1365])=5;3;IF(LEN([.B1365])=6;4;IF(LEN([.B1365])=7;5;&quot;Fehler&quot;))))))" office:value-type="float" office:value="4" calcext:value-type="float">
            <text:p>4</text:p>
          </table:table-cell>
          <table:table-cell office:value-type="string" calcext:value-type="string">
            <text:p>HKK 04</text:p>
          </table:table-cell>
          <table:table-cell office:value-type="string" calcext:value-type="string">
            <text:p>UNTERNEHMENSFUEHRUNG ALS ENTSCHEIDUNGSPROZESS</text:p>
          </table:table-cell>
          <table:table-cell table:number-columns-repeated="5"/>
        </table:table-row>
        <table:table-row table:style-name="ro1">
          <table:table-cell table:formula="of:=IF(LEN([.B1366])=1;0;IF(LEN([.B1366])=2;1;IF(LEN([.B1366])=3;2;IF(LEN([.B1366])=5;3;IF(LEN([.B1366])=6;4;IF(LEN([.B1366])=7;5;&quot;Fehler&quot;))))))" office:value-type="float" office:value="4" calcext:value-type="float">
            <text:p>4</text:p>
          </table:table-cell>
          <table:table-cell office:value-type="string" calcext:value-type="string">
            <text:p>HKK 05</text:p>
          </table:table-cell>
          <table:table-cell office:value-type="string" calcext:value-type="string">
            <text:p>BETRIEBSORGANISATION</text:p>
          </table:table-cell>
          <table:table-cell table:number-columns-repeated="5"/>
        </table:table-row>
        <table:table-row table:style-name="ro1">
          <table:table-cell table:formula="of:=IF(LEN([.B1367])=1;0;IF(LEN([.B1367])=2;1;IF(LEN([.B1367])=3;2;IF(LEN([.B1367])=5;3;IF(LEN([.B1367])=6;4;IF(LEN([.B1367])=7;5;&quot;Fehler&quot;))))))" office:value-type="float" office:value="4" calcext:value-type="float">
            <text:p>4</text:p>
          </table:table-cell>
          <table:table-cell office:value-type="string" calcext:value-type="string">
            <text:p>HKK 06</text:p>
          </table:table-cell>
          <table:table-cell office:value-type="string" calcext:value-type="string">
            <text:p>UNTERNEHMENSUEBERWACHUNG UNTERNEHMENSKONTROLLE BETRIEBSVERGLEICH</text:p>
          </table:table-cell>
          <table:table-cell table:number-columns-repeated="5"/>
        </table:table-row>
        <table:table-row table:style-name="ro1">
          <table:table-cell table:formula="of:=IF(LEN([.B1368])=1;0;IF(LEN([.B1368])=2;1;IF(LEN([.B1368])=3;2;IF(LEN([.B1368])=5;3;IF(LEN([.B1368])=6;4;IF(LEN([.B1368])=7;5;&quot;Fehler&quot;))))))" office:value-type="float" office:value="4" calcext:value-type="float">
            <text:p>4</text:p>
          </table:table-cell>
          <table:table-cell office:value-type="string" calcext:value-type="string">
            <text:p>HKK 07</text:p>
          </table:table-cell>
          <table:table-cell office:value-type="string" calcext:value-type="string">
            <text:p>BETRIEBLICHE KOMMUNIKATION <text:s/>BETRIEBLICHE INFORMATION : ALLGEMEINES</text:p>
          </table:table-cell>
          <table:table-cell table:number-columns-repeated="5"/>
        </table:table-row>
        <table:table-row table:style-name="ro1">
          <table:table-cell table:formula="of:=IF(LEN([.B1369])=1;0;IF(LEN([.B1369])=2;1;IF(LEN([.B1369])=3;2;IF(LEN([.B1369])=5;3;IF(LEN([.B1369])=6;4;IF(LEN([.B1369])=7;5;&quot;Fehler&quot;))))))" office:value-type="float" office:value="4" calcext:value-type="float">
            <text:p>4</text:p>
          </table:table-cell>
          <table:table-cell office:value-type="string" calcext:value-type="string">
            <text:p>HKK 08</text:p>
          </table:table-cell>
          <table:table-cell office:value-type="string" calcext:value-type="string">
            <text:p>BETRIEBLICHE FORSCHUNG UND ENTWICKLUNG <text:s/>BETRIEBLICHE INNOVATION</text:p>
          </table:table-cell>
          <table:table-cell table:number-columns-repeated="5"/>
        </table:table-row>
        <table:table-row table:style-name="ro1">
          <table:table-cell table:formula="of:=IF(LEN([.B1370])=1;0;IF(LEN([.B1370])=2;1;IF(LEN([.B1370])=3;2;IF(LEN([.B1370])=5;3;IF(LEN([.B1370])=6;4;IF(LEN([.B1370])=7;5;&quot;Fehler&quot;))))))" office:value-type="float" office:value="4" calcext:value-type="float">
            <text:p>4</text:p>
          </table:table-cell>
          <table:table-cell office:value-type="string" calcext:value-type="string">
            <text:p>HKK 09</text:p>
          </table:table-cell>
          <table:table-cell office:value-type="string" calcext:value-type="string">
            <text:p>UNTERNEHMENSFORMEN – UNTERNEHMENSZUSAMMENSCHLUESSE UND UNTERNEHMENSKONZENTRATION <text:s/>ZWISCHENBETRIEBLICHE ZUSAMMENARBEIT : ALLGEMEINES</text:p>
          </table:table-cell>
          <table:table-cell table:number-columns-repeated="5"/>
        </table:table-row>
        <table:table-row table:style-name="ro1">
          <table:table-cell table:formula="of:=IF(LEN([.B1371])=1;0;IF(LEN([.B1371])=2;1;IF(LEN([.B1371])=3;2;IF(LEN([.B1371])=5;3;IF(LEN([.B1371])=6;4;IF(LEN([.B1371])=7;5;&quot;Fehler&quot;))))))" office:value-type="float" office:value="3" calcext:value-type="float">
            <text:p>3</text:p>
          </table:table-cell>
          <table:table-cell office:value-type="string" calcext:value-type="string">
            <text:p>HKK 1</text:p>
          </table:table-cell>
          <table:table-cell office:value-type="string" calcext:value-type="string">
            <text:p>RATIONALISIERUNG : ALLGEMEINES, GESAMTDARSTELLUNGEN</text:p>
          </table:table-cell>
          <table:table-cell table:number-columns-repeated="5"/>
        </table:table-row>
        <table:table-row table:style-name="ro1">
          <table:table-cell table:formula="of:=IF(LEN([.B1372])=1;0;IF(LEN([.B1372])=2;1;IF(LEN([.B1372])=3;2;IF(LEN([.B1372])=5;3;IF(LEN([.B1372])=6;4;IF(LEN([.B1372])=7;5;&quot;Fehler&quot;))))))" office:value-type="float" office:value="3" calcext:value-type="float">
            <text:p>3</text:p>
          </table:table-cell>
          <table:table-cell office:value-type="string" calcext:value-type="string">
            <text:p>HKK 2</text:p>
          </table:table-cell>
          <table:table-cell office:value-type="string" calcext:value-type="string">
            <text:p>BETRIEBLICHES PERSONALWESEN <text:s/>ARBEITSWISSENSCHAFT</text:p>
          </table:table-cell>
          <table:table-cell table:number-columns-repeated="5"/>
        </table:table-row>
        <table:table-row table:style-name="ro1">
          <table:table-cell table:formula="of:=IF(LEN([.B1373])=1;0;IF(LEN([.B1373])=2;1;IF(LEN([.B1373])=3;2;IF(LEN([.B1373])=5;3;IF(LEN([.B1373])=6;4;IF(LEN([.B1373])=7;5;&quot;Fehler&quot;))))))" office:value-type="float" office:value="4" calcext:value-type="float">
            <text:p>4</text:p>
          </table:table-cell>
          <table:table-cell office:value-type="string" calcext:value-type="string">
            <text:p>HKK 21</text:p>
          </table:table-cell>
          <table:table-cell office:value-type="string" calcext:value-type="string">
            <text:p>PERSONALPLANUNG <text:s/>PERSONALBESCHAFFUNG <text:s/>PERSONALAUSWAHL</text:p>
          </table:table-cell>
          <table:table-cell table:number-columns-repeated="5"/>
        </table:table-row>
        <table:table-row table:style-name="ro1">
          <table:table-cell table:formula="of:=IF(LEN([.B1374])=1;0;IF(LEN([.B1374])=2;1;IF(LEN([.B1374])=3;2;IF(LEN([.B1374])=5;3;IF(LEN([.B1374])=6;4;IF(LEN([.B1374])=7;5;&quot;Fehler&quot;))))))" office:value-type="float" office:value="5" calcext:value-type="float">
            <text:p>5</text:p>
          </table:table-cell>
          <table:table-cell office:value-type="string" calcext:value-type="string">
            <text:p>HKK 215</text:p>
          </table:table-cell>
          <table:table-cell office:value-type="string" calcext:value-type="string">
            <text:p>BEWERBUNG</text:p>
          </table:table-cell>
          <table:table-cell table:number-columns-repeated="5"/>
        </table:table-row>
        <table:table-row table:style-name="ro1">
          <table:table-cell table:formula="of:=IF(LEN([.B1375])=1;0;IF(LEN([.B1375])=2;1;IF(LEN([.B1375])=3;2;IF(LEN([.B1375])=5;3;IF(LEN([.B1375])=6;4;IF(LEN([.B1375])=7;5;&quot;Fehler&quot;))))))" office:value-type="float" office:value="4" calcext:value-type="float">
            <text:p>4</text:p>
          </table:table-cell>
          <table:table-cell office:value-type="string" calcext:value-type="string">
            <text:p>HKK 22</text:p>
          </table:table-cell>
          <table:table-cell office:value-type="string" calcext:value-type="string">
            <text:p>PERSONALEINSATZ <text:s/>PERSONALVERWALTUNG</text:p>
          </table:table-cell>
          <table:table-cell table:number-columns-repeated="5"/>
        </table:table-row>
        <table:table-row table:style-name="ro1">
          <table:table-cell table:formula="of:=IF(LEN([.B1376])=1;0;IF(LEN([.B1376])=2;1;IF(LEN([.B1376])=3;2;IF(LEN([.B1376])=5;3;IF(LEN([.B1376])=6;4;IF(LEN([.B1376])=7;5;&quot;Fehler&quot;))))))" office:value-type="float" office:value="4" calcext:value-type="float">
            <text:p>4</text:p>
          </table:table-cell>
          <table:table-cell office:value-type="string" calcext:value-type="string">
            <text:p>HKK 25</text:p>
          </table:table-cell>
          <table:table-cell office:value-type="string" calcext:value-type="string">
            <text:p>BETRIEBSPSYCHOLOGIE <text:s/>BETRIEBSSOZIOLOGIE : ALLGEMEINES – GESAMTDARSTELLUNGEN</text:p>
          </table:table-cell>
          <table:table-cell table:number-columns-repeated="5"/>
        </table:table-row>
        <table:table-row table:style-name="ro1">
          <table:table-cell table:formula="of:=IF(LEN([.B1377])=1;0;IF(LEN([.B1377])=2;1;IF(LEN([.B1377])=3;2;IF(LEN([.B1377])=5;3;IF(LEN([.B1377])=6;4;IF(LEN([.B1377])=7;5;&quot;Fehler&quot;))))))" office:value-type="float" office:value="5" calcext:value-type="float">
            <text:p>5</text:p>
          </table:table-cell>
          <table:table-cell office:value-type="string" calcext:value-type="string">
            <text:p>HKK 250</text:p>
          </table:table-cell>
          <table:table-cell office:value-type="string" calcext:value-type="string">
            <text:p>BERUFSERFOLG : RATGEBER</text:p>
          </table:table-cell>
          <table:table-cell table:number-columns-repeated="5"/>
        </table:table-row>
        <table:table-row table:style-name="ro1">
          <table:table-cell table:formula="of:=IF(LEN([.B1378])=1;0;IF(LEN([.B1378])=2;1;IF(LEN([.B1378])=3;2;IF(LEN([.B1378])=5;3;IF(LEN([.B1378])=6;4;IF(LEN([.B1378])=7;5;&quot;Fehler&quot;))))))" office:value-type="float" office:value="5" calcext:value-type="float">
            <text:p>5</text:p>
          </table:table-cell>
          <table:table-cell office:value-type="string" calcext:value-type="string">
            <text:p>HKK 251</text:p>
          </table:table-cell>
          <table:table-cell office:value-type="string" calcext:value-type="string">
            <text:p>PSYCHOLOGIE DER PERSONALFUEHRUNG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KK 2511</text:p>
          </table:table-cell>
          <table:table-cell office:value-type="string" calcext:value-type="string">
            <text:p>PERSONALBEURTEILUNG</text:p>
          </table:table-cell>
          <table:table-cell table:number-columns-repeated="5"/>
        </table:table-row>
        <table:table-row table:style-name="ro1">
          <table:table-cell table:formula="of:=IF(LEN([.B1380])=1;0;IF(LEN([.B1380])=2;1;IF(LEN([.B1380])=3;2;IF(LEN([.B1380])=5;3;IF(LEN([.B1380])=6;4;IF(LEN([.B1380])=7;5;&quot;Fehler&quot;))))))" office:value-type="float" office:value="5" calcext:value-type="float">
            <text:p>5</text:p>
          </table:table-cell>
          <table:table-cell office:value-type="string" calcext:value-type="string">
            <text:p>HKK 254</text:p>
          </table:table-cell>
          <table:table-cell office:value-type="string" calcext:value-type="string">
            <text:p>ARBEITSWISSENSCHAFT : ALLGEMEINES - GESAMTDARSTELLUNGEN - DARSTELLUNGEN MEHRERER TEILGEBIETE – INTERDISZIPLINAERE DARSTELLUNGE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KK 2541</text:p>
          </table:table-cell>
          <table:table-cell office:value-type="string" calcext:value-type="string">
            <text:p>ARBEITSGESTALTUNG <text:s/>ARBEITSPLATZGESTALTUNG ARBEITSSICHERHEI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KK 2543</text:p>
          </table:table-cell>
          <table:table-cell office:value-type="string" calcext:value-type="string">
            <text:p>ARBEITSZEITSTUDIUM <text:s/>ARBEITSZEITREGELUNG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KK 2545</text:p>
          </table:table-cell>
          <table:table-cell office:value-type="string" calcext:value-type="string">
            <text:p>ARBEITSBEWERTUNG</text:p>
          </table:table-cell>
          <table:table-cell table:number-columns-repeated="5"/>
        </table:table-row>
        <table:table-row table:style-name="ro1">
          <table:table-cell table:formula="of:=IF(LEN([.B1384])=1;0;IF(LEN([.B1384])=2;1;IF(LEN([.B1384])=3;2;IF(LEN([.B1384])=5;3;IF(LEN([.B1384])=6;4;IF(LEN([.B1384])=7;5;&quot;Fehler&quot;))))))" office:value-type="float" office:value="5" calcext:value-type="float">
            <text:p>5</text:p>
          </table:table-cell>
          <table:table-cell office:value-type="string" calcext:value-type="string">
            <text:p>HKK 257</text:p>
          </table:table-cell>
          <table:table-cell office:value-type="string" calcext:value-type="string">
            <text:p>EINZELFRAGEN DER BETRIEBLICHEN SOZIALPSYCHOLOGIE</text:p>
          </table:table-cell>
          <table:table-cell table:number-columns-repeated="5"/>
        </table:table-row>
        <table:table-row table:style-name="ro1">
          <table:table-cell table:formula="of:=IF(LEN([.B1385])=1;0;IF(LEN([.B1385])=2;1;IF(LEN([.B1385])=3;2;IF(LEN([.B1385])=5;3;IF(LEN([.B1385])=6;4;IF(LEN([.B1385])=7;5;&quot;Fehler&quot;))))))" office:value-type="float" office:value="4" calcext:value-type="float">
            <text:p>4</text:p>
          </table:table-cell>
          <table:table-cell office:value-type="string" calcext:value-type="string">
            <text:p>HKK 27</text:p>
          </table:table-cell>
          <table:table-cell office:value-type="string" calcext:value-type="string">
            <text:p>PERSONALENTWICKLUNG <text:s/>WEITERBILDUNG IM BETRIEB</text:p>
          </table:table-cell>
          <table:table-cell table:number-columns-repeated="5"/>
        </table:table-row>
        <table:table-row table:style-name="ro1">
          <table:table-cell table:formula="of:=IF(LEN([.B1386])=1;0;IF(LEN([.B1386])=2;1;IF(LEN([.B1386])=3;2;IF(LEN([.B1386])=5;3;IF(LEN([.B1386])=6;4;IF(LEN([.B1386])=7;5;&quot;Fehler&quot;))))))" office:value-type="float" office:value="3" calcext:value-type="float">
            <text:p>3</text:p>
          </table:table-cell>
          <table:table-cell office:value-type="string" calcext:value-type="string">
            <text:p>HKK 3</text:p>
          </table:table-cell>
          <table:table-cell office:value-type="string" calcext:value-type="string">
            <text:p>PRODUKTION <text:s/>PRODUKTIONSPLANUNG PRODUKTIONSSTEUERUNG BETRIEBLICHE QUALITAETSKONTROLLE</text:p>
          </table:table-cell>
          <table:table-cell table:number-columns-repeated="5"/>
        </table:table-row>
        <table:table-row table:style-name="ro1">
          <table:table-cell table:formula="of:=IF(LEN([.B1387])=1;0;IF(LEN([.B1387])=2;1;IF(LEN([.B1387])=3;2;IF(LEN([.B1387])=5;3;IF(LEN([.B1387])=6;4;IF(LEN([.B1387])=7;5;&quot;Fehler&quot;))))))" office:value-type="float" office:value="3" calcext:value-type="float">
            <text:p>3</text:p>
          </table:table-cell>
          <table:table-cell office:value-type="string" calcext:value-type="string">
            <text:p>HKK 4</text:p>
          </table:table-cell>
          <table:table-cell office:value-type="string" calcext:value-type="string">
            <text:p>MATERIAL- UND LAGERWIRTSCHAFT (GESAMTDARSTELLUNGEN) BETRIEBSMITTEL</text:p>
          </table:table-cell>
          <table:table-cell table:number-columns-repeated="5"/>
        </table:table-row>
        <table:table-row table:style-name="ro1">
          <table:table-cell table:formula="of:=IF(LEN([.B1388])=1;0;IF(LEN([.B1388])=2;1;IF(LEN([.B1388])=3;2;IF(LEN([.B1388])=5;3;IF(LEN([.B1388])=6;4;IF(LEN([.B1388])=7;5;&quot;Fehler&quot;))))))" office:value-type="float" office:value="4" calcext:value-type="float">
            <text:p>4</text:p>
          </table:table-cell>
          <table:table-cell office:value-type="string" calcext:value-type="string">
            <text:p>HKK 41</text:p>
          </table:table-cell>
          <table:table-cell office:value-type="string" calcext:value-type="string">
            <text:p>BETRIEBSMITTEL</text:p>
          </table:table-cell>
          <table:table-cell table:number-columns-repeated="5"/>
        </table:table-row>
        <table:table-row table:style-name="ro1">
          <table:table-cell table:formula="of:=IF(LEN([.B1389])=1;0;IF(LEN([.B1389])=2;1;IF(LEN([.B1389])=3;2;IF(LEN([.B1389])=5;3;IF(LEN([.B1389])=6;4;IF(LEN([.B1389])=7;5;&quot;Fehler&quot;))))))" office:value-type="float" office:value="4" calcext:value-type="float">
            <text:p>4</text:p>
          </table:table-cell>
          <table:table-cell office:value-type="string" calcext:value-type="string">
            <text:p>HKK 43</text:p>
          </table:table-cell>
          <table:table-cell office:value-type="string" calcext:value-type="string">
            <text:p>BESCHAFFUNG <text:s/>EINKAUF</text:p>
          </table:table-cell>
          <table:table-cell table:number-columns-repeated="5"/>
        </table:table-row>
        <table:table-row table:style-name="ro1">
          <table:table-cell table:formula="of:=IF(LEN([.B1390])=1;0;IF(LEN([.B1390])=2;1;IF(LEN([.B1390])=3;2;IF(LEN([.B1390])=5;3;IF(LEN([.B1390])=6;4;IF(LEN([.B1390])=7;5;&quot;Fehler&quot;))))))" office:value-type="float" office:value="4" calcext:value-type="float">
            <text:p>4</text:p>
          </table:table-cell>
          <table:table-cell office:value-type="string" calcext:value-type="string">
            <text:p>HKK 45</text:p>
          </table:table-cell>
          <table:table-cell office:value-type="string" calcext:value-type="string">
            <text:p>LAGERWIRTSCHAFT</text:p>
          </table:table-cell>
          <table:table-cell table:number-columns-repeated="5"/>
        </table:table-row>
        <table:table-row table:style-name="ro1">
          <table:table-cell table:formula="of:=IF(LEN([.B1391])=1;0;IF(LEN([.B1391])=2;1;IF(LEN([.B1391])=3;2;IF(LEN([.B1391])=5;3;IF(LEN([.B1391])=6;4;IF(LEN([.B1391])=7;5;&quot;Fehler&quot;))))))" office:value-type="float" office:value="4" calcext:value-type="float">
            <text:p>4</text:p>
          </table:table-cell>
          <table:table-cell office:value-type="string" calcext:value-type="string">
            <text:p>HKK 47</text:p>
          </table:table-cell>
          <table:table-cell office:value-type="string" calcext:value-type="string">
            <text:p>MATERIALSTEUERUNG</text:p>
          </table:table-cell>
          <table:table-cell table:number-columns-repeated="5"/>
        </table:table-row>
        <table:table-row table:style-name="ro1">
          <table:table-cell table:formula="of:=IF(LEN([.B1392])=1;0;IF(LEN([.B1392])=2;1;IF(LEN([.B1392])=3;2;IF(LEN([.B1392])=5;3;IF(LEN([.B1392])=6;4;IF(LEN([.B1392])=7;5;&quot;Fehler&quot;))))))" office:value-type="float" office:value="3" calcext:value-type="float">
            <text:p>3</text:p>
          </table:table-cell>
          <table:table-cell office:value-type="string" calcext:value-type="string">
            <text:p>HKK 5</text:p>
          </table:table-cell>
          <table:table-cell office:value-type="string" calcext:value-type="string">
            <text:p>BETRIEBLICHE DATENVERARBEITUNG (WIRTSCHAFTSINFORMATIK)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393])=1;0;IF(LEN([.B1393])=2;1;IF(LEN([.B1393])=3;2;IF(LEN([.B1393])=5;3;IF(LEN([.B1393])=6;4;IF(LEN([.B1393])=7;5;&quot;Fehler&quot;))))))" office:value-type="float" office:value="4" calcext:value-type="float">
            <text:p>4</text:p>
          </table:table-cell>
          <table:table-cell office:value-type="string" calcext:value-type="string">
            <text:p>HKK 51</text:p>
          </table:table-cell>
          <table:table-cell office:value-type="string" calcext:value-type="string">
            <text:p>BETRIEBLICHE PROGRAMMIERUNG <text:s/>BETRIEBLICHE SOFTWARE</text:p>
          </table:table-cell>
          <table:table-cell table:number-columns-repeated="5"/>
        </table:table-row>
        <table:table-row table:style-name="ro1">
          <table:table-cell table:formula="of:=IF(LEN([.B1394])=1;0;IF(LEN([.B1394])=2;1;IF(LEN([.B1394])=3;2;IF(LEN([.B1394])=5;3;IF(LEN([.B1394])=6;4;IF(LEN([.B1394])=7;5;&quot;Fehler&quot;))))))" office:value-type="float" office:value="4" calcext:value-type="float">
            <text:p>4</text:p>
          </table:table-cell>
          <table:table-cell office:value-type="string" calcext:value-type="string">
            <text:p>HKK 55</text:p>
          </table:table-cell>
          <table:table-cell office:value-type="string" calcext:value-type="string">
            <text:p>ORGANISATION DER EDV</text:p>
          </table:table-cell>
          <table:table-cell table:number-columns-repeated="5"/>
        </table:table-row>
        <table:table-row table:style-name="ro1">
          <table:table-cell table:formula="of:=IF(LEN([.B1395])=1;0;IF(LEN([.B1395])=2;1;IF(LEN([.B1395])=3;2;IF(LEN([.B1395])=5;3;IF(LEN([.B1395])=6;4;IF(LEN([.B1395])=7;5;&quot;Fehler&quot;))))))" office:value-type="float" office:value="4" calcext:value-type="float">
            <text:p>4</text:p>
          </table:table-cell>
          <table:table-cell office:value-type="string" calcext:value-type="string">
            <text:p>HKK 57</text:p>
          </table:table-cell>
          <table:table-cell office:value-type="string" calcext:value-type="string">
            <text:p>COMPUTERGESTUETZTE INFORMATIONS- UND PLANUNGSSYSTEME</text:p>
          </table:table-cell>
          <table:table-cell table:number-columns-repeated="5"/>
        </table:table-row>
        <table:table-row table:style-name="ro1">
          <table:table-cell table:formula="of:=IF(LEN([.B1396])=1;0;IF(LEN([.B1396])=2;1;IF(LEN([.B1396])=3;2;IF(LEN([.B1396])=5;3;IF(LEN([.B1396])=6;4;IF(LEN([.B1396])=7;5;&quot;Fehler&quot;))))))" office:value-type="float" office:value="2" calcext:value-type="float">
            <text:p>2</text:p>
          </table:table-cell>
          <table:table-cell office:value-type="string" calcext:value-type="string">
            <text:p>HKL</text:p>
          </table:table-cell>
          <table:table-cell office:value-type="string" calcext:value-type="string">
            <text:p>BETRIEBLICHE FINANZWIRTSCHAFT</text:p>
          </table:table-cell>
          <table:table-cell table:number-columns-repeated="5"/>
        </table:table-row>
        <table:table-row table:style-name="ro1">
          <table:table-cell table:formula="of:=IF(LEN([.B1397])=1;0;IF(LEN([.B1397])=2;1;IF(LEN([.B1397])=3;2;IF(LEN([.B1397])=5;3;IF(LEN([.B1397])=6;4;IF(LEN([.B1397])=7;5;&quot;Fehler&quot;))))))" office:value-type="float" office:value="3" calcext:value-type="float">
            <text:p>3</text:p>
          </table:table-cell>
          <table:table-cell office:value-type="string" calcext:value-type="string">
            <text:p>HKL 1</text:p>
          </table:table-cell>
          <table:table-cell office:value-type="string" calcext:value-type="string">
            <text:p>BETRIEBLICHE INVESTITION</text:p>
          </table:table-cell>
          <table:table-cell table:number-columns-repeated="5"/>
        </table:table-row>
        <table:table-row table:style-name="ro1">
          <table:table-cell table:formula="of:=IF(LEN([.B1398])=1;0;IF(LEN([.B1398])=2;1;IF(LEN([.B1398])=3;2;IF(LEN([.B1398])=5;3;IF(LEN([.B1398])=6;4;IF(LEN([.B1398])=7;5;&quot;Fehler&quot;))))))" office:value-type="float" office:value="4" calcext:value-type="float">
            <text:p>4</text:p>
          </table:table-cell>
          <table:table-cell office:value-type="string" calcext:value-type="string">
            <text:p>HKL 11</text:p>
          </table:table-cell>
          <table:table-cell office:value-type="string" calcext:value-type="string">
            <text:p>INVESTITIONSRECHNUNG <text:s/>WIRTSCHAFTLICHKEITSRECHNUNG</text:p>
          </table:table-cell>
          <table:table-cell table:number-columns-repeated="5"/>
        </table:table-row>
        <table:table-row table:style-name="ro1">
          <table:table-cell table:formula="of:=IF(LEN([.B1399])=1;0;IF(LEN([.B1399])=2;1;IF(LEN([.B1399])=3;2;IF(LEN([.B1399])=5;3;IF(LEN([.B1399])=6;4;IF(LEN([.B1399])=7;5;&quot;Fehler&quot;))))))" office:value-type="float" office:value="3" calcext:value-type="float">
            <text:p>3</text:p>
          </table:table-cell>
          <table:table-cell office:value-type="string" calcext:value-type="string">
            <text:p>HKL 3</text:p>
          </table:table-cell>
          <table:table-cell office:value-type="string" calcext:value-type="string">
            <text:p>BETRIEBLICHE FINANZIERUNG</text:p>
          </table:table-cell>
          <table:table-cell table:number-columns-repeated="5"/>
        </table:table-row>
        <table:table-row table:style-name="ro1">
          <table:table-cell table:formula="of:=IF(LEN([.B1400])=1;0;IF(LEN([.B1400])=2;1;IF(LEN([.B1400])=3;2;IF(LEN([.B1400])=5;3;IF(LEN([.B1400])=6;4;IF(LEN([.B1400])=7;5;&quot;Fehler&quot;))))))" office:value-type="float" office:value="3" calcext:value-type="float">
            <text:p>3</text:p>
          </table:table-cell>
          <table:table-cell office:value-type="string" calcext:value-type="string">
            <text:p>HKL 7</text:p>
          </table:table-cell>
          <table:table-cell office:value-type="string" calcext:value-type="string">
            <text:p>GESAMTBEWERTUNG DER UNTERNEHMUNG</text:p>
          </table:table-cell>
          <table:table-cell table:number-columns-repeated="5"/>
        </table:table-row>
        <table:table-row table:style-name="ro1">
          <table:table-cell table:formula="of:=IF(LEN([.B1401])=1;0;IF(LEN([.B1401])=2;1;IF(LEN([.B1401])=3;2;IF(LEN([.B1401])=5;3;IF(LEN([.B1401])=6;4;IF(LEN([.B1401])=7;5;&quot;Fehler&quot;))))))" office:value-type="float" office:value="2" calcext:value-type="float">
            <text:p>2</text:p>
          </table:table-cell>
          <table:table-cell office:value-type="string" calcext:value-type="string">
            <text:p>HKM</text:p>
          </table:table-cell>
          <table:table-cell office:value-type="string" calcext:value-type="string">
            <text:p>ABSATZ</text:p>
          </table:table-cell>
          <table:table-cell table:number-columns-repeated="5"/>
        </table:table-row>
        <table:table-row table:style-name="ro1">
          <table:table-cell table:formula="of:=IF(LEN([.B1402])=1;0;IF(LEN([.B1402])=2;1;IF(LEN([.B1402])=3;2;IF(LEN([.B1402])=5;3;IF(LEN([.B1402])=6;4;IF(LEN([.B1402])=7;5;&quot;Fehler&quot;))))))" office:value-type="float" office:value="3" calcext:value-type="float">
            <text:p>3</text:p>
          </table:table-cell>
          <table:table-cell office:value-type="string" calcext:value-type="string">
            <text:p>HKM 1</text:p>
          </table:table-cell>
          <table:table-cell office:value-type="string" calcext:value-type="string">
            <text:p>ABSATZVORBEREITUNG <text:s/>ABSATZPLANUNG MARKETINGFORSCHUNG</text:p>
          </table:table-cell>
          <table:table-cell table:number-columns-repeated="5"/>
        </table:table-row>
        <table:table-row table:style-name="ro1">
          <table:table-cell table:formula="of:=IF(LEN([.B1403])=1;0;IF(LEN([.B1403])=2;1;IF(LEN([.B1403])=3;2;IF(LEN([.B1403])=5;3;IF(LEN([.B1403])=6;4;IF(LEN([.B1403])=7;5;&quot;Fehler&quot;))))))" office:value-type="float" office:value="3" calcext:value-type="float">
            <text:p>3</text:p>
          </table:table-cell>
          <table:table-cell office:value-type="string" calcext:value-type="string">
            <text:p>HKM 2</text:p>
          </table:table-cell>
          <table:table-cell office:value-type="string" calcext:value-type="string">
            <text:p>PRODUKT- UND SORTIMENTSPOLITIK <text:s/>PREISPOLITIK</text:p>
          </table:table-cell>
          <table:table-cell table:number-columns-repeated="5"/>
        </table:table-row>
        <table:table-row table:style-name="ro1">
          <table:table-cell table:formula="of:=IF(LEN([.B1404])=1;0;IF(LEN([.B1404])=2;1;IF(LEN([.B1404])=3;2;IF(LEN([.B1404])=5;3;IF(LEN([.B1404])=6;4;IF(LEN([.B1404])=7;5;&quot;Fehler&quot;))))))" office:value-type="float" office:value="3" calcext:value-type="float">
            <text:p>3</text:p>
          </table:table-cell>
          <table:table-cell office:value-type="string" calcext:value-type="string">
            <text:p>HKM 3</text:p>
          </table:table-cell>
          <table:table-cell office:value-type="string" calcext:value-type="string">
            <text:p>ELECTRONIC COMMERCE (E-COMMERCE) : GESAMTDARSTELLUNGEN</text:p>
          </table:table-cell>
          <table:table-cell table:number-columns-repeated="5"/>
        </table:table-row>
        <table:table-row table:style-name="ro1">
          <table:table-cell table:formula="of:=IF(LEN([.B1405])=1;0;IF(LEN([.B1405])=2;1;IF(LEN([.B1405])=3;2;IF(LEN([.B1405])=5;3;IF(LEN([.B1405])=6;4;IF(LEN([.B1405])=7;5;&quot;Fehler&quot;))))))" office:value-type="float" office:value="3" calcext:value-type="float">
            <text:p>3</text:p>
          </table:table-cell>
          <table:table-cell office:value-type="string" calcext:value-type="string">
            <text:p>HKM 5</text:p>
          </table:table-cell>
          <table:table-cell office:value-type="string" calcext:value-type="string">
            <text:p>WERBUNG</text:p>
          </table:table-cell>
          <table:table-cell table:number-columns-repeated="5"/>
        </table:table-row>
        <table:table-row table:style-name="ro1">
          <table:table-cell table:formula="of:=IF(LEN([.B1406])=1;0;IF(LEN([.B1406])=2;1;IF(LEN([.B1406])=3;2;IF(LEN([.B1406])=5;3;IF(LEN([.B1406])=6;4;IF(LEN([.B1406])=7;5;&quot;Fehler&quot;))))))" office:value-type="float" office:value="4" calcext:value-type="float">
            <text:p>4</text:p>
          </table:table-cell>
          <table:table-cell office:value-type="string" calcext:value-type="string">
            <text:p>HKM 51</text:p>
          </table:table-cell>
          <table:table-cell office:value-type="string" calcext:value-type="string">
            <text:p>WERBEPSYCHOLOGIE <text:s/>WERBESOZIOLOGIE</text:p>
          </table:table-cell>
          <table:table-cell table:number-columns-repeated="5"/>
        </table:table-row>
        <table:table-row table:style-name="ro1">
          <table:table-cell table:formula="of:=IF(LEN([.B1407])=1;0;IF(LEN([.B1407])=2;1;IF(LEN([.B1407])=3;2;IF(LEN([.B1407])=5;3;IF(LEN([.B1407])=6;4;IF(LEN([.B1407])=7;5;&quot;Fehler&quot;))))))" office:value-type="float" office:value="4" calcext:value-type="float">
            <text:p>4</text:p>
          </table:table-cell>
          <table:table-cell office:value-type="string" calcext:value-type="string">
            <text:p>HKM 53</text:p>
          </table:table-cell>
          <table:table-cell office:value-type="string" calcext:value-type="string">
            <text:p>WERBETRAEGER <text:s/>WERBEMITTEL</text:p>
          </table:table-cell>
          <table:table-cell table:number-columns-repeated="5"/>
        </table:table-row>
        <table:table-row table:style-name="ro1">
          <table:table-cell table:formula="of:=IF(LEN([.B1408])=1;0;IF(LEN([.B1408])=2;1;IF(LEN([.B1408])=3;2;IF(LEN([.B1408])=5;3;IF(LEN([.B1408])=6;4;IF(LEN([.B1408])=7;5;&quot;Fehler&quot;))))))" office:value-type="float" office:value="4" calcext:value-type="float">
            <text:p>4</text:p>
          </table:table-cell>
          <table:table-cell office:value-type="string" calcext:value-type="string">
            <text:p>HKM 58</text:p>
          </table:table-cell>
          <table:table-cell office:value-type="string" calcext:value-type="string">
            <text:p>PUBLIC RELATIONS</text:p>
          </table:table-cell>
          <table:table-cell table:number-columns-repeated="5"/>
        </table:table-row>
        <table:table-row table:style-name="ro1">
          <table:table-cell table:formula="of:=IF(LEN([.B1409])=1;0;IF(LEN([.B1409])=2;1;IF(LEN([.B1409])=3;2;IF(LEN([.B1409])=5;3;IF(LEN([.B1409])=6;4;IF(LEN([.B1409])=7;5;&quot;Fehler&quot;))))))" office:value-type="float" office:value="3" calcext:value-type="float">
            <text:p>3</text:p>
          </table:table-cell>
          <table:table-cell office:value-type="string" calcext:value-type="string">
            <text:p>HKM 7</text:p>
          </table:table-cell>
          <table:table-cell office:value-type="string" calcext:value-type="string">
            <text:p>ABSATZORGANISATION <text:s/>ABSATZMETHODEN MARKETING-LOGISTIK VERKAUF <text:s/>VERTRIEB</text:p>
          </table:table-cell>
          <table:table-cell table:number-columns-repeated="5"/>
        </table:table-row>
        <table:table-row table:style-name="ro1">
          <table:table-cell table:formula="of:=IF(LEN([.B1410])=1;0;IF(LEN([.B1410])=2;1;IF(LEN([.B1410])=3;2;IF(LEN([.B1410])=5;3;IF(LEN([.B1410])=6;4;IF(LEN([.B1410])=7;5;&quot;Fehler&quot;))))))" office:value-type="float" office:value="4" calcext:value-type="float">
            <text:p>4</text:p>
          </table:table-cell>
          <table:table-cell office:value-type="string" calcext:value-type="string">
            <text:p>HKM 72</text:p>
          </table:table-cell>
          <table:table-cell office:value-type="string" calcext:value-type="string">
            <text:p>VERKAUFSAUSSENDIENST</text:p>
          </table:table-cell>
          <table:table-cell table:number-columns-repeated="5"/>
        </table:table-row>
        <table:table-row table:style-name="ro1">
          <table:table-cell table:formula="of:=IF(LEN([.B1411])=1;0;IF(LEN([.B1411])=2;1;IF(LEN([.B1411])=3;2;IF(LEN([.B1411])=5;3;IF(LEN([.B1411])=6;4;IF(LEN([.B1411])=7;5;&quot;Fehler&quot;))))))" office:value-type="float" office:value="4" calcext:value-type="float">
            <text:p>4</text:p>
          </table:table-cell>
          <table:table-cell office:value-type="string" calcext:value-type="string">
            <text:p>HKM 74</text:p>
          </table:table-cell>
          <table:table-cell office:value-type="string" calcext:value-type="string">
            <text:p>BESONDERE ABSATZFORMEN UND VERKAUFSMETHODEN</text:p>
          </table:table-cell>
          <table:table-cell table:number-columns-repeated="5"/>
        </table:table-row>
        <table:table-row table:style-name="ro1">
          <table:table-cell table:formula="of:=IF(LEN([.B1412])=1;0;IF(LEN([.B1412])=2;1;IF(LEN([.B1412])=3;2;IF(LEN([.B1412])=5;3;IF(LEN([.B1412])=6;4;IF(LEN([.B1412])=7;5;&quot;Fehler&quot;))))))" office:value-type="float" office:value="4" calcext:value-type="float">
            <text:p>4</text:p>
          </table:table-cell>
          <table:table-cell office:value-type="string" calcext:value-type="string">
            <text:p>HKM 76</text:p>
          </table:table-cell>
          <table:table-cell office:value-type="string" calcext:value-type="string">
            <text:p>VERKAUFSSTAETTEN <text:s/>VERKAUFSMESSEN <text:s/>AUSSTELLUNGEN</text:p>
          </table:table-cell>
          <table:table-cell table:number-columns-repeated="5"/>
        </table:table-row>
        <table:table-row table:style-name="ro1">
          <table:table-cell table:formula="of:=IF(LEN([.B1413])=1;0;IF(LEN([.B1413])=2;1;IF(LEN([.B1413])=3;2;IF(LEN([.B1413])=5;3;IF(LEN([.B1413])=6;4;IF(LEN([.B1413])=7;5;&quot;Fehler&quot;))))))" office:value-type="float" office:value="4" calcext:value-type="float">
            <text:p>4</text:p>
          </table:table-cell>
          <table:table-cell office:value-type="string" calcext:value-type="string">
            <text:p>HKM 77</text:p>
          </table:table-cell>
          <table:table-cell office:value-type="string" calcext:value-type="string">
            <text:p>ABSATZFINANZIERUNG <text:s/>MARKETING-KONTROLLE</text:p>
          </table:table-cell>
          <table:table-cell table:number-columns-repeated="5"/>
        </table:table-row>
        <table:table-row table:style-name="ro1">
          <table:table-cell table:formula="of:=IF(LEN([.B1414])=1;0;IF(LEN([.B1414])=2;1;IF(LEN([.B1414])=3;2;IF(LEN([.B1414])=5;3;IF(LEN([.B1414])=6;4;IF(LEN([.B1414])=7;5;&quot;Fehler&quot;))))))" office:value-type="float" office:value="4" calcext:value-type="float">
            <text:p>4</text:p>
          </table:table-cell>
          <table:table-cell office:value-type="string" calcext:value-type="string">
            <text:p>HKM 79</text:p>
          </table:table-cell>
          <table:table-cell office:value-type="string" calcext:value-type="string">
            <text:p>EXPORT <text:s/>IMPORT</text:p>
          </table:table-cell>
          <table:table-cell table:number-columns-repeated="5"/>
        </table:table-row>
        <table:table-row table:style-name="ro1">
          <table:table-cell table:formula="of:=IF(LEN([.B1415])=1;0;IF(LEN([.B1415])=2;1;IF(LEN([.B1415])=3;2;IF(LEN([.B1415])=5;3;IF(LEN([.B1415])=6;4;IF(LEN([.B1415])=7;5;&quot;Fehler&quot;))))))" office:value-type="float" office:value="2" calcext:value-type="float">
            <text:p>2</text:p>
          </table:table-cell>
          <table:table-cell office:value-type="string" calcext:value-type="string">
            <text:p>HKN</text:p>
          </table:table-cell>
          <table:table-cell office:value-type="string" calcext:value-type="string">
            <text:p>BETRIEBSWIRTSCHAFTLICHE STEUERLEHRE</text:p>
          </table:table-cell>
          <table:table-cell table:number-columns-repeated="5"/>
        </table:table-row>
        <table:table-row table:style-name="ro1">
          <table:table-cell table:formula="of:=IF(LEN([.B1416])=1;0;IF(LEN([.B1416])=2;1;IF(LEN([.B1416])=3;2;IF(LEN([.B1416])=5;3;IF(LEN([.B1416])=6;4;IF(LEN([.B1416])=7;5;&quot;Fehler&quot;))))))" office:value-type="float" office:value="2" calcext:value-type="float">
            <text:p>2</text:p>
          </table:table-cell>
          <table:table-cell office:value-type="string" calcext:value-type="string">
            <text:p>HKO</text:p>
          </table:table-cell>
          <table:table-cell office:value-type="string" calcext:value-type="string">
            <text:p>BETRIEBLICHES RECHNUNGSWESEN</text:p>
          </table:table-cell>
          <table:table-cell table:number-columns-repeated="5"/>
        </table:table-row>
        <table:table-row table:style-name="ro1">
          <table:table-cell table:formula="of:=IF(LEN([.B1417])=1;0;IF(LEN([.B1417])=2;1;IF(LEN([.B1417])=3;2;IF(LEN([.B1417])=5;3;IF(LEN([.B1417])=6;4;IF(LEN([.B1417])=7;5;&quot;Fehler&quot;))))))" office:value-type="float" office:value="3" calcext:value-type="float">
            <text:p>3</text:p>
          </table:table-cell>
          <table:table-cell office:value-type="string" calcext:value-type="string">
            <text:p>HKO 1</text:p>
          </table:table-cell>
          <table:table-cell office:value-type="string" calcext:value-type="string">
            <text:p>BUCHFUEHRUNG UND JAHRESABSCHLUSS : GESAMTDARSTELLUNGEN</text:p>
          </table:table-cell>
          <table:table-cell table:number-columns-repeated="5"/>
        </table:table-row>
        <table:table-row table:style-name="ro1">
          <table:table-cell table:formula="of:=IF(LEN([.B1418])=1;0;IF(LEN([.B1418])=2;1;IF(LEN([.B1418])=3;2;IF(LEN([.B1418])=5;3;IF(LEN([.B1418])=6;4;IF(LEN([.B1418])=7;5;&quot;Fehler&quot;))))))" office:value-type="float" office:value="4" calcext:value-type="float">
            <text:p>4</text:p>
          </table:table-cell>
          <table:table-cell office:value-type="string" calcext:value-type="string">
            <text:p>HKO 11</text:p>
          </table:table-cell>
          <table:table-cell office:value-type="string" calcext:value-type="string">
            <text:p>BUCHFUEHRUNG <text:s/>FINANZBUCHHALTUNG</text:p>
          </table:table-cell>
          <table:table-cell table:number-columns-repeated="5"/>
        </table:table-row>
        <table:table-row table:style-name="ro1">
          <table:table-cell table:formula="of:=IF(LEN([.B1419])=1;0;IF(LEN([.B1419])=2;1;IF(LEN([.B1419])=3;2;IF(LEN([.B1419])=5;3;IF(LEN([.B1419])=6;4;IF(LEN([.B1419])=7;5;&quot;Fehler&quot;))))))" office:value-type="float" office:value="5" calcext:value-type="float">
            <text:p>5</text:p>
          </table:table-cell>
          <table:table-cell office:value-type="string" calcext:value-type="string">
            <text:p>HKO 119</text:p>
          </table:table-cell>
          <table:table-cell office:value-type="string" calcext:value-type="string">
            <text:p>BUCHHALTUNGSORGANISATION</text:p>
          </table:table-cell>
          <table:table-cell table:number-columns-repeated="5"/>
        </table:table-row>
        <table:table-row table:style-name="ro1">
          <table:table-cell table:formula="of:=IF(LEN([.B1420])=1;0;IF(LEN([.B1420])=2;1;IF(LEN([.B1420])=3;2;IF(LEN([.B1420])=5;3;IF(LEN([.B1420])=6;4;IF(LEN([.B1420])=7;5;&quot;Fehler&quot;))))))" office:value-type="float" office:value="4" calcext:value-type="float">
            <text:p>4</text:p>
          </table:table-cell>
          <table:table-cell office:value-type="string" calcext:value-type="string">
            <text:p>HKO 12</text:p>
          </table:table-cell>
          <table:table-cell office:value-type="string" calcext:value-type="string">
            <text:p>JAHRESABSCHLUSS (GESAMTDARSTELLUNGEN) <text:s/>BILANZ</text:p>
          </table:table-cell>
          <table:table-cell table:number-columns-repeated="5"/>
        </table:table-row>
        <table:table-row table:style-name="ro1">
          <table:table-cell table:formula="of:=IF(LEN([.B1421])=1;0;IF(LEN([.B1421])=2;1;IF(LEN([.B1421])=3;2;IF(LEN([.B1421])=5;3;IF(LEN([.B1421])=6;4;IF(LEN([.B1421])=7;5;&quot;Fehler&quot;))))))" office:value-type="float" office:value="5" calcext:value-type="float">
            <text:p>5</text:p>
          </table:table-cell>
          <table:table-cell office:value-type="string" calcext:value-type="string">
            <text:p>HKO 121</text:p>
          </table:table-cell>
          <table:table-cell office:value-type="string" calcext:value-type="string">
            <text:p>BEWERTUNG IN DER BILANZ</text:p>
          </table:table-cell>
          <table:table-cell table:number-columns-repeated="5"/>
        </table:table-row>
        <table:table-row table:style-name="ro1">
          <table:table-cell table:formula="of:=IF(LEN([.B1422])=1;0;IF(LEN([.B1422])=2;1;IF(LEN([.B1422])=3;2;IF(LEN([.B1422])=5;3;IF(LEN([.B1422])=6;4;IF(LEN([.B1422])=7;5;&quot;Fehler&quot;))))))" office:value-type="float" office:value="4" calcext:value-type="float">
            <text:p>4</text:p>
          </table:table-cell>
          <table:table-cell office:value-type="string" calcext:value-type="string">
            <text:p>HKO 14</text:p>
          </table:table-cell>
          <table:table-cell office:value-type="string" calcext:value-type="string">
            <text:p>GEWINN- UND VERLUSTRECHNUNG (ERFOLGSRECHNUNG) <text:s/>CASH-FLOW <text:s/>GESCHAEFTSBERICHT</text:p>
          </table:table-cell>
          <table:table-cell table:number-columns-repeated="5"/>
        </table:table-row>
        <table:table-row table:style-name="ro1">
          <table:table-cell table:formula="of:=IF(LEN([.B1423])=1;0;IF(LEN([.B1423])=2;1;IF(LEN([.B1423])=3;2;IF(LEN([.B1423])=5;3;IF(LEN([.B1423])=6;4;IF(LEN([.B1423])=7;5;&quot;Fehler&quot;))))))" office:value-type="float" office:value="3" calcext:value-type="float">
            <text:p>3</text:p>
          </table:table-cell>
          <table:table-cell office:value-type="string" calcext:value-type="string">
            <text:p>HKO 4</text:p>
          </table:table-cell>
          <table:table-cell office:value-type="string" calcext:value-type="string">
            <text:p>KOSTEN <text:s/>KOSTEN- UND LEISTUNGSRECHNUNG : GESAMTDARSTELLUNGEN</text:p>
          </table:table-cell>
          <table:table-cell table:number-columns-repeated="5"/>
        </table:table-row>
        <table:table-row table:style-name="ro1">
          <table:table-cell table:formula="of:=IF(LEN([.B1424])=1;0;IF(LEN([.B1424])=2;1;IF(LEN([.B1424])=3;2;IF(LEN([.B1424])=5;3;IF(LEN([.B1424])=6;4;IF(LEN([.B1424])=7;5;&quot;Fehler&quot;))))))" office:value-type="float" office:value="4" calcext:value-type="float">
            <text:p>4</text:p>
          </table:table-cell>
          <table:table-cell office:value-type="string" calcext:value-type="string">
            <text:p>HKO 42</text:p>
          </table:table-cell>
          <table:table-cell office:value-type="string" calcext:value-type="string">
            <text:p>KOSTENRECHNUNGSTYPEN <text:s/>KOSTENRECHNUNGSSYSTEME</text:p>
          </table:table-cell>
          <table:table-cell table:number-columns-repeated="5"/>
        </table:table-row>
        <table:table-row table:style-name="ro1">
          <table:table-cell table:formula="of:=IF(LEN([.B1425])=1;0;IF(LEN([.B1425])=2;1;IF(LEN([.B1425])=3;2;IF(LEN([.B1425])=5;3;IF(LEN([.B1425])=6;4;IF(LEN([.B1425])=7;5;&quot;Fehler&quot;))))))" office:value-type="float" office:value="4" calcext:value-type="float">
            <text:p>4</text:p>
          </table:table-cell>
          <table:table-cell office:value-type="string" calcext:value-type="string">
            <text:p>HKO 44</text:p>
          </table:table-cell>
          <table:table-cell office:value-type="string" calcext:value-type="string">
            <text:p>BETRIEBSABRECHNUNG <text:s/>KALKULATION <text:s/>KOSTENAUSWERTUNG</text:p>
          </table:table-cell>
          <table:table-cell table:number-columns-repeated="5"/>
        </table:table-row>
        <table:table-row table:style-name="ro1">
          <table:table-cell table:formula="of:=IF(LEN([.B1426])=1;0;IF(LEN([.B1426])=2;1;IF(LEN([.B1426])=3;2;IF(LEN([.B1426])=5;3;IF(LEN([.B1426])=6;4;IF(LEN([.B1426])=7;5;&quot;Fehler&quot;))))))" office:value-type="float" office:value="4" calcext:value-type="float">
            <text:p>4</text:p>
          </table:table-cell>
          <table:table-cell office:value-type="string" calcext:value-type="string">
            <text:p>HKO 46</text:p>
          </table:table-cell>
          <table:table-cell office:value-type="string" calcext:value-type="string">
            <text:p>BETRIEBSWIRTSCHAFTLICHE WERTE <text:s/>RENTABILITAET - PRODUKTIVITAET</text:p>
          </table:table-cell>
          <table:table-cell table:number-columns-repeated="5"/>
        </table:table-row>
        <table:table-row table:style-name="ro1">
          <table:table-cell table:formula="of:=IF(LEN([.B1427])=1;0;IF(LEN([.B1427])=2;1;IF(LEN([.B1427])=3;2;IF(LEN([.B1427])=5;3;IF(LEN([.B1427])=6;4;IF(LEN([.B1427])=7;5;&quot;Fehler&quot;))))))" office:value-type="float" office:value="3" calcext:value-type="float">
            <text:p>3</text:p>
          </table:table-cell>
          <table:table-cell office:value-type="string" calcext:value-type="string">
            <text:p>HKO 9</text:p>
          </table:table-cell>
          <table:table-cell office:value-type="string" calcext:value-type="string">
            <text:p>PRUEFUNG DES RECHNUNGSWESENS <text:s/>WIRTSCHAFTSPRUEFUNG</text:p>
          </table:table-cell>
          <table:table-cell table:number-columns-repeated="5"/>
        </table:table-row>
        <table:table-row table:style-name="ro1">
          <table:table-cell table:formula="of:=IF(LEN([.B1428])=1;0;IF(LEN([.B1428])=2;1;IF(LEN([.B1428])=3;2;IF(LEN([.B1428])=5;3;IF(LEN([.B1428])=6;4;IF(LEN([.B1428])=7;5;&quot;Fehler&quot;))))))" office:value-type="float" office:value="2" calcext:value-type="float">
            <text:p>2</text:p>
          </table:table-cell>
          <table:table-cell office:value-type="string" calcext:value-type="string">
            <text:p>HKP</text:p>
          </table:table-cell>
          <table:table-cell office:value-type="string" calcext:value-type="string">
            <text:p>BETRIEBLICHE VERWALTUNG (GESCHAEFTSVERWALTUNG)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429])=1;0;IF(LEN([.B1429])=2;1;IF(LEN([.B1429])=3;2;IF(LEN([.B1429])=5;3;IF(LEN([.B1429])=6;4;IF(LEN([.B1429])=7;5;&quot;Fehler&quot;))))))" office:value-type="float" office:value="3" calcext:value-type="float">
            <text:p>3</text:p>
          </table:table-cell>
          <table:table-cell office:value-type="string" calcext:value-type="string">
            <text:p>HKP 1</text:p>
          </table:table-cell>
          <table:table-cell office:value-type="string" calcext:value-type="string">
            <text:p>BUEROKUNDE <text:s/>BUEROORGANISATION <text:s/>BUEROTECHNIK</text:p>
          </table:table-cell>
          <table:table-cell table:number-columns-repeated="5"/>
        </table:table-row>
        <table:table-row table:style-name="ro1">
          <table:table-cell table:formula="of:=IF(LEN([.B1430])=1;0;IF(LEN([.B1430])=2;1;IF(LEN([.B1430])=3;2;IF(LEN([.B1430])=5;3;IF(LEN([.B1430])=6;4;IF(LEN([.B1430])=7;5;&quot;Fehler&quot;))))))" office:value-type="float" office:value="3" calcext:value-type="float">
            <text:p>3</text:p>
          </table:table-cell>
          <table:table-cell office:value-type="string" calcext:value-type="string">
            <text:p>HKP 2</text:p>
          </table:table-cell>
          <table:table-cell office:value-type="string" calcext:value-type="string">
            <text:p>HANDELSKORRESPONDENZ <text:s/>TELEFONIEREN</text:p>
          </table:table-cell>
          <table:table-cell table:number-columns-repeated="5"/>
        </table:table-row>
        <table:table-row table:style-name="ro1">
          <table:table-cell table:formula="of:=IF(LEN([.B1431])=1;0;IF(LEN([.B1431])=2;1;IF(LEN([.B1431])=3;2;IF(LEN([.B1431])=5;3;IF(LEN([.B1431])=6;4;IF(LEN([.B1431])=7;5;&quot;Fehler&quot;))))))" office:value-type="float" office:value="4" calcext:value-type="float">
            <text:p>4</text:p>
          </table:table-cell>
          <table:table-cell office:value-type="string" calcext:value-type="string">
            <text:p>HKP 21</text:p>
          </table:table-cell>
          <table:table-cell office:value-type="string" calcext:value-type="string">
            <text:p>FREMDSPRACHIGE HANDELSKORRESPONDENZ</text:p>
          </table:table-cell>
          <table:table-cell table:number-columns-repeated="5"/>
        </table:table-row>
        <table:table-row table:style-name="ro1">
          <table:table-cell table:formula="of:=IF(LEN([.B1432])=1;0;IF(LEN([.B1432])=2;1;IF(LEN([.B1432])=3;2;IF(LEN([.B1432])=5;3;IF(LEN([.B1432])=6;4;IF(LEN([.B1432])=7;5;&quot;Fehler&quot;))))))" office:value-type="float" office:value="5" calcext:value-type="float">
            <text:p>5</text:p>
          </table:table-cell>
          <table:table-cell office:value-type="string" calcext:value-type="string">
            <text:p>HKP 211</text:p>
          </table:table-cell>
          <table:table-cell office:value-type="string" calcext:value-type="string">
            <text:p>ENGLISCHE HANDELSKORRESPONDENZ UND WIRTSCHAFTSSPRACHE</text:p>
          </table:table-cell>
          <table:table-cell table:number-columns-repeated="5"/>
        </table:table-row>
        <table:table-row table:style-name="ro1">
          <table:table-cell table:formula="of:=IF(LEN([.B1433])=1;0;IF(LEN([.B1433])=2;1;IF(LEN([.B1433])=3;2;IF(LEN([.B1433])=5;3;IF(LEN([.B1433])=6;4;IF(LEN([.B1433])=7;5;&quot;Fehler&quot;))))))" office:value-type="float" office:value="5" calcext:value-type="float">
            <text:p>5</text:p>
          </table:table-cell>
          <table:table-cell office:value-type="string" calcext:value-type="string">
            <text:p>HKP 212</text:p>
          </table:table-cell>
          <table:table-cell office:value-type="string" calcext:value-type="string">
            <text:p>FRANZOESISCHE HANDELSKORRESPONDENZ UND WIRTSCHAFTSSPRACHE</text:p>
          </table:table-cell>
          <table:table-cell table:number-columns-repeated="5"/>
        </table:table-row>
        <table:table-row table:style-name="ro1">
          <table:table-cell table:formula="of:=IF(LEN([.B1434])=1;0;IF(LEN([.B1434])=2;1;IF(LEN([.B1434])=3;2;IF(LEN([.B1434])=5;3;IF(LEN([.B1434])=6;4;IF(LEN([.B1434])=7;5;&quot;Fehler&quot;))))))" office:value-type="float" office:value="5" calcext:value-type="float">
            <text:p>5</text:p>
          </table:table-cell>
          <table:table-cell office:value-type="string" calcext:value-type="string">
            <text:p>HKP 213</text:p>
          </table:table-cell>
          <table:table-cell office:value-type="string" calcext:value-type="string">
            <text:p>ITALIENISCHE UND SPANISCHE HANDELSKORRESPONDENZ UND WIRTSCHAFTSSPRACHE</text:p>
          </table:table-cell>
          <table:table-cell table:number-columns-repeated="5"/>
        </table:table-row>
        <table:table-row table:style-name="ro1">
          <table:table-cell table:formula="of:=IF(LEN([.B1435])=1;0;IF(LEN([.B1435])=2;1;IF(LEN([.B1435])=3;2;IF(LEN([.B1435])=5;3;IF(LEN([.B1435])=6;4;IF(LEN([.B1435])=7;5;&quot;Fehler&quot;))))))" office:value-type="float" office:value="5" calcext:value-type="float">
            <text:p>5</text:p>
          </table:table-cell>
          <table:table-cell office:value-type="string" calcext:value-type="string">
            <text:p>HKP 219</text:p>
          </table:table-cell>
          <table:table-cell office:value-type="string" calcext:value-type="string">
            <text:p>HANDELSKORRESPONDENZ UND WIRTSCHAFTSSPRACHE SONSTIGER FREMDSPRACHEN</text:p>
          </table:table-cell>
          <table:table-cell table:number-columns-repeated="5"/>
        </table:table-row>
        <table:table-row table:style-name="ro1">
          <table:table-cell table:formula="of:=IF(LEN([.B1436])=1;0;IF(LEN([.B1436])=2;1;IF(LEN([.B1436])=3;2;IF(LEN([.B1436])=5;3;IF(LEN([.B1436])=6;4;IF(LEN([.B1436])=7;5;&quot;Fehler&quot;))))))" office:value-type="float" office:value="2" calcext:value-type="float">
            <text:p>2</text:p>
          </table:table-cell>
          <table:table-cell office:value-type="string" calcext:value-type="string">
            <text:p>HKQ</text:p>
          </table:table-cell>
          <table:table-cell office:value-type="string" calcext:value-type="string">
            <text:p>WARENKUNDE : GESAMTDARSTELLUNGEN</text:p>
          </table:table-cell>
          <table:table-cell table:number-columns-repeated="5"/>
        </table:table-row>
        <table:table-row table:style-name="ro1">
          <table:table-cell table:formula="of:=IF(LEN([.B1437])=1;0;IF(LEN([.B1437])=2;1;IF(LEN([.B1437])=3;2;IF(LEN([.B1437])=5;3;IF(LEN([.B1437])=6;4;IF(LEN([.B1437])=7;5;&quot;Fehler&quot;))))))" office:value-type="float" office:value="3" calcext:value-type="float">
            <text:p>3</text:p>
          </table:table-cell>
          <table:table-cell office:value-type="string" calcext:value-type="string">
            <text:p>HKQ 5</text:p>
          </table:table-cell>
          <table:table-cell office:value-type="string" calcext:value-type="string">
            <text:p>VERBRAUCHERSCHUTZ <text:s/>VERBRAUCHERPOLITIK <text:s/>WARENTESTS</text:p>
          </table:table-cell>
          <table:table-cell table:number-columns-repeated="5"/>
        </table:table-row>
        <table:table-row table:style-name="ro1">
          <table:table-cell table:formula="of:=IF(LEN([.B1438])=1;0;IF(LEN([.B1438])=2;1;IF(LEN([.B1438])=3;2;IF(LEN([.B1438])=5;3;IF(LEN([.B1438])=6;4;IF(LEN([.B1438])=7;5;&quot;Fehler&quot;))))))" office:value-type="float" office:value="2" calcext:value-type="float">
            <text:p>2</text:p>
          </table:table-cell>
          <table:table-cell office:value-type="string" calcext:value-type="string">
            <text:p>HKR</text:p>
          </table:table-cell>
          <table:table-cell office:value-type="string" calcext:value-type="string">
            <text:p>BETRIEBSWIRTSCHAFTSLEHRE EINZELNER WIRTSCHAFTSZWEIGE</text:p>
          </table:table-cell>
          <table:table-cell table:number-columns-repeated="5"/>
        </table:table-row>
        <table:table-row table:style-name="ro1">
          <table:table-cell table:formula="of:=IF(LEN([.B1439])=1;0;IF(LEN([.B1439])=2;1;IF(LEN([.B1439])=3;2;IF(LEN([.B1439])=5;3;IF(LEN([.B1439])=6;4;IF(LEN([.B1439])=7;5;&quot;Fehler&quot;))))))" office:value-type="float" office:value="3" calcext:value-type="float">
            <text:p>3</text:p>
          </table:table-cell>
          <table:table-cell office:value-type="string" calcext:value-type="string">
            <text:p>HKR 1</text:p>
          </table:table-cell>
          <table:table-cell office:value-type="string" calcext:value-type="string">
            <text:p>INDUSTRIEBETRIEBSLEHRE : GESAMTDARSTELLUNGEN</text:p>
          </table:table-cell>
          <table:table-cell table:number-columns-repeated="5"/>
        </table:table-row>
        <table:table-row table:style-name="ro1">
          <table:table-cell table:formula="of:=IF(LEN([.B1440])=1;0;IF(LEN([.B1440])=2;1;IF(LEN([.B1440])=3;2;IF(LEN([.B1440])=5;3;IF(LEN([.B1440])=6;4;IF(LEN([.B1440])=7;5;&quot;Fehler&quot;))))))" office:value-type="float" office:value="3" calcext:value-type="float">
            <text:p>3</text:p>
          </table:table-cell>
          <table:table-cell office:value-type="string" calcext:value-type="string">
            <text:p>HKR 2</text:p>
          </table:table-cell>
          <table:table-cell office:value-type="string" calcext:value-type="string">
            <text:p>HANDELSBETRIEBSLEHRE : GESAMTDARSTELLUNGEN</text:p>
          </table:table-cell>
          <table:table-cell table:number-columns-repeated="5"/>
        </table:table-row>
        <table:table-row table:style-name="ro1">
          <table:table-cell table:formula="of:=IF(LEN([.B1441])=1;0;IF(LEN([.B1441])=2;1;IF(LEN([.B1441])=3;2;IF(LEN([.B1441])=5;3;IF(LEN([.B1441])=6;4;IF(LEN([.B1441])=7;5;&quot;Fehler&quot;))))))" office:value-type="float" office:value="4" calcext:value-type="float">
            <text:p>4</text:p>
          </table:table-cell>
          <table:table-cell office:value-type="string" calcext:value-type="string">
            <text:p>HKR 21</text:p>
          </table:table-cell>
          <table:table-cell office:value-type="string" calcext:value-type="string">
            <text:p>BETRIEBSLEHRE DES EINZELHANDELS</text:p>
          </table:table-cell>
          <table:table-cell table:number-columns-repeated="5"/>
        </table:table-row>
        <table:table-row table:style-name="ro1">
          <table:table-cell table:formula="of:=IF(LEN([.B1442])=1;0;IF(LEN([.B1442])=2;1;IF(LEN([.B1442])=3;2;IF(LEN([.B1442])=5;3;IF(LEN([.B1442])=6;4;IF(LEN([.B1442])=7;5;&quot;Fehler&quot;))))))" office:value-type="float" office:value="4" calcext:value-type="float">
            <text:p>4</text:p>
          </table:table-cell>
          <table:table-cell office:value-type="string" calcext:value-type="string">
            <text:p>HKR 22</text:p>
          </table:table-cell>
          <table:table-cell office:value-type="string" calcext:value-type="string">
            <text:p>BETRIEBSLEHRE DES GROSS- UND AUSSENHANDELS</text:p>
          </table:table-cell>
          <table:table-cell table:number-columns-repeated="5"/>
        </table:table-row>
        <table:table-row table:style-name="ro1">
          <table:table-cell table:formula="of:=IF(LEN([.B1443])=1;0;IF(LEN([.B1443])=2;1;IF(LEN([.B1443])=3;2;IF(LEN([.B1443])=5;3;IF(LEN([.B1443])=6;4;IF(LEN([.B1443])=7;5;&quot;Fehler&quot;))))))" office:value-type="float" office:value="4" calcext:value-type="float">
            <text:p>4</text:p>
          </table:table-cell>
          <table:table-cell office:value-type="string" calcext:value-type="string">
            <text:p>HKR 29</text:p>
          </table:table-cell>
          <table:table-cell office:value-type="string" calcext:value-type="string">
            <text:p>BETRIEBSLEHRE SONSTIGER HANDELSBRANCHEN</text:p>
          </table:table-cell>
          <table:table-cell table:number-columns-repeated="5"/>
        </table:table-row>
        <table:table-row table:style-name="ro1">
          <table:table-cell table:formula="of:=IF(LEN([.B1444])=1;0;IF(LEN([.B1444])=2;1;IF(LEN([.B1444])=3;2;IF(LEN([.B1444])=5;3;IF(LEN([.B1444])=6;4;IF(LEN([.B1444])=7;5;&quot;Fehler&quot;))))))" office:value-type="float" office:value="3" calcext:value-type="float">
            <text:p>3</text:p>
          </table:table-cell>
          <table:table-cell office:value-type="string" calcext:value-type="string">
            <text:p>HKR 3</text:p>
          </table:table-cell>
          <table:table-cell office:value-type="string" calcext:value-type="string">
            <text:p>BANKBETRIEBSLEHRE</text:p>
          </table:table-cell>
          <table:table-cell table:number-columns-repeated="5"/>
        </table:table-row>
        <table:table-row table:style-name="ro1">
          <table:table-cell table:formula="of:=IF(LEN([.B1445])=1;0;IF(LEN([.B1445])=2;1;IF(LEN([.B1445])=3;2;IF(LEN([.B1445])=5;3;IF(LEN([.B1445])=6;4;IF(LEN([.B1445])=7;5;&quot;Fehler&quot;))))))" office:value-type="float" office:value="3" calcext:value-type="float">
            <text:p>3</text:p>
          </table:table-cell>
          <table:table-cell office:value-type="string" calcext:value-type="string">
            <text:p>HKR 4</text:p>
          </table:table-cell>
          <table:table-cell office:value-type="string" calcext:value-type="string">
            <text:p>VERSICHERUNGSBETRIEBSLEHRE</text:p>
          </table:table-cell>
          <table:table-cell table:number-columns-repeated="5"/>
        </table:table-row>
        <table:table-row table:style-name="ro1">
          <table:table-cell table:formula="of:=IF(LEN([.B1446])=1;0;IF(LEN([.B1446])=2;1;IF(LEN([.B1446])=3;2;IF(LEN([.B1446])=5;3;IF(LEN([.B1446])=6;4;IF(LEN([.B1446])=7;5;&quot;Fehler&quot;))))))" office:value-type="float" office:value="3" calcext:value-type="float">
            <text:p>3</text:p>
          </table:table-cell>
          <table:table-cell office:value-type="string" calcext:value-type="string">
            <text:p>HKR 5</text:p>
          </table:table-cell>
          <table:table-cell office:value-type="string" calcext:value-type="string">
            <text:p>ALLGEMEINE HANDWERKSBETRIEBSLEHRE</text:p>
          </table:table-cell>
          <table:table-cell table:number-columns-repeated="5"/>
        </table:table-row>
        <table:table-row table:style-name="ro1">
          <table:table-cell table:formula="of:=IF(LEN([.B1447])=1;0;IF(LEN([.B1447])=2;1;IF(LEN([.B1447])=3;2;IF(LEN([.B1447])=5;3;IF(LEN([.B1447])=6;4;IF(LEN([.B1447])=7;5;&quot;Fehler&quot;))))))" office:value-type="float" office:value="3" calcext:value-type="float">
            <text:p>3</text:p>
          </table:table-cell>
          <table:table-cell office:value-type="string" calcext:value-type="string">
            <text:p>HKR 9</text:p>
          </table:table-cell>
          <table:table-cell office:value-type="string" calcext:value-type="string">
            <text:p>BETRIEBSLEHRE SONSTIGER WIRTSCHAFTSZWEIGE</text:p>
          </table:table-cell>
          <table:table-cell table:number-columns-repeated="5"/>
        </table:table-row>
        <table:table-row table:style-name="ro1">
          <table:table-cell table:formula="of:=IF(LEN([.B1448])=1;0;IF(LEN([.B1448])=2;1;IF(LEN([.B1448])=3;2;IF(LEN([.B1448])=5;3;IF(LEN([.B1448])=6;4;IF(LEN([.B1448])=7;5;&quot;Fehler&quot;))))))" office:value-type="float" office:value="2" calcext:value-type="float">
            <text:p>2</text:p>
          </table:table-cell>
          <table:table-cell office:value-type="string" calcext:value-type="string">
            <text:p>HYB</text:p>
          </table:table-cell>
          <table:table-cell office:value-type="string" calcext:value-type="string">
            <text:p>BIOGRAPHIEN VON WIRTSCHAFTSWISSENSCHAFTLERN UND PERSOENLICHKEITEN DER WIRTSCHAFT</text:p>
          </table:table-cell>
          <table:table-cell table:number-columns-repeated="5"/>
        </table:table-row>
        <table:table-row table:style-name="ro1">
          <table:table-cell table:formula="of:=IF(LEN([.B1449])=1;0;IF(LEN([.B1449])=2;1;IF(LEN([.B1449])=3;2;IF(LEN([.B1449])=5;3;IF(LEN([.B1449])=6;4;IF(LEN([.B1449])=7;5;&quot;Fehler&quot;))))))" office:value-type="float" office:value="3" calcext:value-type="float">
            <text:p>3</text:p>
          </table:table-cell>
          <table:table-cell office:value-type="string" calcext:value-type="string">
            <text:p>HYB 1</text:p>
          </table:table-cell>
          <table:table-cell office:value-type="string" calcext:value-type="string">
            <text:p>BIOGRAPHIEN MEHRERER WIRTSCHAFTSWISSENSCHAFTLER UND PERSOENLICHKEITEN DER WIRTSCHAFT</text:p>
          </table:table-cell>
          <table:table-cell table:number-columns-repeated="5"/>
        </table:table-row>
        <table:table-row table:style-name="ro1">
          <table:table-cell table:formula="of:=IF(LEN([.B1450])=1;0;IF(LEN([.B1450])=2;1;IF(LEN([.B1450])=3;2;IF(LEN([.B1450])=5;3;IF(LEN([.B1450])=6;4;IF(LEN([.B1450])=7;5;&quot;Fehler&quot;))))))" office:value-type="float" office:value="3" calcext:value-type="float">
            <text:p>3</text:p>
          </table:table-cell>
          <table:table-cell office:value-type="string" calcext:value-type="string">
            <text:p>HYB 2</text:p>
          </table:table-cell>
          <table:table-cell office:value-type="string" calcext:value-type="string">
            <text:p>BIOGRAPHIEN EINZELNER WIRTSCHAFTSWISSENSCHAFTLER UND PERSOENLICHKEITEN DER WIRTSCHAFT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1451])=1;0;IF(LEN([.B1451])=2;1;IF(LEN([.B1451])=3;2;IF(LEN([.B1451])=5;3;IF(LEN([.B1451])=6;4;IF(LEN([.B1451])=7;5;&quot;Fehler&quot;))))))" office:value-type="float" office:value="1" calcext:value-type="float">
            <text:p>1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1452])=1;0;IF(LEN([.B1452])=2;1;IF(LEN([.B1452])=3;2;IF(LEN([.B1452])=5;3;IF(LEN([.B1452])=6;4;IF(LEN([.B1452])=7;5;&quot;Fehler&quot;)))))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LIGION</text:p>
          </table:table-cell>
          <table:table-cell table:number-columns-repeated="5"/>
        </table:table-row>
        <table:table-row table:style-name="ro1">
          <table:table-cell table:formula="of:=IF(LEN([.B1453])=1;0;IF(LEN([.B1453])=2;1;IF(LEN([.B1453])=3;2;IF(LEN([.B1453])=5;3;IF(LEN([.B1453])=6;4;IF(LEN([.B1453])=7;5;&quot;Fehler&quot;))))))" office:value-type="float" office:value="1" calcext:value-type="float">
            <text:p>1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LEN([.B1454])=1;0;IF(LEN([.B1454])=2;1;IF(LEN([.B1454])=3;2;IF(LEN([.B1454])=5;3;IF(LEN([.B1454])=6;4;IF(LEN([.B1454])=7;5;&quot;Fehler&quot;))))))" office:value-type="float" office:value="2" calcext:value-type="float">
            <text:p>2</text:p>
          </table:table-cell>
          <table:table-cell office:value-type="string" calcext:value-type="string">
            <text:p>KAL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1455])=1;0;IF(LEN([.B1455])=2;1;IF(LEN([.B1455])=3;2;IF(LEN([.B1455])=5;3;IF(LEN([.B1455])=6;4;IF(LEN([.B1455])=7;5;&quot;Fehler&quot;))))))" office:value-type="float" office:value="2" calcext:value-type="float">
            <text:p>2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GESCHICHTE DER RELIGIONSWISSENSCHAFT <text:s/>GESAMMELTE UND AUSGEWAEHLTE WERKE EINZELNER RELIGIONSWISSENSCHAFTLER</text:p>
          </table:table-cell>
          <table:table-cell table:number-columns-repeated="5"/>
        </table:table-row>
        <table:table-row table:style-name="ro1">
          <table:table-cell table:formula="of:=IF(LEN([.B1456])=1;0;IF(LEN([.B1456])=2;1;IF(LEN([.B1456])=3;2;IF(LEN([.B1456])=5;3;IF(LEN([.B1456])=6;4;IF(LEN([.B1456])=7;5;&quot;Fehler&quot;))))))" office:value-type="float" office:value="1" calcext:value-type="float">
            <text:p>1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LLGEMEINE UND VERGLEICHENDE RELIGIONSWISSENSCHAF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457])=1;0;IF(LEN([.B1457])=2;1;IF(LEN([.B1457])=3;2;IF(LEN([.B1457])=5;3;IF(LEN([.B1457])=6;4;IF(LEN([.B1457])=7;5;&quot;Fehler&quot;))))))" office:value-type="float" office:value="2" calcext:value-type="float">
            <text:p>2</text:p>
          </table:table-cell>
          <table:table-cell office:value-type="string" calcext:value-type="string">
            <text:p>KBK</text:p>
          </table:table-cell>
          <table:table-cell office:value-type="string" calcext:value-type="string">
            <text:p>RELIGIONSPHILOSOPHIE</text:p>
          </table:table-cell>
          <table:table-cell table:number-columns-repeated="5"/>
        </table:table-row>
        <table:table-row table:style-name="ro1">
          <table:table-cell table:formula="of:=IF(LEN([.B1458])=1;0;IF(LEN([.B1458])=2;1;IF(LEN([.B1458])=3;2;IF(LEN([.B1458])=5;3;IF(LEN([.B1458])=6;4;IF(LEN([.B1458])=7;5;&quot;Fehler&quot;))))))" office:value-type="float" office:value="2" calcext:value-type="float">
            <text:p>2</text:p>
          </table:table-cell>
          <table:table-cell office:value-type="string" calcext:value-type="string">
            <text:p>KBL</text:p>
          </table:table-cell>
          <table:table-cell office:value-type="string" calcext:value-type="string">
            <text:p>RELIGIONSPHAENOMENOLOGIE : ALLGEMEINES</text:p>
          </table:table-cell>
          <table:table-cell table:number-columns-repeated="5"/>
        </table:table-row>
        <table:table-row table:style-name="ro1">
          <table:table-cell table:formula="of:=IF(LEN([.B1459])=1;0;IF(LEN([.B1459])=2;1;IF(LEN([.B1459])=3;2;IF(LEN([.B1459])=5;3;IF(LEN([.B1459])=6;4;IF(LEN([.B1459])=7;5;&quot;Fehler&quot;))))))" office:value-type="float" office:value="3" calcext:value-type="float">
            <text:p>3</text:p>
          </table:table-cell>
          <table:table-cell office:value-type="string" calcext:value-type="string">
            <text:p>KBL 1</text:p>
          </table:table-cell>
          <table:table-cell office:value-type="string" calcext:value-type="string">
            <text:p>MYTHOLOGIE <text:s/>SYMBOLKUNDE</text:p>
          </table:table-cell>
          <table:table-cell table:number-columns-repeated="5"/>
        </table:table-row>
        <table:table-row table:style-name="ro1">
          <table:table-cell table:formula="of:=IF(LEN([.B1460])=1;0;IF(LEN([.B1460])=2;1;IF(LEN([.B1460])=3;2;IF(LEN([.B1460])=5;3;IF(LEN([.B1460])=6;4;IF(LEN([.B1460])=7;5;&quot;Fehler&quot;))))))" office:value-type="float" office:value="3" calcext:value-type="float">
            <text:p>3</text:p>
          </table:table-cell>
          <table:table-cell office:value-type="string" calcext:value-type="string">
            <text:p>KBL 2</text:p>
          </table:table-cell>
          <table:table-cell office:value-type="string" calcext:value-type="string">
            <text:p>MYSTIK</text:p>
          </table:table-cell>
          <table:table-cell table:number-columns-repeated="5"/>
        </table:table-row>
        <table:table-row table:style-name="ro1">
          <table:table-cell table:formula="of:=IF(LEN([.B1461])=1;0;IF(LEN([.B1461])=2;1;IF(LEN([.B1461])=3;2;IF(LEN([.B1461])=5;3;IF(LEN([.B1461])=6;4;IF(LEN([.B1461])=7;5;&quot;Fehler&quot;))))))" office:value-type="float" office:value="3" calcext:value-type="float">
            <text:p>3</text:p>
          </table:table-cell>
          <table:table-cell office:value-type="string" calcext:value-type="string">
            <text:p>KBL 3</text:p>
          </table:table-cell>
          <table:table-cell office:value-type="string" calcext:value-type="string">
            <text:p>SONSTIGE RELIGIOESE PHAENOMENE</text:p>
          </table:table-cell>
          <table:table-cell table:number-columns-repeated="5"/>
        </table:table-row>
        <table:table-row table:style-name="ro1">
          <table:table-cell table:formula="of:=IF(LEN([.B1462])=1;0;IF(LEN([.B1462])=2;1;IF(LEN([.B1462])=3;2;IF(LEN([.B1462])=5;3;IF(LEN([.B1462])=6;4;IF(LEN([.B1462])=7;5;&quot;Fehler&quot;))))))" office:value-type="float" office:value="2" calcext:value-type="float">
            <text:p>2</text:p>
          </table:table-cell>
          <table:table-cell office:value-type="string" calcext:value-type="string">
            <text:p>KBM</text:p>
          </table:table-cell>
          <table:table-cell office:value-type="string" calcext:value-type="string">
            <text:p>RELIGIONSPSYCHOLOGIE</text:p>
          </table:table-cell>
          <table:table-cell table:number-columns-repeated="5"/>
        </table:table-row>
        <table:table-row table:style-name="ro1">
          <table:table-cell table:formula="of:=IF(LEN([.B1463])=1;0;IF(LEN([.B1463])=2;1;IF(LEN([.B1463])=3;2;IF(LEN([.B1463])=5;3;IF(LEN([.B1463])=6;4;IF(LEN([.B1463])=7;5;&quot;Fehler&quot;))))))" office:value-type="float" office:value="2" calcext:value-type="float">
            <text:p>2</text:p>
          </table:table-cell>
          <table:table-cell office:value-type="string" calcext:value-type="string">
            <text:p>KBN</text:p>
          </table:table-cell>
          <table:table-cell office:value-type="string" calcext:value-type="string">
            <text:p>RELIGIONSSOZIOLOGIE <text:s/>KIRCHENSOZIOLOGIE</text:p>
          </table:table-cell>
          <table:table-cell table:number-columns-repeated="5"/>
        </table:table-row>
        <table:table-row table:style-name="ro1">
          <table:table-cell table:formula="of:=IF(LEN([.B1464])=1;0;IF(LEN([.B1464])=2;1;IF(LEN([.B1464])=3;2;IF(LEN([.B1464])=5;3;IF(LEN([.B1464])=6;4;IF(LEN([.B1464])=7;5;&quot;Fehler&quot;))))))" office:value-type="float" office:value="1" calcext:value-type="float">
            <text:p>1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ALLGEMEINE RELIGIONSGESCHICHTE : GESAMTDARSTELLUNGEN - DARSTELLUNGEN MEHRERER RELIGIONEN</text:p>
          </table:table-cell>
          <table:table-cell table:number-columns-repeated="5"/>
        </table:table-row>
        <table:table-row table:style-name="ro1">
          <table:table-cell table:formula="of:=IF(LEN([.B1465])=1;0;IF(LEN([.B1465])=2;1;IF(LEN([.B1465])=3;2;IF(LEN([.B1465])=5;3;IF(LEN([.B1465])=6;4;IF(LEN([.B1465])=7;5;&quot;Fehler&quot;))))))" office:value-type="float" office:value="2" calcext:value-type="float">
            <text:p>2</text:p>
          </table:table-cell>
          <table:table-cell office:value-type="string" calcext:value-type="string">
            <text:p>KCK</text:p>
          </table:table-cell>
          <table:table-cell office:value-type="string" calcext:value-type="string">
            <text:p>QUELLENSAMMLUNGEN AUS MEHREREN RELIGIONEN</text:p>
          </table:table-cell>
          <table:table-cell table:number-columns-repeated="5"/>
        </table:table-row>
        <table:table-row table:style-name="ro1">
          <table:table-cell table:formula="of:=IF(LEN([.B1466])=1;0;IF(LEN([.B1466])=2;1;IF(LEN([.B1466])=3;2;IF(LEN([.B1466])=5;3;IF(LEN([.B1466])=6;4;IF(LEN([.B1466])=7;5;&quot;Fehler&quot;))))))"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ICHTCHRISTLICHE RELIGIONEN <text:s/>BIOGRAPHIEN DER RELIGIONSSTIFTER</text:p>
          </table:table-cell>
          <table:table-cell table:number-columns-repeated="5"/>
        </table:table-row>
        <table:table-row table:style-name="ro1">
          <table:table-cell table:formula="of:=IF(LEN([.B1467])=1;0;IF(LEN([.B1467])=2;1;IF(LEN([.B1467])=3;2;IF(LEN([.B1467])=5;3;IF(LEN([.B1467])=6;4;IF(LEN([.B1467])=7;5;&quot;Fehler&quot;))))))" office:value-type="float" office:value="2" calcext:value-type="float">
            <text:p>2</text:p>
          </table:table-cell>
          <table:table-cell office:value-type="string" calcext:value-type="string">
            <text:p>KDK</text:p>
          </table:table-cell>
          <table:table-cell office:value-type="string" calcext:value-type="string">
            <text:p>VORGESCHICHTLICHE RELIGIONEN <text:s/>NATURRELIGIONEN</text:p>
          </table:table-cell>
          <table:table-cell table:number-columns-repeated="5"/>
        </table:table-row>
        <table:table-row table:style-name="ro1">
          <table:table-cell table:formula="of:=IF(LEN([.B1468])=1;0;IF(LEN([.B1468])=2;1;IF(LEN([.B1468])=3;2;IF(LEN([.B1468])=5;3;IF(LEN([.B1468])=6;4;IF(LEN([.B1468])=7;5;&quot;Fehler&quot;))))))" office:value-type="float" office:value="2" calcext:value-type="float">
            <text:p>2</text:p>
          </table:table-cell>
          <table:table-cell office:value-type="string" calcext:value-type="string">
            <text:p>KDL</text:p>
          </table:table-cell>
          <table:table-cell office:value-type="string" calcext:value-type="string">
            <text:p>ALTORIENTALISCHE RELIGIONEN : ALLGEMEINES</text:p>
          </table:table-cell>
          <table:table-cell table:number-columns-repeated="5"/>
        </table:table-row>
        <table:table-row table:style-name="ro1">
          <table:table-cell table:formula="of:=IF(LEN([.B1469])=1;0;IF(LEN([.B1469])=2;1;IF(LEN([.B1469])=3;2;IF(LEN([.B1469])=5;3;IF(LEN([.B1469])=6;4;IF(LEN([.B1469])=7;5;&quot;Fehler&quot;))))))" office:value-type="float" office:value="3" calcext:value-type="float">
            <text:p>3</text:p>
          </table:table-cell>
          <table:table-cell office:value-type="string" calcext:value-type="string">
            <text:p>KDL 1</text:p>
          </table:table-cell>
          <table:table-cell office:value-type="string" calcext:value-type="string">
            <text:p>AEGYPTISCHE RELIGION</text:p>
          </table:table-cell>
          <table:table-cell table:number-columns-repeated="5"/>
        </table:table-row>
        <table:table-row table:style-name="ro1">
          <table:table-cell table:formula="of:=IF(LEN([.B1470])=1;0;IF(LEN([.B1470])=2;1;IF(LEN([.B1470])=3;2;IF(LEN([.B1470])=5;3;IF(LEN([.B1470])=6;4;IF(LEN([.B1470])=7;5;&quot;Fehler&quot;))))))" office:value-type="float" office:value="3" calcext:value-type="float">
            <text:p>3</text:p>
          </table:table-cell>
          <table:table-cell office:value-type="string" calcext:value-type="string">
            <text:p>KDL 2</text:p>
          </table:table-cell>
          <table:table-cell office:value-type="string" calcext:value-type="string">
            <text:p>ISRAELITISCHE RELIGION EINSCHLIESSLICH MODERNER JUEDISCHER RELIGION</text:p>
          </table:table-cell>
          <table:table-cell table:number-columns-repeated="5"/>
        </table:table-row>
        <table:table-row table:style-name="ro1">
          <table:table-cell table:formula="of:=IF(LEN([.B1471])=1;0;IF(LEN([.B1471])=2;1;IF(LEN([.B1471])=3;2;IF(LEN([.B1471])=5;3;IF(LEN([.B1471])=6;4;IF(LEN([.B1471])=7;5;&quot;Fehler&quot;))))))" office:value-type="float" office:value="4" calcext:value-type="float">
            <text:p>4</text:p>
          </table:table-cell>
          <table:table-cell office:value-type="string" calcext:value-type="string">
            <text:p>KDL 20</text:p>
          </table:table-cell>
          <table:table-cell office:value-type="string" calcext:value-type="string">
            <text:p>QUELLENSCHRIFTEN UND IHRE AUSLEGUNG</text:p>
          </table:table-cell>
          <table:table-cell table:number-columns-repeated="5"/>
        </table:table-row>
        <table:table-row table:style-name="ro1">
          <table:table-cell table:formula="of:=IF(LEN([.B1472])=1;0;IF(LEN([.B1472])=2;1;IF(LEN([.B1472])=3;2;IF(LEN([.B1472])=5;3;IF(LEN([.B1472])=6;4;IF(LEN([.B1472])=7;5;&quot;Fehler&quot;))))))" office:value-type="float" office:value="4" calcext:value-type="float">
            <text:p>4</text:p>
          </table:table-cell>
          <table:table-cell office:value-type="string" calcext:value-type="string">
            <text:p>KDL 21</text:p>
          </table:table-cell>
          <table:table-cell office:value-type="string" calcext:value-type="string">
            <text:p>EINZELFRAGEN</text:p>
          </table:table-cell>
          <table:table-cell table:number-columns-repeated="5"/>
        </table:table-row>
        <table:table-row table:style-name="ro1">
          <table:table-cell table:formula="of:=IF(LEN([.B1473])=1;0;IF(LEN([.B1473])=2;1;IF(LEN([.B1473])=3;2;IF(LEN([.B1473])=5;3;IF(LEN([.B1473])=6;4;IF(LEN([.B1473])=7;5;&quot;Fehler&quot;))))))" office:value-type="float" office:value="3" calcext:value-type="float">
            <text:p>3</text:p>
          </table:table-cell>
          <table:table-cell office:value-type="string" calcext:value-type="string">
            <text:p>KDL 3</text:p>
          </table:table-cell>
          <table:table-cell office:value-type="string" calcext:value-type="string">
            <text:p>ALTIRANISCHE RELIGION (PARSISMUS)</text:p>
          </table:table-cell>
          <table:table-cell table:number-columns-repeated="5"/>
        </table:table-row>
        <table:table-row table:style-name="ro1">
          <table:table-cell table:formula="of:=IF(LEN([.B1474])=1;0;IF(LEN([.B1474])=2;1;IF(LEN([.B1474])=3;2;IF(LEN([.B1474])=5;3;IF(LEN([.B1474])=6;4;IF(LEN([.B1474])=7;5;&quot;Fehler&quot;))))))" office:value-type="float" office:value="3" calcext:value-type="float">
            <text:p>3</text:p>
          </table:table-cell>
          <table:table-cell office:value-type="string" calcext:value-type="string">
            <text:p>KDL 4</text:p>
          </table:table-cell>
          <table:table-cell office:value-type="string" calcext:value-type="string">
            <text:p>SONSTIGE ALTORIENTALISCHE RELIGIONEN</text:p>
          </table:table-cell>
          <table:table-cell table:number-columns-repeated="5"/>
        </table:table-row>
        <table:table-row table:style-name="ro1">
          <table:table-cell table:formula="of:=IF(LEN([.B1475])=1;0;IF(LEN([.B1475])=2;1;IF(LEN([.B1475])=3;2;IF(LEN([.B1475])=5;3;IF(LEN([.B1475])=6;4;IF(LEN([.B1475])=7;5;&quot;Fehler&quot;))))))" office:value-type="float" office:value="2" calcext:value-type="float">
            <text:p>2</text:p>
          </table:table-cell>
          <table:table-cell office:value-type="string" calcext:value-type="string">
            <text:p>KDM</text:p>
          </table:table-cell>
          <table:table-cell office:value-type="string" calcext:value-type="string">
            <text:p>ANTIKE RELIGIONEN : ALLGEMEINES</text:p>
          </table:table-cell>
          <table:table-cell table:number-columns-repeated="5"/>
        </table:table-row>
        <table:table-row table:style-name="ro1">
          <table:table-cell table:formula="of:=IF(LEN([.B1476])=1;0;IF(LEN([.B1476])=2;1;IF(LEN([.B1476])=3;2;IF(LEN([.B1476])=5;3;IF(LEN([.B1476])=6;4;IF(LEN([.B1476])=7;5;&quot;Fehler&quot;))))))" office:value-type="float" office:value="3" calcext:value-type="float">
            <text:p>3</text:p>
          </table:table-cell>
          <table:table-cell office:value-type="string" calcext:value-type="string">
            <text:p>KDM 1</text:p>
          </table:table-cell>
          <table:table-cell office:value-type="string" calcext:value-type="string">
            <text:p>GRIECHISCHE RELIGION</text:p>
          </table:table-cell>
          <table:table-cell table:number-columns-repeated="5"/>
        </table:table-row>
        <table:table-row table:style-name="ro1">
          <table:table-cell table:formula="of:=IF(LEN([.B1477])=1;0;IF(LEN([.B1477])=2;1;IF(LEN([.B1477])=3;2;IF(LEN([.B1477])=5;3;IF(LEN([.B1477])=6;4;IF(LEN([.B1477])=7;5;&quot;Fehler&quot;))))))" office:value-type="float" office:value="3" calcext:value-type="float">
            <text:p>3</text:p>
          </table:table-cell>
          <table:table-cell office:value-type="string" calcext:value-type="string">
            <text:p>KDM 2</text:p>
          </table:table-cell>
          <table:table-cell office:value-type="string" calcext:value-type="string">
            <text:p>ETRUSKISCHE RELIGION <text:s/>ROEMISCHE RELIGION <text:s/>HELLENISTISCHE RELIGIONEN</text:p>
          </table:table-cell>
          <table:table-cell table:number-columns-repeated="5"/>
        </table:table-row>
        <table:table-row table:style-name="ro1">
          <table:table-cell table:formula="of:=IF(LEN([.B1478])=1;0;IF(LEN([.B1478])=2;1;IF(LEN([.B1478])=3;2;IF(LEN([.B1478])=5;3;IF(LEN([.B1478])=6;4;IF(LEN([.B1478])=7;5;&quot;Fehler&quot;))))))" office:value-type="float" office:value="2" calcext:value-type="float">
            <text:p>2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GERMANISCHE RELIGION <text:s/>KELTISCHE RELIGION</text:p>
          </table:table-cell>
          <table:table-cell table:number-columns-repeated="5"/>
        </table:table-row>
        <table:table-row table:style-name="ro1">
          <table:table-cell table:formula="of:=IF(LEN([.B1479])=1;0;IF(LEN([.B1479])=2;1;IF(LEN([.B1479])=3;2;IF(LEN([.B1479])=5;3;IF(LEN([.B1479])=6;4;IF(LEN([.B1479])=7;5;&quot;Fehler&quot;))))))" office:value-type="float" office:value="2" calcext:value-type="float">
            <text:p>2</text:p>
          </table:table-cell>
          <table:table-cell office:value-type="string" calcext:value-type="string">
            <text:p>KDO</text:p>
          </table:table-cell>
          <table:table-cell office:value-type="string" calcext:value-type="string">
            <text:p>ASIATISCHE RELIGIONEN : ALLGEMEINES</text:p>
          </table:table-cell>
          <table:table-cell table:number-columns-repeated="5"/>
        </table:table-row>
        <table:table-row table:style-name="ro1">
          <table:table-cell table:formula="of:=IF(LEN([.B1480])=1;0;IF(LEN([.B1480])=2;1;IF(LEN([.B1480])=3;2;IF(LEN([.B1480])=5;3;IF(LEN([.B1480])=6;4;IF(LEN([.B1480])=7;5;&quot;Fehler&quot;))))))" office:value-type="float" office:value="3" calcext:value-type="float">
            <text:p>3</text:p>
          </table:table-cell>
          <table:table-cell office:value-type="string" calcext:value-type="string">
            <text:p>KDO 1</text:p>
          </table:table-cell>
          <table:table-cell office:value-type="string" calcext:value-type="string">
            <text:p>CHINESISCHE RELIGIONEN <text:s/>JAPANISCHE RELIGIONEN <text:s/>ANDERE OSTASIATISCHE RELIGIONEN</text:p>
          </table:table-cell>
          <table:table-cell table:number-columns-repeated="5"/>
        </table:table-row>
        <table:table-row table:style-name="ro1">
          <table:table-cell table:formula="of:=IF(LEN([.B1481])=1;0;IF(LEN([.B1481])=2;1;IF(LEN([.B1481])=3;2;IF(LEN([.B1481])=5;3;IF(LEN([.B1481])=6;4;IF(LEN([.B1481])=7;5;&quot;Fehler&quot;))))))" office:value-type="float" office:value="4" calcext:value-type="float">
            <text:p>4</text:p>
          </table:table-cell>
          <table:table-cell office:value-type="string" calcext:value-type="string">
            <text:p>KDO 10</text:p>
          </table:table-cell>
          <table:table-cell office:value-type="string" calcext:value-type="string">
            <text:p>QUELLENSCHRIFTEN UND IHRE AUSLEGUNG</text:p>
          </table:table-cell>
          <table:table-cell table:number-columns-repeated="5"/>
        </table:table-row>
        <table:table-row table:style-name="ro1">
          <table:table-cell table:formula="of:=IF(LEN([.B1482])=1;0;IF(LEN([.B1482])=2;1;IF(LEN([.B1482])=3;2;IF(LEN([.B1482])=5;3;IF(LEN([.B1482])=6;4;IF(LEN([.B1482])=7;5;&quot;Fehler&quot;))))))" office:value-type="float" office:value="4" calcext:value-type="float">
            <text:p>4</text:p>
          </table:table-cell>
          <table:table-cell office:value-type="string" calcext:value-type="string">
            <text:p>KDO 11</text:p>
          </table:table-cell>
          <table:table-cell office:value-type="string" calcext:value-type="string">
            <text:p>EINZELFRAGEN</text:p>
          </table:table-cell>
          <table:table-cell table:number-columns-repeated="5"/>
        </table:table-row>
        <table:table-row table:style-name="ro1">
          <table:table-cell table:formula="of:=IF(LEN([.B1483])=1;0;IF(LEN([.B1483])=2;1;IF(LEN([.B1483])=3;2;IF(LEN([.B1483])=5;3;IF(LEN([.B1483])=6;4;IF(LEN([.B1483])=7;5;&quot;Fehler&quot;))))))" office:value-type="float" office:value="3" calcext:value-type="float">
            <text:p>3</text:p>
          </table:table-cell>
          <table:table-cell office:value-type="string" calcext:value-type="string">
            <text:p>KDO 2</text:p>
          </table:table-cell>
          <table:table-cell office:value-type="string" calcext:value-type="string">
            <text:p>INDISCHE RELIGIONEN</text:p>
          </table:table-cell>
          <table:table-cell table:number-columns-repeated="5"/>
        </table:table-row>
        <table:table-row table:style-name="ro1">
          <table:table-cell table:formula="of:=IF(LEN([.B1484])=1;0;IF(LEN([.B1484])=2;1;IF(LEN([.B1484])=3;2;IF(LEN([.B1484])=5;3;IF(LEN([.B1484])=6;4;IF(LEN([.B1484])=7;5;&quot;Fehler&quot;))))))" office:value-type="float" office:value="4" calcext:value-type="float">
            <text:p>4</text:p>
          </table:table-cell>
          <table:table-cell office:value-type="string" calcext:value-type="string">
            <text:p>KDO 20</text:p>
          </table:table-cell>
          <table:table-cell office:value-type="string" calcext:value-type="string">
            <text:p>QUELLENSCHRIFTEN UND IHRE AUSLEGUNG</text:p>
          </table:table-cell>
          <table:table-cell table:number-columns-repeated="5"/>
        </table:table-row>
        <table:table-row table:style-name="ro1">
          <table:table-cell table:formula="of:=IF(LEN([.B1485])=1;0;IF(LEN([.B1485])=2;1;IF(LEN([.B1485])=3;2;IF(LEN([.B1485])=5;3;IF(LEN([.B1485])=6;4;IF(LEN([.B1485])=7;5;&quot;Fehler&quot;))))))" office:value-type="float" office:value="4" calcext:value-type="float">
            <text:p>4</text:p>
          </table:table-cell>
          <table:table-cell office:value-type="string" calcext:value-type="string">
            <text:p>KDO 21</text:p>
          </table:table-cell>
          <table:table-cell office:value-type="string" calcext:value-type="string">
            <text:p>EINZELFRAGEN</text:p>
          </table:table-cell>
          <table:table-cell table:number-columns-repeated="5"/>
        </table:table-row>
        <table:table-row table:style-name="ro1">
          <table:table-cell table:formula="of:=IF(LEN([.B1486])=1;0;IF(LEN([.B1486])=2;1;IF(LEN([.B1486])=3;2;IF(LEN([.B1486])=5;3;IF(LEN([.B1486])=6;4;IF(LEN([.B1486])=7;5;&quot;Fehler&quot;))))))" office:value-type="float" office:value="3" calcext:value-type="float">
            <text:p>3</text:p>
          </table:table-cell>
          <table:table-cell office:value-type="string" calcext:value-type="string">
            <text:p>KDO 3</text:p>
          </table:table-cell>
          <table:table-cell office:value-type="string" calcext:value-type="string">
            <text:p>BUDDHISMUS : GESAMTDARSTELLUNGEN</text:p>
          </table:table-cell>
          <table:table-cell table:number-columns-repeated="5"/>
        </table:table-row>
        <table:table-row table:style-name="ro1">
          <table:table-cell table:formula="of:=IF(LEN([.B1487])=1;0;IF(LEN([.B1487])=2;1;IF(LEN([.B1487])=3;2;IF(LEN([.B1487])=5;3;IF(LEN([.B1487])=6;4;IF(LEN([.B1487])=7;5;&quot;Fehler&quot;))))))" office:value-type="float" office:value="4" calcext:value-type="float">
            <text:p>4</text:p>
          </table:table-cell>
          <table:table-cell office:value-type="string" calcext:value-type="string">
            <text:p>KDO 30</text:p>
          </table:table-cell>
          <table:table-cell office:value-type="string" calcext:value-type="string">
            <text:p>QUELLENSCHRIFTEN UND IHRE AUSLEGUNG</text:p>
          </table:table-cell>
          <table:table-cell table:number-columns-repeated="5"/>
        </table:table-row>
        <table:table-row table:style-name="ro1">
          <table:table-cell table:formula="of:=IF(LEN([.B1488])=1;0;IF(LEN([.B1488])=2;1;IF(LEN([.B1488])=3;2;IF(LEN([.B1488])=5;3;IF(LEN([.B1488])=6;4;IF(LEN([.B1488])=7;5;&quot;Fehler&quot;))))))" office:value-type="float" office:value="4" calcext:value-type="float">
            <text:p>4</text:p>
          </table:table-cell>
          <table:table-cell office:value-type="string" calcext:value-type="string">
            <text:p>KDO 31</text:p>
          </table:table-cell>
          <table:table-cell office:value-type="string" calcext:value-type="string">
            <text:p>EINZELFRAGEN</text:p>
          </table:table-cell>
          <table:table-cell table:number-columns-repeated="5"/>
        </table:table-row>
        <table:table-row table:style-name="ro1">
          <table:table-cell table:formula="of:=IF(LEN([.B1489])=1;0;IF(LEN([.B1489])=2;1;IF(LEN([.B1489])=3;2;IF(LEN([.B1489])=5;3;IF(LEN([.B1489])=6;4;IF(LEN([.B1489])=7;5;&quot;Fehler&quot;))))))" office:value-type="float" office:value="3" calcext:value-type="float">
            <text:p>3</text:p>
          </table:table-cell>
          <table:table-cell office:value-type="string" calcext:value-type="string">
            <text:p>KDO 4</text:p>
          </table:table-cell>
          <table:table-cell office:value-type="string" calcext:value-type="string">
            <text:p>ISLAM : GESAMTDARSTELLUNGEN</text:p>
          </table:table-cell>
          <table:table-cell table:number-columns-repeated="5"/>
        </table:table-row>
        <table:table-row table:style-name="ro1">
          <table:table-cell table:formula="of:=IF(LEN([.B1490])=1;0;IF(LEN([.B1490])=2;1;IF(LEN([.B1490])=3;2;IF(LEN([.B1490])=5;3;IF(LEN([.B1490])=6;4;IF(LEN([.B1490])=7;5;&quot;Fehler&quot;))))))" office:value-type="float" office:value="4" calcext:value-type="float">
            <text:p>4</text:p>
          </table:table-cell>
          <table:table-cell office:value-type="string" calcext:value-type="string">
            <text:p>KDO 40</text:p>
          </table:table-cell>
          <table:table-cell office:value-type="string" calcext:value-type="string">
            <text:p>QUELLENSCHRIFTEN UND IHRE AUSLEGUNG</text:p>
          </table:table-cell>
          <table:table-cell table:number-columns-repeated="5"/>
        </table:table-row>
        <table:table-row table:style-name="ro1">
          <table:table-cell table:formula="of:=IF(LEN([.B1491])=1;0;IF(LEN([.B1491])=2;1;IF(LEN([.B1491])=3;2;IF(LEN([.B1491])=5;3;IF(LEN([.B1491])=6;4;IF(LEN([.B1491])=7;5;&quot;Fehler&quot;))))))" office:value-type="float" office:value="4" calcext:value-type="float">
            <text:p>4</text:p>
          </table:table-cell>
          <table:table-cell office:value-type="string" calcext:value-type="string">
            <text:p>KDO 41</text:p>
          </table:table-cell>
          <table:table-cell office:value-type="string" calcext:value-type="string">
            <text:p>EINZELFRAGEN</text:p>
          </table:table-cell>
          <table:table-cell table:number-columns-repeated="5"/>
        </table:table-row>
        <table:table-row table:style-name="ro1">
          <table:table-cell table:formula="of:=IF(LEN([.B1492])=1;0;IF(LEN([.B1492])=2;1;IF(LEN([.B1492])=3;2;IF(LEN([.B1492])=5;3;IF(LEN([.B1492])=6;4;IF(LEN([.B1492])=7;5;&quot;Fehler&quot;))))))" office:value-type="float" office:value="2" calcext:value-type="float">
            <text:p>2</text:p>
          </table:table-cell>
          <table:table-cell office:value-type="string" calcext:value-type="string">
            <text:p>KDP</text:p>
          </table:table-cell>
          <table:table-cell office:value-type="string" calcext:value-type="string">
            <text:p>SONSTIGE RELIGIONEN</text:p>
          </table:table-cell>
          <table:table-cell table:number-columns-repeated="5"/>
        </table:table-row>
        <table:table-row table:style-name="ro1">
          <table:table-cell table:formula="of:=IF(LEN([.B1493])=1;0;IF(LEN([.B1493])=2;1;IF(LEN([.B1493])=3;2;IF(LEN([.B1493])=5;3;IF(LEN([.B1493])=6;4;IF(LEN([.B1493])=7;5;&quot;Fehler&quot;))))))" office:value-type="float" office:value="3" calcext:value-type="float">
            <text:p>3</text:p>
          </table:table-cell>
          <table:table-cell office:value-type="string" calcext:value-type="string">
            <text:p>KDP 1</text:p>
          </table:table-cell>
          <table:table-cell office:value-type="string" calcext:value-type="string">
            <text:p>QUELLENSCHRIFTEN UND IHRE AUSLEGUNG</text:p>
          </table:table-cell>
          <table:table-cell table:number-columns-repeated="5"/>
        </table:table-row>
        <table:table-row table:style-name="ro1">
          <table:table-cell table:formula="of:=IF(LEN([.B1494])=1;0;IF(LEN([.B1494])=2;1;IF(LEN([.B1494])=3;2;IF(LEN([.B1494])=5;3;IF(LEN([.B1494])=6;4;IF(LEN([.B1494])=7;5;&quot;Fehler&quot;))))))" office:value-type="float" office:value="1" calcext:value-type="float">
            <text:p>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CHRISTLICHE RELIGION</text:p>
          </table:table-cell>
          <table:table-cell table:number-columns-repeated="5"/>
        </table:table-row>
        <table:table-row table:style-name="ro1">
          <table:table-cell table:formula="of:=IF(LEN([.B1495])=1;0;IF(LEN([.B1495])=2;1;IF(LEN([.B1495])=3;2;IF(LEN([.B1495])=5;3;IF(LEN([.B1495])=6;4;IF(LEN([.B1495])=7;5;&quot;Fehler&quot;))))))" office:value-type="float" office:value="2" calcext:value-type="float">
            <text:p>2</text:p>
          </table:table-cell>
          <table:table-cell office:value-type="string" calcext:value-type="string">
            <text:p>KEH</text:p>
          </table:table-cell>
          <table:table-cell office:value-type="string" calcext:value-type="string">
            <text:p>WESEN DES CHRISTENTUMS <text:s/>KRITIK AM CHRISTENTUM : ALLGEMEINES</text:p>
          </table:table-cell>
          <table:table-cell table:number-columns-repeated="5"/>
        </table:table-row>
        <table:table-row table:style-name="ro1">
          <table:table-cell table:formula="of:=IF(LEN([.B1496])=1;0;IF(LEN([.B1496])=2;1;IF(LEN([.B1496])=3;2;IF(LEN([.B1496])=5;3;IF(LEN([.B1496])=6;4;IF(LEN([.B1496])=7;5;&quot;Fehler&quot;))))))" office:value-type="float" office:value="3" calcext:value-type="float">
            <text:p>3</text:p>
          </table:table-cell>
          <table:table-cell office:value-type="string" calcext:value-type="string">
            <text:p>KEH 1</text:p>
          </table:table-cell>
          <table:table-cell office:value-type="string" calcext:value-type="string">
            <text:p>VERHAELTNIS DES CHRISTENTUMS ZU ANDEREN RELIGIONEN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497])=1;0;IF(LEN([.B1497])=2;1;IF(LEN([.B1497])=3;2;IF(LEN([.B1497])=5;3;IF(LEN([.B1497])=6;4;IF(LEN([.B1497])=7;5;&quot;Fehler&quot;))))))" office:value-type="float" office:value="3" calcext:value-type="float">
            <text:p>3</text:p>
          </table:table-cell>
          <table:table-cell office:value-type="string" calcext:value-type="string">
            <text:p>KEH 2</text:p>
          </table:table-cell>
          <table:table-cell office:value-type="string" calcext:value-type="string">
            <text:p>VERHAELTNIS DES CHRISTENTUMS ZU EINZELNEN WISSENSCHAFTEN</text:p>
          </table:table-cell>
          <table:table-cell table:number-columns-repeated="5"/>
        </table:table-row>
        <table:table-row table:style-name="ro1">
          <table:table-cell table:formula="of:=IF(LEN([.B1498])=1;0;IF(LEN([.B1498])=2;1;IF(LEN([.B1498])=3;2;IF(LEN([.B1498])=5;3;IF(LEN([.B1498])=6;4;IF(LEN([.B1498])=7;5;&quot;Fehler&quot;))))))" office:value-type="float" office:value="3" calcext:value-type="float">
            <text:p>3</text:p>
          </table:table-cell>
          <table:table-cell office:value-type="string" calcext:value-type="string">
            <text:p>KEH 5</text:p>
          </table:table-cell>
          <table:table-cell office:value-type="string" calcext:value-type="string">
            <text:p>VERHAELTNIS DES CHRISTENTUMS ZUM MARXISMUS <text:s/>CHRISTLICH-MARXISTISCHER DIALOG</text:p>
          </table:table-cell>
          <table:table-cell table:number-columns-repeated="5"/>
        </table:table-row>
        <table:table-row table:style-name="ro1">
          <table:table-cell table:formula="of:=IF(LEN([.B1499])=1;0;IF(LEN([.B1499])=2;1;IF(LEN([.B1499])=3;2;IF(LEN([.B1499])=5;3;IF(LEN([.B1499])=6;4;IF(LEN([.B1499])=7;5;&quot;Fehler&quot;))))))" office:value-type="float" office:value="3" calcext:value-type="float">
            <text:p>3</text:p>
          </table:table-cell>
          <table:table-cell office:value-type="string" calcext:value-type="string">
            <text:p>KEH 9</text:p>
          </table:table-cell>
          <table:table-cell office:value-type="string" calcext:value-type="string">
            <text:p>SONSTIGE EINZELPROBLEME</text:p>
          </table:table-cell>
          <table:table-cell table:number-columns-repeated="5"/>
        </table:table-row>
        <table:table-row table:style-name="ro1">
          <table:table-cell table:formula="of:=IF(LEN([.B1500])=1;0;IF(LEN([.B1500])=2;1;IF(LEN([.B1500])=3;2;IF(LEN([.B1500])=5;3;IF(LEN([.B1500])=6;4;IF(LEN([.B1500])=7;5;&quot;Fehler&quot;))))))" office:value-type="float" office:value="2" calcext:value-type="float">
            <text:p>2</text:p>
          </table:table-cell>
          <table:table-cell office:value-type="string" calcext:value-type="string">
            <text:p>KEK</text:p>
          </table:table-cell>
          <table:table-cell office:value-type="string" calcext:value-type="string">
            <text:p>KIRCHENGESCHICHTE EINSCHL. QUELLENSAMMLUNGEN : GESAMTDARSTELLUNGEN - DARSTELLUNGEN MEHRERER EPOCHEN</text:p>
          </table:table-cell>
          <table:table-cell table:number-columns-repeated="5"/>
        </table:table-row>
        <table:table-row table:style-name="ro1">
          <table:table-cell table:formula="of:=IF(LEN([.B1501])=1;0;IF(LEN([.B1501])=2;1;IF(LEN([.B1501])=3;2;IF(LEN([.B1501])=5;3;IF(LEN([.B1501])=6;4;IF(LEN([.B1501])=7;5;&quot;Fehler&quot;))))))" office:value-type="float" office:value="3" calcext:value-type="float">
            <text:p>3</text:p>
          </table:table-cell>
          <table:table-cell office:value-type="string" calcext:value-type="string">
            <text:p>KEK 1</text:p>
          </table:table-cell>
          <table:table-cell office:value-type="string" calcext:value-type="string">
            <text:p>URCHRISTENTUM <text:s/>FRUEHKIRCHE</text:p>
          </table:table-cell>
          <table:table-cell table:number-columns-repeated="5"/>
        </table:table-row>
        <table:table-row table:style-name="ro1">
          <table:table-cell table:formula="of:=IF(LEN([.B1502])=1;0;IF(LEN([.B1502])=2;1;IF(LEN([.B1502])=3;2;IF(LEN([.B1502])=5;3;IF(LEN([.B1502])=6;4;IF(LEN([.B1502])=7;5;&quot;Fehler&quot;))))))" office:value-type="float" office:value="3" calcext:value-type="float">
            <text:p>3</text:p>
          </table:table-cell>
          <table:table-cell office:value-type="string" calcext:value-type="string">
            <text:p>KEK 2</text:p>
          </table:table-cell>
          <table:table-cell office:value-type="string" calcext:value-type="string">
            <text:p>MITTELALTER <text:s/>VORREFORMATOREN</text:p>
          </table:table-cell>
          <table:table-cell table:number-columns-repeated="5"/>
        </table:table-row>
        <table:table-row table:style-name="ro1">
          <table:table-cell table:formula="of:=IF(LEN([.B1503])=1;0;IF(LEN([.B1503])=2;1;IF(LEN([.B1503])=3;2;IF(LEN([.B1503])=5;3;IF(LEN([.B1503])=6;4;IF(LEN([.B1503])=7;5;&quot;Fehler&quot;))))))" office:value-type="float" office:value="3" calcext:value-type="float">
            <text:p>3</text:p>
          </table:table-cell>
          <table:table-cell office:value-type="string" calcext:value-type="string">
            <text:p>KEK 3</text:p>
          </table:table-cell>
          <table:table-cell office:value-type="string" calcext:value-type="string">
            <text:p>REFORMATION <text:s/>GEGENREFORMATION</text:p>
          </table:table-cell>
          <table:table-cell table:number-columns-repeated="5"/>
        </table:table-row>
        <table:table-row table:style-name="ro1">
          <table:table-cell table:formula="of:=IF(LEN([.B1504])=1;0;IF(LEN([.B1504])=2;1;IF(LEN([.B1504])=3;2;IF(LEN([.B1504])=5;3;IF(LEN([.B1504])=6;4;IF(LEN([.B1504])=7;5;&quot;Fehler&quot;))))))" office:value-type="float" office:value="3" calcext:value-type="float">
            <text:p>3</text:p>
          </table:table-cell>
          <table:table-cell office:value-type="string" calcext:value-type="string">
            <text:p>KEK 4</text:p>
          </table:table-cell>
          <table:table-cell office:value-type="string" calcext:value-type="string">
            <text:p>VON DER AUFKLAERUNG BIS ZUM ENDE DES 1. WELTKRIEGES</text:p>
          </table:table-cell>
          <table:table-cell table:number-columns-repeated="5"/>
        </table:table-row>
        <table:table-row table:style-name="ro1">
          <table:table-cell table:formula="of:=IF(LEN([.B1505])=1;0;IF(LEN([.B1505])=2;1;IF(LEN([.B1505])=3;2;IF(LEN([.B1505])=5;3;IF(LEN([.B1505])=6;4;IF(LEN([.B1505])=7;5;&quot;Fehler&quot;))))))" office:value-type="float" office:value="3" calcext:value-type="float">
            <text:p>3</text:p>
          </table:table-cell>
          <table:table-cell office:value-type="string" calcext:value-type="string">
            <text:p>KEK 5</text:p>
          </table:table-cell>
          <table:table-cell office:value-type="string" calcext:value-type="string">
            <text:p>VOM ENDE DES 1. WELTKRIEGES BIS ZUR GEGENWART</text:p>
          </table:table-cell>
          <table:table-cell table:number-columns-repeated="5"/>
        </table:table-row>
        <table:table-row table:style-name="ro1">
          <table:table-cell table:formula="of:=IF(LEN([.B1506])=1;0;IF(LEN([.B1506])=2;1;IF(LEN([.B1506])=3;2;IF(LEN([.B1506])=5;3;IF(LEN([.B1506])=6;4;IF(LEN([.B1506])=7;5;&quot;Fehler&quot;))))))" office:value-type="float" office:value="4" calcext:value-type="float">
            <text:p>4</text:p>
          </table:table-cell>
          <table:table-cell office:value-type="string" calcext:value-type="string">
            <text:p>KEK 50</text:p>
          </table:table-cell>
          <table:table-cell office:value-type="string" calcext:value-type="string">
            <text:p>DIE KIRCHEN UND DER NATIONALSOZIALISMUS</text:p>
          </table:table-cell>
          <table:table-cell table:number-columns-repeated="5"/>
        </table:table-row>
        <table:table-row table:style-name="ro1">
          <table:table-cell table:formula="of:=IF(LEN([.B1507])=1;0;IF(LEN([.B1507])=2;1;IF(LEN([.B1507])=3;2;IF(LEN([.B1507])=5;3;IF(LEN([.B1507])=6;4;IF(LEN([.B1507])=7;5;&quot;Fehler&quot;))))))" office:value-type="float" office:value="4" calcext:value-type="float">
            <text:p>4</text:p>
          </table:table-cell>
          <table:table-cell office:value-type="string" calcext:value-type="string">
            <text:p>KEK 51</text:p>
          </table:table-cell>
          <table:table-cell office:value-type="string" calcext:value-type="string">
            <text:p>DIE KIRCHEN UND DER KOMMUNISMUS</text:p>
          </table:table-cell>
          <table:table-cell table:number-columns-repeated="5"/>
        </table:table-row>
        <table:table-row table:style-name="ro1">
          <table:table-cell table:formula="of:=IF(LEN([.B1508])=1;0;IF(LEN([.B1508])=2;1;IF(LEN([.B1508])=3;2;IF(LEN([.B1508])=5;3;IF(LEN([.B1508])=6;4;IF(LEN([.B1508])=7;5;&quot;Fehler&quot;))))))" office:value-type="float" office:value="4" calcext:value-type="float">
            <text:p>4</text:p>
          </table:table-cell>
          <table:table-cell office:value-type="string" calcext:value-type="string">
            <text:p>KEK 52</text:p>
          </table:table-cell>
          <table:table-cell office:value-type="string" calcext:value-type="string">
            <text:p>OEKUMENE <text:s/>INTERKONFESSIONELLES GESPRAECH : ALLGEMEINES</text:p>
          </table:table-cell>
          <table:table-cell table:number-columns-repeated="5"/>
        </table:table-row>
        <table:table-row table:style-name="ro1">
          <table:table-cell table:formula="of:=IF(LEN([.B1509])=1;0;IF(LEN([.B1509])=2;1;IF(LEN([.B1509])=3;2;IF(LEN([.B1509])=5;3;IF(LEN([.B1509])=6;4;IF(LEN([.B1509])=7;5;&quot;Fehler&quot;))))))" office:value-type="float" office:value="3" calcext:value-type="float">
            <text:p>3</text:p>
          </table:table-cell>
          <table:table-cell office:value-type="string" calcext:value-type="string">
            <text:p>KEK 6</text:p>
          </table:table-cell>
          <table:table-cell office:value-type="string" calcext:value-type="string">
            <text:p>REGIONALE KIRCHENGESCHICHTE DEUTSCHLANDS</text:p>
          </table:table-cell>
          <table:table-cell table:number-columns-repeated="5"/>
        </table:table-row>
        <table:table-row table:style-name="ro1">
          <table:table-cell table:formula="of:=IF(LEN([.B1510])=1;0;IF(LEN([.B1510])=2;1;IF(LEN([.B1510])=3;2;IF(LEN([.B1510])=5;3;IF(LEN([.B1510])=6;4;IF(LEN([.B1510])=7;5;&quot;Fehler&quot;))))))" office:value-type="float" office:value="2" calcext:value-type="float">
            <text:p>2</text:p>
          </table:table-cell>
          <table:table-cell office:value-type="string" calcext:value-type="string">
            <text:p>KEL</text:p>
          </table:table-cell>
          <table:table-cell office:value-type="string" calcext:value-type="string">
            <text:p>KONFESSIONSKUNDE <text:s/>KIRCHENKUNDE : GESAMTDARSTELLUNGEN - DARSTELLUNGEN MEHRERER KIRCHEN UND GEMEINSCHAFTEN</text:p>
          </table:table-cell>
          <table:table-cell table:number-columns-repeated="5"/>
        </table:table-row>
        <table:table-row table:style-name="ro1">
          <table:table-cell table:formula="of:=IF(LEN([.B1511])=1;0;IF(LEN([.B1511])=2;1;IF(LEN([.B1511])=3;2;IF(LEN([.B1511])=5;3;IF(LEN([.B1511])=6;4;IF(LEN([.B1511])=7;5;&quot;Fehler&quot;))))))" office:value-type="float" office:value="3" calcext:value-type="float">
            <text:p>3</text:p>
          </table:table-cell>
          <table:table-cell office:value-type="string" calcext:value-type="string">
            <text:p>KEL 1</text:p>
          </table:table-cell>
          <table:table-cell office:value-type="string" calcext:value-type="string">
            <text:p>KATHOLISCHES CHRISTENTUM <text:s/>ROEMISCH-KATHOLISCHE KIRCHE : ALLGEMEINES</text:p>
          </table:table-cell>
          <table:table-cell table:number-columns-repeated="5"/>
        </table:table-row>
        <table:table-row table:style-name="ro1">
          <table:table-cell table:formula="of:=IF(LEN([.B1512])=1;0;IF(LEN([.B1512])=2;1;IF(LEN([.B1512])=3;2;IF(LEN([.B1512])=5;3;IF(LEN([.B1512])=6;4;IF(LEN([.B1512])=7;5;&quot;Fehler&quot;))))))" office:value-type="float" office:value="4" calcext:value-type="float">
            <text:p>4</text:p>
          </table:table-cell>
          <table:table-cell office:value-type="string" calcext:value-type="string">
            <text:p>KEL 10</text:p>
          </table:table-cell>
          <table:table-cell office:value-type="string" calcext:value-type="string">
            <text:p>PAPSTTUM <text:s/>VATIKAN</text:p>
          </table:table-cell>
          <table:table-cell table:number-columns-repeated="5"/>
        </table:table-row>
        <table:table-row table:style-name="ro1">
          <table:table-cell table:formula="of:=IF(LEN([.B1513])=1;0;IF(LEN([.B1513])=2;1;IF(LEN([.B1513])=3;2;IF(LEN([.B1513])=5;3;IF(LEN([.B1513])=6;4;IF(LEN([.B1513])=7;5;&quot;Fehler&quot;))))))" office:value-type="float" office:value="5" calcext:value-type="float">
            <text:p>5</text:p>
          </table:table-cell>
          <table:table-cell office:value-type="string" calcext:value-type="string">
            <text:p>KEL 100</text:p>
          </table:table-cell>
          <table:table-cell office:value-type="string" calcext:value-type="string">
            <text:p>PAPSTGESCHICHTE</text:p>
          </table:table-cell>
          <table:table-cell table:number-columns-repeated="5"/>
        </table:table-row>
        <table:table-row table:style-name="ro1">
          <table:table-cell table:formula="of:=IF(LEN([.B1514])=1;0;IF(LEN([.B1514])=2;1;IF(LEN([.B1514])=3;2;IF(LEN([.B1514])=5;3;IF(LEN([.B1514])=6;4;IF(LEN([.B1514])=7;5;&quot;Fehler&quot;))))))" office:value-type="float" office:value="4" calcext:value-type="float">
            <text:p>4</text:p>
          </table:table-cell>
          <table:table-cell office:value-type="string" calcext:value-type="string">
            <text:p>KEL 11</text:p>
          </table:table-cell>
          <table:table-cell office:value-type="string" calcext:value-type="string">
            <text:p>KONZILIENGESCHICHTE</text:p>
          </table:table-cell>
          <table:table-cell table:number-columns-repeated="5"/>
        </table:table-row>
        <table:table-row table:style-name="ro1">
          <table:table-cell table:formula="of:=IF(LEN([.B1515])=1;0;IF(LEN([.B1515])=2;1;IF(LEN([.B1515])=3;2;IF(LEN([.B1515])=5;3;IF(LEN([.B1515])=6;4;IF(LEN([.B1515])=7;5;&quot;Fehler&quot;))))))" office:value-type="float" office:value="5" calcext:value-type="float">
            <text:p>5</text:p>
          </table:table-cell>
          <table:table-cell office:value-type="string" calcext:value-type="string">
            <text:p>KEL 110</text:p>
          </table:table-cell>
          <table:table-cell office:value-type="string" calcext:value-type="string">
            <text:p>ZWEITES VATIKANISCHES KONZIL</text:p>
          </table:table-cell>
          <table:table-cell table:number-columns-repeated="5"/>
        </table:table-row>
        <table:table-row table:style-name="ro1">
          <table:table-cell table:formula="of:=IF(LEN([.B1516])=1;0;IF(LEN([.B1516])=2;1;IF(LEN([.B1516])=3;2;IF(LEN([.B1516])=5;3;IF(LEN([.B1516])=6;4;IF(LEN([.B1516])=7;5;&quot;Fehler&quot;))))))" office:value-type="float" office:value="4" calcext:value-type="float">
            <text:p>4</text:p>
          </table:table-cell>
          <table:table-cell office:value-type="string" calcext:value-type="string">
            <text:p>KEL 12</text:p>
          </table:table-cell>
          <table:table-cell office:value-type="string" calcext:value-type="string">
            <text:p>MOENCHTUM <text:s/>KATHOLISCHE ORDENSGESCHICHTE : ALLGEMEINES</text:p>
          </table:table-cell>
          <table:table-cell table:number-columns-repeated="5"/>
        </table:table-row>
        <table:table-row table:style-name="ro1">
          <table:table-cell table:formula="of:=IF(LEN([.B1517])=1;0;IF(LEN([.B1517])=2;1;IF(LEN([.B1517])=3;2;IF(LEN([.B1517])=5;3;IF(LEN([.B1517])=6;4;IF(LEN([.B1517])=7;5;&quot;Fehler&quot;))))))" office:value-type="float" office:value="5" calcext:value-type="float">
            <text:p>5</text:p>
          </table:table-cell>
          <table:table-cell office:value-type="string" calcext:value-type="string">
            <text:p>KEL 120</text:p>
          </table:table-cell>
          <table:table-cell office:value-type="string" calcext:value-type="string">
            <text:p>EINZELNE KATHOLISCHE ORDEN UND KONGREGATIONEN EINSCHL. ORDENSREGELN</text:p>
          </table:table-cell>
          <table:table-cell table:number-columns-repeated="5"/>
        </table:table-row>
        <table:table-row table:style-name="ro1">
          <table:table-cell table:formula="of:=IF(LEN([.B1518])=1;0;IF(LEN([.B1518])=2;1;IF(LEN([.B1518])=3;2;IF(LEN([.B1518])=5;3;IF(LEN([.B1518])=6;4;IF(LEN([.B1518])=7;5;&quot;Fehler&quot;))))))" office:value-type="float" office:value="4" calcext:value-type="float">
            <text:p>4</text:p>
          </table:table-cell>
          <table:table-cell office:value-type="string" calcext:value-type="string">
            <text:p>KEL 13</text:p>
          </table:table-cell>
          <table:table-cell office:value-type="string" calcext:value-type="string">
            <text:p>SONSTIGE EINZELFRAGEN</text:p>
          </table:table-cell>
          <table:table-cell table:number-columns-repeated="5"/>
        </table:table-row>
        <table:table-row table:style-name="ro1">
          <table:table-cell table:formula="of:=IF(LEN([.B1519])=1;0;IF(LEN([.B1519])=2;1;IF(LEN([.B1519])=3;2;IF(LEN([.B1519])=5;3;IF(LEN([.B1519])=6;4;IF(LEN([.B1519])=7;5;&quot;Fehler&quot;))))))" office:value-type="float" office:value="3" calcext:value-type="float">
            <text:p>3</text:p>
          </table:table-cell>
          <table:table-cell office:value-type="string" calcext:value-type="string">
            <text:p>KEL 2</text:p>
          </table:table-cell>
          <table:table-cell office:value-type="string" calcext:value-type="string">
            <text:p>ORTHODOXES CHRISTENTUM <text:s/>OSTKIRCHE EINSCHL. DER MIT ROM UNIERTEN KIRCHEN : ALLGEMEINES</text:p>
          </table:table-cell>
          <table:table-cell table:number-columns-repeated="5"/>
        </table:table-row>
        <table:table-row table:style-name="ro1">
          <table:table-cell table:formula="of:=IF(LEN([.B1520])=1;0;IF(LEN([.B1520])=2;1;IF(LEN([.B1520])=3;2;IF(LEN([.B1520])=5;3;IF(LEN([.B1520])=6;4;IF(LEN([.B1520])=7;5;&quot;Fehler&quot;))))))" office:value-type="float" office:value="4" calcext:value-type="float">
            <text:p>4</text:p>
          </table:table-cell>
          <table:table-cell office:value-type="string" calcext:value-type="string">
            <text:p>KEL 20</text:p>
          </table:table-cell>
          <table:table-cell office:value-type="string" calcext:value-type="string">
            <text:p>EINZELFRAGEN</text:p>
          </table:table-cell>
          <table:table-cell table:number-columns-repeated="5"/>
        </table:table-row>
        <table:table-row table:style-name="ro1">
          <table:table-cell table:formula="of:=IF(LEN([.B1521])=1;0;IF(LEN([.B1521])=2;1;IF(LEN([.B1521])=3;2;IF(LEN([.B1521])=5;3;IF(LEN([.B1521])=6;4;IF(LEN([.B1521])=7;5;&quot;Fehler&quot;))))))" office:value-type="float" office:value="3" calcext:value-type="float">
            <text:p>3</text:p>
          </table:table-cell>
          <table:table-cell office:value-type="string" calcext:value-type="string">
            <text:p>KEL 3</text:p>
          </table:table-cell>
          <table:table-cell office:value-type="string" calcext:value-type="string">
            <text:p>PROTESTANTISMUS <text:s/>EVANGELISCHE KIRCHEN : ALLGEMEINES</text:p>
          </table:table-cell>
          <table:table-cell table:number-columns-repeated="5"/>
        </table:table-row>
        <table:table-row table:style-name="ro1">
          <table:table-cell table:formula="of:=IF(LEN([.B1522])=1;0;IF(LEN([.B1522])=2;1;IF(LEN([.B1522])=3;2;IF(LEN([.B1522])=5;3;IF(LEN([.B1522])=6;4;IF(LEN([.B1522])=7;5;&quot;Fehler&quot;))))))" office:value-type="float" office:value="4" calcext:value-type="float">
            <text:p>4</text:p>
          </table:table-cell>
          <table:table-cell office:value-type="string" calcext:value-type="string">
            <text:p>KEL 30</text:p>
          </table:table-cell>
          <table:table-cell office:value-type="string" calcext:value-type="string">
            <text:p>EINZELNE EVANGELISCHE KIRCHEN</text:p>
          </table:table-cell>
          <table:table-cell table:number-columns-repeated="5"/>
        </table:table-row>
        <table:table-row table:style-name="ro1">
          <table:table-cell table:formula="of:=IF(LEN([.B1523])=1;0;IF(LEN([.B1523])=2;1;IF(LEN([.B1523])=3;2;IF(LEN([.B1523])=5;3;IF(LEN([.B1523])=6;4;IF(LEN([.B1523])=7;5;&quot;Fehler&quot;))))))" office:value-type="float" office:value="4" calcext:value-type="float">
            <text:p>4</text:p>
          </table:table-cell>
          <table:table-cell office:value-type="string" calcext:value-type="string">
            <text:p>KEL 31</text:p>
          </table:table-cell>
          <table:table-cell office:value-type="string" calcext:value-type="string">
            <text:p>SONSTIGE EINZELFRAGEN</text:p>
          </table:table-cell>
          <table:table-cell table:number-columns-repeated="5"/>
        </table:table-row>
        <table:table-row table:style-name="ro1">
          <table:table-cell table:formula="of:=IF(LEN([.B1524])=1;0;IF(LEN([.B1524])=2;1;IF(LEN([.B1524])=3;2;IF(LEN([.B1524])=5;3;IF(LEN([.B1524])=6;4;IF(LEN([.B1524])=7;5;&quot;Fehler&quot;))))))" office:value-type="float" office:value="3" calcext:value-type="float">
            <text:p>3</text:p>
          </table:table-cell>
          <table:table-cell office:value-type="string" calcext:value-type="string">
            <text:p>KEL 4</text:p>
          </table:table-cell>
          <table:table-cell office:value-type="string" calcext:value-type="string">
            <text:p>CHRISTLICHE GEMEINSCHAFTEN UND SEKTEN EINSCHL. QUELLENSCHRIFTEN</text:p>
          </table:table-cell>
          <table:table-cell table:number-columns-repeated="5"/>
        </table:table-row>
        <table:table-row table:style-name="ro1">
          <table:table-cell table:formula="of:=IF(LEN([.B1525])=1;0;IF(LEN([.B1525])=2;1;IF(LEN([.B1525])=3;2;IF(LEN([.B1525])=5;3;IF(LEN([.B1525])=6;4;IF(LEN([.B1525])=7;5;&quot;Fehler&quot;))))))" office:value-type="float" office:value="2" calcext:value-type="float">
            <text:p>2</text:p>
          </table:table-cell>
          <table:table-cell office:value-type="string" calcext:value-type="string">
            <text:p>KEM</text:p>
          </table:table-cell>
          <table:table-cell office:value-type="string" calcext:value-type="string">
            <text:p>GESCHICHTE DER THEOLOGIE <text:s/>QUELLENSAMMLUNGEN ZUR THEOLOGIEGESCHICHTE</text:p>
          </table:table-cell>
          <table:table-cell table:number-columns-repeated="5"/>
        </table:table-row>
        <table:table-row table:style-name="ro1">
          <table:table-cell table:formula="of:=IF(LEN([.B1526])=1;0;IF(LEN([.B1526])=2;1;IF(LEN([.B1526])=3;2;IF(LEN([.B1526])=5;3;IF(LEN([.B1526])=6;4;IF(LEN([.B1526])=7;5;&quot;Fehler&quot;))))))" office:value-type="float" office:value="2" calcext:value-type="float">
            <text:p>2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ESAMMELTE UND AUSGEWAEHLTE WERKE EINZELNER THEOLOGEN UND RELIGIOESER PERSOENLICHKEITEN</text:p>
          </table:table-cell>
          <table:table-cell table:number-columns-repeated="5"/>
        </table:table-row>
        <table:table-row table:style-name="ro1">
          <table:table-cell table:formula="of:=IF(LEN([.B1527])=1;0;IF(LEN([.B1527])=2;1;IF(LEN([.B1527])=3;2;IF(LEN([.B1527])=5;3;IF(LEN([.B1527])=6;4;IF(LEN([.B1527])=7;5;&quot;Fehler&quot;))))))" office:value-type="float" office:value="2" calcext:value-type="float">
            <text:p>2</text:p>
          </table:table-cell>
          <table:table-cell office:value-type="string" calcext:value-type="string">
            <text:p>KEO</text:p>
          </table:table-cell>
          <table:table-cell office:value-type="string" calcext:value-type="string">
            <text:p>BIBELWISSENSCHAFT <text:s/>BIBLISCHE ARCHAEOLOGIE</text:p>
          </table:table-cell>
          <table:table-cell table:number-columns-repeated="5"/>
        </table:table-row>
        <table:table-row table:style-name="ro1">
          <table:table-cell table:formula="of:=IF(LEN([.B1528])=1;0;IF(LEN([.B1528])=2;1;IF(LEN([.B1528])=3;2;IF(LEN([.B1528])=5;3;IF(LEN([.B1528])=6;4;IF(LEN([.B1528])=7;5;&quot;Fehler&quot;))))))" office:value-type="float" office:value="3" calcext:value-type="float">
            <text:p>3</text:p>
          </table:table-cell>
          <table:table-cell office:value-type="string" calcext:value-type="string">
            <text:p>KEO 1</text:p>
          </table:table-cell>
          <table:table-cell office:value-type="string" calcext:value-type="string">
            <text:p>DIE GESAMTE BIBEL (TEXTAUSGABEN)</text:p>
          </table:table-cell>
          <table:table-cell table:number-columns-repeated="5"/>
        </table:table-row>
        <table:table-row table:style-name="ro1">
          <table:table-cell table:formula="of:=IF(LEN([.B1529])=1;0;IF(LEN([.B1529])=2;1;IF(LEN([.B1529])=3;2;IF(LEN([.B1529])=5;3;IF(LEN([.B1529])=6;4;IF(LEN([.B1529])=7;5;&quot;Fehler&quot;))))))" office:value-type="float" office:value="4" calcext:value-type="float">
            <text:p>4</text:p>
          </table:table-cell>
          <table:table-cell office:value-type="string" calcext:value-type="string">
            <text:p>KEO 10</text:p>
          </table:table-cell>
          <table:table-cell office:value-type="string" calcext:value-type="string">
            <text:p><text:span text:style-name="T1">BIBLISCHE THEOLOGIE EINSCHL. IHRER GESCHICHTE TEXTKRITIK – </text:span>TEXTAUSLEGUNG</text:p>
          </table:table-cell>
          <table:table-cell table:number-columns-repeated="5"/>
        </table:table-row>
        <table:table-row table:style-name="ro1">
          <table:table-cell table:formula="of:=IF(LEN([.B1530])=1;0;IF(LEN([.B1530])=2;1;IF(LEN([.B1530])=3;2;IF(LEN([.B1530])=5;3;IF(LEN([.B1530])=6;4;IF(LEN([.B1530])=7;5;&quot;Fehler&quot;))))))" office:value-type="float" office:value="3" calcext:value-type="float">
            <text:p>3</text:p>
          </table:table-cell>
          <table:table-cell office:value-type="string" calcext:value-type="string">
            <text:p>KEO 2</text:p>
          </table:table-cell>
          <table:table-cell office:value-type="string" calcext:value-type="string">
            <text:p>ALTES TESTAMENT (TEXTAUSGABEN)</text:p>
          </table:table-cell>
          <table:table-cell table:number-columns-repeated="5"/>
        </table:table-row>
        <table:table-row table:style-name="ro1">
          <table:table-cell table:formula="of:=IF(LEN([.B1531])=1;0;IF(LEN([.B1531])=2;1;IF(LEN([.B1531])=3;2;IF(LEN([.B1531])=5;3;IF(LEN([.B1531])=6;4;IF(LEN([.B1531])=7;5;&quot;Fehler&quot;))))))" office:value-type="float" office:value="4" calcext:value-type="float">
            <text:p>4</text:p>
          </table:table-cell>
          <table:table-cell office:value-type="string" calcext:value-type="string">
            <text:p>KEO 20</text:p>
          </table:table-cell>
          <table:table-cell office:value-type="string" calcext:value-type="string">
            <text:p>ALTTESTAMENTLICHE THEOLOGIE EINSCHL. IHRER GESCHICHTE TEXTKRITIK – TEXTAUSLEGUNG</text:p>
          </table:table-cell>
          <table:table-cell table:number-columns-repeated="5"/>
        </table:table-row>
        <table:table-row table:style-name="ro1">
          <table:table-cell table:formula="of:=IF(LEN([.B1532])=1;0;IF(LEN([.B1532])=2;1;IF(LEN([.B1532])=3;2;IF(LEN([.B1532])=5;3;IF(LEN([.B1532])=6;4;IF(LEN([.B1532])=7;5;&quot;Fehler&quot;))))))" office:value-type="float" office:value="3" calcext:value-type="float">
            <text:p>3</text:p>
          </table:table-cell>
          <table:table-cell office:value-type="string" calcext:value-type="string">
            <text:p>KEO 3</text:p>
          </table:table-cell>
          <table:table-cell office:value-type="string" calcext:value-type="string">
            <text:p>NEUES TESTAMENT (TEXTAUSGABEN)</text:p>
          </table:table-cell>
          <table:table-cell table:number-columns-repeated="5"/>
        </table:table-row>
        <table:table-row table:style-name="ro1">
          <table:table-cell table:formula="of:=IF(LEN([.B1533])=1;0;IF(LEN([.B1533])=2;1;IF(LEN([.B1533])=3;2;IF(LEN([.B1533])=5;3;IF(LEN([.B1533])=6;4;IF(LEN([.B1533])=7;5;&quot;Fehler&quot;))))))" office:value-type="float" office:value="4" calcext:value-type="float">
            <text:p>4</text:p>
          </table:table-cell>
          <table:table-cell office:value-type="string" calcext:value-type="string">
            <text:p>KEO 30</text:p>
          </table:table-cell>
          <table:table-cell office:value-type="string" calcext:value-type="string">
            <text:p>NEUTESTAMENTLICHE THEOLOGIE EINSCHL. IHRER GESCHICHTE TEXTKRITIK – TEXTAUSLEGUNG</text:p>
          </table:table-cell>
          <table:table-cell table:number-columns-repeated="5"/>
        </table:table-row>
        <table:table-row table:style-name="ro1">
          <table:table-cell table:formula="of:=IF(LEN([.B1534])=1;0;IF(LEN([.B1534])=2;1;IF(LEN([.B1534])=3;2;IF(LEN([.B1534])=5;3;IF(LEN([.B1534])=6;4;IF(LEN([.B1534])=7;5;&quot;Fehler&quot;))))))" office:value-type="float" office:value="5" calcext:value-type="float">
            <text:p>5</text:p>
          </table:table-cell>
          <table:table-cell office:value-type="string" calcext:value-type="string">
            <text:p>KEO 300</text:p>
          </table:table-cell>
          <table:table-cell office:value-type="string" calcext:value-type="string">
            <text:p>KOMMENTARE ZU EINZELNEN TEILEN DES NEUEN TESTAMENTES</text:p>
          </table:table-cell>
          <table:table-cell table:number-columns-repeated="5"/>
        </table:table-row>
        <table:table-row table:style-name="ro1">
          <table:table-cell table:formula="of:=IF(LEN([.B1535])=1;0;IF(LEN([.B1535])=2;1;IF(LEN([.B1535])=3;2;IF(LEN([.B1535])=5;3;IF(LEN([.B1535])=6;4;IF(LEN([.B1535])=7;5;&quot;Fehler&quot;))))))" office:value-type="float" office:value="3" calcext:value-type="float">
            <text:p>3</text:p>
          </table:table-cell>
          <table:table-cell office:value-type="string" calcext:value-type="string">
            <text:p>KEO 4</text:p>
          </table:table-cell>
          <table:table-cell office:value-type="string" calcext:value-type="string">
            <text:p>NICHTKANONISCHE SCHRIFTEN</text:p>
          </table:table-cell>
          <table:table-cell table:number-columns-repeated="5"/>
        </table:table-row>
        <table:table-row table:style-name="ro1">
          <table:table-cell table:formula="of:=IF(LEN([.B1536])=1;0;IF(LEN([.B1536])=2;1;IF(LEN([.B1536])=3;2;IF(LEN([.B1536])=5;3;IF(LEN([.B1536])=6;4;IF(LEN([.B1536])=7;5;&quot;Fehler&quot;))))))" office:value-type="float" office:value="3" calcext:value-type="float">
            <text:p>3</text:p>
          </table:table-cell>
          <table:table-cell office:value-type="string" calcext:value-type="string">
            <text:p>KEO 5</text:p>
          </table:table-cell>
          <table:table-cell office:value-type="string" calcext:value-type="string">
            <text:p>JESUS CHRISTUS <text:s/>CHRISTOLOGIE</text:p>
          </table:table-cell>
          <table:table-cell table:number-columns-repeated="5"/>
        </table:table-row>
        <table:table-row table:style-name="ro1">
          <table:table-cell table:formula="of:=IF(LEN([.B1537])=1;0;IF(LEN([.B1537])=2;1;IF(LEN([.B1537])=3;2;IF(LEN([.B1537])=5;3;IF(LEN([.B1537])=6;4;IF(LEN([.B1537])=7;5;&quot;Fehler&quot;))))))" office:value-type="float" office:value="3" calcext:value-type="float">
            <text:p>3</text:p>
          </table:table-cell>
          <table:table-cell office:value-type="string" calcext:value-type="string">
            <text:p>KEO 6</text:p>
          </table:table-cell>
          <table:table-cell office:value-type="string" calcext:value-type="string">
            <text:p>MARIA <text:s/>MARIOLOGIE</text:p>
          </table:table-cell>
          <table:table-cell table:number-columns-repeated="5"/>
        </table:table-row>
        <table:table-row table:style-name="ro1">
          <table:table-cell table:formula="of:=IF(LEN([.B1538])=1;0;IF(LEN([.B1538])=2;1;IF(LEN([.B1538])=3;2;IF(LEN([.B1538])=5;3;IF(LEN([.B1538])=6;4;IF(LEN([.B1538])=7;5;&quot;Fehler&quot;))))))" office:value-type="float" office:value="2" calcext:value-type="float">
            <text:p>2</text:p>
          </table:table-cell>
          <table:table-cell office:value-type="string" calcext:value-type="string">
            <text:p>KEP</text:p>
          </table:table-cell>
          <table:table-cell office:value-type="string" calcext:value-type="string">
            <text:p>SYSTEMATISCHE THEOLOGIE</text:p>
          </table:table-cell>
          <table:table-cell table:number-columns-repeated="5"/>
        </table:table-row>
        <table:table-row table:style-name="ro1">
          <table:table-cell table:formula="of:=IF(LEN([.B1539])=1;0;IF(LEN([.B1539])=2;1;IF(LEN([.B1539])=3;2;IF(LEN([.B1539])=5;3;IF(LEN([.B1539])=6;4;IF(LEN([.B1539])=7;5;&quot;Fehler&quot;))))))" office:value-type="float" office:value="3" calcext:value-type="float">
            <text:p>3</text:p>
          </table:table-cell>
          <table:table-cell office:value-type="string" calcext:value-type="string">
            <text:p>KEP 1</text:p>
          </table:table-cell>
          <table:table-cell office:value-type="string" calcext:value-type="string">
            <text:p>DOGMATIK (GLAUBENSLEHRE) <text:s/>DOGMENGESCHICHTE FUNDAMENTALTHEOLOGIE : ALLGEMEINES</text:p>
          </table:table-cell>
          <table:table-cell table:number-columns-repeated="5"/>
        </table:table-row>
        <table:table-row table:style-name="ro1">
          <table:table-cell table:formula="of:=IF(LEN([.B1540])=1;0;IF(LEN([.B1540])=2;1;IF(LEN([.B1540])=3;2;IF(LEN([.B1540])=5;3;IF(LEN([.B1540])=6;4;IF(LEN([.B1540])=7;5;&quot;Fehler&quot;))))))" office:value-type="float" office:value="4" calcext:value-type="float">
            <text:p>4</text:p>
          </table:table-cell>
          <table:table-cell office:value-type="string" calcext:value-type="string">
            <text:p>KEP 10</text:p>
          </table:table-cell>
          <table:table-cell office:value-type="string" calcext:value-type="string">
            <text:p>KATHOLISCHE GLAUBENSLEHRE (KATHOLISCHE DOGMATIK) :GESAMTDARSTELLUNGEN UND TEILDISZIPLINEN</text:p>
          </table:table-cell>
          <table:table-cell table:number-columns-repeated="5"/>
        </table:table-row>
        <table:table-row table:style-name="ro1">
          <table:table-cell table:formula="of:=IF(LEN([.B1541])=1;0;IF(LEN([.B1541])=2;1;IF(LEN([.B1541])=3;2;IF(LEN([.B1541])=5;3;IF(LEN([.B1541])=6;4;IF(LEN([.B1541])=7;5;&quot;Fehler&quot;))))))" office:value-type="float" office:value="4" calcext:value-type="float">
            <text:p>4</text:p>
          </table:table-cell>
          <table:table-cell office:value-type="string" calcext:value-type="string">
            <text:p>KEP 11</text:p>
          </table:table-cell>
          <table:table-cell office:value-type="string" calcext:value-type="string">
            <text:p>EVANGELISCHE GLAUBENSLEHRE (EVANGELISCHE DOGMATIK) : GESAMTDARSTELLUNGEN UND TEILDISZIPLINEN</text:p>
          </table:table-cell>
          <table:table-cell table:number-columns-repeated="5"/>
        </table:table-row>
        <table:table-row table:style-name="ro1">
          <table:table-cell table:formula="of:=IF(LEN([.B1542])=1;0;IF(LEN([.B1542])=2;1;IF(LEN([.B1542])=3;2;IF(LEN([.B1542])=5;3;IF(LEN([.B1542])=6;4;IF(LEN([.B1542])=7;5;&quot;Fehler&quot;))))))" office:value-type="float" office:value="3" calcext:value-type="float">
            <text:p>3</text:p>
          </table:table-cell>
          <table:table-cell office:value-type="string" calcext:value-type="string">
            <text:p>KEP 2</text:p>
          </table:table-cell>
          <table:table-cell office:value-type="string" calcext:value-type="string">
            <text:p>THEOLOGISCHE ANTHROPOLOGIE</text:p>
          </table:table-cell>
          <table:table-cell table:number-columns-repeated="5"/>
        </table:table-row>
        <table:table-row table:style-name="ro1">
          <table:table-cell table:formula="of:=IF(LEN([.B1543])=1;0;IF(LEN([.B1543])=2;1;IF(LEN([.B1543])=3;2;IF(LEN([.B1543])=5;3;IF(LEN([.B1543])=6;4;IF(LEN([.B1543])=7;5;&quot;Fehler&quot;))))))" office:value-type="float" office:value="3" calcext:value-type="float">
            <text:p>3</text:p>
          </table:table-cell>
          <table:table-cell office:value-type="string" calcext:value-type="string">
            <text:p>KEP 3</text:p>
          </table:table-cell>
          <table:table-cell office:value-type="string" calcext:value-type="string">
            <text:p>CHRISTLICHE ETHIK <text:s/>MORALTHEOLOGIE : GESAMTDARSTELLUNEN - DARSTELLUNGEN MEHRERER TEILGEBIETE</text:p>
          </table:table-cell>
          <table:table-cell table:number-columns-repeated="5"/>
        </table:table-row>
        <table:table-row table:style-name="ro1">
          <table:table-cell table:formula="of:=IF(LEN([.B1544])=1;0;IF(LEN([.B1544])=2;1;IF(LEN([.B1544])=3;2;IF(LEN([.B1544])=5;3;IF(LEN([.B1544])=6;4;IF(LEN([.B1544])=7;5;&quot;Fehler&quot;))))))" office:value-type="float" office:value="4" calcext:value-type="float">
            <text:p>4</text:p>
          </table:table-cell>
          <table:table-cell office:value-type="string" calcext:value-type="string">
            <text:p>KEP 30</text:p>
          </table:table-cell>
          <table:table-cell office:value-type="string" calcext:value-type="string">
            <text:p>CHRISTLICHE INDIVIDUALETHIK <text:s/>EINZELFRAGEN DER CHRISTLICHEN LEBENSFUEHRUNG</text:p>
          </table:table-cell>
          <table:table-cell table:number-columns-repeated="5"/>
        </table:table-row>
        <table:table-row table:style-name="ro1">
          <table:table-cell table:formula="of:=IF(LEN([.B1545])=1;0;IF(LEN([.B1545])=2;1;IF(LEN([.B1545])=3;2;IF(LEN([.B1545])=5;3;IF(LEN([.B1545])=6;4;IF(LEN([.B1545])=7;5;&quot;Fehler&quot;))))))" office:value-type="float" office:value="4" calcext:value-type="float">
            <text:p>4</text:p>
          </table:table-cell>
          <table:table-cell office:value-type="string" calcext:value-type="string">
            <text:p>KEP 31</text:p>
          </table:table-cell>
          <table:table-cell office:value-type="string" calcext:value-type="string">
            <text:p>CHRISTLICHE SOZIALETHIK</text:p>
          </table:table-cell>
          <table:table-cell table:number-columns-repeated="5"/>
        </table:table-row>
        <table:table-row table:style-name="ro1">
          <table:table-cell table:formula="of:=IF(LEN([.B1546])=1;0;IF(LEN([.B1546])=2;1;IF(LEN([.B1546])=3;2;IF(LEN([.B1546])=5;3;IF(LEN([.B1546])=6;4;IF(LEN([.B1546])=7;5;&quot;Fehler&quot;))))))" office:value-type="float" office:value="5" calcext:value-type="float">
            <text:p>5</text:p>
          </table:table-cell>
          <table:table-cell office:value-type="string" calcext:value-type="string">
            <text:p>KEP 310</text:p>
          </table:table-cell>
          <table:table-cell office:value-type="string" calcext:value-type="string">
            <text:p>CHRISTLICHE GESELLSCHAFTSETHIK (KIRCHE UND GESELLSCHAFT) CHRISTLICHE WIRTSCHAFTSETHIK</text:p>
          </table:table-cell>
          <table:table-cell table:number-columns-repeated="5"/>
        </table:table-row>
        <table:table-row table:style-name="ro1">
          <table:table-cell table:formula="of:=IF(LEN([.B1547])=1;0;IF(LEN([.B1547])=2;1;IF(LEN([.B1547])=3;2;IF(LEN([.B1547])=5;3;IF(LEN([.B1547])=6;4;IF(LEN([.B1547])=7;5;&quot;Fehler&quot;))))))" office:value-type="float" office:value="5" calcext:value-type="float">
            <text:p>5</text:p>
          </table:table-cell>
          <table:table-cell office:value-type="string" calcext:value-type="string">
            <text:p>KEP 315</text:p>
          </table:table-cell>
          <table:table-cell office:value-type="string" calcext:value-type="string">
            <text:p>CHRISTLICHE ETHIK DES POLITISCHEN (STAAT UND KIRCHE)</text:p>
          </table:table-cell>
          <table:table-cell table:number-columns-repeated="5"/>
        </table:table-row>
        <table:table-row table:style-name="ro1">
          <table:table-cell table:formula="of:=IF(LEN([.B1548])=1;0;IF(LEN([.B1548])=2;1;IF(LEN([.B1548])=3;2;IF(LEN([.B1548])=5;3;IF(LEN([.B1548])=6;4;IF(LEN([.B1548])=7;5;&quot;Fehler&quot;))))))" office:value-type="float" office:value="2" calcext:value-type="float">
            <text:p>2</text:p>
          </table:table-cell>
          <table:table-cell office:value-type="string" calcext:value-type="string">
            <text:p>KEQ</text:p>
          </table:table-cell>
          <table:table-cell office:value-type="string" calcext:value-type="string">
            <text:p>PRAKTISCHE THEOLOGIE (PASTORALTHEOLOGIE)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549])=1;0;IF(LEN([.B1549])=2;1;IF(LEN([.B1549])=3;2;IF(LEN([.B1549])=5;3;IF(LEN([.B1549])=6;4;IF(LEN([.B1549])=7;5;&quot;Fehler&quot;))))))" office:value-type="float" office:value="3" calcext:value-type="float">
            <text:p>3</text:p>
          </table:table-cell>
          <table:table-cell office:value-type="string" calcext:value-type="string">
            <text:p>KEQ 1</text:p>
          </table:table-cell>
          <table:table-cell office:value-type="string" calcext:value-type="string">
            <text:p>SEELSORGE <text:s/>KIRCHLICHE WOHLFAHRTSPFLEGE (CARITAS, INNERE MISSION U. A.) <text:s/>KIRCHLICHES GEMEINDELEBEN</text:p>
          </table:table-cell>
          <table:table-cell table:number-columns-repeated="5"/>
        </table:table-row>
        <table:table-row table:style-name="ro1">
          <table:table-cell table:formula="of:=IF(LEN([.B1550])=1;0;IF(LEN([.B1550])=2;1;IF(LEN([.B1550])=3;2;IF(LEN([.B1550])=5;3;IF(LEN([.B1550])=6;4;IF(LEN([.B1550])=7;5;&quot;Fehler&quot;))))))" office:value-type="float" office:value="3" calcext:value-type="float">
            <text:p>3</text:p>
          </table:table-cell>
          <table:table-cell office:value-type="string" calcext:value-type="string">
            <text:p>KEQ 2</text:p>
          </table:table-cell>
          <table:table-cell office:value-type="string" calcext:value-type="string">
            <text:p>HOMILETIK (PREDIGTLEHRE) <text:s/>PREDIGTSAMMLUNGEN <text:s/>GEBET, GEBETSAMMLUNGEN, MEDITATIONEN <text:s/>RELIGIOESE BETRACHTUNGEN</text:p>
          </table:table-cell>
          <table:table-cell table:number-columns-repeated="5"/>
        </table:table-row>
        <table:table-row table:style-name="ro1">
          <table:table-cell table:formula="of:=IF(LEN([.B1551])=1;0;IF(LEN([.B1551])=2;1;IF(LEN([.B1551])=3;2;IF(LEN([.B1551])=5;3;IF(LEN([.B1551])=6;4;IF(LEN([.B1551])=7;5;&quot;Fehler&quot;))))))" office:value-type="float" office:value="3" calcext:value-type="float">
            <text:p>3</text:p>
          </table:table-cell>
          <table:table-cell office:value-type="string" calcext:value-type="string">
            <text:p>KEQ 3</text:p>
          </table:table-cell>
          <table:table-cell office:value-type="string" calcext:value-type="string">
            <text:p>LITURGIK (LEHRE VON DEN FORMEN DES GOTTESDIENSTES)</text:p>
          </table:table-cell>
          <table:table-cell table:number-columns-repeated="5"/>
        </table:table-row>
        <table:table-row table:style-name="ro1">
          <table:table-cell table:formula="of:=IF(LEN([.B1552])=1;0;IF(LEN([.B1552])=2;1;IF(LEN([.B1552])=3;2;IF(LEN([.B1552])=5;3;IF(LEN([.B1552])=6;4;IF(LEN([.B1552])=7;5;&quot;Fehler&quot;))))))" office:value-type="float" office:value="3" calcext:value-type="float">
            <text:p>3</text:p>
          </table:table-cell>
          <table:table-cell office:value-type="string" calcext:value-type="string">
            <text:p>KEQ 4</text:p>
          </table:table-cell>
          <table:table-cell office:value-type="string" calcext:value-type="string">
            <text:p>KATECHETIK (LEHRE VON DER KIRCHLICHEN GLAUBENSUNTERWEISUNG)</text:p>
          </table:table-cell>
          <table:table-cell table:number-columns-repeated="5"/>
        </table:table-row>
        <table:table-row table:style-name="ro1">
          <table:table-cell table:formula="of:=IF(LEN([.B1553])=1;0;IF(LEN([.B1553])=2;1;IF(LEN([.B1553])=3;2;IF(LEN([.B1553])=5;3;IF(LEN([.B1553])=6;4;IF(LEN([.B1553])=7;5;&quot;Fehler&quot;))))))" office:value-type="float" office:value="3" calcext:value-type="float">
            <text:p>3</text:p>
          </table:table-cell>
          <table:table-cell office:value-type="string" calcext:value-type="string">
            <text:p>KEQ 5</text:p>
          </table:table-cell>
          <table:table-cell office:value-type="string" calcext:value-type="string">
            <text:p>MISSIONSGESCHICHTE <text:s/>CHRISTLICHE KIRCHE IN DEN ENTWICKLUNGSLAENDERN</text:p>
          </table:table-cell>
          <table:table-cell table:number-columns-repeated="5"/>
        </table:table-row>
        <table:table-row table:style-name="ro1">
          <table:table-cell table:formula="of:=IF(LEN([.B1554])=1;0;IF(LEN([.B1554])=2;1;IF(LEN([.B1554])=3;2;IF(LEN([.B1554])=5;3;IF(LEN([.B1554])=6;4;IF(LEN([.B1554])=7;5;&quot;Fehler&quot;))))))" office:value-type="float" office:value="2" calcext:value-type="float">
            <text:p>2</text:p>
          </table:table-cell>
          <table:table-cell office:value-type="string" calcext:value-type="string">
            <text:p>KYB</text:p>
          </table:table-cell>
          <table:table-cell office:value-type="string" calcext:value-type="string">
            <text:p>BIOGRAPHIEN VON THEOLOGEN, RELIGIONSWISSENSCHAFTLERN UND RELIGIOESEN PERSOENLICHKEITEN</text:p>
          </table:table-cell>
          <table:table-cell table:number-columns-repeated="5"/>
        </table:table-row>
        <table:table-row table:style-name="ro1">
          <table:table-cell table:formula="of:=IF(LEN([.B1555])=1;0;IF(LEN([.B1555])=2;1;IF(LEN([.B1555])=3;2;IF(LEN([.B1555])=5;3;IF(LEN([.B1555])=6;4;IF(LEN([.B1555])=7;5;&quot;Fehler&quot;))))))" office:value-type="float" office:value="3" calcext:value-type="float">
            <text:p>3</text:p>
          </table:table-cell>
          <table:table-cell office:value-type="string" calcext:value-type="string">
            <text:p>KYB 1</text:p>
          </table:table-cell>
          <table:table-cell office:value-type="string" calcext:value-type="string">
            <text:p>BIOGRAPHIEN MEHRERER THEOLOGEN, RELIGIONSWISSENSCHAFTLER UND RELIGIOESER PERSOENLICHKEITEN <text:s/>SAMMLUNGEN VON HEILIGENBIOGRAPHIEN</text:p>
          </table:table-cell>
          <table:table-cell table:number-columns-repeated="5"/>
        </table:table-row>
        <table:table-row table:style-name="ro1">
          <table:table-cell table:formula="of:=IF(LEN([.B1556])=1;0;IF(LEN([.B1556])=2;1;IF(LEN([.B1556])=3;2;IF(LEN([.B1556])=5;3;IF(LEN([.B1556])=6;4;IF(LEN([.B1556])=7;5;&quot;Fehler&quot;))))))" office:value-type="float" office:value="3" calcext:value-type="float">
            <text:p>3</text:p>
          </table:table-cell>
          <table:table-cell office:value-type="string" calcext:value-type="string">
            <text:p>KYB 2</text:p>
          </table:table-cell>
          <table:table-cell office:value-type="string" calcext:value-type="string">
            <text:p>BIOGRAPHIEN EINZELNER THEOLOGEN, RELIGIONSWISSENSCHAFTLER, HEILIGER UND RELIGIOESER PERSOENLICHKEITEN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1557])=1;0;IF(LEN([.B1557])=2;1;IF(LEN([.B1557])=3;2;IF(LEN([.B1557])=5;3;IF(LEN([.B1557])=6;4;IF(LEN([.B1557])=7;5;&quot;Fehler&quot;))))))" office:value-type="float" office:value="1" calcext:value-type="float">
            <text:p>1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1558])=1;0;IF(LEN([.B1558])=2;1;IF(LEN([.B1558])=3;2;IF(LEN([.B1558])=5;3;IF(LEN([.B1558])=6;4;IF(LEN([.B1558])=7;5;&quot;Fehler&quot;))))))"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HILOSOPHIE</text:p>
          </table:table-cell>
          <table:table-cell table:number-columns-repeated="5"/>
        </table:table-row>
        <table:table-row table:style-name="ro1">
          <table:table-cell table:formula="of:=IF(LEN([.B1559])=1;0;IF(LEN([.B1559])=2;1;IF(LEN([.B1559])=3;2;IF(LEN([.B1559])=5;3;IF(LEN([.B1559])=6;4;IF(LEN([.B1559])=7;5;&quot;Fehler&quot;))))))" office:value-type="float" office:value="1" calcext:value-type="float">
            <text:p>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LLGEMEINES, VERMISCHTE SCHRIFTEN</text:p>
          </table:table-cell>
          <table:table-cell table:number-columns-repeated="5"/>
        </table:table-row>
        <table:table-row table:style-name="ro1">
          <table:table-cell table:formula="of:=IF(LEN([.B1560])=1;0;IF(LEN([.B1560])=2;1;IF(LEN([.B1560])=3;2;IF(LEN([.B1560])=5;3;IF(LEN([.B1560])=6;4;IF(LEN([.B1560])=7;5;&quot;Fehler&quot;))))))" office:value-type="float" office:value="2" calcext:value-type="float">
            <text:p>2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GESAMTDARSTELLUNGEN, HANDBUECHER</text:p>
          </table:table-cell>
          <table:table-cell table:number-columns-repeated="5"/>
        </table:table-row>
        <table:table-row table:style-name="ro1">
          <table:table-cell table:formula="of:=IF(LEN([.B1561])=1;0;IF(LEN([.B1561])=2;1;IF(LEN([.B1561])=3;2;IF(LEN([.B1561])=5;3;IF(LEN([.B1561])=6;4;IF(LEN([.B1561])=7;5;&quot;Fehler&quot;))))))" office:value-type="float" office:value="3" calcext:value-type="float">
            <text:p>3</text:p>
          </table:table-cell>
          <table:table-cell office:value-type="string" calcext:value-type="string">
            <text:p>LAK 1</text:p>
          </table:table-cell>
          <table:table-cell office:value-type="string" calcext:value-type="string">
            <text:p>EINFUEHRUNGEN</text:p>
          </table:table-cell>
          <table:table-cell table:number-columns-repeated="5"/>
        </table:table-row>
        <table:table-row table:style-name="ro1">
          <table:table-cell table:formula="of:=IF(LEN([.B1562])=1;0;IF(LEN([.B1562])=2;1;IF(LEN([.B1562])=3;2;IF(LEN([.B1562])=5;3;IF(LEN([.B1562])=6;4;IF(LEN([.B1562])=7;5;&quot;Fehler&quot;))))))" office:value-type="float" office:value="3" calcext:value-type="float">
            <text:p>3</text:p>
          </table:table-cell>
          <table:table-cell office:value-type="string" calcext:value-type="string">
            <text:p>LAK 2</text:p>
          </table:table-cell>
          <table:table-cell office:value-type="string" calcext:value-type="string">
            <text:p>AUFGABE DER PHILOSOPHIE UND IHR VERHAELTNIS ZU ANDEREN WISSENSCHAFTEN</text:p>
          </table:table-cell>
          <table:table-cell table:number-columns-repeated="5"/>
        </table:table-row>
        <table:table-row table:style-name="ro1">
          <table:table-cell table:formula="of:=IF(LEN([.B1563])=1;0;IF(LEN([.B1563])=2;1;IF(LEN([.B1563])=3;2;IF(LEN([.B1563])=5;3;IF(LEN([.B1563])=6;4;IF(LEN([.B1563])=7;5;&quot;Fehler&quot;))))))" office:value-type="float" office:value="3" calcext:value-type="float">
            <text:p>3</text:p>
          </table:table-cell>
          <table:table-cell office:value-type="string" calcext:value-type="string">
            <text:p>LAK 3</text:p>
          </table:table-cell>
          <table:table-cell office:value-type="string" calcext:value-type="string">
            <text:p>ALLGEMEINE WISSENSCHAFTSTHEORIE</text:p>
          </table:table-cell>
          <table:table-cell table:number-columns-repeated="5"/>
        </table:table-row>
        <table:table-row table:style-name="ro1">
          <table:table-cell table:formula="of:=IF(LEN([.B1564])=1;0;IF(LEN([.B1564])=2;1;IF(LEN([.B1564])=3;2;IF(LEN([.B1564])=5;3;IF(LEN([.B1564])=6;4;IF(LEN([.B1564])=7;5;&quot;Fehler&quot;))))))" office:value-type="float" office:value="3" calcext:value-type="float">
            <text:p>3</text:p>
          </table:table-cell>
          <table:table-cell office:value-type="string" calcext:value-type="string">
            <text:p>LAK 5</text:p>
          </table:table-cell>
          <table:table-cell office:value-type="string" calcext:value-type="string">
            <text:p>ALLGEMEINE SEMIOTIK</text:p>
          </table:table-cell>
          <table:table-cell table:number-columns-repeated="5"/>
        </table:table-row>
        <table:table-row table:style-name="ro1">
          <table:table-cell table:formula="of:=IF(LEN([.B1565])=1;0;IF(LEN([.B1565])=2;1;IF(LEN([.B1565])=3;2;IF(LEN([.B1565])=5;3;IF(LEN([.B1565])=6;4;IF(LEN([.B1565])=7;5;&quot;Fehler&quot;))))))" office:value-type="float" office:value="2" calcext:value-type="float">
            <text:p>2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NACHSCHLAGEWERKE, BIBLIOGRAPHIEN</text:p>
          </table:table-cell>
          <table:table-cell table:number-columns-repeated="5"/>
        </table:table-row>
        <table:table-row table:style-name="ro1">
          <table:table-cell table:formula="of:=IF(LEN([.B1566])=1;0;IF(LEN([.B1566])=2;1;IF(LEN([.B1566])=3;2;IF(LEN([.B1566])=5;3;IF(LEN([.B1566])=6;4;IF(LEN([.B1566])=7;5;&quot;Fehler&quot;))))))" office:value-type="float" office:value="1" calcext:value-type="float">
            <text:p>1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PHILOSOPHIEGESCHICHTE : GESAMTDARSTELLUNGEN, DARSTELLUNGEN MEHRERER EPOCHEN</text:p>
          </table:table-cell>
          <table:table-cell table:number-columns-repeated="5"/>
        </table:table-row>
        <table:table-row table:style-name="ro1">
          <table:table-cell table:formula="of:=IF(LEN([.B1567])=1;0;IF(LEN([.B1567])=2;1;IF(LEN([.B1567])=3;2;IF(LEN([.B1567])=5;3;IF(LEN([.B1567])=6;4;IF(LEN([.B1567])=7;5;&quot;Fehler&quot;))))))" office:value-type="float" office:value="2" calcext:value-type="float">
            <text:p>2</text:p>
          </table:table-cell>
          <table:table-cell office:value-type="string" calcext:value-type="string">
            <text:p>LBK</text:p>
          </table:table-cell>
          <table:table-cell office:value-type="string" calcext:value-type="string">
            <text:p>GESCHICHTE EINZELNER PHILOSOPHISCHER RICHTUNGEN IN VERSCHIEDENEN EPOCHEN</text:p>
          </table:table-cell>
          <table:table-cell table:number-columns-repeated="5"/>
        </table:table-row>
        <table:table-row table:style-name="ro1">
          <table:table-cell table:formula="of:=IF(LEN([.B1568])=1;0;IF(LEN([.B1568])=2;1;IF(LEN([.B1568])=3;2;IF(LEN([.B1568])=5;3;IF(LEN([.B1568])=6;4;IF(LEN([.B1568])=7;5;&quot;Fehler&quot;))))))" office:value-type="float" office:value="2" calcext:value-type="float">
            <text:p>2</text:p>
          </table:table-cell>
          <table:table-cell office:value-type="string" calcext:value-type="string">
            <text:p>LBL</text:p>
          </table:table-cell>
          <table:table-cell office:value-type="string" calcext:value-type="string">
            <text:p>QUELLENSAMMLUNGEN : TEXTE AUS MEHREREN EPOCHEN UND MEHREREN LAENDERN</text:p>
          </table:table-cell>
          <table:table-cell table:number-columns-repeated="5"/>
        </table:table-row>
        <table:table-row table:style-name="ro1">
          <table:table-cell table:formula="of:=IF(LEN([.B1569])=1;0;IF(LEN([.B1569])=2;1;IF(LEN([.B1569])=3;2;IF(LEN([.B1569])=5;3;IF(LEN([.B1569])=6;4;IF(LEN([.B1569])=7;5;&quot;Fehler&quot;))))))" office:value-type="float" office:value="2" calcext:value-type="float">
            <text:p>2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ASIATISCHE PHILOSOPHIE VON DEN ANFAENGEN BIS ZUR GEGENWART : ALLGEMEINES</text:p>
          </table:table-cell>
          <table:table-cell table:number-columns-repeated="5"/>
        </table:table-row>
        <table:table-row table:style-name="ro1">
          <table:table-cell table:formula="of:=IF(LEN([.B1570])=1;0;IF(LEN([.B1570])=2;1;IF(LEN([.B1570])=3;2;IF(LEN([.B1570])=5;3;IF(LEN([.B1570])=6;4;IF(LEN([.B1570])=7;5;&quot;Fehler&quot;))))))" office:value-type="float" office:value="3" calcext:value-type="float">
            <text:p>3</text:p>
          </table:table-cell>
          <table:table-cell office:value-type="string" calcext:value-type="string">
            <text:p>LBM 1</text:p>
          </table:table-cell>
          <table:table-cell office:value-type="string" calcext:value-type="string">
            <text:p>INDISCHE PHILOSOPHIE</text:p>
          </table:table-cell>
          <table:table-cell table:number-columns-repeated="5"/>
        </table:table-row>
        <table:table-row table:style-name="ro1">
          <table:table-cell table:formula="of:=IF(LEN([.B1571])=1;0;IF(LEN([.B1571])=2;1;IF(LEN([.B1571])=3;2;IF(LEN([.B1571])=5;3;IF(LEN([.B1571])=6;4;IF(LEN([.B1571])=7;5;&quot;Fehler&quot;))))))" office:value-type="float" office:value="4" calcext:value-type="float">
            <text:p>4</text:p>
          </table:table-cell>
          <table:table-cell office:value-type="string" calcext:value-type="string">
            <text:p>LBM 10</text:p>
          </table:table-cell>
          <table:table-cell office:value-type="string" calcext:value-type="string">
            <text:p>PHILOSOPHIE DES YOGA</text:p>
          </table:table-cell>
          <table:table-cell table:number-columns-repeated="5"/>
        </table:table-row>
        <table:table-row table:style-name="ro1">
          <table:table-cell table:formula="of:=IF(LEN([.B1572])=1;0;IF(LEN([.B1572])=2;1;IF(LEN([.B1572])=3;2;IF(LEN([.B1572])=5;3;IF(LEN([.B1572])=6;4;IF(LEN([.B1572])=7;5;&quot;Fehler&quot;))))))" office:value-type="float" office:value="3" calcext:value-type="float">
            <text:p>3</text:p>
          </table:table-cell>
          <table:table-cell office:value-type="string" calcext:value-type="string">
            <text:p>LBM 2</text:p>
          </table:table-cell>
          <table:table-cell office:value-type="string" calcext:value-type="string">
            <text:p>CHINESISCHE PHILOSOPHIE <text:s/>JAPANISCHE PHILOSOPHIE</text:p>
          </table:table-cell>
          <table:table-cell table:number-columns-repeated="5"/>
        </table:table-row>
        <table:table-row table:style-name="ro1">
          <table:table-cell table:formula="of:=IF(LEN([.B1573])=1;0;IF(LEN([.B1573])=2;1;IF(LEN([.B1573])=3;2;IF(LEN([.B1573])=5;3;IF(LEN([.B1573])=6;4;IF(LEN([.B1573])=7;5;&quot;Fehler&quot;))))))" office:value-type="float" office:value="3" calcext:value-type="float">
            <text:p>3</text:p>
          </table:table-cell>
          <table:table-cell office:value-type="string" calcext:value-type="string">
            <text:p>LBM 4</text:p>
          </table:table-cell>
          <table:table-cell office:value-type="string" calcext:value-type="string">
            <text:p>ISLAMISCHE PHILOSOPHIE (ARABISCHE PHILOSOPHIE)</text:p>
          </table:table-cell>
          <table:table-cell table:number-columns-repeated="5"/>
        </table:table-row>
        <table:table-row table:style-name="ro1">
          <table:table-cell table:formula="of:=IF(LEN([.B1574])=1;0;IF(LEN([.B1574])=2;1;IF(LEN([.B1574])=3;2;IF(LEN([.B1574])=5;3;IF(LEN([.B1574])=6;4;IF(LEN([.B1574])=7;5;&quot;Fehler&quot;))))))" office:value-type="float" office:value="2" calcext:value-type="float">
            <text:p>2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PHILOSOPHIE DER ANTIKE</text:p>
          </table:table-cell>
          <table:table-cell table:number-columns-repeated="5"/>
        </table:table-row>
        <table:table-row table:style-name="ro1">
          <table:table-cell table:formula="of:=IF(LEN([.B1575])=1;0;IF(LEN([.B1575])=2;1;IF(LEN([.B1575])=3;2;IF(LEN([.B1575])=5;3;IF(LEN([.B1575])=6;4;IF(LEN([.B1575])=7;5;&quot;Fehler&quot;))))))" office:value-type="float" office:value="3" calcext:value-type="float">
            <text:p>3</text:p>
          </table:table-cell>
          <table:table-cell office:value-type="string" calcext:value-type="string">
            <text:p>LBN 1</text:p>
          </table:table-cell>
          <table:table-cell office:value-type="string" calcext:value-type="string">
            <text:p>GRIECHISCHE PHILOSOPHIE : VON DEN VORSOKRATIKERN BIS ARISTOTELES</text:p>
          </table:table-cell>
          <table:table-cell table:number-columns-repeated="5"/>
        </table:table-row>
        <table:table-row table:style-name="ro1">
          <table:table-cell table:formula="of:=IF(LEN([.B1576])=1;0;IF(LEN([.B1576])=2;1;IF(LEN([.B1576])=3;2;IF(LEN([.B1576])=5;3;IF(LEN([.B1576])=6;4;IF(LEN([.B1576])=7;5;&quot;Fehler&quot;))))))" office:value-type="float" office:value="3" calcext:value-type="float">
            <text:p>3</text:p>
          </table:table-cell>
          <table:table-cell office:value-type="string" calcext:value-type="string">
            <text:p>LBN 2</text:p>
          </table:table-cell>
          <table:table-cell office:value-type="string" calcext:value-type="string">
            <text:p>HELLENISTISCHE UND ROEMISCHE PHILOSOPHIE : VON DER STOA BIS BOETHIUS</text:p>
          </table:table-cell>
          <table:table-cell table:number-columns-repeated="5"/>
        </table:table-row>
        <table:table-row table:style-name="ro1">
          <table:table-cell table:formula="of:=IF(LEN([.B1577])=1;0;IF(LEN([.B1577])=2;1;IF(LEN([.B1577])=3;2;IF(LEN([.B1577])=5;3;IF(LEN([.B1577])=6;4;IF(LEN([.B1577])=7;5;&quot;Fehler&quot;))))))" office:value-type="float" office:value="3" calcext:value-type="float">
            <text:p>3</text:p>
          </table:table-cell>
          <table:table-cell office:value-type="string" calcext:value-type="string">
            <text:p>LBN 5</text:p>
          </table:table-cell>
          <table:table-cell office:value-type="string" calcext:value-type="string">
            <text:p>QUELLENSAMMLUNGEN</text:p>
          </table:table-cell>
          <table:table-cell table:number-columns-repeated="5"/>
        </table:table-row>
        <table:table-row table:style-name="ro1">
          <table:table-cell table:formula="of:=IF(LEN([.B1578])=1;0;IF(LEN([.B1578])=2;1;IF(LEN([.B1578])=3;2;IF(LEN([.B1578])=5;3;IF(LEN([.B1578])=6;4;IF(LEN([.B1578])=7;5;&quot;Fehler&quot;))))))" office:value-type="float" office:value="4" calcext:value-type="float">
            <text:p>4</text:p>
          </table:table-cell>
          <table:table-cell office:value-type="string" calcext:value-type="string">
            <text:p>LBN 50</text:p>
          </table:table-cell>
          <table:table-cell office:value-type="string" calcext:value-type="string">
            <text:p>WERKE EINZELNER PHILOSOPHEN</text:p>
          </table:table-cell>
          <table:table-cell table:number-columns-repeated="5"/>
        </table:table-row>
        <table:table-row table:style-name="ro1">
          <table:table-cell table:formula="of:=IF(LEN([.B1579])=1;0;IF(LEN([.B1579])=2;1;IF(LEN([.B1579])=3;2;IF(LEN([.B1579])=5;3;IF(LEN([.B1579])=6;4;IF(LEN([.B1579])=7;5;&quot;Fehler&quot;))))))" office:value-type="float" office:value="2" calcext:value-type="float">
            <text:p>2</text:p>
          </table:table-cell>
          <table:table-cell office:value-type="string" calcext:value-type="string">
            <text:p>LBO</text:p>
          </table:table-cell>
          <table:table-cell office:value-type="string" calcext:value-type="string">
            <text:p>EUROPAEISCHE PHILOSOPHIE DES MITTELALTERS : VON ANSELM VON CANTERBURY BIS WILHELM VON OCKHAM</text:p>
          </table:table-cell>
          <table:table-cell table:number-columns-repeated="5"/>
        </table:table-row>
        <table:table-row table:style-name="ro1">
          <table:table-cell table:formula="of:=IF(LEN([.B1580])=1;0;IF(LEN([.B1580])=2;1;IF(LEN([.B1580])=3;2;IF(LEN([.B1580])=5;3;IF(LEN([.B1580])=6;4;IF(LEN([.B1580])=7;5;&quot;Fehler&quot;))))))" office:value-type="float" office:value="3" calcext:value-type="float">
            <text:p>3</text:p>
          </table:table-cell>
          <table:table-cell office:value-type="string" calcext:value-type="string">
            <text:p>LBO 2</text:p>
          </table:table-cell>
          <table:table-cell office:value-type="string" calcext:value-type="string">
            <text:p>QUELLENSAMMLUNGEN</text:p>
          </table:table-cell>
          <table:table-cell table:number-columns-repeated="5"/>
        </table:table-row>
        <table:table-row table:style-name="ro1">
          <table:table-cell table:formula="of:=IF(LEN([.B1581])=1;0;IF(LEN([.B1581])=2;1;IF(LEN([.B1581])=3;2;IF(LEN([.B1581])=5;3;IF(LEN([.B1581])=6;4;IF(LEN([.B1581])=7;5;&quot;Fehler&quot;))))))" office:value-type="float" office:value="4" calcext:value-type="float">
            <text:p>4</text:p>
          </table:table-cell>
          <table:table-cell office:value-type="string" calcext:value-type="string">
            <text:p>LBO 20</text:p>
          </table:table-cell>
          <table:table-cell office:value-type="string" calcext:value-type="string">
            <text:p>WERKE EINZELNER PHILOSOPHEN</text:p>
          </table:table-cell>
          <table:table-cell table:number-columns-repeated="5"/>
        </table:table-row>
        <table:table-row table:style-name="ro1">
          <table:table-cell table:formula="of:=IF(LEN([.B1582])=1;0;IF(LEN([.B1582])=2;1;IF(LEN([.B1582])=3;2;IF(LEN([.B1582])=5;3;IF(LEN([.B1582])=6;4;IF(LEN([.B1582])=7;5;&quot;Fehler&quot;))))))" office:value-type="float" office:value="2" calcext:value-type="float">
            <text:p>2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EUROPAEISCHE PHILOSOPHIE DER NEUZEIT VON NIKOLAUS VON CUES BIS KANT</text:p>
          </table:table-cell>
          <table:table-cell table:number-columns-repeated="5"/>
        </table:table-row>
        <table:table-row table:style-name="ro1">
          <table:table-cell table:formula="of:=IF(LEN([.B1583])=1;0;IF(LEN([.B1583])=2;1;IF(LEN([.B1583])=3;2;IF(LEN([.B1583])=5;3;IF(LEN([.B1583])=6;4;IF(LEN([.B1583])=7;5;&quot;Fehler&quot;))))))" office:value-type="float" office:value="2" calcext:value-type="float">
            <text:p>2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EUROPAEISCHE PHILOSOPHIE DER NEUZEIT VON NIKOLAUS VON CUES BIS KANT</text:p>
          </table:table-cell>
          <table:table-cell table:number-columns-repeated="5"/>
        </table:table-row>
        <table:table-row table:style-name="ro1">
          <table:table-cell table:formula="of:=IF(LEN([.B1584])=1;0;IF(LEN([.B1584])=2;1;IF(LEN([.B1584])=3;2;IF(LEN([.B1584])=5;3;IF(LEN([.B1584])=6;4;IF(LEN([.B1584])=7;5;&quot;Fehler&quot;))))))" office:value-type="float" office:value="3" calcext:value-type="float">
            <text:p>3</text:p>
          </table:table-cell>
          <table:table-cell office:value-type="string" calcext:value-type="string">
            <text:p>LBP 1</text:p>
          </table:table-cell>
          <table:table-cell office:value-type="string" calcext:value-type="string">
            <text:p>PHILOSOPHIE DER AUFKLAERUNG</text:p>
          </table:table-cell>
          <table:table-cell table:number-columns-repeated="5"/>
        </table:table-row>
        <table:table-row table:style-name="ro1">
          <table:table-cell table:formula="of:=IF(LEN([.B1585])=1;0;IF(LEN([.B1585])=2;1;IF(LEN([.B1585])=3;2;IF(LEN([.B1585])=5;3;IF(LEN([.B1585])=6;4;IF(LEN([.B1585])=7;5;&quot;Fehler&quot;))))))" office:value-type="float" office:value="3" calcext:value-type="float">
            <text:p>3</text:p>
          </table:table-cell>
          <table:table-cell office:value-type="string" calcext:value-type="string">
            <text:p>LBP 2</text:p>
          </table:table-cell>
          <table:table-cell office:value-type="string" calcext:value-type="string">
            <text:p>QUELLENSAMMLUNGEN</text:p>
          </table:table-cell>
          <table:table-cell table:number-columns-repeated="5"/>
        </table:table-row>
        <table:table-row table:style-name="ro1">
          <table:table-cell table:formula="of:=IF(LEN([.B1586])=1;0;IF(LEN([.B1586])=2;1;IF(LEN([.B1586])=3;2;IF(LEN([.B1586])=5;3;IF(LEN([.B1586])=6;4;IF(LEN([.B1586])=7;5;&quot;Fehler&quot;))))))" office:value-type="float" office:value="4" calcext:value-type="float">
            <text:p>4</text:p>
          </table:table-cell>
          <table:table-cell office:value-type="string" calcext:value-type="string">
            <text:p>LBP 20</text:p>
          </table:table-cell>
          <table:table-cell office:value-type="string" calcext:value-type="string">
            <text:p>WERKE EINZELNER PHILOSOPHEN</text:p>
          </table:table-cell>
          <table:table-cell table:number-columns-repeated="5"/>
        </table:table-row>
        <table:table-row table:style-name="ro1">
          <table:table-cell table:formula="of:=IF(LEN([.B1587])=1;0;IF(LEN([.B1587])=2;1;IF(LEN([.B1587])=3;2;IF(LEN([.B1587])=5;3;IF(LEN([.B1587])=6;4;IF(LEN([.B1587])=7;5;&quot;Fehler&quot;))))))" office:value-type="float" office:value="2" calcext:value-type="float">
            <text:p>2</text:p>
          </table:table-cell>
          <table:table-cell office:value-type="string" calcext:value-type="string">
            <text:p>LBQ</text:p>
          </table:table-cell>
          <table:table-cell office:value-type="string" calcext:value-type="string">
            <text:p>EUROPAEISCHE PHILOSOPHIE VON DER AUFKLAERUNG BIS ZUR GEGENWART : GESAMTDARSTELLUNGEN</text:p>
          </table:table-cell>
          <table:table-cell table:number-columns-repeated="5"/>
        </table:table-row>
        <table:table-row table:style-name="ro1">
          <table:table-cell table:formula="of:=IF(LEN([.B1588])=1;0;IF(LEN([.B1588])=2;1;IF(LEN([.B1588])=3;2;IF(LEN([.B1588])=5;3;IF(LEN([.B1588])=6;4;IF(LEN([.B1588])=7;5;&quot;Fehler&quot;))))))" office:value-type="float" office:value="3" calcext:value-type="float">
            <text:p>3</text:p>
          </table:table-cell>
          <table:table-cell office:value-type="string" calcext:value-type="string">
            <text:p>LBQ 1</text:p>
          </table:table-cell>
          <table:table-cell office:value-type="string" calcext:value-type="string">
            <text:p>PHILOSOPHIE DES 19. JAHRHUNDERTS</text:p>
          </table:table-cell>
          <table:table-cell table:number-columns-repeated="5"/>
        </table:table-row>
        <table:table-row table:style-name="ro1">
          <table:table-cell table:formula="of:=IF(LEN([.B1589])=1;0;IF(LEN([.B1589])=2;1;IF(LEN([.B1589])=3;2;IF(LEN([.B1589])=5;3;IF(LEN([.B1589])=6;4;IF(LEN([.B1589])=7;5;&quot;Fehler&quot;))))))" office:value-type="float" office:value="4" calcext:value-type="float">
            <text:p>4</text:p>
          </table:table-cell>
          <table:table-cell office:value-type="string" calcext:value-type="string">
            <text:p>LBQ 10</text:p>
          </table:table-cell>
          <table:table-cell office:value-type="string" calcext:value-type="string">
            <text:p>PHILOSOPHIE DES DEUTSCHEN IDEALISMUS</text:p>
          </table:table-cell>
          <table:table-cell table:number-columns-repeated="5"/>
        </table:table-row>
        <table:table-row table:style-name="ro1">
          <table:table-cell table:formula="of:=IF(LEN([.B1590])=1;0;IF(LEN([.B1590])=2;1;IF(LEN([.B1590])=3;2;IF(LEN([.B1590])=5;3;IF(LEN([.B1590])=6;4;IF(LEN([.B1590])=7;5;&quot;Fehler&quot;))))))" office:value-type="float" office:value="4" calcext:value-type="float">
            <text:p>4</text:p>
          </table:table-cell>
          <table:table-cell office:value-type="string" calcext:value-type="string">
            <text:p>LBQ 12</text:p>
          </table:table-cell>
          <table:table-cell office:value-type="string" calcext:value-type="string">
            <text:p>WEITERE PHILOSOPHISCHE RICHTUNGEN</text:p>
          </table:table-cell>
          <table:table-cell table:number-columns-repeated="5"/>
        </table:table-row>
        <table:table-row table:style-name="ro1">
          <table:table-cell table:formula="of:=IF(LEN([.B1591])=1;0;IF(LEN([.B1591])=2;1;IF(LEN([.B1591])=3;2;IF(LEN([.B1591])=5;3;IF(LEN([.B1591])=6;4;IF(LEN([.B1591])=7;5;&quot;Fehler&quot;))))))" office:value-type="float" office:value="4" calcext:value-type="float">
            <text:p>4</text:p>
          </table:table-cell>
          <table:table-cell office:value-type="string" calcext:value-type="string">
            <text:p>LBQ 19</text:p>
          </table:table-cell>
          <table:table-cell office:value-type="string" calcext:value-type="string">
            <text:p>QUELLENSAMMLUNGEN</text:p>
          </table:table-cell>
          <table:table-cell table:number-columns-repeated="5"/>
        </table:table-row>
        <table:table-row table:style-name="ro1">
          <table:table-cell table:formula="of:=IF(LEN([.B1592])=1;0;IF(LEN([.B1592])=2;1;IF(LEN([.B1592])=3;2;IF(LEN([.B1592])=5;3;IF(LEN([.B1592])=6;4;IF(LEN([.B1592])=7;5;&quot;Fehler&quot;))))))" office:value-type="float" office:value="5" calcext:value-type="float">
            <text:p>5</text:p>
          </table:table-cell>
          <table:table-cell office:value-type="string" calcext:value-type="string">
            <text:p>LBQ 190</text:p>
          </table:table-cell>
          <table:table-cell office:value-type="string" calcext:value-type="string">
            <text:p>WERKE EINZELNER PHILOSOPHEN</text:p>
          </table:table-cell>
          <table:table-cell table:number-columns-repeated="5"/>
        </table:table-row>
        <table:table-row table:style-name="ro1">
          <table:table-cell table:formula="of:=IF(LEN([.B1593])=1;0;IF(LEN([.B1593])=2;1;IF(LEN([.B1593])=3;2;IF(LEN([.B1593])=5;3;IF(LEN([.B1593])=6;4;IF(LEN([.B1593])=7;5;&quot;Fehler&quot;))))))" office:value-type="float" office:value="3" calcext:value-type="float">
            <text:p>3</text:p>
          </table:table-cell>
          <table:table-cell office:value-type="string" calcext:value-type="string">
            <text:p>LBQ 2</text:p>
          </table:table-cell>
          <table:table-cell office:value-type="string" calcext:value-type="string">
            <text:p>PHILOSOPHIE DES 20. JAHRHUNDERTS</text:p>
          </table:table-cell>
          <table:table-cell table:number-columns-repeated="5"/>
        </table:table-row>
        <table:table-row table:style-name="ro1">
          <table:table-cell table:formula="of:=IF(LEN([.B1594])=1;0;IF(LEN([.B1594])=2;1;IF(LEN([.B1594])=3;2;IF(LEN([.B1594])=5;3;IF(LEN([.B1594])=6;4;IF(LEN([.B1594])=7;5;&quot;Fehler&quot;))))))" office:value-type="float" office:value="4" calcext:value-type="float">
            <text:p>4</text:p>
          </table:table-cell>
          <table:table-cell office:value-type="string" calcext:value-type="string">
            <text:p>LBQ 20</text:p>
          </table:table-cell>
          <table:table-cell office:value-type="string" calcext:value-type="string">
            <text:p>PHAENOMENOLOGIE</text:p>
          </table:table-cell>
          <table:table-cell table:number-columns-repeated="5"/>
        </table:table-row>
        <table:table-row table:style-name="ro1">
          <table:table-cell table:formula="of:=IF(LEN([.B1595])=1;0;IF(LEN([.B1595])=2;1;IF(LEN([.B1595])=3;2;IF(LEN([.B1595])=5;3;IF(LEN([.B1595])=6;4;IF(LEN([.B1595])=7;5;&quot;Fehler&quot;))))))" office:value-type="float" office:value="4" calcext:value-type="float">
            <text:p>4</text:p>
          </table:table-cell>
          <table:table-cell office:value-type="string" calcext:value-type="string">
            <text:p>LBQ 21</text:p>
          </table:table-cell>
          <table:table-cell office:value-type="string" calcext:value-type="string">
            <text:p>EXISTENZPHILOSOPHIE</text:p>
          </table:table-cell>
          <table:table-cell table:number-columns-repeated="5"/>
        </table:table-row>
        <table:table-row table:style-name="ro1">
          <table:table-cell table:formula="of:=IF(LEN([.B1596])=1;0;IF(LEN([.B1596])=2;1;IF(LEN([.B1596])=3;2;IF(LEN([.B1596])=5;3;IF(LEN([.B1596])=6;4;IF(LEN([.B1596])=7;5;&quot;Fehler&quot;))))))" office:value-type="float" office:value="4" calcext:value-type="float">
            <text:p>4</text:p>
          </table:table-cell>
          <table:table-cell office:value-type="string" calcext:value-type="string">
            <text:p>LBQ 22</text:p>
          </table:table-cell>
          <table:table-cell office:value-type="string" calcext:value-type="string">
            <text:p>WEITERE PHILOSOPHISCHE RICHTUNGEN</text:p>
          </table:table-cell>
          <table:table-cell table:number-columns-repeated="5"/>
        </table:table-row>
        <table:table-row table:style-name="ro1">
          <table:table-cell table:formula="of:=IF(LEN([.B1597])=1;0;IF(LEN([.B1597])=2;1;IF(LEN([.B1597])=3;2;IF(LEN([.B1597])=5;3;IF(LEN([.B1597])=6;4;IF(LEN([.B1597])=7;5;&quot;Fehler&quot;))))))" office:value-type="float" office:value="4" calcext:value-type="float">
            <text:p>4</text:p>
          </table:table-cell>
          <table:table-cell office:value-type="string" calcext:value-type="string">
            <text:p>LBQ 29</text:p>
          </table:table-cell>
          <table:table-cell office:value-type="string" calcext:value-type="string">
            <text:p>QUELLENSAMMLUNGEN</text:p>
          </table:table-cell>
          <table:table-cell table:number-columns-repeated="5"/>
        </table:table-row>
        <table:table-row table:style-name="ro1">
          <table:table-cell table:formula="of:=IF(LEN([.B1598])=1;0;IF(LEN([.B1598])=2;1;IF(LEN([.B1598])=3;2;IF(LEN([.B1598])=5;3;IF(LEN([.B1598])=6;4;IF(LEN([.B1598])=7;5;&quot;Fehler&quot;))))))" office:value-type="float" office:value="5" calcext:value-type="float">
            <text:p>5</text:p>
          </table:table-cell>
          <table:table-cell office:value-type="string" calcext:value-type="string">
            <text:p>LBQ 290</text:p>
          </table:table-cell>
          <table:table-cell office:value-type="string" calcext:value-type="string">
            <text:p>WERKE EINZELNER PHILOSOPHEN</text:p>
          </table:table-cell>
          <table:table-cell table:number-columns-repeated="5"/>
        </table:table-row>
        <table:table-row table:style-name="ro1">
          <table:table-cell table:formula="of:=IF(LEN([.B1599])=1;0;IF(LEN([.B1599])=2;1;IF(LEN([.B1599])=3;2;IF(LEN([.B1599])=5;3;IF(LEN([.B1599])=6;4;IF(LEN([.B1599])=7;5;&quot;Fehler&quot;))))))" office:value-type="float" office:value="2" calcext:value-type="float">
            <text:p>2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PHILOSOPHIE EINZELNER EUROPAEISCHER, AMERIKANISCHER UND AFRIKANISCHER LAENDER : ALLGEMEINES</text:p>
          </table:table-cell>
          <table:table-cell table:number-columns-repeated="5"/>
        </table:table-row>
        <table:table-row table:style-name="ro1">
          <table:table-cell table:formula="of:=IF(LEN([.B1600])=1;0;IF(LEN([.B1600])=2;1;IF(LEN([.B1600])=3;2;IF(LEN([.B1600])=5;3;IF(LEN([.B1600])=6;4;IF(LEN([.B1600])=7;5;&quot;Fehler&quot;))))))" office:value-type="float" office:value="3" calcext:value-type="float">
            <text:p>3</text:p>
          </table:table-cell>
          <table:table-cell office:value-type="string" calcext:value-type="string">
            <text:p>LBR 1</text:p>
          </table:table-cell>
          <table:table-cell office:value-type="string" calcext:value-type="string">
            <text:p>PHILOSOPHIE EUROPAEISCHER LAENDER MIT QUELLENSAMMLUNGEN</text:p>
          </table:table-cell>
          <table:table-cell table:number-columns-repeated="5"/>
        </table:table-row>
        <table:table-row table:style-name="ro1">
          <table:table-cell table:formula="of:=IF(LEN([.B1601])=1;0;IF(LEN([.B1601])=2;1;IF(LEN([.B1601])=3;2;IF(LEN([.B1601])=5;3;IF(LEN([.B1601])=6;4;IF(LEN([.B1601])=7;5;&quot;Fehler&quot;))))))" office:value-type="float" office:value="3" calcext:value-type="float">
            <text:p>3</text:p>
          </table:table-cell>
          <table:table-cell office:value-type="string" calcext:value-type="string">
            <text:p>LBR 2</text:p>
          </table:table-cell>
          <table:table-cell office:value-type="string" calcext:value-type="string">
            <text:p>PHILOSOPHIE AMERIKANISCHER LAENDER MIT QUELLENSAMMLUNGEN</text:p>
          </table:table-cell>
          <table:table-cell table:number-columns-repeated="5"/>
        </table:table-row>
        <table:table-row table:style-name="ro1">
          <table:table-cell table:formula="of:=IF(LEN([.B1602])=1;0;IF(LEN([.B1602])=2;1;IF(LEN([.B1602])=3;2;IF(LEN([.B1602])=5;3;IF(LEN([.B1602])=6;4;IF(LEN([.B1602])=7;5;&quot;Fehler&quot;))))))" office:value-type="float" office:value="3" calcext:value-type="float">
            <text:p>3</text:p>
          </table:table-cell>
          <table:table-cell office:value-type="string" calcext:value-type="string">
            <text:p>LBR 3</text:p>
          </table:table-cell>
          <table:table-cell office:value-type="string" calcext:value-type="string">
            <text:p>PHILOSOPHIE AFRIKANISCHER LAENDER MIT QUELLENSAMMLUNGEN</text:p>
          </table:table-cell>
          <table:table-cell table:number-columns-repeated="5"/>
        </table:table-row>
        <table:table-row table:style-name="ro1">
          <table:table-cell table:formula="of:=IF(LEN([.B1603])=1;0;IF(LEN([.B1603])=2;1;IF(LEN([.B1603])=3;2;IF(LEN([.B1603])=5;3;IF(LEN([.B1603])=6;4;IF(LEN([.B1603])=7;5;&quot;Fehler&quot;))))))" office:value-type="float" office:value="1" calcext:value-type="float">
            <text:p>1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SYSTEMATISCHE PHILOSOPHIE : GESAMTDARSTELLUNGEN, DARSTELLUNGEN MEHRERER TEILGEBIETE, GESCHICHTE EINZELNER DISZIPLINEN</text:p>
          </table:table-cell>
          <table:table-cell table:number-columns-repeated="5"/>
        </table:table-row>
        <table:table-row table:style-name="ro1">
          <table:table-cell table:formula="of:=IF(LEN([.B1604])=1;0;IF(LEN([.B1604])=2;1;IF(LEN([.B1604])=3;2;IF(LEN([.B1604])=5;3;IF(LEN([.B1604])=6;4;IF(LEN([.B1604])=7;5;&quot;Fehler&quot;))))))" office:value-type="float" office:value="2" calcext:value-type="float">
            <text:p>2</text:p>
          </table:table-cell>
          <table:table-cell office:value-type="string" calcext:value-type="string">
            <text:p>LCK</text:p>
          </table:table-cell>
          <table:table-cell office:value-type="string" calcext:value-type="string">
            <text:p>LOGIK : ALLGEMEINES, GESCHICHTE</text:p>
          </table:table-cell>
          <table:table-cell table:number-columns-repeated="5"/>
        </table:table-row>
        <table:table-row table:style-name="ro1">
          <table:table-cell table:formula="of:=IF(LEN([.B1605])=1;0;IF(LEN([.B1605])=2;1;IF(LEN([.B1605])=3;2;IF(LEN([.B1605])=5;3;IF(LEN([.B1605])=6;4;IF(LEN([.B1605])=7;5;&quot;Fehler&quot;))))))" office:value-type="float" office:value="3" calcext:value-type="float">
            <text:p>3</text:p>
          </table:table-cell>
          <table:table-cell office:value-type="string" calcext:value-type="string">
            <text:p>LCK 1</text:p>
          </table:table-cell>
          <table:table-cell office:value-type="string" calcext:value-type="string">
            <text:p>MATHEMATISCHE LOGIK (LOGISTIK)</text:p>
          </table:table-cell>
          <table:table-cell table:number-columns-repeated="5"/>
        </table:table-row>
        <table:table-row table:style-name="ro1">
          <table:table-cell table:formula="of:=IF(LEN([.B1606])=1;0;IF(LEN([.B1606])=2;1;IF(LEN([.B1606])=3;2;IF(LEN([.B1606])=5;3;IF(LEN([.B1606])=6;4;IF(LEN([.B1606])=7;5;&quot;Fehler&quot;))))))" office:value-type="float" office:value="3" calcext:value-type="float">
            <text:p>3</text:p>
          </table:table-cell>
          <table:table-cell office:value-type="string" calcext:value-type="string">
            <text:p>LCK 2</text:p>
          </table:table-cell>
          <table:table-cell office:value-type="string" calcext:value-type="string">
            <text:p>EINZELNE PROBLEME UND RICHTUNGEN</text:p>
          </table:table-cell>
          <table:table-cell table:number-columns-repeated="5"/>
        </table:table-row>
        <table:table-row table:style-name="ro1">
          <table:table-cell table:formula="of:=IF(LEN([.B1607])=1;0;IF(LEN([.B1607])=2;1;IF(LEN([.B1607])=3;2;IF(LEN([.B1607])=5;3;IF(LEN([.B1607])=6;4;IF(LEN([.B1607])=7;5;&quot;Fehler&quot;))))))" office:value-type="float" office:value="2" calcext:value-type="float">
            <text:p>2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RKENNTNISTHEORIE : ALLGEMEINES, GESCHICHTE</text:p>
          </table:table-cell>
          <table:table-cell table:number-columns-repeated="5"/>
        </table:table-row>
        <table:table-row table:style-name="ro1">
          <table:table-cell table:formula="of:=IF(LEN([.B1608])=1;0;IF(LEN([.B1608])=2;1;IF(LEN([.B1608])=3;2;IF(LEN([.B1608])=5;3;IF(LEN([.B1608])=6;4;IF(LEN([.B1608])=7;5;&quot;Fehler&quot;))))))" office:value-type="float" office:value="3" calcext:value-type="float">
            <text:p>3</text:p>
          </table:table-cell>
          <table:table-cell office:value-type="string" calcext:value-type="string">
            <text:p>LCL 1</text:p>
          </table:table-cell>
          <table:table-cell office:value-type="string" calcext:value-type="string">
            <text:p>EINZELNE PROBLEME UND RICHTUNGEN</text:p>
          </table:table-cell>
          <table:table-cell table:number-columns-repeated="5"/>
        </table:table-row>
        <table:table-row table:style-name="ro1">
          <table:table-cell table:formula="of:=IF(LEN([.B1609])=1;0;IF(LEN([.B1609])=2;1;IF(LEN([.B1609])=3;2;IF(LEN([.B1609])=5;3;IF(LEN([.B1609])=6;4;IF(LEN([.B1609])=7;5;&quot;Fehler&quot;))))))" office:value-type="float" office:value="2" calcext:value-type="float">
            <text:p>2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ETAPHYSIK : ALLGEMEINES, GESCHICHTE</text:p>
          </table:table-cell>
          <table:table-cell table:number-columns-repeated="5"/>
        </table:table-row>
        <table:table-row table:style-name="ro1">
          <table:table-cell table:formula="of:=IF(LEN([.B1610])=1;0;IF(LEN([.B1610])=2;1;IF(LEN([.B1610])=3;2;IF(LEN([.B1610])=5;3;IF(LEN([.B1610])=6;4;IF(LEN([.B1610])=7;5;&quot;Fehler&quot;))))))" office:value-type="float" office:value="3" calcext:value-type="float">
            <text:p>3</text:p>
          </table:table-cell>
          <table:table-cell office:value-type="string" calcext:value-type="string">
            <text:p>LCM 1</text:p>
          </table:table-cell>
          <table:table-cell office:value-type="string" calcext:value-type="string">
            <text:p>ONTOLOGIE</text:p>
          </table:table-cell>
          <table:table-cell table:number-columns-repeated="5"/>
        </table:table-row>
        <table:table-row table:style-name="ro1">
          <table:table-cell table:formula="of:=IF(LEN([.B1611])=1;0;IF(LEN([.B1611])=2;1;IF(LEN([.B1611])=3;2;IF(LEN([.B1611])=5;3;IF(LEN([.B1611])=6;4;IF(LEN([.B1611])=7;5;&quot;Fehler&quot;))))))" office:value-type="float" office:value="4" calcext:value-type="float">
            <text:p>4</text:p>
          </table:table-cell>
          <table:table-cell office:value-type="string" calcext:value-type="string">
            <text:p>LCM 10</text:p>
          </table:table-cell>
          <table:table-cell office:value-type="string" calcext:value-type="string">
            <text:p>EINZELNE PROBLEME UND RICHTUNGEN</text:p>
          </table:table-cell>
          <table:table-cell table:number-columns-repeated="5"/>
        </table:table-row>
        <table:table-row table:style-name="ro1">
          <table:table-cell table:formula="of:=IF(LEN([.B1612])=1;0;IF(LEN([.B1612])=2;1;IF(LEN([.B1612])=3;2;IF(LEN([.B1612])=5;3;IF(LEN([.B1612])=6;4;IF(LEN([.B1612])=7;5;&quot;Fehler&quot;))))))" office:value-type="float" office:value="3" calcext:value-type="float">
            <text:p>3</text:p>
          </table:table-cell>
          <table:table-cell office:value-type="string" calcext:value-type="string">
            <text:p>LCM 2</text:p>
          </table:table-cell>
          <table:table-cell office:value-type="string" calcext:value-type="string">
            <text:p>NATURPHILOSOPHIE</text:p>
          </table:table-cell>
          <table:table-cell table:number-columns-repeated="5"/>
        </table:table-row>
        <table:table-row table:style-name="ro1">
          <table:table-cell table:formula="of:=IF(LEN([.B1613])=1;0;IF(LEN([.B1613])=2;1;IF(LEN([.B1613])=3;2;IF(LEN([.B1613])=5;3;IF(LEN([.B1613])=6;4;IF(LEN([.B1613])=7;5;&quot;Fehler&quot;))))))" office:value-type="float" office:value="4" calcext:value-type="float">
            <text:p>4</text:p>
          </table:table-cell>
          <table:table-cell office:value-type="string" calcext:value-type="string">
            <text:p>LCM 20</text:p>
          </table:table-cell>
          <table:table-cell office:value-type="string" calcext:value-type="string">
            <text:p>EINZELNE PROBLEME UND RICHTUNGEN</text:p>
          </table:table-cell>
          <table:table-cell table:number-columns-repeated="5"/>
        </table:table-row>
        <table:table-row table:style-name="ro1">
          <table:table-cell table:formula="of:=IF(LEN([.B1614])=1;0;IF(LEN([.B1614])=2;1;IF(LEN([.B1614])=3;2;IF(LEN([.B1614])=5;3;IF(LEN([.B1614])=6;4;IF(LEN([.B1614])=7;5;&quot;Fehler&quot;))))))" office:value-type="float" office:value="2" calcext:value-type="float">
            <text:p>2</text:p>
          </table:table-cell>
          <table:table-cell office:value-type="string" calcext:value-type="string">
            <text:p>LCN</text:p>
          </table:table-cell>
          <table:table-cell office:value-type="string" calcext:value-type="string">
            <text:p>PHILOSOPHISCHE ANTHROPOLOGIE : ALLGEMEINES, GESCHICHTE</text:p>
          </table:table-cell>
          <table:table-cell table:number-columns-repeated="5"/>
        </table:table-row>
        <table:table-row table:style-name="ro1">
          <table:table-cell table:formula="of:=IF(LEN([.B1615])=1;0;IF(LEN([.B1615])=2;1;IF(LEN([.B1615])=3;2;IF(LEN([.B1615])=5;3;IF(LEN([.B1615])=6;4;IF(LEN([.B1615])=7;5;&quot;Fehler&quot;))))))" office:value-type="float" office:value="3" calcext:value-type="float">
            <text:p>3</text:p>
          </table:table-cell>
          <table:table-cell office:value-type="string" calcext:value-type="string">
            <text:p>LCN 1</text:p>
          </table:table-cell>
          <table:table-cell office:value-type="string" calcext:value-type="string">
            <text:p>EINZELNE PROBLEME</text:p>
          </table:table-cell>
          <table:table-cell table:number-columns-repeated="5"/>
        </table:table-row>
        <table:table-row table:style-name="ro1">
          <table:table-cell table:formula="of:=IF(LEN([.B1616])=1;0;IF(LEN([.B1616])=2;1;IF(LEN([.B1616])=3;2;IF(LEN([.B1616])=5;3;IF(LEN([.B1616])=6;4;IF(LEN([.B1616])=7;5;&quot;Fehler&quot;))))))" office:value-type="float" office:value="2" calcext:value-type="float">
            <text:p>2</text:p>
          </table:table-cell>
          <table:table-cell office:value-type="string" calcext:value-type="string">
            <text:p>LCO</text:p>
          </table:table-cell>
          <table:table-cell office:value-type="string" calcext:value-type="string">
            <text:p>PHILOSOPHISCHE ETHIK : ALLGEMEINES - GESCHICHTE</text:p>
          </table:table-cell>
          <table:table-cell table:number-columns-repeated="5"/>
        </table:table-row>
        <table:table-row table:style-name="ro1">
          <table:table-cell table:formula="of:=IF(LEN([.B1617])=1;0;IF(LEN([.B1617])=2;1;IF(LEN([.B1617])=3;2;IF(LEN([.B1617])=5;3;IF(LEN([.B1617])=6;4;IF(LEN([.B1617])=7;5;&quot;Fehler&quot;))))))" office:value-type="float" office:value="3" calcext:value-type="float">
            <text:p>3</text:p>
          </table:table-cell>
          <table:table-cell office:value-type="string" calcext:value-type="string">
            <text:p>LCO 1</text:p>
          </table:table-cell>
          <table:table-cell office:value-type="string" calcext:value-type="string">
            <text:p>EINZELNE PROBLEME</text:p>
          </table:table-cell>
          <table:table-cell table:number-columns-repeated="5"/>
        </table:table-row>
        <table:table-row table:style-name="ro1">
          <table:table-cell table:formula="of:=IF(LEN([.B1618])=1;0;IF(LEN([.B1618])=2;1;IF(LEN([.B1618])=3;2;IF(LEN([.B1618])=5;3;IF(LEN([.B1618])=6;4;IF(LEN([.B1618])=7;5;&quot;Fehler&quot;))))))" office:value-type="float" office:value="2" calcext:value-type="float">
            <text:p>2</text:p>
          </table:table-cell>
          <table:table-cell office:value-type="string" calcext:value-type="string">
            <text:p>LCP</text:p>
          </table:table-cell>
          <table:table-cell office:value-type="string" calcext:value-type="string">
            <text:p>PHILOSOPHISCHE AESTHETIK : ALLGEMEINES, GESCHICHTE</text:p>
          </table:table-cell>
          <table:table-cell table:number-columns-repeated="5"/>
        </table:table-row>
        <table:table-row table:style-name="ro1">
          <table:table-cell table:formula="of:=IF(LEN([.B1619])=1;0;IF(LEN([.B1619])=2;1;IF(LEN([.B1619])=3;2;IF(LEN([.B1619])=5;3;IF(LEN([.B1619])=6;4;IF(LEN([.B1619])=7;5;&quot;Fehler&quot;))))))" office:value-type="float" office:value="3" calcext:value-type="float">
            <text:p>3</text:p>
          </table:table-cell>
          <table:table-cell office:value-type="string" calcext:value-type="string">
            <text:p>LCP 1</text:p>
          </table:table-cell>
          <table:table-cell office:value-type="string" calcext:value-type="string">
            <text:p>EINZELNE PROBLEME</text:p>
          </table:table-cell>
          <table:table-cell table:number-columns-repeated="5"/>
        </table:table-row>
        <table:table-row table:style-name="ro1">
          <table:table-cell table:formula="of:=IF(LEN([.B1620])=1;0;IF(LEN([.B1620])=2;1;IF(LEN([.B1620])=3;2;IF(LEN([.B1620])=5;3;IF(LEN([.B1620])=6;4;IF(LEN([.B1620])=7;5;&quot;Fehler&quot;))))))" office:value-type="float" office:value="1" calcext:value-type="float">
            <text:p>1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BESONDERE WELTANSCHAULICHE RICHTUNGEN UND BEWEGUNGEN : ALLGEMEINES - DARSTELLUNGEN MEHRERER RICHTUNGEN</text:p>
          </table:table-cell>
          <table:table-cell table:number-columns-repeated="5"/>
        </table:table-row>
        <table:table-row table:style-name="ro1">
          <table:table-cell table:formula="of:=IF(LEN([.B1621])=1;0;IF(LEN([.B1621])=2;1;IF(LEN([.B1621])=3;2;IF(LEN([.B1621])=5;3;IF(LEN([.B1621])=6;4;IF(LEN([.B1621])=7;5;&quot;Fehler&quot;))))))" office:value-type="float" office:value="2" calcext:value-type="float">
            <text:p>2</text:p>
          </table:table-cell>
          <table:table-cell office:value-type="string" calcext:value-type="string">
            <text:p>LDG</text:p>
          </table:table-cell>
          <table:table-cell office:value-type="string" calcext:value-type="string">
            <text:p>FREIRELIGIOESE BEWEGUNGEN</text:p>
          </table:table-cell>
          <table:table-cell table:number-columns-repeated="5"/>
        </table:table-row>
        <table:table-row table:style-name="ro1">
          <table:table-cell table:formula="of:=IF(LEN([.B1622])=1;0;IF(LEN([.B1622])=2;1;IF(LEN([.B1622])=3;2;IF(LEN([.B1622])=5;3;IF(LEN([.B1622])=6;4;IF(LEN([.B1622])=7;5;&quot;Fehler&quot;))))))" office:value-type="float" office:value="2" calcext:value-type="float">
            <text:p>2</text:p>
          </table:table-cell>
          <table:table-cell office:value-type="string" calcext:value-type="string">
            <text:p>LDK</text:p>
          </table:table-cell>
          <table:table-cell office:value-type="string" calcext:value-type="string">
            <text:p>THEOSOPHIE <text:s/>ANTHROPOSOPHIE <text:s/>HIER AUCH QUELLENSCHRIFTEN</text:p>
          </table:table-cell>
          <table:table-cell table:number-columns-repeated="5"/>
        </table:table-row>
        <table:table-row table:style-name="ro1">
          <table:table-cell table:formula="of:=IF(LEN([.B1623])=1;0;IF(LEN([.B1623])=2;1;IF(LEN([.B1623])=3;2;IF(LEN([.B1623])=5;3;IF(LEN([.B1623])=6;4;IF(LEN([.B1623])=7;5;&quot;Fehler&quot;))))))" office:value-type="float" office:value="2" calcext:value-type="float">
            <text:p>2</text:p>
          </table:table-cell>
          <table:table-cell office:value-type="string" calcext:value-type="string">
            <text:p>LDL</text:p>
          </table:table-cell>
          <table:table-cell office:value-type="string" calcext:value-type="string">
            <text:p>FREIMAURER</text:p>
          </table:table-cell>
          <table:table-cell table:number-columns-repeated="5"/>
        </table:table-row>
        <table:table-row table:style-name="ro1">
          <table:table-cell table:formula="of:=IF(LEN([.B1624])=1;0;IF(LEN([.B1624])=2;1;IF(LEN([.B1624])=3;2;IF(LEN([.B1624])=5;3;IF(LEN([.B1624])=6;4;IF(LEN([.B1624])=7;5;&quot;Fehler&quot;))))))" office:value-type="float" office:value="2" calcext:value-type="float">
            <text:p>2</text:p>
          </table:table-cell>
          <table:table-cell office:value-type="string" calcext:value-type="string">
            <text:p>LDM</text:p>
          </table:table-cell>
          <table:table-cell office:value-type="string" calcext:value-type="string">
            <text:p>SONSTIGE RICHTUNGEN</text:p>
          </table:table-cell>
          <table:table-cell table:number-columns-repeated="5"/>
        </table:table-row>
        <table:table-row table:style-name="ro1">
          <table:table-cell table:formula="of:=IF(LEN([.B1625])=1;0;IF(LEN([.B1625])=2;1;IF(LEN([.B1625])=3;2;IF(LEN([.B1625])=5;3;IF(LEN([.B1625])=6;4;IF(LEN([.B1625])=7;5;&quot;Fehler&quot;))))))" office:value-type="float" office:value="1" calcext:value-type="float">
            <text:p>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HILOSOPHISCHE BETRACHTUNGEN <text:s/>LEBENSWEISHEIT</text:p>
          </table:table-cell>
          <table:table-cell table:number-columns-repeated="5"/>
        </table:table-row>
        <table:table-row table:style-name="ro1">
          <table:table-cell table:formula="of:=IF(LEN([.B1626])=1;0;IF(LEN([.B1626])=2;1;IF(LEN([.B1626])=3;2;IF(LEN([.B1626])=5;3;IF(LEN([.B1626])=6;4;IF(LEN([.B1626])=7;5;&quot;Fehler&quot;))))))" office:value-type="float" office:value="2" calcext:value-type="float">
            <text:p>2</text:p>
          </table:table-cell>
          <table:table-cell office:value-type="string" calcext:value-type="string">
            <text:p>LYB</text:p>
          </table:table-cell>
          <table:table-cell office:value-type="string" calcext:value-type="string">
            <text:p>BIOGRAPHIEN VON PHILOSOPHEN UND PHILOSOPHISCHEN SCHRIFTSTELLERN</text:p>
          </table:table-cell>
          <table:table-cell table:number-columns-repeated="5"/>
        </table:table-row>
        <table:table-row table:style-name="ro1">
          <table:table-cell table:formula="of:=IF(LEN([.B1627])=1;0;IF(LEN([.B1627])=2;1;IF(LEN([.B1627])=3;2;IF(LEN([.B1627])=5;3;IF(LEN([.B1627])=6;4;IF(LEN([.B1627])=7;5;&quot;Fehler&quot;))))))" office:value-type="float" office:value="3" calcext:value-type="float">
            <text:p>3</text:p>
          </table:table-cell>
          <table:table-cell office:value-type="string" calcext:value-type="string">
            <text:p>LYB 1</text:p>
          </table:table-cell>
          <table:table-cell office:value-type="string" calcext:value-type="string">
            <text:p>BIOGRAPHIEN MEHRERER PHILOSOPHEN AUS VERSCHIEDENEN EPOCHEN UND LAENDERN</text:p>
          </table:table-cell>
          <table:table-cell table:number-columns-repeated="5"/>
        </table:table-row>
        <table:table-row table:style-name="ro1">
          <table:table-cell table:formula="of:=IF(LEN([.B1628])=1;0;IF(LEN([.B1628])=2;1;IF(LEN([.B1628])=3;2;IF(LEN([.B1628])=5;3;IF(LEN([.B1628])=6;4;IF(LEN([.B1628])=7;5;&quot;Fehler&quot;))))))" office:value-type="float" office:value="3" calcext:value-type="float">
            <text:p>3</text:p>
          </table:table-cell>
          <table:table-cell office:value-type="string" calcext:value-type="string">
            <text:p>LYB 2</text:p>
          </table:table-cell>
          <table:table-cell office:value-type="string" calcext:value-type="string">
            <text:p>BIOGRAPHIEN EINZELNER PHILOSOPHEN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1629])=1;0;IF(LEN([.B1629])=2;1;IF(LEN([.B1629])=3;2;IF(LEN([.B1629])=5;3;IF(LEN([.B1629])=6;4;IF(LEN([.B1629])=7;5;&quot;Fehler&quot;))))))" office:value-type="float" office:value="4" calcext:value-type="float">
            <text:p>4</text:p>
          </table:table-cell>
          <table:table-cell office:value-type="string" calcext:value-type="string">
            <text:p>LYB 20</text:p>
          </table:table-cell>
          <table:table-cell office:value-type="string" calcext:value-type="string">
            <text:p>ASIATISCHE PHILOSOPHEN <text:s/>ORIENTALISCHE PHILOSOPHEN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1630])=1;0;IF(LEN([.B1630])=2;1;IF(LEN([.B1630])=3;2;IF(LEN([.B1630])=5;3;IF(LEN([.B1630])=6;4;IF(LEN([.B1630])=7;5;&quot;Fehler&quot;))))))" office:value-type="float" office:value="4" calcext:value-type="float">
            <text:p>4</text:p>
          </table:table-cell>
          <table:table-cell office:value-type="string" calcext:value-type="string">
            <text:p>LYB 21</text:p>
          </table:table-cell>
          <table:table-cell office:value-type="string" calcext:value-type="string">
            <text:p>PHILOSOPHEN DER ANTIKE VON THALES BIS BOETHIUS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1631])=1;0;IF(LEN([.B1631])=2;1;IF(LEN([.B1631])=3;2;IF(LEN([.B1631])=5;3;IF(LEN([.B1631])=6;4;IF(LEN([.B1631])=7;5;&quot;Fehler&quot;))))))" office:value-type="float" office:value="4" calcext:value-type="float">
            <text:p>4</text:p>
          </table:table-cell>
          <table:table-cell office:value-type="string" calcext:value-type="string">
            <text:p>LYB 22</text:p>
          </table:table-cell>
          <table:table-cell office:value-type="string" calcext:value-type="string">
            <text:p>PHILOSOPHEN DES MITTELALTERS VON ANSELM VON CANTERBURY BIS WILHELM VON OCKHAM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1632])=1;0;IF(LEN([.B1632])=2;1;IF(LEN([.B1632])=3;2;IF(LEN([.B1632])=5;3;IF(LEN([.B1632])=6;4;IF(LEN([.B1632])=7;5;&quot;Fehler&quot;))))))" office:value-type="float" office:value="4" calcext:value-type="float">
            <text:p>4</text:p>
          </table:table-cell>
          <table:table-cell office:value-type="string" calcext:value-type="string">
            <text:p>LYB 23</text:p>
          </table:table-cell>
          <table:table-cell office:value-type="string" calcext:value-type="string">
            <text:p>PHILOSOPHEN DER NEUZEIT VON NIKOLAUS VON CUES BIS KANT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1633])=1;0;IF(LEN([.B1633])=2;1;IF(LEN([.B1633])=3;2;IF(LEN([.B1633])=5;3;IF(LEN([.B1633])=6;4;IF(LEN([.B1633])=7;5;&quot;Fehler&quot;))))))" office:value-type="float" office:value="4" calcext:value-type="float">
            <text:p>4</text:p>
          </table:table-cell>
          <table:table-cell office:value-type="string" calcext:value-type="string">
            <text:p>LYB 24</text:p>
          </table:table-cell>
          <table:table-cell office:value-type="string" calcext:value-type="string">
            <text:p>PHILOSOPHEN DES 19. JAHRHUNDERTS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1634])=1;0;IF(LEN([.B1634])=2;1;IF(LEN([.B1634])=3;2;IF(LEN([.B1634])=5;3;IF(LEN([.B1634])=6;4;IF(LEN([.B1634])=7;5;&quot;Fehler&quot;))))))" office:value-type="float" office:value="4" calcext:value-type="float">
            <text:p>4</text:p>
          </table:table-cell>
          <table:table-cell office:value-type="string" calcext:value-type="string">
            <text:p>LYB 25</text:p>
          </table:table-cell>
          <table:table-cell office:value-type="string" calcext:value-type="string">
            <text:p>PHILOSOPHEN DES 20. UND 21. JAHRHUNDERTS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1635])=1;0;IF(LEN([.B1635])=2;1;IF(LEN([.B1635])=3;2;IF(LEN([.B1635])=5;3;IF(LEN([.B1635])=6;4;IF(LEN([.B1635])=7;5;&quot;Fehler&quot;))))))" office:value-type="float" office:value="1" calcext:value-type="float">
            <text:p>1</text:p>
          </table:table-cell>
          <table:table-cell office:value-type="string" calcext:value-type="string">
            <text:p>L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1636])=1;0;IF(LEN([.B1636])=2;1;IF(LEN([.B1636])=3;2;IF(LEN([.B1636])=5;3;IF(LEN([.B1636])=6;4;IF(LEN([.B1636])=7;5;&quot;Fehler&quot;))))))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SYCHOLOGIE</text:p>
          </table:table-cell>
          <table:table-cell table:number-columns-repeated="5"/>
        </table:table-row>
        <table:table-row table:style-name="ro1">
          <table:table-cell table:formula="of:=IF(LEN([.B1637])=1;0;IF(LEN([.B1637])=2;1;IF(LEN([.B1637])=3;2;IF(LEN([.B1637])=5;3;IF(LEN([.B1637])=6;4;IF(LEN([.B1637])=7;5;&quot;Fehler&quot;))))))"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LEN([.B1638])=1;0;IF(LEN([.B1638])=2;1;IF(LEN([.B1638])=3;2;IF(LEN([.B1638])=5;3;IF(LEN([.B1638])=6;4;IF(LEN([.B1638])=7;5;&quot;Fehler&quot;))))))" office:value-type="float" office:value="2" calcext:value-type="float">
            <text:p>2</text:p>
          </table:table-cell>
          <table:table-cell office:value-type="string" calcext:value-type="string">
            <text:p>MAK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639])=1;0;IF(LEN([.B1639])=2;1;IF(LEN([.B1639])=3;2;IF(LEN([.B1639])=5;3;IF(LEN([.B1639])=6;4;IF(LEN([.B1639])=7;5;&quot;Fehler&quot;))))))" office:value-type="float" office:value="3" calcext:value-type="float">
            <text:p>3</text:p>
          </table:table-cell>
          <table:table-cell office:value-type="string" calcext:value-type="string">
            <text:p>MAK 1</text:p>
          </table:table-cell>
          <table:table-cell office:value-type="string" calcext:value-type="string">
            <text:p>EINFUEHRUNGEN</text:p>
          </table:table-cell>
          <table:table-cell table:number-columns-repeated="5"/>
        </table:table-row>
        <table:table-row table:style-name="ro1">
          <table:table-cell table:formula="of:=IF(LEN([.B1640])=1;0;IF(LEN([.B1640])=2;1;IF(LEN([.B1640])=3;2;IF(LEN([.B1640])=5;3;IF(LEN([.B1640])=6;4;IF(LEN([.B1640])=7;5;&quot;Fehler&quot;))))))" office:value-type="float" office:value="2" calcext:value-type="float">
            <text:p>2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1641])=1;0;IF(LEN([.B1641])=2;1;IF(LEN([.B1641])=3;2;IF(LEN([.B1641])=5;3;IF(LEN([.B1641])=6;4;IF(LEN([.B1641])=7;5;&quot;Fehler&quot;))))))"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ESEN UND AUFGABE DER PSYCHOLOGIE UND IHR VERHAELTNIS ZU ANDEREN WISSENSCHAFTEN <text:s/>METHODEN DER PSYCHOLOGIE</text:p>
          </table:table-cell>
          <table:table-cell table:number-columns-repeated="5"/>
        </table:table-row>
        <table:table-row table:style-name="ro1">
          <table:table-cell table:formula="of:=IF(LEN([.B1642])=1;0;IF(LEN([.B1642])=2;1;IF(LEN([.B1642])=3;2;IF(LEN([.B1642])=5;3;IF(LEN([.B1642])=6;4;IF(LEN([.B1642])=7;5;&quot;Fehler&quot;))))))" office:value-type="float" office:value="2" calcext:value-type="float">
            <text:p>2</text:p>
          </table:table-cell>
          <table:table-cell office:value-type="string" calcext:value-type="string">
            <text:p>MAO</text:p>
          </table:table-cell>
          <table:table-cell office:value-type="string" calcext:value-type="string">
            <text:p>GESCHICHTE DER PSYCHOLOGIE : GESAMTDARSTELLUNGEN - DARSTELLUNGEN EINZELNER EPOCHEN</text:p>
          </table:table-cell>
          <table:table-cell table:number-columns-repeated="5"/>
        </table:table-row>
        <table:table-row table:style-name="ro1">
          <table:table-cell table:formula="of:=IF(LEN([.B1643])=1;0;IF(LEN([.B1643])=2;1;IF(LEN([.B1643])=3;2;IF(LEN([.B1643])=5;3;IF(LEN([.B1643])=6;4;IF(LEN([.B1643])=7;5;&quot;Fehler&quot;))))))" office:value-type="float" office:value="3" calcext:value-type="float">
            <text:p>3</text:p>
          </table:table-cell>
          <table:table-cell office:value-type="string" calcext:value-type="string">
            <text:p>MAO 1</text:p>
          </table:table-cell>
          <table:table-cell office:value-type="string" calcext:value-type="string">
            <text:p>PSYCHOLOGIE EINZELNER LAENDER</text:p>
          </table:table-cell>
          <table:table-cell table:number-columns-repeated="5"/>
        </table:table-row>
        <table:table-row table:style-name="ro1">
          <table:table-cell table:formula="of:=IF(LEN([.B1644])=1;0;IF(LEN([.B1644])=2;1;IF(LEN([.B1644])=3;2;IF(LEN([.B1644])=5;3;IF(LEN([.B1644])=6;4;IF(LEN([.B1644])=7;5;&quot;Fehler&quot;))))))" office:value-type="float" office:value="3" calcext:value-type="float">
            <text:p>3</text:p>
          </table:table-cell>
          <table:table-cell office:value-type="string" calcext:value-type="string">
            <text:p>MAO 2</text:p>
          </table:table-cell>
          <table:table-cell office:value-type="string" calcext:value-type="string">
            <text:p>GESAMMELTE UND AUSGEWAEHLTE WERKE VON PSYCHOLOGEN</text:p>
          </table:table-cell>
          <table:table-cell table:number-columns-repeated="5"/>
        </table:table-row>
        <table:table-row table:style-name="ro1">
          <table:table-cell table:formula="of:=IF(LEN([.B1645])=1;0;IF(LEN([.B1645])=2;1;IF(LEN([.B1645])=3;2;IF(LEN([.B1645])=5;3;IF(LEN([.B1645])=6;4;IF(LEN([.B1645])=7;5;&quot;Fehler&quot;))))))" office:value-type="float" office:value="2" calcext:value-type="float">
            <text:p>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TUDIUM UND BERUF DES PSYCHOLOGEN <text:s/>ORGANISATIONEN UND GESELLSCHAFTEN</text:p>
          </table:table-cell>
          <table:table-cell table:number-columns-repeated="5"/>
        </table:table-row>
        <table:table-row table:style-name="ro1">
          <table:table-cell table:formula="of:=IF(LEN([.B1646])=1;0;IF(LEN([.B1646])=2;1;IF(LEN([.B1646])=3;2;IF(LEN([.B1646])=5;3;IF(LEN([.B1646])=6;4;IF(LEN([.B1646])=7;5;&quot;Fehler&quot;))))))" office:value-type="float" office:value="1" calcext:value-type="float">
            <text:p>1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SYSTEMATISCHE PSYCHOLOGIE : GESAMTDARSTELLUNGEN - DARSTELLUNGEN MEHRERER TEILGEBIETE - EINZELNE RICHTUNGEN</text:p>
          </table:table-cell>
          <table:table-cell table:number-columns-repeated="5"/>
        </table:table-row>
        <table:table-row table:style-name="ro1">
          <table:table-cell table:formula="of:=IF(LEN([.B1647])=1;0;IF(LEN([.B1647])=2;1;IF(LEN([.B1647])=3;2;IF(LEN([.B1647])=5;3;IF(LEN([.B1647])=6;4;IF(LEN([.B1647])=7;5;&quot;Fehler&quot;))))))" office:value-type="float" office:value="2" calcext:value-type="float">
            <text:p>2</text:p>
          </table:table-cell>
          <table:table-cell office:value-type="string" calcext:value-type="string">
            <text:p>MBK</text:p>
          </table:table-cell>
          <table:table-cell office:value-type="string" calcext:value-type="string">
            <text:p>ALLGEMEINE PSYCHOLOGIE</text:p>
          </table:table-cell>
          <table:table-cell table:number-columns-repeated="5"/>
        </table:table-row>
        <table:table-row table:style-name="ro1">
          <table:table-cell table:formula="of:=IF(LEN([.B1648])=1;0;IF(LEN([.B1648])=2;1;IF(LEN([.B1648])=3;2;IF(LEN([.B1648])=5;3;IF(LEN([.B1648])=6;4;IF(LEN([.B1648])=7;5;&quot;Fehler&quot;))))))" office:value-type="float" office:value="3" calcext:value-type="float">
            <text:p>3</text:p>
          </table:table-cell>
          <table:table-cell office:value-type="string" calcext:value-type="string">
            <text:p>MBK 1</text:p>
          </table:table-cell>
          <table:table-cell office:value-type="string" calcext:value-type="string">
            <text:p>BEWUSSTSEIN - FAEHIGKEITEN - ANLAGEN</text:p>
          </table:table-cell>
          <table:table-cell table:number-columns-repeated="5"/>
        </table:table-row>
        <table:table-row table:style-name="ro1">
          <table:table-cell table:formula="of:=IF(LEN([.B1649])=1;0;IF(LEN([.B1649])=2;1;IF(LEN([.B1649])=3;2;IF(LEN([.B1649])=5;3;IF(LEN([.B1649])=6;4;IF(LEN([.B1649])=7;5;&quot;Fehler&quot;))))))" office:value-type="float" office:value="3" calcext:value-type="float">
            <text:p>3</text:p>
          </table:table-cell>
          <table:table-cell office:value-type="string" calcext:value-type="string">
            <text:p>MBK 2</text:p>
          </table:table-cell>
          <table:table-cell office:value-type="string" calcext:value-type="string">
            <text:p>EMPFINDUNG - WAHRNEHMUNG - VORSTELLUNG</text:p>
          </table:table-cell>
          <table:table-cell table:number-columns-repeated="5"/>
        </table:table-row>
        <table:table-row table:style-name="ro1">
          <table:table-cell table:formula="of:=IF(LEN([.B1650])=1;0;IF(LEN([.B1650])=2;1;IF(LEN([.B1650])=3;2;IF(LEN([.B1650])=5;3;IF(LEN([.B1650])=6;4;IF(LEN([.B1650])=7;5;&quot;Fehler&quot;))))))" office:value-type="float" office:value="3" calcext:value-type="float">
            <text:p>3</text:p>
          </table:table-cell>
          <table:table-cell office:value-type="string" calcext:value-type="string">
            <text:p>MBK 3</text:p>
          </table:table-cell>
          <table:table-cell office:value-type="string" calcext:value-type="string">
            <text:p>GEDAECHTNIS - ERINNERUNG - PHANTASIE</text:p>
          </table:table-cell>
          <table:table-cell table:number-columns-repeated="5"/>
        </table:table-row>
        <table:table-row table:style-name="ro1">
          <table:table-cell table:formula="of:=IF(LEN([.B1651])=1;0;IF(LEN([.B1651])=2;1;IF(LEN([.B1651])=3;2;IF(LEN([.B1651])=5;3;IF(LEN([.B1651])=6;4;IF(LEN([.B1651])=7;5;&quot;Fehler&quot;))))))" office:value-type="float" office:value="3" calcext:value-type="float">
            <text:p>3</text:p>
          </table:table-cell>
          <table:table-cell office:value-type="string" calcext:value-type="string">
            <text:p>MBK 4</text:p>
          </table:table-cell>
          <table:table-cell office:value-type="string" calcext:value-type="string">
            <text:p>GEFUEHLE - STIMMUNGEN - AFFEKTE</text:p>
          </table:table-cell>
          <table:table-cell table:number-columns-repeated="5"/>
        </table:table-row>
        <table:table-row table:style-name="ro1">
          <table:table-cell table:formula="of:=IF(LEN([.B1652])=1;0;IF(LEN([.B1652])=2;1;IF(LEN([.B1652])=3;2;IF(LEN([.B1652])=5;3;IF(LEN([.B1652])=6;4;IF(LEN([.B1652])=7;5;&quot;Fehler&quot;))))))" office:value-type="float" office:value="3" calcext:value-type="float">
            <text:p>3</text:p>
          </table:table-cell>
          <table:table-cell office:value-type="string" calcext:value-type="string">
            <text:p>MBK 5</text:p>
          </table:table-cell>
          <table:table-cell office:value-type="string" calcext:value-type="string">
            <text:p>REFLEX - INSTINKT - TRIEB - WILLE - MOTIVATION</text:p>
          </table:table-cell>
          <table:table-cell table:number-columns-repeated="5"/>
        </table:table-row>
        <table:table-row table:style-name="ro1">
          <table:table-cell table:formula="of:=IF(LEN([.B1653])=1;0;IF(LEN([.B1653])=2;1;IF(LEN([.B1653])=3;2;IF(LEN([.B1653])=5;3;IF(LEN([.B1653])=6;4;IF(LEN([.B1653])=7;5;&quot;Fehler&quot;))))))" office:value-type="float" office:value="3" calcext:value-type="float">
            <text:p>3</text:p>
          </table:table-cell>
          <table:table-cell office:value-type="string" calcext:value-type="string">
            <text:p>MBK 6</text:p>
          </table:table-cell>
          <table:table-cell office:value-type="string" calcext:value-type="string">
            <text:p>AUFMERKSAMKEIT - DENKEN - BEGABUNG - INTELLIGENZ – KREATIVITAET</text:p>
          </table:table-cell>
          <table:table-cell table:number-columns-repeated="5"/>
        </table:table-row>
        <table:table-row table:style-name="ro1">
          <table:table-cell table:formula="of:=IF(LEN([.B1654])=1;0;IF(LEN([.B1654])=2;1;IF(LEN([.B1654])=3;2;IF(LEN([.B1654])=5;3;IF(LEN([.B1654])=6;4;IF(LEN([.B1654])=7;5;&quot;Fehler&quot;))))))" office:value-type="float" office:value="2" calcext:value-type="float">
            <text:p>2</text:p>
          </table:table-cell>
          <table:table-cell office:value-type="string" calcext:value-type="string">
            <text:p>MBL</text:p>
          </table:table-cell>
          <table:table-cell office:value-type="string" calcext:value-type="string">
            <text:p>ENTWICKLUNGSPSYCHOLOGIE : GESAMTDARSTELLUNGEN - DARSTELLUNGEN MEHRERER ENTWICKLUNGS- UND ALTERSSTUFEN</text:p>
          </table:table-cell>
          <table:table-cell table:number-columns-repeated="5"/>
        </table:table-row>
        <table:table-row table:style-name="ro1">
          <table:table-cell table:formula="of:=IF(LEN([.B1655])=1;0;IF(LEN([.B1655])=2;1;IF(LEN([.B1655])=3;2;IF(LEN([.B1655])=5;3;IF(LEN([.B1655])=6;4;IF(LEN([.B1655])=7;5;&quot;Fehler&quot;))))))" office:value-type="float" office:value="3" calcext:value-type="float">
            <text:p>3</text:p>
          </table:table-cell>
          <table:table-cell office:value-type="string" calcext:value-type="string">
            <text:p>MBL 1</text:p>
          </table:table-cell>
          <table:table-cell office:value-type="string" calcext:value-type="string">
            <text:p>VERGLEICHENDE VERHALTENSFORSCHUNG</text:p>
          </table:table-cell>
          <table:table-cell table:number-columns-repeated="5"/>
        </table:table-row>
        <table:table-row table:style-name="ro1">
          <table:table-cell table:formula="of:=IF(LEN([.B1656])=1;0;IF(LEN([.B1656])=2;1;IF(LEN([.B1656])=3;2;IF(LEN([.B1656])=5;3;IF(LEN([.B1656])=6;4;IF(LEN([.B1656])=7;5;&quot;Fehler&quot;))))))" office:value-type="float" office:value="3" calcext:value-type="float">
            <text:p>3</text:p>
          </table:table-cell>
          <table:table-cell office:value-type="string" calcext:value-type="string">
            <text:p>MBL 2</text:p>
          </table:table-cell>
          <table:table-cell office:value-type="string" calcext:value-type="string">
            <text:p>KINDER- UND JUGENDPSYCHOLOGIE : GESAMTDARSTELLUNGEN</text:p>
          </table:table-cell>
          <table:table-cell table:number-columns-repeated="5"/>
        </table:table-row>
        <table:table-row table:style-name="ro1">
          <table:table-cell table:formula="of:=IF(LEN([.B1657])=1;0;IF(LEN([.B1657])=2;1;IF(LEN([.B1657])=3;2;IF(LEN([.B1657])=5;3;IF(LEN([.B1657])=6;4;IF(LEN([.B1657])=7;5;&quot;Fehler&quot;))))))" office:value-type="float" office:value="4" calcext:value-type="float">
            <text:p>4</text:p>
          </table:table-cell>
          <table:table-cell office:value-type="string" calcext:value-type="string">
            <text:p>MBL 20</text:p>
          </table:table-cell>
          <table:table-cell office:value-type="string" calcext:value-type="string">
            <text:p>KINDERPSYCHOLOGIE</text:p>
          </table:table-cell>
          <table:table-cell table:number-columns-repeated="5"/>
        </table:table-row>
        <table:table-row table:style-name="ro1">
          <table:table-cell table:formula="of:=IF(LEN([.B1658])=1;0;IF(LEN([.B1658])=2;1;IF(LEN([.B1658])=3;2;IF(LEN([.B1658])=5;3;IF(LEN([.B1658])=6;4;IF(LEN([.B1658])=7;5;&quot;Fehler&quot;))))))" office:value-type="float" office:value="4" calcext:value-type="float">
            <text:p>4</text:p>
          </table:table-cell>
          <table:table-cell office:value-type="string" calcext:value-type="string">
            <text:p>MBL 21</text:p>
          </table:table-cell>
          <table:table-cell office:value-type="string" calcext:value-type="string">
            <text:p>JUGENDPSYCHOLOGIE</text:p>
          </table:table-cell>
          <table:table-cell table:number-columns-repeated="5"/>
        </table:table-row>
        <table:table-row table:style-name="ro1">
          <table:table-cell table:formula="of:=IF(LEN([.B1659])=1;0;IF(LEN([.B1659])=2;1;IF(LEN([.B1659])=3;2;IF(LEN([.B1659])=5;3;IF(LEN([.B1659])=6;4;IF(LEN([.B1659])=7;5;&quot;Fehler&quot;))))))" office:value-type="float" office:value="4" calcext:value-type="float">
            <text:p>4</text:p>
          </table:table-cell>
          <table:table-cell office:value-type="string" calcext:value-type="string">
            <text:p>MBL 22</text:p>
          </table:table-cell>
          <table:table-cell office:value-type="string" calcext:value-type="string">
            <text:p>EINZELNE PROBLEME DER KINDER- UND JUGENDPSYCHOLOGIE</text:p>
          </table:table-cell>
          <table:table-cell table:number-columns-repeated="5"/>
        </table:table-row>
        <table:table-row table:style-name="ro1">
          <table:table-cell table:formula="of:=IF(LEN([.B1660])=1;0;IF(LEN([.B1660])=2;1;IF(LEN([.B1660])=3;2;IF(LEN([.B1660])=5;3;IF(LEN([.B1660])=6;4;IF(LEN([.B1660])=7;5;&quot;Fehler&quot;))))))" office:value-type="float" office:value="3" calcext:value-type="float">
            <text:p>3</text:p>
          </table:table-cell>
          <table:table-cell office:value-type="string" calcext:value-type="string">
            <text:p>MBL 3</text:p>
          </table:table-cell>
          <table:table-cell office:value-type="string" calcext:value-type="string">
            <text:p>ERWACHSENENPSYCHOLOGIE</text:p>
          </table:table-cell>
          <table:table-cell table:number-columns-repeated="5"/>
        </table:table-row>
        <table:table-row table:style-name="ro1">
          <table:table-cell table:formula="of:=IF(LEN([.B1661])=1;0;IF(LEN([.B1661])=2;1;IF(LEN([.B1661])=3;2;IF(LEN([.B1661])=5;3;IF(LEN([.B1661])=6;4;IF(LEN([.B1661])=7;5;&quot;Fehler&quot;))))))" office:value-type="float" office:value="4" calcext:value-type="float">
            <text:p>4</text:p>
          </table:table-cell>
          <table:table-cell office:value-type="string" calcext:value-type="string">
            <text:p>MBL 30</text:p>
          </table:table-cell>
          <table:table-cell office:value-type="string" calcext:value-type="string">
            <text:p>ALTERSPSYCHOLOGIE</text:p>
          </table:table-cell>
          <table:table-cell table:number-columns-repeated="5"/>
        </table:table-row>
        <table:table-row table:style-name="ro1">
          <table:table-cell table:formula="of:=IF(LEN([.B1662])=1;0;IF(LEN([.B1662])=2;1;IF(LEN([.B1662])=3;2;IF(LEN([.B1662])=5;3;IF(LEN([.B1662])=6;4;IF(LEN([.B1662])=7;5;&quot;Fehler&quot;))))))" office:value-type="float" office:value="2" calcext:value-type="float">
            <text:p>2</text:p>
          </table:table-cell>
          <table:table-cell office:value-type="string" calcext:value-type="string">
            <text:p>MBM</text:p>
          </table:table-cell>
          <table:table-cell office:value-type="string" calcext:value-type="string">
            <text:p>GESCHLECHTERPSYCHOLOGIE <text:s/>SEXUALPSYCHOLOGIE : ALLGEMEINES</text:p>
          </table:table-cell>
          <table:table-cell table:number-columns-repeated="5"/>
        </table:table-row>
        <table:table-row table:style-name="ro1">
          <table:table-cell table:formula="of:=IF(LEN([.B1663])=1;0;IF(LEN([.B1663])=2;1;IF(LEN([.B1663])=3;2;IF(LEN([.B1663])=5;3;IF(LEN([.B1663])=6;4;IF(LEN([.B1663])=7;5;&quot;Fehler&quot;))))))" office:value-type="float" office:value="3" calcext:value-type="float">
            <text:p>3</text:p>
          </table:table-cell>
          <table:table-cell office:value-type="string" calcext:value-type="string">
            <text:p>MBM 1</text:p>
          </table:table-cell>
          <table:table-cell office:value-type="string" calcext:value-type="string">
            <text:p>PSYCHOLOGIE DER FRAU</text:p>
          </table:table-cell>
          <table:table-cell table:number-columns-repeated="5"/>
        </table:table-row>
        <table:table-row table:style-name="ro1">
          <table:table-cell table:formula="of:=IF(LEN([.B1664])=1;0;IF(LEN([.B1664])=2;1;IF(LEN([.B1664])=3;2;IF(LEN([.B1664])=5;3;IF(LEN([.B1664])=6;4;IF(LEN([.B1664])=7;5;&quot;Fehler&quot;))))))" office:value-type="float" office:value="3" calcext:value-type="float">
            <text:p>3</text:p>
          </table:table-cell>
          <table:table-cell office:value-type="string" calcext:value-type="string">
            <text:p>MBM 2</text:p>
          </table:table-cell>
          <table:table-cell office:value-type="string" calcext:value-type="string">
            <text:p>PSYCHOLOGIE DES MANNES</text:p>
          </table:table-cell>
          <table:table-cell table:number-columns-repeated="5"/>
        </table:table-row>
        <table:table-row table:style-name="ro1">
          <table:table-cell table:formula="of:=IF(LEN([.B1665])=1;0;IF(LEN([.B1665])=2;1;IF(LEN([.B1665])=3;2;IF(LEN([.B1665])=5;3;IF(LEN([.B1665])=6;4;IF(LEN([.B1665])=7;5;&quot;Fehler&quot;))))))" office:value-type="float" office:value="2" calcext:value-type="float">
            <text:p>2</text:p>
          </table:table-cell>
          <table:table-cell office:value-type="string" calcext:value-type="string">
            <text:p>MBN</text:p>
          </table:table-cell>
          <table:table-cell office:value-type="string" calcext:value-type="string">
            <text:p>DIFFERENTIELLE PSYCHOLOGIE : GESAMTDARSTELLUNGEN</text:p>
          </table:table-cell>
          <table:table-cell table:number-columns-repeated="5"/>
        </table:table-row>
        <table:table-row table:style-name="ro1">
          <table:table-cell table:formula="of:=IF(LEN([.B1666])=1;0;IF(LEN([.B1666])=2;1;IF(LEN([.B1666])=3;2;IF(LEN([.B1666])=5;3;IF(LEN([.B1666])=6;4;IF(LEN([.B1666])=7;5;&quot;Fehler&quot;))))))" office:value-type="float" office:value="3" calcext:value-type="float">
            <text:p>3</text:p>
          </table:table-cell>
          <table:table-cell office:value-type="string" calcext:value-type="string">
            <text:p>MBN 1</text:p>
          </table:table-cell>
          <table:table-cell office:value-type="string" calcext:value-type="string">
            <text:p>CHARAKTERKUNDE <text:s/>TYPENLEHRE</text:p>
          </table:table-cell>
          <table:table-cell table:number-columns-repeated="5"/>
        </table:table-row>
        <table:table-row table:style-name="ro1">
          <table:table-cell table:formula="of:=IF(LEN([.B1667])=1;0;IF(LEN([.B1667])=2;1;IF(LEN([.B1667])=3;2;IF(LEN([.B1667])=5;3;IF(LEN([.B1667])=6;4;IF(LEN([.B1667])=7;5;&quot;Fehler&quot;))))))" office:value-type="float" office:value="3" calcext:value-type="float">
            <text:p>3</text:p>
          </table:table-cell>
          <table:table-cell office:value-type="string" calcext:value-type="string">
            <text:p>MBN 2</text:p>
          </table:table-cell>
          <table:table-cell office:value-type="string" calcext:value-type="string">
            <text:p>PERSOENLICHKEITSPSYCHOLOGIE</text:p>
          </table:table-cell>
          <table:table-cell table:number-columns-repeated="5"/>
        </table:table-row>
        <table:table-row table:style-name="ro1">
          <table:table-cell table:formula="of:=IF(LEN([.B1668])=1;0;IF(LEN([.B1668])=2;1;IF(LEN([.B1668])=3;2;IF(LEN([.B1668])=5;3;IF(LEN([.B1668])=6;4;IF(LEN([.B1668])=7;5;&quot;Fehler&quot;))))))" office:value-type="float" office:value="2" calcext:value-type="float">
            <text:p>2</text:p>
          </table:table-cell>
          <table:table-cell office:value-type="string" calcext:value-type="string">
            <text:p>MBO</text:p>
          </table:table-cell>
          <table:table-cell office:value-type="string" calcext:value-type="string">
            <text:p>AUSDRUCKSPSYCHOLOGI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669])=1;0;IF(LEN([.B1669])=2;1;IF(LEN([.B1669])=3;2;IF(LEN([.B1669])=5;3;IF(LEN([.B1669])=6;4;IF(LEN([.B1669])=7;5;&quot;Fehler&quot;))))))" office:value-type="float" office:value="3" calcext:value-type="float">
            <text:p>3</text:p>
          </table:table-cell>
          <table:table-cell office:value-type="string" calcext:value-type="string">
            <text:p>MBO 1</text:p>
          </table:table-cell>
          <table:table-cell office:value-type="string" calcext:value-type="string">
            <text:p>PHYSIOGNOMIK <text:s/>MIMIK</text:p>
          </table:table-cell>
          <table:table-cell table:number-columns-repeated="5"/>
        </table:table-row>
        <table:table-row table:style-name="ro1">
          <table:table-cell table:formula="of:=IF(LEN([.B1670])=1;0;IF(LEN([.B1670])=2;1;IF(LEN([.B1670])=3;2;IF(LEN([.B1670])=5;3;IF(LEN([.B1670])=6;4;IF(LEN([.B1670])=7;5;&quot;Fehler&quot;))))))" office:value-type="float" office:value="3" calcext:value-type="float">
            <text:p>3</text:p>
          </table:table-cell>
          <table:table-cell office:value-type="string" calcext:value-type="string">
            <text:p>MBO 2</text:p>
          </table:table-cell>
          <table:table-cell office:value-type="string" calcext:value-type="string">
            <text:p>GESTIK - MOTORIK</text:p>
          </table:table-cell>
          <table:table-cell table:number-columns-repeated="5"/>
        </table:table-row>
        <table:table-row table:style-name="ro1">
          <table:table-cell table:formula="of:=IF(LEN([.B1671])=1;0;IF(LEN([.B1671])=2;1;IF(LEN([.B1671])=3;2;IF(LEN([.B1671])=5;3;IF(LEN([.B1671])=6;4;IF(LEN([.B1671])=7;5;&quot;Fehler&quot;))))))" office:value-type="float" office:value="3" calcext:value-type="float">
            <text:p>3</text:p>
          </table:table-cell>
          <table:table-cell office:value-type="string" calcext:value-type="string">
            <text:p>MBO 3</text:p>
          </table:table-cell>
          <table:table-cell office:value-type="string" calcext:value-type="string">
            <text:p>GRAPHOLOGIE (HANDSCHRIFTENDEUTUNG)</text:p>
          </table:table-cell>
          <table:table-cell table:number-columns-repeated="5"/>
        </table:table-row>
        <table:table-row table:style-name="ro1">
          <table:table-cell table:formula="of:=IF(LEN([.B1672])=1;0;IF(LEN([.B1672])=2;1;IF(LEN([.B1672])=3;2;IF(LEN([.B1672])=5;3;IF(LEN([.B1672])=6;4;IF(LEN([.B1672])=7;5;&quot;Fehler&quot;))))))" office:value-type="float" office:value="3" calcext:value-type="float">
            <text:p>3</text:p>
          </table:table-cell>
          <table:table-cell office:value-type="string" calcext:value-type="string">
            <text:p>MBO 4</text:p>
          </table:table-cell>
          <table:table-cell office:value-type="string" calcext:value-type="string">
            <text:p>CHIROLOGIE (HANDFORMENKUNDE) <text:s/>CHIROMANTIK (HANDLESEKUNST)</text:p>
          </table:table-cell>
          <table:table-cell table:number-columns-repeated="5"/>
        </table:table-row>
        <table:table-row table:style-name="ro1">
          <table:table-cell table:formula="of:=IF(LEN([.B1673])=1;0;IF(LEN([.B1673])=2;1;IF(LEN([.B1673])=3;2;IF(LEN([.B1673])=5;3;IF(LEN([.B1673])=6;4;IF(LEN([.B1673])=7;5;&quot;Fehler&quot;))))))" office:value-type="float" office:value="2" calcext:value-type="float">
            <text:p>2</text:p>
          </table:table-cell>
          <table:table-cell office:value-type="string" calcext:value-type="string">
            <text:p>MBP</text:p>
          </table:table-cell>
          <table:table-cell office:value-type="string" calcext:value-type="string">
            <text:p>SONSTIGE ARBEITSGEBIETE DER SYSTEMATISCHEN PSYCHOLOGIE</text:p>
          </table:table-cell>
          <table:table-cell table:number-columns-repeated="5"/>
        </table:table-row>
        <table:table-row table:style-name="ro1">
          <table:table-cell table:formula="of:=IF(LEN([.B1674])=1;0;IF(LEN([.B1674])=2;1;IF(LEN([.B1674])=3;2;IF(LEN([.B1674])=5;3;IF(LEN([.B1674])=6;4;IF(LEN([.B1674])=7;5;&quot;Fehler&quot;))))))" office:value-type="float" office:value="2" calcext:value-type="float">
            <text:p>2</text:p>
          </table:table-cell>
          <table:table-cell office:value-type="string" calcext:value-type="string">
            <text:p>MBQ</text:p>
          </table:table-cell>
          <table:table-cell office:value-type="string" calcext:value-type="string">
            <text:p>TIEFENPSYCHOLOGIE : ALLGEMEINES -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675])=1;0;IF(LEN([.B1675])=2;1;IF(LEN([.B1675])=3;2;IF(LEN([.B1675])=5;3;IF(LEN([.B1675])=6;4;IF(LEN([.B1675])=7;5;&quot;Fehler&quot;))))))" office:value-type="float" office:value="3" calcext:value-type="float">
            <text:p>3</text:p>
          </table:table-cell>
          <table:table-cell office:value-type="string" calcext:value-type="string">
            <text:p>MBQ 1</text:p>
          </table:table-cell>
          <table:table-cell office:value-type="string" calcext:value-type="string">
            <text:p>PSYCHOANALYSE</text:p>
          </table:table-cell>
          <table:table-cell table:number-columns-repeated="5"/>
        </table:table-row>
        <table:table-row table:style-name="ro1">
          <table:table-cell table:formula="of:=IF(LEN([.B1676])=1;0;IF(LEN([.B1676])=2;1;IF(LEN([.B1676])=3;2;IF(LEN([.B1676])=5;3;IF(LEN([.B1676])=6;4;IF(LEN([.B1676])=7;5;&quot;Fehler&quot;))))))" office:value-type="float" office:value="3" calcext:value-type="float">
            <text:p>3</text:p>
          </table:table-cell>
          <table:table-cell office:value-type="string" calcext:value-type="string">
            <text:p>MBQ 2</text:p>
          </table:table-cell>
          <table:table-cell office:value-type="string" calcext:value-type="string">
            <text:p>ANALYTISCHE PSYCHOLOGIE</text:p>
          </table:table-cell>
          <table:table-cell table:number-columns-repeated="5"/>
        </table:table-row>
        <table:table-row table:style-name="ro1">
          <table:table-cell table:formula="of:=IF(LEN([.B1677])=1;0;IF(LEN([.B1677])=2;1;IF(LEN([.B1677])=3;2;IF(LEN([.B1677])=5;3;IF(LEN([.B1677])=6;4;IF(LEN([.B1677])=7;5;&quot;Fehler&quot;))))))" office:value-type="float" office:value="3" calcext:value-type="float">
            <text:p>3</text:p>
          </table:table-cell>
          <table:table-cell office:value-type="string" calcext:value-type="string">
            <text:p>MBQ 3</text:p>
          </table:table-cell>
          <table:table-cell office:value-type="string" calcext:value-type="string">
            <text:p>INDIVIDUALPSYCHOLOGIE</text:p>
          </table:table-cell>
          <table:table-cell table:number-columns-repeated="5"/>
        </table:table-row>
        <table:table-row table:style-name="ro1">
          <table:table-cell table:formula="of:=IF(LEN([.B1678])=1;0;IF(LEN([.B1678])=2;1;IF(LEN([.B1678])=3;2;IF(LEN([.B1678])=5;3;IF(LEN([.B1678])=6;4;IF(LEN([.B1678])=7;5;&quot;Fehler&quot;))))))" office:value-type="float" office:value="3" calcext:value-type="float">
            <text:p>3</text:p>
          </table:table-cell>
          <table:table-cell office:value-type="string" calcext:value-type="string">
            <text:p>MBQ 4</text:p>
          </table:table-cell>
          <table:table-cell office:value-type="string" calcext:value-type="string">
            <text:p>SONSTIGE TIEFENPSYCHOLOGISCHE RICHTUNGEN UND EINZELFRAGEN</text:p>
          </table:table-cell>
          <table:table-cell table:number-columns-repeated="5"/>
        </table:table-row>
        <table:table-row table:style-name="ro1">
          <table:table-cell table:formula="of:=IF(LEN([.B1679])=1;0;IF(LEN([.B1679])=2;1;IF(LEN([.B1679])=3;2;IF(LEN([.B1679])=5;3;IF(LEN([.B1679])=6;4;IF(LEN([.B1679])=7;5;&quot;Fehler&quot;))))))" office:value-type="float" office:value="2" calcext:value-type="float">
            <text:p>2</text:p>
          </table:table-cell>
          <table:table-cell office:value-type="string" calcext:value-type="string">
            <text:p>MBR</text:p>
          </table:table-cell>
          <table:table-cell office:value-type="string" calcext:value-type="string">
            <text:p>GANZHEITSPSYCHOLOGIE <text:s/>GESTALTPSYCHOLOGIE STRUKTURPSYCHOLOGIE</text:p>
          </table:table-cell>
          <table:table-cell table:number-columns-repeated="5"/>
        </table:table-row>
        <table:table-row table:style-name="ro1">
          <table:table-cell table:formula="of:=IF(LEN([.B1680])=1;0;IF(LEN([.B1680])=2;1;IF(LEN([.B1680])=3;2;IF(LEN([.B1680])=5;3;IF(LEN([.B1680])=6;4;IF(LEN([.B1680])=7;5;&quot;Fehler&quot;))))))" office:value-type="float" office:value="2" calcext:value-type="float">
            <text:p>2</text:p>
          </table:table-cell>
          <table:table-cell office:value-type="string" calcext:value-type="string">
            <text:p>MBS</text:p>
          </table:table-cell>
          <table:table-cell office:value-type="string" calcext:value-type="string">
            <text:p>VERHALTENSPSYCHOLOGIE <text:s/>BEHAVIORISMUS</text:p>
          </table:table-cell>
          <table:table-cell table:number-columns-repeated="5"/>
        </table:table-row>
        <table:table-row table:style-name="ro1">
          <table:table-cell table:formula="of:=IF(LEN([.B1681])=1;0;IF(LEN([.B1681])=2;1;IF(LEN([.B1681])=3;2;IF(LEN([.B1681])=5;3;IF(LEN([.B1681])=6;4;IF(LEN([.B1681])=7;5;&quot;Fehler&quot;))))))" office:value-type="float" office:value="2" calcext:value-type="float">
            <text:p>2</text:p>
          </table:table-cell>
          <table:table-cell office:value-type="string" calcext:value-type="string">
            <text:p>MBW</text:p>
          </table:table-cell>
          <table:table-cell office:value-type="string" calcext:value-type="string">
            <text:p>SONSTIGE PSYCHOLOGISCHE RICHTUNGEN UND AUFFASSUNGEN</text:p>
          </table:table-cell>
          <table:table-cell table:number-columns-repeated="5"/>
        </table:table-row>
        <table:table-row table:style-name="ro1">
          <table:table-cell table:formula="of:=IF(LEN([.B1682])=1;0;IF(LEN([.B1682])=2;1;IF(LEN([.B1682])=3;2;IF(LEN([.B1682])=5;3;IF(LEN([.B1682])=6;4;IF(LEN([.B1682])=7;5;&quot;Fehler&quot;))))))" office:value-type="float" office:value="1" calcext:value-type="float">
            <text:p>1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ANGEWANDTE PSYCHOLOGIE (PRAKTISCHE PSYCHOLOGIE)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683])=1;0;IF(LEN([.B1683])=2;1;IF(LEN([.B1683])=3;2;IF(LEN([.B1683])=5;3;IF(LEN([.B1683])=6;4;IF(LEN([.B1683])=7;5;&quot;Fehler&quot;))))))" office:value-type="float" office:value="2" calcext:value-type="float">
            <text:p>2</text:p>
          </table:table-cell>
          <table:table-cell office:value-type="string" calcext:value-type="string">
            <text:p>MCK</text:p>
          </table:table-cell>
          <table:table-cell office:value-type="string" calcext:value-type="string">
            <text:p>PSYCHODIAGNOSTIK</text:p>
          </table:table-cell>
          <table:table-cell table:number-columns-repeated="5"/>
        </table:table-row>
        <table:table-row table:style-name="ro1">
          <table:table-cell table:formula="of:=IF(LEN([.B1684])=1;0;IF(LEN([.B1684])=2;1;IF(LEN([.B1684])=3;2;IF(LEN([.B1684])=5;3;IF(LEN([.B1684])=6;4;IF(LEN([.B1684])=7;5;&quot;Fehler&quot;))))))" office:value-type="float" office:value="3" calcext:value-type="float">
            <text:p>3</text:p>
          </table:table-cell>
          <table:table-cell office:value-type="string" calcext:value-type="string">
            <text:p>MCK 1</text:p>
          </table:table-cell>
          <table:table-cell office:value-type="string" calcext:value-type="string">
            <text:p>PSYCHOLOGISCHE TESTS</text:p>
          </table:table-cell>
          <table:table-cell table:number-columns-repeated="5"/>
        </table:table-row>
        <table:table-row table:style-name="ro1">
          <table:table-cell table:formula="of:=IF(LEN([.B1685])=1;0;IF(LEN([.B1685])=2;1;IF(LEN([.B1685])=3;2;IF(LEN([.B1685])=5;3;IF(LEN([.B1685])=6;4;IF(LEN([.B1685])=7;5;&quot;Fehler&quot;))))))" office:value-type="float" office:value="2" calcext:value-type="float">
            <text:p>2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LEBENSFUEHRUNG <text:s/>PSYCHAGOGIK</text:p>
          </table:table-cell>
          <table:table-cell table:number-columns-repeated="5"/>
        </table:table-row>
        <table:table-row table:style-name="ro1">
          <table:table-cell table:formula="of:=IF(LEN([.B1686])=1;0;IF(LEN([.B1686])=2;1;IF(LEN([.B1686])=3;2;IF(LEN([.B1686])=5;3;IF(LEN([.B1686])=6;4;IF(LEN([.B1686])=7;5;&quot;Fehler&quot;))))))" office:value-type="float" office:value="3" calcext:value-type="float">
            <text:p>3</text:p>
          </table:table-cell>
          <table:table-cell office:value-type="string" calcext:value-type="string">
            <text:p>MCL 1</text:p>
          </table:table-cell>
          <table:table-cell office:value-type="string" calcext:value-type="string">
            <text:p>EINZELFRAGEN</text:p>
          </table:table-cell>
          <table:table-cell table:number-columns-repeated="5"/>
        </table:table-row>
        <table:table-row table:style-name="ro1">
          <table:table-cell table:formula="of:=IF(LEN([.B1687])=1;0;IF(LEN([.B1687])=2;1;IF(LEN([.B1687])=3;2;IF(LEN([.B1687])=5;3;IF(LEN([.B1687])=6;4;IF(LEN([.B1687])=7;5;&quot;Fehler&quot;))))))" office:value-type="float" office:value="4" calcext:value-type="float">
            <text:p>4</text:p>
          </table:table-cell>
          <table:table-cell office:value-type="string" calcext:value-type="string">
            <text:p>MCL 11</text:p>
          </table:table-cell>
          <table:table-cell office:value-type="string" calcext:value-type="string">
            <text:p>EHEBERATUNG <text:s/>PARTNERSCHAFT</text:p>
          </table:table-cell>
          <table:table-cell table:number-columns-repeated="5"/>
        </table:table-row>
        <table:table-row table:style-name="ro1">
          <table:table-cell table:formula="of:=IF(LEN([.B1688])=1;0;IF(LEN([.B1688])=2;1;IF(LEN([.B1688])=3;2;IF(LEN([.B1688])=5;3;IF(LEN([.B1688])=6;4;IF(LEN([.B1688])=7;5;&quot;Fehler&quot;))))))" office:value-type="float" office:value="4" calcext:value-type="float">
            <text:p>4</text:p>
          </table:table-cell>
          <table:table-cell office:value-type="string" calcext:value-type="string">
            <text:p>MCL 13</text:p>
          </table:table-cell>
          <table:table-cell office:value-type="string" calcext:value-type="string">
            <text:p>MEDITATION</text:p>
          </table:table-cell>
          <table:table-cell table:number-columns-repeated="5"/>
        </table:table-row>
        <table:table-row table:style-name="ro1">
          <table:table-cell table:formula="of:=IF(LEN([.B1689])=1;0;IF(LEN([.B1689])=2;1;IF(LEN([.B1689])=3;2;IF(LEN([.B1689])=5;3;IF(LEN([.B1689])=6;4;IF(LEN([.B1689])=7;5;&quot;Fehler&quot;))))))" office:value-type="float" office:value="4" calcext:value-type="float">
            <text:p>4</text:p>
          </table:table-cell>
          <table:table-cell office:value-type="string" calcext:value-type="string">
            <text:p>MCL 16</text:p>
          </table:table-cell>
          <table:table-cell office:value-type="string" calcext:value-type="string">
            <text:p>STRESS</text:p>
          </table:table-cell>
          <table:table-cell table:number-columns-repeated="5"/>
        </table:table-row>
        <table:table-row table:style-name="ro1">
          <table:table-cell table:formula="of:=IF(LEN([.B1690])=1;0;IF(LEN([.B1690])=2;1;IF(LEN([.B1690])=3;2;IF(LEN([.B1690])=5;3;IF(LEN([.B1690])=6;4;IF(LEN([.B1690])=7;5;&quot;Fehler&quot;))))))" office:value-type="float" office:value="2" calcext:value-type="float">
            <text:p>2</text:p>
          </table:table-cell>
          <table:table-cell office:value-type="string" calcext:value-type="string">
            <text:p>MCM</text:p>
          </table:table-cell>
          <table:table-cell office:value-type="string" calcext:value-type="string">
            <text:p>SONSTIGE EINZELPROBLEME DER ANGEWANDTEN PSYCHOLOGIE</text:p>
          </table:table-cell>
          <table:table-cell table:number-columns-repeated="5"/>
        </table:table-row>
        <table:table-row table:style-name="ro1">
          <table:table-cell table:formula="of:=IF(LEN([.B1691])=1;0;IF(LEN([.B1691])=2;1;IF(LEN([.B1691])=3;2;IF(LEN([.B1691])=5;3;IF(LEN([.B1691])=6;4;IF(LEN([.B1691])=7;5;&quot;Fehler&quot;))))))"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ARAPSYCHOLOGIE <text:s/>OKKULTISMU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692])=1;0;IF(LEN([.B1692])=2;1;IF(LEN([.B1692])=3;2;IF(LEN([.B1692])=5;3;IF(LEN([.B1692])=6;4;IF(LEN([.B1692])=7;5;&quot;Fehler&quot;))))))" office:value-type="float" office:value="2" calcext:value-type="float">
            <text:p>2</text:p>
          </table:table-cell>
          <table:table-cell office:value-type="string" calcext:value-type="string">
            <text:p>MDK</text:p>
          </table:table-cell>
          <table:table-cell office:value-type="string" calcext:value-type="string">
            <text:p><text:span text:style-name="T1">HELLSEHEN  TELEPATHIE  PSYCHOKINESE PROPHEZEIUNGEN</text:span> WAHRSAGEN  TAROT</text:p>
          </table:table-cell>
          <table:table-cell table:number-columns-repeated="5"/>
        </table:table-row>
        <table:table-row table:style-name="ro1">
          <table:table-cell table:formula="of:=IF(LEN([.B1693])=1;0;IF(LEN([.B1693])=2;1;IF(LEN([.B1693])=3;2;IF(LEN([.B1693])=5;3;IF(LEN([.B1693])=6;4;IF(LEN([.B1693])=7;5;&quot;Fehler&quot;))))))" office:value-type="float" office:value="2" calcext:value-type="float">
            <text:p>2</text:p>
          </table:table-cell>
          <table:table-cell office:value-type="string" calcext:value-type="string">
            <text:p>MDL</text:p>
          </table:table-cell>
          <table:table-cell office:value-type="string" calcext:value-type="string">
            <text:p>SONSTIGE OKKULTE PHAENOMENE</text:p>
          </table:table-cell>
          <table:table-cell table:number-columns-repeated="5"/>
        </table:table-row>
        <table:table-row table:style-name="ro1">
          <table:table-cell table:formula="of:=IF(LEN([.B1694])=1;0;IF(LEN([.B1694])=2;1;IF(LEN([.B1694])=3;2;IF(LEN([.B1694])=5;3;IF(LEN([.B1694])=6;4;IF(LEN([.B1694])=7;5;&quot;Fehler&quot;))))))" office:value-type="float" office:value="2" calcext:value-type="float">
            <text:p>2</text:p>
          </table:table-cell>
          <table:table-cell office:value-type="string" calcext:value-type="string">
            <text:p>MYB</text:p>
          </table:table-cell>
          <table:table-cell office:value-type="string" calcext:value-type="string">
            <text:p>BIOGRAPHIEN VON PSYCHOLOGEN UND PSYCHOANALYTIKERN</text:p>
          </table:table-cell>
          <table:table-cell table:number-columns-repeated="5"/>
        </table:table-row>
        <table:table-row table:style-name="ro1">
          <table:table-cell table:formula="of:=IF(LEN([.B1695])=1;0;IF(LEN([.B1695])=2;1;IF(LEN([.B1695])=3;2;IF(LEN([.B1695])=5;3;IF(LEN([.B1695])=6;4;IF(LEN([.B1695])=7;5;&quot;Fehler&quot;))))))" office:value-type="float" office:value="3" calcext:value-type="float">
            <text:p>3</text:p>
          </table:table-cell>
          <table:table-cell office:value-type="string" calcext:value-type="string">
            <text:p>MYB 1</text:p>
          </table:table-cell>
          <table:table-cell office:value-type="string" calcext:value-type="string">
            <text:p>BIOGRAPHIEN MEHRERER PSYCHOLOGEN UND PSYCHOANALYTIKER</text:p>
          </table:table-cell>
          <table:table-cell table:number-columns-repeated="5"/>
        </table:table-row>
        <table:table-row table:style-name="ro1">
          <table:table-cell table:formula="of:=IF(LEN([.B1696])=1;0;IF(LEN([.B1696])=2;1;IF(LEN([.B1696])=3;2;IF(LEN([.B1696])=5;3;IF(LEN([.B1696])=6;4;IF(LEN([.B1696])=7;5;&quot;Fehler&quot;))))))" office:value-type="float" office:value="3" calcext:value-type="float">
            <text:p>3</text:p>
          </table:table-cell>
          <table:table-cell office:value-type="string" calcext:value-type="string">
            <text:p>MYB 2</text:p>
          </table:table-cell>
          <table:table-cell office:value-type="string" calcext:value-type="string">
            <text:p>BIOGRAPHIEN EINZELNER PSYCHOLOGEN UND PSYCHOANALYTIKER</text:p>
          </table:table-cell>
          <table:table-cell table:number-columns-repeated="5"/>
        </table:table-row>
        <table:table-row table:style-name="ro1">
          <table:table-cell table:formula="of:=IF(LEN([.B1697])=1;0;IF(LEN([.B1697])=2;1;IF(LEN([.B1697])=3;2;IF(LEN([.B1697])=5;3;IF(LEN([.B1697])=6;4;IF(LEN([.B1697])=7;5;&quot;Fehler&quot;))))))" office:value-type="float" office:value="1" calcext:value-type="float">
            <text:p>1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1698])=1;0;IF(LEN([.B1698])=2;1;IF(LEN([.B1698])=3;2;IF(LEN([.B1698])=5;3;IF(LEN([.B1698])=6;4;IF(LEN([.B1698])=7;5;&quot;Fehler&quot;))))))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EDAGOGIK</text:p>
          </table:table-cell>
          <table:table-cell table:number-columns-repeated="5"/>
        </table:table-row>
        <table:table-row table:style-name="ro1">
          <table:table-cell table:formula="of:=IF(LEN([.B1699])=1;0;IF(LEN([.B1699])=2;1;IF(LEN([.B1699])=3;2;IF(LEN([.B1699])=5;3;IF(LEN([.B1699])=6;4;IF(LEN([.B1699])=7;5;&quot;Fehler&quot;))))))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LEN([.B1700])=1;0;IF(LEN([.B1700])=2;1;IF(LEN([.B1700])=3;2;IF(LEN([.B1700])=5;3;IF(LEN([.B1700])=6;4;IF(LEN([.B1700])=7;5;&quot;Fehler&quot;))))))" office:value-type="float" office:value="2" calcext:value-type="float">
            <text:p>2</text:p>
          </table:table-cell>
          <table:table-cell office:value-type="string" calcext:value-type="string">
            <text:p>NAK</text:p>
          </table:table-cell>
          <table:table-cell office:value-type="string" calcext:value-type="string">
            <text:p>GESAMTDARSTELLUNGEN - DARSTELLUNGEN MEHRERER TEILGEBIETE – HANDBUECHER</text:p>
          </table:table-cell>
          <table:table-cell table:number-columns-repeated="5"/>
        </table:table-row>
        <table:table-row table:style-name="ro1">
          <table:table-cell table:formula="of:=IF(LEN([.B1701])=1;0;IF(LEN([.B1701])=2;1;IF(LEN([.B1701])=3;2;IF(LEN([.B1701])=5;3;IF(LEN([.B1701])=6;4;IF(LEN([.B1701])=7;5;&quot;Fehler&quot;))))))" office:value-type="float" office:value="3" calcext:value-type="float">
            <text:p>3</text:p>
          </table:table-cell>
          <table:table-cell office:value-type="string" calcext:value-type="string">
            <text:p>NAK 1</text:p>
          </table:table-cell>
          <table:table-cell office:value-type="string" calcext:value-type="string">
            <text:p>EINFUEHRUNGEN</text:p>
          </table:table-cell>
          <table:table-cell table:number-columns-repeated="5"/>
        </table:table-row>
        <table:table-row table:style-name="ro1">
          <table:table-cell table:formula="of:=IF(LEN([.B1702])=1;0;IF(LEN([.B1702])=2;1;IF(LEN([.B1702])=3;2;IF(LEN([.B1702])=5;3;IF(LEN([.B1702])=6;4;IF(LEN([.B1702])=7;5;&quot;Fehler&quot;))))))" office:value-type="float" office:value="2" calcext:value-type="float">
            <text:p>2</text:p>
          </table:table-cell>
          <table:table-cell office:value-type="string" calcext:value-type="string">
            <text:p>NAL</text:p>
          </table:table-cell>
          <table:table-cell office:value-type="string" calcext:value-type="string">
            <text:p>NACHSCHLAGEWERKE</text:p>
          </table:table-cell>
          <table:table-cell table:number-columns-repeated="5"/>
        </table:table-row>
        <table:table-row table:style-name="ro1">
          <table:table-cell table:formula="of:=IF(LEN([.B1703])=1;0;IF(LEN([.B1703])=2;1;IF(LEN([.B1703])=3;2;IF(LEN([.B1703])=5;3;IF(LEN([.B1703])=6;4;IF(LEN([.B1703])=7;5;&quot;Fehler&quot;))))))" office:value-type="float" office:value="3" calcext:value-type="float">
            <text:p>3</text:p>
          </table:table-cell>
          <table:table-cell office:value-type="string" calcext:value-type="string">
            <text:p>NAL 1</text:p>
          </table:table-cell>
          <table:table-cell office:value-type="string" calcext:value-type="string">
            <text:p>BIBLIOGRAPHIEN</text:p>
          </table:table-cell>
          <table:table-cell table:number-columns-repeated="5"/>
        </table:table-row>
        <table:table-row table:style-name="ro1">
          <table:table-cell table:formula="of:=IF(LEN([.B1704])=1;0;IF(LEN([.B1704])=2;1;IF(LEN([.B1704])=3;2;IF(LEN([.B1704])=5;3;IF(LEN([.B1704])=6;4;IF(LEN([.B1704])=7;5;&quot;Fehler&quot;))))))"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EDAGOGISCHE ORGANISATIONEN <text:s/>PAEDAGOGISCHE FACHBIBLIOTHEKEN</text:p>
          </table:table-cell>
          <table:table-cell table:number-columns-repeated="5"/>
        </table:table-row>
        <table:table-row table:style-name="ro1">
          <table:table-cell table:formula="of:=IF(LEN([.B1705])=1;0;IF(LEN([.B1705])=2;1;IF(LEN([.B1705])=3;2;IF(LEN([.B1705])=5;3;IF(LEN([.B1705])=6;4;IF(LEN([.B1705])=7;5;&quot;Fehler&quot;))))))" office:value-type="float" office:value="2" calcext:value-type="float">
            <text:p>2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AUFGABE UND METHODEN DER PAEDAGOGIK UND IHR VERHAELTNIS ZU ANDEREN WISSENSCHAFTEN</text:p>
          </table:table-cell>
          <table:table-cell table:number-columns-repeated="5"/>
        </table:table-row>
        <table:table-row table:style-name="ro1">
          <table:table-cell table:formula="of:=IF(LEN([.B1706])=1;0;IF(LEN([.B1706])=2;1;IF(LEN([.B1706])=3;2;IF(LEN([.B1706])=5;3;IF(LEN([.B1706])=6;4;IF(LEN([.B1706])=7;5;&quot;Fehler&quot;))))))" office:value-type="float" office:value="1" calcext:value-type="float">
            <text:p>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SYSTEMATISCHE PAEDAGOGIK (ALLGEMEINE ERZIEHUNGSWISSENSCHAFT)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707])=1;0;IF(LEN([.B1707])=2;1;IF(LEN([.B1707])=3;2;IF(LEN([.B1707])=5;3;IF(LEN([.B1707])=6;4;IF(LEN([.B1707])=7;5;&quot;Fehler&quot;))))))" office:value-type="float" office:value="2" calcext:value-type="float">
            <text:p>2</text:p>
          </table:table-cell>
          <table:table-cell office:value-type="string" calcext:value-type="string">
            <text:p>NBK</text:p>
          </table:table-cell>
          <table:table-cell office:value-type="string" calcext:value-type="string">
            <text:p>BILDUNGSTHEORIEN <text:s/>ERZIEHUNGSTHEORIEN <text:s/>PAEDAGOGISCHE ANTHROPOLOGIE</text:p>
          </table:table-cell>
          <table:table-cell table:number-columns-repeated="5"/>
        </table:table-row>
        <table:table-row table:style-name="ro1">
          <table:table-cell table:formula="of:=IF(LEN([.B1708])=1;0;IF(LEN([.B1708])=2;1;IF(LEN([.B1708])=3;2;IF(LEN([.B1708])=5;3;IF(LEN([.B1708])=6;4;IF(LEN([.B1708])=7;5;&quot;Fehler&quot;))))))" office:value-type="float" office:value="3" calcext:value-type="float">
            <text:p>3</text:p>
          </table:table-cell>
          <table:table-cell office:value-type="string" calcext:value-type="string">
            <text:p>NBK 1</text:p>
          </table:table-cell>
          <table:table-cell office:value-type="string" calcext:value-type="string">
            <text:p>CHRISTLICHE ERZIEHUNGSLEHRE</text:p>
          </table:table-cell>
          <table:table-cell table:number-columns-repeated="5"/>
        </table:table-row>
        <table:table-row table:style-name="ro1">
          <table:table-cell table:formula="of:=IF(LEN([.B1709])=1;0;IF(LEN([.B1709])=2;1;IF(LEN([.B1709])=3;2;IF(LEN([.B1709])=5;3;IF(LEN([.B1709])=6;4;IF(LEN([.B1709])=7;5;&quot;Fehler&quot;))))))" office:value-type="float" office:value="3" calcext:value-type="float">
            <text:p>3</text:p>
          </table:table-cell>
          <table:table-cell office:value-type="string" calcext:value-type="string">
            <text:p>NBK 2</text:p>
          </table:table-cell>
          <table:table-cell office:value-type="string" calcext:value-type="string">
            <text:p>WALDORFPAEDAGOGIK</text:p>
          </table:table-cell>
          <table:table-cell table:number-columns-repeated="5"/>
        </table:table-row>
        <table:table-row table:style-name="ro1">
          <table:table-cell table:formula="of:=IF(LEN([.B1710])=1;0;IF(LEN([.B1710])=2;1;IF(LEN([.B1710])=3;2;IF(LEN([.B1710])=5;3;IF(LEN([.B1710])=6;4;IF(LEN([.B1710])=7;5;&quot;Fehler&quot;))))))" office:value-type="float" office:value="3" calcext:value-type="float">
            <text:p>3</text:p>
          </table:table-cell>
          <table:table-cell office:value-type="string" calcext:value-type="string">
            <text:p>NBK 3</text:p>
          </table:table-cell>
          <table:table-cell office:value-type="string" calcext:value-type="string">
            <text:p>SOZIALISTISCHE ERZIEHUNGSTHEORIEN</text:p>
          </table:table-cell>
          <table:table-cell table:number-columns-repeated="5"/>
        </table:table-row>
        <table:table-row table:style-name="ro1">
          <table:table-cell table:formula="of:=IF(LEN([.B1711])=1;0;IF(LEN([.B1711])=2;1;IF(LEN([.B1711])=3;2;IF(LEN([.B1711])=5;3;IF(LEN([.B1711])=6;4;IF(LEN([.B1711])=7;5;&quot;Fehler&quot;))))))" office:value-type="float" office:value="3" calcext:value-type="float">
            <text:p>3</text:p>
          </table:table-cell>
          <table:table-cell office:value-type="string" calcext:value-type="string">
            <text:p>NBK 5</text:p>
          </table:table-cell>
          <table:table-cell office:value-type="string" calcext:value-type="string">
            <text:p>SONSTIGE ERZIEHUNGS- UND SCHULMODELLE</text:p>
          </table:table-cell>
          <table:table-cell table:number-columns-repeated="5"/>
        </table:table-row>
        <table:table-row table:style-name="ro1">
          <table:table-cell table:formula="of:=IF(LEN([.B1712])=1;0;IF(LEN([.B1712])=2;1;IF(LEN([.B1712])=3;2;IF(LEN([.B1712])=5;3;IF(LEN([.B1712])=6;4;IF(LEN([.B1712])=7;5;&quot;Fehler&quot;))))))" office:value-type="float" office:value="3" calcext:value-type="float">
            <text:p>3</text:p>
          </table:table-cell>
          <table:table-cell office:value-type="string" calcext:value-type="string">
            <text:p>NBK 6</text:p>
          </table:table-cell>
          <table:table-cell office:value-type="string" calcext:value-type="string">
            <text:p>EINZELPROBLEME DER BILDUNGS- UND ERZIEHUNGSTHEORIE</text:p>
          </table:table-cell>
          <table:table-cell table:number-columns-repeated="5"/>
        </table:table-row>
        <table:table-row table:style-name="ro1">
          <table:table-cell table:formula="of:=IF(LEN([.B1713])=1;0;IF(LEN([.B1713])=2;1;IF(LEN([.B1713])=3;2;IF(LEN([.B1713])=5;3;IF(LEN([.B1713])=6;4;IF(LEN([.B1713])=7;5;&quot;Fehler&quot;))))))" office:value-type="float" office:value="2" calcext:value-type="float">
            <text:p>2</text:p>
          </table:table-cell>
          <table:table-cell office:value-type="string" calcext:value-type="string">
            <text:p>NBL</text:p>
          </table:table-cell>
          <table:table-cell office:value-type="string" calcext:value-type="string">
            <text:p>PAEDAGOGISCHE JUGENDKUNDE <text:s/>JUGENDSOZIOLOGIE JUGENDFORSCHUNG</text:p>
          </table:table-cell>
          <table:table-cell table:number-columns-repeated="5"/>
        </table:table-row>
        <table:table-row table:style-name="ro1">
          <table:table-cell table:formula="of:=IF(LEN([.B1714])=1;0;IF(LEN([.B1714])=2;1;IF(LEN([.B1714])=3;2;IF(LEN([.B1714])=5;3;IF(LEN([.B1714])=6;4;IF(LEN([.B1714])=7;5;&quot;Fehler&quot;))))))" office:value-type="float" office:value="3" calcext:value-type="float">
            <text:p>3</text:p>
          </table:table-cell>
          <table:table-cell office:value-type="string" calcext:value-type="string">
            <text:p>NBL 1</text:p>
          </table:table-cell>
          <table:table-cell office:value-type="string" calcext:value-type="string">
            <text:p>EINZELFRAGEN DER JUGENDKUNDE <text:s/>JUGEND UND MASSENMEDIEN KINDER UND MASSENMEDIEN <text:s/>MEDIENPAEDAGOGIK</text:p>
          </table:table-cell>
          <table:table-cell table:number-columns-repeated="5"/>
        </table:table-row>
        <table:table-row table:style-name="ro1">
          <table:table-cell table:formula="of:=IF(LEN([.B1715])=1;0;IF(LEN([.B1715])=2;1;IF(LEN([.B1715])=3;2;IF(LEN([.B1715])=5;3;IF(LEN([.B1715])=6;4;IF(LEN([.B1715])=7;5;&quot;Fehler&quot;))))))" office:value-type="float" office:value="4" calcext:value-type="float">
            <text:p>4</text:p>
          </table:table-cell>
          <table:table-cell office:value-type="string" calcext:value-type="string">
            <text:p>NBL 10</text:p>
          </table:table-cell>
          <table:table-cell office:value-type="string" calcext:value-type="string">
            <text:p>JUGENDLITERATUR <text:s/>GESCHICHTE DES KINDER- UND JUGENDBUCHES EINSCHL. ILLUSTRATION <text:s/>BILDERBUCH <text:s/>JUGEND UND TRIVIALLITERATUR</text:p>
          </table:table-cell>
          <table:table-cell table:number-columns-repeated="5"/>
        </table:table-row>
        <table:table-row table:style-name="ro1">
          <table:table-cell table:formula="of:=IF(LEN([.B1716])=1;0;IF(LEN([.B1716])=2;1;IF(LEN([.B1716])=3;2;IF(LEN([.B1716])=5;3;IF(LEN([.B1716])=6;4;IF(LEN([.B1716])=7;5;&quot;Fehler&quot;))))))" office:value-type="float" office:value="4" calcext:value-type="float">
            <text:p>4</text:p>
          </table:table-cell>
          <table:table-cell office:value-type="string" calcext:value-type="string">
            <text:p>NBL 11</text:p>
          </table:table-cell>
          <table:table-cell office:value-type="string" calcext:value-type="string">
            <text:p>JUGENDFILM <text:s/>KINDERFILM</text:p>
          </table:table-cell>
          <table:table-cell table:number-columns-repeated="5"/>
        </table:table-row>
        <table:table-row table:style-name="ro1">
          <table:table-cell table:formula="of:=IF(LEN([.B1717])=1;0;IF(LEN([.B1717])=2;1;IF(LEN([.B1717])=3;2;IF(LEN([.B1717])=5;3;IF(LEN([.B1717])=6;4;IF(LEN([.B1717])=7;5;&quot;Fehler&quot;))))))" office:value-type="float" office:value="4" calcext:value-type="float">
            <text:p>4</text:p>
          </table:table-cell>
          <table:table-cell office:value-type="string" calcext:value-type="string">
            <text:p>NBL 12</text:p>
          </table:table-cell>
          <table:table-cell office:value-type="string" calcext:value-type="string">
            <text:p>JUGENDFERNSEHEN <text:s/>KINDERFERNSEHEN</text:p>
          </table:table-cell>
          <table:table-cell table:number-columns-repeated="5"/>
        </table:table-row>
        <table:table-row table:style-name="ro1">
          <table:table-cell table:formula="of:=IF(LEN([.B1718])=1;0;IF(LEN([.B1718])=2;1;IF(LEN([.B1718])=3;2;IF(LEN([.B1718])=5;3;IF(LEN([.B1718])=6;4;IF(LEN([.B1718])=7;5;&quot;Fehler&quot;))))))" office:value-type="float" office:value="4" calcext:value-type="float">
            <text:p>4</text:p>
          </table:table-cell>
          <table:table-cell office:value-type="string" calcext:value-type="string">
            <text:p>NBL 13</text:p>
          </table:table-cell>
          <table:table-cell office:value-type="string" calcext:value-type="string">
            <text:p>JUGEND UND POLITIK</text:p>
          </table:table-cell>
          <table:table-cell table:number-columns-repeated="5"/>
        </table:table-row>
        <table:table-row table:style-name="ro1">
          <table:table-cell table:formula="of:=IF(LEN([.B1719])=1;0;IF(LEN([.B1719])=2;1;IF(LEN([.B1719])=3;2;IF(LEN([.B1719])=5;3;IF(LEN([.B1719])=6;4;IF(LEN([.B1719])=7;5;&quot;Fehler&quot;))))))" office:value-type="float" office:value="4" calcext:value-type="float">
            <text:p>4</text:p>
          </table:table-cell>
          <table:table-cell office:value-type="string" calcext:value-type="string">
            <text:p>NBL 14</text:p>
          </table:table-cell>
          <table:table-cell office:value-type="string" calcext:value-type="string">
            <text:p>SONSTIGE EINZELFRAGEN</text:p>
          </table:table-cell>
          <table:table-cell table:number-columns-repeated="5"/>
        </table:table-row>
        <table:table-row table:style-name="ro1">
          <table:table-cell table:formula="of:=IF(LEN([.B1720])=1;0;IF(LEN([.B1720])=2;1;IF(LEN([.B1720])=3;2;IF(LEN([.B1720])=5;3;IF(LEN([.B1720])=6;4;IF(LEN([.B1720])=7;5;&quot;Fehler&quot;))))))" office:value-type="float" office:value="2" calcext:value-type="float">
            <text:p>2</text:p>
          </table:table-cell>
          <table:table-cell office:value-type="string" calcext:value-type="string">
            <text:p>NBM</text:p>
          </table:table-cell>
          <table:table-cell office:value-type="string" calcext:value-type="string">
            <text:p>PAEDAGOGISCHE PSYCHOLOGIE : ALLGEMEINES</text:p>
          </table:table-cell>
          <table:table-cell table:number-columns-repeated="5"/>
        </table:table-row>
        <table:table-row table:style-name="ro1">
          <table:table-cell table:formula="of:=IF(LEN([.B1721])=1;0;IF(LEN([.B1721])=2;1;IF(LEN([.B1721])=3;2;IF(LEN([.B1721])=5;3;IF(LEN([.B1721])=6;4;IF(LEN([.B1721])=7;5;&quot;Fehler&quot;))))))" office:value-type="float" office:value="3" calcext:value-type="float">
            <text:p>3</text:p>
          </table:table-cell>
          <table:table-cell office:value-type="string" calcext:value-type="string">
            <text:p>NBM 1</text:p>
          </table:table-cell>
          <table:table-cell office:value-type="string" calcext:value-type="string">
            <text:p>SCHULPSYCHOLOGIE</text:p>
          </table:table-cell>
          <table:table-cell table:number-columns-repeated="5"/>
        </table:table-row>
        <table:table-row table:style-name="ro1">
          <table:table-cell table:formula="of:=IF(LEN([.B1722])=1;0;IF(LEN([.B1722])=2;1;IF(LEN([.B1722])=3;2;IF(LEN([.B1722])=5;3;IF(LEN([.B1722])=6;4;IF(LEN([.B1722])=7;5;&quot;Fehler&quot;))))))" office:value-type="float" office:value="4" calcext:value-type="float">
            <text:p>4</text:p>
          </table:table-cell>
          <table:table-cell office:value-type="string" calcext:value-type="string">
            <text:p>NBM 10</text:p>
          </table:table-cell>
          <table:table-cell office:value-type="string" calcext:value-type="string">
            <text:p>SCHULTEST</text:p>
          </table:table-cell>
          <table:table-cell table:number-columns-repeated="5"/>
        </table:table-row>
        <table:table-row table:style-name="ro1">
          <table:table-cell table:formula="of:=IF(LEN([.B1723])=1;0;IF(LEN([.B1723])=2;1;IF(LEN([.B1723])=3;2;IF(LEN([.B1723])=5;3;IF(LEN([.B1723])=6;4;IF(LEN([.B1723])=7;5;&quot;Fehler&quot;))))))" office:value-type="float" office:value="4" calcext:value-type="float">
            <text:p>4</text:p>
          </table:table-cell>
          <table:table-cell office:value-type="string" calcext:value-type="string">
            <text:p>NBM 15</text:p>
          </table:table-cell>
          <table:table-cell office:value-type="string" calcext:value-type="string">
            <text:p>SCHULLEISTUNG <text:s/>SCHUELERBEURTEILUNG</text:p>
          </table:table-cell>
          <table:table-cell table:number-columns-repeated="5"/>
        </table:table-row>
        <table:table-row table:style-name="ro1">
          <table:table-cell table:formula="of:=IF(LEN([.B1724])=1;0;IF(LEN([.B1724])=2;1;IF(LEN([.B1724])=3;2;IF(LEN([.B1724])=5;3;IF(LEN([.B1724])=6;4;IF(LEN([.B1724])=7;5;&quot;Fehler&quot;))))))" office:value-type="float" office:value="3" calcext:value-type="float">
            <text:p>3</text:p>
          </table:table-cell>
          <table:table-cell office:value-type="string" calcext:value-type="string">
            <text:p>NBM 2</text:p>
          </table:table-cell>
          <table:table-cell office:value-type="string" calcext:value-type="string">
            <text:p>LERNPSYCHOLOGIE</text:p>
          </table:table-cell>
          <table:table-cell table:number-columns-repeated="5"/>
        </table:table-row>
        <table:table-row table:style-name="ro1">
          <table:table-cell table:formula="of:=IF(LEN([.B1725])=1;0;IF(LEN([.B1725])=2;1;IF(LEN([.B1725])=3;2;IF(LEN([.B1725])=5;3;IF(LEN([.B1725])=6;4;IF(LEN([.B1725])=7;5;&quot;Fehler&quot;))))))" office:value-type="float" office:value="3" calcext:value-type="float">
            <text:p>3</text:p>
          </table:table-cell>
          <table:table-cell office:value-type="string" calcext:value-type="string">
            <text:p>NBM 3</text:p>
          </table:table-cell>
          <table:table-cell office:value-type="string" calcext:value-type="string">
            <text:p>EINZELNE SCHULISCHE ERZIEHUNGSPROBLEME</text:p>
          </table:table-cell>
          <table:table-cell table:number-columns-repeated="5"/>
        </table:table-row>
        <table:table-row table:style-name="ro1">
          <table:table-cell table:formula="of:=IF(LEN([.B1726])=1;0;IF(LEN([.B1726])=2;1;IF(LEN([.B1726])=3;2;IF(LEN([.B1726])=5;3;IF(LEN([.B1726])=6;4;IF(LEN([.B1726])=7;5;&quot;Fehler&quot;))))))" office:value-type="float" office:value="2" calcext:value-type="float">
            <text:p>2</text:p>
          </table:table-cell>
          <table:table-cell office:value-type="string" calcext:value-type="string">
            <text:p>NBN</text:p>
          </table:table-cell>
          <table:table-cell office:value-type="string" calcext:value-type="string">
            <text:p>PAEDAGOGISCHE SOZIOLOGIE</text:p>
          </table:table-cell>
          <table:table-cell table:number-columns-repeated="5"/>
        </table:table-row>
        <table:table-row table:style-name="ro1">
          <table:table-cell table:formula="of:=IF(LEN([.B1727])=1;0;IF(LEN([.B1727])=2;1;IF(LEN([.B1727])=3;2;IF(LEN([.B1727])=5;3;IF(LEN([.B1727])=6;4;IF(LEN([.B1727])=7;5;&quot;Fehler&quot;))))))" office:value-type="float" office:value="3" calcext:value-type="float">
            <text:p>3</text:p>
          </table:table-cell>
          <table:table-cell office:value-type="string" calcext:value-type="string">
            <text:p>NBN 4</text:p>
          </table:table-cell>
          <table:table-cell office:value-type="string" calcext:value-type="string">
            <text:p>GESCHLECHTSSPEZIFISCHE ERZIEHUNG</text:p>
          </table:table-cell>
          <table:table-cell table:number-columns-repeated="5"/>
        </table:table-row>
        <table:table-row table:style-name="ro1">
          <table:table-cell table:formula="of:=IF(LEN([.B1728])=1;0;IF(LEN([.B1728])=2;1;IF(LEN([.B1728])=3;2;IF(LEN([.B1728])=5;3;IF(LEN([.B1728])=6;4;IF(LEN([.B1728])=7;5;&quot;Fehler&quot;))))))" office:value-type="float" office:value="3" calcext:value-type="float">
            <text:p>3</text:p>
          </table:table-cell>
          <table:table-cell office:value-type="string" calcext:value-type="string">
            <text:p>NBN 5</text:p>
          </table:table-cell>
          <table:table-cell office:value-type="string" calcext:value-type="string">
            <text:p>AUSLAENDERPAEDAGOGIK</text:p>
          </table:table-cell>
          <table:table-cell table:number-columns-repeated="5"/>
        </table:table-row>
        <table:table-row table:style-name="ro1">
          <table:table-cell table:formula="of:=IF(LEN([.B1729])=1;0;IF(LEN([.B1729])=2;1;IF(LEN([.B1729])=3;2;IF(LEN([.B1729])=5;3;IF(LEN([.B1729])=6;4;IF(LEN([.B1729])=7;5;&quot;Fehler&quot;))))))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ESCHICHTE DER PAEDAGOGIK</text:p>
          </table:table-cell>
          <table:table-cell table:number-columns-repeated="5"/>
        </table:table-row>
        <table:table-row table:style-name="ro1">
          <table:table-cell table:formula="of:=IF(LEN([.B1730])=1;0;IF(LEN([.B1730])=2;1;IF(LEN([.B1730])=3;2;IF(LEN([.B1730])=5;3;IF(LEN([.B1730])=6;4;IF(LEN([.B1730])=7;5;&quot;Fehler&quot;))))))" office:value-type="float" office:value="2" calcext:value-type="float">
            <text:p>2</text:p>
          </table:table-cell>
          <table:table-cell office:value-type="string" calcext:value-type="string">
            <text:p>NCH</text:p>
          </table:table-cell>
          <table:table-cell office:value-type="string" calcext:value-type="string">
            <text:p>GESCHICHTE DES SCHULWESENS UND DER LEHRERBILDUNG REGIONALE SCHULGESCHICHTE</text:p>
          </table:table-cell>
          <table:table-cell table:number-columns-repeated="5"/>
        </table:table-row>
        <table:table-row table:style-name="ro1">
          <table:table-cell table:formula="of:=IF(LEN([.B1731])=1;0;IF(LEN([.B1731])=2;1;IF(LEN([.B1731])=3;2;IF(LEN([.B1731])=5;3;IF(LEN([.B1731])=6;4;IF(LEN([.B1731])=7;5;&quot;Fehler&quot;))))))" office:value-type="float" office:value="2" calcext:value-type="float">
            <text:p>2</text:p>
          </table:table-cell>
          <table:table-cell office:value-type="string" calcext:value-type="string">
            <text:p>NCK</text:p>
          </table:table-cell>
          <table:table-cell office:value-type="string" calcext:value-type="string">
            <text:p>GESCHICHTE DER PAEDAGOGIK IN EINZELNEN EPOCHEN BIS 1945</text:p>
          </table:table-cell>
          <table:table-cell table:number-columns-repeated="5"/>
        </table:table-row>
        <table:table-row table:style-name="ro1">
          <table:table-cell table:formula="of:=IF(LEN([.B1732])=1;0;IF(LEN([.B1732])=2;1;IF(LEN([.B1732])=3;2;IF(LEN([.B1732])=5;3;IF(LEN([.B1732])=6;4;IF(LEN([.B1732])=7;5;&quot;Fehler&quot;))))))" office:value-type="float" office:value="2" calcext:value-type="float">
            <text:p>2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QUELLENSAMMLUNGEN</text:p>
          </table:table-cell>
          <table:table-cell table:number-columns-repeated="5"/>
        </table:table-row>
        <table:table-row table:style-name="ro1">
          <table:table-cell table:formula="of:=IF(LEN([.B1733])=1;0;IF(LEN([.B1733])=2;1;IF(LEN([.B1733])=3;2;IF(LEN([.B1733])=5;3;IF(LEN([.B1733])=6;4;IF(LEN([.B1733])=7;5;&quot;Fehler&quot;))))))" office:value-type="float" office:value="3" calcext:value-type="float">
            <text:p>3</text:p>
          </table:table-cell>
          <table:table-cell office:value-type="string" calcext:value-type="string">
            <text:p>NCL 1</text:p>
          </table:table-cell>
          <table:table-cell office:value-type="string" calcext:value-type="string">
            <text:p>GESAMMELTE UND AUSGEWAEHLTE WERKE EINZELNER PAEDAGOGEN</text:p>
          </table:table-cell>
          <table:table-cell table:number-columns-repeated="5"/>
        </table:table-row>
        <table:table-row table:style-name="ro1">
          <table:table-cell table:formula="of:=IF(LEN([.B1734])=1;0;IF(LEN([.B1734])=2;1;IF(LEN([.B1734])=3;2;IF(LEN([.B1734])=5;3;IF(LEN([.B1734])=6;4;IF(LEN([.B1734])=7;5;&quot;Fehler&quot;))))))" office:value-type="float" office:value="1" calcext:value-type="float">
            <text:p>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ALLGEMEINE UNTERRICHTSLEHRE <text:s/>ALLGEMEINE UNTERRICHTSFORSCHUNG : GESAMTDARSTELLUNGEN, DARSTELLUNGEN MEHRERER TEILGEBIETE DER DIDAKTIK UND METHODIK</text:p>
          </table:table-cell>
          <table:table-cell table:number-columns-repeated="5"/>
        </table:table-row>
        <table:table-row table:style-name="ro1">
          <table:table-cell table:formula="of:=IF(LEN([.B1735])=1;0;IF(LEN([.B1735])=2;1;IF(LEN([.B1735])=3;2;IF(LEN([.B1735])=5;3;IF(LEN([.B1735])=6;4;IF(LEN([.B1735])=7;5;&quot;Fehler&quot;))))))" office:value-type="float" office:value="2" calcext:value-type="float">
            <text:p>2</text:p>
          </table:table-cell>
          <table:table-cell office:value-type="string" calcext:value-type="string">
            <text:p>NDF</text:p>
          </table:table-cell>
          <table:table-cell office:value-type="string" calcext:value-type="string">
            <text:p>CURRICULUMFORSCHUNG</text:p>
          </table:table-cell>
          <table:table-cell table:number-columns-repeated="5"/>
        </table:table-row>
        <table:table-row table:style-name="ro1">
          <table:table-cell table:formula="of:=IF(LEN([.B1736])=1;0;IF(LEN([.B1736])=2;1;IF(LEN([.B1736])=3;2;IF(LEN([.B1736])=5;3;IF(LEN([.B1736])=6;4;IF(LEN([.B1736])=7;5;&quot;Fehler&quot;))))))" office:value-type="float" office:value="2" calcext:value-type="float">
            <text:p>2</text:p>
          </table:table-cell>
          <table:table-cell office:value-type="string" calcext:value-type="string">
            <text:p>NDG</text:p>
          </table:table-cell>
          <table:table-cell office:value-type="string" calcext:value-type="string">
            <text:p>UNTERRICHTSPLANUNG <text:s/>DIDAKTISCHE ANALYSE UNTERRICHTSVORBEREITUNG</text:p>
          </table:table-cell>
          <table:table-cell table:number-columns-repeated="5"/>
        </table:table-row>
        <table:table-row table:style-name="ro1">
          <table:table-cell table:formula="of:=IF(LEN([.B1737])=1;0;IF(LEN([.B1737])=2;1;IF(LEN([.B1737])=3;2;IF(LEN([.B1737])=5;3;IF(LEN([.B1737])=6;4;IF(LEN([.B1737])=7;5;&quot;Fehler&quot;))))))" office:value-type="float" office:value="2" calcext:value-type="float">
            <text:p>2</text:p>
          </table:table-cell>
          <table:table-cell office:value-type="string" calcext:value-type="string">
            <text:p>NDK</text:p>
          </table:table-cell>
          <table:table-cell office:value-type="string" calcext:value-type="string">
            <text:p>UNTERRICHTSMETHODEN <text:s/>UNTERRICHTSFORMEN : ALLGEMEINES , DARSTELLUNGEN MEHRERER LEHRVERFAHREN</text:p>
          </table:table-cell>
          <table:table-cell table:number-columns-repeated="5"/>
        </table:table-row>
        <table:table-row table:style-name="ro1">
          <table:table-cell table:formula="of:=IF(LEN([.B1738])=1;0;IF(LEN([.B1738])=2;1;IF(LEN([.B1738])=3;2;IF(LEN([.B1738])=5;3;IF(LEN([.B1738])=6;4;IF(LEN([.B1738])=7;5;&quot;Fehler&quot;))))))" office:value-type="float" office:value="3" calcext:value-type="float">
            <text:p>3</text:p>
          </table:table-cell>
          <table:table-cell office:value-type="string" calcext:value-type="string">
            <text:p>NDK 1</text:p>
          </table:table-cell>
          <table:table-cell office:value-type="string" calcext:value-type="string">
            <text:p>ARBEITSSCHULUNTERRICHT <text:s/>ARBEITSUNTERRICHT</text:p>
          </table:table-cell>
          <table:table-cell table:number-columns-repeated="5"/>
        </table:table-row>
        <table:table-row table:style-name="ro1">
          <table:table-cell table:formula="of:=IF(LEN([.B1739])=1;0;IF(LEN([.B1739])=2;1;IF(LEN([.B1739])=3;2;IF(LEN([.B1739])=5;3;IF(LEN([.B1739])=6;4;IF(LEN([.B1739])=7;5;&quot;Fehler&quot;))))))" office:value-type="float" office:value="3" calcext:value-type="float">
            <text:p>3</text:p>
          </table:table-cell>
          <table:table-cell office:value-type="string" calcext:value-type="string">
            <text:p>NDK 2</text:p>
          </table:table-cell>
          <table:table-cell office:value-type="string" calcext:value-type="string">
            <text:p>GESAMTUNTERRICHT <text:s/>GANZHEITLICHER UNTERRICHT</text:p>
          </table:table-cell>
          <table:table-cell table:number-columns-repeated="5"/>
        </table:table-row>
        <table:table-row table:style-name="ro1">
          <table:table-cell table:formula="of:=IF(LEN([.B1740])=1;0;IF(LEN([.B1740])=2;1;IF(LEN([.B1740])=3;2;IF(LEN([.B1740])=5;3;IF(LEN([.B1740])=6;4;IF(LEN([.B1740])=7;5;&quot;Fehler&quot;))))))" office:value-type="float" office:value="3" calcext:value-type="float">
            <text:p>3</text:p>
          </table:table-cell>
          <table:table-cell office:value-type="string" calcext:value-type="string">
            <text:p>NDK 3</text:p>
          </table:table-cell>
          <table:table-cell office:value-type="string" calcext:value-type="string">
            <text:p>GRUPPENUNTERRICHT <text:s/>JENA-PLAN</text:p>
          </table:table-cell>
          <table:table-cell table:number-columns-repeated="5"/>
        </table:table-row>
        <table:table-row table:style-name="ro1">
          <table:table-cell table:formula="of:=IF(LEN([.B1741])=1;0;IF(LEN([.B1741])=2;1;IF(LEN([.B1741])=3;2;IF(LEN([.B1741])=5;3;IF(LEN([.B1741])=6;4;IF(LEN([.B1741])=7;5;&quot;Fehler&quot;))))))" office:value-type="float" office:value="3" calcext:value-type="float">
            <text:p>3</text:p>
          </table:table-cell>
          <table:table-cell office:value-type="string" calcext:value-type="string">
            <text:p>NDK 4</text:p>
          </table:table-cell>
          <table:table-cell office:value-type="string" calcext:value-type="string">
            <text:p>EXEMPLARISCHER UNTERRICHT</text:p>
          </table:table-cell>
          <table:table-cell table:number-columns-repeated="5"/>
        </table:table-row>
        <table:table-row table:style-name="ro1">
          <table:table-cell table:formula="of:=IF(LEN([.B1742])=1;0;IF(LEN([.B1742])=2;1;IF(LEN([.B1742])=3;2;IF(LEN([.B1742])=5;3;IF(LEN([.B1742])=6;4;IF(LEN([.B1742])=7;5;&quot;Fehler&quot;))))))" office:value-type="float" office:value="3" calcext:value-type="float">
            <text:p>3</text:p>
          </table:table-cell>
          <table:table-cell office:value-type="string" calcext:value-type="string">
            <text:p>NDK 5</text:p>
          </table:table-cell>
          <table:table-cell office:value-type="string" calcext:value-type="string">
            <text:p>PROGRAMMIERTER UNTERRICHT <text:s/>COMPUTERUNTERSTUETZTER UNTERRICHT</text:p>
          </table:table-cell>
          <table:table-cell table:number-columns-repeated="5"/>
        </table:table-row>
        <table:table-row table:style-name="ro1">
          <table:table-cell table:formula="of:=IF(LEN([.B1743])=1;0;IF(LEN([.B1743])=2;1;IF(LEN([.B1743])=3;2;IF(LEN([.B1743])=5;3;IF(LEN([.B1743])=6;4;IF(LEN([.B1743])=7;5;&quot;Fehler&quot;))))))" office:value-type="float" office:value="3" calcext:value-type="float">
            <text:p>3</text:p>
          </table:table-cell>
          <table:table-cell office:value-type="string" calcext:value-type="string">
            <text:p>NDK 6</text:p>
          </table:table-cell>
          <table:table-cell office:value-type="string" calcext:value-type="string">
            <text:p>SONSTIGE UNTERRICHTSMETHODEN UND -FORMEN</text:p>
          </table:table-cell>
          <table:table-cell table:number-columns-repeated="5"/>
        </table:table-row>
        <table:table-row table:style-name="ro1">
          <table:table-cell table:formula="of:=IF(LEN([.B1744])=1;0;IF(LEN([.B1744])=2;1;IF(LEN([.B1744])=3;2;IF(LEN([.B1744])=5;3;IF(LEN([.B1744])=6;4;IF(LEN([.B1744])=7;5;&quot;Fehler&quot;))))))" office:value-type="float" office:value="2" calcext:value-type="float">
            <text:p>2</text:p>
          </table:table-cell>
          <table:table-cell office:value-type="string" calcext:value-type="string">
            <text:p>NDL</text:p>
          </table:table-cell>
          <table:table-cell office:value-type="string" calcext:value-type="string">
            <text:p>UNTERRICHTSLEHRE EINZELNER SCHULFORMEN</text:p>
          </table:table-cell>
          <table:table-cell table:number-columns-repeated="5"/>
        </table:table-row>
        <table:table-row table:style-name="ro1">
          <table:table-cell table:formula="of:=IF(LEN([.B1745])=1;0;IF(LEN([.B1745])=2;1;IF(LEN([.B1745])=3;2;IF(LEN([.B1745])=5;3;IF(LEN([.B1745])=6;4;IF(LEN([.B1745])=7;5;&quot;Fehler&quot;))))))" office:value-type="float" office:value="3" calcext:value-type="float">
            <text:p>3</text:p>
          </table:table-cell>
          <table:table-cell office:value-type="string" calcext:value-type="string">
            <text:p>NDL 1</text:p>
          </table:table-cell>
          <table:table-cell office:value-type="string" calcext:value-type="string">
            <text:p>GRUND- UND HAUPTSCHULUNTERRICHT : ALLGEMEINES, DARSTELLUNGEN MEHRERER STUFEN, LEHRPLAENE</text:p>
          </table:table-cell>
          <table:table-cell table:number-columns-repeated="5"/>
        </table:table-row>
        <table:table-row table:style-name="ro1">
          <table:table-cell table:formula="of:=IF(LEN([.B1746])=1;0;IF(LEN([.B1746])=2;1;IF(LEN([.B1746])=3;2;IF(LEN([.B1746])=5;3;IF(LEN([.B1746])=6;4;IF(LEN([.B1746])=7;5;&quot;Fehler&quot;))))))" office:value-type="float" office:value="4" calcext:value-type="float">
            <text:p>4</text:p>
          </table:table-cell>
          <table:table-cell office:value-type="string" calcext:value-type="string">
            <text:p>NDL 10</text:p>
          </table:table-cell>
          <table:table-cell office:value-type="string" calcext:value-type="string">
            <text:p>GRUNDSCHULUNTERRICHT (1.-4. SCHULJAHR) <text:s/>LEHRPLAENE</text:p>
          </table:table-cell>
          <table:table-cell table:number-columns-repeated="5"/>
        </table:table-row>
        <table:table-row table:style-name="ro1">
          <table:table-cell table:formula="of:=IF(LEN([.B1747])=1;0;IF(LEN([.B1747])=2;1;IF(LEN([.B1747])=3;2;IF(LEN([.B1747])=5;3;IF(LEN([.B1747])=6;4;IF(LEN([.B1747])=7;5;&quot;Fehler&quot;))))))" office:value-type="float" office:value="4" calcext:value-type="float">
            <text:p>4</text:p>
          </table:table-cell>
          <table:table-cell office:value-type="string" calcext:value-type="string">
            <text:p>NDL 12</text:p>
          </table:table-cell>
          <table:table-cell office:value-type="string" calcext:value-type="string">
            <text:p>HAUPTSCHULUNTERRICHT <text:s/>LEHRPLAENE</text:p>
          </table:table-cell>
          <table:table-cell table:number-columns-repeated="5"/>
        </table:table-row>
        <table:table-row table:style-name="ro1">
          <table:table-cell table:formula="of:=IF(LEN([.B1748])=1;0;IF(LEN([.B1748])=2;1;IF(LEN([.B1748])=3;2;IF(LEN([.B1748])=5;3;IF(LEN([.B1748])=6;4;IF(LEN([.B1748])=7;5;&quot;Fehler&quot;))))))" office:value-type="float" office:value="3" calcext:value-type="float">
            <text:p>3</text:p>
          </table:table-cell>
          <table:table-cell office:value-type="string" calcext:value-type="string">
            <text:p>NDL 2</text:p>
          </table:table-cell>
          <table:table-cell office:value-type="string" calcext:value-type="string">
            <text:p>REALSCHULUNTERRICHT <text:s/>GYMNASIALUNTERRICHT <text:s/>LEHRPLAENE</text:p>
          </table:table-cell>
          <table:table-cell table:number-columns-repeated="5"/>
        </table:table-row>
        <table:table-row table:style-name="ro1">
          <table:table-cell table:formula="of:=IF(LEN([.B1749])=1;0;IF(LEN([.B1749])=2;1;IF(LEN([.B1749])=3;2;IF(LEN([.B1749])=5;3;IF(LEN([.B1749])=6;4;IF(LEN([.B1749])=7;5;&quot;Fehler&quot;))))))" office:value-type="float" office:value="3" calcext:value-type="float">
            <text:p>3</text:p>
          </table:table-cell>
          <table:table-cell office:value-type="string" calcext:value-type="string">
            <text:p>NDL 5</text:p>
          </table:table-cell>
          <table:table-cell office:value-type="string" calcext:value-type="string">
            <text:p>GESAMTSCHULUNTERRICHT <text:s/>LEHRPLAENE</text:p>
          </table:table-cell>
          <table:table-cell table:number-columns-repeated="5"/>
        </table:table-row>
        <table:table-row table:style-name="ro1">
          <table:table-cell table:formula="of:=IF(LEN([.B1750])=1;0;IF(LEN([.B1750])=2;1;IF(LEN([.B1750])=3;2;IF(LEN([.B1750])=5;3;IF(LEN([.B1750])=6;4;IF(LEN([.B1750])=7;5;&quot;Fehler&quot;))))))" office:value-type="float" office:value="2" calcext:value-type="float">
            <text:p>2</text:p>
          </table:table-cell>
          <table:table-cell office:value-type="string" calcext:value-type="string">
            <text:p>NDM</text:p>
          </table:table-cell>
          <table:table-cell office:value-type="string" calcext:value-type="string">
            <text:p>UNTERRICHTSHILFEN</text:p>
          </table:table-cell>
          <table:table-cell table:number-columns-repeated="5"/>
        </table:table-row>
        <table:table-row table:style-name="ro1">
          <table:table-cell table:formula="of:=IF(LEN([.B1751])=1;0;IF(LEN([.B1751])=2;1;IF(LEN([.B1751])=3;2;IF(LEN([.B1751])=5;3;IF(LEN([.B1751])=6;4;IF(LEN([.B1751])=7;5;&quot;Fehler&quot;))))))" office:value-type="float" office:value="3" calcext:value-type="float">
            <text:p>3</text:p>
          </table:table-cell>
          <table:table-cell office:value-type="string" calcext:value-type="string">
            <text:p>NDM 1</text:p>
          </table:table-cell>
          <table:table-cell office:value-type="string" calcext:value-type="string">
            <text:p>AUDIOVISUELLE UNTERRICHTSHILFEN (MEDIENDIDAKTIK)</text:p>
          </table:table-cell>
          <table:table-cell table:number-columns-repeated="5"/>
        </table:table-row>
        <table:table-row table:style-name="ro1">
          <table:table-cell table:formula="of:=IF(LEN([.B1752])=1;0;IF(LEN([.B1752])=2;1;IF(LEN([.B1752])=3;2;IF(LEN([.B1752])=5;3;IF(LEN([.B1752])=6;4;IF(LEN([.B1752])=7;5;&quot;Fehler&quot;))))))" office:value-type="float" office:value="2" calcext:value-type="float">
            <text:p>2</text:p>
          </table:table-cell>
          <table:table-cell office:value-type="string" calcext:value-type="string">
            <text:p>NDN</text:p>
          </table:table-cell>
          <table:table-cell office:value-type="string" calcext:value-type="string">
            <text:p>EINZELFRAGEN DER UNTERRICHTSPRAXIS</text:p>
          </table:table-cell>
          <table:table-cell table:number-columns-repeated="5"/>
        </table:table-row>
        <table:table-row table:style-name="ro1">
          <table:table-cell table:formula="of:=IF(LEN([.B1753])=1;0;IF(LEN([.B1753])=2;1;IF(LEN([.B1753])=3;2;IF(LEN([.B1753])=5;3;IF(LEN([.B1753])=6;4;IF(LEN([.B1753])=7;5;&quot;Fehler&quot;))))))" office:value-type="float" office:value="1" calcext:value-type="float">
            <text:p>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BESONDERE UNTERRICHTSLEHRE <text:s/>FAECHERUEBERGREIFENDER UNTERRICHT : DARSTELLUNGEN MEHRERER TEILGEBIETE</text:p>
          </table:table-cell>
          <table:table-cell table:number-columns-repeated="5"/>
        </table:table-row>
        <table:table-row table:style-name="ro1">
          <table:table-cell table:formula="of:=IF(LEN([.B1754])=1;0;IF(LEN([.B1754])=2;1;IF(LEN([.B1754])=3;2;IF(LEN([.B1754])=5;3;IF(LEN([.B1754])=6;4;IF(LEN([.B1754])=7;5;&quot;Fehler&quot;))))))" office:value-type="float" office:value="4" calcext:value-type="float">
            <text:p>4</text:p>
          </table:table-cell>
          <table:table-cell office:value-type="string" calcext:value-type="string">
            <text:p>NEA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LEN([.B1755])=1;0;IF(LEN([.B1755])=2;1;IF(LEN([.B1755])=3;2;IF(LEN([.B1755])=5;3;IF(LEN([.B1755])=6;4;IF(LEN([.B1755])=7;5;&quot;Fehler&quot;))))))" office:value-type="float" office:value="2" calcext:value-type="float">
            <text:p>2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AEDAGOGIKUNTERRICHT <text:s/>PSYCHOLOGIEUNTERRICHT</text:p>
          </table:table-cell>
          <table:table-cell table:number-columns-repeated="5"/>
        </table:table-row>
        <table:table-row table:style-name="ro1">
          <table:table-cell table:formula="of:=IF(LEN([.B1756])=1;0;IF(LEN([.B1756])=2;1;IF(LEN([.B1756])=3;2;IF(LEN([.B1756])=5;3;IF(LEN([.B1756])=6;4;IF(LEN([.B1756])=7;5;&quot;Fehler&quot;))))))" office:value-type="float" office:value="2" calcext:value-type="float">
            <text:p>2</text:p>
          </table:table-cell>
          <table:table-cell office:value-type="string" calcext:value-type="string">
            <text:p>NEH</text:p>
          </table:table-cell>
          <table:table-cell office:value-type="string" calcext:value-type="string">
            <text:p>PHILOSOPHIEUNTERRICHT <text:s/>ETHIKUNTERRICHT</text:p>
          </table:table-cell>
          <table:table-cell table:number-columns-repeated="5"/>
        </table:table-row>
        <table:table-row table:style-name="ro1">
          <table:table-cell table:formula="of:=IF(LEN([.B1757])=1;0;IF(LEN([.B1757])=2;1;IF(LEN([.B1757])=3;2;IF(LEN([.B1757])=5;3;IF(LEN([.B1757])=6;4;IF(LEN([.B1757])=7;5;&quot;Fehler&quot;))))))" office:value-type="float" office:value="2" calcext:value-type="float">
            <text:p>2</text:p>
          </table:table-cell>
          <table:table-cell office:value-type="string" calcext:value-type="string">
            <text:p>NEK</text:p>
          </table:table-cell>
          <table:table-cell office:value-type="string" calcext:value-type="string">
            <text:p>RELIGIONSUNTERRICHT</text:p>
          </table:table-cell>
          <table:table-cell table:number-columns-repeated="5"/>
        </table:table-row>
        <table:table-row table:style-name="ro1">
          <table:table-cell table:formula="of:=IF(LEN([.B1758])=1;0;IF(LEN([.B1758])=2;1;IF(LEN([.B1758])=3;2;IF(LEN([.B1758])=5;3;IF(LEN([.B1758])=6;4;IF(LEN([.B1758])=7;5;&quot;Fehler&quot;))))))" office:value-type="float" office:value="4" calcext:value-type="float">
            <text:p>4</text:p>
          </table:table-cell>
          <table:table-cell office:value-type="string" calcext:value-type="string">
            <text:p>NEK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LEN([.B1759])=1;0;IF(LEN([.B1759])=2;1;IF(LEN([.B1759])=3;2;IF(LEN([.B1759])=5;3;IF(LEN([.B1759])=6;4;IF(LEN([.B1759])=7;5;&quot;Fehler&quot;))))))" office:value-type="float" office:value="4" calcext:value-type="float">
            <text:p>4</text:p>
          </table:table-cell>
          <table:table-cell office:value-type="string" calcext:value-type="string">
            <text:p>NEK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LEN([.B1760])=1;0;IF(LEN([.B1760])=2;1;IF(LEN([.B1760])=3;2;IF(LEN([.B1760])=5;3;IF(LEN([.B1760])=6;4;IF(LEN([.B1760])=7;5;&quot;Fehler&quot;))))))" office:value-type="float" office:value="4" calcext:value-type="float">
            <text:p>4</text:p>
          </table:table-cell>
          <table:table-cell office:value-type="string" calcext:value-type="string">
            <text:p>NEK 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761])=1;0;IF(LEN([.B1761])=2;1;IF(LEN([.B1761])=3;2;IF(LEN([.B1761])=5;3;IF(LEN([.B1761])=6;4;IF(LEN([.B1761])=7;5;&quot;Fehler&quot;))))))" office:value-type="float" office:value="3" calcext:value-type="float">
            <text:p>3</text:p>
          </table:table-cell>
          <table:table-cell office:value-type="string" calcext:value-type="string">
            <text:p>NEK 1</text:p>
          </table:table-cell>
          <table:table-cell office:value-type="string" calcext:value-type="string">
            <text:p>KATHOLISCHER RELIGIONSUNTERRICHT</text:p>
          </table:table-cell>
          <table:table-cell table:number-columns-repeated="5"/>
        </table:table-row>
        <table:table-row table:style-name="ro1">
          <table:table-cell table:formula="of:=IF(LEN([.B1762])=1;0;IF(LEN([.B1762])=2;1;IF(LEN([.B1762])=3;2;IF(LEN([.B1762])=5;3;IF(LEN([.B1762])=6;4;IF(LEN([.B1762])=7;5;&quot;Fehler&quot;))))))" office:value-type="float" office:value="3" calcext:value-type="float">
            <text:p>3</text:p>
          </table:table-cell>
          <table:table-cell office:value-type="string" calcext:value-type="string">
            <text:p>NEK 2</text:p>
          </table:table-cell>
          <table:table-cell office:value-type="string" calcext:value-type="string">
            <text:p>EVANGELISCHER RELIGIONSUNTERRICHT</text:p>
          </table:table-cell>
          <table:table-cell table:number-columns-repeated="5"/>
        </table:table-row>
        <table:table-row table:style-name="ro1">
          <table:table-cell table:formula="of:=IF(LEN([.B1763])=1;0;IF(LEN([.B1763])=2;1;IF(LEN([.B1763])=3;2;IF(LEN([.B1763])=5;3;IF(LEN([.B1763])=6;4;IF(LEN([.B1763])=7;5;&quot;Fehler&quot;))))))" office:value-type="float" office:value="2" calcext:value-type="float">
            <text:p>2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LESENLERNEN <text:s/>SCHREIBUNTERRICHT <text:s/>FIBEL</text:p>
          </table:table-cell>
          <table:table-cell table:number-columns-repeated="5"/>
        </table:table-row>
        <table:table-row table:style-name="ro1">
          <table:table-cell table:formula="of:=IF(LEN([.B1764])=1;0;IF(LEN([.B1764])=2;1;IF(LEN([.B1764])=3;2;IF(LEN([.B1764])=5;3;IF(LEN([.B1764])=6;4;IF(LEN([.B1764])=7;5;&quot;Fehler&quot;))))))" office:value-type="float" office:value="4" calcext:value-type="float">
            <text:p>4</text:p>
          </table:table-cell>
          <table:table-cell office:value-type="string" calcext:value-type="string">
            <text:p>NEL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LEN([.B1765])=1;0;IF(LEN([.B1765])=2;1;IF(LEN([.B1765])=3;2;IF(LEN([.B1765])=5;3;IF(LEN([.B1765])=6;4;IF(LEN([.B1765])=7;5;&quot;Fehler&quot;))))))" office:value-type="float" office:value="4" calcext:value-type="float">
            <text:p>4</text:p>
          </table:table-cell>
          <table:table-cell office:value-type="string" calcext:value-type="string">
            <text:p>NEL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LEN([.B1766])=1;0;IF(LEN([.B1766])=2;1;IF(LEN([.B1766])=3;2;IF(LEN([.B1766])=5;3;IF(LEN([.B1766])=6;4;IF(LEN([.B1766])=7;5;&quot;Fehler&quot;))))))" office:value-type="float" office:value="4" calcext:value-type="float">
            <text:p>4</text:p>
          </table:table-cell>
          <table:table-cell office:value-type="string" calcext:value-type="string">
            <text:p>NEL 03</text:p>
          </table:table-cell>
          <table:table-cell office:value-type="string" calcext:value-type="string">
            <text:p>SCHULBUECHER (FIBELN)</text:p>
          </table:table-cell>
          <table:table-cell table:number-columns-repeated="5"/>
        </table:table-row>
        <table:table-row table:style-name="ro1">
          <table:table-cell table:formula="of:=IF(LEN([.B1767])=1;0;IF(LEN([.B1767])=2;1;IF(LEN([.B1767])=3;2;IF(LEN([.B1767])=5;3;IF(LEN([.B1767])=6;4;IF(LEN([.B1767])=7;5;&quot;Fehler&quot;))))))" office:value-type="float" office:value="2" calcext:value-type="float">
            <text:p>2</text:p>
          </table:table-cell>
          <table:table-cell office:value-type="string" calcext:value-type="string">
            <text:p>NEM</text:p>
          </table:table-cell>
          <table:table-cell office:value-type="string" calcext:value-type="string">
            <text:p>DEUTSCHUNTERRICHT : ALLGEMEINES</text:p>
          </table:table-cell>
          <table:table-cell table:number-columns-repeated="5"/>
        </table:table-row>
        <table:table-row table:style-name="ro1">
          <table:table-cell table:formula="of:=IF(LEN([.B1768])=1;0;IF(LEN([.B1768])=2;1;IF(LEN([.B1768])=3;2;IF(LEN([.B1768])=5;3;IF(LEN([.B1768])=6;4;IF(LEN([.B1768])=7;5;&quot;Fehler&quot;))))))" office:value-type="float" office:value="4" calcext:value-type="float">
            <text:p>4</text:p>
          </table:table-cell>
          <table:table-cell office:value-type="string" calcext:value-type="string">
            <text:p>NEM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LEN([.B1769])=1;0;IF(LEN([.B1769])=2;1;IF(LEN([.B1769])=3;2;IF(LEN([.B1769])=5;3;IF(LEN([.B1769])=6;4;IF(LEN([.B1769])=7;5;&quot;Fehler&quot;))))))" office:value-type="float" office:value="4" calcext:value-type="float">
            <text:p>4</text:p>
          </table:table-cell>
          <table:table-cell office:value-type="string" calcext:value-type="string">
            <text:p>NEM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LEN([.B1770])=1;0;IF(LEN([.B1770])=2;1;IF(LEN([.B1770])=3;2;IF(LEN([.B1770])=5;3;IF(LEN([.B1770])=6;4;IF(LEN([.B1770])=7;5;&quot;Fehler&quot;))))))" office:value-type="float" office:value="3" calcext:value-type="float">
            <text:p>3</text:p>
          </table:table-cell>
          <table:table-cell office:value-type="string" calcext:value-type="string">
            <text:p>NEM 1</text:p>
          </table:table-cell>
          <table:table-cell office:value-type="string" calcext:value-type="string">
            <text:p>DEUTSCHER SPRACHUNTERRICHT</text:p>
          </table:table-cell>
          <table:table-cell table:number-columns-repeated="5"/>
        </table:table-row>
        <table:table-row table:style-name="ro1">
          <table:table-cell table:formula="of:=IF(LEN([.B1771])=1;0;IF(LEN([.B1771])=2;1;IF(LEN([.B1771])=3;2;IF(LEN([.B1771])=5;3;IF(LEN([.B1771])=6;4;IF(LEN([.B1771])=7;5;&quot;Fehler&quot;))))))" office:value-type="float" office:value="5" calcext:value-type="float">
            <text:p>5</text:p>
          </table:table-cell>
          <table:table-cell office:value-type="string" calcext:value-type="string">
            <text:p>NEM 1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772])=1;0;IF(LEN([.B1772])=2;1;IF(LEN([.B1772])=3;2;IF(LEN([.B1772])=5;3;IF(LEN([.B1772])=6;4;IF(LEN([.B1772])=7;5;&quot;Fehler&quot;))))))" office:value-type="float" office:value="3" calcext:value-type="float">
            <text:p>3</text:p>
          </table:table-cell>
          <table:table-cell office:value-type="string" calcext:value-type="string">
            <text:p>NEM 2</text:p>
          </table:table-cell>
          <table:table-cell office:value-type="string" calcext:value-type="string">
            <text:p>AUFSATZUNTERRICHT</text:p>
          </table:table-cell>
          <table:table-cell table:number-columns-repeated="5"/>
        </table:table-row>
        <table:table-row table:style-name="ro1">
          <table:table-cell table:formula="of:=IF(LEN([.B1773])=1;0;IF(LEN([.B1773])=2;1;IF(LEN([.B1773])=3;2;IF(LEN([.B1773])=5;3;IF(LEN([.B1773])=6;4;IF(LEN([.B1773])=7;5;&quot;Fehler&quot;))))))" office:value-type="float" office:value="5" calcext:value-type="float">
            <text:p>5</text:p>
          </table:table-cell>
          <table:table-cell office:value-type="string" calcext:value-type="string">
            <text:p>NEM 2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774])=1;0;IF(LEN([.B1774])=2;1;IF(LEN([.B1774])=3;2;IF(LEN([.B1774])=5;3;IF(LEN([.B1774])=6;4;IF(LEN([.B1774])=7;5;&quot;Fehler&quot;))))))" office:value-type="float" office:value="3" calcext:value-type="float">
            <text:p>3</text:p>
          </table:table-cell>
          <table:table-cell office:value-type="string" calcext:value-type="string">
            <text:p>NEM 3</text:p>
          </table:table-cell>
          <table:table-cell office:value-type="string" calcext:value-type="string">
            <text:p>LITERATURUNTERRICHT <text:s/>LESEBUCH KLASSENLEKTUERE</text:p>
          </table:table-cell>
          <table:table-cell table:number-columns-repeated="5"/>
        </table:table-row>
        <table:table-row table:style-name="ro1">
          <table:table-cell table:formula="of:=IF(LEN([.B1775])=1;0;IF(LEN([.B1775])=2;1;IF(LEN([.B1775])=3;2;IF(LEN([.B1775])=5;3;IF(LEN([.B1775])=6;4;IF(LEN([.B1775])=7;5;&quot;Fehler&quot;))))))" office:value-type="float" office:value="5" calcext:value-type="float">
            <text:p>5</text:p>
          </table:table-cell>
          <table:table-cell office:value-type="string" calcext:value-type="string">
            <text:p>NEM 303</text:p>
          </table:table-cell>
          <table:table-cell office:value-type="string" calcext:value-type="string">
            <text:p>SCHULBUECHER (LESEBUECHER)</text:p>
          </table:table-cell>
          <table:table-cell table:number-columns-repeated="5"/>
        </table:table-row>
        <table:table-row table:style-name="ro1">
          <table:table-cell table:formula="of:=IF(LEN([.B1776])=1;0;IF(LEN([.B1776])=2;1;IF(LEN([.B1776])=3;2;IF(LEN([.B1776])=5;3;IF(LEN([.B1776])=6;4;IF(LEN([.B1776])=7;5;&quot;Fehler&quot;))))))" office:value-type="float" office:value="3" calcext:value-type="float">
            <text:p>3</text:p>
          </table:table-cell>
          <table:table-cell office:value-type="string" calcext:value-type="string">
            <text:p>NEM 7</text:p>
          </table:table-cell>
          <table:table-cell office:value-type="string" calcext:value-type="string">
            <text:p>DEUTSCHUNTERRICHT FUER AUSLAENDER, AUCH AUSSERHALB DER SCHULE (DEUTSCH ALS FREMDSPRACHE)</text:p>
          </table:table-cell>
          <table:table-cell table:number-columns-repeated="5"/>
        </table:table-row>
        <table:table-row table:style-name="ro1">
          <table:table-cell table:formula="of:=IF(LEN([.B1777])=1;0;IF(LEN([.B1777])=2;1;IF(LEN([.B1777])=3;2;IF(LEN([.B1777])=5;3;IF(LEN([.B1777])=6;4;IF(LEN([.B1777])=7;5;&quot;Fehler&quot;))))))" office:value-type="float" office:value="5" calcext:value-type="float">
            <text:p>5</text:p>
          </table:table-cell>
          <table:table-cell office:value-type="string" calcext:value-type="string">
            <text:p>NEM 7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LEN([.B1778])=1;0;IF(LEN([.B1778])=2;1;IF(LEN([.B1778])=3;2;IF(LEN([.B1778])=5;3;IF(LEN([.B1778])=6;4;IF(LEN([.B1778])=7;5;&quot;Fehler&quot;))))))" office:value-type="float" office:value="5" calcext:value-type="float">
            <text:p>5</text:p>
          </table:table-cell>
          <table:table-cell office:value-type="string" calcext:value-type="string">
            <text:p>NEM 7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LEN([.B1779])=1;0;IF(LEN([.B1779])=2;1;IF(LEN([.B1779])=3;2;IF(LEN([.B1779])=5;3;IF(LEN([.B1779])=6;4;IF(LEN([.B1779])=7;5;&quot;Fehler&quot;))))))" office:value-type="float" office:value="5" calcext:value-type="float">
            <text:p>5</text:p>
          </table:table-cell>
          <table:table-cell office:value-type="string" calcext:value-type="string">
            <text:p>NEM 7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780])=1;0;IF(LEN([.B1780])=2;1;IF(LEN([.B1780])=3;2;IF(LEN([.B1780])=5;3;IF(LEN([.B1780])=6;4;IF(LEN([.B1780])=7;5;&quot;Fehler&quot;))))))" office:value-type="float" office:value="2" calcext:value-type="float">
            <text:p>2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FREMDSPRACHLICHER UNTERRICHT : ALLGEMEINES</text:p>
          </table:table-cell>
          <table:table-cell table:number-columns-repeated="5"/>
        </table:table-row>
        <table:table-row table:style-name="ro1">
          <table:table-cell table:formula="of:=IF(LEN([.B1781])=1;0;IF(LEN([.B1781])=2;1;IF(LEN([.B1781])=3;2;IF(LEN([.B1781])=5;3;IF(LEN([.B1781])=6;4;IF(LEN([.B1781])=7;5;&quot;Fehler&quot;))))))" office:value-type="float" office:value="3" calcext:value-type="float">
            <text:p>3</text:p>
          </table:table-cell>
          <table:table-cell office:value-type="string" calcext:value-type="string">
            <text:p>NEN 1</text:p>
          </table:table-cell>
          <table:table-cell office:value-type="string" calcext:value-type="string">
            <text:p>ALTSPRACHLICHER UNTERRICHT</text:p>
          </table:table-cell>
          <table:table-cell table:number-columns-repeated="5"/>
        </table:table-row>
        <table:table-row table:style-name="ro1">
          <table:table-cell table:formula="of:=IF(LEN([.B1782])=1;0;IF(LEN([.B1782])=2;1;IF(LEN([.B1782])=3;2;IF(LEN([.B1782])=5;3;IF(LEN([.B1782])=6;4;IF(LEN([.B1782])=7;5;&quot;Fehler&quot;))))))" office:value-type="float" office:value="5" calcext:value-type="float">
            <text:p>5</text:p>
          </table:table-cell>
          <table:table-cell office:value-type="string" calcext:value-type="string">
            <text:p>NEN 1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LEN([.B1783])=1;0;IF(LEN([.B1783])=2;1;IF(LEN([.B1783])=3;2;IF(LEN([.B1783])=5;3;IF(LEN([.B1783])=6;4;IF(LEN([.B1783])=7;5;&quot;Fehler&quot;))))))" office:value-type="float" office:value="5" calcext:value-type="float">
            <text:p>5</text:p>
          </table:table-cell>
          <table:table-cell office:value-type="string" calcext:value-type="string">
            <text:p>NEN 1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LEN([.B1784])=1;0;IF(LEN([.B1784])=2;1;IF(LEN([.B1784])=3;2;IF(LEN([.B1784])=5;3;IF(LEN([.B1784])=6;4;IF(LEN([.B1784])=7;5;&quot;Fehler&quot;))))))" office:value-type="float" office:value="5" calcext:value-type="float">
            <text:p>5</text:p>
          </table:table-cell>
          <table:table-cell office:value-type="string" calcext:value-type="string">
            <text:p>NEN 1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785])=1;0;IF(LEN([.B1785])=2;1;IF(LEN([.B1785])=3;2;IF(LEN([.B1785])=5;3;IF(LEN([.B1785])=6;4;IF(LEN([.B1785])=7;5;&quot;Fehler&quot;))))))" office:value-type="float" office:value="3" calcext:value-type="float">
            <text:p>3</text:p>
          </table:table-cell>
          <table:table-cell office:value-type="string" calcext:value-type="string">
            <text:p>NEN 2</text:p>
          </table:table-cell>
          <table:table-cell office:value-type="string" calcext:value-type="string">
            <text:p>NEUSPRACHLICHER UNTERRICHT</text:p>
          </table:table-cell>
          <table:table-cell table:number-columns-repeated="5"/>
        </table:table-row>
        <table:table-row table:style-name="ro1">
          <table:table-cell table:formula="of:=IF(LEN([.B1786])=1;0;IF(LEN([.B1786])=2;1;IF(LEN([.B1786])=3;2;IF(LEN([.B1786])=5;3;IF(LEN([.B1786])=6;4;IF(LEN([.B1786])=7;5;&quot;Fehler&quot;))))))" office:value-type="float" office:value="5" calcext:value-type="float">
            <text:p>5</text:p>
          </table:table-cell>
          <table:table-cell office:value-type="string" calcext:value-type="string">
            <text:p>NEN 2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LEN([.B1787])=1;0;IF(LEN([.B1787])=2;1;IF(LEN([.B1787])=3;2;IF(LEN([.B1787])=5;3;IF(LEN([.B1787])=6;4;IF(LEN([.B1787])=7;5;&quot;Fehler&quot;))))))" office:value-type="float" office:value="5" calcext:value-type="float">
            <text:p>5</text:p>
          </table:table-cell>
          <table:table-cell office:value-type="string" calcext:value-type="string">
            <text:p>NEN 2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LEN([.B1788])=1;0;IF(LEN([.B1788])=2;1;IF(LEN([.B1788])=3;2;IF(LEN([.B1788])=5;3;IF(LEN([.B1788])=6;4;IF(LEN([.B1788])=7;5;&quot;Fehler&quot;))))))" office:value-type="float" office:value="5" calcext:value-type="float">
            <text:p>5</text:p>
          </table:table-cell>
          <table:table-cell office:value-type="string" calcext:value-type="string">
            <text:p>NEN 2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789])=1;0;IF(LEN([.B1789])=2;1;IF(LEN([.B1789])=3;2;IF(LEN([.B1789])=5;3;IF(LEN([.B1789])=6;4;IF(LEN([.B1789])=7;5;&quot;Fehler&quot;))))))" office:value-type="float" office:value="4" calcext:value-type="float">
            <text:p>4</text:p>
          </table:table-cell>
          <table:table-cell office:value-type="string" calcext:value-type="string">
            <text:p>NEN 21</text:p>
          </table:table-cell>
          <table:table-cell office:value-type="string" calcext:value-type="string">
            <text:p>ENGLISCHUNTERRICH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N 21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N 21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N 21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793])=1;0;IF(LEN([.B1793])=2;1;IF(LEN([.B1793])=3;2;IF(LEN([.B1793])=5;3;IF(LEN([.B1793])=6;4;IF(LEN([.B1793])=7;5;&quot;Fehler&quot;))))))" office:value-type="float" office:value="4" calcext:value-type="float">
            <text:p>4</text:p>
          </table:table-cell>
          <table:table-cell office:value-type="string" calcext:value-type="string">
            <text:p>NEN 23</text:p>
          </table:table-cell>
          <table:table-cell office:value-type="string" calcext:value-type="string">
            <text:p>FRANZOESISCHUNTERRICH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N 23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N 23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N 23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797])=1;0;IF(LEN([.B1797])=2;1;IF(LEN([.B1797])=3;2;IF(LEN([.B1797])=5;3;IF(LEN([.B1797])=6;4;IF(LEN([.B1797])=7;5;&quot;Fehler&quot;))))))" office:value-type="float" office:value="4" calcext:value-type="float">
            <text:p>4</text:p>
          </table:table-cell>
          <table:table-cell office:value-type="string" calcext:value-type="string">
            <text:p>NEN 26</text:p>
          </table:table-cell>
          <table:table-cell office:value-type="string" calcext:value-type="string">
            <text:p>RUSSISCHUNTERRICH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N 26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N 26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N 26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801])=1;0;IF(LEN([.B1801])=2;1;IF(LEN([.B1801])=3;2;IF(LEN([.B1801])=5;3;IF(LEN([.B1801])=6;4;IF(LEN([.B1801])=7;5;&quot;Fehler&quot;))))))" office:value-type="float" office:value="2" calcext:value-type="float">
            <text:p>2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GESCHICHTSUNTERRICHT</text:p>
          </table:table-cell>
          <table:table-cell table:number-columns-repeated="5"/>
        </table:table-row>
        <table:table-row table:style-name="ro1">
          <table:table-cell table:formula="of:=IF(LEN([.B1802])=1;0;IF(LEN([.B1802])=2;1;IF(LEN([.B1802])=3;2;IF(LEN([.B1802])=5;3;IF(LEN([.B1802])=6;4;IF(LEN([.B1802])=7;5;&quot;Fehler&quot;))))))" office:value-type="float" office:value="4" calcext:value-type="float">
            <text:p>4</text:p>
          </table:table-cell>
          <table:table-cell office:value-type="string" calcext:value-type="string">
            <text:p>NEO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LEN([.B1803])=1;0;IF(LEN([.B1803])=2;1;IF(LEN([.B1803])=3;2;IF(LEN([.B1803])=5;3;IF(LEN([.B1803])=6;4;IF(LEN([.B1803])=7;5;&quot;Fehler&quot;))))))" office:value-type="float" office:value="4" calcext:value-type="float">
            <text:p>4</text:p>
          </table:table-cell>
          <table:table-cell office:value-type="string" calcext:value-type="string">
            <text:p>NEO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LEN([.B1804])=1;0;IF(LEN([.B1804])=2;1;IF(LEN([.B1804])=3;2;IF(LEN([.B1804])=5;3;IF(LEN([.B1804])=6;4;IF(LEN([.B1804])=7;5;&quot;Fehler&quot;))))))" office:value-type="float" office:value="4" calcext:value-type="float">
            <text:p>4</text:p>
          </table:table-cell>
          <table:table-cell office:value-type="string" calcext:value-type="string">
            <text:p>NEO 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805])=1;0;IF(LEN([.B1805])=2;1;IF(LEN([.B1805])=3;2;IF(LEN([.B1805])=5;3;IF(LEN([.B1805])=6;4;IF(LEN([.B1805])=7;5;&quot;Fehler&quot;))))))" office:value-type="float" office:value="2" calcext:value-type="float">
            <text:p>2</text:p>
          </table:table-cell>
          <table:table-cell office:value-type="string" calcext:value-type="string">
            <text:p>NEP</text:p>
          </table:table-cell>
          <table:table-cell office:value-type="string" calcext:value-type="string">
            <text:p>POLITISCHE BILDUNG <text:s/>GESELLSCHAFTSLEHREUNTERRICHT GEMEINSCHAFTSKUNDEUNTERRICHT</text:p>
          </table:table-cell>
          <table:table-cell table:number-columns-repeated="5"/>
        </table:table-row>
        <table:table-row table:style-name="ro1">
          <table:table-cell table:formula="of:=IF(LEN([.B1806])=1;0;IF(LEN([.B1806])=2;1;IF(LEN([.B1806])=3;2;IF(LEN([.B1806])=5;3;IF(LEN([.B1806])=6;4;IF(LEN([.B1806])=7;5;&quot;Fehler&quot;))))))" office:value-type="float" office:value="4" calcext:value-type="float">
            <text:p>4</text:p>
          </table:table-cell>
          <table:table-cell office:value-type="string" calcext:value-type="string">
            <text:p>NEP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LEN([.B1807])=1;0;IF(LEN([.B1807])=2;1;IF(LEN([.B1807])=3;2;IF(LEN([.B1807])=5;3;IF(LEN([.B1807])=6;4;IF(LEN([.B1807])=7;5;&quot;Fehler&quot;))))))" office:value-type="float" office:value="4" calcext:value-type="float">
            <text:p>4</text:p>
          </table:table-cell>
          <table:table-cell office:value-type="string" calcext:value-type="string">
            <text:p>NEP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LEN([.B1808])=1;0;IF(LEN([.B1808])=2;1;IF(LEN([.B1808])=3;2;IF(LEN([.B1808])=5;3;IF(LEN([.B1808])=6;4;IF(LEN([.B1808])=7;5;&quot;Fehler&quot;))))))" office:value-type="float" office:value="4" calcext:value-type="float">
            <text:p>4</text:p>
          </table:table-cell>
          <table:table-cell office:value-type="string" calcext:value-type="string">
            <text:p>NEP 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809])=1;0;IF(LEN([.B1809])=2;1;IF(LEN([.B1809])=3;2;IF(LEN([.B1809])=5;3;IF(LEN([.B1809])=6;4;IF(LEN([.B1809])=7;5;&quot;Fehler&quot;))))))" office:value-type="float" office:value="2" calcext:value-type="float">
            <text:p>2</text:p>
          </table:table-cell>
          <table:table-cell office:value-type="string" calcext:value-type="string">
            <text:p>NEQ</text:p>
          </table:table-cell>
          <table:table-cell office:value-type="string" calcext:value-type="string">
            <text:p>ERDKUNDEUNTERRICHT <text:s/>GEOLOGIEUNTERRICHT</text:p>
          </table:table-cell>
          <table:table-cell table:number-columns-repeated="5"/>
        </table:table-row>
        <table:table-row table:style-name="ro1">
          <table:table-cell table:formula="of:=IF(LEN([.B1810])=1;0;IF(LEN([.B1810])=2;1;IF(LEN([.B1810])=3;2;IF(LEN([.B1810])=5;3;IF(LEN([.B1810])=6;4;IF(LEN([.B1810])=7;5;&quot;Fehler&quot;))))))" office:value-type="float" office:value="4" calcext:value-type="float">
            <text:p>4</text:p>
          </table:table-cell>
          <table:table-cell office:value-type="string" calcext:value-type="string">
            <text:p>NEQ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LEN([.B1811])=1;0;IF(LEN([.B1811])=2;1;IF(LEN([.B1811])=3;2;IF(LEN([.B1811])=5;3;IF(LEN([.B1811])=6;4;IF(LEN([.B1811])=7;5;&quot;Fehler&quot;))))))" office:value-type="float" office:value="4" calcext:value-type="float">
            <text:p>4</text:p>
          </table:table-cell>
          <table:table-cell office:value-type="string" calcext:value-type="string">
            <text:p>NEQ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LEN([.B1812])=1;0;IF(LEN([.B1812])=2;1;IF(LEN([.B1812])=3;2;IF(LEN([.B1812])=5;3;IF(LEN([.B1812])=6;4;IF(LEN([.B1812])=7;5;&quot;Fehler&quot;))))))" office:value-type="float" office:value="4" calcext:value-type="float">
            <text:p>4</text:p>
          </table:table-cell>
          <table:table-cell office:value-type="string" calcext:value-type="string">
            <text:p>NEQ 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813])=1;0;IF(LEN([.B1813])=2;1;IF(LEN([.B1813])=3;2;IF(LEN([.B1813])=5;3;IF(LEN([.B1813])=6;4;IF(LEN([.B1813])=7;5;&quot;Fehler&quot;))))))" office:value-type="float" office:value="2" calcext:value-type="float">
            <text:p>2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SACHUNTERRICHT IN DER GRUNDSCHULE</text:p>
          </table:table-cell>
          <table:table-cell table:number-columns-repeated="5"/>
        </table:table-row>
        <table:table-row table:style-name="ro1">
          <table:table-cell table:formula="of:=IF(LEN([.B1814])=1;0;IF(LEN([.B1814])=2;1;IF(LEN([.B1814])=3;2;IF(LEN([.B1814])=5;3;IF(LEN([.B1814])=6;4;IF(LEN([.B1814])=7;5;&quot;Fehler&quot;))))))" office:value-type="float" office:value="4" calcext:value-type="float">
            <text:p>4</text:p>
          </table:table-cell>
          <table:table-cell office:value-type="string" calcext:value-type="string">
            <text:p>NER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LEN([.B1815])=1;0;IF(LEN([.B1815])=2;1;IF(LEN([.B1815])=3;2;IF(LEN([.B1815])=5;3;IF(LEN([.B1815])=6;4;IF(LEN([.B1815])=7;5;&quot;Fehler&quot;))))))" office:value-type="float" office:value="4" calcext:value-type="float">
            <text:p>4</text:p>
          </table:table-cell>
          <table:table-cell office:value-type="string" calcext:value-type="string">
            <text:p>NER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LEN([.B1816])=1;0;IF(LEN([.B1816])=2;1;IF(LEN([.B1816])=3;2;IF(LEN([.B1816])=5;3;IF(LEN([.B1816])=6;4;IF(LEN([.B1816])=7;5;&quot;Fehler&quot;))))))" office:value-type="float" office:value="4" calcext:value-type="float">
            <text:p>4</text:p>
          </table:table-cell>
          <table:table-cell office:value-type="string" calcext:value-type="string">
            <text:p>NER 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817])=1;0;IF(LEN([.B1817])=2;1;IF(LEN([.B1817])=3;2;IF(LEN([.B1817])=5;3;IF(LEN([.B1817])=6;4;IF(LEN([.B1817])=7;5;&quot;Fehler&quot;))))))" office:value-type="float" office:value="2" calcext:value-type="float">
            <text:p>2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MATHEMATIKUNTERRICHT</text:p>
          </table:table-cell>
          <table:table-cell table:number-columns-repeated="5"/>
        </table:table-row>
        <table:table-row table:style-name="ro1">
          <table:table-cell table:formula="of:=IF(LEN([.B1818])=1;0;IF(LEN([.B1818])=2;1;IF(LEN([.B1818])=3;2;IF(LEN([.B1818])=5;3;IF(LEN([.B1818])=6;4;IF(LEN([.B1818])=7;5;&quot;Fehler&quot;))))))" office:value-type="float" office:value="4" calcext:value-type="float">
            <text:p>4</text:p>
          </table:table-cell>
          <table:table-cell office:value-type="string" calcext:value-type="string">
            <text:p>NES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LEN([.B1819])=1;0;IF(LEN([.B1819])=2;1;IF(LEN([.B1819])=3;2;IF(LEN([.B1819])=5;3;IF(LEN([.B1819])=6;4;IF(LEN([.B1819])=7;5;&quot;Fehler&quot;))))))" office:value-type="float" office:value="4" calcext:value-type="float">
            <text:p>4</text:p>
          </table:table-cell>
          <table:table-cell office:value-type="string" calcext:value-type="string">
            <text:p>NES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LEN([.B1820])=1;0;IF(LEN([.B1820])=2;1;IF(LEN([.B1820])=3;2;IF(LEN([.B1820])=5;3;IF(LEN([.B1820])=6;4;IF(LEN([.B1820])=7;5;&quot;Fehler&quot;))))))" office:value-type="float" office:value="4" calcext:value-type="float">
            <text:p>4</text:p>
          </table:table-cell>
          <table:table-cell office:value-type="string" calcext:value-type="string">
            <text:p>NES 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821])=1;0;IF(LEN([.B1821])=2;1;IF(LEN([.B1821])=3;2;IF(LEN([.B1821])=5;3;IF(LEN([.B1821])=6;4;IF(LEN([.B1821])=7;5;&quot;Fehler&quot;))))))" office:value-type="float" office:value="3" calcext:value-type="float">
            <text:p>3</text:p>
          </table:table-cell>
          <table:table-cell office:value-type="string" calcext:value-type="string">
            <text:p>NES 1</text:p>
          </table:table-cell>
          <table:table-cell office:value-type="string" calcext:value-type="string">
            <text:p>RECHENUNTERRICHT (ZAHLENRECHNEN)</text:p>
          </table:table-cell>
          <table:table-cell table:number-columns-repeated="5"/>
        </table:table-row>
        <table:table-row table:style-name="ro1">
          <table:table-cell table:formula="of:=IF(LEN([.B1822])=1;0;IF(LEN([.B1822])=2;1;IF(LEN([.B1822])=3;2;IF(LEN([.B1822])=5;3;IF(LEN([.B1822])=6;4;IF(LEN([.B1822])=7;5;&quot;Fehler&quot;))))))" office:value-type="float" office:value="5" calcext:value-type="float">
            <text:p>5</text:p>
          </table:table-cell>
          <table:table-cell office:value-type="string" calcext:value-type="string">
            <text:p>NES 1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823])=1;0;IF(LEN([.B1823])=2;1;IF(LEN([.B1823])=3;2;IF(LEN([.B1823])=5;3;IF(LEN([.B1823])=6;4;IF(LEN([.B1823])=7;5;&quot;Fehler&quot;))))))" office:value-type="float" office:value="3" calcext:value-type="float">
            <text:p>3</text:p>
          </table:table-cell>
          <table:table-cell office:value-type="string" calcext:value-type="string">
            <text:p>NES 2</text:p>
          </table:table-cell>
          <table:table-cell office:value-type="string" calcext:value-type="string">
            <text:p>GEOMETRIEUNTERRICHT</text:p>
          </table:table-cell>
          <table:table-cell table:number-columns-repeated="5"/>
        </table:table-row>
        <table:table-row table:style-name="ro1">
          <table:table-cell table:formula="of:=IF(LEN([.B1824])=1;0;IF(LEN([.B1824])=2;1;IF(LEN([.B1824])=3;2;IF(LEN([.B1824])=5;3;IF(LEN([.B1824])=6;4;IF(LEN([.B1824])=7;5;&quot;Fehler&quot;))))))" office:value-type="float" office:value="3" calcext:value-type="float">
            <text:p>3</text:p>
          </table:table-cell>
          <table:table-cell office:value-type="string" calcext:value-type="string">
            <text:p>NES 5</text:p>
          </table:table-cell>
          <table:table-cell office:value-type="string" calcext:value-type="string">
            <text:p>INFORMATIKUNTERRICHT</text:p>
          </table:table-cell>
          <table:table-cell table:number-columns-repeated="5"/>
        </table:table-row>
        <table:table-row table:style-name="ro1">
          <table:table-cell table:formula="of:=IF(LEN([.B1825])=1;0;IF(LEN([.B1825])=2;1;IF(LEN([.B1825])=3;2;IF(LEN([.B1825])=5;3;IF(LEN([.B1825])=6;4;IF(LEN([.B1825])=7;5;&quot;Fehler&quot;))))))" office:value-type="float" office:value="2" calcext:value-type="float">
            <text:p>2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ATURWISSENSCHAFTLICHER UNTERRICHT : ALLGEMEINES</text:p>
          </table:table-cell>
          <table:table-cell table:number-columns-repeated="5"/>
        </table:table-row>
        <table:table-row table:style-name="ro1">
          <table:table-cell table:formula="of:=IF(LEN([.B1826])=1;0;IF(LEN([.B1826])=2;1;IF(LEN([.B1826])=3;2;IF(LEN([.B1826])=5;3;IF(LEN([.B1826])=6;4;IF(LEN([.B1826])=7;5;&quot;Fehler&quot;))))))" office:value-type="float" office:value="4" calcext:value-type="float">
            <text:p>4</text:p>
          </table:table-cell>
          <table:table-cell office:value-type="string" calcext:value-type="string">
            <text:p>NET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LEN([.B1827])=1;0;IF(LEN([.B1827])=2;1;IF(LEN([.B1827])=3;2;IF(LEN([.B1827])=5;3;IF(LEN([.B1827])=6;4;IF(LEN([.B1827])=7;5;&quot;Fehler&quot;))))))" office:value-type="float" office:value="4" calcext:value-type="float">
            <text:p>4</text:p>
          </table:table-cell>
          <table:table-cell office:value-type="string" calcext:value-type="string">
            <text:p>NET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LEN([.B1828])=1;0;IF(LEN([.B1828])=2;1;IF(LEN([.B1828])=3;2;IF(LEN([.B1828])=5;3;IF(LEN([.B1828])=6;4;IF(LEN([.B1828])=7;5;&quot;Fehler&quot;))))))" office:value-type="float" office:value="4" calcext:value-type="float">
            <text:p>4</text:p>
          </table:table-cell>
          <table:table-cell office:value-type="string" calcext:value-type="string">
            <text:p>NET 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829])=1;0;IF(LEN([.B1829])=2;1;IF(LEN([.B1829])=3;2;IF(LEN([.B1829])=5;3;IF(LEN([.B1829])=6;4;IF(LEN([.B1829])=7;5;&quot;Fehler&quot;))))))" office:value-type="float" office:value="3" calcext:value-type="float">
            <text:p>3</text:p>
          </table:table-cell>
          <table:table-cell office:value-type="string" calcext:value-type="string">
            <text:p>NET 1</text:p>
          </table:table-cell>
          <table:table-cell office:value-type="string" calcext:value-type="string">
            <text:p>BIOLOGIEUNTERRICHT <text:s/>NATURKUNDEUNTERRICHT</text:p>
          </table:table-cell>
          <table:table-cell table:number-columns-repeated="5"/>
        </table:table-row>
        <table:table-row table:style-name="ro1">
          <table:table-cell table:formula="of:=IF(LEN([.B1830])=1;0;IF(LEN([.B1830])=2;1;IF(LEN([.B1830])=3;2;IF(LEN([.B1830])=5;3;IF(LEN([.B1830])=6;4;IF(LEN([.B1830])=7;5;&quot;Fehler&quot;))))))" office:value-type="float" office:value="5" calcext:value-type="float">
            <text:p>5</text:p>
          </table:table-cell>
          <table:table-cell office:value-type="string" calcext:value-type="string">
            <text:p>NET 1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LEN([.B1831])=1;0;IF(LEN([.B1831])=2;1;IF(LEN([.B1831])=3;2;IF(LEN([.B1831])=5;3;IF(LEN([.B1831])=6;4;IF(LEN([.B1831])=7;5;&quot;Fehler&quot;))))))" office:value-type="float" office:value="5" calcext:value-type="float">
            <text:p>5</text:p>
          </table:table-cell>
          <table:table-cell office:value-type="string" calcext:value-type="string">
            <text:p>NET 1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LEN([.B1832])=1;0;IF(LEN([.B1832])=2;1;IF(LEN([.B1832])=3;2;IF(LEN([.B1832])=5;3;IF(LEN([.B1832])=6;4;IF(LEN([.B1832])=7;5;&quot;Fehler&quot;))))))" office:value-type="float" office:value="5" calcext:value-type="float">
            <text:p>5</text:p>
          </table:table-cell>
          <table:table-cell office:value-type="string" calcext:value-type="string">
            <text:p>NET 1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833])=1;0;IF(LEN([.B1833])=2;1;IF(LEN([.B1833])=3;2;IF(LEN([.B1833])=5;3;IF(LEN([.B1833])=6;4;IF(LEN([.B1833])=7;5;&quot;Fehler&quot;))))))" office:value-type="float" office:value="3" calcext:value-type="float">
            <text:p>3</text:p>
          </table:table-cell>
          <table:table-cell office:value-type="string" calcext:value-type="string">
            <text:p>NET 2</text:p>
          </table:table-cell>
          <table:table-cell office:value-type="string" calcext:value-type="string">
            <text:p>PHYSIKUNTERRICHT <text:s/>CHEMIEUNTERRICHT : GESAMTDARSTELLUNGEN</text:p>
          </table:table-cell>
          <table:table-cell table:number-columns-repeated="5"/>
        </table:table-row>
        <table:table-row table:style-name="ro1">
          <table:table-cell table:formula="of:=IF(LEN([.B1834])=1;0;IF(LEN([.B1834])=2;1;IF(LEN([.B1834])=3;2;IF(LEN([.B1834])=5;3;IF(LEN([.B1834])=6;4;IF(LEN([.B1834])=7;5;&quot;Fehler&quot;))))))" office:value-type="float" office:value="5" calcext:value-type="float">
            <text:p>5</text:p>
          </table:table-cell>
          <table:table-cell office:value-type="string" calcext:value-type="string">
            <text:p>NET 2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LEN([.B1835])=1;0;IF(LEN([.B1835])=2;1;IF(LEN([.B1835])=3;2;IF(LEN([.B1835])=5;3;IF(LEN([.B1835])=6;4;IF(LEN([.B1835])=7;5;&quot;Fehler&quot;))))))" office:value-type="float" office:value="5" calcext:value-type="float">
            <text:p>5</text:p>
          </table:table-cell>
          <table:table-cell office:value-type="string" calcext:value-type="string">
            <text:p>NET 2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LEN([.B1836])=1;0;IF(LEN([.B1836])=2;1;IF(LEN([.B1836])=3;2;IF(LEN([.B1836])=5;3;IF(LEN([.B1836])=6;4;IF(LEN([.B1836])=7;5;&quot;Fehler&quot;))))))" office:value-type="float" office:value="5" calcext:value-type="float">
            <text:p>5</text:p>
          </table:table-cell>
          <table:table-cell office:value-type="string" calcext:value-type="string">
            <text:p>NET 2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837])=1;0;IF(LEN([.B1837])=2;1;IF(LEN([.B1837])=3;2;IF(LEN([.B1837])=5;3;IF(LEN([.B1837])=6;4;IF(LEN([.B1837])=7;5;&quot;Fehler&quot;))))))" office:value-type="float" office:value="4" calcext:value-type="float">
            <text:p>4</text:p>
          </table:table-cell>
          <table:table-cell office:value-type="string" calcext:value-type="string">
            <text:p>NET 21</text:p>
          </table:table-cell>
          <table:table-cell office:value-type="string" calcext:value-type="string">
            <text:p>PHYSIKUNTERRICH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T 21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T 21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T 21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841])=1;0;IF(LEN([.B1841])=2;1;IF(LEN([.B1841])=3;2;IF(LEN([.B1841])=5;3;IF(LEN([.B1841])=6;4;IF(LEN([.B1841])=7;5;&quot;Fehler&quot;))))))" office:value-type="float" office:value="4" calcext:value-type="float">
            <text:p>4</text:p>
          </table:table-cell>
          <table:table-cell office:value-type="string" calcext:value-type="string">
            <text:p>NET 22</text:p>
          </table:table-cell>
          <table:table-cell office:value-type="string" calcext:value-type="string">
            <text:p>CHEMIEUNTERRICH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T 22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T 22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T 22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845])=1;0;IF(LEN([.B1845])=2;1;IF(LEN([.B1845])=3;2;IF(LEN([.B1845])=5;3;IF(LEN([.B1845])=6;4;IF(LEN([.B1845])=7;5;&quot;Fehler&quot;))))))" office:value-type="float" office:value="2" calcext:value-type="float">
            <text:p>2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AESTHETISCHE ERZIEHUNG : ALLGEMEINES</text:p>
          </table:table-cell>
          <table:table-cell table:number-columns-repeated="5"/>
        </table:table-row>
        <table:table-row table:style-name="ro1">
          <table:table-cell table:formula="of:=IF(LEN([.B1846])=1;0;IF(LEN([.B1846])=2;1;IF(LEN([.B1846])=3;2;IF(LEN([.B1846])=5;3;IF(LEN([.B1846])=6;4;IF(LEN([.B1846])=7;5;&quot;Fehler&quot;))))))" office:value-type="float" office:value="3" calcext:value-type="float">
            <text:p>3</text:p>
          </table:table-cell>
          <table:table-cell office:value-type="string" calcext:value-type="string">
            <text:p>NEU 2</text:p>
          </table:table-cell>
          <table:table-cell office:value-type="string" calcext:value-type="string">
            <text:p>KUNSTUNTERRICHT <text:s/>VISUELLE KOMMUNIKATION</text:p>
          </table:table-cell>
          <table:table-cell table:number-columns-repeated="5"/>
        </table:table-row>
        <table:table-row table:style-name="ro1">
          <table:table-cell table:formula="of:=IF(LEN([.B1847])=1;0;IF(LEN([.B1847])=2;1;IF(LEN([.B1847])=3;2;IF(LEN([.B1847])=5;3;IF(LEN([.B1847])=6;4;IF(LEN([.B1847])=7;5;&quot;Fehler&quot;))))))" office:value-type="float" office:value="5" calcext:value-type="float">
            <text:p>5</text:p>
          </table:table-cell>
          <table:table-cell office:value-type="string" calcext:value-type="string">
            <text:p>NEU 2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LEN([.B1848])=1;0;IF(LEN([.B1848])=2;1;IF(LEN([.B1848])=3;2;IF(LEN([.B1848])=5;3;IF(LEN([.B1848])=6;4;IF(LEN([.B1848])=7;5;&quot;Fehler&quot;))))))" office:value-type="float" office:value="5" calcext:value-type="float">
            <text:p>5</text:p>
          </table:table-cell>
          <table:table-cell office:value-type="string" calcext:value-type="string">
            <text:p>NEU 2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LEN([.B1849])=1;0;IF(LEN([.B1849])=2;1;IF(LEN([.B1849])=3;2;IF(LEN([.B1849])=5;3;IF(LEN([.B1849])=6;4;IF(LEN([.B1849])=7;5;&quot;Fehler&quot;))))))" office:value-type="float" office:value="5" calcext:value-type="float">
            <text:p>5</text:p>
          </table:table-cell>
          <table:table-cell office:value-type="string" calcext:value-type="string">
            <text:p>NEU 2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850])=1;0;IF(LEN([.B1850])=2;1;IF(LEN([.B1850])=3;2;IF(LEN([.B1850])=5;3;IF(LEN([.B1850])=6;4;IF(LEN([.B1850])=7;5;&quot;Fehler&quot;))))))" office:value-type="float" office:value="3" calcext:value-type="float">
            <text:p>3</text:p>
          </table:table-cell>
          <table:table-cell office:value-type="string" calcext:value-type="string">
            <text:p>NEU 3</text:p>
          </table:table-cell>
          <table:table-cell office:value-type="string" calcext:value-type="string">
            <text:p>SCHULFEIERN <text:s/>SCHULSPIEL</text:p>
          </table:table-cell>
          <table:table-cell table:number-columns-repeated="5"/>
        </table:table-row>
        <table:table-row table:style-name="ro1">
          <table:table-cell table:formula="of:=IF(LEN([.B1851])=1;0;IF(LEN([.B1851])=2;1;IF(LEN([.B1851])=3;2;IF(LEN([.B1851])=5;3;IF(LEN([.B1851])=6;4;IF(LEN([.B1851])=7;5;&quot;Fehler&quot;))))))" office:value-type="float" office:value="2" calcext:value-type="float">
            <text:p>2</text:p>
          </table:table-cell>
          <table:table-cell office:value-type="string" calcext:value-type="string">
            <text:p>NEV</text:p>
          </table:table-cell>
          <table:table-cell office:value-type="string" calcext:value-type="string">
            <text:p>SPORTUNTERRICHT <text:s/>SCHWIMMUNTERRICHT</text:p>
          </table:table-cell>
          <table:table-cell table:number-columns-repeated="5"/>
        </table:table-row>
        <table:table-row table:style-name="ro1">
          <table:table-cell table:formula="of:=IF(LEN([.B1852])=1;0;IF(LEN([.B1852])=2;1;IF(LEN([.B1852])=3;2;IF(LEN([.B1852])=5;3;IF(LEN([.B1852])=6;4;IF(LEN([.B1852])=7;5;&quot;Fehler&quot;))))))" office:value-type="float" office:value="4" calcext:value-type="float">
            <text:p>4</text:p>
          </table:table-cell>
          <table:table-cell office:value-type="string" calcext:value-type="string">
            <text:p>NEV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LEN([.B1853])=1;0;IF(LEN([.B1853])=2;1;IF(LEN([.B1853])=3;2;IF(LEN([.B1853])=5;3;IF(LEN([.B1853])=6;4;IF(LEN([.B1853])=7;5;&quot;Fehler&quot;))))))" office:value-type="float" office:value="4" calcext:value-type="float">
            <text:p>4</text:p>
          </table:table-cell>
          <table:table-cell office:value-type="string" calcext:value-type="string">
            <text:p>NEV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LEN([.B1854])=1;0;IF(LEN([.B1854])=2;1;IF(LEN([.B1854])=3;2;IF(LEN([.B1854])=5;3;IF(LEN([.B1854])=6;4;IF(LEN([.B1854])=7;5;&quot;Fehler&quot;))))))" office:value-type="float" office:value="4" calcext:value-type="float">
            <text:p>4</text:p>
          </table:table-cell>
          <table:table-cell office:value-type="string" calcext:value-type="string">
            <text:p>NEV 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855])=1;0;IF(LEN([.B1855])=2;1;IF(LEN([.B1855])=3;2;IF(LEN([.B1855])=5;3;IF(LEN([.B1855])=6;4;IF(LEN([.B1855])=7;5;&quot;Fehler&quot;))))))" office:value-type="float" office:value="2" calcext:value-type="float">
            <text:p>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TEXTILGESTALTUNG</text:p>
          </table:table-cell>
          <table:table-cell table:number-columns-repeated="5"/>
        </table:table-row>
        <table:table-row table:style-name="ro1">
          <table:table-cell table:formula="of:=IF(LEN([.B1856])=1;0;IF(LEN([.B1856])=2;1;IF(LEN([.B1856])=3;2;IF(LEN([.B1856])=5;3;IF(LEN([.B1856])=6;4;IF(LEN([.B1856])=7;5;&quot;Fehler&quot;))))))" office:value-type="float" office:value="4" calcext:value-type="float">
            <text:p>4</text:p>
          </table:table-cell>
          <table:table-cell office:value-type="string" calcext:value-type="string">
            <text:p>NEW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LEN([.B1857])=1;0;IF(LEN([.B1857])=2;1;IF(LEN([.B1857])=3;2;IF(LEN([.B1857])=5;3;IF(LEN([.B1857])=6;4;IF(LEN([.B1857])=7;5;&quot;Fehler&quot;))))))" office:value-type="float" office:value="4" calcext:value-type="float">
            <text:p>4</text:p>
          </table:table-cell>
          <table:table-cell office:value-type="string" calcext:value-type="string">
            <text:p>NEW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LEN([.B1858])=1;0;IF(LEN([.B1858])=2;1;IF(LEN([.B1858])=3;2;IF(LEN([.B1858])=5;3;IF(LEN([.B1858])=6;4;IF(LEN([.B1858])=7;5;&quot;Fehler&quot;))))))" office:value-type="float" office:value="4" calcext:value-type="float">
            <text:p>4</text:p>
          </table:table-cell>
          <table:table-cell office:value-type="string" calcext:value-type="string">
            <text:p>NEW 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859])=1;0;IF(LEN([.B1859])=2;1;IF(LEN([.B1859])=3;2;IF(LEN([.B1859])=5;3;IF(LEN([.B1859])=6;4;IF(LEN([.B1859])=7;5;&quot;Fehler&quot;))))))" office:value-type="float" office:value="3" calcext:value-type="float">
            <text:p>3</text:p>
          </table:table-cell>
          <table:table-cell office:value-type="string" calcext:value-type="string">
            <text:p>NEW 1</text:p>
          </table:table-cell>
          <table:table-cell office:value-type="string" calcext:value-type="string">
            <text:p>TECHNIKUNTERRICHT</text:p>
          </table:table-cell>
          <table:table-cell table:number-columns-repeated="5"/>
        </table:table-row>
        <table:table-row table:style-name="ro1">
          <table:table-cell table:formula="of:=IF(LEN([.B1860])=1;0;IF(LEN([.B1860])=2;1;IF(LEN([.B1860])=3;2;IF(LEN([.B1860])=5;3;IF(LEN([.B1860])=6;4;IF(LEN([.B1860])=7;5;&quot;Fehler&quot;))))))" office:value-type="float" office:value="2" calcext:value-type="float">
            <text:p>2</text:p>
          </table:table-cell>
          <table:table-cell office:value-type="string" calcext:value-type="string">
            <text:p>NEX</text:p>
          </table:table-cell>
          <table:table-cell office:value-type="string" calcext:value-type="string">
            <text:p>VERKEHRSERZIEHUNG IM UNTERRICHT</text:p>
          </table:table-cell>
          <table:table-cell table:number-columns-repeated="5"/>
        </table:table-row>
        <table:table-row table:style-name="ro1">
          <table:table-cell table:formula="of:=IF(LEN([.B1861])=1;0;IF(LEN([.B1861])=2;1;IF(LEN([.B1861])=3;2;IF(LEN([.B1861])=5;3;IF(LEN([.B1861])=6;4;IF(LEN([.B1861])=7;5;&quot;Fehler&quot;))))))" office:value-type="float" office:value="2" calcext:value-type="float">
            <text:p>2</text:p>
          </table:table-cell>
          <table:table-cell office:value-type="string" calcext:value-type="string">
            <text:p>NEY</text:p>
          </table:table-cell>
          <table:table-cell office:value-type="string" calcext:value-type="string">
            <text:p>ARBEITSLEHREUNTERRICHT</text:p>
          </table:table-cell>
          <table:table-cell table:number-columns-repeated="5"/>
        </table:table-row>
        <table:table-row table:style-name="ro1">
          <table:table-cell table:formula="of:=IF(LEN([.B1862])=1;0;IF(LEN([.B1862])=2;1;IF(LEN([.B1862])=3;2;IF(LEN([.B1862])=5;3;IF(LEN([.B1862])=6;4;IF(LEN([.B1862])=7;5;&quot;Fehler&quot;))))))" office:value-type="float" office:value="4" calcext:value-type="float">
            <text:p>4</text:p>
          </table:table-cell>
          <table:table-cell office:value-type="string" calcext:value-type="string">
            <text:p>NEY 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LEN([.B1863])=1;0;IF(LEN([.B1863])=2;1;IF(LEN([.B1863])=3;2;IF(LEN([.B1863])=5;3;IF(LEN([.B1863])=6;4;IF(LEN([.B1863])=7;5;&quot;Fehler&quot;))))))" office:value-type="float" office:value="4" calcext:value-type="float">
            <text:p>4</text:p>
          </table:table-cell>
          <table:table-cell office:value-type="string" calcext:value-type="string">
            <text:p>NEY 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LEN([.B1864])=1;0;IF(LEN([.B1864])=2;1;IF(LEN([.B1864])=3;2;IF(LEN([.B1864])=5;3;IF(LEN([.B1864])=6;4;IF(LEN([.B1864])=7;5;&quot;Fehler&quot;))))))" office:value-type="float" office:value="4" calcext:value-type="float">
            <text:p>4</text:p>
          </table:table-cell>
          <table:table-cell office:value-type="string" calcext:value-type="string">
            <text:p>NEY 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1865])=1;0;IF(LEN([.B1865])=2;1;IF(LEN([.B1865])=3;2;IF(LEN([.B1865])=5;3;IF(LEN([.B1865])=6;4;IF(LEN([.B1865])=7;5;&quot;Fehler&quot;))))))" office:value-type="float" office:value="2" calcext:value-type="float">
            <text:p>2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SONSTIGE UNTERRICHTSFAECHER</text:p>
          </table:table-cell>
          <table:table-cell table:number-columns-repeated="5"/>
        </table:table-row>
        <table:table-row table:style-name="ro1">
          <table:table-cell table:formula="of:=IF(LEN([.B1866])=1;0;IF(LEN([.B1866])=2;1;IF(LEN([.B1866])=3;2;IF(LEN([.B1866])=5;3;IF(LEN([.B1866])=6;4;IF(LEN([.B1866])=7;5;&quot;Fehler&quot;))))))" office:value-type="float" office:value="1" calcext:value-type="float">
            <text:p>1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SCHULWESEN <text:s/>BILDUNGSWESEN : THEORIE UND ORGANISATION</text:p>
          </table:table-cell>
          <table:table-cell table:number-columns-repeated="5"/>
        </table:table-row>
        <table:table-row table:style-name="ro1">
          <table:table-cell table:formula="of:=IF(LEN([.B1867])=1;0;IF(LEN([.B1867])=2;1;IF(LEN([.B1867])=3;2;IF(LEN([.B1867])=5;3;IF(LEN([.B1867])=6;4;IF(LEN([.B1867])=7;5;&quot;Fehler&quot;))))))" office:value-type="float" office:value="2" calcext:value-type="float">
            <text:p>2</text:p>
          </table:table-cell>
          <table:table-cell office:value-type="string" calcext:value-type="string">
            <text:p>NFK</text:p>
          </table:table-cell>
          <table:table-cell office:value-type="string" calcext:value-type="string">
            <text:p>VERGLEICHENDE ERZIEHUNGSWISSENSCHAFT <text:s/>INTERNATIONALES SCHUL- UND BILDUNGSWESEN : ALLGEMEINES, GESAMTDARSTELLUNGEN, DARSTELLUNGEN MEHRERER LAENDER</text:p>
          </table:table-cell>
          <table:table-cell table:number-columns-repeated="5"/>
        </table:table-row>
        <table:table-row table:style-name="ro1">
          <table:table-cell table:formula="of:=IF(LEN([.B1868])=1;0;IF(LEN([.B1868])=2;1;IF(LEN([.B1868])=3;2;IF(LEN([.B1868])=5;3;IF(LEN([.B1868])=6;4;IF(LEN([.B1868])=7;5;&quot;Fehler&quot;))))))" office:value-type="float" office:value="3" calcext:value-type="float">
            <text:p>3</text:p>
          </table:table-cell>
          <table:table-cell office:value-type="string" calcext:value-type="string">
            <text:p>NFK 1</text:p>
          </table:table-cell>
          <table:table-cell office:value-type="string" calcext:value-type="string">
            <text:p>INTERNATIONALES SCHUL- UND BILDUNGSWESEN : SPEZIELLE PROBLEME</text:p>
          </table:table-cell>
          <table:table-cell table:number-columns-repeated="5"/>
        </table:table-row>
        <table:table-row table:style-name="ro1">
          <table:table-cell table:formula="of:=IF(LEN([.B1869])=1;0;IF(LEN([.B1869])=2;1;IF(LEN([.B1869])=3;2;IF(LEN([.B1869])=5;3;IF(LEN([.B1869])=6;4;IF(LEN([.B1869])=7;5;&quot;Fehler&quot;))))))" office:value-type="float" office:value="4" calcext:value-type="float">
            <text:p>4</text:p>
          </table:table-cell>
          <table:table-cell office:value-type="string" calcext:value-type="string">
            <text:p>NFK 10</text:p>
          </table:table-cell>
          <table:table-cell office:value-type="string" calcext:value-type="string">
            <text:p>SCHUL- UND BILDUNGSWESEN DER SOZIALISTISCHEN LAENDER UND SEINE GESCHICHTE</text:p>
          </table:table-cell>
          <table:table-cell table:number-columns-repeated="5"/>
        </table:table-row>
        <table:table-row table:style-name="ro1">
          <table:table-cell table:formula="of:=IF(LEN([.B1870])=1;0;IF(LEN([.B1870])=2;1;IF(LEN([.B1870])=3;2;IF(LEN([.B1870])=5;3;IF(LEN([.B1870])=6;4;IF(LEN([.B1870])=7;5;&quot;Fehler&quot;))))))" office:value-type="float" office:value="4" calcext:value-type="float">
            <text:p>4</text:p>
          </table:table-cell>
          <table:table-cell office:value-type="string" calcext:value-type="string">
            <text:p>NFK 11</text:p>
          </table:table-cell>
          <table:table-cell office:value-type="string" calcext:value-type="string">
            <text:p>SCHUL- UND BILDUNGSWESEN DER USA UND SEINE GESCHICHTE</text:p>
          </table:table-cell>
          <table:table-cell table:number-columns-repeated="5"/>
        </table:table-row>
        <table:table-row table:style-name="ro1">
          <table:table-cell table:formula="of:=IF(LEN([.B1871])=1;0;IF(LEN([.B1871])=2;1;IF(LEN([.B1871])=3;2;IF(LEN([.B1871])=5;3;IF(LEN([.B1871])=6;4;IF(LEN([.B1871])=7;5;&quot;Fehler&quot;))))))" office:value-type="float" office:value="4" calcext:value-type="float">
            <text:p>4</text:p>
          </table:table-cell>
          <table:table-cell office:value-type="string" calcext:value-type="string">
            <text:p>NFK 12</text:p>
          </table:table-cell>
          <table:table-cell office:value-type="string" calcext:value-type="string">
            <text:p>ENGLISCHES SCHUL- UND BILDUNGSWESEN UND SEINE GESCHICHTE</text:p>
          </table:table-cell>
          <table:table-cell table:number-columns-repeated="5"/>
        </table:table-row>
        <table:table-row table:style-name="ro1">
          <table:table-cell table:formula="of:=IF(LEN([.B1872])=1;0;IF(LEN([.B1872])=2;1;IF(LEN([.B1872])=3;2;IF(LEN([.B1872])=5;3;IF(LEN([.B1872])=6;4;IF(LEN([.B1872])=7;5;&quot;Fehler&quot;))))))" office:value-type="float" office:value="4" calcext:value-type="float">
            <text:p>4</text:p>
          </table:table-cell>
          <table:table-cell office:value-type="string" calcext:value-type="string">
            <text:p>NFK 13</text:p>
          </table:table-cell>
          <table:table-cell office:value-type="string" calcext:value-type="string">
            <text:p>FRANZOESISCHES SCHUL- UND BILDUNGSWESEN UND SEINE GESCHICHTE</text:p>
          </table:table-cell>
          <table:table-cell table:number-columns-repeated="5"/>
        </table:table-row>
        <table:table-row table:style-name="ro1">
          <table:table-cell table:formula="of:=IF(LEN([.B1873])=1;0;IF(LEN([.B1873])=2;1;IF(LEN([.B1873])=3;2;IF(LEN([.B1873])=5;3;IF(LEN([.B1873])=6;4;IF(LEN([.B1873])=7;5;&quot;Fehler&quot;))))))" office:value-type="float" office:value="4" calcext:value-type="float">
            <text:p>4</text:p>
          </table:table-cell>
          <table:table-cell office:value-type="string" calcext:value-type="string">
            <text:p>NFK 18</text:p>
          </table:table-cell>
          <table:table-cell office:value-type="string" calcext:value-type="string">
            <text:p>SCHUL- UND BILDUNGSWESEN DER ENTWICKLUNGSLAENDER</text:p>
          </table:table-cell>
          <table:table-cell table:number-columns-repeated="5"/>
        </table:table-row>
        <table:table-row table:style-name="ro1">
          <table:table-cell table:formula="of:=IF(LEN([.B1874])=1;0;IF(LEN([.B1874])=2;1;IF(LEN([.B1874])=3;2;IF(LEN([.B1874])=5;3;IF(LEN([.B1874])=6;4;IF(LEN([.B1874])=7;5;&quot;Fehler&quot;))))))" office:value-type="float" office:value="4" calcext:value-type="float">
            <text:p>4</text:p>
          </table:table-cell>
          <table:table-cell office:value-type="string" calcext:value-type="string">
            <text:p>NFK 19</text:p>
          </table:table-cell>
          <table:table-cell office:value-type="string" calcext:value-type="string">
            <text:p>SCHUL- UND BILDUNGSWESEN SONSTIGER LAENDER UND SEINE GESCHICHTE</text:p>
          </table:table-cell>
          <table:table-cell table:number-columns-repeated="5"/>
        </table:table-row>
        <table:table-row table:style-name="ro1">
          <table:table-cell table:formula="of:=IF(LEN([.B1875])=1;0;IF(LEN([.B1875])=2;1;IF(LEN([.B1875])=3;2;IF(LEN([.B1875])=5;3;IF(LEN([.B1875])=6;4;IF(LEN([.B1875])=7;5;&quot;Fehler&quot;))))))" office:value-type="float" office:value="2" calcext:value-type="float">
            <text:p>2</text:p>
          </table:table-cell>
          <table:table-cell office:value-type="string" calcext:value-type="string">
            <text:p>NFL</text:p>
          </table:table-cell>
          <table:table-cell office:value-type="string" calcext:value-type="string">
            <text:p>SCHUL- UND BILDUNGSWESEN DER BUNDESREPUBLIK DEUTSCHLAND : BILDUNGSPLANUNG, BILDUNGSOEKONOMIE, BILDUNGSCHANCEN</text:p>
          </table:table-cell>
          <table:table-cell table:number-columns-repeated="5"/>
        </table:table-row>
        <table:table-row table:style-name="ro1">
          <table:table-cell table:formula="of:=IF(LEN([.B1876])=1;0;IF(LEN([.B1876])=2;1;IF(LEN([.B1876])=3;2;IF(LEN([.B1876])=5;3;IF(LEN([.B1876])=6;4;IF(LEN([.B1876])=7;5;&quot;Fehler&quot;))))))" office:value-type="float" office:value="3" calcext:value-type="float">
            <text:p>3</text:p>
          </table:table-cell>
          <table:table-cell office:value-type="string" calcext:value-type="string">
            <text:p>NFL 1</text:p>
          </table:table-cell>
          <table:table-cell office:value-type="string" calcext:value-type="string">
            <text:p>ORGANISATION DER SCHULE</text:p>
          </table:table-cell>
          <table:table-cell table:number-columns-repeated="5"/>
        </table:table-row>
        <table:table-row table:style-name="ro1">
          <table:table-cell table:formula="of:=IF(LEN([.B1877])=1;0;IF(LEN([.B1877])=2;1;IF(LEN([.B1877])=3;2;IF(LEN([.B1877])=5;3;IF(LEN([.B1877])=6;4;IF(LEN([.B1877])=7;5;&quot;Fehler&quot;))))))" office:value-type="float" office:value="4" calcext:value-type="float">
            <text:p>4</text:p>
          </table:table-cell>
          <table:table-cell office:value-type="string" calcext:value-type="string">
            <text:p>NFL 10</text:p>
          </table:table-cell>
          <table:table-cell office:value-type="string" calcext:value-type="string">
            <text:p>SCHULRECHT</text:p>
          </table:table-cell>
          <table:table-cell table:number-columns-repeated="5"/>
        </table:table-row>
        <table:table-row table:style-name="ro1">
          <table:table-cell table:formula="of:=IF(LEN([.B1878])=1;0;IF(LEN([.B1878])=2;1;IF(LEN([.B1878])=3;2;IF(LEN([.B1878])=5;3;IF(LEN([.B1878])=6;4;IF(LEN([.B1878])=7;5;&quot;Fehler&quot;))))))" office:value-type="float" office:value="3" calcext:value-type="float">
            <text:p>3</text:p>
          </table:table-cell>
          <table:table-cell office:value-type="string" calcext:value-type="string">
            <text:p>NFL 2</text:p>
          </table:table-cell>
          <table:table-cell office:value-type="string" calcext:value-type="string">
            <text:p>SCHULFORMEN : GESAMTDARSTELLUNGEN</text:p>
          </table:table-cell>
          <table:table-cell table:number-columns-repeated="5"/>
        </table:table-row>
        <table:table-row table:style-name="ro1">
          <table:table-cell table:formula="of:=IF(LEN([.B1879])=1;0;IF(LEN([.B1879])=2;1;IF(LEN([.B1879])=3;2;IF(LEN([.B1879])=5;3;IF(LEN([.B1879])=6;4;IF(LEN([.B1879])=7;5;&quot;Fehler&quot;))))))" office:value-type="float" office:value="4" calcext:value-type="float">
            <text:p>4</text:p>
          </table:table-cell>
          <table:table-cell office:value-type="string" calcext:value-type="string">
            <text:p>NFL 20</text:p>
          </table:table-cell>
          <table:table-cell office:value-type="string" calcext:value-type="string">
            <text:p>GRUNDSCHULE <text:s/>HAUPTSCHULE</text:p>
          </table:table-cell>
          <table:table-cell table:number-columns-repeated="5"/>
        </table:table-row>
        <table:table-row table:style-name="ro1">
          <table:table-cell table:formula="of:=IF(LEN([.B1880])=1;0;IF(LEN([.B1880])=2;1;IF(LEN([.B1880])=3;2;IF(LEN([.B1880])=5;3;IF(LEN([.B1880])=6;4;IF(LEN([.B1880])=7;5;&quot;Fehler&quot;))))))" office:value-type="float" office:value="4" calcext:value-type="float">
            <text:p>4</text:p>
          </table:table-cell>
          <table:table-cell office:value-type="string" calcext:value-type="string">
            <text:p>NFL 21</text:p>
          </table:table-cell>
          <table:table-cell office:value-type="string" calcext:value-type="string">
            <text:p>REALSCHULE <text:s/>GYMNASIUM</text:p>
          </table:table-cell>
          <table:table-cell table:number-columns-repeated="5"/>
        </table:table-row>
        <table:table-row table:style-name="ro1">
          <table:table-cell table:formula="of:=IF(LEN([.B1881])=1;0;IF(LEN([.B1881])=2;1;IF(LEN([.B1881])=3;2;IF(LEN([.B1881])=5;3;IF(LEN([.B1881])=6;4;IF(LEN([.B1881])=7;5;&quot;Fehler&quot;))))))" office:value-type="float" office:value="4" calcext:value-type="float">
            <text:p>4</text:p>
          </table:table-cell>
          <table:table-cell office:value-type="string" calcext:value-type="string">
            <text:p>NFL 22</text:p>
          </table:table-cell>
          <table:table-cell office:value-type="string" calcext:value-type="string">
            <text:p>LANDERZIEHUNGSHEIM <text:s/>SCHULLANDHEIM <text:s/>TAGESHEIMSCHULE GANZTAGSSCHULE <text:s/>INTERNATSSCHULE <text:s/>PRIVATSCHULE</text:p>
          </table:table-cell>
          <table:table-cell table:number-columns-repeated="5"/>
        </table:table-row>
        <table:table-row table:style-name="ro1">
          <table:table-cell table:formula="of:=IF(LEN([.B1882])=1;0;IF(LEN([.B1882])=2;1;IF(LEN([.B1882])=3;2;IF(LEN([.B1882])=5;3;IF(LEN([.B1882])=6;4;IF(LEN([.B1882])=7;5;&quot;Fehler&quot;))))))" office:value-type="float" office:value="4" calcext:value-type="float">
            <text:p>4</text:p>
          </table:table-cell>
          <table:table-cell office:value-type="string" calcext:value-type="string">
            <text:p>NFL 25</text:p>
          </table:table-cell>
          <table:table-cell office:value-type="string" calcext:value-type="string">
            <text:p>GESAMTSCHULE</text:p>
          </table:table-cell>
          <table:table-cell table:number-columns-repeated="5"/>
        </table:table-row>
        <table:table-row table:style-name="ro1">
          <table:table-cell table:formula="of:=IF(LEN([.B1883])=1;0;IF(LEN([.B1883])=2;1;IF(LEN([.B1883])=3;2;IF(LEN([.B1883])=5;3;IF(LEN([.B1883])=6;4;IF(LEN([.B1883])=7;5;&quot;Fehler&quot;))))))" office:value-type="float" office:value="3" calcext:value-type="float">
            <text:p>3</text:p>
          </table:table-cell>
          <table:table-cell office:value-type="string" calcext:value-type="string">
            <text:p>NFL 3</text:p>
          </table:table-cell>
          <table:table-cell office:value-type="string" calcext:value-type="string">
            <text:p>SCHULREFORM</text:p>
          </table:table-cell>
          <table:table-cell table:number-columns-repeated="5"/>
        </table:table-row>
        <table:table-row table:style-name="ro1">
          <table:table-cell table:formula="of:=IF(LEN([.B1884])=1;0;IF(LEN([.B1884])=2;1;IF(LEN([.B1884])=3;2;IF(LEN([.B1884])=5;3;IF(LEN([.B1884])=6;4;IF(LEN([.B1884])=7;5;&quot;Fehler&quot;))))))" office:value-type="float" office:value="2" calcext:value-type="float">
            <text:p>2</text:p>
          </table:table-cell>
          <table:table-cell office:value-type="string" calcext:value-type="string">
            <text:p>NFM</text:p>
          </table:table-cell>
          <table:table-cell office:value-type="string" calcext:value-type="string">
            <text:p>LEHRERBILDUNG</text:p>
          </table:table-cell>
          <table:table-cell table:number-columns-repeated="5"/>
        </table:table-row>
        <table:table-row table:style-name="ro1">
          <table:table-cell table:formula="of:=IF(LEN([.B1885])=1;0;IF(LEN([.B1885])=2;1;IF(LEN([.B1885])=3;2;IF(LEN([.B1885])=5;3;IF(LEN([.B1885])=6;4;IF(LEN([.B1885])=7;5;&quot;Fehler&quot;))))))" office:value-type="float" office:value="3" calcext:value-type="float">
            <text:p>3</text:p>
          </table:table-cell>
          <table:table-cell office:value-type="string" calcext:value-type="string">
            <text:p>NFM 2</text:p>
          </table:table-cell>
          <table:table-cell office:value-type="string" calcext:value-type="string">
            <text:p>BERUF DES LEHRERS</text:p>
          </table:table-cell>
          <table:table-cell table:number-columns-repeated="5"/>
        </table:table-row>
        <table:table-row table:style-name="ro1">
          <table:table-cell table:formula="of:=IF(LEN([.B1886])=1;0;IF(LEN([.B1886])=2;1;IF(LEN([.B1886])=3;2;IF(LEN([.B1886])=5;3;IF(LEN([.B1886])=6;4;IF(LEN([.B1886])=7;5;&quot;Fehler&quot;))))))" office:value-type="float" office:value="2" calcext:value-type="float">
            <text:p>2</text:p>
          </table:table-cell>
          <table:table-cell office:value-type="string" calcext:value-type="string">
            <text:p>NFN</text:p>
          </table:table-cell>
          <table:table-cell office:value-type="string" calcext:value-type="string">
            <text:p>HOCHSCHULWESEN</text:p>
          </table:table-cell>
          <table:table-cell table:number-columns-repeated="5"/>
        </table:table-row>
        <table:table-row table:style-name="ro1">
          <table:table-cell table:formula="of:=IF(LEN([.B1887])=1;0;IF(LEN([.B1887])=2;1;IF(LEN([.B1887])=3;2;IF(LEN([.B1887])=5;3;IF(LEN([.B1887])=6;4;IF(LEN([.B1887])=7;5;&quot;Fehler&quot;))))))" office:value-type="float" office:value="3" calcext:value-type="float">
            <text:p>3</text:p>
          </table:table-cell>
          <table:table-cell office:value-type="string" calcext:value-type="string">
            <text:p>NFN 1</text:p>
          </table:table-cell>
          <table:table-cell office:value-type="string" calcext:value-type="string">
            <text:p>GESCHICHTE DES HOCHSCHULWESENS</text:p>
          </table:table-cell>
          <table:table-cell table:number-columns-repeated="5"/>
        </table:table-row>
        <table:table-row table:style-name="ro1">
          <table:table-cell table:formula="of:=IF(LEN([.B1888])=1;0;IF(LEN([.B1888])=2;1;IF(LEN([.B1888])=3;2;IF(LEN([.B1888])=5;3;IF(LEN([.B1888])=6;4;IF(LEN([.B1888])=7;5;&quot;Fehler&quot;))))))" office:value-type="float" office:value="3" calcext:value-type="float">
            <text:p>3</text:p>
          </table:table-cell>
          <table:table-cell office:value-type="string" calcext:value-type="string">
            <text:p>NFN 2</text:p>
          </table:table-cell>
          <table:table-cell office:value-type="string" calcext:value-type="string">
            <text:p>WESEN UND AUFGABE DER HOCHSCHULE <text:s/>HOCHSCHULREFORM</text:p>
          </table:table-cell>
          <table:table-cell table:number-columns-repeated="5"/>
        </table:table-row>
        <table:table-row table:style-name="ro1">
          <table:table-cell table:formula="of:=IF(LEN([.B1889])=1;0;IF(LEN([.B1889])=2;1;IF(LEN([.B1889])=3;2;IF(LEN([.B1889])=5;3;IF(LEN([.B1889])=6;4;IF(LEN([.B1889])=7;5;&quot;Fehler&quot;))))))" office:value-type="float" office:value="3" calcext:value-type="float">
            <text:p>3</text:p>
          </table:table-cell>
          <table:table-cell office:value-type="string" calcext:value-type="string">
            <text:p>NFN 3</text:p>
          </table:table-cell>
          <table:table-cell office:value-type="string" calcext:value-type="string">
            <text:p>STUDENTEN</text:p>
          </table:table-cell>
          <table:table-cell table:number-columns-repeated="5"/>
        </table:table-row>
        <table:table-row table:style-name="ro1">
          <table:table-cell table:formula="of:=IF(LEN([.B1890])=1;0;IF(LEN([.B1890])=2;1;IF(LEN([.B1890])=3;2;IF(LEN([.B1890])=5;3;IF(LEN([.B1890])=6;4;IF(LEN([.B1890])=7;5;&quot;Fehler&quot;))))))" office:value-type="float" office:value="3" calcext:value-type="float">
            <text:p>3</text:p>
          </table:table-cell>
          <table:table-cell office:value-type="string" calcext:value-type="string">
            <text:p>NFN 4</text:p>
          </table:table-cell>
          <table:table-cell office:value-type="string" calcext:value-type="string">
            <text:p>HOCHSCHULRECHT <text:s/>HOCHSCHULVERWALTUNG <text:s/>ORGANISATION DES STUDIUMS : ALLGEMEINES</text:p>
          </table:table-cell>
          <table:table-cell table:number-columns-repeated="5"/>
        </table:table-row>
        <table:table-row table:style-name="ro1">
          <table:table-cell table:formula="of:=IF(LEN([.B1891])=1;0;IF(LEN([.B1891])=2;1;IF(LEN([.B1891])=3;2;IF(LEN([.B1891])=5;3;IF(LEN([.B1891])=6;4;IF(LEN([.B1891])=7;5;&quot;Fehler&quot;))))))" office:value-type="float" office:value="4" calcext:value-type="float">
            <text:p>4</text:p>
          </table:table-cell>
          <table:table-cell office:value-type="string" calcext:value-type="string">
            <text:p>NFN 40</text:p>
          </table:table-cell>
          <table:table-cell office:value-type="string" calcext:value-type="string">
            <text:p>HOCHSCHULEN DER BUNDESREPUBLIK DEUTSCHLAND (EINSCHLIESSLICH HOCHSCHULFUEHRER, VORLESUNGSVERZEICHNISSE)</text:p>
          </table:table-cell>
          <table:table-cell table:number-columns-repeated="5"/>
        </table:table-row>
        <table:table-row table:style-name="ro1">
          <table:table-cell table:formula="of:=IF(LEN([.B1892])=1;0;IF(LEN([.B1892])=2;1;IF(LEN([.B1892])=3;2;IF(LEN([.B1892])=5;3;IF(LEN([.B1892])=6;4;IF(LEN([.B1892])=7;5;&quot;Fehler&quot;))))))" office:value-type="float" office:value="4" calcext:value-type="float">
            <text:p>4</text:p>
          </table:table-cell>
          <table:table-cell office:value-type="string" calcext:value-type="string">
            <text:p>NFN 41</text:p>
          </table:table-cell>
          <table:table-cell office:value-type="string" calcext:value-type="string">
            <text:p>AUSLAENDISCHE HOCHSCHULEN (EINSCHLIESSLICH HOCHSCHULFUEHRER, VORLESUNGSVERZEICHNISSE)</text:p>
          </table:table-cell>
          <table:table-cell table:number-columns-repeated="5"/>
        </table:table-row>
        <table:table-row table:style-name="ro1">
          <table:table-cell table:formula="of:=IF(LEN([.B1893])=1;0;IF(LEN([.B1893])=2;1;IF(LEN([.B1893])=3;2;IF(LEN([.B1893])=5;3;IF(LEN([.B1893])=6;4;IF(LEN([.B1893])=7;5;&quot;Fehler&quot;))))))" office:value-type="float" office:value="1" calcext:value-type="float">
            <text:p>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SOZIALPAEDAGOGIK</text:p>
          </table:table-cell>
          <table:table-cell table:number-columns-repeated="5"/>
        </table:table-row>
        <table:table-row table:style-name="ro1">
          <table:table-cell table:formula="of:=IF(LEN([.B1894])=1;0;IF(LEN([.B1894])=2;1;IF(LEN([.B1894])=3;2;IF(LEN([.B1894])=5;3;IF(LEN([.B1894])=6;4;IF(LEN([.B1894])=7;5;&quot;Fehler&quot;))))))" office:value-type="float" office:value="2" calcext:value-type="float">
            <text:p>2</text:p>
          </table:table-cell>
          <table:table-cell office:value-type="string" calcext:value-type="string">
            <text:p>NGF</text:p>
          </table:table-cell>
          <table:table-cell office:value-type="string" calcext:value-type="string">
            <text:p>SPIELPAEDAGOGIK</text:p>
          </table:table-cell>
          <table:table-cell table:number-columns-repeated="5"/>
        </table:table-row>
        <table:table-row table:style-name="ro1">
          <table:table-cell table:formula="of:=IF(LEN([.B1895])=1;0;IF(LEN([.B1895])=2;1;IF(LEN([.B1895])=3;2;IF(LEN([.B1895])=5;3;IF(LEN([.B1895])=6;4;IF(LEN([.B1895])=7;5;&quot;Fehler&quot;))))))" office:value-type="float" office:value="2" calcext:value-type="float">
            <text:p>2</text:p>
          </table:table-cell>
          <table:table-cell office:value-type="string" calcext:value-type="string">
            <text:p>NGH</text:p>
          </table:table-cell>
          <table:table-cell office:value-type="string" calcext:value-type="string">
            <text:p>KINDERSPIELPLAETZE</text:p>
          </table:table-cell>
          <table:table-cell table:number-columns-repeated="5"/>
        </table:table-row>
        <table:table-row table:style-name="ro1">
          <table:table-cell table:formula="of:=IF(LEN([.B1896])=1;0;IF(LEN([.B1896])=2;1;IF(LEN([.B1896])=3;2;IF(LEN([.B1896])=5;3;IF(LEN([.B1896])=6;4;IF(LEN([.B1896])=7;5;&quot;Fehler&quot;))))))" office:value-type="float" office:value="2" calcext:value-type="float">
            <text:p>2</text:p>
          </table:table-cell>
          <table:table-cell office:value-type="string" calcext:value-type="string">
            <text:p>NGK</text:p>
          </table:table-cell>
          <table:table-cell office:value-type="string" calcext:value-type="string">
            <text:p>KINDER- UND JUGENDERZIEHUNG IM ELTERNHAUS : ALLGEMEINES</text:p>
          </table:table-cell>
          <table:table-cell table:number-columns-repeated="5"/>
        </table:table-row>
        <table:table-row table:style-name="ro1">
          <table:table-cell table:formula="of:=IF(LEN([.B1897])=1;0;IF(LEN([.B1897])=2;1;IF(LEN([.B1897])=3;2;IF(LEN([.B1897])=5;3;IF(LEN([.B1897])=6;4;IF(LEN([.B1897])=7;5;&quot;Fehler&quot;))))))" office:value-type="float" office:value="3" calcext:value-type="float">
            <text:p>3</text:p>
          </table:table-cell>
          <table:table-cell office:value-type="string" calcext:value-type="string">
            <text:p>NGK 1</text:p>
          </table:table-cell>
          <table:table-cell office:value-type="string" calcext:value-type="string">
            <text:p>ERZIEHUNG EINZELNER ALTERSSTUFEN UND GESCHLECHTER</text:p>
          </table:table-cell>
          <table:table-cell table:number-columns-repeated="5"/>
        </table:table-row>
        <table:table-row table:style-name="ro1">
          <table:table-cell table:formula="of:=IF(LEN([.B1898])=1;0;IF(LEN([.B1898])=2;1;IF(LEN([.B1898])=3;2;IF(LEN([.B1898])=5;3;IF(LEN([.B1898])=6;4;IF(LEN([.B1898])=7;5;&quot;Fehler&quot;))))))" office:value-type="float" office:value="3" calcext:value-type="float">
            <text:p>3</text:p>
          </table:table-cell>
          <table:table-cell office:value-type="string" calcext:value-type="string">
            <text:p>NGK 2</text:p>
          </table:table-cell>
          <table:table-cell office:value-type="string" calcext:value-type="string">
            <text:p>EINZELNE HAEUSLICHE ERZIEHUNGSPROBLEME</text:p>
          </table:table-cell>
          <table:table-cell table:number-columns-repeated="5"/>
        </table:table-row>
        <table:table-row table:style-name="ro1">
          <table:table-cell table:formula="of:=IF(LEN([.B1899])=1;0;IF(LEN([.B1899])=2;1;IF(LEN([.B1899])=3;2;IF(LEN([.B1899])=5;3;IF(LEN([.B1899])=6;4;IF(LEN([.B1899])=7;5;&quot;Fehler&quot;))))))" office:value-type="float" office:value="3" calcext:value-type="float">
            <text:p>3</text:p>
          </table:table-cell>
          <table:table-cell office:value-type="string" calcext:value-type="string">
            <text:p>NGK 3</text:p>
          </table:table-cell>
          <table:table-cell office:value-type="string" calcext:value-type="string">
            <text:p>KINDERBESCHAEFTIGUNG</text:p>
          </table:table-cell>
          <table:table-cell table:number-columns-repeated="5"/>
        </table:table-row>
        <table:table-row table:style-name="ro1">
          <table:table-cell table:formula="of:=IF(LEN([.B1900])=1;0;IF(LEN([.B1900])=2;1;IF(LEN([.B1900])=3;2;IF(LEN([.B1900])=5;3;IF(LEN([.B1900])=6;4;IF(LEN([.B1900])=7;5;&quot;Fehler&quot;))))))" office:value-type="float" office:value="3" calcext:value-type="float">
            <text:p>3</text:p>
          </table:table-cell>
          <table:table-cell office:value-type="string" calcext:value-type="string">
            <text:p>NGK 5</text:p>
          </table:table-cell>
          <table:table-cell office:value-type="string" calcext:value-type="string">
            <text:p>HAEUSLICHE ARBEIT MIT SCHULKINDERN (AUCH EINZELNE UNTERRICHTSFAECHER)</text:p>
          </table:table-cell>
          <table:table-cell table:number-columns-repeated="5"/>
        </table:table-row>
        <table:table-row table:style-name="ro1">
          <table:table-cell table:formula="of:=IF(LEN([.B1901])=1;0;IF(LEN([.B1901])=2;1;IF(LEN([.B1901])=3;2;IF(LEN([.B1901])=5;3;IF(LEN([.B1901])=6;4;IF(LEN([.B1901])=7;5;&quot;Fehler&quot;))))))" office:value-type="float" office:value="3" calcext:value-type="float">
            <text:p>3</text:p>
          </table:table-cell>
          <table:table-cell office:value-type="string" calcext:value-type="string">
            <text:p>NGK 6</text:p>
          </table:table-cell>
          <table:table-cell office:value-type="string" calcext:value-type="string">
            <text:p>HAEUSLICHE ARBEIT MIT VORSCHULKINDERN</text:p>
          </table:table-cell>
          <table:table-cell table:number-columns-repeated="5"/>
        </table:table-row>
        <table:table-row table:style-name="ro1">
          <table:table-cell table:formula="of:=IF(LEN([.B1902])=1;0;IF(LEN([.B1902])=2;1;IF(LEN([.B1902])=3;2;IF(LEN([.B1902])=5;3;IF(LEN([.B1902])=6;4;IF(LEN([.B1902])=7;5;&quot;Fehler&quot;))))))" office:value-type="float" office:value="2" calcext:value-type="float">
            <text:p>2</text:p>
          </table:table-cell>
          <table:table-cell office:value-type="string" calcext:value-type="string">
            <text:p>NGL</text:p>
          </table:table-cell>
          <table:table-cell office:value-type="string" calcext:value-type="string">
            <text:p>KINDERGARTEN <text:s/>KINDERHEIM <text:s/>KINDERHORT</text:p>
          </table:table-cell>
          <table:table-cell table:number-columns-repeated="5"/>
        </table:table-row>
        <table:table-row table:style-name="ro1">
          <table:table-cell table:formula="of:=IF(LEN([.B1903])=1;0;IF(LEN([.B1903])=2;1;IF(LEN([.B1903])=3;2;IF(LEN([.B1903])=5;3;IF(LEN([.B1903])=6;4;IF(LEN([.B1903])=7;5;&quot;Fehler&quot;))))))" office:value-type="float" office:value="3" calcext:value-type="float">
            <text:p>3</text:p>
          </table:table-cell>
          <table:table-cell office:value-type="string" calcext:value-type="string">
            <text:p>NGL 1</text:p>
          </table:table-cell>
          <table:table-cell office:value-type="string" calcext:value-type="string">
            <text:p>VORSCHULPAEDAGOGIK</text:p>
          </table:table-cell>
          <table:table-cell table:number-columns-repeated="5"/>
        </table:table-row>
        <table:table-row table:style-name="ro1">
          <table:table-cell table:formula="of:=IF(LEN([.B1904])=1;0;IF(LEN([.B1904])=2;1;IF(LEN([.B1904])=3;2;IF(LEN([.B1904])=5;3;IF(LEN([.B1904])=6;4;IF(LEN([.B1904])=7;5;&quot;Fehler&quot;))))))" office:value-type="float" office:value="2" calcext:value-type="float">
            <text:p>2</text:p>
          </table:table-cell>
          <table:table-cell office:value-type="string" calcext:value-type="string">
            <text:p>NGM</text:p>
          </table:table-cell>
          <table:table-cell office:value-type="string" calcext:value-type="string">
            <text:p>JUGENDVERBAENDE : ALLGEMEINES</text:p>
          </table:table-cell>
          <table:table-cell table:number-columns-repeated="5"/>
        </table:table-row>
        <table:table-row table:style-name="ro1">
          <table:table-cell table:formula="of:=IF(LEN([.B1905])=1;0;IF(LEN([.B1905])=2;1;IF(LEN([.B1905])=3;2;IF(LEN([.B1905])=5;3;IF(LEN([.B1905])=6;4;IF(LEN([.B1905])=7;5;&quot;Fehler&quot;))))))" office:value-type="float" office:value="3" calcext:value-type="float">
            <text:p>3</text:p>
          </table:table-cell>
          <table:table-cell office:value-type="string" calcext:value-type="string">
            <text:p>NGM 1</text:p>
          </table:table-cell>
          <table:table-cell office:value-type="string" calcext:value-type="string">
            <text:p>JUGENDBEWEGUNG</text:p>
          </table:table-cell>
          <table:table-cell table:number-columns-repeated="5"/>
        </table:table-row>
        <table:table-row table:style-name="ro1">
          <table:table-cell table:formula="of:=IF(LEN([.B1906])=1;0;IF(LEN([.B1906])=2;1;IF(LEN([.B1906])=3;2;IF(LEN([.B1906])=5;3;IF(LEN([.B1906])=6;4;IF(LEN([.B1906])=7;5;&quot;Fehler&quot;))))))" office:value-type="float" office:value="3" calcext:value-type="float">
            <text:p>3</text:p>
          </table:table-cell>
          <table:table-cell office:value-type="string" calcext:value-type="string">
            <text:p>NGM 2</text:p>
          </table:table-cell>
          <table:table-cell office:value-type="string" calcext:value-type="string">
            <text:p>PFADFINDER</text:p>
          </table:table-cell>
          <table:table-cell table:number-columns-repeated="5"/>
        </table:table-row>
        <table:table-row table:style-name="ro1">
          <table:table-cell table:formula="of:=IF(LEN([.B1907])=1;0;IF(LEN([.B1907])=2;1;IF(LEN([.B1907])=3;2;IF(LEN([.B1907])=5;3;IF(LEN([.B1907])=6;4;IF(LEN([.B1907])=7;5;&quot;Fehler&quot;))))))" office:value-type="float" office:value="3" calcext:value-type="float">
            <text:p>3</text:p>
          </table:table-cell>
          <table:table-cell office:value-type="string" calcext:value-type="string">
            <text:p>NGM 3</text:p>
          </table:table-cell>
          <table:table-cell office:value-type="string" calcext:value-type="string">
            <text:p>KONFESSIONELLE JUGENDVERBAENDE</text:p>
          </table:table-cell>
          <table:table-cell table:number-columns-repeated="5"/>
        </table:table-row>
        <table:table-row table:style-name="ro1">
          <table:table-cell table:formula="of:=IF(LEN([.B1908])=1;0;IF(LEN([.B1908])=2;1;IF(LEN([.B1908])=3;2;IF(LEN([.B1908])=5;3;IF(LEN([.B1908])=6;4;IF(LEN([.B1908])=7;5;&quot;Fehler&quot;))))))" office:value-type="float" office:value="3" calcext:value-type="float">
            <text:p>3</text:p>
          </table:table-cell>
          <table:table-cell office:value-type="string" calcext:value-type="string">
            <text:p>NGM 5</text:p>
          </table:table-cell>
          <table:table-cell office:value-type="string" calcext:value-type="string">
            <text:p>SONSTIGE JUGENDVERBAENDE</text:p>
          </table:table-cell>
          <table:table-cell table:number-columns-repeated="5"/>
        </table:table-row>
        <table:table-row table:style-name="ro1">
          <table:table-cell table:formula="of:=IF(LEN([.B1909])=1;0;IF(LEN([.B1909])=2;1;IF(LEN([.B1909])=3;2;IF(LEN([.B1909])=5;3;IF(LEN([.B1909])=6;4;IF(LEN([.B1909])=7;5;&quot;Fehler&quot;))))))" office:value-type="float" office:value="2" calcext:value-type="float">
            <text:p>2</text:p>
          </table:table-cell>
          <table:table-cell office:value-type="string" calcext:value-type="string">
            <text:p>NGN</text:p>
          </table:table-cell>
          <table:table-cell office:value-type="string" calcext:value-type="string">
            <text:p>JUGENDARBEIT (JUGENDPFLEGE)</text:p>
          </table:table-cell>
          <table:table-cell table:number-columns-repeated="5"/>
        </table:table-row>
        <table:table-row table:style-name="ro1">
          <table:table-cell table:formula="of:=IF(LEN([.B1910])=1;0;IF(LEN([.B1910])=2;1;IF(LEN([.B1910])=3;2;IF(LEN([.B1910])=5;3;IF(LEN([.B1910])=6;4;IF(LEN([.B1910])=7;5;&quot;Fehler&quot;))))))" office:value-type="float" office:value="2" calcext:value-type="float">
            <text:p>2</text:p>
          </table:table-cell>
          <table:table-cell office:value-type="string" calcext:value-type="string">
            <text:p>NGO</text:p>
          </table:table-cell>
          <table:table-cell office:value-type="string" calcext:value-type="string">
            <text:p>JUGENDHILFE <text:s/>JUGENDSCHUTZ</text:p>
          </table:table-cell>
          <table:table-cell table:number-columns-repeated="5"/>
        </table:table-row>
        <table:table-row table:style-name="ro1">
          <table:table-cell table:formula="of:=IF(LEN([.B1911])=1;0;IF(LEN([.B1911])=2;1;IF(LEN([.B1911])=3;2;IF(LEN([.B1911])=5;3;IF(LEN([.B1911])=6;4;IF(LEN([.B1911])=7;5;&quot;Fehler&quot;))))))" office:value-type="float" office:value="3" calcext:value-type="float">
            <text:p>3</text:p>
          </table:table-cell>
          <table:table-cell office:value-type="string" calcext:value-type="string">
            <text:p>NGO 3</text:p>
          </table:table-cell>
          <table:table-cell office:value-type="string" calcext:value-type="string">
            <text:p>JUGENDKRIMINALITAET <text:s/>JUGENDSTRAFVOLLZUG <text:s/>RESOZIALISIERUNG JUGENDLICHER</text:p>
          </table:table-cell>
          <table:table-cell table:number-columns-repeated="5"/>
        </table:table-row>
        <table:table-row table:style-name="ro1">
          <table:table-cell table:formula="of:=IF(LEN([.B1912])=1;0;IF(LEN([.B1912])=2;1;IF(LEN([.B1912])=3;2;IF(LEN([.B1912])=5;3;IF(LEN([.B1912])=6;4;IF(LEN([.B1912])=7;5;&quot;Fehler&quot;))))))" office:value-type="float" office:value="2" calcext:value-type="float">
            <text:p>2</text:p>
          </table:table-cell>
          <table:table-cell office:value-type="string" calcext:value-type="string">
            <text:p>NGP</text:p>
          </table:table-cell>
          <table:table-cell office:value-type="string" calcext:value-type="string">
            <text:p>ERZIEHUNGSBERATUNG</text:p>
          </table:table-cell>
          <table:table-cell table:number-columns-repeated="5"/>
        </table:table-row>
        <table:table-row table:style-name="ro1">
          <table:table-cell table:formula="of:=IF(LEN([.B1913])=1;0;IF(LEN([.B1913])=2;1;IF(LEN([.B1913])=3;2;IF(LEN([.B1913])=5;3;IF(LEN([.B1913])=6;4;IF(LEN([.B1913])=7;5;&quot;Fehler&quot;))))))" office:value-type="float" office:value="2" calcext:value-type="float">
            <text:p>2</text:p>
          </table:table-cell>
          <table:table-cell office:value-type="string" calcext:value-type="string">
            <text:p>NGQ</text:p>
          </table:table-cell>
          <table:table-cell office:value-type="string" calcext:value-type="string">
            <text:p>SEXUALPAEDAGOGIK</text:p>
          </table:table-cell>
          <table:table-cell table:number-columns-repeated="5"/>
        </table:table-row>
        <table:table-row table:style-name="ro1">
          <table:table-cell table:formula="of:=IF(LEN([.B1914])=1;0;IF(LEN([.B1914])=2;1;IF(LEN([.B1914])=3;2;IF(LEN([.B1914])=5;3;IF(LEN([.B1914])=6;4;IF(LEN([.B1914])=7;5;&quot;Fehler&quot;))))))" office:value-type="float" office:value="1" calcext:value-type="float">
            <text:p>1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SONDERPAEDAGOGIK : GESAMTDARSTELLUNGEN, DARSTELLUNGEN MEHRERER TEILGEBIETE</text:p>
          </table:table-cell>
          <table:table-cell table:number-columns-repeated="5"/>
        </table:table-row>
        <table:table-row table:style-name="ro1">
          <table:table-cell table:formula="of:=IF(LEN([.B1915])=1;0;IF(LEN([.B1915])=2;1;IF(LEN([.B1915])=3;2;IF(LEN([.B1915])=5;3;IF(LEN([.B1915])=6;4;IF(LEN([.B1915])=7;5;&quot;Fehler&quot;))))))" office:value-type="float" office:value="2" calcext:value-type="float">
            <text:p>2</text:p>
          </table:table-cell>
          <table:table-cell office:value-type="string" calcext:value-type="string">
            <text:p>NHK</text:p>
          </table:table-cell>
          <table:table-cell office:value-type="string" calcext:value-type="string">
            <text:p>SPEZIELLE SONDERPAEDAGOGIK <text:s/>SPEZIELLE SONDERSCHULEN</text:p>
          </table:table-cell>
          <table:table-cell table:number-columns-repeated="5"/>
        </table:table-row>
        <table:table-row table:style-name="ro1">
          <table:table-cell table:formula="of:=IF(LEN([.B1916])=1;0;IF(LEN([.B1916])=2;1;IF(LEN([.B1916])=3;2;IF(LEN([.B1916])=5;3;IF(LEN([.B1916])=6;4;IF(LEN([.B1916])=7;5;&quot;Fehler&quot;))))))" office:value-type="float" office:value="3" calcext:value-type="float">
            <text:p>3</text:p>
          </table:table-cell>
          <table:table-cell office:value-type="string" calcext:value-type="string">
            <text:p>NHK 1</text:p>
          </table:table-cell>
          <table:table-cell office:value-type="string" calcext:value-type="string">
            <text:p>KOERPERBEHINDERTENPAEDAGOGIK</text:p>
          </table:table-cell>
          <table:table-cell table:number-columns-repeated="5"/>
        </table:table-row>
        <table:table-row table:style-name="ro1">
          <table:table-cell table:formula="of:=IF(LEN([.B1917])=1;0;IF(LEN([.B1917])=2;1;IF(LEN([.B1917])=3;2;IF(LEN([.B1917])=5;3;IF(LEN([.B1917])=6;4;IF(LEN([.B1917])=7;5;&quot;Fehler&quot;))))))" office:value-type="float" office:value="3" calcext:value-type="float">
            <text:p>3</text:p>
          </table:table-cell>
          <table:table-cell office:value-type="string" calcext:value-type="string">
            <text:p>NHK 2</text:p>
          </table:table-cell>
          <table:table-cell office:value-type="string" calcext:value-type="string">
            <text:p>SCHWERHOERIGENPAEDAGOGIK <text:s/>GEHOERLOSENPAEDAGOGIK</text:p>
          </table:table-cell>
          <table:table-cell table:number-columns-repeated="5"/>
        </table:table-row>
        <table:table-row table:style-name="ro1">
          <table:table-cell table:formula="of:=IF(LEN([.B1918])=1;0;IF(LEN([.B1918])=2;1;IF(LEN([.B1918])=3;2;IF(LEN([.B1918])=5;3;IF(LEN([.B1918])=6;4;IF(LEN([.B1918])=7;5;&quot;Fehler&quot;))))))" office:value-type="float" office:value="3" calcext:value-type="float">
            <text:p>3</text:p>
          </table:table-cell>
          <table:table-cell office:value-type="string" calcext:value-type="string">
            <text:p>NHK 3</text:p>
          </table:table-cell>
          <table:table-cell office:value-type="string" calcext:value-type="string">
            <text:p>SEHBEHINDERTENPAEDAGOGIK</text:p>
          </table:table-cell>
          <table:table-cell table:number-columns-repeated="5"/>
        </table:table-row>
        <table:table-row table:style-name="ro1">
          <table:table-cell table:formula="of:=IF(LEN([.B1919])=1;0;IF(LEN([.B1919])=2;1;IF(LEN([.B1919])=3;2;IF(LEN([.B1919])=5;3;IF(LEN([.B1919])=6;4;IF(LEN([.B1919])=7;5;&quot;Fehler&quot;))))))" office:value-type="float" office:value="3" calcext:value-type="float">
            <text:p>3</text:p>
          </table:table-cell>
          <table:table-cell office:value-type="string" calcext:value-type="string">
            <text:p>NHK 4</text:p>
          </table:table-cell>
          <table:table-cell office:value-type="string" calcext:value-type="string">
            <text:p>SPRACHHEILPAEDAGOGIK</text:p>
          </table:table-cell>
          <table:table-cell table:number-columns-repeated="5"/>
        </table:table-row>
        <table:table-row table:style-name="ro1">
          <table:table-cell table:formula="of:=IF(LEN([.B1920])=1;0;IF(LEN([.B1920])=2;1;IF(LEN([.B1920])=3;2;IF(LEN([.B1920])=5;3;IF(LEN([.B1920])=6;4;IF(LEN([.B1920])=7;5;&quot;Fehler&quot;))))))" office:value-type="float" office:value="3" calcext:value-type="float">
            <text:p>3</text:p>
          </table:table-cell>
          <table:table-cell office:value-type="string" calcext:value-type="string">
            <text:p>NHK 5</text:p>
          </table:table-cell>
          <table:table-cell office:value-type="string" calcext:value-type="string">
            <text:p>LEGASTHENIE (LESE- UND RECHTSCHREIBSCHWAECHE) RECHENSCHWAECHE</text:p>
          </table:table-cell>
          <table:table-cell table:number-columns-repeated="5"/>
        </table:table-row>
        <table:table-row table:style-name="ro1">
          <table:table-cell table:formula="of:=IF(LEN([.B1921])=1;0;IF(LEN([.B1921])=2;1;IF(LEN([.B1921])=3;2;IF(LEN([.B1921])=5;3;IF(LEN([.B1921])=6;4;IF(LEN([.B1921])=7;5;&quot;Fehler&quot;))))))" office:value-type="float" office:value="3" calcext:value-type="float">
            <text:p>3</text:p>
          </table:table-cell>
          <table:table-cell office:value-type="string" calcext:value-type="string">
            <text:p>NHK 6</text:p>
          </table:table-cell>
          <table:table-cell office:value-type="string" calcext:value-type="string">
            <text:p>PAEDAGOGIK BEI VERHALTENSSTOERUNGEN</text:p>
          </table:table-cell>
          <table:table-cell table:number-columns-repeated="5"/>
        </table:table-row>
        <table:table-row table:style-name="ro1">
          <table:table-cell table:formula="of:=IF(LEN([.B1922])=1;0;IF(LEN([.B1922])=2;1;IF(LEN([.B1922])=3;2;IF(LEN([.B1922])=5;3;IF(LEN([.B1922])=6;4;IF(LEN([.B1922])=7;5;&quot;Fehler&quot;))))))" office:value-type="float" office:value="3" calcext:value-type="float">
            <text:p>3</text:p>
          </table:table-cell>
          <table:table-cell office:value-type="string" calcext:value-type="string">
            <text:p>NHK 7</text:p>
          </table:table-cell>
          <table:table-cell office:value-type="string" calcext:value-type="string">
            <text:p>PAEDAGOGIK BEI GEISTIGBEHINDERTEN</text:p>
          </table:table-cell>
          <table:table-cell table:number-columns-repeated="5"/>
        </table:table-row>
        <table:table-row table:style-name="ro1">
          <table:table-cell table:formula="of:=IF(LEN([.B1923])=1;0;IF(LEN([.B1923])=2;1;IF(LEN([.B1923])=3;2;IF(LEN([.B1923])=5;3;IF(LEN([.B1923])=6;4;IF(LEN([.B1923])=7;5;&quot;Fehler&quot;))))))" office:value-type="float" office:value="3" calcext:value-type="float">
            <text:p>3</text:p>
          </table:table-cell>
          <table:table-cell office:value-type="string" calcext:value-type="string">
            <text:p>NHK 8</text:p>
          </table:table-cell>
          <table:table-cell office:value-type="string" calcext:value-type="string">
            <text:p>SONSTIGES</text:p>
          </table:table-cell>
          <table:table-cell table:number-columns-repeated="5"/>
        </table:table-row>
        <table:table-row table:style-name="ro1">
          <table:table-cell table:formula="of:=IF(LEN([.B1924])=1;0;IF(LEN([.B1924])=2;1;IF(LEN([.B1924])=3;2;IF(LEN([.B1924])=5;3;IF(LEN([.B1924])=6;4;IF(LEN([.B1924])=7;5;&quot;Fehler&quot;))))))" office:value-type="float" office:value="3" calcext:value-type="float">
            <text:p>3</text:p>
          </table:table-cell>
          <table:table-cell office:value-type="string" calcext:value-type="string">
            <text:p>NHK 9</text:p>
          </table:table-cell>
          <table:table-cell office:value-type="string" calcext:value-type="string">
            <text:p>MEHRFACHBEHINDERTENPAEDAGOGIK</text:p>
          </table:table-cell>
          <table:table-cell table:number-columns-repeated="5"/>
        </table:table-row>
        <table:table-row table:style-name="ro1">
          <table:table-cell table:formula="of:=IF(LEN([.B1925])=1;0;IF(LEN([.B1925])=2;1;IF(LEN([.B1925])=3;2;IF(LEN([.B1925])=5;3;IF(LEN([.B1925])=6;4;IF(LEN([.B1925])=7;5;&quot;Fehler&quot;))))))" office:value-type="float" office:value="2" calcext:value-type="float">
            <text:p>2</text:p>
          </table:table-cell>
          <table:table-cell office:value-type="string" calcext:value-type="string">
            <text:p>NHL</text:p>
          </table:table-cell>
          <table:table-cell office:value-type="string" calcext:value-type="string">
            <text:p>LERNBEHINDERTENPAEDAGOGIK : ALLGEMEINES</text:p>
          </table:table-cell>
          <table:table-cell table:number-columns-repeated="5"/>
        </table:table-row>
        <table:table-row table:style-name="ro1">
          <table:table-cell table:formula="of:=IF(LEN([.B1926])=1;0;IF(LEN([.B1926])=2;1;IF(LEN([.B1926])=3;2;IF(LEN([.B1926])=5;3;IF(LEN([.B1926])=6;4;IF(LEN([.B1926])=7;5;&quot;Fehler&quot;))))))" office:value-type="float" office:value="3" calcext:value-type="float">
            <text:p>3</text:p>
          </table:table-cell>
          <table:table-cell office:value-type="string" calcext:value-type="string">
            <text:p>NHL 1</text:p>
          </table:table-cell>
          <table:table-cell office:value-type="string" calcext:value-type="string">
            <text:p>SONDERSCHULE FUER LERNBEHINDERTE : THEORIE UND ORGANISATION</text:p>
          </table:table-cell>
          <table:table-cell table:number-columns-repeated="5"/>
        </table:table-row>
        <table:table-row table:style-name="ro1">
          <table:table-cell table:formula="of:=IF(LEN([.B1927])=1;0;IF(LEN([.B1927])=2;1;IF(LEN([.B1927])=3;2;IF(LEN([.B1927])=5;3;IF(LEN([.B1927])=6;4;IF(LEN([.B1927])=7;5;&quot;Fehler&quot;))))))" office:value-type="float" office:value="4" calcext:value-type="float">
            <text:p>4</text:p>
          </table:table-cell>
          <table:table-cell office:value-type="string" calcext:value-type="string">
            <text:p>NHL 12</text:p>
          </table:table-cell>
          <table:table-cell office:value-type="string" calcext:value-type="string">
            <text:p>SONDERSCHULUNTERRICHT : ALLGEMEINES UND EINZELNE UNTERRICHTSFAECHER</text:p>
          </table:table-cell>
          <table:table-cell table:number-columns-repeated="5"/>
        </table:table-row>
        <table:table-row table:style-name="ro1">
          <table:table-cell table:formula="of:=IF(LEN([.B1928])=1;0;IF(LEN([.B1928])=2;1;IF(LEN([.B1928])=3;2;IF(LEN([.B1928])=5;3;IF(LEN([.B1928])=6;4;IF(LEN([.B1928])=7;5;&quot;Fehler&quot;))))))" office:value-type="float" office:value="3" calcext:value-type="float">
            <text:p>3</text:p>
          </table:table-cell>
          <table:table-cell office:value-type="string" calcext:value-type="string">
            <text:p>NHL 7</text:p>
          </table:table-cell>
          <table:table-cell office:value-type="string" calcext:value-type="string">
            <text:p>SONSTIGE EINZELPROBLEME DER LERNBEHINDERTENPAEDAGOGIK</text:p>
          </table:table-cell>
          <table:table-cell table:number-columns-repeated="5"/>
        </table:table-row>
        <table:table-row table:style-name="ro1">
          <table:table-cell table:formula="of:=IF(LEN([.B1929])=1;0;IF(LEN([.B1929])=2;1;IF(LEN([.B1929])=3;2;IF(LEN([.B1929])=5;3;IF(LEN([.B1929])=6;4;IF(LEN([.B1929])=7;5;&quot;Fehler&quot;))))))" office:value-type="float" office:value="1" calcext:value-type="float">
            <text:p>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BERUFSPAEDAGOGIK <text:s/>ALLGEMEINE BERUFSPSYCHOLOGI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930])=1;0;IF(LEN([.B1930])=2;1;IF(LEN([.B1930])=3;2;IF(LEN([.B1930])=5;3;IF(LEN([.B1930])=6;4;IF(LEN([.B1930])=7;5;&quot;Fehler&quot;))))))" office:value-type="float" office:value="2" calcext:value-type="float">
            <text:p>2</text:p>
          </table:table-cell>
          <table:table-cell office:value-type="string" calcext:value-type="string">
            <text:p>NLK</text:p>
          </table:table-cell>
          <table:table-cell office:value-type="string" calcext:value-type="string">
            <text:p>BERUFSBERATUNG <text:s/>BERUFSEIGNUNGSTESTS <text:s/>BERUFSWAHL</text:p>
          </table:table-cell>
          <table:table-cell table:number-columns-repeated="5"/>
        </table:table-row>
        <table:table-row table:style-name="ro1">
          <table:table-cell table:formula="of:=IF(LEN([.B1931])=1;0;IF(LEN([.B1931])=2;1;IF(LEN([.B1931])=3;2;IF(LEN([.B1931])=5;3;IF(LEN([.B1931])=6;4;IF(LEN([.B1931])=7;5;&quot;Fehler&quot;))))))" office:value-type="float" office:value="3" calcext:value-type="float">
            <text:p>3</text:p>
          </table:table-cell>
          <table:table-cell office:value-type="string" calcext:value-type="string">
            <text:p>NLK 1</text:p>
          </table:table-cell>
          <table:table-cell office:value-type="string" calcext:value-type="string">
            <text:p>SAMMLUNGEN VON BERUFSBILDERN UND JOBS</text:p>
          </table:table-cell>
          <table:table-cell table:number-columns-repeated="5"/>
        </table:table-row>
        <table:table-row table:style-name="ro1">
          <table:table-cell table:formula="of:=IF(LEN([.B1932])=1;0;IF(LEN([.B1932])=2;1;IF(LEN([.B1932])=3;2;IF(LEN([.B1932])=5;3;IF(LEN([.B1932])=6;4;IF(LEN([.B1932])=7;5;&quot;Fehler&quot;))))))" office:value-type="float" office:value="2" calcext:value-type="float">
            <text:p>2</text:p>
          </table:table-cell>
          <table:table-cell office:value-type="string" calcext:value-type="string">
            <text:p>NLL</text:p>
          </table:table-cell>
          <table:table-cell office:value-type="string" calcext:value-type="string">
            <text:p>BERUFSBILDENDE SCHULEN</text:p>
          </table:table-cell>
          <table:table-cell table:number-columns-repeated="5"/>
        </table:table-row>
        <table:table-row table:style-name="ro1">
          <table:table-cell table:formula="of:=IF(LEN([.B1933])=1;0;IF(LEN([.B1933])=2;1;IF(LEN([.B1933])=3;2;IF(LEN([.B1933])=5;3;IF(LEN([.B1933])=6;4;IF(LEN([.B1933])=7;5;&quot;Fehler&quot;))))))" office:value-type="float" office:value="4" calcext:value-type="float">
            <text:p>4</text:p>
          </table:table-cell>
          <table:table-cell office:value-type="string" calcext:value-type="string">
            <text:p>NLL 01</text:p>
          </table:table-cell>
          <table:table-cell office:value-type="string" calcext:value-type="string">
            <text:p>RICHTLINIEN UND LEHRPLAENE</text:p>
          </table:table-cell>
          <table:table-cell table:number-columns-repeated="5"/>
        </table:table-row>
        <table:table-row table:style-name="ro1">
          <table:table-cell table:formula="of:=IF(LEN([.B1934])=1;0;IF(LEN([.B1934])=2;1;IF(LEN([.B1934])=3;2;IF(LEN([.B1934])=5;3;IF(LEN([.B1934])=6;4;IF(LEN([.B1934])=7;5;&quot;Fehler&quot;))))))" office:value-type="float" office:value="2" calcext:value-type="float">
            <text:p>2</text:p>
          </table:table-cell>
          <table:table-cell office:value-type="string" calcext:value-type="string">
            <text:p>NLM</text:p>
          </table:table-cell>
          <table:table-cell office:value-type="string" calcext:value-type="string">
            <text:p>ZWEITER BILDUNGSWEG</text:p>
          </table:table-cell>
          <table:table-cell table:number-columns-repeated="5"/>
        </table:table-row>
        <table:table-row table:style-name="ro1">
          <table:table-cell table:formula="of:=IF(LEN([.B1935])=1;0;IF(LEN([.B1935])=2;1;IF(LEN([.B1935])=3;2;IF(LEN([.B1935])=5;3;IF(LEN([.B1935])=6;4;IF(LEN([.B1935])=7;5;&quot;Fehler&quot;))))))" office:value-type="float" office:value="2" calcext:value-type="float">
            <text:p>2</text:p>
          </table:table-cell>
          <table:table-cell office:value-type="string" calcext:value-type="string">
            <text:p>NLN</text:p>
          </table:table-cell>
          <table:table-cell office:value-type="string" calcext:value-type="string">
            <text:p>BETRIEBLICHE BERUFSAUSBILDUNG</text:p>
          </table:table-cell>
          <table:table-cell table:number-columns-repeated="5"/>
        </table:table-row>
        <table:table-row table:style-name="ro1">
          <table:table-cell table:formula="of:=IF(LEN([.B1936])=1;0;IF(LEN([.B1936])=2;1;IF(LEN([.B1936])=3;2;IF(LEN([.B1936])=5;3;IF(LEN([.B1936])=6;4;IF(LEN([.B1936])=7;5;&quot;Fehler&quot;))))))" office:value-type="float" office:value="1" calcext:value-type="float">
            <text:p>1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ERWACHSENENBILDUNG <text:s/>VOLKSHOCHSCHUL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1937])=1;0;IF(LEN([.B1937])=2;1;IF(LEN([.B1937])=3;2;IF(LEN([.B1937])=5;3;IF(LEN([.B1937])=6;4;IF(LEN([.B1937])=7;5;&quot;Fehler&quot;))))))" office:value-type="float" office:value="2" calcext:value-type="float">
            <text:p>2</text:p>
          </table:table-cell>
          <table:table-cell office:value-type="string" calcext:value-type="string">
            <text:p>NMK</text:p>
          </table:table-cell>
          <table:table-cell office:value-type="string" calcext:value-type="string">
            <text:p>THEORIE DER ERWACHSENENBILDUNG</text:p>
          </table:table-cell>
          <table:table-cell table:number-columns-repeated="5"/>
        </table:table-row>
        <table:table-row table:style-name="ro1">
          <table:table-cell table:formula="of:=IF(LEN([.B1938])=1;0;IF(LEN([.B1938])=2;1;IF(LEN([.B1938])=3;2;IF(LEN([.B1938])=5;3;IF(LEN([.B1938])=6;4;IF(LEN([.B1938])=7;5;&quot;Fehler&quot;))))))" office:value-type="float" office:value="2" calcext:value-type="float">
            <text:p>2</text:p>
          </table:table-cell>
          <table:table-cell office:value-type="string" calcext:value-type="string">
            <text:p>NML</text:p>
          </table:table-cell>
          <table:table-cell office:value-type="string" calcext:value-type="string">
            <text:p>GESCHICHTE DER ERWACHSENENBILDUNG</text:p>
          </table:table-cell>
          <table:table-cell table:number-columns-repeated="5"/>
        </table:table-row>
        <table:table-row table:style-name="ro1">
          <table:table-cell table:formula="of:=IF(LEN([.B1939])=1;0;IF(LEN([.B1939])=2;1;IF(LEN([.B1939])=3;2;IF(LEN([.B1939])=5;3;IF(LEN([.B1939])=6;4;IF(LEN([.B1939])=7;5;&quot;Fehler&quot;))))))" office:value-type="float" office:value="2" calcext:value-type="float">
            <text:p>2</text:p>
          </table:table-cell>
          <table:table-cell office:value-type="string" calcext:value-type="string">
            <text:p>NMM</text:p>
          </table:table-cell>
          <table:table-cell office:value-type="string" calcext:value-type="string">
            <text:p>ORGANISATION UND METHODIK DER ERWACHSENENBILDUNG</text:p>
          </table:table-cell>
          <table:table-cell table:number-columns-repeated="5"/>
        </table:table-row>
        <table:table-row table:style-name="ro1">
          <table:table-cell table:formula="of:=IF(LEN([.B1940])=1;0;IF(LEN([.B1940])=2;1;IF(LEN([.B1940])=3;2;IF(LEN([.B1940])=5;3;IF(LEN([.B1940])=6;4;IF(LEN([.B1940])=7;5;&quot;Fehler&quot;))))))" office:value-type="float" office:value="1" calcext:value-type="float">
            <text:p>1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ELBSTERZIEHUNG : ALLGEMEINES</text:p>
          </table:table-cell>
          <table:table-cell table:number-columns-repeated="5"/>
        </table:table-row>
        <table:table-row table:style-name="ro1">
          <table:table-cell table:formula="of:=IF(LEN([.B1941])=1;0;IF(LEN([.B1941])=2;1;IF(LEN([.B1941])=3;2;IF(LEN([.B1941])=5;3;IF(LEN([.B1941])=6;4;IF(LEN([.B1941])=7;5;&quot;Fehler&quot;))))))" office:value-type="float" office:value="2" calcext:value-type="float">
            <text:p>2</text:p>
          </table:table-cell>
          <table:table-cell office:value-type="string" calcext:value-type="string">
            <text:p>NNK</text:p>
          </table:table-cell>
          <table:table-cell office:value-type="string" calcext:value-type="string">
            <text:p>UMGANGSFORMEN</text:p>
          </table:table-cell>
          <table:table-cell table:number-columns-repeated="5"/>
        </table:table-row>
        <table:table-row table:style-name="ro1">
          <table:table-cell table:formula="of:=IF(LEN([.B1942])=1;0;IF(LEN([.B1942])=2;1;IF(LEN([.B1942])=3;2;IF(LEN([.B1942])=5;3;IF(LEN([.B1942])=6;4;IF(LEN([.B1942])=7;5;&quot;Fehler&quot;))))))" office:value-type="float" office:value="2" calcext:value-type="float">
            <text:p>2</text:p>
          </table:table-cell>
          <table:table-cell office:value-type="string" calcext:value-type="string">
            <text:p>NYB</text:p>
          </table:table-cell>
          <table:table-cell office:value-type="string" calcext:value-type="string">
            <text:p>BIOGRAPHIEN VON PAEDAGOGEN</text:p>
          </table:table-cell>
          <table:table-cell table:number-columns-repeated="5"/>
        </table:table-row>
        <table:table-row table:style-name="ro1">
          <table:table-cell table:formula="of:=IF(LEN([.B1943])=1;0;IF(LEN([.B1943])=2;1;IF(LEN([.B1943])=3;2;IF(LEN([.B1943])=5;3;IF(LEN([.B1943])=6;4;IF(LEN([.B1943])=7;5;&quot;Fehler&quot;))))))" office:value-type="float" office:value="3" calcext:value-type="float">
            <text:p>3</text:p>
          </table:table-cell>
          <table:table-cell office:value-type="string" calcext:value-type="string">
            <text:p>NYB 1</text:p>
          </table:table-cell>
          <table:table-cell office:value-type="string" calcext:value-type="string">
            <text:p>BIOGRAPHIEN MEHRERER PAEDAGOGEN</text:p>
          </table:table-cell>
          <table:table-cell table:number-columns-repeated="5"/>
        </table:table-row>
        <table:table-row table:style-name="ro1">
          <table:table-cell table:formula="of:=IF(LEN([.B1944])=1;0;IF(LEN([.B1944])=2;1;IF(LEN([.B1944])=3;2;IF(LEN([.B1944])=5;3;IF(LEN([.B1944])=6;4;IF(LEN([.B1944])=7;5;&quot;Fehler&quot;))))))" office:value-type="float" office:value="3" calcext:value-type="float">
            <text:p>3</text:p>
          </table:table-cell>
          <table:table-cell office:value-type="string" calcext:value-type="string">
            <text:p>NYB 2</text:p>
          </table:table-cell>
          <table:table-cell office:value-type="string" calcext:value-type="string">
            <text:p>BIOGRAPHIEN EINZELNER PAEDAGOGEN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1945])=1;0;IF(LEN([.B1945])=2;1;IF(LEN([.B1945])=3;2;IF(LEN([.B1945])=5;3;IF(LEN([.B1945])=6;4;IF(LEN([.B1945])=7;5;&quot;Fehler&quot;))))))" office:value-type="float" office:value="1" calcext:value-type="float">
            <text:p>1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1946])=1;0;IF(LEN([.B1946])=2;1;IF(LEN([.B1946])=3;2;IF(LEN([.B1946])=5;3;IF(LEN([.B1946])=6;4;IF(LEN([.B1946])=7;5;&quot;Fehler&quot;))))))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RACHE</text:p>
          </table:table-cell>
          <table:table-cell table:number-columns-repeated="5"/>
        </table:table-row>
        <table:table-row table:style-name="ro1">
          <table:table-cell table:formula="of:=IF(LEN([.B1947])=1;0;IF(LEN([.B1947])=2;1;IF(LEN([.B1947])=3;2;IF(LEN([.B1947])=5;3;IF(LEN([.B1947])=6;4;IF(LEN([.B1947])=7;5;&quot;Fehler&quot;))))))" office:value-type="float" office:value="1" calcext:value-type="float">
            <text:p>1</text:p>
          </table:table-cell>
          <table:table-cell office:value-type="string" calcext:value-type="string">
            <text:p>OA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LEN([.B1948])=1;0;IF(LEN([.B1948])=2;1;IF(LEN([.B1948])=3;2;IF(LEN([.B1948])=5;3;IF(LEN([.B1948])=6;4;IF(LEN([.B1948])=7;5;&quot;Fehler&quot;))))))" office:value-type="float" office:value="2" calcext:value-type="float">
            <text:p>2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GESAMTDARSTELLUNGEN - DARSTELLUNGEN MEHRERER SPRACHEN</text:p>
          </table:table-cell>
          <table:table-cell table:number-columns-repeated="5"/>
        </table:table-row>
        <table:table-row table:style-name="ro1">
          <table:table-cell table:formula="of:=IF(LEN([.B1949])=1;0;IF(LEN([.B1949])=2;1;IF(LEN([.B1949])=3;2;IF(LEN([.B1949])=5;3;IF(LEN([.B1949])=6;4;IF(LEN([.B1949])=7;5;&quot;Fehler&quot;))))))" office:value-type="float" office:value="2" calcext:value-type="float">
            <text:p>2</text:p>
          </table:table-cell>
          <table:table-cell office:value-type="string" calcext:value-type="string">
            <text:p>OAL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1950])=1;0;IF(LEN([.B1950])=2;1;IF(LEN([.B1950])=3;2;IF(LEN([.B1950])=5;3;IF(LEN([.B1950])=6;4;IF(LEN([.B1950])=7;5;&quot;Fehler&quot;))))))" office:value-type="float" office:value="3" calcext:value-type="float">
            <text:p>3</text:p>
          </table:table-cell>
          <table:table-cell office:value-type="string" calcext:value-type="string">
            <text:p>OAL 1</text:p>
          </table:table-cell>
          <table:table-cell office:value-type="string" calcext:value-type="string">
            <text:p>ZITATENSAMMLUNGEN UND SPRICHWOERTERSAMMLUNGEN ALLER SPRACHEN</text:p>
          </table:table-cell>
          <table:table-cell table:number-columns-repeated="5"/>
        </table:table-row>
        <table:table-row table:style-name="ro1">
          <table:table-cell table:formula="of:=IF(LEN([.B1951])=1;0;IF(LEN([.B1951])=2;1;IF(LEN([.B1951])=3;2;IF(LEN([.B1951])=5;3;IF(LEN([.B1951])=6;4;IF(LEN([.B1951])=7;5;&quot;Fehler&quot;))))))" office:value-type="float" office:value="3" calcext:value-type="float">
            <text:p>3</text:p>
          </table:table-cell>
          <table:table-cell office:value-type="string" calcext:value-type="string">
            <text:p>OAL 2</text:p>
          </table:table-cell>
          <table:table-cell office:value-type="string" calcext:value-type="string">
            <text:p>MEHRSPRACHIGE WOERTERBUECHER (POLYGLOTTEN)</text:p>
          </table:table-cell>
          <table:table-cell table:number-columns-repeated="5"/>
        </table:table-row>
        <table:table-row table:style-name="ro1">
          <table:table-cell table:formula="of:=IF(LEN([.B1952])=1;0;IF(LEN([.B1952])=2;1;IF(LEN([.B1952])=3;2;IF(LEN([.B1952])=5;3;IF(LEN([.B1952])=6;4;IF(LEN([.B1952])=7;5;&quot;Fehler&quot;))))))" office:value-type="float" office:value="2" calcext:value-type="float">
            <text:p>2</text:p>
          </table:table-cell>
          <table:table-cell office:value-type="string" calcext:value-type="string">
            <text:p>OAN</text:p>
          </table:table-cell>
          <table:table-cell office:value-type="string" calcext:value-type="string">
            <text:p>GESCHICHTE DER SPRACHWISSENSCHAFT : GESAMTDARSTELLUNGEN, DARSTELLUNGEN MEHRERER TEILGEBIETE</text:p>
          </table:table-cell>
          <table:table-cell table:number-columns-repeated="5"/>
        </table:table-row>
        <table:table-row table:style-name="ro1">
          <table:table-cell table:formula="of:=IF(LEN([.B1953])=1;0;IF(LEN([.B1953])=2;1;IF(LEN([.B1953])=3;2;IF(LEN([.B1953])=5;3;IF(LEN([.B1953])=6;4;IF(LEN([.B1953])=7;5;&quot;Fehler&quot;))))))" office:value-type="float" office:value="2" calcext:value-type="float">
            <text:p>2</text:p>
          </table:table-cell>
          <table:table-cell office:value-type="string" calcext:value-type="string">
            <text:p>OAO</text:p>
          </table:table-cell>
          <table:table-cell office:value-type="string" calcext:value-type="string">
            <text:p>ORGANISATIONEN UND GESELLSCHAFTEN</text:p>
          </table:table-cell>
          <table:table-cell table:number-columns-repeated="5"/>
        </table:table-row>
        <table:table-row table:style-name="ro1">
          <table:table-cell table:formula="of:=IF(LEN([.B1954])=1;0;IF(LEN([.B1954])=2;1;IF(LEN([.B1954])=3;2;IF(LEN([.B1954])=5;3;IF(LEN([.B1954])=6;4;IF(LEN([.B1954])=7;5;&quot;Fehler&quot;))))))" office:value-type="float" office:value="1" calcext:value-type="float">
            <text:p>1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ALLGEMEINE UND VERGLEICHENDE SPRACHWISSENSCHAFT (LINGUISTIK)</text:p>
          </table:table-cell>
          <table:table-cell table:number-columns-repeated="5"/>
        </table:table-row>
        <table:table-row table:style-name="ro1">
          <table:table-cell table:formula="of:=IF(LEN([.B1955])=1;0;IF(LEN([.B1955])=2;1;IF(LEN([.B1955])=3;2;IF(LEN([.B1955])=5;3;IF(LEN([.B1955])=6;4;IF(LEN([.B1955])=7;5;&quot;Fehler&quot;))))))" office:value-type="float" office:value="2" calcext:value-type="float">
            <text:p>2</text:p>
          </table:table-cell>
          <table:table-cell office:value-type="string" calcext:value-type="string">
            <text:p>OBF</text:p>
          </table:table-cell>
          <table:table-cell office:value-type="string" calcext:value-type="string">
            <text:p>SPRACHPHILOSOPHIE <text:s/>VERHAELTNIS DER SPRACHE ZU ANDEREN SACHGEBIETEN</text:p>
          </table:table-cell>
          <table:table-cell table:number-columns-repeated="5"/>
        </table:table-row>
        <table:table-row table:style-name="ro1">
          <table:table-cell table:formula="of:=IF(LEN([.B1956])=1;0;IF(LEN([.B1956])=2;1;IF(LEN([.B1956])=3;2;IF(LEN([.B1956])=5;3;IF(LEN([.B1956])=6;4;IF(LEN([.B1956])=7;5;&quot;Fehler&quot;))))))" office:value-type="float" office:value="2" calcext:value-type="float">
            <text:p>2</text:p>
          </table:table-cell>
          <table:table-cell office:value-type="string" calcext:value-type="string">
            <text:p>OBG</text:p>
          </table:table-cell>
          <table:table-cell office:value-type="string" calcext:value-type="string">
            <text:p>SPRACHPSYCHOLOGIE - SPRACHSOZIOLOGIE : GESAMTDARSTELLUNGEN</text:p>
          </table:table-cell>
          <table:table-cell table:number-columns-repeated="5"/>
        </table:table-row>
        <table:table-row table:style-name="ro1">
          <table:table-cell table:formula="of:=IF(LEN([.B1957])=1;0;IF(LEN([.B1957])=2;1;IF(LEN([.B1957])=3;2;IF(LEN([.B1957])=5;3;IF(LEN([.B1957])=6;4;IF(LEN([.B1957])=7;5;&quot;Fehler&quot;))))))" office:value-type="float" office:value="3" calcext:value-type="float">
            <text:p>3</text:p>
          </table:table-cell>
          <table:table-cell office:value-type="string" calcext:value-type="string">
            <text:p>OBG 2</text:p>
          </table:table-cell>
          <table:table-cell office:value-type="string" calcext:value-type="string">
            <text:p>SPRACHPSYCHOLOGIE (PSYCHOLINGUISTIK)</text:p>
          </table:table-cell>
          <table:table-cell table:number-columns-repeated="5"/>
        </table:table-row>
        <table:table-row table:style-name="ro1">
          <table:table-cell table:formula="of:=IF(LEN([.B1958])=1;0;IF(LEN([.B1958])=2;1;IF(LEN([.B1958])=3;2;IF(LEN([.B1958])=5;3;IF(LEN([.B1958])=6;4;IF(LEN([.B1958])=7;5;&quot;Fehler&quot;))))))" office:value-type="float" office:value="3" calcext:value-type="float">
            <text:p>3</text:p>
          </table:table-cell>
          <table:table-cell office:value-type="string" calcext:value-type="string">
            <text:p>OBG 3</text:p>
          </table:table-cell>
          <table:table-cell office:value-type="string" calcext:value-type="string">
            <text:p>SPRACHSOZIOLOGIE (SOZIOLINGUISTIK)</text:p>
          </table:table-cell>
          <table:table-cell table:number-columns-repeated="5"/>
        </table:table-row>
        <table:table-row table:style-name="ro1">
          <table:table-cell table:formula="of:=IF(LEN([.B1959])=1;0;IF(LEN([.B1959])=2;1;IF(LEN([.B1959])=3;2;IF(LEN([.B1959])=5;3;IF(LEN([.B1959])=6;4;IF(LEN([.B1959])=7;5;&quot;Fehler&quot;))))))" office:value-type="float" office:value="2" calcext:value-type="float">
            <text:p>2</text:p>
          </table:table-cell>
          <table:table-cell office:value-type="string" calcext:value-type="string">
            <text:p>OBH</text:p>
          </table:table-cell>
          <table:table-cell office:value-type="string" calcext:value-type="string">
            <text:p>SPRACHGEOGRAPHIE</text:p>
          </table:table-cell>
          <table:table-cell table:number-columns-repeated="5"/>
        </table:table-row>
        <table:table-row table:style-name="ro1">
          <table:table-cell table:formula="of:=IF(LEN([.B1960])=1;0;IF(LEN([.B1960])=2;1;IF(LEN([.B1960])=3;2;IF(LEN([.B1960])=5;3;IF(LEN([.B1960])=6;4;IF(LEN([.B1960])=7;5;&quot;Fehler&quot;))))))" office:value-type="float" office:value="2" calcext:value-type="float">
            <text:p>2</text:p>
          </table:table-cell>
          <table:table-cell office:value-type="string" calcext:value-type="string">
            <text:p>OBK</text:p>
          </table:table-cell>
          <table:table-cell office:value-type="string" calcext:value-type="string">
            <text:p>SPRACHTHEORIE</text:p>
          </table:table-cell>
          <table:table-cell table:number-columns-repeated="5"/>
        </table:table-row>
        <table:table-row table:style-name="ro1">
          <table:table-cell table:formula="of:=IF(LEN([.B1961])=1;0;IF(LEN([.B1961])=2;1;IF(LEN([.B1961])=3;2;IF(LEN([.B1961])=5;3;IF(LEN([.B1961])=6;4;IF(LEN([.B1961])=7;5;&quot;Fehler&quot;))))))" office:value-type="float" office:value="3" calcext:value-type="float">
            <text:p>3</text:p>
          </table:table-cell>
          <table:table-cell office:value-type="string" calcext:value-type="string">
            <text:p>OBK 3</text:p>
          </table:table-cell>
          <table:table-cell office:value-type="string" calcext:value-type="string">
            <text:p>GRAMMATIKTHEORIE</text:p>
          </table:table-cell>
          <table:table-cell table:number-columns-repeated="5"/>
        </table:table-row>
        <table:table-row table:style-name="ro1">
          <table:table-cell table:formula="of:=IF(LEN([.B1962])=1;0;IF(LEN([.B1962])=2;1;IF(LEN([.B1962])=3;2;IF(LEN([.B1962])=5;3;IF(LEN([.B1962])=6;4;IF(LEN([.B1962])=7;5;&quot;Fehler&quot;))))))" office:value-type="float" office:value="4" calcext:value-type="float">
            <text:p>4</text:p>
          </table:table-cell>
          <table:table-cell office:value-type="string" calcext:value-type="string">
            <text:p>OBK 32</text:p>
          </table:table-cell>
          <table:table-cell office:value-type="string" calcext:value-type="string">
            <text:p>SYNTAX (SATZLEHRE)</text:p>
          </table:table-cell>
          <table:table-cell table:number-columns-repeated="5"/>
        </table:table-row>
        <table:table-row table:style-name="ro1">
          <table:table-cell table:formula="of:=IF(LEN([.B1963])=1;0;IF(LEN([.B1963])=2;1;IF(LEN([.B1963])=3;2;IF(LEN([.B1963])=5;3;IF(LEN([.B1963])=6;4;IF(LEN([.B1963])=7;5;&quot;Fehler&quot;))))))" office:value-type="float" office:value="4" calcext:value-type="float">
            <text:p>4</text:p>
          </table:table-cell>
          <table:table-cell office:value-type="string" calcext:value-type="string">
            <text:p>OBK 33</text:p>
          </table:table-cell>
          <table:table-cell office:value-type="string" calcext:value-type="string">
            <text:p>MORPHOLOGIE (FORMENLEHRE)</text:p>
          </table:table-cell>
          <table:table-cell table:number-columns-repeated="5"/>
        </table:table-row>
        <table:table-row table:style-name="ro1">
          <table:table-cell table:formula="of:=IF(LEN([.B1964])=1;0;IF(LEN([.B1964])=2;1;IF(LEN([.B1964])=3;2;IF(LEN([.B1964])=5;3;IF(LEN([.B1964])=6;4;IF(LEN([.B1964])=7;5;&quot;Fehler&quot;))))))" office:value-type="float" office:value="3" calcext:value-type="float">
            <text:p>3</text:p>
          </table:table-cell>
          <table:table-cell office:value-type="string" calcext:value-type="string">
            <text:p>OBK 5</text:p>
          </table:table-cell>
          <table:table-cell office:value-type="string" calcext:value-type="string">
            <text:p>ALLGEMEINE SEMANTIK EINSCHLIESSLICH LEXIKOLOGIE (WORTSCHATZFORSCHUNG) <text:s/>WORTFELDFORSCHUNG <text:s/>SYNONYMIK HOMONYMIE</text:p>
          </table:table-cell>
          <table:table-cell table:number-columns-repeated="5"/>
        </table:table-row>
        <table:table-row table:style-name="ro1">
          <table:table-cell table:formula="of:=IF(LEN([.B1965])=1;0;IF(LEN([.B1965])=2;1;IF(LEN([.B1965])=3;2;IF(LEN([.B1965])=5;3;IF(LEN([.B1965])=6;4;IF(LEN([.B1965])=7;5;&quot;Fehler&quot;))))))" office:value-type="float" office:value="3" calcext:value-type="float">
            <text:p>3</text:p>
          </table:table-cell>
          <table:table-cell office:value-type="string" calcext:value-type="string">
            <text:p>OBK 7</text:p>
          </table:table-cell>
          <table:table-cell office:value-type="string" calcext:value-type="string">
            <text:p>PRAGMATIK</text:p>
          </table:table-cell>
          <table:table-cell table:number-columns-repeated="5"/>
        </table:table-row>
        <table:table-row table:style-name="ro1">
          <table:table-cell table:formula="of:=IF(LEN([.B1966])=1;0;IF(LEN([.B1966])=2;1;IF(LEN([.B1966])=3;2;IF(LEN([.B1966])=5;3;IF(LEN([.B1966])=6;4;IF(LEN([.B1966])=7;5;&quot;Fehler&quot;))))))"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ALLGEMEINE UND VERGLEICHENDE SPRACHGESCHICHTE</text:p>
          </table:table-cell>
          <table:table-cell table:number-columns-repeated="5"/>
        </table:table-row>
        <table:table-row table:style-name="ro1">
          <table:table-cell table:formula="of:=IF(LEN([.B1967])=1;0;IF(LEN([.B1967])=2;1;IF(LEN([.B1967])=3;2;IF(LEN([.B1967])=5;3;IF(LEN([.B1967])=6;4;IF(LEN([.B1967])=7;5;&quot;Fehler&quot;))))))" office:value-type="float" office:value="4" calcext:value-type="float">
            <text:p>4</text:p>
          </table:table-cell>
          <table:table-cell office:value-type="string" calcext:value-type="string">
            <text:p>OBL 01</text:p>
          </table:table-cell>
          <table:table-cell office:value-type="string" calcext:value-type="string">
            <text:p>ALLGEMEINE ETYMOLOGIE <text:s/>GESCHICHTE EINZELNER WOERTER UND BEGRIFFE</text:p>
          </table:table-cell>
          <table:table-cell table:number-columns-repeated="5"/>
        </table:table-row>
        <table:table-row table:style-name="ro1">
          <table:table-cell table:formula="of:=IF(LEN([.B1968])=1;0;IF(LEN([.B1968])=2;1;IF(LEN([.B1968])=3;2;IF(LEN([.B1968])=5;3;IF(LEN([.B1968])=6;4;IF(LEN([.B1968])=7;5;&quot;Fehler&quot;))))))" office:value-type="float" office:value="3" calcext:value-type="float">
            <text:p>3</text:p>
          </table:table-cell>
          <table:table-cell office:value-type="string" calcext:value-type="string">
            <text:p>OBL 1</text:p>
          </table:table-cell>
          <table:table-cell office:value-type="string" calcext:value-type="string">
            <text:p>INDOGERMANISCH <text:s/>URGERMANISCH <text:s/>GEMEINGERMANISCH</text:p>
          </table:table-cell>
          <table:table-cell table:number-columns-repeated="5"/>
        </table:table-row>
        <table:table-row table:style-name="ro1">
          <table:table-cell table:formula="of:=IF(LEN([.B1969])=1;0;IF(LEN([.B1969])=2;1;IF(LEN([.B1969])=3;2;IF(LEN([.B1969])=5;3;IF(LEN([.B1969])=6;4;IF(LEN([.B1969])=7;5;&quot;Fehler&quot;))))))" office:value-type="float" office:value="2" calcext:value-type="float">
            <text:p>2</text:p>
          </table:table-cell>
          <table:table-cell office:value-type="string" calcext:value-type="string">
            <text:p>OBM</text:p>
          </table:table-cell>
          <table:table-cell office:value-type="string" calcext:value-type="string">
            <text:p>TEXTKRITIK</text:p>
          </table:table-cell>
          <table:table-cell table:number-columns-repeated="5"/>
        </table:table-row>
        <table:table-row table:style-name="ro1">
          <table:table-cell table:formula="of:=IF(LEN([.B1970])=1;0;IF(LEN([.B1970])=2;1;IF(LEN([.B1970])=3;2;IF(LEN([.B1970])=5;3;IF(LEN([.B1970])=6;4;IF(LEN([.B1970])=7;5;&quot;Fehler&quot;))))))" office:value-type="float" office:value="2" calcext:value-type="float">
            <text:p>2</text:p>
          </table:table-cell>
          <table:table-cell office:value-type="string" calcext:value-type="string">
            <text:p>OBN</text:p>
          </table:table-cell>
          <table:table-cell office:value-type="string" calcext:value-type="string">
            <text:p>UEBERSETZUNG EINSCHL. MASCHINELLER UEBERSETZUNG DOLMETSCHEN : THEORIE UND METHODIK, BERUF UND AUSBILDUNG</text:p>
          </table:table-cell>
          <table:table-cell table:number-columns-repeated="5"/>
        </table:table-row>
        <table:table-row table:style-name="ro1">
          <table:table-cell table:formula="of:=IF(LEN([.B1971])=1;0;IF(LEN([.B1971])=2;1;IF(LEN([.B1971])=3;2;IF(LEN([.B1971])=5;3;IF(LEN([.B1971])=6;4;IF(LEN([.B1971])=7;5;&quot;Fehler&quot;))))))" office:value-type="float" office:value="2" calcext:value-type="float">
            <text:p>2</text:p>
          </table:table-cell>
          <table:table-cell office:value-type="string" calcext:value-type="string">
            <text:p>OBO</text:p>
          </table:table-cell>
          <table:table-cell office:value-type="string" calcext:value-type="string">
            <text:p>UNIVERSALSPRACHEN (WELTHILFSSPRACHEN)</text:p>
          </table:table-cell>
          <table:table-cell table:number-columns-repeated="5"/>
        </table:table-row>
        <table:table-row table:style-name="ro1">
          <table:table-cell table:formula="of:=IF(LEN([.B1972])=1;0;IF(LEN([.B1972])=2;1;IF(LEN([.B1972])=3;2;IF(LEN([.B1972])=5;3;IF(LEN([.B1972])=6;4;IF(LEN([.B1972])=7;5;&quot;Fehler&quot;))))))" office:value-type="float" office:value="3" calcext:value-type="float">
            <text:p>3</text:p>
          </table:table-cell>
          <table:table-cell office:value-type="string" calcext:value-type="string">
            <text:p>OBO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LEN([.B1973])=1;0;IF(LEN([.B1973])=2;1;IF(LEN([.B1973])=3;2;IF(LEN([.B1973])=5;3;IF(LEN([.B1973])=6;4;IF(LEN([.B1973])=7;5;&quot;Fehler&quot;))))))"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string" calcext:value-type="string">
            <text:p>MATHEMATISCHE LINGUISTIK <text:s/>SPRACHSTATISTIK COMPUTERLINGUISTIK</text:p>
          </table:table-cell>
          <table:table-cell table:number-columns-repeated="5"/>
        </table:table-row>
        <table:table-row table:style-name="ro1">
          <table:table-cell table:formula="of:=IF(LEN([.B1974])=1;0;IF(LEN([.B1974])=2;1;IF(LEN([.B1974])=3;2;IF(LEN([.B1974])=5;3;IF(LEN([.B1974])=6;4;IF(LEN([.B1974])=7;5;&quot;Fehler&quot;))))))" office:value-type="float" office:value="1" calcext:value-type="float">
            <text:p>1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ALLGEMEINE SPRECHERZIEHUNG : GESAMTDARSTELLUNGEN</text:p>
          </table:table-cell>
          <table:table-cell table:number-columns-repeated="5"/>
        </table:table-row>
        <table:table-row table:style-name="ro1">
          <table:table-cell table:formula="of:=IF(LEN([.B1975])=1;0;IF(LEN([.B1975])=2;1;IF(LEN([.B1975])=3;2;IF(LEN([.B1975])=5;3;IF(LEN([.B1975])=6;4;IF(LEN([.B1975])=7;5;&quot;Fehler&quot;))))))" office:value-type="float" office:value="2" calcext:value-type="float">
            <text:p>2</text:p>
          </table:table-cell>
          <table:table-cell office:value-type="string" calcext:value-type="string">
            <text:p>OCK</text:p>
          </table:table-cell>
          <table:table-cell office:value-type="string" calcext:value-type="string">
            <text:p>SPRECHKUNDE</text:p>
          </table:table-cell>
          <table:table-cell table:number-columns-repeated="5"/>
        </table:table-row>
        <table:table-row table:style-name="ro1">
          <table:table-cell table:formula="of:=IF(LEN([.B1976])=1;0;IF(LEN([.B1976])=2;1;IF(LEN([.B1976])=3;2;IF(LEN([.B1976])=5;3;IF(LEN([.B1976])=6;4;IF(LEN([.B1976])=7;5;&quot;Fehler&quot;))))))"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REDEKUNST (RHETORIK)</text:p>
          </table:table-cell>
          <table:table-cell table:number-columns-repeated="5"/>
        </table:table-row>
        <table:table-row table:style-name="ro1">
          <table:table-cell table:formula="of:=IF(LEN([.B1977])=1;0;IF(LEN([.B1977])=2;1;IF(LEN([.B1977])=3;2;IF(LEN([.B1977])=5;3;IF(LEN([.B1977])=6;4;IF(LEN([.B1977])=7;5;&quot;Fehler&quot;))))))" office:value-type="float" office:value="1" calcext:value-type="float">
            <text:p>1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LLGEMEINE STILISTIK <text:s/>VERGLEICHENDE STILISTIK <text:s/>ALLGEMEINE SPRACHPFLEGE</text:p>
          </table:table-cell>
          <table:table-cell table:number-columns-repeated="5"/>
        </table:table-row>
        <table:table-row table:style-name="ro1">
          <table:table-cell table:formula="of:=IF(LEN([.B1978])=1;0;IF(LEN([.B1978])=2;1;IF(LEN([.B1978])=3;2;IF(LEN([.B1978])=5;3;IF(LEN([.B1978])=6;4;IF(LEN([.B1978])=7;5;&quot;Fehler&quot;))))))" office:value-type="float" office:value="1" calcext:value-type="float">
            <text:p>1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KLASSISCHE SPRACHEN <text:s/>AUSSEREUROPAEISCHE SPRACHEN</text:p>
          </table:table-cell>
          <table:table-cell table:number-columns-repeated="5"/>
        </table:table-row>
        <table:table-row table:style-name="ro1">
          <table:table-cell table:formula="of:=IF(LEN([.B1979])=1;0;IF(LEN([.B1979])=2;1;IF(LEN([.B1979])=3;2;IF(LEN([.B1979])=5;3;IF(LEN([.B1979])=6;4;IF(LEN([.B1979])=7;5;&quot;Fehler&quot;))))))" office:value-type="float" office:value="2" calcext:value-type="float">
            <text:p>2</text:p>
          </table:table-cell>
          <table:table-cell office:value-type="string" calcext:value-type="string">
            <text:p>OEL</text:p>
          </table:table-cell>
          <table:table-cell office:value-type="string" calcext:value-type="string">
            <text:p>GRIECHISCH : ALLGEMEINES</text:p>
          </table:table-cell>
          <table:table-cell table:number-columns-repeated="5"/>
        </table:table-row>
        <table:table-row table:style-name="ro1">
          <table:table-cell table:formula="of:=IF(LEN([.B1980])=1;0;IF(LEN([.B1980])=2;1;IF(LEN([.B1980])=3;2;IF(LEN([.B1980])=5;3;IF(LEN([.B1980])=6;4;IF(LEN([.B1980])=7;5;&quot;Fehler&quot;))))))" office:value-type="float" office:value="3" calcext:value-type="float">
            <text:p>3</text:p>
          </table:table-cell>
          <table:table-cell office:value-type="string" calcext:value-type="string">
            <text:p>OEL 1</text:p>
          </table:table-cell>
          <table:table-cell office:value-type="string" calcext:value-type="string">
            <text:p>SPRACHGESCHICHTE</text:p>
          </table:table-cell>
          <table:table-cell table:number-columns-repeated="5"/>
        </table:table-row>
        <table:table-row table:style-name="ro1">
          <table:table-cell table:formula="of:=IF(LEN([.B1981])=1;0;IF(LEN([.B1981])=2;1;IF(LEN([.B1981])=3;2;IF(LEN([.B1981])=5;3;IF(LEN([.B1981])=6;4;IF(LEN([.B1981])=7;5;&quot;Fehler&quot;))))))" office:value-type="float" office:value="3" calcext:value-type="float">
            <text:p>3</text:p>
          </table:table-cell>
          <table:table-cell office:value-type="string" calcext:value-type="string">
            <text:p>OEL 2</text:p>
          </table:table-cell>
          <table:table-cell office:value-type="string" calcext:value-type="string">
            <text:p>SPRACHLEHRE</text:p>
          </table:table-cell>
          <table:table-cell table:number-columns-repeated="5"/>
        </table:table-row>
        <table:table-row table:style-name="ro1">
          <table:table-cell table:formula="of:=IF(LEN([.B1982])=1;0;IF(LEN([.B1982])=2;1;IF(LEN([.B1982])=3;2;IF(LEN([.B1982])=5;3;IF(LEN([.B1982])=6;4;IF(LEN([.B1982])=7;5;&quot;Fehler&quot;))))))" office:value-type="float" office:value="3" calcext:value-type="float">
            <text:p>3</text:p>
          </table:table-cell>
          <table:table-cell office:value-type="string" calcext:value-type="string">
            <text:p>OEL 4</text:p>
          </table:table-cell>
          <table:table-cell office:value-type="string" calcext:value-type="string">
            <text:p>STILLEHRE, REDEWENDUNGEN (IDIOMATIK)</text:p>
          </table:table-cell>
          <table:table-cell table:number-columns-repeated="5"/>
        </table:table-row>
        <table:table-row table:style-name="ro1">
          <table:table-cell table:formula="of:=IF(LEN([.B1983])=1;0;IF(LEN([.B1983])=2;1;IF(LEN([.B1983])=3;2;IF(LEN([.B1983])=5;3;IF(LEN([.B1983])=6;4;IF(LEN([.B1983])=7;5;&quot;Fehler&quot;))))))" office:value-type="float" office:value="3" calcext:value-type="float">
            <text:p>3</text:p>
          </table:table-cell>
          <table:table-cell office:value-type="string" calcext:value-type="string">
            <text:p>OEL 5</text:p>
          </table:table-cell>
          <table:table-cell office:value-type="string" calcext:value-type="string">
            <text:p>WOERTERBUECHER</text:p>
          </table:table-cell>
          <table:table-cell table:number-columns-repeated="5"/>
        </table:table-row>
        <table:table-row table:style-name="ro1">
          <table:table-cell table:formula="of:=IF(LEN([.B1984])=1;0;IF(LEN([.B1984])=2;1;IF(LEN([.B1984])=3;2;IF(LEN([.B1984])=5;3;IF(LEN([.B1984])=6;4;IF(LEN([.B1984])=7;5;&quot;Fehler&quot;))))))" office:value-type="float" office:value="2" calcext:value-type="float">
            <text:p>2</text:p>
          </table:table-cell>
          <table:table-cell office:value-type="string" calcext:value-type="string">
            <text:p>OEM</text:p>
          </table:table-cell>
          <table:table-cell office:value-type="string" calcext:value-type="string">
            <text:p>LATEINISCH EINSCHLIESSLICH MITTEL- UND NEULATEINISCH : ALLGEMEINES</text:p>
          </table:table-cell>
          <table:table-cell table:number-columns-repeated="5"/>
        </table:table-row>
        <table:table-row table:style-name="ro1">
          <table:table-cell table:formula="of:=IF(LEN([.B1985])=1;0;IF(LEN([.B1985])=2;1;IF(LEN([.B1985])=3;2;IF(LEN([.B1985])=5;3;IF(LEN([.B1985])=6;4;IF(LEN([.B1985])=7;5;&quot;Fehler&quot;))))))" office:value-type="float" office:value="3" calcext:value-type="float">
            <text:p>3</text:p>
          </table:table-cell>
          <table:table-cell office:value-type="string" calcext:value-type="string">
            <text:p>OEM 1</text:p>
          </table:table-cell>
          <table:table-cell office:value-type="string" calcext:value-type="string">
            <text:p>SPRACHGESCHICHTE</text:p>
          </table:table-cell>
          <table:table-cell table:number-columns-repeated="5"/>
        </table:table-row>
        <table:table-row table:style-name="ro1">
          <table:table-cell table:formula="of:=IF(LEN([.B1986])=1;0;IF(LEN([.B1986])=2;1;IF(LEN([.B1986])=3;2;IF(LEN([.B1986])=5;3;IF(LEN([.B1986])=6;4;IF(LEN([.B1986])=7;5;&quot;Fehler&quot;))))))" office:value-type="float" office:value="3" calcext:value-type="float">
            <text:p>3</text:p>
          </table:table-cell>
          <table:table-cell office:value-type="string" calcext:value-type="string">
            <text:p>OEM 2</text:p>
          </table:table-cell>
          <table:table-cell office:value-type="string" calcext:value-type="string">
            <text:p>SPRACHLEHRE</text:p>
          </table:table-cell>
          <table:table-cell table:number-columns-repeated="5"/>
        </table:table-row>
        <table:table-row table:style-name="ro1">
          <table:table-cell table:formula="of:=IF(LEN([.B1987])=1;0;IF(LEN([.B1987])=2;1;IF(LEN([.B1987])=3;2;IF(LEN([.B1987])=5;3;IF(LEN([.B1987])=6;4;IF(LEN([.B1987])=7;5;&quot;Fehler&quot;))))))" office:value-type="float" office:value="3" calcext:value-type="float">
            <text:p>3</text:p>
          </table:table-cell>
          <table:table-cell office:value-type="string" calcext:value-type="string">
            <text:p>OEM 4</text:p>
          </table:table-cell>
          <table:table-cell office:value-type="string" calcext:value-type="string">
            <text:p>STILLEHRE, REDEWENDUNGEN (IDIOMATIK)</text:p>
          </table:table-cell>
          <table:table-cell table:number-columns-repeated="5"/>
        </table:table-row>
        <table:table-row table:style-name="ro1">
          <table:table-cell table:formula="of:=IF(LEN([.B1988])=1;0;IF(LEN([.B1988])=2;1;IF(LEN([.B1988])=3;2;IF(LEN([.B1988])=5;3;IF(LEN([.B1988])=6;4;IF(LEN([.B1988])=7;5;&quot;Fehler&quot;))))))" office:value-type="float" office:value="3" calcext:value-type="float">
            <text:p>3</text:p>
          </table:table-cell>
          <table:table-cell office:value-type="string" calcext:value-type="string">
            <text:p>OEM 5</text:p>
          </table:table-cell>
          <table:table-cell office:value-type="string" calcext:value-type="string">
            <text:p>WOERTERBUECHER</text:p>
          </table:table-cell>
          <table:table-cell table:number-columns-repeated="5"/>
        </table:table-row>
        <table:table-row table:style-name="ro1">
          <table:table-cell table:formula="of:=IF(LEN([.B1989])=1;0;IF(LEN([.B1989])=2;1;IF(LEN([.B1989])=3;2;IF(LEN([.B1989])=5;3;IF(LEN([.B1989])=6;4;IF(LEN([.B1989])=7;5;&quot;Fehler&quot;))))))" office:value-type="float" office:value="2" calcext:value-type="float">
            <text:p>2</text:p>
          </table:table-cell>
          <table:table-cell office:value-type="string" calcext:value-type="string">
            <text:p>OEN</text:p>
          </table:table-cell>
          <table:table-cell office:value-type="string" calcext:value-type="string">
            <text:p>ORIENTALISCHE UND ASIATISCHE SPRACHEN</text:p>
          </table:table-cell>
          <table:table-cell table:number-columns-repeated="5"/>
        </table:table-row>
        <table:table-row table:style-name="ro1">
          <table:table-cell table:formula="of:=IF(LEN([.B1990])=1;0;IF(LEN([.B1990])=2;1;IF(LEN([.B1990])=3;2;IF(LEN([.B1990])=5;3;IF(LEN([.B1990])=6;4;IF(LEN([.B1990])=7;5;&quot;Fehler&quot;))))))" office:value-type="float" office:value="3" calcext:value-type="float">
            <text:p>3</text:p>
          </table:table-cell>
          <table:table-cell office:value-type="string" calcext:value-type="string">
            <text:p>OEN 1</text:p>
          </table:table-cell>
          <table:table-cell office:value-type="string" calcext:value-type="string">
            <text:p>VORDERORIENTALISCHE SPRACHEN</text:p>
          </table:table-cell>
          <table:table-cell table:number-columns-repeated="5"/>
        </table:table-row>
        <table:table-row table:style-name="ro1">
          <table:table-cell table:formula="of:=IF(LEN([.B1991])=1;0;IF(LEN([.B1991])=2;1;IF(LEN([.B1991])=3;2;IF(LEN([.B1991])=5;3;IF(LEN([.B1991])=6;4;IF(LEN([.B1991])=7;5;&quot;Fehler&quot;))))))" office:value-type="float" office:value="4" calcext:value-type="float">
            <text:p>4</text:p>
          </table:table-cell>
          <table:table-cell office:value-type="string" calcext:value-type="string">
            <text:p>OEN 1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LEN([.B1992])=1;0;IF(LEN([.B1992])=2;1;IF(LEN([.B1992])=3;2;IF(LEN([.B1992])=5;3;IF(LEN([.B1992])=6;4;IF(LEN([.B1992])=7;5;&quot;Fehler&quot;))))))" office:value-type="float" office:value="3" calcext:value-type="float">
            <text:p>3</text:p>
          </table:table-cell>
          <table:table-cell office:value-type="string" calcext:value-type="string">
            <text:p>OEN 2</text:p>
          </table:table-cell>
          <table:table-cell office:value-type="string" calcext:value-type="string">
            <text:p>ASIATISCHE SPRACHEN</text:p>
          </table:table-cell>
          <table:table-cell table:number-columns-repeated="5"/>
        </table:table-row>
        <table:table-row table:style-name="ro1">
          <table:table-cell table:formula="of:=IF(LEN([.B1993])=1;0;IF(LEN([.B1993])=2;1;IF(LEN([.B1993])=3;2;IF(LEN([.B1993])=5;3;IF(LEN([.B1993])=6;4;IF(LEN([.B1993])=7;5;&quot;Fehler&quot;))))))" office:value-type="float" office:value="4" calcext:value-type="float">
            <text:p>4</text:p>
          </table:table-cell>
          <table:table-cell office:value-type="string" calcext:value-type="string">
            <text:p>OEN 2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LEN([.B1994])=1;0;IF(LEN([.B1994])=2;1;IF(LEN([.B1994])=3;2;IF(LEN([.B1994])=5;3;IF(LEN([.B1994])=6;4;IF(LEN([.B1994])=7;5;&quot;Fehler&quot;))))))" office:value-type="float" office:value="2" calcext:value-type="float">
            <text:p>2</text:p>
          </table:table-cell>
          <table:table-cell office:value-type="string" calcext:value-type="string">
            <text:p>OEO</text:p>
          </table:table-cell>
          <table:table-cell office:value-type="string" calcext:value-type="string">
            <text:p>SONSTIGE SPRACHEN</text:p>
          </table:table-cell>
          <table:table-cell table:number-columns-repeated="5"/>
        </table:table-row>
        <table:table-row table:style-name="ro1">
          <table:table-cell table:formula="of:=IF(LEN([.B1995])=1;0;IF(LEN([.B1995])=2;1;IF(LEN([.B1995])=3;2;IF(LEN([.B1995])=5;3;IF(LEN([.B1995])=6;4;IF(LEN([.B1995])=7;5;&quot;Fehler&quot;))))))" office:value-type="float" office:value="3" calcext:value-type="float">
            <text:p>3</text:p>
          </table:table-cell>
          <table:table-cell office:value-type="string" calcext:value-type="string">
            <text:p>OEO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LEN([.B1996])=1;0;IF(LEN([.B1996])=2;1;IF(LEN([.B1996])=3;2;IF(LEN([.B1996])=5;3;IF(LEN([.B1996])=6;4;IF(LEN([.B1996])=7;5;&quot;Fehler&quot;))))))"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EUERE EUROPAEISCHE SPRACHEN : ALLGEMEINES</text:p>
          </table:table-cell>
          <table:table-cell table:number-columns-repeated="5"/>
        </table:table-row>
        <table:table-row table:style-name="ro1">
          <table:table-cell table:formula="of:=IF(LEN([.B1997])=1;0;IF(LEN([.B1997])=2;1;IF(LEN([.B1997])=3;2;IF(LEN([.B1997])=5;3;IF(LEN([.B1997])=6;4;IF(LEN([.B1997])=7;5;&quot;Fehler&quot;))))))" office:value-type="float" office:value="2" calcext:value-type="float">
            <text:p>2</text:p>
          </table:table-cell>
          <table:table-cell office:value-type="string" calcext:value-type="string">
            <text:p>OFK</text:p>
          </table:table-cell>
          <table:table-cell office:value-type="string" calcext:value-type="string">
            <text:p>ENGLISCH EINSCHL. AMERIKANISCHES ENGLISCH : ALLGEMEINES</text:p>
          </table:table-cell>
          <table:table-cell table:number-columns-repeated="5"/>
        </table:table-row>
        <table:table-row table:style-name="ro1">
          <table:table-cell table:formula="of:=IF(LEN([.B1998])=1;0;IF(LEN([.B1998])=2;1;IF(LEN([.B1998])=3;2;IF(LEN([.B1998])=5;3;IF(LEN([.B1998])=6;4;IF(LEN([.B1998])=7;5;&quot;Fehler&quot;))))))" office:value-type="float" office:value="3" calcext:value-type="float">
            <text:p>3</text:p>
          </table:table-cell>
          <table:table-cell office:value-type="string" calcext:value-type="string">
            <text:p>OFK 1</text:p>
          </table:table-cell>
          <table:table-cell office:value-type="string" calcext:value-type="string">
            <text:p>SPRACHGESCHICHTE</text:p>
          </table:table-cell>
          <table:table-cell table:number-columns-repeated="5"/>
        </table:table-row>
        <table:table-row table:style-name="ro1">
          <table:table-cell table:formula="of:=IF(LEN([.B1999])=1;0;IF(LEN([.B1999])=2;1;IF(LEN([.B1999])=3;2;IF(LEN([.B1999])=5;3;IF(LEN([.B1999])=6;4;IF(LEN([.B1999])=7;5;&quot;Fehler&quot;))))))" office:value-type="float" office:value="3" calcext:value-type="float">
            <text:p>3</text:p>
          </table:table-cell>
          <table:table-cell office:value-type="string" calcext:value-type="string">
            <text:p>OFK 2</text:p>
          </table:table-cell>
          <table:table-cell office:value-type="string" calcext:value-type="string">
            <text:p>SPRACHLEHRE</text:p>
          </table:table-cell>
          <table:table-cell table:number-columns-repeated="5"/>
        </table:table-row>
        <table:table-row table:style-name="ro1">
          <table:table-cell table:formula="of:=IF(LEN([.B2000])=1;0;IF(LEN([.B2000])=2;1;IF(LEN([.B2000])=3;2;IF(LEN([.B2000])=5;3;IF(LEN([.B2000])=6;4;IF(LEN([.B2000])=7;5;&quot;Fehler&quot;))))))" office:value-type="float" office:value="3" calcext:value-type="float">
            <text:p>3</text:p>
          </table:table-cell>
          <table:table-cell office:value-type="string" calcext:value-type="string">
            <text:p>OFK 3</text:p>
          </table:table-cell>
          <table:table-cell office:value-type="string" calcext:value-type="string">
            <text:p>SPRECHKUNDE (PHONETIK)</text:p>
          </table:table-cell>
          <table:table-cell table:number-columns-repeated="5"/>
        </table:table-row>
        <table:table-row table:style-name="ro1">
          <table:table-cell table:formula="of:=IF(LEN([.B2001])=1;0;IF(LEN([.B2001])=2;1;IF(LEN([.B2001])=3;2;IF(LEN([.B2001])=5;3;IF(LEN([.B2001])=6;4;IF(LEN([.B2001])=7;5;&quot;Fehler&quot;))))))" office:value-type="float" office:value="3" calcext:value-type="float">
            <text:p>3</text:p>
          </table:table-cell>
          <table:table-cell office:value-type="string" calcext:value-type="string">
            <text:p>OFK 4</text:p>
          </table:table-cell>
          <table:table-cell office:value-type="string" calcext:value-type="string">
            <text:p>STILLEHRE, REDEWENDUNGEN (IDIOMATIK)</text:p>
          </table:table-cell>
          <table:table-cell table:number-columns-repeated="5"/>
        </table:table-row>
        <table:table-row table:style-name="ro1">
          <table:table-cell table:formula="of:=IF(LEN([.B2002])=1;0;IF(LEN([.B2002])=2;1;IF(LEN([.B2002])=3;2;IF(LEN([.B2002])=5;3;IF(LEN([.B2002])=6;4;IF(LEN([.B2002])=7;5;&quot;Fehler&quot;))))))" office:value-type="float" office:value="3" calcext:value-type="float">
            <text:p>3</text:p>
          </table:table-cell>
          <table:table-cell office:value-type="string" calcext:value-type="string">
            <text:p>OFK 5</text:p>
          </table:table-cell>
          <table:table-cell office:value-type="string" calcext:value-type="string">
            <text:p>WOERTERBUECHER</text:p>
          </table:table-cell>
          <table:table-cell table:number-columns-repeated="5"/>
        </table:table-row>
        <table:table-row table:style-name="ro1">
          <table:table-cell table:formula="of:=IF(LEN([.B2003])=1;0;IF(LEN([.B2003])=2;1;IF(LEN([.B2003])=3;2;IF(LEN([.B2003])=5;3;IF(LEN([.B2003])=6;4;IF(LEN([.B2003])=7;5;&quot;Fehler&quot;))))))" office:value-type="float" office:value="3" calcext:value-type="float">
            <text:p>3</text:p>
          </table:table-cell>
          <table:table-cell office:value-type="string" calcext:value-type="string">
            <text:p>OFK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LEN([.B2004])=1;0;IF(LEN([.B2004])=2;1;IF(LEN([.B2004])=3;2;IF(LEN([.B2004])=5;3;IF(LEN([.B2004])=6;4;IF(LEN([.B2004])=7;5;&quot;Fehler&quot;))))))" office:value-type="float" office:value="2" calcext:value-type="float">
            <text:p>2</text:p>
          </table:table-cell>
          <table:table-cell office:value-type="string" calcext:value-type="string">
            <text:p>OFL</text:p>
          </table:table-cell>
          <table:table-cell office:value-type="string" calcext:value-type="string">
            <text:p>SONSTIGE GERMANISCHE SPRACHEN</text:p>
          </table:table-cell>
          <table:table-cell table:number-columns-repeated="5"/>
        </table:table-row>
        <table:table-row table:style-name="ro1">
          <table:table-cell table:formula="of:=IF(LEN([.B2005])=1;0;IF(LEN([.B2005])=2;1;IF(LEN([.B2005])=3;2;IF(LEN([.B2005])=5;3;IF(LEN([.B2005])=6;4;IF(LEN([.B2005])=7;5;&quot;Fehler&quot;))))))" office:value-type="float" office:value="3" calcext:value-type="float">
            <text:p>3</text:p>
          </table:table-cell>
          <table:table-cell office:value-type="string" calcext:value-type="string">
            <text:p>OFL 1</text:p>
          </table:table-cell>
          <table:table-cell office:value-type="string" calcext:value-type="string">
            <text:p>NIEDERLAENDISCH EINSCHL. FLAEMISCH UND AFRIKAANS</text:p>
          </table:table-cell>
          <table:table-cell table:number-columns-repeated="5"/>
        </table:table-row>
        <table:table-row table:style-name="ro1">
          <table:table-cell table:formula="of:=IF(LEN([.B2006])=1;0;IF(LEN([.B2006])=2;1;IF(LEN([.B2006])=3;2;IF(LEN([.B2006])=5;3;IF(LEN([.B2006])=6;4;IF(LEN([.B2006])=7;5;&quot;Fehler&quot;))))))" office:value-type="float" office:value="4" calcext:value-type="float">
            <text:p>4</text:p>
          </table:table-cell>
          <table:table-cell office:value-type="string" calcext:value-type="string">
            <text:p>OFL 1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LEN([.B2007])=1;0;IF(LEN([.B2007])=2;1;IF(LEN([.B2007])=3;2;IF(LEN([.B2007])=5;3;IF(LEN([.B2007])=6;4;IF(LEN([.B2007])=7;5;&quot;Fehler&quot;))))))" office:value-type="float" office:value="3" calcext:value-type="float">
            <text:p>3</text:p>
          </table:table-cell>
          <table:table-cell office:value-type="string" calcext:value-type="string">
            <text:p>OFL 2</text:p>
          </table:table-cell>
          <table:table-cell office:value-type="string" calcext:value-type="string">
            <text:p>SKANDINAVISCHE SPRACHEN</text:p>
          </table:table-cell>
          <table:table-cell table:number-columns-repeated="5"/>
        </table:table-row>
        <table:table-row table:style-name="ro1">
          <table:table-cell table:formula="of:=IF(LEN([.B2008])=1;0;IF(LEN([.B2008])=2;1;IF(LEN([.B2008])=3;2;IF(LEN([.B2008])=5;3;IF(LEN([.B2008])=6;4;IF(LEN([.B2008])=7;5;&quot;Fehler&quot;))))))" office:value-type="float" office:value="4" calcext:value-type="float">
            <text:p>4</text:p>
          </table:table-cell>
          <table:table-cell office:value-type="string" calcext:value-type="string">
            <text:p>OFL 2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LEN([.B2009])=1;0;IF(LEN([.B2009])=2;1;IF(LEN([.B2009])=3;2;IF(LEN([.B2009])=5;3;IF(LEN([.B2009])=6;4;IF(LEN([.B2009])=7;5;&quot;Fehler&quot;))))))" office:value-type="float" office:value="2" calcext:value-type="float">
            <text:p>2</text:p>
          </table:table-cell>
          <table:table-cell office:value-type="string" calcext:value-type="string">
            <text:p>OFM</text:p>
          </table:table-cell>
          <table:table-cell office:value-type="string" calcext:value-type="string">
            <text:p>FRANZOESISCH EINSCHL. BELGISCH-WALLONISCH UND PROVENZALISCH : ALLGEMEINES</text:p>
          </table:table-cell>
          <table:table-cell table:number-columns-repeated="5"/>
        </table:table-row>
        <table:table-row table:style-name="ro1">
          <table:table-cell table:formula="of:=IF(LEN([.B2010])=1;0;IF(LEN([.B2010])=2;1;IF(LEN([.B2010])=3;2;IF(LEN([.B2010])=5;3;IF(LEN([.B2010])=6;4;IF(LEN([.B2010])=7;5;&quot;Fehler&quot;))))))" office:value-type="float" office:value="3" calcext:value-type="float">
            <text:p>3</text:p>
          </table:table-cell>
          <table:table-cell office:value-type="string" calcext:value-type="string">
            <text:p>OFM 1</text:p>
          </table:table-cell>
          <table:table-cell office:value-type="string" calcext:value-type="string">
            <text:p>SPRACHGESCHICHTE</text:p>
          </table:table-cell>
          <table:table-cell table:number-columns-repeated="5"/>
        </table:table-row>
        <table:table-row table:style-name="ro1">
          <table:table-cell table:formula="of:=IF(LEN([.B2011])=1;0;IF(LEN([.B2011])=2;1;IF(LEN([.B2011])=3;2;IF(LEN([.B2011])=5;3;IF(LEN([.B2011])=6;4;IF(LEN([.B2011])=7;5;&quot;Fehler&quot;))))))" office:value-type="float" office:value="3" calcext:value-type="float">
            <text:p>3</text:p>
          </table:table-cell>
          <table:table-cell office:value-type="string" calcext:value-type="string">
            <text:p>OFM 2</text:p>
          </table:table-cell>
          <table:table-cell office:value-type="string" calcext:value-type="string">
            <text:p>SPRACHLEHRE</text:p>
          </table:table-cell>
          <table:table-cell table:number-columns-repeated="5"/>
        </table:table-row>
        <table:table-row table:style-name="ro1">
          <table:table-cell table:formula="of:=IF(LEN([.B2012])=1;0;IF(LEN([.B2012])=2;1;IF(LEN([.B2012])=3;2;IF(LEN([.B2012])=5;3;IF(LEN([.B2012])=6;4;IF(LEN([.B2012])=7;5;&quot;Fehler&quot;))))))" office:value-type="float" office:value="3" calcext:value-type="float">
            <text:p>3</text:p>
          </table:table-cell>
          <table:table-cell office:value-type="string" calcext:value-type="string">
            <text:p>OFM 3</text:p>
          </table:table-cell>
          <table:table-cell office:value-type="string" calcext:value-type="string">
            <text:p>SPRECHKUNDE (PHONETIK)</text:p>
          </table:table-cell>
          <table:table-cell table:number-columns-repeated="5"/>
        </table:table-row>
        <table:table-row table:style-name="ro1">
          <table:table-cell table:formula="of:=IF(LEN([.B2013])=1;0;IF(LEN([.B2013])=2;1;IF(LEN([.B2013])=3;2;IF(LEN([.B2013])=5;3;IF(LEN([.B2013])=6;4;IF(LEN([.B2013])=7;5;&quot;Fehler&quot;))))))" office:value-type="float" office:value="3" calcext:value-type="float">
            <text:p>3</text:p>
          </table:table-cell>
          <table:table-cell office:value-type="string" calcext:value-type="string">
            <text:p>OFM 4</text:p>
          </table:table-cell>
          <table:table-cell office:value-type="string" calcext:value-type="string">
            <text:p>STILLEHRE, REDEWENDUNGEN (IDIOMATIK)</text:p>
          </table:table-cell>
          <table:table-cell table:number-columns-repeated="5"/>
        </table:table-row>
        <table:table-row table:style-name="ro1">
          <table:table-cell table:formula="of:=IF(LEN([.B2014])=1;0;IF(LEN([.B2014])=2;1;IF(LEN([.B2014])=3;2;IF(LEN([.B2014])=5;3;IF(LEN([.B2014])=6;4;IF(LEN([.B2014])=7;5;&quot;Fehler&quot;))))))" office:value-type="float" office:value="3" calcext:value-type="float">
            <text:p>3</text:p>
          </table:table-cell>
          <table:table-cell office:value-type="string" calcext:value-type="string">
            <text:p>OFM 5</text:p>
          </table:table-cell>
          <table:table-cell office:value-type="string" calcext:value-type="string">
            <text:p>WOERTERBUECHER</text:p>
          </table:table-cell>
          <table:table-cell table:number-columns-repeated="5"/>
        </table:table-row>
        <table:table-row table:style-name="ro1">
          <table:table-cell table:formula="of:=IF(LEN([.B2015])=1;0;IF(LEN([.B2015])=2;1;IF(LEN([.B2015])=3;2;IF(LEN([.B2015])=5;3;IF(LEN([.B2015])=6;4;IF(LEN([.B2015])=7;5;&quot;Fehler&quot;))))))" office:value-type="float" office:value="3" calcext:value-type="float">
            <text:p>3</text:p>
          </table:table-cell>
          <table:table-cell office:value-type="string" calcext:value-type="string">
            <text:p>OFM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LEN([.B2016])=1;0;IF(LEN([.B2016])=2;1;IF(LEN([.B2016])=3;2;IF(LEN([.B2016])=5;3;IF(LEN([.B2016])=6;4;IF(LEN([.B2016])=7;5;&quot;Fehler&quot;))))))" office:value-type="float" office:value="2" calcext:value-type="float">
            <text:p>2</text:p>
          </table:table-cell>
          <table:table-cell office:value-type="string" calcext:value-type="string">
            <text:p>OFN</text:p>
          </table:table-cell>
          <table:table-cell office:value-type="string" calcext:value-type="string">
            <text:p>ITALIENISCH EINSCHL. RAETOROMANISCH : ALLGEMEINES</text:p>
          </table:table-cell>
          <table:table-cell table:number-columns-repeated="5"/>
        </table:table-row>
        <table:table-row table:style-name="ro1">
          <table:table-cell table:formula="of:=IF(LEN([.B2017])=1;0;IF(LEN([.B2017])=2;1;IF(LEN([.B2017])=3;2;IF(LEN([.B2017])=5;3;IF(LEN([.B2017])=6;4;IF(LEN([.B2017])=7;5;&quot;Fehler&quot;))))))" office:value-type="float" office:value="3" calcext:value-type="float">
            <text:p>3</text:p>
          </table:table-cell>
          <table:table-cell office:value-type="string" calcext:value-type="string">
            <text:p>OFN 1</text:p>
          </table:table-cell>
          <table:table-cell office:value-type="string" calcext:value-type="string">
            <text:p>SPRACHGESCHICHTE</text:p>
          </table:table-cell>
          <table:table-cell table:number-columns-repeated="5"/>
        </table:table-row>
        <table:table-row table:style-name="ro1">
          <table:table-cell table:formula="of:=IF(LEN([.B2018])=1;0;IF(LEN([.B2018])=2;1;IF(LEN([.B2018])=3;2;IF(LEN([.B2018])=5;3;IF(LEN([.B2018])=6;4;IF(LEN([.B2018])=7;5;&quot;Fehler&quot;))))))" office:value-type="float" office:value="3" calcext:value-type="float">
            <text:p>3</text:p>
          </table:table-cell>
          <table:table-cell office:value-type="string" calcext:value-type="string">
            <text:p>OFN 2</text:p>
          </table:table-cell>
          <table:table-cell office:value-type="string" calcext:value-type="string">
            <text:p>SPRACHLEHRE</text:p>
          </table:table-cell>
          <table:table-cell table:number-columns-repeated="5"/>
        </table:table-row>
        <table:table-row table:style-name="ro1">
          <table:table-cell table:formula="of:=IF(LEN([.B2019])=1;0;IF(LEN([.B2019])=2;1;IF(LEN([.B2019])=3;2;IF(LEN([.B2019])=5;3;IF(LEN([.B2019])=6;4;IF(LEN([.B2019])=7;5;&quot;Fehler&quot;))))))" office:value-type="float" office:value="3" calcext:value-type="float">
            <text:p>3</text:p>
          </table:table-cell>
          <table:table-cell office:value-type="string" calcext:value-type="string">
            <text:p>OFN 3</text:p>
          </table:table-cell>
          <table:table-cell office:value-type="string" calcext:value-type="string">
            <text:p>SPRECHKUNDE (PHONETIK)</text:p>
          </table:table-cell>
          <table:table-cell table:number-columns-repeated="5"/>
        </table:table-row>
        <table:table-row table:style-name="ro1">
          <table:table-cell table:formula="of:=IF(LEN([.B2020])=1;0;IF(LEN([.B2020])=2;1;IF(LEN([.B2020])=3;2;IF(LEN([.B2020])=5;3;IF(LEN([.B2020])=6;4;IF(LEN([.B2020])=7;5;&quot;Fehler&quot;))))))" office:value-type="float" office:value="3" calcext:value-type="float">
            <text:p>3</text:p>
          </table:table-cell>
          <table:table-cell office:value-type="string" calcext:value-type="string">
            <text:p>OFN 4</text:p>
          </table:table-cell>
          <table:table-cell office:value-type="string" calcext:value-type="string">
            <text:p>STILLEHRE, REDEWENDUNGEN (IDIOMATIK)</text:p>
          </table:table-cell>
          <table:table-cell table:number-columns-repeated="5"/>
        </table:table-row>
        <table:table-row table:style-name="ro1">
          <table:table-cell table:formula="of:=IF(LEN([.B2021])=1;0;IF(LEN([.B2021])=2;1;IF(LEN([.B2021])=3;2;IF(LEN([.B2021])=5;3;IF(LEN([.B2021])=6;4;IF(LEN([.B2021])=7;5;&quot;Fehler&quot;))))))" office:value-type="float" office:value="3" calcext:value-type="float">
            <text:p>3</text:p>
          </table:table-cell>
          <table:table-cell office:value-type="string" calcext:value-type="string">
            <text:p>OFN 5</text:p>
          </table:table-cell>
          <table:table-cell office:value-type="string" calcext:value-type="string">
            <text:p>WOERTERBUECHER</text:p>
          </table:table-cell>
          <table:table-cell table:number-columns-repeated="5"/>
        </table:table-row>
        <table:table-row table:style-name="ro1">
          <table:table-cell table:formula="of:=IF(LEN([.B2022])=1;0;IF(LEN([.B2022])=2;1;IF(LEN([.B2022])=3;2;IF(LEN([.B2022])=5;3;IF(LEN([.B2022])=6;4;IF(LEN([.B2022])=7;5;&quot;Fehler&quot;))))))" office:value-type="float" office:value="3" calcext:value-type="float">
            <text:p>3</text:p>
          </table:table-cell>
          <table:table-cell office:value-type="string" calcext:value-type="string">
            <text:p>OFN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LEN([.B2023])=1;0;IF(LEN([.B2023])=2;1;IF(LEN([.B2023])=3;2;IF(LEN([.B2023])=5;3;IF(LEN([.B2023])=6;4;IF(LEN([.B2023])=7;5;&quot;Fehler&quot;))))))" office:value-type="float" office:value="2" calcext:value-type="float">
            <text:p>2</text:p>
          </table:table-cell>
          <table:table-cell office:value-type="string" calcext:value-type="string">
            <text:p>OFO</text:p>
          </table:table-cell>
          <table:table-cell office:value-type="string" calcext:value-type="string">
            <text:p>SPANISCH EINSCHL. LATEINAMERIKANISCHES SPANISCH : ALLGEMEINES</text:p>
          </table:table-cell>
          <table:table-cell table:number-columns-repeated="5"/>
        </table:table-row>
        <table:table-row table:style-name="ro1">
          <table:table-cell table:formula="of:=IF(LEN([.B2024])=1;0;IF(LEN([.B2024])=2;1;IF(LEN([.B2024])=3;2;IF(LEN([.B2024])=5;3;IF(LEN([.B2024])=6;4;IF(LEN([.B2024])=7;5;&quot;Fehler&quot;))))))" office:value-type="float" office:value="3" calcext:value-type="float">
            <text:p>3</text:p>
          </table:table-cell>
          <table:table-cell office:value-type="string" calcext:value-type="string">
            <text:p>OFO 1</text:p>
          </table:table-cell>
          <table:table-cell office:value-type="string" calcext:value-type="string">
            <text:p>SPRACHGESCHICHTE</text:p>
          </table:table-cell>
          <table:table-cell table:number-columns-repeated="5"/>
        </table:table-row>
        <table:table-row table:style-name="ro1">
          <table:table-cell table:formula="of:=IF(LEN([.B2025])=1;0;IF(LEN([.B2025])=2;1;IF(LEN([.B2025])=3;2;IF(LEN([.B2025])=5;3;IF(LEN([.B2025])=6;4;IF(LEN([.B2025])=7;5;&quot;Fehler&quot;))))))" office:value-type="float" office:value="3" calcext:value-type="float">
            <text:p>3</text:p>
          </table:table-cell>
          <table:table-cell office:value-type="string" calcext:value-type="string">
            <text:p>OFO 2</text:p>
          </table:table-cell>
          <table:table-cell office:value-type="string" calcext:value-type="string">
            <text:p>SPRACHLEHRE</text:p>
          </table:table-cell>
          <table:table-cell table:number-columns-repeated="5"/>
        </table:table-row>
        <table:table-row table:style-name="ro1">
          <table:table-cell table:formula="of:=IF(LEN([.B2026])=1;0;IF(LEN([.B2026])=2;1;IF(LEN([.B2026])=3;2;IF(LEN([.B2026])=5;3;IF(LEN([.B2026])=6;4;IF(LEN([.B2026])=7;5;&quot;Fehler&quot;))))))" office:value-type="float" office:value="3" calcext:value-type="float">
            <text:p>3</text:p>
          </table:table-cell>
          <table:table-cell office:value-type="string" calcext:value-type="string">
            <text:p>OFO 3</text:p>
          </table:table-cell>
          <table:table-cell office:value-type="string" calcext:value-type="string">
            <text:p>SPRECHKUNDE (PHONETIK)</text:p>
          </table:table-cell>
          <table:table-cell table:number-columns-repeated="5"/>
        </table:table-row>
        <table:table-row table:style-name="ro1">
          <table:table-cell table:formula="of:=IF(LEN([.B2027])=1;0;IF(LEN([.B2027])=2;1;IF(LEN([.B2027])=3;2;IF(LEN([.B2027])=5;3;IF(LEN([.B2027])=6;4;IF(LEN([.B2027])=7;5;&quot;Fehler&quot;))))))" office:value-type="float" office:value="3" calcext:value-type="float">
            <text:p>3</text:p>
          </table:table-cell>
          <table:table-cell office:value-type="string" calcext:value-type="string">
            <text:p>OFO 4</text:p>
          </table:table-cell>
          <table:table-cell office:value-type="string" calcext:value-type="string">
            <text:p>STILLEHRE, REDEWENDUNGEN (IDIOMATIK)</text:p>
          </table:table-cell>
          <table:table-cell table:number-columns-repeated="5"/>
        </table:table-row>
        <table:table-row table:style-name="ro1">
          <table:table-cell table:formula="of:=IF(LEN([.B2028])=1;0;IF(LEN([.B2028])=2;1;IF(LEN([.B2028])=3;2;IF(LEN([.B2028])=5;3;IF(LEN([.B2028])=6;4;IF(LEN([.B2028])=7;5;&quot;Fehler&quot;))))))" office:value-type="float" office:value="3" calcext:value-type="float">
            <text:p>3</text:p>
          </table:table-cell>
          <table:table-cell office:value-type="string" calcext:value-type="string">
            <text:p>OFO 5</text:p>
          </table:table-cell>
          <table:table-cell office:value-type="string" calcext:value-type="string">
            <text:p>WOERTERBUECHER</text:p>
          </table:table-cell>
          <table:table-cell table:number-columns-repeated="5"/>
        </table:table-row>
        <table:table-row table:style-name="ro1">
          <table:table-cell table:formula="of:=IF(LEN([.B2029])=1;0;IF(LEN([.B2029])=2;1;IF(LEN([.B2029])=3;2;IF(LEN([.B2029])=5;3;IF(LEN([.B2029])=6;4;IF(LEN([.B2029])=7;5;&quot;Fehler&quot;))))))" office:value-type="float" office:value="3" calcext:value-type="float">
            <text:p>3</text:p>
          </table:table-cell>
          <table:table-cell office:value-type="string" calcext:value-type="string">
            <text:p>OFO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LEN([.B2030])=1;0;IF(LEN([.B2030])=2;1;IF(LEN([.B2030])=3;2;IF(LEN([.B2030])=5;3;IF(LEN([.B2030])=6;4;IF(LEN([.B2030])=7;5;&quot;Fehler&quot;))))))" office:value-type="float" office:value="2" calcext:value-type="float">
            <text:p>2</text:p>
          </table:table-cell>
          <table:table-cell office:value-type="string" calcext:value-type="string">
            <text:p>OFP</text:p>
          </table:table-cell>
          <table:table-cell office:value-type="string" calcext:value-type="string">
            <text:p>SONSTIGE ROMANISCHE SPRACHEN</text:p>
          </table:table-cell>
          <table:table-cell table:number-columns-repeated="5"/>
        </table:table-row>
        <table:table-row table:style-name="ro1">
          <table:table-cell table:formula="of:=IF(LEN([.B2031])=1;0;IF(LEN([.B2031])=2;1;IF(LEN([.B2031])=3;2;IF(LEN([.B2031])=5;3;IF(LEN([.B2031])=6;4;IF(LEN([.B2031])=7;5;&quot;Fehler&quot;))))))" office:value-type="float" office:value="3" calcext:value-type="float">
            <text:p>3</text:p>
          </table:table-cell>
          <table:table-cell office:value-type="string" calcext:value-type="string">
            <text:p>OFP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LEN([.B2032])=1;0;IF(LEN([.B2032])=2;1;IF(LEN([.B2032])=3;2;IF(LEN([.B2032])=5;3;IF(LEN([.B2032])=6;4;IF(LEN([.B2032])=7;5;&quot;Fehler&quot;))))))" office:value-type="float" office:value="2" calcext:value-type="float">
            <text:p>2</text:p>
          </table:table-cell>
          <table:table-cell office:value-type="string" calcext:value-type="string">
            <text:p>OFQ</text:p>
          </table:table-cell>
          <table:table-cell office:value-type="string" calcext:value-type="string">
            <text:p>RUSSISCH : ALLGEMEINES</text:p>
          </table:table-cell>
          <table:table-cell table:number-columns-repeated="5"/>
        </table:table-row>
        <table:table-row table:style-name="ro1">
          <table:table-cell table:formula="of:=IF(LEN([.B2033])=1;0;IF(LEN([.B2033])=2;1;IF(LEN([.B2033])=3;2;IF(LEN([.B2033])=5;3;IF(LEN([.B2033])=6;4;IF(LEN([.B2033])=7;5;&quot;Fehler&quot;))))))" office:value-type="float" office:value="3" calcext:value-type="float">
            <text:p>3</text:p>
          </table:table-cell>
          <table:table-cell office:value-type="string" calcext:value-type="string">
            <text:p>OFQ 1</text:p>
          </table:table-cell>
          <table:table-cell office:value-type="string" calcext:value-type="string">
            <text:p>SPRACHGESCHICHTE</text:p>
          </table:table-cell>
          <table:table-cell table:number-columns-repeated="5"/>
        </table:table-row>
        <table:table-row table:style-name="ro1">
          <table:table-cell table:formula="of:=IF(LEN([.B2034])=1;0;IF(LEN([.B2034])=2;1;IF(LEN([.B2034])=3;2;IF(LEN([.B2034])=5;3;IF(LEN([.B2034])=6;4;IF(LEN([.B2034])=7;5;&quot;Fehler&quot;))))))" office:value-type="float" office:value="3" calcext:value-type="float">
            <text:p>3</text:p>
          </table:table-cell>
          <table:table-cell office:value-type="string" calcext:value-type="string">
            <text:p>OFQ 2</text:p>
          </table:table-cell>
          <table:table-cell office:value-type="string" calcext:value-type="string">
            <text:p>SPRACHLEHRE</text:p>
          </table:table-cell>
          <table:table-cell table:number-columns-repeated="5"/>
        </table:table-row>
        <table:table-row table:style-name="ro1">
          <table:table-cell table:formula="of:=IF(LEN([.B2035])=1;0;IF(LEN([.B2035])=2;1;IF(LEN([.B2035])=3;2;IF(LEN([.B2035])=5;3;IF(LEN([.B2035])=6;4;IF(LEN([.B2035])=7;5;&quot;Fehler&quot;))))))" office:value-type="float" office:value="3" calcext:value-type="float">
            <text:p>3</text:p>
          </table:table-cell>
          <table:table-cell office:value-type="string" calcext:value-type="string">
            <text:p>OFQ 3</text:p>
          </table:table-cell>
          <table:table-cell office:value-type="string" calcext:value-type="string">
            <text:p>SPRECHKUNDE (PHONETIK)</text:p>
          </table:table-cell>
          <table:table-cell table:number-columns-repeated="5"/>
        </table:table-row>
        <table:table-row table:style-name="ro1">
          <table:table-cell table:formula="of:=IF(LEN([.B2036])=1;0;IF(LEN([.B2036])=2;1;IF(LEN([.B2036])=3;2;IF(LEN([.B2036])=5;3;IF(LEN([.B2036])=6;4;IF(LEN([.B2036])=7;5;&quot;Fehler&quot;))))))" office:value-type="float" office:value="3" calcext:value-type="float">
            <text:p>3</text:p>
          </table:table-cell>
          <table:table-cell office:value-type="string" calcext:value-type="string">
            <text:p>OFQ 4</text:p>
          </table:table-cell>
          <table:table-cell office:value-type="string" calcext:value-type="string">
            <text:p>STILLEHRE, REDEWENDUNGEN (IDIOMATIK)</text:p>
          </table:table-cell>
          <table:table-cell table:number-columns-repeated="5"/>
        </table:table-row>
        <table:table-row table:style-name="ro1">
          <table:table-cell table:formula="of:=IF(LEN([.B2037])=1;0;IF(LEN([.B2037])=2;1;IF(LEN([.B2037])=3;2;IF(LEN([.B2037])=5;3;IF(LEN([.B2037])=6;4;IF(LEN([.B2037])=7;5;&quot;Fehler&quot;))))))" office:value-type="float" office:value="3" calcext:value-type="float">
            <text:p>3</text:p>
          </table:table-cell>
          <table:table-cell office:value-type="string" calcext:value-type="string">
            <text:p>OFQ 5</text:p>
          </table:table-cell>
          <table:table-cell office:value-type="string" calcext:value-type="string">
            <text:p>WOERTERBUECHER</text:p>
          </table:table-cell>
          <table:table-cell table:number-columns-repeated="5"/>
        </table:table-row>
        <table:table-row table:style-name="ro1">
          <table:table-cell table:formula="of:=IF(LEN([.B2038])=1;0;IF(LEN([.B2038])=2;1;IF(LEN([.B2038])=3;2;IF(LEN([.B2038])=5;3;IF(LEN([.B2038])=6;4;IF(LEN([.B2038])=7;5;&quot;Fehler&quot;))))))" office:value-type="float" office:value="3" calcext:value-type="float">
            <text:p>3</text:p>
          </table:table-cell>
          <table:table-cell office:value-type="string" calcext:value-type="string">
            <text:p>OFQ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LEN([.B2039])=1;0;IF(LEN([.B2039])=2;1;IF(LEN([.B2039])=3;2;IF(LEN([.B2039])=5;3;IF(LEN([.B2039])=6;4;IF(LEN([.B2039])=7;5;&quot;Fehler&quot;))))))" office:value-type="float" office:value="2" calcext:value-type="float">
            <text:p>2</text:p>
          </table:table-cell>
          <table:table-cell office:value-type="string" calcext:value-type="string">
            <text:p>OFR</text:p>
          </table:table-cell>
          <table:table-cell office:value-type="string" calcext:value-type="string">
            <text:p>SONSTIGE SLAWISCHE SPRACHEN</text:p>
          </table:table-cell>
          <table:table-cell table:number-columns-repeated="5"/>
        </table:table-row>
        <table:table-row table:style-name="ro1">
          <table:table-cell table:formula="of:=IF(LEN([.B2040])=1;0;IF(LEN([.B2040])=2;1;IF(LEN([.B2040])=3;2;IF(LEN([.B2040])=5;3;IF(LEN([.B2040])=6;4;IF(LEN([.B2040])=7;5;&quot;Fehler&quot;))))))" office:value-type="float" office:value="3" calcext:value-type="float">
            <text:p>3</text:p>
          </table:table-cell>
          <table:table-cell office:value-type="string" calcext:value-type="string">
            <text:p>OFR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LEN([.B2041])=1;0;IF(LEN([.B2041])=2;1;IF(LEN([.B2041])=3;2;IF(LEN([.B2041])=5;3;IF(LEN([.B2041])=6;4;IF(LEN([.B2041])=7;5;&quot;Fehler&quot;))))))" office:value-type="float" office:value="2" calcext:value-type="float">
            <text:p>2</text:p>
          </table:table-cell>
          <table:table-cell office:value-type="string" calcext:value-type="string">
            <text:p>OFS</text:p>
          </table:table-cell>
          <table:table-cell office:value-type="string" calcext:value-type="string">
            <text:p>SONSTIGE EUROPAEISCHE SPRACHEN</text:p>
          </table:table-cell>
          <table:table-cell table:number-columns-repeated="5"/>
        </table:table-row>
        <table:table-row table:style-name="ro1">
          <table:table-cell table:formula="of:=IF(LEN([.B2042])=1;0;IF(LEN([.B2042])=2;1;IF(LEN([.B2042])=3;2;IF(LEN([.B2042])=5;3;IF(LEN([.B2042])=6;4;IF(LEN([.B2042])=7;5;&quot;Fehler&quot;))))))" office:value-type="float" office:value="3" calcext:value-type="float">
            <text:p>3</text:p>
          </table:table-cell>
          <table:table-cell office:value-type="string" calcext:value-type="string">
            <text:p>OFS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LEN([.B2043])=1;0;IF(LEN([.B2043])=2;1;IF(LEN([.B2043])=3;2;IF(LEN([.B2043])=5;3;IF(LEN([.B2043])=6;4;IF(LEN([.B2043])=7;5;&quot;Fehler&quot;))))))" office:value-type="float" office:value="1" calcext:value-type="float">
            <text:p>1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DEUTSCH : ALLGEMEINE UND VERMISCHTE SCHRIFTEN</text:p>
          </table:table-cell>
          <table:table-cell table:number-columns-repeated="5"/>
        </table:table-row>
        <table:table-row table:style-name="ro1">
          <table:table-cell table:formula="of:=IF(LEN([.B2044])=1;0;IF(LEN([.B2044])=2;1;IF(LEN([.B2044])=3;2;IF(LEN([.B2044])=5;3;IF(LEN([.B2044])=6;4;IF(LEN([.B2044])=7;5;&quot;Fehler&quot;))))))" office:value-type="float" office:value="2" calcext:value-type="float">
            <text:p>2</text:p>
          </table:table-cell>
          <table:table-cell office:value-type="string" calcext:value-type="string">
            <text:p>OGK</text:p>
          </table:table-cell>
          <table:table-cell office:value-type="string" calcext:value-type="string">
            <text:p>SPRACHGESCHICHTE : GESAMTDARSTELLUNGEN, DARSTELLUNGEN MEHRERER TEILGEBIETE</text:p>
          </table:table-cell>
          <table:table-cell table:number-columns-repeated="5"/>
        </table:table-row>
        <table:table-row table:style-name="ro1">
          <table:table-cell table:formula="of:=IF(LEN([.B2045])=1;0;IF(LEN([.B2045])=2;1;IF(LEN([.B2045])=3;2;IF(LEN([.B2045])=5;3;IF(LEN([.B2045])=6;4;IF(LEN([.B2045])=7;5;&quot;Fehler&quot;))))))" office:value-type="float" office:value="3" calcext:value-type="float">
            <text:p>3</text:p>
          </table:table-cell>
          <table:table-cell office:value-type="string" calcext:value-type="string">
            <text:p>OGK 1</text:p>
          </table:table-cell>
          <table:table-cell office:value-type="string" calcext:value-type="string">
            <text:p>NAMENKUNDE : ALLGEMEINES</text:p>
          </table:table-cell>
          <table:table-cell table:number-columns-repeated="5"/>
        </table:table-row>
        <table:table-row table:style-name="ro1">
          <table:table-cell table:formula="of:=IF(LEN([.B2046])=1;0;IF(LEN([.B2046])=2;1;IF(LEN([.B2046])=3;2;IF(LEN([.B2046])=5;3;IF(LEN([.B2046])=6;4;IF(LEN([.B2046])=7;5;&quot;Fehler&quot;))))))" office:value-type="float" office:value="4" calcext:value-type="float">
            <text:p>4</text:p>
          </table:table-cell>
          <table:table-cell office:value-type="string" calcext:value-type="string">
            <text:p>OGK 10</text:p>
          </table:table-cell>
          <table:table-cell office:value-type="string" calcext:value-type="string">
            <text:p>PERSONENNAMEN</text:p>
          </table:table-cell>
          <table:table-cell table:number-columns-repeated="5"/>
        </table:table-row>
        <table:table-row table:style-name="ro1">
          <table:table-cell table:formula="of:=IF(LEN([.B2047])=1;0;IF(LEN([.B2047])=2;1;IF(LEN([.B2047])=3;2;IF(LEN([.B2047])=5;3;IF(LEN([.B2047])=6;4;IF(LEN([.B2047])=7;5;&quot;Fehler&quot;))))))" office:value-type="float" office:value="4" calcext:value-type="float">
            <text:p>4</text:p>
          </table:table-cell>
          <table:table-cell office:value-type="string" calcext:value-type="string">
            <text:p>OGK 11</text:p>
          </table:table-cell>
          <table:table-cell office:value-type="string" calcext:value-type="string">
            <text:p>GEOGRAPHISCHE NAMEN, TIERNAMEN, PFLANZENNAMEN U. A.</text:p>
          </table:table-cell>
          <table:table-cell table:number-columns-repeated="5"/>
        </table:table-row>
        <table:table-row table:style-name="ro1">
          <table:table-cell table:formula="of:=IF(LEN([.B2048])=1;0;IF(LEN([.B2048])=2;1;IF(LEN([.B2048])=3;2;IF(LEN([.B2048])=5;3;IF(LEN([.B2048])=6;4;IF(LEN([.B2048])=7;5;&quot;Fehler&quot;))))))" office:value-type="float" office:value="3" calcext:value-type="float">
            <text:p>3</text:p>
          </table:table-cell>
          <table:table-cell office:value-type="string" calcext:value-type="string">
            <text:p>OGK 2</text:p>
          </table:table-cell>
          <table:table-cell office:value-type="string" calcext:value-type="string">
            <text:p>ETYMOLOGIE</text:p>
          </table:table-cell>
          <table:table-cell table:number-columns-repeated="5"/>
        </table:table-row>
        <table:table-row table:style-name="ro1">
          <table:table-cell table:formula="of:=IF(LEN([.B2049])=1;0;IF(LEN([.B2049])=2;1;IF(LEN([.B2049])=3;2;IF(LEN([.B2049])=5;3;IF(LEN([.B2049])=6;4;IF(LEN([.B2049])=7;5;&quot;Fehler&quot;))))))" office:value-type="float" office:value="4" calcext:value-type="float">
            <text:p>4</text:p>
          </table:table-cell>
          <table:table-cell office:value-type="string" calcext:value-type="string">
            <text:p>OGK 23</text:p>
          </table:table-cell>
          <table:table-cell office:value-type="string" calcext:value-type="string">
            <text:p>GESCHICHTE EINZELNER WOERTER UND BEGRIFFE</text:p>
          </table:table-cell>
          <table:table-cell table:number-columns-repeated="5"/>
        </table:table-row>
        <table:table-row table:style-name="ro1">
          <table:table-cell table:formula="of:=IF(LEN([.B2050])=1;0;IF(LEN([.B2050])=2;1;IF(LEN([.B2050])=3;2;IF(LEN([.B2050])=5;3;IF(LEN([.B2050])=6;4;IF(LEN([.B2050])=7;5;&quot;Fehler&quot;))))))" office:value-type="float" office:value="3" calcext:value-type="float">
            <text:p>3</text:p>
          </table:table-cell>
          <table:table-cell office:value-type="string" calcext:value-type="string">
            <text:p>OGK 3</text:p>
          </table:table-cell>
          <table:table-cell office:value-type="string" calcext:value-type="string">
            <text:p>ENTWICKLUNGSSTUFEN : ALLGEMEINES, GESAMTDARSTELLUNGEN</text:p>
          </table:table-cell>
          <table:table-cell table:number-columns-repeated="5"/>
        </table:table-row>
        <table:table-row table:style-name="ro1">
          <table:table-cell table:formula="of:=IF(LEN([.B2051])=1;0;IF(LEN([.B2051])=2;1;IF(LEN([.B2051])=3;2;IF(LEN([.B2051])=5;3;IF(LEN([.B2051])=6;4;IF(LEN([.B2051])=7;5;&quot;Fehler&quot;))))))" office:value-type="float" office:value="4" calcext:value-type="float">
            <text:p>4</text:p>
          </table:table-cell>
          <table:table-cell office:value-type="string" calcext:value-type="string">
            <text:p>OGK 30</text:p>
          </table:table-cell>
          <table:table-cell office:value-type="string" calcext:value-type="string">
            <text:p>GOTISCH</text:p>
          </table:table-cell>
          <table:table-cell table:number-columns-repeated="5"/>
        </table:table-row>
        <table:table-row table:style-name="ro1">
          <table:table-cell table:formula="of:=IF(LEN([.B2052])=1;0;IF(LEN([.B2052])=2;1;IF(LEN([.B2052])=3;2;IF(LEN([.B2052])=5;3;IF(LEN([.B2052])=6;4;IF(LEN([.B2052])=7;5;&quot;Fehler&quot;))))))" office:value-type="float" office:value="4" calcext:value-type="float">
            <text:p>4</text:p>
          </table:table-cell>
          <table:table-cell office:value-type="string" calcext:value-type="string">
            <text:p>OGK 31</text:p>
          </table:table-cell>
          <table:table-cell office:value-type="string" calcext:value-type="string">
            <text:p>ALTHOCHDEUTSCH</text:p>
          </table:table-cell>
          <table:table-cell table:number-columns-repeated="5"/>
        </table:table-row>
        <table:table-row table:style-name="ro1">
          <table:table-cell table:formula="of:=IF(LEN([.B2053])=1;0;IF(LEN([.B2053])=2;1;IF(LEN([.B2053])=3;2;IF(LEN([.B2053])=5;3;IF(LEN([.B2053])=6;4;IF(LEN([.B2053])=7;5;&quot;Fehler&quot;))))))" office:value-type="float" office:value="4" calcext:value-type="float">
            <text:p>4</text:p>
          </table:table-cell>
          <table:table-cell office:value-type="string" calcext:value-type="string">
            <text:p>OGK 32</text:p>
          </table:table-cell>
          <table:table-cell office:value-type="string" calcext:value-type="string">
            <text:p>MITTELHOCHDEUTSCH</text:p>
          </table:table-cell>
          <table:table-cell table:number-columns-repeated="5"/>
        </table:table-row>
        <table:table-row table:style-name="ro1">
          <table:table-cell table:formula="of:=IF(LEN([.B2054])=1;0;IF(LEN([.B2054])=2;1;IF(LEN([.B2054])=3;2;IF(LEN([.B2054])=5;3;IF(LEN([.B2054])=6;4;IF(LEN([.B2054])=7;5;&quot;Fehler&quot;))))))" office:value-type="float" office:value="4" calcext:value-type="float">
            <text:p>4</text:p>
          </table:table-cell>
          <table:table-cell office:value-type="string" calcext:value-type="string">
            <text:p>OGK 33</text:p>
          </table:table-cell>
          <table:table-cell office:value-type="string" calcext:value-type="string">
            <text:p>NEUHOCHDEUTSCH : VOM 16. JAHRHUNDERT BIS ZUR GEGENWART</text:p>
          </table:table-cell>
          <table:table-cell table:number-columns-repeated="5"/>
        </table:table-row>
        <table:table-row table:style-name="ro1">
          <table:table-cell table:formula="of:=IF(LEN([.B2055])=1;0;IF(LEN([.B2055])=2;1;IF(LEN([.B2055])=3;2;IF(LEN([.B2055])=5;3;IF(LEN([.B2055])=6;4;IF(LEN([.B2055])=7;5;&quot;Fehler&quot;))))))" office:value-type="float" office:value="5" calcext:value-type="float">
            <text:p>5</text:p>
          </table:table-cell>
          <table:table-cell office:value-type="string" calcext:value-type="string">
            <text:p>OGK 331</text:p>
          </table:table-cell>
          <table:table-cell office:value-type="string" calcext:value-type="string">
            <text:p>FRUEHNEUHOCHDEUTSCH</text:p>
          </table:table-cell>
          <table:table-cell table:number-columns-repeated="5"/>
        </table:table-row>
        <table:table-row table:style-name="ro1">
          <table:table-cell table:formula="of:=IF(LEN([.B2056])=1;0;IF(LEN([.B2056])=2;1;IF(LEN([.B2056])=3;2;IF(LEN([.B2056])=5;3;IF(LEN([.B2056])=6;4;IF(LEN([.B2056])=7;5;&quot;Fehler&quot;))))))" office:value-type="float" office:value="4" calcext:value-type="float">
            <text:p>4</text:p>
          </table:table-cell>
          <table:table-cell office:value-type="string" calcext:value-type="string">
            <text:p>OGK 34</text:p>
          </table:table-cell>
          <table:table-cell office:value-type="string" calcext:value-type="string">
            <text:p>DEUTSCHE SPRACHE DES 20. UND 21. JAHRHUNDERTS : ALLGEMEINES – GESAMTDARSTELLUNGEN</text:p>
          </table:table-cell>
          <table:table-cell table:number-columns-repeated="5"/>
        </table:table-row>
        <table:table-row table:style-name="ro1">
          <table:table-cell table:formula="of:=IF(LEN([.B2057])=1;0;IF(LEN([.B2057])=2;1;IF(LEN([.B2057])=3;2;IF(LEN([.B2057])=5;3;IF(LEN([.B2057])=6;4;IF(LEN([.B2057])=7;5;&quot;Fehler&quot;))))))" office:value-type="float" office:value="5" calcext:value-type="float">
            <text:p>5</text:p>
          </table:table-cell>
          <table:table-cell office:value-type="string" calcext:value-type="string">
            <text:p>OGK 343</text:p>
          </table:table-cell>
          <table:table-cell office:value-type="string" calcext:value-type="string">
            <text:p>SPRACHE DES NATIONALSOZIALISMUS</text:p>
          </table:table-cell>
          <table:table-cell table:number-columns-repeated="5"/>
        </table:table-row>
        <table:table-row table:style-name="ro1">
          <table:table-cell table:formula="of:=IF(LEN([.B2058])=1;0;IF(LEN([.B2058])=2;1;IF(LEN([.B2058])=3;2;IF(LEN([.B2058])=5;3;IF(LEN([.B2058])=6;4;IF(LEN([.B2058])=7;5;&quot;Fehler&quot;))))))" office:value-type="float" office:value="5" calcext:value-type="float">
            <text:p>5</text:p>
          </table:table-cell>
          <table:table-cell office:value-type="string" calcext:value-type="string">
            <text:p>OGK 344</text:p>
          </table:table-cell>
          <table:table-cell office:value-type="string" calcext:value-type="string">
            <text:p>SPRACHE IN DER BUNDESREPUBLIK DEUTSCHLAND</text:p>
          </table:table-cell>
          <table:table-cell table:number-columns-repeated="5"/>
        </table:table-row>
        <table:table-row table:style-name="ro1">
          <table:table-cell table:formula="of:=IF(LEN([.B2059])=1;0;IF(LEN([.B2059])=2;1;IF(LEN([.B2059])=3;2;IF(LEN([.B2059])=5;3;IF(LEN([.B2059])=6;4;IF(LEN([.B2059])=7;5;&quot;Fehler&quot;))))))" office:value-type="float" office:value="5" calcext:value-type="float">
            <text:p>5</text:p>
          </table:table-cell>
          <table:table-cell office:value-type="string" calcext:value-type="string">
            <text:p>OGK 345</text:p>
          </table:table-cell>
          <table:table-cell office:value-type="string" calcext:value-type="string">
            <text:p>SPRACHE IN DER DDR <text:s/>SPRACHVERGLEICH DDR – BUNDESREPUBLIK DEUTSCHLAND</text:p>
          </table:table-cell>
          <table:table-cell table:number-columns-repeated="5"/>
        </table:table-row>
        <table:table-row table:style-name="ro1">
          <table:table-cell table:formula="of:=IF(LEN([.B2060])=1;0;IF(LEN([.B2060])=2;1;IF(LEN([.B2060])=3;2;IF(LEN([.B2060])=5;3;IF(LEN([.B2060])=6;4;IF(LEN([.B2060])=7;5;&quot;Fehler&quot;))))))" office:value-type="float" office:value="5" calcext:value-type="float">
            <text:p>5</text:p>
          </table:table-cell>
          <table:table-cell office:value-type="string" calcext:value-type="string">
            <text:p>OGK 349</text:p>
          </table:table-cell>
          <table:table-cell office:value-type="string" calcext:value-type="string">
            <text:p>SONSTIGE EINZELPROBLEME</text:p>
          </table:table-cell>
          <table:table-cell table:number-columns-repeated="5"/>
        </table:table-row>
        <table:table-row table:style-name="ro1">
          <table:table-cell table:formula="of:=IF(LEN([.B2061])=1;0;IF(LEN([.B2061])=2;1;IF(LEN([.B2061])=3;2;IF(LEN([.B2061])=5;3;IF(LEN([.B2061])=6;4;IF(LEN([.B2061])=7;5;&quot;Fehler&quot;))))))" office:value-type="float" office:value="2" calcext:value-type="float">
            <text:p>2</text:p>
          </table:table-cell>
          <table:table-cell office:value-type="string" calcext:value-type="string">
            <text:p>OGL</text:p>
          </table:table-cell>
          <table:table-cell office:value-type="string" calcext:value-type="string">
            <text:p>SPRACHLEHRE DER DEUTSCHEN GEGENWARTSSPRACHE : GESAMTDARSTELLUNGEN - EINFUEHRUNGEN</text:p>
          </table:table-cell>
          <table:table-cell table:number-columns-repeated="5"/>
        </table:table-row>
        <table:table-row table:style-name="ro1">
          <table:table-cell table:formula="of:=IF(LEN([.B2062])=1;0;IF(LEN([.B2062])=2;1;IF(LEN([.B2062])=3;2;IF(LEN([.B2062])=5;3;IF(LEN([.B2062])=6;4;IF(LEN([.B2062])=7;5;&quot;Fehler&quot;))))))" office:value-type="float" office:value="3" calcext:value-type="float">
            <text:p>3</text:p>
          </table:table-cell>
          <table:table-cell office:value-type="string" calcext:value-type="string">
            <text:p>OGL 1</text:p>
          </table:table-cell>
          <table:table-cell office:value-type="string" calcext:value-type="string">
            <text:p>GRAMMATIK DER DEUTSCHEN GEGENWARTSSPRACHE : GESAMTDARSTELLUNGEN</text:p>
          </table:table-cell>
          <table:table-cell table:number-columns-repeated="5"/>
        </table:table-row>
        <table:table-row table:style-name="ro1">
          <table:table-cell table:formula="of:=IF(LEN([.B2063])=1;0;IF(LEN([.B2063])=2;1;IF(LEN([.B2063])=3;2;IF(LEN([.B2063])=5;3;IF(LEN([.B2063])=6;4;IF(LEN([.B2063])=7;5;&quot;Fehler&quot;))))))" office:value-type="float" office:value="4" calcext:value-type="float">
            <text:p>4</text:p>
          </table:table-cell>
          <table:table-cell office:value-type="string" calcext:value-type="string">
            <text:p>OGL 12</text:p>
          </table:table-cell>
          <table:table-cell office:value-type="string" calcext:value-type="string">
            <text:p>SYNTAX (SATZLEHRE)</text:p>
          </table:table-cell>
          <table:table-cell table:number-columns-repeated="5"/>
        </table:table-row>
        <table:table-row table:style-name="ro1">
          <table:table-cell table:formula="of:=IF(LEN([.B2064])=1;0;IF(LEN([.B2064])=2;1;IF(LEN([.B2064])=3;2;IF(LEN([.B2064])=5;3;IF(LEN([.B2064])=6;4;IF(LEN([.B2064])=7;5;&quot;Fehler&quot;))))))" office:value-type="float" office:value="4" calcext:value-type="float">
            <text:p>4</text:p>
          </table:table-cell>
          <table:table-cell office:value-type="string" calcext:value-type="string">
            <text:p>OGL 14</text:p>
          </table:table-cell>
          <table:table-cell office:value-type="string" calcext:value-type="string">
            <text:p>MORPHOLOGIE (FORMENLEHRE)</text:p>
          </table:table-cell>
          <table:table-cell table:number-columns-repeated="5"/>
        </table:table-row>
        <table:table-row table:style-name="ro1">
          <table:table-cell table:formula="of:=IF(LEN([.B2065])=1;0;IF(LEN([.B2065])=2;1;IF(LEN([.B2065])=3;2;IF(LEN([.B2065])=5;3;IF(LEN([.B2065])=6;4;IF(LEN([.B2065])=7;5;&quot;Fehler&quot;))))))" office:value-type="float" office:value="4" calcext:value-type="float">
            <text:p>4</text:p>
          </table:table-cell>
          <table:table-cell office:value-type="string" calcext:value-type="string">
            <text:p>OGL 19</text:p>
          </table:table-cell>
          <table:table-cell office:value-type="string" calcext:value-type="string">
            <text:p>SONSTIGE EINZELPROBLEME</text:p>
          </table:table-cell>
          <table:table-cell table:number-columns-repeated="5"/>
        </table:table-row>
        <table:table-row table:style-name="ro1">
          <table:table-cell table:formula="of:=IF(LEN([.B2066])=1;0;IF(LEN([.B2066])=2;1;IF(LEN([.B2066])=3;2;IF(LEN([.B2066])=5;3;IF(LEN([.B2066])=6;4;IF(LEN([.B2066])=7;5;&quot;Fehler&quot;))))))" office:value-type="float" office:value="3" calcext:value-type="float">
            <text:p>3</text:p>
          </table:table-cell>
          <table:table-cell office:value-type="string" calcext:value-type="string">
            <text:p>OGL 2</text:p>
          </table:table-cell>
          <table:table-cell office:value-type="string" calcext:value-type="string">
            <text:p>RECHTSCHREIBUNG (ORTHOGRAPHIE) <text:s/>ZEICHENSETZUNG (INTERPUNKTION)</text:p>
          </table:table-cell>
          <table:table-cell table:number-columns-repeated="5"/>
        </table:table-row>
        <table:table-row table:style-name="ro1">
          <table:table-cell table:formula="of:=IF(LEN([.B2067])=1;0;IF(LEN([.B2067])=2;1;IF(LEN([.B2067])=3;2;IF(LEN([.B2067])=5;3;IF(LEN([.B2067])=6;4;IF(LEN([.B2067])=7;5;&quot;Fehler&quot;))))))" office:value-type="float" office:value="2" calcext:value-type="float">
            <text:p>2</text:p>
          </table:table-cell>
          <table:table-cell office:value-type="string" calcext:value-type="string">
            <text:p>OGM</text:p>
          </table:table-cell>
          <table:table-cell office:value-type="string" calcext:value-type="string">
            <text:p>SPRECHERZIEHUNG : ALLGEMEINES</text:p>
          </table:table-cell>
          <table:table-cell table:number-columns-repeated="5"/>
        </table:table-row>
        <table:table-row table:style-name="ro1">
          <table:table-cell table:formula="of:=IF(LEN([.B2068])=1;0;IF(LEN([.B2068])=2;1;IF(LEN([.B2068])=3;2;IF(LEN([.B2068])=5;3;IF(LEN([.B2068])=6;4;IF(LEN([.B2068])=7;5;&quot;Fehler&quot;))))))" office:value-type="float" office:value="3" calcext:value-type="float">
            <text:p>3</text:p>
          </table:table-cell>
          <table:table-cell office:value-type="string" calcext:value-type="string">
            <text:p>OGM 1</text:p>
          </table:table-cell>
          <table:table-cell office:value-type="string" calcext:value-type="string">
            <text:p>SPRECHKUNDE (PHONETIK)</text:p>
          </table:table-cell>
          <table:table-cell table:number-columns-repeated="5"/>
        </table:table-row>
        <table:table-row table:style-name="ro1">
          <table:table-cell table:formula="of:=IF(LEN([.B2069])=1;0;IF(LEN([.B2069])=2;1;IF(LEN([.B2069])=3;2;IF(LEN([.B2069])=5;3;IF(LEN([.B2069])=6;4;IF(LEN([.B2069])=7;5;&quot;Fehler&quot;))))))" office:value-type="float" office:value="3" calcext:value-type="float">
            <text:p>3</text:p>
          </table:table-cell>
          <table:table-cell office:value-type="string" calcext:value-type="string">
            <text:p>OGM 2</text:p>
          </table:table-cell>
          <table:table-cell office:value-type="string" calcext:value-type="string">
            <text:p>REDEKUNST EINSCHLIESSLICH DISKUSSIONS- UND VERHANDLUNGSTECHNIK</text:p>
          </table:table-cell>
          <table:table-cell table:number-columns-repeated="5"/>
        </table:table-row>
        <table:table-row table:style-name="ro1">
          <table:table-cell table:formula="of:=IF(LEN([.B2070])=1;0;IF(LEN([.B2070])=2;1;IF(LEN([.B2070])=3;2;IF(LEN([.B2070])=5;3;IF(LEN([.B2070])=6;4;IF(LEN([.B2070])=7;5;&quot;Fehler&quot;))))))" office:value-type="float" office:value="2" calcext:value-type="float">
            <text:p>2</text:p>
          </table:table-cell>
          <table:table-cell office:value-type="string" calcext:value-type="string">
            <text:p>OGN</text:p>
          </table:table-cell>
          <table:table-cell office:value-type="string" calcext:value-type="string">
            <text:p>STILLEHRE : ALLGEMEINES</text:p>
          </table:table-cell>
          <table:table-cell table:number-columns-repeated="5"/>
        </table:table-row>
        <table:table-row table:style-name="ro1">
          <table:table-cell table:formula="of:=IF(LEN([.B2071])=1;0;IF(LEN([.B2071])=2;1;IF(LEN([.B2071])=3;2;IF(LEN([.B2071])=5;3;IF(LEN([.B2071])=6;4;IF(LEN([.B2071])=7;5;&quot;Fehler&quot;))))))" office:value-type="float" office:value="3" calcext:value-type="float">
            <text:p>3</text:p>
          </table:table-cell>
          <table:table-cell office:value-type="string" calcext:value-type="string">
            <text:p>OGN 1</text:p>
          </table:table-cell>
          <table:table-cell office:value-type="string" calcext:value-type="string">
            <text:p>SPRACHPFLEGE <text:s/>SPRACHGLOSSEN <text:s/>REDEWENDUNGEN (IDIOMATIK)</text:p>
          </table:table-cell>
          <table:table-cell table:number-columns-repeated="5"/>
        </table:table-row>
        <table:table-row table:style-name="ro1">
          <table:table-cell table:formula="of:=IF(LEN([.B2072])=1;0;IF(LEN([.B2072])=2;1;IF(LEN([.B2072])=3;2;IF(LEN([.B2072])=5;3;IF(LEN([.B2072])=6;4;IF(LEN([.B2072])=7;5;&quot;Fehler&quot;))))))" office:value-type="float" office:value="3" calcext:value-type="float">
            <text:p>3</text:p>
          </table:table-cell>
          <table:table-cell office:value-type="string" calcext:value-type="string">
            <text:p>OGN 2</text:p>
          </table:table-cell>
          <table:table-cell office:value-type="string" calcext:value-type="string">
            <text:p>BRIEFSTIL</text:p>
          </table:table-cell>
          <table:table-cell table:number-columns-repeated="5"/>
        </table:table-row>
        <table:table-row table:style-name="ro1">
          <table:table-cell table:formula="of:=IF(LEN([.B2073])=1;0;IF(LEN([.B2073])=2;1;IF(LEN([.B2073])=3;2;IF(LEN([.B2073])=5;3;IF(LEN([.B2073])=6;4;IF(LEN([.B2073])=7;5;&quot;Fehler&quot;))))))" office:value-type="float" office:value="3" calcext:value-type="float">
            <text:p>3</text:p>
          </table:table-cell>
          <table:table-cell office:value-type="string" calcext:value-type="string">
            <text:p>OGN 5</text:p>
          </table:table-cell>
          <table:table-cell office:value-type="string" calcext:value-type="string">
            <text:p>AUFSATZ</text:p>
          </table:table-cell>
          <table:table-cell table:number-columns-repeated="5"/>
        </table:table-row>
        <table:table-row table:style-name="ro1">
          <table:table-cell table:formula="of:=IF(LEN([.B2074])=1;0;IF(LEN([.B2074])=2;1;IF(LEN([.B2074])=3;2;IF(LEN([.B2074])=5;3;IF(LEN([.B2074])=6;4;IF(LEN([.B2074])=7;5;&quot;Fehler&quot;))))))" office:value-type="float" office:value="2" calcext:value-type="float">
            <text:p>2</text:p>
          </table:table-cell>
          <table:table-cell office:value-type="string" calcext:value-type="string">
            <text:p>OGO</text:p>
          </table:table-cell>
          <table:table-cell office:value-type="string" calcext:value-type="string">
            <text:p>WOERTERBUECHER DER DEUTSCHEN GEGENWARTSSPRACHE</text:p>
          </table:table-cell>
          <table:table-cell table:number-columns-repeated="5"/>
        </table:table-row>
        <table:table-row table:style-name="ro1">
          <table:table-cell table:formula="of:=IF(LEN([.B2075])=1;0;IF(LEN([.B2075])=2;1;IF(LEN([.B2075])=3;2;IF(LEN([.B2075])=5;3;IF(LEN([.B2075])=6;4;IF(LEN([.B2075])=7;5;&quot;Fehler&quot;))))))" office:value-type="float" office:value="2" calcext:value-type="float">
            <text:p>2</text:p>
          </table:table-cell>
          <table:table-cell office:value-type="string" calcext:value-type="string">
            <text:p>OGP</text:p>
          </table:table-cell>
          <table:table-cell office:value-type="string" calcext:value-type="string">
            <text:p>DEUTSCH ALS FREMDSPRACHE</text:p>
          </table:table-cell>
          <table:table-cell table:number-columns-repeated="5"/>
        </table:table-row>
        <table:table-row table:style-name="ro1">
          <table:table-cell table:formula="of:=IF(LEN([.B2076])=1;0;IF(LEN([.B2076])=2;1;IF(LEN([.B2076])=3;2;IF(LEN([.B2076])=5;3;IF(LEN([.B2076])=6;4;IF(LEN([.B2076])=7;5;&quot;Fehler&quot;))))))" office:value-type="float" office:value="3" calcext:value-type="float">
            <text:p>3</text:p>
          </table:table-cell>
          <table:table-cell office:value-type="string" calcext:value-type="string">
            <text:p>OGP 6</text:p>
          </table:table-cell>
          <table:table-cell office:value-type="string" calcext:value-type="string">
            <text:p>SPRACHLEHRGAENGE UND SPRACHFUEHRER MIT AUDIOVISUELLEN ODER ELEKTRONISCHEN MEDIEN</text:p>
          </table:table-cell>
          <table:table-cell table:number-columns-repeated="5"/>
        </table:table-row>
        <table:table-row table:style-name="ro1">
          <table:table-cell table:formula="of:=IF(LEN([.B2077])=1;0;IF(LEN([.B2077])=2;1;IF(LEN([.B2077])=3;2;IF(LEN([.B2077])=5;3;IF(LEN([.B2077])=6;4;IF(LEN([.B2077])=7;5;&quot;Fehler&quot;))))))" office:value-type="float" office:value="2" calcext:value-type="float">
            <text:p>2</text:p>
          </table:table-cell>
          <table:table-cell office:value-type="string" calcext:value-type="string">
            <text:p>OGQ</text:p>
          </table:table-cell>
          <table:table-cell office:value-type="string" calcext:value-type="string">
            <text:p>DEUTSCHE MUNDARTEN : ALLGEMEINES</text:p>
          </table:table-cell>
          <table:table-cell table:number-columns-repeated="5"/>
        </table:table-row>
        <table:table-row table:style-name="ro1">
          <table:table-cell table:formula="of:=IF(LEN([.B2078])=1;0;IF(LEN([.B2078])=2;1;IF(LEN([.B2078])=3;2;IF(LEN([.B2078])=5;3;IF(LEN([.B2078])=6;4;IF(LEN([.B2078])=7;5;&quot;Fehler&quot;))))))" office:value-type="float" office:value="3" calcext:value-type="float">
            <text:p>3</text:p>
          </table:table-cell>
          <table:table-cell office:value-type="string" calcext:value-type="string">
            <text:p>OGQ 1</text:p>
          </table:table-cell>
          <table:table-cell office:value-type="string" calcext:value-type="string">
            <text:p>EINZELNE MUNDARTEN <text:s/>WOERTERBUECHER EINZELNER DEUTSCHER MUNDARTEN</text:p>
          </table:table-cell>
          <table:table-cell table:number-columns-repeated="5"/>
        </table:table-row>
        <table:table-row table:style-name="ro1">
          <table:table-cell table:formula="of:=IF(LEN([.B2079])=1;0;IF(LEN([.B2079])=2;1;IF(LEN([.B2079])=3;2;IF(LEN([.B2079])=5;3;IF(LEN([.B2079])=6;4;IF(LEN([.B2079])=7;5;&quot;Fehler&quot;))))))" office:value-type="float" office:value="2" calcext:value-type="float">
            <text:p>2</text:p>
          </table:table-cell>
          <table:table-cell office:value-type="string" calcext:value-type="string">
            <text:p>OGR</text:p>
          </table:table-cell>
          <table:table-cell office:value-type="string" calcext:value-type="string">
            <text:p>SONDERSPRACHEN <text:s/>WOERTERBUECHER DER SONDERSPRACHEN</text:p>
          </table:table-cell>
          <table:table-cell table:number-columns-repeated="5"/>
        </table:table-row>
        <table:table-row table:style-name="ro1">
          <table:table-cell table:formula="of:=IF(LEN([.B2080])=1;0;IF(LEN([.B2080])=2;1;IF(LEN([.B2080])=3;2;IF(LEN([.B2080])=5;3;IF(LEN([.B2080])=6;4;IF(LEN([.B2080])=7;5;&quot;Fehler&quot;))))))" office:value-type="float" office:value="1" calcext:value-type="float">
            <text:p>1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HILOLOGIE</text:p>
          </table:table-cell>
          <table:table-cell table:number-columns-repeated="5"/>
        </table:table-row>
        <table:table-row table:style-name="ro1">
          <table:table-cell table:formula="of:=IF(LEN([.B2081])=1;0;IF(LEN([.B2081])=2;1;IF(LEN([.B2081])=3;2;IF(LEN([.B2081])=5;3;IF(LEN([.B2081])=6;4;IF(LEN([.B2081])=7;5;&quot;Fehler&quot;))))))" office:value-type="float" office:value="2" calcext:value-type="float">
            <text:p>2</text:p>
          </table:table-cell>
          <table:table-cell office:value-type="string" calcext:value-type="string">
            <text:p>OHK</text:p>
          </table:table-cell>
          <table:table-cell office:value-type="string" calcext:value-type="string">
            <text:p>KLASSISCHE PHILOLOGIE <text:s/>BYZANTINISTIK <text:s/>MITTEL- UND NEULATEINISCHE PHILOLOGIE</text:p>
          </table:table-cell>
          <table:table-cell table:number-columns-repeated="5"/>
        </table:table-row>
        <table:table-row table:style-name="ro1">
          <table:table-cell table:formula="of:=IF(LEN([.B2082])=1;0;IF(LEN([.B2082])=2;1;IF(LEN([.B2082])=3;2;IF(LEN([.B2082])=5;3;IF(LEN([.B2082])=6;4;IF(LEN([.B2082])=7;5;&quot;Fehler&quot;))))))" office:value-type="float" office:value="2" calcext:value-type="float">
            <text:p>2</text:p>
          </table:table-cell>
          <table:table-cell office:value-type="string" calcext:value-type="string">
            <text:p>OHL</text:p>
          </table:table-cell>
          <table:table-cell office:value-type="string" calcext:value-type="string">
            <text:p>ORIENTALISCHE PHILOLOGIE</text:p>
          </table:table-cell>
          <table:table-cell table:number-columns-repeated="5"/>
        </table:table-row>
        <table:table-row table:style-name="ro1">
          <table:table-cell table:formula="of:=IF(LEN([.B2083])=1;0;IF(LEN([.B2083])=2;1;IF(LEN([.B2083])=3;2;IF(LEN([.B2083])=5;3;IF(LEN([.B2083])=6;4;IF(LEN([.B2083])=7;5;&quot;Fehler&quot;))))))" office:value-type="float" office:value="2" calcext:value-type="float">
            <text:p>2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GERMANISCHE PHILOLOGIE</text:p>
          </table:table-cell>
          <table:table-cell table:number-columns-repeated="5"/>
        </table:table-row>
        <table:table-row table:style-name="ro1">
          <table:table-cell table:formula="of:=IF(LEN([.B2084])=1;0;IF(LEN([.B2084])=2;1;IF(LEN([.B2084])=3;2;IF(LEN([.B2084])=5;3;IF(LEN([.B2084])=6;4;IF(LEN([.B2084])=7;5;&quot;Fehler&quot;))))))" office:value-type="float" office:value="2" calcext:value-type="float">
            <text:p>2</text:p>
          </table:table-cell>
          <table:table-cell office:value-type="string" calcext:value-type="string">
            <text:p>OHN</text:p>
          </table:table-cell>
          <table:table-cell office:value-type="string" calcext:value-type="string">
            <text:p>ROMANISCHE PHILOLOGIE</text:p>
          </table:table-cell>
          <table:table-cell table:number-columns-repeated="5"/>
        </table:table-row>
        <table:table-row table:style-name="ro1">
          <table:table-cell table:formula="of:=IF(LEN([.B2085])=1;0;IF(LEN([.B2085])=2;1;IF(LEN([.B2085])=3;2;IF(LEN([.B2085])=5;3;IF(LEN([.B2085])=6;4;IF(LEN([.B2085])=7;5;&quot;Fehler&quot;))))))" office:value-type="float" office:value="2" calcext:value-type="float">
            <text:p>2</text:p>
          </table:table-cell>
          <table:table-cell office:value-type="string" calcext:value-type="string">
            <text:p>OHO</text:p>
          </table:table-cell>
          <table:table-cell office:value-type="string" calcext:value-type="string">
            <text:p>SLAWISCHE PHILOLOGIE</text:p>
          </table:table-cell>
          <table:table-cell table:number-columns-repeated="5"/>
        </table:table-row>
        <table:table-row table:style-name="ro1">
          <table:table-cell table:formula="of:=IF(LEN([.B2086])=1;0;IF(LEN([.B2086])=2;1;IF(LEN([.B2086])=3;2;IF(LEN([.B2086])=5;3;IF(LEN([.B2086])=6;4;IF(LEN([.B2086])=7;5;&quot;Fehler&quot;))))))" office:value-type="float" office:value="2" calcext:value-type="float">
            <text:p>2</text:p>
          </table:table-cell>
          <table:table-cell office:value-type="string" calcext:value-type="string">
            <text:p>OHP</text:p>
          </table:table-cell>
          <table:table-cell office:value-type="string" calcext:value-type="string">
            <text:p>SONSTIGE PHILOLOGIEN</text:p>
          </table:table-cell>
          <table:table-cell table:number-columns-repeated="5"/>
        </table:table-row>
        <table:table-row table:style-name="ro1">
          <table:table-cell table:formula="of:=IF(LEN([.B2087])=1;0;IF(LEN([.B2087])=2;1;IF(LEN([.B2087])=3;2;IF(LEN([.B2087])=5;3;IF(LEN([.B2087])=6;4;IF(LEN([.B2087])=7;5;&quot;Fehler&quot;))))))" office:value-type="float" office:value="2" calcext:value-type="float">
            <text:p>2</text:p>
          </table:table-cell>
          <table:table-cell office:value-type="string" calcext:value-type="string">
            <text:p>OYB</text:p>
          </table:table-cell>
          <table:table-cell office:value-type="string" calcext:value-type="string">
            <text:p>BIOGRAPHIEN VON SPRACHWISSENSCHAFTLERN UND PHILOLOGEN</text:p>
          </table:table-cell>
          <table:table-cell table:number-columns-repeated="5"/>
        </table:table-row>
        <table:table-row table:style-name="ro1">
          <table:table-cell table:formula="of:=IF(LEN([.B2088])=1;0;IF(LEN([.B2088])=2;1;IF(LEN([.B2088])=3;2;IF(LEN([.B2088])=5;3;IF(LEN([.B2088])=6;4;IF(LEN([.B2088])=7;5;&quot;Fehler&quot;))))))" office:value-type="float" office:value="3" calcext:value-type="float">
            <text:p>3</text:p>
          </table:table-cell>
          <table:table-cell office:value-type="string" calcext:value-type="string">
            <text:p>OYB 1</text:p>
          </table:table-cell>
          <table:table-cell office:value-type="string" calcext:value-type="string">
            <text:p>BIOGRAPHIEN MEHRERER SPRACHWISSENSCHAFTLER UND PHILOLOGEN</text:p>
          </table:table-cell>
          <table:table-cell table:number-columns-repeated="5"/>
        </table:table-row>
        <table:table-row table:style-name="ro1">
          <table:table-cell table:formula="of:=IF(LEN([.B2089])=1;0;IF(LEN([.B2089])=2;1;IF(LEN([.B2089])=3;2;IF(LEN([.B2089])=5;3;IF(LEN([.B2089])=6;4;IF(LEN([.B2089])=7;5;&quot;Fehler&quot;))))))" office:value-type="float" office:value="3" calcext:value-type="float">
            <text:p>3</text:p>
          </table:table-cell>
          <table:table-cell office:value-type="string" calcext:value-type="string">
            <text:p>OYB 2</text:p>
          </table:table-cell>
          <table:table-cell office:value-type="string" calcext:value-type="string">
            <text:p>BIOGRAPHIEN EINZELNER SPRACHWISSENSCHAFTLER UND PHILOLOGEN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090])=1;0;IF(LEN([.B2090])=2;1;IF(LEN([.B2090])=3;2;IF(LEN([.B2090])=5;3;IF(LEN([.B2090])=6;4;IF(LEN([.B2090])=7;5;&quot;Fehler&quot;))))))" office:value-type="float" office:value="1" calcext:value-type="float">
            <text:p>1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2091])=1;0;IF(LEN([.B2091])=2;1;IF(LEN([.B2091])=3;2;IF(LEN([.B2091])=5;3;IF(LEN([.B2091])=6;4;IF(LEN([.B2091])=7;5;&quot;Fehler&quot;))))))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ITERATURWISSENSCHAFT</text:p>
          </table:table-cell>
          <table:table-cell table:number-columns-repeated="5"/>
        </table:table-row>
        <table:table-row table:style-name="ro1">
          <table:table-cell table:formula="of:=IF(LEN([.B2092])=1;0;IF(LEN([.B2092])=2;1;IF(LEN([.B2092])=3;2;IF(LEN([.B2092])=5;3;IF(LEN([.B2092])=6;4;IF(LEN([.B2092])=7;5;&quot;Fehler&quot;))))))"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ALLGEMEINES</text:p>
          </table:table-cell>
          <table:table-cell table:number-columns-repeated="5"/>
        </table:table-row>
        <table:table-row table:style-name="ro1">
          <table:table-cell table:formula="of:=IF(LEN([.B2093])=1;0;IF(LEN([.B2093])=2;1;IF(LEN([.B2093])=3;2;IF(LEN([.B2093])=5;3;IF(LEN([.B2093])=6;4;IF(LEN([.B2093])=7;5;&quot;Fehler&quot;))))))" office:value-type="float" office:value="2" calcext:value-type="float">
            <text:p>2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094])=1;0;IF(LEN([.B2094])=2;1;IF(LEN([.B2094])=3;2;IF(LEN([.B2094])=5;3;IF(LEN([.B2094])=6;4;IF(LEN([.B2094])=7;5;&quot;Fehler&quot;))))))" office:value-type="float" office:value="2" calcext:value-type="float">
            <text:p>2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NACHSCHLAGEWERKE, BIBLIOGRAPHIEN</text:p>
          </table:table-cell>
          <table:table-cell table:number-columns-repeated="5"/>
        </table:table-row>
        <table:table-row table:style-name="ro1">
          <table:table-cell table:formula="of:=IF(LEN([.B2095])=1;0;IF(LEN([.B2095])=2;1;IF(LEN([.B2095])=3;2;IF(LEN([.B2095])=5;3;IF(LEN([.B2095])=6;4;IF(LEN([.B2095])=7;5;&quot;Fehler&quot;))))))"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ESCHICHTE DER LITERATURWISSENSCHAFT BIOGRAPHIEN VON LITERATURWISSENSCHAFTLERN UND LITERATURKRITIKERN</text:p>
          </table:table-cell>
          <table:table-cell table:number-columns-repeated="5"/>
        </table:table-row>
        <table:table-row table:style-name="ro1">
          <table:table-cell table:formula="of:=IF(LEN([.B2096])=1;0;IF(LEN([.B2096])=2;1;IF(LEN([.B2096])=3;2;IF(LEN([.B2096])=5;3;IF(LEN([.B2096])=6;4;IF(LEN([.B2096])=7;5;&quot;Fehler&quot;))))))" office:value-type="float" office:value="2" calcext:value-type="float">
            <text:p>2</text:p>
          </table:table-cell>
          <table:table-cell office:value-type="string" calcext:value-type="string">
            <text:p>PAO</text:p>
          </table:table-cell>
          <table:table-cell office:value-type="string" calcext:value-type="string">
            <text:p>ORGANISATIONEN UND GESELLSCHAFTEN</text:p>
          </table:table-cell>
          <table:table-cell table:number-columns-repeated="5"/>
        </table:table-row>
        <table:table-row table:style-name="ro1">
          <table:table-cell table:formula="of:=IF(LEN([.B2097])=1;0;IF(LEN([.B2097])=2;1;IF(LEN([.B2097])=3;2;IF(LEN([.B2097])=5;3;IF(LEN([.B2097])=6;4;IF(LEN([.B2097])=7;5;&quot;Fehler&quot;))))))" office:value-type="float" office:value="1" calcext:value-type="float">
            <text:p>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ALLGEMEINE LITERATURWISSENSCHAFT : THEORIE UND METHODEN, GESAMTDARSTELLUNGEN, DARSTELLUNGEN MEHRERER TEILGEBIETE</text:p>
          </table:table-cell>
          <table:table-cell table:number-columns-repeated="5"/>
        </table:table-row>
        <table:table-row table:style-name="ro1">
          <table:table-cell table:formula="of:=IF(LEN([.B2098])=1;0;IF(LEN([.B2098])=2;1;IF(LEN([.B2098])=3;2;IF(LEN([.B2098])=5;3;IF(LEN([.B2098])=6;4;IF(LEN([.B2098])=7;5;&quot;Fehler&quot;))))))" office:value-type="float" office:value="2" calcext:value-type="float">
            <text:p>2</text:p>
          </table:table-cell>
          <table:table-cell office:value-type="string" calcext:value-type="string">
            <text:p>PBK</text:p>
          </table:table-cell>
          <table:table-cell office:value-type="string" calcext:value-type="string">
            <text:p>AESTHETIK DER DICHTUNG</text:p>
          </table:table-cell>
          <table:table-cell table:number-columns-repeated="5"/>
        </table:table-row>
        <table:table-row table:style-name="ro1">
          <table:table-cell table:formula="of:=IF(LEN([.B2099])=1;0;IF(LEN([.B2099])=2;1;IF(LEN([.B2099])=3;2;IF(LEN([.B2099])=5;3;IF(LEN([.B2099])=6;4;IF(LEN([.B2099])=7;5;&quot;Fehler&quot;))))))" office:value-type="float" office:value="3" calcext:value-type="float">
            <text:p>3</text:p>
          </table:table-cell>
          <table:table-cell office:value-type="string" calcext:value-type="string">
            <text:p>PBK 1</text:p>
          </table:table-cell>
          <table:table-cell office:value-type="string" calcext:value-type="string">
            <text:p>ALLGEMEINE LITERATURKRITIK : THEORIE, GESCHICHTE UND QUELLENSAMMLUNGEN</text:p>
          </table:table-cell>
          <table:table-cell table:number-columns-repeated="5"/>
        </table:table-row>
        <table:table-row table:style-name="ro1">
          <table:table-cell table:formula="of:=IF(LEN([.B2100])=1;0;IF(LEN([.B2100])=2;1;IF(LEN([.B2100])=3;2;IF(LEN([.B2100])=5;3;IF(LEN([.B2100])=6;4;IF(LEN([.B2100])=7;5;&quot;Fehler&quot;))))))" office:value-type="float" office:value="3" calcext:value-type="float">
            <text:p>3</text:p>
          </table:table-cell>
          <table:table-cell office:value-type="string" calcext:value-type="string">
            <text:p>PBK 2</text:p>
          </table:table-cell>
          <table:table-cell office:value-type="string" calcext:value-type="string">
            <text:p>EINFUEHRUNGEN IN DIE KUNST DES LESENS</text:p>
          </table:table-cell>
          <table:table-cell table:number-columns-repeated="5"/>
        </table:table-row>
        <table:table-row table:style-name="ro1">
          <table:table-cell table:formula="of:=IF(LEN([.B2101])=1;0;IF(LEN([.B2101])=2;1;IF(LEN([.B2101])=3;2;IF(LEN([.B2101])=5;3;IF(LEN([.B2101])=6;4;IF(LEN([.B2101])=7;5;&quot;Fehler&quot;))))))" office:value-type="float" office:value="3" calcext:value-type="float">
            <text:p>3</text:p>
          </table:table-cell>
          <table:table-cell office:value-type="string" calcext:value-type="string">
            <text:p>PBK 3</text:p>
          </table:table-cell>
          <table:table-cell office:value-type="string" calcext:value-type="string">
            <text:p>TRIVIALLITERATUR : THEORIE UND GESCHICHTE</text:p>
          </table:table-cell>
          <table:table-cell table:number-columns-repeated="5"/>
        </table:table-row>
        <table:table-row table:style-name="ro1">
          <table:table-cell table:formula="of:=IF(LEN([.B2102])=1;0;IF(LEN([.B2102])=2;1;IF(LEN([.B2102])=3;2;IF(LEN([.B2102])=5;3;IF(LEN([.B2102])=6;4;IF(LEN([.B2102])=7;5;&quot;Fehler&quot;))))))" office:value-type="float" office:value="2" calcext:value-type="float">
            <text:p>2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LITERATURSOZIOLOGIE <text:s/>LITERATURPSYCHOLOGIE <text:s/>LITERATURPOLITIK : GESAMTDARSTELLUNGEN, DARSTELLUNGEN MEHRERER TEILGEBIETE</text:p>
          </table:table-cell>
          <table:table-cell table:number-columns-repeated="5"/>
        </table:table-row>
        <table:table-row table:style-name="ro1">
          <table:table-cell table:formula="of:=IF(LEN([.B2103])=1;0;IF(LEN([.B2103])=2;1;IF(LEN([.B2103])=3;2;IF(LEN([.B2103])=5;3;IF(LEN([.B2103])=6;4;IF(LEN([.B2103])=7;5;&quot;Fehler&quot;))))))" office:value-type="float" office:value="3" calcext:value-type="float">
            <text:p>3</text:p>
          </table:table-cell>
          <table:table-cell office:value-type="string" calcext:value-type="string">
            <text:p>PBL 1</text:p>
          </table:table-cell>
          <table:table-cell office:value-type="string" calcext:value-type="string">
            <text:p>WECHSELBEZIEHUNGEN ZWISCHEN SCHRIFTSTELLER UND GESELLSCHAFT</text:p>
          </table:table-cell>
          <table:table-cell table:number-columns-repeated="5"/>
        </table:table-row>
        <table:table-row table:style-name="ro1">
          <table:table-cell table:formula="of:=IF(LEN([.B2104])=1;0;IF(LEN([.B2104])=2;1;IF(LEN([.B2104])=3;2;IF(LEN([.B2104])=5;3;IF(LEN([.B2104])=6;4;IF(LEN([.B2104])=7;5;&quot;Fehler&quot;))))))" office:value-type="float" office:value="3" calcext:value-type="float">
            <text:p>3</text:p>
          </table:table-cell>
          <table:table-cell office:value-type="string" calcext:value-type="string">
            <text:p>PBL 2</text:p>
          </table:table-cell>
          <table:table-cell office:value-type="string" calcext:value-type="string">
            <text:p>EINZELFRAGEN DES LITERARISCHEN LEBENS</text:p>
          </table:table-cell>
          <table:table-cell table:number-columns-repeated="5"/>
        </table:table-row>
        <table:table-row table:style-name="ro1">
          <table:table-cell table:formula="of:=IF(LEN([.B2105])=1;0;IF(LEN([.B2105])=2;1;IF(LEN([.B2105])=3;2;IF(LEN([.B2105])=5;3;IF(LEN([.B2105])=6;4;IF(LEN([.B2105])=7;5;&quot;Fehler&quot;))))))" office:value-type="float" office:value="2" calcext:value-type="float">
            <text:p>2</text:p>
          </table:table-cell>
          <table:table-cell office:value-type="string" calcext:value-type="string">
            <text:p>PBM</text:p>
          </table:table-cell>
          <table:table-cell office:value-type="string" calcext:value-type="string">
            <text:p>POETIK</text:p>
          </table:table-cell>
          <table:table-cell table:number-columns-repeated="5"/>
        </table:table-row>
        <table:table-row table:style-name="ro1">
          <table:table-cell table:formula="of:=IF(LEN([.B2106])=1;0;IF(LEN([.B2106])=2;1;IF(LEN([.B2106])=3;2;IF(LEN([.B2106])=5;3;IF(LEN([.B2106])=6;4;IF(LEN([.B2106])=7;5;&quot;Fehler&quot;))))))" office:value-type="float" office:value="3" calcext:value-type="float">
            <text:p>3</text:p>
          </table:table-cell>
          <table:table-cell office:value-type="string" calcext:value-type="string">
            <text:p>PBM 1</text:p>
          </table:table-cell>
          <table:table-cell office:value-type="string" calcext:value-type="string">
            <text:p>VERSLEHRE <text:s/>VERSGESCHICHTE <text:s/>METRIK <text:s/>RHYTHMUSFORSCHUNG</text:p>
          </table:table-cell>
          <table:table-cell table:number-columns-repeated="5"/>
        </table:table-row>
        <table:table-row table:style-name="ro1">
          <table:table-cell table:formula="of:=IF(LEN([.B2107])=1;0;IF(LEN([.B2107])=2;1;IF(LEN([.B2107])=3;2;IF(LEN([.B2107])=5;3;IF(LEN([.B2107])=6;4;IF(LEN([.B2107])=7;5;&quot;Fehler&quot;))))))" office:value-type="float" office:value="3" calcext:value-type="float">
            <text:p>3</text:p>
          </table:table-cell>
          <table:table-cell office:value-type="string" calcext:value-type="string">
            <text:p>PBM 2</text:p>
          </table:table-cell>
          <table:table-cell office:value-type="string" calcext:value-type="string">
            <text:p>LYRIK</text:p>
          </table:table-cell>
          <table:table-cell table:number-columns-repeated="5"/>
        </table:table-row>
        <table:table-row table:style-name="ro1">
          <table:table-cell table:formula="of:=IF(LEN([.B2108])=1;0;IF(LEN([.B2108])=2;1;IF(LEN([.B2108])=3;2;IF(LEN([.B2108])=5;3;IF(LEN([.B2108])=6;4;IF(LEN([.B2108])=7;5;&quot;Fehler&quot;))))))" office:value-type="float" office:value="3" calcext:value-type="float">
            <text:p>3</text:p>
          </table:table-cell>
          <table:table-cell office:value-type="string" calcext:value-type="string">
            <text:p>PBM 3</text:p>
          </table:table-cell>
          <table:table-cell office:value-type="string" calcext:value-type="string">
            <text:p>DRAMATIK <text:s/>ALLGEMEINE DRAMATURGIE</text:p>
          </table:table-cell>
          <table:table-cell table:number-columns-repeated="5"/>
        </table:table-row>
        <table:table-row table:style-name="ro1">
          <table:table-cell table:formula="of:=IF(LEN([.B2109])=1;0;IF(LEN([.B2109])=2;1;IF(LEN([.B2109])=3;2;IF(LEN([.B2109])=5;3;IF(LEN([.B2109])=6;4;IF(LEN([.B2109])=7;5;&quot;Fehler&quot;))))))" office:value-type="float" office:value="3" calcext:value-type="float">
            <text:p>3</text:p>
          </table:table-cell>
          <table:table-cell office:value-type="string" calcext:value-type="string">
            <text:p>PBM 4</text:p>
          </table:table-cell>
          <table:table-cell office:value-type="string" calcext:value-type="string">
            <text:p>EPIK</text:p>
          </table:table-cell>
          <table:table-cell table:number-columns-repeated="5"/>
        </table:table-row>
        <table:table-row table:style-name="ro1">
          <table:table-cell table:formula="of:=IF(LEN([.B2110])=1;0;IF(LEN([.B2110])=2;1;IF(LEN([.B2110])=3;2;IF(LEN([.B2110])=5;3;IF(LEN([.B2110])=6;4;IF(LEN([.B2110])=7;5;&quot;Fehler&quot;))))))" office:value-type="float" office:value="3" calcext:value-type="float">
            <text:p>3</text:p>
          </table:table-cell>
          <table:table-cell office:value-type="string" calcext:value-type="string">
            <text:p>PBM 5</text:p>
          </table:table-cell>
          <table:table-cell office:value-type="string" calcext:value-type="string">
            <text:p>VOLKSDICHTUNG EINSCHLIESSLICH GESCHICHTE : ALLGEMEINES</text:p>
          </table:table-cell>
          <table:table-cell table:number-columns-repeated="5"/>
        </table:table-row>
        <table:table-row table:style-name="ro1">
          <table:table-cell table:formula="of:=IF(LEN([.B2111])=1;0;IF(LEN([.B2111])=2;1;IF(LEN([.B2111])=3;2;IF(LEN([.B2111])=5;3;IF(LEN([.B2111])=6;4;IF(LEN([.B2111])=7;5;&quot;Fehler&quot;))))))" office:value-type="float" office:value="4" calcext:value-type="float">
            <text:p>4</text:p>
          </table:table-cell>
          <table:table-cell office:value-type="string" calcext:value-type="string">
            <text:p>PBM 50</text:p>
          </table:table-cell>
          <table:table-cell office:value-type="string" calcext:value-type="string">
            <text:p>MAERCHEN</text:p>
          </table:table-cell>
          <table:table-cell table:number-columns-repeated="5"/>
        </table:table-row>
        <table:table-row table:style-name="ro1">
          <table:table-cell table:formula="of:=IF(LEN([.B2112])=1;0;IF(LEN([.B2112])=2;1;IF(LEN([.B2112])=3;2;IF(LEN([.B2112])=5;3;IF(LEN([.B2112])=6;4;IF(LEN([.B2112])=7;5;&quot;Fehler&quot;))))))" office:value-type="float" office:value="4" calcext:value-type="float">
            <text:p>4</text:p>
          </table:table-cell>
          <table:table-cell office:value-type="string" calcext:value-type="string">
            <text:p>PBM 51</text:p>
          </table:table-cell>
          <table:table-cell office:value-type="string" calcext:value-type="string">
            <text:p>SAGE</text:p>
          </table:table-cell>
          <table:table-cell table:number-columns-repeated="5"/>
        </table:table-row>
        <table:table-row table:style-name="ro1">
          <table:table-cell table:formula="of:=IF(LEN([.B2113])=1;0;IF(LEN([.B2113])=2;1;IF(LEN([.B2113])=3;2;IF(LEN([.B2113])=5;3;IF(LEN([.B2113])=6;4;IF(LEN([.B2113])=7;5;&quot;Fehler&quot;))))))" office:value-type="float" office:value="4" calcext:value-type="float">
            <text:p>4</text:p>
          </table:table-cell>
          <table:table-cell office:value-type="string" calcext:value-type="string">
            <text:p>PBM 52</text:p>
          </table:table-cell>
          <table:table-cell office:value-type="string" calcext:value-type="string">
            <text:p>SONSTIGE FORMEN DER VOLKSDICHTUNG</text:p>
          </table:table-cell>
          <table:table-cell table:number-columns-repeated="5"/>
        </table:table-row>
        <table:table-row table:style-name="ro1">
          <table:table-cell table:formula="of:=IF(LEN([.B2114])=1;0;IF(LEN([.B2114])=2;1;IF(LEN([.B2114])=3;2;IF(LEN([.B2114])=5;3;IF(LEN([.B2114])=6;4;IF(LEN([.B2114])=7;5;&quot;Fehler&quot;))))))" office:value-type="float" office:value="3" calcext:value-type="float">
            <text:p>3</text:p>
          </table:table-cell>
          <table:table-cell office:value-type="string" calcext:value-type="string">
            <text:p>PBM 6</text:p>
          </table:table-cell>
          <table:table-cell office:value-type="string" calcext:value-type="string">
            <text:p>SONSTIGE LITERARISCHE KUNSTFORMEN</text:p>
          </table:table-cell>
          <table:table-cell table:number-columns-repeated="5"/>
        </table:table-row>
        <table:table-row table:style-name="ro1">
          <table:table-cell table:formula="of:=IF(LEN([.B2115])=1;0;IF(LEN([.B2115])=2;1;IF(LEN([.B2115])=3;2;IF(LEN([.B2115])=5;3;IF(LEN([.B2115])=6;4;IF(LEN([.B2115])=7;5;&quot;Fehler&quot;))))))"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VERGLEICHENDE LITERATURWISSENSCHAF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116])=1;0;IF(LEN([.B2116])=2;1;IF(LEN([.B2116])=3;2;IF(LEN([.B2116])=5;3;IF(LEN([.B2116])=6;4;IF(LEN([.B2116])=7;5;&quot;Fehler&quot;))))))" office:value-type="float" office:value="2" calcext:value-type="float">
            <text:p>2</text:p>
          </table:table-cell>
          <table:table-cell office:value-type="string" calcext:value-type="string">
            <text:p>PCK</text:p>
          </table:table-cell>
          <table:table-cell office:value-type="string" calcext:value-type="string">
            <text:p>WECHSELBEZIEHUNGEN ZWISCHEN EINZELNEN LITERATUREN, LITERARISCHEN STROEMUNGEN UND EPOCHEN</text:p>
          </table:table-cell>
          <table:table-cell table:number-columns-repeated="5"/>
        </table:table-row>
        <table:table-row table:style-name="ro1">
          <table:table-cell table:formula="of:=IF(LEN([.B2117])=1;0;IF(LEN([.B2117])=2;1;IF(LEN([.B2117])=3;2;IF(LEN([.B2117])=5;3;IF(LEN([.B2117])=6;4;IF(LEN([.B2117])=7;5;&quot;Fehler&quot;))))))" office:value-type="float" office:value="2" calcext:value-type="float">
            <text:p>2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STOFF- UND MOTIVGESCHICHTE : ALLGEMEINES</text:p>
          </table:table-cell>
          <table:table-cell table:number-columns-repeated="5"/>
        </table:table-row>
        <table:table-row table:style-name="ro1">
          <table:table-cell table:formula="of:=IF(LEN([.B2118])=1;0;IF(LEN([.B2118])=2;1;IF(LEN([.B2118])=3;2;IF(LEN([.B2118])=5;3;IF(LEN([.B2118])=6;4;IF(LEN([.B2118])=7;5;&quot;Fehler&quot;))))))" office:value-type="float" office:value="3" calcext:value-type="float">
            <text:p>3</text:p>
          </table:table-cell>
          <table:table-cell office:value-type="string" calcext:value-type="string">
            <text:p>PCL 1</text:p>
          </table:table-cell>
          <table:table-cell office:value-type="string" calcext:value-type="string">
            <text:p>EINZELNE STOFFE UND MOTIVE</text:p>
          </table:table-cell>
          <table:table-cell table:number-columns-repeated="5"/>
        </table:table-row>
        <table:table-row table:style-name="ro1">
          <table:table-cell table:formula="of:=IF(LEN([.B2119])=1;0;IF(LEN([.B2119])=2;1;IF(LEN([.B2119])=3;2;IF(LEN([.B2119])=5;3;IF(LEN([.B2119])=6;4;IF(LEN([.B2119])=7;5;&quot;Fehler&quot;))))))" office:value-type="float" office:value="1" calcext:value-type="float">
            <text:p>1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ESCHICHTE DER WELTLITERATUR EINSCHLIESSLICH DER EUROPAEISCHEN LITERATUR : GESAMTDARSTELLUNGEN, DARSTELLUNGEN MEHRERER EPOCHEN</text:p>
          </table:table-cell>
          <table:table-cell table:number-columns-repeated="5"/>
        </table:table-row>
        <table:table-row table:style-name="ro1">
          <table:table-cell table:formula="of:=IF(LEN([.B2120])=1;0;IF(LEN([.B2120])=2;1;IF(LEN([.B2120])=3;2;IF(LEN([.B2120])=5;3;IF(LEN([.B2120])=6;4;IF(LEN([.B2120])=7;5;&quot;Fehler&quot;))))))" office:value-type="float" office:value="2" calcext:value-type="float">
            <text:p>2</text:p>
          </table:table-cell>
          <table:table-cell office:value-type="string" calcext:value-type="string">
            <text:p>PDK</text:p>
          </table:table-cell>
          <table:table-cell office:value-type="string" calcext:value-type="string">
            <text:p>GESCHICHTE EINZELNER LITERATURGATTUNGEN IN MEHREREN LITERATUREN UND MEHREREN EPOCHEN</text:p>
          </table:table-cell>
          <table:table-cell table:number-columns-repeated="5"/>
        </table:table-row>
        <table:table-row table:style-name="ro1">
          <table:table-cell table:formula="of:=IF(LEN([.B2121])=1;0;IF(LEN([.B2121])=2;1;IF(LEN([.B2121])=3;2;IF(LEN([.B2121])=5;3;IF(LEN([.B2121])=6;4;IF(LEN([.B2121])=7;5;&quot;Fehler&quot;))))))" office:value-type="float" office:value="2" calcext:value-type="float">
            <text:p>2</text:p>
          </table:table-cell>
          <table:table-cell office:value-type="string" calcext:value-type="string">
            <text:p>PDL</text:p>
          </table:table-cell>
          <table:table-cell office:value-type="string" calcext:value-type="string">
            <text:p>EUROPAEISCHE LITERATUR VON DER FRUEHZEIT BIS ZUM MITTELALTER</text:p>
          </table:table-cell>
          <table:table-cell table:number-columns-repeated="5"/>
        </table:table-row>
        <table:table-row table:style-name="ro1">
          <table:table-cell table:formula="of:=IF(LEN([.B2122])=1;0;IF(LEN([.B2122])=2;1;IF(LEN([.B2122])=3;2;IF(LEN([.B2122])=5;3;IF(LEN([.B2122])=6;4;IF(LEN([.B2122])=7;5;&quot;Fehler&quot;))))))" office:value-type="float" office:value="2" calcext:value-type="float">
            <text:p>2</text:p>
          </table:table-cell>
          <table:table-cell office:value-type="string" calcext:value-type="string">
            <text:p>PDM</text:p>
          </table:table-cell>
          <table:table-cell office:value-type="string" calcext:value-type="string">
            <text:p>EUROPAEISCHE LITERATUR VON DER RENAISSANCE BIS ZUM NATURALISMUS</text:p>
          </table:table-cell>
          <table:table-cell table:number-columns-repeated="5"/>
        </table:table-row>
        <table:table-row table:style-name="ro1">
          <table:table-cell table:formula="of:=IF(LEN([.B2123])=1;0;IF(LEN([.B2123])=2;1;IF(LEN([.B2123])=3;2;IF(LEN([.B2123])=5;3;IF(LEN([.B2123])=6;4;IF(LEN([.B2123])=7;5;&quot;Fehler&quot;))))))" office:value-type="float" office:value="2" calcext:value-type="float">
            <text:p>2</text:p>
          </table:table-cell>
          <table:table-cell office:value-type="string" calcext:value-type="string">
            <text:p>PDN</text:p>
          </table:table-cell>
          <table:table-cell office:value-type="string" calcext:value-type="string">
            <text:p>MODERNE WELTLITERATUR VOM SYMBOLISMUS BIS ZUR GEGENWART</text:p>
          </table:table-cell>
          <table:table-cell table:number-columns-repeated="5"/>
        </table:table-row>
        <table:table-row table:style-name="ro1">
          <table:table-cell table:formula="of:=IF(LEN([.B2124])=1;0;IF(LEN([.B2124])=2;1;IF(LEN([.B2124])=3;2;IF(LEN([.B2124])=5;3;IF(LEN([.B2124])=6;4;IF(LEN([.B2124])=7;5;&quot;Fehler&quot;))))))" office:value-type="float" office:value="3" calcext:value-type="float">
            <text:p>3</text:p>
          </table:table-cell>
          <table:table-cell office:value-type="string" calcext:value-type="string">
            <text:p>PDN 1</text:p>
          </table:table-cell>
          <table:table-cell office:value-type="string" calcext:value-type="string">
            <text:p>ESSAYS ZUR MODERNEN WELTLITERATUR</text:p>
          </table:table-cell>
          <table:table-cell table:number-columns-repeated="5"/>
        </table:table-row>
        <table:table-row table:style-name="ro1">
          <table:table-cell table:formula="of:=IF(LEN([.B2125])=1;0;IF(LEN([.B2125])=2;1;IF(LEN([.B2125])=3;2;IF(LEN([.B2125])=5;3;IF(LEN([.B2125])=6;4;IF(LEN([.B2125])=7;5;&quot;Fehler&quot;))))))" office:value-type="float" office:value="1" calcext:value-type="float">
            <text:p>1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GESCHICHTE ANTIKER LITERATUREN : GESAMTDARSTELLUNGEN, DARSTELLUNGEN MEHRERER LITERATUREN</text:p>
          </table:table-cell>
          <table:table-cell table:number-columns-repeated="5"/>
        </table:table-row>
        <table:table-row table:style-name="ro1">
          <table:table-cell table:formula="of:=IF(LEN([.B2126])=1;0;IF(LEN([.B2126])=2;1;IF(LEN([.B2126])=3;2;IF(LEN([.B2126])=5;3;IF(LEN([.B2126])=6;4;IF(LEN([.B2126])=7;5;&quot;Fehler&quot;))))))" office:value-type="float" office:value="2" calcext:value-type="float">
            <text:p>2</text:p>
          </table:table-cell>
          <table:table-cell office:value-type="string" calcext:value-type="string">
            <text:p>PEK</text:p>
          </table:table-cell>
          <table:table-cell office:value-type="string" calcext:value-type="string">
            <text:p>GRIECHISCHE LITERATUR : GESAMTDARSTELLUNGEN</text:p>
          </table:table-cell>
          <table:table-cell table:number-columns-repeated="5"/>
        </table:table-row>
        <table:table-row table:style-name="ro1">
          <table:table-cell table:formula="of:=IF(LEN([.B2127])=1;0;IF(LEN([.B2127])=2;1;IF(LEN([.B2127])=3;2;IF(LEN([.B2127])=5;3;IF(LEN([.B2127])=6;4;IF(LEN([.B2127])=7;5;&quot;Fehler&quot;))))))" office:value-type="float" office:value="3" calcext:value-type="float">
            <text:p>3</text:p>
          </table:table-cell>
          <table:table-cell office:value-type="string" calcext:value-type="string">
            <text:p>PEK 1</text:p>
          </table:table-cell>
          <table:table-cell office:value-type="string" calcext:value-type="string">
            <text:p>EINZELNE EPOCHEN UND GATTUNGEN DER GRIECHISCHEN LITERATUR</text:p>
          </table:table-cell>
          <table:table-cell table:number-columns-repeated="5"/>
        </table:table-row>
        <table:table-row table:style-name="ro1">
          <table:table-cell table:formula="of:=IF(LEN([.B2128])=1;0;IF(LEN([.B2128])=2;1;IF(LEN([.B2128])=3;2;IF(LEN([.B2128])=5;3;IF(LEN([.B2128])=6;4;IF(LEN([.B2128])=7;5;&quot;Fehler&quot;))))))" office:value-type="float" office:value="2" calcext:value-type="float">
            <text:p>2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ROEMISCHE LITERATUR : GESAMTDARSTELLUNGEN</text:p>
          </table:table-cell>
          <table:table-cell table:number-columns-repeated="5"/>
        </table:table-row>
        <table:table-row table:style-name="ro1">
          <table:table-cell table:formula="of:=IF(LEN([.B2129])=1;0;IF(LEN([.B2129])=2;1;IF(LEN([.B2129])=3;2;IF(LEN([.B2129])=5;3;IF(LEN([.B2129])=6;4;IF(LEN([.B2129])=7;5;&quot;Fehler&quot;))))))" office:value-type="float" office:value="3" calcext:value-type="float">
            <text:p>3</text:p>
          </table:table-cell>
          <table:table-cell office:value-type="string" calcext:value-type="string">
            <text:p>PEL 1</text:p>
          </table:table-cell>
          <table:table-cell office:value-type="string" calcext:value-type="string">
            <text:p>EINZELNE EPOCHEN UND GATTUNGEN DER ROEMISCHEN LITERATUR</text:p>
          </table:table-cell>
          <table:table-cell table:number-columns-repeated="5"/>
        </table:table-row>
        <table:table-row table:style-name="ro1">
          <table:table-cell table:formula="of:=IF(LEN([.B2130])=1;0;IF(LEN([.B2130])=2;1;IF(LEN([.B2130])=3;2;IF(LEN([.B2130])=5;3;IF(LEN([.B2130])=6;4;IF(LEN([.B2130])=7;5;&quot;Fehler&quot;))))))" office:value-type="float" office:value="2" calcext:value-type="float">
            <text:p>2</text:p>
          </table:table-cell>
          <table:table-cell office:value-type="string" calcext:value-type="string">
            <text:p>PEM</text:p>
          </table:table-cell>
          <table:table-cell office:value-type="string" calcext:value-type="string">
            <text:p>BYZANTINISCHE LITERATUR</text:p>
          </table:table-cell>
          <table:table-cell table:number-columns-repeated="5"/>
        </table:table-row>
        <table:table-row table:style-name="ro1">
          <table:table-cell table:formula="of:=IF(LEN([.B2131])=1;0;IF(LEN([.B2131])=2;1;IF(LEN([.B2131])=3;2;IF(LEN([.B2131])=5;3;IF(LEN([.B2131])=6;4;IF(LEN([.B2131])=7;5;&quot;Fehler&quot;))))))" office:value-type="float" office:value="1" calcext:value-type="float">
            <text:p>1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GESCHICHTE GERMANISCHER LITERATUREN : GESAMTDARSTELLUNGEN - DARSTELLUNGEN MEHRERER LITERATUREN</text:p>
          </table:table-cell>
          <table:table-cell table:number-columns-repeated="5"/>
        </table:table-row>
        <table:table-row table:style-name="ro1">
          <table:table-cell table:formula="of:=IF(LEN([.B2132])=1;0;IF(LEN([.B2132])=2;1;IF(LEN([.B2132])=3;2;IF(LEN([.B2132])=5;3;IF(LEN([.B2132])=6;4;IF(LEN([.B2132])=7;5;&quot;Fehler&quot;))))))" office:value-type="float" office:value="2" calcext:value-type="float">
            <text:p>2</text:p>
          </table:table-cell>
          <table:table-cell office:value-type="string" calcext:value-type="string">
            <text:p>PFL</text:p>
          </table:table-cell>
          <table:table-cell office:value-type="string" calcext:value-type="string">
            <text:p>ENGLISCHE UND NORDAMERIKANISCHE LITERATUR : GESAMTDARSTELLUNGEN</text:p>
          </table:table-cell>
          <table:table-cell table:number-columns-repeated="5"/>
        </table:table-row>
        <table:table-row table:style-name="ro1">
          <table:table-cell table:formula="of:=IF(LEN([.B2133])=1;0;IF(LEN([.B2133])=2;1;IF(LEN([.B2133])=3;2;IF(LEN([.B2133])=5;3;IF(LEN([.B2133])=6;4;IF(LEN([.B2133])=7;5;&quot;Fehler&quot;))))))" office:value-type="float" office:value="3" calcext:value-type="float">
            <text:p>3</text:p>
          </table:table-cell>
          <table:table-cell office:value-type="string" calcext:value-type="string">
            <text:p>PFL 1</text:p>
          </table:table-cell>
          <table:table-cell office:value-type="string" calcext:value-type="string">
            <text:p>ENGLISCHE LITERATUR : GESAMTDARSTELLUNGEN</text:p>
          </table:table-cell>
          <table:table-cell table:number-columns-repeated="5"/>
        </table:table-row>
        <table:table-row table:style-name="ro1">
          <table:table-cell table:formula="of:=IF(LEN([.B2134])=1;0;IF(LEN([.B2134])=2;1;IF(LEN([.B2134])=3;2;IF(LEN([.B2134])=5;3;IF(LEN([.B2134])=6;4;IF(LEN([.B2134])=7;5;&quot;Fehler&quot;))))))" office:value-type="float" office:value="4" calcext:value-type="float">
            <text:p>4</text:p>
          </table:table-cell>
          <table:table-cell office:value-type="string" calcext:value-type="string">
            <text:p>PFL 10</text:p>
          </table:table-cell>
          <table:table-cell office:value-type="string" calcext:value-type="string">
            <text:p>EINZELNE EPOCHEN UND GATTUNGEN DER ENGLISCHEN LITERATUR</text:p>
          </table:table-cell>
          <table:table-cell table:number-columns-repeated="5"/>
        </table:table-row>
        <table:table-row table:style-name="ro1">
          <table:table-cell table:formula="of:=IF(LEN([.B2135])=1;0;IF(LEN([.B2135])=2;1;IF(LEN([.B2135])=3;2;IF(LEN([.B2135])=5;3;IF(LEN([.B2135])=6;4;IF(LEN([.B2135])=7;5;&quot;Fehler&quot;))))))" office:value-type="float" office:value="3" calcext:value-type="float">
            <text:p>3</text:p>
          </table:table-cell>
          <table:table-cell office:value-type="string" calcext:value-type="string">
            <text:p>PFL 2</text:p>
          </table:table-cell>
          <table:table-cell office:value-type="string" calcext:value-type="string">
            <text:p>NORDAMERIKANISCHE LITERATUR : GESAMTDARSTELLUNGEN</text:p>
          </table:table-cell>
          <table:table-cell table:number-columns-repeated="5"/>
        </table:table-row>
        <table:table-row table:style-name="ro1">
          <table:table-cell table:formula="of:=IF(LEN([.B2136])=1;0;IF(LEN([.B2136])=2;1;IF(LEN([.B2136])=3;2;IF(LEN([.B2136])=5;3;IF(LEN([.B2136])=6;4;IF(LEN([.B2136])=7;5;&quot;Fehler&quot;))))))" office:value-type="float" office:value="4" calcext:value-type="float">
            <text:p>4</text:p>
          </table:table-cell>
          <table:table-cell office:value-type="string" calcext:value-type="string">
            <text:p>PFL 20</text:p>
          </table:table-cell>
          <table:table-cell office:value-type="string" calcext:value-type="string">
            <text:p>EINZELNE EPOCHEN UND GATTUNGEN DER NORDAMERIKANISCHEN LITERATUR</text:p>
          </table:table-cell>
          <table:table-cell table:number-columns-repeated="5"/>
        </table:table-row>
        <table:table-row table:style-name="ro1">
          <table:table-cell table:formula="of:=IF(LEN([.B2137])=1;0;IF(LEN([.B2137])=2;1;IF(LEN([.B2137])=3;2;IF(LEN([.B2137])=5;3;IF(LEN([.B2137])=6;4;IF(LEN([.B2137])=7;5;&quot;Fehler&quot;))))))" office:value-type="float" office:value="2" calcext:value-type="float">
            <text:p>2</text:p>
          </table:table-cell>
          <table:table-cell office:value-type="string" calcext:value-type="string">
            <text:p>PFM</text:p>
          </table:table-cell>
          <table:table-cell office:value-type="string" calcext:value-type="string">
            <text:p>SKANDINAVISCHE LITERATUR : GESAMTDARSTELLUNGEN</text:p>
          </table:table-cell>
          <table:table-cell table:number-columns-repeated="5"/>
        </table:table-row>
        <table:table-row table:style-name="ro1">
          <table:table-cell table:formula="of:=IF(LEN([.B2138])=1;0;IF(LEN([.B2138])=2;1;IF(LEN([.B2138])=3;2;IF(LEN([.B2138])=5;3;IF(LEN([.B2138])=6;4;IF(LEN([.B2138])=7;5;&quot;Fehler&quot;))))))" office:value-type="float" office:value="3" calcext:value-type="float">
            <text:p>3</text:p>
          </table:table-cell>
          <table:table-cell office:value-type="string" calcext:value-type="string">
            <text:p>PFM 1</text:p>
          </table:table-cell>
          <table:table-cell office:value-type="string" calcext:value-type="string">
            <text:p>SCHWEDISCHE LITERATUR</text:p>
          </table:table-cell>
          <table:table-cell table:number-columns-repeated="5"/>
        </table:table-row>
        <table:table-row table:style-name="ro1">
          <table:table-cell table:formula="of:=IF(LEN([.B2139])=1;0;IF(LEN([.B2139])=2;1;IF(LEN([.B2139])=3;2;IF(LEN([.B2139])=5;3;IF(LEN([.B2139])=6;4;IF(LEN([.B2139])=7;5;&quot;Fehler&quot;))))))" office:value-type="float" office:value="3" calcext:value-type="float">
            <text:p>3</text:p>
          </table:table-cell>
          <table:table-cell office:value-type="string" calcext:value-type="string">
            <text:p>PFM 2</text:p>
          </table:table-cell>
          <table:table-cell office:value-type="string" calcext:value-type="string">
            <text:p>DAENISCHE LITERATUR</text:p>
          </table:table-cell>
          <table:table-cell table:number-columns-repeated="5"/>
        </table:table-row>
        <table:table-row table:style-name="ro1">
          <table:table-cell table:formula="of:=IF(LEN([.B2140])=1;0;IF(LEN([.B2140])=2;1;IF(LEN([.B2140])=3;2;IF(LEN([.B2140])=5;3;IF(LEN([.B2140])=6;4;IF(LEN([.B2140])=7;5;&quot;Fehler&quot;))))))" office:value-type="float" office:value="3" calcext:value-type="float">
            <text:p>3</text:p>
          </table:table-cell>
          <table:table-cell office:value-type="string" calcext:value-type="string">
            <text:p>PFM 3</text:p>
          </table:table-cell>
          <table:table-cell office:value-type="string" calcext:value-type="string">
            <text:p>NORWEGISCHE LITERATUR</text:p>
          </table:table-cell>
          <table:table-cell table:number-columns-repeated="5"/>
        </table:table-row>
        <table:table-row table:style-name="ro1">
          <table:table-cell table:formula="of:=IF(LEN([.B2141])=1;0;IF(LEN([.B2141])=2;1;IF(LEN([.B2141])=3;2;IF(LEN([.B2141])=5;3;IF(LEN([.B2141])=6;4;IF(LEN([.B2141])=7;5;&quot;Fehler&quot;))))))" office:value-type="float" office:value="3" calcext:value-type="float">
            <text:p>3</text:p>
          </table:table-cell>
          <table:table-cell office:value-type="string" calcext:value-type="string">
            <text:p>PFM 4</text:p>
          </table:table-cell>
          <table:table-cell office:value-type="string" calcext:value-type="string">
            <text:p>ISLAENDISCHE LITERATUR <text:s/>ALTNORDISCHE LITERATUR</text:p>
          </table:table-cell>
          <table:table-cell table:number-columns-repeated="5"/>
        </table:table-row>
        <table:table-row table:style-name="ro1">
          <table:table-cell table:formula="of:=IF(LEN([.B2142])=1;0;IF(LEN([.B2142])=2;1;IF(LEN([.B2142])=3;2;IF(LEN([.B2142])=5;3;IF(LEN([.B2142])=6;4;IF(LEN([.B2142])=7;5;&quot;Fehler&quot;))))))" office:value-type="float" office:value="2" calcext:value-type="float">
            <text:p>2</text:p>
          </table:table-cell>
          <table:table-cell office:value-type="string" calcext:value-type="string">
            <text:p>PFN</text:p>
          </table:table-cell>
          <table:table-cell office:value-type="string" calcext:value-type="string">
            <text:p>NIEDERLAENDISCHE LITERATUR <text:s/>FLAEMISCHE LITERATUR</text:p>
          </table:table-cell>
          <table:table-cell table:number-columns-repeated="5"/>
        </table:table-row>
        <table:table-row table:style-name="ro1">
          <table:table-cell table:formula="of:=IF(LEN([.B2143])=1;0;IF(LEN([.B2143])=2;1;IF(LEN([.B2143])=3;2;IF(LEN([.B2143])=5;3;IF(LEN([.B2143])=6;4;IF(LEN([.B2143])=7;5;&quot;Fehler&quot;))))))" office:value-type="float" office:value="2" calcext:value-type="float">
            <text:p>2</text:p>
          </table:table-cell>
          <table:table-cell office:value-type="string" calcext:value-type="string">
            <text:p>PFO</text:p>
          </table:table-cell>
          <table:table-cell office:value-type="string" calcext:value-type="string">
            <text:p>SONSTIGE GERMANISCHE LITERATUREN</text:p>
          </table:table-cell>
          <table:table-cell table:number-columns-repeated="5"/>
        </table:table-row>
        <table:table-row table:style-name="ro1">
          <table:table-cell table:formula="of:=IF(LEN([.B2144])=1;0;IF(LEN([.B2144])=2;1;IF(LEN([.B2144])=3;2;IF(LEN([.B2144])=5;3;IF(LEN([.B2144])=6;4;IF(LEN([.B2144])=7;5;&quot;Fehler&quot;))))))" office:value-type="float" office:value="1" calcext:value-type="float">
            <text:p>1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GESCHICHTE DER DEUTSCHSPRACHIGEN LITERATUR</text:p>
          </table:table-cell>
          <table:table-cell table:number-columns-repeated="5"/>
        </table:table-row>
        <table:table-row table:style-name="ro1">
          <table:table-cell table:formula="of:=IF(LEN([.B2145])=1;0;IF(LEN([.B2145])=2;1;IF(LEN([.B2145])=3;2;IF(LEN([.B2145])=5;3;IF(LEN([.B2145])=6;4;IF(LEN([.B2145])=7;5;&quot;Fehler&quot;))))))" office:value-type="float" office:value="2" calcext:value-type="float">
            <text:p>2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ALLGEMEINES</text:p>
          </table:table-cell>
          <table:table-cell table:number-columns-repeated="5"/>
        </table:table-row>
        <table:table-row table:style-name="ro1">
          <table:table-cell table:formula="of:=IF(LEN([.B2146])=1;0;IF(LEN([.B2146])=2;1;IF(LEN([.B2146])=3;2;IF(LEN([.B2146])=5;3;IF(LEN([.B2146])=6;4;IF(LEN([.B2146])=7;5;&quot;Fehler&quot;))))))" office:value-type="float" office:value="3" calcext:value-type="float">
            <text:p>3</text:p>
          </table:table-cell>
          <table:table-cell office:value-type="string" calcext:value-type="string">
            <text:p>PGK 1</text:p>
          </table:table-cell>
          <table:table-cell office:value-type="string" calcext:value-type="string">
            <text:p>GESAMTDARSTELLUNGEN - DARSTELLUNGEN MEHRERER EPOCHEN</text:p>
          </table:table-cell>
          <table:table-cell table:number-columns-repeated="5"/>
        </table:table-row>
        <table:table-row table:style-name="ro1">
          <table:table-cell table:formula="of:=IF(LEN([.B2147])=1;0;IF(LEN([.B2147])=2;1;IF(LEN([.B2147])=3;2;IF(LEN([.B2147])=5;3;IF(LEN([.B2147])=6;4;IF(LEN([.B2147])=7;5;&quot;Fehler&quot;))))))" office:value-type="float" office:value="3" calcext:value-type="float">
            <text:p>3</text:p>
          </table:table-cell>
          <table:table-cell office:value-type="string" calcext:value-type="string">
            <text:p>PG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2148])=1;0;IF(LEN([.B2148])=2;1;IF(LEN([.B2148])=3;2;IF(LEN([.B2148])=5;3;IF(LEN([.B2148])=6;4;IF(LEN([.B2148])=7;5;&quot;Fehler&quot;))))))" office:value-type="float" office:value="2" calcext:value-type="float">
            <text:p>2</text:p>
          </table:table-cell>
          <table:table-cell office:value-type="string" calcext:value-type="string">
            <text:p>PGL</text:p>
          </table:table-cell>
          <table:table-cell office:value-type="string" calcext:value-type="string">
            <text:p>GESCHICHTE EINZELNER GATTUNGEN UND KUNSTFORMEN IN DER DEUTSCHEN LITERATUR MEHRERER EPOCHEN</text:p>
          </table:table-cell>
          <table:table-cell table:number-columns-repeated="5"/>
        </table:table-row>
        <table:table-row table:style-name="ro1">
          <table:table-cell table:formula="of:=IF(LEN([.B2149])=1;0;IF(LEN([.B2149])=2;1;IF(LEN([.B2149])=3;2;IF(LEN([.B2149])=5;3;IF(LEN([.B2149])=6;4;IF(LEN([.B2149])=7;5;&quot;Fehler&quot;))))))" office:value-type="float" office:value="3" calcext:value-type="float">
            <text:p>3</text:p>
          </table:table-cell>
          <table:table-cell office:value-type="string" calcext:value-type="string">
            <text:p>PGL 1</text:p>
          </table:table-cell>
          <table:table-cell office:value-type="string" calcext:value-type="string">
            <text:p>GESCHICHTE DER DEUTSCHEN LYRIK EINSCHLIESSLICH INTERPRETATIONSSAMMLUNGEN</text:p>
          </table:table-cell>
          <table:table-cell table:number-columns-repeated="5"/>
        </table:table-row>
        <table:table-row table:style-name="ro1">
          <table:table-cell table:formula="of:=IF(LEN([.B2150])=1;0;IF(LEN([.B2150])=2;1;IF(LEN([.B2150])=3;2;IF(LEN([.B2150])=5;3;IF(LEN([.B2150])=6;4;IF(LEN([.B2150])=7;5;&quot;Fehler&quot;))))))" office:value-type="float" office:value="3" calcext:value-type="float">
            <text:p>3</text:p>
          </table:table-cell>
          <table:table-cell office:value-type="string" calcext:value-type="string">
            <text:p>PGL 2</text:p>
          </table:table-cell>
          <table:table-cell office:value-type="string" calcext:value-type="string">
            <text:p>GESCHICHTE DES DEUTSCHEN DRAMAS EINSCHLIESSLICH INTERPRETATIONSSAMMLUNGEN</text:p>
          </table:table-cell>
          <table:table-cell table:number-columns-repeated="5"/>
        </table:table-row>
        <table:table-row table:style-name="ro1">
          <table:table-cell table:formula="of:=IF(LEN([.B2151])=1;0;IF(LEN([.B2151])=2;1;IF(LEN([.B2151])=3;2;IF(LEN([.B2151])=5;3;IF(LEN([.B2151])=6;4;IF(LEN([.B2151])=7;5;&quot;Fehler&quot;))))))" office:value-type="float" office:value="3" calcext:value-type="float">
            <text:p>3</text:p>
          </table:table-cell>
          <table:table-cell office:value-type="string" calcext:value-type="string">
            <text:p>PGL 3</text:p>
          </table:table-cell>
          <table:table-cell office:value-type="string" calcext:value-type="string">
            <text:p>GESCHICHTE DER DEUTSCHEN EPIK EINSCHLIESSLICH INTERPRETATIONSSAMMLUNGEN</text:p>
          </table:table-cell>
          <table:table-cell table:number-columns-repeated="5"/>
        </table:table-row>
        <table:table-row table:style-name="ro1">
          <table:table-cell table:formula="of:=IF(LEN([.B2152])=1;0;IF(LEN([.B2152])=2;1;IF(LEN([.B2152])=3;2;IF(LEN([.B2152])=5;3;IF(LEN([.B2152])=6;4;IF(LEN([.B2152])=7;5;&quot;Fehler&quot;))))))" office:value-type="float" office:value="2" calcext:value-type="float">
            <text:p>2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GESCHICHTE DEUTSCHER LITERARISCHER ZEITSCHRIFTEN EINSCHLIESSLICH FAKSIMILEDRUCKE</text:p>
          </table:table-cell>
          <table:table-cell table:number-columns-repeated="5"/>
        </table:table-row>
        <table:table-row table:style-name="ro1">
          <table:table-cell table:formula="of:=IF(LEN([.B2153])=1;0;IF(LEN([.B2153])=2;1;IF(LEN([.B2153])=3;2;IF(LEN([.B2153])=5;3;IF(LEN([.B2153])=6;4;IF(LEN([.B2153])=7;5;&quot;Fehler&quot;))))))" office:value-type="float" office:value="2" calcext:value-type="float">
            <text:p>2</text:p>
          </table:table-cell>
          <table:table-cell office:value-type="string" calcext:value-type="string">
            <text:p>PGN</text:p>
          </table:table-cell>
          <table:table-cell office:value-type="string" calcext:value-type="string">
            <text:p>HISTORISCH-KRITISCHE QUELLENSAMMLUNGEN ZUR DEUTSCHEN LITERATUR MEHRERER EPOCHEN</text:p>
          </table:table-cell>
          <table:table-cell table:number-columns-repeated="5"/>
        </table:table-row>
        <table:table-row table:style-name="ro1">
          <table:table-cell table:formula="of:=IF(LEN([.B2154])=1;0;IF(LEN([.B2154])=2;1;IF(LEN([.B2154])=3;2;IF(LEN([.B2154])=5;3;IF(LEN([.B2154])=6;4;IF(LEN([.B2154])=7;5;&quot;Fehler&quot;))))))" office:value-type="float" office:value="3" calcext:value-type="float">
            <text:p>3</text:p>
          </table:table-cell>
          <table:table-cell office:value-type="string" calcext:value-type="string">
            <text:p>PGN 1</text:p>
          </table:table-cell>
          <table:table-cell office:value-type="string" calcext:value-type="string">
            <text:p>GESAMMELTE UND AUSGEWAEHLTE WERKE EINZELNER DEUTSCHER LITERATURHISTORIKER</text:p>
          </table:table-cell>
          <table:table-cell table:number-columns-repeated="5"/>
        </table:table-row>
        <table:table-row table:style-name="ro1">
          <table:table-cell table:formula="of:=IF(LEN([.B2155])=1;0;IF(LEN([.B2155])=2;1;IF(LEN([.B2155])=3;2;IF(LEN([.B2155])=5;3;IF(LEN([.B2155])=6;4;IF(LEN([.B2155])=7;5;&quot;Fehler&quot;))))))" office:value-type="float" office:value="2" calcext:value-type="float">
            <text:p>2</text:p>
          </table:table-cell>
          <table:table-cell office:value-type="string" calcext:value-type="string">
            <text:p>PGO</text:p>
          </table:table-cell>
          <table:table-cell office:value-type="string" calcext:value-type="string">
            <text:p>DEUTSCHE LITERATUR VON DER FRUEHZEIT BIS ZUM MITTELALTER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156])=1;0;IF(LEN([.B2156])=2;1;IF(LEN([.B2156])=3;2;IF(LEN([.B2156])=5;3;IF(LEN([.B2156])=6;4;IF(LEN([.B2156])=7;5;&quot;Fehler&quot;))))))" office:value-type="float" office:value="3" calcext:value-type="float">
            <text:p>3</text:p>
          </table:table-cell>
          <table:table-cell office:value-type="string" calcext:value-type="string">
            <text:p>PGO 1</text:p>
          </table:table-cell>
          <table:table-cell office:value-type="string" calcext:value-type="string">
            <text:p>ALTHOCHDEUTSCHE LITERATUR <text:s/>ALTSAECHSISCHE LITERATUR</text:p>
          </table:table-cell>
          <table:table-cell table:number-columns-repeated="5"/>
        </table:table-row>
        <table:table-row table:style-name="ro1">
          <table:table-cell table:formula="of:=IF(LEN([.B2157])=1;0;IF(LEN([.B2157])=2;1;IF(LEN([.B2157])=3;2;IF(LEN([.B2157])=5;3;IF(LEN([.B2157])=6;4;IF(LEN([.B2157])=7;5;&quot;Fehler&quot;))))))" office:value-type="float" office:value="3" calcext:value-type="float">
            <text:p>3</text:p>
          </table:table-cell>
          <table:table-cell office:value-type="string" calcext:value-type="string">
            <text:p>PGO 2</text:p>
          </table:table-cell>
          <table:table-cell office:value-type="string" calcext:value-type="string">
            <text:p>MITTELHOCHDEUTSCHE LITERATUR <text:s/>MITTELNIEDERDEUTSCHE LITERATUR</text:p>
          </table:table-cell>
          <table:table-cell table:number-columns-repeated="5"/>
        </table:table-row>
        <table:table-row table:style-name="ro1">
          <table:table-cell table:formula="of:=IF(LEN([.B2158])=1;0;IF(LEN([.B2158])=2;1;IF(LEN([.B2158])=3;2;IF(LEN([.B2158])=5;3;IF(LEN([.B2158])=6;4;IF(LEN([.B2158])=7;5;&quot;Fehler&quot;))))))" office:value-type="float" office:value="3" calcext:value-type="float">
            <text:p>3</text:p>
          </table:table-cell>
          <table:table-cell office:value-type="string" calcext:value-type="string">
            <text:p>PGO 3</text:p>
          </table:table-cell>
          <table:table-cell office:value-type="string" calcext:value-type="string">
            <text:p>MITTELATEINISCHE LITERATUR IN DEUTSCHLAND</text:p>
          </table:table-cell>
          <table:table-cell table:number-columns-repeated="5"/>
        </table:table-row>
        <table:table-row table:style-name="ro1">
          <table:table-cell table:formula="of:=IF(LEN([.B2159])=1;0;IF(LEN([.B2159])=2;1;IF(LEN([.B2159])=3;2;IF(LEN([.B2159])=5;3;IF(LEN([.B2159])=6;4;IF(LEN([.B2159])=7;5;&quot;Fehler&quot;))))))" office:value-type="float" office:value="2" calcext:value-type="float">
            <text:p>2</text:p>
          </table:table-cell>
          <table:table-cell office:value-type="string" calcext:value-type="string">
            <text:p>PGP</text:p>
          </table:table-cell>
          <table:table-cell office:value-type="string" calcext:value-type="string">
            <text:p>DEUTSCHE LITERATUR VOM HUMANISMUS BIS ZUM BAROCK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160])=1;0;IF(LEN([.B2160])=2;1;IF(LEN([.B2160])=3;2;IF(LEN([.B2160])=5;3;IF(LEN([.B2160])=6;4;IF(LEN([.B2160])=7;5;&quot;Fehler&quot;))))))" office:value-type="float" office:value="3" calcext:value-type="float">
            <text:p>3</text:p>
          </table:table-cell>
          <table:table-cell office:value-type="string" calcext:value-type="string">
            <text:p>PGP 1</text:p>
          </table:table-cell>
          <table:table-cell office:value-type="string" calcext:value-type="string">
            <text:p>HUMANISMUS, RENAISSANCE, REFORMATION</text:p>
          </table:table-cell>
          <table:table-cell table:number-columns-repeated="5"/>
        </table:table-row>
        <table:table-row table:style-name="ro1">
          <table:table-cell table:formula="of:=IF(LEN([.B2161])=1;0;IF(LEN([.B2161])=2;1;IF(LEN([.B2161])=3;2;IF(LEN([.B2161])=5;3;IF(LEN([.B2161])=6;4;IF(LEN([.B2161])=7;5;&quot;Fehler&quot;))))))" office:value-type="float" office:value="3" calcext:value-type="float">
            <text:p>3</text:p>
          </table:table-cell>
          <table:table-cell office:value-type="string" calcext:value-type="string">
            <text:p>PGP 2</text:p>
          </table:table-cell>
          <table:table-cell office:value-type="string" calcext:value-type="string">
            <text:p>BAROCK, GEGENREFORMATION</text:p>
          </table:table-cell>
          <table:table-cell table:number-columns-repeated="5"/>
        </table:table-row>
        <table:table-row table:style-name="ro1">
          <table:table-cell table:formula="of:=IF(LEN([.B2162])=1;0;IF(LEN([.B2162])=2;1;IF(LEN([.B2162])=3;2;IF(LEN([.B2162])=5;3;IF(LEN([.B2162])=6;4;IF(LEN([.B2162])=7;5;&quot;Fehler&quot;))))))" office:value-type="float" office:value="2" calcext:value-type="float">
            <text:p>2</text:p>
          </table:table-cell>
          <table:table-cell office:value-type="string" calcext:value-type="string">
            <text:p>PGQ</text:p>
          </table:table-cell>
          <table:table-cell office:value-type="string" calcext:value-type="string">
            <text:p>DEUTSCHE LITERATUR VON DER AUFKLAERUNG BIS ZUR ROMANTIK (GOETHEZEIT)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163])=1;0;IF(LEN([.B2163])=2;1;IF(LEN([.B2163])=3;2;IF(LEN([.B2163])=5;3;IF(LEN([.B2163])=6;4;IF(LEN([.B2163])=7;5;&quot;Fehler&quot;))))))" office:value-type="float" office:value="3" calcext:value-type="float">
            <text:p>3</text:p>
          </table:table-cell>
          <table:table-cell office:value-type="string" calcext:value-type="string">
            <text:p>PGQ 1</text:p>
          </table:table-cell>
          <table:table-cell office:value-type="string" calcext:value-type="string">
            <text:p>AUFKLAERUNG, EMPFINDSAMKEIT, ROKOKO, STURM UND DRANG</text:p>
          </table:table-cell>
          <table:table-cell table:number-columns-repeated="5"/>
        </table:table-row>
        <table:table-row table:style-name="ro1">
          <table:table-cell table:formula="of:=IF(LEN([.B2164])=1;0;IF(LEN([.B2164])=2;1;IF(LEN([.B2164])=3;2;IF(LEN([.B2164])=5;3;IF(LEN([.B2164])=6;4;IF(LEN([.B2164])=7;5;&quot;Fehler&quot;))))))" office:value-type="float" office:value="3" calcext:value-type="float">
            <text:p>3</text:p>
          </table:table-cell>
          <table:table-cell office:value-type="string" calcext:value-type="string">
            <text:p>PGQ 2</text:p>
          </table:table-cell>
          <table:table-cell office:value-type="string" calcext:value-type="string">
            <text:p>KLASSIK</text:p>
          </table:table-cell>
          <table:table-cell table:number-columns-repeated="5"/>
        </table:table-row>
        <table:table-row table:style-name="ro1">
          <table:table-cell table:formula="of:=IF(LEN([.B2165])=1;0;IF(LEN([.B2165])=2;1;IF(LEN([.B2165])=3;2;IF(LEN([.B2165])=5;3;IF(LEN([.B2165])=6;4;IF(LEN([.B2165])=7;5;&quot;Fehler&quot;))))))" office:value-type="float" office:value="3" calcext:value-type="float">
            <text:p>3</text:p>
          </table:table-cell>
          <table:table-cell office:value-type="string" calcext:value-type="string">
            <text:p>PGQ 3</text:p>
          </table:table-cell>
          <table:table-cell office:value-type="string" calcext:value-type="string">
            <text:p>ROMANTIK</text:p>
          </table:table-cell>
          <table:table-cell table:number-columns-repeated="5"/>
        </table:table-row>
        <table:table-row table:style-name="ro1">
          <table:table-cell table:formula="of:=IF(LEN([.B2166])=1;0;IF(LEN([.B2166])=2;1;IF(LEN([.B2166])=3;2;IF(LEN([.B2166])=5;3;IF(LEN([.B2166])=6;4;IF(LEN([.B2166])=7;5;&quot;Fehler&quot;))))))" office:value-type="float" office:value="2" calcext:value-type="float">
            <text:p>2</text:p>
          </table:table-cell>
          <table:table-cell office:value-type="string" calcext:value-type="string">
            <text:p>PGR</text:p>
          </table:table-cell>
          <table:table-cell office:value-type="string" calcext:value-type="string">
            <text:p>DEUTSCHE LITERATUR VOM ENDE DER ROMANTIK 1830 BIS ZUR GEGENWAR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167])=1;0;IF(LEN([.B2167])=2;1;IF(LEN([.B2167])=3;2;IF(LEN([.B2167])=5;3;IF(LEN([.B2167])=6;4;IF(LEN([.B2167])=7;5;&quot;Fehler&quot;))))))" office:value-type="float" office:value="3" calcext:value-type="float">
            <text:p>3</text:p>
          </table:table-cell>
          <table:table-cell office:value-type="string" calcext:value-type="string">
            <text:p>PGR 1</text:p>
          </table:table-cell>
          <table:table-cell office:value-type="string" calcext:value-type="string">
            <text:p>DEUTSCHE LITERATUR DES 19. JAHRHUNDERTS VOM BIEDERMEIER BIS ZUM NATURALISMUS</text:p>
          </table:table-cell>
          <table:table-cell table:number-columns-repeated="5"/>
        </table:table-row>
        <table:table-row table:style-name="ro1">
          <table:table-cell table:formula="of:=IF(LEN([.B2168])=1;0;IF(LEN([.B2168])=2;1;IF(LEN([.B2168])=3;2;IF(LEN([.B2168])=5;3;IF(LEN([.B2168])=6;4;IF(LEN([.B2168])=7;5;&quot;Fehler&quot;))))))" office:value-type="float" office:value="3" calcext:value-type="float">
            <text:p>3</text:p>
          </table:table-cell>
          <table:table-cell office:value-type="string" calcext:value-type="string">
            <text:p>PGR 2</text:p>
          </table:table-cell>
          <table:table-cell office:value-type="string" calcext:value-type="string">
            <text:p>DEUTSCHE LITERATUR DES 20. UND 21. JAHRHUNDERTS VON DER NEUROMANTIK BIS ZUR GEGENWART</text:p>
          </table:table-cell>
          <table:table-cell table:number-columns-repeated="5"/>
        </table:table-row>
        <table:table-row table:style-name="ro1">
          <table:table-cell table:formula="of:=IF(LEN([.B2169])=1;0;IF(LEN([.B2169])=2;1;IF(LEN([.B2169])=3;2;IF(LEN([.B2169])=5;3;IF(LEN([.B2169])=6;4;IF(LEN([.B2169])=7;5;&quot;Fehler&quot;))))))" office:value-type="float" office:value="4" calcext:value-type="float">
            <text:p>4</text:p>
          </table:table-cell>
          <table:table-cell office:value-type="string" calcext:value-type="string">
            <text:p>PGR 20</text:p>
          </table:table-cell>
          <table:table-cell office:value-type="string" calcext:value-type="string">
            <text:p>DEUTSCHE LITERATUR DES EXPRESSIONISMUS</text:p>
          </table:table-cell>
          <table:table-cell table:number-columns-repeated="5"/>
        </table:table-row>
        <table:table-row table:style-name="ro1">
          <table:table-cell table:formula="of:=IF(LEN([.B2170])=1;0;IF(LEN([.B2170])=2;1;IF(LEN([.B2170])=3;2;IF(LEN([.B2170])=5;3;IF(LEN([.B2170])=6;4;IF(LEN([.B2170])=7;5;&quot;Fehler&quot;))))))" office:value-type="float" office:value="4" calcext:value-type="float">
            <text:p>4</text:p>
          </table:table-cell>
          <table:table-cell office:value-type="string" calcext:value-type="string">
            <text:p>PGR 21</text:p>
          </table:table-cell>
          <table:table-cell office:value-type="string" calcext:value-type="string">
            <text:p>DEUTSCHE LITERATUR WAEHREND DES NATIONALSOZIALISMUS DEUTSCHE EMIGRANTENLITERATUR</text:p>
          </table:table-cell>
          <table:table-cell table:number-columns-repeated="5"/>
        </table:table-row>
        <table:table-row table:style-name="ro1">
          <table:table-cell table:formula="of:=IF(LEN([.B2171])=1;0;IF(LEN([.B2171])=2;1;IF(LEN([.B2171])=3;2;IF(LEN([.B2171])=5;3;IF(LEN([.B2171])=6;4;IF(LEN([.B2171])=7;5;&quot;Fehler&quot;))))))" office:value-type="float" office:value="4" calcext:value-type="float">
            <text:p>4</text:p>
          </table:table-cell>
          <table:table-cell office:value-type="string" calcext:value-type="string">
            <text:p>PGR 22</text:p>
          </table:table-cell>
          <table:table-cell office:value-type="string" calcext:value-type="string">
            <text:p>DEUTSCHE LITERATUR NACH DEM ZWEITEN WELTKRIEG BIS 1990</text:p>
          </table:table-cell>
          <table:table-cell table:number-columns-repeated="5"/>
        </table:table-row>
        <table:table-row table:style-name="ro1">
          <table:table-cell table:formula="of:=IF(LEN([.B2172])=1;0;IF(LEN([.B2172])=2;1;IF(LEN([.B2172])=3;2;IF(LEN([.B2172])=5;3;IF(LEN([.B2172])=6;4;IF(LEN([.B2172])=7;5;&quot;Fehler&quot;))))))" office:value-type="float" office:value="5" calcext:value-type="float">
            <text:p>5</text:p>
          </table:table-cell>
          <table:table-cell office:value-type="string" calcext:value-type="string">
            <text:p>PGR 221</text:p>
          </table:table-cell>
          <table:table-cell office:value-type="string" calcext:value-type="string">
            <text:p>LITERATUR DER BUNDESREPUBLIK DEUTSCHLAND</text:p>
          </table:table-cell>
          <table:table-cell table:number-columns-repeated="5"/>
        </table:table-row>
        <table:table-row table:style-name="ro1">
          <table:table-cell table:formula="of:=IF(LEN([.B2173])=1;0;IF(LEN([.B2173])=2;1;IF(LEN([.B2173])=3;2;IF(LEN([.B2173])=5;3;IF(LEN([.B2173])=6;4;IF(LEN([.B2173])=7;5;&quot;Fehler&quot;))))))" office:value-type="float" office:value="5" calcext:value-type="float">
            <text:p>5</text:p>
          </table:table-cell>
          <table:table-cell office:value-type="string" calcext:value-type="string">
            <text:p>PGR 222</text:p>
          </table:table-cell>
          <table:table-cell office:value-type="string" calcext:value-type="string">
            <text:p>LITERATUR DER DDR</text:p>
          </table:table-cell>
          <table:table-cell table:number-columns-repeated="5"/>
        </table:table-row>
        <table:table-row table:style-name="ro1">
          <table:table-cell table:formula="of:=IF(LEN([.B2174])=1;0;IF(LEN([.B2174])=2;1;IF(LEN([.B2174])=3;2;IF(LEN([.B2174])=5;3;IF(LEN([.B2174])=6;4;IF(LEN([.B2174])=7;5;&quot;Fehler&quot;))))))" office:value-type="float" office:value="4" calcext:value-type="float">
            <text:p>4</text:p>
          </table:table-cell>
          <table:table-cell office:value-type="string" calcext:value-type="string">
            <text:p>PGR 23</text:p>
          </table:table-cell>
          <table:table-cell office:value-type="string" calcext:value-type="string">
            <text:p>DEUTSCHE LITERATUR SEIT 1990 BIS ZUR GEGENWART</text:p>
          </table:table-cell>
          <table:table-cell table:number-columns-repeated="5"/>
        </table:table-row>
        <table:table-row table:style-name="ro1">
          <table:table-cell table:formula="of:=IF(LEN([.B2175])=1;0;IF(LEN([.B2175])=2;1;IF(LEN([.B2175])=3;2;IF(LEN([.B2175])=5;3;IF(LEN([.B2175])=6;4;IF(LEN([.B2175])=7;5;&quot;Fehler&quot;))))))" office:value-type="float" office:value="2" calcext:value-type="float">
            <text:p>2</text:p>
          </table:table-cell>
          <table:table-cell office:value-type="string" calcext:value-type="string">
            <text:p>PGS</text:p>
          </table:table-cell>
          <table:table-cell office:value-type="string" calcext:value-type="string">
            <text:p>LITERATUR EINZELNER DEUTSCHSPRACHIGER LAENDER, LANDSCHAFTEN, STAEDTE UND MUNDARTEN : ALLGEMEINES</text:p>
          </table:table-cell>
          <table:table-cell table:number-columns-repeated="5"/>
        </table:table-row>
        <table:table-row table:style-name="ro1">
          <table:table-cell table:formula="of:=IF(LEN([.B2176])=1;0;IF(LEN([.B2176])=2;1;IF(LEN([.B2176])=3;2;IF(LEN([.B2176])=5;3;IF(LEN([.B2176])=6;4;IF(LEN([.B2176])=7;5;&quot;Fehler&quot;))))))" office:value-type="float" office:value="3" calcext:value-type="float">
            <text:p>3</text:p>
          </table:table-cell>
          <table:table-cell office:value-type="string" calcext:value-type="string">
            <text:p>PGS 1</text:p>
          </table:table-cell>
          <table:table-cell office:value-type="string" calcext:value-type="string">
            <text:p>OESTERREICHISCHE LITERATUR : GESAMTDARSTELLUNGEN, DARSTELLUNGEN EINZELNER EPOCHEN UND GATTUNGEN</text:p>
          </table:table-cell>
          <table:table-cell table:number-columns-repeated="5"/>
        </table:table-row>
        <table:table-row table:style-name="ro1">
          <table:table-cell table:formula="of:=IF(LEN([.B2177])=1;0;IF(LEN([.B2177])=2;1;IF(LEN([.B2177])=3;2;IF(LEN([.B2177])=5;3;IF(LEN([.B2177])=6;4;IF(LEN([.B2177])=7;5;&quot;Fehler&quot;))))))" office:value-type="float" office:value="3" calcext:value-type="float">
            <text:p>3</text:p>
          </table:table-cell>
          <table:table-cell office:value-type="string" calcext:value-type="string">
            <text:p>PGS 2</text:p>
          </table:table-cell>
          <table:table-cell office:value-type="string" calcext:value-type="string">
            <text:p>SCHWEIZERISCHE LITERATUR : GESAMTDARSTELLUNGEN - DARSTELLUNGEN EINZELNER EPOCHEN UND GATTUNGEN</text:p>
          </table:table-cell>
          <table:table-cell table:number-columns-repeated="5"/>
        </table:table-row>
        <table:table-row table:style-name="ro1">
          <table:table-cell table:formula="of:=IF(LEN([.B2178])=1;0;IF(LEN([.B2178])=2;1;IF(LEN([.B2178])=3;2;IF(LEN([.B2178])=5;3;IF(LEN([.B2178])=6;4;IF(LEN([.B2178])=7;5;&quot;Fehler&quot;))))))" office:value-type="float" office:value="3" calcext:value-type="float">
            <text:p>3</text:p>
          </table:table-cell>
          <table:table-cell office:value-type="string" calcext:value-type="string">
            <text:p>PGS 3</text:p>
          </table:table-cell>
          <table:table-cell office:value-type="string" calcext:value-type="string">
            <text:p>LITERATUR SONSTIGER EINZELNER LANDSCHAFTEN, STAEDTE UND MUNDARTEN</text:p>
          </table:table-cell>
          <table:table-cell table:number-columns-repeated="5"/>
        </table:table-row>
        <table:table-row table:style-name="ro1">
          <table:table-cell table:formula="of:=IF(LEN([.B2179])=1;0;IF(LEN([.B2179])=2;1;IF(LEN([.B2179])=3;2;IF(LEN([.B2179])=5;3;IF(LEN([.B2179])=6;4;IF(LEN([.B2179])=7;5;&quot;Fehler&quot;))))))" office:value-type="float" office:value="1" calcext:value-type="float">
            <text:p>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GESCHICHTE DER ROMANISCHEN LITERATUREN : GESAMTDARSTELLUNGEN - DARSTELLUNGEN MEHRERER LITERATUREN</text:p>
          </table:table-cell>
          <table:table-cell table:number-columns-repeated="5"/>
        </table:table-row>
        <table:table-row table:style-name="ro1">
          <table:table-cell table:formula="of:=IF(LEN([.B2180])=1;0;IF(LEN([.B2180])=2;1;IF(LEN([.B2180])=3;2;IF(LEN([.B2180])=5;3;IF(LEN([.B2180])=6;4;IF(LEN([.B2180])=7;5;&quot;Fehler&quot;))))))" office:value-type="float" office:value="2" calcext:value-type="float">
            <text:p>2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FRANZOESISCHE LITERATUR : GESAMTDARSTELLUNGEN</text:p>
          </table:table-cell>
          <table:table-cell table:number-columns-repeated="5"/>
        </table:table-row>
        <table:table-row table:style-name="ro1">
          <table:table-cell table:formula="of:=IF(LEN([.B2181])=1;0;IF(LEN([.B2181])=2;1;IF(LEN([.B2181])=3;2;IF(LEN([.B2181])=5;3;IF(LEN([.B2181])=6;4;IF(LEN([.B2181])=7;5;&quot;Fehler&quot;))))))" office:value-type="float" office:value="3" calcext:value-type="float">
            <text:p>3</text:p>
          </table:table-cell>
          <table:table-cell office:value-type="string" calcext:value-type="string">
            <text:p>PHL 1</text:p>
          </table:table-cell>
          <table:table-cell office:value-type="string" calcext:value-type="string">
            <text:p>EINZELNE EPOCHEN UND GATTUNGEN DER FRANZOESISCHEN LITERATUR</text:p>
          </table:table-cell>
          <table:table-cell table:number-columns-repeated="5"/>
        </table:table-row>
        <table:table-row table:style-name="ro1">
          <table:table-cell table:formula="of:=IF(LEN([.B2182])=1;0;IF(LEN([.B2182])=2;1;IF(LEN([.B2182])=3;2;IF(LEN([.B2182])=5;3;IF(LEN([.B2182])=6;4;IF(LEN([.B2182])=7;5;&quot;Fehler&quot;))))))" office:value-type="float" office:value="2" calcext:value-type="float">
            <text:p>2</text:p>
          </table:table-cell>
          <table:table-cell office:value-type="string" calcext:value-type="string">
            <text:p>PHM</text:p>
          </table:table-cell>
          <table:table-cell office:value-type="string" calcext:value-type="string">
            <text:p>ITALIENISCHE LITERATUR : GESAMTDARSTELLUNGEN</text:p>
          </table:table-cell>
          <table:table-cell table:number-columns-repeated="5"/>
        </table:table-row>
        <table:table-row table:style-name="ro1">
          <table:table-cell table:formula="of:=IF(LEN([.B2183])=1;0;IF(LEN([.B2183])=2;1;IF(LEN([.B2183])=3;2;IF(LEN([.B2183])=5;3;IF(LEN([.B2183])=6;4;IF(LEN([.B2183])=7;5;&quot;Fehler&quot;))))))" office:value-type="float" office:value="3" calcext:value-type="float">
            <text:p>3</text:p>
          </table:table-cell>
          <table:table-cell office:value-type="string" calcext:value-type="string">
            <text:p>PHM 1</text:p>
          </table:table-cell>
          <table:table-cell office:value-type="string" calcext:value-type="string">
            <text:p>EINZELNE EPOCHEN UND GATTUNGEN DER ITALIENISCHEN LITERATUR</text:p>
          </table:table-cell>
          <table:table-cell table:number-columns-repeated="5"/>
        </table:table-row>
        <table:table-row table:style-name="ro1">
          <table:table-cell table:formula="of:=IF(LEN([.B2184])=1;0;IF(LEN([.B2184])=2;1;IF(LEN([.B2184])=3;2;IF(LEN([.B2184])=5;3;IF(LEN([.B2184])=6;4;IF(LEN([.B2184])=7;5;&quot;Fehler&quot;))))))" office:value-type="float" office:value="2" calcext:value-type="float">
            <text:p>2</text:p>
          </table:table-cell>
          <table:table-cell office:value-type="string" calcext:value-type="string">
            <text:p>PHN</text:p>
          </table:table-cell>
          <table:table-cell office:value-type="string" calcext:value-type="string">
            <text:p>SPANISCHE UND PORTUGIESISCHE LITERATUR : ALLGEMEINES</text:p>
          </table:table-cell>
          <table:table-cell table:number-columns-repeated="5"/>
        </table:table-row>
        <table:table-row table:style-name="ro1">
          <table:table-cell table:formula="of:=IF(LEN([.B2185])=1;0;IF(LEN([.B2185])=2;1;IF(LEN([.B2185])=3;2;IF(LEN([.B2185])=5;3;IF(LEN([.B2185])=6;4;IF(LEN([.B2185])=7;5;&quot;Fehler&quot;))))))" office:value-type="float" office:value="3" calcext:value-type="float">
            <text:p>3</text:p>
          </table:table-cell>
          <table:table-cell office:value-type="string" calcext:value-type="string">
            <text:p>PHN 1</text:p>
          </table:table-cell>
          <table:table-cell office:value-type="string" calcext:value-type="string">
            <text:p>SPANISCHE LITERATUR : GESAMTDARSTELLUNGEN</text:p>
          </table:table-cell>
          <table:table-cell table:number-columns-repeated="5"/>
        </table:table-row>
        <table:table-row table:style-name="ro1">
          <table:table-cell table:formula="of:=IF(LEN([.B2186])=1;0;IF(LEN([.B2186])=2;1;IF(LEN([.B2186])=3;2;IF(LEN([.B2186])=5;3;IF(LEN([.B2186])=6;4;IF(LEN([.B2186])=7;5;&quot;Fehler&quot;))))))" office:value-type="float" office:value="4" calcext:value-type="float">
            <text:p>4</text:p>
          </table:table-cell>
          <table:table-cell office:value-type="string" calcext:value-type="string">
            <text:p>PHN 10</text:p>
          </table:table-cell>
          <table:table-cell office:value-type="string" calcext:value-type="string">
            <text:p>EINZELNE EPOCHEN UND GATTUNGEN DER SPANISCHEN LITERATUR</text:p>
          </table:table-cell>
          <table:table-cell table:number-columns-repeated="5"/>
        </table:table-row>
        <table:table-row table:style-name="ro1">
          <table:table-cell table:formula="of:=IF(LEN([.B2187])=1;0;IF(LEN([.B2187])=2;1;IF(LEN([.B2187])=3;2;IF(LEN([.B2187])=5;3;IF(LEN([.B2187])=6;4;IF(LEN([.B2187])=7;5;&quot;Fehler&quot;))))))" office:value-type="float" office:value="3" calcext:value-type="float">
            <text:p>3</text:p>
          </table:table-cell>
          <table:table-cell office:value-type="string" calcext:value-type="string">
            <text:p>PHN 2</text:p>
          </table:table-cell>
          <table:table-cell office:value-type="string" calcext:value-type="string">
            <text:p>PORTUGIESISCHE LITERATUR</text:p>
          </table:table-cell>
          <table:table-cell table:number-columns-repeated="5"/>
        </table:table-row>
        <table:table-row table:style-name="ro1">
          <table:table-cell table:formula="of:=IF(LEN([.B2188])=1;0;IF(LEN([.B2188])=2;1;IF(LEN([.B2188])=3;2;IF(LEN([.B2188])=5;3;IF(LEN([.B2188])=6;4;IF(LEN([.B2188])=7;5;&quot;Fehler&quot;))))))" office:value-type="float" office:value="3" calcext:value-type="float">
            <text:p>3</text:p>
          </table:table-cell>
          <table:table-cell office:value-type="string" calcext:value-type="string">
            <text:p>PHN 3</text:p>
          </table:table-cell>
          <table:table-cell office:value-type="string" calcext:value-type="string">
            <text:p>LATEINAMERIKANISCHE LITERATUREN</text:p>
          </table:table-cell>
          <table:table-cell table:number-columns-repeated="5"/>
        </table:table-row>
        <table:table-row table:style-name="ro1">
          <table:table-cell table:formula="of:=IF(LEN([.B2189])=1;0;IF(LEN([.B2189])=2;1;IF(LEN([.B2189])=3;2;IF(LEN([.B2189])=5;3;IF(LEN([.B2189])=6;4;IF(LEN([.B2189])=7;5;&quot;Fehler&quot;))))))" office:value-type="float" office:value="2" calcext:value-type="float">
            <text:p>2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RUMAENISCHE LITERATUR</text:p>
          </table:table-cell>
          <table:table-cell table:number-columns-repeated="5"/>
        </table:table-row>
        <table:table-row table:style-name="ro1">
          <table:table-cell table:formula="of:=IF(LEN([.B2190])=1;0;IF(LEN([.B2190])=2;1;IF(LEN([.B2190])=3;2;IF(LEN([.B2190])=5;3;IF(LEN([.B2190])=6;4;IF(LEN([.B2190])=7;5;&quot;Fehler&quot;))))))" office:value-type="float" office:value="1" calcext:value-type="float">
            <text:p>1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GESCHICHTE SLAWISCHER LITERATUREN : GESAMTDARSTELLUNGEN, DARSTELLUNGEN MEHRERER LITERATUREN</text:p>
          </table:table-cell>
          <table:table-cell table:number-columns-repeated="5"/>
        </table:table-row>
        <table:table-row table:style-name="ro1">
          <table:table-cell table:formula="of:=IF(LEN([.B2191])=1;0;IF(LEN([.B2191])=2;1;IF(LEN([.B2191])=3;2;IF(LEN([.B2191])=5;3;IF(LEN([.B2191])=6;4;IF(LEN([.B2191])=7;5;&quot;Fehler&quot;))))))" office:value-type="float" office:value="2" calcext:value-type="float">
            <text:p>2</text:p>
          </table:table-cell>
          <table:table-cell office:value-type="string" calcext:value-type="string">
            <text:p>PKL</text:p>
          </table:table-cell>
          <table:table-cell office:value-type="string" calcext:value-type="string">
            <text:p>RUSSISCHE LITERATUR <text:s/>UKRAINISCHE LITERATUR : GESAMTDARSTELLUNGEN</text:p>
          </table:table-cell>
          <table:table-cell table:number-columns-repeated="5"/>
        </table:table-row>
        <table:table-row table:style-name="ro1">
          <table:table-cell table:formula="of:=IF(LEN([.B2192])=1;0;IF(LEN([.B2192])=2;1;IF(LEN([.B2192])=3;2;IF(LEN([.B2192])=5;3;IF(LEN([.B2192])=6;4;IF(LEN([.B2192])=7;5;&quot;Fehler&quot;))))))" office:value-type="float" office:value="3" calcext:value-type="float">
            <text:p>3</text:p>
          </table:table-cell>
          <table:table-cell office:value-type="string" calcext:value-type="string">
            <text:p>PKL 1</text:p>
          </table:table-cell>
          <table:table-cell office:value-type="string" calcext:value-type="string">
            <text:p>EINZELNE EPOCHEN UND GATTUNGEN DER RUSSISCHEN LITERATUR</text:p>
          </table:table-cell>
          <table:table-cell table:number-columns-repeated="5"/>
        </table:table-row>
        <table:table-row table:style-name="ro1">
          <table:table-cell table:formula="of:=IF(LEN([.B2193])=1;0;IF(LEN([.B2193])=2;1;IF(LEN([.B2193])=3;2;IF(LEN([.B2193])=5;3;IF(LEN([.B2193])=6;4;IF(LEN([.B2193])=7;5;&quot;Fehler&quot;))))))" office:value-type="float" office:value="2" calcext:value-type="float">
            <text:p>2</text:p>
          </table:table-cell>
          <table:table-cell office:value-type="string" calcext:value-type="string">
            <text:p>PKM</text:p>
          </table:table-cell>
          <table:table-cell office:value-type="string" calcext:value-type="string">
            <text:p>POLNISCHE LITERATUR</text:p>
          </table:table-cell>
          <table:table-cell table:number-columns-repeated="5"/>
        </table:table-row>
        <table:table-row table:style-name="ro1">
          <table:table-cell table:formula="of:=IF(LEN([.B2194])=1;0;IF(LEN([.B2194])=2;1;IF(LEN([.B2194])=3;2;IF(LEN([.B2194])=5;3;IF(LEN([.B2194])=6;4;IF(LEN([.B2194])=7;5;&quot;Fehler&quot;))))))" office:value-type="float" office:value="2" calcext:value-type="float">
            <text:p>2</text:p>
          </table:table-cell>
          <table:table-cell office:value-type="string" calcext:value-type="string">
            <text:p>PKN</text:p>
          </table:table-cell>
          <table:table-cell office:value-type="string" calcext:value-type="string">
            <text:p>TSCHECHISCHE LITERATUR <text:s/>SLOWAKISCHE LITERATUR</text:p>
          </table:table-cell>
          <table:table-cell table:number-columns-repeated="5"/>
        </table:table-row>
        <table:table-row table:style-name="ro1">
          <table:table-cell table:formula="of:=IF(LEN([.B2195])=1;0;IF(LEN([.B2195])=2;1;IF(LEN([.B2195])=3;2;IF(LEN([.B2195])=5;3;IF(LEN([.B2195])=6;4;IF(LEN([.B2195])=7;5;&quot;Fehler&quot;))))))" office:value-type="float" office:value="2" calcext:value-type="float">
            <text:p>2</text:p>
          </table:table-cell>
          <table:table-cell office:value-type="string" calcext:value-type="string">
            <text:p>PKO</text:p>
          </table:table-cell>
          <table:table-cell office:value-type="string" calcext:value-type="string">
            <text:p>LITERATUREN JUGOSLAWIENS UND SEINER NACHFOLGESTAATEN</text:p>
          </table:table-cell>
          <table:table-cell table:number-columns-repeated="5"/>
        </table:table-row>
        <table:table-row table:style-name="ro1">
          <table:table-cell table:formula="of:=IF(LEN([.B2196])=1;0;IF(LEN([.B2196])=2;1;IF(LEN([.B2196])=3;2;IF(LEN([.B2196])=5;3;IF(LEN([.B2196])=6;4;IF(LEN([.B2196])=7;5;&quot;Fehler&quot;))))))" office:value-type="float" office:value="2" calcext:value-type="float">
            <text:p>2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SONSTIGE SLAWISCHE LITERATUREN</text:p>
          </table:table-cell>
          <table:table-cell table:number-columns-repeated="5"/>
        </table:table-row>
        <table:table-row table:style-name="ro1">
          <table:table-cell table:formula="of:=IF(LEN([.B2197])=1;0;IF(LEN([.B2197])=2;1;IF(LEN([.B2197])=3;2;IF(LEN([.B2197])=5;3;IF(LEN([.B2197])=6;4;IF(LEN([.B2197])=7;5;&quot;Fehler&quot;))))))"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SCHICHTE SONSTIGER EUROPAEISCHER LITERATUREN : ALLGEMEINES</text:p>
          </table:table-cell>
          <table:table-cell table:number-columns-repeated="5"/>
        </table:table-row>
        <table:table-row table:style-name="ro1">
          <table:table-cell table:formula="of:=IF(LEN([.B2198])=1;0;IF(LEN([.B2198])=2;1;IF(LEN([.B2198])=3;2;IF(LEN([.B2198])=5;3;IF(LEN([.B2198])=6;4;IF(LEN([.B2198])=7;5;&quot;Fehler&quot;))))))" office:value-type="float" office:value="2" calcext:value-type="float">
            <text:p>2</text:p>
          </table:table-cell>
          <table:table-cell office:value-type="string" calcext:value-type="string">
            <text:p>PLM</text:p>
          </table:table-cell>
          <table:table-cell office:value-type="string" calcext:value-type="string">
            <text:p>UNGARISCHE LITERATUR</text:p>
          </table:table-cell>
          <table:table-cell table:number-columns-repeated="5"/>
        </table:table-row>
        <table:table-row table:style-name="ro1">
          <table:table-cell table:formula="of:=IF(LEN([.B2199])=1;0;IF(LEN([.B2199])=2;1;IF(LEN([.B2199])=3;2;IF(LEN([.B2199])=5;3;IF(LEN([.B2199])=6;4;IF(LEN([.B2199])=7;5;&quot;Fehler&quot;))))))" office:value-type="float" office:value="2" calcext:value-type="float">
            <text:p>2</text:p>
          </table:table-cell>
          <table:table-cell office:value-type="string" calcext:value-type="string">
            <text:p>PLN</text:p>
          </table:table-cell>
          <table:table-cell office:value-type="string" calcext:value-type="string">
            <text:p>FINNISCHE LITERATUR <text:s/>ESTNISCHE LITERATUR LETTISCHE LITERATUR LITAUISCHE LITERATUR</text:p>
          </table:table-cell>
          <table:table-cell table:number-columns-repeated="5"/>
        </table:table-row>
        <table:table-row table:style-name="ro1">
          <table:table-cell table:formula="of:=IF(LEN([.B2200])=1;0;IF(LEN([.B2200])=2;1;IF(LEN([.B2200])=3;2;IF(LEN([.B2200])=5;3;IF(LEN([.B2200])=6;4;IF(LEN([.B2200])=7;5;&quot;Fehler&quot;))))))" office:value-type="float" office:value="2" calcext:value-type="float">
            <text:p>2</text:p>
          </table:table-cell>
          <table:table-cell office:value-type="string" calcext:value-type="string">
            <text:p>PLO</text:p>
          </table:table-cell>
          <table:table-cell office:value-type="string" calcext:value-type="string">
            <text:p>NEUGRIECHISCHE LITERATUR</text:p>
          </table:table-cell>
          <table:table-cell table:number-columns-repeated="5"/>
        </table:table-row>
        <table:table-row table:style-name="ro1">
          <table:table-cell table:formula="of:=IF(LEN([.B2201])=1;0;IF(LEN([.B2201])=2;1;IF(LEN([.B2201])=3;2;IF(LEN([.B2201])=5;3;IF(LEN([.B2201])=6;4;IF(LEN([.B2201])=7;5;&quot;Fehler&quot;))))))" office:value-type="float" office:value="2" calcext:value-type="float">
            <text:p>2</text:p>
          </table:table-cell>
          <table:table-cell office:value-type="string" calcext:value-type="string">
            <text:p>PLP</text:p>
          </table:table-cell>
          <table:table-cell office:value-type="string" calcext:value-type="string">
            <text:p>KELTISCHE LITERATUREN</text:p>
          </table:table-cell>
          <table:table-cell table:number-columns-repeated="5"/>
        </table:table-row>
        <table:table-row table:style-name="ro1">
          <table:table-cell table:formula="of:=IF(LEN([.B2202])=1;0;IF(LEN([.B2202])=2;1;IF(LEN([.B2202])=3;2;IF(LEN([.B2202])=5;3;IF(LEN([.B2202])=6;4;IF(LEN([.B2202])=7;5;&quot;Fehler&quot;))))))" office:value-type="float" office:value="1" calcext:value-type="float">
            <text:p>1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GESCHICHTE AUSSEREUROPAEISCHER LITERATUREN : GESAMTDARSTELLUNGEN - DARSTELLUNGEN MEHRERER LITERATUREN</text:p>
          </table:table-cell>
          <table:table-cell table:number-columns-repeated="5"/>
        </table:table-row>
        <table:table-row table:style-name="ro1">
          <table:table-cell table:formula="of:=IF(LEN([.B2203])=1;0;IF(LEN([.B2203])=2;1;IF(LEN([.B2203])=3;2;IF(LEN([.B2203])=5;3;IF(LEN([.B2203])=6;4;IF(LEN([.B2203])=7;5;&quot;Fehler&quot;))))))" office:value-type="float" office:value="2" calcext:value-type="float">
            <text:p>2</text:p>
          </table:table-cell>
          <table:table-cell office:value-type="string" calcext:value-type="string">
            <text:p>PML</text:p>
          </table:table-cell>
          <table:table-cell office:value-type="string" calcext:value-type="string">
            <text:p>LITERATUREN DES VORDEREN ORIENTS : ALLGEMEINES</text:p>
          </table:table-cell>
          <table:table-cell table:number-columns-repeated="5"/>
        </table:table-row>
        <table:table-row table:style-name="ro1">
          <table:table-cell table:formula="of:=IF(LEN([.B2204])=1;0;IF(LEN([.B2204])=2;1;IF(LEN([.B2204])=3;2;IF(LEN([.B2204])=5;3;IF(LEN([.B2204])=6;4;IF(LEN([.B2204])=7;5;&quot;Fehler&quot;))))))" office:value-type="float" office:value="3" calcext:value-type="float">
            <text:p>3</text:p>
          </table:table-cell>
          <table:table-cell office:value-type="string" calcext:value-type="string">
            <text:p>PML 1</text:p>
          </table:table-cell>
          <table:table-cell office:value-type="string" calcext:value-type="string">
            <text:p>AEGYPTISCHE LITERATUR</text:p>
          </table:table-cell>
          <table:table-cell table:number-columns-repeated="5"/>
        </table:table-row>
        <table:table-row table:style-name="ro1">
          <table:table-cell table:formula="of:=IF(LEN([.B2205])=1;0;IF(LEN([.B2205])=2;1;IF(LEN([.B2205])=3;2;IF(LEN([.B2205])=5;3;IF(LEN([.B2205])=6;4;IF(LEN([.B2205])=7;5;&quot;Fehler&quot;))))))" office:value-type="float" office:value="3" calcext:value-type="float">
            <text:p>3</text:p>
          </table:table-cell>
          <table:table-cell office:value-type="string" calcext:value-type="string">
            <text:p>PML 2</text:p>
          </table:table-cell>
          <table:table-cell office:value-type="string" calcext:value-type="string">
            <text:p>BABYLONISCH-ASSYRISCHE LITERATUR</text:p>
          </table:table-cell>
          <table:table-cell table:number-columns-repeated="5"/>
        </table:table-row>
        <table:table-row table:style-name="ro1">
          <table:table-cell table:formula="of:=IF(LEN([.B2206])=1;0;IF(LEN([.B2206])=2;1;IF(LEN([.B2206])=3;2;IF(LEN([.B2206])=5;3;IF(LEN([.B2206])=6;4;IF(LEN([.B2206])=7;5;&quot;Fehler&quot;))))))" office:value-type="float" office:value="3" calcext:value-type="float">
            <text:p>3</text:p>
          </table:table-cell>
          <table:table-cell office:value-type="string" calcext:value-type="string">
            <text:p>PML 3</text:p>
          </table:table-cell>
          <table:table-cell office:value-type="string" calcext:value-type="string">
            <text:p>ARABISCHE LITERATUR <text:s/>GESAMTDARSTELLUNGEN DER ISLAMISCHEN LITERATUR</text:p>
          </table:table-cell>
          <table:table-cell table:number-columns-repeated="5"/>
        </table:table-row>
        <table:table-row table:style-name="ro1">
          <table:table-cell table:formula="of:=IF(LEN([.B2207])=1;0;IF(LEN([.B2207])=2;1;IF(LEN([.B2207])=3;2;IF(LEN([.B2207])=5;3;IF(LEN([.B2207])=6;4;IF(LEN([.B2207])=7;5;&quot;Fehler&quot;))))))" office:value-type="float" office:value="3" calcext:value-type="float">
            <text:p>3</text:p>
          </table:table-cell>
          <table:table-cell office:value-type="string" calcext:value-type="string">
            <text:p>PML 4</text:p>
          </table:table-cell>
          <table:table-cell office:value-type="string" calcext:value-type="string">
            <text:p>HEBRAEISCHE LITERATUR (JUEDISCHE LITERATUR)</text:p>
          </table:table-cell>
          <table:table-cell table:number-columns-repeated="5"/>
        </table:table-row>
        <table:table-row table:style-name="ro1">
          <table:table-cell table:formula="of:=IF(LEN([.B2208])=1;0;IF(LEN([.B2208])=2;1;IF(LEN([.B2208])=3;2;IF(LEN([.B2208])=5;3;IF(LEN([.B2208])=6;4;IF(LEN([.B2208])=7;5;&quot;Fehler&quot;))))))" office:value-type="float" office:value="3" calcext:value-type="float">
            <text:p>3</text:p>
          </table:table-cell>
          <table:table-cell office:value-type="string" calcext:value-type="string">
            <text:p>PML 5</text:p>
          </table:table-cell>
          <table:table-cell office:value-type="string" calcext:value-type="string">
            <text:p>PERSISCHE LITERATUR (IRANISCHE LITERATUR)</text:p>
          </table:table-cell>
          <table:table-cell table:number-columns-repeated="5"/>
        </table:table-row>
        <table:table-row table:style-name="ro1">
          <table:table-cell table:formula="of:=IF(LEN([.B2209])=1;0;IF(LEN([.B2209])=2;1;IF(LEN([.B2209])=3;2;IF(LEN([.B2209])=5;3;IF(LEN([.B2209])=6;4;IF(LEN([.B2209])=7;5;&quot;Fehler&quot;))))))" office:value-type="float" office:value="3" calcext:value-type="float">
            <text:p>3</text:p>
          </table:table-cell>
          <table:table-cell office:value-type="string" calcext:value-type="string">
            <text:p>PML 6</text:p>
          </table:table-cell>
          <table:table-cell office:value-type="string" calcext:value-type="string">
            <text:p>SONSTIGE VORDERORIENTALISCHE LITERATUREN</text:p>
          </table:table-cell>
          <table:table-cell table:number-columns-repeated="5"/>
        </table:table-row>
        <table:table-row table:style-name="ro1">
          <table:table-cell table:formula="of:=IF(LEN([.B2210])=1;0;IF(LEN([.B2210])=2;1;IF(LEN([.B2210])=3;2;IF(LEN([.B2210])=5;3;IF(LEN([.B2210])=6;4;IF(LEN([.B2210])=7;5;&quot;Fehler&quot;))))))" office:value-type="float" office:value="2" calcext:value-type="float">
            <text:p>2</text:p>
          </table:table-cell>
          <table:table-cell office:value-type="string" calcext:value-type="string">
            <text:p>PMM</text:p>
          </table:table-cell>
          <table:table-cell office:value-type="string" calcext:value-type="string">
            <text:p>INDISCHE LITERATUR <text:s/>MALAIISCH-INDONESISCHE LITERATUR</text:p>
          </table:table-cell>
          <table:table-cell table:number-columns-repeated="5"/>
        </table:table-row>
        <table:table-row table:style-name="ro1">
          <table:table-cell table:formula="of:=IF(LEN([.B2211])=1;0;IF(LEN([.B2211])=2;1;IF(LEN([.B2211])=3;2;IF(LEN([.B2211])=5;3;IF(LEN([.B2211])=6;4;IF(LEN([.B2211])=7;5;&quot;Fehler&quot;))))))" office:value-type="float" office:value="2" calcext:value-type="float">
            <text:p>2</text:p>
          </table:table-cell>
          <table:table-cell office:value-type="string" calcext:value-type="string">
            <text:p>PMN</text:p>
          </table:table-cell>
          <table:table-cell office:value-type="string" calcext:value-type="string">
            <text:p>CHINESISCHE LITERATUR <text:s/>TIBETISCHE LITERATUR</text:p>
          </table:table-cell>
          <table:table-cell table:number-columns-repeated="5"/>
        </table:table-row>
        <table:table-row table:style-name="ro1">
          <table:table-cell table:formula="of:=IF(LEN([.B2212])=1;0;IF(LEN([.B2212])=2;1;IF(LEN([.B2212])=3;2;IF(LEN([.B2212])=5;3;IF(LEN([.B2212])=6;4;IF(LEN([.B2212])=7;5;&quot;Fehler&quot;))))))" office:value-type="float" office:value="2" calcext:value-type="float">
            <text:p>2</text:p>
          </table:table-cell>
          <table:table-cell office:value-type="string" calcext:value-type="string">
            <text:p>PMO</text:p>
          </table:table-cell>
          <table:table-cell office:value-type="string" calcext:value-type="string">
            <text:p>JAPANISCHE LITERATUR <text:s/>KOREANISCHE LITERATUR</text:p>
          </table:table-cell>
          <table:table-cell table:number-columns-repeated="5"/>
        </table:table-row>
        <table:table-row table:style-name="ro1">
          <table:table-cell table:formula="of:=IF(LEN([.B2213])=1;0;IF(LEN([.B2213])=2;1;IF(LEN([.B2213])=3;2;IF(LEN([.B2213])=5;3;IF(LEN([.B2213])=6;4;IF(LEN([.B2213])=7;5;&quot;Fehler&quot;))))))" office:value-type="float" office:value="2" calcext:value-type="float">
            <text:p>2</text:p>
          </table:table-cell>
          <table:table-cell office:value-type="string" calcext:value-type="string">
            <text:p>PMP</text:p>
          </table:table-cell>
          <table:table-cell office:value-type="string" calcext:value-type="string">
            <text:p>AFRIKANISCHE LITERATUREN</text:p>
          </table:table-cell>
          <table:table-cell table:number-columns-repeated="5"/>
        </table:table-row>
        <table:table-row table:style-name="ro1">
          <table:table-cell table:formula="of:=IF(LEN([.B2214])=1;0;IF(LEN([.B2214])=2;1;IF(LEN([.B2214])=3;2;IF(LEN([.B2214])=5;3;IF(LEN([.B2214])=6;4;IF(LEN([.B2214])=7;5;&quot;Fehler&quot;))))))" office:value-type="float" office:value="2" calcext:value-type="float">
            <text:p>2</text:p>
          </table:table-cell>
          <table:table-cell office:value-type="string" calcext:value-type="string">
            <text:p>PMQ</text:p>
          </table:table-cell>
          <table:table-cell office:value-type="string" calcext:value-type="string">
            <text:p>INDIANISCHE LITERATUREN</text:p>
          </table:table-cell>
          <table:table-cell table:number-columns-repeated="5"/>
        </table:table-row>
        <table:table-row table:style-name="ro1">
          <table:table-cell table:formula="of:=IF(LEN([.B2215])=1;0;IF(LEN([.B2215])=2;1;IF(LEN([.B2215])=3;2;IF(LEN([.B2215])=5;3;IF(LEN([.B2215])=6;4;IF(LEN([.B2215])=7;5;&quot;Fehler&quot;))))))" office:value-type="float" office:value="2" calcext:value-type="float">
            <text:p>2</text:p>
          </table:table-cell>
          <table:table-cell office:value-type="string" calcext:value-type="string">
            <text:p>PMR</text:p>
          </table:table-cell>
          <table:table-cell office:value-type="string" calcext:value-type="string">
            <text:p>SONSTIGE AUSSEREUROPAEISCHE LITERATUREN</text:p>
          </table:table-cell>
          <table:table-cell table:number-columns-repeated="5"/>
        </table:table-row>
        <table:table-row table:style-name="ro1">
          <table:table-cell table:formula="of:=IF(LEN([.B2216])=1;0;IF(LEN([.B2216])=2;1;IF(LEN([.B2216])=3;2;IF(LEN([.B2216])=5;3;IF(LEN([.B2216])=6;4;IF(LEN([.B2216])=7;5;&quot;Fehler&quot;))))))" office:value-type="float" office:value="2" calcext:value-type="float">
            <text:p>2</text:p>
          </table:table-cell>
          <table:table-cell office:value-type="string" calcext:value-type="string">
            <text:p>PYB</text:p>
          </table:table-cell>
          <table:table-cell office:value-type="string" calcext:value-type="string">
            <text:p>BIOGRAPHIEN VON SCHRIFTSTELLERN, LITERATURWISSENSCHAFTLERN UND LITERATURKRITIKERN</text:p>
          </table:table-cell>
          <table:table-cell table:number-columns-repeated="5"/>
        </table:table-row>
        <table:table-row table:style-name="ro1">
          <table:table-cell table:formula="of:=IF(LEN([.B2217])=1;0;IF(LEN([.B2217])=2;1;IF(LEN([.B2217])=3;2;IF(LEN([.B2217])=5;3;IF(LEN([.B2217])=6;4;IF(LEN([.B2217])=7;5;&quot;Fehler&quot;))))))" office:value-type="float" office:value="3" calcext:value-type="float">
            <text:p>3</text:p>
          </table:table-cell>
          <table:table-cell office:value-type="string" calcext:value-type="string">
            <text:p>PYB 1</text:p>
          </table:table-cell>
          <table:table-cell office:value-type="string" calcext:value-type="string">
            <text:p>BIOGRAPHIEN MEHRERER SCHRIFTSTELLER AUS VERSCHIEDENEN LITERATUREN UND EPOCHEN</text:p>
          </table:table-cell>
          <table:table-cell table:number-columns-repeated="5"/>
        </table:table-row>
        <table:table-row table:style-name="ro1">
          <table:table-cell table:formula="of:=IF(LEN([.B2218])=1;0;IF(LEN([.B2218])=2;1;IF(LEN([.B2218])=3;2;IF(LEN([.B2218])=5;3;IF(LEN([.B2218])=6;4;IF(LEN([.B2218])=7;5;&quot;Fehler&quot;))))))" office:value-type="float" office:value="3" calcext:value-type="float">
            <text:p>3</text:p>
          </table:table-cell>
          <table:table-cell office:value-type="string" calcext:value-type="string">
            <text:p>PYB 2</text:p>
          </table:table-cell>
          <table:table-cell office:value-type="string" calcext:value-type="string">
            <text:p>BIOGRAPHIEN EINZELNER SCHRIFTSTELLER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219])=1;0;IF(LEN([.B2219])=2;1;IF(LEN([.B2219])=3;2;IF(LEN([.B2219])=5;3;IF(LEN([.B2219])=6;4;IF(LEN([.B2219])=7;5;&quot;Fehler&quot;))))))" office:value-type="float" office:value="4" calcext:value-type="float">
            <text:p>4</text:p>
          </table:table-cell>
          <table:table-cell office:value-type="string" calcext:value-type="string">
            <text:p>PYB 20</text:p>
          </table:table-cell>
          <table:table-cell office:value-type="string" calcext:value-type="string">
            <text:p>ANTIKE SCHRIFTSTELLER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220])=1;0;IF(LEN([.B2220])=2;1;IF(LEN([.B2220])=3;2;IF(LEN([.B2220])=5;3;IF(LEN([.B2220])=6;4;IF(LEN([.B2220])=7;5;&quot;Fehler&quot;))))))" office:value-type="float" office:value="4" calcext:value-type="float">
            <text:p>4</text:p>
          </table:table-cell>
          <table:table-cell office:value-type="string" calcext:value-type="string">
            <text:p>PYB 21</text:p>
          </table:table-cell>
          <table:table-cell office:value-type="string" calcext:value-type="string">
            <text:p>ENGLISCHE UND AMERIKANISCHE SCHRIFTSTELLER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221])=1;0;IF(LEN([.B2221])=2;1;IF(LEN([.B2221])=3;2;IF(LEN([.B2221])=5;3;IF(LEN([.B2221])=6;4;IF(LEN([.B2221])=7;5;&quot;Fehler&quot;))))))" office:value-type="float" office:value="4" calcext:value-type="float">
            <text:p>4</text:p>
          </table:table-cell>
          <table:table-cell office:value-type="string" calcext:value-type="string">
            <text:p>PYB 22</text:p>
          </table:table-cell>
          <table:table-cell office:value-type="string" calcext:value-type="string">
            <text:p>SKANDINAVISCHE SCHRIFTSTELLER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222])=1;0;IF(LEN([.B2222])=2;1;IF(LEN([.B2222])=3;2;IF(LEN([.B2222])=5;3;IF(LEN([.B2222])=6;4;IF(LEN([.B2222])=7;5;&quot;Fehler&quot;))))))" office:value-type="float" office:value="4" calcext:value-type="float">
            <text:p>4</text:p>
          </table:table-cell>
          <table:table-cell office:value-type="string" calcext:value-type="string">
            <text:p>PYB 23</text:p>
          </table:table-cell>
          <table:table-cell office:value-type="string" calcext:value-type="string">
            <text:p>FRANZOESISCHE UND BELGISCHE SCHRIFTSTELLER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223])=1;0;IF(LEN([.B2223])=2;1;IF(LEN([.B2223])=3;2;IF(LEN([.B2223])=5;3;IF(LEN([.B2223])=6;4;IF(LEN([.B2223])=7;5;&quot;Fehler&quot;))))))" office:value-type="float" office:value="4" calcext:value-type="float">
            <text:p>4</text:p>
          </table:table-cell>
          <table:table-cell office:value-type="string" calcext:value-type="string">
            <text:p>PYB 24</text:p>
          </table:table-cell>
          <table:table-cell office:value-type="string" calcext:value-type="string">
            <text:p>ITALIENISCHE SCHRIFTSTELLER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224])=1;0;IF(LEN([.B2224])=2;1;IF(LEN([.B2224])=3;2;IF(LEN([.B2224])=5;3;IF(LEN([.B2224])=6;4;IF(LEN([.B2224])=7;5;&quot;Fehler&quot;))))))" office:value-type="float" office:value="4" calcext:value-type="float">
            <text:p>4</text:p>
          </table:table-cell>
          <table:table-cell office:value-type="string" calcext:value-type="string">
            <text:p>PYB 25</text:p>
          </table:table-cell>
          <table:table-cell office:value-type="string" calcext:value-type="string">
            <text:p>SPANISCHE, PORTUGIESISCHE UND LATEINAMERIKANISCHE SCHRIFTSTELLER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225])=1;0;IF(LEN([.B2225])=2;1;IF(LEN([.B2225])=3;2;IF(LEN([.B2225])=5;3;IF(LEN([.B2225])=6;4;IF(LEN([.B2225])=7;5;&quot;Fehler&quot;))))))" office:value-type="float" office:value="4" calcext:value-type="float">
            <text:p>4</text:p>
          </table:table-cell>
          <table:table-cell office:value-type="string" calcext:value-type="string">
            <text:p>PYB 26</text:p>
          </table:table-cell>
          <table:table-cell office:value-type="string" calcext:value-type="string">
            <text:p>RUSSISCHE SCHRIFTSTELLER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226])=1;0;IF(LEN([.B2226])=2;1;IF(LEN([.B2226])=3;2;IF(LEN([.B2226])=5;3;IF(LEN([.B2226])=6;4;IF(LEN([.B2226])=7;5;&quot;Fehler&quot;))))))" office:value-type="float" office:value="4" calcext:value-type="float">
            <text:p>4</text:p>
          </table:table-cell>
          <table:table-cell office:value-type="string" calcext:value-type="string">
            <text:p>PYB 27</text:p>
          </table:table-cell>
          <table:table-cell office:value-type="string" calcext:value-type="string">
            <text:p>SCHRIFTSTELLER SONSTIGER EUROPAEISCHER LITERATUREN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227])=1;0;IF(LEN([.B2227])=2;1;IF(LEN([.B2227])=3;2;IF(LEN([.B2227])=5;3;IF(LEN([.B2227])=6;4;IF(LEN([.B2227])=7;5;&quot;Fehler&quot;))))))" office:value-type="float" office:value="4" calcext:value-type="float">
            <text:p>4</text:p>
          </table:table-cell>
          <table:table-cell office:value-type="string" calcext:value-type="string">
            <text:p>PYB 28</text:p>
          </table:table-cell>
          <table:table-cell office:value-type="string" calcext:value-type="string">
            <text:p>SCHRIFTSTELLER AUSSEREUROPAEISCHER LITERATUREN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228])=1;0;IF(LEN([.B2228])=2;1;IF(LEN([.B2228])=3;2;IF(LEN([.B2228])=5;3;IF(LEN([.B2228])=6;4;IF(LEN([.B2228])=7;5;&quot;Fehler&quot;))))))" office:value-type="float" office:value="4" calcext:value-type="float">
            <text:p>4</text:p>
          </table:table-cell>
          <table:table-cell office:value-type="string" calcext:value-type="string">
            <text:p>PYB 29</text:p>
          </table:table-cell>
          <table:table-cell office:value-type="string" calcext:value-type="string">
            <text:p>DEUTSCHE, OESTERREICHISCHE UND SCHWEIZERISCHE SCHRIFTSTELLER (IN DEN UNTERGRUPPEN 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229])=1;0;IF(LEN([.B2229])=2;1;IF(LEN([.B2229])=3;2;IF(LEN([.B2229])=5;3;IF(LEN([.B2229])=6;4;IF(LEN([.B2229])=7;5;&quot;Fehler&quot;))))))" office:value-type="float" office:value="5" calcext:value-type="float">
            <text:p>5</text:p>
          </table:table-cell>
          <table:table-cell office:value-type="string" calcext:value-type="string">
            <text:p>PYB 290</text:p>
          </table:table-cell>
          <table:table-cell office:value-type="string" calcext:value-type="string">
            <text:p>DEUTSCHE SCHRIFTSTELLER DES MITTELALTERS (800 – 1400) MITTELLATEINISCHE SCHRIFTSTELLER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230])=1;0;IF(LEN([.B2230])=2;1;IF(LEN([.B2230])=3;2;IF(LEN([.B2230])=5;3;IF(LEN([.B2230])=6;4;IF(LEN([.B2230])=7;5;&quot;Fehler&quot;))))))" office:value-type="float" office:value="5" calcext:value-type="float">
            <text:p>5</text:p>
          </table:table-cell>
          <table:table-cell office:value-type="string" calcext:value-type="string">
            <text:p>PYB 291</text:p>
          </table:table-cell>
          <table:table-cell office:value-type="string" calcext:value-type="string">
            <text:p><text:span text:style-name="T2">DEUTSCHE SCHRIFTSTELLER VOM HUMANISMUS BIS ZUM BAROCK (1400 - 1700)  NEULATEINISCHE SCHRIFTSTELLER </text:span><text:span text:style-name="T3">(</text:span><text:span text:style-name="T4">ALPHABETISCH NACH BIOGRAPHIERTEN GEORDNET</text:span><text:span text:style-name="T3">)</text:span></text:p>
          </table:table-cell>
          <table:table-cell table:number-columns-repeated="5"/>
        </table:table-row>
        <table:table-row table:style-name="ro1">
          <table:table-cell table:formula="of:=IF(LEN([.B2231])=1;0;IF(LEN([.B2231])=2;1;IF(LEN([.B2231])=3;2;IF(LEN([.B2231])=5;3;IF(LEN([.B2231])=6;4;IF(LEN([.B2231])=7;5;&quot;Fehler&quot;))))))" office:value-type="float" office:value="5" calcext:value-type="float">
            <text:p>5</text:p>
          </table:table-cell>
          <table:table-cell office:value-type="string" calcext:value-type="string">
            <text:p>PYB 292</text:p>
          </table:table-cell>
          <table:table-cell office:value-type="string" calcext:value-type="string">
            <text:p>DEUTSCHE SCHRIFTSTELLER VON DER AUFKLAERUNG BIS ZUR KLASSIK UND ROMANTIK 1700 - 1830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232])=1;0;IF(LEN([.B2232])=2;1;IF(LEN([.B2232])=3;2;IF(LEN([.B2232])=5;3;IF(LEN([.B2232])=6;4;IF(LEN([.B2232])=7;5;&quot;Fehler&quot;))))))" office:value-type="float" office:value="5" calcext:value-type="float">
            <text:p>5</text:p>
          </table:table-cell>
          <table:table-cell office:value-type="string" calcext:value-type="string">
            <text:p>PYB 295</text:p>
          </table:table-cell>
          <table:table-cell office:value-type="string" calcext:value-type="string">
            <text:p>DEUTSCHE SCHRIFTSTELLER VOM BIEDERMEIER BIS ZUM NATURALISMUS 1830 - 1900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233])=1;0;IF(LEN([.B2233])=2;1;IF(LEN([.B2233])=3;2;IF(LEN([.B2233])=5;3;IF(LEN([.B2233])=6;4;IF(LEN([.B2233])=7;5;&quot;Fehler&quot;))))))" office:value-type="float" office:value="5" calcext:value-type="float">
            <text:p>5</text:p>
          </table:table-cell>
          <table:table-cell office:value-type="string" calcext:value-type="string">
            <text:p>PYB 296</text:p>
          </table:table-cell>
          <table:table-cell office:value-type="string" calcext:value-type="string">
            <text:p>DEUTSCHE SCHRIFTSTELLER DES 20. JAHRHUNDERTS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234])=1;0;IF(LEN([.B2234])=2;1;IF(LEN([.B2234])=3;2;IF(LEN([.B2234])=5;3;IF(LEN([.B2234])=6;4;IF(LEN([.B2234])=7;5;&quot;Fehler&quot;))))))" office:value-type="float" office:value="5" calcext:value-type="float">
            <text:p>5</text:p>
          </table:table-cell>
          <table:table-cell office:value-type="string" calcext:value-type="string">
            <text:p>PYB 297</text:p>
          </table:table-cell>
          <table:table-cell office:value-type="string" calcext:value-type="string">
            <text:p>DEUTSCHE SCHRIFTSTELLER DES 21. JAHRHUNDERTS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235])=1;0;IF(LEN([.B2235])=2;1;IF(LEN([.B2235])=3;2;IF(LEN([.B2235])=5;3;IF(LEN([.B2235])=6;4;IF(LEN([.B2235])=7;5;&quot;Fehler&quot;))))))" office:value-type="float" office:value="3" calcext:value-type="float">
            <text:p>3</text:p>
          </table:table-cell>
          <table:table-cell office:value-type="string" calcext:value-type="string">
            <text:p>PYB 3</text:p>
          </table:table-cell>
          <table:table-cell office:value-type="string" calcext:value-type="string">
            <text:p>BIOGRAPHIEN EINZELNER LITERATURWISSENSCHAFTLER UND LITERATURKRITIKER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236])=1;0;IF(LEN([.B2236])=2;1;IF(LEN([.B2236])=3;2;IF(LEN([.B2236])=5;3;IF(LEN([.B2236])=6;4;IF(LEN([.B2236])=7;5;&quot;Fehler&quot;))))))" office:value-type="float" office:value="1" calcext:value-type="float">
            <text:p>1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2237])=1;0;IF(LEN([.B2237])=2;1;IF(LEN([.B2237])=3;2;IF(LEN([.B2237])=5;3;IF(LEN([.B2237])=6;4;IF(LEN([.B2237])=7;5;&quot;Fehler&quot;))))))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ILDENDE KUNST</text:p>
          </table:table-cell>
          <table:table-cell table:number-columns-repeated="5"/>
        </table:table-row>
        <table:table-row table:style-name="ro1">
          <table:table-cell table:formula="of:=IF(LEN([.B2238])=1;0;IF(LEN([.B2238])=2;1;IF(LEN([.B2238])=3;2;IF(LEN([.B2238])=5;3;IF(LEN([.B2238])=6;4;IF(LEN([.B2238])=7;5;&quot;Fehler&quot;))))))" office:value-type="float" office:value="1" calcext:value-type="float">
            <text:p>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LEN([.B2239])=1;0;IF(LEN([.B2239])=2;1;IF(LEN([.B2239])=3;2;IF(LEN([.B2239])=5;3;IF(LEN([.B2239])=6;4;IF(LEN([.B2239])=7;5;&quot;Fehler&quot;))))))" office:value-type="float" office:value="2" calcext:value-type="float">
            <text:p>2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240])=1;0;IF(LEN([.B2240])=2;1;IF(LEN([.B2240])=3;2;IF(LEN([.B2240])=5;3;IF(LEN([.B2240])=6;4;IF(LEN([.B2240])=7;5;&quot;Fehler&quot;))))))" office:value-type="float" office:value="2" calcext:value-type="float">
            <text:p>2</text:p>
          </table:table-cell>
          <table:table-cell office:value-type="string" calcext:value-type="string">
            <text:p>RAL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2241])=1;0;IF(LEN([.B2241])=2;1;IF(LEN([.B2241])=3;2;IF(LEN([.B2241])=5;3;IF(LEN([.B2241])=6;4;IF(LEN([.B2241])=7;5;&quot;Fehler&quot;))))))" office:value-type="float" office:value="2" calcext:value-type="float">
            <text:p>2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GESCHICHTE DER KUNSTWISSENSCHAFT</text:p>
          </table:table-cell>
          <table:table-cell table:number-columns-repeated="5"/>
        </table:table-row>
        <table:table-row table:style-name="ro1">
          <table:table-cell table:formula="of:=IF(LEN([.B2242])=1;0;IF(LEN([.B2242])=2;1;IF(LEN([.B2242])=3;2;IF(LEN([.B2242])=5;3;IF(LEN([.B2242])=6;4;IF(LEN([.B2242])=7;5;&quot;Fehler&quot;))))))"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LLGEMEINE KUNSTWISSENSCHAFT : THEORIE UND METHODEN -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243])=1;0;IF(LEN([.B2243])=2;1;IF(LEN([.B2243])=3;2;IF(LEN([.B2243])=5;3;IF(LEN([.B2243])=6;4;IF(LEN([.B2243])=7;5;&quot;Fehler&quot;))))))" office:value-type="float" office:value="2" calcext:value-type="float">
            <text:p>2</text:p>
          </table:table-cell>
          <table:table-cell office:value-type="string" calcext:value-type="string">
            <text:p>RBK</text:p>
          </table:table-cell>
          <table:table-cell office:value-type="string" calcext:value-type="string">
            <text:p>KUNSTPHILOSOPHIE (AESTHETIK DER BILDENDEN KUNST) VERHAELTNIS DER KUNST ZU ANDEREN SACHGEBIETEN</text:p>
          </table:table-cell>
          <table:table-cell table:number-columns-repeated="5"/>
        </table:table-row>
        <table:table-row table:style-name="ro1">
          <table:table-cell table:formula="of:=IF(LEN([.B2244])=1;0;IF(LEN([.B2244])=2;1;IF(LEN([.B2244])=3;2;IF(LEN([.B2244])=5;3;IF(LEN([.B2244])=6;4;IF(LEN([.B2244])=7;5;&quot;Fehler&quot;))))))" office:value-type="float" office:value="3" calcext:value-type="float">
            <text:p>3</text:p>
          </table:table-cell>
          <table:table-cell office:value-type="string" calcext:value-type="string">
            <text:p>RBK 1</text:p>
          </table:table-cell>
          <table:table-cell office:value-type="string" calcext:value-type="string">
            <text:p>KUNSTBETRACHTUNG</text:p>
          </table:table-cell>
          <table:table-cell table:number-columns-repeated="5"/>
        </table:table-row>
        <table:table-row table:style-name="ro1">
          <table:table-cell table:formula="of:=IF(LEN([.B2245])=1;0;IF(LEN([.B2245])=2;1;IF(LEN([.B2245])=3;2;IF(LEN([.B2245])=5;3;IF(LEN([.B2245])=6;4;IF(LEN([.B2245])=7;5;&quot;Fehler&quot;))))))" office:value-type="float" office:value="4" calcext:value-type="float">
            <text:p>4</text:p>
          </table:table-cell>
          <table:table-cell office:value-type="string" calcext:value-type="string">
            <text:p>RBK 10</text:p>
          </table:table-cell>
          <table:table-cell office:value-type="string" calcext:value-type="string">
            <text:p>BILDBETRACHTUNG</text:p>
          </table:table-cell>
          <table:table-cell table:number-columns-repeated="5"/>
        </table:table-row>
        <table:table-row table:style-name="ro1">
          <table:table-cell table:formula="of:=IF(LEN([.B2246])=1;0;IF(LEN([.B2246])=2;1;IF(LEN([.B2246])=3;2;IF(LEN([.B2246])=5;3;IF(LEN([.B2246])=6;4;IF(LEN([.B2246])=7;5;&quot;Fehler&quot;))))))" office:value-type="float" office:value="3" calcext:value-type="float">
            <text:p>3</text:p>
          </table:table-cell>
          <table:table-cell office:value-type="string" calcext:value-type="string">
            <text:p>RBK 2</text:p>
          </table:table-cell>
          <table:table-cell office:value-type="string" calcext:value-type="string">
            <text:p>ALLGEMEINE KUNSTKRITIK</text:p>
          </table:table-cell>
          <table:table-cell table:number-columns-repeated="5"/>
        </table:table-row>
        <table:table-row table:style-name="ro1">
          <table:table-cell table:formula="of:=IF(LEN([.B2247])=1;0;IF(LEN([.B2247])=2;1;IF(LEN([.B2247])=3;2;IF(LEN([.B2247])=5;3;IF(LEN([.B2247])=6;4;IF(LEN([.B2247])=7;5;&quot;Fehler&quot;))))))" office:value-type="float" office:value="3" calcext:value-type="float">
            <text:p>3</text:p>
          </table:table-cell>
          <table:table-cell office:value-type="string" calcext:value-type="string">
            <text:p>RBK 4</text:p>
          </table:table-cell>
          <table:table-cell office:value-type="string" calcext:value-type="string">
            <text:p>TRIVIALKUNST <text:s/>KITSCH : ALLGEMEINES - THEORIE - GESCHICHTE</text:p>
          </table:table-cell>
          <table:table-cell table:number-columns-repeated="5"/>
        </table:table-row>
        <table:table-row table:style-name="ro1">
          <table:table-cell table:formula="of:=IF(LEN([.B2248])=1;0;IF(LEN([.B2248])=2;1;IF(LEN([.B2248])=3;2;IF(LEN([.B2248])=5;3;IF(LEN([.B2248])=6;4;IF(LEN([.B2248])=7;5;&quot;Fehler&quot;))))))" office:value-type="float" office:value="4" calcext:value-type="float">
            <text:p>4</text:p>
          </table:table-cell>
          <table:table-cell office:value-type="string" calcext:value-type="string">
            <text:p>RBK 43</text:p>
          </table:table-cell>
          <table:table-cell office:value-type="string" calcext:value-type="string">
            <text:p>GESCHICHTE EINZELNER FORMEN DER TRIVIALKUNST</text:p>
          </table:table-cell>
          <table:table-cell table:number-columns-repeated="5"/>
        </table:table-row>
        <table:table-row table:style-name="ro1">
          <table:table-cell table:formula="of:=IF(LEN([.B2249])=1;0;IF(LEN([.B2249])=2;1;IF(LEN([.B2249])=3;2;IF(LEN([.B2249])=5;3;IF(LEN([.B2249])=6;4;IF(LEN([.B2249])=7;5;&quot;Fehler&quot;))))))" office:value-type="float" office:value="2" calcext:value-type="float">
            <text:p>2</text:p>
          </table:table-cell>
          <table:table-cell office:value-type="string" calcext:value-type="string">
            <text:p>RBL</text:p>
          </table:table-cell>
          <table:table-cell office:value-type="string" calcext:value-type="string">
            <text:p>ALLGEMEINE STIL- UND FORMENKUNDE</text:p>
          </table:table-cell>
          <table:table-cell table:number-columns-repeated="5"/>
        </table:table-row>
        <table:table-row table:style-name="ro1">
          <table:table-cell table:formula="of:=IF(LEN([.B2250])=1;0;IF(LEN([.B2250])=2;1;IF(LEN([.B2250])=3;2;IF(LEN([.B2250])=5;3;IF(LEN([.B2250])=6;4;IF(LEN([.B2250])=7;5;&quot;Fehler&quot;))))))" office:value-type="float" office:value="2" calcext:value-type="float">
            <text:p>2</text:p>
          </table:table-cell>
          <table:table-cell office:value-type="string" calcext:value-type="string">
            <text:p>RBM</text:p>
          </table:table-cell>
          <table:table-cell office:value-type="string" calcext:value-type="string">
            <text:p>KUNSTSOZIOLOGIE <text:s/>KUNSTPSYCHOLOGIE</text:p>
          </table:table-cell>
          <table:table-cell table:number-columns-repeated="5"/>
        </table:table-row>
        <table:table-row table:style-name="ro1">
          <table:table-cell table:formula="of:=IF(LEN([.B2251])=1;0;IF(LEN([.B2251])=2;1;IF(LEN([.B2251])=3;2;IF(LEN([.B2251])=5;3;IF(LEN([.B2251])=6;4;IF(LEN([.B2251])=7;5;&quot;Fehler&quot;))))))" office:value-type="float" office:value="1" calcext:value-type="float">
            <text:p>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UNSTPFLEGE <text:s/>DENKMALPFLEGE <text:s/>KUNSTMUSEEN : ALLGEMEINES</text:p>
          </table:table-cell>
          <table:table-cell table:number-columns-repeated="5"/>
        </table:table-row>
        <table:table-row table:style-name="ro1">
          <table:table-cell table:formula="of:=IF(LEN([.B2252])=1;0;IF(LEN([.B2252])=2;1;IF(LEN([.B2252])=3;2;IF(LEN([.B2252])=5;3;IF(LEN([.B2252])=6;4;IF(LEN([.B2252])=7;5;&quot;Fehler&quot;))))))" office:value-type="float" office:value="2" calcext:value-type="float">
            <text:p>2</text:p>
          </table:table-cell>
          <table:table-cell office:value-type="string" calcext:value-type="string">
            <text:p>RCK</text:p>
          </table:table-cell>
          <table:table-cell office:value-type="string" calcext:value-type="string">
            <text:p>KONSERVIERUNG UND RESTAURIERUNG VON BAUDENKMAELERN, PLASTIKEN, GEMAELDEN, ANTIQUITAETEN : ALLGEMEINES</text:p>
          </table:table-cell>
          <table:table-cell table:number-columns-repeated="5"/>
        </table:table-row>
        <table:table-row table:style-name="ro1">
          <table:table-cell table:formula="of:=IF(LEN([.B2253])=1;0;IF(LEN([.B2253])=2;1;IF(LEN([.B2253])=3;2;IF(LEN([.B2253])=5;3;IF(LEN([.B2253])=6;4;IF(LEN([.B2253])=7;5;&quot;Fehler&quot;))))))"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KUNSTMUSEEN <text:s/>KUNSTAUSSTELLUNGEN : ALLGEMEINES</text:p>
          </table:table-cell>
          <table:table-cell table:number-columns-repeated="5"/>
        </table:table-row>
        <table:table-row table:style-name="ro1">
          <table:table-cell table:formula="of:=IF(LEN([.B2254])=1;0;IF(LEN([.B2254])=2;1;IF(LEN([.B2254])=3;2;IF(LEN([.B2254])=5;3;IF(LEN([.B2254])=6;4;IF(LEN([.B2254])=7;5;&quot;Fehler&quot;))))))" office:value-type="float" office:value="3" calcext:value-type="float">
            <text:p>3</text:p>
          </table:table-cell>
          <table:table-cell office:value-type="string" calcext:value-type="string">
            <text:p>RCL 1</text:p>
          </table:table-cell>
          <table:table-cell office:value-type="string" calcext:value-type="string">
            <text:p>KUNSTMUSEEN UND KUNSTSAMMLUNGEN MEHRERER LAENDER</text:p>
          </table:table-cell>
          <table:table-cell table:number-columns-repeated="5"/>
        </table:table-row>
        <table:table-row table:style-name="ro1">
          <table:table-cell table:formula="of:=IF(LEN([.B2255])=1;0;IF(LEN([.B2255])=2;1;IF(LEN([.B2255])=3;2;IF(LEN([.B2255])=5;3;IF(LEN([.B2255])=6;4;IF(LEN([.B2255])=7;5;&quot;Fehler&quot;))))))" office:value-type="float" office:value="4" calcext:value-type="float">
            <text:p>4</text:p>
          </table:table-cell>
          <table:table-cell office:value-type="string" calcext:value-type="string">
            <text:p>RCL 10</text:p>
          </table:table-cell>
          <table:table-cell office:value-type="string" calcext:value-type="string">
            <text:p>DEUTSCHE KUNSTMUSEEN : GESAMTDARSTELLUNGEN - DARSTELLUNGEN MEHRERER MUSEEN</text:p>
          </table:table-cell>
          <table:table-cell table:number-columns-repeated="5"/>
        </table:table-row>
        <table:table-row table:style-name="ro1">
          <table:table-cell table:formula="of:=IF(LEN([.B2256])=1;0;IF(LEN([.B2256])=2;1;IF(LEN([.B2256])=3;2;IF(LEN([.B2256])=5;3;IF(LEN([.B2256])=6;4;IF(LEN([.B2256])=7;5;&quot;Fehler&quot;))))))" office:value-type="float" office:value="5" calcext:value-type="float">
            <text:p>5</text:p>
          </table:table-cell>
          <table:table-cell office:value-type="string" calcext:value-type="string">
            <text:p>RCL 100</text:p>
          </table:table-cell>
          <table:table-cell office:value-type="string" calcext:value-type="string">
            <text:p>EINZELNE MUSEEN (ALPHABETISCH NACH ORTEN)</text:p>
          </table:table-cell>
          <table:table-cell table:number-columns-repeated="5"/>
        </table:table-row>
        <table:table-row table:style-name="ro1">
          <table:table-cell table:formula="of:=IF(LEN([.B2257])=1;0;IF(LEN([.B2257])=2;1;IF(LEN([.B2257])=3;2;IF(LEN([.B2257])=5;3;IF(LEN([.B2257])=6;4;IF(LEN([.B2257])=7;5;&quot;Fehler&quot;))))))" office:value-type="float" office:value="4" calcext:value-type="float">
            <text:p>4</text:p>
          </table:table-cell>
          <table:table-cell office:value-type="string" calcext:value-type="string">
            <text:p>RCL 11</text:p>
          </table:table-cell>
          <table:table-cell office:value-type="string" calcext:value-type="string">
            <text:p>OESTERREICHISCHE KUNSTMUSEEN <text:s/>SCHWEIZERISCHE KUNSTMUSEEN TSCHECHISCHE KUNSTMUSEEN <text:s/>SLOWAKISCHE KUNSTMUSEEN</text:p>
          </table:table-cell>
          <table:table-cell table:number-columns-repeated="5"/>
        </table:table-row>
        <table:table-row table:style-name="ro1">
          <table:table-cell table:formula="of:=IF(LEN([.B2258])=1;0;IF(LEN([.B2258])=2;1;IF(LEN([.B2258])=3;2;IF(LEN([.B2258])=5;3;IF(LEN([.B2258])=6;4;IF(LEN([.B2258])=7;5;&quot;Fehler&quot;))))))" office:value-type="float" office:value="4" calcext:value-type="float">
            <text:p>4</text:p>
          </table:table-cell>
          <table:table-cell office:value-type="string" calcext:value-type="string">
            <text:p>RCL 12</text:p>
          </table:table-cell>
          <table:table-cell office:value-type="string" calcext:value-type="string">
            <text:p>FRANZOESISCHE KUNSTMUSEEN <text:s/>BELGISCHE KUNSTMUSEEN NIEDERLAENDISCHE KUNSTMUSEEN</text:p>
          </table:table-cell>
          <table:table-cell table:number-columns-repeated="5"/>
        </table:table-row>
        <table:table-row table:style-name="ro1">
          <table:table-cell table:formula="of:=IF(LEN([.B2259])=1;0;IF(LEN([.B2259])=2;1;IF(LEN([.B2259])=3;2;IF(LEN([.B2259])=5;3;IF(LEN([.B2259])=6;4;IF(LEN([.B2259])=7;5;&quot;Fehler&quot;))))))" office:value-type="float" office:value="4" calcext:value-type="float">
            <text:p>4</text:p>
          </table:table-cell>
          <table:table-cell office:value-type="string" calcext:value-type="string">
            <text:p>RCL 13</text:p>
          </table:table-cell>
          <table:table-cell office:value-type="string" calcext:value-type="string">
            <text:p>KUNSTMUSEEN GROSSBRITANNIENS UND IRLANDS <text:s/>SKANDINAVISCHE KUNSTMUSEEN</text:p>
          </table:table-cell>
          <table:table-cell table:number-columns-repeated="5"/>
        </table:table-row>
        <table:table-row table:style-name="ro1">
          <table:table-cell table:formula="of:=IF(LEN([.B2260])=1;0;IF(LEN([.B2260])=2;1;IF(LEN([.B2260])=3;2;IF(LEN([.B2260])=5;3;IF(LEN([.B2260])=6;4;IF(LEN([.B2260])=7;5;&quot;Fehler&quot;))))))" office:value-type="float" office:value="4" calcext:value-type="float">
            <text:p>4</text:p>
          </table:table-cell>
          <table:table-cell office:value-type="string" calcext:value-type="string">
            <text:p>RCL 14</text:p>
          </table:table-cell>
          <table:table-cell office:value-type="string" calcext:value-type="string">
            <text:p>SPANISCHE KUNSTMUSEEN <text:s/>PORTUGIESISCHE KUNSTMUSEEN</text:p>
          </table:table-cell>
          <table:table-cell table:number-columns-repeated="5"/>
        </table:table-row>
        <table:table-row table:style-name="ro1">
          <table:table-cell table:formula="of:=IF(LEN([.B2261])=1;0;IF(LEN([.B2261])=2;1;IF(LEN([.B2261])=3;2;IF(LEN([.B2261])=5;3;IF(LEN([.B2261])=6;4;IF(LEN([.B2261])=7;5;&quot;Fehler&quot;))))))" office:value-type="float" office:value="4" calcext:value-type="float">
            <text:p>4</text:p>
          </table:table-cell>
          <table:table-cell office:value-type="string" calcext:value-type="string">
            <text:p>RCL 15</text:p>
          </table:table-cell>
          <table:table-cell office:value-type="string" calcext:value-type="string">
            <text:p>ITALIENISCHE KUNSTMUSEEN <text:s/>GRIECHISCHE KUNSTMUSEEN</text:p>
          </table:table-cell>
          <table:table-cell table:number-columns-repeated="5"/>
        </table:table-row>
        <table:table-row table:style-name="ro1">
          <table:table-cell table:formula="of:=IF(LEN([.B2262])=1;0;IF(LEN([.B2262])=2;1;IF(LEN([.B2262])=3;2;IF(LEN([.B2262])=5;3;IF(LEN([.B2262])=6;4;IF(LEN([.B2262])=7;5;&quot;Fehler&quot;))))))" office:value-type="float" office:value="4" calcext:value-type="float">
            <text:p>4</text:p>
          </table:table-cell>
          <table:table-cell office:value-type="string" calcext:value-type="string">
            <text:p>RCL 16</text:p>
          </table:table-cell>
          <table:table-cell office:value-type="string" calcext:value-type="string">
            <text:p>UNGARISCHE KUNSTMUSEEN <text:s/>RUMAENISCHE KUNSTMUSEEN BULGARISCHE KUNSTMUSEEN <text:s/>KUNSTMUSEEN JUGOSLAWIENS UND SEINER NACHFOLGESTAATEN</text:p>
          </table:table-cell>
          <table:table-cell table:number-columns-repeated="5"/>
        </table:table-row>
        <table:table-row table:style-name="ro1">
          <table:table-cell table:formula="of:=IF(LEN([.B2263])=1;0;IF(LEN([.B2263])=2;1;IF(LEN([.B2263])=3;2;IF(LEN([.B2263])=5;3;IF(LEN([.B2263])=6;4;IF(LEN([.B2263])=7;5;&quot;Fehler&quot;))))))" office:value-type="float" office:value="4" calcext:value-type="float">
            <text:p>4</text:p>
          </table:table-cell>
          <table:table-cell office:value-type="string" calcext:value-type="string">
            <text:p>RCL 17</text:p>
          </table:table-cell>
          <table:table-cell office:value-type="string" calcext:value-type="string">
            <text:p>RUSSISCHE KUNSTMUSEEN <text:s/>POLNISCHE KUNSTMUSEEN</text:p>
          </table:table-cell>
          <table:table-cell table:number-columns-repeated="5"/>
        </table:table-row>
        <table:table-row table:style-name="ro1">
          <table:table-cell table:formula="of:=IF(LEN([.B2264])=1;0;IF(LEN([.B2264])=2;1;IF(LEN([.B2264])=3;2;IF(LEN([.B2264])=5;3;IF(LEN([.B2264])=6;4;IF(LEN([.B2264])=7;5;&quot;Fehler&quot;))))))" office:value-type="float" office:value="4" calcext:value-type="float">
            <text:p>4</text:p>
          </table:table-cell>
          <table:table-cell office:value-type="string" calcext:value-type="string">
            <text:p>RCL 18</text:p>
          </table:table-cell>
          <table:table-cell office:value-type="string" calcext:value-type="string">
            <text:p>AMERIKANISCHE KUNSTMUSEEN</text:p>
          </table:table-cell>
          <table:table-cell table:number-columns-repeated="5"/>
        </table:table-row>
        <table:table-row table:style-name="ro1">
          <table:table-cell table:formula="of:=IF(LEN([.B2265])=1;0;IF(LEN([.B2265])=2;1;IF(LEN([.B2265])=3;2;IF(LEN([.B2265])=5;3;IF(LEN([.B2265])=6;4;IF(LEN([.B2265])=7;5;&quot;Fehler&quot;))))))" office:value-type="float" office:value="4" calcext:value-type="float">
            <text:p>4</text:p>
          </table:table-cell>
          <table:table-cell office:value-type="string" calcext:value-type="string">
            <text:p>RCL 19</text:p>
          </table:table-cell>
          <table:table-cell office:value-type="string" calcext:value-type="string">
            <text:p>KUNSTMUSEEN SONSTIGER LAENDER</text:p>
          </table:table-cell>
          <table:table-cell table:number-columns-repeated="5"/>
        </table:table-row>
        <table:table-row table:style-name="ro1">
          <table:table-cell table:formula="of:=IF(LEN([.B2266])=1;0;IF(LEN([.B2266])=2;1;IF(LEN([.B2266])=3;2;IF(LEN([.B2266])=5;3;IF(LEN([.B2266])=6;4;IF(LEN([.B2266])=7;5;&quot;Fehler&quot;))))))" office:value-type="float" office:value="2" calcext:value-type="float">
            <text:p>2</text:p>
          </table:table-cell>
          <table:table-cell office:value-type="string" calcext:value-type="string">
            <text:p>RCM</text:p>
          </table:table-cell>
          <table:table-cell office:value-type="string" calcext:value-type="string">
            <text:p>KUNSTHANDEL <text:s/>KUNSTSAMMELN <text:s/>ANTIQUITAETENSAMMELN</text:p>
          </table:table-cell>
          <table:table-cell table:number-columns-repeated="5"/>
        </table:table-row>
        <table:table-row table:style-name="ro1">
          <table:table-cell table:formula="of:=IF(LEN([.B2267])=1;0;IF(LEN([.B2267])=2;1;IF(LEN([.B2267])=3;2;IF(LEN([.B2267])=5;3;IF(LEN([.B2267])=6;4;IF(LEN([.B2267])=7;5;&quot;Fehler&quot;))))))" office:value-type="float" office:value="1" calcext:value-type="float">
            <text:p>1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BERUF UND AUSBILDUNG DES KUENSTLERS – KUENSTLERISCHE TECHNIKEN</text:p>
          </table:table-cell>
          <table:table-cell table:number-columns-repeated="5"/>
        </table:table-row>
        <table:table-row table:style-name="ro1">
          <table:table-cell table:formula="of:=IF(LEN([.B2268])=1;0;IF(LEN([.B2268])=2;1;IF(LEN([.B2268])=3;2;IF(LEN([.B2268])=5;3;IF(LEN([.B2268])=6;4;IF(LEN([.B2268])=7;5;&quot;Fehler&quot;))))))" office:value-type="float" office:value="2" calcext:value-type="float">
            <text:p>2</text:p>
          </table:table-cell>
          <table:table-cell office:value-type="string" calcext:value-type="string">
            <text:p>RDG</text:p>
          </table:table-cell>
          <table:table-cell office:value-type="string" calcext:value-type="string">
            <text:p>BERUF DES KUENSTLERS - GESCHICHTE, PSYCHOLOGIE UND SOZIOLOGIE DES KUENSTLERS</text:p>
          </table:table-cell>
          <table:table-cell table:number-columns-repeated="5"/>
        </table:table-row>
        <table:table-row table:style-name="ro1">
          <table:table-cell table:formula="of:=IF(LEN([.B2269])=1;0;IF(LEN([.B2269])=2;1;IF(LEN([.B2269])=3;2;IF(LEN([.B2269])=5;3;IF(LEN([.B2269])=6;4;IF(LEN([.B2269])=7;5;&quot;Fehler&quot;))))))" office:value-type="float" office:value="2" calcext:value-type="float">
            <text:p>2</text:p>
          </table:table-cell>
          <table:table-cell office:value-type="string" calcext:value-type="string">
            <text:p>RDK</text:p>
          </table:table-cell>
          <table:table-cell office:value-type="string" calcext:value-type="string">
            <text:p>AUSBILDUNG DES KUENSTLERS</text:p>
          </table:table-cell>
          <table:table-cell table:number-columns-repeated="5"/>
        </table:table-row>
        <table:table-row table:style-name="ro1">
          <table:table-cell table:formula="of:=IF(LEN([.B2270])=1;0;IF(LEN([.B2270])=2;1;IF(LEN([.B2270])=3;2;IF(LEN([.B2270])=5;3;IF(LEN([.B2270])=6;4;IF(LEN([.B2270])=7;5;&quot;Fehler&quot;))))))" office:value-type="float" office:value="2" calcext:value-type="float">
            <text:p>2</text:p>
          </table:table-cell>
          <table:table-cell office:value-type="string" calcext:value-type="string">
            <text:p>RDL</text:p>
          </table:table-cell>
          <table:table-cell office:value-type="string" calcext:value-type="string">
            <text:p>KUENSTLERISCHE GESTALTUNGSLEHRE : ALLGEMEINES</text:p>
          </table:table-cell>
          <table:table-cell table:number-columns-repeated="5"/>
        </table:table-row>
        <table:table-row table:style-name="ro1">
          <table:table-cell table:formula="of:=IF(LEN([.B2271])=1;0;IF(LEN([.B2271])=2;1;IF(LEN([.B2271])=3;2;IF(LEN([.B2271])=5;3;IF(LEN([.B2271])=6;4;IF(LEN([.B2271])=7;5;&quot;Fehler&quot;))))))" office:value-type="float" office:value="3" calcext:value-type="float">
            <text:p>3</text:p>
          </table:table-cell>
          <table:table-cell office:value-type="string" calcext:value-type="string">
            <text:p>RDL 1</text:p>
          </table:table-cell>
          <table:table-cell office:value-type="string" calcext:value-type="string">
            <text:p>PERSPEKTIVLEHRE <text:s/>PROPORTIONSLEHRE</text:p>
          </table:table-cell>
          <table:table-cell table:number-columns-repeated="5"/>
        </table:table-row>
        <table:table-row table:style-name="ro1">
          <table:table-cell table:formula="of:=IF(LEN([.B2272])=1;0;IF(LEN([.B2272])=2;1;IF(LEN([.B2272])=3;2;IF(LEN([.B2272])=5;3;IF(LEN([.B2272])=6;4;IF(LEN([.B2272])=7;5;&quot;Fehler&quot;))))))" office:value-type="float" office:value="3" calcext:value-type="float">
            <text:p>3</text:p>
          </table:table-cell>
          <table:table-cell office:value-type="string" calcext:value-type="string">
            <text:p>RDL 2</text:p>
          </table:table-cell>
          <table:table-cell office:value-type="string" calcext:value-type="string">
            <text:p>KUENSTLERISCHE ANATOMIE</text:p>
          </table:table-cell>
          <table:table-cell table:number-columns-repeated="5"/>
        </table:table-row>
        <table:table-row table:style-name="ro1">
          <table:table-cell table:formula="of:=IF(LEN([.B2273])=1;0;IF(LEN([.B2273])=2;1;IF(LEN([.B2273])=3;2;IF(LEN([.B2273])=5;3;IF(LEN([.B2273])=6;4;IF(LEN([.B2273])=7;5;&quot;Fehler&quot;))))))" office:value-type="float" office:value="3" calcext:value-type="float">
            <text:p>3</text:p>
          </table:table-cell>
          <table:table-cell office:value-type="string" calcext:value-type="string">
            <text:p>RDL 3</text:p>
          </table:table-cell>
          <table:table-cell office:value-type="string" calcext:value-type="string">
            <text:p>KUENSTLERISCHE FARBENLEHRE</text:p>
          </table:table-cell>
          <table:table-cell table:number-columns-repeated="5"/>
        </table:table-row>
        <table:table-row table:style-name="ro1">
          <table:table-cell table:formula="of:=IF(LEN([.B2274])=1;0;IF(LEN([.B2274])=2;1;IF(LEN([.B2274])=3;2;IF(LEN([.B2274])=5;3;IF(LEN([.B2274])=6;4;IF(LEN([.B2274])=7;5;&quot;Fehler&quot;))))))" office:value-type="float" office:value="2" calcext:value-type="float">
            <text:p>2</text:p>
          </table:table-cell>
          <table:table-cell office:value-type="string" calcext:value-type="string">
            <text:p>RDM</text:p>
          </table:table-cell>
          <table:table-cell office:value-type="string" calcext:value-type="string">
            <text:p>BILDNERISCHE TECHNIKEN : DARSTELLUNGEN MEHRERER TECHNIKEN</text:p>
          </table:table-cell>
          <table:table-cell table:number-columns-repeated="5"/>
        </table:table-row>
        <table:table-row table:style-name="ro1">
          <table:table-cell table:formula="of:=IF(LEN([.B2275])=1;0;IF(LEN([.B2275])=2;1;IF(LEN([.B2275])=3;2;IF(LEN([.B2275])=5;3;IF(LEN([.B2275])=6;4;IF(LEN([.B2275])=7;5;&quot;Fehler&quot;))))))" office:value-type="float" office:value="3" calcext:value-type="float">
            <text:p>3</text:p>
          </table:table-cell>
          <table:table-cell office:value-type="string" calcext:value-type="string">
            <text:p>RDM 1</text:p>
          </table:table-cell>
          <table:table-cell office:value-type="string" calcext:value-type="string">
            <text:p>ZEICHENTECHNIKEN</text:p>
          </table:table-cell>
          <table:table-cell table:number-columns-repeated="5"/>
        </table:table-row>
        <table:table-row table:style-name="ro1">
          <table:table-cell table:formula="of:=IF(LEN([.B2276])=1;0;IF(LEN([.B2276])=2;1;IF(LEN([.B2276])=3;2;IF(LEN([.B2276])=5;3;IF(LEN([.B2276])=6;4;IF(LEN([.B2276])=7;5;&quot;Fehler&quot;))))))" office:value-type="float" office:value="3" calcext:value-type="float">
            <text:p>3</text:p>
          </table:table-cell>
          <table:table-cell office:value-type="string" calcext:value-type="string">
            <text:p>RDM 2</text:p>
          </table:table-cell>
          <table:table-cell office:value-type="string" calcext:value-type="string">
            <text:p>GRAPHISCHE TECHNIKEN</text:p>
          </table:table-cell>
          <table:table-cell table:number-columns-repeated="5"/>
        </table:table-row>
        <table:table-row table:style-name="ro1">
          <table:table-cell table:formula="of:=IF(LEN([.B2277])=1;0;IF(LEN([.B2277])=2;1;IF(LEN([.B2277])=3;2;IF(LEN([.B2277])=5;3;IF(LEN([.B2277])=6;4;IF(LEN([.B2277])=7;5;&quot;Fehler&quot;))))))" office:value-type="float" office:value="3" calcext:value-type="float">
            <text:p>3</text:p>
          </table:table-cell>
          <table:table-cell office:value-type="string" calcext:value-type="string">
            <text:p>RDM 3</text:p>
          </table:table-cell>
          <table:table-cell office:value-type="string" calcext:value-type="string">
            <text:p>MALTECHNIKEN <text:s/>BEMALEN VON HOLZ, GLAS, PORZELLAN U.A.</text:p>
          </table:table-cell>
          <table:table-cell table:number-columns-repeated="5"/>
        </table:table-row>
        <table:table-row table:style-name="ro1">
          <table:table-cell table:formula="of:=IF(LEN([.B2278])=1;0;IF(LEN([.B2278])=2;1;IF(LEN([.B2278])=3;2;IF(LEN([.B2278])=5;3;IF(LEN([.B2278])=6;4;IF(LEN([.B2278])=7;5;&quot;Fehler&quot;))))))" office:value-type="float" office:value="3" calcext:value-type="float">
            <text:p>3</text:p>
          </table:table-cell>
          <table:table-cell office:value-type="string" calcext:value-type="string">
            <text:p>RDM 4</text:p>
          </table:table-cell>
          <table:table-cell office:value-type="string" calcext:value-type="string">
            <text:p>PLASTISCHE TECHNIKEN</text:p>
          </table:table-cell>
          <table:table-cell table:number-columns-repeated="5"/>
        </table:table-row>
        <table:table-row table:style-name="ro1">
          <table:table-cell table:formula="of:=IF(LEN([.B2279])=1;0;IF(LEN([.B2279])=2;1;IF(LEN([.B2279])=3;2;IF(LEN([.B2279])=5;3;IF(LEN([.B2279])=6;4;IF(LEN([.B2279])=7;5;&quot;Fehler&quot;))))))" office:value-type="float" office:value="3" calcext:value-type="float">
            <text:p>3</text:p>
          </table:table-cell>
          <table:table-cell office:value-type="string" calcext:value-type="string">
            <text:p>RDM 5</text:p>
          </table:table-cell>
          <table:table-cell office:value-type="string" calcext:value-type="string">
            <text:p>BILDNERISCHE TECHNIKEN MIT TEXTILIEN</text:p>
          </table:table-cell>
          <table:table-cell table:number-columns-repeated="5"/>
        </table:table-row>
        <table:table-row table:style-name="ro1">
          <table:table-cell table:formula="of:=IF(LEN([.B2280])=1;0;IF(LEN([.B2280])=2;1;IF(LEN([.B2280])=3;2;IF(LEN([.B2280])=5;3;IF(LEN([.B2280])=6;4;IF(LEN([.B2280])=7;5;&quot;Fehler&quot;))))))" office:value-type="float" office:value="3" calcext:value-type="float">
            <text:p>3</text:p>
          </table:table-cell>
          <table:table-cell office:value-type="string" calcext:value-type="string">
            <text:p>RDM 8</text:p>
          </table:table-cell>
          <table:table-cell office:value-type="string" calcext:value-type="string">
            <text:p>MOSAIKARBEITEN <text:s/>EINLEGEARBEITEN (INTARSIEN) ZUSAMMENGESETZTE GLASBILDER UND -LAMPEN</text:p>
          </table:table-cell>
          <table:table-cell table:number-columns-repeated="5"/>
        </table:table-row>
        <table:table-row table:style-name="ro1">
          <table:table-cell table:formula="of:=IF(LEN([.B2281])=1;0;IF(LEN([.B2281])=2;1;IF(LEN([.B2281])=3;2;IF(LEN([.B2281])=5;3;IF(LEN([.B2281])=6;4;IF(LEN([.B2281])=7;5;&quot;Fehler&quot;))))))" office:value-type="float" office:value="3" calcext:value-type="float">
            <text:p>3</text:p>
          </table:table-cell>
          <table:table-cell office:value-type="string" calcext:value-type="string">
            <text:p>RDM 9</text:p>
          </table:table-cell>
          <table:table-cell office:value-type="string" calcext:value-type="string">
            <text:p>SONSTIGE BILDNERISCHE TECHNIKEN</text:p>
          </table:table-cell>
          <table:table-cell table:number-columns-repeated="5"/>
        </table:table-row>
        <table:table-row table:style-name="ro1">
          <table:table-cell table:formula="of:=IF(LEN([.B2282])=1;0;IF(LEN([.B2282])=2;1;IF(LEN([.B2282])=3;2;IF(LEN([.B2282])=5;3;IF(LEN([.B2282])=6;4;IF(LEN([.B2282])=7;5;&quot;Fehler&quot;))))))" office:value-type="float" office:value="1" calcext:value-type="float">
            <text:p>1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LLGEMEINE KUNSTGESCHICHTE : GESAMTDARSTELLUNGEN DER KUNST ALLER VOELKER UND ZEITEN</text:p>
          </table:table-cell>
          <table:table-cell table:number-columns-repeated="5"/>
        </table:table-row>
        <table:table-row table:style-name="ro1">
          <table:table-cell table:formula="of:=IF(LEN([.B2283])=1;0;IF(LEN([.B2283])=2;1;IF(LEN([.B2283])=3;2;IF(LEN([.B2283])=5;3;IF(LEN([.B2283])=6;4;IF(LEN([.B2283])=7;5;&quot;Fehler&quot;))))))" office:value-type="float" office:value="2" calcext:value-type="float">
            <text:p>2</text:p>
          </table:table-cell>
          <table:table-cell office:value-type="string" calcext:value-type="string">
            <text:p>REK</text:p>
          </table:table-cell>
          <table:table-cell office:value-type="string" calcext:value-type="string">
            <text:p>EINZELNE KUNSTGATTUNGEN : THEORIE UND GESCHICHTE DER KUNSTGATTUNGEN IN MEHREREN LAENDERN UND MEHREREN EPOCHEN</text:p>
          </table:table-cell>
          <table:table-cell table:number-columns-repeated="5"/>
        </table:table-row>
        <table:table-row table:style-name="ro1">
          <table:table-cell table:formula="of:=IF(LEN([.B2284])=1;0;IF(LEN([.B2284])=2;1;IF(LEN([.B2284])=3;2;IF(LEN([.B2284])=5;3;IF(LEN([.B2284])=6;4;IF(LEN([.B2284])=7;5;&quot;Fehler&quot;))))))" office:value-type="float" office:value="3" calcext:value-type="float">
            <text:p>3</text:p>
          </table:table-cell>
          <table:table-cell office:value-type="string" calcext:value-type="string">
            <text:p>REK 1</text:p>
          </table:table-cell>
          <table:table-cell office:value-type="string" calcext:value-type="string">
            <text:p>ARCHITEKTUR (BAUKUNST) <text:s/>EINZELNE GATTUNGEN UND WERKSTOFFE DER ARCHITEKTUR <text:s/>EINZELNE BAUTEILE <text:s/>STAEDTEBAU</text:p>
          </table:table-cell>
          <table:table-cell table:number-columns-repeated="5"/>
        </table:table-row>
        <table:table-row table:style-name="ro1">
          <table:table-cell table:formula="of:=IF(LEN([.B2285])=1;0;IF(LEN([.B2285])=2;1;IF(LEN([.B2285])=3;2;IF(LEN([.B2285])=5;3;IF(LEN([.B2285])=6;4;IF(LEN([.B2285])=7;5;&quot;Fehler&quot;))))))" office:value-type="float" office:value="3" calcext:value-type="float">
            <text:p>3</text:p>
          </table:table-cell>
          <table:table-cell office:value-type="string" calcext:value-type="string">
            <text:p>REK 2</text:p>
          </table:table-cell>
          <table:table-cell office:value-type="string" calcext:value-type="string">
            <text:p>PLASTIK (SKULPTUR) <text:s/>EINZELNE GATTUNGEN UND WERKSTOFFE DER PLASTIK</text:p>
          </table:table-cell>
          <table:table-cell table:number-columns-repeated="5"/>
        </table:table-row>
        <table:table-row table:style-name="ro1">
          <table:table-cell table:formula="of:=IF(LEN([.B2286])=1;0;IF(LEN([.B2286])=2;1;IF(LEN([.B2286])=3;2;IF(LEN([.B2286])=5;3;IF(LEN([.B2286])=6;4;IF(LEN([.B2286])=7;5;&quot;Fehler&quot;))))))" office:value-type="float" office:value="3" calcext:value-type="float">
            <text:p>3</text:p>
          </table:table-cell>
          <table:table-cell office:value-type="string" calcext:value-type="string">
            <text:p>REK 3</text:p>
          </table:table-cell>
          <table:table-cell office:value-type="string" calcext:value-type="string">
            <text:p>MALEREI</text:p>
          </table:table-cell>
          <table:table-cell table:number-columns-repeated="5"/>
        </table:table-row>
        <table:table-row table:style-name="ro1">
          <table:table-cell table:formula="of:=IF(LEN([.B2287])=1;0;IF(LEN([.B2287])=2;1;IF(LEN([.B2287])=3;2;IF(LEN([.B2287])=5;3;IF(LEN([.B2287])=6;4;IF(LEN([.B2287])=7;5;&quot;Fehler&quot;))))))" office:value-type="float" office:value="4" calcext:value-type="float">
            <text:p>4</text:p>
          </table:table-cell>
          <table:table-cell office:value-type="string" calcext:value-type="string">
            <text:p>REK 30</text:p>
          </table:table-cell>
          <table:table-cell office:value-type="string" calcext:value-type="string">
            <text:p>EINZELNE GATTUNGEN UND WERKSTOFFE DER MALEREI</text:p>
          </table:table-cell>
          <table:table-cell table:number-columns-repeated="5"/>
        </table:table-row>
        <table:table-row table:style-name="ro1">
          <table:table-cell table:formula="of:=IF(LEN([.B2288])=1;0;IF(LEN([.B2288])=2;1;IF(LEN([.B2288])=3;2;IF(LEN([.B2288])=5;3;IF(LEN([.B2288])=6;4;IF(LEN([.B2288])=7;5;&quot;Fehler&quot;))))))" office:value-type="float" office:value="3" calcext:value-type="float">
            <text:p>3</text:p>
          </table:table-cell>
          <table:table-cell office:value-type="string" calcext:value-type="string">
            <text:p>REK 4</text:p>
          </table:table-cell>
          <table:table-cell office:value-type="string" calcext:value-type="string">
            <text:p>GRAPHIK (HANDZEICHNUNG UND DRUCKGRAPHIK) <text:s/>EINZELNE GATTUNGEN DER HANDZEICHNUNG UND DRUCKGRAPHIK</text:p>
          </table:table-cell>
          <table:table-cell table:number-columns-repeated="5"/>
        </table:table-row>
        <table:table-row table:style-name="ro1">
          <table:table-cell table:formula="of:=IF(LEN([.B2289])=1;0;IF(LEN([.B2289])=2;1;IF(LEN([.B2289])=3;2;IF(LEN([.B2289])=5;3;IF(LEN([.B2289])=6;4;IF(LEN([.B2289])=7;5;&quot;Fehler&quot;))))))" office:value-type="float" office:value="2" calcext:value-type="float">
            <text:p>2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SONDERGEBIETE DER ALLGEMEINEN KUNSTGESCHICHTE</text:p>
          </table:table-cell>
          <table:table-cell table:number-columns-repeated="5"/>
        </table:table-row>
        <table:table-row table:style-name="ro1">
          <table:table-cell table:formula="of:=IF(LEN([.B2290])=1;0;IF(LEN([.B2290])=2;1;IF(LEN([.B2290])=3;2;IF(LEN([.B2290])=5;3;IF(LEN([.B2290])=6;4;IF(LEN([.B2290])=7;5;&quot;Fehler&quot;))))))" office:value-type="float" office:value="3" calcext:value-type="float">
            <text:p>3</text:p>
          </table:table-cell>
          <table:table-cell office:value-type="string" calcext:value-type="string">
            <text:p>REL 2</text:p>
          </table:table-cell>
          <table:table-cell office:value-type="string" calcext:value-type="string">
            <text:p>NAIVE KUNST</text:p>
          </table:table-cell>
          <table:table-cell table:number-columns-repeated="5"/>
        </table:table-row>
        <table:table-row table:style-name="ro1">
          <table:table-cell table:formula="of:=IF(LEN([.B2291])=1;0;IF(LEN([.B2291])=2;1;IF(LEN([.B2291])=3;2;IF(LEN([.B2291])=5;3;IF(LEN([.B2291])=6;4;IF(LEN([.B2291])=7;5;&quot;Fehler&quot;))))))" office:value-type="float" office:value="3" calcext:value-type="float">
            <text:p>3</text:p>
          </table:table-cell>
          <table:table-cell office:value-type="string" calcext:value-type="string">
            <text:p>REL 3</text:p>
          </table:table-cell>
          <table:table-cell office:value-type="string" calcext:value-type="string">
            <text:p>KINDERKUNST</text:p>
          </table:table-cell>
          <table:table-cell table:number-columns-repeated="5"/>
        </table:table-row>
        <table:table-row table:style-name="ro1">
          <table:table-cell table:formula="of:=IF(LEN([.B2292])=1;0;IF(LEN([.B2292])=2;1;IF(LEN([.B2292])=3;2;IF(LEN([.B2292])=5;3;IF(LEN([.B2292])=6;4;IF(LEN([.B2292])=7;5;&quot;Fehler&quot;))))))" office:value-type="float" office:value="3" calcext:value-type="float">
            <text:p>3</text:p>
          </table:table-cell>
          <table:table-cell office:value-type="string" calcext:value-type="string">
            <text:p>REL 4</text:p>
          </table:table-cell>
          <table:table-cell office:value-type="string" calcext:value-type="string">
            <text:p>PHANTASTISCHE KUNST <text:s/>KUNST UNTER DEM EINFLUSS VON DROGEN KUNST PSYCHISCH KRANKER</text:p>
          </table:table-cell>
          <table:table-cell table:number-columns-repeated="5"/>
        </table:table-row>
        <table:table-row table:style-name="ro1">
          <table:table-cell table:formula="of:=IF(LEN([.B2293])=1;0;IF(LEN([.B2293])=2;1;IF(LEN([.B2293])=3;2;IF(LEN([.B2293])=5;3;IF(LEN([.B2293])=6;4;IF(LEN([.B2293])=7;5;&quot;Fehler&quot;))))))" office:value-type="float" office:value="2" calcext:value-type="float">
            <text:p>2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IKONOGRAPHIE <text:s/>IKONOLOGIE : ALLGEMEINES</text:p>
          </table:table-cell>
          <table:table-cell table:number-columns-repeated="5"/>
        </table:table-row>
        <table:table-row table:style-name="ro1">
          <table:table-cell table:formula="of:=IF(LEN([.B2294])=1;0;IF(LEN([.B2294])=2;1;IF(LEN([.B2294])=3;2;IF(LEN([.B2294])=5;3;IF(LEN([.B2294])=6;4;IF(LEN([.B2294])=7;5;&quot;Fehler&quot;))))))" office:value-type="float" office:value="3" calcext:value-type="float">
            <text:p>3</text:p>
          </table:table-cell>
          <table:table-cell office:value-type="string" calcext:value-type="string">
            <text:p>REM 1</text:p>
          </table:table-cell>
          <table:table-cell office:value-type="string" calcext:value-type="string">
            <text:p>EINZELNE THEMEN UND MOTIVE DER KUNST</text:p>
          </table:table-cell>
          <table:table-cell table:number-columns-repeated="5"/>
        </table:table-row>
        <table:table-row table:style-name="ro1">
          <table:table-cell table:formula="of:=IF(LEN([.B2295])=1;0;IF(LEN([.B2295])=2;1;IF(LEN([.B2295])=3;2;IF(LEN([.B2295])=5;3;IF(LEN([.B2295])=6;4;IF(LEN([.B2295])=7;5;&quot;Fehler&quot;))))))" office:value-type="float" office:value="1" calcext:value-type="float">
            <text:p>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UROPAEISCHE KUNST : GESAMTDARSTELLUNGEN – DARSTELLUNGEN MEHRERER LAENDER UND EPOCHEN</text:p>
          </table:table-cell>
          <table:table-cell table:number-columns-repeated="5"/>
        </table:table-row>
        <table:table-row table:style-name="ro1">
          <table:table-cell table:formula="of:=IF(LEN([.B2296])=1;0;IF(LEN([.B2296])=2;1;IF(LEN([.B2296])=3;2;IF(LEN([.B2296])=5;3;IF(LEN([.B2296])=6;4;IF(LEN([.B2296])=7;5;&quot;Fehler&quot;))))))" office:value-type="float" office:value="2" calcext:value-type="float">
            <text:p>2</text:p>
          </table:table-cell>
          <table:table-cell office:value-type="string" calcext:value-type="string">
            <text:p>RFK</text:p>
          </table:table-cell>
          <table:table-cell office:value-type="string" calcext:value-type="string">
            <text:p>EUROPAEISCHE KUNSTTOPOGRAPHIE</text:p>
          </table:table-cell>
          <table:table-cell table:number-columns-repeated="5"/>
        </table:table-row>
        <table:table-row table:style-name="ro1">
          <table:table-cell table:formula="of:=IF(LEN([.B2297])=1;0;IF(LEN([.B2297])=2;1;IF(LEN([.B2297])=3;2;IF(LEN([.B2297])=5;3;IF(LEN([.B2297])=6;4;IF(LEN([.B2297])=7;5;&quot;Fehler&quot;))))))" office:value-type="float" office:value="3" calcext:value-type="float">
            <text:p>3</text:p>
          </table:table-cell>
          <table:table-cell office:value-type="string" calcext:value-type="string">
            <text:p>RFK 1</text:p>
          </table:table-cell>
          <table:table-cell office:value-type="string" calcext:value-type="string">
            <text:p>MITTELEUROPAEISCHE KUNST</text:p>
          </table:table-cell>
          <table:table-cell table:number-columns-repeated="5"/>
        </table:table-row>
        <table:table-row table:style-name="ro1">
          <table:table-cell table:formula="of:=IF(LEN([.B2298])=1;0;IF(LEN([.B2298])=2;1;IF(LEN([.B2298])=3;2;IF(LEN([.B2298])=5;3;IF(LEN([.B2298])=6;4;IF(LEN([.B2298])=7;5;&quot;Fehler&quot;))))))" office:value-type="float" office:value="4" calcext:value-type="float">
            <text:p>4</text:p>
          </table:table-cell>
          <table:table-cell office:value-type="string" calcext:value-type="string">
            <text:p>RFK 10</text:p>
          </table:table-cell>
          <table:table-cell office:value-type="string" calcext:value-type="string">
            <text:p>OESTERREICHISCHE KUNST : GESAMTDARSTELLUNGEN</text:p>
          </table:table-cell>
          <table:table-cell table:number-columns-repeated="5"/>
        </table:table-row>
        <table:table-row table:style-name="ro1">
          <table:table-cell table:formula="of:=IF(LEN([.B2299])=1;0;IF(LEN([.B2299])=2;1;IF(LEN([.B2299])=3;2;IF(LEN([.B2299])=5;3;IF(LEN([.B2299])=6;4;IF(LEN([.B2299])=7;5;&quot;Fehler&quot;))))))" office:value-type="float" office:value="5" calcext:value-type="float">
            <text:p>5</text:p>
          </table:table-cell>
          <table:table-cell office:value-type="string" calcext:value-type="string">
            <text:p>RFK 100</text:p>
          </table:table-cell>
          <table:table-cell office:value-type="string" calcext:value-type="string">
            <text:p>KUNST EINZELNER OESTERREICHISCHER LANDSCHAFTEN</text:p>
          </table:table-cell>
          <table:table-cell table:number-columns-repeated="5"/>
        </table:table-row>
        <table:table-row table:style-name="ro1">
          <table:table-cell table:formula="of:=IF(LEN([.B2300])=1;0;IF(LEN([.B2300])=2;1;IF(LEN([.B2300])=3;2;IF(LEN([.B2300])=5;3;IF(LEN([.B2300])=6;4;IF(LEN([.B2300])=7;5;&quot;Fehler&quot;))))))" office:value-type="float" office:value="5" calcext:value-type="float">
            <text:p>5</text:p>
          </table:table-cell>
          <table:table-cell office:value-type="string" calcext:value-type="string">
            <text:p>RFK 101</text:p>
          </table:table-cell>
          <table:table-cell office:value-type="string" calcext:value-type="string">
            <text:p>KUNST EINZELNER OESTERREICHISCHER ORTE (ALPHABETISCH NACH ORTEN)</text:p>
          </table:table-cell>
          <table:table-cell table:number-columns-repeated="5"/>
        </table:table-row>
        <table:table-row table:style-name="ro1">
          <table:table-cell table:formula="of:=IF(LEN([.B2301])=1;0;IF(LEN([.B2301])=2;1;IF(LEN([.B2301])=3;2;IF(LEN([.B2301])=5;3;IF(LEN([.B2301])=6;4;IF(LEN([.B2301])=7;5;&quot;Fehler&quot;))))))" office:value-type="float" office:value="4" calcext:value-type="float">
            <text:p>4</text:p>
          </table:table-cell>
          <table:table-cell office:value-type="string" calcext:value-type="string">
            <text:p>RFK 11</text:p>
          </table:table-cell>
          <table:table-cell office:value-type="string" calcext:value-type="string">
            <text:p>SCHWEIZERISCHE KUNST</text:p>
          </table:table-cell>
          <table:table-cell table:number-columns-repeated="5"/>
        </table:table-row>
        <table:table-row table:style-name="ro1">
          <table:table-cell table:formula="of:=IF(LEN([.B2302])=1;0;IF(LEN([.B2302])=2;1;IF(LEN([.B2302])=3;2;IF(LEN([.B2302])=5;3;IF(LEN([.B2302])=6;4;IF(LEN([.B2302])=7;5;&quot;Fehler&quot;))))))" office:value-type="float" office:value="4" calcext:value-type="float">
            <text:p>4</text:p>
          </table:table-cell>
          <table:table-cell office:value-type="string" calcext:value-type="string">
            <text:p>RFK 12</text:p>
          </table:table-cell>
          <table:table-cell office:value-type="string" calcext:value-type="string">
            <text:p>TSCHECHISCHE UND SLOWAKISCHE KUNST</text:p>
          </table:table-cell>
          <table:table-cell table:number-columns-repeated="5"/>
        </table:table-row>
        <table:table-row table:style-name="ro1">
          <table:table-cell table:formula="of:=IF(LEN([.B2303])=1;0;IF(LEN([.B2303])=2;1;IF(LEN([.B2303])=3;2;IF(LEN([.B2303])=5;3;IF(LEN([.B2303])=6;4;IF(LEN([.B2303])=7;5;&quot;Fehler&quot;))))))" office:value-type="float" office:value="3" calcext:value-type="float">
            <text:p>3</text:p>
          </table:table-cell>
          <table:table-cell office:value-type="string" calcext:value-type="string">
            <text:p>RFK 2</text:p>
          </table:table-cell>
          <table:table-cell office:value-type="string" calcext:value-type="string">
            <text:p>WESTEUROPAEISCHE KUNST</text:p>
          </table:table-cell>
          <table:table-cell table:number-columns-repeated="5"/>
        </table:table-row>
        <table:table-row table:style-name="ro1">
          <table:table-cell table:formula="of:=IF(LEN([.B2304])=1;0;IF(LEN([.B2304])=2;1;IF(LEN([.B2304])=3;2;IF(LEN([.B2304])=5;3;IF(LEN([.B2304])=6;4;IF(LEN([.B2304])=7;5;&quot;Fehler&quot;))))))" office:value-type="float" office:value="4" calcext:value-type="float">
            <text:p>4</text:p>
          </table:table-cell>
          <table:table-cell office:value-type="string" calcext:value-type="string">
            <text:p>RFK 20</text:p>
          </table:table-cell>
          <table:table-cell office:value-type="string" calcext:value-type="string">
            <text:p>KUNST GROSSBRITANNIENS <text:s/>KUNST IRLANDS : GESAMTDARSTELLUNGEN</text:p>
          </table:table-cell>
          <table:table-cell table:number-columns-repeated="5"/>
        </table:table-row>
        <table:table-row table:style-name="ro1">
          <table:table-cell table:formula="of:=IF(LEN([.B2305])=1;0;IF(LEN([.B2305])=2;1;IF(LEN([.B2305])=3;2;IF(LEN([.B2305])=5;3;IF(LEN([.B2305])=6;4;IF(LEN([.B2305])=7;5;&quot;Fehler&quot;))))))" office:value-type="float" office:value="5" calcext:value-type="float">
            <text:p>5</text:p>
          </table:table-cell>
          <table:table-cell office:value-type="string" calcext:value-type="string">
            <text:p>RFK 200</text:p>
          </table:table-cell>
          <table:table-cell office:value-type="string" calcext:value-type="string">
            <text:p>KUNST EINZELNER LANDSCHAFTEN</text:p>
          </table:table-cell>
          <table:table-cell table:number-columns-repeated="5"/>
        </table:table-row>
        <table:table-row table:style-name="ro1">
          <table:table-cell table:formula="of:=IF(LEN([.B2306])=1;0;IF(LEN([.B2306])=2;1;IF(LEN([.B2306])=3;2;IF(LEN([.B2306])=5;3;IF(LEN([.B2306])=6;4;IF(LEN([.B2306])=7;5;&quot;Fehler&quot;))))))" office:value-type="float" office:value="5" calcext:value-type="float">
            <text:p>5</text:p>
          </table:table-cell>
          <table:table-cell office:value-type="string" calcext:value-type="string">
            <text:p>RFK 201</text:p>
          </table:table-cell>
          <table:table-cell office:value-type="string" calcext:value-type="string">
            <text:p>KUNST EINZELNER ORTE (ALPHABETISCH NACH ORTEN)</text:p>
          </table:table-cell>
          <table:table-cell table:number-columns-repeated="5"/>
        </table:table-row>
        <table:table-row table:style-name="ro1">
          <table:table-cell table:formula="of:=IF(LEN([.B2307])=1;0;IF(LEN([.B2307])=2;1;IF(LEN([.B2307])=3;2;IF(LEN([.B2307])=5;3;IF(LEN([.B2307])=6;4;IF(LEN([.B2307])=7;5;&quot;Fehler&quot;))))))" office:value-type="float" office:value="4" calcext:value-type="float">
            <text:p>4</text:p>
          </table:table-cell>
          <table:table-cell office:value-type="string" calcext:value-type="string">
            <text:p>RFK 21</text:p>
          </table:table-cell>
          <table:table-cell office:value-type="string" calcext:value-type="string">
            <text:p>FRANZOESISCHE KUNST : GESAMTDARSTELLUNGEN</text:p>
          </table:table-cell>
          <table:table-cell table:number-columns-repeated="5"/>
        </table:table-row>
        <table:table-row table:style-name="ro1">
          <table:table-cell table:formula="of:=IF(LEN([.B2308])=1;0;IF(LEN([.B2308])=2;1;IF(LEN([.B2308])=3;2;IF(LEN([.B2308])=5;3;IF(LEN([.B2308])=6;4;IF(LEN([.B2308])=7;5;&quot;Fehler&quot;))))))" office:value-type="float" office:value="5" calcext:value-type="float">
            <text:p>5</text:p>
          </table:table-cell>
          <table:table-cell office:value-type="string" calcext:value-type="string">
            <text:p>RFK 210</text:p>
          </table:table-cell>
          <table:table-cell office:value-type="string" calcext:value-type="string">
            <text:p>KUNST EINZELNER FRANZOESISCHER LANDSCHAFTEN</text:p>
          </table:table-cell>
          <table:table-cell table:number-columns-repeated="5"/>
        </table:table-row>
        <table:table-row table:style-name="ro1">
          <table:table-cell table:formula="of:=IF(LEN([.B2309])=1;0;IF(LEN([.B2309])=2;1;IF(LEN([.B2309])=3;2;IF(LEN([.B2309])=5;3;IF(LEN([.B2309])=6;4;IF(LEN([.B2309])=7;5;&quot;Fehler&quot;))))))" office:value-type="float" office:value="5" calcext:value-type="float">
            <text:p>5</text:p>
          </table:table-cell>
          <table:table-cell office:value-type="string" calcext:value-type="string">
            <text:p>RFK 211</text:p>
          </table:table-cell>
          <table:table-cell office:value-type="string" calcext:value-type="string">
            <text:p>KUNST EINZELNER FRANZOESISCHER ORTE (ALPHABETISCH NACH ORTEN)</text:p>
          </table:table-cell>
          <table:table-cell table:number-columns-repeated="5"/>
        </table:table-row>
        <table:table-row table:style-name="ro1">
          <table:table-cell table:formula="of:=IF(LEN([.B2310])=1;0;IF(LEN([.B2310])=2;1;IF(LEN([.B2310])=3;2;IF(LEN([.B2310])=5;3;IF(LEN([.B2310])=6;4;IF(LEN([.B2310])=7;5;&quot;Fehler&quot;))))))" office:value-type="float" office:value="4" calcext:value-type="float">
            <text:p>4</text:p>
          </table:table-cell>
          <table:table-cell office:value-type="string" calcext:value-type="string">
            <text:p>RFK 23</text:p>
          </table:table-cell>
          <table:table-cell office:value-type="string" calcext:value-type="string">
            <text:p>NIEDERLAENDISCHE KUNST <text:s/>BELGISCHE KUNST <text:s/>LUXEMBURGISCHE KUNST</text:p>
          </table:table-cell>
          <table:table-cell table:number-columns-repeated="5"/>
        </table:table-row>
        <table:table-row table:style-name="ro1">
          <table:table-cell table:formula="of:=IF(LEN([.B2311])=1;0;IF(LEN([.B2311])=2;1;IF(LEN([.B2311])=3;2;IF(LEN([.B2311])=5;3;IF(LEN([.B2311])=6;4;IF(LEN([.B2311])=7;5;&quot;Fehler&quot;))))))" office:value-type="float" office:value="3" calcext:value-type="float">
            <text:p>3</text:p>
          </table:table-cell>
          <table:table-cell office:value-type="string" calcext:value-type="string">
            <text:p>RFK 3</text:p>
          </table:table-cell>
          <table:table-cell office:value-type="string" calcext:value-type="string">
            <text:p>SUEDEUROPAEISCHE KUNST</text:p>
          </table:table-cell>
          <table:table-cell table:number-columns-repeated="5"/>
        </table:table-row>
        <table:table-row table:style-name="ro1">
          <table:table-cell table:formula="of:=IF(LEN([.B2312])=1;0;IF(LEN([.B2312])=2;1;IF(LEN([.B2312])=3;2;IF(LEN([.B2312])=5;3;IF(LEN([.B2312])=6;4;IF(LEN([.B2312])=7;5;&quot;Fehler&quot;))))))" office:value-type="float" office:value="4" calcext:value-type="float">
            <text:p>4</text:p>
          </table:table-cell>
          <table:table-cell office:value-type="string" calcext:value-type="string">
            <text:p>RFK 30</text:p>
          </table:table-cell>
          <table:table-cell office:value-type="string" calcext:value-type="string">
            <text:p>SPANISCHE KUNST <text:s/>PORTUGIESISCHE KUNST : GESAMTDARSTELLUNGEN</text:p>
          </table:table-cell>
          <table:table-cell table:number-columns-repeated="5"/>
        </table:table-row>
        <table:table-row table:style-name="ro1">
          <table:table-cell table:formula="of:=IF(LEN([.B2313])=1;0;IF(LEN([.B2313])=2;1;IF(LEN([.B2313])=3;2;IF(LEN([.B2313])=5;3;IF(LEN([.B2313])=6;4;IF(LEN([.B2313])=7;5;&quot;Fehler&quot;))))))" office:value-type="float" office:value="5" calcext:value-type="float">
            <text:p>5</text:p>
          </table:table-cell>
          <table:table-cell office:value-type="string" calcext:value-type="string">
            <text:p>RFK 300</text:p>
          </table:table-cell>
          <table:table-cell office:value-type="string" calcext:value-type="string">
            <text:p>KUNST EINZELNER SPANISCHER UND PORTUGIESISCHER LANDSCHAFTEN UND ORTE</text:p>
          </table:table-cell>
          <table:table-cell table:number-columns-repeated="5"/>
        </table:table-row>
        <table:table-row table:style-name="ro1">
          <table:table-cell table:formula="of:=IF(LEN([.B2314])=1;0;IF(LEN([.B2314])=2;1;IF(LEN([.B2314])=3;2;IF(LEN([.B2314])=5;3;IF(LEN([.B2314])=6;4;IF(LEN([.B2314])=7;5;&quot;Fehler&quot;))))))" office:value-type="float" office:value="4" calcext:value-type="float">
            <text:p>4</text:p>
          </table:table-cell>
          <table:table-cell office:value-type="string" calcext:value-type="string">
            <text:p>RFK 31</text:p>
          </table:table-cell>
          <table:table-cell office:value-type="string" calcext:value-type="string">
            <text:p>ITALIENISCHE KUNST : GESAMTDARSTELLUNGEN</text:p>
          </table:table-cell>
          <table:table-cell table:number-columns-repeated="5"/>
        </table:table-row>
        <table:table-row table:style-name="ro1">
          <table:table-cell table:formula="of:=IF(LEN([.B2315])=1;0;IF(LEN([.B2315])=2;1;IF(LEN([.B2315])=3;2;IF(LEN([.B2315])=5;3;IF(LEN([.B2315])=6;4;IF(LEN([.B2315])=7;5;&quot;Fehler&quot;))))))" office:value-type="float" office:value="5" calcext:value-type="float">
            <text:p>5</text:p>
          </table:table-cell>
          <table:table-cell office:value-type="string" calcext:value-type="string">
            <text:p>RFK 310</text:p>
          </table:table-cell>
          <table:table-cell office:value-type="string" calcext:value-type="string">
            <text:p>KUNST EINZELNER ITALIENISCHER LANDSCHAFTEN</text:p>
          </table:table-cell>
          <table:table-cell table:number-columns-repeated="5"/>
        </table:table-row>
        <table:table-row table:style-name="ro1">
          <table:table-cell table:formula="of:=IF(LEN([.B2316])=1;0;IF(LEN([.B2316])=2;1;IF(LEN([.B2316])=3;2;IF(LEN([.B2316])=5;3;IF(LEN([.B2316])=6;4;IF(LEN([.B2316])=7;5;&quot;Fehler&quot;))))))" office:value-type="float" office:value="5" calcext:value-type="float">
            <text:p>5</text:p>
          </table:table-cell>
          <table:table-cell office:value-type="string" calcext:value-type="string">
            <text:p>RFK 311</text:p>
          </table:table-cell>
          <table:table-cell office:value-type="string" calcext:value-type="string">
            <text:p>KUNST EINZELNER ITALIENISCHER ORTE (ALPHABETISCH NACH ORTEN)</text:p>
          </table:table-cell>
          <table:table-cell table:number-columns-repeated="5"/>
        </table:table-row>
        <table:table-row table:style-name="ro1">
          <table:table-cell table:formula="of:=IF(LEN([.B2317])=1;0;IF(LEN([.B2317])=2;1;IF(LEN([.B2317])=3;2;IF(LEN([.B2317])=5;3;IF(LEN([.B2317])=6;4;IF(LEN([.B2317])=7;5;&quot;Fehler&quot;))))))" office:value-type="float" office:value="3" calcext:value-type="float">
            <text:p>3</text:p>
          </table:table-cell>
          <table:table-cell office:value-type="string" calcext:value-type="string">
            <text:p>RFK 4</text:p>
          </table:table-cell>
          <table:table-cell office:value-type="string" calcext:value-type="string">
            <text:p>SUEDOSTEUROPAEISCHE KUNST</text:p>
          </table:table-cell>
          <table:table-cell table:number-columns-repeated="5"/>
        </table:table-row>
        <table:table-row table:style-name="ro1">
          <table:table-cell table:formula="of:=IF(LEN([.B2318])=1;0;IF(LEN([.B2318])=2;1;IF(LEN([.B2318])=3;2;IF(LEN([.B2318])=5;3;IF(LEN([.B2318])=6;4;IF(LEN([.B2318])=7;5;&quot;Fehler&quot;))))))" office:value-type="float" office:value="4" calcext:value-type="float">
            <text:p>4</text:p>
          </table:table-cell>
          <table:table-cell office:value-type="string" calcext:value-type="string">
            <text:p>RFK 41</text:p>
          </table:table-cell>
          <table:table-cell office:value-type="string" calcext:value-type="string">
            <text:p>KUNST JUGOSLAWIENS UND SEINER NACHFOLGESTAATEN</text:p>
          </table:table-cell>
          <table:table-cell table:number-columns-repeated="5"/>
        </table:table-row>
        <table:table-row table:style-name="ro1">
          <table:table-cell table:formula="of:=IF(LEN([.B2319])=1;0;IF(LEN([.B2319])=2;1;IF(LEN([.B2319])=3;2;IF(LEN([.B2319])=5;3;IF(LEN([.B2319])=6;4;IF(LEN([.B2319])=7;5;&quot;Fehler&quot;))))))" office:value-type="float" office:value="4" calcext:value-type="float">
            <text:p>4</text:p>
          </table:table-cell>
          <table:table-cell office:value-type="string" calcext:value-type="string">
            <text:p>RFK 43</text:p>
          </table:table-cell>
          <table:table-cell office:value-type="string" calcext:value-type="string">
            <text:p>UNGARISCHE KUNST</text:p>
          </table:table-cell>
          <table:table-cell table:number-columns-repeated="5"/>
        </table:table-row>
        <table:table-row table:style-name="ro1">
          <table:table-cell table:formula="of:=IF(LEN([.B2320])=1;0;IF(LEN([.B2320])=2;1;IF(LEN([.B2320])=3;2;IF(LEN([.B2320])=5;3;IF(LEN([.B2320])=6;4;IF(LEN([.B2320])=7;5;&quot;Fehler&quot;))))))" office:value-type="float" office:value="4" calcext:value-type="float">
            <text:p>4</text:p>
          </table:table-cell>
          <table:table-cell office:value-type="string" calcext:value-type="string">
            <text:p>RFK 44</text:p>
          </table:table-cell>
          <table:table-cell office:value-type="string" calcext:value-type="string">
            <text:p>RUMAENISCHE KUNST</text:p>
          </table:table-cell>
          <table:table-cell table:number-columns-repeated="5"/>
        </table:table-row>
        <table:table-row table:style-name="ro1">
          <table:table-cell table:formula="of:=IF(LEN([.B2321])=1;0;IF(LEN([.B2321])=2;1;IF(LEN([.B2321])=3;2;IF(LEN([.B2321])=5;3;IF(LEN([.B2321])=6;4;IF(LEN([.B2321])=7;5;&quot;Fehler&quot;))))))" office:value-type="float" office:value="4" calcext:value-type="float">
            <text:p>4</text:p>
          </table:table-cell>
          <table:table-cell office:value-type="string" calcext:value-type="string">
            <text:p>RFK 45</text:p>
          </table:table-cell>
          <table:table-cell office:value-type="string" calcext:value-type="string">
            <text:p>BULGARISCHE KUNST</text:p>
          </table:table-cell>
          <table:table-cell table:number-columns-repeated="5"/>
        </table:table-row>
        <table:table-row table:style-name="ro1">
          <table:table-cell table:formula="of:=IF(LEN([.B2322])=1;0;IF(LEN([.B2322])=2;1;IF(LEN([.B2322])=3;2;IF(LEN([.B2322])=5;3;IF(LEN([.B2322])=6;4;IF(LEN([.B2322])=7;5;&quot;Fehler&quot;))))))" office:value-type="float" office:value="4" calcext:value-type="float">
            <text:p>4</text:p>
          </table:table-cell>
          <table:table-cell office:value-type="string" calcext:value-type="string">
            <text:p>RFK 46</text:p>
          </table:table-cell>
          <table:table-cell office:value-type="string" calcext:value-type="string">
            <text:p>KUNST IN GRIECHENLAND</text:p>
          </table:table-cell>
          <table:table-cell table:number-columns-repeated="5"/>
        </table:table-row>
        <table:table-row table:style-name="ro1">
          <table:table-cell table:formula="of:=IF(LEN([.B2323])=1;0;IF(LEN([.B2323])=2;1;IF(LEN([.B2323])=3;2;IF(LEN([.B2323])=5;3;IF(LEN([.B2323])=6;4;IF(LEN([.B2323])=7;5;&quot;Fehler&quot;))))))" office:value-type="float" office:value="5" calcext:value-type="float">
            <text:p>5</text:p>
          </table:table-cell>
          <table:table-cell office:value-type="string" calcext:value-type="string">
            <text:p>RFK 460</text:p>
          </table:table-cell>
          <table:table-cell office:value-type="string" calcext:value-type="string">
            <text:p>KUNST EINZELNER GRIECHISCHER LANDSCHAFTEN DES FESTLANDES</text:p>
          </table:table-cell>
          <table:table-cell table:number-columns-repeated="5"/>
        </table:table-row>
        <table:table-row table:style-name="ro1">
          <table:table-cell table:formula="of:=IF(LEN([.B2324])=1;0;IF(LEN([.B2324])=2;1;IF(LEN([.B2324])=3;2;IF(LEN([.B2324])=5;3;IF(LEN([.B2324])=6;4;IF(LEN([.B2324])=7;5;&quot;Fehler&quot;))))))" office:value-type="float" office:value="5" calcext:value-type="float">
            <text:p>5</text:p>
          </table:table-cell>
          <table:table-cell office:value-type="string" calcext:value-type="string">
            <text:p>RFK 461</text:p>
          </table:table-cell>
          <table:table-cell office:value-type="string" calcext:value-type="string">
            <text:p>KUNST EINZELNER GRIECHISCHER ORTE DES FESTLANDES (ALPHABETISCH NACH ORTEN)</text:p>
          </table:table-cell>
          <table:table-cell table:number-columns-repeated="5"/>
        </table:table-row>
        <table:table-row table:style-name="ro1">
          <table:table-cell table:formula="of:=IF(LEN([.B2325])=1;0;IF(LEN([.B2325])=2;1;IF(LEN([.B2325])=3;2;IF(LEN([.B2325])=5;3;IF(LEN([.B2325])=6;4;IF(LEN([.B2325])=7;5;&quot;Fehler&quot;))))))" office:value-type="float" office:value="5" calcext:value-type="float">
            <text:p>5</text:p>
          </table:table-cell>
          <table:table-cell office:value-type="string" calcext:value-type="string">
            <text:p>RFK 463</text:p>
          </table:table-cell>
          <table:table-cell office:value-type="string" calcext:value-type="string">
            <text:p>KUNST DER GRIECHISCHEN INSELN : GESAMTDARSTELLUNGEN</text:p>
          </table:table-cell>
          <table:table-cell table:number-columns-repeated="5"/>
        </table:table-row>
        <table:table-row table:style-name="ro1">
          <table:table-cell table:formula="of:=IF(LEN([.B2326])=1;0;IF(LEN([.B2326])=2;1;IF(LEN([.B2326])=3;2;IF(LEN([.B2326])=5;3;IF(LEN([.B2326])=6;4;IF(LEN([.B2326])=7;5;&quot;Fehler&quot;))))))" office:value-type="float" office:value="5" calcext:value-type="float">
            <text:p>5</text:p>
          </table:table-cell>
          <table:table-cell office:value-type="string" calcext:value-type="string">
            <text:p>RFK 464</text:p>
          </table:table-cell>
          <table:table-cell office:value-type="string" calcext:value-type="string">
            <text:p>KUNST EINZELNER GRIECHISCHER INSELN (ALPHABETISCH NACH INSELN)</text:p>
          </table:table-cell>
          <table:table-cell table:number-columns-repeated="5"/>
        </table:table-row>
        <table:table-row table:style-name="ro1">
          <table:table-cell table:formula="of:=IF(LEN([.B2327])=1;0;IF(LEN([.B2327])=2;1;IF(LEN([.B2327])=3;2;IF(LEN([.B2327])=5;3;IF(LEN([.B2327])=6;4;IF(LEN([.B2327])=7;5;&quot;Fehler&quot;))))))" office:value-type="float" office:value="3" calcext:value-type="float">
            <text:p>3</text:p>
          </table:table-cell>
          <table:table-cell office:value-type="string" calcext:value-type="string">
            <text:p>RFK 5</text:p>
          </table:table-cell>
          <table:table-cell office:value-type="string" calcext:value-type="string">
            <text:p>OSTEUROPAEISCHE KUNST</text:p>
          </table:table-cell>
          <table:table-cell table:number-columns-repeated="5"/>
        </table:table-row>
        <table:table-row table:style-name="ro1">
          <table:table-cell table:formula="of:=IF(LEN([.B2328])=1;0;IF(LEN([.B2328])=2;1;IF(LEN([.B2328])=3;2;IF(LEN([.B2328])=5;3;IF(LEN([.B2328])=6;4;IF(LEN([.B2328])=7;5;&quot;Fehler&quot;))))))" office:value-type="float" office:value="4" calcext:value-type="float">
            <text:p>4</text:p>
          </table:table-cell>
          <table:table-cell office:value-type="string" calcext:value-type="string">
            <text:p>RFK 50</text:p>
          </table:table-cell>
          <table:table-cell office:value-type="string" calcext:value-type="string">
            <text:p>POLNISCHE KUNST</text:p>
          </table:table-cell>
          <table:table-cell table:number-columns-repeated="5"/>
        </table:table-row>
        <table:table-row table:style-name="ro1">
          <table:table-cell table:formula="of:=IF(LEN([.B2329])=1;0;IF(LEN([.B2329])=2;1;IF(LEN([.B2329])=3;2;IF(LEN([.B2329])=5;3;IF(LEN([.B2329])=6;4;IF(LEN([.B2329])=7;5;&quot;Fehler&quot;))))))" office:value-type="float" office:value="4" calcext:value-type="float">
            <text:p>4</text:p>
          </table:table-cell>
          <table:table-cell office:value-type="string" calcext:value-type="string">
            <text:p>RFK 51</text:p>
          </table:table-cell>
          <table:table-cell office:value-type="string" calcext:value-type="string">
            <text:p>RUSSISCHE KUNST : GESAMTDARSTELLUNGEN</text:p>
          </table:table-cell>
          <table:table-cell table:number-columns-repeated="5"/>
        </table:table-row>
        <table:table-row table:style-name="ro1">
          <table:table-cell table:formula="of:=IF(LEN([.B2330])=1;0;IF(LEN([.B2330])=2;1;IF(LEN([.B2330])=3;2;IF(LEN([.B2330])=5;3;IF(LEN([.B2330])=6;4;IF(LEN([.B2330])=7;5;&quot;Fehler&quot;))))))" office:value-type="float" office:value="5" calcext:value-type="float">
            <text:p>5</text:p>
          </table:table-cell>
          <table:table-cell office:value-type="string" calcext:value-type="string">
            <text:p>RFK 510</text:p>
          </table:table-cell>
          <table:table-cell office:value-type="string" calcext:value-type="string">
            <text:p>KUNST EINZELNER LANDSCHAFTEN UND ORTE</text:p>
          </table:table-cell>
          <table:table-cell table:number-columns-repeated="5"/>
        </table:table-row>
        <table:table-row table:style-name="ro1">
          <table:table-cell table:formula="of:=IF(LEN([.B2331])=1;0;IF(LEN([.B2331])=2;1;IF(LEN([.B2331])=3;2;IF(LEN([.B2331])=5;3;IF(LEN([.B2331])=6;4;IF(LEN([.B2331])=7;5;&quot;Fehler&quot;))))))" office:value-type="float" office:value="4" calcext:value-type="float">
            <text:p>4</text:p>
          </table:table-cell>
          <table:table-cell office:value-type="string" calcext:value-type="string">
            <text:p>RFK 53</text:p>
          </table:table-cell>
          <table:table-cell office:value-type="string" calcext:value-type="string">
            <text:p>KUNST DES BALTIKUMS</text:p>
          </table:table-cell>
          <table:table-cell table:number-columns-repeated="5"/>
        </table:table-row>
        <table:table-row table:style-name="ro1">
          <table:table-cell table:formula="of:=IF(LEN([.B2332])=1;0;IF(LEN([.B2332])=2;1;IF(LEN([.B2332])=3;2;IF(LEN([.B2332])=5;3;IF(LEN([.B2332])=6;4;IF(LEN([.B2332])=7;5;&quot;Fehler&quot;))))))" office:value-type="float" office:value="3" calcext:value-type="float">
            <text:p>3</text:p>
          </table:table-cell>
          <table:table-cell office:value-type="string" calcext:value-type="string">
            <text:p>RFK 6</text:p>
          </table:table-cell>
          <table:table-cell office:value-type="string" calcext:value-type="string">
            <text:p>NORDEUROPAEISCHE KUNST</text:p>
          </table:table-cell>
          <table:table-cell table:number-columns-repeated="5"/>
        </table:table-row>
        <table:table-row table:style-name="ro1">
          <table:table-cell table:formula="of:=IF(LEN([.B2333])=1;0;IF(LEN([.B2333])=2;1;IF(LEN([.B2333])=3;2;IF(LEN([.B2333])=5;3;IF(LEN([.B2333])=6;4;IF(LEN([.B2333])=7;5;&quot;Fehler&quot;))))))" office:value-type="float" office:value="2" calcext:value-type="float">
            <text:p>2</text:p>
          </table:table-cell>
          <table:table-cell office:value-type="string" calcext:value-type="string">
            <text:p>RFL</text:p>
          </table:table-cell>
          <table:table-cell office:value-type="string" calcext:value-type="string">
            <text:p>DEUTSCHE KUNST : GESAMTDARSTELLUNGEN – DARSTELLUNGEN MEHRERER EPOCHEN - DARSTELLUNGEN EINZELNER GATTUNGEN DER DEUTSCHEN KUNST</text:p>
          </table:table-cell>
          <table:table-cell table:number-columns-repeated="5"/>
        </table:table-row>
        <table:table-row table:style-name="ro1">
          <table:table-cell table:formula="of:=IF(LEN([.B2334])=1;0;IF(LEN([.B2334])=2;1;IF(LEN([.B2334])=3;2;IF(LEN([.B2334])=5;3;IF(LEN([.B2334])=6;4;IF(LEN([.B2334])=7;5;&quot;Fehler&quot;))))))" office:value-type="float" office:value="3" calcext:value-type="float">
            <text:p>3</text:p>
          </table:table-cell>
          <table:table-cell office:value-type="string" calcext:value-type="string">
            <text:p>RFL 1</text:p>
          </table:table-cell>
          <table:table-cell office:value-type="string" calcext:value-type="string">
            <text:p>KUNSTTOPOGRAPHIE DEUTSCHER LANDSCHAFTEN : DARSTELLUNGEN MEHRERER LANDSCHAFTEN - REGIONAL GEORDNETE KUNSTFUEHRER</text:p>
          </table:table-cell>
          <table:table-cell table:number-columns-repeated="5"/>
        </table:table-row>
        <table:table-row table:style-name="ro1">
          <table:table-cell table:formula="of:=IF(LEN([.B2335])=1;0;IF(LEN([.B2335])=2;1;IF(LEN([.B2335])=3;2;IF(LEN([.B2335])=5;3;IF(LEN([.B2335])=6;4;IF(LEN([.B2335])=7;5;&quot;Fehler&quot;))))))" office:value-type="float" office:value="4" calcext:value-type="float">
            <text:p>4</text:p>
          </table:table-cell>
          <table:table-cell office:value-type="string" calcext:value-type="string">
            <text:p>RFL 10</text:p>
          </table:table-cell>
          <table:table-cell office:value-type="string" calcext:value-type="string">
            <text:p>NORDDEUTSCHE KUNST</text:p>
          </table:table-cell>
          <table:table-cell table:number-columns-repeated="5"/>
        </table:table-row>
        <table:table-row table:style-name="ro1">
          <table:table-cell table:formula="of:=IF(LEN([.B2336])=1;0;IF(LEN([.B2336])=2;1;IF(LEN([.B2336])=3;2;IF(LEN([.B2336])=5;3;IF(LEN([.B2336])=6;4;IF(LEN([.B2336])=7;5;&quot;Fehler&quot;))))))" office:value-type="float" office:value="4" calcext:value-type="float">
            <text:p>4</text:p>
          </table:table-cell>
          <table:table-cell office:value-type="string" calcext:value-type="string">
            <text:p>RFL 11</text:p>
          </table:table-cell>
          <table:table-cell office:value-type="string" calcext:value-type="string">
            <text:p>WESTDEUTSCHE KUNST</text:p>
          </table:table-cell>
          <table:table-cell table:number-columns-repeated="5"/>
        </table:table-row>
        <table:table-row table:style-name="ro1">
          <table:table-cell table:formula="of:=IF(LEN([.B2337])=1;0;IF(LEN([.B2337])=2;1;IF(LEN([.B2337])=3;2;IF(LEN([.B2337])=5;3;IF(LEN([.B2337])=6;4;IF(LEN([.B2337])=7;5;&quot;Fehler&quot;))))))" office:value-type="float" office:value="4" calcext:value-type="float">
            <text:p>4</text:p>
          </table:table-cell>
          <table:table-cell office:value-type="string" calcext:value-type="string">
            <text:p>RFL 12</text:p>
          </table:table-cell>
          <table:table-cell office:value-type="string" calcext:value-type="string">
            <text:p>SUEDDEUTSCHE KUNST</text:p>
          </table:table-cell>
          <table:table-cell table:number-columns-repeated="5"/>
        </table:table-row>
        <table:table-row table:style-name="ro1">
          <table:table-cell table:formula="of:=IF(LEN([.B2338])=1;0;IF(LEN([.B2338])=2;1;IF(LEN([.B2338])=3;2;IF(LEN([.B2338])=5;3;IF(LEN([.B2338])=6;4;IF(LEN([.B2338])=7;5;&quot;Fehler&quot;))))))" office:value-type="float" office:value="4" calcext:value-type="float">
            <text:p>4</text:p>
          </table:table-cell>
          <table:table-cell office:value-type="string" calcext:value-type="string">
            <text:p>RFL 13</text:p>
          </table:table-cell>
          <table:table-cell office:value-type="string" calcext:value-type="string">
            <text:p>MITTEL- UND OSTDEUTSCHE KUNST</text:p>
          </table:table-cell>
          <table:table-cell table:number-columns-repeated="5"/>
        </table:table-row>
        <table:table-row table:style-name="ro1">
          <table:table-cell table:formula="of:=IF(LEN([.B2339])=1;0;IF(LEN([.B2339])=2;1;IF(LEN([.B2339])=3;2;IF(LEN([.B2339])=5;3;IF(LEN([.B2339])=6;4;IF(LEN([.B2339])=7;5;&quot;Fehler&quot;))))))" office:value-type="float" office:value="4" calcext:value-type="float">
            <text:p>4</text:p>
          </table:table-cell>
          <table:table-cell office:value-type="string" calcext:value-type="string">
            <text:p>RFL 14</text:p>
          </table:table-cell>
          <table:table-cell office:value-type="string" calcext:value-type="string">
            <text:p>KUNST DER EHEMALS DEUTSCHEN OSTGEBIETE VOR 1945</text:p>
          </table:table-cell>
          <table:table-cell table:number-columns-repeated="5"/>
        </table:table-row>
        <table:table-row table:style-name="ro1">
          <table:table-cell table:formula="of:=IF(LEN([.B2340])=1;0;IF(LEN([.B2340])=2;1;IF(LEN([.B2340])=3;2;IF(LEN([.B2340])=5;3;IF(LEN([.B2340])=6;4;IF(LEN([.B2340])=7;5;&quot;Fehler&quot;))))))" office:value-type="float" office:value="3" calcext:value-type="float">
            <text:p>3</text:p>
          </table:table-cell>
          <table:table-cell office:value-type="string" calcext:value-type="string">
            <text:p>RFL 2</text:p>
          </table:table-cell>
          <table:table-cell office:value-type="string" calcext:value-type="string">
            <text:p>KUNSTTOPOGRAPHIE EINZELNER DEUTSCHER ORTE (ALPHABETISCH NACH ORTEN)</text:p>
          </table:table-cell>
          <table:table-cell table:number-columns-repeated="5"/>
        </table:table-row>
        <table:table-row table:style-name="ro1">
          <table:table-cell table:formula="of:=IF(LEN([.B2341])=1;0;IF(LEN([.B2341])=2;1;IF(LEN([.B2341])=3;2;IF(LEN([.B2341])=5;3;IF(LEN([.B2341])=6;4;IF(LEN([.B2341])=7;5;&quot;Fehler&quot;))))))" office:value-type="float" office:value="1" calcext:value-type="float">
            <text:p>1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VORGESCHICHTLICHE KUNST : VON DER EISZEIT BIS ZUR EISENZEIT</text:p>
          </table:table-cell>
          <table:table-cell table:number-columns-repeated="5"/>
        </table:table-row>
        <table:table-row table:style-name="ro1">
          <table:table-cell table:formula="of:=IF(LEN([.B2342])=1;0;IF(LEN([.B2342])=2;1;IF(LEN([.B2342])=3;2;IF(LEN([.B2342])=5;3;IF(LEN([.B2342])=6;4;IF(LEN([.B2342])=7;5;&quot;Fehler&quot;))))))" office:value-type="float" office:value="1" calcext:value-type="float">
            <text:p>1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KUNST DES ALTERTUMS EINSCHLIESSLICH DER ALTORIENTALISCHEN KUNST : GESAMTDARSTELLUNGEN - DARSTELLUNGEN MEHRERER EPOCHEN</text:p>
          </table:table-cell>
          <table:table-cell table:number-columns-repeated="5"/>
        </table:table-row>
        <table:table-row table:style-name="ro1">
          <table:table-cell table:formula="of:=IF(LEN([.B2343])=1;0;IF(LEN([.B2343])=2;1;IF(LEN([.B2343])=3;2;IF(LEN([.B2343])=5;3;IF(LEN([.B2343])=6;4;IF(LEN([.B2343])=7;5;&quot;Fehler&quot;))))))" office:value-type="float" office:value="2" calcext:value-type="float">
            <text:p>2</text:p>
          </table:table-cell>
          <table:table-cell office:value-type="string" calcext:value-type="string">
            <text:p>RHK</text:p>
          </table:table-cell>
          <table:table-cell office:value-type="string" calcext:value-type="string">
            <text:p>ALTORIENTALISCHE KUNST : GESAMTDARSTELLUNGEN</text:p>
          </table:table-cell>
          <table:table-cell table:number-columns-repeated="5"/>
        </table:table-row>
        <table:table-row table:style-name="ro1">
          <table:table-cell table:formula="of:=IF(LEN([.B2344])=1;0;IF(LEN([.B2344])=2;1;IF(LEN([.B2344])=3;2;IF(LEN([.B2344])=5;3;IF(LEN([.B2344])=6;4;IF(LEN([.B2344])=7;5;&quot;Fehler&quot;))))))" office:value-type="float" office:value="3" calcext:value-type="float">
            <text:p>3</text:p>
          </table:table-cell>
          <table:table-cell office:value-type="string" calcext:value-type="string">
            <text:p>RHK 1</text:p>
          </table:table-cell>
          <table:table-cell office:value-type="string" calcext:value-type="string">
            <text:p>MESOPOTAMISCHE KUNST</text:p>
          </table:table-cell>
          <table:table-cell table:number-columns-repeated="5"/>
        </table:table-row>
        <table:table-row table:style-name="ro1">
          <table:table-cell table:formula="of:=IF(LEN([.B2345])=1;0;IF(LEN([.B2345])=2;1;IF(LEN([.B2345])=3;2;IF(LEN([.B2345])=5;3;IF(LEN([.B2345])=6;4;IF(LEN([.B2345])=7;5;&quot;Fehler&quot;))))))" office:value-type="float" office:value="3" calcext:value-type="float">
            <text:p>3</text:p>
          </table:table-cell>
          <table:table-cell office:value-type="string" calcext:value-type="string">
            <text:p>RHK 2</text:p>
          </table:table-cell>
          <table:table-cell office:value-type="string" calcext:value-type="string">
            <text:p>ALTAEGYPTISCHE KUNST</text:p>
          </table:table-cell>
          <table:table-cell table:number-columns-repeated="5"/>
        </table:table-row>
        <table:table-row table:style-name="ro1">
          <table:table-cell table:formula="of:=IF(LEN([.B2346])=1;0;IF(LEN([.B2346])=2;1;IF(LEN([.B2346])=3;2;IF(LEN([.B2346])=5;3;IF(LEN([.B2346])=6;4;IF(LEN([.B2346])=7;5;&quot;Fehler&quot;))))))" office:value-type="float" office:value="3" calcext:value-type="float">
            <text:p>3</text:p>
          </table:table-cell>
          <table:table-cell office:value-type="string" calcext:value-type="string">
            <text:p>RHK 3</text:p>
          </table:table-cell>
          <table:table-cell office:value-type="string" calcext:value-type="string">
            <text:p>ALTIRANISCHE KUNST</text:p>
          </table:table-cell>
          <table:table-cell table:number-columns-repeated="5"/>
        </table:table-row>
        <table:table-row table:style-name="ro1">
          <table:table-cell table:formula="of:=IF(LEN([.B2347])=1;0;IF(LEN([.B2347])=2;1;IF(LEN([.B2347])=3;2;IF(LEN([.B2347])=5;3;IF(LEN([.B2347])=6;4;IF(LEN([.B2347])=7;5;&quot;Fehler&quot;))))))" office:value-type="float" office:value="3" calcext:value-type="float">
            <text:p>3</text:p>
          </table:table-cell>
          <table:table-cell office:value-type="string" calcext:value-type="string">
            <text:p>RHK 4</text:p>
          </table:table-cell>
          <table:table-cell office:value-type="string" calcext:value-type="string">
            <text:p>KUNST SONSTIGER VORDERORIENTALISCHER LAENDER UND VOELKER</text:p>
          </table:table-cell>
          <table:table-cell table:number-columns-repeated="5"/>
        </table:table-row>
        <table:table-row table:style-name="ro1">
          <table:table-cell table:formula="of:=IF(LEN([.B2348])=1;0;IF(LEN([.B2348])=2;1;IF(LEN([.B2348])=3;2;IF(LEN([.B2348])=5;3;IF(LEN([.B2348])=6;4;IF(LEN([.B2348])=7;5;&quot;Fehler&quot;))))))" office:value-type="float" office:value="2" calcext:value-type="float">
            <text:p>2</text:p>
          </table:table-cell>
          <table:table-cell office:value-type="string" calcext:value-type="string">
            <text:p>RHL</text:p>
          </table:table-cell>
          <table:table-cell office:value-type="string" calcext:value-type="string">
            <text:p>ANTIKE KUNST : GESAMTDARSTELLUNGEN</text:p>
          </table:table-cell>
          <table:table-cell table:number-columns-repeated="5"/>
        </table:table-row>
        <table:table-row table:style-name="ro1">
          <table:table-cell table:formula="of:=IF(LEN([.B2349])=1;0;IF(LEN([.B2349])=2;1;IF(LEN([.B2349])=3;2;IF(LEN([.B2349])=5;3;IF(LEN([.B2349])=6;4;IF(LEN([.B2349])=7;5;&quot;Fehler&quot;))))))" office:value-type="float" office:value="3" calcext:value-type="float">
            <text:p>3</text:p>
          </table:table-cell>
          <table:table-cell office:value-type="string" calcext:value-type="string">
            <text:p>RHL 1</text:p>
          </table:table-cell>
          <table:table-cell office:value-type="string" calcext:value-type="string">
            <text:p>KRETISCH-MYKENISCHE KUNST (AEGAEISCHE KUNST)</text:p>
          </table:table-cell>
          <table:table-cell table:number-columns-repeated="5"/>
        </table:table-row>
        <table:table-row table:style-name="ro1">
          <table:table-cell table:formula="of:=IF(LEN([.B2350])=1;0;IF(LEN([.B2350])=2;1;IF(LEN([.B2350])=3;2;IF(LEN([.B2350])=5;3;IF(LEN([.B2350])=6;4;IF(LEN([.B2350])=7;5;&quot;Fehler&quot;))))))" office:value-type="float" office:value="3" calcext:value-type="float">
            <text:p>3</text:p>
          </table:table-cell>
          <table:table-cell office:value-type="string" calcext:value-type="string">
            <text:p>RHL 2</text:p>
          </table:table-cell>
          <table:table-cell office:value-type="string" calcext:value-type="string">
            <text:p>GRIECHISCHE KUNST <text:s/>KUNST DES HELLENISMU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351])=1;0;IF(LEN([.B2351])=2;1;IF(LEN([.B2351])=3;2;IF(LEN([.B2351])=5;3;IF(LEN([.B2351])=6;4;IF(LEN([.B2351])=7;5;&quot;Fehler&quot;))))))" office:value-type="float" office:value="4" calcext:value-type="float">
            <text:p>4</text:p>
          </table:table-cell>
          <table:table-cell office:value-type="string" calcext:value-type="string">
            <text:p>RHL 20</text:p>
          </table:table-cell>
          <table:table-cell office:value-type="string" calcext:value-type="string">
            <text:p>GRIECHISCHE ARCHITEKTUR</text:p>
          </table:table-cell>
          <table:table-cell table:number-columns-repeated="5"/>
        </table:table-row>
        <table:table-row table:style-name="ro1">
          <table:table-cell table:formula="of:=IF(LEN([.B2352])=1;0;IF(LEN([.B2352])=2;1;IF(LEN([.B2352])=3;2;IF(LEN([.B2352])=5;3;IF(LEN([.B2352])=6;4;IF(LEN([.B2352])=7;5;&quot;Fehler&quot;))))))" office:value-type="float" office:value="4" calcext:value-type="float">
            <text:p>4</text:p>
          </table:table-cell>
          <table:table-cell office:value-type="string" calcext:value-type="string">
            <text:p>RHL 21</text:p>
          </table:table-cell>
          <table:table-cell office:value-type="string" calcext:value-type="string">
            <text:p>GRIECHISCHE PLASTIK</text:p>
          </table:table-cell>
          <table:table-cell table:number-columns-repeated="5"/>
        </table:table-row>
        <table:table-row table:style-name="ro1">
          <table:table-cell table:formula="of:=IF(LEN([.B2353])=1;0;IF(LEN([.B2353])=2;1;IF(LEN([.B2353])=3;2;IF(LEN([.B2353])=5;3;IF(LEN([.B2353])=6;4;IF(LEN([.B2353])=7;5;&quot;Fehler&quot;))))))" office:value-type="float" office:value="4" calcext:value-type="float">
            <text:p>4</text:p>
          </table:table-cell>
          <table:table-cell office:value-type="string" calcext:value-type="string">
            <text:p>RHL 23</text:p>
          </table:table-cell>
          <table:table-cell office:value-type="string" calcext:value-type="string">
            <text:p>GRIECHISCHE MALEREI <text:s/>GRIECHISCHE VASENKUNST</text:p>
          </table:table-cell>
          <table:table-cell table:number-columns-repeated="5"/>
        </table:table-row>
        <table:table-row table:style-name="ro1">
          <table:table-cell table:formula="of:=IF(LEN([.B2354])=1;0;IF(LEN([.B2354])=2;1;IF(LEN([.B2354])=3;2;IF(LEN([.B2354])=5;3;IF(LEN([.B2354])=6;4;IF(LEN([.B2354])=7;5;&quot;Fehler&quot;))))))" office:value-type="float" office:value="3" calcext:value-type="float">
            <text:p>3</text:p>
          </table:table-cell>
          <table:table-cell office:value-type="string" calcext:value-type="string">
            <text:p>RHL 3</text:p>
          </table:table-cell>
          <table:table-cell office:value-type="string" calcext:value-type="string">
            <text:p>ETRUSKISCHE KUNST</text:p>
          </table:table-cell>
          <table:table-cell table:number-columns-repeated="5"/>
        </table:table-row>
        <table:table-row table:style-name="ro1">
          <table:table-cell table:formula="of:=IF(LEN([.B2355])=1;0;IF(LEN([.B2355])=2;1;IF(LEN([.B2355])=3;2;IF(LEN([.B2355])=5;3;IF(LEN([.B2355])=6;4;IF(LEN([.B2355])=7;5;&quot;Fehler&quot;))))))" office:value-type="float" office:value="3" calcext:value-type="float">
            <text:p>3</text:p>
          </table:table-cell>
          <table:table-cell office:value-type="string" calcext:value-type="string">
            <text:p>RHL 4</text:p>
          </table:table-cell>
          <table:table-cell office:value-type="string" calcext:value-type="string">
            <text:p>ROEMISCHE KUNST <text:s/>KUNST DER ROEMISCHEN PROVINZEN IN GALLIEN, GERMANIEN, AFRIKA U. A.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356])=1;0;IF(LEN([.B2356])=2;1;IF(LEN([.B2356])=3;2;IF(LEN([.B2356])=5;3;IF(LEN([.B2356])=6;4;IF(LEN([.B2356])=7;5;&quot;Fehler&quot;))))))" office:value-type="float" office:value="4" calcext:value-type="float">
            <text:p>4</text:p>
          </table:table-cell>
          <table:table-cell office:value-type="string" calcext:value-type="string">
            <text:p>RHL 40</text:p>
          </table:table-cell>
          <table:table-cell office:value-type="string" calcext:value-type="string">
            <text:p>ROEMISCHE ARCHITEKTUR</text:p>
          </table:table-cell>
          <table:table-cell table:number-columns-repeated="5"/>
        </table:table-row>
        <table:table-row table:style-name="ro1">
          <table:table-cell table:formula="of:=IF(LEN([.B2357])=1;0;IF(LEN([.B2357])=2;1;IF(LEN([.B2357])=3;2;IF(LEN([.B2357])=5;3;IF(LEN([.B2357])=6;4;IF(LEN([.B2357])=7;5;&quot;Fehler&quot;))))))" office:value-type="float" office:value="4" calcext:value-type="float">
            <text:p>4</text:p>
          </table:table-cell>
          <table:table-cell office:value-type="string" calcext:value-type="string">
            <text:p>RHL 41</text:p>
          </table:table-cell>
          <table:table-cell office:value-type="string" calcext:value-type="string">
            <text:p>ROEMISCHE PLASTIK</text:p>
          </table:table-cell>
          <table:table-cell table:number-columns-repeated="5"/>
        </table:table-row>
        <table:table-row table:style-name="ro1">
          <table:table-cell table:formula="of:=IF(LEN([.B2358])=1;0;IF(LEN([.B2358])=2;1;IF(LEN([.B2358])=3;2;IF(LEN([.B2358])=5;3;IF(LEN([.B2358])=6;4;IF(LEN([.B2358])=7;5;&quot;Fehler&quot;))))))" office:value-type="float" office:value="4" calcext:value-type="float">
            <text:p>4</text:p>
          </table:table-cell>
          <table:table-cell office:value-type="string" calcext:value-type="string">
            <text:p>RHL 42</text:p>
          </table:table-cell>
          <table:table-cell office:value-type="string" calcext:value-type="string">
            <text:p>ROEMISCHE MALEREI</text:p>
          </table:table-cell>
          <table:table-cell table:number-columns-repeated="5"/>
        </table:table-row>
        <table:table-row table:style-name="ro1">
          <table:table-cell table:formula="of:=IF(LEN([.B2359])=1;0;IF(LEN([.B2359])=2;1;IF(LEN([.B2359])=3;2;IF(LEN([.B2359])=5;3;IF(LEN([.B2359])=6;4;IF(LEN([.B2359])=7;5;&quot;Fehler&quot;))))))" office:value-type="float" office:value="1" calcext:value-type="float">
            <text:p>1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MITTELALTERLICHE EUROPAEISCHE KUNST <text:s/>ALTCHRISTLICHE, BYZANTINISCHE UND GERMANISCHE KUNST : GESAMTDARSTELLUNGEN - DARSTELLUNGEN MEHRERER EPOCHEN</text:p>
          </table:table-cell>
          <table:table-cell table:number-columns-repeated="5"/>
        </table:table-row>
        <table:table-row table:style-name="ro1">
          <table:table-cell table:formula="of:=IF(LEN([.B2360])=1;0;IF(LEN([.B2360])=2;1;IF(LEN([.B2360])=3;2;IF(LEN([.B2360])=5;3;IF(LEN([.B2360])=6;4;IF(LEN([.B2360])=7;5;&quot;Fehler&quot;))))))" office:value-type="float" office:value="2" calcext:value-type="float">
            <text:p>2</text:p>
          </table:table-cell>
          <table:table-cell office:value-type="string" calcext:value-type="string">
            <text:p>RKK</text:p>
          </table:table-cell>
          <table:table-cell office:value-type="string" calcext:value-type="string">
            <text:p>ALTCHRISTLICHE UND BYZANTINISCHE KUNST : GESAMTDARSTELLUNGEN</text:p>
          </table:table-cell>
          <table:table-cell table:number-columns-repeated="5"/>
        </table:table-row>
        <table:table-row table:style-name="ro1">
          <table:table-cell table:formula="of:=IF(LEN([.B2361])=1;0;IF(LEN([.B2361])=2;1;IF(LEN([.B2361])=3;2;IF(LEN([.B2361])=5;3;IF(LEN([.B2361])=6;4;IF(LEN([.B2361])=7;5;&quot;Fehler&quot;))))))" office:value-type="float" office:value="3" calcext:value-type="float">
            <text:p>3</text:p>
          </table:table-cell>
          <table:table-cell office:value-type="string" calcext:value-type="string">
            <text:p>RKK 1</text:p>
          </table:table-cell>
          <table:table-cell office:value-type="string" calcext:value-type="string">
            <text:p>ALTCHRISTLICHE KUNST</text:p>
          </table:table-cell>
          <table:table-cell table:number-columns-repeated="5"/>
        </table:table-row>
        <table:table-row table:style-name="ro1">
          <table:table-cell table:formula="of:=IF(LEN([.B2362])=1;0;IF(LEN([.B2362])=2;1;IF(LEN([.B2362])=3;2;IF(LEN([.B2362])=5;3;IF(LEN([.B2362])=6;4;IF(LEN([.B2362])=7;5;&quot;Fehler&quot;))))))" office:value-type="float" office:value="3" calcext:value-type="float">
            <text:p>3</text:p>
          </table:table-cell>
          <table:table-cell office:value-type="string" calcext:value-type="string">
            <text:p>RKK 2</text:p>
          </table:table-cell>
          <table:table-cell office:value-type="string" calcext:value-type="string">
            <text:p>BYZANTINISCHE KUNST</text:p>
          </table:table-cell>
          <table:table-cell table:number-columns-repeated="5"/>
        </table:table-row>
        <table:table-row table:style-name="ro1">
          <table:table-cell table:formula="of:=IF(LEN([.B2363])=1;0;IF(LEN([.B2363])=2;1;IF(LEN([.B2363])=3;2;IF(LEN([.B2363])=5;3;IF(LEN([.B2363])=6;4;IF(LEN([.B2363])=7;5;&quot;Fehler&quot;))))))" office:value-type="float" office:value="2" calcext:value-type="float">
            <text:p>2</text:p>
          </table:table-cell>
          <table:table-cell office:value-type="string" calcext:value-type="string">
            <text:p>RKL</text:p>
          </table:table-cell>
          <table:table-cell office:value-type="string" calcext:value-type="string">
            <text:p>GERMANISCHE KUNST <text:s/>KELTISCHE KUNST <text:s/>ALTNORDISCHE KUNST NORMANNISCHE KUNST</text:p>
          </table:table-cell>
          <table:table-cell table:number-columns-repeated="5"/>
        </table:table-row>
        <table:table-row table:style-name="ro1">
          <table:table-cell table:formula="of:=IF(LEN([.B2364])=1;0;IF(LEN([.B2364])=2;1;IF(LEN([.B2364])=3;2;IF(LEN([.B2364])=5;3;IF(LEN([.B2364])=6;4;IF(LEN([.B2364])=7;5;&quot;Fehler&quot;))))))" office:value-type="float" office:value="2" calcext:value-type="float">
            <text:p>2</text:p>
          </table:table-cell>
          <table:table-cell office:value-type="string" calcext:value-type="string">
            <text:p>RKM</text:p>
          </table:table-cell>
          <table:table-cell office:value-type="string" calcext:value-type="string">
            <text:p>ROMANISCHE KUNST <text:s/>KAROLINGISCHE KUNST <text:s/>OTTONISCHE KUNS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365])=1;0;IF(LEN([.B2365])=2;1;IF(LEN([.B2365])=3;2;IF(LEN([.B2365])=5;3;IF(LEN([.B2365])=6;4;IF(LEN([.B2365])=7;5;&quot;Fehler&quot;))))))" office:value-type="float" office:value="3" calcext:value-type="float">
            <text:p>3</text:p>
          </table:table-cell>
          <table:table-cell office:value-type="string" calcext:value-type="string">
            <text:p>RKM 1</text:p>
          </table:table-cell>
          <table:table-cell office:value-type="string" calcext:value-type="string">
            <text:p>ROMANISCHE ARCHITEKTUR</text:p>
          </table:table-cell>
          <table:table-cell table:number-columns-repeated="5"/>
        </table:table-row>
        <table:table-row table:style-name="ro1">
          <table:table-cell table:formula="of:=IF(LEN([.B2366])=1;0;IF(LEN([.B2366])=2;1;IF(LEN([.B2366])=3;2;IF(LEN([.B2366])=5;3;IF(LEN([.B2366])=6;4;IF(LEN([.B2366])=7;5;&quot;Fehler&quot;))))))" office:value-type="float" office:value="3" calcext:value-type="float">
            <text:p>3</text:p>
          </table:table-cell>
          <table:table-cell office:value-type="string" calcext:value-type="string">
            <text:p>RKM 2</text:p>
          </table:table-cell>
          <table:table-cell office:value-type="string" calcext:value-type="string">
            <text:p>ROMANISCHE PLASTIK</text:p>
          </table:table-cell>
          <table:table-cell table:number-columns-repeated="5"/>
        </table:table-row>
        <table:table-row table:style-name="ro1">
          <table:table-cell table:formula="of:=IF(LEN([.B2367])=1;0;IF(LEN([.B2367])=2;1;IF(LEN([.B2367])=3;2;IF(LEN([.B2367])=5;3;IF(LEN([.B2367])=6;4;IF(LEN([.B2367])=7;5;&quot;Fehler&quot;))))))" office:value-type="float" office:value="3" calcext:value-type="float">
            <text:p>3</text:p>
          </table:table-cell>
          <table:table-cell office:value-type="string" calcext:value-type="string">
            <text:p>RKM 3</text:p>
          </table:table-cell>
          <table:table-cell office:value-type="string" calcext:value-type="string">
            <text:p>ROMANISCHE MALEREI</text:p>
          </table:table-cell>
          <table:table-cell table:number-columns-repeated="5"/>
        </table:table-row>
        <table:table-row table:style-name="ro1">
          <table:table-cell table:formula="of:=IF(LEN([.B2368])=1;0;IF(LEN([.B2368])=2;1;IF(LEN([.B2368])=3;2;IF(LEN([.B2368])=5;3;IF(LEN([.B2368])=6;4;IF(LEN([.B2368])=7;5;&quot;Fehler&quot;))))))" office:value-type="float" office:value="2" calcext:value-type="float">
            <text:p>2</text:p>
          </table:table-cell>
          <table:table-cell office:value-type="string" calcext:value-type="string">
            <text:p>RKN</text:p>
          </table:table-cell>
          <table:table-cell office:value-type="string" calcext:value-type="string">
            <text:p>GOTISCHE KUNST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2369])=1;0;IF(LEN([.B2369])=2;1;IF(LEN([.B2369])=3;2;IF(LEN([.B2369])=5;3;IF(LEN([.B2369])=6;4;IF(LEN([.B2369])=7;5;&quot;Fehler&quot;))))))" office:value-type="float" office:value="3" calcext:value-type="float">
            <text:p>3</text:p>
          </table:table-cell>
          <table:table-cell office:value-type="string" calcext:value-type="string">
            <text:p>RKN 1</text:p>
          </table:table-cell>
          <table:table-cell office:value-type="string" calcext:value-type="string">
            <text:p>GOTISCHE ARCHITEKTUR</text:p>
          </table:table-cell>
          <table:table-cell table:number-columns-repeated="5"/>
        </table:table-row>
        <table:table-row table:style-name="ro1">
          <table:table-cell table:formula="of:=IF(LEN([.B2370])=1;0;IF(LEN([.B2370])=2;1;IF(LEN([.B2370])=3;2;IF(LEN([.B2370])=5;3;IF(LEN([.B2370])=6;4;IF(LEN([.B2370])=7;5;&quot;Fehler&quot;))))))" office:value-type="float" office:value="3" calcext:value-type="float">
            <text:p>3</text:p>
          </table:table-cell>
          <table:table-cell office:value-type="string" calcext:value-type="string">
            <text:p>RKN 2</text:p>
          </table:table-cell>
          <table:table-cell office:value-type="string" calcext:value-type="string">
            <text:p>GOTISCHE PLASTIK</text:p>
          </table:table-cell>
          <table:table-cell table:number-columns-repeated="5"/>
        </table:table-row>
        <table:table-row table:style-name="ro1">
          <table:table-cell table:formula="of:=IF(LEN([.B2371])=1;0;IF(LEN([.B2371])=2;1;IF(LEN([.B2371])=3;2;IF(LEN([.B2371])=5;3;IF(LEN([.B2371])=6;4;IF(LEN([.B2371])=7;5;&quot;Fehler&quot;))))))" office:value-type="float" office:value="3" calcext:value-type="float">
            <text:p>3</text:p>
          </table:table-cell>
          <table:table-cell office:value-type="string" calcext:value-type="string">
            <text:p>RKN 3</text:p>
          </table:table-cell>
          <table:table-cell office:value-type="string" calcext:value-type="string">
            <text:p>GOTISCHE MALEREI</text:p>
          </table:table-cell>
          <table:table-cell table:number-columns-repeated="5"/>
        </table:table-row>
        <table:table-row table:style-name="ro1">
          <table:table-cell table:formula="of:=IF(LEN([.B2372])=1;0;IF(LEN([.B2372])=2;1;IF(LEN([.B2372])=3;2;IF(LEN([.B2372])=5;3;IF(LEN([.B2372])=6;4;IF(LEN([.B2372])=7;5;&quot;Fehler&quot;))))))" office:value-type="float" office:value="1" calcext:value-type="float">
            <text:p>1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EUROPAEISCHE KUNST DER NEUZEIT VON DER RENAISSANCE BIS ZUM KLASSIZISMUS : GESAMTDARSTELLUNGEN – DARSTELLUNGEN MEHRERER EPOCHEN</text:p>
          </table:table-cell>
          <table:table-cell table:number-columns-repeated="5"/>
        </table:table-row>
        <table:table-row table:style-name="ro1">
          <table:table-cell table:formula="of:=IF(LEN([.B2373])=1;0;IF(LEN([.B2373])=2;1;IF(LEN([.B2373])=3;2;IF(LEN([.B2373])=5;3;IF(LEN([.B2373])=6;4;IF(LEN([.B2373])=7;5;&quot;Fehler&quot;))))))" office:value-type="float" office:value="2" calcext:value-type="float">
            <text:p>2</text:p>
          </table:table-cell>
          <table:table-cell office:value-type="string" calcext:value-type="string">
            <text:p>RLK</text:p>
          </table:table-cell>
          <table:table-cell office:value-type="string" calcext:value-type="string">
            <text:p>KUNST DER RENAISSANC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374])=1;0;IF(LEN([.B2374])=2;1;IF(LEN([.B2374])=3;2;IF(LEN([.B2374])=5;3;IF(LEN([.B2374])=6;4;IF(LEN([.B2374])=7;5;&quot;Fehler&quot;))))))" office:value-type="float" office:value="3" calcext:value-type="float">
            <text:p>3</text:p>
          </table:table-cell>
          <table:table-cell office:value-type="string" calcext:value-type="string">
            <text:p>RLK 1</text:p>
          </table:table-cell>
          <table:table-cell office:value-type="string" calcext:value-type="string">
            <text:p>ARCHITEKTUR DER RENAISSANCE</text:p>
          </table:table-cell>
          <table:table-cell table:number-columns-repeated="5"/>
        </table:table-row>
        <table:table-row table:style-name="ro1">
          <table:table-cell table:formula="of:=IF(LEN([.B2375])=1;0;IF(LEN([.B2375])=2;1;IF(LEN([.B2375])=3;2;IF(LEN([.B2375])=5;3;IF(LEN([.B2375])=6;4;IF(LEN([.B2375])=7;5;&quot;Fehler&quot;))))))" office:value-type="float" office:value="3" calcext:value-type="float">
            <text:p>3</text:p>
          </table:table-cell>
          <table:table-cell office:value-type="string" calcext:value-type="string">
            <text:p>RLK 2</text:p>
          </table:table-cell>
          <table:table-cell office:value-type="string" calcext:value-type="string">
            <text:p>PLASTIK DER RENAISSANCE</text:p>
          </table:table-cell>
          <table:table-cell table:number-columns-repeated="5"/>
        </table:table-row>
        <table:table-row table:style-name="ro1">
          <table:table-cell table:formula="of:=IF(LEN([.B2376])=1;0;IF(LEN([.B2376])=2;1;IF(LEN([.B2376])=3;2;IF(LEN([.B2376])=5;3;IF(LEN([.B2376])=6;4;IF(LEN([.B2376])=7;5;&quot;Fehler&quot;))))))" office:value-type="float" office:value="3" calcext:value-type="float">
            <text:p>3</text:p>
          </table:table-cell>
          <table:table-cell office:value-type="string" calcext:value-type="string">
            <text:p>RLK 3</text:p>
          </table:table-cell>
          <table:table-cell office:value-type="string" calcext:value-type="string">
            <text:p>MALEREI UND GRAPHIK DER RENAISSANCE</text:p>
          </table:table-cell>
          <table:table-cell table:number-columns-repeated="5"/>
        </table:table-row>
        <table:table-row table:style-name="ro1">
          <table:table-cell table:formula="of:=IF(LEN([.B2377])=1;0;IF(LEN([.B2377])=2;1;IF(LEN([.B2377])=3;2;IF(LEN([.B2377])=5;3;IF(LEN([.B2377])=6;4;IF(LEN([.B2377])=7;5;&quot;Fehler&quot;))))))" office:value-type="float" office:value="2" calcext:value-type="float">
            <text:p>2</text:p>
          </table:table-cell>
          <table:table-cell office:value-type="string" calcext:value-type="string">
            <text:p>RLL</text:p>
          </table:table-cell>
          <table:table-cell office:value-type="string" calcext:value-type="string">
            <text:p>KUNST DES MANIERISMUS</text:p>
          </table:table-cell>
          <table:table-cell table:number-columns-repeated="5"/>
        </table:table-row>
        <table:table-row table:style-name="ro1">
          <table:table-cell table:formula="of:=IF(LEN([.B2378])=1;0;IF(LEN([.B2378])=2;1;IF(LEN([.B2378])=3;2;IF(LEN([.B2378])=5;3;IF(LEN([.B2378])=6;4;IF(LEN([.B2378])=7;5;&quot;Fehler&quot;))))))" office:value-type="float" office:value="2" calcext:value-type="float">
            <text:p>2</text:p>
          </table:table-cell>
          <table:table-cell office:value-type="string" calcext:value-type="string">
            <text:p>RLM</text:p>
          </table:table-cell>
          <table:table-cell office:value-type="string" calcext:value-type="string">
            <text:p>KUNST DES BAROCK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2379])=1;0;IF(LEN([.B2379])=2;1;IF(LEN([.B2379])=3;2;IF(LEN([.B2379])=5;3;IF(LEN([.B2379])=6;4;IF(LEN([.B2379])=7;5;&quot;Fehler&quot;))))))" office:value-type="float" office:value="3" calcext:value-type="float">
            <text:p>3</text:p>
          </table:table-cell>
          <table:table-cell office:value-type="string" calcext:value-type="string">
            <text:p>RLM 1</text:p>
          </table:table-cell>
          <table:table-cell office:value-type="string" calcext:value-type="string">
            <text:p>ARCHITEKTUR DES BAROCK</text:p>
          </table:table-cell>
          <table:table-cell table:number-columns-repeated="5"/>
        </table:table-row>
        <table:table-row table:style-name="ro1">
          <table:table-cell table:formula="of:=IF(LEN([.B2380])=1;0;IF(LEN([.B2380])=2;1;IF(LEN([.B2380])=3;2;IF(LEN([.B2380])=5;3;IF(LEN([.B2380])=6;4;IF(LEN([.B2380])=7;5;&quot;Fehler&quot;))))))" office:value-type="float" office:value="3" calcext:value-type="float">
            <text:p>3</text:p>
          </table:table-cell>
          <table:table-cell office:value-type="string" calcext:value-type="string">
            <text:p>RLM 2</text:p>
          </table:table-cell>
          <table:table-cell office:value-type="string" calcext:value-type="string">
            <text:p>PLASTIK DES BAROCK</text:p>
          </table:table-cell>
          <table:table-cell table:number-columns-repeated="5"/>
        </table:table-row>
        <table:table-row table:style-name="ro1">
          <table:table-cell table:formula="of:=IF(LEN([.B2381])=1;0;IF(LEN([.B2381])=2;1;IF(LEN([.B2381])=3;2;IF(LEN([.B2381])=5;3;IF(LEN([.B2381])=6;4;IF(LEN([.B2381])=7;5;&quot;Fehler&quot;))))))" office:value-type="float" office:value="3" calcext:value-type="float">
            <text:p>3</text:p>
          </table:table-cell>
          <table:table-cell office:value-type="string" calcext:value-type="string">
            <text:p>RLM 3</text:p>
          </table:table-cell>
          <table:table-cell office:value-type="string" calcext:value-type="string">
            <text:p>MALEREI UND GRAPHIK DES BAROCK</text:p>
          </table:table-cell>
          <table:table-cell table:number-columns-repeated="5"/>
        </table:table-row>
        <table:table-row table:style-name="ro1">
          <table:table-cell table:formula="of:=IF(LEN([.B2382])=1;0;IF(LEN([.B2382])=2;1;IF(LEN([.B2382])=3;2;IF(LEN([.B2382])=5;3;IF(LEN([.B2382])=6;4;IF(LEN([.B2382])=7;5;&quot;Fehler&quot;))))))" office:value-type="float" office:value="2" calcext:value-type="float">
            <text:p>2</text:p>
          </table:table-cell>
          <table:table-cell office:value-type="string" calcext:value-type="string">
            <text:p>RLN</text:p>
          </table:table-cell>
          <table:table-cell office:value-type="string" calcext:value-type="string">
            <text:p>KUNST DES ROKOKO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2383])=1;0;IF(LEN([.B2383])=2;1;IF(LEN([.B2383])=3;2;IF(LEN([.B2383])=5;3;IF(LEN([.B2383])=6;4;IF(LEN([.B2383])=7;5;&quot;Fehler&quot;))))))" office:value-type="float" office:value="3" calcext:value-type="float">
            <text:p>3</text:p>
          </table:table-cell>
          <table:table-cell office:value-type="string" calcext:value-type="string">
            <text:p>RLN 1</text:p>
          </table:table-cell>
          <table:table-cell office:value-type="string" calcext:value-type="string">
            <text:p>ARCHITEKTUR DES ROKOKO</text:p>
          </table:table-cell>
          <table:table-cell table:number-columns-repeated="5"/>
        </table:table-row>
        <table:table-row table:style-name="ro1">
          <table:table-cell table:formula="of:=IF(LEN([.B2384])=1;0;IF(LEN([.B2384])=2;1;IF(LEN([.B2384])=3;2;IF(LEN([.B2384])=5;3;IF(LEN([.B2384])=6;4;IF(LEN([.B2384])=7;5;&quot;Fehler&quot;))))))" office:value-type="float" office:value="3" calcext:value-type="float">
            <text:p>3</text:p>
          </table:table-cell>
          <table:table-cell office:value-type="string" calcext:value-type="string">
            <text:p>RLN 2</text:p>
          </table:table-cell>
          <table:table-cell office:value-type="string" calcext:value-type="string">
            <text:p>PLASTIK DES ROKOKO</text:p>
          </table:table-cell>
          <table:table-cell table:number-columns-repeated="5"/>
        </table:table-row>
        <table:table-row table:style-name="ro1">
          <table:table-cell table:formula="of:=IF(LEN([.B2385])=1;0;IF(LEN([.B2385])=2;1;IF(LEN([.B2385])=3;2;IF(LEN([.B2385])=5;3;IF(LEN([.B2385])=6;4;IF(LEN([.B2385])=7;5;&quot;Fehler&quot;))))))" office:value-type="float" office:value="3" calcext:value-type="float">
            <text:p>3</text:p>
          </table:table-cell>
          <table:table-cell office:value-type="string" calcext:value-type="string">
            <text:p>RLN 3</text:p>
          </table:table-cell>
          <table:table-cell office:value-type="string" calcext:value-type="string">
            <text:p>MALEREI UND GRAPHIK DES ROKOKO</text:p>
          </table:table-cell>
          <table:table-cell table:number-columns-repeated="5"/>
        </table:table-row>
        <table:table-row table:style-name="ro1">
          <table:table-cell table:formula="of:=IF(LEN([.B2386])=1;0;IF(LEN([.B2386])=2;1;IF(LEN([.B2386])=3;2;IF(LEN([.B2386])=5;3;IF(LEN([.B2386])=6;4;IF(LEN([.B2386])=7;5;&quot;Fehler&quot;))))))" office:value-type="float" office:value="2" calcext:value-type="float">
            <text:p>2</text:p>
          </table:table-cell>
          <table:table-cell office:value-type="string" calcext:value-type="string">
            <text:p>RLO</text:p>
          </table:table-cell>
          <table:table-cell office:value-type="string" calcext:value-type="string">
            <text:p>KUNST DES KLASSIZISMU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387])=1;0;IF(LEN([.B2387])=2;1;IF(LEN([.B2387])=3;2;IF(LEN([.B2387])=5;3;IF(LEN([.B2387])=6;4;IF(LEN([.B2387])=7;5;&quot;Fehler&quot;))))))" office:value-type="float" office:value="3" calcext:value-type="float">
            <text:p>3</text:p>
          </table:table-cell>
          <table:table-cell office:value-type="string" calcext:value-type="string">
            <text:p>RLO 1</text:p>
          </table:table-cell>
          <table:table-cell office:value-type="string" calcext:value-type="string">
            <text:p>ARCHITEKTUR DES KLASSIZISMUS</text:p>
          </table:table-cell>
          <table:table-cell table:number-columns-repeated="5"/>
        </table:table-row>
        <table:table-row table:style-name="ro1">
          <table:table-cell table:formula="of:=IF(LEN([.B2388])=1;0;IF(LEN([.B2388])=2;1;IF(LEN([.B2388])=3;2;IF(LEN([.B2388])=5;3;IF(LEN([.B2388])=6;4;IF(LEN([.B2388])=7;5;&quot;Fehler&quot;))))))" office:value-type="float" office:value="3" calcext:value-type="float">
            <text:p>3</text:p>
          </table:table-cell>
          <table:table-cell office:value-type="string" calcext:value-type="string">
            <text:p>RLO 2</text:p>
          </table:table-cell>
          <table:table-cell office:value-type="string" calcext:value-type="string">
            <text:p>PLASTIK DES KLASSIZISMUS</text:p>
          </table:table-cell>
          <table:table-cell table:number-columns-repeated="5"/>
        </table:table-row>
        <table:table-row table:style-name="ro1">
          <table:table-cell table:formula="of:=IF(LEN([.B2389])=1;0;IF(LEN([.B2389])=2;1;IF(LEN([.B2389])=3;2;IF(LEN([.B2389])=5;3;IF(LEN([.B2389])=6;4;IF(LEN([.B2389])=7;5;&quot;Fehler&quot;))))))" office:value-type="float" office:value="3" calcext:value-type="float">
            <text:p>3</text:p>
          </table:table-cell>
          <table:table-cell office:value-type="string" calcext:value-type="string">
            <text:p>RLO 3</text:p>
          </table:table-cell>
          <table:table-cell office:value-type="string" calcext:value-type="string">
            <text:p>MALEREI UND GRAPHIK DES KLASSIZISMUS</text:p>
          </table:table-cell>
          <table:table-cell table:number-columns-repeated="5"/>
        </table:table-row>
        <table:table-row table:style-name="ro1">
          <table:table-cell table:formula="of:=IF(LEN([.B2390])=1;0;IF(LEN([.B2390])=2;1;IF(LEN([.B2390])=3;2;IF(LEN([.B2390])=5;3;IF(LEN([.B2390])=6;4;IF(LEN([.B2390])=7;5;&quot;Fehler&quot;))))))" office:value-type="float" office:value="1" calcext:value-type="float">
            <text:p>1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EUROPAEISCHE KUNST VOM 19. JAHRHUNDERT BIS ZUR GEGENWART : ALLGEMEINES</text:p>
          </table:table-cell>
          <table:table-cell table:number-columns-repeated="5"/>
        </table:table-row>
        <table:table-row table:style-name="ro1">
          <table:table-cell table:formula="of:=IF(LEN([.B2391])=1;0;IF(LEN([.B2391])=2;1;IF(LEN([.B2391])=3;2;IF(LEN([.B2391])=5;3;IF(LEN([.B2391])=6;4;IF(LEN([.B2391])=7;5;&quot;Fehler&quot;))))))" office:value-type="float" office:value="2" calcext:value-type="float">
            <text:p>2</text:p>
          </table:table-cell>
          <table:table-cell office:value-type="string" calcext:value-type="string">
            <text:p>RMK</text:p>
          </table:table-cell>
          <table:table-cell office:value-type="string" calcext:value-type="string">
            <text:p>KUNST DES 19. JAHRHUNDERTS</text:p>
          </table:table-cell>
          <table:table-cell table:number-columns-repeated="5"/>
        </table:table-row>
        <table:table-row table:style-name="ro1">
          <table:table-cell table:formula="of:=IF(LEN([.B2392])=1;0;IF(LEN([.B2392])=2;1;IF(LEN([.B2392])=3;2;IF(LEN([.B2392])=5;3;IF(LEN([.B2392])=6;4;IF(LEN([.B2392])=7;5;&quot;Fehler&quot;))))))" office:value-type="float" office:value="3" calcext:value-type="float">
            <text:p>3</text:p>
          </table:table-cell>
          <table:table-cell office:value-type="string" calcext:value-type="string">
            <text:p>RMK 1</text:p>
          </table:table-cell>
          <table:table-cell office:value-type="string" calcext:value-type="string">
            <text:p>ARCHITEKTUR DES 19. JAHRHUNDERTS</text:p>
          </table:table-cell>
          <table:table-cell table:number-columns-repeated="5"/>
        </table:table-row>
        <table:table-row table:style-name="ro1">
          <table:table-cell table:formula="of:=IF(LEN([.B2393])=1;0;IF(LEN([.B2393])=2;1;IF(LEN([.B2393])=3;2;IF(LEN([.B2393])=5;3;IF(LEN([.B2393])=6;4;IF(LEN([.B2393])=7;5;&quot;Fehler&quot;))))))" office:value-type="float" office:value="3" calcext:value-type="float">
            <text:p>3</text:p>
          </table:table-cell>
          <table:table-cell office:value-type="string" calcext:value-type="string">
            <text:p>RMK 2</text:p>
          </table:table-cell>
          <table:table-cell office:value-type="string" calcext:value-type="string">
            <text:p>PLASTIK DES 19. JAHRHUNDERTS</text:p>
          </table:table-cell>
          <table:table-cell table:number-columns-repeated="5"/>
        </table:table-row>
        <table:table-row table:style-name="ro1">
          <table:table-cell table:formula="of:=IF(LEN([.B2394])=1;0;IF(LEN([.B2394])=2;1;IF(LEN([.B2394])=3;2;IF(LEN([.B2394])=5;3;IF(LEN([.B2394])=6;4;IF(LEN([.B2394])=7;5;&quot;Fehler&quot;))))))" office:value-type="float" office:value="3" calcext:value-type="float">
            <text:p>3</text:p>
          </table:table-cell>
          <table:table-cell office:value-type="string" calcext:value-type="string">
            <text:p>RMK 3</text:p>
          </table:table-cell>
          <table:table-cell office:value-type="string" calcext:value-type="string">
            <text:p>MALEREI UND GRAPHIK DES 19. JAHRHUNDERTS</text:p>
          </table:table-cell>
          <table:table-cell table:number-columns-repeated="5"/>
        </table:table-row>
        <table:table-row table:style-name="ro1">
          <table:table-cell table:formula="of:=IF(LEN([.B2395])=1;0;IF(LEN([.B2395])=2;1;IF(LEN([.B2395])=3;2;IF(LEN([.B2395])=5;3;IF(LEN([.B2395])=6;4;IF(LEN([.B2395])=7;5;&quot;Fehler&quot;))))))" office:value-type="float" office:value="4" calcext:value-type="float">
            <text:p>4</text:p>
          </table:table-cell>
          <table:table-cell office:value-type="string" calcext:value-type="string">
            <text:p>RMK 35</text:p>
          </table:table-cell>
          <table:table-cell office:value-type="string" calcext:value-type="string">
            <text:p>KUNST DES IMPRESSIONISMUS</text:p>
          </table:table-cell>
          <table:table-cell table:number-columns-repeated="5"/>
        </table:table-row>
        <table:table-row table:style-name="ro1">
          <table:table-cell table:formula="of:=IF(LEN([.B2396])=1;0;IF(LEN([.B2396])=2;1;IF(LEN([.B2396])=3;2;IF(LEN([.B2396])=5;3;IF(LEN([.B2396])=6;4;IF(LEN([.B2396])=7;5;&quot;Fehler&quot;))))))" office:value-type="float" office:value="2" calcext:value-type="float">
            <text:p>2</text:p>
          </table:table-cell>
          <table:table-cell office:value-type="string" calcext:value-type="string">
            <text:p>RML</text:p>
          </table:table-cell>
          <table:table-cell office:value-type="string" calcext:value-type="string">
            <text:p>KUNST DES 20. JAHRHUNDERTS</text:p>
          </table:table-cell>
          <table:table-cell table:number-columns-repeated="5"/>
        </table:table-row>
        <table:table-row table:style-name="ro1">
          <table:table-cell table:formula="of:=IF(LEN([.B2397])=1;0;IF(LEN([.B2397])=2;1;IF(LEN([.B2397])=3;2;IF(LEN([.B2397])=5;3;IF(LEN([.B2397])=6;4;IF(LEN([.B2397])=7;5;&quot;Fehler&quot;))))))" office:value-type="float" office:value="4" calcext:value-type="float">
            <text:p>4</text:p>
          </table:table-cell>
          <table:table-cell office:value-type="string" calcext:value-type="string">
            <text:p>RML 01</text:p>
          </table:table-cell>
          <table:table-cell office:value-type="string" calcext:value-type="string">
            <text:p>NACHSCHLAGEWERKE</text:p>
          </table:table-cell>
          <table:table-cell table:number-columns-repeated="5"/>
        </table:table-row>
        <table:table-row table:style-name="ro1">
          <table:table-cell table:formula="of:=IF(LEN([.B2398])=1;0;IF(LEN([.B2398])=2;1;IF(LEN([.B2398])=3;2;IF(LEN([.B2398])=5;3;IF(LEN([.B2398])=6;4;IF(LEN([.B2398])=7;5;&quot;Fehler&quot;))))))" office:value-type="float" office:value="4" calcext:value-type="float">
            <text:p>4</text:p>
          </table:table-cell>
          <table:table-cell office:value-type="string" calcext:value-type="string">
            <text:p>RML 02</text:p>
          </table:table-cell>
          <table:table-cell office:value-type="string" calcext:value-type="string">
            <text:p>BIBLIOGRAPHIEN</text:p>
          </table:table-cell>
          <table:table-cell table:number-columns-repeated="5"/>
        </table:table-row>
        <table:table-row table:style-name="ro1">
          <table:table-cell table:formula="of:=IF(LEN([.B2399])=1;0;IF(LEN([.B2399])=2;1;IF(LEN([.B2399])=3;2;IF(LEN([.B2399])=5;3;IF(LEN([.B2399])=6;4;IF(LEN([.B2399])=7;5;&quot;Fehler&quot;))))))" office:value-type="float" office:value="3" calcext:value-type="float">
            <text:p>3</text:p>
          </table:table-cell>
          <table:table-cell office:value-type="string" calcext:value-type="string">
            <text:p>RML 1</text:p>
          </table:table-cell>
          <table:table-cell office:value-type="string" calcext:value-type="string">
            <text:p>GESCHICHTE DER MODERNEN KUNST : GESAMTDARSTELLUNGEN - DARSTELLUNGEN MEHRERER GATTUNGEN</text:p>
          </table:table-cell>
          <table:table-cell table:number-columns-repeated="5"/>
        </table:table-row>
        <table:table-row table:style-name="ro1">
          <table:table-cell table:formula="of:=IF(LEN([.B2400])=1;0;IF(LEN([.B2400])=2;1;IF(LEN([.B2400])=3;2;IF(LEN([.B2400])=5;3;IF(LEN([.B2400])=6;4;IF(LEN([.B2400])=7;5;&quot;Fehler&quot;))))))" office:value-type="float" office:value="4" calcext:value-type="float">
            <text:p>4</text:p>
          </table:table-cell>
          <table:table-cell office:value-type="string" calcext:value-type="string">
            <text:p>RML 10</text:p>
          </table:table-cell>
          <table:table-cell office:value-type="string" calcext:value-type="string">
            <text:p>MODERNE ARCHITEKTUR : GESCHICHTE UND THEORIE</text:p>
          </table:table-cell>
          <table:table-cell table:number-columns-repeated="5"/>
        </table:table-row>
        <table:table-row table:style-name="ro1">
          <table:table-cell table:formula="of:=IF(LEN([.B2401])=1;0;IF(LEN([.B2401])=2;1;IF(LEN([.B2401])=3;2;IF(LEN([.B2401])=5;3;IF(LEN([.B2401])=6;4;IF(LEN([.B2401])=7;5;&quot;Fehler&quot;))))))" office:value-type="float" office:value="5" calcext:value-type="float">
            <text:p>5</text:p>
          </table:table-cell>
          <table:table-cell office:value-type="string" calcext:value-type="string">
            <text:p>RML 100</text:p>
          </table:table-cell>
          <table:table-cell office:value-type="string" calcext:value-type="string">
            <text:p>MODERNE ARCHITEKTUR EINZELNER LAENDER</text:p>
          </table:table-cell>
          <table:table-cell table:number-columns-repeated="5"/>
        </table:table-row>
        <table:table-row table:style-name="ro1">
          <table:table-cell table:formula="of:=IF(LEN([.B2402])=1;0;IF(LEN([.B2402])=2;1;IF(LEN([.B2402])=3;2;IF(LEN([.B2402])=5;3;IF(LEN([.B2402])=6;4;IF(LEN([.B2402])=7;5;&quot;Fehler&quot;))))))" office:value-type="float" office:value="5" calcext:value-type="float">
            <text:p>5</text:p>
          </table:table-cell>
          <table:table-cell office:value-type="string" calcext:value-type="string">
            <text:p>RML 101</text:p>
          </table:table-cell>
          <table:table-cell office:value-type="string" calcext:value-type="string">
            <text:p>KUNST AM BAU <text:s/>KUNST IM STADTBILD <text:s/>KUNST IM OEFFENTLICHEN RAUM</text:p>
          </table:table-cell>
          <table:table-cell table:number-columns-repeated="5"/>
        </table:table-row>
        <table:table-row table:style-name="ro1">
          <table:table-cell table:formula="of:=IF(LEN([.B2403])=1;0;IF(LEN([.B2403])=2;1;IF(LEN([.B2403])=3;2;IF(LEN([.B2403])=5;3;IF(LEN([.B2403])=6;4;IF(LEN([.B2403])=7;5;&quot;Fehler&quot;))))))" office:value-type="float" office:value="4" calcext:value-type="float">
            <text:p>4</text:p>
          </table:table-cell>
          <table:table-cell office:value-type="string" calcext:value-type="string">
            <text:p>RML 11</text:p>
          </table:table-cell>
          <table:table-cell office:value-type="string" calcext:value-type="string">
            <text:p>MODERNE PLASTIK : GESCHICHTE UND THEORIE</text:p>
          </table:table-cell>
          <table:table-cell table:number-columns-repeated="5"/>
        </table:table-row>
        <table:table-row table:style-name="ro1">
          <table:table-cell table:formula="of:=IF(LEN([.B2404])=1;0;IF(LEN([.B2404])=2;1;IF(LEN([.B2404])=3;2;IF(LEN([.B2404])=5;3;IF(LEN([.B2404])=6;4;IF(LEN([.B2404])=7;5;&quot;Fehler&quot;))))))" office:value-type="float" office:value="4" calcext:value-type="float">
            <text:p>4</text:p>
          </table:table-cell>
          <table:table-cell office:value-type="string" calcext:value-type="string">
            <text:p>RML 12</text:p>
          </table:table-cell>
          <table:table-cell office:value-type="string" calcext:value-type="string">
            <text:p>MODERNE MALEREI : GESCHICHTE UND THEORIE</text:p>
          </table:table-cell>
          <table:table-cell table:number-columns-repeated="5"/>
        </table:table-row>
        <table:table-row table:style-name="ro1">
          <table:table-cell table:formula="of:=IF(LEN([.B2405])=1;0;IF(LEN([.B2405])=2;1;IF(LEN([.B2405])=3;2;IF(LEN([.B2405])=5;3;IF(LEN([.B2405])=6;4;IF(LEN([.B2405])=7;5;&quot;Fehler&quot;))))))" office:value-type="float" office:value="4" calcext:value-type="float">
            <text:p>4</text:p>
          </table:table-cell>
          <table:table-cell office:value-type="string" calcext:value-type="string">
            <text:p>RML 13</text:p>
          </table:table-cell>
          <table:table-cell office:value-type="string" calcext:value-type="string">
            <text:p>MODERNE GRAPHIK : GESCHICHTE UND THEORIE</text:p>
          </table:table-cell>
          <table:table-cell table:number-columns-repeated="5"/>
        </table:table-row>
        <table:table-row table:style-name="ro1">
          <table:table-cell table:formula="of:=IF(LEN([.B2406])=1;0;IF(LEN([.B2406])=2;1;IF(LEN([.B2406])=3;2;IF(LEN([.B2406])=5;3;IF(LEN([.B2406])=6;4;IF(LEN([.B2406])=7;5;&quot;Fehler&quot;))))))" office:value-type="float" office:value="4" calcext:value-type="float">
            <text:p>4</text:p>
          </table:table-cell>
          <table:table-cell office:value-type="string" calcext:value-type="string">
            <text:p>RML 15</text:p>
          </table:table-cell>
          <table:table-cell office:value-type="string" calcext:value-type="string">
            <text:p>NEUE GATTUNGEN UND FORMEN DER KUNST DES 20. JAHRHUNDERTS</text:p>
          </table:table-cell>
          <table:table-cell table:number-columns-repeated="5"/>
        </table:table-row>
        <table:table-row table:style-name="ro1">
          <table:table-cell table:formula="of:=IF(LEN([.B2407])=1;0;IF(LEN([.B2407])=2;1;IF(LEN([.B2407])=3;2;IF(LEN([.B2407])=5;3;IF(LEN([.B2407])=6;4;IF(LEN([.B2407])=7;5;&quot;Fehler&quot;))))))" office:value-type="float" office:value="5" calcext:value-type="float">
            <text:p>5</text:p>
          </table:table-cell>
          <table:table-cell office:value-type="string" calcext:value-type="string">
            <text:p>RML 151</text:p>
          </table:table-cell>
          <table:table-cell office:value-type="string" calcext:value-type="string">
            <text:p>COLLAGE <text:s/>ASSEMBLAGE <text:s/>READY-MADE <text:s/>OBJEKTKUNST CORRESPONDENCE ART</text:p>
          </table:table-cell>
          <table:table-cell table:number-columns-repeated="5"/>
        </table:table-row>
        <table:table-row table:style-name="ro1">
          <table:table-cell table:formula="of:=IF(LEN([.B2408])=1;0;IF(LEN([.B2408])=2;1;IF(LEN([.B2408])=3;2;IF(LEN([.B2408])=5;3;IF(LEN([.B2408])=6;4;IF(LEN([.B2408])=7;5;&quot;Fehler&quot;))))))" office:value-type="float" office:value="5" calcext:value-type="float">
            <text:p>5</text:p>
          </table:table-cell>
          <table:table-cell office:value-type="string" calcext:value-type="string">
            <text:p>RML 153</text:p>
          </table:table-cell>
          <table:table-cell office:value-type="string" calcext:value-type="string">
            <text:p>ENVIRONMENT <text:s/>HAPPENING <text:s/>FLUXUS <text:s/>AKTIONSKUNST <text:s/>MIXED MEDIA</text:p>
          </table:table-cell>
          <table:table-cell table:number-columns-repeated="5"/>
        </table:table-row>
        <table:table-row table:style-name="ro1">
          <table:table-cell table:formula="of:=IF(LEN([.B2409])=1;0;IF(LEN([.B2409])=2;1;IF(LEN([.B2409])=3;2;IF(LEN([.B2409])=5;3;IF(LEN([.B2409])=6;4;IF(LEN([.B2409])=7;5;&quot;Fehler&quot;))))))" office:value-type="float" office:value="5" calcext:value-type="float">
            <text:p>5</text:p>
          </table:table-cell>
          <table:table-cell office:value-type="string" calcext:value-type="string">
            <text:p>RML 156</text:p>
          </table:table-cell>
          <table:table-cell office:value-type="string" calcext:value-type="string">
            <text:p>KINETIK</text:p>
          </table:table-cell>
          <table:table-cell table:number-columns-repeated="5"/>
        </table:table-row>
        <table:table-row table:style-name="ro1">
          <table:table-cell table:formula="of:=IF(LEN([.B2410])=1;0;IF(LEN([.B2410])=2;1;IF(LEN([.B2410])=3;2;IF(LEN([.B2410])=5;3;IF(LEN([.B2410])=6;4;IF(LEN([.B2410])=7;5;&quot;Fehler&quot;))))))" office:value-type="float" office:value="5" calcext:value-type="float">
            <text:p>5</text:p>
          </table:table-cell>
          <table:table-cell office:value-type="string" calcext:value-type="string">
            <text:p>RML 157</text:p>
          </table:table-cell>
          <table:table-cell office:value-type="string" calcext:value-type="string">
            <text:p>TECHNOLOGISCHE KUNSTFORMEN</text:p>
          </table:table-cell>
          <table:table-cell table:number-columns-repeated="5"/>
        </table:table-row>
        <table:table-row table:style-name="ro1">
          <table:table-cell table:formula="of:=IF(LEN([.B2411])=1;0;IF(LEN([.B2411])=2;1;IF(LEN([.B2411])=3;2;IF(LEN([.B2411])=5;3;IF(LEN([.B2411])=6;4;IF(LEN([.B2411])=7;5;&quot;Fehler&quot;))))))" office:value-type="float" office:value="3" calcext:value-type="float">
            <text:p>3</text:p>
          </table:table-cell>
          <table:table-cell office:value-type="string" calcext:value-type="string">
            <text:p>RML 2</text:p>
          </table:table-cell>
          <table:table-cell office:value-type="string" calcext:value-type="string">
            <text:p>KUNST DER 1. HAELFTE DES 20. JAHRHUNDERTS</text:p>
          </table:table-cell>
          <table:table-cell table:number-columns-repeated="5"/>
        </table:table-row>
        <table:table-row table:style-name="ro1">
          <table:table-cell table:formula="of:=IF(LEN([.B2412])=1;0;IF(LEN([.B2412])=2;1;IF(LEN([.B2412])=3;2;IF(LEN([.B2412])=5;3;IF(LEN([.B2412])=6;4;IF(LEN([.B2412])=7;5;&quot;Fehler&quot;))))))" office:value-type="float" office:value="4" calcext:value-type="float">
            <text:p>4</text:p>
          </table:table-cell>
          <table:table-cell office:value-type="string" calcext:value-type="string">
            <text:p>RML 20</text:p>
          </table:table-cell>
          <table:table-cell office:value-type="string" calcext:value-type="string">
            <text:p>JUGENDSTIL</text:p>
          </table:table-cell>
          <table:table-cell table:number-columns-repeated="5"/>
        </table:table-row>
        <table:table-row table:style-name="ro1">
          <table:table-cell table:formula="of:=IF(LEN([.B2413])=1;0;IF(LEN([.B2413])=2;1;IF(LEN([.B2413])=3;2;IF(LEN([.B2413])=5;3;IF(LEN([.B2413])=6;4;IF(LEN([.B2413])=7;5;&quot;Fehler&quot;))))))" office:value-type="float" office:value="4" calcext:value-type="float">
            <text:p>4</text:p>
          </table:table-cell>
          <table:table-cell office:value-type="string" calcext:value-type="string">
            <text:p>RML 21</text:p>
          </table:table-cell>
          <table:table-cell office:value-type="string" calcext:value-type="string">
            <text:p>KUBISMUS <text:s/>FUTURISMUS</text:p>
          </table:table-cell>
          <table:table-cell table:number-columns-repeated="5"/>
        </table:table-row>
        <table:table-row table:style-name="ro1">
          <table:table-cell table:formula="of:=IF(LEN([.B2414])=1;0;IF(LEN([.B2414])=2;1;IF(LEN([.B2414])=3;2;IF(LEN([.B2414])=5;3;IF(LEN([.B2414])=6;4;IF(LEN([.B2414])=7;5;&quot;Fehler&quot;))))))" office:value-type="float" office:value="4" calcext:value-type="float">
            <text:p>4</text:p>
          </table:table-cell>
          <table:table-cell office:value-type="string" calcext:value-type="string">
            <text:p>RML 22</text:p>
          </table:table-cell>
          <table:table-cell office:value-type="string" calcext:value-type="string">
            <text:p>EXPRESSIONISMUS</text:p>
          </table:table-cell>
          <table:table-cell table:number-columns-repeated="5"/>
        </table:table-row>
        <table:table-row table:style-name="ro1">
          <table:table-cell table:formula="of:=IF(LEN([.B2415])=1;0;IF(LEN([.B2415])=2;1;IF(LEN([.B2415])=3;2;IF(LEN([.B2415])=5;3;IF(LEN([.B2415])=6;4;IF(LEN([.B2415])=7;5;&quot;Fehler&quot;))))))" office:value-type="float" office:value="4" calcext:value-type="float">
            <text:p>4</text:p>
          </table:table-cell>
          <table:table-cell office:value-type="string" calcext:value-type="string">
            <text:p>RML 23</text:p>
          </table:table-cell>
          <table:table-cell office:value-type="string" calcext:value-type="string">
            <text:p>DADAISMUS <text:s/>SURREALISMUS</text:p>
          </table:table-cell>
          <table:table-cell table:number-columns-repeated="5"/>
        </table:table-row>
        <table:table-row table:style-name="ro1">
          <table:table-cell table:formula="of:=IF(LEN([.B2416])=1;0;IF(LEN([.B2416])=2;1;IF(LEN([.B2416])=3;2;IF(LEN([.B2416])=5;3;IF(LEN([.B2416])=6;4;IF(LEN([.B2416])=7;5;&quot;Fehler&quot;))))))" office:value-type="float" office:value="4" calcext:value-type="float">
            <text:p>4</text:p>
          </table:table-cell>
          <table:table-cell office:value-type="string" calcext:value-type="string">
            <text:p>RML 24</text:p>
          </table:table-cell>
          <table:table-cell office:value-type="string" calcext:value-type="string">
            <text:p>ABSTRAKTE KUNST</text:p>
          </table:table-cell>
          <table:table-cell table:number-columns-repeated="5"/>
        </table:table-row>
        <table:table-row table:style-name="ro1">
          <table:table-cell table:formula="of:=IF(LEN([.B2417])=1;0;IF(LEN([.B2417])=2;1;IF(LEN([.B2417])=3;2;IF(LEN([.B2417])=5;3;IF(LEN([.B2417])=6;4;IF(LEN([.B2417])=7;5;&quot;Fehler&quot;))))))" office:value-type="float" office:value="4" calcext:value-type="float">
            <text:p>4</text:p>
          </table:table-cell>
          <table:table-cell office:value-type="string" calcext:value-type="string">
            <text:p>RML 25</text:p>
          </table:table-cell>
          <table:table-cell office:value-type="string" calcext:value-type="string">
            <text:p>NEUE SACHLICHKEIT <text:s/>MAGISCHER REALISMUS <text:s/>ANDERE REALISTISCHE RICHTUNGEN DER ZWANZIGER UND DREISSIGER JAHRE</text:p>
          </table:table-cell>
          <table:table-cell table:number-columns-repeated="5"/>
        </table:table-row>
        <table:table-row table:style-name="ro1">
          <table:table-cell table:formula="of:=IF(LEN([.B2418])=1;0;IF(LEN([.B2418])=2;1;IF(LEN([.B2418])=3;2;IF(LEN([.B2418])=5;3;IF(LEN([.B2418])=6;4;IF(LEN([.B2418])=7;5;&quot;Fehler&quot;))))))" office:value-type="float" office:value="4" calcext:value-type="float">
            <text:p>4</text:p>
          </table:table-cell>
          <table:table-cell office:value-type="string" calcext:value-type="string">
            <text:p>RML 26</text:p>
          </table:table-cell>
          <table:table-cell office:value-type="string" calcext:value-type="string">
            <text:p>SOZIALISTISCHER REALISMUS</text:p>
          </table:table-cell>
          <table:table-cell table:number-columns-repeated="5"/>
        </table:table-row>
        <table:table-row table:style-name="ro1">
          <table:table-cell table:formula="of:=IF(LEN([.B2419])=1;0;IF(LEN([.B2419])=2;1;IF(LEN([.B2419])=3;2;IF(LEN([.B2419])=5;3;IF(LEN([.B2419])=6;4;IF(LEN([.B2419])=7;5;&quot;Fehler&quot;))))))" office:value-type="float" office:value="4" calcext:value-type="float">
            <text:p>4</text:p>
          </table:table-cell>
          <table:table-cell office:value-type="string" calcext:value-type="string">
            <text:p>RML 27</text:p>
          </table:table-cell>
          <table:table-cell office:value-type="string" calcext:value-type="string">
            <text:p>KUNST IM NATIONALSOZIALISMUS <text:s/>KUNST IM FASCHISMUS</text:p>
          </table:table-cell>
          <table:table-cell table:number-columns-repeated="5"/>
        </table:table-row>
        <table:table-row table:style-name="ro1">
          <table:table-cell table:formula="of:=IF(LEN([.B2420])=1;0;IF(LEN([.B2420])=2;1;IF(LEN([.B2420])=3;2;IF(LEN([.B2420])=5;3;IF(LEN([.B2420])=6;4;IF(LEN([.B2420])=7;5;&quot;Fehler&quot;))))))" office:value-type="float" office:value="4" calcext:value-type="float">
            <text:p>4</text:p>
          </table:table-cell>
          <table:table-cell office:value-type="string" calcext:value-type="string">
            <text:p>RML 29</text:p>
          </table:table-cell>
          <table:table-cell office:value-type="string" calcext:value-type="string">
            <text:p>SONSTIGE KUNSTRICHTUNGEN</text:p>
          </table:table-cell>
          <table:table-cell table:number-columns-repeated="5"/>
        </table:table-row>
        <table:table-row table:style-name="ro1">
          <table:table-cell table:formula="of:=IF(LEN([.B2421])=1;0;IF(LEN([.B2421])=2;1;IF(LEN([.B2421])=3;2;IF(LEN([.B2421])=5;3;IF(LEN([.B2421])=6;4;IF(LEN([.B2421])=7;5;&quot;Fehler&quot;))))))" office:value-type="float" office:value="3" calcext:value-type="float">
            <text:p>3</text:p>
          </table:table-cell>
          <table:table-cell office:value-type="string" calcext:value-type="string">
            <text:p>RML 3</text:p>
          </table:table-cell>
          <table:table-cell office:value-type="string" calcext:value-type="string">
            <text:p>KUNST DER 2. HAELFTE DES 20. JAHRHUNDERTS (SEIT ETWA 1945)</text:p>
          </table:table-cell>
          <table:table-cell table:number-columns-repeated="5"/>
        </table:table-row>
        <table:table-row table:style-name="ro1">
          <table:table-cell table:formula="of:=IF(LEN([.B2422])=1;0;IF(LEN([.B2422])=2;1;IF(LEN([.B2422])=3;2;IF(LEN([.B2422])=5;3;IF(LEN([.B2422])=6;4;IF(LEN([.B2422])=7;5;&quot;Fehler&quot;))))))" office:value-type="float" office:value="4" calcext:value-type="float">
            <text:p>4</text:p>
          </table:table-cell>
          <table:table-cell office:value-type="string" calcext:value-type="string">
            <text:p>RML 31</text:p>
          </table:table-cell>
          <table:table-cell office:value-type="string" calcext:value-type="string">
            <text:p>ABSTRAKTER EXPRESSIONISMUS <text:s/>LYRISCHE ABSTRAKTION <text:s/>ACTION PAINTING <text:s/>TACHISMUS <text:s/>INFORMEL</text:p>
          </table:table-cell>
          <table:table-cell table:number-columns-repeated="5"/>
        </table:table-row>
        <table:table-row table:style-name="ro1">
          <table:table-cell table:formula="of:=IF(LEN([.B2423])=1;0;IF(LEN([.B2423])=2;1;IF(LEN([.B2423])=3;2;IF(LEN([.B2423])=5;3;IF(LEN([.B2423])=6;4;IF(LEN([.B2423])=7;5;&quot;Fehler&quot;))))))" office:value-type="float" office:value="4" calcext:value-type="float">
            <text:p>4</text:p>
          </table:table-cell>
          <table:table-cell office:value-type="string" calcext:value-type="string">
            <text:p>RML 32</text:p>
          </table:table-cell>
          <table:table-cell office:value-type="string" calcext:value-type="string">
            <text:p>PHANTASTISCHER REALISMUS (WIENER SCHULE)</text:p>
          </table:table-cell>
          <table:table-cell table:number-columns-repeated="5"/>
        </table:table-row>
        <table:table-row table:style-name="ro1">
          <table:table-cell table:formula="of:=IF(LEN([.B2424])=1;0;IF(LEN([.B2424])=2;1;IF(LEN([.B2424])=3;2;IF(LEN([.B2424])=5;3;IF(LEN([.B2424])=6;4;IF(LEN([.B2424])=7;5;&quot;Fehler&quot;))))))" office:value-type="float" office:value="4" calcext:value-type="float">
            <text:p>4</text:p>
          </table:table-cell>
          <table:table-cell office:value-type="string" calcext:value-type="string">
            <text:p>RML 34</text:p>
          </table:table-cell>
          <table:table-cell office:value-type="string" calcext:value-type="string">
            <text:p>POP ART</text:p>
          </table:table-cell>
          <table:table-cell table:number-columns-repeated="5"/>
        </table:table-row>
        <table:table-row table:style-name="ro1">
          <table:table-cell table:formula="of:=IF(LEN([.B2425])=1;0;IF(LEN([.B2425])=2;1;IF(LEN([.B2425])=3;2;IF(LEN([.B2425])=5;3;IF(LEN([.B2425])=6;4;IF(LEN([.B2425])=7;5;&quot;Fehler&quot;))))))" office:value-type="float" office:value="4" calcext:value-type="float">
            <text:p>4</text:p>
          </table:table-cell>
          <table:table-cell office:value-type="string" calcext:value-type="string">
            <text:p>RML 35</text:p>
          </table:table-cell>
          <table:table-cell office:value-type="string" calcext:value-type="string">
            <text:p>NACHMALERISCHE ABSTRAKTION (POST-PAINTERLY-ABSTRACTION) NEUE KONKRETE KUNST <text:s/>OP ART <text:s/>MINIMAL ART <text:s/>ARTE POVERA LAND ART <text:s/>CONCEPT ART <text:s/>PROJECT ART</text:p>
          </table:table-cell>
          <table:table-cell table:number-columns-repeated="5"/>
        </table:table-row>
        <table:table-row table:style-name="ro1">
          <table:table-cell table:formula="of:=IF(LEN([.B2426])=1;0;IF(LEN([.B2426])=2;1;IF(LEN([.B2426])=3;2;IF(LEN([.B2426])=5;3;IF(LEN([.B2426])=6;4;IF(LEN([.B2426])=7;5;&quot;Fehler&quot;))))))" office:value-type="float" office:value="4" calcext:value-type="float">
            <text:p>4</text:p>
          </table:table-cell>
          <table:table-cell office:value-type="string" calcext:value-type="string">
            <text:p>RML 36</text:p>
          </table:table-cell>
          <table:table-cell office:value-type="string" calcext:value-type="string">
            <text:p>KUNST DER SIEBZIGER JAHRE</text:p>
          </table:table-cell>
          <table:table-cell table:number-columns-repeated="5"/>
        </table:table-row>
        <table:table-row table:style-name="ro1">
          <table:table-cell table:formula="of:=IF(LEN([.B2427])=1;0;IF(LEN([.B2427])=2;1;IF(LEN([.B2427])=3;2;IF(LEN([.B2427])=5;3;IF(LEN([.B2427])=6;4;IF(LEN([.B2427])=7;5;&quot;Fehler&quot;))))))" office:value-type="float" office:value="4" calcext:value-type="float">
            <text:p>4</text:p>
          </table:table-cell>
          <table:table-cell office:value-type="string" calcext:value-type="string">
            <text:p>RML 38</text:p>
          </table:table-cell>
          <table:table-cell office:value-type="string" calcext:value-type="string">
            <text:p>KUNST DER ACHTZIGER JAHRE <text:s/>KUNST DER NEUNZIGER JAHRE</text:p>
          </table:table-cell>
          <table:table-cell table:number-columns-repeated="5"/>
        </table:table-row>
        <table:table-row table:style-name="ro1">
          <table:table-cell table:formula="of:=IF(LEN([.B2428])=1;0;IF(LEN([.B2428])=2;1;IF(LEN([.B2428])=3;2;IF(LEN([.B2428])=5;3;IF(LEN([.B2428])=6;4;IF(LEN([.B2428])=7;5;&quot;Fehler&quot;))))))" office:value-type="float" office:value="3" calcext:value-type="float">
            <text:p>3</text:p>
          </table:table-cell>
          <table:table-cell office:value-type="string" calcext:value-type="string">
            <text:p>RML 9</text:p>
          </table:table-cell>
          <table:table-cell office:value-type="string" calcext:value-type="string">
            <text:p>EINZELFRAGEN DER KUNST DES 20. JAHRHUNDERTS</text:p>
          </table:table-cell>
          <table:table-cell table:number-columns-repeated="5"/>
        </table:table-row>
        <table:table-row table:style-name="ro1">
          <table:table-cell table:formula="of:=IF(LEN([.B2429])=1;0;IF(LEN([.B2429])=2;1;IF(LEN([.B2429])=3;2;IF(LEN([.B2429])=5;3;IF(LEN([.B2429])=6;4;IF(LEN([.B2429])=7;5;&quot;Fehler&quot;))))))" office:value-type="float" office:value="2" calcext:value-type="float">
            <text:p>2</text:p>
          </table:table-cell>
          <table:table-cell office:value-type="string" calcext:value-type="string">
            <text:p>RMM</text:p>
          </table:table-cell>
          <table:table-cell office:value-type="string" calcext:value-type="string">
            <text:p>KUNST DES 21. JAHRHUNDERTS</text:p>
          </table:table-cell>
          <table:table-cell table:number-columns-repeated="5"/>
        </table:table-row>
        <table:table-row table:style-name="ro1">
          <table:table-cell table:formula="of:=IF(LEN([.B2430])=1;0;IF(LEN([.B2430])=2;1;IF(LEN([.B2430])=3;2;IF(LEN([.B2430])=5;3;IF(LEN([.B2430])=6;4;IF(LEN([.B2430])=7;5;&quot;Fehler&quot;))))))" office:value-type="float" office:value="1" calcext:value-type="float">
            <text:p>1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AUSSEREUROPAEISCHE KUNS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431])=1;0;IF(LEN([.B2431])=2;1;IF(LEN([.B2431])=3;2;IF(LEN([.B2431])=5;3;IF(LEN([.B2431])=6;4;IF(LEN([.B2431])=7;5;&quot;Fehler&quot;))))))" office:value-type="float" office:value="2" calcext:value-type="float">
            <text:p>2</text:p>
          </table:table-cell>
          <table:table-cell office:value-type="string" calcext:value-type="string">
            <text:p>RNK</text:p>
          </table:table-cell>
          <table:table-cell office:value-type="string" calcext:value-type="string">
            <text:p>KUNST DER NATURVOELKER : GESAMTDARSTELLUNGEN - DARSTELLUNGEN MEHRERER LAENDER</text:p>
          </table:table-cell>
          <table:table-cell table:number-columns-repeated="5"/>
        </table:table-row>
        <table:table-row table:style-name="ro1">
          <table:table-cell table:formula="of:=IF(LEN([.B2432])=1;0;IF(LEN([.B2432])=2;1;IF(LEN([.B2432])=3;2;IF(LEN([.B2432])=5;3;IF(LEN([.B2432])=6;4;IF(LEN([.B2432])=7;5;&quot;Fehler&quot;))))))" office:value-type="float" office:value="2" calcext:value-type="float">
            <text:p>2</text:p>
          </table:table-cell>
          <table:table-cell office:value-type="string" calcext:value-type="string">
            <text:p>RNL</text:p>
          </table:table-cell>
          <table:table-cell office:value-type="string" calcext:value-type="string">
            <text:p>ISLAMISCHE KUNST : GESAMTDARSTELLUNGEN – DARSTELLUNGEN MEHRERER LAENDER</text:p>
          </table:table-cell>
          <table:table-cell table:number-columns-repeated="5"/>
        </table:table-row>
        <table:table-row table:style-name="ro1">
          <table:table-cell table:formula="of:=IF(LEN([.B2433])=1;0;IF(LEN([.B2433])=2;1;IF(LEN([.B2433])=3;2;IF(LEN([.B2433])=5;3;IF(LEN([.B2433])=6;4;IF(LEN([.B2433])=7;5;&quot;Fehler&quot;))))))" office:value-type="float" office:value="2" calcext:value-type="float">
            <text:p>2</text:p>
          </table:table-cell>
          <table:table-cell office:value-type="string" calcext:value-type="string">
            <text:p>RNM</text:p>
          </table:table-cell>
          <table:table-cell office:value-type="string" calcext:value-type="string">
            <text:p>ASIATISCHE KUNST : GESAMTDARSTELLUNGEN – DARSTELLUNGEN MEHRERER LAENDER</text:p>
          </table:table-cell>
          <table:table-cell table:number-columns-repeated="5"/>
        </table:table-row>
        <table:table-row table:style-name="ro1">
          <table:table-cell table:formula="of:=IF(LEN([.B2434])=1;0;IF(LEN([.B2434])=2;1;IF(LEN([.B2434])=3;2;IF(LEN([.B2434])=5;3;IF(LEN([.B2434])=6;4;IF(LEN([.B2434])=7;5;&quot;Fehler&quot;))))))" office:value-type="float" office:value="3" calcext:value-type="float">
            <text:p>3</text:p>
          </table:table-cell>
          <table:table-cell office:value-type="string" calcext:value-type="string">
            <text:p>RNM 1</text:p>
          </table:table-cell>
          <table:table-cell office:value-type="string" calcext:value-type="string">
            <text:p>INDISCHE KUNST EINSCHL. DER KUNST IN HINTERINDIEN, NEPAL, PAKISTAN, SRI LANKA UND INDONESIEN</text:p>
          </table:table-cell>
          <table:table-cell table:number-columns-repeated="5"/>
        </table:table-row>
        <table:table-row table:style-name="ro1">
          <table:table-cell table:formula="of:=IF(LEN([.B2435])=1;0;IF(LEN([.B2435])=2;1;IF(LEN([.B2435])=3;2;IF(LEN([.B2435])=5;3;IF(LEN([.B2435])=6;4;IF(LEN([.B2435])=7;5;&quot;Fehler&quot;))))))" office:value-type="float" office:value="3" calcext:value-type="float">
            <text:p>3</text:p>
          </table:table-cell>
          <table:table-cell office:value-type="string" calcext:value-type="string">
            <text:p>RNM 2</text:p>
          </table:table-cell>
          <table:table-cell office:value-type="string" calcext:value-type="string">
            <text:p>CHINESISCHE KUNST</text:p>
          </table:table-cell>
          <table:table-cell table:number-columns-repeated="5"/>
        </table:table-row>
        <table:table-row table:style-name="ro1">
          <table:table-cell table:formula="of:=IF(LEN([.B2436])=1;0;IF(LEN([.B2436])=2;1;IF(LEN([.B2436])=3;2;IF(LEN([.B2436])=5;3;IF(LEN([.B2436])=6;4;IF(LEN([.B2436])=7;5;&quot;Fehler&quot;))))))" office:value-type="float" office:value="4" calcext:value-type="float">
            <text:p>4</text:p>
          </table:table-cell>
          <table:table-cell office:value-type="string" calcext:value-type="string">
            <text:p>RNM 22</text:p>
          </table:table-cell>
          <table:table-cell office:value-type="string" calcext:value-type="string">
            <text:p>MODERNE CHINESISCHE KUNST</text:p>
          </table:table-cell>
          <table:table-cell table:number-columns-repeated="5"/>
        </table:table-row>
        <table:table-row table:style-name="ro1">
          <table:table-cell table:formula="of:=IF(LEN([.B2437])=1;0;IF(LEN([.B2437])=2;1;IF(LEN([.B2437])=3;2;IF(LEN([.B2437])=5;3;IF(LEN([.B2437])=6;4;IF(LEN([.B2437])=7;5;&quot;Fehler&quot;))))))" office:value-type="float" office:value="3" calcext:value-type="float">
            <text:p>3</text:p>
          </table:table-cell>
          <table:table-cell office:value-type="string" calcext:value-type="string">
            <text:p>RNM 3</text:p>
          </table:table-cell>
          <table:table-cell office:value-type="string" calcext:value-type="string">
            <text:p>JAPANISCHE KUNST</text:p>
          </table:table-cell>
          <table:table-cell table:number-columns-repeated="5"/>
        </table:table-row>
        <table:table-row table:style-name="ro1">
          <table:table-cell table:formula="of:=IF(LEN([.B2438])=1;0;IF(LEN([.B2438])=2;1;IF(LEN([.B2438])=3;2;IF(LEN([.B2438])=5;3;IF(LEN([.B2438])=6;4;IF(LEN([.B2438])=7;5;&quot;Fehler&quot;))))))" office:value-type="float" office:value="3" calcext:value-type="float">
            <text:p>3</text:p>
          </table:table-cell>
          <table:table-cell office:value-type="string" calcext:value-type="string">
            <text:p>RNM 4</text:p>
          </table:table-cell>
          <table:table-cell office:value-type="string" calcext:value-type="string">
            <text:p>PERSISCHE KUNST</text:p>
          </table:table-cell>
          <table:table-cell table:number-columns-repeated="5"/>
        </table:table-row>
        <table:table-row table:style-name="ro1">
          <table:table-cell table:formula="of:=IF(LEN([.B2439])=1;0;IF(LEN([.B2439])=2;1;IF(LEN([.B2439])=3;2;IF(LEN([.B2439])=5;3;IF(LEN([.B2439])=6;4;IF(LEN([.B2439])=7;5;&quot;Fehler&quot;))))))" office:value-type="float" office:value="3" calcext:value-type="float">
            <text:p>3</text:p>
          </table:table-cell>
          <table:table-cell office:value-type="string" calcext:value-type="string">
            <text:p>RNM 5</text:p>
          </table:table-cell>
          <table:table-cell office:value-type="string" calcext:value-type="string">
            <text:p>TUERKISCHE KUNST</text:p>
          </table:table-cell>
          <table:table-cell table:number-columns-repeated="5"/>
        </table:table-row>
        <table:table-row table:style-name="ro1">
          <table:table-cell table:formula="of:=IF(LEN([.B2440])=1;0;IF(LEN([.B2440])=2;1;IF(LEN([.B2440])=3;2;IF(LEN([.B2440])=5;3;IF(LEN([.B2440])=6;4;IF(LEN([.B2440])=7;5;&quot;Fehler&quot;))))))" office:value-type="float" office:value="3" calcext:value-type="float">
            <text:p>3</text:p>
          </table:table-cell>
          <table:table-cell office:value-type="string" calcext:value-type="string">
            <text:p>RNM 6</text:p>
          </table:table-cell>
          <table:table-cell office:value-type="string" calcext:value-type="string">
            <text:p>ISRAELITISCHE KUNST <text:s/>GESAMTDARSTELLUNGEN DER JUEDISCHEN KUNST</text:p>
          </table:table-cell>
          <table:table-cell table:number-columns-repeated="5"/>
        </table:table-row>
        <table:table-row table:style-name="ro1">
          <table:table-cell table:formula="of:=IF(LEN([.B2441])=1;0;IF(LEN([.B2441])=2;1;IF(LEN([.B2441])=3;2;IF(LEN([.B2441])=5;3;IF(LEN([.B2441])=6;4;IF(LEN([.B2441])=7;5;&quot;Fehler&quot;))))))" office:value-type="float" office:value="3" calcext:value-type="float">
            <text:p>3</text:p>
          </table:table-cell>
          <table:table-cell office:value-type="string" calcext:value-type="string">
            <text:p>RNM 7</text:p>
          </table:table-cell>
          <table:table-cell office:value-type="string" calcext:value-type="string">
            <text:p>KUNST SONSTIGER ASIATISCHER LAENDER</text:p>
          </table:table-cell>
          <table:table-cell table:number-columns-repeated="5"/>
        </table:table-row>
        <table:table-row table:style-name="ro1">
          <table:table-cell table:formula="of:=IF(LEN([.B2442])=1;0;IF(LEN([.B2442])=2;1;IF(LEN([.B2442])=3;2;IF(LEN([.B2442])=5;3;IF(LEN([.B2442])=6;4;IF(LEN([.B2442])=7;5;&quot;Fehler&quot;))))))" office:value-type="float" office:value="2" calcext:value-type="float">
            <text:p>2</text:p>
          </table:table-cell>
          <table:table-cell office:value-type="string" calcext:value-type="string">
            <text:p>RNN</text:p>
          </table:table-cell>
          <table:table-cell office:value-type="string" calcext:value-type="string">
            <text:p>AMERIKANISCHE KUNST : GESAMTDARSTELLUNGEN</text:p>
          </table:table-cell>
          <table:table-cell table:number-columns-repeated="5"/>
        </table:table-row>
        <table:table-row table:style-name="ro1">
          <table:table-cell table:formula="of:=IF(LEN([.B2443])=1;0;IF(LEN([.B2443])=2;1;IF(LEN([.B2443])=3;2;IF(LEN([.B2443])=5;3;IF(LEN([.B2443])=6;4;IF(LEN([.B2443])=7;5;&quot;Fehler&quot;))))))" office:value-type="float" office:value="3" calcext:value-type="float">
            <text:p>3</text:p>
          </table:table-cell>
          <table:table-cell office:value-type="string" calcext:value-type="string">
            <text:p>RNN 1</text:p>
          </table:table-cell>
          <table:table-cell office:value-type="string" calcext:value-type="string">
            <text:p>ALTAMERIKANISCHE KUNST</text:p>
          </table:table-cell>
          <table:table-cell table:number-columns-repeated="5"/>
        </table:table-row>
        <table:table-row table:style-name="ro1">
          <table:table-cell table:formula="of:=IF(LEN([.B2444])=1;0;IF(LEN([.B2444])=2;1;IF(LEN([.B2444])=3;2;IF(LEN([.B2444])=5;3;IF(LEN([.B2444])=6;4;IF(LEN([.B2444])=7;5;&quot;Fehler&quot;))))))" office:value-type="float" office:value="3" calcext:value-type="float">
            <text:p>3</text:p>
          </table:table-cell>
          <table:table-cell office:value-type="string" calcext:value-type="string">
            <text:p>RNN 2</text:p>
          </table:table-cell>
          <table:table-cell office:value-type="string" calcext:value-type="string">
            <text:p>NORDAMERIKANISCHE KUNST</text:p>
          </table:table-cell>
          <table:table-cell table:number-columns-repeated="5"/>
        </table:table-row>
        <table:table-row table:style-name="ro1">
          <table:table-cell table:formula="of:=IF(LEN([.B2445])=1;0;IF(LEN([.B2445])=2;1;IF(LEN([.B2445])=3;2;IF(LEN([.B2445])=5;3;IF(LEN([.B2445])=6;4;IF(LEN([.B2445])=7;5;&quot;Fehler&quot;))))))" office:value-type="float" office:value="3" calcext:value-type="float">
            <text:p>3</text:p>
          </table:table-cell>
          <table:table-cell office:value-type="string" calcext:value-type="string">
            <text:p>RNN 4</text:p>
          </table:table-cell>
          <table:table-cell office:value-type="string" calcext:value-type="string">
            <text:p>LATEINAMERIKANISCHE KUNST</text:p>
          </table:table-cell>
          <table:table-cell table:number-columns-repeated="5"/>
        </table:table-row>
        <table:table-row table:style-name="ro1">
          <table:table-cell table:formula="of:=IF(LEN([.B2446])=1;0;IF(LEN([.B2446])=2;1;IF(LEN([.B2446])=3;2;IF(LEN([.B2446])=5;3;IF(LEN([.B2446])=6;4;IF(LEN([.B2446])=7;5;&quot;Fehler&quot;))))))" office:value-type="float" office:value="2" calcext:value-type="float">
            <text:p>2</text:p>
          </table:table-cell>
          <table:table-cell office:value-type="string" calcext:value-type="string">
            <text:p>RNO</text:p>
          </table:table-cell>
          <table:table-cell office:value-type="string" calcext:value-type="string">
            <text:p>AFRIKANISCHE KUNST</text:p>
          </table:table-cell>
          <table:table-cell table:number-columns-repeated="5"/>
        </table:table-row>
        <table:table-row table:style-name="ro1">
          <table:table-cell table:formula="of:=IF(LEN([.B2447])=1;0;IF(LEN([.B2447])=2;1;IF(LEN([.B2447])=3;2;IF(LEN([.B2447])=5;3;IF(LEN([.B2447])=6;4;IF(LEN([.B2447])=7;5;&quot;Fehler&quot;))))))" office:value-type="float" office:value="2" calcext:value-type="float">
            <text:p>2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AUSTRALISCHE KUNST <text:s/>OZEANISCHE KUNST</text:p>
          </table:table-cell>
          <table:table-cell table:number-columns-repeated="5"/>
        </table:table-row>
        <table:table-row table:style-name="ro1">
          <table:table-cell table:formula="of:=IF(LEN([.B2448])=1;0;IF(LEN([.B2448])=2;1;IF(LEN([.B2448])=3;2;IF(LEN([.B2448])=5;3;IF(LEN([.B2448])=6;4;IF(LEN([.B2448])=7;5;&quot;Fehler&quot;))))))"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VOLKSKUNST EINSCHLIESSLICH VOLKSKUNSTFORSCHUNG</text:p>
          </table:table-cell>
          <table:table-cell table:number-columns-repeated="5"/>
        </table:table-row>
        <table:table-row table:style-name="ro1">
          <table:table-cell table:formula="of:=IF(LEN([.B2449])=1;0;IF(LEN([.B2449])=2;1;IF(LEN([.B2449])=3;2;IF(LEN([.B2449])=5;3;IF(LEN([.B2449])=6;4;IF(LEN([.B2449])=7;5;&quot;Fehler&quot;))))))" office:value-type="float" office:value="2" calcext:value-type="float">
            <text:p>2</text:p>
          </table:table-cell>
          <table:table-cell office:value-type="string" calcext:value-type="string">
            <text:p>RPK</text:p>
          </table:table-cell>
          <table:table-cell office:value-type="string" calcext:value-type="string">
            <text:p>EUROPAEISCHE VOLKSKUNST</text:p>
          </table:table-cell>
          <table:table-cell table:number-columns-repeated="5"/>
        </table:table-row>
        <table:table-row table:style-name="ro1">
          <table:table-cell table:formula="of:=IF(LEN([.B2450])=1;0;IF(LEN([.B2450])=2;1;IF(LEN([.B2450])=3;2;IF(LEN([.B2450])=5;3;IF(LEN([.B2450])=6;4;IF(LEN([.B2450])=7;5;&quot;Fehler&quot;))))))" office:value-type="float" office:value="2" calcext:value-type="float">
            <text:p>2</text:p>
          </table:table-cell>
          <table:table-cell office:value-type="string" calcext:value-type="string">
            <text:p>RPL</text:p>
          </table:table-cell>
          <table:table-cell office:value-type="string" calcext:value-type="string">
            <text:p>DEUTSCHE VOLKSKUNST</text:p>
          </table:table-cell>
          <table:table-cell table:number-columns-repeated="5"/>
        </table:table-row>
        <table:table-row table:style-name="ro1">
          <table:table-cell table:formula="of:=IF(LEN([.B2451])=1;0;IF(LEN([.B2451])=2;1;IF(LEN([.B2451])=3;2;IF(LEN([.B2451])=5;3;IF(LEN([.B2451])=6;4;IF(LEN([.B2451])=7;5;&quot;Fehler&quot;))))))" office:value-type="float" office:value="1" calcext:value-type="float">
            <text:p>1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ANGEWANDTE KUNST UND IHRE GESCHICHTE : GESAMTDARSTELLUNGEN - DARSTELLUNGEN MEHRERER TEILGEBIETE - DARSTELLUNGEN EINZELNER LAENDER</text:p>
          </table:table-cell>
          <table:table-cell table:number-columns-repeated="5"/>
        </table:table-row>
        <table:table-row table:style-name="ro1">
          <table:table-cell table:formula="of:=IF(LEN([.B2452])=1;0;IF(LEN([.B2452])=2;1;IF(LEN([.B2452])=3;2;IF(LEN([.B2452])=5;3;IF(LEN([.B2452])=6;4;IF(LEN([.B2452])=7;5;&quot;Fehler&quot;))))))" office:value-type="float" office:value="2" calcext:value-type="float">
            <text:p>2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GARTENARCHITEKTUR <text:s/>LANDSCHAFTSGESTALTUNG : GESCHICHTE, DARSTELLUNGEN EINZELNER LAENDER</text:p>
          </table:table-cell>
          <table:table-cell table:number-columns-repeated="5"/>
        </table:table-row>
        <table:table-row table:style-name="ro1">
          <table:table-cell table:formula="of:=IF(LEN([.B2453])=1;0;IF(LEN([.B2453])=2;1;IF(LEN([.B2453])=3;2;IF(LEN([.B2453])=5;3;IF(LEN([.B2453])=6;4;IF(LEN([.B2453])=7;5;&quot;Fehler&quot;))))))" office:value-type="float" office:value="2" calcext:value-type="float">
            <text:p>2</text:p>
          </table:table-cell>
          <table:table-cell office:value-type="string" calcext:value-type="string">
            <text:p>RQL</text:p>
          </table:table-cell>
          <table:table-cell office:value-type="string" calcext:value-type="string">
            <text:p>INNENARCHITEKTUR <text:s/>WOHNKULTUR : ALLGEMEINES</text:p>
          </table:table-cell>
          <table:table-cell table:number-columns-repeated="5"/>
        </table:table-row>
        <table:table-row table:style-name="ro1">
          <table:table-cell table:formula="of:=IF(LEN([.B2454])=1;0;IF(LEN([.B2454])=2;1;IF(LEN([.B2454])=3;2;IF(LEN([.B2454])=5;3;IF(LEN([.B2454])=6;4;IF(LEN([.B2454])=7;5;&quot;Fehler&quot;))))))" office:value-type="float" office:value="3" calcext:value-type="float">
            <text:p>3</text:p>
          </table:table-cell>
          <table:table-cell office:value-type="string" calcext:value-type="string">
            <text:p>RQL 1</text:p>
          </table:table-cell>
          <table:table-cell office:value-type="string" calcext:value-type="string">
            <text:p>MODERNE WOHNKULTUR</text:p>
          </table:table-cell>
          <table:table-cell table:number-columns-repeated="5"/>
        </table:table-row>
        <table:table-row table:style-name="ro1">
          <table:table-cell table:formula="of:=IF(LEN([.B2455])=1;0;IF(LEN([.B2455])=2;1;IF(LEN([.B2455])=3;2;IF(LEN([.B2455])=5;3;IF(LEN([.B2455])=6;4;IF(LEN([.B2455])=7;5;&quot;Fehler&quot;))))))" office:value-type="float" office:value="4" calcext:value-type="float">
            <text:p>4</text:p>
          </table:table-cell>
          <table:table-cell office:value-type="string" calcext:value-type="string">
            <text:p>RQL 15</text:p>
          </table:table-cell>
          <table:table-cell office:value-type="string" calcext:value-type="string">
            <text:p>MODERNE MOEBEL (20. JAHRHUNDERT)</text:p>
          </table:table-cell>
          <table:table-cell table:number-columns-repeated="5"/>
        </table:table-row>
        <table:table-row table:style-name="ro1">
          <table:table-cell table:formula="of:=IF(LEN([.B2456])=1;0;IF(LEN([.B2456])=2;1;IF(LEN([.B2456])=3;2;IF(LEN([.B2456])=5;3;IF(LEN([.B2456])=6;4;IF(LEN([.B2456])=7;5;&quot;Fehler&quot;))))))" office:value-type="float" office:value="3" calcext:value-type="float">
            <text:p>3</text:p>
          </table:table-cell>
          <table:table-cell office:value-type="string" calcext:value-type="string">
            <text:p>RQL 2</text:p>
          </table:table-cell>
          <table:table-cell office:value-type="string" calcext:value-type="string">
            <text:p>GESCHICHTE DER WOHNKULTUR</text:p>
          </table:table-cell>
          <table:table-cell table:number-columns-repeated="5"/>
        </table:table-row>
        <table:table-row table:style-name="ro1">
          <table:table-cell table:formula="of:=IF(LEN([.B2457])=1;0;IF(LEN([.B2457])=2;1;IF(LEN([.B2457])=3;2;IF(LEN([.B2457])=5;3;IF(LEN([.B2457])=6;4;IF(LEN([.B2457])=7;5;&quot;Fehler&quot;))))))" office:value-type="float" office:value="4" calcext:value-type="float">
            <text:p>4</text:p>
          </table:table-cell>
          <table:table-cell office:value-type="string" calcext:value-type="string">
            <text:p>RQL 25</text:p>
          </table:table-cell>
          <table:table-cell office:value-type="string" calcext:value-type="string">
            <text:p>GESCHICHTE DES MOEBELS <text:s/>MOEBELSTILKUNDE : GESAMTDARSTELLUNGEN - DARSTELLUNGEN EINZELNER LAENDER</text:p>
          </table:table-cell>
          <table:table-cell table:number-columns-repeated="5"/>
        </table:table-row>
        <table:table-row table:style-name="ro1">
          <table:table-cell table:formula="of:=IF(LEN([.B2458])=1;0;IF(LEN([.B2458])=2;1;IF(LEN([.B2458])=3;2;IF(LEN([.B2458])=5;3;IF(LEN([.B2458])=6;4;IF(LEN([.B2458])=7;5;&quot;Fehler&quot;))))))" office:value-type="float" office:value="5" calcext:value-type="float">
            <text:p>5</text:p>
          </table:table-cell>
          <table:table-cell office:value-type="string" calcext:value-type="string">
            <text:p>RQL 255</text:p>
          </table:table-cell>
          <table:table-cell office:value-type="string" calcext:value-type="string">
            <text:p>MOEBEL EINZELNER FRUEHERER STILPERIODEN</text:p>
          </table:table-cell>
          <table:table-cell table:number-columns-repeated="5"/>
        </table:table-row>
        <table:table-row table:style-name="ro1">
          <table:table-cell table:formula="of:=IF(LEN([.B2459])=1;0;IF(LEN([.B2459])=2;1;IF(LEN([.B2459])=3;2;IF(LEN([.B2459])=5;3;IF(LEN([.B2459])=6;4;IF(LEN([.B2459])=7;5;&quot;Fehler&quot;))))))" office:value-type="float" office:value="2" calcext:value-type="float">
            <text:p>2</text:p>
          </table:table-cell>
          <table:table-cell office:value-type="string" calcext:value-type="string">
            <text:p>RQM</text:p>
          </table:table-cell>
          <table:table-cell office:value-type="string" calcext:value-type="string">
            <text:p>GRAPHIK-DESIGN</text:p>
          </table:table-cell>
          <table:table-cell table:number-columns-repeated="5"/>
        </table:table-row>
        <table:table-row table:style-name="ro1">
          <table:table-cell table:formula="of:=IF(LEN([.B2460])=1;0;IF(LEN([.B2460])=2;1;IF(LEN([.B2460])=3;2;IF(LEN([.B2460])=5;3;IF(LEN([.B2460])=6;4;IF(LEN([.B2460])=7;5;&quot;Fehler&quot;))))))" office:value-type="float" office:value="2" calcext:value-type="float">
            <text:p>2</text:p>
          </table:table-cell>
          <table:table-cell office:value-type="string" calcext:value-type="string">
            <text:p>RQN</text:p>
          </table:table-cell>
          <table:table-cell office:value-type="string" calcext:value-type="string">
            <text:p>KUNSTHANDWERK UND SEINE GESCHICHTE : GESAMTDARSTELLUNGEN - DARSTELLUNGEN MEHRERER TEILGEBIETE - DARSTELLUNGEN EINZELNER LAENDER</text:p>
          </table:table-cell>
          <table:table-cell table:number-columns-repeated="5"/>
        </table:table-row>
        <table:table-row table:style-name="ro1">
          <table:table-cell table:formula="of:=IF(LEN([.B2461])=1;0;IF(LEN([.B2461])=2;1;IF(LEN([.B2461])=3;2;IF(LEN([.B2461])=5;3;IF(LEN([.B2461])=6;4;IF(LEN([.B2461])=7;5;&quot;Fehler&quot;))))))" office:value-type="float" office:value="3" calcext:value-type="float">
            <text:p>3</text:p>
          </table:table-cell>
          <table:table-cell office:value-type="string" calcext:value-type="string">
            <text:p>RQN 1</text:p>
          </table:table-cell>
          <table:table-cell office:value-type="string" calcext:value-type="string">
            <text:p>KUENSTLERISCHE METALLARBEITEN</text:p>
          </table:table-cell>
          <table:table-cell table:number-columns-repeated="5"/>
        </table:table-row>
        <table:table-row table:style-name="ro1">
          <table:table-cell table:formula="of:=IF(LEN([.B2462])=1;0;IF(LEN([.B2462])=2;1;IF(LEN([.B2462])=3;2;IF(LEN([.B2462])=5;3;IF(LEN([.B2462])=6;4;IF(LEN([.B2462])=7;5;&quot;Fehler&quot;))))))" office:value-type="float" office:value="4" calcext:value-type="float">
            <text:p>4</text:p>
          </table:table-cell>
          <table:table-cell office:value-type="string" calcext:value-type="string">
            <text:p>RQN 10</text:p>
          </table:table-cell>
          <table:table-cell office:value-type="string" calcext:value-type="string">
            <text:p>GOLD-UND SILBERSCHMIEDEKUNST</text:p>
          </table:table-cell>
          <table:table-cell table:number-columns-repeated="5"/>
        </table:table-row>
        <table:table-row table:style-name="ro1">
          <table:table-cell table:formula="of:=IF(LEN([.B2463])=1;0;IF(LEN([.B2463])=2;1;IF(LEN([.B2463])=3;2;IF(LEN([.B2463])=5;3;IF(LEN([.B2463])=6;4;IF(LEN([.B2463])=7;5;&quot;Fehler&quot;))))))" office:value-type="float" office:value="4" calcext:value-type="float">
            <text:p>4</text:p>
          </table:table-cell>
          <table:table-cell office:value-type="string" calcext:value-type="string">
            <text:p>RQN 11</text:p>
          </table:table-cell>
          <table:table-cell office:value-type="string" calcext:value-type="string">
            <text:p>SCHMIEDEEISENKUNST (SCHMIEDEKUNST)</text:p>
          </table:table-cell>
          <table:table-cell table:number-columns-repeated="5"/>
        </table:table-row>
        <table:table-row table:style-name="ro1">
          <table:table-cell table:formula="of:=IF(LEN([.B2464])=1;0;IF(LEN([.B2464])=2;1;IF(LEN([.B2464])=3;2;IF(LEN([.B2464])=5;3;IF(LEN([.B2464])=6;4;IF(LEN([.B2464])=7;5;&quot;Fehler&quot;))))))" office:value-type="float" office:value="4" calcext:value-type="float">
            <text:p>4</text:p>
          </table:table-cell>
          <table:table-cell office:value-type="string" calcext:value-type="string">
            <text:p>RQN 12</text:p>
          </table:table-cell>
          <table:table-cell office:value-type="string" calcext:value-type="string">
            <text:p>SONSTIGE KUENSTLERISCHE METALLARBEITEN UND EMAILARBEITEN</text:p>
          </table:table-cell>
          <table:table-cell table:number-columns-repeated="5"/>
        </table:table-row>
        <table:table-row table:style-name="ro1">
          <table:table-cell table:formula="of:=IF(LEN([.B2465])=1;0;IF(LEN([.B2465])=2;1;IF(LEN([.B2465])=3;2;IF(LEN([.B2465])=5;3;IF(LEN([.B2465])=6;4;IF(LEN([.B2465])=7;5;&quot;Fehler&quot;))))))" office:value-type="float" office:value="3" calcext:value-type="float">
            <text:p>3</text:p>
          </table:table-cell>
          <table:table-cell office:value-type="string" calcext:value-type="string">
            <text:p>RQN 2</text:p>
          </table:table-cell>
          <table:table-cell office:value-type="string" calcext:value-type="string">
            <text:p>KERAMIK : ALLGEMEINES</text:p>
          </table:table-cell>
          <table:table-cell table:number-columns-repeated="5"/>
        </table:table-row>
        <table:table-row table:style-name="ro1">
          <table:table-cell table:formula="of:=IF(LEN([.B2466])=1;0;IF(LEN([.B2466])=2;1;IF(LEN([.B2466])=3;2;IF(LEN([.B2466])=5;3;IF(LEN([.B2466])=6;4;IF(LEN([.B2466])=7;5;&quot;Fehler&quot;))))))" office:value-type="float" office:value="4" calcext:value-type="float">
            <text:p>4</text:p>
          </table:table-cell>
          <table:table-cell office:value-type="string" calcext:value-type="string">
            <text:p>RQN 20</text:p>
          </table:table-cell>
          <table:table-cell office:value-type="string" calcext:value-type="string">
            <text:p>PORZELLAN</text:p>
          </table:table-cell>
          <table:table-cell table:number-columns-repeated="5"/>
        </table:table-row>
        <table:table-row table:style-name="ro1">
          <table:table-cell table:formula="of:=IF(LEN([.B2467])=1;0;IF(LEN([.B2467])=2;1;IF(LEN([.B2467])=3;2;IF(LEN([.B2467])=5;3;IF(LEN([.B2467])=6;4;IF(LEN([.B2467])=7;5;&quot;Fehler&quot;))))))" office:value-type="float" office:value="4" calcext:value-type="float">
            <text:p>4</text:p>
          </table:table-cell>
          <table:table-cell office:value-type="string" calcext:value-type="string">
            <text:p>RQN 21</text:p>
          </table:table-cell>
          <table:table-cell office:value-type="string" calcext:value-type="string">
            <text:p>FAYENCE (MAJOLIKA) <text:s/>STEINZEUG <text:s/>KACHELN <text:s/>FLIESEN</text:p>
          </table:table-cell>
          <table:table-cell table:number-columns-repeated="5"/>
        </table:table-row>
        <table:table-row table:style-name="ro1">
          <table:table-cell table:formula="of:=IF(LEN([.B2468])=1;0;IF(LEN([.B2468])=2;1;IF(LEN([.B2468])=3;2;IF(LEN([.B2468])=5;3;IF(LEN([.B2468])=6;4;IF(LEN([.B2468])=7;5;&quot;Fehler&quot;))))))" office:value-type="float" office:value="3" calcext:value-type="float">
            <text:p>3</text:p>
          </table:table-cell>
          <table:table-cell office:value-type="string" calcext:value-type="string">
            <text:p>RQN 3</text:p>
          </table:table-cell>
          <table:table-cell office:value-type="string" calcext:value-type="string">
            <text:p>GLASKUNST</text:p>
          </table:table-cell>
          <table:table-cell table:number-columns-repeated="5"/>
        </table:table-row>
        <table:table-row table:style-name="ro1">
          <table:table-cell table:formula="of:=IF(LEN([.B2469])=1;0;IF(LEN([.B2469])=2;1;IF(LEN([.B2469])=3;2;IF(LEN([.B2469])=5;3;IF(LEN([.B2469])=6;4;IF(LEN([.B2469])=7;5;&quot;Fehler&quot;))))))" office:value-type="float" office:value="3" calcext:value-type="float">
            <text:p>3</text:p>
          </table:table-cell>
          <table:table-cell office:value-type="string" calcext:value-type="string">
            <text:p>RQN 4</text:p>
          </table:table-cell>
          <table:table-cell office:value-type="string" calcext:value-type="string">
            <text:p>GEMMEN <text:s/>KAMEEN (STEINSCHNEIDEKUNST) <text:s/>ELFENBEINSCHNITZEREI LACKKUNST</text:p>
          </table:table-cell>
          <table:table-cell table:number-columns-repeated="5"/>
        </table:table-row>
        <table:table-row table:style-name="ro1">
          <table:table-cell table:formula="of:=IF(LEN([.B2470])=1;0;IF(LEN([.B2470])=2;1;IF(LEN([.B2470])=3;2;IF(LEN([.B2470])=5;3;IF(LEN([.B2470])=6;4;IF(LEN([.B2470])=7;5;&quot;Fehler&quot;))))))" office:value-type="float" office:value="3" calcext:value-type="float">
            <text:p>3</text:p>
          </table:table-cell>
          <table:table-cell office:value-type="string" calcext:value-type="string">
            <text:p>RQN 5</text:p>
          </table:table-cell>
          <table:table-cell office:value-type="string" calcext:value-type="string">
            <text:p>TEXTILKUNST : ALLGEMEINES</text:p>
          </table:table-cell>
          <table:table-cell table:number-columns-repeated="5"/>
        </table:table-row>
        <table:table-row table:style-name="ro1">
          <table:table-cell table:formula="of:=IF(LEN([.B2471])=1;0;IF(LEN([.B2471])=2;1;IF(LEN([.B2471])=3;2;IF(LEN([.B2471])=5;3;IF(LEN([.B2471])=6;4;IF(LEN([.B2471])=7;5;&quot;Fehler&quot;))))))" office:value-type="float" office:value="4" calcext:value-type="float">
            <text:p>4</text:p>
          </table:table-cell>
          <table:table-cell office:value-type="string" calcext:value-type="string">
            <text:p>RQN 50</text:p>
          </table:table-cell>
          <table:table-cell office:value-type="string" calcext:value-type="string">
            <text:p>TEPPICHE</text:p>
          </table:table-cell>
          <table:table-cell table:number-columns-repeated="5"/>
        </table:table-row>
        <table:table-row table:style-name="ro1">
          <table:table-cell table:formula="of:=IF(LEN([.B2472])=1;0;IF(LEN([.B2472])=2;1;IF(LEN([.B2472])=3;2;IF(LEN([.B2472])=5;3;IF(LEN([.B2472])=6;4;IF(LEN([.B2472])=7;5;&quot;Fehler&quot;))))))" office:value-type="float" office:value="4" calcext:value-type="float">
            <text:p>4</text:p>
          </table:table-cell>
          <table:table-cell office:value-type="string" calcext:value-type="string">
            <text:p>RQN 51</text:p>
          </table:table-cell>
          <table:table-cell office:value-type="string" calcext:value-type="string">
            <text:p>BILDWIRKEREI (BILDTEPPICHE) <text:s/>WEBEREI <text:s/>STICKEREI <text:s/>SPITZEN STOFFDRUCK <text:s/>STOFFMALEREI</text:p>
          </table:table-cell>
          <table:table-cell table:number-columns-repeated="5"/>
        </table:table-row>
        <table:table-row table:style-name="ro1">
          <table:table-cell table:formula="of:=IF(LEN([.B2473])=1;0;IF(LEN([.B2473])=2;1;IF(LEN([.B2473])=3;2;IF(LEN([.B2473])=5;3;IF(LEN([.B2473])=6;4;IF(LEN([.B2473])=7;5;&quot;Fehler&quot;))))))" office:value-type="float" office:value="3" calcext:value-type="float">
            <text:p>3</text:p>
          </table:table-cell>
          <table:table-cell office:value-type="string" calcext:value-type="string">
            <text:p>RQN 6</text:p>
          </table:table-cell>
          <table:table-cell office:value-type="string" calcext:value-type="string">
            <text:p>SONSTIGE MATERIALIEN</text:p>
          </table:table-cell>
          <table:table-cell table:number-columns-repeated="5"/>
        </table:table-row>
        <table:table-row table:style-name="ro1">
          <table:table-cell table:formula="of:=IF(LEN([.B2474])=1;0;IF(LEN([.B2474])=2;1;IF(LEN([.B2474])=3;2;IF(LEN([.B2474])=5;3;IF(LEN([.B2474])=6;4;IF(LEN([.B2474])=7;5;&quot;Fehler&quot;))))))" office:value-type="float" office:value="3" calcext:value-type="float">
            <text:p>3</text:p>
          </table:table-cell>
          <table:table-cell office:value-type="string" calcext:value-type="string">
            <text:p>RQN 7</text:p>
          </table:table-cell>
          <table:table-cell office:value-type="string" calcext:value-type="string">
            <text:p>SONSTIGE EINZELGEGENSTAENDE AUS VERSCHIEDENEN MATERIALIEN</text:p>
          </table:table-cell>
          <table:table-cell table:number-columns-repeated="5"/>
        </table:table-row>
        <table:table-row table:style-name="ro1">
          <table:table-cell table:formula="of:=IF(LEN([.B2475])=1;0;IF(LEN([.B2475])=2;1;IF(LEN([.B2475])=3;2;IF(LEN([.B2475])=5;3;IF(LEN([.B2475])=6;4;IF(LEN([.B2475])=7;5;&quot;Fehler&quot;))))))" office:value-type="float" office:value="2" calcext:value-type="float">
            <text:p>2</text:p>
          </table:table-cell>
          <table:table-cell office:value-type="string" calcext:value-type="string">
            <text:p>RQO</text:p>
          </table:table-cell>
          <table:table-cell office:value-type="string" calcext:value-type="string">
            <text:p>INDUSTRIE-DESIGN</text:p>
          </table:table-cell>
          <table:table-cell table:number-columns-repeated="5"/>
        </table:table-row>
        <table:table-row table:style-name="ro1">
          <table:table-cell table:formula="of:=IF(LEN([.B2476])=1;0;IF(LEN([.B2476])=2;1;IF(LEN([.B2476])=3;2;IF(LEN([.B2476])=5;3;IF(LEN([.B2476])=6;4;IF(LEN([.B2476])=7;5;&quot;Fehler&quot;))))))" office:value-type="float" office:value="1" calcext:value-type="float">
            <text:p>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KARIKATUREN <text:s/>CARTOONS</text:p>
          </table:table-cell>
          <table:table-cell table:number-columns-repeated="5"/>
        </table:table-row>
        <table:table-row table:style-name="ro1">
          <table:table-cell table:formula="of:=IF(LEN([.B2477])=1;0;IF(LEN([.B2477])=2;1;IF(LEN([.B2477])=3;2;IF(LEN([.B2477])=5;3;IF(LEN([.B2477])=6;4;IF(LEN([.B2477])=7;5;&quot;Fehler&quot;))))))" office:value-type="float" office:value="2" calcext:value-type="float">
            <text:p>2</text:p>
          </table:table-cell>
          <table:table-cell office:value-type="string" calcext:value-type="string">
            <text:p>RRK</text:p>
          </table:table-cell>
          <table:table-cell office:value-type="string" calcext:value-type="string">
            <text:p>EINZELNE KARIKATURISTEN UND CARTOONISTEN</text:p>
          </table:table-cell>
          <table:table-cell table:number-columns-repeated="5"/>
        </table:table-row>
        <table:table-row table:style-name="ro1">
          <table:table-cell table:formula="of:=IF(LEN([.B2478])=1;0;IF(LEN([.B2478])=2;1;IF(LEN([.B2478])=3;2;IF(LEN([.B2478])=5;3;IF(LEN([.B2478])=6;4;IF(LEN([.B2478])=7;5;&quot;Fehler&quot;))))))" office:value-type="float" office:value="2" calcext:value-type="float">
            <text:p>2</text:p>
          </table:table-cell>
          <table:table-cell office:value-type="string" calcext:value-type="string">
            <text:p>RYB</text:p>
          </table:table-cell>
          <table:table-cell office:value-type="string" calcext:value-type="string">
            <text:p>LEBEN UND WERK VON KUENSTLERN, KUNSTWISSENSCHAFTLERN, KUNSTKRITIKERN, KUNSTHAENDLERN, KUNSTSAMMLERN UND KUNSTLIEBHABERN</text:p>
          </table:table-cell>
          <table:table-cell table:number-columns-repeated="5"/>
        </table:table-row>
        <table:table-row table:style-name="ro1">
          <table:table-cell table:formula="of:=IF(LEN([.B2479])=1;0;IF(LEN([.B2479])=2;1;IF(LEN([.B2479])=3;2;IF(LEN([.B2479])=5;3;IF(LEN([.B2479])=6;4;IF(LEN([.B2479])=7;5;&quot;Fehler&quot;))))))" office:value-type="float" office:value="3" calcext:value-type="float">
            <text:p>3</text:p>
          </table:table-cell>
          <table:table-cell office:value-type="string" calcext:value-type="string">
            <text:p>RYB 1</text:p>
          </table:table-cell>
          <table:table-cell office:value-type="string" calcext:value-type="string">
            <text:p>LEBEN UND WERK MEHRERER KUENSTLER, KUNSTWISSENSCHAFTLER, KUNSTKRITIKER, KUNSTHAENDLER UND KUNSTSAMMLER AUS VERSCHIEDENEN LAENDERN UND EPOCHEN</text:p>
          </table:table-cell>
          <table:table-cell table:number-columns-repeated="5"/>
        </table:table-row>
        <table:table-row table:style-name="ro1">
          <table:table-cell table:formula="of:=IF(LEN([.B2480])=1;0;IF(LEN([.B2480])=2;1;IF(LEN([.B2480])=3;2;IF(LEN([.B2480])=5;3;IF(LEN([.B2480])=6;4;IF(LEN([.B2480])=7;5;&quot;Fehler&quot;))))))" office:value-type="float" office:value="3" calcext:value-type="float">
            <text:p>3</text:p>
          </table:table-cell>
          <table:table-cell office:value-type="string" calcext:value-type="string">
            <text:p>RYB 2</text:p>
          </table:table-cell>
          <table:table-cell office:value-type="string" calcext:value-type="string">
            <text:p>LEBEN UND WERK EINZELNER KUENSTLER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481])=1;0;IF(LEN([.B2481])=2;1;IF(LEN([.B2481])=3;2;IF(LEN([.B2481])=5;3;IF(LEN([.B2481])=6;4;IF(LEN([.B2481])=7;5;&quot;Fehler&quot;))))))" office:value-type="float" office:value="4" calcext:value-type="float">
            <text:p>4</text:p>
          </table:table-cell>
          <table:table-cell office:value-type="string" calcext:value-type="string">
            <text:p>RYB 20</text:p>
          </table:table-cell>
          <table:table-cell office:value-type="string" calcext:value-type="string">
            <text:p>KUENSTLER VOM ALTERTUM BIS ZUM IMPRESSIONISMUS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482])=1;0;IF(LEN([.B2482])=2;1;IF(LEN([.B2482])=3;2;IF(LEN([.B2482])=5;3;IF(LEN([.B2482])=6;4;IF(LEN([.B2482])=7;5;&quot;Fehler&quot;))))))" office:value-type="float" office:value="4" calcext:value-type="float">
            <text:p>4</text:p>
          </table:table-cell>
          <table:table-cell office:value-type="string" calcext:value-type="string">
            <text:p>RYB 25</text:p>
          </table:table-cell>
          <table:table-cell office:value-type="string" calcext:value-type="string">
            <text:p>KUENSTLER VOM JUGENDSTIL BIS ZUR GEGENWART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483])=1;0;IF(LEN([.B2483])=2;1;IF(LEN([.B2483])=3;2;IF(LEN([.B2483])=5;3;IF(LEN([.B2483])=6;4;IF(LEN([.B2483])=7;5;&quot;Fehler&quot;))))))" office:value-type="float" office:value="3" calcext:value-type="float">
            <text:p>3</text:p>
          </table:table-cell>
          <table:table-cell office:value-type="string" calcext:value-type="string">
            <text:p>RYB 3</text:p>
          </table:table-cell>
          <table:table-cell office:value-type="string" calcext:value-type="string">
            <text:p>LEBEN UND WERK EINZELNER KUNSTWISSENSCHAFTLER, KUNSTKRITIKER, KONSERVATOREN, KUNSTHAENDLER, KUNSTSAMMLER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484])=1;0;IF(LEN([.B2484])=2;1;IF(LEN([.B2484])=3;2;IF(LEN([.B2484])=5;3;IF(LEN([.B2484])=6;4;IF(LEN([.B2484])=7;5;&quot;Fehler&quot;))))))" office:value-type="float" office:value="1" calcext:value-type="float">
            <text:p>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2485])=1;0;IF(LEN([.B2485])=2;1;IF(LEN([.B2485])=3;2;IF(LEN([.B2485])=5;3;IF(LEN([.B2485])=6;4;IF(LEN([.B2485])=7;5;&quot;Fehler&quot;))))))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SIK <text:s/>TANZ THEATER FILM HOERFUNK FERNSEHEN</text:p>
          </table:table-cell>
          <table:table-cell table:number-columns-repeated="5"/>
        </table:table-row>
        <table:table-row table:style-name="ro1">
          <table:table-cell table:formula="of:=IF(LEN([.B2486])=1;0;IF(LEN([.B2486])=2;1;IF(LEN([.B2486])=3;2;IF(LEN([.B2486])=5;3;IF(LEN([.B2486])=6;4;IF(LEN([.B2486])=7;5;&quot;Fehler&quot;))))))" office:value-type="float" office:value="1" calcext:value-type="float">
            <text:p>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LLGEMEINE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487])=1;0;IF(LEN([.B2487])=2;1;IF(LEN([.B2487])=3;2;IF(LEN([.B2487])=5;3;IF(LEN([.B2487])=6;4;IF(LEN([.B2487])=7;5;&quot;Fehler&quot;))))))"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USIK</text:p>
          </table:table-cell>
          <table:table-cell table:number-columns-repeated="5"/>
        </table:table-row>
        <table:table-row table:style-name="ro1">
          <table:table-cell table:formula="of:=IF(LEN([.B2488])=1;0;IF(LEN([.B2488])=2;1;IF(LEN([.B2488])=3;2;IF(LEN([.B2488])=5;3;IF(LEN([.B2488])=6;4;IF(LEN([.B2488])=7;5;&quot;Fehler&quot;))))))" office:value-type="float" office:value="2" calcext:value-type="float">
            <text:p>2</text:p>
          </table:table-cell>
          <table:table-cell office:value-type="string" calcext:value-type="string">
            <text:p>SBA</text:p>
          </table:table-cell>
          <table:table-cell office:value-type="string" calcext:value-type="string">
            <text:p>NACHSCHLAGEWERKE</text:p>
          </table:table-cell>
          <table:table-cell table:number-columns-repeated="5"/>
        </table:table-row>
        <table:table-row table:style-name="ro1">
          <table:table-cell table:formula="of:=IF(LEN([.B2489])=1;0;IF(LEN([.B2489])=2;1;IF(LEN([.B2489])=3;2;IF(LEN([.B2489])=5;3;IF(LEN([.B2489])=6;4;IF(LEN([.B2489])=7;5;&quot;Fehler&quot;))))))" office:value-type="float" office:value="3" calcext:value-type="float">
            <text:p>3</text:p>
          </table:table-cell>
          <table:table-cell office:value-type="string" calcext:value-type="string">
            <text:p>SBA 1</text:p>
          </table:table-cell>
          <table:table-cell office:value-type="string" calcext:value-type="string">
            <text:p>ENZYKLOPAEDIEN - LEXIKA</text:p>
          </table:table-cell>
          <table:table-cell table:number-columns-repeated="5"/>
        </table:table-row>
        <table:table-row table:style-name="ro1">
          <table:table-cell table:formula="of:=IF(LEN([.B2490])=1;0;IF(LEN([.B2490])=2;1;IF(LEN([.B2490])=3;2;IF(LEN([.B2490])=5;3;IF(LEN([.B2490])=6;4;IF(LEN([.B2490])=7;5;&quot;Fehler&quot;))))))" office:value-type="float" office:value="3" calcext:value-type="float">
            <text:p>3</text:p>
          </table:table-cell>
          <table:table-cell office:value-type="string" calcext:value-type="string">
            <text:p>SBA 2</text:p>
          </table:table-cell>
          <table:table-cell office:value-type="string" calcext:value-type="string">
            <text:p>ALLGEMEINE BIBLIOGRAPHIEN DISKOGRAPHIEN</text:p>
          </table:table-cell>
          <table:table-cell table:number-columns-repeated="5"/>
        </table:table-row>
        <table:table-row table:style-name="ro1">
          <table:table-cell table:formula="of:=IF(LEN([.B2491])=1;0;IF(LEN([.B2491])=2;1;IF(LEN([.B2491])=3;2;IF(LEN([.B2491])=5;3;IF(LEN([.B2491])=6;4;IF(LEN([.B2491])=7;5;&quot;Fehler&quot;))))))" office:value-type="float" office:value="3" calcext:value-type="float">
            <text:p>3</text:p>
          </table:table-cell>
          <table:table-cell office:value-type="string" calcext:value-type="string">
            <text:p>SBA 3</text:p>
          </table:table-cell>
          <table:table-cell office:value-type="string" calcext:value-type="string">
            <text:p>KATALOGE VON MUSIKALIENSAMMLUNGEN, AUSSTELLUNGEN U. A.</text:p>
          </table:table-cell>
          <table:table-cell table:number-columns-repeated="5"/>
        </table:table-row>
        <table:table-row table:style-name="ro1">
          <table:table-cell table:formula="of:=IF(LEN([.B2492])=1;0;IF(LEN([.B2492])=2;1;IF(LEN([.B2492])=3;2;IF(LEN([.B2492])=5;3;IF(LEN([.B2492])=6;4;IF(LEN([.B2492])=7;5;&quot;Fehler&quot;))))))" office:value-type="float" office:value="3" calcext:value-type="float">
            <text:p>3</text:p>
          </table:table-cell>
          <table:table-cell office:value-type="string" calcext:value-type="string">
            <text:p>SBA 4</text:p>
          </table:table-cell>
          <table:table-cell office:value-type="string" calcext:value-type="string">
            <text:p>BIBLIOGRAPHIEN UND DISKOGRAPHIEN ZU SPEZIELLEN MUSIKGEBIETEN</text:p>
          </table:table-cell>
          <table:table-cell table:number-columns-repeated="5"/>
        </table:table-row>
        <table:table-row table:style-name="ro1">
          <table:table-cell table:formula="of:=IF(LEN([.B2493])=1;0;IF(LEN([.B2493])=2;1;IF(LEN([.B2493])=3;2;IF(LEN([.B2493])=5;3;IF(LEN([.B2493])=6;4;IF(LEN([.B2493])=7;5;&quot;Fehler&quot;))))))" office:value-type="float" office:value="3" calcext:value-type="float">
            <text:p>3</text:p>
          </table:table-cell>
          <table:table-cell office:value-type="string" calcext:value-type="string">
            <text:p>SBA 5</text:p>
          </table:table-cell>
          <table:table-cell office:value-type="string" calcext:value-type="string">
            <text:p>WERKVERZEICHNISSE, BIBLIOGRAPHIEN, DISKOGRAPHIEN EINZELNER KOMPONISTEN : ALPHABETISCH NACH KOMPONISTEN GEORDNET</text:p>
          </table:table-cell>
          <table:table-cell table:number-columns-repeated="5"/>
        </table:table-row>
        <table:table-row table:style-name="ro1">
          <table:table-cell table:formula="of:=IF(LEN([.B2494])=1;0;IF(LEN([.B2494])=2;1;IF(LEN([.B2494])=3;2;IF(LEN([.B2494])=5;3;IF(LEN([.B2494])=6;4;IF(LEN([.B2494])=7;5;&quot;Fehler&quot;))))))" office:value-type="float" office:value="3" calcext:value-type="float">
            <text:p>3</text:p>
          </table:table-cell>
          <table:table-cell office:value-type="string" calcext:value-type="string">
            <text:p>SBA 6</text:p>
          </table:table-cell>
          <table:table-cell office:value-type="string" calcext:value-type="string">
            <text:p>ALLGEMEINE MUSIKFUEHRER</text:p>
          </table:table-cell>
          <table:table-cell table:number-columns-repeated="5"/>
        </table:table-row>
        <table:table-row table:style-name="ro1">
          <table:table-cell table:formula="of:=IF(LEN([.B2495])=1;0;IF(LEN([.B2495])=2;1;IF(LEN([.B2495])=3;2;IF(LEN([.B2495])=5;3;IF(LEN([.B2495])=6;4;IF(LEN([.B2495])=7;5;&quot;Fehler&quot;))))))" office:value-type="float" office:value="3" calcext:value-type="float">
            <text:p>3</text:p>
          </table:table-cell>
          <table:table-cell office:value-type="string" calcext:value-type="string">
            <text:p>SBA 7</text:p>
          </table:table-cell>
          <table:table-cell office:value-type="string" calcext:value-type="string">
            <text:p>SPEZIELLE MUSIKFUEHRER NACH EINZELNEN GATTUNGEN</text:p>
          </table:table-cell>
          <table:table-cell table:number-columns-repeated="5"/>
        </table:table-row>
        <table:table-row table:style-name="ro1">
          <table:table-cell table:formula="of:=IF(LEN([.B2496])=1;0;IF(LEN([.B2496])=2;1;IF(LEN([.B2496])=3;2;IF(LEN([.B2496])=5;3;IF(LEN([.B2496])=6;4;IF(LEN([.B2496])=7;5;&quot;Fehler&quot;))))))" office:value-type="float" office:value="4" calcext:value-type="float">
            <text:p>4</text:p>
          </table:table-cell>
          <table:table-cell office:value-type="string" calcext:value-type="string">
            <text:p>SBA 70</text:p>
          </table:table-cell>
          <table:table-cell office:value-type="string" calcext:value-type="string">
            <text:p>VOKALMUSIK-FUEHRER</text:p>
          </table:table-cell>
          <table:table-cell table:number-columns-repeated="5"/>
        </table:table-row>
        <table:table-row table:style-name="ro1">
          <table:table-cell table:formula="of:=IF(LEN([.B2497])=1;0;IF(LEN([.B2497])=2;1;IF(LEN([.B2497])=3;2;IF(LEN([.B2497])=5;3;IF(LEN([.B2497])=6;4;IF(LEN([.B2497])=7;5;&quot;Fehler&quot;))))))" office:value-type="float" office:value="4" calcext:value-type="float">
            <text:p>4</text:p>
          </table:table-cell>
          <table:table-cell office:value-type="string" calcext:value-type="string">
            <text:p>SBA 71</text:p>
          </table:table-cell>
          <table:table-cell office:value-type="string" calcext:value-type="string">
            <text:p>INSTRUMENTALMUSIK-FUEHRER</text:p>
          </table:table-cell>
          <table:table-cell table:number-columns-repeated="5"/>
        </table:table-row>
        <table:table-row table:style-name="ro1">
          <table:table-cell table:formula="of:=IF(LEN([.B2498])=1;0;IF(LEN([.B2498])=2;1;IF(LEN([.B2498])=3;2;IF(LEN([.B2498])=5;3;IF(LEN([.B2498])=6;4;IF(LEN([.B2498])=7;5;&quot;Fehler&quot;))))))" office:value-type="float" office:value="4" calcext:value-type="float">
            <text:p>4</text:p>
          </table:table-cell>
          <table:table-cell office:value-type="string" calcext:value-type="string">
            <text:p>SBA 72</text:p>
          </table:table-cell>
          <table:table-cell office:value-type="string" calcext:value-type="string">
            <text:p>DRAMATISCHE MUSIK</text:p>
          </table:table-cell>
          <table:table-cell table:number-columns-repeated="5"/>
        </table:table-row>
        <table:table-row table:style-name="ro1">
          <table:table-cell table:formula="of:=IF(LEN([.B2499])=1;0;IF(LEN([.B2499])=2;1;IF(LEN([.B2499])=3;2;IF(LEN([.B2499])=5;3;IF(LEN([.B2499])=6;4;IF(LEN([.B2499])=7;5;&quot;Fehler&quot;))))))" office:value-type="float" office:value="4" calcext:value-type="float">
            <text:p>4</text:p>
          </table:table-cell>
          <table:table-cell office:value-type="string" calcext:value-type="string">
            <text:p>SBA 73</text:p>
          </table:table-cell>
          <table:table-cell office:value-type="string" calcext:value-type="string">
            <text:p>SONSTIGE GATTUNGEN</text:p>
          </table:table-cell>
          <table:table-cell table:number-columns-repeated="5"/>
        </table:table-row>
        <table:table-row table:style-name="ro1">
          <table:table-cell table:formula="of:=IF(LEN([.B2500])=1;0;IF(LEN([.B2500])=2;1;IF(LEN([.B2500])=3;2;IF(LEN([.B2500])=5;3;IF(LEN([.B2500])=6;4;IF(LEN([.B2500])=7;5;&quot;Fehler&quot;))))))" office:value-type="float" office:value="2" calcext:value-type="float">
            <text:p>2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ALLGEMEINE UND EINFUEHRENDE SCHRIFTEN GESAMTDARSTELLUNGEN</text:p>
          </table:table-cell>
          <table:table-cell table:number-columns-repeated="5"/>
        </table:table-row>
        <table:table-row table:style-name="ro1">
          <table:table-cell table:formula="of:=IF(LEN([.B2501])=1;0;IF(LEN([.B2501])=2;1;IF(LEN([.B2501])=3;2;IF(LEN([.B2501])=5;3;IF(LEN([.B2501])=6;4;IF(LEN([.B2501])=7;5;&quot;Fehler&quot;))))))" office:value-type="float" office:value="3" calcext:value-type="float">
            <text:p>3</text:p>
          </table:table-cell>
          <table:table-cell office:value-type="string" calcext:value-type="string">
            <text:p>SBB 1</text:p>
          </table:table-cell>
          <table:table-cell office:value-type="string" calcext:value-type="string">
            <text:p>GESAMTDARSTELLUNGEN</text:p>
          </table:table-cell>
          <table:table-cell table:number-columns-repeated="5"/>
        </table:table-row>
        <table:table-row table:style-name="ro1">
          <table:table-cell table:formula="of:=IF(LEN([.B2502])=1;0;IF(LEN([.B2502])=2;1;IF(LEN([.B2502])=3;2;IF(LEN([.B2502])=5;3;IF(LEN([.B2502])=6;4;IF(LEN([.B2502])=7;5;&quot;Fehler&quot;))))))" office:value-type="float" office:value="3" calcext:value-type="float">
            <text:p>3</text:p>
          </table:table-cell>
          <table:table-cell office:value-type="string" calcext:value-type="string">
            <text:p>SBB 2</text:p>
          </table:table-cell>
          <table:table-cell office:value-type="string" calcext:value-type="string">
            <text:p>DARSTELLUNGEN MEHRERER TEILGEBIETE</text:p>
          </table:table-cell>
          <table:table-cell table:number-columns-repeated="5"/>
        </table:table-row>
        <table:table-row table:style-name="ro1">
          <table:table-cell table:formula="of:=IF(LEN([.B2503])=1;0;IF(LEN([.B2503])=2;1;IF(LEN([.B2503])=3;2;IF(LEN([.B2503])=5;3;IF(LEN([.B2503])=6;4;IF(LEN([.B2503])=7;5;&quot;Fehler&quot;))))))" office:value-type="float" office:value="3" calcext:value-type="float">
            <text:p>3</text:p>
          </table:table-cell>
          <table:table-cell office:value-type="string" calcext:value-type="string">
            <text:p>SBB 3</text:p>
          </table:table-cell>
          <table:table-cell office:value-type="string" calcext:value-type="string">
            <text:p>EINFUEHRENDE UND VERMISCHTE SCHRIFTEN</text:p>
          </table:table-cell>
          <table:table-cell table:number-columns-repeated="5"/>
        </table:table-row>
        <table:table-row table:style-name="ro1">
          <table:table-cell table:formula="of:=IF(LEN([.B2504])=1;0;IF(LEN([.B2504])=2;1;IF(LEN([.B2504])=3;2;IF(LEN([.B2504])=5;3;IF(LEN([.B2504])=6;4;IF(LEN([.B2504])=7;5;&quot;Fehler&quot;))))))" office:value-type="float" office:value="2" calcext:value-type="float">
            <text:p>2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LLGEMEINE GRUNDLAGEN DER MUSIKWISSENSCHAFT</text:p>
          </table:table-cell>
          <table:table-cell table:number-columns-repeated="5"/>
        </table:table-row>
        <table:table-row table:style-name="ro1">
          <table:table-cell table:formula="of:=IF(LEN([.B2505])=1;0;IF(LEN([.B2505])=2;1;IF(LEN([.B2505])=3;2;IF(LEN([.B2505])=5;3;IF(LEN([.B2505])=6;4;IF(LEN([.B2505])=7;5;&quot;Fehler&quot;))))))" office:value-type="float" office:value="3" calcext:value-type="float">
            <text:p>3</text:p>
          </table:table-cell>
          <table:table-cell office:value-type="string" calcext:value-type="string">
            <text:p>SBC 1</text:p>
          </table:table-cell>
          <table:table-cell office:value-type="string" calcext:value-type="string">
            <text:p>ALLGEMEINES -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2506])=1;0;IF(LEN([.B2506])=2;1;IF(LEN([.B2506])=3;2;IF(LEN([.B2506])=5;3;IF(LEN([.B2506])=6;4;IF(LEN([.B2506])=7;5;&quot;Fehler&quot;))))))" office:value-type="float" office:value="3" calcext:value-type="float">
            <text:p>3</text:p>
          </table:table-cell>
          <table:table-cell office:value-type="string" calcext:value-type="string">
            <text:p>SBC 2</text:p>
          </table:table-cell>
          <table:table-cell office:value-type="string" calcext:value-type="string">
            <text:p>PHYSIKALISCHE UND PHYSIOLOGISCHE GRUNDLAGEN DER MUSIK</text:p>
          </table:table-cell>
          <table:table-cell table:number-columns-repeated="5"/>
        </table:table-row>
        <table:table-row table:style-name="ro1">
          <table:table-cell table:formula="of:=IF(LEN([.B2507])=1;0;IF(LEN([.B2507])=2;1;IF(LEN([.B2507])=3;2;IF(LEN([.B2507])=5;3;IF(LEN([.B2507])=6;4;IF(LEN([.B2507])=7;5;&quot;Fehler&quot;))))))" office:value-type="float" office:value="3" calcext:value-type="float">
            <text:p>3</text:p>
          </table:table-cell>
          <table:table-cell office:value-type="string" calcext:value-type="string">
            <text:p>SBC 3</text:p>
          </table:table-cell>
          <table:table-cell office:value-type="string" calcext:value-type="string">
            <text:p>PHILOSOPHIE UND AESTHETIK DER MUSIK</text:p>
          </table:table-cell>
          <table:table-cell table:number-columns-repeated="5"/>
        </table:table-row>
        <table:table-row table:style-name="ro1">
          <table:table-cell table:formula="of:=IF(LEN([.B2508])=1;0;IF(LEN([.B2508])=2;1;IF(LEN([.B2508])=3;2;IF(LEN([.B2508])=5;3;IF(LEN([.B2508])=6;4;IF(LEN([.B2508])=7;5;&quot;Fehler&quot;))))))" office:value-type="float" office:value="3" calcext:value-type="float">
            <text:p>3</text:p>
          </table:table-cell>
          <table:table-cell office:value-type="string" calcext:value-type="string">
            <text:p>SBC 4</text:p>
          </table:table-cell>
          <table:table-cell office:value-type="string" calcext:value-type="string">
            <text:p>MUSIKSOZIOLOGIE <text:s/>MUSIKPSYCHOLOGIE</text:p>
          </table:table-cell>
          <table:table-cell table:number-columns-repeated="5"/>
        </table:table-row>
        <table:table-row table:style-name="ro1">
          <table:table-cell table:formula="of:=IF(LEN([.B2509])=1;0;IF(LEN([.B2509])=2;1;IF(LEN([.B2509])=3;2;IF(LEN([.B2509])=5;3;IF(LEN([.B2509])=6;4;IF(LEN([.B2509])=7;5;&quot;Fehler&quot;))))))" office:value-type="float" office:value="3" calcext:value-type="float">
            <text:p>3</text:p>
          </table:table-cell>
          <table:table-cell office:value-type="string" calcext:value-type="string">
            <text:p>SBC 5</text:p>
          </table:table-cell>
          <table:table-cell office:value-type="string" calcext:value-type="string">
            <text:p>MUSIKKRITIK <text:s/>SAMMLUNGEN VON MUSIKKRITIKEN</text:p>
          </table:table-cell>
          <table:table-cell table:number-columns-repeated="5"/>
        </table:table-row>
        <table:table-row table:style-name="ro1">
          <table:table-cell table:formula="of:=IF(LEN([.B2510])=1;0;IF(LEN([.B2510])=2;1;IF(LEN([.B2510])=3;2;IF(LEN([.B2510])=5;3;IF(LEN([.B2510])=6;4;IF(LEN([.B2510])=7;5;&quot;Fehler&quot;))))))" office:value-type="float" office:value="3" calcext:value-type="float">
            <text:p>3</text:p>
          </table:table-cell>
          <table:table-cell office:value-type="string" calcext:value-type="string">
            <text:p>SBC 6</text:p>
          </table:table-cell>
          <table:table-cell office:value-type="string" calcext:value-type="string">
            <text:p>STILKUNDE</text:p>
          </table:table-cell>
          <table:table-cell table:number-columns-repeated="5"/>
        </table:table-row>
        <table:table-row table:style-name="ro1">
          <table:table-cell table:formula="of:=IF(LEN([.B2511])=1;0;IF(LEN([.B2511])=2;1;IF(LEN([.B2511])=3;2;IF(LEN([.B2511])=5;3;IF(LEN([.B2511])=6;4;IF(LEN([.B2511])=7;5;&quot;Fehler&quot;))))))" office:value-type="float" office:value="3" calcext:value-type="float">
            <text:p>3</text:p>
          </table:table-cell>
          <table:table-cell office:value-type="string" calcext:value-type="string">
            <text:p>SBC 7</text:p>
          </table:table-cell>
          <table:table-cell office:value-type="string" calcext:value-type="string">
            <text:p>GESCHICHTE DER MUSIKWISSENSCHAFT</text:p>
          </table:table-cell>
          <table:table-cell table:number-columns-repeated="5"/>
        </table:table-row>
        <table:table-row table:style-name="ro1">
          <table:table-cell table:formula="of:=IF(LEN([.B2512])=1;0;IF(LEN([.B2512])=2;1;IF(LEN([.B2512])=3;2;IF(LEN([.B2512])=5;3;IF(LEN([.B2512])=6;4;IF(LEN([.B2512])=7;5;&quot;Fehler&quot;))))))" office:value-type="float" office:value="2" calcext:value-type="float">
            <text:p>2</text:p>
          </table:table-cell>
          <table:table-cell office:value-type="string" calcext:value-type="string">
            <text:p>SBD</text:p>
          </table:table-cell>
          <table:table-cell office:value-type="string" calcext:value-type="string">
            <text:p>VERGLEICHENDE MUSIKWISSENSCHAFT</text:p>
          </table:table-cell>
          <table:table-cell table:number-columns-repeated="5"/>
        </table:table-row>
        <table:table-row table:style-name="ro1">
          <table:table-cell table:formula="of:=IF(LEN([.B2513])=1;0;IF(LEN([.B2513])=2;1;IF(LEN([.B2513])=3;2;IF(LEN([.B2513])=5;3;IF(LEN([.B2513])=6;4;IF(LEN([.B2513])=7;5;&quot;Fehler&quot;))))))" office:value-type="float" office:value="3" calcext:value-type="float">
            <text:p>3</text:p>
          </table:table-cell>
          <table:table-cell office:value-type="string" calcext:value-type="string">
            <text:p>SBD 1</text:p>
          </table:table-cell>
          <table:table-cell office:value-type="string" calcext:value-type="string">
            <text:p>ALLGEMEINES -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2514])=1;0;IF(LEN([.B2514])=2;1;IF(LEN([.B2514])=3;2;IF(LEN([.B2514])=5;3;IF(LEN([.B2514])=6;4;IF(LEN([.B2514])=7;5;&quot;Fehler&quot;))))))" office:value-type="float" office:value="3" calcext:value-type="float">
            <text:p>3</text:p>
          </table:table-cell>
          <table:table-cell office:value-type="string" calcext:value-type="string">
            <text:p>SBD 2</text:p>
          </table:table-cell>
          <table:table-cell office:value-type="string" calcext:value-type="string">
            <text:p>MUSIKALISCHE ETHNOLOGIE <text:s/>MUSIKALISCHE ANTHROPOLOGIE</text:p>
          </table:table-cell>
          <table:table-cell table:number-columns-repeated="5"/>
        </table:table-row>
        <table:table-row table:style-name="ro1">
          <table:table-cell table:formula="of:=IF(LEN([.B2515])=1;0;IF(LEN([.B2515])=2;1;IF(LEN([.B2515])=3;2;IF(LEN([.B2515])=5;3;IF(LEN([.B2515])=6;4;IF(LEN([.B2515])=7;5;&quot;Fehler&quot;))))))" office:value-type="float" office:value="3" calcext:value-type="float">
            <text:p>3</text:p>
          </table:table-cell>
          <table:table-cell office:value-type="string" calcext:value-type="string">
            <text:p>SBD 3</text:p>
          </table:table-cell>
          <table:table-cell office:value-type="string" calcext:value-type="string">
            <text:p>AUSSEREUROPAEISCHE MUSIKKULTUREN <text:s/>AUSSEREUROPAEISCHE VOLKSMUSIK (FOLKLORE)</text:p>
          </table:table-cell>
          <table:table-cell table:number-columns-repeated="5"/>
        </table:table-row>
        <table:table-row table:style-name="ro1">
          <table:table-cell table:formula="of:=IF(LEN([.B2516])=1;0;IF(LEN([.B2516])=2;1;IF(LEN([.B2516])=3;2;IF(LEN([.B2516])=5;3;IF(LEN([.B2516])=6;4;IF(LEN([.B2516])=7;5;&quot;Fehler&quot;))))))" office:value-type="float" office:value="3" calcext:value-type="float">
            <text:p>3</text:p>
          </table:table-cell>
          <table:table-cell office:value-type="string" calcext:value-type="string">
            <text:p>SBD 4</text:p>
          </table:table-cell>
          <table:table-cell office:value-type="string" calcext:value-type="string">
            <text:p>VERGLEICHENDE INSTRUMENTENKUNDE</text:p>
          </table:table-cell>
          <table:table-cell table:number-columns-repeated="5"/>
        </table:table-row>
        <table:table-row table:style-name="ro1">
          <table:table-cell table:formula="of:=IF(LEN([.B2517])=1;0;IF(LEN([.B2517])=2;1;IF(LEN([.B2517])=3;2;IF(LEN([.B2517])=5;3;IF(LEN([.B2517])=6;4;IF(LEN([.B2517])=7;5;&quot;Fehler&quot;))))))" office:value-type="float" office:value="2" calcext:value-type="float">
            <text:p>2</text:p>
          </table:table-cell>
          <table:table-cell office:value-type="string" calcext:value-type="string">
            <text:p>SBE</text:p>
          </table:table-cell>
          <table:table-cell office:value-type="string" calcext:value-type="string">
            <text:p>GRENZGEBIETE DER MUSIK</text:p>
          </table:table-cell>
          <table:table-cell table:number-columns-repeated="5"/>
        </table:table-row>
        <table:table-row table:style-name="ro1">
          <table:table-cell table:formula="of:=IF(LEN([.B2518])=1;0;IF(LEN([.B2518])=2;1;IF(LEN([.B2518])=3;2;IF(LEN([.B2518])=5;3;IF(LEN([.B2518])=6;4;IF(LEN([.B2518])=7;5;&quot;Fehler&quot;))))))" office:value-type="float" office:value="3" calcext:value-type="float">
            <text:p>3</text:p>
          </table:table-cell>
          <table:table-cell office:value-type="string" calcext:value-type="string">
            <text:p>SBE 1</text:p>
          </table:table-cell>
          <table:table-cell office:value-type="string" calcext:value-type="string">
            <text:p>ALLGEMEINES -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2519])=1;0;IF(LEN([.B2519])=2;1;IF(LEN([.B2519])=3;2;IF(LEN([.B2519])=5;3;IF(LEN([.B2519])=6;4;IF(LEN([.B2519])=7;5;&quot;Fehler&quot;))))))" office:value-type="float" office:value="3" calcext:value-type="float">
            <text:p>3</text:p>
          </table:table-cell>
          <table:table-cell office:value-type="string" calcext:value-type="string">
            <text:p>SBE 2</text:p>
          </table:table-cell>
          <table:table-cell office:value-type="string" calcext:value-type="string">
            <text:p>MUSIK UND ANDERE KUENSTE</text:p>
          </table:table-cell>
          <table:table-cell table:number-columns-repeated="5"/>
        </table:table-row>
        <table:table-row table:style-name="ro1">
          <table:table-cell table:formula="of:=IF(LEN([.B2520])=1;0;IF(LEN([.B2520])=2;1;IF(LEN([.B2520])=3;2;IF(LEN([.B2520])=5;3;IF(LEN([.B2520])=6;4;IF(LEN([.B2520])=7;5;&quot;Fehler&quot;))))))" office:value-type="float" office:value="4" calcext:value-type="float">
            <text:p>4</text:p>
          </table:table-cell>
          <table:table-cell office:value-type="string" calcext:value-type="string">
            <text:p>SBE 20</text:p>
          </table:table-cell>
          <table:table-cell office:value-type="string" calcext:value-type="string">
            <text:p>MUSIK UND LITERATUR</text:p>
          </table:table-cell>
          <table:table-cell table:number-columns-repeated="5"/>
        </table:table-row>
        <table:table-row table:style-name="ro1">
          <table:table-cell table:formula="of:=IF(LEN([.B2521])=1;0;IF(LEN([.B2521])=2;1;IF(LEN([.B2521])=3;2;IF(LEN([.B2521])=5;3;IF(LEN([.B2521])=6;4;IF(LEN([.B2521])=7;5;&quot;Fehler&quot;))))))" office:value-type="float" office:value="4" calcext:value-type="float">
            <text:p>4</text:p>
          </table:table-cell>
          <table:table-cell office:value-type="string" calcext:value-type="string">
            <text:p>SBE 21</text:p>
          </table:table-cell>
          <table:table-cell office:value-type="string" calcext:value-type="string">
            <text:p>MUSIK UND BILDENDE KUNST</text:p>
          </table:table-cell>
          <table:table-cell table:number-columns-repeated="5"/>
        </table:table-row>
        <table:table-row table:style-name="ro1">
          <table:table-cell table:formula="of:=IF(LEN([.B2522])=1;0;IF(LEN([.B2522])=2;1;IF(LEN([.B2522])=3;2;IF(LEN([.B2522])=5;3;IF(LEN([.B2522])=6;4;IF(LEN([.B2522])=7;5;&quot;Fehler&quot;))))))" office:value-type="float" office:value="4" calcext:value-type="float">
            <text:p>4</text:p>
          </table:table-cell>
          <table:table-cell office:value-type="string" calcext:value-type="string">
            <text:p>SBE 22</text:p>
          </table:table-cell>
          <table:table-cell office:value-type="string" calcext:value-type="string">
            <text:p>MUSIK UND SONSTIGE KUNSTBEREICHE</text:p>
          </table:table-cell>
          <table:table-cell table:number-columns-repeated="5"/>
        </table:table-row>
        <table:table-row table:style-name="ro1">
          <table:table-cell table:formula="of:=IF(LEN([.B2523])=1;0;IF(LEN([.B2523])=2;1;IF(LEN([.B2523])=3;2;IF(LEN([.B2523])=5;3;IF(LEN([.B2523])=6;4;IF(LEN([.B2523])=7;5;&quot;Fehler&quot;))))))" office:value-type="float" office:value="3" calcext:value-type="float">
            <text:p>3</text:p>
          </table:table-cell>
          <table:table-cell office:value-type="string" calcext:value-type="string">
            <text:p>SBE 3</text:p>
          </table:table-cell>
          <table:table-cell office:value-type="string" calcext:value-type="string">
            <text:p>MUSIKTHERAPIE <text:s/>MUSIK UND MEDIZIN</text:p>
          </table:table-cell>
          <table:table-cell table:number-columns-repeated="5"/>
        </table:table-row>
        <table:table-row table:style-name="ro1">
          <table:table-cell table:formula="of:=IF(LEN([.B2524])=1;0;IF(LEN([.B2524])=2;1;IF(LEN([.B2524])=3;2;IF(LEN([.B2524])=5;3;IF(LEN([.B2524])=6;4;IF(LEN([.B2524])=7;5;&quot;Fehler&quot;))))))" office:value-type="float" office:value="3" calcext:value-type="float">
            <text:p>3</text:p>
          </table:table-cell>
          <table:table-cell office:value-type="string" calcext:value-type="string">
            <text:p>SBE 4</text:p>
          </table:table-cell>
          <table:table-cell office:value-type="string" calcext:value-type="string">
            <text:p>MUSIK UND TECHNIK</text:p>
          </table:table-cell>
          <table:table-cell table:number-columns-repeated="5"/>
        </table:table-row>
        <table:table-row table:style-name="ro1">
          <table:table-cell table:formula="of:=IF(LEN([.B2525])=1;0;IF(LEN([.B2525])=2;1;IF(LEN([.B2525])=3;2;IF(LEN([.B2525])=5;3;IF(LEN([.B2525])=6;4;IF(LEN([.B2525])=7;5;&quot;Fehler&quot;))))))" office:value-type="float" office:value="3" calcext:value-type="float">
            <text:p>3</text:p>
          </table:table-cell>
          <table:table-cell office:value-type="string" calcext:value-type="string">
            <text:p>SBE 5</text:p>
          </table:table-cell>
          <table:table-cell office:value-type="string" calcext:value-type="string">
            <text:p>MUSIK UND SONSTIGE WISSENSCHAFTEN</text:p>
          </table:table-cell>
          <table:table-cell table:number-columns-repeated="5"/>
        </table:table-row>
        <table:table-row table:style-name="ro1">
          <table:table-cell table:formula="of:=IF(LEN([.B2526])=1;0;IF(LEN([.B2526])=2;1;IF(LEN([.B2526])=3;2;IF(LEN([.B2526])=5;3;IF(LEN([.B2526])=6;4;IF(LEN([.B2526])=7;5;&quot;Fehler&quot;))))))" office:value-type="float" office:value="3" calcext:value-type="float">
            <text:p>3</text:p>
          </table:table-cell>
          <table:table-cell office:value-type="string" calcext:value-type="string">
            <text:p>SBE 6</text:p>
          </table:table-cell>
          <table:table-cell office:value-type="string" calcext:value-type="string">
            <text:p>MUSIK UND POLITIK</text:p>
          </table:table-cell>
          <table:table-cell table:number-columns-repeated="5"/>
        </table:table-row>
        <table:table-row table:style-name="ro1">
          <table:table-cell table:formula="of:=IF(LEN([.B2527])=1;0;IF(LEN([.B2527])=2;1;IF(LEN([.B2527])=3;2;IF(LEN([.B2527])=5;3;IF(LEN([.B2527])=6;4;IF(LEN([.B2527])=7;5;&quot;Fehler&quot;))))))" office:value-type="float" office:value="2" calcext:value-type="float">
            <text:p>2</text:p>
          </table:table-cell>
          <table:table-cell office:value-type="string" calcext:value-type="string">
            <text:p>SBF</text:p>
          </table:table-cell>
          <table:table-cell office:value-type="string" calcext:value-type="string">
            <text:p>ORGANISATION DES MUSIKWESENS</text:p>
          </table:table-cell>
          <table:table-cell table:number-columns-repeated="5"/>
        </table:table-row>
        <table:table-row table:style-name="ro1">
          <table:table-cell table:formula="of:=IF(LEN([.B2528])=1;0;IF(LEN([.B2528])=2;1;IF(LEN([.B2528])=3;2;IF(LEN([.B2528])=5;3;IF(LEN([.B2528])=6;4;IF(LEN([.B2528])=7;5;&quot;Fehler&quot;))))))" office:value-type="float" office:value="3" calcext:value-type="float">
            <text:p>3</text:p>
          </table:table-cell>
          <table:table-cell office:value-type="string" calcext:value-type="string">
            <text:p>SBF 1</text:p>
          </table:table-cell>
          <table:table-cell office:value-type="string" calcext:value-type="string">
            <text:p>ALLGEMEINES -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2529])=1;0;IF(LEN([.B2529])=2;1;IF(LEN([.B2529])=3;2;IF(LEN([.B2529])=5;3;IF(LEN([.B2529])=6;4;IF(LEN([.B2529])=7;5;&quot;Fehler&quot;))))))" office:value-type="float" office:value="3" calcext:value-type="float">
            <text:p>3</text:p>
          </table:table-cell>
          <table:table-cell office:value-type="string" calcext:value-type="string">
            <text:p>SBF 2</text:p>
          </table:table-cell>
          <table:table-cell office:value-type="string" calcext:value-type="string">
            <text:p>GESELLSCHAFTEN - FACHVERBAENDE - ORGANISATIONEN</text:p>
          </table:table-cell>
          <table:table-cell table:number-columns-repeated="5"/>
        </table:table-row>
        <table:table-row table:style-name="ro1">
          <table:table-cell table:formula="of:=IF(LEN([.B2530])=1;0;IF(LEN([.B2530])=2;1;IF(LEN([.B2530])=3;2;IF(LEN([.B2530])=5;3;IF(LEN([.B2530])=6;4;IF(LEN([.B2530])=7;5;&quot;Fehler&quot;))))))" office:value-type="float" office:value="3" calcext:value-type="float">
            <text:p>3</text:p>
          </table:table-cell>
          <table:table-cell office:value-type="string" calcext:value-type="string">
            <text:p>SBF 3</text:p>
          </table:table-cell>
          <table:table-cell office:value-type="string" calcext:value-type="string">
            <text:p>MUSIKINSTITUTE</text:p>
          </table:table-cell>
          <table:table-cell table:number-columns-repeated="5"/>
        </table:table-row>
        <table:table-row table:style-name="ro1">
          <table:table-cell table:formula="of:=IF(LEN([.B2531])=1;0;IF(LEN([.B2531])=2;1;IF(LEN([.B2531])=3;2;IF(LEN([.B2531])=5;3;IF(LEN([.B2531])=6;4;IF(LEN([.B2531])=7;5;&quot;Fehler&quot;))))))" office:value-type="float" office:value="3" calcext:value-type="float">
            <text:p>3</text:p>
          </table:table-cell>
          <table:table-cell office:value-type="string" calcext:value-type="string">
            <text:p>SBF 4</text:p>
          </table:table-cell>
          <table:table-cell office:value-type="string" calcext:value-type="string">
            <text:p>MUSIKBIBLIOTHEKEN <text:s/>SAMMLUNGEN - MUSEEN</text:p>
          </table:table-cell>
          <table:table-cell table:number-columns-repeated="5"/>
        </table:table-row>
        <table:table-row table:style-name="ro1">
          <table:table-cell table:formula="of:=IF(LEN([.B2532])=1;0;IF(LEN([.B2532])=2;1;IF(LEN([.B2532])=3;2;IF(LEN([.B2532])=5;3;IF(LEN([.B2532])=6;4;IF(LEN([.B2532])=7;5;&quot;Fehler&quot;))))))" office:value-type="float" office:value="3" calcext:value-type="float">
            <text:p>3</text:p>
          </table:table-cell>
          <table:table-cell office:value-type="string" calcext:value-type="string">
            <text:p>SBF 5</text:p>
          </table:table-cell>
          <table:table-cell office:value-type="string" calcext:value-type="string">
            <text:p>MUSIKVERLAGE <text:s/>MUSIKALIENHANDEL <text:s/>MUSIKALISCHE EDITIONSPRAXIS</text:p>
          </table:table-cell>
          <table:table-cell table:number-columns-repeated="5"/>
        </table:table-row>
        <table:table-row table:style-name="ro1">
          <table:table-cell table:formula="of:=IF(LEN([.B2533])=1;0;IF(LEN([.B2533])=2;1;IF(LEN([.B2533])=3;2;IF(LEN([.B2533])=5;3;IF(LEN([.B2533])=6;4;IF(LEN([.B2533])=7;5;&quot;Fehler&quot;))))))" office:value-type="float" office:value="3" calcext:value-type="float">
            <text:p>3</text:p>
          </table:table-cell>
          <table:table-cell office:value-type="string" calcext:value-type="string">
            <text:p>SBF 6</text:p>
          </table:table-cell>
          <table:table-cell office:value-type="string" calcext:value-type="string">
            <text:p>RECHTSFRAGEN DES MUSIKWESENS</text:p>
          </table:table-cell>
          <table:table-cell table:number-columns-repeated="5"/>
        </table:table-row>
        <table:table-row table:style-name="ro1">
          <table:table-cell table:formula="of:=IF(LEN([.B2534])=1;0;IF(LEN([.B2534])=2;1;IF(LEN([.B2534])=3;2;IF(LEN([.B2534])=5;3;IF(LEN([.B2534])=6;4;IF(LEN([.B2534])=7;5;&quot;Fehler&quot;))))))" office:value-type="float" office:value="2" calcext:value-type="float">
            <text:p>2</text:p>
          </table:table-cell>
          <table:table-cell office:value-type="string" calcext:value-type="string">
            <text:p>SBG</text:p>
          </table:table-cell>
          <table:table-cell office:value-type="string" calcext:value-type="string">
            <text:p>MUSIKPRAXIS</text:p>
          </table:table-cell>
          <table:table-cell table:number-columns-repeated="5"/>
        </table:table-row>
        <table:table-row table:style-name="ro1">
          <table:table-cell table:formula="of:=IF(LEN([.B2535])=1;0;IF(LEN([.B2535])=2;1;IF(LEN([.B2535])=3;2;IF(LEN([.B2535])=5;3;IF(LEN([.B2535])=6;4;IF(LEN([.B2535])=7;5;&quot;Fehler&quot;))))))" office:value-type="float" office:value="3" calcext:value-type="float">
            <text:p>3</text:p>
          </table:table-cell>
          <table:table-cell office:value-type="string" calcext:value-type="string">
            <text:p>SBG 1</text:p>
          </table:table-cell>
          <table:table-cell office:value-type="string" calcext:value-type="string">
            <text:p>ALLGEMEINES -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2536])=1;0;IF(LEN([.B2536])=2;1;IF(LEN([.B2536])=3;2;IF(LEN([.B2536])=5;3;IF(LEN([.B2536])=6;4;IF(LEN([.B2536])=7;5;&quot;Fehler&quot;))))))" office:value-type="float" office:value="3" calcext:value-type="float">
            <text:p>3</text:p>
          </table:table-cell>
          <table:table-cell office:value-type="string" calcext:value-type="string">
            <text:p>SBG 2</text:p>
          </table:table-cell>
          <table:table-cell office:value-type="string" calcext:value-type="string">
            <text:p>MUSIKLEBEN <text:s/>MUSIKKULTUR</text:p>
          </table:table-cell>
          <table:table-cell table:number-columns-repeated="5"/>
        </table:table-row>
        <table:table-row table:style-name="ro1">
          <table:table-cell table:formula="of:=IF(LEN([.B2537])=1;0;IF(LEN([.B2537])=2;1;IF(LEN([.B2537])=3;2;IF(LEN([.B2537])=5;3;IF(LEN([.B2537])=6;4;IF(LEN([.B2537])=7;5;&quot;Fehler&quot;))))))" office:value-type="float" office:value="3" calcext:value-type="float">
            <text:p>3</text:p>
          </table:table-cell>
          <table:table-cell office:value-type="string" calcext:value-type="string">
            <text:p>SBG 3</text:p>
          </table:table-cell>
          <table:table-cell office:value-type="string" calcext:value-type="string">
            <text:p>AUFFUEHRUNGSPRAXIS - INTERPRETATION – VERZIERUNGSLEHRE (ORNAMENTIK)</text:p>
          </table:table-cell>
          <table:table-cell table:number-columns-repeated="5"/>
        </table:table-row>
        <table:table-row table:style-name="ro1">
          <table:table-cell table:formula="of:=IF(LEN([.B2538])=1;0;IF(LEN([.B2538])=2;1;IF(LEN([.B2538])=3;2;IF(LEN([.B2538])=5;3;IF(LEN([.B2538])=6;4;IF(LEN([.B2538])=7;5;&quot;Fehler&quot;))))))" office:value-type="float" office:value="3" calcext:value-type="float">
            <text:p>3</text:p>
          </table:table-cell>
          <table:table-cell office:value-type="string" calcext:value-type="string">
            <text:p>SBG 4</text:p>
          </table:table-cell>
          <table:table-cell office:value-type="string" calcext:value-type="string">
            <text:p>RUNDFUNKMUSIK</text:p>
          </table:table-cell>
          <table:table-cell table:number-columns-repeated="5"/>
        </table:table-row>
        <table:table-row table:style-name="ro1">
          <table:table-cell table:formula="of:=IF(LEN([.B2539])=1;0;IF(LEN([.B2539])=2;1;IF(LEN([.B2539])=3;2;IF(LEN([.B2539])=5;3;IF(LEN([.B2539])=6;4;IF(LEN([.B2539])=7;5;&quot;Fehler&quot;))))))" office:value-type="float" office:value="3" calcext:value-type="float">
            <text:p>3</text:p>
          </table:table-cell>
          <table:table-cell office:value-type="string" calcext:value-type="string">
            <text:p>SBG 5</text:p>
          </table:table-cell>
          <table:table-cell office:value-type="string" calcext:value-type="string">
            <text:p>MUSIKTONTRAEGER</text:p>
          </table:table-cell>
          <table:table-cell table:number-columns-repeated="5"/>
        </table:table-row>
        <table:table-row table:style-name="ro1">
          <table:table-cell table:formula="of:=IF(LEN([.B2540])=1;0;IF(LEN([.B2540])=2;1;IF(LEN([.B2540])=3;2;IF(LEN([.B2540])=5;3;IF(LEN([.B2540])=6;4;IF(LEN([.B2540])=7;5;&quot;Fehler&quot;))))))" office:value-type="float" office:value="2" calcext:value-type="float">
            <text:p>2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MUSIKPAEDAGOGIK</text:p>
          </table:table-cell>
          <table:table-cell table:number-columns-repeated="5"/>
        </table:table-row>
        <table:table-row table:style-name="ro1">
          <table:table-cell table:formula="of:=IF(LEN([.B2541])=1;0;IF(LEN([.B2541])=2;1;IF(LEN([.B2541])=3;2;IF(LEN([.B2541])=5;3;IF(LEN([.B2541])=6;4;IF(LEN([.B2541])=7;5;&quot;Fehler&quot;))))))" office:value-type="float" office:value="3" calcext:value-type="float">
            <text:p>3</text:p>
          </table:table-cell>
          <table:table-cell office:value-type="string" calcext:value-type="string">
            <text:p>SBH 1</text:p>
          </table:table-cell>
          <table:table-cell office:value-type="string" calcext:value-type="string">
            <text:p>ALLGEMEINES -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2542])=1;0;IF(LEN([.B2542])=2;1;IF(LEN([.B2542])=3;2;IF(LEN([.B2542])=5;3;IF(LEN([.B2542])=6;4;IF(LEN([.B2542])=7;5;&quot;Fehler&quot;))))))" office:value-type="float" office:value="3" calcext:value-type="float">
            <text:p>3</text:p>
          </table:table-cell>
          <table:table-cell office:value-type="string" calcext:value-type="string">
            <text:p>SBH 2</text:p>
          </table:table-cell>
          <table:table-cell office:value-type="string" calcext:value-type="string">
            <text:p>ELEMENTARMUSIKERZIEHUNG <text:s/>MUSIKALISCH-RHYTHMISCHE ERZIEHUNG</text:p>
          </table:table-cell>
          <table:table-cell table:number-columns-repeated="5"/>
        </table:table-row>
        <table:table-row table:style-name="ro1">
          <table:table-cell table:formula="of:=IF(LEN([.B2543])=1;0;IF(LEN([.B2543])=2;1;IF(LEN([.B2543])=3;2;IF(LEN([.B2543])=5;3;IF(LEN([.B2543])=6;4;IF(LEN([.B2543])=7;5;&quot;Fehler&quot;))))))" office:value-type="float" office:value="4" calcext:value-type="float">
            <text:p>4</text:p>
          </table:table-cell>
          <table:table-cell office:value-type="string" calcext:value-type="string">
            <text:p>SBH 20</text:p>
          </table:table-cell>
          <table:table-cell office:value-type="string" calcext:value-type="string">
            <text:p>MUSIKALISCHE FRUEHERZIEHUNG (VORSCHULISCHE MUSIKPAEDAGOGIK)</text:p>
          </table:table-cell>
          <table:table-cell table:number-columns-repeated="5"/>
        </table:table-row>
        <table:table-row table:style-name="ro1">
          <table:table-cell table:formula="of:=IF(LEN([.B2544])=1;0;IF(LEN([.B2544])=2;1;IF(LEN([.B2544])=3;2;IF(LEN([.B2544])=5;3;IF(LEN([.B2544])=6;4;IF(LEN([.B2544])=7;5;&quot;Fehler&quot;))))))" office:value-type="float" office:value="3" calcext:value-type="float">
            <text:p>3</text:p>
          </table:table-cell>
          <table:table-cell office:value-type="string" calcext:value-type="string">
            <text:p>SBH 3</text:p>
          </table:table-cell>
          <table:table-cell office:value-type="string" calcext:value-type="string">
            <text:p>GESANGSPAEDAGOGIK</text:p>
          </table:table-cell>
          <table:table-cell table:number-columns-repeated="5"/>
        </table:table-row>
        <table:table-row table:style-name="ro1">
          <table:table-cell table:formula="of:=IF(LEN([.B2545])=1;0;IF(LEN([.B2545])=2;1;IF(LEN([.B2545])=3;2;IF(LEN([.B2545])=5;3;IF(LEN([.B2545])=6;4;IF(LEN([.B2545])=7;5;&quot;Fehler&quot;))))))" office:value-type="float" office:value="4" calcext:value-type="float">
            <text:p>4</text:p>
          </table:table-cell>
          <table:table-cell office:value-type="string" calcext:value-type="string">
            <text:p>SBH 30</text:p>
          </table:table-cell>
          <table:table-cell office:value-type="string" calcext:value-type="string">
            <text:p>ELEMENTARE STIMMBILDUNG</text:p>
          </table:table-cell>
          <table:table-cell table:number-columns-repeated="5"/>
        </table:table-row>
        <table:table-row table:style-name="ro1">
          <table:table-cell table:formula="of:=IF(LEN([.B2546])=1;0;IF(LEN([.B2546])=2;1;IF(LEN([.B2546])=3;2;IF(LEN([.B2546])=5;3;IF(LEN([.B2546])=6;4;IF(LEN([.B2546])=7;5;&quot;Fehler&quot;))))))" office:value-type="float" office:value="4" calcext:value-type="float">
            <text:p>4</text:p>
          </table:table-cell>
          <table:table-cell office:value-type="string" calcext:value-type="string">
            <text:p>SBH 31</text:p>
          </table:table-cell>
          <table:table-cell office:value-type="string" calcext:value-type="string">
            <text:p>SOLOGESANG</text:p>
          </table:table-cell>
          <table:table-cell table:number-columns-repeated="5"/>
        </table:table-row>
        <table:table-row table:style-name="ro1">
          <table:table-cell table:formula="of:=IF(LEN([.B2547])=1;0;IF(LEN([.B2547])=2;1;IF(LEN([.B2547])=3;2;IF(LEN([.B2547])=5;3;IF(LEN([.B2547])=6;4;IF(LEN([.B2547])=7;5;&quot;Fehler&quot;))))))" office:value-type="float" office:value="4" calcext:value-type="float">
            <text:p>4</text:p>
          </table:table-cell>
          <table:table-cell office:value-type="string" calcext:value-type="string">
            <text:p>SBH 32</text:p>
          </table:table-cell>
          <table:table-cell office:value-type="string" calcext:value-type="string">
            <text:p>CHORGESANG</text:p>
          </table:table-cell>
          <table:table-cell table:number-columns-repeated="5"/>
        </table:table-row>
        <table:table-row table:style-name="ro1">
          <table:table-cell table:formula="of:=IF(LEN([.B2548])=1;0;IF(LEN([.B2548])=2;1;IF(LEN([.B2548])=3;2;IF(LEN([.B2548])=5;3;IF(LEN([.B2548])=6;4;IF(LEN([.B2548])=7;5;&quot;Fehler&quot;))))))" office:value-type="float" office:value="4" calcext:value-type="float">
            <text:p>4</text:p>
          </table:table-cell>
          <table:table-cell office:value-type="string" calcext:value-type="string">
            <text:p>SBH 33</text:p>
          </table:table-cell>
          <table:table-cell office:value-type="string" calcext:value-type="string">
            <text:p>OPERNSCHULE</text:p>
          </table:table-cell>
          <table:table-cell table:number-columns-repeated="5"/>
        </table:table-row>
        <table:table-row table:style-name="ro1">
          <table:table-cell table:formula="of:=IF(LEN([.B2549])=1;0;IF(LEN([.B2549])=2;1;IF(LEN([.B2549])=3;2;IF(LEN([.B2549])=5;3;IF(LEN([.B2549])=6;4;IF(LEN([.B2549])=7;5;&quot;Fehler&quot;))))))" office:value-type="float" office:value="3" calcext:value-type="float">
            <text:p>3</text:p>
          </table:table-cell>
          <table:table-cell office:value-type="string" calcext:value-type="string">
            <text:p>SBH 4</text:p>
          </table:table-cell>
          <table:table-cell office:value-type="string" calcext:value-type="string">
            <text:p>INSTRUMENTALAUSBILDUNG</text:p>
          </table:table-cell>
          <table:table-cell table:number-columns-repeated="5"/>
        </table:table-row>
        <table:table-row table:style-name="ro1">
          <table:table-cell table:formula="of:=IF(LEN([.B2550])=1;0;IF(LEN([.B2550])=2;1;IF(LEN([.B2550])=3;2;IF(LEN([.B2550])=5;3;IF(LEN([.B2550])=6;4;IF(LEN([.B2550])=7;5;&quot;Fehler&quot;))))))" office:value-type="float" office:value="4" calcext:value-type="float">
            <text:p>4</text:p>
          </table:table-cell>
          <table:table-cell office:value-type="string" calcext:value-type="string">
            <text:p>SBH 40</text:p>
          </table:table-cell>
          <table:table-cell office:value-type="string" calcext:value-type="string">
            <text:p>TASTENINSTRUMENTE</text:p>
          </table:table-cell>
          <table:table-cell table:number-columns-repeated="5"/>
        </table:table-row>
        <table:table-row table:style-name="ro1">
          <table:table-cell table:formula="of:=IF(LEN([.B2551])=1;0;IF(LEN([.B2551])=2;1;IF(LEN([.B2551])=3;2;IF(LEN([.B2551])=5;3;IF(LEN([.B2551])=6;4;IF(LEN([.B2551])=7;5;&quot;Fehler&quot;))))))" office:value-type="float" office:value="4" calcext:value-type="float">
            <text:p>4</text:p>
          </table:table-cell>
          <table:table-cell office:value-type="string" calcext:value-type="string">
            <text:p>SBH 41</text:p>
          </table:table-cell>
          <table:table-cell office:value-type="string" calcext:value-type="string">
            <text:p>STREICHINSTRUMENTE</text:p>
          </table:table-cell>
          <table:table-cell table:number-columns-repeated="5"/>
        </table:table-row>
        <table:table-row table:style-name="ro1">
          <table:table-cell table:formula="of:=IF(LEN([.B2552])=1;0;IF(LEN([.B2552])=2;1;IF(LEN([.B2552])=3;2;IF(LEN([.B2552])=5;3;IF(LEN([.B2552])=6;4;IF(LEN([.B2552])=7;5;&quot;Fehler&quot;))))))" office:value-type="float" office:value="4" calcext:value-type="float">
            <text:p>4</text:p>
          </table:table-cell>
          <table:table-cell office:value-type="string" calcext:value-type="string">
            <text:p>SBH 42</text:p>
          </table:table-cell>
          <table:table-cell office:value-type="string" calcext:value-type="string">
            <text:p>BLASINSTRUMENTE</text:p>
          </table:table-cell>
          <table:table-cell table:number-columns-repeated="5"/>
        </table:table-row>
        <table:table-row table:style-name="ro1">
          <table:table-cell table:formula="of:=IF(LEN([.B2553])=1;0;IF(LEN([.B2553])=2;1;IF(LEN([.B2553])=3;2;IF(LEN([.B2553])=5;3;IF(LEN([.B2553])=6;4;IF(LEN([.B2553])=7;5;&quot;Fehler&quot;))))))" office:value-type="float" office:value="4" calcext:value-type="float">
            <text:p>4</text:p>
          </table:table-cell>
          <table:table-cell office:value-type="string" calcext:value-type="string">
            <text:p>SBH 43</text:p>
          </table:table-cell>
          <table:table-cell office:value-type="string" calcext:value-type="string">
            <text:p>SCHLAGINSTRUMENTE</text:p>
          </table:table-cell>
          <table:table-cell table:number-columns-repeated="5"/>
        </table:table-row>
        <table:table-row table:style-name="ro1">
          <table:table-cell table:formula="of:=IF(LEN([.B2554])=1;0;IF(LEN([.B2554])=2;1;IF(LEN([.B2554])=3;2;IF(LEN([.B2554])=5;3;IF(LEN([.B2554])=6;4;IF(LEN([.B2554])=7;5;&quot;Fehler&quot;))))))" office:value-type="float" office:value="4" calcext:value-type="float">
            <text:p>4</text:p>
          </table:table-cell>
          <table:table-cell office:value-type="string" calcext:value-type="string">
            <text:p>SBH 44</text:p>
          </table:table-cell>
          <table:table-cell office:value-type="string" calcext:value-type="string">
            <text:p>ZUPFINSTRUMENTE</text:p>
          </table:table-cell>
          <table:table-cell table:number-columns-repeated="5"/>
        </table:table-row>
        <table:table-row table:style-name="ro1">
          <table:table-cell table:formula="of:=IF(LEN([.B2555])=1;0;IF(LEN([.B2555])=2;1;IF(LEN([.B2555])=3;2;IF(LEN([.B2555])=5;3;IF(LEN([.B2555])=6;4;IF(LEN([.B2555])=7;5;&quot;Fehler&quot;))))))" office:value-type="float" office:value="4" calcext:value-type="float">
            <text:p>4</text:p>
          </table:table-cell>
          <table:table-cell office:value-type="string" calcext:value-type="string">
            <text:p>SBH 45</text:p>
          </table:table-cell>
          <table:table-cell office:value-type="string" calcext:value-type="string">
            <text:p>SONSTIGE INSTRUMENTE</text:p>
          </table:table-cell>
          <table:table-cell table:number-columns-repeated="5"/>
        </table:table-row>
        <table:table-row table:style-name="ro1">
          <table:table-cell table:formula="of:=IF(LEN([.B2556])=1;0;IF(LEN([.B2556])=2;1;IF(LEN([.B2556])=3;2;IF(LEN([.B2556])=5;3;IF(LEN([.B2556])=6;4;IF(LEN([.B2556])=7;5;&quot;Fehler&quot;))))))" office:value-type="float" office:value="3" calcext:value-type="float">
            <text:p>3</text:p>
          </table:table-cell>
          <table:table-cell office:value-type="string" calcext:value-type="string">
            <text:p>SBH 5</text:p>
          </table:table-cell>
          <table:table-cell office:value-type="string" calcext:value-type="string">
            <text:p>DIRIGIEREN</text:p>
          </table:table-cell>
          <table:table-cell table:number-columns-repeated="5"/>
        </table:table-row>
        <table:table-row table:style-name="ro1">
          <table:table-cell table:formula="of:=IF(LEN([.B2557])=1;0;IF(LEN([.B2557])=2;1;IF(LEN([.B2557])=3;2;IF(LEN([.B2557])=5;3;IF(LEN([.B2557])=6;4;IF(LEN([.B2557])=7;5;&quot;Fehler&quot;))))))" office:value-type="float" office:value="4" calcext:value-type="float">
            <text:p>4</text:p>
          </table:table-cell>
          <table:table-cell office:value-type="string" calcext:value-type="string">
            <text:p>SBH 50</text:p>
          </table:table-cell>
          <table:table-cell office:value-type="string" calcext:value-type="string">
            <text:p>GRUNDLAGEN</text:p>
          </table:table-cell>
          <table:table-cell table:number-columns-repeated="5"/>
        </table:table-row>
        <table:table-row table:style-name="ro1">
          <table:table-cell table:formula="of:=IF(LEN([.B2558])=1;0;IF(LEN([.B2558])=2;1;IF(LEN([.B2558])=3;2;IF(LEN([.B2558])=5;3;IF(LEN([.B2558])=6;4;IF(LEN([.B2558])=7;5;&quot;Fehler&quot;))))))" office:value-type="float" office:value="4" calcext:value-type="float">
            <text:p>4</text:p>
          </table:table-cell>
          <table:table-cell office:value-type="string" calcext:value-type="string">
            <text:p>SBH 51</text:p>
          </table:table-cell>
          <table:table-cell office:value-type="string" calcext:value-type="string">
            <text:p>ORCHESTERLEITUNG</text:p>
          </table:table-cell>
          <table:table-cell table:number-columns-repeated="5"/>
        </table:table-row>
        <table:table-row table:style-name="ro1">
          <table:table-cell table:formula="of:=IF(LEN([.B2559])=1;0;IF(LEN([.B2559])=2;1;IF(LEN([.B2559])=3;2;IF(LEN([.B2559])=5;3;IF(LEN([.B2559])=6;4;IF(LEN([.B2559])=7;5;&quot;Fehler&quot;))))))" office:value-type="float" office:value="4" calcext:value-type="float">
            <text:p>4</text:p>
          </table:table-cell>
          <table:table-cell office:value-type="string" calcext:value-type="string">
            <text:p>SBH 52</text:p>
          </table:table-cell>
          <table:table-cell office:value-type="string" calcext:value-type="string">
            <text:p>CHORLEITUNG</text:p>
          </table:table-cell>
          <table:table-cell table:number-columns-repeated="5"/>
        </table:table-row>
        <table:table-row table:style-name="ro1">
          <table:table-cell table:formula="of:=IF(LEN([.B2560])=1;0;IF(LEN([.B2560])=2;1;IF(LEN([.B2560])=3;2;IF(LEN([.B2560])=5;3;IF(LEN([.B2560])=6;4;IF(LEN([.B2560])=7;5;&quot;Fehler&quot;))))))" office:value-type="float" office:value="3" calcext:value-type="float">
            <text:p>3</text:p>
          </table:table-cell>
          <table:table-cell office:value-type="string" calcext:value-type="string">
            <text:p>SBH 6</text:p>
          </table:table-cell>
          <table:table-cell office:value-type="string" calcext:value-type="string">
            <text:p>SCHULMUSIK (MUSIKUNTERRICHT)</text:p>
          </table:table-cell>
          <table:table-cell table:number-columns-repeated="5"/>
        </table:table-row>
        <table:table-row table:style-name="ro1">
          <table:table-cell table:formula="of:=IF(LEN([.B2561])=1;0;IF(LEN([.B2561])=2;1;IF(LEN([.B2561])=3;2;IF(LEN([.B2561])=5;3;IF(LEN([.B2561])=6;4;IF(LEN([.B2561])=7;5;&quot;Fehler&quot;))))))" office:value-type="float" office:value="5" calcext:value-type="float">
            <text:p>5</text:p>
          </table:table-cell>
          <table:table-cell office:value-type="string" calcext:value-type="string">
            <text:p>SBH 601</text:p>
          </table:table-cell>
          <table:table-cell office:value-type="string" calcext:value-type="string">
            <text:p>LEHRPLAENE UND RICHTLINIEN</text:p>
          </table:table-cell>
          <table:table-cell table:number-columns-repeated="5"/>
        </table:table-row>
        <table:table-row table:style-name="ro1">
          <table:table-cell table:formula="of:=IF(LEN([.B2562])=1;0;IF(LEN([.B2562])=2;1;IF(LEN([.B2562])=3;2;IF(LEN([.B2562])=5;3;IF(LEN([.B2562])=6;4;IF(LEN([.B2562])=7;5;&quot;Fehler&quot;))))))" office:value-type="float" office:value="5" calcext:value-type="float">
            <text:p>5</text:p>
          </table:table-cell>
          <table:table-cell office:value-type="string" calcext:value-type="string">
            <text:p>SBH 602</text:p>
          </table:table-cell>
          <table:table-cell office:value-type="string" calcext:value-type="string">
            <text:p>EINZELNE UNTERRICHTSEINHEITEN UND STOFFSAMMLUNGEN</text:p>
          </table:table-cell>
          <table:table-cell table:number-columns-repeated="5"/>
        </table:table-row>
        <table:table-row table:style-name="ro1">
          <table:table-cell table:formula="of:=IF(LEN([.B2563])=1;0;IF(LEN([.B2563])=2;1;IF(LEN([.B2563])=3;2;IF(LEN([.B2563])=5;3;IF(LEN([.B2563])=6;4;IF(LEN([.B2563])=7;5;&quot;Fehler&quot;))))))" office:value-type="float" office:value="5" calcext:value-type="float">
            <text:p>5</text:p>
          </table:table-cell>
          <table:table-cell office:value-type="string" calcext:value-type="string">
            <text:p>SBH 603</text:p>
          </table:table-cell>
          <table:table-cell office:value-type="string" calcext:value-type="string">
            <text:p>SCHULBUECHER</text:p>
          </table:table-cell>
          <table:table-cell table:number-columns-repeated="5"/>
        </table:table-row>
        <table:table-row table:style-name="ro1">
          <table:table-cell table:formula="of:=IF(LEN([.B2564])=1;0;IF(LEN([.B2564])=2;1;IF(LEN([.B2564])=3;2;IF(LEN([.B2564])=5;3;IF(LEN([.B2564])=6;4;IF(LEN([.B2564])=7;5;&quot;Fehler&quot;))))))" office:value-type="float" office:value="3" calcext:value-type="float">
            <text:p>3</text:p>
          </table:table-cell>
          <table:table-cell office:value-type="string" calcext:value-type="string">
            <text:p>SBH 7</text:p>
          </table:table-cell>
          <table:table-cell office:value-type="string" calcext:value-type="string">
            <text:p>KIRCHENMUSIK</text:p>
          </table:table-cell>
          <table:table-cell table:number-columns-repeated="5"/>
        </table:table-row>
        <table:table-row table:style-name="ro1">
          <table:table-cell table:formula="of:=IF(LEN([.B2565])=1;0;IF(LEN([.B2565])=2;1;IF(LEN([.B2565])=3;2;IF(LEN([.B2565])=5;3;IF(LEN([.B2565])=6;4;IF(LEN([.B2565])=7;5;&quot;Fehler&quot;))))))" office:value-type="float" office:value="3" calcext:value-type="float">
            <text:p>3</text:p>
          </table:table-cell>
          <table:table-cell office:value-type="string" calcext:value-type="string">
            <text:p>SBH 8</text:p>
          </table:table-cell>
          <table:table-cell office:value-type="string" calcext:value-type="string">
            <text:p>GESCHICHTE DER MUSIKPAEDAGOGIK</text:p>
          </table:table-cell>
          <table:table-cell table:number-columns-repeated="5"/>
        </table:table-row>
        <table:table-row table:style-name="ro1">
          <table:table-cell table:formula="of:=IF(LEN([.B2566])=1;0;IF(LEN([.B2566])=2;1;IF(LEN([.B2566])=3;2;IF(LEN([.B2566])=5;3;IF(LEN([.B2566])=6;4;IF(LEN([.B2566])=7;5;&quot;Fehler&quot;))))))" office:value-type="float" office:value="2" calcext:value-type="float">
            <text:p>2</text:p>
          </table:table-cell>
          <table:table-cell office:value-type="string" calcext:value-type="string">
            <text:p>SBL</text:p>
          </table:table-cell>
          <table:table-cell office:value-type="string" calcext:value-type="string">
            <text:p>MUSIKINSTRUMENTE</text:p>
          </table:table-cell>
          <table:table-cell table:number-columns-repeated="5"/>
        </table:table-row>
        <table:table-row table:style-name="ro1">
          <table:table-cell table:formula="of:=IF(LEN([.B2567])=1;0;IF(LEN([.B2567])=2;1;IF(LEN([.B2567])=3;2;IF(LEN([.B2567])=5;3;IF(LEN([.B2567])=6;4;IF(LEN([.B2567])=7;5;&quot;Fehler&quot;))))))" office:value-type="float" office:value="3" calcext:value-type="float">
            <text:p>3</text:p>
          </table:table-cell>
          <table:table-cell office:value-type="string" calcext:value-type="string">
            <text:p>SBL 1</text:p>
          </table:table-cell>
          <table:table-cell office:value-type="string" calcext:value-type="string">
            <text:p>INSTRUMENTENKUNDE <text:s/>INSTRUMENTENBAU INSTRUMENTENPFLEGE : ALLGEMEINES -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2568])=1;0;IF(LEN([.B2568])=2;1;IF(LEN([.B2568])=3;2;IF(LEN([.B2568])=5;3;IF(LEN([.B2568])=6;4;IF(LEN([.B2568])=7;5;&quot;Fehler&quot;))))))" office:value-type="float" office:value="3" calcext:value-type="float">
            <text:p>3</text:p>
          </table:table-cell>
          <table:table-cell office:value-type="string" calcext:value-type="string">
            <text:p>SBL 2</text:p>
          </table:table-cell>
          <table:table-cell office:value-type="string" calcext:value-type="string">
            <text:p>TASTENINSTRUMENTE</text:p>
          </table:table-cell>
          <table:table-cell table:number-columns-repeated="5"/>
        </table:table-row>
        <table:table-row table:style-name="ro1">
          <table:table-cell table:formula="of:=IF(LEN([.B2569])=1;0;IF(LEN([.B2569])=2;1;IF(LEN([.B2569])=3;2;IF(LEN([.B2569])=5;3;IF(LEN([.B2569])=6;4;IF(LEN([.B2569])=7;5;&quot;Fehler&quot;))))))" office:value-type="float" office:value="4" calcext:value-type="float">
            <text:p>4</text:p>
          </table:table-cell>
          <table:table-cell office:value-type="string" calcext:value-type="string">
            <text:p>SBL 20</text:p>
          </table:table-cell>
          <table:table-cell office:value-type="string" calcext:value-type="string">
            <text:p>ORGEL UND HARMONIUM</text:p>
          </table:table-cell>
          <table:table-cell table:number-columns-repeated="5"/>
        </table:table-row>
        <table:table-row table:style-name="ro1">
          <table:table-cell table:formula="of:=IF(LEN([.B2570])=1;0;IF(LEN([.B2570])=2;1;IF(LEN([.B2570])=3;2;IF(LEN([.B2570])=5;3;IF(LEN([.B2570])=6;4;IF(LEN([.B2570])=7;5;&quot;Fehler&quot;))))))" office:value-type="float" office:value="4" calcext:value-type="float">
            <text:p>4</text:p>
          </table:table-cell>
          <table:table-cell office:value-type="string" calcext:value-type="string">
            <text:p>SBL 21</text:p>
          </table:table-cell>
          <table:table-cell office:value-type="string" calcext:value-type="string">
            <text:p>KLAVIERINSTRUMENTE</text:p>
          </table:table-cell>
          <table:table-cell table:number-columns-repeated="5"/>
        </table:table-row>
        <table:table-row table:style-name="ro1">
          <table:table-cell table:formula="of:=IF(LEN([.B2571])=1;0;IF(LEN([.B2571])=2;1;IF(LEN([.B2571])=3;2;IF(LEN([.B2571])=5;3;IF(LEN([.B2571])=6;4;IF(LEN([.B2571])=7;5;&quot;Fehler&quot;))))))" office:value-type="float" office:value="4" calcext:value-type="float">
            <text:p>4</text:p>
          </table:table-cell>
          <table:table-cell office:value-type="string" calcext:value-type="string">
            <text:p>SBL 22</text:p>
          </table:table-cell>
          <table:table-cell office:value-type="string" calcext:value-type="string">
            <text:p>SONSTIGE TASTENINSTRUMENTE</text:p>
          </table:table-cell>
          <table:table-cell table:number-columns-repeated="5"/>
        </table:table-row>
        <table:table-row table:style-name="ro1">
          <table:table-cell table:formula="of:=IF(LEN([.B2572])=1;0;IF(LEN([.B2572])=2;1;IF(LEN([.B2572])=3;2;IF(LEN([.B2572])=5;3;IF(LEN([.B2572])=6;4;IF(LEN([.B2572])=7;5;&quot;Fehler&quot;))))))" office:value-type="float" office:value="3" calcext:value-type="float">
            <text:p>3</text:p>
          </table:table-cell>
          <table:table-cell office:value-type="string" calcext:value-type="string">
            <text:p>SBL 3</text:p>
          </table:table-cell>
          <table:table-cell office:value-type="string" calcext:value-type="string">
            <text:p>STREICHINSTRUMENTE</text:p>
          </table:table-cell>
          <table:table-cell table:number-columns-repeated="5"/>
        </table:table-row>
        <table:table-row table:style-name="ro1">
          <table:table-cell table:formula="of:=IF(LEN([.B2573])=1;0;IF(LEN([.B2573])=2;1;IF(LEN([.B2573])=3;2;IF(LEN([.B2573])=5;3;IF(LEN([.B2573])=6;4;IF(LEN([.B2573])=7;5;&quot;Fehler&quot;))))))" office:value-type="float" office:value="4" calcext:value-type="float">
            <text:p>4</text:p>
          </table:table-cell>
          <table:table-cell office:value-type="string" calcext:value-type="string">
            <text:p>SBL 30</text:p>
          </table:table-cell>
          <table:table-cell office:value-type="string" calcext:value-type="string">
            <text:p>VIOLINE UND VIOLA</text:p>
          </table:table-cell>
          <table:table-cell table:number-columns-repeated="5"/>
        </table:table-row>
        <table:table-row table:style-name="ro1">
          <table:table-cell table:formula="of:=IF(LEN([.B2574])=1;0;IF(LEN([.B2574])=2;1;IF(LEN([.B2574])=3;2;IF(LEN([.B2574])=5;3;IF(LEN([.B2574])=6;4;IF(LEN([.B2574])=7;5;&quot;Fehler&quot;))))))" office:value-type="float" office:value="4" calcext:value-type="float">
            <text:p>4</text:p>
          </table:table-cell>
          <table:table-cell office:value-type="string" calcext:value-type="string">
            <text:p>SBL 31</text:p>
          </table:table-cell>
          <table:table-cell office:value-type="string" calcext:value-type="string">
            <text:p>VIOLONCELLO UND KONTRABASS</text:p>
          </table:table-cell>
          <table:table-cell table:number-columns-repeated="5"/>
        </table:table-row>
        <table:table-row table:style-name="ro1">
          <table:table-cell table:formula="of:=IF(LEN([.B2575])=1;0;IF(LEN([.B2575])=2;1;IF(LEN([.B2575])=3;2;IF(LEN([.B2575])=5;3;IF(LEN([.B2575])=6;4;IF(LEN([.B2575])=7;5;&quot;Fehler&quot;))))))" office:value-type="float" office:value="4" calcext:value-type="float">
            <text:p>4</text:p>
          </table:table-cell>
          <table:table-cell office:value-type="string" calcext:value-type="string">
            <text:p>SBL 32</text:p>
          </table:table-cell>
          <table:table-cell office:value-type="string" calcext:value-type="string">
            <text:p>SONSTIGE STREICHINSTRUMENTE</text:p>
          </table:table-cell>
          <table:table-cell table:number-columns-repeated="5"/>
        </table:table-row>
        <table:table-row table:style-name="ro1">
          <table:table-cell table:formula="of:=IF(LEN([.B2576])=1;0;IF(LEN([.B2576])=2;1;IF(LEN([.B2576])=3;2;IF(LEN([.B2576])=5;3;IF(LEN([.B2576])=6;4;IF(LEN([.B2576])=7;5;&quot;Fehler&quot;))))))" office:value-type="float" office:value="3" calcext:value-type="float">
            <text:p>3</text:p>
          </table:table-cell>
          <table:table-cell office:value-type="string" calcext:value-type="string">
            <text:p>SBL 4</text:p>
          </table:table-cell>
          <table:table-cell office:value-type="string" calcext:value-type="string">
            <text:p>BLASINSTRUMENTE</text:p>
          </table:table-cell>
          <table:table-cell table:number-columns-repeated="5"/>
        </table:table-row>
        <table:table-row table:style-name="ro1">
          <table:table-cell table:formula="of:=IF(LEN([.B2577])=1;0;IF(LEN([.B2577])=2;1;IF(LEN([.B2577])=3;2;IF(LEN([.B2577])=5;3;IF(LEN([.B2577])=6;4;IF(LEN([.B2577])=7;5;&quot;Fehler&quot;))))))" office:value-type="float" office:value="4" calcext:value-type="float">
            <text:p>4</text:p>
          </table:table-cell>
          <table:table-cell office:value-type="string" calcext:value-type="string">
            <text:p>SBL 40</text:p>
          </table:table-cell>
          <table:table-cell office:value-type="string" calcext:value-type="string">
            <text:p>HOLZBLASINSTRUMENTE</text:p>
          </table:table-cell>
          <table:table-cell table:number-columns-repeated="5"/>
        </table:table-row>
        <table:table-row table:style-name="ro1">
          <table:table-cell table:formula="of:=IF(LEN([.B2578])=1;0;IF(LEN([.B2578])=2;1;IF(LEN([.B2578])=3;2;IF(LEN([.B2578])=5;3;IF(LEN([.B2578])=6;4;IF(LEN([.B2578])=7;5;&quot;Fehler&quot;))))))" office:value-type="float" office:value="4" calcext:value-type="float">
            <text:p>4</text:p>
          </table:table-cell>
          <table:table-cell office:value-type="string" calcext:value-type="string">
            <text:p>SBL 41</text:p>
          </table:table-cell>
          <table:table-cell office:value-type="string" calcext:value-type="string">
            <text:p>BLECHBLASINSTRUMENTE</text:p>
          </table:table-cell>
          <table:table-cell table:number-columns-repeated="5"/>
        </table:table-row>
        <table:table-row table:style-name="ro1">
          <table:table-cell table:formula="of:=IF(LEN([.B2579])=1;0;IF(LEN([.B2579])=2;1;IF(LEN([.B2579])=3;2;IF(LEN([.B2579])=5;3;IF(LEN([.B2579])=6;4;IF(LEN([.B2579])=7;5;&quot;Fehler&quot;))))))" office:value-type="float" office:value="4" calcext:value-type="float">
            <text:p>4</text:p>
          </table:table-cell>
          <table:table-cell office:value-type="string" calcext:value-type="string">
            <text:p>SBL 42</text:p>
          </table:table-cell>
          <table:table-cell office:value-type="string" calcext:value-type="string">
            <text:p>SONSTIGE BLASINSTRUMENTE</text:p>
          </table:table-cell>
          <table:table-cell table:number-columns-repeated="5"/>
        </table:table-row>
        <table:table-row table:style-name="ro1">
          <table:table-cell table:formula="of:=IF(LEN([.B2580])=1;0;IF(LEN([.B2580])=2;1;IF(LEN([.B2580])=3;2;IF(LEN([.B2580])=5;3;IF(LEN([.B2580])=6;4;IF(LEN([.B2580])=7;5;&quot;Fehler&quot;))))))" office:value-type="float" office:value="3" calcext:value-type="float">
            <text:p>3</text:p>
          </table:table-cell>
          <table:table-cell office:value-type="string" calcext:value-type="string">
            <text:p>SBL 5</text:p>
          </table:table-cell>
          <table:table-cell office:value-type="string" calcext:value-type="string">
            <text:p>SCHLAGINSTRUMENTE - GLOCKEN UND SONSTIGE IDIOPHONE</text:p>
          </table:table-cell>
          <table:table-cell table:number-columns-repeated="5"/>
        </table:table-row>
        <table:table-row table:style-name="ro1">
          <table:table-cell table:formula="of:=IF(LEN([.B2581])=1;0;IF(LEN([.B2581])=2;1;IF(LEN([.B2581])=3;2;IF(LEN([.B2581])=5;3;IF(LEN([.B2581])=6;4;IF(LEN([.B2581])=7;5;&quot;Fehler&quot;))))))" office:value-type="float" office:value="3" calcext:value-type="float">
            <text:p>3</text:p>
          </table:table-cell>
          <table:table-cell office:value-type="string" calcext:value-type="string">
            <text:p>SBL 6</text:p>
          </table:table-cell>
          <table:table-cell office:value-type="string" calcext:value-type="string">
            <text:p>ZUPFINSTRUMENTE</text:p>
          </table:table-cell>
          <table:table-cell table:number-columns-repeated="5"/>
        </table:table-row>
        <table:table-row table:style-name="ro1">
          <table:table-cell table:formula="of:=IF(LEN([.B2582])=1;0;IF(LEN([.B2582])=2;1;IF(LEN([.B2582])=3;2;IF(LEN([.B2582])=5;3;IF(LEN([.B2582])=6;4;IF(LEN([.B2582])=7;5;&quot;Fehler&quot;))))))" office:value-type="float" office:value="3" calcext:value-type="float">
            <text:p>3</text:p>
          </table:table-cell>
          <table:table-cell office:value-type="string" calcext:value-type="string">
            <text:p>SBL 7</text:p>
          </table:table-cell>
          <table:table-cell office:value-type="string" calcext:value-type="string">
            <text:p>HARMONIKAINSTRUMENTE</text:p>
          </table:table-cell>
          <table:table-cell table:number-columns-repeated="5"/>
        </table:table-row>
        <table:table-row table:style-name="ro1">
          <table:table-cell table:formula="of:=IF(LEN([.B2583])=1;0;IF(LEN([.B2583])=2;1;IF(LEN([.B2583])=3;2;IF(LEN([.B2583])=5;3;IF(LEN([.B2583])=6;4;IF(LEN([.B2583])=7;5;&quot;Fehler&quot;))))))" office:value-type="float" office:value="3" calcext:value-type="float">
            <text:p>3</text:p>
          </table:table-cell>
          <table:table-cell office:value-type="string" calcext:value-type="string">
            <text:p>SBL 8</text:p>
          </table:table-cell>
          <table:table-cell office:value-type="string" calcext:value-type="string">
            <text:p>MECHANISCHE MUSIKINSTRUMENTE</text:p>
          </table:table-cell>
          <table:table-cell table:number-columns-repeated="5"/>
        </table:table-row>
        <table:table-row table:style-name="ro1">
          <table:table-cell table:formula="of:=IF(LEN([.B2584])=1;0;IF(LEN([.B2584])=2;1;IF(LEN([.B2584])=3;2;IF(LEN([.B2584])=5;3;IF(LEN([.B2584])=6;4;IF(LEN([.B2584])=7;5;&quot;Fehler&quot;))))))" office:value-type="float" office:value="3" calcext:value-type="float">
            <text:p>3</text:p>
          </table:table-cell>
          <table:table-cell office:value-type="string" calcext:value-type="string">
            <text:p>SBL 9</text:p>
          </table:table-cell>
          <table:table-cell office:value-type="string" calcext:value-type="string">
            <text:p>ELEKTRONISCHE MUSIKINSTRUMENTE <text:s/>ELEKTRISCHE MUSIKINSTRUMENTE</text:p>
          </table:table-cell>
          <table:table-cell table:number-columns-repeated="5"/>
        </table:table-row>
        <table:table-row table:style-name="ro1">
          <table:table-cell table:formula="of:=IF(LEN([.B2585])=1;0;IF(LEN([.B2585])=2;1;IF(LEN([.B2585])=3;2;IF(LEN([.B2585])=5;3;IF(LEN([.B2585])=6;4;IF(LEN([.B2585])=7;5;&quot;Fehler&quot;))))))" office:value-type="float" office:value="2" calcext:value-type="float">
            <text:p>2</text:p>
          </table:table-cell>
          <table:table-cell office:value-type="string" calcext:value-type="string">
            <text:p>SBM</text:p>
          </table:table-cell>
          <table:table-cell office:value-type="string" calcext:value-type="string">
            <text:p>EUROPAEISCHE MUSIKGESCHICHTE</text:p>
          </table:table-cell>
          <table:table-cell table:number-columns-repeated="5"/>
        </table:table-row>
        <table:table-row table:style-name="ro1">
          <table:table-cell table:formula="of:=IF(LEN([.B2586])=1;0;IF(LEN([.B2586])=2;1;IF(LEN([.B2586])=3;2;IF(LEN([.B2586])=5;3;IF(LEN([.B2586])=6;4;IF(LEN([.B2586])=7;5;&quot;Fehler&quot;))))))" office:value-type="float" office:value="3" calcext:value-type="float">
            <text:p>3</text:p>
          </table:table-cell>
          <table:table-cell office:value-type="string" calcext:value-type="string">
            <text:p>SBM 1</text:p>
          </table:table-cell>
          <table:table-cell office:value-type="string" calcext:value-type="string">
            <text:p>ALLGEMEINES - QUELLENKUNDE - NOTATIONSKUNDE</text:p>
          </table:table-cell>
          <table:table-cell table:number-columns-repeated="5"/>
        </table:table-row>
        <table:table-row table:style-name="ro1">
          <table:table-cell table:formula="of:=IF(LEN([.B2587])=1;0;IF(LEN([.B2587])=2;1;IF(LEN([.B2587])=3;2;IF(LEN([.B2587])=5;3;IF(LEN([.B2587])=6;4;IF(LEN([.B2587])=7;5;&quot;Fehler&quot;))))))" office:value-type="float" office:value="3" calcext:value-type="float">
            <text:p>3</text:p>
          </table:table-cell>
          <table:table-cell office:value-type="string" calcext:value-type="string">
            <text:p>SBM 2</text:p>
          </table:table-cell>
          <table:table-cell office:value-type="string" calcext:value-type="string">
            <text:p>GESAMTDARSTELLUNGEN</text:p>
          </table:table-cell>
          <table:table-cell table:number-columns-repeated="5"/>
        </table:table-row>
        <table:table-row table:style-name="ro1">
          <table:table-cell table:formula="of:=IF(LEN([.B2588])=1;0;IF(LEN([.B2588])=2;1;IF(LEN([.B2588])=3;2;IF(LEN([.B2588])=5;3;IF(LEN([.B2588])=6;4;IF(LEN([.B2588])=7;5;&quot;Fehler&quot;))))))" office:value-type="float" office:value="3" calcext:value-type="float">
            <text:p>3</text:p>
          </table:table-cell>
          <table:table-cell office:value-type="string" calcext:value-type="string">
            <text:p>SBM 3</text:p>
          </table:table-cell>
          <table:table-cell office:value-type="string" calcext:value-type="string">
            <text:p>DARSTELLUNGEN MEHRERER LAENDER UND EPOCHEN</text:p>
          </table:table-cell>
          <table:table-cell table:number-columns-repeated="5"/>
        </table:table-row>
        <table:table-row table:style-name="ro1">
          <table:table-cell table:formula="of:=IF(LEN([.B2589])=1;0;IF(LEN([.B2589])=2;1;IF(LEN([.B2589])=3;2;IF(LEN([.B2589])=5;3;IF(LEN([.B2589])=6;4;IF(LEN([.B2589])=7;5;&quot;Fehler&quot;))))))" office:value-type="float" office:value="3" calcext:value-type="float">
            <text:p>3</text:p>
          </table:table-cell>
          <table:table-cell office:value-type="string" calcext:value-type="string">
            <text:p>SBM 4</text:p>
          </table:table-cell>
          <table:table-cell office:value-type="string" calcext:value-type="string">
            <text:p>MUSIKGESCHICHTE NACH EPOCHEN</text:p>
          </table:table-cell>
          <table:table-cell table:number-columns-repeated="5"/>
        </table:table-row>
        <table:table-row table:style-name="ro1">
          <table:table-cell table:formula="of:=IF(LEN([.B2590])=1;0;IF(LEN([.B2590])=2;1;IF(LEN([.B2590])=3;2;IF(LEN([.B2590])=5;3;IF(LEN([.B2590])=6;4;IF(LEN([.B2590])=7;5;&quot;Fehler&quot;))))))" office:value-type="float" office:value="4" calcext:value-type="float">
            <text:p>4</text:p>
          </table:table-cell>
          <table:table-cell office:value-type="string" calcext:value-type="string">
            <text:p>SBM 40</text:p>
          </table:table-cell>
          <table:table-cell office:value-type="string" calcext:value-type="string">
            <text:p>ALTERTUM : MUSIKGESCHICHTE BIS 600 N. CHR.</text:p>
          </table:table-cell>
          <table:table-cell table:number-columns-repeated="5"/>
        </table:table-row>
        <table:table-row table:style-name="ro1">
          <table:table-cell table:formula="of:=IF(LEN([.B2591])=1;0;IF(LEN([.B2591])=2;1;IF(LEN([.B2591])=3;2;IF(LEN([.B2591])=5;3;IF(LEN([.B2591])=6;4;IF(LEN([.B2591])=7;5;&quot;Fehler&quot;))))))" office:value-type="float" office:value="4" calcext:value-type="float">
            <text:p>4</text:p>
          </table:table-cell>
          <table:table-cell office:value-type="string" calcext:value-type="string">
            <text:p>SBM 41</text:p>
          </table:table-cell>
          <table:table-cell office:value-type="string" calcext:value-type="string">
            <text:p>EINSTIMMIGKEIT : MUSIKGESCHICHTE 600 - 1000</text:p>
          </table:table-cell>
          <table:table-cell table:number-columns-repeated="5"/>
        </table:table-row>
        <table:table-row table:style-name="ro1">
          <table:table-cell table:formula="of:=IF(LEN([.B2592])=1;0;IF(LEN([.B2592])=2;1;IF(LEN([.B2592])=3;2;IF(LEN([.B2592])=5;3;IF(LEN([.B2592])=6;4;IF(LEN([.B2592])=7;5;&quot;Fehler&quot;))))))" office:value-type="float" office:value="4" calcext:value-type="float">
            <text:p>4</text:p>
          </table:table-cell>
          <table:table-cell office:value-type="string" calcext:value-type="string">
            <text:p>SBM 42</text:p>
          </table:table-cell>
          <table:table-cell office:value-type="string" calcext:value-type="string">
            <text:p>FRUEHE MEHRSTIMMIGKEIT : MUSIKGESCHICHTE 1000 - 1300</text:p>
          </table:table-cell>
          <table:table-cell table:number-columns-repeated="5"/>
        </table:table-row>
        <table:table-row table:style-name="ro1">
          <table:table-cell table:formula="of:=IF(LEN([.B2593])=1;0;IF(LEN([.B2593])=2;1;IF(LEN([.B2593])=3;2;IF(LEN([.B2593])=5;3;IF(LEN([.B2593])=6;4;IF(LEN([.B2593])=7;5;&quot;Fehler&quot;))))))" office:value-type="float" office:value="4" calcext:value-type="float">
            <text:p>4</text:p>
          </table:table-cell>
          <table:table-cell office:value-type="string" calcext:value-type="string">
            <text:p>SBM 43</text:p>
          </table:table-cell>
          <table:table-cell office:value-type="string" calcext:value-type="string">
            <text:p>SPAETE MEHRSTIMMIGKEIT : MUSIKGESCHICHTE 1300 - 1600</text:p>
          </table:table-cell>
          <table:table-cell table:number-columns-repeated="5"/>
        </table:table-row>
        <table:table-row table:style-name="ro1">
          <table:table-cell table:formula="of:=IF(LEN([.B2594])=1;0;IF(LEN([.B2594])=2;1;IF(LEN([.B2594])=3;2;IF(LEN([.B2594])=5;3;IF(LEN([.B2594])=6;4;IF(LEN([.B2594])=7;5;&quot;Fehler&quot;))))))" office:value-type="float" office:value="4" calcext:value-type="float">
            <text:p>4</text:p>
          </table:table-cell>
          <table:table-cell office:value-type="string" calcext:value-type="string">
            <text:p>SBM 44</text:p>
          </table:table-cell>
          <table:table-cell office:value-type="string" calcext:value-type="string">
            <text:p>GENERALBASSZEITALTER : MUSIKGESCHICHTE 1600 - 1750</text:p>
          </table:table-cell>
          <table:table-cell table:number-columns-repeated="5"/>
        </table:table-row>
        <table:table-row table:style-name="ro1">
          <table:table-cell table:formula="of:=IF(LEN([.B2595])=1;0;IF(LEN([.B2595])=2;1;IF(LEN([.B2595])=3;2;IF(LEN([.B2595])=5;3;IF(LEN([.B2595])=6;4;IF(LEN([.B2595])=7;5;&quot;Fehler&quot;))))))" office:value-type="float" office:value="4" calcext:value-type="float">
            <text:p>4</text:p>
          </table:table-cell>
          <table:table-cell office:value-type="string" calcext:value-type="string">
            <text:p>SBM 45</text:p>
          </table:table-cell>
          <table:table-cell office:value-type="string" calcext:value-type="string">
            <text:p>VORKLASSIK UND KLASSIK : MUSIKGESCHICHTE 1750 - 1830</text:p>
          </table:table-cell>
          <table:table-cell table:number-columns-repeated="5"/>
        </table:table-row>
        <table:table-row table:style-name="ro1">
          <table:table-cell table:formula="of:=IF(LEN([.B2596])=1;0;IF(LEN([.B2596])=2;1;IF(LEN([.B2596])=3;2;IF(LEN([.B2596])=5;3;IF(LEN([.B2596])=6;4;IF(LEN([.B2596])=7;5;&quot;Fehler&quot;))))))" office:value-type="float" office:value="4" calcext:value-type="float">
            <text:p>4</text:p>
          </table:table-cell>
          <table:table-cell office:value-type="string" calcext:value-type="string">
            <text:p>SBM 46</text:p>
          </table:table-cell>
          <table:table-cell office:value-type="string" calcext:value-type="string">
            <text:p>NEUNZEHNTES JAHRHUNDERT : MUSIKGESCHICHTE 1830 - 1900</text:p>
          </table:table-cell>
          <table:table-cell table:number-columns-repeated="5"/>
        </table:table-row>
        <table:table-row table:style-name="ro1">
          <table:table-cell table:formula="of:=IF(LEN([.B2597])=1;0;IF(LEN([.B2597])=2;1;IF(LEN([.B2597])=3;2;IF(LEN([.B2597])=5;3;IF(LEN([.B2597])=6;4;IF(LEN([.B2597])=7;5;&quot;Fehler&quot;))))))" office:value-type="float" office:value="4" calcext:value-type="float">
            <text:p>4</text:p>
          </table:table-cell>
          <table:table-cell office:value-type="string" calcext:value-type="string">
            <text:p>SBM 47</text:p>
          </table:table-cell>
          <table:table-cell office:value-type="string" calcext:value-type="string">
            <text:p>ZWANZIGSTES JAHRHUNDERT</text:p>
          </table:table-cell>
          <table:table-cell table:number-columns-repeated="5"/>
        </table:table-row>
        <table:table-row table:style-name="ro1">
          <table:table-cell table:formula="of:=IF(LEN([.B2598])=1;0;IF(LEN([.B2598])=2;1;IF(LEN([.B2598])=3;2;IF(LEN([.B2598])=5;3;IF(LEN([.B2598])=6;4;IF(LEN([.B2598])=7;5;&quot;Fehler&quot;))))))" office:value-type="float" office:value="4" calcext:value-type="float">
            <text:p>4</text:p>
          </table:table-cell>
          <table:table-cell office:value-type="string" calcext:value-type="string">
            <text:p>SBM 48</text:p>
          </table:table-cell>
          <table:table-cell office:value-type="string" calcext:value-type="string">
            <text:p>EINUNDZWANZIGSTES JAHRHUNDERT</text:p>
          </table:table-cell>
          <table:table-cell table:number-columns-repeated="5"/>
        </table:table-row>
        <table:table-row table:style-name="ro1">
          <table:table-cell table:formula="of:=IF(LEN([.B2599])=1;0;IF(LEN([.B2599])=2;1;IF(LEN([.B2599])=3;2;IF(LEN([.B2599])=5;3;IF(LEN([.B2599])=6;4;IF(LEN([.B2599])=7;5;&quot;Fehler&quot;))))))" office:value-type="float" office:value="3" calcext:value-type="float">
            <text:p>3</text:p>
          </table:table-cell>
          <table:table-cell office:value-type="string" calcext:value-type="string">
            <text:p>SBM 5</text:p>
          </table:table-cell>
          <table:table-cell office:value-type="string" calcext:value-type="string">
            <text:p>MUSIKGESCHICHTE NACH RAEUMEN</text:p>
          </table:table-cell>
          <table:table-cell table:number-columns-repeated="5"/>
        </table:table-row>
        <table:table-row table:style-name="ro1">
          <table:table-cell table:formula="of:=IF(LEN([.B2600])=1;0;IF(LEN([.B2600])=2;1;IF(LEN([.B2600])=3;2;IF(LEN([.B2600])=5;3;IF(LEN([.B2600])=6;4;IF(LEN([.B2600])=7;5;&quot;Fehler&quot;))))))" office:value-type="float" office:value="4" calcext:value-type="float">
            <text:p>4</text:p>
          </table:table-cell>
          <table:table-cell office:value-type="string" calcext:value-type="string">
            <text:p>SBM 51</text:p>
          </table:table-cell>
          <table:table-cell office:value-type="string" calcext:value-type="string">
            <text:p>MUSIKGESCHICHTE EINZELNER LAENDER (ALPHABETISCH NACH LAENDERN GEORDNET)</text:p>
          </table:table-cell>
          <table:table-cell table:number-columns-repeated="5"/>
        </table:table-row>
        <table:table-row table:style-name="ro1">
          <table:table-cell table:formula="of:=IF(LEN([.B2601])=1;0;IF(LEN([.B2601])=2;1;IF(LEN([.B2601])=3;2;IF(LEN([.B2601])=5;3;IF(LEN([.B2601])=6;4;IF(LEN([.B2601])=7;5;&quot;Fehler&quot;))))))" office:value-type="float" office:value="4" calcext:value-type="float">
            <text:p>4</text:p>
          </table:table-cell>
          <table:table-cell office:value-type="string" calcext:value-type="string">
            <text:p>SBM 53</text:p>
          </table:table-cell>
          <table:table-cell office:value-type="string" calcext:value-type="string">
            <text:p>MUSIKGESCHICHTE EINZELNER LANDSCHAFTEN, ORTE, OPERNHAEUSER, ORCHESTER UND CHOERE (ALPHABETISCH NACH LANDSCHAFTEN UND ORTEN GEORDNET)</text:p>
          </table:table-cell>
          <table:table-cell table:number-columns-repeated="5"/>
        </table:table-row>
        <table:table-row table:style-name="ro1">
          <table:table-cell table:formula="of:=IF(LEN([.B2602])=1;0;IF(LEN([.B2602])=2;1;IF(LEN([.B2602])=3;2;IF(LEN([.B2602])=5;3;IF(LEN([.B2602])=6;4;IF(LEN([.B2602])=7;5;&quot;Fehler&quot;))))))" office:value-type="float" office:value="3" calcext:value-type="float">
            <text:p>3</text:p>
          </table:table-cell>
          <table:table-cell office:value-type="string" calcext:value-type="string">
            <text:p>SBM 6</text:p>
          </table:table-cell>
          <table:table-cell office:value-type="string" calcext:value-type="string">
            <text:p>MUSIKGESCHICHTE NACH FORMEN</text:p>
          </table:table-cell>
          <table:table-cell table:number-columns-repeated="5"/>
        </table:table-row>
        <table:table-row table:style-name="ro1">
          <table:table-cell table:formula="of:=IF(LEN([.B2603])=1;0;IF(LEN([.B2603])=2;1;IF(LEN([.B2603])=3;2;IF(LEN([.B2603])=5;3;IF(LEN([.B2603])=6;4;IF(LEN([.B2603])=7;5;&quot;Fehler&quot;))))))" office:value-type="float" office:value="4" calcext:value-type="float">
            <text:p>4</text:p>
          </table:table-cell>
          <table:table-cell office:value-type="string" calcext:value-type="string">
            <text:p>SBM 60</text:p>
          </table:table-cell>
          <table:table-cell office:value-type="string" calcext:value-type="string">
            <text:p>ALLGEMEINES -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2604])=1;0;IF(LEN([.B2604])=2;1;IF(LEN([.B2604])=3;2;IF(LEN([.B2604])=5;3;IF(LEN([.B2604])=6;4;IF(LEN([.B2604])=7;5;&quot;Fehler&quot;))))))" office:value-type="float" office:value="4" calcext:value-type="float">
            <text:p>4</text:p>
          </table:table-cell>
          <table:table-cell office:value-type="string" calcext:value-type="string">
            <text:p>SBM 61</text:p>
          </table:table-cell>
          <table:table-cell office:value-type="string" calcext:value-type="string">
            <text:p>GESCHICHTE EINZELNER MUSIKALISCHER FORMEN</text:p>
          </table:table-cell>
          <table:table-cell table:number-columns-repeated="5"/>
        </table:table-row>
        <table:table-row table:style-name="ro1">
          <table:table-cell table:formula="of:=IF(LEN([.B2605])=1;0;IF(LEN([.B2605])=2;1;IF(LEN([.B2605])=3;2;IF(LEN([.B2605])=5;3;IF(LEN([.B2605])=6;4;IF(LEN([.B2605])=7;5;&quot;Fehler&quot;))))))" office:value-type="float" office:value="2" calcext:value-type="float">
            <text:p>2</text:p>
          </table:table-cell>
          <table:table-cell office:value-type="string" calcext:value-type="string">
            <text:p>SBN</text:p>
          </table:table-cell>
          <table:table-cell office:value-type="string" calcext:value-type="string">
            <text:p>MUSIKALISCHE GATTUNGEN UND IHRE GESCHICHTE</text:p>
          </table:table-cell>
          <table:table-cell table:number-columns-repeated="5"/>
        </table:table-row>
        <table:table-row table:style-name="ro1">
          <table:table-cell table:formula="of:=IF(LEN([.B2606])=1;0;IF(LEN([.B2606])=2;1;IF(LEN([.B2606])=3;2;IF(LEN([.B2606])=5;3;IF(LEN([.B2606])=6;4;IF(LEN([.B2606])=7;5;&quot;Fehler&quot;))))))" office:value-type="float" office:value="3" calcext:value-type="float">
            <text:p>3</text:p>
          </table:table-cell>
          <table:table-cell office:value-type="string" calcext:value-type="string">
            <text:p>SBN 1</text:p>
          </table:table-cell>
          <table:table-cell office:value-type="string" calcext:value-type="string">
            <text:p>ALLGEMEINES -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2607])=1;0;IF(LEN([.B2607])=2;1;IF(LEN([.B2607])=3;2;IF(LEN([.B2607])=5;3;IF(LEN([.B2607])=6;4;IF(LEN([.B2607])=7;5;&quot;Fehler&quot;))))))" office:value-type="float" office:value="3" calcext:value-type="float">
            <text:p>3</text:p>
          </table:table-cell>
          <table:table-cell office:value-type="string" calcext:value-type="string">
            <text:p>SBN 2</text:p>
          </table:table-cell>
          <table:table-cell office:value-type="string" calcext:value-type="string">
            <text:p>VOKALMUSIK MIT UND OHNE INSTRUMENTALBEGLEITUNG</text:p>
          </table:table-cell>
          <table:table-cell table:number-columns-repeated="5"/>
        </table:table-row>
        <table:table-row table:style-name="ro1">
          <table:table-cell table:formula="of:=IF(LEN([.B2608])=1;0;IF(LEN([.B2608])=2;1;IF(LEN([.B2608])=3;2;IF(LEN([.B2608])=5;3;IF(LEN([.B2608])=6;4;IF(LEN([.B2608])=7;5;&quot;Fehler&quot;))))))" office:value-type="float" office:value="4" calcext:value-type="float">
            <text:p>4</text:p>
          </table:table-cell>
          <table:table-cell office:value-type="string" calcext:value-type="string">
            <text:p>SBN 20</text:p>
          </table:table-cell>
          <table:table-cell office:value-type="string" calcext:value-type="string">
            <text:p>SOLOGESANG</text:p>
          </table:table-cell>
          <table:table-cell table:number-columns-repeated="5"/>
        </table:table-row>
        <table:table-row table:style-name="ro1">
          <table:table-cell table:formula="of:=IF(LEN([.B2609])=1;0;IF(LEN([.B2609])=2;1;IF(LEN([.B2609])=3;2;IF(LEN([.B2609])=5;3;IF(LEN([.B2609])=6;4;IF(LEN([.B2609])=7;5;&quot;Fehler&quot;))))))" office:value-type="float" office:value="4" calcext:value-type="float">
            <text:p>4</text:p>
          </table:table-cell>
          <table:table-cell office:value-type="string" calcext:value-type="string">
            <text:p>SBN 21</text:p>
          </table:table-cell>
          <table:table-cell office:value-type="string" calcext:value-type="string">
            <text:p>CHORGESANG</text:p>
          </table:table-cell>
          <table:table-cell table:number-columns-repeated="5"/>
        </table:table-row>
        <table:table-row table:style-name="ro1">
          <table:table-cell table:formula="of:=IF(LEN([.B2610])=1;0;IF(LEN([.B2610])=2;1;IF(LEN([.B2610])=3;2;IF(LEN([.B2610])=5;3;IF(LEN([.B2610])=6;4;IF(LEN([.B2610])=7;5;&quot;Fehler&quot;))))))" office:value-type="float" office:value="3" calcext:value-type="float">
            <text:p>3</text:p>
          </table:table-cell>
          <table:table-cell office:value-type="string" calcext:value-type="string">
            <text:p>SBN 3</text:p>
          </table:table-cell>
          <table:table-cell office:value-type="string" calcext:value-type="string">
            <text:p>INSTRUMENTALMUSIK</text:p>
          </table:table-cell>
          <table:table-cell table:number-columns-repeated="5"/>
        </table:table-row>
        <table:table-row table:style-name="ro1">
          <table:table-cell table:formula="of:=IF(LEN([.B2611])=1;0;IF(LEN([.B2611])=2;1;IF(LEN([.B2611])=3;2;IF(LEN([.B2611])=5;3;IF(LEN([.B2611])=6;4;IF(LEN([.B2611])=7;5;&quot;Fehler&quot;))))))" office:value-type="float" office:value="4" calcext:value-type="float">
            <text:p>4</text:p>
          </table:table-cell>
          <table:table-cell office:value-type="string" calcext:value-type="string">
            <text:p>SBN 30</text:p>
          </table:table-cell>
          <table:table-cell office:value-type="string" calcext:value-type="string">
            <text:p>ORCHESTERMUSIK</text:p>
          </table:table-cell>
          <table:table-cell table:number-columns-repeated="5"/>
        </table:table-row>
        <table:table-row table:style-name="ro1">
          <table:table-cell table:formula="of:=IF(LEN([.B2612])=1;0;IF(LEN([.B2612])=2;1;IF(LEN([.B2612])=3;2;IF(LEN([.B2612])=5;3;IF(LEN([.B2612])=6;4;IF(LEN([.B2612])=7;5;&quot;Fehler&quot;))))))" office:value-type="float" office:value="4" calcext:value-type="float">
            <text:p>4</text:p>
          </table:table-cell>
          <table:table-cell office:value-type="string" calcext:value-type="string">
            <text:p>SBN 31</text:p>
          </table:table-cell>
          <table:table-cell office:value-type="string" calcext:value-type="string">
            <text:p>KAMMERMUSIK</text:p>
          </table:table-cell>
          <table:table-cell table:number-columns-repeated="5"/>
        </table:table-row>
        <table:table-row table:style-name="ro1">
          <table:table-cell table:formula="of:=IF(LEN([.B2613])=1;0;IF(LEN([.B2613])=2;1;IF(LEN([.B2613])=3;2;IF(LEN([.B2613])=5;3;IF(LEN([.B2613])=6;4;IF(LEN([.B2613])=7;5;&quot;Fehler&quot;))))))" office:value-type="float" office:value="4" calcext:value-type="float">
            <text:p>4</text:p>
          </table:table-cell>
          <table:table-cell office:value-type="string" calcext:value-type="string">
            <text:p>SBN 32</text:p>
          </table:table-cell>
          <table:table-cell office:value-type="string" calcext:value-type="string">
            <text:p>MUSIK FUER EINZELNE INSTRUMENTE</text:p>
          </table:table-cell>
          <table:table-cell table:number-columns-repeated="5"/>
        </table:table-row>
        <table:table-row table:style-name="ro1">
          <table:table-cell table:formula="of:=IF(LEN([.B2614])=1;0;IF(LEN([.B2614])=2;1;IF(LEN([.B2614])=3;2;IF(LEN([.B2614])=5;3;IF(LEN([.B2614])=6;4;IF(LEN([.B2614])=7;5;&quot;Fehler&quot;))))))" office:value-type="float" office:value="3" calcext:value-type="float">
            <text:p>3</text:p>
          </table:table-cell>
          <table:table-cell office:value-type="string" calcext:value-type="string">
            <text:p>SBN 4</text:p>
          </table:table-cell>
          <table:table-cell office:value-type="string" calcext:value-type="string">
            <text:p>DRAMATISCHE MUSIK</text:p>
          </table:table-cell>
          <table:table-cell table:number-columns-repeated="5"/>
        </table:table-row>
        <table:table-row table:style-name="ro1">
          <table:table-cell table:formula="of:=IF(LEN([.B2615])=1;0;IF(LEN([.B2615])=2;1;IF(LEN([.B2615])=3;2;IF(LEN([.B2615])=5;3;IF(LEN([.B2615])=6;4;IF(LEN([.B2615])=7;5;&quot;Fehler&quot;))))))" office:value-type="float" office:value="4" calcext:value-type="float">
            <text:p>4</text:p>
          </table:table-cell>
          <table:table-cell office:value-type="string" calcext:value-type="string">
            <text:p>SBN 40</text:p>
          </table:table-cell>
          <table:table-cell office:value-type="string" calcext:value-type="string">
            <text:p>OPER - SINGSPIEL</text:p>
          </table:table-cell>
          <table:table-cell table:number-columns-repeated="5"/>
        </table:table-row>
        <table:table-row table:style-name="ro1">
          <table:table-cell table:formula="of:=IF(LEN([.B2616])=1;0;IF(LEN([.B2616])=2;1;IF(LEN([.B2616])=3;2;IF(LEN([.B2616])=5;3;IF(LEN([.B2616])=6;4;IF(LEN([.B2616])=7;5;&quot;Fehler&quot;))))))" office:value-type="float" office:value="4" calcext:value-type="float">
            <text:p>4</text:p>
          </table:table-cell>
          <table:table-cell office:value-type="string" calcext:value-type="string">
            <text:p>SBN 41</text:p>
          </table:table-cell>
          <table:table-cell office:value-type="string" calcext:value-type="string">
            <text:p>OPERETTE - MUSICAL - REVUEMUSIK</text:p>
          </table:table-cell>
          <table:table-cell table:number-columns-repeated="5"/>
        </table:table-row>
        <table:table-row table:style-name="ro1">
          <table:table-cell table:formula="of:=IF(LEN([.B2617])=1;0;IF(LEN([.B2617])=2;1;IF(LEN([.B2617])=3;2;IF(LEN([.B2617])=5;3;IF(LEN([.B2617])=6;4;IF(LEN([.B2617])=7;5;&quot;Fehler&quot;))))))" office:value-type="float" office:value="4" calcext:value-type="float">
            <text:p>4</text:p>
          </table:table-cell>
          <table:table-cell office:value-type="string" calcext:value-type="string">
            <text:p>SBN 42</text:p>
          </table:table-cell>
          <table:table-cell office:value-type="string" calcext:value-type="string">
            <text:p>SCHAUSPIELMUSIK</text:p>
          </table:table-cell>
          <table:table-cell table:number-columns-repeated="5"/>
        </table:table-row>
        <table:table-row table:style-name="ro1">
          <table:table-cell table:formula="of:=IF(LEN([.B2618])=1;0;IF(LEN([.B2618])=2;1;IF(LEN([.B2618])=3;2;IF(LEN([.B2618])=5;3;IF(LEN([.B2618])=6;4;IF(LEN([.B2618])=7;5;&quot;Fehler&quot;))))))" office:value-type="float" office:value="4" calcext:value-type="float">
            <text:p>4</text:p>
          </table:table-cell>
          <table:table-cell office:value-type="string" calcext:value-type="string">
            <text:p>SBN 43</text:p>
          </table:table-cell>
          <table:table-cell office:value-type="string" calcext:value-type="string">
            <text:p>FILMMUSIK - FERNSEHMUSIK</text:p>
          </table:table-cell>
          <table:table-cell table:number-columns-repeated="5"/>
        </table:table-row>
        <table:table-row table:style-name="ro1">
          <table:table-cell table:formula="of:=IF(LEN([.B2619])=1;0;IF(LEN([.B2619])=2;1;IF(LEN([.B2619])=3;2;IF(LEN([.B2619])=5;3;IF(LEN([.B2619])=6;4;IF(LEN([.B2619])=7;5;&quot;Fehler&quot;))))))" office:value-type="float" office:value="3" calcext:value-type="float">
            <text:p>3</text:p>
          </table:table-cell>
          <table:table-cell office:value-type="string" calcext:value-type="string">
            <text:p>SBN 5</text:p>
          </table:table-cell>
          <table:table-cell office:value-type="string" calcext:value-type="string">
            <text:p>SONSTIGE GATTUNGEN</text:p>
          </table:table-cell>
          <table:table-cell table:number-columns-repeated="5"/>
        </table:table-row>
        <table:table-row table:style-name="ro1">
          <table:table-cell table:formula="of:=IF(LEN([.B2620])=1;0;IF(LEN([.B2620])=2;1;IF(LEN([.B2620])=3;2;IF(LEN([.B2620])=5;3;IF(LEN([.B2620])=6;4;IF(LEN([.B2620])=7;5;&quot;Fehler&quot;))))))" office:value-type="float" office:value="4" calcext:value-type="float">
            <text:p>4</text:p>
          </table:table-cell>
          <table:table-cell office:value-type="string" calcext:value-type="string">
            <text:p>SBN 50</text:p>
          </table:table-cell>
          <table:table-cell office:value-type="string" calcext:value-type="string">
            <text:p>BALLETTMUSIK</text:p>
          </table:table-cell>
          <table:table-cell table:number-columns-repeated="5"/>
        </table:table-row>
        <table:table-row table:style-name="ro1">
          <table:table-cell table:formula="of:=IF(LEN([.B2621])=1;0;IF(LEN([.B2621])=2;1;IF(LEN([.B2621])=3;2;IF(LEN([.B2621])=5;3;IF(LEN([.B2621])=6;4;IF(LEN([.B2621])=7;5;&quot;Fehler&quot;))))))" office:value-type="float" office:value="4" calcext:value-type="float">
            <text:p>4</text:p>
          </table:table-cell>
          <table:table-cell office:value-type="string" calcext:value-type="string">
            <text:p>SBN 51</text:p>
          </table:table-cell>
          <table:table-cell office:value-type="string" calcext:value-type="string">
            <text:p>KIRCHENMUSIK</text:p>
          </table:table-cell>
          <table:table-cell table:number-columns-repeated="5"/>
        </table:table-row>
        <table:table-row table:style-name="ro1">
          <table:table-cell table:formula="of:=IF(LEN([.B2622])=1;0;IF(LEN([.B2622])=2;1;IF(LEN([.B2622])=3;2;IF(LEN([.B2622])=5;3;IF(LEN([.B2622])=6;4;IF(LEN([.B2622])=7;5;&quot;Fehler&quot;))))))" office:value-type="float" office:value="4" calcext:value-type="float">
            <text:p>4</text:p>
          </table:table-cell>
          <table:table-cell office:value-type="string" calcext:value-type="string">
            <text:p>SBN 52</text:p>
          </table:table-cell>
          <table:table-cell office:value-type="string" calcext:value-type="string">
            <text:p>VOLKSMUSIK</text:p>
          </table:table-cell>
          <table:table-cell table:number-columns-repeated="5"/>
        </table:table-row>
        <table:table-row table:style-name="ro1">
          <table:table-cell table:formula="of:=IF(LEN([.B2623])=1;0;IF(LEN([.B2623])=2;1;IF(LEN([.B2623])=3;2;IF(LEN([.B2623])=5;3;IF(LEN([.B2623])=6;4;IF(LEN([.B2623])=7;5;&quot;Fehler&quot;))))))" office:value-type="float" office:value="4" calcext:value-type="float">
            <text:p>4</text:p>
          </table:table-cell>
          <table:table-cell office:value-type="string" calcext:value-type="string">
            <text:p>SBN 53</text:p>
          </table:table-cell>
          <table:table-cell office:value-type="string" calcext:value-type="string">
            <text:p>HAUSMUSIK - LAIENMUSIK - JUGENDMUSIK</text:p>
          </table:table-cell>
          <table:table-cell table:number-columns-repeated="5"/>
        </table:table-row>
        <table:table-row table:style-name="ro1">
          <table:table-cell table:formula="of:=IF(LEN([.B2624])=1;0;IF(LEN([.B2624])=2;1;IF(LEN([.B2624])=3;2;IF(LEN([.B2624])=5;3;IF(LEN([.B2624])=6;4;IF(LEN([.B2624])=7;5;&quot;Fehler&quot;))))))" office:value-type="float" office:value="4" calcext:value-type="float">
            <text:p>4</text:p>
          </table:table-cell>
          <table:table-cell office:value-type="string" calcext:value-type="string">
            <text:p>SBN 54</text:p>
          </table:table-cell>
          <table:table-cell office:value-type="string" calcext:value-type="string">
            <text:p>UNTERHALTUNGS- UND TANZMUSIK</text:p>
          </table:table-cell>
          <table:table-cell table:number-columns-repeated="5"/>
        </table:table-row>
        <table:table-row table:style-name="ro1">
          <table:table-cell table:formula="of:=IF(LEN([.B2625])=1;0;IF(LEN([.B2625])=2;1;IF(LEN([.B2625])=3;2;IF(LEN([.B2625])=5;3;IF(LEN([.B2625])=6;4;IF(LEN([.B2625])=7;5;&quot;Fehler&quot;))))))" office:value-type="float" office:value="4" calcext:value-type="float">
            <text:p>4</text:p>
          </table:table-cell>
          <table:table-cell office:value-type="string" calcext:value-type="string">
            <text:p>SBN 55</text:p>
          </table:table-cell>
          <table:table-cell office:value-type="string" calcext:value-type="string">
            <text:p>MUSIK EINZELNER STAENDE UND BERUFE</text:p>
          </table:table-cell>
          <table:table-cell table:number-columns-repeated="5"/>
        </table:table-row>
        <table:table-row table:style-name="ro1">
          <table:table-cell table:formula="of:=IF(LEN([.B2626])=1;0;IF(LEN([.B2626])=2;1;IF(LEN([.B2626])=3;2;IF(LEN([.B2626])=5;3;IF(LEN([.B2626])=6;4;IF(LEN([.B2626])=7;5;&quot;Fehler&quot;))))))" office:value-type="float" office:value="4" calcext:value-type="float">
            <text:p>4</text:p>
          </table:table-cell>
          <table:table-cell office:value-type="string" calcext:value-type="string">
            <text:p>SBN 56</text:p>
          </table:table-cell>
          <table:table-cell office:value-type="string" calcext:value-type="string">
            <text:p>JAZZ</text:p>
          </table:table-cell>
          <table:table-cell table:number-columns-repeated="5"/>
        </table:table-row>
        <table:table-row table:style-name="ro1">
          <table:table-cell table:formula="of:=IF(LEN([.B2627])=1;0;IF(LEN([.B2627])=2;1;IF(LEN([.B2627])=3;2;IF(LEN([.B2627])=5;3;IF(LEN([.B2627])=6;4;IF(LEN([.B2627])=7;5;&quot;Fehler&quot;))))))" office:value-type="float" office:value="4" calcext:value-type="float">
            <text:p>4</text:p>
          </table:table-cell>
          <table:table-cell office:value-type="string" calcext:value-type="string">
            <text:p>SBN 57</text:p>
          </table:table-cell>
          <table:table-cell office:value-type="string" calcext:value-type="string">
            <text:p>ELEKTRONISCHE MUSIK - MUSIQUE CONCRETE</text:p>
          </table:table-cell>
          <table:table-cell table:number-columns-repeated="5"/>
        </table:table-row>
        <table:table-row table:style-name="ro1">
          <table:table-cell table:formula="of:=IF(LEN([.B2628])=1;0;IF(LEN([.B2628])=2;1;IF(LEN([.B2628])=3;2;IF(LEN([.B2628])=5;3;IF(LEN([.B2628])=6;4;IF(LEN([.B2628])=7;5;&quot;Fehler&quot;))))))" office:value-type="float" office:value="2" calcext:value-type="float">
            <text:p>2</text:p>
          </table:table-cell>
          <table:table-cell office:value-type="string" calcext:value-type="string">
            <text:p>SBO</text:p>
          </table:table-cell>
          <table:table-cell office:value-type="string" calcext:value-type="string">
            <text:p>MUSIKTHEORIE UND IHRE GESCHICHTE</text:p>
          </table:table-cell>
          <table:table-cell table:number-columns-repeated="5"/>
        </table:table-row>
        <table:table-row table:style-name="ro1">
          <table:table-cell table:formula="of:=IF(LEN([.B2629])=1;0;IF(LEN([.B2629])=2;1;IF(LEN([.B2629])=3;2;IF(LEN([.B2629])=5;3;IF(LEN([.B2629])=6;4;IF(LEN([.B2629])=7;5;&quot;Fehler&quot;))))))" office:value-type="float" office:value="3" calcext:value-type="float">
            <text:p>3</text:p>
          </table:table-cell>
          <table:table-cell office:value-type="string" calcext:value-type="string">
            <text:p>SBO 1</text:p>
          </table:table-cell>
          <table:table-cell office:value-type="string" calcext:value-type="string">
            <text:p>ALLGEMEINE MUSIKLEHRE</text:p>
          </table:table-cell>
          <table:table-cell table:number-columns-repeated="5"/>
        </table:table-row>
        <table:table-row table:style-name="ro1">
          <table:table-cell table:formula="of:=IF(LEN([.B2630])=1;0;IF(LEN([.B2630])=2;1;IF(LEN([.B2630])=3;2;IF(LEN([.B2630])=5;3;IF(LEN([.B2630])=6;4;IF(LEN([.B2630])=7;5;&quot;Fehler&quot;))))))" office:value-type="float" office:value="3" calcext:value-type="float">
            <text:p>3</text:p>
          </table:table-cell>
          <table:table-cell office:value-type="string" calcext:value-type="string">
            <text:p>SBO 2</text:p>
          </table:table-cell>
          <table:table-cell office:value-type="string" calcext:value-type="string">
            <text:p>FACHTHEORIE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2631])=1;0;IF(LEN([.B2631])=2;1;IF(LEN([.B2631])=3;2;IF(LEN([.B2631])=5;3;IF(LEN([.B2631])=6;4;IF(LEN([.B2631])=7;5;&quot;Fehler&quot;))))))" office:value-type="float" office:value="4" calcext:value-type="float">
            <text:p>4</text:p>
          </table:table-cell>
          <table:table-cell office:value-type="string" calcext:value-type="string">
            <text:p>SBO 20</text:p>
          </table:table-cell>
          <table:table-cell office:value-type="string" calcext:value-type="string">
            <text:p>METRIK - RHYTHMIK - TAKT - AGOGIK - DYNAMIK</text:p>
          </table:table-cell>
          <table:table-cell table:number-columns-repeated="5"/>
        </table:table-row>
        <table:table-row table:style-name="ro1">
          <table:table-cell table:formula="of:=IF(LEN([.B2632])=1;0;IF(LEN([.B2632])=2;1;IF(LEN([.B2632])=3;2;IF(LEN([.B2632])=5;3;IF(LEN([.B2632])=6;4;IF(LEN([.B2632])=7;5;&quot;Fehler&quot;))))))" office:value-type="float" office:value="4" calcext:value-type="float">
            <text:p>4</text:p>
          </table:table-cell>
          <table:table-cell office:value-type="string" calcext:value-type="string">
            <text:p>SBO 21</text:p>
          </table:table-cell>
          <table:table-cell office:value-type="string" calcext:value-type="string">
            <text:p>MELODIELEHRE</text:p>
          </table:table-cell>
          <table:table-cell table:number-columns-repeated="5"/>
        </table:table-row>
        <table:table-row table:style-name="ro1">
          <table:table-cell table:formula="of:=IF(LEN([.B2633])=1;0;IF(LEN([.B2633])=2;1;IF(LEN([.B2633])=3;2;IF(LEN([.B2633])=5;3;IF(LEN([.B2633])=6;4;IF(LEN([.B2633])=7;5;&quot;Fehler&quot;))))))" office:value-type="float" office:value="4" calcext:value-type="float">
            <text:p>4</text:p>
          </table:table-cell>
          <table:table-cell office:value-type="string" calcext:value-type="string">
            <text:p>SBO 22</text:p>
          </table:table-cell>
          <table:table-cell office:value-type="string" calcext:value-type="string">
            <text:p>HARMONIELEHRE <text:s/>MODULATION</text:p>
          </table:table-cell>
          <table:table-cell table:number-columns-repeated="5"/>
        </table:table-row>
        <table:table-row table:style-name="ro1">
          <table:table-cell table:formula="of:=IF(LEN([.B2634])=1;0;IF(LEN([.B2634])=2;1;IF(LEN([.B2634])=3;2;IF(LEN([.B2634])=5;3;IF(LEN([.B2634])=6;4;IF(LEN([.B2634])=7;5;&quot;Fehler&quot;))))))" office:value-type="float" office:value="4" calcext:value-type="float">
            <text:p>4</text:p>
          </table:table-cell>
          <table:table-cell office:value-type="string" calcext:value-type="string">
            <text:p>SBO 23</text:p>
          </table:table-cell>
          <table:table-cell office:value-type="string" calcext:value-type="string">
            <text:p>GENERALBASSLEHRE</text:p>
          </table:table-cell>
          <table:table-cell table:number-columns-repeated="5"/>
        </table:table-row>
        <table:table-row table:style-name="ro1">
          <table:table-cell table:formula="of:=IF(LEN([.B2635])=1;0;IF(LEN([.B2635])=2;1;IF(LEN([.B2635])=3;2;IF(LEN([.B2635])=5;3;IF(LEN([.B2635])=6;4;IF(LEN([.B2635])=7;5;&quot;Fehler&quot;))))))" office:value-type="float" office:value="4" calcext:value-type="float">
            <text:p>4</text:p>
          </table:table-cell>
          <table:table-cell office:value-type="string" calcext:value-type="string">
            <text:p>SBO 24</text:p>
          </table:table-cell>
          <table:table-cell office:value-type="string" calcext:value-type="string">
            <text:p>KONTRAPUNKT</text:p>
          </table:table-cell>
          <table:table-cell table:number-columns-repeated="5"/>
        </table:table-row>
        <table:table-row table:style-name="ro1">
          <table:table-cell table:formula="of:=IF(LEN([.B2636])=1;0;IF(LEN([.B2636])=2;1;IF(LEN([.B2636])=3;2;IF(LEN([.B2636])=5;3;IF(LEN([.B2636])=6;4;IF(LEN([.B2636])=7;5;&quot;Fehler&quot;))))))" office:value-type="float" office:value="4" calcext:value-type="float">
            <text:p>4</text:p>
          </table:table-cell>
          <table:table-cell office:value-type="string" calcext:value-type="string">
            <text:p>SBO 25</text:p>
          </table:table-cell>
          <table:table-cell office:value-type="string" calcext:value-type="string">
            <text:p>MUSIKALISCHE FORMENLEHRE</text:p>
          </table:table-cell>
          <table:table-cell table:number-columns-repeated="5"/>
        </table:table-row>
        <table:table-row table:style-name="ro1">
          <table:table-cell table:formula="of:=IF(LEN([.B2637])=1;0;IF(LEN([.B2637])=2;1;IF(LEN([.B2637])=3;2;IF(LEN([.B2637])=5;3;IF(LEN([.B2637])=6;4;IF(LEN([.B2637])=7;5;&quot;Fehler&quot;))))))" office:value-type="float" office:value="4" calcext:value-type="float">
            <text:p>4</text:p>
          </table:table-cell>
          <table:table-cell office:value-type="string" calcext:value-type="string">
            <text:p>SBO 26</text:p>
          </table:table-cell>
          <table:table-cell office:value-type="string" calcext:value-type="string">
            <text:p>IMPROVISATIONSLEHRE</text:p>
          </table:table-cell>
          <table:table-cell table:number-columns-repeated="5"/>
        </table:table-row>
        <table:table-row table:style-name="ro1">
          <table:table-cell table:formula="of:=IF(LEN([.B2638])=1;0;IF(LEN([.B2638])=2;1;IF(LEN([.B2638])=3;2;IF(LEN([.B2638])=5;3;IF(LEN([.B2638])=6;4;IF(LEN([.B2638])=7;5;&quot;Fehler&quot;))))))" office:value-type="float" office:value="4" calcext:value-type="float">
            <text:p>4</text:p>
          </table:table-cell>
          <table:table-cell office:value-type="string" calcext:value-type="string">
            <text:p>SBO 27</text:p>
          </table:table-cell>
          <table:table-cell office:value-type="string" calcext:value-type="string">
            <text:p>INSTRUMENTATIONSLEHRE</text:p>
          </table:table-cell>
          <table:table-cell table:number-columns-repeated="5"/>
        </table:table-row>
        <table:table-row table:style-name="ro1">
          <table:table-cell table:formula="of:=IF(LEN([.B2639])=1;0;IF(LEN([.B2639])=2;1;IF(LEN([.B2639])=3;2;IF(LEN([.B2639])=5;3;IF(LEN([.B2639])=6;4;IF(LEN([.B2639])=7;5;&quot;Fehler&quot;))))))" office:value-type="float" office:value="4" calcext:value-type="float">
            <text:p>4</text:p>
          </table:table-cell>
          <table:table-cell office:value-type="string" calcext:value-type="string">
            <text:p>SBO 28</text:p>
          </table:table-cell>
          <table:table-cell office:value-type="string" calcext:value-type="string">
            <text:p>TONSATZLEHRE <text:s/>KOMPOSITIONSLEHRE</text:p>
          </table:table-cell>
          <table:table-cell table:number-columns-repeated="5"/>
        </table:table-row>
        <table:table-row table:style-name="ro1">
          <table:table-cell table:formula="of:=IF(LEN([.B2640])=1;0;IF(LEN([.B2640])=2;1;IF(LEN([.B2640])=3;2;IF(LEN([.B2640])=5;3;IF(LEN([.B2640])=6;4;IF(LEN([.B2640])=7;5;&quot;Fehler&quot;))))))" office:value-type="float" office:value="3" calcext:value-type="float">
            <text:p>3</text:p>
          </table:table-cell>
          <table:table-cell office:value-type="string" calcext:value-type="string">
            <text:p>SBO 3</text:p>
          </table:table-cell>
          <table:table-cell office:value-type="string" calcext:value-type="string">
            <text:p>SPEZIELLE MUSIKTHEORIEN</text:p>
          </table:table-cell>
          <table:table-cell table:number-columns-repeated="5"/>
        </table:table-row>
        <table:table-row table:style-name="ro1">
          <table:table-cell table:formula="of:=IF(LEN([.B2641])=1;0;IF(LEN([.B2641])=2;1;IF(LEN([.B2641])=3;2;IF(LEN([.B2641])=5;3;IF(LEN([.B2641])=6;4;IF(LEN([.B2641])=7;5;&quot;Fehler&quot;))))))" office:value-type="float" office:value="3" calcext:value-type="float">
            <text:p>3</text:p>
          </table:table-cell>
          <table:table-cell office:value-type="string" calcext:value-type="string">
            <text:p>SBO 4</text:p>
          </table:table-cell>
          <table:table-cell office:value-type="string" calcext:value-type="string">
            <text:p>GESCHICHTE DER MUSIKTHEORIE IN GESAMTDARSTELLUNGEN</text:p>
          </table:table-cell>
          <table:table-cell table:number-columns-repeated="5"/>
        </table:table-row>
        <table:table-row table:style-name="ro1">
          <table:table-cell table:formula="of:=IF(LEN([.B2642])=1;0;IF(LEN([.B2642])=2;1;IF(LEN([.B2642])=3;2;IF(LEN([.B2642])=5;3;IF(LEN([.B2642])=6;4;IF(LEN([.B2642])=7;5;&quot;Fehler&quot;))))))" office:value-type="float" office:value="2" calcext:value-type="float">
            <text:p>2</text:p>
          </table:table-cell>
          <table:table-cell office:value-type="string" calcext:value-type="string">
            <text:p>SBT</text:p>
          </table:table-cell>
          <table:table-cell office:value-type="string" calcext:value-type="string">
            <text:p>TEXTBUECHER ZU MUSIKALISCHEN WERKEN</text:p>
          </table:table-cell>
          <table:table-cell table:number-columns-repeated="5"/>
        </table:table-row>
        <table:table-row table:style-name="ro1">
          <table:table-cell table:formula="of:=IF(LEN([.B2643])=1;0;IF(LEN([.B2643])=2;1;IF(LEN([.B2643])=3;2;IF(LEN([.B2643])=5;3;IF(LEN([.B2643])=6;4;IF(LEN([.B2643])=7;5;&quot;Fehler&quot;))))))" office:value-type="float" office:value="3" calcext:value-type="float">
            <text:p>3</text:p>
          </table:table-cell>
          <table:table-cell office:value-type="string" calcext:value-type="string">
            <text:p>SBT 1</text:p>
          </table:table-cell>
          <table:table-cell office:value-type="string" calcext:value-type="string">
            <text:p>TEXTBUECHER ZU WERKEN MEHRERER KOMPONISTEN</text:p>
          </table:table-cell>
          <table:table-cell table:number-columns-repeated="5"/>
        </table:table-row>
        <table:table-row table:style-name="ro1">
          <table:table-cell table:formula="of:=IF(LEN([.B2644])=1;0;IF(LEN([.B2644])=2;1;IF(LEN([.B2644])=3;2;IF(LEN([.B2644])=5;3;IF(LEN([.B2644])=6;4;IF(LEN([.B2644])=7;5;&quot;Fehler&quot;))))))" office:value-type="float" office:value="4" calcext:value-type="float">
            <text:p>4</text:p>
          </table:table-cell>
          <table:table-cell office:value-type="string" calcext:value-type="string">
            <text:p>SBT 10</text:p>
          </table:table-cell>
          <table:table-cell office:value-type="string" calcext:value-type="string">
            <text:p>TEXTBUECHER ZU WERKEN EINZELNER KOMPONISTEN : ALPHABETISCH NACH KOMPONISTEN GEORDNET</text:p>
          </table:table-cell>
          <table:table-cell table:number-columns-repeated="5"/>
        </table:table-row>
        <table:table-row table:style-name="ro1">
          <table:table-cell table:formula="of:=IF(LEN([.B2645])=1;0;IF(LEN([.B2645])=2;1;IF(LEN([.B2645])=3;2;IF(LEN([.B2645])=5;3;IF(LEN([.B2645])=6;4;IF(LEN([.B2645])=7;5;&quot;Fehler&quot;))))))" office:value-type="float" office:value="4" calcext:value-type="float">
            <text:p>4</text:p>
          </table:table-cell>
          <table:table-cell office:value-type="string" calcext:value-type="string">
            <text:p>SBT 11</text:p>
          </table:table-cell>
          <table:table-cell office:value-type="string" calcext:value-type="string">
            <text:p>TEXTSAMMLUNGEN</text:p>
          </table:table-cell>
          <table:table-cell table:number-columns-repeated="5"/>
        </table:table-row>
        <table:table-row table:style-name="ro1">
          <table:table-cell table:formula="of:=IF(LEN([.B2646])=1;0;IF(LEN([.B2646])=2;1;IF(LEN([.B2646])=3;2;IF(LEN([.B2646])=5;3;IF(LEN([.B2646])=6;4;IF(LEN([.B2646])=7;5;&quot;Fehler&quot;))))))" office:value-type="float" office:value="2" calcext:value-type="float">
            <text:p>2</text:p>
          </table:table-cell>
          <table:table-cell office:value-type="string" calcext:value-type="string">
            <text:p>SBY</text:p>
          </table:table-cell>
          <table:table-cell office:value-type="string" calcext:value-type="string">
            <text:p>BIOGRAPHIEN VON MUSIKERN</text:p>
          </table:table-cell>
          <table:table-cell table:number-columns-repeated="5"/>
        </table:table-row>
        <table:table-row table:style-name="ro1">
          <table:table-cell table:formula="of:=IF(LEN([.B2647])=1;0;IF(LEN([.B2647])=2;1;IF(LEN([.B2647])=3;2;IF(LEN([.B2647])=5;3;IF(LEN([.B2647])=6;4;IF(LEN([.B2647])=7;5;&quot;Fehler&quot;))))))" office:value-type="float" office:value="3" calcext:value-type="float">
            <text:p>3</text:p>
          </table:table-cell>
          <table:table-cell office:value-type="string" calcext:value-type="string">
            <text:p>SBY 1</text:p>
          </table:table-cell>
          <table:table-cell office:value-type="string" calcext:value-type="string">
            <text:p>BIOGRAPHIEN MEHRERER MUSIKER</text:p>
          </table:table-cell>
          <table:table-cell table:number-columns-repeated="5"/>
        </table:table-row>
        <table:table-row table:style-name="ro1">
          <table:table-cell table:formula="of:=IF(LEN([.B2648])=1;0;IF(LEN([.B2648])=2;1;IF(LEN([.B2648])=3;2;IF(LEN([.B2648])=5;3;IF(LEN([.B2648])=6;4;IF(LEN([.B2648])=7;5;&quot;Fehler&quot;))))))" office:value-type="float" office:value="4" calcext:value-type="float">
            <text:p>4</text:p>
          </table:table-cell>
          <table:table-cell office:value-type="string" calcext:value-type="string">
            <text:p>SBY 10</text:p>
          </table:table-cell>
          <table:table-cell office:value-type="string" calcext:value-type="string">
            <text:p>BIOGRAPHIEN MEHRERER MUSIKWISSENSCHAFTLER, MUSIKKRITIKER UND KONZERTVERMITTLER</text:p>
          </table:table-cell>
          <table:table-cell table:number-columns-repeated="5"/>
        </table:table-row>
        <table:table-row table:style-name="ro1">
          <table:table-cell table:formula="of:=IF(LEN([.B2649])=1;0;IF(LEN([.B2649])=2;1;IF(LEN([.B2649])=3;2;IF(LEN([.B2649])=5;3;IF(LEN([.B2649])=6;4;IF(LEN([.B2649])=7;5;&quot;Fehler&quot;))))))" office:value-type="float" office:value="4" calcext:value-type="float">
            <text:p>4</text:p>
          </table:table-cell>
          <table:table-cell office:value-type="string" calcext:value-type="string">
            <text:p>SBY 11</text:p>
          </table:table-cell>
          <table:table-cell office:value-type="string" calcext:value-type="string">
            <text:p>BIOGRAPHIEN MEHRERER KOMPONISTEN, INTERPRETEN UND LIBRETTISTEN</text:p>
          </table:table-cell>
          <table:table-cell table:number-columns-repeated="5"/>
        </table:table-row>
        <table:table-row table:style-name="ro1">
          <table:table-cell table:formula="of:=IF(LEN([.B2650])=1;0;IF(LEN([.B2650])=2;1;IF(LEN([.B2650])=3;2;IF(LEN([.B2650])=5;3;IF(LEN([.B2650])=6;4;IF(LEN([.B2650])=7;5;&quot;Fehler&quot;))))))" office:value-type="float" office:value="3" calcext:value-type="float">
            <text:p>3</text:p>
          </table:table-cell>
          <table:table-cell office:value-type="string" calcext:value-type="string">
            <text:p>SBY 2</text:p>
          </table:table-cell>
          <table:table-cell office:value-type="string" calcext:value-type="string">
            <text:p>BIOGRAPHIEN EINZELNER MUSIKER : ALPHABETISCH NACH BIOGRAPHIERTEN GEORDNET</text:p>
          </table:table-cell>
          <table:table-cell table:number-columns-repeated="5"/>
        </table:table-row>
        <table:table-row table:style-name="ro1">
          <table:table-cell table:formula="of:=IF(LEN([.B2651])=1;0;IF(LEN([.B2651])=2;1;IF(LEN([.B2651])=3;2;IF(LEN([.B2651])=5;3;IF(LEN([.B2651])=6;4;IF(LEN([.B2651])=7;5;&quot;Fehler&quot;))))))" office:value-type="float" office:value="4" calcext:value-type="float">
            <text:p>4</text:p>
          </table:table-cell>
          <table:table-cell office:value-type="string" calcext:value-type="string">
            <text:p>SBY 20</text:p>
          </table:table-cell>
          <table:table-cell office:value-type="string" calcext:value-type="string">
            <text:p>BIOGRAPHIEN EINZELNER MUSIKWISSENSCHAFTLER, MUSIKKRITIKER UND KONZERTVERMITTLER : ALPHABETISCH NACH BIOGRAPHIERTEN GEORDNET</text:p>
          </table:table-cell>
          <table:table-cell table:number-columns-repeated="5"/>
        </table:table-row>
        <table:table-row table:style-name="ro1">
          <table:table-cell table:formula="of:=IF(LEN([.B2652])=1;0;IF(LEN([.B2652])=2;1;IF(LEN([.B2652])=3;2;IF(LEN([.B2652])=5;3;IF(LEN([.B2652])=6;4;IF(LEN([.B2652])=7;5;&quot;Fehler&quot;))))))" office:value-type="float" office:value="4" calcext:value-type="float">
            <text:p>4</text:p>
          </table:table-cell>
          <table:table-cell office:value-type="string" calcext:value-type="string">
            <text:p>SBY 21</text:p>
          </table:table-cell>
          <table:table-cell office:value-type="string" calcext:value-type="string">
            <text:p>BIOGRAPHIEN EINZELNER KOMPONISTEN, INTERPRETEN, LIBRETTISTEN UND OPERNREGISSEURE : ALPHABETISCH NACH BIOGRAPHIERTEN GEORDNET</text:p>
          </table:table-cell>
          <table:table-cell table:number-columns-repeated="5"/>
        </table:table-row>
        <table:table-row table:style-name="ro1">
          <table:table-cell table:formula="of:=IF(LEN([.B2653])=1;0;IF(LEN([.B2653])=2;1;IF(LEN([.B2653])=3;2;IF(LEN([.B2653])=5;3;IF(LEN([.B2653])=6;4;IF(LEN([.B2653])=7;5;&quot;Fehler&quot;))))))" office:value-type="float" office:value="2" calcext:value-type="float">
            <text:p>2</text:p>
          </table:table-cell>
          <table:table-cell office:value-type="string" calcext:value-type="string">
            <text:p>SB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2654])=1;0;IF(LEN([.B2654])=2;1;IF(LEN([.B2654])=3;2;IF(LEN([.B2654])=5;3;IF(LEN([.B2654])=6;4;IF(LEN([.B2654])=7;5;&quot;Fehler&quot;))))))" office:value-type="float" office:value="1" calcext:value-type="float">
            <text:p>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TANZ</text:p>
          </table:table-cell>
          <table:table-cell table:number-columns-repeated="5"/>
        </table:table-row>
        <table:table-row table:style-name="ro1">
          <table:table-cell table:formula="of:=IF(LEN([.B2655])=1;0;IF(LEN([.B2655])=2;1;IF(LEN([.B2655])=3;2;IF(LEN([.B2655])=5;3;IF(LEN([.B2655])=6;4;IF(LEN([.B2655])=7;5;&quot;Fehler&quot;))))))" office:value-type="float" office:value="2" calcext:value-type="float">
            <text:p>2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LEN([.B2656])=1;0;IF(LEN([.B2656])=2;1;IF(LEN([.B2656])=3;2;IF(LEN([.B2656])=5;3;IF(LEN([.B2656])=6;4;IF(LEN([.B2656])=7;5;&quot;Fehler&quot;))))))" office:value-type="float" office:value="3" calcext:value-type="float">
            <text:p>3</text:p>
          </table:table-cell>
          <table:table-cell office:value-type="string" calcext:value-type="string">
            <text:p>SC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657])=1;0;IF(LEN([.B2657])=2;1;IF(LEN([.B2657])=3;2;IF(LEN([.B2657])=5;3;IF(LEN([.B2657])=6;4;IF(LEN([.B2657])=7;5;&quot;Fehler&quot;))))))" office:value-type="float" office:value="3" calcext:value-type="float">
            <text:p>3</text:p>
          </table:table-cell>
          <table:table-cell office:value-type="string" calcext:value-type="string">
            <text:p>SC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2658])=1;0;IF(LEN([.B2658])=2;1;IF(LEN([.B2658])=3;2;IF(LEN([.B2658])=5;3;IF(LEN([.B2658])=6;4;IF(LEN([.B2658])=7;5;&quot;Fehler&quot;))))))" office:value-type="float" office:value="3" calcext:value-type="float">
            <text:p>3</text:p>
          </table:table-cell>
          <table:table-cell office:value-type="string" calcext:value-type="string">
            <text:p>SCK 3</text:p>
          </table:table-cell>
          <table:table-cell office:value-type="string" calcext:value-type="string">
            <text:p>AESTHETIK, PSYCHOLOGIE UND SOZIOLOGIE DES TANZES UND SEIN VERHAELTNIS ZU ANDEREN SACHGEBIETEN</text:p>
          </table:table-cell>
          <table:table-cell table:number-columns-repeated="5"/>
        </table:table-row>
        <table:table-row table:style-name="ro1">
          <table:table-cell table:formula="of:=IF(LEN([.B2659])=1;0;IF(LEN([.B2659])=2;1;IF(LEN([.B2659])=3;2;IF(LEN([.B2659])=5;3;IF(LEN([.B2659])=6;4;IF(LEN([.B2659])=7;5;&quot;Fehler&quot;))))))" office:value-type="float" office:value="3" calcext:value-type="float">
            <text:p>3</text:p>
          </table:table-cell>
          <table:table-cell office:value-type="string" calcext:value-type="string">
            <text:p>SCK 4</text:p>
          </table:table-cell>
          <table:table-cell office:value-type="string" calcext:value-type="string">
            <text:p>GESCHICHTE DES TANZES : GESAMTDARSTELLUNGEN – DARSTELLUNGEN EINZELNER LAENDER UND EPOCHEN</text:p>
          </table:table-cell>
          <table:table-cell table:number-columns-repeated="5"/>
        </table:table-row>
        <table:table-row table:style-name="ro1">
          <table:table-cell table:formula="of:=IF(LEN([.B2660])=1;0;IF(LEN([.B2660])=2;1;IF(LEN([.B2660])=3;2;IF(LEN([.B2660])=5;3;IF(LEN([.B2660])=6;4;IF(LEN([.B2660])=7;5;&quot;Fehler&quot;))))))" office:value-type="float" office:value="3" calcext:value-type="float">
            <text:p>3</text:p>
          </table:table-cell>
          <table:table-cell office:value-type="string" calcext:value-type="string">
            <text:p>SCK 5</text:p>
          </table:table-cell>
          <table:table-cell office:value-type="string" calcext:value-type="string">
            <text:p>LEHRE UND PFLEGE DES TANZES</text:p>
          </table:table-cell>
          <table:table-cell table:number-columns-repeated="5"/>
        </table:table-row>
        <table:table-row table:style-name="ro1">
          <table:table-cell table:formula="of:=IF(LEN([.B2661])=1;0;IF(LEN([.B2661])=2;1;IF(LEN([.B2661])=3;2;IF(LEN([.B2661])=5;3;IF(LEN([.B2661])=6;4;IF(LEN([.B2661])=7;5;&quot;Fehler&quot;))))))" office:value-type="float" office:value="2" calcext:value-type="float">
            <text:p>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KULTISCHER TANZ UND SEINE GESCHICHTE <text:s/>VOLKSTANZ UND SEINE GESCHICHTE</text:p>
          </table:table-cell>
          <table:table-cell table:number-columns-repeated="5"/>
        </table:table-row>
        <table:table-row table:style-name="ro1">
          <table:table-cell table:formula="of:=IF(LEN([.B2662])=1;0;IF(LEN([.B2662])=2;1;IF(LEN([.B2662])=3;2;IF(LEN([.B2662])=5;3;IF(LEN([.B2662])=6;4;IF(LEN([.B2662])=7;5;&quot;Fehler&quot;))))))" office:value-type="float" office:value="2" calcext:value-type="float">
            <text:p>2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GESELLSCHAFTSTANZ UND SEINE GESCHICHTE</text:p>
          </table:table-cell>
          <table:table-cell table:number-columns-repeated="5"/>
        </table:table-row>
        <table:table-row table:style-name="ro1">
          <table:table-cell table:formula="of:=IF(LEN([.B2663])=1;0;IF(LEN([.B2663])=2;1;IF(LEN([.B2663])=3;2;IF(LEN([.B2663])=5;3;IF(LEN([.B2663])=6;4;IF(LEN([.B2663])=7;5;&quot;Fehler&quot;))))))" office:value-type="float" office:value="2" calcext:value-type="float">
            <text:p>2</text:p>
          </table:table-cell>
          <table:table-cell office:value-type="string" calcext:value-type="string">
            <text:p>SCN</text:p>
          </table:table-cell>
          <table:table-cell office:value-type="string" calcext:value-type="string">
            <text:p>KUNSTTANZ UND SEINE GESCHICHTE : ALLGEMEINES</text:p>
          </table:table-cell>
          <table:table-cell table:number-columns-repeated="5"/>
        </table:table-row>
        <table:table-row table:style-name="ro1">
          <table:table-cell table:formula="of:=IF(LEN([.B2664])=1;0;IF(LEN([.B2664])=2;1;IF(LEN([.B2664])=3;2;IF(LEN([.B2664])=5;3;IF(LEN([.B2664])=6;4;IF(LEN([.B2664])=7;5;&quot;Fehler&quot;))))))" office:value-type="float" office:value="3" calcext:value-type="float">
            <text:p>3</text:p>
          </table:table-cell>
          <table:table-cell office:value-type="string" calcext:value-type="string">
            <text:p>SCN 1</text:p>
          </table:table-cell>
          <table:table-cell office:value-type="string" calcext:value-type="string">
            <text:p>BALLETT UND SEINE GESCHICHT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665])=1;0;IF(LEN([.B2665])=2;1;IF(LEN([.B2665])=3;2;IF(LEN([.B2665])=5;3;IF(LEN([.B2665])=6;4;IF(LEN([.B2665])=7;5;&quot;Fehler&quot;))))))" office:value-type="float" office:value="4" calcext:value-type="float">
            <text:p>4</text:p>
          </table:table-cell>
          <table:table-cell office:value-type="string" calcext:value-type="string">
            <text:p>SCN 10</text:p>
          </table:table-cell>
          <table:table-cell office:value-type="string" calcext:value-type="string">
            <text:p>BALLETT EINZELNER LAENDER <text:s/>EINZELNE BALLETTENSEMBLES</text:p>
          </table:table-cell>
          <table:table-cell table:number-columns-repeated="5"/>
        </table:table-row>
        <table:table-row table:style-name="ro1">
          <table:table-cell table:formula="of:=IF(LEN([.B2666])=1;0;IF(LEN([.B2666])=2;1;IF(LEN([.B2666])=3;2;IF(LEN([.B2666])=5;3;IF(LEN([.B2666])=6;4;IF(LEN([.B2666])=7;5;&quot;Fehler&quot;))))))" office:value-type="float" office:value="2" calcext:value-type="float">
            <text:p>2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AUSDRUCKSTANZ</text:p>
          </table:table-cell>
          <table:table-cell table:number-columns-repeated="5"/>
        </table:table-row>
        <table:table-row table:style-name="ro1">
          <table:table-cell table:formula="of:=IF(LEN([.B2667])=1;0;IF(LEN([.B2667])=2;1;IF(LEN([.B2667])=3;2;IF(LEN([.B2667])=5;3;IF(LEN([.B2667])=6;4;IF(LEN([.B2667])=7;5;&quot;Fehler&quot;))))))" office:value-type="float" office:value="2" calcext:value-type="float">
            <text:p>2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MODERN DANCE</text:p>
          </table:table-cell>
          <table:table-cell table:number-columns-repeated="5"/>
        </table:table-row>
        <table:table-row table:style-name="ro1">
          <table:table-cell table:formula="of:=IF(LEN([.B2668])=1;0;IF(LEN([.B2668])=2;1;IF(LEN([.B2668])=3;2;IF(LEN([.B2668])=5;3;IF(LEN([.B2668])=6;4;IF(LEN([.B2668])=7;5;&quot;Fehler&quot;))))))" office:value-type="float" office:value="2" calcext:value-type="float">
            <text:p>2</text:p>
          </table:table-cell>
          <table:table-cell office:value-type="string" calcext:value-type="string">
            <text:p>SCQ</text:p>
          </table:table-cell>
          <table:table-cell office:value-type="string" calcext:value-type="string">
            <text:p>JAZZTANZ</text:p>
          </table:table-cell>
          <table:table-cell table:number-columns-repeated="5"/>
        </table:table-row>
        <table:table-row table:style-name="ro1">
          <table:table-cell table:formula="of:=IF(LEN([.B2669])=1;0;IF(LEN([.B2669])=2;1;IF(LEN([.B2669])=3;2;IF(LEN([.B2669])=5;3;IF(LEN([.B2669])=6;4;IF(LEN([.B2669])=7;5;&quot;Fehler&quot;))))))" office:value-type="float" office:value="2" calcext:value-type="float">
            <text:p>2</text:p>
          </table:table-cell>
          <table:table-cell office:value-type="string" calcext:value-type="string">
            <text:p>SCR</text:p>
          </table:table-cell>
          <table:table-cell office:value-type="string" calcext:value-type="string">
            <text:p>PANTOMIME</text:p>
          </table:table-cell>
          <table:table-cell table:number-columns-repeated="5"/>
        </table:table-row>
        <table:table-row table:style-name="ro1">
          <table:table-cell table:formula="of:=IF(LEN([.B2670])=1;0;IF(LEN([.B2670])=2;1;IF(LEN([.B2670])=3;2;IF(LEN([.B2670])=5;3;IF(LEN([.B2670])=6;4;IF(LEN([.B2670])=7;5;&quot;Fehler&quot;))))))" office:value-type="float" office:value="1" calcext:value-type="float">
            <text:p>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HEATER</text:p>
          </table:table-cell>
          <table:table-cell table:number-columns-repeated="5"/>
        </table:table-row>
        <table:table-row table:style-name="ro1">
          <table:table-cell table:formula="of:=IF(LEN([.B2671])=1;0;IF(LEN([.B2671])=2;1;IF(LEN([.B2671])=3;2;IF(LEN([.B2671])=5;3;IF(LEN([.B2671])=6;4;IF(LEN([.B2671])=7;5;&quot;Fehler&quot;))))))" office:value-type="float" office:value="2" calcext:value-type="float">
            <text:p>2</text:p>
          </table:table-cell>
          <table:table-cell office:value-type="string" calcext:value-type="string">
            <text:p>SDK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LEN([.B2672])=1;0;IF(LEN([.B2672])=2;1;IF(LEN([.B2672])=3;2;IF(LEN([.B2672])=5;3;IF(LEN([.B2672])=6;4;IF(LEN([.B2672])=7;5;&quot;Fehler&quot;))))))" office:value-type="float" office:value="3" calcext:value-type="float">
            <text:p>3</text:p>
          </table:table-cell>
          <table:table-cell office:value-type="string" calcext:value-type="string">
            <text:p>SD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673])=1;0;IF(LEN([.B2673])=2;1;IF(LEN([.B2673])=3;2;IF(LEN([.B2673])=5;3;IF(LEN([.B2673])=6;4;IF(LEN([.B2673])=7;5;&quot;Fehler&quot;))))))" office:value-type="float" office:value="3" calcext:value-type="float">
            <text:p>3</text:p>
          </table:table-cell>
          <table:table-cell office:value-type="string" calcext:value-type="string">
            <text:p>SD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2674])=1;0;IF(LEN([.B2674])=2;1;IF(LEN([.B2674])=3;2;IF(LEN([.B2674])=5;3;IF(LEN([.B2674])=6;4;IF(LEN([.B2674])=7;5;&quot;Fehler&quot;))))))" office:value-type="float" office:value="3" calcext:value-type="float">
            <text:p>3</text:p>
          </table:table-cell>
          <table:table-cell office:value-type="string" calcext:value-type="string">
            <text:p>SDK 3</text:p>
          </table:table-cell>
          <table:table-cell office:value-type="string" calcext:value-type="string">
            <text:p>THEATERWISSENSCHAFT</text:p>
          </table:table-cell>
          <table:table-cell table:number-columns-repeated="5"/>
        </table:table-row>
        <table:table-row table:style-name="ro1">
          <table:table-cell table:formula="of:=IF(LEN([.B2675])=1;0;IF(LEN([.B2675])=2;1;IF(LEN([.B2675])=3;2;IF(LEN([.B2675])=5;3;IF(LEN([.B2675])=6;4;IF(LEN([.B2675])=7;5;&quot;Fehler&quot;))))))" office:value-type="float" office:value="3" calcext:value-type="float">
            <text:p>3</text:p>
          </table:table-cell>
          <table:table-cell office:value-type="string" calcext:value-type="string">
            <text:p>SDK 4</text:p>
          </table:table-cell>
          <table:table-cell office:value-type="string" calcext:value-type="string">
            <text:p>AESTHETIK, PSYCHOLOGIE, SOZIOLOGIE DES THEATERS UND SEIN VERHAELTNIS ZU ANDEREN SACHGEBIETEN <text:s/>THEATERPOLITIK</text:p>
          </table:table-cell>
          <table:table-cell table:number-columns-repeated="5"/>
        </table:table-row>
        <table:table-row table:style-name="ro1">
          <table:table-cell table:formula="of:=IF(LEN([.B2676])=1;0;IF(LEN([.B2676])=2;1;IF(LEN([.B2676])=3;2;IF(LEN([.B2676])=5;3;IF(LEN([.B2676])=6;4;IF(LEN([.B2676])=7;5;&quot;Fehler&quot;))))))" office:value-type="float" office:value="3" calcext:value-type="float">
            <text:p>3</text:p>
          </table:table-cell>
          <table:table-cell office:value-type="string" calcext:value-type="string">
            <text:p>SDK 5</text:p>
          </table:table-cell>
          <table:table-cell office:value-type="string" calcext:value-type="string">
            <text:p>THEATERKRITIK</text:p>
          </table:table-cell>
          <table:table-cell table:number-columns-repeated="5"/>
        </table:table-row>
        <table:table-row table:style-name="ro1">
          <table:table-cell table:formula="of:=IF(LEN([.B2677])=1;0;IF(LEN([.B2677])=2;1;IF(LEN([.B2677])=3;2;IF(LEN([.B2677])=5;3;IF(LEN([.B2677])=6;4;IF(LEN([.B2677])=7;5;&quot;Fehler&quot;))))))" office:value-type="float" office:value="3" calcext:value-type="float">
            <text:p>3</text:p>
          </table:table-cell>
          <table:table-cell office:value-type="string" calcext:value-type="string">
            <text:p>SDK 6</text:p>
          </table:table-cell>
          <table:table-cell office:value-type="string" calcext:value-type="string">
            <text:p>SCHAUSPIELFUEHRER</text:p>
          </table:table-cell>
          <table:table-cell table:number-columns-repeated="5"/>
        </table:table-row>
        <table:table-row table:style-name="ro1">
          <table:table-cell table:formula="of:=IF(LEN([.B2678])=1;0;IF(LEN([.B2678])=2;1;IF(LEN([.B2678])=3;2;IF(LEN([.B2678])=5;3;IF(LEN([.B2678])=6;4;IF(LEN([.B2678])=7;5;&quot;Fehler&quot;))))))" office:value-type="float" office:value="2" calcext:value-type="float">
            <text:p>2</text:p>
          </table:table-cell>
          <table:table-cell office:value-type="string" calcext:value-type="string">
            <text:p>SDL</text:p>
          </table:table-cell>
          <table:table-cell office:value-type="string" calcext:value-type="string">
            <text:p>GESCHICHTE DES THEATERS UND DER SCHAUSPIELKUNS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679])=1;0;IF(LEN([.B2679])=2;1;IF(LEN([.B2679])=3;2;IF(LEN([.B2679])=5;3;IF(LEN([.B2679])=6;4;IF(LEN([.B2679])=7;5;&quot;Fehler&quot;))))))" office:value-type="float" office:value="3" calcext:value-type="float">
            <text:p>3</text:p>
          </table:table-cell>
          <table:table-cell office:value-type="string" calcext:value-type="string">
            <text:p>SDL 1</text:p>
          </table:table-cell>
          <table:table-cell office:value-type="string" calcext:value-type="string">
            <text:p>THEATERGESCHICHTE EINZELNER EPOCHEN (IN MEHREREN LAENDERN)</text:p>
          </table:table-cell>
          <table:table-cell table:number-columns-repeated="5"/>
        </table:table-row>
        <table:table-row table:style-name="ro1">
          <table:table-cell table:formula="of:=IF(LEN([.B2680])=1;0;IF(LEN([.B2680])=2;1;IF(LEN([.B2680])=3;2;IF(LEN([.B2680])=5;3;IF(LEN([.B2680])=6;4;IF(LEN([.B2680])=7;5;&quot;Fehler&quot;))))))" office:value-type="float" office:value="4" calcext:value-type="float">
            <text:p>4</text:p>
          </table:table-cell>
          <table:table-cell office:value-type="string" calcext:value-type="string">
            <text:p>SDL 15</text:p>
          </table:table-cell>
          <table:table-cell office:value-type="string" calcext:value-type="string">
            <text:p>MODERNES THEATER</text:p>
          </table:table-cell>
          <table:table-cell table:number-columns-repeated="5"/>
        </table:table-row>
        <table:table-row table:style-name="ro1">
          <table:table-cell table:formula="of:=IF(LEN([.B2681])=1;0;IF(LEN([.B2681])=2;1;IF(LEN([.B2681])=3;2;IF(LEN([.B2681])=5;3;IF(LEN([.B2681])=6;4;IF(LEN([.B2681])=7;5;&quot;Fehler&quot;))))))" office:value-type="float" office:value="3" calcext:value-type="float">
            <text:p>3</text:p>
          </table:table-cell>
          <table:table-cell office:value-type="string" calcext:value-type="string">
            <text:p>SDL 2</text:p>
          </table:table-cell>
          <table:table-cell office:value-type="string" calcext:value-type="string">
            <text:p>THEATERGESCHICHTE EINZELNER LAENDER <text:s/>GESCHICHTE EINZELNER THEATER UND -ENSEMBLES</text:p>
          </table:table-cell>
          <table:table-cell table:number-columns-repeated="5"/>
        </table:table-row>
        <table:table-row table:style-name="ro1">
          <table:table-cell table:formula="of:=IF(LEN([.B2682])=1;0;IF(LEN([.B2682])=2;1;IF(LEN([.B2682])=3;2;IF(LEN([.B2682])=5;3;IF(LEN([.B2682])=6;4;IF(LEN([.B2682])=7;5;&quot;Fehler&quot;))))))" office:value-type="float" office:value="4" calcext:value-type="float">
            <text:p>4</text:p>
          </table:table-cell>
          <table:table-cell office:value-type="string" calcext:value-type="string">
            <text:p>SDL 20</text:p>
          </table:table-cell>
          <table:table-cell office:value-type="string" calcext:value-type="string">
            <text:p>DEUTSCHE THEATERGESCHICHTE <text:s/>GESCHICHTE EINZELNER THEATER UND THEATERENSEMBLES</text:p>
          </table:table-cell>
          <table:table-cell table:number-columns-repeated="5"/>
        </table:table-row>
        <table:table-row table:style-name="ro1">
          <table:table-cell table:formula="of:=IF(LEN([.B2683])=1;0;IF(LEN([.B2683])=2;1;IF(LEN([.B2683])=3;2;IF(LEN([.B2683])=5;3;IF(LEN([.B2683])=6;4;IF(LEN([.B2683])=7;5;&quot;Fehler&quot;))))))" office:value-type="float" office:value="3" calcext:value-type="float">
            <text:p>3</text:p>
          </table:table-cell>
          <table:table-cell office:value-type="string" calcext:value-type="string">
            <text:p>SDL 3</text:p>
          </table:table-cell>
          <table:table-cell office:value-type="string" calcext:value-type="string">
            <text:p>SONSTIGE EINZELFRAGEN DER THEATERGESCHICHTE</text:p>
          </table:table-cell>
          <table:table-cell table:number-columns-repeated="5"/>
        </table:table-row>
        <table:table-row table:style-name="ro1">
          <table:table-cell table:formula="of:=IF(LEN([.B2684])=1;0;IF(LEN([.B2684])=2;1;IF(LEN([.B2684])=3;2;IF(LEN([.B2684])=5;3;IF(LEN([.B2684])=6;4;IF(LEN([.B2684])=7;5;&quot;Fehler&quot;))))))" office:value-type="float" office:value="2" calcext:value-type="float">
            <text:p>2</text:p>
          </table:table-cell>
          <table:table-cell office:value-type="string" calcext:value-type="string">
            <text:p>SDM</text:p>
          </table:table-cell>
          <table:table-cell office:value-type="string" calcext:value-type="string">
            <text:p>THEATERINSZENIERUNG</text:p>
          </table:table-cell>
          <table:table-cell table:number-columns-repeated="5"/>
        </table:table-row>
        <table:table-row table:style-name="ro1">
          <table:table-cell table:formula="of:=IF(LEN([.B2685])=1;0;IF(LEN([.B2685])=2;1;IF(LEN([.B2685])=3;2;IF(LEN([.B2685])=5;3;IF(LEN([.B2685])=6;4;IF(LEN([.B2685])=7;5;&quot;Fehler&quot;))))))" office:value-type="float" office:value="3" calcext:value-type="float">
            <text:p>3</text:p>
          </table:table-cell>
          <table:table-cell office:value-type="string" calcext:value-type="string">
            <text:p>SDM 1</text:p>
          </table:table-cell>
          <table:table-cell office:value-type="string" calcext:value-type="string">
            <text:p>THEATERDRAMATURGIE <text:s/>THEATERREGIE</text:p>
          </table:table-cell>
          <table:table-cell table:number-columns-repeated="5"/>
        </table:table-row>
        <table:table-row table:style-name="ro1">
          <table:table-cell table:formula="of:=IF(LEN([.B2686])=1;0;IF(LEN([.B2686])=2;1;IF(LEN([.B2686])=3;2;IF(LEN([.B2686])=5;3;IF(LEN([.B2686])=6;4;IF(LEN([.B2686])=7;5;&quot;Fehler&quot;))))))" office:value-type="float" office:value="3" calcext:value-type="float">
            <text:p>3</text:p>
          </table:table-cell>
          <table:table-cell office:value-type="string" calcext:value-type="string">
            <text:p>SDM 2</text:p>
          </table:table-cell>
          <table:table-cell office:value-type="string" calcext:value-type="string">
            <text:p>BUEHNENAUSSTATTUNG <text:s/>BUEHNENTECHNIK <text:s/>THEATERKOSTUEME</text:p>
          </table:table-cell>
          <table:table-cell table:number-columns-repeated="5"/>
        </table:table-row>
        <table:table-row table:style-name="ro1">
          <table:table-cell table:formula="of:=IF(LEN([.B2687])=1;0;IF(LEN([.B2687])=2;1;IF(LEN([.B2687])=3;2;IF(LEN([.B2687])=5;3;IF(LEN([.B2687])=6;4;IF(LEN([.B2687])=7;5;&quot;Fehler&quot;))))))" office:value-type="float" office:value="3" calcext:value-type="float">
            <text:p>3</text:p>
          </table:table-cell>
          <table:table-cell office:value-type="string" calcext:value-type="string">
            <text:p>SDM 3</text:p>
          </table:table-cell>
          <table:table-cell office:value-type="string" calcext:value-type="string">
            <text:p>INSZENIERUNGEN EINZELNER BUEHNENWERKE</text:p>
          </table:table-cell>
          <table:table-cell table:number-columns-repeated="5"/>
        </table:table-row>
        <table:table-row table:style-name="ro1">
          <table:table-cell table:formula="of:=IF(LEN([.B2688])=1;0;IF(LEN([.B2688])=2;1;IF(LEN([.B2688])=3;2;IF(LEN([.B2688])=5;3;IF(LEN([.B2688])=6;4;IF(LEN([.B2688])=7;5;&quot;Fehler&quot;))))))" office:value-type="float" office:value="2" calcext:value-type="float">
            <text:p>2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CHAUSPIELKUNST : ALLGEMEINES - GESAMTDARSTELLUNGEN</text:p>
          </table:table-cell>
          <table:table-cell table:number-columns-repeated="5"/>
        </table:table-row>
        <table:table-row table:style-name="ro1">
          <table:table-cell table:formula="of:=IF(LEN([.B2689])=1;0;IF(LEN([.B2689])=2;1;IF(LEN([.B2689])=3;2;IF(LEN([.B2689])=5;3;IF(LEN([.B2689])=6;4;IF(LEN([.B2689])=7;5;&quot;Fehler&quot;))))))" office:value-type="float" office:value="3" calcext:value-type="float">
            <text:p>3</text:p>
          </table:table-cell>
          <table:table-cell office:value-type="string" calcext:value-type="string">
            <text:p>SDN 1</text:p>
          </table:table-cell>
          <table:table-cell office:value-type="string" calcext:value-type="string">
            <text:p>EINZELFRAGEN</text:p>
          </table:table-cell>
          <table:table-cell table:number-columns-repeated="5"/>
        </table:table-row>
        <table:table-row table:style-name="ro1">
          <table:table-cell table:formula="of:=IF(LEN([.B2690])=1;0;IF(LEN([.B2690])=2;1;IF(LEN([.B2690])=3;2;IF(LEN([.B2690])=5;3;IF(LEN([.B2690])=6;4;IF(LEN([.B2690])=7;5;&quot;Fehler&quot;))))))" office:value-type="float" office:value="2" calcext:value-type="float">
            <text:p>2</text:p>
          </table:table-cell>
          <table:table-cell office:value-type="string" calcext:value-type="string">
            <text:p>SDO</text:p>
          </table:table-cell>
          <table:table-cell office:value-type="string" calcext:value-type="string">
            <text:p>LAIENSPIEL <text:s/>KINDERTHEATER <text:s/>JUGENDTHEATER <text:s/>STUDENTENTHEATER : THEORIE UND GESCHICHTE</text:p>
          </table:table-cell>
          <table:table-cell table:number-columns-repeated="5"/>
        </table:table-row>
        <table:table-row table:style-name="ro1">
          <table:table-cell table:formula="of:=IF(LEN([.B2691])=1;0;IF(LEN([.B2691])=2;1;IF(LEN([.B2691])=3;2;IF(LEN([.B2691])=5;3;IF(LEN([.B2691])=6;4;IF(LEN([.B2691])=7;5;&quot;Fehler&quot;))))))" office:value-type="float" office:value="3" calcext:value-type="float">
            <text:p>3</text:p>
          </table:table-cell>
          <table:table-cell office:value-type="string" calcext:value-type="string">
            <text:p>SDO 1</text:p>
          </table:table-cell>
          <table:table-cell office:value-type="string" calcext:value-type="string">
            <text:p>KINDERSPIELTEXTE <text:s/>MAERCHENSPIELTEXTE</text:p>
          </table:table-cell>
          <table:table-cell table:number-columns-repeated="5"/>
        </table:table-row>
        <table:table-row table:style-name="ro1">
          <table:table-cell table:formula="of:=IF(LEN([.B2692])=1;0;IF(LEN([.B2692])=2;1;IF(LEN([.B2692])=3;2;IF(LEN([.B2692])=5;3;IF(LEN([.B2692])=6;4;IF(LEN([.B2692])=7;5;&quot;Fehler&quot;))))))" office:value-type="float" office:value="3" calcext:value-type="float">
            <text:p>3</text:p>
          </table:table-cell>
          <table:table-cell office:value-type="string" calcext:value-type="string">
            <text:p>SDO 2</text:p>
          </table:table-cell>
          <table:table-cell office:value-type="string" calcext:value-type="string">
            <text:p>SPIELTEXTE FUER JUGENDGRUPPEN UND SCHULKLASSEN</text:p>
          </table:table-cell>
          <table:table-cell table:number-columns-repeated="5"/>
        </table:table-row>
        <table:table-row table:style-name="ro1">
          <table:table-cell table:formula="of:=IF(LEN([.B2693])=1;0;IF(LEN([.B2693])=2;1;IF(LEN([.B2693])=3;2;IF(LEN([.B2693])=5;3;IF(LEN([.B2693])=6;4;IF(LEN([.B2693])=7;5;&quot;Fehler&quot;))))))" office:value-type="float" office:value="3" calcext:value-type="float">
            <text:p>3</text:p>
          </table:table-cell>
          <table:table-cell office:value-type="string" calcext:value-type="string">
            <text:p>SDO 4</text:p>
          </table:table-cell>
          <table:table-cell office:value-type="string" calcext:value-type="string">
            <text:p>SPIELTEXTE ZUM FESTKREIS DES JAHRES</text:p>
          </table:table-cell>
          <table:table-cell table:number-columns-repeated="5"/>
        </table:table-row>
        <table:table-row table:style-name="ro1">
          <table:table-cell table:formula="of:=IF(LEN([.B2694])=1;0;IF(LEN([.B2694])=2;1;IF(LEN([.B2694])=3;2;IF(LEN([.B2694])=5;3;IF(LEN([.B2694])=6;4;IF(LEN([.B2694])=7;5;&quot;Fehler&quot;))))))" office:value-type="float" office:value="3" calcext:value-type="float">
            <text:p>3</text:p>
          </table:table-cell>
          <table:table-cell office:value-type="string" calcext:value-type="string">
            <text:p>SDO 9</text:p>
          </table:table-cell>
          <table:table-cell office:value-type="string" calcext:value-type="string">
            <text:p>SONSTIGE SPIELTEXTE</text:p>
          </table:table-cell>
          <table:table-cell table:number-columns-repeated="5"/>
        </table:table-row>
        <table:table-row table:style-name="ro1">
          <table:table-cell table:formula="of:=IF(LEN([.B2695])=1;0;IF(LEN([.B2695])=2;1;IF(LEN([.B2695])=3;2;IF(LEN([.B2695])=5;3;IF(LEN([.B2695])=6;4;IF(LEN([.B2695])=7;5;&quot;Fehler&quot;))))))" office:value-type="float" office:value="2" calcext:value-type="float">
            <text:p>2</text:p>
          </table:table-cell>
          <table:table-cell office:value-type="string" calcext:value-type="string">
            <text:p>SDP</text:p>
          </table:table-cell>
          <table:table-cell office:value-type="string" calcext:value-type="string">
            <text:p>PUPPENSPIEL <text:s/>MARIONETTENSPIEL <text:s/>PAPIERTHEATER SCHATTENSPIEL SCHWARZES THEATER : THEORIE UND GESCHICHTE</text:p>
          </table:table-cell>
          <table:table-cell table:number-columns-repeated="5"/>
        </table:table-row>
        <table:table-row table:style-name="ro1">
          <table:table-cell table:formula="of:=IF(LEN([.B2696])=1;0;IF(LEN([.B2696])=2;1;IF(LEN([.B2696])=3;2;IF(LEN([.B2696])=5;3;IF(LEN([.B2696])=6;4;IF(LEN([.B2696])=7;5;&quot;Fehler&quot;))))))" office:value-type="float" office:value="3" calcext:value-type="float">
            <text:p>3</text:p>
          </table:table-cell>
          <table:table-cell office:value-type="string" calcext:value-type="string">
            <text:p>SDP 1</text:p>
          </table:table-cell>
          <table:table-cell office:value-type="string" calcext:value-type="string">
            <text:p>SPIELTEXTE</text:p>
          </table:table-cell>
          <table:table-cell table:number-columns-repeated="5"/>
        </table:table-row>
        <table:table-row table:style-name="ro1">
          <table:table-cell table:formula="of:=IF(LEN([.B2697])=1;0;IF(LEN([.B2697])=2;1;IF(LEN([.B2697])=3;2;IF(LEN([.B2697])=5;3;IF(LEN([.B2697])=6;4;IF(LEN([.B2697])=7;5;&quot;Fehler&quot;))))))" office:value-type="float" office:value="2" calcext:value-type="float">
            <text:p>2</text:p>
          </table:table-cell>
          <table:table-cell office:value-type="string" calcext:value-type="string">
            <text:p>SDQ</text:p>
          </table:table-cell>
          <table:table-cell office:value-type="string" calcext:value-type="string">
            <text:p>ARTISTIK <text:s/>KABARETT <text:s/>SHOW : ALLGEMEINES BIOGRAPHIEN EINZELNER KUENSTLER DES KABARETTS, ZIRKUS UND VARIETES</text:p>
          </table:table-cell>
          <table:table-cell table:number-columns-repeated="5"/>
        </table:table-row>
        <table:table-row table:style-name="ro1">
          <table:table-cell table:formula="of:=IF(LEN([.B2698])=1;0;IF(LEN([.B2698])=2;1;IF(LEN([.B2698])=3;2;IF(LEN([.B2698])=5;3;IF(LEN([.B2698])=6;4;IF(LEN([.B2698])=7;5;&quot;Fehler&quot;))))))" office:value-type="float" office:value="3" calcext:value-type="float">
            <text:p>3</text:p>
          </table:table-cell>
          <table:table-cell office:value-type="string" calcext:value-type="string">
            <text:p>SDQ 1</text:p>
          </table:table-cell>
          <table:table-cell office:value-type="string" calcext:value-type="string">
            <text:p>KABARETT <text:s/>COMEDY</text:p>
          </table:table-cell>
          <table:table-cell table:number-columns-repeated="5"/>
        </table:table-row>
        <table:table-row table:style-name="ro1">
          <table:table-cell table:formula="of:=IF(LEN([.B2699])=1;0;IF(LEN([.B2699])=2;1;IF(LEN([.B2699])=3;2;IF(LEN([.B2699])=5;3;IF(LEN([.B2699])=6;4;IF(LEN([.B2699])=7;5;&quot;Fehler&quot;))))))" office:value-type="float" office:value="3" calcext:value-type="float">
            <text:p>3</text:p>
          </table:table-cell>
          <table:table-cell office:value-type="string" calcext:value-type="string">
            <text:p>SDQ 2</text:p>
          </table:table-cell>
          <table:table-cell office:value-type="string" calcext:value-type="string">
            <text:p>ZIRKUS <text:s/>VARIETE <text:s/>REVUE</text:p>
          </table:table-cell>
          <table:table-cell table:number-columns-repeated="5"/>
        </table:table-row>
        <table:table-row table:style-name="ro1">
          <table:table-cell table:formula="of:=IF(LEN([.B2700])=1;0;IF(LEN([.B2700])=2;1;IF(LEN([.B2700])=3;2;IF(LEN([.B2700])=5;3;IF(LEN([.B2700])=6;4;IF(LEN([.B2700])=7;5;&quot;Fehler&quot;))))))" office:value-type="float" office:value="1" calcext:value-type="float">
            <text:p>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FILM (KINOFILM)</text:p>
          </table:table-cell>
          <table:table-cell table:number-columns-repeated="5"/>
        </table:table-row>
        <table:table-row table:style-name="ro1">
          <table:table-cell table:formula="of:=IF(LEN([.B2701])=1;0;IF(LEN([.B2701])=2;1;IF(LEN([.B2701])=3;2;IF(LEN([.B2701])=5;3;IF(LEN([.B2701])=6;4;IF(LEN([.B2701])=7;5;&quot;Fehler&quot;))))))" office:value-type="float" office:value="2" calcext:value-type="float">
            <text:p>2</text:p>
          </table:table-cell>
          <table:table-cell office:value-type="string" calcext:value-type="string">
            <text:p>SEK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LEN([.B2702])=1;0;IF(LEN([.B2702])=2;1;IF(LEN([.B2702])=3;2;IF(LEN([.B2702])=5;3;IF(LEN([.B2702])=6;4;IF(LEN([.B2702])=7;5;&quot;Fehler&quot;))))))" office:value-type="float" office:value="3" calcext:value-type="float">
            <text:p>3</text:p>
          </table:table-cell>
          <table:table-cell office:value-type="string" calcext:value-type="string">
            <text:p>SE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703])=1;0;IF(LEN([.B2703])=2;1;IF(LEN([.B2703])=3;2;IF(LEN([.B2703])=5;3;IF(LEN([.B2703])=6;4;IF(LEN([.B2703])=7;5;&quot;Fehler&quot;))))))" office:value-type="float" office:value="3" calcext:value-type="float">
            <text:p>3</text:p>
          </table:table-cell>
          <table:table-cell office:value-type="string" calcext:value-type="string">
            <text:p>SEK 2</text:p>
          </table:table-cell>
          <table:table-cell office:value-type="string" calcext:value-type="string">
            <text:p>NACHSCHLAGEWERKE - BIBLIOGRAPHIEN <text:s/>FILMFUEHRER</text:p>
          </table:table-cell>
          <table:table-cell table:number-columns-repeated="5"/>
        </table:table-row>
        <table:table-row table:style-name="ro1">
          <table:table-cell table:formula="of:=IF(LEN([.B2704])=1;0;IF(LEN([.B2704])=2;1;IF(LEN([.B2704])=3;2;IF(LEN([.B2704])=5;3;IF(LEN([.B2704])=6;4;IF(LEN([.B2704])=7;5;&quot;Fehler&quot;))))))" office:value-type="float" office:value="3" calcext:value-type="float">
            <text:p>3</text:p>
          </table:table-cell>
          <table:table-cell office:value-type="string" calcext:value-type="string">
            <text:p>SEK 3</text:p>
          </table:table-cell>
          <table:table-cell office:value-type="string" calcext:value-type="string">
            <text:p>AESTHETIK, PSYCHOLOGIE, SOZIOLOGIE DES FILMS UND SEIN VERHAELTNIS ZU ANDEREN SACHGEBIETEN</text:p>
          </table:table-cell>
          <table:table-cell table:number-columns-repeated="5"/>
        </table:table-row>
        <table:table-row table:style-name="ro1">
          <table:table-cell table:formula="of:=IF(LEN([.B2705])=1;0;IF(LEN([.B2705])=2;1;IF(LEN([.B2705])=3;2;IF(LEN([.B2705])=5;3;IF(LEN([.B2705])=6;4;IF(LEN([.B2705])=7;5;&quot;Fehler&quot;))))))" office:value-type="float" office:value="3" calcext:value-type="float">
            <text:p>3</text:p>
          </table:table-cell>
          <table:table-cell office:value-type="string" calcext:value-type="string">
            <text:p>SEK 4</text:p>
          </table:table-cell>
          <table:table-cell office:value-type="string" calcext:value-type="string">
            <text:p>FILMFOERDERUNG <text:s/>FILMZENSUR <text:s/>KOMMUNALES KINO</text:p>
          </table:table-cell>
          <table:table-cell table:number-columns-repeated="5"/>
        </table:table-row>
        <table:table-row table:style-name="ro1">
          <table:table-cell table:formula="of:=IF(LEN([.B2706])=1;0;IF(LEN([.B2706])=2;1;IF(LEN([.B2706])=3;2;IF(LEN([.B2706])=5;3;IF(LEN([.B2706])=6;4;IF(LEN([.B2706])=7;5;&quot;Fehler&quot;))))))" office:value-type="float" office:value="3" calcext:value-type="float">
            <text:p>3</text:p>
          </table:table-cell>
          <table:table-cell office:value-type="string" calcext:value-type="string">
            <text:p>SEK 5</text:p>
          </table:table-cell>
          <table:table-cell office:value-type="string" calcext:value-type="string">
            <text:p>FILMKRITIK</text:p>
          </table:table-cell>
          <table:table-cell table:number-columns-repeated="5"/>
        </table:table-row>
        <table:table-row table:style-name="ro1">
          <table:table-cell table:formula="of:=IF(LEN([.B2707])=1;0;IF(LEN([.B2707])=2;1;IF(LEN([.B2707])=3;2;IF(LEN([.B2707])=5;3;IF(LEN([.B2707])=6;4;IF(LEN([.B2707])=7;5;&quot;Fehler&quot;))))))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FILMDRAMATURGIE <text:s/>FILMREGIE <text:s/>DREHBUCH</text:p>
          </table:table-cell>
          <table:table-cell table:number-columns-repeated="5"/>
        </table:table-row>
        <table:table-row table:style-name="ro1">
          <table:table-cell table:formula="of:=IF(LEN([.B2708])=1;0;IF(LEN([.B2708])=2;1;IF(LEN([.B2708])=3;2;IF(LEN([.B2708])=5;3;IF(LEN([.B2708])=6;4;IF(LEN([.B2708])=7;5;&quot;Fehler&quot;))))))" office:value-type="float" office:value="3" calcext:value-type="float">
            <text:p>3</text:p>
          </table:table-cell>
          <table:table-cell office:value-type="string" calcext:value-type="string">
            <text:p>SEL 3</text:p>
          </table:table-cell>
          <table:table-cell office:value-type="string" calcext:value-type="string">
            <text:p>EINZELNE FILME</text:p>
          </table:table-cell>
          <table:table-cell table:number-columns-repeated="5"/>
        </table:table-row>
        <table:table-row table:style-name="ro1">
          <table:table-cell table:formula="of:=IF(LEN([.B2709])=1;0;IF(LEN([.B2709])=2;1;IF(LEN([.B2709])=3;2;IF(LEN([.B2709])=5;3;IF(LEN([.B2709])=6;4;IF(LEN([.B2709])=7;5;&quot;Fehler&quot;))))))" office:value-type="float" office:value="2" calcext:value-type="float">
            <text:p>2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FILMGESCHICHTE : GESAMTDARSTELLUNGEN – DARSTELLUNGEN EINZELNER EPOCHEN IN MEHREREN LAENDERN</text:p>
          </table:table-cell>
          <table:table-cell table:number-columns-repeated="5"/>
        </table:table-row>
        <table:table-row table:style-name="ro1">
          <table:table-cell table:formula="of:=IF(LEN([.B2710])=1;0;IF(LEN([.B2710])=2;1;IF(LEN([.B2710])=3;2;IF(LEN([.B2710])=5;3;IF(LEN([.B2710])=6;4;IF(LEN([.B2710])=7;5;&quot;Fehler&quot;))))))" office:value-type="float" office:value="3" calcext:value-type="float">
            <text:p>3</text:p>
          </table:table-cell>
          <table:table-cell office:value-type="string" calcext:value-type="string">
            <text:p>SEM 1</text:p>
          </table:table-cell>
          <table:table-cell office:value-type="string" calcext:value-type="string">
            <text:p>FILMGESCHICHTE IN EINZELNEN LAENDERN</text:p>
          </table:table-cell>
          <table:table-cell table:number-columns-repeated="5"/>
        </table:table-row>
        <table:table-row table:style-name="ro1">
          <table:table-cell table:formula="of:=IF(LEN([.B2711])=1;0;IF(LEN([.B2711])=2;1;IF(LEN([.B2711])=3;2;IF(LEN([.B2711])=5;3;IF(LEN([.B2711])=6;4;IF(LEN([.B2711])=7;5;&quot;Fehler&quot;))))))" office:value-type="float" office:value="4" calcext:value-type="float">
            <text:p>4</text:p>
          </table:table-cell>
          <table:table-cell office:value-type="string" calcext:value-type="string">
            <text:p>SEM 10</text:p>
          </table:table-cell>
          <table:table-cell office:value-type="string" calcext:value-type="string">
            <text:p>DEUTSCHE FILMGESCHICHTE</text:p>
          </table:table-cell>
          <table:table-cell table:number-columns-repeated="5"/>
        </table:table-row>
        <table:table-row table:style-name="ro1">
          <table:table-cell table:formula="of:=IF(LEN([.B2712])=1;0;IF(LEN([.B2712])=2;1;IF(LEN([.B2712])=3;2;IF(LEN([.B2712])=5;3;IF(LEN([.B2712])=6;4;IF(LEN([.B2712])=7;5;&quot;Fehler&quot;))))))" office:value-type="float" office:value="2" calcext:value-type="float">
            <text:p>2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EINZELNE GATTUNGEN UND FORMEN DES FILMS</text:p>
          </table:table-cell>
          <table:table-cell table:number-columns-repeated="5"/>
        </table:table-row>
        <table:table-row table:style-name="ro1">
          <table:table-cell table:formula="of:=IF(LEN([.B2713])=1;0;IF(LEN([.B2713])=2;1;IF(LEN([.B2713])=3;2;IF(LEN([.B2713])=5;3;IF(LEN([.B2713])=6;4;IF(LEN([.B2713])=7;5;&quot;Fehler&quot;))))))"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EINZELNE STOFFE UND MOTIVE IM FILM</text:p>
          </table:table-cell>
          <table:table-cell table:number-columns-repeated="5"/>
        </table:table-row>
        <table:table-row table:style-name="ro1">
          <table:table-cell table:formula="of:=IF(LEN([.B2714])=1;0;IF(LEN([.B2714])=2;1;IF(LEN([.B2714])=3;2;IF(LEN([.B2714])=5;3;IF(LEN([.B2714])=6;4;IF(LEN([.B2714])=7;5;&quot;Fehler&quot;))))))" office:value-type="float" office:value="2" calcext:value-type="float">
            <text:p>2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VIDEOFILME <text:s/>DVD-VIDEOFILME</text:p>
          </table:table-cell>
          <table:table-cell table:number-columns-repeated="5"/>
        </table:table-row>
        <table:table-row table:style-name="ro1">
          <table:table-cell table:formula="of:=IF(LEN([.B2715])=1;0;IF(LEN([.B2715])=2;1;IF(LEN([.B2715])=3;2;IF(LEN([.B2715])=5;3;IF(LEN([.B2715])=6;4;IF(LEN([.B2715])=7;5;&quot;Fehler&quot;))))))" office:value-type="float" office:value="1" calcext:value-type="float">
            <text:p>1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HOERFUNK (HOERRUNDFUNK) <text:s/>HIER AUCH ZUSAMMENFASSENDE DARSTELLUNGEN VON HOERFUNK UND FERNSEHEN (RUNDFUNK)</text:p>
          </table:table-cell>
          <table:table-cell table:number-columns-repeated="5"/>
        </table:table-row>
        <table:table-row table:style-name="ro1">
          <table:table-cell table:formula="of:=IF(LEN([.B2716])=1;0;IF(LEN([.B2716])=2;1;IF(LEN([.B2716])=3;2;IF(LEN([.B2716])=5;3;IF(LEN([.B2716])=6;4;IF(LEN([.B2716])=7;5;&quot;Fehler&quot;))))))" office:value-type="float" office:value="2" calcext:value-type="float">
            <text:p>2</text:p>
          </table:table-cell>
          <table:table-cell office:value-type="string" calcext:value-type="string">
            <text:p>SFK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LEN([.B2717])=1;0;IF(LEN([.B2717])=2;1;IF(LEN([.B2717])=3;2;IF(LEN([.B2717])=5;3;IF(LEN([.B2717])=6;4;IF(LEN([.B2717])=7;5;&quot;Fehler&quot;))))))" office:value-type="float" office:value="3" calcext:value-type="float">
            <text:p>3</text:p>
          </table:table-cell>
          <table:table-cell office:value-type="string" calcext:value-type="string">
            <text:p>SF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718])=1;0;IF(LEN([.B2718])=2;1;IF(LEN([.B2718])=3;2;IF(LEN([.B2718])=5;3;IF(LEN([.B2718])=6;4;IF(LEN([.B2718])=7;5;&quot;Fehler&quot;))))))" office:value-type="float" office:value="3" calcext:value-type="float">
            <text:p>3</text:p>
          </table:table-cell>
          <table:table-cell office:value-type="string" calcext:value-type="string">
            <text:p>SF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2719])=1;0;IF(LEN([.B2719])=2;1;IF(LEN([.B2719])=3;2;IF(LEN([.B2719])=5;3;IF(LEN([.B2719])=6;4;IF(LEN([.B2719])=7;5;&quot;Fehler&quot;))))))" office:value-type="float" office:value="3" calcext:value-type="float">
            <text:p>3</text:p>
          </table:table-cell>
          <table:table-cell office:value-type="string" calcext:value-type="string">
            <text:p>SFK 3</text:p>
          </table:table-cell>
          <table:table-cell office:value-type="string" calcext:value-type="string">
            <text:p>AESTHETIK, PSYCHOLOGIE, SOZIOLOGIE DES RUNDFUNKS UND SEIN VERHAELTNIS ZU ANDEREN SACHGEBIETEN</text:p>
          </table:table-cell>
          <table:table-cell table:number-columns-repeated="5"/>
        </table:table-row>
        <table:table-row table:style-name="ro1">
          <table:table-cell table:formula="of:=IF(LEN([.B2720])=1;0;IF(LEN([.B2720])=2;1;IF(LEN([.B2720])=3;2;IF(LEN([.B2720])=5;3;IF(LEN([.B2720])=6;4;IF(LEN([.B2720])=7;5;&quot;Fehler&quot;))))))" office:value-type="float" office:value="3" calcext:value-type="float">
            <text:p>3</text:p>
          </table:table-cell>
          <table:table-cell office:value-type="string" calcext:value-type="string">
            <text:p>SFK 4</text:p>
          </table:table-cell>
          <table:table-cell office:value-type="string" calcext:value-type="string">
            <text:p>GESCHICHTE DES RUNDFUNKS</text:p>
          </table:table-cell>
          <table:table-cell table:number-columns-repeated="5"/>
        </table:table-row>
        <table:table-row table:style-name="ro1">
          <table:table-cell table:formula="of:=IF(LEN([.B2721])=1;0;IF(LEN([.B2721])=2;1;IF(LEN([.B2721])=3;2;IF(LEN([.B2721])=5;3;IF(LEN([.B2721])=6;4;IF(LEN([.B2721])=7;5;&quot;Fehler&quot;))))))" office:value-type="float" office:value="4" calcext:value-type="float">
            <text:p>4</text:p>
          </table:table-cell>
          <table:table-cell office:value-type="string" calcext:value-type="string">
            <text:p>SFK 40</text:p>
          </table:table-cell>
          <table:table-cell office:value-type="string" calcext:value-type="string">
            <text:p>EINZELNE RUNDFUNKANSTALTEN : ORGANISATION, VERWALTUNG UND GESCHICHTE</text:p>
          </table:table-cell>
          <table:table-cell table:number-columns-repeated="5"/>
        </table:table-row>
        <table:table-row table:style-name="ro1">
          <table:table-cell table:formula="of:=IF(LEN([.B2722])=1;0;IF(LEN([.B2722])=2;1;IF(LEN([.B2722])=3;2;IF(LEN([.B2722])=5;3;IF(LEN([.B2722])=6;4;IF(LEN([.B2722])=7;5;&quot;Fehler&quot;))))))" office:value-type="float" office:value="2" calcext:value-type="float">
            <text:p>2</text:p>
          </table:table-cell>
          <table:table-cell office:value-type="string" calcext:value-type="string">
            <text:p>SFL</text:p>
          </table:table-cell>
          <table:table-cell office:value-type="string" calcext:value-type="string">
            <text:p>PROGRAMMGESTALTUNG <text:s/>FUNKDRAMATURGIE FUNKREGIE</text:p>
          </table:table-cell>
          <table:table-cell table:number-columns-repeated="5"/>
        </table:table-row>
        <table:table-row table:style-name="ro1">
          <table:table-cell table:formula="of:=IF(LEN([.B2723])=1;0;IF(LEN([.B2723])=2;1;IF(LEN([.B2723])=3;2;IF(LEN([.B2723])=5;3;IF(LEN([.B2723])=6;4;IF(LEN([.B2723])=7;5;&quot;Fehler&quot;))))))" office:value-type="float" office:value="2" calcext:value-type="float">
            <text:p>2</text:p>
          </table:table-cell>
          <table:table-cell office:value-type="string" calcext:value-type="string">
            <text:p>SFM</text:p>
          </table:table-cell>
          <table:table-cell office:value-type="string" calcext:value-type="string">
            <text:p>EINZELNE SENDEFORMEN</text:p>
          </table:table-cell>
          <table:table-cell table:number-columns-repeated="5"/>
        </table:table-row>
        <table:table-row table:style-name="ro1">
          <table:table-cell table:formula="of:=IF(LEN([.B2724])=1;0;IF(LEN([.B2724])=2;1;IF(LEN([.B2724])=3;2;IF(LEN([.B2724])=5;3;IF(LEN([.B2724])=6;4;IF(LEN([.B2724])=7;5;&quot;Fehler&quot;))))))" office:value-type="float" office:value="2" calcext:value-type="float">
            <text:p>2</text:p>
          </table:table-cell>
          <table:table-cell office:value-type="string" calcext:value-type="string">
            <text:p>SFP</text:p>
          </table:table-cell>
          <table:table-cell office:value-type="string" calcext:value-type="string">
            <text:p>EINZELNE STOFFE UND MOTIVE IM HOERFUNK</text:p>
          </table:table-cell>
          <table:table-cell table:number-columns-repeated="5"/>
        </table:table-row>
        <table:table-row table:style-name="ro1">
          <table:table-cell table:formula="of:=IF(LEN([.B2725])=1;0;IF(LEN([.B2725])=2;1;IF(LEN([.B2725])=3;2;IF(LEN([.B2725])=5;3;IF(LEN([.B2725])=6;4;IF(LEN([.B2725])=7;5;&quot;Fehler&quot;))))))" office:value-type="float" office:value="1" calcext:value-type="float">
            <text:p>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FERNSEHEN <text:s/>KABELFERNSEHEN</text:p>
          </table:table-cell>
          <table:table-cell table:number-columns-repeated="5"/>
        </table:table-row>
        <table:table-row table:style-name="ro1">
          <table:table-cell table:formula="of:=IF(LEN([.B2726])=1;0;IF(LEN([.B2726])=2;1;IF(LEN([.B2726])=3;2;IF(LEN([.B2726])=5;3;IF(LEN([.B2726])=6;4;IF(LEN([.B2726])=7;5;&quot;Fehler&quot;))))))" office:value-type="float" office:value="2" calcext:value-type="float">
            <text:p>2</text:p>
          </table:table-cell>
          <table:table-cell office:value-type="string" calcext:value-type="string">
            <text:p>SGK</text:p>
          </table:table-cell>
          <table:table-cell office:value-type="string" calcext:value-type="string">
            <text:p>ALLGEMEINES - VERMISCHTE SCHRIFTEN</text:p>
          </table:table-cell>
          <table:table-cell table:number-columns-repeated="5"/>
        </table:table-row>
        <table:table-row table:style-name="ro1">
          <table:table-cell table:formula="of:=IF(LEN([.B2727])=1;0;IF(LEN([.B2727])=2;1;IF(LEN([.B2727])=3;2;IF(LEN([.B2727])=5;3;IF(LEN([.B2727])=6;4;IF(LEN([.B2727])=7;5;&quot;Fehler&quot;))))))" office:value-type="float" office:value="3" calcext:value-type="float">
            <text:p>3</text:p>
          </table:table-cell>
          <table:table-cell office:value-type="string" calcext:value-type="string">
            <text:p>SGK 1</text:p>
          </table:table-cell>
          <table:table-cell office:value-type="string" calcext:value-type="string">
            <text:p>GESAMTDARSTELLUNGEN - DARSTELLUNGEN MEHRERER TEILGEBIETE NACHSCHLAGEWERKE UND BIBLIOGRAPHIEN</text:p>
          </table:table-cell>
          <table:table-cell table:number-columns-repeated="5"/>
        </table:table-row>
        <table:table-row table:style-name="ro1">
          <table:table-cell table:formula="of:=IF(LEN([.B2728])=1;0;IF(LEN([.B2728])=2;1;IF(LEN([.B2728])=3;2;IF(LEN([.B2728])=5;3;IF(LEN([.B2728])=6;4;IF(LEN([.B2728])=7;5;&quot;Fehler&quot;))))))" office:value-type="float" office:value="3" calcext:value-type="float">
            <text:p>3</text:p>
          </table:table-cell>
          <table:table-cell office:value-type="string" calcext:value-type="string">
            <text:p>SGK 2</text:p>
          </table:table-cell>
          <table:table-cell office:value-type="string" calcext:value-type="string">
            <text:p>AESTHETIK, PSYCHOLOGIE, SOZIOLOGIE DES FERNSEHENS UND SEIN VERHAELTNIS ZU ANDEREN SACHGEBIETEN</text:p>
          </table:table-cell>
          <table:table-cell table:number-columns-repeated="5"/>
        </table:table-row>
        <table:table-row table:style-name="ro1">
          <table:table-cell table:formula="of:=IF(LEN([.B2729])=1;0;IF(LEN([.B2729])=2;1;IF(LEN([.B2729])=3;2;IF(LEN([.B2729])=5;3;IF(LEN([.B2729])=6;4;IF(LEN([.B2729])=7;5;&quot;Fehler&quot;))))))" office:value-type="float" office:value="3" calcext:value-type="float">
            <text:p>3</text:p>
          </table:table-cell>
          <table:table-cell office:value-type="string" calcext:value-type="string">
            <text:p>SGK 3</text:p>
          </table:table-cell>
          <table:table-cell office:value-type="string" calcext:value-type="string">
            <text:p>GESCHICHTE DES FERNSEHENS</text:p>
          </table:table-cell>
          <table:table-cell table:number-columns-repeated="5"/>
        </table:table-row>
        <table:table-row table:style-name="ro1">
          <table:table-cell table:formula="of:=IF(LEN([.B2730])=1;0;IF(LEN([.B2730])=2;1;IF(LEN([.B2730])=3;2;IF(LEN([.B2730])=5;3;IF(LEN([.B2730])=6;4;IF(LEN([.B2730])=7;5;&quot;Fehler&quot;))))))" office:value-type="float" office:value="4" calcext:value-type="float">
            <text:p>4</text:p>
          </table:table-cell>
          <table:table-cell office:value-type="string" calcext:value-type="string">
            <text:p>SGK 30</text:p>
          </table:table-cell>
          <table:table-cell office:value-type="string" calcext:value-type="string">
            <text:p>EINZELNE FERNSEHANSTALTEN : ORGANISATION, VERWALTUNG UND GESCHICHTE</text:p>
          </table:table-cell>
          <table:table-cell table:number-columns-repeated="5"/>
        </table:table-row>
        <table:table-row table:style-name="ro1">
          <table:table-cell table:formula="of:=IF(LEN([.B2731])=1;0;IF(LEN([.B2731])=2;1;IF(LEN([.B2731])=3;2;IF(LEN([.B2731])=5;3;IF(LEN([.B2731])=6;4;IF(LEN([.B2731])=7;5;&quot;Fehler&quot;))))))" office:value-type="float" office:value="2" calcext:value-type="float">
            <text:p>2</text:p>
          </table:table-cell>
          <table:table-cell office:value-type="string" calcext:value-type="string">
            <text:p>SGL</text:p>
          </table:table-cell>
          <table:table-cell office:value-type="string" calcext:value-type="string">
            <text:p>PROGRAMMGESTALTUNG <text:s/>FERNSEHDRAMATURGIE FERNSEHREGIE</text:p>
          </table:table-cell>
          <table:table-cell table:number-columns-repeated="5"/>
        </table:table-row>
        <table:table-row table:style-name="ro1">
          <table:table-cell table:formula="of:=IF(LEN([.B2732])=1;0;IF(LEN([.B2732])=2;1;IF(LEN([.B2732])=3;2;IF(LEN([.B2732])=5;3;IF(LEN([.B2732])=6;4;IF(LEN([.B2732])=7;5;&quot;Fehler&quot;))))))" office:value-type="float" office:value="3" calcext:value-type="float">
            <text:p>3</text:p>
          </table:table-cell>
          <table:table-cell office:value-type="string" calcext:value-type="string">
            <text:p>SGL 3</text:p>
          </table:table-cell>
          <table:table-cell office:value-type="string" calcext:value-type="string">
            <text:p>EINZELNE FERNSEHSENDUNGEN</text:p>
          </table:table-cell>
          <table:table-cell table:number-columns-repeated="5"/>
        </table:table-row>
        <table:table-row table:style-name="ro1">
          <table:table-cell table:formula="of:=IF(LEN([.B2733])=1;0;IF(LEN([.B2733])=2;1;IF(LEN([.B2733])=3;2;IF(LEN([.B2733])=5;3;IF(LEN([.B2733])=6;4;IF(LEN([.B2733])=7;5;&quot;Fehler&quot;))))))" office:value-type="float" office:value="2" calcext:value-type="float">
            <text:p>2</text:p>
          </table:table-cell>
          <table:table-cell office:value-type="string" calcext:value-type="string">
            <text:p>SGM</text:p>
          </table:table-cell>
          <table:table-cell office:value-type="string" calcext:value-type="string">
            <text:p>EINZELNE SENDEFORMEN</text:p>
          </table:table-cell>
          <table:table-cell table:number-columns-repeated="5"/>
        </table:table-row>
        <table:table-row table:style-name="ro1">
          <table:table-cell table:formula="of:=IF(LEN([.B2734])=1;0;IF(LEN([.B2734])=2;1;IF(LEN([.B2734])=3;2;IF(LEN([.B2734])=5;3;IF(LEN([.B2734])=6;4;IF(LEN([.B2734])=7;5;&quot;Fehler&quot;))))))" office:value-type="float" office:value="2" calcext:value-type="float">
            <text:p>2</text:p>
          </table:table-cell>
          <table:table-cell office:value-type="string" calcext:value-type="string">
            <text:p>SGS</text:p>
          </table:table-cell>
          <table:table-cell office:value-type="string" calcext:value-type="string">
            <text:p>EINZELNE STOFFE UND MOTIVE IM FERNSEHEN</text:p>
          </table:table-cell>
          <table:table-cell table:number-columns-repeated="5"/>
        </table:table-row>
        <table:table-row table:style-name="ro1">
          <table:table-cell table:formula="of:=IF(LEN([.B2735])=1;0;IF(LEN([.B2735])=2;1;IF(LEN([.B2735])=3;2;IF(LEN([.B2735])=5;3;IF(LEN([.B2735])=6;4;IF(LEN([.B2735])=7;5;&quot;Fehler&quot;))))))" office:value-type="float" office:value="2" calcext:value-type="float">
            <text:p>2</text:p>
          </table:table-cell>
          <table:table-cell office:value-type="string" calcext:value-type="string">
            <text:p>SGT</text:p>
          </table:table-cell>
          <table:table-cell office:value-type="string" calcext:value-type="string">
            <text:p>PRIVATRECHTLICHER RUNDFUNK</text:p>
          </table:table-cell>
          <table:table-cell table:number-columns-repeated="5"/>
        </table:table-row>
        <table:table-row table:style-name="ro1">
          <table:table-cell table:formula="of:=IF(LEN([.B2736])=1;0;IF(LEN([.B2736])=2;1;IF(LEN([.B2736])=3;2;IF(LEN([.B2736])=5;3;IF(LEN([.B2736])=6;4;IF(LEN([.B2736])=7;5;&quot;Fehler&quot;))))))" office:value-type="float" office:value="2" calcext:value-type="float">
            <text:p>2</text:p>
          </table:table-cell>
          <table:table-cell office:value-type="string" calcext:value-type="string">
            <text:p>SYB</text:p>
          </table:table-cell>
          <table:table-cell office:value-type="string" calcext:value-type="string">
            <text:p>BIOGRAPHIEN VON SCHAUSPIELERN, REGISSEUREN, TAENZERN, KABARETTISTEN UND ARTISTEN</text:p>
          </table:table-cell>
          <table:table-cell table:number-columns-repeated="5"/>
        </table:table-row>
        <table:table-row table:style-name="ro1">
          <table:table-cell table:formula="of:=IF(LEN([.B2737])=1;0;IF(LEN([.B2737])=2;1;IF(LEN([.B2737])=3;2;IF(LEN([.B2737])=5;3;IF(LEN([.B2737])=6;4;IF(LEN([.B2737])=7;5;&quot;Fehler&quot;))))))" office:value-type="float" office:value="3" calcext:value-type="float">
            <text:p>3</text:p>
          </table:table-cell>
          <table:table-cell office:value-type="string" calcext:value-type="string">
            <text:p>SYB 1</text:p>
          </table:table-cell>
          <table:table-cell office:value-type="string" calcext:value-type="string">
            <text:p>BIOGRAPHIEN MEHRERER SCHAUSPIELER, REGISSEURE, TAENZER, CHOREOGRAPHEN, KABARETTISTEN UND ARTISTEN</text:p>
          </table:table-cell>
          <table:table-cell table:number-columns-repeated="5"/>
        </table:table-row>
        <table:table-row table:style-name="ro1">
          <table:table-cell table:formula="of:=IF(LEN([.B2738])=1;0;IF(LEN([.B2738])=2;1;IF(LEN([.B2738])=3;2;IF(LEN([.B2738])=5;3;IF(LEN([.B2738])=6;4;IF(LEN([.B2738])=7;5;&quot;Fehler&quot;))))))" office:value-type="float" office:value="4" calcext:value-type="float">
            <text:p>4</text:p>
          </table:table-cell>
          <table:table-cell office:value-type="string" calcext:value-type="string">
            <text:p>SYB 12</text:p>
          </table:table-cell>
          <table:table-cell office:value-type="string" calcext:value-type="string">
            <text:p>BIOGRAPHIEN MEHRERER SCHAUSPIELER, REGISSEURE (THEATER UND FILM) <text:s/>TAENZER, CHOREOGRAPHEN</text:p>
          </table:table-cell>
          <table:table-cell table:number-columns-repeated="5"/>
        </table:table-row>
        <table:table-row table:style-name="ro1">
          <table:table-cell table:formula="of:=IF(LEN([.B2739])=1;0;IF(LEN([.B2739])=2;1;IF(LEN([.B2739])=3;2;IF(LEN([.B2739])=5;3;IF(LEN([.B2739])=6;4;IF(LEN([.B2739])=7;5;&quot;Fehler&quot;))))))" office:value-type="float" office:value="4" calcext:value-type="float">
            <text:p>4</text:p>
          </table:table-cell>
          <table:table-cell office:value-type="string" calcext:value-type="string">
            <text:p>SYB 13</text:p>
          </table:table-cell>
          <table:table-cell office:value-type="string" calcext:value-type="string">
            <text:p>BIOGRAPHIEN MEHRERER KUENSTLER DES KABARETTS, ZIRKUS UND VARIETES</text:p>
          </table:table-cell>
          <table:table-cell table:number-columns-repeated="5"/>
        </table:table-row>
        <table:table-row table:style-name="ro1">
          <table:table-cell table:formula="of:=IF(LEN([.B2740])=1;0;IF(LEN([.B2740])=2;1;IF(LEN([.B2740])=3;2;IF(LEN([.B2740])=5;3;IF(LEN([.B2740])=6;4;IF(LEN([.B2740])=7;5;&quot;Fehler&quot;))))))" office:value-type="float" office:value="3" calcext:value-type="float">
            <text:p>3</text:p>
          </table:table-cell>
          <table:table-cell office:value-type="string" calcext:value-type="string">
            <text:p>SYB 2</text:p>
          </table:table-cell>
          <table:table-cell office:value-type="string" calcext:value-type="string">
            <text:p>BIOGRAPHIEN EINZELNER SCHAUSPIELER, REGISSEURE, TAENZER, KABARETTISTEN UND ARTISTEN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741])=1;0;IF(LEN([.B2741])=2;1;IF(LEN([.B2741])=3;2;IF(LEN([.B2741])=5;3;IF(LEN([.B2741])=6;4;IF(LEN([.B2741])=7;5;&quot;Fehler&quot;))))))" office:value-type="float" office:value="4" calcext:value-type="float">
            <text:p>4</text:p>
          </table:table-cell>
          <table:table-cell office:value-type="string" calcext:value-type="string">
            <text:p>SYB 22</text:p>
          </table:table-cell>
          <table:table-cell office:value-type="string" calcext:value-type="string">
            <text:p>BIOGRAPHIEN EINZELNER SCHAUSPIELER, REGISSEURE (THEATER UND FILM) <text:s/>TAENZER, CHOREOGRAPHEN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742])=1;0;IF(LEN([.B2742])=2;1;IF(LEN([.B2742])=3;2;IF(LEN([.B2742])=5;3;IF(LEN([.B2742])=6;4;IF(LEN([.B2742])=7;5;&quot;Fehler&quot;))))))" office:value-type="float" office:value="4" calcext:value-type="float">
            <text:p>4</text:p>
          </table:table-cell>
          <table:table-cell office:value-type="string" calcext:value-type="string">
            <text:p>SYB 23</text:p>
          </table:table-cell>
          <table:table-cell office:value-type="string" calcext:value-type="string">
            <text:p>BIOGRAPHIEN EINZELNER KUENSTLER DES KABARETTS, ZIRKUS UND VARIETES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743])=1;0;IF(LEN([.B2743])=2;1;IF(LEN([.B2743])=3;2;IF(LEN([.B2743])=5;3;IF(LEN([.B2743])=6;4;IF(LEN([.B2743])=7;5;&quot;Fehler&quot;))))))" office:value-type="float" office:value="1" calcext:value-type="float">
            <text:p>1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2744])=1;0;IF(LEN([.B2744])=2;1;IF(LEN([.B2744])=3;2;IF(LEN([.B2744])=5;3;IF(LEN([.B2744])=6;4;IF(LEN([.B2744])=7;5;&quot;Fehler&quot;))))))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ATHEMATIK</text:p>
          </table:table-cell>
          <table:table-cell table:number-columns-repeated="5"/>
        </table:table-row>
        <table:table-row table:style-name="ro1">
          <table:table-cell table:formula="of:=IF(LEN([.B2745])=1;0;IF(LEN([.B2745])=2;1;IF(LEN([.B2745])=3;2;IF(LEN([.B2745])=5;3;IF(LEN([.B2745])=6;4;IF(LEN([.B2745])=7;5;&quot;Fehler&quot;))))))" office:value-type="float" office:value="1" calcext:value-type="float">
            <text:p>1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LLGEMEINES, EINFUEHRUNGEN <text:s/>MATHEMATIKSTUDIUM</text:p>
          </table:table-cell>
          <table:table-cell table:number-columns-repeated="5"/>
        </table:table-row>
        <table:table-row table:style-name="ro1">
          <table:table-cell table:formula="of:=IF(LEN([.B2746])=1;0;IF(LEN([.B2746])=2;1;IF(LEN([.B2746])=3;2;IF(LEN([.B2746])=5;3;IF(LEN([.B2746])=6;4;IF(LEN([.B2746])=7;5;&quot;Fehler&quot;))))))" office:value-type="float" office:value="2" calcext:value-type="float">
            <text:p>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747])=1;0;IF(LEN([.B2747])=2;1;IF(LEN([.B2747])=3;2;IF(LEN([.B2747])=5;3;IF(LEN([.B2747])=6;4;IF(LEN([.B2747])=7;5;&quot;Fehler&quot;))))))" office:value-type="float" office:value="2" calcext:value-type="float">
            <text:p>2</text:p>
          </table:table-cell>
          <table:table-cell office:value-type="string" calcext:value-type="string">
            <text:p>TAL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2748])=1;0;IF(LEN([.B2748])=2;1;IF(LEN([.B2748])=3;2;IF(LEN([.B2748])=5;3;IF(LEN([.B2748])=6;4;IF(LEN([.B2748])=7;5;&quot;Fehler&quot;))))))" office:value-type="float" office:value="2" calcext:value-type="float">
            <text:p>2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BELLENWERKE - LOGARITHMENTAFELN - FORMEL- UND AUFGABENSAMMLUNGEN</text:p>
          </table:table-cell>
          <table:table-cell table:number-columns-repeated="5"/>
        </table:table-row>
        <table:table-row table:style-name="ro1">
          <table:table-cell table:formula="of:=IF(LEN([.B2749])=1;0;IF(LEN([.B2749])=2;1;IF(LEN([.B2749])=3;2;IF(LEN([.B2749])=5;3;IF(LEN([.B2749])=6;4;IF(LEN([.B2749])=7;5;&quot;Fehler&quot;))))))" office:value-type="float" office:value="2" calcext:value-type="float">
            <text:p>2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PHILOSOPHIE DER MATHEMATIK <text:s/>MATHEMATISCHE GRUNDLAGENFORSCHUNG <text:s/>VERHAELTNIS DER MATHEMATIK ZU ANDEREN SACHGEBIETEN</text:p>
          </table:table-cell>
          <table:table-cell table:number-columns-repeated="5"/>
        </table:table-row>
        <table:table-row table:style-name="ro1">
          <table:table-cell table:formula="of:=IF(LEN([.B2750])=1;0;IF(LEN([.B2750])=2;1;IF(LEN([.B2750])=3;2;IF(LEN([.B2750])=5;3;IF(LEN([.B2750])=6;4;IF(LEN([.B2750])=7;5;&quot;Fehler&quot;))))))" office:value-type="float" office:value="2" calcext:value-type="float">
            <text:p>2</text:p>
          </table:table-cell>
          <table:table-cell office:value-type="string" calcext:value-type="string">
            <text:p>TAO</text:p>
          </table:table-cell>
          <table:table-cell office:value-type="string" calcext:value-type="string">
            <text:p>MATHEMATISCHE INSTRUMENTE</text:p>
          </table:table-cell>
          <table:table-cell table:number-columns-repeated="5"/>
        </table:table-row>
        <table:table-row table:style-name="ro1">
          <table:table-cell table:formula="of:=IF(LEN([.B2751])=1;0;IF(LEN([.B2751])=2;1;IF(LEN([.B2751])=3;2;IF(LEN([.B2751])=5;3;IF(LEN([.B2751])=6;4;IF(LEN([.B2751])=7;5;&quot;Fehler&quot;))))))" office:value-type="float" office:value="2" calcext:value-type="float">
            <text:p>2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GESCHICHTE DER MATHEMATIK <text:s/>ORGANISATIONEN UND GESELLSCHAFTEN</text:p>
          </table:table-cell>
          <table:table-cell table:number-columns-repeated="5"/>
        </table:table-row>
        <table:table-row table:style-name="ro1">
          <table:table-cell table:formula="of:=IF(LEN([.B2752])=1;0;IF(LEN([.B2752])=2;1;IF(LEN([.B2752])=3;2;IF(LEN([.B2752])=5;3;IF(LEN([.B2752])=6;4;IF(LEN([.B2752])=7;5;&quot;Fehler&quot;))))))" office:value-type="float" office:value="1" calcext:value-type="float">
            <text:p>1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ARITHMETIK, ALGEBRA, MENGENLEHRE</text:p>
          </table:table-cell>
          <table:table-cell table:number-columns-repeated="5"/>
        </table:table-row>
        <table:table-row table:style-name="ro1">
          <table:table-cell table:formula="of:=IF(LEN([.B2753])=1;0;IF(LEN([.B2753])=2;1;IF(LEN([.B2753])=3;2;IF(LEN([.B2753])=5;3;IF(LEN([.B2753])=6;4;IF(LEN([.B2753])=7;5;&quot;Fehler&quot;))))))" office:value-type="float" office:value="2" calcext:value-type="float">
            <text:p>2</text:p>
          </table:table-cell>
          <table:table-cell office:value-type="string" calcext:value-type="string">
            <text:p>TBK</text:p>
          </table:table-cell>
          <table:table-cell office:value-type="string" calcext:value-type="string">
            <text:p>ELEMENTARES RECHNEN</text:p>
          </table:table-cell>
          <table:table-cell table:number-columns-repeated="5"/>
        </table:table-row>
        <table:table-row table:style-name="ro1">
          <table:table-cell table:formula="of:=IF(LEN([.B2754])=1;0;IF(LEN([.B2754])=2;1;IF(LEN([.B2754])=3;2;IF(LEN([.B2754])=5;3;IF(LEN([.B2754])=6;4;IF(LEN([.B2754])=7;5;&quot;Fehler&quot;))))))" office:value-type="float" office:value="2" calcext:value-type="float">
            <text:p>2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ARITHMETIK <text:s/>ALGEBRA EINSCHL. MODERNER ALGEBRA (ALGEBRAISCHE STRUKTUREN)</text:p>
          </table:table-cell>
          <table:table-cell table:number-columns-repeated="5"/>
        </table:table-row>
        <table:table-row table:style-name="ro1">
          <table:table-cell table:formula="of:=IF(LEN([.B2755])=1;0;IF(LEN([.B2755])=2;1;IF(LEN([.B2755])=3;2;IF(LEN([.B2755])=5;3;IF(LEN([.B2755])=6;4;IF(LEN([.B2755])=7;5;&quot;Fehler&quot;))))))" office:value-type="float" office:value="3" calcext:value-type="float">
            <text:p>3</text:p>
          </table:table-cell>
          <table:table-cell office:value-type="string" calcext:value-type="string">
            <text:p>TBL 3</text:p>
          </table:table-cell>
          <table:table-cell office:value-type="string" calcext:value-type="string">
            <text:p>GRUPPEN <text:s/>HALBGRUPPEN</text:p>
          </table:table-cell>
          <table:table-cell table:number-columns-repeated="5"/>
        </table:table-row>
        <table:table-row table:style-name="ro1">
          <table:table-cell table:formula="of:=IF(LEN([.B2756])=1;0;IF(LEN([.B2756])=2;1;IF(LEN([.B2756])=3;2;IF(LEN([.B2756])=5;3;IF(LEN([.B2756])=6;4;IF(LEN([.B2756])=7;5;&quot;Fehler&quot;))))))" office:value-type="float" office:value="3" calcext:value-type="float">
            <text:p>3</text:p>
          </table:table-cell>
          <table:table-cell office:value-type="string" calcext:value-type="string">
            <text:p>TBL 4</text:p>
          </table:table-cell>
          <table:table-cell office:value-type="string" calcext:value-type="string">
            <text:p>LINEARE ALGEBRA <text:s/>VEKTORRAEUME MULTILINEARE ALGEBRA TENSORRAEUME</text:p>
          </table:table-cell>
          <table:table-cell table:number-columns-repeated="5"/>
        </table:table-row>
        <table:table-row table:style-name="ro1">
          <table:table-cell table:formula="of:=IF(LEN([.B2757])=1;0;IF(LEN([.B2757])=2;1;IF(LEN([.B2757])=3;2;IF(LEN([.B2757])=5;3;IF(LEN([.B2757])=6;4;IF(LEN([.B2757])=7;5;&quot;Fehler&quot;))))))" office:value-type="float" office:value="4" calcext:value-type="float">
            <text:p>4</text:p>
          </table:table-cell>
          <table:table-cell office:value-type="string" calcext:value-type="string">
            <text:p>TBL 41</text:p>
          </table:table-cell>
          <table:table-cell office:value-type="string" calcext:value-type="string">
            <text:p>LINEARE GLEICHUNGEN <text:s/>LINEARE UNGLEICHUNGEN</text:p>
          </table:table-cell>
          <table:table-cell table:number-columns-repeated="5"/>
        </table:table-row>
        <table:table-row table:style-name="ro1">
          <table:table-cell table:formula="of:=IF(LEN([.B2758])=1;0;IF(LEN([.B2758])=2;1;IF(LEN([.B2758])=3;2;IF(LEN([.B2758])=5;3;IF(LEN([.B2758])=6;4;IF(LEN([.B2758])=7;5;&quot;Fehler&quot;))))))" office:value-type="float" office:value="4" calcext:value-type="float">
            <text:p>4</text:p>
          </table:table-cell>
          <table:table-cell office:value-type="string" calcext:value-type="string">
            <text:p>TBL 43</text:p>
          </table:table-cell>
          <table:table-cell office:value-type="string" calcext:value-type="string">
            <text:p>MATRIZEN <text:s/>DETERMINANTEN</text:p>
          </table:table-cell>
          <table:table-cell table:number-columns-repeated="5"/>
        </table:table-row>
        <table:table-row table:style-name="ro1">
          <table:table-cell table:formula="of:=IF(LEN([.B2759])=1;0;IF(LEN([.B2759])=2;1;IF(LEN([.B2759])=3;2;IF(LEN([.B2759])=5;3;IF(LEN([.B2759])=6;4;IF(LEN([.B2759])=7;5;&quot;Fehler&quot;))))))" office:value-type="float" office:value="2" calcext:value-type="float">
            <text:p>2</text:p>
          </table:table-cell>
          <table:table-cell office:value-type="string" calcext:value-type="string">
            <text:p>TBM</text:p>
          </table:table-cell>
          <table:table-cell office:value-type="string" calcext:value-type="string">
            <text:p>WAHRSCHEINLICHKEITSRECHNUNG <text:s/>KOMBINATORIK WAHRSCHEINLICHKEITSTHEORIE <text:s/>STOCHASTIK</text:p>
          </table:table-cell>
          <table:table-cell table:number-columns-repeated="5"/>
        </table:table-row>
        <table:table-row table:style-name="ro1">
          <table:table-cell table:formula="of:=IF(LEN([.B2760])=1;0;IF(LEN([.B2760])=2;1;IF(LEN([.B2760])=3;2;IF(LEN([.B2760])=5;3;IF(LEN([.B2760])=6;4;IF(LEN([.B2760])=7;5;&quot;Fehler&quot;))))))" office:value-type="float" office:value="3" calcext:value-type="float">
            <text:p>3</text:p>
          </table:table-cell>
          <table:table-cell office:value-type="string" calcext:value-type="string">
            <text:p>TBM 6</text:p>
          </table:table-cell>
          <table:table-cell office:value-type="string" calcext:value-type="string">
            <text:p>ANWENDUNGEN DER WAHRSCHEINLICHKEITSTHEORIE UND STOCHASTIK</text:p>
          </table:table-cell>
          <table:table-cell table:number-columns-repeated="5"/>
        </table:table-row>
        <table:table-row table:style-name="ro1">
          <table:table-cell table:formula="of:=IF(LEN([.B2761])=1;0;IF(LEN([.B2761])=2;1;IF(LEN([.B2761])=3;2;IF(LEN([.B2761])=5;3;IF(LEN([.B2761])=6;4;IF(LEN([.B2761])=7;5;&quot;Fehler&quot;))))))" office:value-type="float" office:value="2" calcext:value-type="float">
            <text:p>2</text:p>
          </table:table-cell>
          <table:table-cell office:value-type="string" calcext:value-type="string">
            <text:p>TBN</text:p>
          </table:table-cell>
          <table:table-cell office:value-type="string" calcext:value-type="string">
            <text:p>ZAHLEN <text:s/>MENGENLEHRE</text:p>
          </table:table-cell>
          <table:table-cell table:number-columns-repeated="5"/>
        </table:table-row>
        <table:table-row table:style-name="ro1">
          <table:table-cell table:formula="of:=IF(LEN([.B2762])=1;0;IF(LEN([.B2762])=2;1;IF(LEN([.B2762])=3;2;IF(LEN([.B2762])=5;3;IF(LEN([.B2762])=6;4;IF(LEN([.B2762])=7;5;&quot;Fehler&quot;))))))" office:value-type="float" office:value="1" calcext:value-type="float">
            <text:p>1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GEOMETRIE</text:p>
          </table:table-cell>
          <table:table-cell table:number-columns-repeated="5"/>
        </table:table-row>
        <table:table-row table:style-name="ro1">
          <table:table-cell table:formula="of:=IF(LEN([.B2763])=1;0;IF(LEN([.B2763])=2;1;IF(LEN([.B2763])=3;2;IF(LEN([.B2763])=5;3;IF(LEN([.B2763])=6;4;IF(LEN([.B2763])=7;5;&quot;Fehler&quot;))))))" office:value-type="float" office:value="2" calcext:value-type="float">
            <text:p>2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PLANIMETRIE (GEOMETRIE DER EBENE)</text:p>
          </table:table-cell>
          <table:table-cell table:number-columns-repeated="5"/>
        </table:table-row>
        <table:table-row table:style-name="ro1">
          <table:table-cell table:formula="of:=IF(LEN([.B2764])=1;0;IF(LEN([.B2764])=2;1;IF(LEN([.B2764])=3;2;IF(LEN([.B2764])=5;3;IF(LEN([.B2764])=6;4;IF(LEN([.B2764])=7;5;&quot;Fehler&quot;))))))" office:value-type="float" office:value="2" calcext:value-type="float">
            <text:p>2</text:p>
          </table:table-cell>
          <table:table-cell office:value-type="string" calcext:value-type="string">
            <text:p>TCL</text:p>
          </table:table-cell>
          <table:table-cell office:value-type="string" calcext:value-type="string">
            <text:p>TRIGONOMETRIE <text:s/>GONIOMETRIE (WINKELMESSUNG)</text:p>
          </table:table-cell>
          <table:table-cell table:number-columns-repeated="5"/>
        </table:table-row>
        <table:table-row table:style-name="ro1">
          <table:table-cell table:formula="of:=IF(LEN([.B2765])=1;0;IF(LEN([.B2765])=2;1;IF(LEN([.B2765])=3;2;IF(LEN([.B2765])=5;3;IF(LEN([.B2765])=6;4;IF(LEN([.B2765])=7;5;&quot;Fehler&quot;))))))" office:value-type="float" office:value="2" calcext:value-type="float">
            <text:p>2</text:p>
          </table:table-cell>
          <table:table-cell office:value-type="string" calcext:value-type="string">
            <text:p>TCM</text:p>
          </table:table-cell>
          <table:table-cell office:value-type="string" calcext:value-type="string">
            <text:p>STEREOMETRIE (GEOMETRIE DES RAUMES) TOPOLOGIE (GEOMETRIE DER LAGE)</text:p>
          </table:table-cell>
          <table:table-cell table:number-columns-repeated="5"/>
        </table:table-row>
        <table:table-row table:style-name="ro1">
          <table:table-cell table:formula="of:=IF(LEN([.B2766])=1;0;IF(LEN([.B2766])=2;1;IF(LEN([.B2766])=3;2;IF(LEN([.B2766])=5;3;IF(LEN([.B2766])=6;4;IF(LEN([.B2766])=7;5;&quot;Fehler&quot;))))))" office:value-type="float" office:value="2" calcext:value-type="float">
            <text:p>2</text:p>
          </table:table-cell>
          <table:table-cell office:value-type="string" calcext:value-type="string">
            <text:p>TCN</text:p>
          </table:table-cell>
          <table:table-cell office:value-type="string" calcext:value-type="string">
            <text:p>ANALYTISCHE GEOMETRIE <text:s/>KEGELSCHNITTE</text:p>
          </table:table-cell>
          <table:table-cell table:number-columns-repeated="5"/>
        </table:table-row>
        <table:table-row table:style-name="ro1">
          <table:table-cell table:formula="of:=IF(LEN([.B2767])=1;0;IF(LEN([.B2767])=2;1;IF(LEN([.B2767])=3;2;IF(LEN([.B2767])=5;3;IF(LEN([.B2767])=6;4;IF(LEN([.B2767])=7;5;&quot;Fehler&quot;))))))" office:value-type="float" office:value="2" calcext:value-type="float">
            <text:p>2</text:p>
          </table:table-cell>
          <table:table-cell office:value-type="string" calcext:value-type="string">
            <text:p>TCO</text:p>
          </table:table-cell>
          <table:table-cell office:value-type="string" calcext:value-type="string">
            <text:p>VEKTORRECHNUNG <text:s/>TENSORRECHNUNG</text:p>
          </table:table-cell>
          <table:table-cell table:number-columns-repeated="5"/>
        </table:table-row>
        <table:table-row table:style-name="ro1">
          <table:table-cell table:formula="of:=IF(LEN([.B2768])=1;0;IF(LEN([.B2768])=2;1;IF(LEN([.B2768])=3;2;IF(LEN([.B2768])=5;3;IF(LEN([.B2768])=6;4;IF(LEN([.B2768])=7;5;&quot;Fehler&quot;))))))" office:value-type="float" office:value="2" calcext:value-type="float">
            <text:p>2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PROJEKTIVE GEOMETRIE <text:s/>ALGEBRAISCHE GEOMETRIE AFFINE GEOMETRIE <text:s/>ABBILDUNGSGEOMETRIE</text:p>
          </table:table-cell>
          <table:table-cell table:number-columns-repeated="5"/>
        </table:table-row>
        <table:table-row table:style-name="ro1">
          <table:table-cell table:formula="of:=IF(LEN([.B2769])=1;0;IF(LEN([.B2769])=2;1;IF(LEN([.B2769])=3;2;IF(LEN([.B2769])=5;3;IF(LEN([.B2769])=6;4;IF(LEN([.B2769])=7;5;&quot;Fehler&quot;))))))" office:value-type="float" office:value="2" calcext:value-type="float">
            <text:p>2</text:p>
          </table:table-cell>
          <table:table-cell office:value-type="string" calcext:value-type="string">
            <text:p>TCQ</text:p>
          </table:table-cell>
          <table:table-cell office:value-type="string" calcext:value-type="string">
            <text:p>DIFFERENTIALGEOMETRIE <text:s/>KONVEXE KOERPER</text:p>
          </table:table-cell>
          <table:table-cell table:number-columns-repeated="5"/>
        </table:table-row>
        <table:table-row table:style-name="ro1">
          <table:table-cell table:formula="of:=IF(LEN([.B2770])=1;0;IF(LEN([.B2770])=2;1;IF(LEN([.B2770])=3;2;IF(LEN([.B2770])=5;3;IF(LEN([.B2770])=6;4;IF(LEN([.B2770])=7;5;&quot;Fehler&quot;))))))" office:value-type="float" office:value="2" calcext:value-type="float">
            <text:p>2</text:p>
          </table:table-cell>
          <table:table-cell office:value-type="string" calcext:value-type="string">
            <text:p>TCR</text:p>
          </table:table-cell>
          <table:table-cell office:value-type="string" calcext:value-type="string">
            <text:p>NICHTEUKLIDISCHE GEOMETRIEN</text:p>
          </table:table-cell>
          <table:table-cell table:number-columns-repeated="5"/>
        </table:table-row>
        <table:table-row table:style-name="ro1">
          <table:table-cell table:formula="of:=IF(LEN([.B2771])=1;0;IF(LEN([.B2771])=2;1;IF(LEN([.B2771])=3;2;IF(LEN([.B2771])=5;3;IF(LEN([.B2771])=6;4;IF(LEN([.B2771])=7;5;&quot;Fehler&quot;))))))"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NALYSIS</text:p>
          </table:table-cell>
          <table:table-cell table:number-columns-repeated="5"/>
        </table:table-row>
        <table:table-row table:style-name="ro1">
          <table:table-cell table:formula="of:=IF(LEN([.B2772])=1;0;IF(LEN([.B2772])=2;1;IF(LEN([.B2772])=3;2;IF(LEN([.B2772])=5;3;IF(LEN([.B2772])=6;4;IF(LEN([.B2772])=7;5;&quot;Fehler&quot;))))))" office:value-type="float" office:value="2" calcext:value-type="float">
            <text:p>2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INFINITESIMALRECHNUNG</text:p>
          </table:table-cell>
          <table:table-cell table:number-columns-repeated="5"/>
        </table:table-row>
        <table:table-row table:style-name="ro1">
          <table:table-cell table:formula="of:=IF(LEN([.B2773])=1;0;IF(LEN([.B2773])=2;1;IF(LEN([.B2773])=3;2;IF(LEN([.B2773])=5;3;IF(LEN([.B2773])=6;4;IF(LEN([.B2773])=7;5;&quot;Fehler&quot;))))))" office:value-type="float" office:value="2" calcext:value-type="float">
            <text:p>2</text:p>
          </table:table-cell>
          <table:table-cell office:value-type="string" calcext:value-type="string">
            <text:p>TDL</text:p>
          </table:table-cell>
          <table:table-cell office:value-type="string" calcext:value-type="string">
            <text:p>FUNKTIONEN, OPERATOREN</text:p>
          </table:table-cell>
          <table:table-cell table:number-columns-repeated="5"/>
        </table:table-row>
        <table:table-row table:style-name="ro1">
          <table:table-cell table:formula="of:=IF(LEN([.B2774])=1;0;IF(LEN([.B2774])=2;1;IF(LEN([.B2774])=3;2;IF(LEN([.B2774])=5;3;IF(LEN([.B2774])=6;4;IF(LEN([.B2774])=7;5;&quot;Fehler&quot;))))))" office:value-type="float" office:value="2" calcext:value-type="float">
            <text:p>2</text:p>
          </table:table-cell>
          <table:table-cell office:value-type="string" calcext:value-type="string">
            <text:p>TDM</text:p>
          </table:table-cell>
          <table:table-cell office:value-type="string" calcext:value-type="string">
            <text:p>FOLGEN, REIHEN, GRENZWERTE, STETIGKEIT</text:p>
          </table:table-cell>
          <table:table-cell table:number-columns-repeated="5"/>
        </table:table-row>
        <table:table-row table:style-name="ro1">
          <table:table-cell table:formula="of:=IF(LEN([.B2775])=1;0;IF(LEN([.B2775])=2;1;IF(LEN([.B2775])=3;2;IF(LEN([.B2775])=5;3;IF(LEN([.B2775])=6;4;IF(LEN([.B2775])=7;5;&quot;Fehler&quot;))))))" office:value-type="float" office:value="2" calcext:value-type="float">
            <text:p>2</text:p>
          </table:table-cell>
          <table:table-cell office:value-type="string" calcext:value-type="string">
            <text:p>TDN</text:p>
          </table:table-cell>
          <table:table-cell office:value-type="string" calcext:value-type="string">
            <text:p>VARIATIONSRECHNUNG</text:p>
          </table:table-cell>
          <table:table-cell table:number-columns-repeated="5"/>
        </table:table-row>
        <table:table-row table:style-name="ro1">
          <table:table-cell table:formula="of:=IF(LEN([.B2776])=1;0;IF(LEN([.B2776])=2;1;IF(LEN([.B2776])=3;2;IF(LEN([.B2776])=5;3;IF(LEN([.B2776])=6;4;IF(LEN([.B2776])=7;5;&quot;Fehler&quot;))))))" office:value-type="float" office:value="1" calcext:value-type="float">
            <text:p>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RAKTISCHE MATHEMATIK <text:s/>ANGEWANDTE MATHEMATIK</text:p>
          </table:table-cell>
          <table:table-cell table:number-columns-repeated="5"/>
        </table:table-row>
        <table:table-row table:style-name="ro1">
          <table:table-cell table:formula="of:=IF(LEN([.B2777])=1;0;IF(LEN([.B2777])=2;1;IF(LEN([.B2777])=3;2;IF(LEN([.B2777])=5;3;IF(LEN([.B2777])=6;4;IF(LEN([.B2777])=7;5;&quot;Fehler&quot;))))))" office:value-type="float" office:value="2" calcext:value-type="float">
            <text:p>2</text:p>
          </table:table-cell>
          <table:table-cell office:value-type="string" calcext:value-type="string">
            <text:p>TEK</text:p>
          </table:table-cell>
          <table:table-cell office:value-type="string" calcext:value-type="string">
            <text:p>DARSTELLENDE GEOMETRIE</text:p>
          </table:table-cell>
          <table:table-cell table:number-columns-repeated="5"/>
        </table:table-row>
        <table:table-row table:style-name="ro1">
          <table:table-cell table:formula="of:=IF(LEN([.B2778])=1;0;IF(LEN([.B2778])=2;1;IF(LEN([.B2778])=3;2;IF(LEN([.B2778])=5;3;IF(LEN([.B2778])=6;4;IF(LEN([.B2778])=7;5;&quot;Fehler&quot;))))))" office:value-type="float" office:value="2" calcext:value-type="float">
            <text:p>2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GEODAESIE (VERMESSUNGSKUNDE) <text:s/>GEODAETISCHE INSTRUMENTE</text:p>
          </table:table-cell>
          <table:table-cell table:number-columns-repeated="5"/>
        </table:table-row>
        <table:table-row table:style-name="ro1">
          <table:table-cell table:formula="of:=IF(LEN([.B2779])=1;0;IF(LEN([.B2779])=2;1;IF(LEN([.B2779])=3;2;IF(LEN([.B2779])=5;3;IF(LEN([.B2779])=6;4;IF(LEN([.B2779])=7;5;&quot;Fehler&quot;))))))" office:value-type="float" office:value="2" calcext:value-type="float">
            <text:p>2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NUMERISCHE MATHEMATIK <text:s/>NAEHERUNGSRECHNUNG</text:p>
          </table:table-cell>
          <table:table-cell table:number-columns-repeated="5"/>
        </table:table-row>
        <table:table-row table:style-name="ro1">
          <table:table-cell table:formula="of:=IF(LEN([.B2780])=1;0;IF(LEN([.B2780])=2;1;IF(LEN([.B2780])=3;2;IF(LEN([.B2780])=5;3;IF(LEN([.B2780])=6;4;IF(LEN([.B2780])=7;5;&quot;Fehler&quot;))))))" office:value-type="float" office:value="2" calcext:value-type="float">
            <text:p>2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FEHLERRECHNUNG <text:s/>AUSGLEICHSRECHNUNG</text:p>
          </table:table-cell>
          <table:table-cell table:number-columns-repeated="5"/>
        </table:table-row>
        <table:table-row table:style-name="ro1">
          <table:table-cell table:formula="of:=IF(LEN([.B2781])=1;0;IF(LEN([.B2781])=2;1;IF(LEN([.B2781])=3;2;IF(LEN([.B2781])=5;3;IF(LEN([.B2781])=6;4;IF(LEN([.B2781])=7;5;&quot;Fehler&quot;))))))" office:value-type="float" office:value="2" calcext:value-type="float">
            <text:p>2</text:p>
          </table:table-cell>
          <table:table-cell office:value-type="string" calcext:value-type="string">
            <text:p>TEO</text:p>
          </table:table-cell>
          <table:table-cell office:value-type="string" calcext:value-type="string">
            <text:p>GRAPHENTHEORIE <text:s/>GRAPHISCHE METHODEN</text:p>
          </table:table-cell>
          <table:table-cell table:number-columns-repeated="5"/>
        </table:table-row>
        <table:table-row table:style-name="ro1">
          <table:table-cell table:formula="of:=IF(LEN([.B2782])=1;0;IF(LEN([.B2782])=2;1;IF(LEN([.B2782])=3;2;IF(LEN([.B2782])=5;3;IF(LEN([.B2782])=6;4;IF(LEN([.B2782])=7;5;&quot;Fehler&quot;))))))" office:value-type="float" office:value="2" calcext:value-type="float">
            <text:p>2</text:p>
          </table:table-cell>
          <table:table-cell office:value-type="string" calcext:value-type="string">
            <text:p>TEP</text:p>
          </table:table-cell>
          <table:table-cell office:value-type="string" calcext:value-type="string">
            <text:p>DATENVERARBEITUNG IN DER MATHEMATIK MATHEMATIKPROGRAMME</text:p>
          </table:table-cell>
          <table:table-cell table:number-columns-repeated="5"/>
        </table:table-row>
        <table:table-row table:style-name="ro1">
          <table:table-cell table:formula="of:=IF(LEN([.B2783])=1;0;IF(LEN([.B2783])=2;1;IF(LEN([.B2783])=3;2;IF(LEN([.B2783])=5;3;IF(LEN([.B2783])=6;4;IF(LEN([.B2783])=7;5;&quot;Fehler&quot;))))))" office:value-type="float" office:value="2" calcext:value-type="float">
            <text:p>2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MATHEMATISCHE OPTIMIERUNG (LINEARE UND NICHTLINEARE PROGRAMMIERUNG)</text:p>
          </table:table-cell>
          <table:table-cell table:number-columns-repeated="5"/>
        </table:table-row>
        <table:table-row table:style-name="ro1">
          <table:table-cell table:formula="of:=IF(LEN([.B2784])=1;0;IF(LEN([.B2784])=2;1;IF(LEN([.B2784])=3;2;IF(LEN([.B2784])=5;3;IF(LEN([.B2784])=6;4;IF(LEN([.B2784])=7;5;&quot;Fehler&quot;))))))" office:value-type="float" office:value="1" calcext:value-type="float">
            <text:p>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UNTERHALTUNGSMATHEMATIK</text:p>
          </table:table-cell>
          <table:table-cell table:number-columns-repeated="5"/>
        </table:table-row>
        <table:table-row table:style-name="ro1">
          <table:table-cell table:formula="of:=IF(LEN([.B2785])=1;0;IF(LEN([.B2785])=2;1;IF(LEN([.B2785])=3;2;IF(LEN([.B2785])=5;3;IF(LEN([.B2785])=6;4;IF(LEN([.B2785])=7;5;&quot;Fehler&quot;))))))" office:value-type="float" office:value="1" calcext:value-type="float">
            <text:p>1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SPEZIALGEBIETE UND NEUERE MATHEMATISCHE THEORIEN</text:p>
          </table:table-cell>
          <table:table-cell table:number-columns-repeated="5"/>
        </table:table-row>
        <table:table-row table:style-name="ro1">
          <table:table-cell table:formula="of:=IF(LEN([.B2786])=1;0;IF(LEN([.B2786])=2;1;IF(LEN([.B2786])=3;2;IF(LEN([.B2786])=5;3;IF(LEN([.B2786])=6;4;IF(LEN([.B2786])=7;5;&quot;Fehler&quot;))))))" office:value-type="float" office:value="2" calcext:value-type="float">
            <text:p>2</text:p>
          </table:table-cell>
          <table:table-cell office:value-type="string" calcext:value-type="string">
            <text:p>TYB</text:p>
          </table:table-cell>
          <table:table-cell office:value-type="string" calcext:value-type="string">
            <text:p>BIOGRAPHIEN VON MATHEMATIKERN</text:p>
          </table:table-cell>
          <table:table-cell table:number-columns-repeated="5"/>
        </table:table-row>
        <table:table-row table:style-name="ro1">
          <table:table-cell table:formula="of:=IF(LEN([.B2787])=1;0;IF(LEN([.B2787])=2;1;IF(LEN([.B2787])=3;2;IF(LEN([.B2787])=5;3;IF(LEN([.B2787])=6;4;IF(LEN([.B2787])=7;5;&quot;Fehler&quot;))))))" office:value-type="float" office:value="3" calcext:value-type="float">
            <text:p>3</text:p>
          </table:table-cell>
          <table:table-cell office:value-type="string" calcext:value-type="string">
            <text:p>TYB 1</text:p>
          </table:table-cell>
          <table:table-cell office:value-type="string" calcext:value-type="string">
            <text:p>BIOGRAPHIEN MEHRERER MATHEMATIKER</text:p>
          </table:table-cell>
          <table:table-cell table:number-columns-repeated="5"/>
        </table:table-row>
        <table:table-row table:style-name="ro1">
          <table:table-cell table:formula="of:=IF(LEN([.B2788])=1;0;IF(LEN([.B2788])=2;1;IF(LEN([.B2788])=3;2;IF(LEN([.B2788])=5;3;IF(LEN([.B2788])=6;4;IF(LEN([.B2788])=7;5;&quot;Fehler&quot;))))))" office:value-type="float" office:value="3" calcext:value-type="float">
            <text:p>3</text:p>
          </table:table-cell>
          <table:table-cell office:value-type="string" calcext:value-type="string">
            <text:p>TYB 2</text:p>
          </table:table-cell>
          <table:table-cell office:value-type="string" calcext:value-type="string">
            <text:p>BIOGRAPHIEN EINZELNER MATHEMATIKER (ALPHABETISCH NACH</text:p>
          </table:table-cell>
          <table:table-cell table:number-columns-repeated="5"/>
        </table:table-row>
        <table:table-row table:style-name="ro1">
          <table:table-cell table:formula="of:=IF(LEN([.B2789])=1;0;IF(LEN([.B2789])=2;1;IF(LEN([.B2789])=3;2;IF(LEN([.B2789])=5;3;IF(LEN([.B2789])=6;4;IF(LEN([.B2789])=7;5;&quot;Fehler&quot;))))))" office:value-type="float" office:value="1" calcext:value-type="float">
            <text:p>1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2790])=1;0;IF(LEN([.B2790])=2;1;IF(LEN([.B2790])=3;2;IF(LEN([.B2790])=5;3;IF(LEN([.B2790])=6;4;IF(LEN([.B2790])=7;5;&quot;Fehler&quot;))))))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TURWISSENSCHAFTEN</text:p>
          </table:table-cell>
          <table:table-cell table:number-columns-repeated="5"/>
        </table:table-row>
        <table:table-row table:style-name="ro1">
          <table:table-cell table:formula="of:=IF(LEN([.B2791])=1;0;IF(LEN([.B2791])=2;1;IF(LEN([.B2791])=3;2;IF(LEN([.B2791])=5;3;IF(LEN([.B2791])=6;4;IF(LEN([.B2791])=7;5;&quot;Fehler&quot;))))))" office:value-type="float" office:value="1" calcext:value-type="float">
            <text:p>1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ALLGEMEINES</text:p>
          </table:table-cell>
          <table:table-cell table:number-columns-repeated="5"/>
        </table:table-row>
        <table:table-row table:style-name="ro1">
          <table:table-cell table:formula="of:=IF(LEN([.B2792])=1;0;IF(LEN([.B2792])=2;1;IF(LEN([.B2792])=3;2;IF(LEN([.B2792])=5;3;IF(LEN([.B2792])=6;4;IF(LEN([.B2792])=7;5;&quot;Fehler&quot;))))))" office:value-type="float" office:value="2" calcext:value-type="float">
            <text:p>2</text:p>
          </table:table-cell>
          <table:table-cell office:value-type="string" calcext:value-type="string">
            <text:p>UAK</text:p>
          </table:table-cell>
          <table:table-cell office:value-type="string" calcext:value-type="string">
            <text:p>EINFUEHRENDE UND VERMISCHTE SCHRIFTEN</text:p>
          </table:table-cell>
          <table:table-cell table:number-columns-repeated="5"/>
        </table:table-row>
        <table:table-row table:style-name="ro1">
          <table:table-cell table:formula="of:=IF(LEN([.B2793])=1;0;IF(LEN([.B2793])=2;1;IF(LEN([.B2793])=3;2;IF(LEN([.B2793])=5;3;IF(LEN([.B2793])=6;4;IF(LEN([.B2793])=7;5;&quot;Fehler&quot;))))))" office:value-type="float" office:value="2" calcext:value-type="float">
            <text:p>2</text:p>
          </table:table-cell>
          <table:table-cell office:value-type="string" calcext:value-type="string">
            <text:p>UAL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794])=1;0;IF(LEN([.B2794])=2;1;IF(LEN([.B2794])=3;2;IF(LEN([.B2794])=5;3;IF(LEN([.B2794])=6;4;IF(LEN([.B2794])=7;5;&quot;Fehler&quot;))))))" office:value-type="float" office:value="2" calcext:value-type="float">
            <text:p>2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NACHSCHLAGEWERKE - BIBLIOGRAPHIEN - TABELLEN – AUFGABENSAMMLUNGEN</text:p>
          </table:table-cell>
          <table:table-cell table:number-columns-repeated="5"/>
        </table:table-row>
        <table:table-row table:style-name="ro1">
          <table:table-cell table:formula="of:=IF(LEN([.B2795])=1;0;IF(LEN([.B2795])=2;1;IF(LEN([.B2795])=3;2;IF(LEN([.B2795])=5;3;IF(LEN([.B2795])=6;4;IF(LEN([.B2795])=7;5;&quot;Fehler&quot;))))))" office:value-type="float" office:value="2" calcext:value-type="float">
            <text:p>2</text:p>
          </table:table-cell>
          <table:table-cell office:value-type="string" calcext:value-type="string">
            <text:p>UAP</text:p>
          </table:table-cell>
          <table:table-cell office:value-type="string" calcext:value-type="string">
            <text:p>PHILOSOPHIE DER NATURWISSENSCHAFTEN NATURWISSENSCHAFTLICHES WELTBILD <text:s/>VERHAELTNIS ZU ANDEREN WISSENSCHAFTEN</text:p>
          </table:table-cell>
          <table:table-cell table:number-columns-repeated="5"/>
        </table:table-row>
        <table:table-row table:style-name="ro1">
          <table:table-cell table:formula="of:=IF(LEN([.B2796])=1;0;IF(LEN([.B2796])=2;1;IF(LEN([.B2796])=3;2;IF(LEN([.B2796])=5;3;IF(LEN([.B2796])=6;4;IF(LEN([.B2796])=7;5;&quot;Fehler&quot;))))))" office:value-type="float" office:value="2" calcext:value-type="float">
            <text:p>2</text:p>
          </table:table-cell>
          <table:table-cell office:value-type="string" calcext:value-type="string">
            <text:p>UAQ</text:p>
          </table:table-cell>
          <table:table-cell office:value-type="string" calcext:value-type="string">
            <text:p>METHODEN , ARBEITSMITTEL UND BEOBACHTUNGSANLEITUNGEN MATHEMATIK FUER NATURWISSENSCHAFTLER</text:p>
          </table:table-cell>
          <table:table-cell table:number-columns-repeated="5"/>
        </table:table-row>
        <table:table-row table:style-name="ro1">
          <table:table-cell table:formula="of:=IF(LEN([.B2797])=1;0;IF(LEN([.B2797])=2;1;IF(LEN([.B2797])=3;2;IF(LEN([.B2797])=5;3;IF(LEN([.B2797])=6;4;IF(LEN([.B2797])=7;5;&quot;Fehler&quot;))))))" office:value-type="float" office:value="2" calcext:value-type="float">
            <text:p>2</text:p>
          </table:table-cell>
          <table:table-cell office:value-type="string" calcext:value-type="string">
            <text:p>UAR</text:p>
          </table:table-cell>
          <table:table-cell office:value-type="string" calcext:value-type="string">
            <text:p>GESCHICHTE DER NATURWISSENSCHAFTEN <text:s/>ORGANISATIONEN UND GESELLSCHAFTEN</text:p>
          </table:table-cell>
          <table:table-cell table:number-columns-repeated="5"/>
        </table:table-row>
        <table:table-row table:style-name="ro1">
          <table:table-cell table:formula="of:=IF(LEN([.B2798])=1;0;IF(LEN([.B2798])=2;1;IF(LEN([.B2798])=3;2;IF(LEN([.B2798])=5;3;IF(LEN([.B2798])=6;4;IF(LEN([.B2798])=7;5;&quot;Fehler&quot;))))))" office:value-type="float" office:value="2" calcext:value-type="float">
            <text:p>2</text:p>
          </table:table-cell>
          <table:table-cell office:value-type="string" calcext:value-type="string">
            <text:p>UAS</text:p>
          </table:table-cell>
          <table:table-cell office:value-type="string" calcext:value-type="string">
            <text:p>NATURSCHUTZ</text:p>
          </table:table-cell>
          <table:table-cell table:number-columns-repeated="5"/>
        </table:table-row>
        <table:table-row table:style-name="ro1">
          <table:table-cell table:formula="of:=IF(LEN([.B2799])=1;0;IF(LEN([.B2799])=2;1;IF(LEN([.B2799])=3;2;IF(LEN([.B2799])=5;3;IF(LEN([.B2799])=6;4;IF(LEN([.B2799])=7;5;&quot;Fehler&quot;))))))" office:value-type="float" office:value="3" calcext:value-type="float">
            <text:p>3</text:p>
          </table:table-cell>
          <table:table-cell office:value-type="string" calcext:value-type="string">
            <text:p>UAS 5</text:p>
          </table:table-cell>
          <table:table-cell office:value-type="string" calcext:value-type="string">
            <text:p>NATURSCHUTZGEBIETE <text:s/>LANDSCHAFTSSCHUTZGEBIETE NATIONALPARKS <text:s/>NATURPARKS</text:p>
          </table:table-cell>
          <table:table-cell table:number-columns-repeated="5"/>
        </table:table-row>
        <table:table-row table:style-name="ro1">
          <table:table-cell table:formula="of:=IF(LEN([.B2800])=1;0;IF(LEN([.B2800])=2;1;IF(LEN([.B2800])=3;2;IF(LEN([.B2800])=5;3;IF(LEN([.B2800])=6;4;IF(LEN([.B2800])=7;5;&quot;Fehler&quot;))))))" office:value-type="float" office:value="1" calcext:value-type="float">
            <text:p>1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ASTRONOMIE</text:p>
          </table:table-cell>
          <table:table-cell table:number-columns-repeated="5"/>
        </table:table-row>
        <table:table-row table:style-name="ro1">
          <table:table-cell table:formula="of:=IF(LEN([.B2801])=1;0;IF(LEN([.B2801])=2;1;IF(LEN([.B2801])=3;2;IF(LEN([.B2801])=5;3;IF(LEN([.B2801])=6;4;IF(LEN([.B2801])=7;5;&quot;Fehler&quot;))))))" office:value-type="float" office:value="2" calcext:value-type="float">
            <text:p>2</text:p>
          </table:table-cell>
          <table:table-cell office:value-type="string" calcext:value-type="string">
            <text:p>UBK</text:p>
          </table:table-cell>
          <table:table-cell office:value-type="string" calcext:value-type="string">
            <text:p>ALLGEMEINE, EINFUEHRENDE UND VERMISCHTE SCHRIFTEN ASTRONOMIESTUDIUM</text:p>
          </table:table-cell>
          <table:table-cell table:number-columns-repeated="5"/>
        </table:table-row>
        <table:table-row table:style-name="ro1">
          <table:table-cell table:formula="of:=IF(LEN([.B2802])=1;0;IF(LEN([.B2802])=2;1;IF(LEN([.B2802])=3;2;IF(LEN([.B2802])=5;3;IF(LEN([.B2802])=6;4;IF(LEN([.B2802])=7;5;&quot;Fehler&quot;))))))" office:value-type="float" office:value="3" calcext:value-type="float">
            <text:p>3</text:p>
          </table:table-cell>
          <table:table-cell office:value-type="string" calcext:value-type="string">
            <text:p>UB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803])=1;0;IF(LEN([.B2803])=2;1;IF(LEN([.B2803])=3;2;IF(LEN([.B2803])=5;3;IF(LEN([.B2803])=6;4;IF(LEN([.B2803])=7;5;&quot;Fehler&quot;))))))" office:value-type="float" office:value="3" calcext:value-type="float">
            <text:p>3</text:p>
          </table:table-cell>
          <table:table-cell office:value-type="string" calcext:value-type="string">
            <text:p>UB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2804])=1;0;IF(LEN([.B2804])=2;1;IF(LEN([.B2804])=3;2;IF(LEN([.B2804])=5;3;IF(LEN([.B2804])=6;4;IF(LEN([.B2804])=7;5;&quot;Fehler&quot;))))))" office:value-type="float" office:value="3" calcext:value-type="float">
            <text:p>3</text:p>
          </table:table-cell>
          <table:table-cell office:value-type="string" calcext:value-type="string">
            <text:p>UBK 3</text:p>
          </table:table-cell>
          <table:table-cell office:value-type="string" calcext:value-type="string">
            <text:p>BILD-, TABELLEN-, KARTENWERKE</text:p>
          </table:table-cell>
          <table:table-cell table:number-columns-repeated="5"/>
        </table:table-row>
        <table:table-row table:style-name="ro1">
          <table:table-cell table:formula="of:=IF(LEN([.B2805])=1;0;IF(LEN([.B2805])=2;1;IF(LEN([.B2805])=3;2;IF(LEN([.B2805])=5;3;IF(LEN([.B2805])=6;4;IF(LEN([.B2805])=7;5;&quot;Fehler&quot;))))))" office:value-type="float" office:value="3" calcext:value-type="float">
            <text:p>3</text:p>
          </table:table-cell>
          <table:table-cell office:value-type="string" calcext:value-type="string">
            <text:p>UBK 4</text:p>
          </table:table-cell>
          <table:table-cell office:value-type="string" calcext:value-type="string">
            <text:p>ASTRONOMISCHE ZEITRECHNUNG <text:s/>GESAMTDARSTELLUNGEN DER ASTRONOMISCHEN UND HISTORISCHEN ZEITRECHNUNG</text:p>
          </table:table-cell>
          <table:table-cell table:number-columns-repeated="5"/>
        </table:table-row>
        <table:table-row table:style-name="ro1">
          <table:table-cell table:formula="of:=IF(LEN([.B2806])=1;0;IF(LEN([.B2806])=2;1;IF(LEN([.B2806])=3;2;IF(LEN([.B2806])=5;3;IF(LEN([.B2806])=6;4;IF(LEN([.B2806])=7;5;&quot;Fehler&quot;))))))" office:value-type="float" office:value="3" calcext:value-type="float">
            <text:p>3</text:p>
          </table:table-cell>
          <table:table-cell office:value-type="string" calcext:value-type="string">
            <text:p>UBK 5</text:p>
          </table:table-cell>
          <table:table-cell office:value-type="string" calcext:value-type="string">
            <text:p>METHODEN UND ARBEITSMITTEL</text:p>
          </table:table-cell>
          <table:table-cell table:number-columns-repeated="5"/>
        </table:table-row>
        <table:table-row table:style-name="ro1">
          <table:table-cell table:formula="of:=IF(LEN([.B2807])=1;0;IF(LEN([.B2807])=2;1;IF(LEN([.B2807])=3;2;IF(LEN([.B2807])=5;3;IF(LEN([.B2807])=6;4;IF(LEN([.B2807])=7;5;&quot;Fehler&quot;))))))" office:value-type="float" office:value="4" calcext:value-type="float">
            <text:p>4</text:p>
          </table:table-cell>
          <table:table-cell office:value-type="string" calcext:value-type="string">
            <text:p>UBK 50</text:p>
          </table:table-cell>
          <table:table-cell office:value-type="string" calcext:value-type="string">
            <text:p>ASTRONOMISCHE INSTRUMENTE IM SICHTBAREN SPEKTRALBEREICH BEOBACHTUNGSANLEITUNGEN</text:p>
          </table:table-cell>
          <table:table-cell table:number-columns-repeated="5"/>
        </table:table-row>
        <table:table-row table:style-name="ro1">
          <table:table-cell table:formula="of:=IF(LEN([.B2808])=1;0;IF(LEN([.B2808])=2;1;IF(LEN([.B2808])=3;2;IF(LEN([.B2808])=5;3;IF(LEN([.B2808])=6;4;IF(LEN([.B2808])=7;5;&quot;Fehler&quot;))))))" office:value-type="float" office:value="4" calcext:value-type="float">
            <text:p>4</text:p>
          </table:table-cell>
          <table:table-cell office:value-type="string" calcext:value-type="string">
            <text:p>UBK 51</text:p>
          </table:table-cell>
          <table:table-cell office:value-type="string" calcext:value-type="string">
            <text:p>STERNWARTEN <text:s/>PLANETARIEN</text:p>
          </table:table-cell>
          <table:table-cell table:number-columns-repeated="5"/>
        </table:table-row>
        <table:table-row table:style-name="ro1">
          <table:table-cell table:formula="of:=IF(LEN([.B2809])=1;0;IF(LEN([.B2809])=2;1;IF(LEN([.B2809])=3;2;IF(LEN([.B2809])=5;3;IF(LEN([.B2809])=6;4;IF(LEN([.B2809])=7;5;&quot;Fehler&quot;))))))" office:value-type="float" office:value="4" calcext:value-type="float">
            <text:p>4</text:p>
          </table:table-cell>
          <table:table-cell office:value-type="string" calcext:value-type="string">
            <text:p>UBK 52</text:p>
          </table:table-cell>
          <table:table-cell office:value-type="string" calcext:value-type="string">
            <text:p>ASTRONOMISCHE INSTRUMENTE AUSSERHALB DES SICHTBAREN SPEKTRALBEREICHS</text:p>
          </table:table-cell>
          <table:table-cell table:number-columns-repeated="5"/>
        </table:table-row>
        <table:table-row table:style-name="ro1">
          <table:table-cell table:formula="of:=IF(LEN([.B2810])=1;0;IF(LEN([.B2810])=2;1;IF(LEN([.B2810])=3;2;IF(LEN([.B2810])=5;3;IF(LEN([.B2810])=6;4;IF(LEN([.B2810])=7;5;&quot;Fehler&quot;))))))" office:value-type="float" office:value="3" calcext:value-type="float">
            <text:p>3</text:p>
          </table:table-cell>
          <table:table-cell office:value-type="string" calcext:value-type="string">
            <text:p>UBK 6</text:p>
          </table:table-cell>
          <table:table-cell office:value-type="string" calcext:value-type="string">
            <text:p>ASTRONOMISCHE KALENDER <text:s/>ASTRONOMISCHE JAHRBUECHER EPHEMERIDEN</text:p>
          </table:table-cell>
          <table:table-cell table:number-columns-repeated="5"/>
        </table:table-row>
        <table:table-row table:style-name="ro1">
          <table:table-cell table:formula="of:=IF(LEN([.B2811])=1;0;IF(LEN([.B2811])=2;1;IF(LEN([.B2811])=3;2;IF(LEN([.B2811])=5;3;IF(LEN([.B2811])=6;4;IF(LEN([.B2811])=7;5;&quot;Fehler&quot;))))))" office:value-type="float" office:value="3" calcext:value-type="float">
            <text:p>3</text:p>
          </table:table-cell>
          <table:table-cell office:value-type="string" calcext:value-type="string">
            <text:p>UBK 7</text:p>
          </table:table-cell>
          <table:table-cell office:value-type="string" calcext:value-type="string">
            <text:p>GESCHICHTE DER ASTRONOMIE <text:s/>ORGANISATIONEN UND GESELLSCHAFTEN</text:p>
          </table:table-cell>
          <table:table-cell table:number-columns-repeated="5"/>
        </table:table-row>
        <table:table-row table:style-name="ro1">
          <table:table-cell table:formula="of:=IF(LEN([.B2812])=1;0;IF(LEN([.B2812])=2;1;IF(LEN([.B2812])=3;2;IF(LEN([.B2812])=5;3;IF(LEN([.B2812])=6;4;IF(LEN([.B2812])=7;5;&quot;Fehler&quot;))))))" office:value-type="float" office:value="3" calcext:value-type="float">
            <text:p>3</text:p>
          </table:table-cell>
          <table:table-cell office:value-type="string" calcext:value-type="string">
            <text:p>UBK 9</text:p>
          </table:table-cell>
          <table:table-cell office:value-type="string" calcext:value-type="string">
            <text:p>KOSMOLOGIE <text:s/>KOSMOGONIE</text:p>
          </table:table-cell>
          <table:table-cell table:number-columns-repeated="5"/>
        </table:table-row>
        <table:table-row table:style-name="ro1">
          <table:table-cell table:formula="of:=IF(LEN([.B2813])=1;0;IF(LEN([.B2813])=2;1;IF(LEN([.B2813])=3;2;IF(LEN([.B2813])=5;3;IF(LEN([.B2813])=6;4;IF(LEN([.B2813])=7;5;&quot;Fehler&quot;))))))" office:value-type="float" office:value="2" calcext:value-type="float">
            <text:p>2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HIMMELSKOERPER <text:s/>STERNSYSTEME</text:p>
          </table:table-cell>
          <table:table-cell table:number-columns-repeated="5"/>
        </table:table-row>
        <table:table-row table:style-name="ro1">
          <table:table-cell table:formula="of:=IF(LEN([.B2814])=1;0;IF(LEN([.B2814])=2;1;IF(LEN([.B2814])=3;2;IF(LEN([.B2814])=5;3;IF(LEN([.B2814])=6;4;IF(LEN([.B2814])=7;5;&quot;Fehler&quot;))))))" office:value-type="float" office:value="3" calcext:value-type="float">
            <text:p>3</text:p>
          </table:table-cell>
          <table:table-cell office:value-type="string" calcext:value-type="string">
            <text:p>UBM 1</text:p>
          </table:table-cell>
          <table:table-cell office:value-type="string" calcext:value-type="string">
            <text:p>UNSERE SONNE UND IHR PLANETENSYSTEM</text:p>
          </table:table-cell>
          <table:table-cell table:number-columns-repeated="5"/>
        </table:table-row>
        <table:table-row table:style-name="ro1">
          <table:table-cell table:formula="of:=IF(LEN([.B2815])=1;0;IF(LEN([.B2815])=2;1;IF(LEN([.B2815])=3;2;IF(LEN([.B2815])=5;3;IF(LEN([.B2815])=6;4;IF(LEN([.B2815])=7;5;&quot;Fehler&quot;))))))" office:value-type="float" office:value="3" calcext:value-type="float">
            <text:p>3</text:p>
          </table:table-cell>
          <table:table-cell office:value-type="string" calcext:value-type="string">
            <text:p>UBM 2</text:p>
          </table:table-cell>
          <table:table-cell office:value-type="string" calcext:value-type="string">
            <text:p>ERDE ALS PLANET <text:s/>MOND (ERDMOND)</text:p>
          </table:table-cell>
          <table:table-cell table:number-columns-repeated="5"/>
        </table:table-row>
        <table:table-row table:style-name="ro1">
          <table:table-cell table:formula="of:=IF(LEN([.B2816])=1;0;IF(LEN([.B2816])=2;1;IF(LEN([.B2816])=3;2;IF(LEN([.B2816])=5;3;IF(LEN([.B2816])=6;4;IF(LEN([.B2816])=7;5;&quot;Fehler&quot;))))))" office:value-type="float" office:value="3" calcext:value-type="float">
            <text:p>3</text:p>
          </table:table-cell>
          <table:table-cell office:value-type="string" calcext:value-type="string">
            <text:p>UBM 3</text:p>
          </table:table-cell>
          <table:table-cell office:value-type="string" calcext:value-type="string">
            <text:p>SONSTIGE HIMMELSOBJEKTE AUSSERHALB UNSERES SONNENSYSTEMS STERNE <text:s/>GALAXIEN</text:p>
          </table:table-cell>
          <table:table-cell table:number-columns-repeated="5"/>
        </table:table-row>
        <table:table-row table:style-name="ro1">
          <table:table-cell table:formula="of:=IF(LEN([.B2817])=1;0;IF(LEN([.B2817])=2;1;IF(LEN([.B2817])=3;2;IF(LEN([.B2817])=5;3;IF(LEN([.B2817])=6;4;IF(LEN([.B2817])=7;5;&quot;Fehler&quot;))))))" office:value-type="float" office:value="2" calcext:value-type="float">
            <text:p>2</text:p>
          </table:table-cell>
          <table:table-cell office:value-type="string" calcext:value-type="string">
            <text:p>UBN</text:p>
          </table:table-cell>
          <table:table-cell office:value-type="string" calcext:value-type="string">
            <text:p>ASTROLOGIE <text:s/>UFOS</text:p>
          </table:table-cell>
          <table:table-cell table:number-columns-repeated="5"/>
        </table:table-row>
        <table:table-row table:style-name="ro1">
          <table:table-cell table:formula="of:=IF(LEN([.B2818])=1;0;IF(LEN([.B2818])=2;1;IF(LEN([.B2818])=3;2;IF(LEN([.B2818])=5;3;IF(LEN([.B2818])=6;4;IF(LEN([.B2818])=7;5;&quot;Fehler&quot;))))))" office:value-type="float" office:value="1" calcext:value-type="float">
            <text:p>1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PHYSIK</text:p>
          </table:table-cell>
          <table:table-cell table:number-columns-repeated="5"/>
        </table:table-row>
        <table:table-row table:style-name="ro1">
          <table:table-cell table:formula="of:=IF(LEN([.B2819])=1;0;IF(LEN([.B2819])=2;1;IF(LEN([.B2819])=3;2;IF(LEN([.B2819])=5;3;IF(LEN([.B2819])=6;4;IF(LEN([.B2819])=7;5;&quot;Fehler&quot;))))))" office:value-type="float" office:value="2" calcext:value-type="float">
            <text:p>2</text:p>
          </table:table-cell>
          <table:table-cell office:value-type="string" calcext:value-type="string">
            <text:p>UCK</text:p>
          </table:table-cell>
          <table:table-cell office:value-type="string" calcext:value-type="string">
            <text:p>ALLGEMEINE, EINFUEHRENDE UND VERMISCHTE SCHRIFTEN - VERHAELTNIS DER PHYSIK ZU ANDEREN WISSENSCHAFTEN UND BEREICHEN DES LEBENS <text:s/>PHYSIKSTUDIUM</text:p>
          </table:table-cell>
          <table:table-cell table:number-columns-repeated="5"/>
        </table:table-row>
        <table:table-row table:style-name="ro1">
          <table:table-cell table:formula="of:=IF(LEN([.B2820])=1;0;IF(LEN([.B2820])=2;1;IF(LEN([.B2820])=3;2;IF(LEN([.B2820])=5;3;IF(LEN([.B2820])=6;4;IF(LEN([.B2820])=7;5;&quot;Fehler&quot;))))))" office:value-type="float" office:value="3" calcext:value-type="float">
            <text:p>3</text:p>
          </table:table-cell>
          <table:table-cell office:value-type="string" calcext:value-type="string">
            <text:p>UC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821])=1;0;IF(LEN([.B2821])=2;1;IF(LEN([.B2821])=3;2;IF(LEN([.B2821])=5;3;IF(LEN([.B2821])=6;4;IF(LEN([.B2821])=7;5;&quot;Fehler&quot;))))))" office:value-type="float" office:value="3" calcext:value-type="float">
            <text:p>3</text:p>
          </table:table-cell>
          <table:table-cell office:value-type="string" calcext:value-type="string">
            <text:p>UCK 2</text:p>
          </table:table-cell>
          <table:table-cell office:value-type="string" calcext:value-type="string">
            <text:p>NACHSCHLAGEWERKE – BIBLIOGRAPHIEN TABELLENWERKE <text:s/>FORMEL- UND AUFGABENSAMMLUNGEN</text:p>
          </table:table-cell>
          <table:table-cell table:number-columns-repeated="5"/>
        </table:table-row>
        <table:table-row table:style-name="ro1">
          <table:table-cell table:formula="of:=IF(LEN([.B2822])=1;0;IF(LEN([.B2822])=2;1;IF(LEN([.B2822])=3;2;IF(LEN([.B2822])=5;3;IF(LEN([.B2822])=6;4;IF(LEN([.B2822])=7;5;&quot;Fehler&quot;))))))" office:value-type="float" office:value="3" calcext:value-type="float">
            <text:p>3</text:p>
          </table:table-cell>
          <table:table-cell office:value-type="string" calcext:value-type="string">
            <text:p>UCK 3</text:p>
          </table:table-cell>
          <table:table-cell office:value-type="string" calcext:value-type="string">
            <text:p>PHILOSOPHISCHE GRUNDLAGEN, SPRACHE UND LOGIK DER PHYSIK - PHILOSOPHIE DER QUANTENTHEORIE</text:p>
          </table:table-cell>
          <table:table-cell table:number-columns-repeated="5"/>
        </table:table-row>
        <table:table-row table:style-name="ro1">
          <table:table-cell table:formula="of:=IF(LEN([.B2823])=1;0;IF(LEN([.B2823])=2;1;IF(LEN([.B2823])=3;2;IF(LEN([.B2823])=5;3;IF(LEN([.B2823])=6;4;IF(LEN([.B2823])=7;5;&quot;Fehler&quot;))))))" office:value-type="float" office:value="3" calcext:value-type="float">
            <text:p>3</text:p>
          </table:table-cell>
          <table:table-cell office:value-type="string" calcext:value-type="string">
            <text:p>UCK 4</text:p>
          </table:table-cell>
          <table:table-cell office:value-type="string" calcext:value-type="string">
            <text:p>METHODEN UND ARBEITSMITTEL <text:s/>MATHEMATISCHE PHYSIK</text:p>
          </table:table-cell>
          <table:table-cell table:number-columns-repeated="5"/>
        </table:table-row>
        <table:table-row table:style-name="ro1">
          <table:table-cell table:formula="of:=IF(LEN([.B2824])=1;0;IF(LEN([.B2824])=2;1;IF(LEN([.B2824])=3;2;IF(LEN([.B2824])=5;3;IF(LEN([.B2824])=6;4;IF(LEN([.B2824])=7;5;&quot;Fehler&quot;))))))" office:value-type="float" office:value="4" calcext:value-type="float">
            <text:p>4</text:p>
          </table:table-cell>
          <table:table-cell office:value-type="string" calcext:value-type="string">
            <text:p>UCK 45</text:p>
          </table:table-cell>
          <table:table-cell office:value-type="string" calcext:value-type="string">
            <text:p>MIKROSKOPIE</text:p>
          </table:table-cell>
          <table:table-cell table:number-columns-repeated="5"/>
        </table:table-row>
        <table:table-row table:style-name="ro1">
          <table:table-cell table:formula="of:=IF(LEN([.B2825])=1;0;IF(LEN([.B2825])=2;1;IF(LEN([.B2825])=3;2;IF(LEN([.B2825])=5;3;IF(LEN([.B2825])=6;4;IF(LEN([.B2825])=7;5;&quot;Fehler&quot;))))))" office:value-type="float" office:value="4" calcext:value-type="float">
            <text:p>4</text:p>
          </table:table-cell>
          <table:table-cell office:value-type="string" calcext:value-type="string">
            <text:p>UCK 47</text:p>
          </table:table-cell>
          <table:table-cell office:value-type="string" calcext:value-type="string">
            <text:p>PHYSIKALISCHES PRAKTIKUM</text:p>
          </table:table-cell>
          <table:table-cell table:number-columns-repeated="5"/>
        </table:table-row>
        <table:table-row table:style-name="ro1">
          <table:table-cell table:formula="of:=IF(LEN([.B2826])=1;0;IF(LEN([.B2826])=2;1;IF(LEN([.B2826])=3;2;IF(LEN([.B2826])=5;3;IF(LEN([.B2826])=6;4;IF(LEN([.B2826])=7;5;&quot;Fehler&quot;))))))" office:value-type="float" office:value="4" calcext:value-type="float">
            <text:p>4</text:p>
          </table:table-cell>
          <table:table-cell office:value-type="string" calcext:value-type="string">
            <text:p>UCK 49</text:p>
          </table:table-cell>
          <table:table-cell office:value-type="string" calcext:value-type="string">
            <text:p>EXPERIMENTIERBUECHER</text:p>
          </table:table-cell>
          <table:table-cell table:number-columns-repeated="5"/>
        </table:table-row>
        <table:table-row table:style-name="ro1">
          <table:table-cell table:formula="of:=IF(LEN([.B2827])=1;0;IF(LEN([.B2827])=2;1;IF(LEN([.B2827])=3;2;IF(LEN([.B2827])=5;3;IF(LEN([.B2827])=6;4;IF(LEN([.B2827])=7;5;&quot;Fehler&quot;))))))" office:value-type="float" office:value="3" calcext:value-type="float">
            <text:p>3</text:p>
          </table:table-cell>
          <table:table-cell office:value-type="string" calcext:value-type="string">
            <text:p>UCK 5</text:p>
          </table:table-cell>
          <table:table-cell office:value-type="string" calcext:value-type="string">
            <text:p>PHYSIKALISCHE GROESSEN <text:s/>PHYSIKALISCHE EINHEITEN PHYSIKALISCHE MASSYSTEME</text:p>
          </table:table-cell>
          <table:table-cell table:number-columns-repeated="5"/>
        </table:table-row>
        <table:table-row table:style-name="ro1">
          <table:table-cell table:formula="of:=IF(LEN([.B2828])=1;0;IF(LEN([.B2828])=2;1;IF(LEN([.B2828])=3;2;IF(LEN([.B2828])=5;3;IF(LEN([.B2828])=6;4;IF(LEN([.B2828])=7;5;&quot;Fehler&quot;))))))" office:value-type="float" office:value="3" calcext:value-type="float">
            <text:p>3</text:p>
          </table:table-cell>
          <table:table-cell office:value-type="string" calcext:value-type="string">
            <text:p>UCK 6</text:p>
          </table:table-cell>
          <table:table-cell office:value-type="string" calcext:value-type="string">
            <text:p>GESCHICHTE DER PHYSIK <text:s/>ORGANISATIONEN UND GESELLSCHAFTEN</text:p>
          </table:table-cell>
          <table:table-cell table:number-columns-repeated="5"/>
        </table:table-row>
        <table:table-row table:style-name="ro1">
          <table:table-cell table:formula="of:=IF(LEN([.B2829])=1;0;IF(LEN([.B2829])=2;1;IF(LEN([.B2829])=3;2;IF(LEN([.B2829])=5;3;IF(LEN([.B2829])=6;4;IF(LEN([.B2829])=7;5;&quot;Fehler&quot;))))))" office:value-type="float" office:value="2" calcext:value-type="float">
            <text:p>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KLASSISCHE MECHANIK</text:p>
          </table:table-cell>
          <table:table-cell table:number-columns-repeated="5"/>
        </table:table-row>
        <table:table-row table:style-name="ro1">
          <table:table-cell table:formula="of:=IF(LEN([.B2830])=1;0;IF(LEN([.B2830])=2;1;IF(LEN([.B2830])=3;2;IF(LEN([.B2830])=5;3;IF(LEN([.B2830])=6;4;IF(LEN([.B2830])=7;5;&quot;Fehler&quot;))))))" office:value-type="float" office:value="3" calcext:value-type="float">
            <text:p>3</text:p>
          </table:table-cell>
          <table:table-cell office:value-type="string" calcext:value-type="string">
            <text:p>UCL 3</text:p>
          </table:table-cell>
          <table:table-cell office:value-type="string" calcext:value-type="string">
            <text:p>HYDRODYNAMIK <text:s/>AERODYNAMIK</text:p>
          </table:table-cell>
          <table:table-cell table:number-columns-repeated="5"/>
        </table:table-row>
        <table:table-row table:style-name="ro1">
          <table:table-cell table:formula="of:=IF(LEN([.B2831])=1;0;IF(LEN([.B2831])=2;1;IF(LEN([.B2831])=3;2;IF(LEN([.B2831])=5;3;IF(LEN([.B2831])=6;4;IF(LEN([.B2831])=7;5;&quot;Fehler&quot;))))))" office:value-type="float" office:value="2" calcext:value-type="float">
            <text:p>2</text:p>
          </table:table-cell>
          <table:table-cell office:value-type="string" calcext:value-type="string">
            <text:p>UCM</text:p>
          </table:table-cell>
          <table:table-cell office:value-type="string" calcext:value-type="string">
            <text:p>WAERMELEHRE <text:s/>THERMODYNAMIK <text:s/>STATISTISCHE PHYSIK</text:p>
          </table:table-cell>
          <table:table-cell table:number-columns-repeated="5"/>
        </table:table-row>
        <table:table-row table:style-name="ro1">
          <table:table-cell table:formula="of:=IF(LEN([.B2832])=1;0;IF(LEN([.B2832])=2;1;IF(LEN([.B2832])=3;2;IF(LEN([.B2832])=5;3;IF(LEN([.B2832])=6;4;IF(LEN([.B2832])=7;5;&quot;Fehler&quot;))))))" office:value-type="float" office:value="2" calcext:value-type="float">
            <text:p>2</text:p>
          </table:table-cell>
          <table:table-cell office:value-type="string" calcext:value-type="string">
            <text:p>UCN</text:p>
          </table:table-cell>
          <table:table-cell office:value-type="string" calcext:value-type="string">
            <text:p>AKUSTIK</text:p>
          </table:table-cell>
          <table:table-cell table:number-columns-repeated="5"/>
        </table:table-row>
        <table:table-row table:style-name="ro1">
          <table:table-cell table:formula="of:=IF(LEN([.B2833])=1;0;IF(LEN([.B2833])=2;1;IF(LEN([.B2833])=3;2;IF(LEN([.B2833])=5;3;IF(LEN([.B2833])=6;4;IF(LEN([.B2833])=7;5;&quot;Fehler&quot;))))))" office:value-type="float" office:value="2" calcext:value-type="float">
            <text:p>2</text:p>
          </table:table-cell>
          <table:table-cell office:value-type="string" calcext:value-type="string">
            <text:p>UCO</text:p>
          </table:table-cell>
          <table:table-cell office:value-type="string" calcext:value-type="string">
            <text:p>OPTIK <text:s/>PHYSIKALISCHE FARBENLEHRE</text:p>
          </table:table-cell>
          <table:table-cell table:number-columns-repeated="5"/>
        </table:table-row>
        <table:table-row table:style-name="ro1">
          <table:table-cell table:formula="of:=IF(LEN([.B2834])=1;0;IF(LEN([.B2834])=2;1;IF(LEN([.B2834])=3;2;IF(LEN([.B2834])=5;3;IF(LEN([.B2834])=6;4;IF(LEN([.B2834])=7;5;&quot;Fehler&quot;))))))" office:value-type="float" office:value="2" calcext:value-type="float">
            <text:p>2</text:p>
          </table:table-cell>
          <table:table-cell office:value-type="string" calcext:value-type="string">
            <text:p>UCP</text:p>
          </table:table-cell>
          <table:table-cell office:value-type="string" calcext:value-type="string">
            <text:p>ELEKTRIZITAET <text:s/>MAGNETISMUS <text:s/>KLASSISCHE ELEKTRODYNAMIK</text:p>
          </table:table-cell>
          <table:table-cell table:number-columns-repeated="5"/>
        </table:table-row>
        <table:table-row table:style-name="ro1">
          <table:table-cell table:formula="of:=IF(LEN([.B2835])=1;0;IF(LEN([.B2835])=2;1;IF(LEN([.B2835])=3;2;IF(LEN([.B2835])=5;3;IF(LEN([.B2835])=6;4;IF(LEN([.B2835])=7;5;&quot;Fehler&quot;))))))" office:value-type="float" office:value="2" calcext:value-type="float">
            <text:p>2</text:p>
          </table:table-cell>
          <table:table-cell office:value-type="string" calcext:value-type="string">
            <text:p>UCQ</text:p>
          </table:table-cell>
          <table:table-cell office:value-type="string" calcext:value-type="string">
            <text:p>AUFBAU UND EIGENSCHAFTEN DER MATERIE</text:p>
          </table:table-cell>
          <table:table-cell table:number-columns-repeated="5"/>
        </table:table-row>
        <table:table-row table:style-name="ro1">
          <table:table-cell table:formula="of:=IF(LEN([.B2836])=1;0;IF(LEN([.B2836])=2;1;IF(LEN([.B2836])=3;2;IF(LEN([.B2836])=5;3;IF(LEN([.B2836])=6;4;IF(LEN([.B2836])=7;5;&quot;Fehler&quot;))))))" office:value-type="float" office:value="3" calcext:value-type="float">
            <text:p>3</text:p>
          </table:table-cell>
          <table:table-cell office:value-type="string" calcext:value-type="string">
            <text:p>UCQ 1</text:p>
          </table:table-cell>
          <table:table-cell office:value-type="string" calcext:value-type="string">
            <text:p>STRAHLENSCHUTZ <text:s/>STRAHLENSCHAEDEN DOSIMETRIE</text:p>
          </table:table-cell>
          <table:table-cell table:number-columns-repeated="5"/>
        </table:table-row>
        <table:table-row table:style-name="ro1">
          <table:table-cell table:formula="of:=IF(LEN([.B2837])=1;0;IF(LEN([.B2837])=2;1;IF(LEN([.B2837])=3;2;IF(LEN([.B2837])=5;3;IF(LEN([.B2837])=6;4;IF(LEN([.B2837])=7;5;&quot;Fehler&quot;))))))" office:value-type="float" office:value="3" calcext:value-type="float">
            <text:p>3</text:p>
          </table:table-cell>
          <table:table-cell office:value-type="string" calcext:value-type="string">
            <text:p>UCQ 2</text:p>
          </table:table-cell>
          <table:table-cell office:value-type="string" calcext:value-type="string">
            <text:p>KERNPHYSIK <text:s/>KERNCHEMIE <text:s/>RADIOCHEMIE</text:p>
          </table:table-cell>
          <table:table-cell table:number-columns-repeated="5"/>
        </table:table-row>
        <table:table-row table:style-name="ro1">
          <table:table-cell table:formula="of:=IF(LEN([.B2838])=1;0;IF(LEN([.B2838])=2;1;IF(LEN([.B2838])=3;2;IF(LEN([.B2838])=5;3;IF(LEN([.B2838])=6;4;IF(LEN([.B2838])=7;5;&quot;Fehler&quot;))))))" office:value-type="float" office:value="3" calcext:value-type="float">
            <text:p>3</text:p>
          </table:table-cell>
          <table:table-cell office:value-type="string" calcext:value-type="string">
            <text:p>UCQ 4</text:p>
          </table:table-cell>
          <table:table-cell office:value-type="string" calcext:value-type="string">
            <text:p>ATOME <text:s/>MOLEKUELE</text:p>
          </table:table-cell>
          <table:table-cell table:number-columns-repeated="5"/>
        </table:table-row>
        <table:table-row table:style-name="ro1">
          <table:table-cell table:formula="of:=IF(LEN([.B2839])=1;0;IF(LEN([.B2839])=2;1;IF(LEN([.B2839])=3;2;IF(LEN([.B2839])=5;3;IF(LEN([.B2839])=6;4;IF(LEN([.B2839])=7;5;&quot;Fehler&quot;))))))" office:value-type="float" office:value="3" calcext:value-type="float">
            <text:p>3</text:p>
          </table:table-cell>
          <table:table-cell office:value-type="string" calcext:value-type="string">
            <text:p>UCQ 6</text:p>
          </table:table-cell>
          <table:table-cell office:value-type="string" calcext:value-type="string">
            <text:p>KONDENSIERTE MATERIE <text:s/>FESTKOERPER FLUESSIGKEITEN</text:p>
          </table:table-cell>
          <table:table-cell table:number-columns-repeated="5"/>
        </table:table-row>
        <table:table-row table:style-name="ro1">
          <table:table-cell table:formula="of:=IF(LEN([.B2840])=1;0;IF(LEN([.B2840])=2;1;IF(LEN([.B2840])=3;2;IF(LEN([.B2840])=5;3;IF(LEN([.B2840])=6;4;IF(LEN([.B2840])=7;5;&quot;Fehler&quot;))))))" office:value-type="float" office:value="3" calcext:value-type="float">
            <text:p>3</text:p>
          </table:table-cell>
          <table:table-cell office:value-type="string" calcext:value-type="string">
            <text:p>UCQ 8</text:p>
          </table:table-cell>
          <table:table-cell office:value-type="string" calcext:value-type="string">
            <text:p>HOCHENERGIEPHYSIK <text:s/>ELEMENTARTEILCHEN PLASMAPHYSIK</text:p>
          </table:table-cell>
          <table:table-cell table:number-columns-repeated="5"/>
        </table:table-row>
        <table:table-row table:style-name="ro1">
          <table:table-cell table:formula="of:=IF(LEN([.B2841])=1;0;IF(LEN([.B2841])=2;1;IF(LEN([.B2841])=3;2;IF(LEN([.B2841])=5;3;IF(LEN([.B2841])=6;4;IF(LEN([.B2841])=7;5;&quot;Fehler&quot;))))))" office:value-type="float" office:value="2" calcext:value-type="float">
            <text:p>2</text:p>
          </table:table-cell>
          <table:table-cell office:value-type="string" calcext:value-type="string">
            <text:p>UCR</text:p>
          </table:table-cell>
          <table:table-cell office:value-type="string" calcext:value-type="string">
            <text:p>QUANTEN - FELDER - RELATIVITAET</text:p>
          </table:table-cell>
          <table:table-cell table:number-columns-repeated="5"/>
        </table:table-row>
        <table:table-row table:style-name="ro1">
          <table:table-cell table:formula="of:=IF(LEN([.B2842])=1;0;IF(LEN([.B2842])=2;1;IF(LEN([.B2842])=3;2;IF(LEN([.B2842])=5;3;IF(LEN([.B2842])=6;4;IF(LEN([.B2842])=7;5;&quot;Fehler&quot;))))))" office:value-type="float" office:value="3" calcext:value-type="float">
            <text:p>3</text:p>
          </table:table-cell>
          <table:table-cell office:value-type="string" calcext:value-type="string">
            <text:p>UCR 1</text:p>
          </table:table-cell>
          <table:table-cell office:value-type="string" calcext:value-type="string">
            <text:p>QUANTENMECHANIK</text:p>
          </table:table-cell>
          <table:table-cell table:number-columns-repeated="5"/>
        </table:table-row>
        <table:table-row table:style-name="ro1">
          <table:table-cell table:formula="of:=IF(LEN([.B2843])=1;0;IF(LEN([.B2843])=2;1;IF(LEN([.B2843])=3;2;IF(LEN([.B2843])=5;3;IF(LEN([.B2843])=6;4;IF(LEN([.B2843])=7;5;&quot;Fehler&quot;))))))" office:value-type="float" office:value="3" calcext:value-type="float">
            <text:p>3</text:p>
          </table:table-cell>
          <table:table-cell office:value-type="string" calcext:value-type="string">
            <text:p>UCR 2</text:p>
          </table:table-cell>
          <table:table-cell office:value-type="string" calcext:value-type="string">
            <text:p>RELATIVITAETSTHEORIEN <text:s/>QUANTENFELDTHEORIEN</text:p>
          </table:table-cell>
          <table:table-cell table:number-columns-repeated="5"/>
        </table:table-row>
        <table:table-row table:style-name="ro1">
          <table:table-cell table:formula="of:=IF(LEN([.B2844])=1;0;IF(LEN([.B2844])=2;1;IF(LEN([.B2844])=3;2;IF(LEN([.B2844])=5;3;IF(LEN([.B2844])=6;4;IF(LEN([.B2844])=7;5;&quot;Fehler&quot;))))))" office:value-type="float" office:value="1" calcext:value-type="float">
            <text:p>1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CHEMIE</text:p>
          </table:table-cell>
          <table:table-cell table:number-columns-repeated="5"/>
        </table:table-row>
        <table:table-row table:style-name="ro1">
          <table:table-cell table:formula="of:=IF(LEN([.B2845])=1;0;IF(LEN([.B2845])=2;1;IF(LEN([.B2845])=3;2;IF(LEN([.B2845])=5;3;IF(LEN([.B2845])=6;4;IF(LEN([.B2845])=7;5;&quot;Fehler&quot;))))))" office:value-type="float" office:value="2" calcext:value-type="float">
            <text:p>2</text:p>
          </table:table-cell>
          <table:table-cell office:value-type="string" calcext:value-type="string">
            <text:p>UDK</text:p>
          </table:table-cell>
          <table:table-cell office:value-type="string" calcext:value-type="string">
            <text:p>ALLGEMEINE, EINFUEHRENDE UND VERMISCHTE SCHRIFTEN CHEMIESTUDIUM</text:p>
          </table:table-cell>
          <table:table-cell table:number-columns-repeated="5"/>
        </table:table-row>
        <table:table-row table:style-name="ro1">
          <table:table-cell table:formula="of:=IF(LEN([.B2846])=1;0;IF(LEN([.B2846])=2;1;IF(LEN([.B2846])=3;2;IF(LEN([.B2846])=5;3;IF(LEN([.B2846])=6;4;IF(LEN([.B2846])=7;5;&quot;Fehler&quot;))))))" office:value-type="float" office:value="3" calcext:value-type="float">
            <text:p>3</text:p>
          </table:table-cell>
          <table:table-cell office:value-type="string" calcext:value-type="string">
            <text:p>UD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847])=1;0;IF(LEN([.B2847])=2;1;IF(LEN([.B2847])=3;2;IF(LEN([.B2847])=5;3;IF(LEN([.B2847])=6;4;IF(LEN([.B2847])=7;5;&quot;Fehler&quot;))))))" office:value-type="float" office:value="3" calcext:value-type="float">
            <text:p>3</text:p>
          </table:table-cell>
          <table:table-cell office:value-type="string" calcext:value-type="string">
            <text:p>UDK 2</text:p>
          </table:table-cell>
          <table:table-cell office:value-type="string" calcext:value-type="string">
            <text:p>NACHSCHLAGEWERKE - TABELLEN - BIBLIOGRAPHIEN - FORMEL- UND AUFGABENSAMMLUNGEN</text:p>
          </table:table-cell>
          <table:table-cell table:number-columns-repeated="5"/>
        </table:table-row>
        <table:table-row table:style-name="ro1">
          <table:table-cell table:formula="of:=IF(LEN([.B2848])=1;0;IF(LEN([.B2848])=2;1;IF(LEN([.B2848])=3;2;IF(LEN([.B2848])=5;3;IF(LEN([.B2848])=6;4;IF(LEN([.B2848])=7;5;&quot;Fehler&quot;))))))" office:value-type="float" office:value="3" calcext:value-type="float">
            <text:p>3</text:p>
          </table:table-cell>
          <table:table-cell office:value-type="string" calcext:value-type="string">
            <text:p>UDK 4</text:p>
          </table:table-cell>
          <table:table-cell office:value-type="string" calcext:value-type="string">
            <text:p>METHODEN UND ARBEITSMITTEL</text:p>
          </table:table-cell>
          <table:table-cell table:number-columns-repeated="5"/>
        </table:table-row>
        <table:table-row table:style-name="ro1">
          <table:table-cell table:formula="of:=IF(LEN([.B2849])=1;0;IF(LEN([.B2849])=2;1;IF(LEN([.B2849])=3;2;IF(LEN([.B2849])=5;3;IF(LEN([.B2849])=6;4;IF(LEN([.B2849])=7;5;&quot;Fehler&quot;))))))" office:value-type="float" office:value="4" calcext:value-type="float">
            <text:p>4</text:p>
          </table:table-cell>
          <table:table-cell office:value-type="string" calcext:value-type="string">
            <text:p>UDK 45</text:p>
          </table:table-cell>
          <table:table-cell office:value-type="string" calcext:value-type="string">
            <text:p>CHEMISCHES PRAKTIKUM</text:p>
          </table:table-cell>
          <table:table-cell table:number-columns-repeated="5"/>
        </table:table-row>
        <table:table-row table:style-name="ro1">
          <table:table-cell table:formula="of:=IF(LEN([.B2850])=1;0;IF(LEN([.B2850])=2;1;IF(LEN([.B2850])=3;2;IF(LEN([.B2850])=5;3;IF(LEN([.B2850])=6;4;IF(LEN([.B2850])=7;5;&quot;Fehler&quot;))))))" office:value-type="float" office:value="4" calcext:value-type="float">
            <text:p>4</text:p>
          </table:table-cell>
          <table:table-cell office:value-type="string" calcext:value-type="string">
            <text:p>UDK 49</text:p>
          </table:table-cell>
          <table:table-cell office:value-type="string" calcext:value-type="string">
            <text:p>EXPERIMENTIERBUECHER</text:p>
          </table:table-cell>
          <table:table-cell table:number-columns-repeated="5"/>
        </table:table-row>
        <table:table-row table:style-name="ro1">
          <table:table-cell table:formula="of:=IF(LEN([.B2851])=1;0;IF(LEN([.B2851])=2;1;IF(LEN([.B2851])=3;2;IF(LEN([.B2851])=5;3;IF(LEN([.B2851])=6;4;IF(LEN([.B2851])=7;5;&quot;Fehler&quot;))))))" office:value-type="float" office:value="3" calcext:value-type="float">
            <text:p>3</text:p>
          </table:table-cell>
          <table:table-cell office:value-type="string" calcext:value-type="string">
            <text:p>UDK 5</text:p>
          </table:table-cell>
          <table:table-cell office:value-type="string" calcext:value-type="string">
            <text:p>GESCHICHTE DER CHEMIE <text:s/>ALCHEMIE <text:s/>ORGANISATIONEN UND GESELLSCHAFTEN</text:p>
          </table:table-cell>
          <table:table-cell table:number-columns-repeated="5"/>
        </table:table-row>
        <table:table-row table:style-name="ro1">
          <table:table-cell table:formula="of:=IF(LEN([.B2852])=1;0;IF(LEN([.B2852])=2;1;IF(LEN([.B2852])=3;2;IF(LEN([.B2852])=5;3;IF(LEN([.B2852])=6;4;IF(LEN([.B2852])=7;5;&quot;Fehler&quot;))))))" office:value-type="float" office:value="3" calcext:value-type="float">
            <text:p>3</text:p>
          </table:table-cell>
          <table:table-cell office:value-type="string" calcext:value-type="string">
            <text:p>UDK 7</text:p>
          </table:table-cell>
          <table:table-cell office:value-type="string" calcext:value-type="string">
            <text:p>STOECHIOMETRIE</text:p>
          </table:table-cell>
          <table:table-cell table:number-columns-repeated="5"/>
        </table:table-row>
        <table:table-row table:style-name="ro1">
          <table:table-cell table:formula="of:=IF(LEN([.B2853])=1;0;IF(LEN([.B2853])=2;1;IF(LEN([.B2853])=3;2;IF(LEN([.B2853])=5;3;IF(LEN([.B2853])=6;4;IF(LEN([.B2853])=7;5;&quot;Fehler&quot;))))))" office:value-type="float" office:value="2" calcext:value-type="float">
            <text:p>2</text:p>
          </table:table-cell>
          <table:table-cell office:value-type="string" calcext:value-type="string">
            <text:p>UDL</text:p>
          </table:table-cell>
          <table:table-cell office:value-type="string" calcext:value-type="string">
            <text:p>THEORETISCHE CHEMIE <text:s/>ALLGEMEINE CHEMIE <text:s/>ANORGANISCHE CHEMIE</text:p>
          </table:table-cell>
          <table:table-cell table:number-columns-repeated="5"/>
        </table:table-row>
        <table:table-row table:style-name="ro1">
          <table:table-cell table:formula="of:=IF(LEN([.B2854])=1;0;IF(LEN([.B2854])=2;1;IF(LEN([.B2854])=3;2;IF(LEN([.B2854])=5;3;IF(LEN([.B2854])=6;4;IF(LEN([.B2854])=7;5;&quot;Fehler&quot;))))))" office:value-type="float" office:value="3" calcext:value-type="float">
            <text:p>3</text:p>
          </table:table-cell>
          <table:table-cell office:value-type="string" calcext:value-type="string">
            <text:p>UDL 1</text:p>
          </table:table-cell>
          <table:table-cell office:value-type="string" calcext:value-type="string">
            <text:p>THEORETISCHE CHEMIE <text:s/>ALLGEMEINE CHEMIE</text:p>
          </table:table-cell>
          <table:table-cell table:number-columns-repeated="5"/>
        </table:table-row>
        <table:table-row table:style-name="ro1">
          <table:table-cell table:formula="of:=IF(LEN([.B2855])=1;0;IF(LEN([.B2855])=2;1;IF(LEN([.B2855])=3;2;IF(LEN([.B2855])=5;3;IF(LEN([.B2855])=6;4;IF(LEN([.B2855])=7;5;&quot;Fehler&quot;))))))" office:value-type="float" office:value="3" calcext:value-type="float">
            <text:p>3</text:p>
          </table:table-cell>
          <table:table-cell office:value-type="string" calcext:value-type="string">
            <text:p>UDL 2</text:p>
          </table:table-cell>
          <table:table-cell office:value-type="string" calcext:value-type="string">
            <text:p>ANORGANISCHE CHEMIE</text:p>
          </table:table-cell>
          <table:table-cell table:number-columns-repeated="5"/>
        </table:table-row>
        <table:table-row table:style-name="ro1">
          <table:table-cell table:formula="of:=IF(LEN([.B2856])=1;0;IF(LEN([.B2856])=2;1;IF(LEN([.B2856])=3;2;IF(LEN([.B2856])=5;3;IF(LEN([.B2856])=6;4;IF(LEN([.B2856])=7;5;&quot;Fehler&quot;))))))" office:value-type="float" office:value="2" calcext:value-type="float">
            <text:p>2</text:p>
          </table:table-cell>
          <table:table-cell office:value-type="string" calcext:value-type="string">
            <text:p>UDM</text:p>
          </table:table-cell>
          <table:table-cell office:value-type="string" calcext:value-type="string">
            <text:p>ORGANISCHE CHEMIE</text:p>
          </table:table-cell>
          <table:table-cell table:number-columns-repeated="5"/>
        </table:table-row>
        <table:table-row table:style-name="ro1">
          <table:table-cell table:formula="of:=IF(LEN([.B2857])=1;0;IF(LEN([.B2857])=2;1;IF(LEN([.B2857])=3;2;IF(LEN([.B2857])=5;3;IF(LEN([.B2857])=6;4;IF(LEN([.B2857])=7;5;&quot;Fehler&quot;))))))" office:value-type="float" office:value="2" calcext:value-type="float">
            <text:p>2</text:p>
          </table:table-cell>
          <table:table-cell office:value-type="string" calcext:value-type="string">
            <text:p>UDN</text:p>
          </table:table-cell>
          <table:table-cell office:value-type="string" calcext:value-type="string">
            <text:p>ANALYTISCHE CHEMIE</text:p>
          </table:table-cell>
          <table:table-cell table:number-columns-repeated="5"/>
        </table:table-row>
        <table:table-row table:style-name="ro1">
          <table:table-cell table:formula="of:=IF(LEN([.B2858])=1;0;IF(LEN([.B2858])=2;1;IF(LEN([.B2858])=3;2;IF(LEN([.B2858])=5;3;IF(LEN([.B2858])=6;4;IF(LEN([.B2858])=7;5;&quot;Fehler&quot;))))))" office:value-type="float" office:value="3" calcext:value-type="float">
            <text:p>3</text:p>
          </table:table-cell>
          <table:table-cell office:value-type="string" calcext:value-type="string">
            <text:p>UDN 1</text:p>
          </table:table-cell>
          <table:table-cell office:value-type="string" calcext:value-type="string">
            <text:p>QUALITATIVE CHEMISCHE ANALYSE</text:p>
          </table:table-cell>
          <table:table-cell table:number-columns-repeated="5"/>
        </table:table-row>
        <table:table-row table:style-name="ro1">
          <table:table-cell table:formula="of:=IF(LEN([.B2859])=1;0;IF(LEN([.B2859])=2;1;IF(LEN([.B2859])=3;2;IF(LEN([.B2859])=5;3;IF(LEN([.B2859])=6;4;IF(LEN([.B2859])=7;5;&quot;Fehler&quot;))))))" office:value-type="float" office:value="3" calcext:value-type="float">
            <text:p>3</text:p>
          </table:table-cell>
          <table:table-cell office:value-type="string" calcext:value-type="string">
            <text:p>UDN 2</text:p>
          </table:table-cell>
          <table:table-cell office:value-type="string" calcext:value-type="string">
            <text:p>QUANTITATIVE CHEMISCHE ANALYSE</text:p>
          </table:table-cell>
          <table:table-cell table:number-columns-repeated="5"/>
        </table:table-row>
        <table:table-row table:style-name="ro1">
          <table:table-cell table:formula="of:=IF(LEN([.B2860])=1;0;IF(LEN([.B2860])=2;1;IF(LEN([.B2860])=3;2;IF(LEN([.B2860])=5;3;IF(LEN([.B2860])=6;4;IF(LEN([.B2860])=7;5;&quot;Fehler&quot;))))))" office:value-type="float" office:value="3" calcext:value-type="float">
            <text:p>3</text:p>
          </table:table-cell>
          <table:table-cell office:value-type="string" calcext:value-type="string">
            <text:p>UDN 3</text:p>
          </table:table-cell>
          <table:table-cell office:value-type="string" calcext:value-type="string">
            <text:p>PHYSIKALISCHE VERFAHREN</text:p>
          </table:table-cell>
          <table:table-cell table:number-columns-repeated="5"/>
        </table:table-row>
        <table:table-row table:style-name="ro1">
          <table:table-cell table:formula="of:=IF(LEN([.B2861])=1;0;IF(LEN([.B2861])=2;1;IF(LEN([.B2861])=3;2;IF(LEN([.B2861])=5;3;IF(LEN([.B2861])=6;4;IF(LEN([.B2861])=7;5;&quot;Fehler&quot;))))))" office:value-type="float" office:value="2" calcext:value-type="float">
            <text:p>2</text:p>
          </table:table-cell>
          <table:table-cell office:value-type="string" calcext:value-type="string">
            <text:p>UDO</text:p>
          </table:table-cell>
          <table:table-cell office:value-type="string" calcext:value-type="string">
            <text:p>PHYSIKALISCHE CHEMIE</text:p>
          </table:table-cell>
          <table:table-cell table:number-columns-repeated="5"/>
        </table:table-row>
        <table:table-row table:style-name="ro1">
          <table:table-cell table:formula="of:=IF(LEN([.B2862])=1;0;IF(LEN([.B2862])=2;1;IF(LEN([.B2862])=3;2;IF(LEN([.B2862])=5;3;IF(LEN([.B2862])=6;4;IF(LEN([.B2862])=7;5;&quot;Fehler&quot;))))))" office:value-type="float" office:value="3" calcext:value-type="float">
            <text:p>3</text:p>
          </table:table-cell>
          <table:table-cell office:value-type="string" calcext:value-type="string">
            <text:p>UDO 1</text:p>
          </table:table-cell>
          <table:table-cell office:value-type="string" calcext:value-type="string">
            <text:p>THERMOCHEMIE <text:s/>KINETIK CHEMISCHER REAKTIONEN</text:p>
          </table:table-cell>
          <table:table-cell table:number-columns-repeated="5"/>
        </table:table-row>
        <table:table-row table:style-name="ro1">
          <table:table-cell table:formula="of:=IF(LEN([.B2863])=1;0;IF(LEN([.B2863])=2;1;IF(LEN([.B2863])=3;2;IF(LEN([.B2863])=5;3;IF(LEN([.B2863])=6;4;IF(LEN([.B2863])=7;5;&quot;Fehler&quot;))))))" office:value-type="float" office:value="3" calcext:value-type="float">
            <text:p>3</text:p>
          </table:table-cell>
          <table:table-cell office:value-type="string" calcext:value-type="string">
            <text:p>UDO 2</text:p>
          </table:table-cell>
          <table:table-cell office:value-type="string" calcext:value-type="string">
            <text:p>ELEKTROCHEMIE</text:p>
          </table:table-cell>
          <table:table-cell table:number-columns-repeated="5"/>
        </table:table-row>
        <table:table-row table:style-name="ro1">
          <table:table-cell table:formula="of:=IF(LEN([.B2864])=1;0;IF(LEN([.B2864])=2;1;IF(LEN([.B2864])=3;2;IF(LEN([.B2864])=5;3;IF(LEN([.B2864])=6;4;IF(LEN([.B2864])=7;5;&quot;Fehler&quot;))))))" office:value-type="float" office:value="3" calcext:value-type="float">
            <text:p>3</text:p>
          </table:table-cell>
          <table:table-cell office:value-type="string" calcext:value-type="string">
            <text:p>UDO 3</text:p>
          </table:table-cell>
          <table:table-cell office:value-type="string" calcext:value-type="string">
            <text:p>STRAHLENCHEMIE <text:s/>PHOTOCHEMIE</text:p>
          </table:table-cell>
          <table:table-cell table:number-columns-repeated="5"/>
        </table:table-row>
        <table:table-row table:style-name="ro1">
          <table:table-cell table:formula="of:=IF(LEN([.B2865])=1;0;IF(LEN([.B2865])=2;1;IF(LEN([.B2865])=3;2;IF(LEN([.B2865])=5;3;IF(LEN([.B2865])=6;4;IF(LEN([.B2865])=7;5;&quot;Fehler&quot;))))))" office:value-type="float" office:value="3" calcext:value-type="float">
            <text:p>3</text:p>
          </table:table-cell>
          <table:table-cell office:value-type="string" calcext:value-type="string">
            <text:p>UDO 4</text:p>
          </table:table-cell>
          <table:table-cell office:value-type="string" calcext:value-type="string">
            <text:p>KOLLOIDCHEMIE <text:s/>GRENZFLAECHENCHEMIE</text:p>
          </table:table-cell>
          <table:table-cell table:number-columns-repeated="5"/>
        </table:table-row>
        <table:table-row table:style-name="ro1">
          <table:table-cell table:formula="of:=IF(LEN([.B2866])=1;0;IF(LEN([.B2866])=2;1;IF(LEN([.B2866])=3;2;IF(LEN([.B2866])=5;3;IF(LEN([.B2866])=6;4;IF(LEN([.B2866])=7;5;&quot;Fehler&quot;))))))" office:value-type="float" office:value="1" calcext:value-type="float">
            <text:p>1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EOWISSENSCHAFTEN</text:p>
          </table:table-cell>
          <table:table-cell table:number-columns-repeated="5"/>
        </table:table-row>
        <table:table-row table:style-name="ro1">
          <table:table-cell table:formula="of:=IF(LEN([.B2867])=1;0;IF(LEN([.B2867])=2;1;IF(LEN([.B2867])=3;2;IF(LEN([.B2867])=5;3;IF(LEN([.B2867])=6;4;IF(LEN([.B2867])=7;5;&quot;Fehler&quot;))))))" office:value-type="float" office:value="2" calcext:value-type="float">
            <text:p>2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ALLGEMEINE, EINFUEHRENDE UND VERMISCHTE SCHRIFTEN</text:p>
          </table:table-cell>
          <table:table-cell table:number-columns-repeated="5"/>
        </table:table-row>
        <table:table-row table:style-name="ro1">
          <table:table-cell table:formula="of:=IF(LEN([.B2868])=1;0;IF(LEN([.B2868])=2;1;IF(LEN([.B2868])=3;2;IF(LEN([.B2868])=5;3;IF(LEN([.B2868])=6;4;IF(LEN([.B2868])=7;5;&quot;Fehler&quot;))))))" office:value-type="float" office:value="3" calcext:value-type="float">
            <text:p>3</text:p>
          </table:table-cell>
          <table:table-cell office:value-type="string" calcext:value-type="string">
            <text:p>UE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869])=1;0;IF(LEN([.B2869])=2;1;IF(LEN([.B2869])=3;2;IF(LEN([.B2869])=5;3;IF(LEN([.B2869])=6;4;IF(LEN([.B2869])=7;5;&quot;Fehler&quot;))))))" office:value-type="float" office:value="3" calcext:value-type="float">
            <text:p>3</text:p>
          </table:table-cell>
          <table:table-cell office:value-type="string" calcext:value-type="string">
            <text:p>UE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2870])=1;0;IF(LEN([.B2870])=2;1;IF(LEN([.B2870])=3;2;IF(LEN([.B2870])=5;3;IF(LEN([.B2870])=6;4;IF(LEN([.B2870])=7;5;&quot;Fehler&quot;))))))" office:value-type="float" office:value="3" calcext:value-type="float">
            <text:p>3</text:p>
          </table:table-cell>
          <table:table-cell office:value-type="string" calcext:value-type="string">
            <text:p>UEK 3</text:p>
          </table:table-cell>
          <table:table-cell office:value-type="string" calcext:value-type="string">
            <text:p>BILD-, TABELLEN- UND KARTENWERKE</text:p>
          </table:table-cell>
          <table:table-cell table:number-columns-repeated="5"/>
        </table:table-row>
        <table:table-row table:style-name="ro1">
          <table:table-cell table:formula="of:=IF(LEN([.B2871])=1;0;IF(LEN([.B2871])=2;1;IF(LEN([.B2871])=3;2;IF(LEN([.B2871])=5;3;IF(LEN([.B2871])=6;4;IF(LEN([.B2871])=7;5;&quot;Fehler&quot;))))))" office:value-type="float" office:value="3" calcext:value-type="float">
            <text:p>3</text:p>
          </table:table-cell>
          <table:table-cell office:value-type="string" calcext:value-type="string">
            <text:p>UEK 5</text:p>
          </table:table-cell>
          <table:table-cell office:value-type="string" calcext:value-type="string">
            <text:p>METHODEN UND ARBEITSMITTEL <text:s/>BEOBACHTUNGS- UND SAMMELANLEITUNGEN <text:s/>BESTIMMUNGSBUECHER</text:p>
          </table:table-cell>
          <table:table-cell table:number-columns-repeated="5"/>
        </table:table-row>
        <table:table-row table:style-name="ro1">
          <table:table-cell table:formula="of:=IF(LEN([.B2872])=1;0;IF(LEN([.B2872])=2;1;IF(LEN([.B2872])=3;2;IF(LEN([.B2872])=5;3;IF(LEN([.B2872])=6;4;IF(LEN([.B2872])=7;5;&quot;Fehler&quot;))))))" office:value-type="float" office:value="3" calcext:value-type="float">
            <text:p>3</text:p>
          </table:table-cell>
          <table:table-cell office:value-type="string" calcext:value-type="string">
            <text:p>UEK 6</text:p>
          </table:table-cell>
          <table:table-cell office:value-type="string" calcext:value-type="string">
            <text:p>GESCHICHTE <text:s/>ORGANISATIONEN UND GESELLSCHAFTEN</text:p>
          </table:table-cell>
          <table:table-cell table:number-columns-repeated="5"/>
        </table:table-row>
        <table:table-row table:style-name="ro1">
          <table:table-cell table:formula="of:=IF(LEN([.B2873])=1;0;IF(LEN([.B2873])=2;1;IF(LEN([.B2873])=3;2;IF(LEN([.B2873])=5;3;IF(LEN([.B2873])=6;4;IF(LEN([.B2873])=7;5;&quot;Fehler&quot;))))))" office:value-type="float" office:value="3" calcext:value-type="float">
            <text:p>3</text:p>
          </table:table-cell>
          <table:table-cell office:value-type="string" calcext:value-type="string">
            <text:p>UEK 7</text:p>
          </table:table-cell>
          <table:table-cell office:value-type="string" calcext:value-type="string">
            <text:p>MUSEEN UND SAMMLUNGEN</text:p>
          </table:table-cell>
          <table:table-cell table:number-columns-repeated="5"/>
        </table:table-row>
        <table:table-row table:style-name="ro1">
          <table:table-cell table:formula="of:=IF(LEN([.B2874])=1;0;IF(LEN([.B2874])=2;1;IF(LEN([.B2874])=3;2;IF(LEN([.B2874])=5;3;IF(LEN([.B2874])=6;4;IF(LEN([.B2874])=7;5;&quot;Fehler&quot;))))))" office:value-type="float" office:value="2" calcext:value-type="float">
            <text:p>2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GEOLOGIE</text:p>
          </table:table-cell>
          <table:table-cell table:number-columns-repeated="5"/>
        </table:table-row>
        <table:table-row table:style-name="ro1">
          <table:table-cell table:formula="of:=IF(LEN([.B2875])=1;0;IF(LEN([.B2875])=2;1;IF(LEN([.B2875])=3;2;IF(LEN([.B2875])=5;3;IF(LEN([.B2875])=6;4;IF(LEN([.B2875])=7;5;&quot;Fehler&quot;))))))" office:value-type="float" office:value="4" calcext:value-type="float">
            <text:p>4</text:p>
          </table:table-cell>
          <table:table-cell office:value-type="string" calcext:value-type="string">
            <text:p>UEL 10</text:p>
          </table:table-cell>
          <table:table-cell office:value-type="string" calcext:value-type="string">
            <text:p>GEOCHEMIE <text:s/>GEOPHYSIK</text:p>
          </table:table-cell>
          <table:table-cell table:number-columns-repeated="5"/>
        </table:table-row>
        <table:table-row table:style-name="ro1">
          <table:table-cell table:formula="of:=IF(LEN([.B2876])=1;0;IF(LEN([.B2876])=2;1;IF(LEN([.B2876])=3;2;IF(LEN([.B2876])=5;3;IF(LEN([.B2876])=6;4;IF(LEN([.B2876])=7;5;&quot;Fehler&quot;))))))" office:value-type="float" office:value="4" calcext:value-type="float">
            <text:p>4</text:p>
          </table:table-cell>
          <table:table-cell office:value-type="string" calcext:value-type="string">
            <text:p>UEL 11</text:p>
          </table:table-cell>
          <table:table-cell office:value-type="string" calcext:value-type="string">
            <text:p>TEKTONIK</text:p>
          </table:table-cell>
          <table:table-cell table:number-columns-repeated="5"/>
        </table:table-row>
        <table:table-row table:style-name="ro1">
          <table:table-cell table:formula="of:=IF(LEN([.B2877])=1;0;IF(LEN([.B2877])=2;1;IF(LEN([.B2877])=3;2;IF(LEN([.B2877])=5;3;IF(LEN([.B2877])=6;4;IF(LEN([.B2877])=7;5;&quot;Fehler&quot;))))))" office:value-type="float" office:value="4" calcext:value-type="float">
            <text:p>4</text:p>
          </table:table-cell>
          <table:table-cell office:value-type="string" calcext:value-type="string">
            <text:p>UEL 12</text:p>
          </table:table-cell>
          <table:table-cell office:value-type="string" calcext:value-type="string">
            <text:p>HOEHLENKUNDE</text:p>
          </table:table-cell>
          <table:table-cell table:number-columns-repeated="5"/>
        </table:table-row>
        <table:table-row table:style-name="ro1">
          <table:table-cell table:formula="of:=IF(LEN([.B2878])=1;0;IF(LEN([.B2878])=2;1;IF(LEN([.B2878])=3;2;IF(LEN([.B2878])=5;3;IF(LEN([.B2878])=6;4;IF(LEN([.B2878])=7;5;&quot;Fehler&quot;))))))" office:value-type="float" office:value="4" calcext:value-type="float">
            <text:p>4</text:p>
          </table:table-cell>
          <table:table-cell office:value-type="string" calcext:value-type="string">
            <text:p>UEL 13</text:p>
          </table:table-cell>
          <table:table-cell office:value-type="string" calcext:value-type="string">
            <text:p>ERDBEBENKUNDE (SEISMOLOGIE) <text:s/>VULKANISMUS MAGMATISMUS</text:p>
          </table:table-cell>
          <table:table-cell table:number-columns-repeated="5"/>
        </table:table-row>
        <table:table-row table:style-name="ro1">
          <table:table-cell table:formula="of:=IF(LEN([.B2879])=1;0;IF(LEN([.B2879])=2;1;IF(LEN([.B2879])=3;2;IF(LEN([.B2879])=5;3;IF(LEN([.B2879])=6;4;IF(LEN([.B2879])=7;5;&quot;Fehler&quot;))))))" office:value-type="float" office:value="3" calcext:value-type="float">
            <text:p>3</text:p>
          </table:table-cell>
          <table:table-cell office:value-type="string" calcext:value-type="string">
            <text:p>UEL 2</text:p>
          </table:table-cell>
          <table:table-cell office:value-type="string" calcext:value-type="string">
            <text:p>HISTORISCHE GEOLOGIE (ERDGESCHICHTE)</text:p>
          </table:table-cell>
          <table:table-cell table:number-columns-repeated="5"/>
        </table:table-row>
        <table:table-row table:style-name="ro1">
          <table:table-cell table:formula="of:=IF(LEN([.B2880])=1;0;IF(LEN([.B2880])=2;1;IF(LEN([.B2880])=3;2;IF(LEN([.B2880])=5;3;IF(LEN([.B2880])=6;4;IF(LEN([.B2880])=7;5;&quot;Fehler&quot;))))))" office:value-type="float" office:value="4" calcext:value-type="float">
            <text:p>4</text:p>
          </table:table-cell>
          <table:table-cell office:value-type="string" calcext:value-type="string">
            <text:p>UEL 20</text:p>
          </table:table-cell>
          <table:table-cell office:value-type="string" calcext:value-type="string">
            <text:p>GEOLOGISCHE FORMATIONEN (STRATIGRAPHIE)</text:p>
          </table:table-cell>
          <table:table-cell table:number-columns-repeated="5"/>
        </table:table-row>
        <table:table-row table:style-name="ro1">
          <table:table-cell table:formula="of:=IF(LEN([.B2881])=1;0;IF(LEN([.B2881])=2;1;IF(LEN([.B2881])=3;2;IF(LEN([.B2881])=5;3;IF(LEN([.B2881])=6;4;IF(LEN([.B2881])=7;5;&quot;Fehler&quot;))))))" office:value-type="float" office:value="4" calcext:value-type="float">
            <text:p>4</text:p>
          </table:table-cell>
          <table:table-cell office:value-type="string" calcext:value-type="string">
            <text:p>UEL 21</text:p>
          </table:table-cell>
          <table:table-cell office:value-type="string" calcext:value-type="string">
            <text:p>PALAEONTOLOGIE <text:s/>PALAEOEKOLOGIE <text:s/>FOSSILIENKUNDE</text:p>
          </table:table-cell>
          <table:table-cell table:number-columns-repeated="5"/>
        </table:table-row>
        <table:table-row table:style-name="ro1">
          <table:table-cell table:formula="of:=IF(LEN([.B2882])=1;0;IF(LEN([.B2882])=2;1;IF(LEN([.B2882])=3;2;IF(LEN([.B2882])=5;3;IF(LEN([.B2882])=6;4;IF(LEN([.B2882])=7;5;&quot;Fehler&quot;))))))" office:value-type="float" office:value="3" calcext:value-type="float">
            <text:p>3</text:p>
          </table:table-cell>
          <table:table-cell office:value-type="string" calcext:value-type="string">
            <text:p>UEL 3</text:p>
          </table:table-cell>
          <table:table-cell office:value-type="string" calcext:value-type="string">
            <text:p>REGIONALE GEOLOGIE</text:p>
          </table:table-cell>
          <table:table-cell table:number-columns-repeated="5"/>
        </table:table-row>
        <table:table-row table:style-name="ro1">
          <table:table-cell table:formula="of:=IF(LEN([.B2883])=1;0;IF(LEN([.B2883])=2;1;IF(LEN([.B2883])=3;2;IF(LEN([.B2883])=5;3;IF(LEN([.B2883])=6;4;IF(LEN([.B2883])=7;5;&quot;Fehler&quot;))))))" office:value-type="float" office:value="2" calcext:value-type="float">
            <text:p>2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MINERALOGIE : ALLGEMEINES -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884])=1;0;IF(LEN([.B2884])=2;1;IF(LEN([.B2884])=3;2;IF(LEN([.B2884])=5;3;IF(LEN([.B2884])=6;4;IF(LEN([.B2884])=7;5;&quot;Fehler&quot;))))))" office:value-type="float" office:value="4" calcext:value-type="float">
            <text:p>4</text:p>
          </table:table-cell>
          <table:table-cell office:value-type="string" calcext:value-type="string">
            <text:p>UEM 10</text:p>
          </table:table-cell>
          <table:table-cell office:value-type="string" calcext:value-type="string">
            <text:p>KRISTALLOGRAPHIE (KRISTALLKUNDE)</text:p>
          </table:table-cell>
          <table:table-cell table:number-columns-repeated="5"/>
        </table:table-row>
        <table:table-row table:style-name="ro1">
          <table:table-cell table:formula="of:=IF(LEN([.B2885])=1;0;IF(LEN([.B2885])=2;1;IF(LEN([.B2885])=3;2;IF(LEN([.B2885])=5;3;IF(LEN([.B2885])=6;4;IF(LEN([.B2885])=7;5;&quot;Fehler&quot;))))))" office:value-type="float" office:value="3" calcext:value-type="float">
            <text:p>3</text:p>
          </table:table-cell>
          <table:table-cell office:value-type="string" calcext:value-type="string">
            <text:p>UEM 2</text:p>
          </table:table-cell>
          <table:table-cell office:value-type="string" calcext:value-type="string">
            <text:p>SPEZIELLE MINERALOGIE</text:p>
          </table:table-cell>
          <table:table-cell table:number-columns-repeated="5"/>
        </table:table-row>
        <table:table-row table:style-name="ro1">
          <table:table-cell table:formula="of:=IF(LEN([.B2886])=1;0;IF(LEN([.B2886])=2;1;IF(LEN([.B2886])=3;2;IF(LEN([.B2886])=5;3;IF(LEN([.B2886])=6;4;IF(LEN([.B2886])=7;5;&quot;Fehler&quot;))))))" office:value-type="float" office:value="4" calcext:value-type="float">
            <text:p>4</text:p>
          </table:table-cell>
          <table:table-cell office:value-type="string" calcext:value-type="string">
            <text:p>UEM 20</text:p>
          </table:table-cell>
          <table:table-cell office:value-type="string" calcext:value-type="string">
            <text:p>EDELSTEINKUNDE</text:p>
          </table:table-cell>
          <table:table-cell table:number-columns-repeated="5"/>
        </table:table-row>
        <table:table-row table:style-name="ro1">
          <table:table-cell table:formula="of:=IF(LEN([.B2887])=1;0;IF(LEN([.B2887])=2;1;IF(LEN([.B2887])=3;2;IF(LEN([.B2887])=5;3;IF(LEN([.B2887])=6;4;IF(LEN([.B2887])=7;5;&quot;Fehler&quot;))))))" office:value-type="float" office:value="2" calcext:value-type="float">
            <text:p>2</text:p>
          </table:table-cell>
          <table:table-cell office:value-type="string" calcext:value-type="string">
            <text:p>UEN</text:p>
          </table:table-cell>
          <table:table-cell office:value-type="string" calcext:value-type="string">
            <text:p>GESTEINSKUNDE (PETROLOGIE) <text:s/>PETROGRAPHIE</text:p>
          </table:table-cell>
          <table:table-cell table:number-columns-repeated="5"/>
        </table:table-row>
        <table:table-row table:style-name="ro1">
          <table:table-cell table:formula="of:=IF(LEN([.B2888])=1;0;IF(LEN([.B2888])=2;1;IF(LEN([.B2888])=3;2;IF(LEN([.B2888])=5;3;IF(LEN([.B2888])=6;4;IF(LEN([.B2888])=7;5;&quot;Fehler&quot;))))))" office:value-type="float" office:value="2" calcext:value-type="float">
            <text:p>2</text:p>
          </table:table-cell>
          <table:table-cell office:value-type="string" calcext:value-type="string">
            <text:p>UEO</text:p>
          </table:table-cell>
          <table:table-cell office:value-type="string" calcext:value-type="string">
            <text:p>LAGERSTAETTENKUNDE</text:p>
          </table:table-cell>
          <table:table-cell table:number-columns-repeated="5"/>
        </table:table-row>
        <table:table-row table:style-name="ro1">
          <table:table-cell table:formula="of:=IF(LEN([.B2889])=1;0;IF(LEN([.B2889])=2;1;IF(LEN([.B2889])=3;2;IF(LEN([.B2889])=5;3;IF(LEN([.B2889])=6;4;IF(LEN([.B2889])=7;5;&quot;Fehler&quot;))))))" office:value-type="float" office:value="3" calcext:value-type="float">
            <text:p>3</text:p>
          </table:table-cell>
          <table:table-cell office:value-type="string" calcext:value-type="string">
            <text:p>UEO 1</text:p>
          </table:table-cell>
          <table:table-cell office:value-type="string" calcext:value-type="string">
            <text:p>ERZE <text:s/>MINERALIEN</text:p>
          </table:table-cell>
          <table:table-cell table:number-columns-repeated="5"/>
        </table:table-row>
        <table:table-row table:style-name="ro1">
          <table:table-cell table:formula="of:=IF(LEN([.B2890])=1;0;IF(LEN([.B2890])=2;1;IF(LEN([.B2890])=3;2;IF(LEN([.B2890])=5;3;IF(LEN([.B2890])=6;4;IF(LEN([.B2890])=7;5;&quot;Fehler&quot;))))))" office:value-type="float" office:value="3" calcext:value-type="float">
            <text:p>3</text:p>
          </table:table-cell>
          <table:table-cell office:value-type="string" calcext:value-type="string">
            <text:p>UEO 2</text:p>
          </table:table-cell>
          <table:table-cell office:value-type="string" calcext:value-type="string">
            <text:p>KOHLE - ERDOEL - ERDGAS - BERNSTEIN</text:p>
          </table:table-cell>
          <table:table-cell table:number-columns-repeated="5"/>
        </table:table-row>
        <table:table-row table:style-name="ro1">
          <table:table-cell table:formula="of:=IF(LEN([.B2891])=1;0;IF(LEN([.B2891])=2;1;IF(LEN([.B2891])=3;2;IF(LEN([.B2891])=5;3;IF(LEN([.B2891])=6;4;IF(LEN([.B2891])=7;5;&quot;Fehler&quot;))))))" office:value-type="float" office:value="1" calcext:value-type="float">
            <text:p>1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BIOLOGIE ALS GESAMTGEBIET - ALLGEMEINE BIOLOGIE</text:p>
          </table:table-cell>
          <table:table-cell table:number-columns-repeated="5"/>
        </table:table-row>
        <table:table-row table:style-name="ro1">
          <table:table-cell table:formula="of:=IF(LEN([.B2892])=1;0;IF(LEN([.B2892])=2;1;IF(LEN([.B2892])=3;2;IF(LEN([.B2892])=5;3;IF(LEN([.B2892])=6;4;IF(LEN([.B2892])=7;5;&quot;Fehler&quot;))))))" office:value-type="float" office:value="2" calcext:value-type="float">
            <text:p>2</text:p>
          </table:table-cell>
          <table:table-cell office:value-type="string" calcext:value-type="string">
            <text:p>UFK</text:p>
          </table:table-cell>
          <table:table-cell office:value-type="string" calcext:value-type="string">
            <text:p>ALLGEMEINE, EINFUEHRENDE UND VERMISCHTE SCHRIFTEN BIOLOGIESTUDIUM</text:p>
          </table:table-cell>
          <table:table-cell table:number-columns-repeated="5"/>
        </table:table-row>
        <table:table-row table:style-name="ro1">
          <table:table-cell table:formula="of:=IF(LEN([.B2893])=1;0;IF(LEN([.B2893])=2;1;IF(LEN([.B2893])=3;2;IF(LEN([.B2893])=5;3;IF(LEN([.B2893])=6;4;IF(LEN([.B2893])=7;5;&quot;Fehler&quot;))))))" office:value-type="float" office:value="3" calcext:value-type="float">
            <text:p>3</text:p>
          </table:table-cell>
          <table:table-cell office:value-type="string" calcext:value-type="string">
            <text:p>UF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894])=1;0;IF(LEN([.B2894])=2;1;IF(LEN([.B2894])=3;2;IF(LEN([.B2894])=5;3;IF(LEN([.B2894])=6;4;IF(LEN([.B2894])=7;5;&quot;Fehler&quot;))))))" office:value-type="float" office:value="3" calcext:value-type="float">
            <text:p>3</text:p>
          </table:table-cell>
          <table:table-cell office:value-type="string" calcext:value-type="string">
            <text:p>UFK 2</text:p>
          </table:table-cell>
          <table:table-cell office:value-type="string" calcext:value-type="string">
            <text:p>NACHSCHLAGEWERKE - BIBLIOGRAPHIEN - TABELLEN – AUFGABENSAMMLUNGEN</text:p>
          </table:table-cell>
          <table:table-cell table:number-columns-repeated="5"/>
        </table:table-row>
        <table:table-row table:style-name="ro1">
          <table:table-cell table:formula="of:=IF(LEN([.B2895])=1;0;IF(LEN([.B2895])=2;1;IF(LEN([.B2895])=3;2;IF(LEN([.B2895])=5;3;IF(LEN([.B2895])=6;4;IF(LEN([.B2895])=7;5;&quot;Fehler&quot;))))))" office:value-type="float" office:value="3" calcext:value-type="float">
            <text:p>3</text:p>
          </table:table-cell>
          <table:table-cell office:value-type="string" calcext:value-type="string">
            <text:p>UFK 4</text:p>
          </table:table-cell>
          <table:table-cell office:value-type="string" calcext:value-type="string">
            <text:p>PHILOSOPHIE DER BIOLOGIE</text:p>
          </table:table-cell>
          <table:table-cell table:number-columns-repeated="5"/>
        </table:table-row>
        <table:table-row table:style-name="ro1">
          <table:table-cell table:formula="of:=IF(LEN([.B2896])=1;0;IF(LEN([.B2896])=2;1;IF(LEN([.B2896])=3;2;IF(LEN([.B2896])=5;3;IF(LEN([.B2896])=6;4;IF(LEN([.B2896])=7;5;&quot;Fehler&quot;))))))" office:value-type="float" office:value="3" calcext:value-type="float">
            <text:p>3</text:p>
          </table:table-cell>
          <table:table-cell office:value-type="string" calcext:value-type="string">
            <text:p>UFK 5</text:p>
          </table:table-cell>
          <table:table-cell office:value-type="string" calcext:value-type="string">
            <text:p>METHODEN UND ARBEITSMITTEL ALLGEMEINE BEOBACHTUNGSANLEITUNGEN</text:p>
          </table:table-cell>
          <table:table-cell table:number-columns-repeated="5"/>
        </table:table-row>
        <table:table-row table:style-name="ro1">
          <table:table-cell table:formula="of:=IF(LEN([.B2897])=1;0;IF(LEN([.B2897])=2;1;IF(LEN([.B2897])=3;2;IF(LEN([.B2897])=5;3;IF(LEN([.B2897])=6;4;IF(LEN([.B2897])=7;5;&quot;Fehler&quot;))))))" office:value-type="float" office:value="4" calcext:value-type="float">
            <text:p>4</text:p>
          </table:table-cell>
          <table:table-cell office:value-type="string" calcext:value-type="string">
            <text:p>UFK 55</text:p>
          </table:table-cell>
          <table:table-cell office:value-type="string" calcext:value-type="string">
            <text:p>SAMMELN UND PRAEPARIEREN BIOLOGISCHER OBJEKTE (PFLANZEN UND TIERE)</text:p>
          </table:table-cell>
          <table:table-cell table:number-columns-repeated="5"/>
        </table:table-row>
        <table:table-row table:style-name="ro1">
          <table:table-cell table:formula="of:=IF(LEN([.B2898])=1;0;IF(LEN([.B2898])=2;1;IF(LEN([.B2898])=3;2;IF(LEN([.B2898])=5;3;IF(LEN([.B2898])=6;4;IF(LEN([.B2898])=7;5;&quot;Fehler&quot;))))))" office:value-type="float" office:value="4" calcext:value-type="float">
            <text:p>4</text:p>
          </table:table-cell>
          <table:table-cell office:value-type="string" calcext:value-type="string">
            <text:p>UFK 59</text:p>
          </table:table-cell>
          <table:table-cell office:value-type="string" calcext:value-type="string">
            <text:p>BESTIMMUNGSBUECHER (PFLANZEN UND TIERE)</text:p>
          </table:table-cell>
          <table:table-cell table:number-columns-repeated="5"/>
        </table:table-row>
        <table:table-row table:style-name="ro1">
          <table:table-cell table:formula="of:=IF(LEN([.B2899])=1;0;IF(LEN([.B2899])=2;1;IF(LEN([.B2899])=3;2;IF(LEN([.B2899])=5;3;IF(LEN([.B2899])=6;4;IF(LEN([.B2899])=7;5;&quot;Fehler&quot;))))))" office:value-type="float" office:value="3" calcext:value-type="float">
            <text:p>3</text:p>
          </table:table-cell>
          <table:table-cell office:value-type="string" calcext:value-type="string">
            <text:p>UFK 6</text:p>
          </table:table-cell>
          <table:table-cell office:value-type="string" calcext:value-type="string">
            <text:p>AQUARIUM <text:s/>TERRARIUM <text:s/>VIVARIUM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900])=1;0;IF(LEN([.B2900])=2;1;IF(LEN([.B2900])=3;2;IF(LEN([.B2900])=5;3;IF(LEN([.B2900])=6;4;IF(LEN([.B2900])=7;5;&quot;Fehler&quot;))))))" office:value-type="float" office:value="4" calcext:value-type="float">
            <text:p>4</text:p>
          </table:table-cell>
          <table:table-cell office:value-type="string" calcext:value-type="string">
            <text:p>UFK 63</text:p>
          </table:table-cell>
          <table:table-cell office:value-type="string" calcext:value-type="string">
            <text:p>AQUARIUM : ALLGEMEINES <text:s/>AQUARIENTECHNIK <text:s/>AQUARIENCHEMIE</text:p>
          </table:table-cell>
          <table:table-cell table:number-columns-repeated="5"/>
        </table:table-row>
        <table:table-row table:style-name="ro1">
          <table:table-cell table:formula="of:=IF(LEN([.B2901])=1;0;IF(LEN([.B2901])=2;1;IF(LEN([.B2901])=3;2;IF(LEN([.B2901])=5;3;IF(LEN([.B2901])=6;4;IF(LEN([.B2901])=7;5;&quot;Fehler&quot;))))))" office:value-type="float" office:value="4" calcext:value-type="float">
            <text:p>4</text:p>
          </table:table-cell>
          <table:table-cell office:value-type="string" calcext:value-type="string">
            <text:p>UFK 65</text:p>
          </table:table-cell>
          <table:table-cell office:value-type="string" calcext:value-type="string">
            <text:p>HALTUNG, PFLEGE UND ZUCHT VON AQUARIENFISCHEN UND AQUARIENTIEREN</text:p>
          </table:table-cell>
          <table:table-cell table:number-columns-repeated="5"/>
        </table:table-row>
        <table:table-row table:style-name="ro1">
          <table:table-cell table:formula="of:=IF(LEN([.B2902])=1;0;IF(LEN([.B2902])=2;1;IF(LEN([.B2902])=3;2;IF(LEN([.B2902])=5;3;IF(LEN([.B2902])=6;4;IF(LEN([.B2902])=7;5;&quot;Fehler&quot;))))))" office:value-type="float" office:value="4" calcext:value-type="float">
            <text:p>4</text:p>
          </table:table-cell>
          <table:table-cell office:value-type="string" calcext:value-type="string">
            <text:p>UFK 66</text:p>
          </table:table-cell>
          <table:table-cell office:value-type="string" calcext:value-type="string">
            <text:p>AQUARIENPFLANZEN</text:p>
          </table:table-cell>
          <table:table-cell table:number-columns-repeated="5"/>
        </table:table-row>
        <table:table-row table:style-name="ro1">
          <table:table-cell table:formula="of:=IF(LEN([.B2903])=1;0;IF(LEN([.B2903])=2;1;IF(LEN([.B2903])=3;2;IF(LEN([.B2903])=5;3;IF(LEN([.B2903])=6;4;IF(LEN([.B2903])=7;5;&quot;Fehler&quot;))))))" office:value-type="float" office:value="4" calcext:value-type="float">
            <text:p>4</text:p>
          </table:table-cell>
          <table:table-cell office:value-type="string" calcext:value-type="string">
            <text:p>UFK 67</text:p>
          </table:table-cell>
          <table:table-cell office:value-type="string" calcext:value-type="string">
            <text:p>TERRARIUM : ALLGEMEINES <text:s/>TERRARIENTECHNIK TERRARIENPFLANZEN</text:p>
          </table:table-cell>
          <table:table-cell table:number-columns-repeated="5"/>
        </table:table-row>
        <table:table-row table:style-name="ro1">
          <table:table-cell table:formula="of:=IF(LEN([.B2904])=1;0;IF(LEN([.B2904])=2;1;IF(LEN([.B2904])=3;2;IF(LEN([.B2904])=5;3;IF(LEN([.B2904])=6;4;IF(LEN([.B2904])=7;5;&quot;Fehler&quot;))))))" office:value-type="float" office:value="4" calcext:value-type="float">
            <text:p>4</text:p>
          </table:table-cell>
          <table:table-cell office:value-type="string" calcext:value-type="string">
            <text:p>UFK 68</text:p>
          </table:table-cell>
          <table:table-cell office:value-type="string" calcext:value-type="string">
            <text:p>HALTUNG, PFLEGE UND ZUCHT VON TERRARIENTIEREN</text:p>
          </table:table-cell>
          <table:table-cell table:number-columns-repeated="5"/>
        </table:table-row>
        <table:table-row table:style-name="ro1">
          <table:table-cell table:formula="of:=IF(LEN([.B2905])=1;0;IF(LEN([.B2905])=2;1;IF(LEN([.B2905])=3;2;IF(LEN([.B2905])=5;3;IF(LEN([.B2905])=6;4;IF(LEN([.B2905])=7;5;&quot;Fehler&quot;))))))" office:value-type="float" office:value="3" calcext:value-type="float">
            <text:p>3</text:p>
          </table:table-cell>
          <table:table-cell office:value-type="string" calcext:value-type="string">
            <text:p>UFK 8</text:p>
          </table:table-cell>
          <table:table-cell office:value-type="string" calcext:value-type="string">
            <text:p>GESCHICHTE DER BIOLOGIE <text:s/>ORGANISATIONEN UND GESELLSCHAFTEN</text:p>
          </table:table-cell>
          <table:table-cell table:number-columns-repeated="5"/>
        </table:table-row>
        <table:table-row table:style-name="ro1">
          <table:table-cell table:formula="of:=IF(LEN([.B2906])=1;0;IF(LEN([.B2906])=2;1;IF(LEN([.B2906])=3;2;IF(LEN([.B2906])=5;3;IF(LEN([.B2906])=6;4;IF(LEN([.B2906])=7;5;&quot;Fehler&quot;))))))" office:value-type="float" office:value="2" calcext:value-type="float">
            <text:p>2</text:p>
          </table:table-cell>
          <table:table-cell office:value-type="string" calcext:value-type="string">
            <text:p>UFL</text:p>
          </table:table-cell>
          <table:table-cell office:value-type="string" calcext:value-type="string">
            <text:p>ALLGEMEINE BIOLOGIE</text:p>
          </table:table-cell>
          <table:table-cell table:number-columns-repeated="5"/>
        </table:table-row>
        <table:table-row table:style-name="ro1">
          <table:table-cell table:formula="of:=IF(LEN([.B2907])=1;0;IF(LEN([.B2907])=2;1;IF(LEN([.B2907])=3;2;IF(LEN([.B2907])=5;3;IF(LEN([.B2907])=6;4;IF(LEN([.B2907])=7;5;&quot;Fehler&quot;))))))" office:value-type="float" office:value="3" calcext:value-type="float">
            <text:p>3</text:p>
          </table:table-cell>
          <table:table-cell office:value-type="string" calcext:value-type="string">
            <text:p>UFL 1</text:p>
          </table:table-cell>
          <table:table-cell office:value-type="string" calcext:value-type="string">
            <text:p>ALLGEMEINE UND VERGLEICHENDE MORPHOLOGIE, ANATOMIE UND HISTOLOGIE</text:p>
          </table:table-cell>
          <table:table-cell table:number-columns-repeated="5"/>
        </table:table-row>
        <table:table-row table:style-name="ro1">
          <table:table-cell table:formula="of:=IF(LEN([.B2908])=1;0;IF(LEN([.B2908])=2;1;IF(LEN([.B2908])=3;2;IF(LEN([.B2908])=5;3;IF(LEN([.B2908])=6;4;IF(LEN([.B2908])=7;5;&quot;Fehler&quot;))))))" office:value-type="float" office:value="4" calcext:value-type="float">
            <text:p>4</text:p>
          </table:table-cell>
          <table:table-cell office:value-type="string" calcext:value-type="string">
            <text:p>UFL 10</text:p>
          </table:table-cell>
          <table:table-cell office:value-type="string" calcext:value-type="string">
            <text:p>ALLGEMEINE ZYTOLOGIE (ZELLENLEHRE)</text:p>
          </table:table-cell>
          <table:table-cell table:number-columns-repeated="5"/>
        </table:table-row>
        <table:table-row table:style-name="ro1">
          <table:table-cell table:formula="of:=IF(LEN([.B2909])=1;0;IF(LEN([.B2909])=2;1;IF(LEN([.B2909])=3;2;IF(LEN([.B2909])=5;3;IF(LEN([.B2909])=6;4;IF(LEN([.B2909])=7;5;&quot;Fehler&quot;))))))" office:value-type="float" office:value="3" calcext:value-type="float">
            <text:p>3</text:p>
          </table:table-cell>
          <table:table-cell office:value-type="string" calcext:value-type="string">
            <text:p>UFL 2</text:p>
          </table:table-cell>
          <table:table-cell office:value-type="string" calcext:value-type="string">
            <text:p>ALLGEMEINE UND VERGLEICHENDE PHYSIOLOGIE</text:p>
          </table:table-cell>
          <table:table-cell table:number-columns-repeated="5"/>
        </table:table-row>
        <table:table-row table:style-name="ro1">
          <table:table-cell table:formula="of:=IF(LEN([.B2910])=1;0;IF(LEN([.B2910])=2;1;IF(LEN([.B2910])=3;2;IF(LEN([.B2910])=5;3;IF(LEN([.B2910])=6;4;IF(LEN([.B2910])=7;5;&quot;Fehler&quot;))))))" office:value-type="float" office:value="4" calcext:value-type="float">
            <text:p>4</text:p>
          </table:table-cell>
          <table:table-cell office:value-type="string" calcext:value-type="string">
            <text:p>UFL 20</text:p>
          </table:table-cell>
          <table:table-cell office:value-type="string" calcext:value-type="string">
            <text:p>BIOCHEMIE <text:s/>PHYSIOLOGISCHE CHEMIE</text:p>
          </table:table-cell>
          <table:table-cell table:number-columns-repeated="5"/>
        </table:table-row>
        <table:table-row table:style-name="ro1">
          <table:table-cell table:formula="of:=IF(LEN([.B2911])=1;0;IF(LEN([.B2911])=2;1;IF(LEN([.B2911])=3;2;IF(LEN([.B2911])=5;3;IF(LEN([.B2911])=6;4;IF(LEN([.B2911])=7;5;&quot;Fehler&quot;))))))" office:value-type="float" office:value="4" calcext:value-type="float">
            <text:p>4</text:p>
          </table:table-cell>
          <table:table-cell office:value-type="string" calcext:value-type="string">
            <text:p>UFL 25</text:p>
          </table:table-cell>
          <table:table-cell office:value-type="string" calcext:value-type="string">
            <text:p>BIOPHYSIK</text:p>
          </table:table-cell>
          <table:table-cell table:number-columns-repeated="5"/>
        </table:table-row>
        <table:table-row table:style-name="ro1">
          <table:table-cell table:formula="of:=IF(LEN([.B2912])=1;0;IF(LEN([.B2912])=2;1;IF(LEN([.B2912])=3;2;IF(LEN([.B2912])=5;3;IF(LEN([.B2912])=6;4;IF(LEN([.B2912])=7;5;&quot;Fehler&quot;))))))" office:value-type="float" office:value="3" calcext:value-type="float">
            <text:p>3</text:p>
          </table:table-cell>
          <table:table-cell office:value-type="string" calcext:value-type="string">
            <text:p>UFL 3</text:p>
          </table:table-cell>
          <table:table-cell office:value-type="string" calcext:value-type="string">
            <text:p>ALLGEMEINE UND VERGLEICHENDE ENTWICKLUNGSGESCHICHTE ALLGEMEINE GENETIK (VERERBUNGSLEHRE)</text:p>
          </table:table-cell>
          <table:table-cell table:number-columns-repeated="5"/>
        </table:table-row>
        <table:table-row table:style-name="ro1">
          <table:table-cell table:formula="of:=IF(LEN([.B2913])=1;0;IF(LEN([.B2913])=2;1;IF(LEN([.B2913])=3;2;IF(LEN([.B2913])=5;3;IF(LEN([.B2913])=6;4;IF(LEN([.B2913])=7;5;&quot;Fehler&quot;))))))" office:value-type="float" office:value="4" calcext:value-type="float">
            <text:p>4</text:p>
          </table:table-cell>
          <table:table-cell office:value-type="string" calcext:value-type="string">
            <text:p>UFL 30</text:p>
          </table:table-cell>
          <table:table-cell office:value-type="string" calcext:value-type="string">
            <text:p>ONTOGENIE (INDIVIDUALENTWICKLUNG)</text:p>
          </table:table-cell>
          <table:table-cell table:number-columns-repeated="5"/>
        </table:table-row>
        <table:table-row table:style-name="ro1">
          <table:table-cell table:formula="of:=IF(LEN([.B2914])=1;0;IF(LEN([.B2914])=2;1;IF(LEN([.B2914])=3;2;IF(LEN([.B2914])=5;3;IF(LEN([.B2914])=6;4;IF(LEN([.B2914])=7;5;&quot;Fehler&quot;))))))" office:value-type="float" office:value="4" calcext:value-type="float">
            <text:p>4</text:p>
          </table:table-cell>
          <table:table-cell office:value-type="string" calcext:value-type="string">
            <text:p>UFL 31</text:p>
          </table:table-cell>
          <table:table-cell office:value-type="string" calcext:value-type="string">
            <text:p>ALLGEMEINE GENETIK (VERERBUNGSLEHRE) MOLEKULARBIOLOGIE</text:p>
          </table:table-cell>
          <table:table-cell table:number-columns-repeated="5"/>
        </table:table-row>
        <table:table-row table:style-name="ro1">
          <table:table-cell table:formula="of:=IF(LEN([.B2915])=1;0;IF(LEN([.B2915])=2;1;IF(LEN([.B2915])=3;2;IF(LEN([.B2915])=5;3;IF(LEN([.B2915])=6;4;IF(LEN([.B2915])=7;5;&quot;Fehler&quot;))))))" office:value-type="float" office:value="5" calcext:value-type="float">
            <text:p>5</text:p>
          </table:table-cell>
          <table:table-cell office:value-type="string" calcext:value-type="string">
            <text:p>UFL 315</text:p>
          </table:table-cell>
          <table:table-cell office:value-type="string" calcext:value-type="string">
            <text:p>GENETISCHE MANIPULATION <text:s/>HIER AUCH ZUSAMMENFASSENDE DARSTELLUNGEN AUS MEHREREN SACHGEBIETEN</text:p>
          </table:table-cell>
          <table:table-cell table:number-columns-repeated="5"/>
        </table:table-row>
        <table:table-row table:style-name="ro1">
          <table:table-cell table:formula="of:=IF(LEN([.B2916])=1;0;IF(LEN([.B2916])=2;1;IF(LEN([.B2916])=3;2;IF(LEN([.B2916])=5;3;IF(LEN([.B2916])=6;4;IF(LEN([.B2916])=7;5;&quot;Fehler&quot;))))))" office:value-type="float" office:value="4" calcext:value-type="float">
            <text:p>4</text:p>
          </table:table-cell>
          <table:table-cell office:value-type="string" calcext:value-type="string">
            <text:p>UFL 32</text:p>
          </table:table-cell>
          <table:table-cell office:value-type="string" calcext:value-type="string">
            <text:p>PHYLOGENIE (STAMMESENTWICKLUNG) EVOLUTION : ALLGEMEINES</text:p>
          </table:table-cell>
          <table:table-cell table:number-columns-repeated="5"/>
        </table:table-row>
        <table:table-row table:style-name="ro1">
          <table:table-cell table:formula="of:=IF(LEN([.B2917])=1;0;IF(LEN([.B2917])=2;1;IF(LEN([.B2917])=3;2;IF(LEN([.B2917])=5;3;IF(LEN([.B2917])=6;4;IF(LEN([.B2917])=7;5;&quot;Fehler&quot;))))))" office:value-type="float" office:value="3" calcext:value-type="float">
            <text:p>3</text:p>
          </table:table-cell>
          <table:table-cell office:value-type="string" calcext:value-type="string">
            <text:p>UFL 4</text:p>
          </table:table-cell>
          <table:table-cell office:value-type="string" calcext:value-type="string">
            <text:p>ALLGEMEINE OEKOLOGIE <text:s/>LEBENSGEMEINSCHAFTEN OEKOSYSTEME</text:p>
          </table:table-cell>
          <table:table-cell table:number-columns-repeated="5"/>
        </table:table-row>
        <table:table-row table:style-name="ro1">
          <table:table-cell table:formula="of:=IF(LEN([.B2918])=1;0;IF(LEN([.B2918])=2;1;IF(LEN([.B2918])=3;2;IF(LEN([.B2918])=5;3;IF(LEN([.B2918])=6;4;IF(LEN([.B2918])=7;5;&quot;Fehler&quot;))))))" office:value-type="float" office:value="4" calcext:value-type="float">
            <text:p>4</text:p>
          </table:table-cell>
          <table:table-cell office:value-type="string" calcext:value-type="string">
            <text:p>UFL 41</text:p>
          </table:table-cell>
          <table:table-cell office:value-type="string" calcext:value-type="string">
            <text:p>OEKOLOGIE DER GEWAESSER <text:s/>HYDROBIOLOGIE BIOLOGIE DER FEUCHTGEBIETE</text:p>
          </table:table-cell>
          <table:table-cell table:number-columns-repeated="5"/>
        </table:table-row>
        <table:table-row table:style-name="ro1">
          <table:table-cell table:formula="of:=IF(LEN([.B2919])=1;0;IF(LEN([.B2919])=2;1;IF(LEN([.B2919])=3;2;IF(LEN([.B2919])=5;3;IF(LEN([.B2919])=6;4;IF(LEN([.B2919])=7;5;&quot;Fehler&quot;))))))" office:value-type="float" office:value="2" calcext:value-type="float">
            <text:p>2</text:p>
          </table:table-cell>
          <table:table-cell office:value-type="string" calcext:value-type="string">
            <text:p>UFM</text:p>
          </table:table-cell>
          <table:table-cell office:value-type="string" calcext:value-type="string">
            <text:p>MIKROBIOLOGIE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2920])=1;0;IF(LEN([.B2920])=2;1;IF(LEN([.B2920])=3;2;IF(LEN([.B2920])=5;3;IF(LEN([.B2920])=6;4;IF(LEN([.B2920])=7;5;&quot;Fehler&quot;))))))" office:value-type="float" office:value="3" calcext:value-type="float">
            <text:p>3</text:p>
          </table:table-cell>
          <table:table-cell office:value-type="string" calcext:value-type="string">
            <text:p>UFM 1</text:p>
          </table:table-cell>
          <table:table-cell office:value-type="string" calcext:value-type="string">
            <text:p>ZELLULAERE MIKROORGANISMEN</text:p>
          </table:table-cell>
          <table:table-cell table:number-columns-repeated="5"/>
        </table:table-row>
        <table:table-row table:style-name="ro1">
          <table:table-cell table:formula="of:=IF(LEN([.B2921])=1;0;IF(LEN([.B2921])=2;1;IF(LEN([.B2921])=3;2;IF(LEN([.B2921])=5;3;IF(LEN([.B2921])=6;4;IF(LEN([.B2921])=7;5;&quot;Fehler&quot;))))))" office:value-type="float" office:value="3" calcext:value-type="float">
            <text:p>3</text:p>
          </table:table-cell>
          <table:table-cell office:value-type="string" calcext:value-type="string">
            <text:p>UFM 2</text:p>
          </table:table-cell>
          <table:table-cell office:value-type="string" calcext:value-type="string">
            <text:p>VIREN - BAKTERIOPHAGEN</text:p>
          </table:table-cell>
          <table:table-cell table:number-columns-repeated="5"/>
        </table:table-row>
        <table:table-row table:style-name="ro1">
          <table:table-cell table:formula="of:=IF(LEN([.B2922])=1;0;IF(LEN([.B2922])=2;1;IF(LEN([.B2922])=3;2;IF(LEN([.B2922])=5;3;IF(LEN([.B2922])=6;4;IF(LEN([.B2922])=7;5;&quot;Fehler&quot;))))))" office:value-type="float" office:value="2" calcext:value-type="float">
            <text:p>2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BIONIK <text:s/>BIOKYBERNETIK <text:s/>BIOTECHNIK</text:p>
          </table:table-cell>
          <table:table-cell table:number-columns-repeated="5"/>
        </table:table-row>
        <table:table-row table:style-name="ro1">
          <table:table-cell table:formula="of:=IF(LEN([.B2923])=1;0;IF(LEN([.B2923])=2;1;IF(LEN([.B2923])=3;2;IF(LEN([.B2923])=5;3;IF(LEN([.B2923])=6;4;IF(LEN([.B2923])=7;5;&quot;Fehler&quot;))))))" office:value-type="float" office:value="1" calcext:value-type="float">
            <text:p>1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BOTANIK (PFLANZENKUNDE)</text:p>
          </table:table-cell>
          <table:table-cell table:number-columns-repeated="5"/>
        </table:table-row>
        <table:table-row table:style-name="ro1">
          <table:table-cell table:formula="of:=IF(LEN([.B2924])=1;0;IF(LEN([.B2924])=2;1;IF(LEN([.B2924])=3;2;IF(LEN([.B2924])=5;3;IF(LEN([.B2924])=6;4;IF(LEN([.B2924])=7;5;&quot;Fehler&quot;))))))" office:value-type="float" office:value="2" calcext:value-type="float">
            <text:p>2</text:p>
          </table:table-cell>
          <table:table-cell office:value-type="string" calcext:value-type="string">
            <text:p>UGK</text:p>
          </table:table-cell>
          <table:table-cell office:value-type="string" calcext:value-type="string">
            <text:p>ALLGEMEINE, EINFUEHRENDE UND VERMISCHTE SCHRIFTEN</text:p>
          </table:table-cell>
          <table:table-cell table:number-columns-repeated="5"/>
        </table:table-row>
        <table:table-row table:style-name="ro1">
          <table:table-cell table:formula="of:=IF(LEN([.B2925])=1;0;IF(LEN([.B2925])=2;1;IF(LEN([.B2925])=3;2;IF(LEN([.B2925])=5;3;IF(LEN([.B2925])=6;4;IF(LEN([.B2925])=7;5;&quot;Fehler&quot;))))))" office:value-type="float" office:value="3" calcext:value-type="float">
            <text:p>3</text:p>
          </table:table-cell>
          <table:table-cell office:value-type="string" calcext:value-type="string">
            <text:p>UG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926])=1;0;IF(LEN([.B2926])=2;1;IF(LEN([.B2926])=3;2;IF(LEN([.B2926])=5;3;IF(LEN([.B2926])=6;4;IF(LEN([.B2926])=7;5;&quot;Fehler&quot;))))))" office:value-type="float" office:value="3" calcext:value-type="float">
            <text:p>3</text:p>
          </table:table-cell>
          <table:table-cell office:value-type="string" calcext:value-type="string">
            <text:p>UGK 2</text:p>
          </table:table-cell>
          <table:table-cell office:value-type="string" calcext:value-type="string">
            <text:p>NACHSCHLAGEWERKE - BIBLIOGRAPHIEN - TABELLEN – AUFGABENSAMMLUNGEN</text:p>
          </table:table-cell>
          <table:table-cell table:number-columns-repeated="5"/>
        </table:table-row>
        <table:table-row table:style-name="ro1">
          <table:table-cell table:formula="of:=IF(LEN([.B2927])=1;0;IF(LEN([.B2927])=2;1;IF(LEN([.B2927])=3;2;IF(LEN([.B2927])=5;3;IF(LEN([.B2927])=6;4;IF(LEN([.B2927])=7;5;&quot;Fehler&quot;))))))" office:value-type="float" office:value="3" calcext:value-type="float">
            <text:p>3</text:p>
          </table:table-cell>
          <table:table-cell office:value-type="string" calcext:value-type="string">
            <text:p>UGK 5</text:p>
          </table:table-cell>
          <table:table-cell office:value-type="string" calcext:value-type="string">
            <text:p>METHODEN UND ARBEITSMITTEL DER BOTANIK BEOBACHTUNGSANLEITUNGEN</text:p>
          </table:table-cell>
          <table:table-cell table:number-columns-repeated="5"/>
        </table:table-row>
        <table:table-row table:style-name="ro1">
          <table:table-cell table:formula="of:=IF(LEN([.B2928])=1;0;IF(LEN([.B2928])=2;1;IF(LEN([.B2928])=3;2;IF(LEN([.B2928])=5;3;IF(LEN([.B2928])=6;4;IF(LEN([.B2928])=7;5;&quot;Fehler&quot;))))))" office:value-type="float" office:value="4" calcext:value-type="float">
            <text:p>4</text:p>
          </table:table-cell>
          <table:table-cell office:value-type="string" calcext:value-type="string">
            <text:p>UGK 55</text:p>
          </table:table-cell>
          <table:table-cell office:value-type="string" calcext:value-type="string">
            <text:p>HERBARIENKUNDE <text:s/>SAMMELN UND PRAEPARIEREN VON PFLANZEN</text:p>
          </table:table-cell>
          <table:table-cell table:number-columns-repeated="5"/>
        </table:table-row>
        <table:table-row table:style-name="ro1">
          <table:table-cell table:formula="of:=IF(LEN([.B2929])=1;0;IF(LEN([.B2929])=2;1;IF(LEN([.B2929])=3;2;IF(LEN([.B2929])=5;3;IF(LEN([.B2929])=6;4;IF(LEN([.B2929])=7;5;&quot;Fehler&quot;))))))" office:value-type="float" office:value="4" calcext:value-type="float">
            <text:p>4</text:p>
          </table:table-cell>
          <table:table-cell office:value-type="string" calcext:value-type="string">
            <text:p>UGK 59</text:p>
          </table:table-cell>
          <table:table-cell office:value-type="string" calcext:value-type="string">
            <text:p>BOTANISCHE BESTIMMUNGSBUECHER</text:p>
          </table:table-cell>
          <table:table-cell table:number-columns-repeated="5"/>
        </table:table-row>
        <table:table-row table:style-name="ro1">
          <table:table-cell table:formula="of:=IF(LEN([.B2930])=1;0;IF(LEN([.B2930])=2;1;IF(LEN([.B2930])=3;2;IF(LEN([.B2930])=5;3;IF(LEN([.B2930])=6;4;IF(LEN([.B2930])=7;5;&quot;Fehler&quot;))))))" office:value-type="float" office:value="3" calcext:value-type="float">
            <text:p>3</text:p>
          </table:table-cell>
          <table:table-cell office:value-type="string" calcext:value-type="string">
            <text:p>UGK 6</text:p>
          </table:table-cell>
          <table:table-cell office:value-type="string" calcext:value-type="string">
            <text:p>BOTANISCHE GAERTEN</text:p>
          </table:table-cell>
          <table:table-cell table:number-columns-repeated="5"/>
        </table:table-row>
        <table:table-row table:style-name="ro1">
          <table:table-cell table:formula="of:=IF(LEN([.B2931])=1;0;IF(LEN([.B2931])=2;1;IF(LEN([.B2931])=3;2;IF(LEN([.B2931])=5;3;IF(LEN([.B2931])=6;4;IF(LEN([.B2931])=7;5;&quot;Fehler&quot;))))))" office:value-type="float" office:value="3" calcext:value-type="float">
            <text:p>3</text:p>
          </table:table-cell>
          <table:table-cell office:value-type="string" calcext:value-type="string">
            <text:p>UGK 7</text:p>
          </table:table-cell>
          <table:table-cell office:value-type="string" calcext:value-type="string">
            <text:p>GESCHICHTE DER BOTANIK <text:s/>ORGANISATIONEN UND GESELLSCHAFTEN</text:p>
          </table:table-cell>
          <table:table-cell table:number-columns-repeated="5"/>
        </table:table-row>
        <table:table-row table:style-name="ro1">
          <table:table-cell table:formula="of:=IF(LEN([.B2932])=1;0;IF(LEN([.B2932])=2;1;IF(LEN([.B2932])=3;2;IF(LEN([.B2932])=5;3;IF(LEN([.B2932])=6;4;IF(LEN([.B2932])=7;5;&quot;Fehler&quot;))))))" office:value-type="float" office:value="2" calcext:value-type="float">
            <text:p>2</text:p>
          </table:table-cell>
          <table:table-cell office:value-type="string" calcext:value-type="string">
            <text:p>UGL</text:p>
          </table:table-cell>
          <table:table-cell office:value-type="string" calcext:value-type="string">
            <text:p>ALLGEMEINE BOTANIK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2933])=1;0;IF(LEN([.B2933])=2;1;IF(LEN([.B2933])=3;2;IF(LEN([.B2933])=5;3;IF(LEN([.B2933])=6;4;IF(LEN([.B2933])=7;5;&quot;Fehler&quot;))))))" office:value-type="float" office:value="3" calcext:value-type="float">
            <text:p>3</text:p>
          </table:table-cell>
          <table:table-cell office:value-type="string" calcext:value-type="string">
            <text:p>UGL 1</text:p>
          </table:table-cell>
          <table:table-cell office:value-type="string" calcext:value-type="string">
            <text:p>MORPHOLOGIE DER PFLANZEN</text:p>
          </table:table-cell>
          <table:table-cell table:number-columns-repeated="5"/>
        </table:table-row>
        <table:table-row table:style-name="ro1">
          <table:table-cell table:formula="of:=IF(LEN([.B2934])=1;0;IF(LEN([.B2934])=2;1;IF(LEN([.B2934])=3;2;IF(LEN([.B2934])=5;3;IF(LEN([.B2934])=6;4;IF(LEN([.B2934])=7;5;&quot;Fehler&quot;))))))" office:value-type="float" office:value="3" calcext:value-type="float">
            <text:p>3</text:p>
          </table:table-cell>
          <table:table-cell office:value-type="string" calcext:value-type="string">
            <text:p>UGL 2</text:p>
          </table:table-cell>
          <table:table-cell office:value-type="string" calcext:value-type="string">
            <text:p>PHYSIOLOGIE DER PFLANZEN</text:p>
          </table:table-cell>
          <table:table-cell table:number-columns-repeated="5"/>
        </table:table-row>
        <table:table-row table:style-name="ro1">
          <table:table-cell table:formula="of:=IF(LEN([.B2935])=1;0;IF(LEN([.B2935])=2;1;IF(LEN([.B2935])=3;2;IF(LEN([.B2935])=5;3;IF(LEN([.B2935])=6;4;IF(LEN([.B2935])=7;5;&quot;Fehler&quot;))))))" office:value-type="float" office:value="4" calcext:value-type="float">
            <text:p>4</text:p>
          </table:table-cell>
          <table:table-cell office:value-type="string" calcext:value-type="string">
            <text:p>UGL 20</text:p>
          </table:table-cell>
          <table:table-cell office:value-type="string" calcext:value-type="string">
            <text:p>STOFFWECHSEL <text:s/>ASSIMILATION (PHOTOSYNTHESE) <text:s/>DISSIMILATION DER PFLANZEN</text:p>
          </table:table-cell>
          <table:table-cell table:number-columns-repeated="5"/>
        </table:table-row>
        <table:table-row table:style-name="ro1">
          <table:table-cell table:formula="of:=IF(LEN([.B2936])=1;0;IF(LEN([.B2936])=2;1;IF(LEN([.B2936])=3;2;IF(LEN([.B2936])=5;3;IF(LEN([.B2936])=6;4;IF(LEN([.B2936])=7;5;&quot;Fehler&quot;))))))" office:value-type="float" office:value="4" calcext:value-type="float">
            <text:p>4</text:p>
          </table:table-cell>
          <table:table-cell office:value-type="string" calcext:value-type="string">
            <text:p>UGL 21</text:p>
          </table:table-cell>
          <table:table-cell office:value-type="string" calcext:value-type="string">
            <text:p>PFLANZLICHE BEWEGUNGEN - REIZPHYSIOLOGIE (SENSIBILITAET)</text:p>
          </table:table-cell>
          <table:table-cell table:number-columns-repeated="5"/>
        </table:table-row>
        <table:table-row table:style-name="ro1">
          <table:table-cell table:formula="of:=IF(LEN([.B2937])=1;0;IF(LEN([.B2937])=2;1;IF(LEN([.B2937])=3;2;IF(LEN([.B2937])=5;3;IF(LEN([.B2937])=6;4;IF(LEN([.B2937])=7;5;&quot;Fehler&quot;))))))" office:value-type="float" office:value="4" calcext:value-type="float">
            <text:p>4</text:p>
          </table:table-cell>
          <table:table-cell office:value-type="string" calcext:value-type="string">
            <text:p>UGL 22</text:p>
          </table:table-cell>
          <table:table-cell office:value-type="string" calcext:value-type="string">
            <text:p>ONTOGENIE DER PFLANZEN (INDIVIDUALENTWICKLUNG) FORTPFLANZUNG, GENETIK DER PFLANZEN</text:p>
          </table:table-cell>
          <table:table-cell table:number-columns-repeated="5"/>
        </table:table-row>
        <table:table-row table:style-name="ro1">
          <table:table-cell table:formula="of:=IF(LEN([.B2938])=1;0;IF(LEN([.B2938])=2;1;IF(LEN([.B2938])=3;2;IF(LEN([.B2938])=5;3;IF(LEN([.B2938])=6;4;IF(LEN([.B2938])=7;5;&quot;Fehler&quot;))))))" office:value-type="float" office:value="3" calcext:value-type="float">
            <text:p>3</text:p>
          </table:table-cell>
          <table:table-cell office:value-type="string" calcext:value-type="string">
            <text:p>UGL 3</text:p>
          </table:table-cell>
          <table:table-cell office:value-type="string" calcext:value-type="string">
            <text:p>OEKOLOGIE DER PFLANZEN <text:s/>PFLANZENSOZIOLOGIE</text:p>
          </table:table-cell>
          <table:table-cell table:number-columns-repeated="5"/>
        </table:table-row>
        <table:table-row table:style-name="ro1">
          <table:table-cell table:formula="of:=IF(LEN([.B2939])=1;0;IF(LEN([.B2939])=2;1;IF(LEN([.B2939])=3;2;IF(LEN([.B2939])=5;3;IF(LEN([.B2939])=6;4;IF(LEN([.B2939])=7;5;&quot;Fehler&quot;))))))" office:value-type="float" office:value="2" calcext:value-type="float">
            <text:p>2</text:p>
          </table:table-cell>
          <table:table-cell office:value-type="string" calcext:value-type="string">
            <text:p>UGM</text:p>
          </table:table-cell>
          <table:table-cell office:value-type="string" calcext:value-type="string">
            <text:p>SPEZIELLE BOTANIK (SYSTEMATISCHE BOTANIK) <text:s/>PHYLOGENIE DER PFLANZEN (STAMMESENTWICKLUNG)</text:p>
          </table:table-cell>
          <table:table-cell table:number-columns-repeated="5"/>
        </table:table-row>
        <table:table-row table:style-name="ro1">
          <table:table-cell table:formula="of:=IF(LEN([.B2940])=1;0;IF(LEN([.B2940])=2;1;IF(LEN([.B2940])=3;2;IF(LEN([.B2940])=5;3;IF(LEN([.B2940])=6;4;IF(LEN([.B2940])=7;5;&quot;Fehler&quot;))))))" office:value-type="float" office:value="3" calcext:value-type="float">
            <text:p>3</text:p>
          </table:table-cell>
          <table:table-cell office:value-type="string" calcext:value-type="string">
            <text:p>UGM 1</text:p>
          </table:table-cell>
          <table:table-cell office:value-type="string" calcext:value-type="string">
            <text:p>NIEDERE PFLANZEN</text:p>
          </table:table-cell>
          <table:table-cell table:number-columns-repeated="5"/>
        </table:table-row>
        <table:table-row table:style-name="ro1">
          <table:table-cell table:formula="of:=IF(LEN([.B2941])=1;0;IF(LEN([.B2941])=2;1;IF(LEN([.B2941])=3;2;IF(LEN([.B2941])=5;3;IF(LEN([.B2941])=6;4;IF(LEN([.B2941])=7;5;&quot;Fehler&quot;))))))" office:value-type="float" office:value="4" calcext:value-type="float">
            <text:p>4</text:p>
          </table:table-cell>
          <table:table-cell office:value-type="string" calcext:value-type="string">
            <text:p>UGM 10</text:p>
          </table:table-cell>
          <table:table-cell office:value-type="string" calcext:value-type="string">
            <text:p>PILZE</text:p>
          </table:table-cell>
          <table:table-cell table:number-columns-repeated="5"/>
        </table:table-row>
        <table:table-row table:style-name="ro1">
          <table:table-cell table:formula="of:=IF(LEN([.B2942])=1;0;IF(LEN([.B2942])=2;1;IF(LEN([.B2942])=3;2;IF(LEN([.B2942])=5;3;IF(LEN([.B2942])=6;4;IF(LEN([.B2942])=7;5;&quot;Fehler&quot;))))))" office:value-type="float" office:value="3" calcext:value-type="float">
            <text:p>3</text:p>
          </table:table-cell>
          <table:table-cell office:value-type="string" calcext:value-type="string">
            <text:p>UGM 2</text:p>
          </table:table-cell>
          <table:table-cell office:value-type="string" calcext:value-type="string">
            <text:p>SAMENPFLANZEN</text:p>
          </table:table-cell>
          <table:table-cell table:number-columns-repeated="5"/>
        </table:table-row>
        <table:table-row table:style-name="ro1">
          <table:table-cell table:formula="of:=IF(LEN([.B2943])=1;0;IF(LEN([.B2943])=2;1;IF(LEN([.B2943])=3;2;IF(LEN([.B2943])=5;3;IF(LEN([.B2943])=6;4;IF(LEN([.B2943])=7;5;&quot;Fehler&quot;))))))" office:value-type="float" office:value="4" calcext:value-type="float">
            <text:p>4</text:p>
          </table:table-cell>
          <table:table-cell office:value-type="string" calcext:value-type="string">
            <text:p>UGM 20</text:p>
          </table:table-cell>
          <table:table-cell office:value-type="string" calcext:value-type="string">
            <text:p>NACKTSAMIGE PFLANZEN</text:p>
          </table:table-cell>
          <table:table-cell table:number-columns-repeated="5"/>
        </table:table-row>
        <table:table-row table:style-name="ro1">
          <table:table-cell table:formula="of:=IF(LEN([.B2944])=1;0;IF(LEN([.B2944])=2;1;IF(LEN([.B2944])=3;2;IF(LEN([.B2944])=5;3;IF(LEN([.B2944])=6;4;IF(LEN([.B2944])=7;5;&quot;Fehler&quot;))))))" office:value-type="float" office:value="4" calcext:value-type="float">
            <text:p>4</text:p>
          </table:table-cell>
          <table:table-cell office:value-type="string" calcext:value-type="string">
            <text:p>UGM 21</text:p>
          </table:table-cell>
          <table:table-cell office:value-type="string" calcext:value-type="string">
            <text:p>BEDECKTSAMIGE PFLANZEN</text:p>
          </table:table-cell>
          <table:table-cell table:number-columns-repeated="5"/>
        </table:table-row>
        <table:table-row table:style-name="ro1">
          <table:table-cell table:formula="of:=IF(LEN([.B2945])=1;0;IF(LEN([.B2945])=2;1;IF(LEN([.B2945])=3;2;IF(LEN([.B2945])=5;3;IF(LEN([.B2945])=6;4;IF(LEN([.B2945])=7;5;&quot;Fehler&quot;))))))" office:value-type="float" office:value="5" calcext:value-type="float">
            <text:p>5</text:p>
          </table:table-cell>
          <table:table-cell office:value-type="string" calcext:value-type="string">
            <text:p>UGM 210</text:p>
          </table:table-cell>
          <table:table-cell office:value-type="string" calcext:value-type="string">
            <text:p>EINKEIMBLAETTRIGE PFLANZEN</text:p>
          </table:table-cell>
          <table:table-cell table:number-columns-repeated="5"/>
        </table:table-row>
        <table:table-row table:style-name="ro1">
          <table:table-cell table:formula="of:=IF(LEN([.B2946])=1;0;IF(LEN([.B2946])=2;1;IF(LEN([.B2946])=3;2;IF(LEN([.B2946])=5;3;IF(LEN([.B2946])=6;4;IF(LEN([.B2946])=7;5;&quot;Fehler&quot;))))))" office:value-type="float" office:value="5" calcext:value-type="float">
            <text:p>5</text:p>
          </table:table-cell>
          <table:table-cell office:value-type="string" calcext:value-type="string">
            <text:p>UGM 211</text:p>
          </table:table-cell>
          <table:table-cell office:value-type="string" calcext:value-type="string">
            <text:p>ZWEIKEIMBLAETTRIGE PFLANZEN</text:p>
          </table:table-cell>
          <table:table-cell table:number-columns-repeated="5"/>
        </table:table-row>
        <table:table-row table:style-name="ro1">
          <table:table-cell table:formula="of:=IF(LEN([.B2947])=1;0;IF(LEN([.B2947])=2;1;IF(LEN([.B2947])=3;2;IF(LEN([.B2947])=5;3;IF(LEN([.B2947])=6;4;IF(LEN([.B2947])=7;5;&quot;Fehler&quot;))))))" office:value-type="float" office:value="1" calcext:value-type="float">
            <text:p>1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ZOOLOGIE (TIERKUNDE)</text:p>
          </table:table-cell>
          <table:table-cell table:number-columns-repeated="5"/>
        </table:table-row>
        <table:table-row table:style-name="ro1">
          <table:table-cell table:formula="of:=IF(LEN([.B2948])=1;0;IF(LEN([.B2948])=2;1;IF(LEN([.B2948])=3;2;IF(LEN([.B2948])=5;3;IF(LEN([.B2948])=6;4;IF(LEN([.B2948])=7;5;&quot;Fehler&quot;))))))" office:value-type="float" office:value="2" calcext:value-type="float">
            <text:p>2</text:p>
          </table:table-cell>
          <table:table-cell office:value-type="string" calcext:value-type="string">
            <text:p>UHK</text:p>
          </table:table-cell>
          <table:table-cell office:value-type="string" calcext:value-type="string">
            <text:p>ALLGEMEINE, EINFUEHRENDE UND VERMISCHTE SCHRIFTEN</text:p>
          </table:table-cell>
          <table:table-cell table:number-columns-repeated="5"/>
        </table:table-row>
        <table:table-row table:style-name="ro1">
          <table:table-cell table:formula="of:=IF(LEN([.B2949])=1;0;IF(LEN([.B2949])=2;1;IF(LEN([.B2949])=3;2;IF(LEN([.B2949])=5;3;IF(LEN([.B2949])=6;4;IF(LEN([.B2949])=7;5;&quot;Fehler&quot;))))))" office:value-type="float" office:value="3" calcext:value-type="float">
            <text:p>3</text:p>
          </table:table-cell>
          <table:table-cell office:value-type="string" calcext:value-type="string">
            <text:p>UH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950])=1;0;IF(LEN([.B2950])=2;1;IF(LEN([.B2950])=3;2;IF(LEN([.B2950])=5;3;IF(LEN([.B2950])=6;4;IF(LEN([.B2950])=7;5;&quot;Fehler&quot;))))))" office:value-type="float" office:value="3" calcext:value-type="float">
            <text:p>3</text:p>
          </table:table-cell>
          <table:table-cell office:value-type="string" calcext:value-type="string">
            <text:p>UHK 2</text:p>
          </table:table-cell>
          <table:table-cell office:value-type="string" calcext:value-type="string">
            <text:p>NACHSCHLAGEWERKE - BIBLIOGRAPHIEN - TABELLEN – AUFGABENSAMMLUNGEN</text:p>
          </table:table-cell>
          <table:table-cell table:number-columns-repeated="5"/>
        </table:table-row>
        <table:table-row table:style-name="ro1">
          <table:table-cell table:formula="of:=IF(LEN([.B2951])=1;0;IF(LEN([.B2951])=2;1;IF(LEN([.B2951])=3;2;IF(LEN([.B2951])=5;3;IF(LEN([.B2951])=6;4;IF(LEN([.B2951])=7;5;&quot;Fehler&quot;))))))" office:value-type="float" office:value="3" calcext:value-type="float">
            <text:p>3</text:p>
          </table:table-cell>
          <table:table-cell office:value-type="string" calcext:value-type="string">
            <text:p>UHK 5</text:p>
          </table:table-cell>
          <table:table-cell office:value-type="string" calcext:value-type="string">
            <text:p>METHODEN UND ARBEITSMITTEL DER ZOOLOGIE BEOBACHTUNGSANLEITUNGEN</text:p>
          </table:table-cell>
          <table:table-cell table:number-columns-repeated="5"/>
        </table:table-row>
        <table:table-row table:style-name="ro1">
          <table:table-cell table:formula="of:=IF(LEN([.B2952])=1;0;IF(LEN([.B2952])=2;1;IF(LEN([.B2952])=3;2;IF(LEN([.B2952])=5;3;IF(LEN([.B2952])=6;4;IF(LEN([.B2952])=7;5;&quot;Fehler&quot;))))))" office:value-type="float" office:value="4" calcext:value-type="float">
            <text:p>4</text:p>
          </table:table-cell>
          <table:table-cell office:value-type="string" calcext:value-type="string">
            <text:p>UHK 55</text:p>
          </table:table-cell>
          <table:table-cell office:value-type="string" calcext:value-type="string">
            <text:p>FANGEN, SAMMELN UND PRAEPARIEREN VON TIEREN</text:p>
          </table:table-cell>
          <table:table-cell table:number-columns-repeated="5"/>
        </table:table-row>
        <table:table-row table:style-name="ro1">
          <table:table-cell table:formula="of:=IF(LEN([.B2953])=1;0;IF(LEN([.B2953])=2;1;IF(LEN([.B2953])=3;2;IF(LEN([.B2953])=5;3;IF(LEN([.B2953])=6;4;IF(LEN([.B2953])=7;5;&quot;Fehler&quot;))))))" office:value-type="float" office:value="4" calcext:value-type="float">
            <text:p>4</text:p>
          </table:table-cell>
          <table:table-cell office:value-type="string" calcext:value-type="string">
            <text:p>UHK 59</text:p>
          </table:table-cell>
          <table:table-cell office:value-type="string" calcext:value-type="string">
            <text:p>ZOOLOGISCHE BESTIMMUNGSBUECHER</text:p>
          </table:table-cell>
          <table:table-cell table:number-columns-repeated="5"/>
        </table:table-row>
        <table:table-row table:style-name="ro1">
          <table:table-cell table:formula="of:=IF(LEN([.B2954])=1;0;IF(LEN([.B2954])=2;1;IF(LEN([.B2954])=3;2;IF(LEN([.B2954])=5;3;IF(LEN([.B2954])=6;4;IF(LEN([.B2954])=7;5;&quot;Fehler&quot;))))))" office:value-type="float" office:value="3" calcext:value-type="float">
            <text:p>3</text:p>
          </table:table-cell>
          <table:table-cell office:value-type="string" calcext:value-type="string">
            <text:p>UHK 6</text:p>
          </table:table-cell>
          <table:table-cell office:value-type="string" calcext:value-type="string">
            <text:p>ZOOLOGISCHE GAERTEN</text:p>
          </table:table-cell>
          <table:table-cell table:number-columns-repeated="5"/>
        </table:table-row>
        <table:table-row table:style-name="ro1">
          <table:table-cell table:formula="of:=IF(LEN([.B2955])=1;0;IF(LEN([.B2955])=2;1;IF(LEN([.B2955])=3;2;IF(LEN([.B2955])=5;3;IF(LEN([.B2955])=6;4;IF(LEN([.B2955])=7;5;&quot;Fehler&quot;))))))" office:value-type="float" office:value="3" calcext:value-type="float">
            <text:p>3</text:p>
          </table:table-cell>
          <table:table-cell office:value-type="string" calcext:value-type="string">
            <text:p>UHK 7</text:p>
          </table:table-cell>
          <table:table-cell office:value-type="string" calcext:value-type="string">
            <text:p>GESCHICHTE DER ZOOLOGIE <text:s/>ORGANISATIONEN UND GESELLSCHAFTEN</text:p>
          </table:table-cell>
          <table:table-cell table:number-columns-repeated="5"/>
        </table:table-row>
        <table:table-row table:style-name="ro1">
          <table:table-cell table:formula="of:=IF(LEN([.B2956])=1;0;IF(LEN([.B2956])=2;1;IF(LEN([.B2956])=3;2;IF(LEN([.B2956])=5;3;IF(LEN([.B2956])=6;4;IF(LEN([.B2956])=7;5;&quot;Fehler&quot;))))))" office:value-type="float" office:value="2" calcext:value-type="float">
            <text:p>2</text:p>
          </table:table-cell>
          <table:table-cell office:value-type="string" calcext:value-type="string">
            <text:p>UHL</text:p>
          </table:table-cell>
          <table:table-cell office:value-type="string" calcext:value-type="string">
            <text:p>TIERERLEBNISBUECHER</text:p>
          </table:table-cell>
          <table:table-cell table:number-columns-repeated="5"/>
        </table:table-row>
        <table:table-row table:style-name="ro1">
          <table:table-cell table:formula="of:=IF(LEN([.B2957])=1;0;IF(LEN([.B2957])=2;1;IF(LEN([.B2957])=3;2;IF(LEN([.B2957])=5;3;IF(LEN([.B2957])=6;4;IF(LEN([.B2957])=7;5;&quot;Fehler&quot;))))))" office:value-type="float" office:value="3" calcext:value-type="float">
            <text:p>3</text:p>
          </table:table-cell>
          <table:table-cell office:value-type="string" calcext:value-type="string">
            <text:p>UHL 2</text:p>
          </table:table-cell>
          <table:table-cell office:value-type="string" calcext:value-type="string">
            <text:p>ERLEBNISSE MIT FREILEBENDEN TIEREN</text:p>
          </table:table-cell>
          <table:table-cell table:number-columns-repeated="5"/>
        </table:table-row>
        <table:table-row table:style-name="ro1">
          <table:table-cell table:formula="of:=IF(LEN([.B2958])=1;0;IF(LEN([.B2958])=2;1;IF(LEN([.B2958])=3;2;IF(LEN([.B2958])=5;3;IF(LEN([.B2958])=6;4;IF(LEN([.B2958])=7;5;&quot;Fehler&quot;))))))" office:value-type="float" office:value="2" calcext:value-type="float">
            <text:p>2</text:p>
          </table:table-cell>
          <table:table-cell office:value-type="string" calcext:value-type="string">
            <text:p>UHM</text:p>
          </table:table-cell>
          <table:table-cell office:value-type="string" calcext:value-type="string">
            <text:p>ALLGEMEINE ZOOLOGIE</text:p>
          </table:table-cell>
          <table:table-cell table:number-columns-repeated="5"/>
        </table:table-row>
        <table:table-row table:style-name="ro1">
          <table:table-cell table:formula="of:=IF(LEN([.B2959])=1;0;IF(LEN([.B2959])=2;1;IF(LEN([.B2959])=3;2;IF(LEN([.B2959])=5;3;IF(LEN([.B2959])=6;4;IF(LEN([.B2959])=7;5;&quot;Fehler&quot;))))))" office:value-type="float" office:value="3" calcext:value-type="float">
            <text:p>3</text:p>
          </table:table-cell>
          <table:table-cell office:value-type="string" calcext:value-type="string">
            <text:p>UHM 1</text:p>
          </table:table-cell>
          <table:table-cell office:value-type="string" calcext:value-type="string">
            <text:p>MORPHOLOGIE DER TIERE</text:p>
          </table:table-cell>
          <table:table-cell table:number-columns-repeated="5"/>
        </table:table-row>
        <table:table-row table:style-name="ro1">
          <table:table-cell table:formula="of:=IF(LEN([.B2960])=1;0;IF(LEN([.B2960])=2;1;IF(LEN([.B2960])=3;2;IF(LEN([.B2960])=5;3;IF(LEN([.B2960])=6;4;IF(LEN([.B2960])=7;5;&quot;Fehler&quot;))))))" office:value-type="float" office:value="3" calcext:value-type="float">
            <text:p>3</text:p>
          </table:table-cell>
          <table:table-cell office:value-type="string" calcext:value-type="string">
            <text:p>UHM 2</text:p>
          </table:table-cell>
          <table:table-cell office:value-type="string" calcext:value-type="string">
            <text:p>PHYSIOLOGIE DER TIERE</text:p>
          </table:table-cell>
          <table:table-cell table:number-columns-repeated="5"/>
        </table:table-row>
        <table:table-row table:style-name="ro1">
          <table:table-cell table:formula="of:=IF(LEN([.B2961])=1;0;IF(LEN([.B2961])=2;1;IF(LEN([.B2961])=3;2;IF(LEN([.B2961])=5;3;IF(LEN([.B2961])=6;4;IF(LEN([.B2961])=7;5;&quot;Fehler&quot;))))))" office:value-type="float" office:value="4" calcext:value-type="float">
            <text:p>4</text:p>
          </table:table-cell>
          <table:table-cell office:value-type="string" calcext:value-type="string">
            <text:p>UHM 20</text:p>
          </table:table-cell>
          <table:table-cell office:value-type="string" calcext:value-type="string">
            <text:p>STOFFWECHSEL DER TIERE</text:p>
          </table:table-cell>
          <table:table-cell table:number-columns-repeated="5"/>
        </table:table-row>
        <table:table-row table:style-name="ro1">
          <table:table-cell table:formula="of:=IF(LEN([.B2962])=1;0;IF(LEN([.B2962])=2;1;IF(LEN([.B2962])=3;2;IF(LEN([.B2962])=5;3;IF(LEN([.B2962])=6;4;IF(LEN([.B2962])=7;5;&quot;Fehler&quot;))))))" office:value-type="float" office:value="4" calcext:value-type="float">
            <text:p>4</text:p>
          </table:table-cell>
          <table:table-cell office:value-type="string" calcext:value-type="string">
            <text:p>UHM 21</text:p>
          </table:table-cell>
          <table:table-cell office:value-type="string" calcext:value-type="string">
            <text:p>REIZPHYSIOLOGIE - SINNESPHYSIOLOGIE - NERVENPHYSIOLOGIE - BEWEGUNGSPHYSIOLOGIE DER TIERE</text:p>
          </table:table-cell>
          <table:table-cell table:number-columns-repeated="5"/>
        </table:table-row>
        <table:table-row table:style-name="ro1">
          <table:table-cell table:formula="of:=IF(LEN([.B2963])=1;0;IF(LEN([.B2963])=2;1;IF(LEN([.B2963])=3;2;IF(LEN([.B2963])=5;3;IF(LEN([.B2963])=6;4;IF(LEN([.B2963])=7;5;&quot;Fehler&quot;))))))" office:value-type="float" office:value="4" calcext:value-type="float">
            <text:p>4</text:p>
          </table:table-cell>
          <table:table-cell office:value-type="string" calcext:value-type="string">
            <text:p>UHM 22</text:p>
          </table:table-cell>
          <table:table-cell office:value-type="string" calcext:value-type="string">
            <text:p>ONTOGENIE (INDIVIDUALENTWICKLUNG) <text:s/>FORTPFLANZUNG, GENETIK DER TIERE</text:p>
          </table:table-cell>
          <table:table-cell table:number-columns-repeated="5"/>
        </table:table-row>
        <table:table-row table:style-name="ro1">
          <table:table-cell table:formula="of:=IF(LEN([.B2964])=1;0;IF(LEN([.B2964])=2;1;IF(LEN([.B2964])=3;2;IF(LEN([.B2964])=5;3;IF(LEN([.B2964])=6;4;IF(LEN([.B2964])=7;5;&quot;Fehler&quot;))))))" office:value-type="float" office:value="3" calcext:value-type="float">
            <text:p>3</text:p>
          </table:table-cell>
          <table:table-cell office:value-type="string" calcext:value-type="string">
            <text:p>UHM 3</text:p>
          </table:table-cell>
          <table:table-cell office:value-type="string" calcext:value-type="string">
            <text:p>OEKOLOGIE DER TIERE <text:s/>TIERSOZIOLOGIE</text:p>
          </table:table-cell>
          <table:table-cell table:number-columns-repeated="5"/>
        </table:table-row>
        <table:table-row table:style-name="ro1">
          <table:table-cell table:formula="of:=IF(LEN([.B2965])=1;0;IF(LEN([.B2965])=2;1;IF(LEN([.B2965])=3;2;IF(LEN([.B2965])=5;3;IF(LEN([.B2965])=6;4;IF(LEN([.B2965])=7;5;&quot;Fehler&quot;))))))" office:value-type="float" office:value="3" calcext:value-type="float">
            <text:p>3</text:p>
          </table:table-cell>
          <table:table-cell office:value-type="string" calcext:value-type="string">
            <text:p>UHM 4</text:p>
          </table:table-cell>
          <table:table-cell office:value-type="string" calcext:value-type="string">
            <text:p>TIERISCHE VERHALTENSLEHRE <text:s/>TIERPSYCHOLOGIE</text:p>
          </table:table-cell>
          <table:table-cell table:number-columns-repeated="5"/>
        </table:table-row>
        <table:table-row table:style-name="ro1">
          <table:table-cell table:formula="of:=IF(LEN([.B2966])=1;0;IF(LEN([.B2966])=2;1;IF(LEN([.B2966])=3;2;IF(LEN([.B2966])=5;3;IF(LEN([.B2966])=6;4;IF(LEN([.B2966])=7;5;&quot;Fehler&quot;))))))" office:value-type="float" office:value="2" calcext:value-type="float">
            <text:p>2</text:p>
          </table:table-cell>
          <table:table-cell office:value-type="string" calcext:value-type="string">
            <text:p>UHN</text:p>
          </table:table-cell>
          <table:table-cell office:value-type="string" calcext:value-type="string">
            <text:p>SPEZIELLE ZOOLOGIE (SYSTEMATISCHE ZOOLOGIE) <text:s/>PHYLOGENIE DER TIERE (ABSTAMMUNGSLEHRE)</text:p>
          </table:table-cell>
          <table:table-cell table:number-columns-repeated="5"/>
        </table:table-row>
        <table:table-row table:style-name="ro1">
          <table:table-cell table:formula="of:=IF(LEN([.B2967])=1;0;IF(LEN([.B2967])=2;1;IF(LEN([.B2967])=3;2;IF(LEN([.B2967])=5;3;IF(LEN([.B2967])=6;4;IF(LEN([.B2967])=7;5;&quot;Fehler&quot;))))))" office:value-type="float" office:value="3" calcext:value-type="float">
            <text:p>3</text:p>
          </table:table-cell>
          <table:table-cell office:value-type="string" calcext:value-type="string">
            <text:p>UHN 1</text:p>
          </table:table-cell>
          <table:table-cell office:value-type="string" calcext:value-type="string">
            <text:p>WIRBELLOSE TIERE <text:s/>INSEKTEN</text:p>
          </table:table-cell>
          <table:table-cell table:number-columns-repeated="5"/>
        </table:table-row>
        <table:table-row table:style-name="ro1">
          <table:table-cell table:formula="of:=IF(LEN([.B2968])=1;0;IF(LEN([.B2968])=2;1;IF(LEN([.B2968])=3;2;IF(LEN([.B2968])=5;3;IF(LEN([.B2968])=6;4;IF(LEN([.B2968])=7;5;&quot;Fehler&quot;))))))" office:value-type="float" office:value="3" calcext:value-type="float">
            <text:p>3</text:p>
          </table:table-cell>
          <table:table-cell office:value-type="string" calcext:value-type="string">
            <text:p>UHN 2</text:p>
          </table:table-cell>
          <table:table-cell office:value-type="string" calcext:value-type="string">
            <text:p>CHORDATIERE <text:s/>WIRBELTIERE</text:p>
          </table:table-cell>
          <table:table-cell table:number-columns-repeated="5"/>
        </table:table-row>
        <table:table-row table:style-name="ro1">
          <table:table-cell table:formula="of:=IF(LEN([.B2969])=1;0;IF(LEN([.B2969])=2;1;IF(LEN([.B2969])=3;2;IF(LEN([.B2969])=5;3;IF(LEN([.B2969])=6;4;IF(LEN([.B2969])=7;5;&quot;Fehler&quot;))))))" office:value-type="float" office:value="4" calcext:value-type="float">
            <text:p>4</text:p>
          </table:table-cell>
          <table:table-cell office:value-type="string" calcext:value-type="string">
            <text:p>UHN 21</text:p>
          </table:table-cell>
          <table:table-cell office:value-type="string" calcext:value-type="string">
            <text:p>FISCHE</text:p>
          </table:table-cell>
          <table:table-cell table:number-columns-repeated="5"/>
        </table:table-row>
        <table:table-row table:style-name="ro1">
          <table:table-cell table:formula="of:=IF(LEN([.B2970])=1;0;IF(LEN([.B2970])=2;1;IF(LEN([.B2970])=3;2;IF(LEN([.B2970])=5;3;IF(LEN([.B2970])=6;4;IF(LEN([.B2970])=7;5;&quot;Fehler&quot;))))))" office:value-type="float" office:value="4" calcext:value-type="float">
            <text:p>4</text:p>
          </table:table-cell>
          <table:table-cell office:value-type="string" calcext:value-type="string">
            <text:p>UHN 22</text:p>
          </table:table-cell>
          <table:table-cell office:value-type="string" calcext:value-type="string">
            <text:p>LURCHE (AMPHIBIEN) <text:s/>KRIECHTIERE (REPTILIEN)</text:p>
          </table:table-cell>
          <table:table-cell table:number-columns-repeated="5"/>
        </table:table-row>
        <table:table-row table:style-name="ro1">
          <table:table-cell table:formula="of:=IF(LEN([.B2971])=1;0;IF(LEN([.B2971])=2;1;IF(LEN([.B2971])=3;2;IF(LEN([.B2971])=5;3;IF(LEN([.B2971])=6;4;IF(LEN([.B2971])=7;5;&quot;Fehler&quot;))))))" office:value-type="float" office:value="4" calcext:value-type="float">
            <text:p>4</text:p>
          </table:table-cell>
          <table:table-cell office:value-type="string" calcext:value-type="string">
            <text:p>UHN 23</text:p>
          </table:table-cell>
          <table:table-cell office:value-type="string" calcext:value-type="string">
            <text:p>VOEGEL</text:p>
          </table:table-cell>
          <table:table-cell table:number-columns-repeated="5"/>
        </table:table-row>
        <table:table-row table:style-name="ro1">
          <table:table-cell table:formula="of:=IF(LEN([.B2972])=1;0;IF(LEN([.B2972])=2;1;IF(LEN([.B2972])=3;2;IF(LEN([.B2972])=5;3;IF(LEN([.B2972])=6;4;IF(LEN([.B2972])=7;5;&quot;Fehler&quot;))))))" office:value-type="float" office:value="4" calcext:value-type="float">
            <text:p>4</text:p>
          </table:table-cell>
          <table:table-cell office:value-type="string" calcext:value-type="string">
            <text:p>UHN 24</text:p>
          </table:table-cell>
          <table:table-cell office:value-type="string" calcext:value-type="string">
            <text:p>SAEUGETIERE</text:p>
          </table:table-cell>
          <table:table-cell table:number-columns-repeated="5"/>
        </table:table-row>
        <table:table-row table:style-name="ro1">
          <table:table-cell table:formula="of:=IF(LEN([.B2973])=1;0;IF(LEN([.B2973])=2;1;IF(LEN([.B2973])=3;2;IF(LEN([.B2973])=5;3;IF(LEN([.B2973])=6;4;IF(LEN([.B2973])=7;5;&quot;Fehler&quot;))))))" office:value-type="float" office:value="1" calcext:value-type="float">
            <text:p>1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NTHROPOBIOLOGIE (HUMANBIOLOGIE)</text:p>
          </table:table-cell>
          <table:table-cell table:number-columns-repeated="5"/>
        </table:table-row>
        <table:table-row table:style-name="ro1">
          <table:table-cell table:formula="of:=IF(LEN([.B2974])=1;0;IF(LEN([.B2974])=2;1;IF(LEN([.B2974])=3;2;IF(LEN([.B2974])=5;3;IF(LEN([.B2974])=6;4;IF(LEN([.B2974])=7;5;&quot;Fehler&quot;))))))" office:value-type="float" office:value="2" calcext:value-type="float">
            <text:p>2</text:p>
          </table:table-cell>
          <table:table-cell office:value-type="string" calcext:value-type="string">
            <text:p>UKK</text:p>
          </table:table-cell>
          <table:table-cell office:value-type="string" calcext:value-type="string">
            <text:p>ALLGEMEINE, EINFUEHRENDE UND VERMISCHTE SCHRIFTEN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2975])=1;0;IF(LEN([.B2975])=2;1;IF(LEN([.B2975])=3;2;IF(LEN([.B2975])=5;3;IF(LEN([.B2975])=6;4;IF(LEN([.B2975])=7;5;&quot;Fehler&quot;))))))" office:value-type="float" office:value="3" calcext:value-type="float">
            <text:p>3</text:p>
          </table:table-cell>
          <table:table-cell office:value-type="string" calcext:value-type="string">
            <text:p>UKK 2</text:p>
          </table:table-cell>
          <table:table-cell office:value-type="string" calcext:value-type="string">
            <text:p>NACHSCHLAGEWERKE - BIBLIOGRAPHIEN - AUFGABENSAMMLUNGEN</text:p>
          </table:table-cell>
          <table:table-cell table:number-columns-repeated="5"/>
        </table:table-row>
        <table:table-row table:style-name="ro1">
          <table:table-cell table:formula="of:=IF(LEN([.B2976])=1;0;IF(LEN([.B2976])=2;1;IF(LEN([.B2976])=3;2;IF(LEN([.B2976])=5;3;IF(LEN([.B2976])=6;4;IF(LEN([.B2976])=7;5;&quot;Fehler&quot;))))))" office:value-type="float" office:value="3" calcext:value-type="float">
            <text:p>3</text:p>
          </table:table-cell>
          <table:table-cell office:value-type="string" calcext:value-type="string">
            <text:p>UKK 3</text:p>
          </table:table-cell>
          <table:table-cell office:value-type="string" calcext:value-type="string">
            <text:p>METHODEN UND ARBEITSMITTEL DER ANTHROPOBIOLOGIE ANTHROPOMETRIE</text:p>
          </table:table-cell>
          <table:table-cell table:number-columns-repeated="5"/>
        </table:table-row>
        <table:table-row table:style-name="ro1">
          <table:table-cell table:formula="of:=IF(LEN([.B2977])=1;0;IF(LEN([.B2977])=2;1;IF(LEN([.B2977])=3;2;IF(LEN([.B2977])=5;3;IF(LEN([.B2977])=6;4;IF(LEN([.B2977])=7;5;&quot;Fehler&quot;))))))" office:value-type="float" office:value="3" calcext:value-type="float">
            <text:p>3</text:p>
          </table:table-cell>
          <table:table-cell office:value-type="string" calcext:value-type="string">
            <text:p>UKK 4</text:p>
          </table:table-cell>
          <table:table-cell office:value-type="string" calcext:value-type="string">
            <text:p>GESCHICHTE DER ANTHROPOBIOLOGIE <text:s/>ORGANISATIONEN UND GESELLSCHAFTEN</text:p>
          </table:table-cell>
          <table:table-cell table:number-columns-repeated="5"/>
        </table:table-row>
        <table:table-row table:style-name="ro1">
          <table:table-cell table:formula="of:=IF(LEN([.B2978])=1;0;IF(LEN([.B2978])=2;1;IF(LEN([.B2978])=3;2;IF(LEN([.B2978])=5;3;IF(LEN([.B2978])=6;4;IF(LEN([.B2978])=7;5;&quot;Fehler&quot;))))))" office:value-type="float" office:value="2" calcext:value-type="float">
            <text:p>2</text:p>
          </table:table-cell>
          <table:table-cell office:value-type="string" calcext:value-type="string">
            <text:p>UKL</text:p>
          </table:table-cell>
          <table:table-cell office:value-type="string" calcext:value-type="string">
            <text:p>ENTSTEHUNG UND ABSTAMMUNG DES MENSCHEN (ANTHROPOGENESE) <text:s/>EVOLUTION DES MENSCHEN</text:p>
          </table:table-cell>
          <table:table-cell table:number-columns-repeated="5"/>
        </table:table-row>
        <table:table-row table:style-name="ro1">
          <table:table-cell table:formula="of:=IF(LEN([.B2979])=1;0;IF(LEN([.B2979])=2;1;IF(LEN([.B2979])=3;2;IF(LEN([.B2979])=5;3;IF(LEN([.B2979])=6;4;IF(LEN([.B2979])=7;5;&quot;Fehler&quot;))))))" office:value-type="float" office:value="2" calcext:value-type="float">
            <text:p>2</text:p>
          </table:table-cell>
          <table:table-cell office:value-type="string" calcext:value-type="string">
            <text:p>UKM</text:p>
          </table:table-cell>
          <table:table-cell office:value-type="string" calcext:value-type="string">
            <text:p>HUMANGENETIK (VERERBUNGSLEHRE)</text:p>
          </table:table-cell>
          <table:table-cell table:number-columns-repeated="5"/>
        </table:table-row>
        <table:table-row table:style-name="ro1">
          <table:table-cell table:formula="of:=IF(LEN([.B2980])=1;0;IF(LEN([.B2980])=2;1;IF(LEN([.B2980])=3;2;IF(LEN([.B2980])=5;3;IF(LEN([.B2980])=6;4;IF(LEN([.B2980])=7;5;&quot;Fehler&quot;))))))" office:value-type="float" office:value="2" calcext:value-type="float">
            <text:p>2</text:p>
          </table:table-cell>
          <table:table-cell office:value-type="string" calcext:value-type="string">
            <text:p>UKO</text:p>
          </table:table-cell>
          <table:table-cell office:value-type="string" calcext:value-type="string">
            <text:p>EUGENIK (ERBGESUNDHEITSLEHRE)</text:p>
          </table:table-cell>
          <table:table-cell table:number-columns-repeated="5"/>
        </table:table-row>
        <table:table-row table:style-name="ro1">
          <table:table-cell table:formula="of:=IF(LEN([.B2981])=1;0;IF(LEN([.B2981])=2;1;IF(LEN([.B2981])=3;2;IF(LEN([.B2981])=5;3;IF(LEN([.B2981])=6;4;IF(LEN([.B2981])=7;5;&quot;Fehler&quot;))))))" office:value-type="float" office:value="2" calcext:value-type="float">
            <text:p>2</text:p>
          </table:table-cell>
          <table:table-cell office:value-type="string" calcext:value-type="string">
            <text:p>UYB</text:p>
          </table:table-cell>
          <table:table-cell office:value-type="string" calcext:value-type="string">
            <text:p>BIOGRAPHIEN VON NATURWISSENSCHAFTLERN : ASTRONOMEN, PHYSIKER, CHEMIKER, GEOLOGEN, BIOLOGEN, BOTANIKER, ZOOLOGEN, ANTHROPOLOGEN</text:p>
          </table:table-cell>
          <table:table-cell table:number-columns-repeated="5"/>
        </table:table-row>
        <table:table-row table:style-name="ro1">
          <table:table-cell table:formula="of:=IF(LEN([.B2982])=1;0;IF(LEN([.B2982])=2;1;IF(LEN([.B2982])=3;2;IF(LEN([.B2982])=5;3;IF(LEN([.B2982])=6;4;IF(LEN([.B2982])=7;5;&quot;Fehler&quot;))))))" office:value-type="float" office:value="3" calcext:value-type="float">
            <text:p>3</text:p>
          </table:table-cell>
          <table:table-cell office:value-type="string" calcext:value-type="string">
            <text:p>UYB 1</text:p>
          </table:table-cell>
          <table:table-cell office:value-type="string" calcext:value-type="string">
            <text:p>BIOGRAPHIEN MEHRERER NATURWISSENSCHAFTLER</text:p>
          </table:table-cell>
          <table:table-cell table:number-columns-repeated="5"/>
        </table:table-row>
        <table:table-row table:style-name="ro1">
          <table:table-cell table:formula="of:=IF(LEN([.B2983])=1;0;IF(LEN([.B2983])=2;1;IF(LEN([.B2983])=3;2;IF(LEN([.B2983])=5;3;IF(LEN([.B2983])=6;4;IF(LEN([.B2983])=7;5;&quot;Fehler&quot;))))))" office:value-type="float" office:value="3" calcext:value-type="float">
            <text:p>3</text:p>
          </table:table-cell>
          <table:table-cell office:value-type="string" calcext:value-type="string">
            <text:p>UYB 2</text:p>
          </table:table-cell>
          <table:table-cell office:value-type="string" calcext:value-type="string">
            <text:p>BIOGRAPHIEN EINZELNER NATURWISSENSCHAFTLER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2984])=1;0;IF(LEN([.B2984])=2;1;IF(LEN([.B2984])=3;2;IF(LEN([.B2984])=5;3;IF(LEN([.B2984])=6;4;IF(LEN([.B2984])=7;5;&quot;Fehler&quot;))))))" office:value-type="float" office:value="1" calcext:value-type="float">
            <text:p>1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2985])=1;0;IF(LEN([.B2985])=2;1;IF(LEN([.B2985])=3;2;IF(LEN([.B2985])=5;3;IF(LEN([.B2985])=6;4;IF(LEN([.B2985])=7;5;&quot;Fehler&quot;))))))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EDIZIN</text:p>
          </table:table-cell>
          <table:table-cell table:number-columns-repeated="5"/>
        </table:table-row>
        <table:table-row table:style-name="ro1">
          <table:table-cell table:formula="of:=IF(LEN([.B2986])=1;0;IF(LEN([.B2986])=2;1;IF(LEN([.B2986])=3;2;IF(LEN([.B2986])=5;3;IF(LEN([.B2986])=6;4;IF(LEN([.B2986])=7;5;&quot;Fehler&quot;))))))" office:value-type="float" office:value="1" calcext:value-type="float">
            <text:p>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LGEMEINE, EINFUEHRENDE UND VERMISCHTE SCHRIFTEN</text:p>
          </table:table-cell>
          <table:table-cell table:number-columns-repeated="5"/>
        </table:table-row>
        <table:table-row table:style-name="ro1">
          <table:table-cell table:formula="of:=IF(LEN([.B2987])=1;0;IF(LEN([.B2987])=2;1;IF(LEN([.B2987])=3;2;IF(LEN([.B2987])=5;3;IF(LEN([.B2987])=6;4;IF(LEN([.B2987])=7;5;&quot;Fehler&quot;))))))" office:value-type="float" office:value="2" calcext:value-type="float">
            <text:p>2</text:p>
          </table:table-cell>
          <table:table-cell office:value-type="string" calcext:value-type="string">
            <text:p>VAK</text:p>
          </table:table-cell>
          <table:table-cell office:value-type="string" calcext:value-type="string">
            <text:p>GESAMTDARSTELLUNGEN, DARSTELLUNGEN MEHRERER TEILGEBIETE</text:p>
          </table:table-cell>
          <table:table-cell table:number-columns-repeated="5"/>
        </table:table-row>
        <table:table-row table:style-name="ro1">
          <table:table-cell table:formula="of:=IF(LEN([.B2988])=1;0;IF(LEN([.B2988])=2;1;IF(LEN([.B2988])=3;2;IF(LEN([.B2988])=5;3;IF(LEN([.B2988])=6;4;IF(LEN([.B2988])=7;5;&quot;Fehler&quot;))))))" office:value-type="float" office:value="2" calcext:value-type="float">
            <text:p>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ACHSCHLAGEWERKE, BIBLIOGRAPHIEN, TABELLEN</text:p>
          </table:table-cell>
          <table:table-cell table:number-columns-repeated="5"/>
        </table:table-row>
        <table:table-row table:style-name="ro1">
          <table:table-cell table:formula="of:=IF(LEN([.B2989])=1;0;IF(LEN([.B2989])=2;1;IF(LEN([.B2989])=3;2;IF(LEN([.B2989])=5;3;IF(LEN([.B2989])=6;4;IF(LEN([.B2989])=7;5;&quot;Fehler&quot;))))))" office:value-type="float" office:value="2" calcext:value-type="float">
            <text:p>2</text:p>
          </table:table-cell>
          <table:table-cell office:value-type="string" calcext:value-type="string">
            <text:p>VAM</text:p>
          </table:table-cell>
          <table:table-cell office:value-type="string" calcext:value-type="string">
            <text:p>PHILOSOPHIE DER MEDIZIN</text:p>
          </table:table-cell>
          <table:table-cell table:number-columns-repeated="5"/>
        </table:table-row>
        <table:table-row table:style-name="ro1">
          <table:table-cell table:formula="of:=IF(LEN([.B2990])=1;0;IF(LEN([.B2990])=2;1;IF(LEN([.B2990])=3;2;IF(LEN([.B2990])=5;3;IF(LEN([.B2990])=6;4;IF(LEN([.B2990])=7;5;&quot;Fehler&quot;))))))" office:value-type="float" office:value="2" calcext:value-type="float">
            <text:p>2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MEDIZINISCHE UND KLINISCHE PSYCHOLOGIE <text:s/>MEDIZINISCHE SOZIOLOGIE <text:s/>KRANKHEIT UND GESELLSCHAFT <text:s/>STERBEBEGLEITUNG HOSPIZBEWEGUNG</text:p>
          </table:table-cell>
          <table:table-cell table:number-columns-repeated="5"/>
        </table:table-row>
        <table:table-row table:style-name="ro1">
          <table:table-cell table:formula="of:=IF(LEN([.B2991])=1;0;IF(LEN([.B2991])=2;1;IF(LEN([.B2991])=3;2;IF(LEN([.B2991])=5;3;IF(LEN([.B2991])=6;4;IF(LEN([.B2991])=7;5;&quot;Fehler&quot;))))))" office:value-type="float" office:value="2" calcext:value-type="float">
            <text:p>2</text:p>
          </table:table-cell>
          <table:table-cell office:value-type="string" calcext:value-type="string">
            <text:p>VAO</text:p>
          </table:table-cell>
          <table:table-cell office:value-type="string" calcext:value-type="string">
            <text:p>GESCHICHTE DER MEDIZIN</text:p>
          </table:table-cell>
          <table:table-cell table:number-columns-repeated="5"/>
        </table:table-row>
        <table:table-row table:style-name="ro1">
          <table:table-cell table:formula="of:=IF(LEN([.B2992])=1;0;IF(LEN([.B2992])=2;1;IF(LEN([.B2992])=3;2;IF(LEN([.B2992])=5;3;IF(LEN([.B2992])=6;4;IF(LEN([.B2992])=7;5;&quot;Fehler&quot;))))))" office:value-type="float" office:value="2" calcext:value-type="float">
            <text:p>2</text:p>
          </table:table-cell>
          <table:table-cell office:value-type="string" calcext:value-type="string">
            <text:p>VAP</text:p>
          </table:table-cell>
          <table:table-cell office:value-type="string" calcext:value-type="string">
            <text:p>MEDIZINISCHE ORGANISATIONEN <text:s/>MEDIZINISCHE GESELLSCHAFTEN</text:p>
          </table:table-cell>
          <table:table-cell table:number-columns-repeated="5"/>
        </table:table-row>
        <table:table-row table:style-name="ro1">
          <table:table-cell table:formula="of:=IF(LEN([.B2993])=1;0;IF(LEN([.B2993])=2;1;IF(LEN([.B2993])=3;2;IF(LEN([.B2993])=5;3;IF(LEN([.B2993])=6;4;IF(LEN([.B2993])=7;5;&quot;Fehler&quot;))))))" office:value-type="float" office:value="2" calcext:value-type="float">
            <text:p>2</text:p>
          </table:table-cell>
          <table:table-cell office:value-type="string" calcext:value-type="string">
            <text:p>VAQ</text:p>
          </table:table-cell>
          <table:table-cell office:value-type="string" calcext:value-type="string">
            <text:p>BERUF UND AUSBILDUNG DER ARZTHELFERIN UND MEDIZINISCH-TECHNISCHEN ASSISTENTIN</text:p>
          </table:table-cell>
          <table:table-cell table:number-columns-repeated="5"/>
        </table:table-row>
        <table:table-row table:style-name="ro1">
          <table:table-cell table:formula="of:=IF(LEN([.B2994])=1;0;IF(LEN([.B2994])=2;1;IF(LEN([.B2994])=3;2;IF(LEN([.B2994])=5;3;IF(LEN([.B2994])=6;4;IF(LEN([.B2994])=7;5;&quot;Fehler&quot;))))))" office:value-type="float" office:value="2" calcext:value-type="float">
            <text:p>2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AERZTLICHE AUSBILDUNG UND STANDESKUNDE</text:p>
          </table:table-cell>
          <table:table-cell table:number-columns-repeated="5"/>
        </table:table-row>
        <table:table-row table:style-name="ro1">
          <table:table-cell table:formula="of:=IF(LEN([.B2995])=1;0;IF(LEN([.B2995])=2;1;IF(LEN([.B2995])=3;2;IF(LEN([.B2995])=5;3;IF(LEN([.B2995])=6;4;IF(LEN([.B2995])=7;5;&quot;Fehler&quot;))))))" office:value-type="float" office:value="2" calcext:value-type="float">
            <text:p>2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METHODEN UND ARBEITSMITTEL DER MEDIZIN</text:p>
          </table:table-cell>
          <table:table-cell table:number-columns-repeated="5"/>
        </table:table-row>
        <table:table-row table:style-name="ro1">
          <table:table-cell table:formula="of:=IF(LEN([.B2996])=1;0;IF(LEN([.B2996])=2;1;IF(LEN([.B2996])=3;2;IF(LEN([.B2996])=5;3;IF(LEN([.B2996])=6;4;IF(LEN([.B2996])=7;5;&quot;Fehler&quot;))))))" office:value-type="float" office:value="3" calcext:value-type="float">
            <text:p>3</text:p>
          </table:table-cell>
          <table:table-cell office:value-type="string" calcext:value-type="string">
            <text:p>VAT 4</text:p>
          </table:table-cell>
          <table:table-cell office:value-type="string" calcext:value-type="string">
            <text:p>CHEMIE FUER MEDIZINER UND AERZTLICHES HILFSPERSONAL ALLGEMEINE CHEMISCHE METHODEN IN DER MEDIZIN LABORATORIUMSMEDIZIN <text:s/>KLINISCHE CHEMIE</text:p>
          </table:table-cell>
          <table:table-cell table:number-columns-repeated="5"/>
        </table:table-row>
        <table:table-row table:style-name="ro1">
          <table:table-cell table:formula="of:=IF(LEN([.B2997])=1;0;IF(LEN([.B2997])=2;1;IF(LEN([.B2997])=3;2;IF(LEN([.B2997])=5;3;IF(LEN([.B2997])=6;4;IF(LEN([.B2997])=7;5;&quot;Fehler&quot;))))))" office:value-type="float" office:value="3" calcext:value-type="float">
            <text:p>3</text:p>
          </table:table-cell>
          <table:table-cell office:value-type="string" calcext:value-type="string">
            <text:p>VAT 6</text:p>
          </table:table-cell>
          <table:table-cell office:value-type="string" calcext:value-type="string">
            <text:p>TECHNISCHE HILFSMITTEL DER MEDIZIN <text:s/>MEDIZINISCHE MESSTECHNIK</text:p>
          </table:table-cell>
          <table:table-cell table:number-columns-repeated="5"/>
        </table:table-row>
        <table:table-row table:style-name="ro1">
          <table:table-cell table:formula="of:=IF(LEN([.B2998])=1;0;IF(LEN([.B2998])=2;1;IF(LEN([.B2998])=3;2;IF(LEN([.B2998])=5;3;IF(LEN([.B2998])=6;4;IF(LEN([.B2998])=7;5;&quot;Fehler&quot;))))))" office:value-type="float" office:value="4" calcext:value-type="float">
            <text:p>4</text:p>
          </table:table-cell>
          <table:table-cell office:value-type="string" calcext:value-type="string">
            <text:p>VAT 64</text:p>
          </table:table-cell>
          <table:table-cell office:value-type="string" calcext:value-type="string">
            <text:p>ELEKTRONISCHE DATENVERARBEITUNG IN DER MEDIZIN</text:p>
          </table:table-cell>
          <table:table-cell table:number-columns-repeated="5"/>
        </table:table-row>
        <table:table-row table:style-name="ro1">
          <table:table-cell table:formula="of:=IF(LEN([.B2999])=1;0;IF(LEN([.B2999])=2;1;IF(LEN([.B2999])=3;2;IF(LEN([.B2999])=5;3;IF(LEN([.B2999])=6;4;IF(LEN([.B2999])=7;5;&quot;Fehler&quot;))))))" office:value-type="float" office:value="1" calcext:value-type="float">
            <text:p>1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ANATOMIE, HISTOLOGIE, PHYSIOLOGIE DES MENSCHEN : GESAMTDARSTELLUNGEN</text:p>
          </table:table-cell>
          <table:table-cell table:number-columns-repeated="5"/>
        </table:table-row>
        <table:table-row table:style-name="ro1">
          <table:table-cell table:formula="of:=IF(LEN([.B3000])=1;0;IF(LEN([.B3000])=2;1;IF(LEN([.B3000])=3;2;IF(LEN([.B3000])=5;3;IF(LEN([.B3000])=6;4;IF(LEN([.B3000])=7;5;&quot;Fehler&quot;))))))" office:value-type="float" office:value="2" calcext:value-type="float">
            <text:p>2</text:p>
          </table:table-cell>
          <table:table-cell office:value-type="string" calcext:value-type="string">
            <text:p>VBK</text:p>
          </table:table-cell>
          <table:table-cell office:value-type="string" calcext:value-type="string">
            <text:p>ANATOMIE, HISTOLOGIE, ZYTOLOGIE DES MENSCHEN</text:p>
          </table:table-cell>
          <table:table-cell table:number-columns-repeated="5"/>
        </table:table-row>
        <table:table-row table:style-name="ro1">
          <table:table-cell table:formula="of:=IF(LEN([.B3001])=1;0;IF(LEN([.B3001])=2;1;IF(LEN([.B3001])=3;2;IF(LEN([.B3001])=5;3;IF(LEN([.B3001])=6;4;IF(LEN([.B3001])=7;5;&quot;Fehler&quot;))))))" office:value-type="float" office:value="2" calcext:value-type="float">
            <text:p>2</text:p>
          </table:table-cell>
          <table:table-cell office:value-type="string" calcext:value-type="string">
            <text:p>VBL</text:p>
          </table:table-cell>
          <table:table-cell office:value-type="string" calcext:value-type="string">
            <text:p>PHYSIOLOGIE DES MENSCHEN</text:p>
          </table:table-cell>
          <table:table-cell table:number-columns-repeated="5"/>
        </table:table-row>
        <table:table-row table:style-name="ro1">
          <table:table-cell table:formula="of:=IF(LEN([.B3002])=1;0;IF(LEN([.B3002])=2;1;IF(LEN([.B3002])=3;2;IF(LEN([.B3002])=5;3;IF(LEN([.B3002])=6;4;IF(LEN([.B3002])=7;5;&quot;Fehler&quot;))))))" office:value-type="float" office:value="1" calcext:value-type="float">
            <text:p>1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HYGIENE (GESUNDHEITSLEHRE UND -PFLEGE) <text:s/>SOZIALMEDIZIN OEFFENTLICHES GESUNDHEITSWESEN <text:s/>UMWELTMEDIZIN ARBEITSMEDIZIN</text:p>
          </table:table-cell>
          <table:table-cell table:number-columns-repeated="5"/>
        </table:table-row>
        <table:table-row table:style-name="ro1">
          <table:table-cell table:formula="of:=IF(LEN([.B3003])=1;0;IF(LEN([.B3003])=2;1;IF(LEN([.B3003])=3;2;IF(LEN([.B3003])=5;3;IF(LEN([.B3003])=6;4;IF(LEN([.B3003])=7;5;&quot;Fehler&quot;))))))" office:value-type="float" office:value="3" calcext:value-type="float">
            <text:p>3</text:p>
          </table:table-cell>
          <table:table-cell office:value-type="string" calcext:value-type="string">
            <text:p>VCK 1</text:p>
          </table:table-cell>
          <table:table-cell office:value-type="string" calcext:value-type="string">
            <text:p>ENTSPANNUNGSTECHNIKEN</text:p>
          </table:table-cell>
          <table:table-cell table:number-columns-repeated="5"/>
        </table:table-row>
        <table:table-row table:style-name="ro1">
          <table:table-cell table:formula="of:=IF(LEN([.B3004])=1;0;IF(LEN([.B3004])=2;1;IF(LEN([.B3004])=3;2;IF(LEN([.B3004])=5;3;IF(LEN([.B3004])=6;4;IF(LEN([.B3004])=7;5;&quot;Fehler&quot;))))))" office:value-type="float" office:value="4" calcext:value-type="float">
            <text:p>4</text:p>
          </table:table-cell>
          <table:table-cell office:value-type="string" calcext:value-type="string">
            <text:p>VCK 12</text:p>
          </table:table-cell>
          <table:table-cell office:value-type="string" calcext:value-type="string">
            <text:p>AUTOGENES TRAINING</text:p>
          </table:table-cell>
          <table:table-cell table:number-columns-repeated="5"/>
        </table:table-row>
        <table:table-row table:style-name="ro1">
          <table:table-cell table:formula="of:=IF(LEN([.B3005])=1;0;IF(LEN([.B3005])=2;1;IF(LEN([.B3005])=3;2;IF(LEN([.B3005])=5;3;IF(LEN([.B3005])=6;4;IF(LEN([.B3005])=7;5;&quot;Fehler&quot;))))))" office:value-type="float" office:value="4" calcext:value-type="float">
            <text:p>4</text:p>
          </table:table-cell>
          <table:table-cell office:value-type="string" calcext:value-type="string">
            <text:p>VCK 14</text:p>
          </table:table-cell>
          <table:table-cell office:value-type="string" calcext:value-type="string">
            <text:p>YOGA</text:p>
          </table:table-cell>
          <table:table-cell table:number-columns-repeated="5"/>
        </table:table-row>
        <table:table-row table:style-name="ro1">
          <table:table-cell table:formula="of:=IF(LEN([.B3006])=1;0;IF(LEN([.B3006])=2;1;IF(LEN([.B3006])=3;2;IF(LEN([.B3006])=5;3;IF(LEN([.B3006])=6;4;IF(LEN([.B3006])=7;5;&quot;Fehler&quot;))))))" office:value-type="float" office:value="3" calcext:value-type="float">
            <text:p>3</text:p>
          </table:table-cell>
          <table:table-cell office:value-type="string" calcext:value-type="string">
            <text:p>VCK 2</text:p>
          </table:table-cell>
          <table:table-cell office:value-type="string" calcext:value-type="string">
            <text:p>HEILGYMNASTIK <text:s/>MASSAGE <text:s/>BEWEGUNGSTHERAPIE</text:p>
          </table:table-cell>
          <table:table-cell table:number-columns-repeated="5"/>
        </table:table-row>
        <table:table-row table:style-name="ro1">
          <table:table-cell table:formula="of:=IF(LEN([.B3007])=1;0;IF(LEN([.B3007])=2;1;IF(LEN([.B3007])=3;2;IF(LEN([.B3007])=5;3;IF(LEN([.B3007])=6;4;IF(LEN([.B3007])=7;5;&quot;Fehler&quot;))))))" office:value-type="float" office:value="2" calcext:value-type="float">
            <text:p>2</text:p>
          </table:table-cell>
          <table:table-cell office:value-type="string" calcext:value-type="string">
            <text:p>VCL</text:p>
          </table:table-cell>
          <table:table-cell office:value-type="string" calcext:value-type="string">
            <text:p>ERNAEHRUNGSLEHRE</text:p>
          </table:table-cell>
          <table:table-cell table:number-columns-repeated="5"/>
        </table:table-row>
        <table:table-row table:style-name="ro1">
          <table:table-cell table:formula="of:=IF(LEN([.B3008])=1;0;IF(LEN([.B3008])=2;1;IF(LEN([.B3008])=3;2;IF(LEN([.B3008])=5;3;IF(LEN([.B3008])=6;4;IF(LEN([.B3008])=7;5;&quot;Fehler&quot;))))))" office:value-type="float" office:value="3" calcext:value-type="float">
            <text:p>3</text:p>
          </table:table-cell>
          <table:table-cell office:value-type="string" calcext:value-type="string">
            <text:p>VCL 3</text:p>
          </table:table-cell>
          <table:table-cell office:value-type="string" calcext:value-type="string">
            <text:p>ERNAEHRUNG BEI GEWICHTSPROBLEMEN</text:p>
          </table:table-cell>
          <table:table-cell table:number-columns-repeated="5"/>
        </table:table-row>
        <table:table-row table:style-name="ro1">
          <table:table-cell table:formula="of:=IF(LEN([.B3009])=1;0;IF(LEN([.B3009])=2;1;IF(LEN([.B3009])=3;2;IF(LEN([.B3009])=5;3;IF(LEN([.B3009])=6;4;IF(LEN([.B3009])=7;5;&quot;Fehler&quot;))))))" office:value-type="float" office:value="3" calcext:value-type="float">
            <text:p>3</text:p>
          </table:table-cell>
          <table:table-cell office:value-type="string" calcext:value-type="string">
            <text:p>VCL 6</text:p>
          </table:table-cell>
          <table:table-cell office:value-type="string" calcext:value-type="string">
            <text:p>HEILFASTEN</text:p>
          </table:table-cell>
          <table:table-cell table:number-columns-repeated="5"/>
        </table:table-row>
        <table:table-row table:style-name="ro1">
          <table:table-cell table:formula="of:=IF(LEN([.B3010])=1;0;IF(LEN([.B3010])=2;1;IF(LEN([.B3010])=3;2;IF(LEN([.B3010])=5;3;IF(LEN([.B3010])=6;4;IF(LEN([.B3010])=7;5;&quot;Fehler&quot;))))))" office:value-type="float" office:value="2" calcext:value-type="float">
            <text:p>2</text:p>
          </table:table-cell>
          <table:table-cell office:value-type="string" calcext:value-type="string">
            <text:p>VCN</text:p>
          </table:table-cell>
          <table:table-cell office:value-type="string" calcext:value-type="string">
            <text:p>GERONTOLOGIE (ALTERSFORSCHUNG)</text:p>
          </table:table-cell>
          <table:table-cell table:number-columns-repeated="5"/>
        </table:table-row>
        <table:table-row table:style-name="ro1">
          <table:table-cell table:formula="of:=IF(LEN([.B3011])=1;0;IF(LEN([.B3011])=2;1;IF(LEN([.B3011])=3;2;IF(LEN([.B3011])=5;3;IF(LEN([.B3011])=6;4;IF(LEN([.B3011])=7;5;&quot;Fehler&quot;))))))" office:value-type="float" office:value="2" calcext:value-type="float">
            <text:p>2</text:p>
          </table:table-cell>
          <table:table-cell office:value-type="string" calcext:value-type="string">
            <text:p>VCO</text:p>
          </table:table-cell>
          <table:table-cell office:value-type="string" calcext:value-type="string">
            <text:p>SEXUALBIOLOGIE <text:s/>SEXUALHYGIENE <text:s/>SEXUALPATHOLOGIE DES MENSCHEN</text:p>
          </table:table-cell>
          <table:table-cell table:number-columns-repeated="5"/>
        </table:table-row>
        <table:table-row table:style-name="ro1">
          <table:table-cell table:formula="of:=IF(LEN([.B3012])=1;0;IF(LEN([.B3012])=2;1;IF(LEN([.B3012])=3;2;IF(LEN([.B3012])=5;3;IF(LEN([.B3012])=6;4;IF(LEN([.B3012])=7;5;&quot;Fehler&quot;))))))" office:value-type="float" office:value="2" calcext:value-type="float">
            <text:p>2</text:p>
          </table:table-cell>
          <table:table-cell office:value-type="string" calcext:value-type="string">
            <text:p>VCP</text:p>
          </table:table-cell>
          <table:table-cell office:value-type="string" calcext:value-type="string">
            <text:p>OEFFENTLICHES GESUNDHEITSWESEN <text:s/>SOZIALMEDIZIN SOZIALHYGIENE <text:s/>UMWELT- UND ARBEITSMEDIZIN</text:p>
          </table:table-cell>
          <table:table-cell table:number-columns-repeated="5"/>
        </table:table-row>
        <table:table-row table:style-name="ro1">
          <table:table-cell table:formula="of:=IF(LEN([.B3013])=1;0;IF(LEN([.B3013])=2;1;IF(LEN([.B3013])=3;2;IF(LEN([.B3013])=5;3;IF(LEN([.B3013])=6;4;IF(LEN([.B3013])=7;5;&quot;Fehler&quot;))))))" office:value-type="float" office:value="3" calcext:value-type="float">
            <text:p>3</text:p>
          </table:table-cell>
          <table:table-cell office:value-type="string" calcext:value-type="string">
            <text:p>VCP 1</text:p>
          </table:table-cell>
          <table:table-cell office:value-type="string" calcext:value-type="string">
            <text:p>OEFFENTLICHER GESUNDHEITSDIENST</text:p>
          </table:table-cell>
          <table:table-cell table:number-columns-repeated="5"/>
        </table:table-row>
        <table:table-row table:style-name="ro1">
          <table:table-cell table:formula="of:=IF(LEN([.B3014])=1;0;IF(LEN([.B3014])=2;1;IF(LEN([.B3014])=3;2;IF(LEN([.B3014])=5;3;IF(LEN([.B3014])=6;4;IF(LEN([.B3014])=7;5;&quot;Fehler&quot;))))))" office:value-type="float" office:value="3" calcext:value-type="float">
            <text:p>3</text:p>
          </table:table-cell>
          <table:table-cell office:value-type="string" calcext:value-type="string">
            <text:p>VCP 2</text:p>
          </table:table-cell>
          <table:table-cell office:value-type="string" calcext:value-type="string">
            <text:p>UMWELTMEDIZIN <text:s/>ARBEITSMEDIZIN</text:p>
          </table:table-cell>
          <table:table-cell table:number-columns-repeated="5"/>
        </table:table-row>
        <table:table-row table:style-name="ro1">
          <table:table-cell table:formula="of:=IF(LEN([.B3015])=1;0;IF(LEN([.B3015])=2;1;IF(LEN([.B3015])=3;2;IF(LEN([.B3015])=5;3;IF(LEN([.B3015])=6;4;IF(LEN([.B3015])=7;5;&quot;Fehler&quot;))))))" office:value-type="float" office:value="3" calcext:value-type="float">
            <text:p>3</text:p>
          </table:table-cell>
          <table:table-cell office:value-type="string" calcext:value-type="string">
            <text:p>VCP 3</text:p>
          </table:table-cell>
          <table:table-cell office:value-type="string" calcext:value-type="string">
            <text:p>VERSICHERUNGSMEDIZIN <text:s/>VERSORGUNGSMEDIZIN UNFALLMEDIZIN VERKEHRSMEDIZIN</text:p>
          </table:table-cell>
          <table:table-cell table:number-columns-repeated="5"/>
        </table:table-row>
        <table:table-row table:style-name="ro1">
          <table:table-cell table:formula="of:=IF(LEN([.B3016])=1;0;IF(LEN([.B3016])=2;1;IF(LEN([.B3016])=3;2;IF(LEN([.B3016])=5;3;IF(LEN([.B3016])=6;4;IF(LEN([.B3016])=7;5;&quot;Fehler&quot;))))))" office:value-type="float" office:value="1" calcext:value-type="float">
            <text:p>1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KRANKHEITSLEHRE <text:s/>DIAGNOSTIK <text:s/>THERAPIE : ALLGEMEINES</text:p>
          </table:table-cell>
          <table:table-cell table:number-columns-repeated="5"/>
        </table:table-row>
        <table:table-row table:style-name="ro1">
          <table:table-cell table:formula="of:=IF(LEN([.B3017])=1;0;IF(LEN([.B3017])=2;1;IF(LEN([.B3017])=3;2;IF(LEN([.B3017])=5;3;IF(LEN([.B3017])=6;4;IF(LEN([.B3017])=7;5;&quot;Fehler&quot;))))))" office:value-type="float" office:value="2" calcext:value-type="float">
            <text:p>2</text:p>
          </table:table-cell>
          <table:table-cell office:value-type="string" calcext:value-type="string">
            <text:p>VEK</text:p>
          </table:table-cell>
          <table:table-cell office:value-type="string" calcext:value-type="string">
            <text:p>THERAPEUTISCHE UND DIAGNOSTISCHE METHODEN : ALLGEMEINES</text:p>
          </table:table-cell>
          <table:table-cell table:number-columns-repeated="5"/>
        </table:table-row>
        <table:table-row table:style-name="ro1">
          <table:table-cell table:formula="of:=IF(LEN([.B3018])=1;0;IF(LEN([.B3018])=2;1;IF(LEN([.B3018])=3;2;IF(LEN([.B3018])=5;3;IF(LEN([.B3018])=6;4;IF(LEN([.B3018])=7;5;&quot;Fehler&quot;))))))" office:value-type="float" office:value="3" calcext:value-type="float">
            <text:p>3</text:p>
          </table:table-cell>
          <table:table-cell office:value-type="string" calcext:value-type="string">
            <text:p>VEK 1</text:p>
          </table:table-cell>
          <table:table-cell office:value-type="string" calcext:value-type="string">
            <text:p>BAEDERKUNDE (BALNEOLOGIE) <text:s/>KLIMAHEILKUNDE (KLIMATOTHERAPIE)</text:p>
          </table:table-cell>
          <table:table-cell table:number-columns-repeated="5"/>
        </table:table-row>
        <table:table-row table:style-name="ro1">
          <table:table-cell table:formula="of:=IF(LEN([.B3019])=1;0;IF(LEN([.B3019])=2;1;IF(LEN([.B3019])=3;2;IF(LEN([.B3019])=5;3;IF(LEN([.B3019])=6;4;IF(LEN([.B3019])=7;5;&quot;Fehler&quot;))))))" office:value-type="float" office:value="3" calcext:value-type="float">
            <text:p>3</text:p>
          </table:table-cell>
          <table:table-cell office:value-type="string" calcext:value-type="string">
            <text:p>VEK 2</text:p>
          </table:table-cell>
          <table:table-cell office:value-type="string" calcext:value-type="string">
            <text:p>NATURHEILKUNDE</text:p>
          </table:table-cell>
          <table:table-cell table:number-columns-repeated="5"/>
        </table:table-row>
        <table:table-row table:style-name="ro1">
          <table:table-cell table:formula="of:=IF(LEN([.B3020])=1;0;IF(LEN([.B3020])=2;1;IF(LEN([.B3020])=3;2;IF(LEN([.B3020])=5;3;IF(LEN([.B3020])=6;4;IF(LEN([.B3020])=7;5;&quot;Fehler&quot;))))))" office:value-type="float" office:value="3" calcext:value-type="float">
            <text:p>3</text:p>
          </table:table-cell>
          <table:table-cell office:value-type="string" calcext:value-type="string">
            <text:p>VEK 3</text:p>
          </table:table-cell>
          <table:table-cell office:value-type="string" calcext:value-type="string">
            <text:p>MEDIZINISCHE RADIOLOGIE</text:p>
          </table:table-cell>
          <table:table-cell table:number-columns-repeated="5"/>
        </table:table-row>
        <table:table-row table:style-name="ro1">
          <table:table-cell table:formula="of:=IF(LEN([.B3021])=1;0;IF(LEN([.B3021])=2;1;IF(LEN([.B3021])=3;2;IF(LEN([.B3021])=5;3;IF(LEN([.B3021])=6;4;IF(LEN([.B3021])=7;5;&quot;Fehler&quot;))))))" office:value-type="float" office:value="3" calcext:value-type="float">
            <text:p>3</text:p>
          </table:table-cell>
          <table:table-cell office:value-type="string" calcext:value-type="string">
            <text:p>VEK 5</text:p>
          </table:table-cell>
          <table:table-cell office:value-type="string" calcext:value-type="string">
            <text:p>HOMOEOPATHIE</text:p>
          </table:table-cell>
          <table:table-cell table:number-columns-repeated="5"/>
        </table:table-row>
        <table:table-row table:style-name="ro1">
          <table:table-cell table:formula="of:=IF(LEN([.B3022])=1;0;IF(LEN([.B3022])=2;1;IF(LEN([.B3022])=3;2;IF(LEN([.B3022])=5;3;IF(LEN([.B3022])=6;4;IF(LEN([.B3022])=7;5;&quot;Fehler&quot;))))))" office:value-type="float" office:value="3" calcext:value-type="float">
            <text:p>3</text:p>
          </table:table-cell>
          <table:table-cell office:value-type="string" calcext:value-type="string">
            <text:p>VEK 9</text:p>
          </table:table-cell>
          <table:table-cell office:value-type="string" calcext:value-type="string">
            <text:p>SONSTIGE VERFAHREN DER DIAGNOSE UND THERAPIE</text:p>
          </table:table-cell>
          <table:table-cell table:number-columns-repeated="5"/>
        </table:table-row>
        <table:table-row table:style-name="ro1">
          <table:table-cell table:formula="of:=IF(LEN([.B3023])=1;0;IF(LEN([.B3023])=2;1;IF(LEN([.B3023])=3;2;IF(LEN([.B3023])=5;3;IF(LEN([.B3023])=6;4;IF(LEN([.B3023])=7;5;&quot;Fehler&quot;))))))" office:value-type="float" office:value="4" calcext:value-type="float">
            <text:p>4</text:p>
          </table:table-cell>
          <table:table-cell office:value-type="string" calcext:value-type="string">
            <text:p>VEK 93</text:p>
          </table:table-cell>
          <table:table-cell office:value-type="string" calcext:value-type="string">
            <text:p>AKUPUNKTUR <text:s/>AKUPRESSUR</text:p>
          </table:table-cell>
          <table:table-cell table:number-columns-repeated="5"/>
        </table:table-row>
        <table:table-row table:style-name="ro1">
          <table:table-cell table:formula="of:=IF(LEN([.B3024])=1;0;IF(LEN([.B3024])=2;1;IF(LEN([.B3024])=3;2;IF(LEN([.B3024])=5;3;IF(LEN([.B3024])=6;4;IF(LEN([.B3024])=7;5;&quot;Fehler&quot;))))))" office:value-type="float" office:value="2" calcext:value-type="float">
            <text:p>2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INNERE MEDIZIN : ALLGEMEINES, GESAMTDARSTELLUNGEN, DARSTELLUNGEN MEHRERER TEILGEBIETE</text:p>
          </table:table-cell>
          <table:table-cell table:number-columns-repeated="5"/>
        </table:table-row>
        <table:table-row table:style-name="ro1">
          <table:table-cell table:formula="of:=IF(LEN([.B3025])=1;0;IF(LEN([.B3025])=2;1;IF(LEN([.B3025])=3;2;IF(LEN([.B3025])=5;3;IF(LEN([.B3025])=6;4;IF(LEN([.B3025])=7;5;&quot;Fehler&quot;))))))" office:value-type="float" office:value="3" calcext:value-type="float">
            <text:p>3</text:p>
          </table:table-cell>
          <table:table-cell office:value-type="string" calcext:value-type="string">
            <text:p>VEL 1</text:p>
          </table:table-cell>
          <table:table-cell office:value-type="string" calcext:value-type="string">
            <text:p>INFEKTIONSKRANKHEITEN <text:s/>MEDIZINISCHE IMMUNITAET SCHUTZIMPFUNG</text:p>
          </table:table-cell>
          <table:table-cell table:number-columns-repeated="5"/>
        </table:table-row>
        <table:table-row table:style-name="ro1">
          <table:table-cell table:formula="of:=IF(LEN([.B3026])=1;0;IF(LEN([.B3026])=2;1;IF(LEN([.B3026])=3;2;IF(LEN([.B3026])=5;3;IF(LEN([.B3026])=6;4;IF(LEN([.B3026])=7;5;&quot;Fehler&quot;))))))" office:value-type="float" office:value="4" calcext:value-type="float">
            <text:p>4</text:p>
          </table:table-cell>
          <table:table-cell office:value-type="string" calcext:value-type="string">
            <text:p>VEL 10</text:p>
          </table:table-cell>
          <table:table-cell office:value-type="string" calcext:value-type="string">
            <text:p>AIDS</text:p>
          </table:table-cell>
          <table:table-cell table:number-columns-repeated="5"/>
        </table:table-row>
        <table:table-row table:style-name="ro1">
          <table:table-cell table:formula="of:=IF(LEN([.B3027])=1;0;IF(LEN([.B3027])=2;1;IF(LEN([.B3027])=3;2;IF(LEN([.B3027])=5;3;IF(LEN([.B3027])=6;4;IF(LEN([.B3027])=7;5;&quot;Fehler&quot;))))))" office:value-type="float" office:value="3" calcext:value-type="float">
            <text:p>3</text:p>
          </table:table-cell>
          <table:table-cell office:value-type="string" calcext:value-type="string">
            <text:p>VEL 2</text:p>
          </table:table-cell>
          <table:table-cell office:value-type="string" calcext:value-type="string">
            <text:p>KRANKHEITEN UND BIOLOGIE DES HERZ-KREISLAUFSYSTEMS</text:p>
          </table:table-cell>
          <table:table-cell table:number-columns-repeated="5"/>
        </table:table-row>
        <table:table-row table:style-name="ro1">
          <table:table-cell table:formula="of:=IF(LEN([.B3028])=1;0;IF(LEN([.B3028])=2;1;IF(LEN([.B3028])=3;2;IF(LEN([.B3028])=5;3;IF(LEN([.B3028])=6;4;IF(LEN([.B3028])=7;5;&quot;Fehler&quot;))))))" office:value-type="float" office:value="3" calcext:value-type="float">
            <text:p>3</text:p>
          </table:table-cell>
          <table:table-cell office:value-type="string" calcext:value-type="string">
            <text:p>VEL 3</text:p>
          </table:table-cell>
          <table:table-cell office:value-type="string" calcext:value-type="string">
            <text:p>KRANKHEITEN UND BIOLOGIE DER ATMUNGSORGANE</text:p>
          </table:table-cell>
          <table:table-cell table:number-columns-repeated="5"/>
        </table:table-row>
        <table:table-row table:style-name="ro1">
          <table:table-cell table:formula="of:=IF(LEN([.B3029])=1;0;IF(LEN([.B3029])=2;1;IF(LEN([.B3029])=3;2;IF(LEN([.B3029])=5;3;IF(LEN([.B3029])=6;4;IF(LEN([.B3029])=7;5;&quot;Fehler&quot;))))))" office:value-type="float" office:value="3" calcext:value-type="float">
            <text:p>3</text:p>
          </table:table-cell>
          <table:table-cell office:value-type="string" calcext:value-type="string">
            <text:p>VEL 4</text:p>
          </table:table-cell>
          <table:table-cell office:value-type="string" calcext:value-type="string">
            <text:p>KRANKHEITEN UND BIOLOGIE DER VERDAUUNGSORGANE</text:p>
          </table:table-cell>
          <table:table-cell table:number-columns-repeated="5"/>
        </table:table-row>
        <table:table-row table:style-name="ro1">
          <table:table-cell table:formula="of:=IF(LEN([.B3030])=1;0;IF(LEN([.B3030])=2;1;IF(LEN([.B3030])=3;2;IF(LEN([.B3030])=5;3;IF(LEN([.B3030])=6;4;IF(LEN([.B3030])=7;5;&quot;Fehler&quot;))))))" office:value-type="float" office:value="3" calcext:value-type="float">
            <text:p>3</text:p>
          </table:table-cell>
          <table:table-cell office:value-type="string" calcext:value-type="string">
            <text:p>VEL 5</text:p>
          </table:table-cell>
          <table:table-cell office:value-type="string" calcext:value-type="string">
            <text:p>KRANKHEITEN UND BIOLOGIE DER HARNORGANE (UROLOGIE)</text:p>
          </table:table-cell>
          <table:table-cell table:number-columns-repeated="5"/>
        </table:table-row>
        <table:table-row table:style-name="ro1">
          <table:table-cell table:formula="of:=IF(LEN([.B3031])=1;0;IF(LEN([.B3031])=2;1;IF(LEN([.B3031])=3;2;IF(LEN([.B3031])=5;3;IF(LEN([.B3031])=6;4;IF(LEN([.B3031])=7;5;&quot;Fehler&quot;))))))" office:value-type="float" office:value="3" calcext:value-type="float">
            <text:p>3</text:p>
          </table:table-cell>
          <table:table-cell office:value-type="string" calcext:value-type="string">
            <text:p>VEL 6</text:p>
          </table:table-cell>
          <table:table-cell office:value-type="string" calcext:value-type="string">
            <text:p>ERNAEHRUNGS- UND STOFFWECHSELKRANKHEITEN <text:s/>BIOLOGIE UND KRANKHEITEN DER DRUESEN <text:s/>INNERE SEKRETION</text:p>
          </table:table-cell>
          <table:table-cell table:number-columns-repeated="5"/>
        </table:table-row>
        <table:table-row table:style-name="ro1">
          <table:table-cell table:formula="of:=IF(LEN([.B3032])=1;0;IF(LEN([.B3032])=2;1;IF(LEN([.B3032])=3;2;IF(LEN([.B3032])=5;3;IF(LEN([.B3032])=6;4;IF(LEN([.B3032])=7;5;&quot;Fehler&quot;))))))" office:value-type="float" office:value="3" calcext:value-type="float">
            <text:p>3</text:p>
          </table:table-cell>
          <table:table-cell office:value-type="string" calcext:value-type="string">
            <text:p>VEL 8</text:p>
          </table:table-cell>
          <table:table-cell office:value-type="string" calcext:value-type="string">
            <text:p>GESCHWULSTKRANKHEITEN <text:s/>KREBSKRANKHEITEN</text:p>
          </table:table-cell>
          <table:table-cell table:number-columns-repeated="5"/>
        </table:table-row>
        <table:table-row table:style-name="ro1">
          <table:table-cell table:formula="of:=IF(LEN([.B3033])=1;0;IF(LEN([.B3033])=2;1;IF(LEN([.B3033])=3;2;IF(LEN([.B3033])=5;3;IF(LEN([.B3033])=6;4;IF(LEN([.B3033])=7;5;&quot;Fehler&quot;))))))" office:value-type="float" office:value="2" calcext:value-type="float">
            <text:p>2</text:p>
          </table:table-cell>
          <table:table-cell office:value-type="string" calcext:value-type="string">
            <text:p>VEM</text:p>
          </table:table-cell>
          <table:table-cell office:value-type="string" calcext:value-type="string">
            <text:p>CHIRURGIE, ANAESTHESIE, ORTHOPAEDIE : GESAMTDARSTELLUNGEN</text:p>
          </table:table-cell>
          <table:table-cell table:number-columns-repeated="5"/>
        </table:table-row>
        <table:table-row table:style-name="ro1">
          <table:table-cell table:formula="of:=IF(LEN([.B3034])=1;0;IF(LEN([.B3034])=2;1;IF(LEN([.B3034])=3;2;IF(LEN([.B3034])=5;3;IF(LEN([.B3034])=6;4;IF(LEN([.B3034])=7;5;&quot;Fehler&quot;))))))" office:value-type="float" office:value="3" calcext:value-type="float">
            <text:p>3</text:p>
          </table:table-cell>
          <table:table-cell office:value-type="string" calcext:value-type="string">
            <text:p>VEM 1</text:p>
          </table:table-cell>
          <table:table-cell office:value-type="string" calcext:value-type="string">
            <text:p>CHIRURGIE : ALLGEMEINES</text:p>
          </table:table-cell>
          <table:table-cell table:number-columns-repeated="5"/>
        </table:table-row>
        <table:table-row table:style-name="ro1">
          <table:table-cell table:formula="of:=IF(LEN([.B3035])=1;0;IF(LEN([.B3035])=2;1;IF(LEN([.B3035])=3;2;IF(LEN([.B3035])=5;3;IF(LEN([.B3035])=6;4;IF(LEN([.B3035])=7;5;&quot;Fehler&quot;))))))" office:value-type="float" office:value="3" calcext:value-type="float">
            <text:p>3</text:p>
          </table:table-cell>
          <table:table-cell office:value-type="string" calcext:value-type="string">
            <text:p>VEM 2</text:p>
          </table:table-cell>
          <table:table-cell office:value-type="string" calcext:value-type="string">
            <text:p>ANAESTHESIE <text:s/>NARKOSE</text:p>
          </table:table-cell>
          <table:table-cell table:number-columns-repeated="5"/>
        </table:table-row>
        <table:table-row table:style-name="ro1">
          <table:table-cell table:formula="of:=IF(LEN([.B3036])=1;0;IF(LEN([.B3036])=2;1;IF(LEN([.B3036])=3;2;IF(LEN([.B3036])=5;3;IF(LEN([.B3036])=6;4;IF(LEN([.B3036])=7;5;&quot;Fehler&quot;))))))" office:value-type="float" office:value="3" calcext:value-type="float">
            <text:p>3</text:p>
          </table:table-cell>
          <table:table-cell office:value-type="string" calcext:value-type="string">
            <text:p>VEM 3</text:p>
          </table:table-cell>
          <table:table-cell office:value-type="string" calcext:value-type="string">
            <text:p>ORTHOPAEDIE (KRANKHEITEN UND THERAPIE DES STUETZ- UND BEWEGUNGSAPPARATES)</text:p>
          </table:table-cell>
          <table:table-cell table:number-columns-repeated="5"/>
        </table:table-row>
        <table:table-row table:style-name="ro1">
          <table:table-cell table:formula="of:=IF(LEN([.B3037])=1;0;IF(LEN([.B3037])=2;1;IF(LEN([.B3037])=3;2;IF(LEN([.B3037])=5;3;IF(LEN([.B3037])=6;4;IF(LEN([.B3037])=7;5;&quot;Fehler&quot;))))))" office:value-type="float" office:value="3" calcext:value-type="float">
            <text:p>3</text:p>
          </table:table-cell>
          <table:table-cell office:value-type="string" calcext:value-type="string">
            <text:p>VEM 4</text:p>
          </table:table-cell>
          <table:table-cell office:value-type="string" calcext:value-type="string">
            <text:p>MEDIZINISCHE VERBANDLEHRE</text:p>
          </table:table-cell>
          <table:table-cell table:number-columns-repeated="5"/>
        </table:table-row>
        <table:table-row table:style-name="ro1">
          <table:table-cell table:formula="of:=IF(LEN([.B3038])=1;0;IF(LEN([.B3038])=2;1;IF(LEN([.B3038])=3;2;IF(LEN([.B3038])=5;3;IF(LEN([.B3038])=6;4;IF(LEN([.B3038])=7;5;&quot;Fehler&quot;))))))" office:value-type="float" office:value="2" calcext:value-type="float">
            <text:p>2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KRANKHEITEN UND BIOLOGIE DER AUGEN</text:p>
          </table:table-cell>
          <table:table-cell table:number-columns-repeated="5"/>
        </table:table-row>
        <table:table-row table:style-name="ro1">
          <table:table-cell table:formula="of:=IF(LEN([.B3039])=1;0;IF(LEN([.B3039])=2;1;IF(LEN([.B3039])=3;2;IF(LEN([.B3039])=5;3;IF(LEN([.B3039])=6;4;IF(LEN([.B3039])=7;5;&quot;Fehler&quot;))))))" office:value-type="float" office:value="2" calcext:value-type="float">
            <text:p>2</text:p>
          </table:table-cell>
          <table:table-cell office:value-type="string" calcext:value-type="string">
            <text:p>VEO</text:p>
          </table:table-cell>
          <table:table-cell office:value-type="string" calcext:value-type="string">
            <text:p>KRANKHEITEN UND BIOLOGIE VON HALS, NASE UND OHREN</text:p>
          </table:table-cell>
          <table:table-cell table:number-columns-repeated="5"/>
        </table:table-row>
        <table:table-row table:style-name="ro1">
          <table:table-cell table:formula="of:=IF(LEN([.B3040])=1;0;IF(LEN([.B3040])=2;1;IF(LEN([.B3040])=3;2;IF(LEN([.B3040])=5;3;IF(LEN([.B3040])=6;4;IF(LEN([.B3040])=7;5;&quot;Fehler&quot;))))))" office:value-type="float" office:value="2" calcext:value-type="float">
            <text:p>2</text:p>
          </table:table-cell>
          <table:table-cell office:value-type="string" calcext:value-type="string">
            <text:p>VEP</text:p>
          </table:table-cell>
          <table:table-cell office:value-type="string" calcext:value-type="string">
            <text:p>KRANKHEITEN UND BIOLOGIE DER ZAEHNE UND DES KIEFERS ZAHNHEILKUNDE</text:p>
          </table:table-cell>
          <table:table-cell table:number-columns-repeated="5"/>
        </table:table-row>
        <table:table-row table:style-name="ro1">
          <table:table-cell table:formula="of:=IF(LEN([.B3041])=1;0;IF(LEN([.B3041])=2;1;IF(LEN([.B3041])=3;2;IF(LEN([.B3041])=5;3;IF(LEN([.B3041])=6;4;IF(LEN([.B3041])=7;5;&quot;Fehler&quot;))))))" office:value-type="float" office:value="2" calcext:value-type="float">
            <text:p>2</text:p>
          </table:table-cell>
          <table:table-cell office:value-type="string" calcext:value-type="string">
            <text:p>VEQ</text:p>
          </table:table-cell>
          <table:table-cell office:value-type="string" calcext:value-type="string">
            <text:p>BIOLOGIE DER FRAU <text:s/>FRAUENHEILKUNDE (GYNAEKOLOGIE) GESUNDHEITSPFLEGE DER FRAU <text:s/>GEBURT</text:p>
          </table:table-cell>
          <table:table-cell table:number-columns-repeated="5"/>
        </table:table-row>
        <table:table-row table:style-name="ro1">
          <table:table-cell table:formula="of:=IF(LEN([.B3042])=1;0;IF(LEN([.B3042])=2;1;IF(LEN([.B3042])=3;2;IF(LEN([.B3042])=5;3;IF(LEN([.B3042])=6;4;IF(LEN([.B3042])=7;5;&quot;Fehler&quot;))))))" office:value-type="float" office:value="3" calcext:value-type="float">
            <text:p>3</text:p>
          </table:table-cell>
          <table:table-cell office:value-type="string" calcext:value-type="string">
            <text:p>VEQ 2</text:p>
          </table:table-cell>
          <table:table-cell office:value-type="string" calcext:value-type="string">
            <text:p>EMBRYOLOGIE <text:s/>SCHWANGERSCHAFT <text:s/>GEBURT</text:p>
          </table:table-cell>
          <table:table-cell table:number-columns-repeated="5"/>
        </table:table-row>
        <table:table-row table:style-name="ro1">
          <table:table-cell table:formula="of:=IF(LEN([.B3043])=1;0;IF(LEN([.B3043])=2;1;IF(LEN([.B3043])=3;2;IF(LEN([.B3043])=5;3;IF(LEN([.B3043])=6;4;IF(LEN([.B3043])=7;5;&quot;Fehler&quot;))))))" office:value-type="float" office:value="2" calcext:value-type="float">
            <text:p>2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KINDERHEILKUNDE (PAEDIATRIE) <text:s/>SAEUGLINGSPFLEGE <text:s/>KINDERPFLEGE</text:p>
          </table:table-cell>
          <table:table-cell table:number-columns-repeated="5"/>
        </table:table-row>
        <table:table-row table:style-name="ro1">
          <table:table-cell table:formula="of:=IF(LEN([.B3044])=1;0;IF(LEN([.B3044])=2;1;IF(LEN([.B3044])=3;2;IF(LEN([.B3044])=5;3;IF(LEN([.B3044])=6;4;IF(LEN([.B3044])=7;5;&quot;Fehler&quot;))))))" office:value-type="float" office:value="2" calcext:value-type="float">
            <text:p>2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KRANKHEITEN UND BIOLOGIE DER HAUT <text:s/>GESCHLECHTSKRANKHEITEN</text:p>
          </table:table-cell>
          <table:table-cell table:number-columns-repeated="5"/>
        </table:table-row>
        <table:table-row table:style-name="ro1">
          <table:table-cell table:formula="of:=IF(LEN([.B3045])=1;0;IF(LEN([.B3045])=2;1;IF(LEN([.B3045])=3;2;IF(LEN([.B3045])=5;3;IF(LEN([.B3045])=6;4;IF(LEN([.B3045])=7;5;&quot;Fehler&quot;))))))" office:value-type="float" office:value="2" calcext:value-type="float">
            <text:p>2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KRANKHEITEN UND BIOLOGIE DER NERVEN (NEUROLOGIE) PSYCHIATRIE <text:s/>PSYCHOTHERAPIE : ALLGEMEINES, GESAMTDARSTELLUNGEN, DARSTELLUNGEN MEHRERER TEILGEBIETE</text:p>
          </table:table-cell>
          <table:table-cell table:number-columns-repeated="5"/>
        </table:table-row>
        <table:table-row table:style-name="ro1">
          <table:table-cell table:formula="of:=IF(LEN([.B3046])=1;0;IF(LEN([.B3046])=2;1;IF(LEN([.B3046])=3;2;IF(LEN([.B3046])=5;3;IF(LEN([.B3046])=6;4;IF(LEN([.B3046])=7;5;&quot;Fehler&quot;))))))" office:value-type="float" office:value="3" calcext:value-type="float">
            <text:p>3</text:p>
          </table:table-cell>
          <table:table-cell office:value-type="string" calcext:value-type="string">
            <text:p>VET 1</text:p>
          </table:table-cell>
          <table:table-cell office:value-type="string" calcext:value-type="string">
            <text:p>PSYCHIATRIE</text:p>
          </table:table-cell>
          <table:table-cell table:number-columns-repeated="5"/>
        </table:table-row>
        <table:table-row table:style-name="ro1">
          <table:table-cell table:formula="of:=IF(LEN([.B3047])=1;0;IF(LEN([.B3047])=2;1;IF(LEN([.B3047])=3;2;IF(LEN([.B3047])=5;3;IF(LEN([.B3047])=6;4;IF(LEN([.B3047])=7;5;&quot;Fehler&quot;))))))" office:value-type="float" office:value="3" calcext:value-type="float">
            <text:p>3</text:p>
          </table:table-cell>
          <table:table-cell office:value-type="string" calcext:value-type="string">
            <text:p>VET 2</text:p>
          </table:table-cell>
          <table:table-cell office:value-type="string" calcext:value-type="string">
            <text:p>PSYCHOTHERAPIE</text:p>
          </table:table-cell>
          <table:table-cell table:number-columns-repeated="5"/>
        </table:table-row>
        <table:table-row table:style-name="ro1">
          <table:table-cell table:formula="of:=IF(LEN([.B3048])=1;0;IF(LEN([.B3048])=2;1;IF(LEN([.B3048])=3;2;IF(LEN([.B3048])=5;3;IF(LEN([.B3048])=6;4;IF(LEN([.B3048])=7;5;&quot;Fehler&quot;))))))" office:value-type="float" office:value="2" calcext:value-type="float">
            <text:p>2</text:p>
          </table:table-cell>
          <table:table-cell office:value-type="string" calcext:value-type="string">
            <text:p>VEU</text:p>
          </table:table-cell>
          <table:table-cell office:value-type="string" calcext:value-type="string">
            <text:p>PSYCHOSOMATIK <text:s/>GANZHEITSMEDIZIN</text:p>
          </table:table-cell>
          <table:table-cell table:number-columns-repeated="5"/>
        </table:table-row>
        <table:table-row table:style-name="ro1">
          <table:table-cell table:formula="of:=IF(LEN([.B3049])=1;0;IF(LEN([.B3049])=2;1;IF(LEN([.B3049])=3;2;IF(LEN([.B3049])=5;3;IF(LEN([.B3049])=6;4;IF(LEN([.B3049])=7;5;&quot;Fehler&quot;))))))" office:value-type="float" office:value="1" calcext:value-type="float">
            <text:p>1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KRANKENPFLEGE <text:s/>ERSTE HILFE NOTFALLMEDIZIN KATASTROPHENMEDIZIN</text:p>
          </table:table-cell>
          <table:table-cell table:number-columns-repeated="5"/>
        </table:table-row>
        <table:table-row table:style-name="ro1">
          <table:table-cell table:formula="of:=IF(LEN([.B3050])=1;0;IF(LEN([.B3050])=2;1;IF(LEN([.B3050])=3;2;IF(LEN([.B3050])=5;3;IF(LEN([.B3050])=6;4;IF(LEN([.B3050])=7;5;&quot;Fehler&quot;))))))" office:value-type="float" office:value="2" calcext:value-type="float">
            <text:p>2</text:p>
          </table:table-cell>
          <table:table-cell office:value-type="string" calcext:value-type="string">
            <text:p>VFK</text:p>
          </table:table-cell>
          <table:table-cell office:value-type="string" calcext:value-type="string">
            <text:p>ERSTE HILFE <text:s/>NOTFALLMEDIZIN KATASTROPHENMEDIZIN</text:p>
          </table:table-cell>
          <table:table-cell table:number-columns-repeated="5"/>
        </table:table-row>
        <table:table-row table:style-name="ro1">
          <table:table-cell table:formula="of:=IF(LEN([.B3051])=1;0;IF(LEN([.B3051])=2;1;IF(LEN([.B3051])=3;2;IF(LEN([.B3051])=5;3;IF(LEN([.B3051])=6;4;IF(LEN([.B3051])=7;5;&quot;Fehler&quot;))))))" office:value-type="float" office:value="2" calcext:value-type="float">
            <text:p>2</text:p>
          </table:table-cell>
          <table:table-cell office:value-type="string" calcext:value-type="string">
            <text:p>VFL</text:p>
          </table:table-cell>
          <table:table-cell office:value-type="string" calcext:value-type="string">
            <text:p>KRANKENPFLEGE</text:p>
          </table:table-cell>
          <table:table-cell table:number-columns-repeated="5"/>
        </table:table-row>
        <table:table-row table:style-name="ro1">
          <table:table-cell table:formula="of:=IF(LEN([.B3052])=1;0;IF(LEN([.B3052])=2;1;IF(LEN([.B3052])=3;2;IF(LEN([.B3052])=5;3;IF(LEN([.B3052])=6;4;IF(LEN([.B3052])=7;5;&quot;Fehler&quot;))))))" office:value-type="float" office:value="1" calcext:value-type="float">
            <text:p>1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ARZNEIMITTELKUNDE (PHARMAKOLOGIE) PHARMAZIE</text:p>
          </table:table-cell>
          <table:table-cell table:number-columns-repeated="5"/>
        </table:table-row>
        <table:table-row table:style-name="ro1">
          <table:table-cell table:formula="of:=IF(LEN([.B3053])=1;0;IF(LEN([.B3053])=2;1;IF(LEN([.B3053])=3;2;IF(LEN([.B3053])=5;3;IF(LEN([.B3053])=6;4;IF(LEN([.B3053])=7;5;&quot;Fehler&quot;))))))" office:value-type="float" office:value="2" calcext:value-type="float">
            <text:p>2</text:p>
          </table:table-cell>
          <table:table-cell office:value-type="string" calcext:value-type="string">
            <text:p>VGL</text:p>
          </table:table-cell>
          <table:table-cell office:value-type="string" calcext:value-type="string">
            <text:p>HEILPFLANZENKUNDE</text:p>
          </table:table-cell>
          <table:table-cell table:number-columns-repeated="5"/>
        </table:table-row>
        <table:table-row table:style-name="ro1">
          <table:table-cell table:formula="of:=IF(LEN([.B3054])=1;0;IF(LEN([.B3054])=2;1;IF(LEN([.B3054])=3;2;IF(LEN([.B3054])=5;3;IF(LEN([.B3054])=6;4;IF(LEN([.B3054])=7;5;&quot;Fehler&quot;))))))" office:value-type="float" office:value="2" calcext:value-type="float">
            <text:p>2</text:p>
          </table:table-cell>
          <table:table-cell office:value-type="string" calcext:value-type="string">
            <text:p>VGM</text:p>
          </table:table-cell>
          <table:table-cell office:value-type="string" calcext:value-type="string">
            <text:p>GIFTE <text:s/>VERGIFTUNGEN (TOXIKOLOGIE)</text:p>
          </table:table-cell>
          <table:table-cell table:number-columns-repeated="5"/>
        </table:table-row>
        <table:table-row table:style-name="ro1">
          <table:table-cell table:formula="of:=IF(LEN([.B3055])=1;0;IF(LEN([.B3055])=2;1;IF(LEN([.B3055])=3;2;IF(LEN([.B3055])=5;3;IF(LEN([.B3055])=6;4;IF(LEN([.B3055])=7;5;&quot;Fehler&quot;))))))" office:value-type="float" office:value="2" calcext:value-type="float">
            <text:p>2</text:p>
          </table:table-cell>
          <table:table-cell office:value-type="string" calcext:value-type="string">
            <text:p>VGN</text:p>
          </table:table-cell>
          <table:table-cell office:value-type="string" calcext:value-type="string">
            <text:p>SUECHTIGKEIT <text:s/>SUCHTMITTEL : ZUSAMMENFASSENDE DARSTELLUNGEN AUS MEHREREN SACHGEBIETEN</text:p>
          </table:table-cell>
          <table:table-cell table:number-columns-repeated="5"/>
        </table:table-row>
        <table:table-row table:style-name="ro1">
          <table:table-cell table:formula="of:=IF(LEN([.B3056])=1;0;IF(LEN([.B3056])=2;1;IF(LEN([.B3056])=3;2;IF(LEN([.B3056])=5;3;IF(LEN([.B3056])=6;4;IF(LEN([.B3056])=7;5;&quot;Fehler&quot;))))))" office:value-type="float" office:value="3" calcext:value-type="float">
            <text:p>3</text:p>
          </table:table-cell>
          <table:table-cell office:value-type="string" calcext:value-type="string">
            <text:p>VGN 3</text:p>
          </table:table-cell>
          <table:table-cell office:value-type="string" calcext:value-type="string">
            <text:p>ALKOHOLISMUS</text:p>
          </table:table-cell>
          <table:table-cell table:number-columns-repeated="5"/>
        </table:table-row>
        <table:table-row table:style-name="ro1">
          <table:table-cell table:formula="of:=IF(LEN([.B3057])=1;0;IF(LEN([.B3057])=2;1;IF(LEN([.B3057])=3;2;IF(LEN([.B3057])=5;3;IF(LEN([.B3057])=6;4;IF(LEN([.B3057])=7;5;&quot;Fehler&quot;))))))" office:value-type="float" office:value="3" calcext:value-type="float">
            <text:p>3</text:p>
          </table:table-cell>
          <table:table-cell office:value-type="string" calcext:value-type="string">
            <text:p>VGN 4</text:p>
          </table:table-cell>
          <table:table-cell office:value-type="string" calcext:value-type="string">
            <text:p>RAUCHEN</text:p>
          </table:table-cell>
          <table:table-cell table:number-columns-repeated="5"/>
        </table:table-row>
        <table:table-row table:style-name="ro1">
          <table:table-cell table:formula="of:=IF(LEN([.B3058])=1;0;IF(LEN([.B3058])=2;1;IF(LEN([.B3058])=3;2;IF(LEN([.B3058])=5;3;IF(LEN([.B3058])=6;4;IF(LEN([.B3058])=7;5;&quot;Fehler&quot;))))))" office:value-type="float" office:value="1" calcext:value-type="float">
            <text:p>1</text:p>
          </table:table-cell>
          <table:table-cell office:value-type="string" calcext:value-type="string">
            <text:p>VK</text:p>
          </table:table-cell>
          <table:table-cell office:value-type="string" calcext:value-type="string">
            <text:p>TIERHEILKUNDE (VETERINAERMEDIZIN) : PATHOLOGIE, DIAGNOSTIK, THERAPIE</text:p>
          </table:table-cell>
          <table:table-cell table:number-columns-repeated="5"/>
        </table:table-row>
        <table:table-row table:style-name="ro1">
          <table:table-cell table:formula="of:=IF(LEN([.B3059])=1;0;IF(LEN([.B3059])=2;1;IF(LEN([.B3059])=3;2;IF(LEN([.B3059])=5;3;IF(LEN([.B3059])=6;4;IF(LEN([.B3059])=7;5;&quot;Fehler&quot;))))))" office:value-type="float" office:value="2" calcext:value-type="float">
            <text:p>2</text:p>
          </table:table-cell>
          <table:table-cell office:value-type="string" calcext:value-type="string">
            <text:p>VYB</text:p>
          </table:table-cell>
          <table:table-cell office:value-type="string" calcext:value-type="string">
            <text:p>BIOGRAPHIEN VON MEDIZINERN UND ANDEREN PERSONEN AUS DEM BEREICH DER MEDIZIN</text:p>
          </table:table-cell>
          <table:table-cell table:number-columns-repeated="5"/>
        </table:table-row>
        <table:table-row table:style-name="ro1">
          <table:table-cell table:formula="of:=IF(LEN([.B3060])=1;0;IF(LEN([.B3060])=2;1;IF(LEN([.B3060])=3;2;IF(LEN([.B3060])=5;3;IF(LEN([.B3060])=6;4;IF(LEN([.B3060])=7;5;&quot;Fehler&quot;))))))" office:value-type="float" office:value="3" calcext:value-type="float">
            <text:p>3</text:p>
          </table:table-cell>
          <table:table-cell office:value-type="string" calcext:value-type="string">
            <text:p>VYB 1</text:p>
          </table:table-cell>
          <table:table-cell office:value-type="string" calcext:value-type="string">
            <text:p>BIOGRAPHIEN MEHRERER MEDIZINER</text:p>
          </table:table-cell>
          <table:table-cell table:number-columns-repeated="5"/>
        </table:table-row>
        <table:table-row table:style-name="ro1">
          <table:table-cell table:formula="of:=IF(LEN([.B3061])=1;0;IF(LEN([.B3061])=2;1;IF(LEN([.B3061])=3;2;IF(LEN([.B3061])=5;3;IF(LEN([.B3061])=6;4;IF(LEN([.B3061])=7;5;&quot;Fehler&quot;))))))" office:value-type="float" office:value="3" calcext:value-type="float">
            <text:p>3</text:p>
          </table:table-cell>
          <table:table-cell office:value-type="string" calcext:value-type="string">
            <text:p>VYB 2</text:p>
          </table:table-cell>
          <table:table-cell office:value-type="string" calcext:value-type="string">
            <text:p>BIOGRAPHIEN EINZELNER MEDIZINER (ALPHABETISCH NACH</text:p>
          </table:table-cell>
          <table:table-cell table:number-columns-repeated="5"/>
        </table:table-row>
        <table:table-row table:style-name="ro1">
          <table:table-cell table:formula="of:=IF(LEN([.B3062])=1;0;IF(LEN([.B3062])=2;1;IF(LEN([.B3062])=3;2;IF(LEN([.B3062])=5;3;IF(LEN([.B3062])=6;4;IF(LEN([.B3062])=7;5;&quot;Fehler&quot;))))))" office:value-type="float" office:value="1" calcext:value-type="float">
            <text:p>1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3063])=1;0;IF(LEN([.B3063])=2;1;IF(LEN([.B3063])=3;2;IF(LEN([.B3063])=5;3;IF(LEN([.B3063])=6;4;IF(LEN([.B3063])=7;5;&quot;Fehler&quot;))))))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ECHNIK <text:s/>HANDWERK GEWERBE</text:p>
          </table:table-cell>
          <table:table-cell table:number-columns-repeated="5"/>
        </table:table-row>
        <table:table-row table:style-name="ro1">
          <table:table-cell table:formula="of:=IF(LEN([.B3064])=1;0;IF(LEN([.B3064])=2;1;IF(LEN([.B3064])=3;2;IF(LEN([.B3064])=5;3;IF(LEN([.B3064])=6;4;IF(LEN([.B3064])=7;5;&quot;Fehler&quot;))))))" office:value-type="float" office:value="1" calcext:value-type="float">
            <text:p>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ALLGEMEINE, EINFUEHRENDE UND VERMISCHTE SCHRIFTEN</text:p>
          </table:table-cell>
          <table:table-cell table:number-columns-repeated="5"/>
        </table:table-row>
        <table:table-row table:style-name="ro1">
          <table:table-cell table:formula="of:=IF(LEN([.B3065])=1;0;IF(LEN([.B3065])=2;1;IF(LEN([.B3065])=3;2;IF(LEN([.B3065])=5;3;IF(LEN([.B3065])=6;4;IF(LEN([.B3065])=7;5;&quot;Fehler&quot;))))))" office:value-type="float" office:value="2" calcext:value-type="float">
            <text:p>2</text:p>
          </table:table-cell>
          <table:table-cell office:value-type="string" calcext:value-type="string">
            <text:p>WAK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3066])=1;0;IF(LEN([.B3066])=2;1;IF(LEN([.B3066])=3;2;IF(LEN([.B3066])=5;3;IF(LEN([.B3066])=6;4;IF(LEN([.B3066])=7;5;&quot;Fehler&quot;))))))" office:value-type="float" office:value="2" calcext:value-type="float">
            <text:p>2</text:p>
          </table:table-cell>
          <table:table-cell office:value-type="string" calcext:value-type="string">
            <text:p>WAL</text:p>
          </table:table-cell>
          <table:table-cell office:value-type="string" calcext:value-type="string">
            <text:p>NACHSCHLAGEWERKE - BIBLIOGRAPHIEN - WOERTERBUECHER - TABELLEN – FORMELSAMMLUNGEN</text:p>
          </table:table-cell>
          <table:table-cell table:number-columns-repeated="5"/>
        </table:table-row>
        <table:table-row table:style-name="ro1">
          <table:table-cell table:formula="of:=IF(LEN([.B3067])=1;0;IF(LEN([.B3067])=2;1;IF(LEN([.B3067])=3;2;IF(LEN([.B3067])=5;3;IF(LEN([.B3067])=6;4;IF(LEN([.B3067])=7;5;&quot;Fehler&quot;))))))" office:value-type="float" office:value="2" calcext:value-type="float">
            <text:p>2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ALLGEMEINE BERUFSKUNDE - AUSBILDUNG UND STUDIUM</text:p>
          </table:table-cell>
          <table:table-cell table:number-columns-repeated="5"/>
        </table:table-row>
        <table:table-row table:style-name="ro1">
          <table:table-cell table:formula="of:=IF(LEN([.B3068])=1;0;IF(LEN([.B3068])=2;1;IF(LEN([.B3068])=3;2;IF(LEN([.B3068])=5;3;IF(LEN([.B3068])=6;4;IF(LEN([.B3068])=7;5;&quot;Fehler&quot;))))))" office:value-type="float" office:value="2" calcext:value-type="float">
            <text:p>2</text:p>
          </table:table-cell>
          <table:table-cell office:value-type="string" calcext:value-type="string">
            <text:p>WAO</text:p>
          </table:table-cell>
          <table:table-cell office:value-type="string" calcext:value-type="string">
            <text:p>PHILOSOPHIE DER TECHNIK SOZIOLOGIE DER TECHNIK TECHNISCHE FUTUROLOGIE</text:p>
          </table:table-cell>
          <table:table-cell table:number-columns-repeated="5"/>
        </table:table-row>
        <table:table-row table:style-name="ro1">
          <table:table-cell table:formula="of:=IF(LEN([.B3069])=1;0;IF(LEN([.B3069])=2;1;IF(LEN([.B3069])=3;2;IF(LEN([.B3069])=5;3;IF(LEN([.B3069])=6;4;IF(LEN([.B3069])=7;5;&quot;Fehler&quot;))))))" office:value-type="float" office:value="2" calcext:value-type="float">
            <text:p>2</text:p>
          </table:table-cell>
          <table:table-cell office:value-type="string" calcext:value-type="string">
            <text:p>WAP</text:p>
          </table:table-cell>
          <table:table-cell office:value-type="string" calcext:value-type="string">
            <text:p>GESCHICHTE DER TECHNIK - GESCHICHTE DES HANDWERKS</text:p>
          </table:table-cell>
          <table:table-cell table:number-columns-repeated="5"/>
        </table:table-row>
        <table:table-row table:style-name="ro1">
          <table:table-cell table:formula="of:=IF(LEN([.B3070])=1;0;IF(LEN([.B3070])=2;1;IF(LEN([.B3070])=3;2;IF(LEN([.B3070])=5;3;IF(LEN([.B3070])=6;4;IF(LEN([.B3070])=7;5;&quot;Fehler&quot;))))))" office:value-type="float" office:value="2" calcext:value-type="float">
            <text:p>2</text:p>
          </table:table-cell>
          <table:table-cell office:value-type="string" calcext:value-type="string">
            <text:p>WAQ</text:p>
          </table:table-cell>
          <table:table-cell office:value-type="string" calcext:value-type="string">
            <text:p>ORGANISATIONEN UND GESELLSCHAFTEN</text:p>
          </table:table-cell>
          <table:table-cell table:number-columns-repeated="5"/>
        </table:table-row>
        <table:table-row table:style-name="ro1">
          <table:table-cell table:formula="of:=IF(LEN([.B3071])=1;0;IF(LEN([.B3071])=2;1;IF(LEN([.B3071])=3;2;IF(LEN([.B3071])=5;3;IF(LEN([.B3071])=6;4;IF(LEN([.B3071])=7;5;&quot;Fehler&quot;))))))" office:value-type="float" office:value="2" calcext:value-type="float">
            <text:p>2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HANDWERKLICHE SELBSTHILFE</text:p>
          </table:table-cell>
          <table:table-cell table:number-columns-repeated="5"/>
        </table:table-row>
        <table:table-row table:style-name="ro1">
          <table:table-cell table:formula="of:=IF(LEN([.B3072])=1;0;IF(LEN([.B3072])=2;1;IF(LEN([.B3072])=3;2;IF(LEN([.B3072])=5;3;IF(LEN([.B3072])=6;4;IF(LEN([.B3072])=7;5;&quot;Fehler&quot;))))))" office:value-type="float" office:value="2" calcext:value-type="float">
            <text:p>2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ECHNIK DES UMWELTSCHUTZES</text:p>
          </table:table-cell>
          <table:table-cell table:number-columns-repeated="5"/>
        </table:table-row>
        <table:table-row table:style-name="ro1">
          <table:table-cell table:formula="of:=IF(LEN([.B3073])=1;0;IF(LEN([.B3073])=2;1;IF(LEN([.B3073])=3;2;IF(LEN([.B3073])=5;3;IF(LEN([.B3073])=6;4;IF(LEN([.B3073])=7;5;&quot;Fehler&quot;))))))" office:value-type="float" office:value="3" calcext:value-type="float">
            <text:p>3</text:p>
          </table:table-cell>
          <table:table-cell office:value-type="string" calcext:value-type="string">
            <text:p>WAS 2</text:p>
          </table:table-cell>
          <table:table-cell office:value-type="string" calcext:value-type="string">
            <text:p>TECHNIK DER LUFTREINHALTUNG</text:p>
          </table:table-cell>
          <table:table-cell table:number-columns-repeated="5"/>
        </table:table-row>
        <table:table-row table:style-name="ro1">
          <table:table-cell table:formula="of:=IF(LEN([.B3074])=1;0;IF(LEN([.B3074])=2;1;IF(LEN([.B3074])=3;2;IF(LEN([.B3074])=5;3;IF(LEN([.B3074])=6;4;IF(LEN([.B3074])=7;5;&quot;Fehler&quot;))))))" office:value-type="float" office:value="3" calcext:value-type="float">
            <text:p>3</text:p>
          </table:table-cell>
          <table:table-cell office:value-type="string" calcext:value-type="string">
            <text:p>WAS 3</text:p>
          </table:table-cell>
          <table:table-cell office:value-type="string" calcext:value-type="string">
            <text:p>LAERM UND TECHNIK DER LAERMBEKAEMPFUNG</text:p>
          </table:table-cell>
          <table:table-cell table:number-columns-repeated="5"/>
        </table:table-row>
        <table:table-row table:style-name="ro1">
          <table:table-cell table:formula="of:=IF(LEN([.B3075])=1;0;IF(LEN([.B3075])=2;1;IF(LEN([.B3075])=3;2;IF(LEN([.B3075])=5;3;IF(LEN([.B3075])=6;4;IF(LEN([.B3075])=7;5;&quot;Fehler&quot;))))))" office:value-type="float" office:value="3" calcext:value-type="float">
            <text:p>3</text:p>
          </table:table-cell>
          <table:table-cell office:value-type="string" calcext:value-type="string">
            <text:p>WAS 4</text:p>
          </table:table-cell>
          <table:table-cell office:value-type="string" calcext:value-type="string">
            <text:p>TECHNIK DER ABFALLBESEITIGUNG <text:s/>RECYCLING <text:s/>ABFALLVERMEIDUNG</text:p>
          </table:table-cell>
          <table:table-cell table:number-columns-repeated="5"/>
        </table:table-row>
        <table:table-row table:style-name="ro1">
          <table:table-cell table:formula="of:=IF(LEN([.B3076])=1;0;IF(LEN([.B3076])=2;1;IF(LEN([.B3076])=3;2;IF(LEN([.B3076])=5;3;IF(LEN([.B3076])=6;4;IF(LEN([.B3076])=7;5;&quot;Fehler&quot;))))))" office:value-type="float" office:value="3" calcext:value-type="float">
            <text:p>3</text:p>
          </table:table-cell>
          <table:table-cell office:value-type="string" calcext:value-type="string">
            <text:p>WAS 6</text:p>
          </table:table-cell>
          <table:table-cell office:value-type="string" calcext:value-type="string">
            <text:p>UMWELTCHEMIE <text:s/>OEKOLOGISCHE CHEMIE <text:s/>UMWELTSCHADSTOFFE</text:p>
          </table:table-cell>
          <table:table-cell table:number-columns-repeated="5"/>
        </table:table-row>
        <table:table-row table:style-name="ro1">
          <table:table-cell table:formula="of:=IF(LEN([.B3077])=1;0;IF(LEN([.B3077])=2;1;IF(LEN([.B3077])=3;2;IF(LEN([.B3077])=5;3;IF(LEN([.B3077])=6;4;IF(LEN([.B3077])=7;5;&quot;Fehler&quot;))))))" office:value-type="float" office:value="2" calcext:value-type="float">
            <text:p>2</text:p>
          </table:table-cell>
          <table:table-cell office:value-type="string" calcext:value-type="string">
            <text:p>WAV</text:p>
          </table:table-cell>
          <table:table-cell office:value-type="string" calcext:value-type="string">
            <text:p>WEHRTECHNIK <text:s/>WAFFENTECHNIK</text:p>
          </table:table-cell>
          <table:table-cell table:number-columns-repeated="5"/>
        </table:table-row>
        <table:table-row table:style-name="ro1">
          <table:table-cell table:formula="of:=IF(LEN([.B3078])=1;0;IF(LEN([.B3078])=2;1;IF(LEN([.B3078])=3;2;IF(LEN([.B3078])=5;3;IF(LEN([.B3078])=6;4;IF(LEN([.B3078])=7;5;&quot;Fehler&quot;))))))" office:value-type="float" office:value="2" calcext:value-type="float">
            <text:p>2</text:p>
          </table:table-cell>
          <table:table-cell office:value-type="string" calcext:value-type="string">
            <text:p>WAW</text:p>
          </table:table-cell>
          <table:table-cell office:value-type="string" calcext:value-type="string">
            <text:p>ALLGEMEINE MEERESTECHNIK</text:p>
          </table:table-cell>
          <table:table-cell table:number-columns-repeated="5"/>
        </table:table-row>
        <table:table-row table:style-name="ro1">
          <table:table-cell table:formula="of:=IF(LEN([.B3079])=1;0;IF(LEN([.B3079])=2;1;IF(LEN([.B3079])=3;2;IF(LEN([.B3079])=5;3;IF(LEN([.B3079])=6;4;IF(LEN([.B3079])=7;5;&quot;Fehler&quot;))))))"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GRUND- UND HILFSWISSENSCHAFTEN DER TECHNIK</text:p>
          </table:table-cell>
          <table:table-cell table:number-columns-repeated="5"/>
        </table:table-row>
        <table:table-row table:style-name="ro1">
          <table:table-cell table:formula="of:=IF(LEN([.B3080])=1;0;IF(LEN([.B3080])=2;1;IF(LEN([.B3080])=3;2;IF(LEN([.B3080])=5;3;IF(LEN([.B3080])=6;4;IF(LEN([.B3080])=7;5;&quot;Fehler&quot;))))))" office:value-type="float" office:value="2" calcext:value-type="float">
            <text:p>2</text:p>
          </table:table-cell>
          <table:table-cell office:value-type="string" calcext:value-type="string">
            <text:p>WBK</text:p>
          </table:table-cell>
          <table:table-cell office:value-type="string" calcext:value-type="string">
            <text:p>TECHNISCHE MATHEMATIK <text:s/>MATHEMATIK FUER TECHNIKER</text:p>
          </table:table-cell>
          <table:table-cell table:number-columns-repeated="5"/>
        </table:table-row>
        <table:table-row table:style-name="ro1">
          <table:table-cell table:formula="of:=IF(LEN([.B3081])=1;0;IF(LEN([.B3081])=2;1;IF(LEN([.B3081])=3;2;IF(LEN([.B3081])=5;3;IF(LEN([.B3081])=6;4;IF(LEN([.B3081])=7;5;&quot;Fehler&quot;))))))" office:value-type="float" office:value="2" calcext:value-type="float">
            <text:p>2</text:p>
          </table:table-cell>
          <table:table-cell office:value-type="string" calcext:value-type="string">
            <text:p>WBL</text:p>
          </table:table-cell>
          <table:table-cell office:value-type="string" calcext:value-type="string">
            <text:p>TECHNISCHE PHYSIK <text:s/>PHYSIK FUER TECHNIKER</text:p>
          </table:table-cell>
          <table:table-cell table:number-columns-repeated="5"/>
        </table:table-row>
        <table:table-row table:style-name="ro1">
          <table:table-cell table:formula="of:=IF(LEN([.B3082])=1;0;IF(LEN([.B3082])=2;1;IF(LEN([.B3082])=3;2;IF(LEN([.B3082])=5;3;IF(LEN([.B3082])=6;4;IF(LEN([.B3082])=7;5;&quot;Fehler&quot;))))))" office:value-type="float" office:value="3" calcext:value-type="float">
            <text:p>3</text:p>
          </table:table-cell>
          <table:table-cell office:value-type="string" calcext:value-type="string">
            <text:p>WBL 1</text:p>
          </table:table-cell>
          <table:table-cell office:value-type="string" calcext:value-type="string">
            <text:p>TECHNISCHE STATIK, ELASTIZITAET UND FESTIGKEIT</text:p>
          </table:table-cell>
          <table:table-cell table:number-columns-repeated="5"/>
        </table:table-row>
        <table:table-row table:style-name="ro1">
          <table:table-cell table:formula="of:=IF(LEN([.B3083])=1;0;IF(LEN([.B3083])=2;1;IF(LEN([.B3083])=3;2;IF(LEN([.B3083])=5;3;IF(LEN([.B3083])=6;4;IF(LEN([.B3083])=7;5;&quot;Fehler&quot;))))))" office:value-type="float" office:value="3" calcext:value-type="float">
            <text:p>3</text:p>
          </table:table-cell>
          <table:table-cell office:value-type="string" calcext:value-type="string">
            <text:p>WBL 6</text:p>
          </table:table-cell>
          <table:table-cell office:value-type="string" calcext:value-type="string">
            <text:p>STROEMUNGSLEHRE</text:p>
          </table:table-cell>
          <table:table-cell table:number-columns-repeated="5"/>
        </table:table-row>
        <table:table-row table:style-name="ro1">
          <table:table-cell table:formula="of:=IF(LEN([.B3084])=1;0;IF(LEN([.B3084])=2;1;IF(LEN([.B3084])=3;2;IF(LEN([.B3084])=5;3;IF(LEN([.B3084])=6;4;IF(LEN([.B3084])=7;5;&quot;Fehler&quot;))))))" office:value-type="float" office:value="2" calcext:value-type="float">
            <text:p>2</text:p>
          </table:table-cell>
          <table:table-cell office:value-type="string" calcext:value-type="string">
            <text:p>WBM</text:p>
          </table:table-cell>
          <table:table-cell office:value-type="string" calcext:value-type="string">
            <text:p>TECHNISCHE CHEMIE <text:s/>CHEMIE FUER TECHNIKER</text:p>
          </table:table-cell>
          <table:table-cell table:number-columns-repeated="5"/>
        </table:table-row>
        <table:table-row table:style-name="ro1">
          <table:table-cell table:formula="of:=IF(LEN([.B3085])=1;0;IF(LEN([.B3085])=2;1;IF(LEN([.B3085])=3;2;IF(LEN([.B3085])=5;3;IF(LEN([.B3085])=6;4;IF(LEN([.B3085])=7;5;&quot;Fehler&quot;))))))" office:value-type="float" office:value="3" calcext:value-type="float">
            <text:p>3</text:p>
          </table:table-cell>
          <table:table-cell office:value-type="string" calcext:value-type="string">
            <text:p>WBM 1</text:p>
          </table:table-cell>
          <table:table-cell office:value-type="string" calcext:value-type="string">
            <text:p>TECHNISCHE WAERMELEHRE <text:s/>TECHNISCHE THERMODYNAMIK</text:p>
          </table:table-cell>
          <table:table-cell table:number-columns-repeated="5"/>
        </table:table-row>
        <table:table-row table:style-name="ro1">
          <table:table-cell table:formula="of:=IF(LEN([.B3086])=1;0;IF(LEN([.B3086])=2;1;IF(LEN([.B3086])=3;2;IF(LEN([.B3086])=5;3;IF(LEN([.B3086])=6;4;IF(LEN([.B3086])=7;5;&quot;Fehler&quot;))))))" office:value-type="float" office:value="2" calcext:value-type="float">
            <text:p>2</text:p>
          </table:table-cell>
          <table:table-cell office:value-type="string" calcext:value-type="string">
            <text:p>WBN</text:p>
          </table:table-cell>
          <table:table-cell office:value-type="string" calcext:value-type="string">
            <text:p>ALLGEMEINE MATERIALKUNDE UND MATERIALPRUEFUNG ALLGEMEINE WERKSTOFFKUNDE UND WERKSTOFFPRUEFUNG</text:p>
          </table:table-cell>
          <table:table-cell table:number-columns-repeated="5"/>
        </table:table-row>
        <table:table-row table:style-name="ro1">
          <table:table-cell table:formula="of:=IF(LEN([.B3087])=1;0;IF(LEN([.B3087])=2;1;IF(LEN([.B3087])=3;2;IF(LEN([.B3087])=5;3;IF(LEN([.B3087])=6;4;IF(LEN([.B3087])=7;5;&quot;Fehler&quot;))))))" office:value-type="float" office:value="2" calcext:value-type="float">
            <text:p>2</text:p>
          </table:table-cell>
          <table:table-cell office:value-type="string" calcext:value-type="string">
            <text:p>WBO</text:p>
          </table:table-cell>
          <table:table-cell office:value-type="string" calcext:value-type="string">
            <text:p>KONSTRUKTIONSLEHRE <text:s/>COMPUTER AIDED DESIGN (CAD) TECHNISCHES ZEICHNEN</text:p>
          </table:table-cell>
          <table:table-cell table:number-columns-repeated="5"/>
        </table:table-row>
        <table:table-row table:style-name="ro1">
          <table:table-cell table:formula="of:=IF(LEN([.B3088])=1;0;IF(LEN([.B3088])=2;1;IF(LEN([.B3088])=3;2;IF(LEN([.B3088])=5;3;IF(LEN([.B3088])=6;4;IF(LEN([.B3088])=7;5;&quot;Fehler&quot;))))))" office:value-type="float" office:value="2" calcext:value-type="float">
            <text:p>2</text:p>
          </table:table-cell>
          <table:table-cell office:value-type="string" calcext:value-type="string">
            <text:p>WBP</text:p>
          </table:table-cell>
          <table:table-cell office:value-type="string" calcext:value-type="string">
            <text:p>ALLGEMEINE MESSTECHNIK <text:s/>ALLGEMEINE PRUEFTECHNIK</text:p>
          </table:table-cell>
          <table:table-cell table:number-columns-repeated="5"/>
        </table:table-row>
        <table:table-row table:style-name="ro1">
          <table:table-cell table:formula="of:=IF(LEN([.B3089])=1;0;IF(LEN([.B3089])=2;1;IF(LEN([.B3089])=3;2;IF(LEN([.B3089])=5;3;IF(LEN([.B3089])=6;4;IF(LEN([.B3089])=7;5;&quot;Fehler&quot;))))))" office:value-type="float" office:value="2" calcext:value-type="float">
            <text:p>2</text:p>
          </table:table-cell>
          <table:table-cell office:value-type="string" calcext:value-type="string">
            <text:p>WBQ</text:p>
          </table:table-cell>
          <table:table-cell office:value-type="string" calcext:value-type="string">
            <text:p>TECHNISCHE NORMUNG UND STANDARDISIERUNG <text:s/>ALLGEMEINE TECHNISCHE RICHTLINIEN</text:p>
          </table:table-cell>
          <table:table-cell table:number-columns-repeated="5"/>
        </table:table-row>
        <table:table-row table:style-name="ro1">
          <table:table-cell table:formula="of:=IF(LEN([.B3090])=1;0;IF(LEN([.B3090])=2;1;IF(LEN([.B3090])=3;2;IF(LEN([.B3090])=5;3;IF(LEN([.B3090])=6;4;IF(LEN([.B3090])=7;5;&quot;Fehler&quot;))))))" office:value-type="float" office:value="2" calcext:value-type="float">
            <text:p>2</text:p>
          </table:table-cell>
          <table:table-cell office:value-type="string" calcext:value-type="string">
            <text:p>WBR</text:p>
          </table:table-cell>
          <table:table-cell office:value-type="string" calcext:value-type="string">
            <text:p>AUTOMATISIERUNGSTECHNIK <text:s/>KYBERNETIK</text:p>
          </table:table-cell>
          <table:table-cell table:number-columns-repeated="5"/>
        </table:table-row>
        <table:table-row table:style-name="ro1">
          <table:table-cell table:formula="of:=IF(LEN([.B3091])=1;0;IF(LEN([.B3091])=2;1;IF(LEN([.B3091])=3;2;IF(LEN([.B3091])=5;3;IF(LEN([.B3091])=6;4;IF(LEN([.B3091])=7;5;&quot;Fehler&quot;))))))" office:value-type="float" office:value="3" calcext:value-type="float">
            <text:p>3</text:p>
          </table:table-cell>
          <table:table-cell office:value-type="string" calcext:value-type="string">
            <text:p>WBR 2</text:p>
          </table:table-cell>
          <table:table-cell office:value-type="string" calcext:value-type="string">
            <text:p>STEUERUNGSTECHNIK <text:s/>REGELUNGSTECHNIK</text:p>
          </table:table-cell>
          <table:table-cell table:number-columns-repeated="5"/>
        </table:table-row>
        <table:table-row table:style-name="ro1">
          <table:table-cell table:formula="of:=IF(LEN([.B3092])=1;0;IF(LEN([.B3092])=2;1;IF(LEN([.B3092])=3;2;IF(LEN([.B3092])=5;3;IF(LEN([.B3092])=6;4;IF(LEN([.B3092])=7;5;&quot;Fehler&quot;))))))" office:value-type="float" office:value="3" calcext:value-type="float">
            <text:p>3</text:p>
          </table:table-cell>
          <table:table-cell office:value-type="string" calcext:value-type="string">
            <text:p>WBR 5</text:p>
          </table:table-cell>
          <table:table-cell office:value-type="string" calcext:value-type="string">
            <text:p>KYBERNETIK</text:p>
          </table:table-cell>
          <table:table-cell table:number-columns-repeated="5"/>
        </table:table-row>
        <table:table-row table:style-name="ro1">
          <table:table-cell table:formula="of:=IF(LEN([.B3093])=1;0;IF(LEN([.B3093])=2;1;IF(LEN([.B3093])=3;2;IF(LEN([.B3093])=5;3;IF(LEN([.B3093])=6;4;IF(LEN([.B3093])=7;5;&quot;Fehler&quot;))))))" office:value-type="float" office:value="4" calcext:value-type="float">
            <text:p>4</text:p>
          </table:table-cell>
          <table:table-cell office:value-type="string" calcext:value-type="string">
            <text:p>WBR 53</text:p>
          </table:table-cell>
          <table:table-cell office:value-type="string" calcext:value-type="string">
            <text:p>ALLGEMEINE SYSTEMTHEORIE <text:s/>ALLGEMEINE SYSTEMTECHNIK</text:p>
          </table:table-cell>
          <table:table-cell table:number-columns-repeated="5"/>
        </table:table-row>
        <table:table-row table:style-name="ro1">
          <table:table-cell table:formula="of:=IF(LEN([.B3094])=1;0;IF(LEN([.B3094])=2;1;IF(LEN([.B3094])=3;2;IF(LEN([.B3094])=5;3;IF(LEN([.B3094])=6;4;IF(LEN([.B3094])=7;5;&quot;Fehler&quot;))))))" office:value-type="float" office:value="4" calcext:value-type="float">
            <text:p>4</text:p>
          </table:table-cell>
          <table:table-cell office:value-type="string" calcext:value-type="string">
            <text:p>WBR 56</text:p>
          </table:table-cell>
          <table:table-cell office:value-type="string" calcext:value-type="string">
            <text:p>KUENSTLICHE INTELLIGENZ <text:s/>PATTERN RECOGNITION (ZEICHENERKENNUNG, MUSTERERKENNUNG) <text:s/>MENSCH-MASCHINE-SYSTEM</text:p>
          </table:table-cell>
          <table:table-cell table:number-columns-repeated="5"/>
        </table:table-row>
        <table:table-row table:style-name="ro1">
          <table:table-cell table:formula="of:=IF(LEN([.B3095])=1;0;IF(LEN([.B3095])=2;1;IF(LEN([.B3095])=3;2;IF(LEN([.B3095])=5;3;IF(LEN([.B3095])=6;4;IF(LEN([.B3095])=7;5;&quot;Fehler&quot;))))))" office:value-type="float" office:value="5" calcext:value-type="float">
            <text:p>5</text:p>
          </table:table-cell>
          <table:table-cell office:value-type="string" calcext:value-type="string">
            <text:p>WBR 564</text:p>
          </table:table-cell>
          <table:table-cell office:value-type="string" calcext:value-type="string">
            <text:p>PATTERN RECOGNITION (ZEICHENERKENNUNG, MUSTERERKENNUNG) BILDVERARBEITUNG</text:p>
          </table:table-cell>
          <table:table-cell table:number-columns-repeated="5"/>
        </table:table-row>
        <table:table-row table:style-name="ro1">
          <table:table-cell table:formula="of:=IF(LEN([.B3096])=1;0;IF(LEN([.B3096])=2;1;IF(LEN([.B3096])=3;2;IF(LEN([.B3096])=5;3;IF(LEN([.B3096])=6;4;IF(LEN([.B3096])=7;5;&quot;Fehler&quot;))))))" office:value-type="float" office:value="3" calcext:value-type="float">
            <text:p>3</text:p>
          </table:table-cell>
          <table:table-cell office:value-type="string" calcext:value-type="string">
            <text:p>WBR 6</text:p>
          </table:table-cell>
          <table:table-cell office:value-type="string" calcext:value-type="string">
            <text:p>INFORMATIONSTHEORIE <text:s/>CODIERUNGSTHEORIE</text:p>
          </table:table-cell>
          <table:table-cell table:number-columns-repeated="5"/>
        </table:table-row>
        <table:table-row table:style-name="ro1">
          <table:table-cell table:formula="of:=IF(LEN([.B3097])=1;0;IF(LEN([.B3097])=2;1;IF(LEN([.B3097])=3;2;IF(LEN([.B3097])=5;3;IF(LEN([.B3097])=6;4;IF(LEN([.B3097])=7;5;&quot;Fehler&quot;))))))" office:value-type="float" office:value="2" calcext:value-type="float">
            <text:p>2</text:p>
          </table:table-cell>
          <table:table-cell office:value-type="string" calcext:value-type="string">
            <text:p>WBS</text:p>
          </table:table-cell>
          <table:table-cell office:value-type="string" calcext:value-type="string">
            <text:p>ALLGEMEINE VERFAHRENSTECHNIK <text:s/>APPARATEBAU <text:s/>ALLGEMEINE TECHNOLOGIE</text:p>
          </table:table-cell>
          <table:table-cell table:number-columns-repeated="5"/>
        </table:table-row>
        <table:table-row table:style-name="ro1">
          <table:table-cell table:formula="of:=IF(LEN([.B3098])=1;0;IF(LEN([.B3098])=2;1;IF(LEN([.B3098])=3;2;IF(LEN([.B3098])=5;3;IF(LEN([.B3098])=6;4;IF(LEN([.B3098])=7;5;&quot;Fehler&quot;))))))" office:value-type="float" office:value="2" calcext:value-type="float">
            <text:p>2</text:p>
          </table:table-cell>
          <table:table-cell office:value-type="string" calcext:value-type="string">
            <text:p>WBT</text:p>
          </table:table-cell>
          <table:table-cell office:value-type="string" calcext:value-type="string">
            <text:p>TECHNISCHE ZUVERLAESSIGKEIT UND INSTANDHALTUNG SICHERHEITSTECHNIK <text:s/>TRIBOLOGIE</text:p>
          </table:table-cell>
          <table:table-cell table:number-columns-repeated="5"/>
        </table:table-row>
        <table:table-row table:style-name="ro1">
          <table:table-cell table:formula="of:=IF(LEN([.B3099])=1;0;IF(LEN([.B3099])=2;1;IF(LEN([.B3099])=3;2;IF(LEN([.B3099])=5;3;IF(LEN([.B3099])=6;4;IF(LEN([.B3099])=7;5;&quot;Fehler&quot;))))))" office:value-type="float" office:value="1" calcext:value-type="float">
            <text:p>1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ATENTWESEN <text:s/>PATENTSCHRIFTEN</text:p>
          </table:table-cell>
          <table:table-cell table:number-columns-repeated="5"/>
        </table:table-row>
        <table:table-row table:style-name="ro1">
          <table:table-cell table:formula="of:=IF(LEN([.B3100])=1;0;IF(LEN([.B3100])=2;1;IF(LEN([.B3100])=3;2;IF(LEN([.B3100])=5;3;IF(LEN([.B3100])=6;4;IF(LEN([.B3100])=7;5;&quot;Fehler&quot;))))))" office:value-type="float" office:value="1" calcext:value-type="float">
            <text:p>1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BERGBAU - HUETTENWESEN - METALLURGIE - METALLOGRAPHIE</text:p>
          </table:table-cell>
          <table:table-cell table:number-columns-repeated="5"/>
        </table:table-row>
        <table:table-row table:style-name="ro1">
          <table:table-cell table:formula="of:=IF(LEN([.B3101])=1;0;IF(LEN([.B3101])=2;1;IF(LEN([.B3101])=3;2;IF(LEN([.B3101])=5;3;IF(LEN([.B3101])=6;4;IF(LEN([.B3101])=7;5;&quot;Fehler&quot;))))))" office:value-type="float" office:value="2" calcext:value-type="float">
            <text:p>2</text:p>
          </table:table-cell>
          <table:table-cell office:value-type="string" calcext:value-type="string">
            <text:p>WDK</text:p>
          </table:table-cell>
          <table:table-cell office:value-type="string" calcext:value-type="string">
            <text:p>BERGBAU</text:p>
          </table:table-cell>
          <table:table-cell table:number-columns-repeated="5"/>
        </table:table-row>
        <table:table-row table:style-name="ro1">
          <table:table-cell table:formula="of:=IF(LEN([.B3102])=1;0;IF(LEN([.B3102])=2;1;IF(LEN([.B3102])=3;2;IF(LEN([.B3102])=5;3;IF(LEN([.B3102])=6;4;IF(LEN([.B3102])=7;5;&quot;Fehler&quot;))))))" office:value-type="float" office:value="3" calcext:value-type="float">
            <text:p>3</text:p>
          </table:table-cell>
          <table:table-cell office:value-type="string" calcext:value-type="string">
            <text:p>WDK 1</text:p>
          </table:table-cell>
          <table:table-cell office:value-type="string" calcext:value-type="string">
            <text:p>STEINKOHLENBERGBAU <text:s/>STEINKOHLENBRIKETTIERUNG</text:p>
          </table:table-cell>
          <table:table-cell table:number-columns-repeated="5"/>
        </table:table-row>
        <table:table-row table:style-name="ro1">
          <table:table-cell table:formula="of:=IF(LEN([.B3103])=1;0;IF(LEN([.B3103])=2;1;IF(LEN([.B3103])=3;2;IF(LEN([.B3103])=5;3;IF(LEN([.B3103])=6;4;IF(LEN([.B3103])=7;5;&quot;Fehler&quot;))))))" office:value-type="float" office:value="3" calcext:value-type="float">
            <text:p>3</text:p>
          </table:table-cell>
          <table:table-cell office:value-type="string" calcext:value-type="string">
            <text:p>WDK 2</text:p>
          </table:table-cell>
          <table:table-cell office:value-type="string" calcext:value-type="string">
            <text:p>BRAUNKOHLENBERGBAU <text:s/>BRAUNKOHLENBRIKETTIERUNG TORFGEWINNUNG</text:p>
          </table:table-cell>
          <table:table-cell table:number-columns-repeated="5"/>
        </table:table-row>
        <table:table-row table:style-name="ro1">
          <table:table-cell table:formula="of:=IF(LEN([.B3104])=1;0;IF(LEN([.B3104])=2;1;IF(LEN([.B3104])=3;2;IF(LEN([.B3104])=5;3;IF(LEN([.B3104])=6;4;IF(LEN([.B3104])=7;5;&quot;Fehler&quot;))))))" office:value-type="float" office:value="3" calcext:value-type="float">
            <text:p>3</text:p>
          </table:table-cell>
          <table:table-cell office:value-type="string" calcext:value-type="string">
            <text:p>WDK 3</text:p>
          </table:table-cell>
          <table:table-cell office:value-type="string" calcext:value-type="string">
            <text:p>ERDOELGEWINNUNG <text:s/>ERDGASGEWINNUNG <text:s/>TIEFBOHREN</text:p>
          </table:table-cell>
          <table:table-cell table:number-columns-repeated="5"/>
        </table:table-row>
        <table:table-row table:style-name="ro1">
          <table:table-cell table:formula="of:=IF(LEN([.B3105])=1;0;IF(LEN([.B3105])=2;1;IF(LEN([.B3105])=3;2;IF(LEN([.B3105])=5;3;IF(LEN([.B3105])=6;4;IF(LEN([.B3105])=7;5;&quot;Fehler&quot;))))))" office:value-type="float" office:value="3" calcext:value-type="float">
            <text:p>3</text:p>
          </table:table-cell>
          <table:table-cell office:value-type="string" calcext:value-type="string">
            <text:p>WDK 4</text:p>
          </table:table-cell>
          <table:table-cell office:value-type="string" calcext:value-type="string">
            <text:p>ABBAU VON MINERALIEN</text:p>
          </table:table-cell>
          <table:table-cell table:number-columns-repeated="5"/>
        </table:table-row>
        <table:table-row table:style-name="ro1">
          <table:table-cell table:formula="of:=IF(LEN([.B3106])=1;0;IF(LEN([.B3106])=2;1;IF(LEN([.B3106])=3;2;IF(LEN([.B3106])=5;3;IF(LEN([.B3106])=6;4;IF(LEN([.B3106])=7;5;&quot;Fehler&quot;))))))" office:value-type="float" office:value="2" calcext:value-type="float">
            <text:p>2</text:p>
          </table:table-cell>
          <table:table-cell office:value-type="string" calcext:value-type="string">
            <text:p>WDL</text:p>
          </table:table-cell>
          <table:table-cell office:value-type="string" calcext:value-type="string">
            <text:p>EISENHUETTENWESEN <text:s/>EISEN UND STAHL UND IHRE LEGIERUNGEN</text:p>
          </table:table-cell>
          <table:table-cell table:number-columns-repeated="5"/>
        </table:table-row>
        <table:table-row table:style-name="ro1">
          <table:table-cell table:formula="of:=IF(LEN([.B3107])=1;0;IF(LEN([.B3107])=2;1;IF(LEN([.B3107])=3;2;IF(LEN([.B3107])=5;3;IF(LEN([.B3107])=6;4;IF(LEN([.B3107])=7;5;&quot;Fehler&quot;))))))" office:value-type="float" office:value="3" calcext:value-type="float">
            <text:p>3</text:p>
          </table:table-cell>
          <table:table-cell office:value-type="string" calcext:value-type="string">
            <text:p>WDL 1</text:p>
          </table:table-cell>
          <table:table-cell office:value-type="string" calcext:value-type="string">
            <text:p>ERZGEWINNUNG <text:s/>ERZBERGBAU</text:p>
          </table:table-cell>
          <table:table-cell table:number-columns-repeated="5"/>
        </table:table-row>
        <table:table-row table:style-name="ro1">
          <table:table-cell table:formula="of:=IF(LEN([.B3108])=1;0;IF(LEN([.B3108])=2;1;IF(LEN([.B3108])=3;2;IF(LEN([.B3108])=5;3;IF(LEN([.B3108])=6;4;IF(LEN([.B3108])=7;5;&quot;Fehler&quot;))))))" office:value-type="float" office:value="3" calcext:value-type="float">
            <text:p>3</text:p>
          </table:table-cell>
          <table:table-cell office:value-type="string" calcext:value-type="string">
            <text:p>WDL 2</text:p>
          </table:table-cell>
          <table:table-cell office:value-type="string" calcext:value-type="string">
            <text:p>EISENHERSTELLUNG <text:s/>EISEN UND SEINE LEGIERUNGEN</text:p>
          </table:table-cell>
          <table:table-cell table:number-columns-repeated="5"/>
        </table:table-row>
        <table:table-row table:style-name="ro1">
          <table:table-cell table:formula="of:=IF(LEN([.B3109])=1;0;IF(LEN([.B3109])=2;1;IF(LEN([.B3109])=3;2;IF(LEN([.B3109])=5;3;IF(LEN([.B3109])=6;4;IF(LEN([.B3109])=7;5;&quot;Fehler&quot;))))))" office:value-type="float" office:value="3" calcext:value-type="float">
            <text:p>3</text:p>
          </table:table-cell>
          <table:table-cell office:value-type="string" calcext:value-type="string">
            <text:p>WDL 3</text:p>
          </table:table-cell>
          <table:table-cell office:value-type="string" calcext:value-type="string">
            <text:p>STAHLHERSTELLUNG <text:s/>STAHL UND SEINE LEGIERUNGEN</text:p>
          </table:table-cell>
          <table:table-cell table:number-columns-repeated="5"/>
        </table:table-row>
        <table:table-row table:style-name="ro1">
          <table:table-cell table:formula="of:=IF(LEN([.B3110])=1;0;IF(LEN([.B3110])=2;1;IF(LEN([.B3110])=3;2;IF(LEN([.B3110])=5;3;IF(LEN([.B3110])=6;4;IF(LEN([.B3110])=7;5;&quot;Fehler&quot;))))))" office:value-type="float" office:value="3" calcext:value-type="float">
            <text:p>3</text:p>
          </table:table-cell>
          <table:table-cell office:value-type="string" calcext:value-type="string">
            <text:p>WDL 4</text:p>
          </table:table-cell>
          <table:table-cell office:value-type="string" calcext:value-type="string">
            <text:p>GIESSEREI <text:s/>GUSSEISEN <text:s/>URFORMEN</text:p>
          </table:table-cell>
          <table:table-cell table:number-columns-repeated="5"/>
        </table:table-row>
        <table:table-row table:style-name="ro1">
          <table:table-cell table:formula="of:=IF(LEN([.B3111])=1;0;IF(LEN([.B3111])=2;1;IF(LEN([.B3111])=3;2;IF(LEN([.B3111])=5;3;IF(LEN([.B3111])=6;4;IF(LEN([.B3111])=7;5;&quot;Fehler&quot;))))))" office:value-type="float" office:value="3" calcext:value-type="float">
            <text:p>3</text:p>
          </table:table-cell>
          <table:table-cell office:value-type="string" calcext:value-type="string">
            <text:p>WDL 5</text:p>
          </table:table-cell>
          <table:table-cell office:value-type="string" calcext:value-type="string">
            <text:p>WALZWERKTECHNIK <text:s/>WALZEN - ZIEHEN</text:p>
          </table:table-cell>
          <table:table-cell table:number-columns-repeated="5"/>
        </table:table-row>
        <table:table-row table:style-name="ro1">
          <table:table-cell table:formula="of:=IF(LEN([.B3112])=1;0;IF(LEN([.B3112])=2;1;IF(LEN([.B3112])=3;2;IF(LEN([.B3112])=5;3;IF(LEN([.B3112])=6;4;IF(LEN([.B3112])=7;5;&quot;Fehler&quot;))))))" office:value-type="float" office:value="2" calcext:value-type="float">
            <text:p>2</text:p>
          </table:table-cell>
          <table:table-cell office:value-type="string" calcext:value-type="string">
            <text:p>WDM</text:p>
          </table:table-cell>
          <table:table-cell office:value-type="string" calcext:value-type="string">
            <text:p>METALLHUETTENKUNDE <text:s/>NICHTEISENMETALLE UND IHRE LEGIERUNGEN</text:p>
          </table:table-cell>
          <table:table-cell table:number-columns-repeated="5"/>
        </table:table-row>
        <table:table-row table:style-name="ro1">
          <table:table-cell table:formula="of:=IF(LEN([.B3113])=1;0;IF(LEN([.B3113])=2;1;IF(LEN([.B3113])=3;2;IF(LEN([.B3113])=5;3;IF(LEN([.B3113])=6;4;IF(LEN([.B3113])=7;5;&quot;Fehler&quot;))))))" office:value-type="float" office:value="3" calcext:value-type="float">
            <text:p>3</text:p>
          </table:table-cell>
          <table:table-cell office:value-type="string" calcext:value-type="string">
            <text:p>WDM 1</text:p>
          </table:table-cell>
          <table:table-cell office:value-type="string" calcext:value-type="string">
            <text:p>EDELMETALLE UND IHRE LEGIERUNGEN - VERARBEITUNG VON EDELMETALLEN</text:p>
          </table:table-cell>
          <table:table-cell table:number-columns-repeated="5"/>
        </table:table-row>
        <table:table-row table:style-name="ro1">
          <table:table-cell table:formula="of:=IF(LEN([.B3114])=1;0;IF(LEN([.B3114])=2;1;IF(LEN([.B3114])=3;2;IF(LEN([.B3114])=5;3;IF(LEN([.B3114])=6;4;IF(LEN([.B3114])=7;5;&quot;Fehler&quot;))))))" office:value-type="float" office:value="3" calcext:value-type="float">
            <text:p>3</text:p>
          </table:table-cell>
          <table:table-cell office:value-type="string" calcext:value-type="string">
            <text:p>WDM 2</text:p>
          </table:table-cell>
          <table:table-cell office:value-type="string" calcext:value-type="string">
            <text:p>LEICHTMETALLE UND IHRE LEGIERUNGEN - VERARBEITUNG VON LEICHTMETALLEN</text:p>
          </table:table-cell>
          <table:table-cell table:number-columns-repeated="5"/>
        </table:table-row>
        <table:table-row table:style-name="ro1">
          <table:table-cell table:formula="of:=IF(LEN([.B3115])=1;0;IF(LEN([.B3115])=2;1;IF(LEN([.B3115])=3;2;IF(LEN([.B3115])=5;3;IF(LEN([.B3115])=6;4;IF(LEN([.B3115])=7;5;&quot;Fehler&quot;))))))" office:value-type="float" office:value="3" calcext:value-type="float">
            <text:p>3</text:p>
          </table:table-cell>
          <table:table-cell office:value-type="string" calcext:value-type="string">
            <text:p>WDM 3</text:p>
          </table:table-cell>
          <table:table-cell office:value-type="string" calcext:value-type="string">
            <text:p>VERARBEITUNG VON SONSTIGEN NICHTEISENMETALLEN – SONSTIGE NICHTEISENMETALLE UND IHRE LEGIERUNGEN</text:p>
          </table:table-cell>
          <table:table-cell table:number-columns-repeated="5"/>
        </table:table-row>
        <table:table-row table:style-name="ro1">
          <table:table-cell table:formula="of:=IF(LEN([.B3116])=1;0;IF(LEN([.B3116])=2;1;IF(LEN([.B3116])=3;2;IF(LEN([.B3116])=5;3;IF(LEN([.B3116])=6;4;IF(LEN([.B3116])=7;5;&quot;Fehler&quot;))))))" office:value-type="float" office:value="3" calcext:value-type="float">
            <text:p>3</text:p>
          </table:table-cell>
          <table:table-cell office:value-type="string" calcext:value-type="string">
            <text:p>WDM 4</text:p>
          </table:table-cell>
          <table:table-cell office:value-type="string" calcext:value-type="string">
            <text:p>PULVERMETALLURGIE <text:s/>HARTMETALLE</text:p>
          </table:table-cell>
          <table:table-cell table:number-columns-repeated="5"/>
        </table:table-row>
        <table:table-row table:style-name="ro1">
          <table:table-cell table:formula="of:=IF(LEN([.B3117])=1;0;IF(LEN([.B3117])=2;1;IF(LEN([.B3117])=3;2;IF(LEN([.B3117])=5;3;IF(LEN([.B3117])=6;4;IF(LEN([.B3117])=7;5;&quot;Fehler&quot;))))))" office:value-type="float" office:value="1" calcext:value-type="float">
            <text:p>1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ALLGEMEINE FERTIGUNGSTECHNIK - METALLBEARBEITUNG – FEINWERKTECHNIK</text:p>
          </table:table-cell>
          <table:table-cell table:number-columns-repeated="5"/>
        </table:table-row>
        <table:table-row table:style-name="ro1">
          <table:table-cell table:formula="of:=IF(LEN([.B3118])=1;0;IF(LEN([.B3118])=2;1;IF(LEN([.B3118])=3;2;IF(LEN([.B3118])=5;3;IF(LEN([.B3118])=6;4;IF(LEN([.B3118])=7;5;&quot;Fehler&quot;))))))" office:value-type="float" office:value="2" calcext:value-type="float">
            <text:p>2</text:p>
          </table:table-cell>
          <table:table-cell office:value-type="string" calcext:value-type="string">
            <text:p>WEK</text:p>
          </table:table-cell>
          <table:table-cell office:value-type="string" calcext:value-type="string">
            <text:p>GRUNDLAGEN DER METALLBEARBEITUNG</text:p>
          </table:table-cell>
          <table:table-cell table:number-columns-repeated="5"/>
        </table:table-row>
        <table:table-row table:style-name="ro1">
          <table:table-cell table:formula="of:=IF(LEN([.B3119])=1;0;IF(LEN([.B3119])=2;1;IF(LEN([.B3119])=3;2;IF(LEN([.B3119])=5;3;IF(LEN([.B3119])=6;4;IF(LEN([.B3119])=7;5;&quot;Fehler&quot;))))))" office:value-type="float" office:value="3" calcext:value-type="float">
            <text:p>3</text:p>
          </table:table-cell>
          <table:table-cell office:value-type="string" calcext:value-type="string">
            <text:p>WEK 1</text:p>
          </table:table-cell>
          <table:table-cell office:value-type="string" calcext:value-type="string">
            <text:p>SCHLOSSEREI <text:s/>WERKZEUGHERSTELLUNG</text:p>
          </table:table-cell>
          <table:table-cell table:number-columns-repeated="5"/>
        </table:table-row>
        <table:table-row table:style-name="ro1">
          <table:table-cell table:formula="of:=IF(LEN([.B3120])=1;0;IF(LEN([.B3120])=2;1;IF(LEN([.B3120])=3;2;IF(LEN([.B3120])=5;3;IF(LEN([.B3120])=6;4;IF(LEN([.B3120])=7;5;&quot;Fehler&quot;))))))" office:value-type="float" office:value="3" calcext:value-type="float">
            <text:p>3</text:p>
          </table:table-cell>
          <table:table-cell office:value-type="string" calcext:value-type="string">
            <text:p>WEK 2</text:p>
          </table:table-cell>
          <table:table-cell office:value-type="string" calcext:value-type="string">
            <text:p>SCHMIEDEHANDWERK <text:s/>TREIBARBEITEN</text:p>
          </table:table-cell>
          <table:table-cell table:number-columns-repeated="5"/>
        </table:table-row>
        <table:table-row table:style-name="ro1">
          <table:table-cell table:formula="of:=IF(LEN([.B3121])=1;0;IF(LEN([.B3121])=2;1;IF(LEN([.B3121])=3;2;IF(LEN([.B3121])=5;3;IF(LEN([.B3121])=6;4;IF(LEN([.B3121])=7;5;&quot;Fehler&quot;))))))" office:value-type="float" office:value="2" calcext:value-type="float">
            <text:p>2</text:p>
          </table:table-cell>
          <table:table-cell office:value-type="string" calcext:value-type="string">
            <text:p>WEL</text:p>
          </table:table-cell>
          <table:table-cell office:value-type="string" calcext:value-type="string">
            <text:p>ALLGEMEINE FERTIGUNGSTECHNIK - ARBEITSVERFAHREN DER METALLBEARBEITUNG <text:s/>HIER AUCH BEARBEITUNG EINZELNER METALLE</text:p>
          </table:table-cell>
          <table:table-cell table:number-columns-repeated="5"/>
        </table:table-row>
        <table:table-row table:style-name="ro1">
          <table:table-cell table:formula="of:=IF(LEN([.B3122])=1;0;IF(LEN([.B3122])=2;1;IF(LEN([.B3122])=3;2;IF(LEN([.B3122])=5;3;IF(LEN([.B3122])=6;4;IF(LEN([.B3122])=7;5;&quot;Fehler&quot;))))))" office:value-type="float" office:value="4" calcext:value-type="float">
            <text:p>4</text:p>
          </table:table-cell>
          <table:table-cell office:value-type="string" calcext:value-type="string">
            <text:p>WEL 05</text:p>
          </table:table-cell>
          <table:table-cell office:value-type="string" calcext:value-type="string">
            <text:p>COMPUTERUNTERSTUETZTE FERTIGUNG (CAM) FERTIGUNGSAUTOMATISIERUNG</text:p>
          </table:table-cell>
          <table:table-cell table:number-columns-repeated="5"/>
        </table:table-row>
        <table:table-row table:style-name="ro1">
          <table:table-cell table:formula="of:=IF(LEN([.B3123])=1;0;IF(LEN([.B3123])=2;1;IF(LEN([.B3123])=3;2;IF(LEN([.B3123])=5;3;IF(LEN([.B3123])=6;4;IF(LEN([.B3123])=7;5;&quot;Fehler&quot;))))))" office:value-type="float" office:value="3" calcext:value-type="float">
            <text:p>3</text:p>
          </table:table-cell>
          <table:table-cell office:value-type="string" calcext:value-type="string">
            <text:p>WEL 1</text:p>
          </table:table-cell>
          <table:table-cell office:value-type="string" calcext:value-type="string">
            <text:p>SPANGEBENDE FORMUNG <text:s/>ABTRAGEVERFAHREN <text:s/>TRENNVERFAHREN</text:p>
          </table:table-cell>
          <table:table-cell table:number-columns-repeated="5"/>
        </table:table-row>
        <table:table-row table:style-name="ro1">
          <table:table-cell table:formula="of:=IF(LEN([.B3124])=1;0;IF(LEN([.B3124])=2;1;IF(LEN([.B3124])=3;2;IF(LEN([.B3124])=5;3;IF(LEN([.B3124])=6;4;IF(LEN([.B3124])=7;5;&quot;Fehler&quot;))))))" office:value-type="float" office:value="3" calcext:value-type="float">
            <text:p>3</text:p>
          </table:table-cell>
          <table:table-cell office:value-type="string" calcext:value-type="string">
            <text:p>WEL 2</text:p>
          </table:table-cell>
          <table:table-cell office:value-type="string" calcext:value-type="string">
            <text:p>SPANLOSE FORMUNG <text:s/>UMFORMTECHNIK</text:p>
          </table:table-cell>
          <table:table-cell table:number-columns-repeated="5"/>
        </table:table-row>
        <table:table-row table:style-name="ro1">
          <table:table-cell table:formula="of:=IF(LEN([.B3125])=1;0;IF(LEN([.B3125])=2;1;IF(LEN([.B3125])=3;2;IF(LEN([.B3125])=5;3;IF(LEN([.B3125])=6;4;IF(LEN([.B3125])=7;5;&quot;Fehler&quot;))))))" office:value-type="float" office:value="3" calcext:value-type="float">
            <text:p>3</text:p>
          </table:table-cell>
          <table:table-cell office:value-type="string" calcext:value-type="string">
            <text:p>WEL 3</text:p>
          </table:table-cell>
          <table:table-cell office:value-type="string" calcext:value-type="string">
            <text:p>VERBINDUNGSVERFAHREN <text:s/>FUEGEN MONTAGETECHNIK</text:p>
          </table:table-cell>
          <table:table-cell table:number-columns-repeated="5"/>
        </table:table-row>
        <table:table-row table:style-name="ro1">
          <table:table-cell table:formula="of:=IF(LEN([.B3126])=1;0;IF(LEN([.B3126])=2;1;IF(LEN([.B3126])=3;2;IF(LEN([.B3126])=5;3;IF(LEN([.B3126])=6;4;IF(LEN([.B3126])=7;5;&quot;Fehler&quot;))))))" office:value-type="float" office:value="3" calcext:value-type="float">
            <text:p>3</text:p>
          </table:table-cell>
          <table:table-cell office:value-type="string" calcext:value-type="string">
            <text:p>WEL 4</text:p>
          </table:table-cell>
          <table:table-cell office:value-type="string" calcext:value-type="string">
            <text:p>ALLGEMEINE OBERFLAECHENBEHANDLUNG – KORROSION KORROSIONSSCHUTZ <text:s/>WAERMEBEHANDLUNG DER METALLE</text:p>
          </table:table-cell>
          <table:table-cell table:number-columns-repeated="5"/>
        </table:table-row>
        <table:table-row table:style-name="ro1">
          <table:table-cell table:formula="of:=IF(LEN([.B3127])=1;0;IF(LEN([.B3127])=2;1;IF(LEN([.B3127])=3;2;IF(LEN([.B3127])=5;3;IF(LEN([.B3127])=6;4;IF(LEN([.B3127])=7;5;&quot;Fehler&quot;))))))" office:value-type="float" office:value="2" calcext:value-type="float">
            <text:p>2</text:p>
          </table:table-cell>
          <table:table-cell office:value-type="string" calcext:value-type="string">
            <text:p>WEM</text:p>
          </table:table-cell>
          <table:table-cell office:value-type="string" calcext:value-type="string">
            <text:p>FEINWERKTECHNIK <text:s/>GERAETEBAU <text:s/>MIKROMECHANIK</text:p>
          </table:table-cell>
          <table:table-cell table:number-columns-repeated="5"/>
        </table:table-row>
        <table:table-row table:style-name="ro1">
          <table:table-cell table:formula="of:=IF(LEN([.B3128])=1;0;IF(LEN([.B3128])=2;1;IF(LEN([.B3128])=3;2;IF(LEN([.B3128])=5;3;IF(LEN([.B3128])=6;4;IF(LEN([.B3128])=7;5;&quot;Fehler&quot;))))))" office:value-type="float" office:value="3" calcext:value-type="float">
            <text:p>3</text:p>
          </table:table-cell>
          <table:table-cell office:value-type="string" calcext:value-type="string">
            <text:p>WEM 1</text:p>
          </table:table-cell>
          <table:table-cell office:value-type="string" calcext:value-type="string">
            <text:p>BUEROMASCHINEN</text:p>
          </table:table-cell>
          <table:table-cell table:number-columns-repeated="5"/>
        </table:table-row>
        <table:table-row table:style-name="ro1">
          <table:table-cell table:formula="of:=IF(LEN([.B3129])=1;0;IF(LEN([.B3129])=2;1;IF(LEN([.B3129])=3;2;IF(LEN([.B3129])=5;3;IF(LEN([.B3129])=6;4;IF(LEN([.B3129])=7;5;&quot;Fehler&quot;))))))" office:value-type="float" office:value="3" calcext:value-type="float">
            <text:p>3</text:p>
          </table:table-cell>
          <table:table-cell office:value-type="string" calcext:value-type="string">
            <text:p>WEM 3</text:p>
          </table:table-cell>
          <table:table-cell office:value-type="string" calcext:value-type="string">
            <text:p>OPTISCHE GERAETE <text:s/>TECHNISCHE OPTIK</text:p>
          </table:table-cell>
          <table:table-cell table:number-columns-repeated="5"/>
        </table:table-row>
        <table:table-row table:style-name="ro1">
          <table:table-cell table:formula="of:=IF(LEN([.B3130])=1;0;IF(LEN([.B3130])=2;1;IF(LEN([.B3130])=3;2;IF(LEN([.B3130])=5;3;IF(LEN([.B3130])=6;4;IF(LEN([.B3130])=7;5;&quot;Fehler&quot;))))))" office:value-type="float" office:value="3" calcext:value-type="float">
            <text:p>3</text:p>
          </table:table-cell>
          <table:table-cell office:value-type="string" calcext:value-type="string">
            <text:p>WEM 4</text:p>
          </table:table-cell>
          <table:table-cell office:value-type="string" calcext:value-type="string">
            <text:p>SCHUSSWAFFEN</text:p>
          </table:table-cell>
          <table:table-cell table:number-columns-repeated="5"/>
        </table:table-row>
        <table:table-row table:style-name="ro1">
          <table:table-cell table:formula="of:=IF(LEN([.B3131])=1;0;IF(LEN([.B3131])=2;1;IF(LEN([.B3131])=3;2;IF(LEN([.B3131])=5;3;IF(LEN([.B3131])=6;4;IF(LEN([.B3131])=7;5;&quot;Fehler&quot;))))))" office:value-type="float" office:value="2" calcext:value-type="float">
            <text:p>2</text:p>
          </table:table-cell>
          <table:table-cell office:value-type="string" calcext:value-type="string">
            <text:p>WEN</text:p>
          </table:table-cell>
          <table:table-cell office:value-type="string" calcext:value-type="string">
            <text:p>UHREN <text:s/>UHRMACHERHANDWERK <text:s/>BEARBEITUNG VON EDELMETALLEN UND EDELSTEINEN</text:p>
          </table:table-cell>
          <table:table-cell table:number-columns-repeated="5"/>
        </table:table-row>
        <table:table-row table:style-name="ro1">
          <table:table-cell table:formula="of:=IF(LEN([.B3132])=1;0;IF(LEN([.B3132])=2;1;IF(LEN([.B3132])=3;2;IF(LEN([.B3132])=5;3;IF(LEN([.B3132])=6;4;IF(LEN([.B3132])=7;5;&quot;Fehler&quot;))))))" office:value-type="float" office:value="1" calcext:value-type="float">
            <text:p>1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ENERGIETECHNIK <text:s/>MASCHINENBAU</text:p>
          </table:table-cell>
          <table:table-cell table:number-columns-repeated="5"/>
        </table:table-row>
        <table:table-row table:style-name="ro1">
          <table:table-cell table:formula="of:=IF(LEN([.B3133])=1;0;IF(LEN([.B3133])=2;1;IF(LEN([.B3133])=3;2;IF(LEN([.B3133])=5;3;IF(LEN([.B3133])=6;4;IF(LEN([.B3133])=7;5;&quot;Fehler&quot;))))))" office:value-type="float" office:value="2" calcext:value-type="float">
            <text:p>2</text:p>
          </table:table-cell>
          <table:table-cell office:value-type="string" calcext:value-type="string">
            <text:p>WFK</text:p>
          </table:table-cell>
          <table:table-cell office:value-type="string" calcext:value-type="string">
            <text:p>GRUNDLAGEN DES MASCHINENBAUS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3134])=1;0;IF(LEN([.B3134])=2;1;IF(LEN([.B3134])=3;2;IF(LEN([.B3134])=5;3;IF(LEN([.B3134])=6;4;IF(LEN([.B3134])=7;5;&quot;Fehler&quot;))))))" office:value-type="float" office:value="3" calcext:value-type="float">
            <text:p>3</text:p>
          </table:table-cell>
          <table:table-cell office:value-type="string" calcext:value-type="string">
            <text:p>WFK 1</text:p>
          </table:table-cell>
          <table:table-cell office:value-type="string" calcext:value-type="string">
            <text:p>PHYSIKALISCHE UND PHYSIKALISCH-CHEMISCHE GRUNDLAGEN DES MASCHINENBAUS <text:s/>MECHATRONIK</text:p>
          </table:table-cell>
          <table:table-cell table:number-columns-repeated="5"/>
        </table:table-row>
        <table:table-row table:style-name="ro1">
          <table:table-cell table:formula="of:=IF(LEN([.B3135])=1;0;IF(LEN([.B3135])=2;1;IF(LEN([.B3135])=3;2;IF(LEN([.B3135])=5;3;IF(LEN([.B3135])=6;4;IF(LEN([.B3135])=7;5;&quot;Fehler&quot;))))))" office:value-type="float" office:value="3" calcext:value-type="float">
            <text:p>3</text:p>
          </table:table-cell>
          <table:table-cell office:value-type="string" calcext:value-type="string">
            <text:p>WFK 2</text:p>
          </table:table-cell>
          <table:table-cell office:value-type="string" calcext:value-type="string">
            <text:p>MATHEMATIK FUER MASCHINENBAUER MASCHINENZEICHNEN</text:p>
          </table:table-cell>
          <table:table-cell table:number-columns-repeated="5"/>
        </table:table-row>
        <table:table-row table:style-name="ro1">
          <table:table-cell table:formula="of:=IF(LEN([.B3136])=1;0;IF(LEN([.B3136])=2;1;IF(LEN([.B3136])=3;2;IF(LEN([.B3136])=5;3;IF(LEN([.B3136])=6;4;IF(LEN([.B3136])=7;5;&quot;Fehler&quot;))))))" office:value-type="float" office:value="3" calcext:value-type="float">
            <text:p>3</text:p>
          </table:table-cell>
          <table:table-cell office:value-type="string" calcext:value-type="string">
            <text:p>WFK 3</text:p>
          </table:table-cell>
          <table:table-cell office:value-type="string" calcext:value-type="string">
            <text:p>MASCHINENPRUEFUNG</text:p>
          </table:table-cell>
          <table:table-cell table:number-columns-repeated="5"/>
        </table:table-row>
        <table:table-row table:style-name="ro1">
          <table:table-cell table:formula="of:=IF(LEN([.B3137])=1;0;IF(LEN([.B3137])=2;1;IF(LEN([.B3137])=3;2;IF(LEN([.B3137])=5;3;IF(LEN([.B3137])=6;4;IF(LEN([.B3137])=7;5;&quot;Fehler&quot;))))))" office:value-type="float" office:value="3" calcext:value-type="float">
            <text:p>3</text:p>
          </table:table-cell>
          <table:table-cell office:value-type="string" calcext:value-type="string">
            <text:p>WFK 4</text:p>
          </table:table-cell>
          <table:table-cell office:value-type="string" calcext:value-type="string">
            <text:p>MASCHINENELEMENTE</text:p>
          </table:table-cell>
          <table:table-cell table:number-columns-repeated="5"/>
        </table:table-row>
        <table:table-row table:style-name="ro1">
          <table:table-cell table:formula="of:=IF(LEN([.B3138])=1;0;IF(LEN([.B3138])=2;1;IF(LEN([.B3138])=3;2;IF(LEN([.B3138])=5;3;IF(LEN([.B3138])=6;4;IF(LEN([.B3138])=7;5;&quot;Fehler&quot;))))))" office:value-type="float" office:value="3" calcext:value-type="float">
            <text:p>3</text:p>
          </table:table-cell>
          <table:table-cell office:value-type="string" calcext:value-type="string">
            <text:p>WFK 6</text:p>
          </table:table-cell>
          <table:table-cell office:value-type="string" calcext:value-type="string">
            <text:p>STAHLBAU <text:s/>LEICHTBAU <text:s/>METALLBAU</text:p>
          </table:table-cell>
          <table:table-cell table:number-columns-repeated="5"/>
        </table:table-row>
        <table:table-row table:style-name="ro1">
          <table:table-cell table:formula="of:=IF(LEN([.B3139])=1;0;IF(LEN([.B3139])=2;1;IF(LEN([.B3139])=3;2;IF(LEN([.B3139])=5;3;IF(LEN([.B3139])=6;4;IF(LEN([.B3139])=7;5;&quot;Fehler&quot;))))))" office:value-type="float" office:value="2" calcext:value-type="float">
            <text:p>2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ENERGIETECHNIK <text:s/>KRAFTWERKSTECHNIK KRAFTMASCHINEN</text:p>
          </table:table-cell>
          <table:table-cell table:number-columns-repeated="5"/>
        </table:table-row>
        <table:table-row table:style-name="ro1">
          <table:table-cell table:formula="of:=IF(LEN([.B3140])=1;0;IF(LEN([.B3140])=2;1;IF(LEN([.B3140])=3;2;IF(LEN([.B3140])=5;3;IF(LEN([.B3140])=6;4;IF(LEN([.B3140])=7;5;&quot;Fehler&quot;))))))" office:value-type="float" office:value="3" calcext:value-type="float">
            <text:p>3</text:p>
          </table:table-cell>
          <table:table-cell office:value-type="string" calcext:value-type="string">
            <text:p>WFL 1</text:p>
          </table:table-cell>
          <table:table-cell office:value-type="string" calcext:value-type="string">
            <text:p>DAMPFKRAFTWERKE <text:s/>THERMISCHE KRAFTWERKE KOHLEKRAFTWERKE</text:p>
          </table:table-cell>
          <table:table-cell table:number-columns-repeated="5"/>
        </table:table-row>
        <table:table-row table:style-name="ro1">
          <table:table-cell table:formula="of:=IF(LEN([.B3141])=1;0;IF(LEN([.B3141])=2;1;IF(LEN([.B3141])=3;2;IF(LEN([.B3141])=5;3;IF(LEN([.B3141])=6;4;IF(LEN([.B3141])=7;5;&quot;Fehler&quot;))))))" office:value-type="float" office:value="4" calcext:value-type="float">
            <text:p>4</text:p>
          </table:table-cell>
          <table:table-cell office:value-type="string" calcext:value-type="string">
            <text:p>WFL 10</text:p>
          </table:table-cell>
          <table:table-cell office:value-type="string" calcext:value-type="string">
            <text:p>DAMPFERZEUGER <text:s/>DAMPFKESSEL</text:p>
          </table:table-cell>
          <table:table-cell table:number-columns-repeated="5"/>
        </table:table-row>
        <table:table-row table:style-name="ro1">
          <table:table-cell table:formula="of:=IF(LEN([.B3142])=1;0;IF(LEN([.B3142])=2;1;IF(LEN([.B3142])=3;2;IF(LEN([.B3142])=5;3;IF(LEN([.B3142])=6;4;IF(LEN([.B3142])=7;5;&quot;Fehler&quot;))))))" office:value-type="float" office:value="3" calcext:value-type="float">
            <text:p>3</text:p>
          </table:table-cell>
          <table:table-cell office:value-type="string" calcext:value-type="string">
            <text:p>WFL 2</text:p>
          </table:table-cell>
          <table:table-cell office:value-type="string" calcext:value-type="string">
            <text:p>VERBRENNUNGSKRAFTMASCHINEN</text:p>
          </table:table-cell>
          <table:table-cell table:number-columns-repeated="5"/>
        </table:table-row>
        <table:table-row table:style-name="ro1">
          <table:table-cell table:formula="of:=IF(LEN([.B3143])=1;0;IF(LEN([.B3143])=2;1;IF(LEN([.B3143])=3;2;IF(LEN([.B3143])=5;3;IF(LEN([.B3143])=6;4;IF(LEN([.B3143])=7;5;&quot;Fehler&quot;))))))" office:value-type="float" office:value="4" calcext:value-type="float">
            <text:p>4</text:p>
          </table:table-cell>
          <table:table-cell office:value-type="string" calcext:value-type="string">
            <text:p>WFL 20</text:p>
          </table:table-cell>
          <table:table-cell office:value-type="string" calcext:value-type="string">
            <text:p>DIESELMOTOREN <text:s/>DIESELKRAFTWERKE</text:p>
          </table:table-cell>
          <table:table-cell table:number-columns-repeated="5"/>
        </table:table-row>
        <table:table-row table:style-name="ro1">
          <table:table-cell table:formula="of:=IF(LEN([.B3144])=1;0;IF(LEN([.B3144])=2;1;IF(LEN([.B3144])=3;2;IF(LEN([.B3144])=5;3;IF(LEN([.B3144])=6;4;IF(LEN([.B3144])=7;5;&quot;Fehler&quot;))))))" office:value-type="float" office:value="4" calcext:value-type="float">
            <text:p>4</text:p>
          </table:table-cell>
          <table:table-cell office:value-type="string" calcext:value-type="string">
            <text:p>WFL 25</text:p>
          </table:table-cell>
          <table:table-cell office:value-type="string" calcext:value-type="string">
            <text:p>GASTURBINEN</text:p>
          </table:table-cell>
          <table:table-cell table:number-columns-repeated="5"/>
        </table:table-row>
        <table:table-row table:style-name="ro1">
          <table:table-cell table:formula="of:=IF(LEN([.B3145])=1;0;IF(LEN([.B3145])=2;1;IF(LEN([.B3145])=3;2;IF(LEN([.B3145])=5;3;IF(LEN([.B3145])=6;4;IF(LEN([.B3145])=7;5;&quot;Fehler&quot;))))))" office:value-type="float" office:value="3" calcext:value-type="float">
            <text:p>3</text:p>
          </table:table-cell>
          <table:table-cell office:value-type="string" calcext:value-type="string">
            <text:p>WFL 3</text:p>
          </table:table-cell>
          <table:table-cell office:value-type="string" calcext:value-type="string">
            <text:p>WASSERKRAFTWERKE <text:s/>WASSERKRAFTMASCHINEN</text:p>
          </table:table-cell>
          <table:table-cell table:number-columns-repeated="5"/>
        </table:table-row>
        <table:table-row table:style-name="ro1">
          <table:table-cell table:formula="of:=IF(LEN([.B3146])=1;0;IF(LEN([.B3146])=2;1;IF(LEN([.B3146])=3;2;IF(LEN([.B3146])=5;3;IF(LEN([.B3146])=6;4;IF(LEN([.B3146])=7;5;&quot;Fehler&quot;))))))" office:value-type="float" office:value="3" calcext:value-type="float">
            <text:p>3</text:p>
          </table:table-cell>
          <table:table-cell office:value-type="string" calcext:value-type="string">
            <text:p>WFL 4</text:p>
          </table:table-cell>
          <table:table-cell office:value-type="string" calcext:value-type="string">
            <text:p>SONDERFORMEN DER ENERGIEERZEUGUNG - SONDERFORMEN DER KRAFTMASCHINEN - REGENERATIVE ENERGIE</text:p>
          </table:table-cell>
          <table:table-cell table:number-columns-repeated="5"/>
        </table:table-row>
        <table:table-row table:style-name="ro1">
          <table:table-cell table:formula="of:=IF(LEN([.B3147])=1;0;IF(LEN([.B3147])=2;1;IF(LEN([.B3147])=3;2;IF(LEN([.B3147])=5;3;IF(LEN([.B3147])=6;4;IF(LEN([.B3147])=7;5;&quot;Fehler&quot;))))))" office:value-type="float" office:value="3" calcext:value-type="float">
            <text:p>3</text:p>
          </table:table-cell>
          <table:table-cell office:value-type="string" calcext:value-type="string">
            <text:p>WFL 5</text:p>
          </table:table-cell>
          <table:table-cell office:value-type="string" calcext:value-type="string">
            <text:p>KERNTECHNIK <text:s/>KERNKRAFTWERKE</text:p>
          </table:table-cell>
          <table:table-cell table:number-columns-repeated="5"/>
        </table:table-row>
        <table:table-row table:style-name="ro1">
          <table:table-cell table:formula="of:=IF(LEN([.B3148])=1;0;IF(LEN([.B3148])=2;1;IF(LEN([.B3148])=3;2;IF(LEN([.B3148])=5;3;IF(LEN([.B3148])=6;4;IF(LEN([.B3148])=7;5;&quot;Fehler&quot;))))))" office:value-type="float" office:value="2" calcext:value-type="float">
            <text:p>2</text:p>
          </table:table-cell>
          <table:table-cell office:value-type="string" calcext:value-type="string">
            <text:p>WFM</text:p>
          </table:table-cell>
          <table:table-cell office:value-type="string" calcext:value-type="string">
            <text:p>ARBEITSMASCHINEN <text:s/>VERARBEITUNGSMASCHINEN : ALLGEMEINES</text:p>
          </table:table-cell>
          <table:table-cell table:number-columns-repeated="5"/>
        </table:table-row>
        <table:table-row table:style-name="ro1">
          <table:table-cell table:formula="of:=IF(LEN([.B3149])=1;0;IF(LEN([.B3149])=2;1;IF(LEN([.B3149])=3;2;IF(LEN([.B3149])=5;3;IF(LEN([.B3149])=6;4;IF(LEN([.B3149])=7;5;&quot;Fehler&quot;))))))" office:value-type="float" office:value="3" calcext:value-type="float">
            <text:p>3</text:p>
          </table:table-cell>
          <table:table-cell office:value-type="string" calcext:value-type="string">
            <text:p>WFM 1</text:p>
          </table:table-cell>
          <table:table-cell office:value-type="string" calcext:value-type="string">
            <text:p>WERKZEUGMASCHINEN <text:s/>VORRICHTUNGSBAU</text:p>
          </table:table-cell>
          <table:table-cell table:number-columns-repeated="5"/>
        </table:table-row>
        <table:table-row table:style-name="ro1">
          <table:table-cell table:formula="of:=IF(LEN([.B3150])=1;0;IF(LEN([.B3150])=2;1;IF(LEN([.B3150])=3;2;IF(LEN([.B3150])=5;3;IF(LEN([.B3150])=6;4;IF(LEN([.B3150])=7;5;&quot;Fehler&quot;))))))" office:value-type="float" office:value="4" calcext:value-type="float">
            <text:p>4</text:p>
          </table:table-cell>
          <table:table-cell office:value-type="string" calcext:value-type="string">
            <text:p>WFM 13</text:p>
          </table:table-cell>
          <table:table-cell office:value-type="string" calcext:value-type="string">
            <text:p>NC-, CNC-, DNC-MASCHINEN</text:p>
          </table:table-cell>
          <table:table-cell table:number-columns-repeated="5"/>
        </table:table-row>
        <table:table-row table:style-name="ro1">
          <table:table-cell table:formula="of:=IF(LEN([.B3151])=1;0;IF(LEN([.B3151])=2;1;IF(LEN([.B3151])=3;2;IF(LEN([.B3151])=5;3;IF(LEN([.B3151])=6;4;IF(LEN([.B3151])=7;5;&quot;Fehler&quot;))))))" office:value-type="float" office:value="4" calcext:value-type="float">
            <text:p>4</text:p>
          </table:table-cell>
          <table:table-cell office:value-type="string" calcext:value-type="string">
            <text:p>WFM 15</text:p>
          </table:table-cell>
          <table:table-cell office:value-type="string" calcext:value-type="string">
            <text:p>HANDHABUNGSTECHNIK <text:s/>MANIPULATOREN <text:s/>INDUSTRIEROBOTER</text:p>
          </table:table-cell>
          <table:table-cell table:number-columns-repeated="5"/>
        </table:table-row>
        <table:table-row table:style-name="ro1">
          <table:table-cell table:formula="of:=IF(LEN([.B3152])=1;0;IF(LEN([.B3152])=2;1;IF(LEN([.B3152])=3;2;IF(LEN([.B3152])=5;3;IF(LEN([.B3152])=6;4;IF(LEN([.B3152])=7;5;&quot;Fehler&quot;))))))" office:value-type="float" office:value="3" calcext:value-type="float">
            <text:p>3</text:p>
          </table:table-cell>
          <table:table-cell office:value-type="string" calcext:value-type="string">
            <text:p>WFM 2</text:p>
          </table:table-cell>
          <table:table-cell office:value-type="string" calcext:value-type="string">
            <text:p>DRUCKLUFTTECHNIK <text:s/>PUMPEN</text:p>
          </table:table-cell>
          <table:table-cell table:number-columns-repeated="5"/>
        </table:table-row>
        <table:table-row table:style-name="ro1">
          <table:table-cell table:formula="of:=IF(LEN([.B3153])=1;0;IF(LEN([.B3153])=2;1;IF(LEN([.B3153])=3;2;IF(LEN([.B3153])=5;3;IF(LEN([.B3153])=6;4;IF(LEN([.B3153])=7;5;&quot;Fehler&quot;))))))" office:value-type="float" office:value="4" calcext:value-type="float">
            <text:p>4</text:p>
          </table:table-cell>
          <table:table-cell office:value-type="string" calcext:value-type="string">
            <text:p>WFM 25</text:p>
          </table:table-cell>
          <table:table-cell office:value-type="string" calcext:value-type="string">
            <text:p>KAELTETECHNIK <text:s/>KUEHLTECHNIK</text:p>
          </table:table-cell>
          <table:table-cell table:number-columns-repeated="5"/>
        </table:table-row>
        <table:table-row table:style-name="ro1">
          <table:table-cell table:formula="of:=IF(LEN([.B3154])=1;0;IF(LEN([.B3154])=2;1;IF(LEN([.B3154])=3;2;IF(LEN([.B3154])=5;3;IF(LEN([.B3154])=6;4;IF(LEN([.B3154])=7;5;&quot;Fehler&quot;))))))" office:value-type="float" office:value="3" calcext:value-type="float">
            <text:p>3</text:p>
          </table:table-cell>
          <table:table-cell office:value-type="string" calcext:value-type="string">
            <text:p>WFM 3</text:p>
          </table:table-cell>
          <table:table-cell office:value-type="string" calcext:value-type="string">
            <text:p>FOERDERTECHNIK <text:s/>HEBEZEUGE <text:s/>ROHRLEITUNGEN</text:p>
          </table:table-cell>
          <table:table-cell table:number-columns-repeated="5"/>
        </table:table-row>
        <table:table-row table:style-name="ro1">
          <table:table-cell table:formula="of:=IF(LEN([.B3155])=1;0;IF(LEN([.B3155])=2;1;IF(LEN([.B3155])=3;2;IF(LEN([.B3155])=5;3;IF(LEN([.B3155])=6;4;IF(LEN([.B3155])=7;5;&quot;Fehler&quot;))))))" office:value-type="float" office:value="1" calcext:value-type="float">
            <text:p>1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ELEKTROTECHNIK <text:s/>ELEKTRONIK - NACHRICHTENTECHNIK : GESAMTDARSTEL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3156])=1;0;IF(LEN([.B3156])=2;1;IF(LEN([.B3156])=3;2;IF(LEN([.B3156])=5;3;IF(LEN([.B3156])=6;4;IF(LEN([.B3156])=7;5;&quot;Fehler&quot;))))))" office:value-type="float" office:value="2" calcext:value-type="float">
            <text:p>2</text:p>
          </table:table-cell>
          <table:table-cell office:value-type="string" calcext:value-type="string">
            <text:p>WGK</text:p>
          </table:table-cell>
          <table:table-cell office:value-type="string" calcext:value-type="string">
            <text:p>GRUNDLAGEN DER ELEKTROTECHNIK - ALLGEMEINE ELEKTROTECHNIK - THEORETISCHE ELEKTROTECHNIK</text:p>
          </table:table-cell>
          <table:table-cell table:number-columns-repeated="5"/>
        </table:table-row>
        <table:table-row table:style-name="ro1">
          <table:table-cell table:formula="of:=IF(LEN([.B3157])=1;0;IF(LEN([.B3157])=2;1;IF(LEN([.B3157])=3;2;IF(LEN([.B3157])=5;3;IF(LEN([.B3157])=6;4;IF(LEN([.B3157])=7;5;&quot;Fehler&quot;))))))" office:value-type="float" office:value="3" calcext:value-type="float">
            <text:p>3</text:p>
          </table:table-cell>
          <table:table-cell office:value-type="string" calcext:value-type="string">
            <text:p>WGK 3</text:p>
          </table:table-cell>
          <table:table-cell office:value-type="string" calcext:value-type="string">
            <text:p>MATHEMATISCHE VERFAHREN DER ELEKTROTECHNIK UND ELEKTRONIK</text:p>
          </table:table-cell>
          <table:table-cell table:number-columns-repeated="5"/>
        </table:table-row>
        <table:table-row table:style-name="ro1">
          <table:table-cell table:formula="of:=IF(LEN([.B3158])=1;0;IF(LEN([.B3158])=2;1;IF(LEN([.B3158])=3;2;IF(LEN([.B3158])=5;3;IF(LEN([.B3158])=6;4;IF(LEN([.B3158])=7;5;&quot;Fehler&quot;))))))" office:value-type="float" office:value="3" calcext:value-type="float">
            <text:p>3</text:p>
          </table:table-cell>
          <table:table-cell office:value-type="string" calcext:value-type="string">
            <text:p>WGK 4</text:p>
          </table:table-cell>
          <table:table-cell office:value-type="string" calcext:value-type="string">
            <text:p>WERKSTOFFE DER ELEKTROTECHNIK UND ELEKTRONIK</text:p>
          </table:table-cell>
          <table:table-cell table:number-columns-repeated="5"/>
        </table:table-row>
        <table:table-row table:style-name="ro1">
          <table:table-cell table:formula="of:=IF(LEN([.B3159])=1;0;IF(LEN([.B3159])=2;1;IF(LEN([.B3159])=3;2;IF(LEN([.B3159])=5;3;IF(LEN([.B3159])=6;4;IF(LEN([.B3159])=7;5;&quot;Fehler&quot;))))))" office:value-type="float" office:value="3" calcext:value-type="float">
            <text:p>3</text:p>
          </table:table-cell>
          <table:table-cell office:value-type="string" calcext:value-type="string">
            <text:p>WGK 6</text:p>
          </table:table-cell>
          <table:table-cell office:value-type="string" calcext:value-type="string">
            <text:p>ELEKTRISCHE MESSTECHNIK <text:s/>ELEKTRONISCHE MESSTECHNIK</text:p>
          </table:table-cell>
          <table:table-cell table:number-columns-repeated="5"/>
        </table:table-row>
        <table:table-row table:style-name="ro1">
          <table:table-cell table:formula="of:=IF(LEN([.B3160])=1;0;IF(LEN([.B3160])=2;1;IF(LEN([.B3160])=3;2;IF(LEN([.B3160])=5;3;IF(LEN([.B3160])=6;4;IF(LEN([.B3160])=7;5;&quot;Fehler&quot;))))))" office:value-type="float" office:value="2" calcext:value-type="float">
            <text:p>2</text:p>
          </table:table-cell>
          <table:table-cell office:value-type="string" calcext:value-type="string">
            <text:p>WGL</text:p>
          </table:table-cell>
          <table:table-cell office:value-type="string" calcext:value-type="string">
            <text:p>ALLGEMEINE ELEKTRISCHE UND ELEKTRONISCHE SCHALTUNGSTECHNIK : GESAMTDARSTELLUNGEN</text:p>
          </table:table-cell>
          <table:table-cell table:number-columns-repeated="5"/>
        </table:table-row>
        <table:table-row table:style-name="ro1">
          <table:table-cell table:formula="of:=IF(LEN([.B3161])=1;0;IF(LEN([.B3161])=2;1;IF(LEN([.B3161])=3;2;IF(LEN([.B3161])=5;3;IF(LEN([.B3161])=6;4;IF(LEN([.B3161])=7;5;&quot;Fehler&quot;))))))" office:value-type="float" office:value="3" calcext:value-type="float">
            <text:p>3</text:p>
          </table:table-cell>
          <table:table-cell office:value-type="string" calcext:value-type="string">
            <text:p>WGL 1</text:p>
          </table:table-cell>
          <table:table-cell office:value-type="string" calcext:value-type="string">
            <text:p>ALLGEMEINE ELEKTRONIK <text:s/>ELEKTRONISCHE SCHALTUNGEN</text:p>
          </table:table-cell>
          <table:table-cell table:number-columns-repeated="5"/>
        </table:table-row>
        <table:table-row table:style-name="ro1">
          <table:table-cell table:formula="of:=IF(LEN([.B3162])=1;0;IF(LEN([.B3162])=2;1;IF(LEN([.B3162])=3;2;IF(LEN([.B3162])=5;3;IF(LEN([.B3162])=6;4;IF(LEN([.B3162])=7;5;&quot;Fehler&quot;))))))" office:value-type="float" office:value="4" calcext:value-type="float">
            <text:p>4</text:p>
          </table:table-cell>
          <table:table-cell office:value-type="string" calcext:value-type="string">
            <text:p>WGL 10</text:p>
          </table:table-cell>
          <table:table-cell office:value-type="string" calcext:value-type="string">
            <text:p>INFORMATIK <text:s/>ELEKTRONISCHE DATENVERARBEITUNG</text:p>
          </table:table-cell>
          <table:table-cell table:number-columns-repeated="5"/>
        </table:table-row>
        <table:table-row table:style-name="ro1">
          <table:table-cell table:formula="of:=IF(LEN([.B3163])=1;0;IF(LEN([.B3163])=2;1;IF(LEN([.B3163])=3;2;IF(LEN([.B3163])=5;3;IF(LEN([.B3163])=6;4;IF(LEN([.B3163])=7;5;&quot;Fehler&quot;))))))" office:value-type="float" office:value="5" calcext:value-type="float">
            <text:p>5</text:p>
          </table:table-cell>
          <table:table-cell office:value-type="string" calcext:value-type="string">
            <text:p>WGL 102</text:p>
          </table:table-cell>
          <table:table-cell office:value-type="string" calcext:value-type="string">
            <text:p>NACHSCHLAGEWERKE - BIBLIOGRAPHIEN - WOERTERBUECHER – BERUFSKUNDE</text:p>
          </table:table-cell>
          <table:table-cell table:number-columns-repeated="5"/>
        </table:table-row>
        <table:table-row table:style-name="ro1">
          <table:table-cell table:formula="of:=IF(LEN([.B3164])=1;0;IF(LEN([.B3164])=2;1;IF(LEN([.B3164])=3;2;IF(LEN([.B3164])=5;3;IF(LEN([.B3164])=6;4;IF(LEN([.B3164])=7;5;&quot;Fehler&quot;))))))" office:value-type="float" office:value="5" calcext:value-type="float">
            <text:p>5</text:p>
          </table:table-cell>
          <table:table-cell office:value-type="string" calcext:value-type="string">
            <text:p>WGL 104</text:p>
          </table:table-cell>
          <table:table-cell office:value-type="string" calcext:value-type="string">
            <text:p>GESCHICHTE DER DATENVERARBEITUNG <text:s/>COMPUTER UND GESELLSCHAFT <text:s/>MENSCH UND COMPUTER <text:s/>PHILOSOPHIE UND SOZIOLOGIE DER DATENVERARBEITUNG</text:p>
          </table:table-cell>
          <table:table-cell table:number-columns-repeated="5"/>
        </table:table-row>
        <table:table-row table:style-name="ro1">
          <table:table-cell table:formula="of:=IF(LEN([.B3165])=1;0;IF(LEN([.B3165])=2;1;IF(LEN([.B3165])=3;2;IF(LEN([.B3165])=5;3;IF(LEN([.B3165])=6;4;IF(LEN([.B3165])=7;5;&quot;Fehler&quot;))))))" office:value-type="float" office:value="5" calcext:value-type="float">
            <text:p>5</text:p>
          </table:table-cell>
          <table:table-cell office:value-type="string" calcext:value-type="string">
            <text:p>WGL 105</text:p>
          </table:table-cell>
          <table:table-cell office:value-type="string" calcext:value-type="string">
            <text:p>THEORETISCHE INFORMATIK <text:s/>MATHEMATISCHE METHODEN DER DATENVERARBEITUNG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GL 1052</text:p>
          </table:table-cell>
          <table:table-cell office:value-type="string" calcext:value-type="string">
            <text:p>AUTOMATENTHEORIE <text:s/>FORMALE SPRACHEN</text:p>
          </table:table-cell>
          <table:table-cell table:number-columns-repeated="5"/>
        </table:table-row>
        <table:table-row table:style-name="ro1">
          <table:table-cell table:formula="of:=IF(LEN([.B3167])=1;0;IF(LEN([.B3167])=2;1;IF(LEN([.B3167])=3;2;IF(LEN([.B3167])=5;3;IF(LEN([.B3167])=6;4;IF(LEN([.B3167])=7;5;&quot;Fehler&quot;))))))" office:value-type="float" office:value="5" calcext:value-type="float">
            <text:p>5</text:p>
          </table:table-cell>
          <table:table-cell office:value-type="string" calcext:value-type="string">
            <text:p>WGL 109</text:p>
          </table:table-cell>
          <table:table-cell office:value-type="string" calcext:value-type="string">
            <text:p>DATENSICHERUNG <text:s/>KRYPTOLOGIE <text:s/>COMPUTERSICHERHEIT</text:p>
          </table:table-cell>
          <table:table-cell table:number-columns-repeated="5"/>
        </table:table-row>
        <table:table-row table:style-name="ro1">
          <table:table-cell table:formula="of:=IF(LEN([.B3168])=1;0;IF(LEN([.B3168])=2;1;IF(LEN([.B3168])=3;2;IF(LEN([.B3168])=5;3;IF(LEN([.B3168])=6;4;IF(LEN([.B3168])=7;5;&quot;Fehler&quot;))))))" office:value-type="float" office:value="4" calcext:value-type="float">
            <text:p>4</text:p>
          </table:table-cell>
          <table:table-cell office:value-type="string" calcext:value-type="string">
            <text:p>WGL 11</text:p>
          </table:table-cell>
          <table:table-cell office:value-type="string" calcext:value-type="string">
            <text:p>TECHNISCHE INFORMATIK <text:s/>HARDWARE <text:s/>DIGITALRECHNER</text:p>
          </table:table-cell>
          <table:table-cell table:number-columns-repeated="5"/>
        </table:table-row>
        <table:table-row table:style-name="ro1">
          <table:table-cell table:formula="of:=IF(LEN([.B3169])=1;0;IF(LEN([.B3169])=2;1;IF(LEN([.B3169])=3;2;IF(LEN([.B3169])=5;3;IF(LEN([.B3169])=6;4;IF(LEN([.B3169])=7;5;&quot;Fehler&quot;))))))" office:value-type="float" office:value="5" calcext:value-type="float">
            <text:p>5</text:p>
          </table:table-cell>
          <table:table-cell office:value-type="string" calcext:value-type="string">
            <text:p>WGL 112</text:p>
          </table:table-cell>
          <table:table-cell office:value-type="string" calcext:value-type="string">
            <text:p>ZENTRALEINHEIT</text:p>
          </table:table-cell>
          <table:table-cell table:number-columns-repeated="5"/>
        </table:table-row>
        <table:table-row table:style-name="ro1">
          <table:table-cell table:formula="of:=IF(LEN([.B3170])=1;0;IF(LEN([.B3170])=2;1;IF(LEN([.B3170])=3;2;IF(LEN([.B3170])=5;3;IF(LEN([.B3170])=6;4;IF(LEN([.B3170])=7;5;&quot;Fehler&quot;))))))" office:value-type="float" office:value="5" calcext:value-type="float">
            <text:p>5</text:p>
          </table:table-cell>
          <table:table-cell office:value-type="string" calcext:value-type="string">
            <text:p>WGL 113</text:p>
          </table:table-cell>
          <table:table-cell office:value-type="string" calcext:value-type="string">
            <text:p>PERIPHERIEGERAETE</text:p>
          </table:table-cell>
          <table:table-cell table:number-columns-repeated="5"/>
        </table:table-row>
        <table:table-row table:style-name="ro1">
          <table:table-cell table:formula="of:=IF(LEN([.B3171])=1;0;IF(LEN([.B3171])=2;1;IF(LEN([.B3171])=3;2;IF(LEN([.B3171])=5;3;IF(LEN([.B3171])=6;4;IF(LEN([.B3171])=7;5;&quot;Fehler&quot;))))))" office:value-type="float" office:value="5" calcext:value-type="float">
            <text:p>5</text:p>
          </table:table-cell>
          <table:table-cell office:value-type="string" calcext:value-type="string">
            <text:p>WGL 114</text:p>
          </table:table-cell>
          <table:table-cell office:value-type="string" calcext:value-type="string">
            <text:p>DATENSPEICHERUNG <text:s/>DATENTRAEGER <text:s/>LAUFWERKE</text:p>
          </table:table-cell>
          <table:table-cell table:number-columns-repeated="5"/>
        </table:table-row>
        <table:table-row table:style-name="ro1">
          <table:table-cell table:formula="of:=IF(LEN([.B3172])=1;0;IF(LEN([.B3172])=2;1;IF(LEN([.B3172])=3;2;IF(LEN([.B3172])=5;3;IF(LEN([.B3172])=6;4;IF(LEN([.B3172])=7;5;&quot;Fehler&quot;))))))" office:value-type="float" office:value="5" calcext:value-type="float">
            <text:p>5</text:p>
          </table:table-cell>
          <table:table-cell office:value-type="string" calcext:value-type="string">
            <text:p>WGL 115</text:p>
          </table:table-cell>
          <table:table-cell office:value-type="string" calcext:value-type="string">
            <text:p>BETRIEBSARTEN <text:s/>RECHENZENTREN</text:p>
          </table:table-cell>
          <table:table-cell table:number-columns-repeated="5"/>
        </table:table-row>
        <table:table-row table:style-name="ro1">
          <table:table-cell table:formula="of:=IF(LEN([.B3173])=1;0;IF(LEN([.B3173])=2;1;IF(LEN([.B3173])=3;2;IF(LEN([.B3173])=5;3;IF(LEN([.B3173])=6;4;IF(LEN([.B3173])=7;5;&quot;Fehler&quot;))))))" office:value-type="float" office:value="4" calcext:value-type="float">
            <text:p>4</text:p>
          </table:table-cell>
          <table:table-cell office:value-type="string" calcext:value-type="string">
            <text:p>WGL 12</text:p>
          </table:table-cell>
          <table:table-cell office:value-type="string" calcext:value-type="string">
            <text:p>SOFTWARE</text:p>
          </table:table-cell>
          <table:table-cell table:number-columns-repeated="5"/>
        </table:table-row>
        <table:table-row table:style-name="ro1">
          <table:table-cell table:formula="of:=IF(LEN([.B3174])=1;0;IF(LEN([.B3174])=2;1;IF(LEN([.B3174])=3;2;IF(LEN([.B3174])=5;3;IF(LEN([.B3174])=6;4;IF(LEN([.B3174])=7;5;&quot;Fehler&quot;))))))" office:value-type="float" office:value="5" calcext:value-type="float">
            <text:p>5</text:p>
          </table:table-cell>
          <table:table-cell office:value-type="string" calcext:value-type="string">
            <text:p>WGL 122</text:p>
          </table:table-cell>
          <table:table-cell office:value-type="string" calcext:value-type="string">
            <text:p>BETRIEBSSYSTEME <text:s/>SYSTEMPROGRAMME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GL 1224</text:p>
          </table:table-cell>
          <table:table-cell office:value-type="string" calcext:value-type="string">
            <text:p>WINDOWS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GL 1226</text:p>
          </table:table-cell>
          <table:table-cell office:value-type="string" calcext:value-type="string">
            <text:p>UNIX <text:s/>LINUX</text:p>
          </table:table-cell>
          <table:table-cell table:number-columns-repeated="5"/>
        </table:table-row>
        <table:table-row table:style-name="ro1">
          <table:table-cell table:formula="of:=IF(LEN([.B3177])=1;0;IF(LEN([.B3177])=2;1;IF(LEN([.B3177])=3;2;IF(LEN([.B3177])=5;3;IF(LEN([.B3177])=6;4;IF(LEN([.B3177])=7;5;&quot;Fehler&quot;))))))" office:value-type="float" office:value="5" calcext:value-type="float">
            <text:p>5</text:p>
          </table:table-cell>
          <table:table-cell office:value-type="string" calcext:value-type="string">
            <text:p>WGL 123</text:p>
          </table:table-cell>
          <table:table-cell office:value-type="string" calcext:value-type="string">
            <text:p>DATENORGANISATION <text:s/>DATENSTRUKTUREN</text:p>
          </table:table-cell>
          <table:table-cell table:number-columns-repeated="5"/>
        </table:table-row>
        <table:table-row table:style-name="ro1">
          <table:table-cell table:formula="of:=IF(LEN([.B3178])=1;0;IF(LEN([.B3178])=2;1;IF(LEN([.B3178])=3;2;IF(LEN([.B3178])=5;3;IF(LEN([.B3178])=6;4;IF(LEN([.B3178])=7;5;&quot;Fehler&quot;))))))" office:value-type="float" office:value="5" calcext:value-type="float">
            <text:p>5</text:p>
          </table:table-cell>
          <table:table-cell office:value-type="string" calcext:value-type="string">
            <text:p>WGL 124</text:p>
          </table:table-cell>
          <table:table-cell office:value-type="string" calcext:value-type="string">
            <text:p>SOFTWARE-ENGINEERING <text:s/>SOFTWARE-ENTWICKLUNG PROGRAMMIERUNG <text:s/>PROGRAMMIERSPRACHEN</text:p>
          </table:table-cell>
          <table:table-cell table:number-columns-repeated="5"/>
        </table:table-row>
        <table:table-row table:style-name="ro1">
          <table:table-cell table:formula="of:=IF(LEN([.B3179])=1;0;IF(LEN([.B3179])=2;1;IF(LEN([.B3179])=3;2;IF(LEN([.B3179])=5;3;IF(LEN([.B3179])=6;4;IF(LEN([.B3179])=7;5;&quot;Fehler&quot;))))))" office:value-type="float" office:value="5" calcext:value-type="float">
            <text:p>5</text:p>
          </table:table-cell>
          <table:table-cell office:value-type="string" calcext:value-type="string">
            <text:p>WGL 125</text:p>
          </table:table-cell>
          <table:table-cell office:value-type="string" calcext:value-type="string">
            <text:p>MASCHINENSPRACHE <text:s/>ASSEMBLER COMPILER INTERPRETER PROGRAMMGENERATOREN</text:p>
          </table:table-cell>
          <table:table-cell table:number-columns-repeated="5"/>
        </table:table-row>
        <table:table-row table:style-name="ro1">
          <table:table-cell table:formula="of:=IF(LEN([.B3180])=1;0;IF(LEN([.B3180])=2;1;IF(LEN([.B3180])=3;2;IF(LEN([.B3180])=5;3;IF(LEN([.B3180])=6;4;IF(LEN([.B3180])=7;5;&quot;Fehler&quot;))))))" office:value-type="float" office:value="5" calcext:value-type="float">
            <text:p>5</text:p>
          </table:table-cell>
          <table:table-cell office:value-type="string" calcext:value-type="string">
            <text:p>WGL 126</text:p>
          </table:table-cell>
          <table:table-cell office:value-type="string" calcext:value-type="string">
            <text:p>HOEHERE PROGRAMMIERSPRACHE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GL 1261</text:p>
          </table:table-cell>
          <table:table-cell office:value-type="string" calcext:value-type="string">
            <text:p>ALGOL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GL 1262</text:p>
          </table:table-cell>
          <table:table-cell office:value-type="string" calcext:value-type="string">
            <text:p>BASIC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GL 1264</text:p>
          </table:table-cell>
          <table:table-cell office:value-type="string" calcext:value-type="string">
            <text:p>COBOL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GL 1265</text:p>
          </table:table-cell>
          <table:table-cell office:value-type="string" calcext:value-type="string">
            <text:p>FORTRA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GL 1266</text:p>
          </table:table-cell>
          <table:table-cell office:value-type="string" calcext:value-type="string">
            <text:p>PASCAL <text:s/>DELPHI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GL 1267</text:p>
          </table:table-cell>
          <table:table-cell office:value-type="string" calcext:value-type="string">
            <text:p>C <text:s/>ADA <text:s/>MODULA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GL 1268</text:p>
          </table:table-cell>
          <table:table-cell office:value-type="string" calcext:value-type="string">
            <text:p>JAVA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GL 1269</text:p>
          </table:table-cell>
          <table:table-cell office:value-type="string" calcext:value-type="string">
            <text:p>PL-1</text:p>
          </table:table-cell>
          <table:table-cell table:number-columns-repeated="5"/>
        </table:table-row>
        <table:table-row table:style-name="ro1">
          <table:table-cell table:formula="of:=IF(LEN([.B3189])=1;0;IF(LEN([.B3189])=2;1;IF(LEN([.B3189])=3;2;IF(LEN([.B3189])=5;3;IF(LEN([.B3189])=6;4;IF(LEN([.B3189])=7;5;&quot;Fehler&quot;))))))" office:value-type="float" office:value="5" calcext:value-type="float">
            <text:p>5</text:p>
          </table:table-cell>
          <table:table-cell office:value-type="string" calcext:value-type="string">
            <text:p>WGL 127</text:p>
          </table:table-cell>
          <table:table-cell office:value-type="string" calcext:value-type="string">
            <text:p>SONSTIGE PROGRAMMIERSPRACHEN</text:p>
          </table:table-cell>
          <table:table-cell table:number-columns-repeated="5"/>
        </table:table-row>
        <table:table-row table:style-name="ro1">
          <table:table-cell table:formula="of:=IF(LEN([.B3190])=1;0;IF(LEN([.B3190])=2;1;IF(LEN([.B3190])=3;2;IF(LEN([.B3190])=5;3;IF(LEN([.B3190])=6;4;IF(LEN([.B3190])=7;5;&quot;Fehler&quot;))))))" office:value-type="float" office:value="4" calcext:value-type="float">
            <text:p>4</text:p>
          </table:table-cell>
          <table:table-cell office:value-type="string" calcext:value-type="string">
            <text:p>WGL 13</text:p>
          </table:table-cell>
          <table:table-cell office:value-type="string" calcext:value-type="string">
            <text:p>MIKROCOMPUTER <text:s/>PC <text:s/>TASCHENRECHNER</text:p>
          </table:table-cell>
          <table:table-cell table:number-columns-repeated="5"/>
        </table:table-row>
        <table:table-row table:style-name="ro1">
          <table:table-cell table:formula="of:=IF(LEN([.B3191])=1;0;IF(LEN([.B3191])=2;1;IF(LEN([.B3191])=3;2;IF(LEN([.B3191])=5;3;IF(LEN([.B3191])=6;4;IF(LEN([.B3191])=7;5;&quot;Fehler&quot;))))))" office:value-type="float" office:value="5" calcext:value-type="float">
            <text:p>5</text:p>
          </table:table-cell>
          <table:table-cell office:value-type="string" calcext:value-type="string">
            <text:p>WGL 132</text:p>
          </table:table-cell>
          <table:table-cell office:value-type="string" calcext:value-type="string">
            <text:p>EINZELNE PC-MODELLE</text:p>
          </table:table-cell>
          <table:table-cell table:number-columns-repeated="5"/>
        </table:table-row>
        <table:table-row table:style-name="ro1">
          <table:table-cell table:formula="of:=IF(LEN([.B3192])=1;0;IF(LEN([.B3192])=2;1;IF(LEN([.B3192])=3;2;IF(LEN([.B3192])=5;3;IF(LEN([.B3192])=6;4;IF(LEN([.B3192])=7;5;&quot;Fehler&quot;))))))" office:value-type="float" office:value="5" calcext:value-type="float">
            <text:p>5</text:p>
          </table:table-cell>
          <table:table-cell office:value-type="string" calcext:value-type="string">
            <text:p>WGL 133</text:p>
          </table:table-cell>
          <table:table-cell office:value-type="string" calcext:value-type="string">
            <text:p>MIKROPROZESSOREN <text:s/>MIKROCONTROLLER</text:p>
          </table:table-cell>
          <table:table-cell table:number-columns-repeated="5"/>
        </table:table-row>
        <table:table-row table:style-name="ro1">
          <table:table-cell table:formula="of:=IF(LEN([.B3193])=1;0;IF(LEN([.B3193])=2;1;IF(LEN([.B3193])=3;2;IF(LEN([.B3193])=5;3;IF(LEN([.B3193])=6;4;IF(LEN([.B3193])=7;5;&quot;Fehler&quot;))))))" office:value-type="float" office:value="5" calcext:value-type="float">
            <text:p>5</text:p>
          </table:table-cell>
          <table:table-cell office:value-type="string" calcext:value-type="string">
            <text:p>WGL 134</text:p>
          </table:table-cell>
          <table:table-cell office:value-type="string" calcext:value-type="string">
            <text:p>SPEZIELLE MIKROPROZESSOREN UND MICROCONTROLLER</text:p>
          </table:table-cell>
          <table:table-cell table:number-columns-repeated="5"/>
        </table:table-row>
        <table:table-row table:style-name="ro1">
          <table:table-cell table:formula="of:=IF(LEN([.B3194])=1;0;IF(LEN([.B3194])=2;1;IF(LEN([.B3194])=3;2;IF(LEN([.B3194])=5;3;IF(LEN([.B3194])=6;4;IF(LEN([.B3194])=7;5;&quot;Fehler&quot;))))))" office:value-type="float" office:value="5" calcext:value-type="float">
            <text:p>5</text:p>
          </table:table-cell>
          <table:table-cell office:value-type="string" calcext:value-type="string">
            <text:p>WGL 135</text:p>
          </table:table-cell>
          <table:table-cell office:value-type="string" calcext:value-type="string">
            <text:p>TASCHENRECHNER <text:s/>TRAGBARE PC</text:p>
          </table:table-cell>
          <table:table-cell table:number-columns-repeated="5"/>
        </table:table-row>
        <table:table-row table:style-name="ro1">
          <table:table-cell table:formula="of:=IF(LEN([.B3195])=1;0;IF(LEN([.B3195])=2;1;IF(LEN([.B3195])=3;2;IF(LEN([.B3195])=5;3;IF(LEN([.B3195])=6;4;IF(LEN([.B3195])=7;5;&quot;Fehler&quot;))))))" office:value-type="float" office:value="4" calcext:value-type="float">
            <text:p>4</text:p>
          </table:table-cell>
          <table:table-cell office:value-type="string" calcext:value-type="string">
            <text:p>WGL 14</text:p>
          </table:table-cell>
          <table:table-cell office:value-type="string" calcext:value-type="string">
            <text:p>PRAKTISCHE INFORMATIK <text:s/>MULTIMEDIA : GESAMTDARSTELLUNGEN</text:p>
          </table:table-cell>
          <table:table-cell table:number-columns-repeated="5"/>
        </table:table-row>
        <table:table-row table:style-name="ro1">
          <table:table-cell table:formula="of:=IF(LEN([.B3196])=1;0;IF(LEN([.B3196])=2;1;IF(LEN([.B3196])=3;2;IF(LEN([.B3196])=5;3;IF(LEN([.B3196])=6;4;IF(LEN([.B3196])=7;5;&quot;Fehler&quot;))))))" office:value-type="float" office:value="5" calcext:value-type="float">
            <text:p>5</text:p>
          </table:table-cell>
          <table:table-cell office:value-type="string" calcext:value-type="string">
            <text:p>WGL 143</text:p>
          </table:table-cell>
          <table:table-cell office:value-type="string" calcext:value-type="string">
            <text:p>INFORMATIONSSYSTEME <text:s/>DATENBANKEN</text:p>
          </table:table-cell>
          <table:table-cell table:number-columns-repeated="5"/>
        </table:table-row>
        <table:table-row table:style-name="ro1">
          <table:table-cell table:formula="of:=IF(LEN([.B3197])=1;0;IF(LEN([.B3197])=2;1;IF(LEN([.B3197])=3;2;IF(LEN([.B3197])=5;3;IF(LEN([.B3197])=6;4;IF(LEN([.B3197])=7;5;&quot;Fehler&quot;))))))" office:value-type="float" office:value="5" calcext:value-type="float">
            <text:p>5</text:p>
          </table:table-cell>
          <table:table-cell office:value-type="string" calcext:value-type="string">
            <text:p>WGL 144</text:p>
          </table:table-cell>
          <table:table-cell office:value-type="string" calcext:value-type="string">
            <text:p>GRAPHISCHE DATENVERARBEITUNG</text:p>
          </table:table-cell>
          <table:table-cell table:number-columns-repeated="5"/>
        </table:table-row>
        <table:table-row table:style-name="ro1">
          <table:table-cell table:formula="of:=IF(LEN([.B3198])=1;0;IF(LEN([.B3198])=2;1;IF(LEN([.B3198])=3;2;IF(LEN([.B3198])=5;3;IF(LEN([.B3198])=6;4;IF(LEN([.B3198])=7;5;&quot;Fehler&quot;))))))" office:value-type="float" office:value="5" calcext:value-type="float">
            <text:p>5</text:p>
          </table:table-cell>
          <table:table-cell office:value-type="string" calcext:value-type="string">
            <text:p>WGL 145</text:p>
          </table:table-cell>
          <table:table-cell office:value-type="string" calcext:value-type="string">
            <text:p>TEXTVERARBEITUNG <text:s/>DESKTOP PUBLISHING</text:p>
          </table:table-cell>
          <table:table-cell table:number-columns-repeated="5"/>
        </table:table-row>
        <table:table-row table:style-name="ro1">
          <table:table-cell table:formula="of:=IF(LEN([.B3199])=1;0;IF(LEN([.B3199])=2;1;IF(LEN([.B3199])=3;2;IF(LEN([.B3199])=5;3;IF(LEN([.B3199])=6;4;IF(LEN([.B3199])=7;5;&quot;Fehler&quot;))))))" office:value-type="float" office:value="4" calcext:value-type="float">
            <text:p>4</text:p>
          </table:table-cell>
          <table:table-cell office:value-type="string" calcext:value-type="string">
            <text:p>WGL 15</text:p>
          </table:table-cell>
          <table:table-cell office:value-type="string" calcext:value-type="string">
            <text:p>PROZESSAUTOMATISIERUNG <text:s/>ELEKTRONISCHE STEUERUNG UND REGELUNG <text:s/>PROZESSDATENVERARBEITUNG</text:p>
          </table:table-cell>
          <table:table-cell table:number-columns-repeated="5"/>
        </table:table-row>
        <table:table-row table:style-name="ro1">
          <table:table-cell table:formula="of:=IF(LEN([.B3200])=1;0;IF(LEN([.B3200])=2;1;IF(LEN([.B3200])=3;2;IF(LEN([.B3200])=5;3;IF(LEN([.B3200])=6;4;IF(LEN([.B3200])=7;5;&quot;Fehler&quot;))))))" office:value-type="float" office:value="4" calcext:value-type="float">
            <text:p>4</text:p>
          </table:table-cell>
          <table:table-cell office:value-type="string" calcext:value-type="string">
            <text:p>WGL 16</text:p>
          </table:table-cell>
          <table:table-cell office:value-type="string" calcext:value-type="string">
            <text:p>ANALOGE DATENVERARBEITUNG <text:s/>HYBRIDRECHNER</text:p>
          </table:table-cell>
          <table:table-cell table:number-columns-repeated="5"/>
        </table:table-row>
        <table:table-row table:style-name="ro1">
          <table:table-cell table:formula="of:=IF(LEN([.B3201])=1;0;IF(LEN([.B3201])=2;1;IF(LEN([.B3201])=3;2;IF(LEN([.B3201])=5;3;IF(LEN([.B3201])=6;4;IF(LEN([.B3201])=7;5;&quot;Fehler&quot;))))))" office:value-type="float" office:value="3" calcext:value-type="float">
            <text:p>3</text:p>
          </table:table-cell>
          <table:table-cell office:value-type="string" calcext:value-type="string">
            <text:p>WGL 2</text:p>
          </table:table-cell>
          <table:table-cell office:value-type="string" calcext:value-type="string">
            <text:p>OPTOELEKTRONIK <text:s/>FOTOELEKTRONIK</text:p>
          </table:table-cell>
          <table:table-cell table:number-columns-repeated="5"/>
        </table:table-row>
        <table:table-row table:style-name="ro1">
          <table:table-cell table:formula="of:=IF(LEN([.B3202])=1;0;IF(LEN([.B3202])=2;1;IF(LEN([.B3202])=3;2;IF(LEN([.B3202])=5;3;IF(LEN([.B3202])=6;4;IF(LEN([.B3202])=7;5;&quot;Fehler&quot;))))))" office:value-type="float" office:value="3" calcext:value-type="float">
            <text:p>3</text:p>
          </table:table-cell>
          <table:table-cell office:value-type="string" calcext:value-type="string">
            <text:p>WGL 4</text:p>
          </table:table-cell>
          <table:table-cell office:value-type="string" calcext:value-type="string">
            <text:p>BAUELEMENTE DER ELEKTROTECHNIK UND ELEKTRONIK UND IHRE SCHALTUNGEN</text:p>
          </table:table-cell>
          <table:table-cell table:number-columns-repeated="5"/>
        </table:table-row>
        <table:table-row table:style-name="ro1">
          <table:table-cell table:formula="of:=IF(LEN([.B3203])=1;0;IF(LEN([.B3203])=2;1;IF(LEN([.B3203])=3;2;IF(LEN([.B3203])=5;3;IF(LEN([.B3203])=6;4;IF(LEN([.B3203])=7;5;&quot;Fehler&quot;))))))" office:value-type="float" office:value="4" calcext:value-type="float">
            <text:p>4</text:p>
          </table:table-cell>
          <table:table-cell office:value-type="string" calcext:value-type="string">
            <text:p>WGL 41</text:p>
          </table:table-cell>
          <table:table-cell office:value-type="string" calcext:value-type="string">
            <text:p>PASSIVE BAUELEMENTE <text:s/>WIDERSTAENDE <text:s/>KONDENSATOREN <text:s/>RELAIS</text:p>
          </table:table-cell>
          <table:table-cell table:number-columns-repeated="5"/>
        </table:table-row>
        <table:table-row table:style-name="ro1">
          <table:table-cell table:formula="of:=IF(LEN([.B3204])=1;0;IF(LEN([.B3204])=2;1;IF(LEN([.B3204])=3;2;IF(LEN([.B3204])=5;3;IF(LEN([.B3204])=6;4;IF(LEN([.B3204])=7;5;&quot;Fehler&quot;))))))" office:value-type="float" office:value="4" calcext:value-type="float">
            <text:p>4</text:p>
          </table:table-cell>
          <table:table-cell office:value-type="string" calcext:value-type="string">
            <text:p>WGL 42</text:p>
          </table:table-cell>
          <table:table-cell office:value-type="string" calcext:value-type="string">
            <text:p>VAKUUMELEKTRONIK <text:s/>ELEKTRONENROEHREN <text:s/>IONENROEHREN</text:p>
          </table:table-cell>
          <table:table-cell table:number-columns-repeated="5"/>
        </table:table-row>
        <table:table-row table:style-name="ro1">
          <table:table-cell table:formula="of:=IF(LEN([.B3205])=1;0;IF(LEN([.B3205])=2;1;IF(LEN([.B3205])=3;2;IF(LEN([.B3205])=5;3;IF(LEN([.B3205])=6;4;IF(LEN([.B3205])=7;5;&quot;Fehler&quot;))))))" office:value-type="float" office:value="4" calcext:value-type="float">
            <text:p>4</text:p>
          </table:table-cell>
          <table:table-cell office:value-type="string" calcext:value-type="string">
            <text:p>WGL 43</text:p>
          </table:table-cell>
          <table:table-cell office:value-type="string" calcext:value-type="string">
            <text:p>HALBLEITERBAUELEMENTE <text:s/>HALBLEITERSCHALTUNGEN FESTKOERPERELEKTRONIK</text:p>
          </table:table-cell>
          <table:table-cell table:number-columns-repeated="5"/>
        </table:table-row>
        <table:table-row table:style-name="ro1">
          <table:table-cell table:formula="of:=IF(LEN([.B3206])=1;0;IF(LEN([.B3206])=2;1;IF(LEN([.B3206])=3;2;IF(LEN([.B3206])=5;3;IF(LEN([.B3206])=6;4;IF(LEN([.B3206])=7;5;&quot;Fehler&quot;))))))" office:value-type="float" office:value="5" calcext:value-type="float">
            <text:p>5</text:p>
          </table:table-cell>
          <table:table-cell office:value-type="string" calcext:value-type="string">
            <text:p>WGL 431</text:p>
          </table:table-cell>
          <table:table-cell office:value-type="string" calcext:value-type="string">
            <text:p>HALBLEITERDIODEN</text:p>
          </table:table-cell>
          <table:table-cell table:number-columns-repeated="5"/>
        </table:table-row>
        <table:table-row table:style-name="ro1">
          <table:table-cell table:formula="of:=IF(LEN([.B3207])=1;0;IF(LEN([.B3207])=2;1;IF(LEN([.B3207])=3;2;IF(LEN([.B3207])=5;3;IF(LEN([.B3207])=6;4;IF(LEN([.B3207])=7;5;&quot;Fehler&quot;))))))" office:value-type="float" office:value="5" calcext:value-type="float">
            <text:p>5</text:p>
          </table:table-cell>
          <table:table-cell office:value-type="string" calcext:value-type="string">
            <text:p>WGL 432</text:p>
          </table:table-cell>
          <table:table-cell office:value-type="string" calcext:value-type="string">
            <text:p>TRANSISTORE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GL 4322</text:p>
          </table:table-cell>
          <table:table-cell office:value-type="string" calcext:value-type="string">
            <text:p>FELDEFFEKTTRANSISTOREN <text:s/>UNIPOLARE TRANSISTOREN</text:p>
          </table:table-cell>
          <table:table-cell table:number-columns-repeated="5"/>
        </table:table-row>
        <table:table-row table:style-name="ro1">
          <table:table-cell table:formula="of:=IF(LEN([.B3209])=1;0;IF(LEN([.B3209])=2;1;IF(LEN([.B3209])=3;2;IF(LEN([.B3209])=5;3;IF(LEN([.B3209])=6;4;IF(LEN([.B3209])=7;5;&quot;Fehler&quot;))))))" office:value-type="float" office:value="5" calcext:value-type="float">
            <text:p>5</text:p>
          </table:table-cell>
          <table:table-cell office:value-type="string" calcext:value-type="string">
            <text:p>WGL 433</text:p>
          </table:table-cell>
          <table:table-cell office:value-type="string" calcext:value-type="string">
            <text:p>THYRISTOREN <text:s/>TRIACS</text:p>
          </table:table-cell>
          <table:table-cell table:number-columns-repeated="5"/>
        </table:table-row>
        <table:table-row table:style-name="ro1">
          <table:table-cell table:formula="of:=IF(LEN([.B3210])=1;0;IF(LEN([.B3210])=2;1;IF(LEN([.B3210])=3;2;IF(LEN([.B3210])=5;3;IF(LEN([.B3210])=6;4;IF(LEN([.B3210])=7;5;&quot;Fehler&quot;))))))" office:value-type="float" office:value="5" calcext:value-type="float">
            <text:p>5</text:p>
          </table:table-cell>
          <table:table-cell office:value-type="string" calcext:value-type="string">
            <text:p>WGL 437</text:p>
          </table:table-cell>
          <table:table-cell office:value-type="string" calcext:value-type="string">
            <text:p>MIKROELEKTRONIK <text:s/>INTEGRIERTE SCHALTUNGEN</text:p>
          </table:table-cell>
          <table:table-cell table:number-columns-repeated="5"/>
        </table:table-row>
        <table:table-row table:style-name="ro1">
          <table:table-cell table:formula="of:=IF(LEN([.B3211])=1;0;IF(LEN([.B3211])=2;1;IF(LEN([.B3211])=3;2;IF(LEN([.B3211])=5;3;IF(LEN([.B3211])=6;4;IF(LEN([.B3211])=7;5;&quot;Fehler&quot;))))))" office:value-type="float" office:value="3" calcext:value-type="float">
            <text:p>3</text:p>
          </table:table-cell>
          <table:table-cell office:value-type="string" calcext:value-type="string">
            <text:p>WGL 5</text:p>
          </table:table-cell>
          <table:table-cell office:value-type="string" calcext:value-type="string">
            <text:p>DIGITALSCHALTUNGEN</text:p>
          </table:table-cell>
          <table:table-cell table:number-columns-repeated="5"/>
        </table:table-row>
        <table:table-row table:style-name="ro1">
          <table:table-cell table:formula="of:=IF(LEN([.B3212])=1;0;IF(LEN([.B3212])=2;1;IF(LEN([.B3212])=3;2;IF(LEN([.B3212])=5;3;IF(LEN([.B3212])=6;4;IF(LEN([.B3212])=7;5;&quot;Fehler&quot;))))))" office:value-type="float" office:value="3" calcext:value-type="float">
            <text:p>3</text:p>
          </table:table-cell>
          <table:table-cell office:value-type="string" calcext:value-type="string">
            <text:p>WGL 6</text:p>
          </table:table-cell>
          <table:table-cell office:value-type="string" calcext:value-type="string">
            <text:p>ANALOGSCHALTUNGEN VERSTAERKERSCHALTUNGEN <text:s/>OSZILLATOREN</text:p>
          </table:table-cell>
          <table:table-cell table:number-columns-repeated="5"/>
        </table:table-row>
        <table:table-row table:style-name="ro1">
          <table:table-cell table:formula="of:=IF(LEN([.B3213])=1;0;IF(LEN([.B3213])=2;1;IF(LEN([.B3213])=3;2;IF(LEN([.B3213])=5;3;IF(LEN([.B3213])=6;4;IF(LEN([.B3213])=7;5;&quot;Fehler&quot;))))))" office:value-type="float" office:value="3" calcext:value-type="float">
            <text:p>3</text:p>
          </table:table-cell>
          <table:table-cell office:value-type="string" calcext:value-type="string">
            <text:p>WGL 9</text:p>
          </table:table-cell>
          <table:table-cell office:value-type="string" calcext:value-type="string">
            <text:p>SONSTIGE BAUELEMENTE DER ELEKTROTECHNIK UND ELEKTRONIK</text:p>
          </table:table-cell>
          <table:table-cell table:number-columns-repeated="5"/>
        </table:table-row>
        <table:table-row table:style-name="ro1">
          <table:table-cell table:formula="of:=IF(LEN([.B3214])=1;0;IF(LEN([.B3214])=2;1;IF(LEN([.B3214])=3;2;IF(LEN([.B3214])=5;3;IF(LEN([.B3214])=6;4;IF(LEN([.B3214])=7;5;&quot;Fehler&quot;))))))" office:value-type="float" office:value="2" calcext:value-type="float">
            <text:p>2</text:p>
          </table:table-cell>
          <table:table-cell office:value-type="string" calcext:value-type="string">
            <text:p>WGM</text:p>
          </table:table-cell>
          <table:table-cell office:value-type="string" calcext:value-type="string">
            <text:p>STARKSTROMTECHNIK ELEKTRISCHE ENERGIETECHNIK</text:p>
          </table:table-cell>
          <table:table-cell table:number-columns-repeated="5"/>
        </table:table-row>
        <table:table-row table:style-name="ro1">
          <table:table-cell table:formula="of:=IF(LEN([.B3215])=1;0;IF(LEN([.B3215])=2;1;IF(LEN([.B3215])=3;2;IF(LEN([.B3215])=5;3;IF(LEN([.B3215])=6;4;IF(LEN([.B3215])=7;5;&quot;Fehler&quot;))))))" office:value-type="float" office:value="3" calcext:value-type="float">
            <text:p>3</text:p>
          </table:table-cell>
          <table:table-cell office:value-type="string" calcext:value-type="string">
            <text:p>WGM 1</text:p>
          </table:table-cell>
          <table:table-cell office:value-type="string" calcext:value-type="string">
            <text:p>ELEKTRISCHE MASCHINEN ELEKTRISCHE ANTRIEBE</text:p>
          </table:table-cell>
          <table:table-cell table:number-columns-repeated="5"/>
        </table:table-row>
        <table:table-row table:style-name="ro1">
          <table:table-cell table:formula="of:=IF(LEN([.B3216])=1;0;IF(LEN([.B3216])=2;1;IF(LEN([.B3216])=3;2;IF(LEN([.B3216])=5;3;IF(LEN([.B3216])=6;4;IF(LEN([.B3216])=7;5;&quot;Fehler&quot;))))))" office:value-type="float" office:value="3" calcext:value-type="float">
            <text:p>3</text:p>
          </table:table-cell>
          <table:table-cell office:value-type="string" calcext:value-type="string">
            <text:p>WGM 2</text:p>
          </table:table-cell>
          <table:table-cell office:value-type="string" calcext:value-type="string">
            <text:p>UMFORMUNG ELEKTRISCHER ENERGIE UMSPANNUNG ELEKTRISCHER ENERGIE <text:s/>LEISTUNGSELEKTRONIK</text:p>
          </table:table-cell>
          <table:table-cell table:number-columns-repeated="5"/>
        </table:table-row>
        <table:table-row table:style-name="ro1">
          <table:table-cell table:formula="of:=IF(LEN([.B3217])=1;0;IF(LEN([.B3217])=2;1;IF(LEN([.B3217])=3;2;IF(LEN([.B3217])=5;3;IF(LEN([.B3217])=6;4;IF(LEN([.B3217])=7;5;&quot;Fehler&quot;))))))" office:value-type="float" office:value="3" calcext:value-type="float">
            <text:p>3</text:p>
          </table:table-cell>
          <table:table-cell office:value-type="string" calcext:value-type="string">
            <text:p>WGM 3</text:p>
          </table:table-cell>
          <table:table-cell office:value-type="string" calcext:value-type="string">
            <text:p>ELEKTRIZITAETSWERKE ELEKTRIZITAETSNETZE ELEKTROENERGIEANLAGEN</text:p>
          </table:table-cell>
          <table:table-cell table:number-columns-repeated="5"/>
        </table:table-row>
        <table:table-row table:style-name="ro1">
          <table:table-cell table:formula="of:=IF(LEN([.B3218])=1;0;IF(LEN([.B3218])=2;1;IF(LEN([.B3218])=3;2;IF(LEN([.B3218])=5;3;IF(LEN([.B3218])=6;4;IF(LEN([.B3218])=7;5;&quot;Fehler&quot;))))))" office:value-type="float" office:value="3" calcext:value-type="float">
            <text:p>3</text:p>
          </table:table-cell>
          <table:table-cell office:value-type="string" calcext:value-type="string">
            <text:p>WGM 4</text:p>
          </table:table-cell>
          <table:table-cell office:value-type="string" calcext:value-type="string">
            <text:p>ELEKTROWAERME <text:s/>LICHTTECHNIK BELEUCHTUNGSTECHNIK</text:p>
          </table:table-cell>
          <table:table-cell table:number-columns-repeated="5"/>
        </table:table-row>
        <table:table-row table:style-name="ro1">
          <table:table-cell table:formula="of:=IF(LEN([.B3219])=1;0;IF(LEN([.B3219])=2;1;IF(LEN([.B3219])=3;2;IF(LEN([.B3219])=5;3;IF(LEN([.B3219])=6;4;IF(LEN([.B3219])=7;5;&quot;Fehler&quot;))))))" office:value-type="float" office:value="3" calcext:value-type="float">
            <text:p>3</text:p>
          </table:table-cell>
          <table:table-cell office:value-type="string" calcext:value-type="string">
            <text:p>WGM 5</text:p>
          </table:table-cell>
          <table:table-cell office:value-type="string" calcext:value-type="string">
            <text:p>ELEKTRISCHE GERAETE IN HAUSHALT UND GEWERBE</text:p>
          </table:table-cell>
          <table:table-cell table:number-columns-repeated="5"/>
        </table:table-row>
        <table:table-row table:style-name="ro1">
          <table:table-cell table:formula="of:=IF(LEN([.B3220])=1;0;IF(LEN([.B3220])=2;1;IF(LEN([.B3220])=3;2;IF(LEN([.B3220])=5;3;IF(LEN([.B3220])=6;4;IF(LEN([.B3220])=7;5;&quot;Fehler&quot;))))))" office:value-type="float" office:value="2" calcext:value-type="float">
            <text:p>2</text:p>
          </table:table-cell>
          <table:table-cell office:value-type="string" calcext:value-type="string">
            <text:p>WGN</text:p>
          </table:table-cell>
          <table:table-cell office:value-type="string" calcext:value-type="string">
            <text:p>HOCHFREQUENZTECHNIK <text:s/>TELEKOMMUNIKATION INFORMATIONSTECHNIK : GESAM 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3221])=1;0;IF(LEN([.B3221])=2;1;IF(LEN([.B3221])=3;2;IF(LEN([.B3221])=5;3;IF(LEN([.B3221])=6;4;IF(LEN([.B3221])=7;5;&quot;Fehler&quot;))))))" office:value-type="float" office:value="4" calcext:value-type="float">
            <text:p>4</text:p>
          </table:table-cell>
          <table:table-cell office:value-type="string" calcext:value-type="string">
            <text:p>WGN 03</text:p>
          </table:table-cell>
          <table:table-cell office:value-type="string" calcext:value-type="string">
            <text:p>HOCHFREQUENZTECHNIK <text:s/>NF-TECHNIK</text:p>
          </table:table-cell>
          <table:table-cell table:number-columns-repeated="5"/>
        </table:table-row>
        <table:table-row table:style-name="ro1">
          <table:table-cell table:formula="of:=IF(LEN([.B3222])=1;0;IF(LEN([.B3222])=2;1;IF(LEN([.B3222])=3;2;IF(LEN([.B3222])=5;3;IF(LEN([.B3222])=6;4;IF(LEN([.B3222])=7;5;&quot;Fehler&quot;))))))" office:value-type="float" office:value="3" calcext:value-type="float">
            <text:p>3</text:p>
          </table:table-cell>
          <table:table-cell office:value-type="string" calcext:value-type="string">
            <text:p>WGN 1</text:p>
          </table:table-cell>
          <table:table-cell office:value-type="string" calcext:value-type="string">
            <text:p>TELEKOMMUNIKATION <text:s/>NACHRICHTENTECHNIK KOMMUNIKATIONSTECHNIK <text:s/>INFORMATIONSTECHNIK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3223])=1;0;IF(LEN([.B3223])=2;1;IF(LEN([.B3223])=3;2;IF(LEN([.B3223])=5;3;IF(LEN([.B3223])=6;4;IF(LEN([.B3223])=7;5;&quot;Fehler&quot;))))))" office:value-type="float" office:value="4" calcext:value-type="float">
            <text:p>4</text:p>
          </table:table-cell>
          <table:table-cell office:value-type="string" calcext:value-type="string">
            <text:p>WGN 10</text:p>
          </table:table-cell>
          <table:table-cell office:value-type="string" calcext:value-type="string">
            <text:p>DIGITALE NETZE</text:p>
          </table:table-cell>
          <table:table-cell table:number-columns-repeated="5"/>
        </table:table-row>
        <table:table-row table:style-name="ro1">
          <table:table-cell table:formula="of:=IF(LEN([.B3224])=1;0;IF(LEN([.B3224])=2;1;IF(LEN([.B3224])=3;2;IF(LEN([.B3224])=5;3;IF(LEN([.B3224])=6;4;IF(LEN([.B3224])=7;5;&quot;Fehler&quot;))))))" office:value-type="float" office:value="5" calcext:value-type="float">
            <text:p>5</text:p>
          </table:table-cell>
          <table:table-cell office:value-type="string" calcext:value-type="string">
            <text:p>WGN 105</text:p>
          </table:table-cell>
          <table:table-cell office:value-type="string" calcext:value-type="string">
            <text:p>DIGITALE VERMITTLUNGSTECHNIK DIGITALE WAEHLTECHNIK</text:p>
          </table:table-cell>
          <table:table-cell table:number-columns-repeated="5"/>
        </table:table-row>
        <table:table-row table:style-name="ro1">
          <table:table-cell table:formula="of:=IF(LEN([.B3225])=1;0;IF(LEN([.B3225])=2;1;IF(LEN([.B3225])=3;2;IF(LEN([.B3225])=5;3;IF(LEN([.B3225])=6;4;IF(LEN([.B3225])=7;5;&quot;Fehler&quot;))))))" office:value-type="float" office:value="4" calcext:value-type="float">
            <text:p>4</text:p>
          </table:table-cell>
          <table:table-cell office:value-type="string" calcext:value-type="string">
            <text:p>WGN 11</text:p>
          </table:table-cell>
          <table:table-cell office:value-type="string" calcext:value-type="string">
            <text:p>FERNSPRECHTECHNIK <text:s/>TELEFON</text:p>
          </table:table-cell>
          <table:table-cell table:number-columns-repeated="5"/>
        </table:table-row>
        <table:table-row table:style-name="ro1">
          <table:table-cell table:formula="of:=IF(LEN([.B3226])=1;0;IF(LEN([.B3226])=2;1;IF(LEN([.B3226])=3;2;IF(LEN([.B3226])=5;3;IF(LEN([.B3226])=6;4;IF(LEN([.B3226])=7;5;&quot;Fehler&quot;))))))" office:value-type="float" office:value="5" calcext:value-type="float">
            <text:p>5</text:p>
          </table:table-cell>
          <table:table-cell office:value-type="string" calcext:value-type="string">
            <text:p>WGN 115</text:p>
          </table:table-cell>
          <table:table-cell office:value-type="string" calcext:value-type="string">
            <text:p>MOBILKOMMUNIKATION <text:s/>FUNKRUFDIENSTE</text:p>
          </table:table-cell>
          <table:table-cell table:number-columns-repeated="5"/>
        </table:table-row>
        <table:table-row table:style-name="ro1">
          <table:table-cell table:formula="of:=IF(LEN([.B3227])=1;0;IF(LEN([.B3227])=2;1;IF(LEN([.B3227])=3;2;IF(LEN([.B3227])=5;3;IF(LEN([.B3227])=6;4;IF(LEN([.B3227])=7;5;&quot;Fehler&quot;))))))" office:value-type="float" office:value="4" calcext:value-type="float">
            <text:p>4</text:p>
          </table:table-cell>
          <table:table-cell office:value-type="string" calcext:value-type="string">
            <text:p>WGN 12</text:p>
          </table:table-cell>
          <table:table-cell office:value-type="string" calcext:value-type="string">
            <text:p>TEXTKOMMUNIKATION <text:s/>BILDKOMMUNIKATION</text:p>
          </table:table-cell>
          <table:table-cell table:number-columns-repeated="5"/>
        </table:table-row>
        <table:table-row table:style-name="ro1">
          <table:table-cell table:formula="of:=IF(LEN([.B3228])=1;0;IF(LEN([.B3228])=2;1;IF(LEN([.B3228])=3;2;IF(LEN([.B3228])=5;3;IF(LEN([.B3228])=6;4;IF(LEN([.B3228])=7;5;&quot;Fehler&quot;))))))" office:value-type="float" office:value="4" calcext:value-type="float">
            <text:p>4</text:p>
          </table:table-cell>
          <table:table-cell office:value-type="string" calcext:value-type="string">
            <text:p>WGN 13</text:p>
          </table:table-cell>
          <table:table-cell office:value-type="string" calcext:value-type="string">
            <text:p>RECHNERNETZE <text:s/>DATENKOMMUNIKATION DATENFERNUEBERTRAGUNG</text:p>
          </table:table-cell>
          <table:table-cell table:number-columns-repeated="5"/>
        </table:table-row>
        <table:table-row table:style-name="ro1">
          <table:table-cell table:formula="of:=IF(LEN([.B3229])=1;0;IF(LEN([.B3229])=2;1;IF(LEN([.B3229])=3;2;IF(LEN([.B3229])=5;3;IF(LEN([.B3229])=6;4;IF(LEN([.B3229])=7;5;&quot;Fehler&quot;))))))" office:value-type="float" office:value="5" calcext:value-type="float">
            <text:p>5</text:p>
          </table:table-cell>
          <table:table-cell office:value-type="string" calcext:value-type="string">
            <text:p>WGN 133</text:p>
          </table:table-cell>
          <table:table-cell office:value-type="string" calcext:value-type="string">
            <text:p>INTERNE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GN 1333</text:p>
          </table:table-cell>
          <table:table-cell office:value-type="string" calcext:value-type="string">
            <text:p>HYPERTEXT-DIENSTE <text:s/>WWW (WORLD WIDE WEB)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GN 1335</text:p>
          </table:table-cell>
          <table:table-cell office:value-type="string" calcext:value-type="string">
            <text:p>INTERNET-SUCHE <text:s/>SUCHMASCHINE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GN 1336</text:p>
          </table:table-cell>
          <table:table-cell office:value-type="string" calcext:value-type="string">
            <text:p><text:span text:style-name="T1">3D-MODELLE IM INTERNET  CYBERSPACE IM INTERNET INTERNET-</text:span>SPIELE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GN 1338</text:p>
          </table:table-cell>
          <table:table-cell office:value-type="string" calcext:value-type="string">
            <text:p>INTERNET-SPRACHEN <text:s/>WEB-PUBLISHING</text:p>
          </table:table-cell>
          <table:table-cell table:number-columns-repeated="5"/>
        </table:table-row>
        <table:table-row table:style-name="ro1">
          <table:table-cell table:formula="of:=IF(LEN([.B3234])=1;0;IF(LEN([.B3234])=2;1;IF(LEN([.B3234])=3;2;IF(LEN([.B3234])=5;3;IF(LEN([.B3234])=6;4;IF(LEN([.B3234])=7;5;&quot;Fehler&quot;))))))" office:value-type="float" office:value="5" calcext:value-type="float">
            <text:p>5</text:p>
          </table:table-cell>
          <table:table-cell office:value-type="string" calcext:value-type="string">
            <text:p>WGN 135</text:p>
          </table:table-cell>
          <table:table-cell office:value-type="string" calcext:value-type="string">
            <text:p>LOKALE NETZE <text:s/>INTRANET <text:s/>MA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GN 1355</text:p>
          </table:table-cell>
          <table:table-cell office:value-type="string" calcext:value-type="string">
            <text:p>INTRANET</text:p>
          </table:table-cell>
          <table:table-cell table:number-columns-repeated="5"/>
        </table:table-row>
        <table:table-row table:style-name="ro1">
          <table:table-cell table:formula="of:=IF(LEN([.B3236])=1;0;IF(LEN([.B3236])=2;1;IF(LEN([.B3236])=3;2;IF(LEN([.B3236])=5;3;IF(LEN([.B3236])=6;4;IF(LEN([.B3236])=7;5;&quot;Fehler&quot;))))))" office:value-type="float" office:value="5" calcext:value-type="float">
            <text:p>5</text:p>
          </table:table-cell>
          <table:table-cell office:value-type="string" calcext:value-type="string">
            <text:p>WGN 137</text:p>
          </table:table-cell>
          <table:table-cell office:value-type="string" calcext:value-type="string">
            <text:p>ONLINE-DIENSTE <text:s/>INTERNET-SERVICE-PROVIDER</text:p>
          </table:table-cell>
          <table:table-cell table:number-columns-repeated="5"/>
        </table:table-row>
        <table:table-row table:style-name="ro1">
          <table:table-cell table:formula="of:=IF(LEN([.B3237])=1;0;IF(LEN([.B3237])=2;1;IF(LEN([.B3237])=3;2;IF(LEN([.B3237])=5;3;IF(LEN([.B3237])=6;4;IF(LEN([.B3237])=7;5;&quot;Fehler&quot;))))))" office:value-type="float" office:value="5" calcext:value-type="float">
            <text:p>5</text:p>
          </table:table-cell>
          <table:table-cell office:value-type="string" calcext:value-type="string">
            <text:p>WGN 138</text:p>
          </table:table-cell>
          <table:table-cell office:value-type="string" calcext:value-type="string">
            <text:p>E-MAIL (ELEKTRONISCHE POST) <text:s/>USENET</text:p>
          </table:table-cell>
          <table:table-cell table:number-columns-repeated="5"/>
        </table:table-row>
        <table:table-row table:style-name="ro1">
          <table:table-cell table:formula="of:=IF(LEN([.B3238])=1;0;IF(LEN([.B3238])=2;1;IF(LEN([.B3238])=3;2;IF(LEN([.B3238])=5;3;IF(LEN([.B3238])=6;4;IF(LEN([.B3238])=7;5;&quot;Fehler&quot;))))))" office:value-type="float" office:value="4" calcext:value-type="float">
            <text:p>4</text:p>
          </table:table-cell>
          <table:table-cell office:value-type="string" calcext:value-type="string">
            <text:p>WGN 17</text:p>
          </table:table-cell>
          <table:table-cell office:value-type="string" calcext:value-type="string">
            <text:p>NACHRICHTENUEBERTRAGUNG</text:p>
          </table:table-cell>
          <table:table-cell table:number-columns-repeated="5"/>
        </table:table-row>
        <table:table-row table:style-name="ro1">
          <table:table-cell table:formula="of:=IF(LEN([.B3239])=1;0;IF(LEN([.B3239])=2;1;IF(LEN([.B3239])=3;2;IF(LEN([.B3239])=5;3;IF(LEN([.B3239])=6;4;IF(LEN([.B3239])=7;5;&quot;Fehler&quot;))))))" office:value-type="float" office:value="5" calcext:value-type="float">
            <text:p>5</text:p>
          </table:table-cell>
          <table:table-cell office:value-type="string" calcext:value-type="string">
            <text:p>WGN 173</text:p>
          </table:table-cell>
          <table:table-cell office:value-type="string" calcext:value-type="string">
            <text:p>SIGNAL- UND SYSTEMTHEORIE <text:s/>DIGITALE UEBERTRAGUNGSTECHNIK</text:p>
          </table:table-cell>
          <table:table-cell table:number-columns-repeated="5"/>
        </table:table-row>
        <table:table-row table:style-name="ro1">
          <table:table-cell table:formula="of:=IF(LEN([.B3240])=1;0;IF(LEN([.B3240])=2;1;IF(LEN([.B3240])=3;2;IF(LEN([.B3240])=5;3;IF(LEN([.B3240])=6;4;IF(LEN([.B3240])=7;5;&quot;Fehler&quot;))))))" office:value-type="float" office:value="3" calcext:value-type="float">
            <text:p>3</text:p>
          </table:table-cell>
          <table:table-cell office:value-type="string" calcext:value-type="string">
            <text:p>WGN 2</text:p>
          </table:table-cell>
          <table:table-cell office:value-type="string" calcext:value-type="string">
            <text:p>ALLGEMEINE ULTRASCHALLTECHNIK <text:s/>RADARTECHNIK <text:s/>ALLGEMEINE FUNKORTUNG <text:s/>ALLGEMEINE ROENTGENTECHNIK</text:p>
          </table:table-cell>
          <table:table-cell table:number-columns-repeated="5"/>
        </table:table-row>
        <table:table-row table:style-name="ro1">
          <table:table-cell table:formula="of:=IF(LEN([.B3241])=1;0;IF(LEN([.B3241])=2;1;IF(LEN([.B3241])=3;2;IF(LEN([.B3241])=5;3;IF(LEN([.B3241])=6;4;IF(LEN([.B3241])=7;5;&quot;Fehler&quot;))))))" office:value-type="float" office:value="3" calcext:value-type="float">
            <text:p>3</text:p>
          </table:table-cell>
          <table:table-cell office:value-type="string" calcext:value-type="string">
            <text:p>WGN 4</text:p>
          </table:table-cell>
          <table:table-cell office:value-type="string" calcext:value-type="string">
            <text:p>QUANTENELEKTRONIK <text:s/>OPTISCHE NACHRICHTENTECHNIK</text:p>
          </table:table-cell>
          <table:table-cell table:number-columns-repeated="5"/>
        </table:table-row>
        <table:table-row table:style-name="ro1">
          <table:table-cell table:formula="of:=IF(LEN([.B3242])=1;0;IF(LEN([.B3242])=2;1;IF(LEN([.B3242])=3;2;IF(LEN([.B3242])=5;3;IF(LEN([.B3242])=6;4;IF(LEN([.B3242])=7;5;&quot;Fehler&quot;))))))" office:value-type="float" office:value="4" calcext:value-type="float">
            <text:p>4</text:p>
          </table:table-cell>
          <table:table-cell office:value-type="string" calcext:value-type="string">
            <text:p>WGN 43</text:p>
          </table:table-cell>
          <table:table-cell office:value-type="string" calcext:value-type="string">
            <text:p>OPTISCHE NACHRICHTENTECHNIK</text:p>
          </table:table-cell>
          <table:table-cell table:number-columns-repeated="5"/>
        </table:table-row>
        <table:table-row table:style-name="ro1">
          <table:table-cell table:formula="of:=IF(LEN([.B3243])=1;0;IF(LEN([.B3243])=2;1;IF(LEN([.B3243])=3;2;IF(LEN([.B3243])=5;3;IF(LEN([.B3243])=6;4;IF(LEN([.B3243])=7;5;&quot;Fehler&quot;))))))" office:value-type="float" office:value="5" calcext:value-type="float">
            <text:p>5</text:p>
          </table:table-cell>
          <table:table-cell office:value-type="string" calcext:value-type="string">
            <text:p>WGN 435</text:p>
          </table:table-cell>
          <table:table-cell office:value-type="string" calcext:value-type="string">
            <text:p>LICHTWELLENLEITER <text:s/>GLASFASERKABEL</text:p>
          </table:table-cell>
          <table:table-cell table:number-columns-repeated="5"/>
        </table:table-row>
        <table:table-row table:style-name="ro1">
          <table:table-cell table:formula="of:=IF(LEN([.B3244])=1;0;IF(LEN([.B3244])=2;1;IF(LEN([.B3244])=3;2;IF(LEN([.B3244])=5;3;IF(LEN([.B3244])=6;4;IF(LEN([.B3244])=7;5;&quot;Fehler&quot;))))))" office:value-type="float" office:value="4" calcext:value-type="float">
            <text:p>4</text:p>
          </table:table-cell>
          <table:table-cell office:value-type="string" calcext:value-type="string">
            <text:p>WGN 46</text:p>
          </table:table-cell>
          <table:table-cell office:value-type="string" calcext:value-type="string">
            <text:p>HOLOGRAPHIE</text:p>
          </table:table-cell>
          <table:table-cell table:number-columns-repeated="5"/>
        </table:table-row>
        <table:table-row table:style-name="ro1">
          <table:table-cell table:formula="of:=IF(LEN([.B3245])=1;0;IF(LEN([.B3245])=2;1;IF(LEN([.B3245])=3;2;IF(LEN([.B3245])=5;3;IF(LEN([.B3245])=6;4;IF(LEN([.B3245])=7;5;&quot;Fehler&quot;))))))" office:value-type="float" office:value="3" calcext:value-type="float">
            <text:p>3</text:p>
          </table:table-cell>
          <table:table-cell office:value-type="string" calcext:value-type="string">
            <text:p>WGN 5</text:p>
          </table:table-cell>
          <table:table-cell office:value-type="string" calcext:value-type="string">
            <text:p>MELDE- UND SIGNALTECHNIK <text:s/>ELEKTRONISCHE UEBERWACHUNGSTECHNIK <text:s/>ELEKTRONISCHE SICHERHEITSTECHNIK</text:p>
          </table:table-cell>
          <table:table-cell table:number-columns-repeated="5"/>
        </table:table-row>
        <table:table-row table:style-name="ro1">
          <table:table-cell table:formula="of:=IF(LEN([.B3246])=1;0;IF(LEN([.B3246])=2;1;IF(LEN([.B3246])=3;2;IF(LEN([.B3246])=5;3;IF(LEN([.B3246])=6;4;IF(LEN([.B3246])=7;5;&quot;Fehler&quot;))))))" office:value-type="float" office:value="2" calcext:value-type="float">
            <text:p>2</text:p>
          </table:table-cell>
          <table:table-cell office:value-type="string" calcext:value-type="string">
            <text:p>WGO</text:p>
          </table:table-cell>
          <table:table-cell office:value-type="string" calcext:value-type="string">
            <text:p>TECHNISCHE ELEKTROCHEMIE <text:s/>ELEKTROCHEMISCHE ENERGIEERZEUGUNG</text:p>
          </table:table-cell>
          <table:table-cell table:number-columns-repeated="5"/>
        </table:table-row>
        <table:table-row table:style-name="ro1">
          <table:table-cell table:formula="of:=IF(LEN([.B3247])=1;0;IF(LEN([.B3247])=2;1;IF(LEN([.B3247])=3;2;IF(LEN([.B3247])=5;3;IF(LEN([.B3247])=6;4;IF(LEN([.B3247])=7;5;&quot;Fehler&quot;))))))" office:value-type="float" office:value="1" calcext:value-type="float">
            <text:p>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FUNKTECHNIK <text:s/>RUNDFUNKTECHNIK ELEKTROAKUSTIK UNTERHALTUNGSELEKTRONIK</text:p>
          </table:table-cell>
          <table:table-cell table:number-columns-repeated="5"/>
        </table:table-row>
        <table:table-row table:style-name="ro1">
          <table:table-cell table:formula="of:=IF(LEN([.B3248])=1;0;IF(LEN([.B3248])=2;1;IF(LEN([.B3248])=3;2;IF(LEN([.B3248])=5;3;IF(LEN([.B3248])=6;4;IF(LEN([.B3248])=7;5;&quot;Fehler&quot;))))))" office:value-type="float" office:value="2" calcext:value-type="float">
            <text:p>2</text:p>
          </table:table-cell>
          <table:table-cell office:value-type="string" calcext:value-type="string">
            <text:p>WHK</text:p>
          </table:table-cell>
          <table:table-cell office:value-type="string" calcext:value-type="string">
            <text:p>FUNKTECHNIK <text:s/>RUNDFUNK- UND FERNSEHTECHNIK : GESAMTDARSTELLUNGEN UND DARSTELLUNGEN MEHRERER TEILGEBIETE</text:p>
          </table:table-cell>
          <table:table-cell table:number-columns-repeated="5"/>
        </table:table-row>
        <table:table-row table:style-name="ro1">
          <table:table-cell table:formula="of:=IF(LEN([.B3249])=1;0;IF(LEN([.B3249])=2;1;IF(LEN([.B3249])=3;2;IF(LEN([.B3249])=5;3;IF(LEN([.B3249])=6;4;IF(LEN([.B3249])=7;5;&quot;Fehler&quot;))))))" office:value-type="float" office:value="3" calcext:value-type="float">
            <text:p>3</text:p>
          </table:table-cell>
          <table:table-cell office:value-type="string" calcext:value-type="string">
            <text:p>WHK 1</text:p>
          </table:table-cell>
          <table:table-cell office:value-type="string" calcext:value-type="string">
            <text:p>FUNKTECHNIK</text:p>
          </table:table-cell>
          <table:table-cell table:number-columns-repeated="5"/>
        </table:table-row>
        <table:table-row table:style-name="ro1">
          <table:table-cell table:formula="of:=IF(LEN([.B3250])=1;0;IF(LEN([.B3250])=2;1;IF(LEN([.B3250])=3;2;IF(LEN([.B3250])=5;3;IF(LEN([.B3250])=6;4;IF(LEN([.B3250])=7;5;&quot;Fehler&quot;))))))" office:value-type="float" office:value="4" calcext:value-type="float">
            <text:p>4</text:p>
          </table:table-cell>
          <table:table-cell office:value-type="string" calcext:value-type="string">
            <text:p>WHK 15</text:p>
          </table:table-cell>
          <table:table-cell office:value-type="string" calcext:value-type="string">
            <text:p>AMATEURFUNK</text:p>
          </table:table-cell>
          <table:table-cell table:number-columns-repeated="5"/>
        </table:table-row>
        <table:table-row table:style-name="ro1">
          <table:table-cell table:formula="of:=IF(LEN([.B3251])=1;0;IF(LEN([.B3251])=2;1;IF(LEN([.B3251])=3;2;IF(LEN([.B3251])=5;3;IF(LEN([.B3251])=6;4;IF(LEN([.B3251])=7;5;&quot;Fehler&quot;))))))" office:value-type="float" office:value="3" calcext:value-type="float">
            <text:p>3</text:p>
          </table:table-cell>
          <table:table-cell office:value-type="string" calcext:value-type="string">
            <text:p>WHK 2</text:p>
          </table:table-cell>
          <table:table-cell office:value-type="string" calcext:value-type="string">
            <text:p>ANTENNEN <text:s/>EMPFANGS- UND VERTEILANLAGEN</text:p>
          </table:table-cell>
          <table:table-cell table:number-columns-repeated="5"/>
        </table:table-row>
        <table:table-row table:style-name="ro1">
          <table:table-cell table:formula="of:=IF(LEN([.B3252])=1;0;IF(LEN([.B3252])=2;1;IF(LEN([.B3252])=3;2;IF(LEN([.B3252])=5;3;IF(LEN([.B3252])=6;4;IF(LEN([.B3252])=7;5;&quot;Fehler&quot;))))))" office:value-type="float" office:value="3" calcext:value-type="float">
            <text:p>3</text:p>
          </table:table-cell>
          <table:table-cell office:value-type="string" calcext:value-type="string">
            <text:p>WHK 3</text:p>
          </table:table-cell>
          <table:table-cell office:value-type="string" calcext:value-type="string">
            <text:p>RUNDFUNK- UND FERNSEHTECHNIK</text:p>
          </table:table-cell>
          <table:table-cell table:number-columns-repeated="5"/>
        </table:table-row>
        <table:table-row table:style-name="ro1">
          <table:table-cell table:formula="of:=IF(LEN([.B3253])=1;0;IF(LEN([.B3253])=2;1;IF(LEN([.B3253])=3;2;IF(LEN([.B3253])=5;3;IF(LEN([.B3253])=6;4;IF(LEN([.B3253])=7;5;&quot;Fehler&quot;))))))" office:value-type="float" office:value="4" calcext:value-type="float">
            <text:p>4</text:p>
          </table:table-cell>
          <table:table-cell office:value-type="string" calcext:value-type="string">
            <text:p>WHK 33</text:p>
          </table:table-cell>
          <table:table-cell office:value-type="string" calcext:value-type="string">
            <text:p>RUNDFUNKTECHNIK</text:p>
          </table:table-cell>
          <table:table-cell table:number-columns-repeated="5"/>
        </table:table-row>
        <table:table-row table:style-name="ro1">
          <table:table-cell table:formula="of:=IF(LEN([.B3254])=1;0;IF(LEN([.B3254])=2;1;IF(LEN([.B3254])=3;2;IF(LEN([.B3254])=5;3;IF(LEN([.B3254])=6;4;IF(LEN([.B3254])=7;5;&quot;Fehler&quot;))))))" office:value-type="float" office:value="4" calcext:value-type="float">
            <text:p>4</text:p>
          </table:table-cell>
          <table:table-cell office:value-type="string" calcext:value-type="string">
            <text:p>WHK 35</text:p>
          </table:table-cell>
          <table:table-cell office:value-type="string" calcext:value-type="string">
            <text:p>FERNSEHTECHNIK</text:p>
          </table:table-cell>
          <table:table-cell table:number-columns-repeated="5"/>
        </table:table-row>
        <table:table-row table:style-name="ro1">
          <table:table-cell table:formula="of:=IF(LEN([.B3255])=1;0;IF(LEN([.B3255])=2;1;IF(LEN([.B3255])=3;2;IF(LEN([.B3255])=5;3;IF(LEN([.B3255])=6;4;IF(LEN([.B3255])=7;5;&quot;Fehler&quot;))))))" office:value-type="float" office:value="3" calcext:value-type="float">
            <text:p>3</text:p>
          </table:table-cell>
          <table:table-cell office:value-type="string" calcext:value-type="string">
            <text:p>WHK 4</text:p>
          </table:table-cell>
          <table:table-cell office:value-type="string" calcext:value-type="string">
            <text:p>SATELLITENKOMMUNIKATION</text:p>
          </table:table-cell>
          <table:table-cell table:number-columns-repeated="5"/>
        </table:table-row>
        <table:table-row table:style-name="ro1">
          <table:table-cell table:formula="of:=IF(LEN([.B3256])=1;0;IF(LEN([.B3256])=2;1;IF(LEN([.B3256])=3;2;IF(LEN([.B3256])=5;3;IF(LEN([.B3256])=6;4;IF(LEN([.B3256])=7;5;&quot;Fehler&quot;))))))" office:value-type="float" office:value="2" calcext:value-type="float">
            <text:p>2</text:p>
          </table:table-cell>
          <table:table-cell office:value-type="string" calcext:value-type="string">
            <text:p>WHL</text:p>
          </table:table-cell>
          <table:table-cell office:value-type="string" calcext:value-type="string">
            <text:p>ELEKTROAKUSTIK <text:s/>AUDIOTECHNIK <text:s/>TONAUFNAHME UND – WIEDERGABE</text:p>
          </table:table-cell>
          <table:table-cell table:number-columns-repeated="5"/>
        </table:table-row>
        <table:table-row table:style-name="ro1">
          <table:table-cell table:formula="of:=IF(LEN([.B3257])=1;0;IF(LEN([.B3257])=2;1;IF(LEN([.B3257])=3;2;IF(LEN([.B3257])=5;3;IF(LEN([.B3257])=6;4;IF(LEN([.B3257])=7;5;&quot;Fehler&quot;))))))" office:value-type="float" office:value="3" calcext:value-type="float">
            <text:p>3</text:p>
          </table:table-cell>
          <table:table-cell office:value-type="string" calcext:value-type="string">
            <text:p>WHL 1</text:p>
          </table:table-cell>
          <table:table-cell office:value-type="string" calcext:value-type="string">
            <text:p>TONAUFNAHME <text:s/>TONSTUDIOTECHNIK</text:p>
          </table:table-cell>
          <table:table-cell table:number-columns-repeated="5"/>
        </table:table-row>
        <table:table-row table:style-name="ro1">
          <table:table-cell table:formula="of:=IF(LEN([.B3258])=1;0;IF(LEN([.B3258])=2;1;IF(LEN([.B3258])=3;2;IF(LEN([.B3258])=5;3;IF(LEN([.B3258])=6;4;IF(LEN([.B3258])=7;5;&quot;Fehler&quot;))))))" office:value-type="float" office:value="3" calcext:value-type="float">
            <text:p>3</text:p>
          </table:table-cell>
          <table:table-cell office:value-type="string" calcext:value-type="string">
            <text:p>WHL 2</text:p>
          </table:table-cell>
          <table:table-cell office:value-type="string" calcext:value-type="string">
            <text:p>TONTRAEGER <text:s/>ABSPIELGERAETE</text:p>
          </table:table-cell>
          <table:table-cell table:number-columns-repeated="5"/>
        </table:table-row>
        <table:table-row table:style-name="ro1">
          <table:table-cell table:formula="of:=IF(LEN([.B3259])=1;0;IF(LEN([.B3259])=2;1;IF(LEN([.B3259])=3;2;IF(LEN([.B3259])=5;3;IF(LEN([.B3259])=6;4;IF(LEN([.B3259])=7;5;&quot;Fehler&quot;))))))" office:value-type="float" office:value="3" calcext:value-type="float">
            <text:p>3</text:p>
          </table:table-cell>
          <table:table-cell office:value-type="string" calcext:value-type="string">
            <text:p>WHL 4</text:p>
          </table:table-cell>
          <table:table-cell office:value-type="string" calcext:value-type="string">
            <text:p>BESCHALLUNGSTECHNIK <text:s/>LAUTSPRECHER</text:p>
          </table:table-cell>
          <table:table-cell table:number-columns-repeated="5"/>
        </table:table-row>
        <table:table-row table:style-name="ro1">
          <table:table-cell table:formula="of:=IF(LEN([.B3260])=1;0;IF(LEN([.B3260])=2;1;IF(LEN([.B3260])=3;2;IF(LEN([.B3260])=5;3;IF(LEN([.B3260])=6;4;IF(LEN([.B3260])=7;5;&quot;Fehler&quot;))))))" office:value-type="float" office:value="2" calcext:value-type="float">
            <text:p>2</text:p>
          </table:table-cell>
          <table:table-cell office:value-type="string" calcext:value-type="string">
            <text:p>WHN</text:p>
          </table:table-cell>
          <table:table-cell office:value-type="string" calcext:value-type="string">
            <text:p>VIDEOTECHNIK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3261])=1;0;IF(LEN([.B3261])=2;1;IF(LEN([.B3261])=3;2;IF(LEN([.B3261])=5;3;IF(LEN([.B3261])=6;4;IF(LEN([.B3261])=7;5;&quot;Fehler&quot;))))))" office:value-type="float" office:value="2" calcext:value-type="float">
            <text:p>2</text:p>
          </table:table-cell>
          <table:table-cell office:value-type="string" calcext:value-type="string">
            <text:p>WHQ</text:p>
          </table:table-cell>
          <table:table-cell office:value-type="string" calcext:value-type="string">
            <text:p>COMPUTERSPIELE <text:s/>ELEKTRONISCHE SPIELE</text:p>
          </table:table-cell>
          <table:table-cell table:number-columns-repeated="5"/>
        </table:table-row>
        <table:table-row table:style-name="ro1">
          <table:table-cell table:formula="of:=IF(LEN([.B3262])=1;0;IF(LEN([.B3262])=2;1;IF(LEN([.B3262])=3;2;IF(LEN([.B3262])=5;3;IF(LEN([.B3262])=6;4;IF(LEN([.B3262])=7;5;&quot;Fehler&quot;))))))" office:value-type="float" office:value="3" calcext:value-type="float">
            <text:p>3</text:p>
          </table:table-cell>
          <table:table-cell office:value-type="string" calcext:value-type="string">
            <text:p>WHQ 5</text:p>
          </table:table-cell>
          <table:table-cell office:value-type="string" calcext:value-type="string">
            <text:p>PROGRAMMIEREN VON COMPUTERSPIELEN</text:p>
          </table:table-cell>
          <table:table-cell table:number-columns-repeated="5"/>
        </table:table-row>
        <table:table-row table:style-name="ro1">
          <table:table-cell table:formula="of:=IF(LEN([.B3263])=1;0;IF(LEN([.B3263])=2;1;IF(LEN([.B3263])=3;2;IF(LEN([.B3263])=5;3;IF(LEN([.B3263])=6;4;IF(LEN([.B3263])=7;5;&quot;Fehler&quot;))))))" office:value-type="float" office:value="3" calcext:value-type="float">
            <text:p>3</text:p>
          </table:table-cell>
          <table:table-cell office:value-type="string" calcext:value-type="string">
            <text:p>WHQ 8</text:p>
          </table:table-cell>
          <table:table-cell office:value-type="string" calcext:value-type="string">
            <text:p>SPIELANLEITUNGEN</text:p>
          </table:table-cell>
          <table:table-cell table:number-columns-repeated="5"/>
        </table:table-row>
        <table:table-row table:style-name="ro1">
          <table:table-cell table:formula="of:=IF(LEN([.B3264])=1;0;IF(LEN([.B3264])=2;1;IF(LEN([.B3264])=3;2;IF(LEN([.B3264])=5;3;IF(LEN([.B3264])=6;4;IF(LEN([.B3264])=7;5;&quot;Fehler&quot;))))))" office:value-type="float" office:value="1" calcext:value-type="float">
            <text:p>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VERKEHRSTECHNIK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3265])=1;0;IF(LEN([.B3265])=2;1;IF(LEN([.B3265])=3;2;IF(LEN([.B3265])=5;3;IF(LEN([.B3265])=6;4;IF(LEN([.B3265])=7;5;&quot;Fehler&quot;))))))" office:value-type="float" office:value="2" calcext:value-type="float">
            <text:p>2</text:p>
          </table:table-cell>
          <table:table-cell office:value-type="string" calcext:value-type="string">
            <text:p>WKK</text:p>
          </table:table-cell>
          <table:table-cell office:value-type="string" calcext:value-type="string">
            <text:p>SCHIFFFAHRT <text:s/>SCHIFFBAU</text:p>
          </table:table-cell>
          <table:table-cell table:number-columns-repeated="5"/>
        </table:table-row>
        <table:table-row table:style-name="ro1">
          <table:table-cell table:formula="of:=IF(LEN([.B3266])=1;0;IF(LEN([.B3266])=2;1;IF(LEN([.B3266])=3;2;IF(LEN([.B3266])=5;3;IF(LEN([.B3266])=6;4;IF(LEN([.B3266])=7;5;&quot;Fehler&quot;))))))" office:value-type="float" office:value="3" calcext:value-type="float">
            <text:p>3</text:p>
          </table:table-cell>
          <table:table-cell office:value-type="string" calcext:value-type="string">
            <text:p>WKK 1</text:p>
          </table:table-cell>
          <table:table-cell office:value-type="string" calcext:value-type="string">
            <text:p>BERUFSKUNDE FUER SEELEUTE UND BINNENSCHIFFER</text:p>
          </table:table-cell>
          <table:table-cell table:number-columns-repeated="5"/>
        </table:table-row>
        <table:table-row table:style-name="ro1">
          <table:table-cell table:formula="of:=IF(LEN([.B3267])=1;0;IF(LEN([.B3267])=2;1;IF(LEN([.B3267])=3;2;IF(LEN([.B3267])=5;3;IF(LEN([.B3267])=6;4;IF(LEN([.B3267])=7;5;&quot;Fehler&quot;))))))" office:value-type="float" office:value="3" calcext:value-type="float">
            <text:p>3</text:p>
          </table:table-cell>
          <table:table-cell office:value-type="string" calcext:value-type="string">
            <text:p>WKK 2</text:p>
          </table:table-cell>
          <table:table-cell office:value-type="string" calcext:value-type="string">
            <text:p>SCHIFFSNAVIGATION <text:s/>SCHIFFSIGNALANLAGEN SEEFUNK LEUCHTTUERME</text:p>
          </table:table-cell>
          <table:table-cell table:number-columns-repeated="5"/>
        </table:table-row>
        <table:table-row table:style-name="ro1">
          <table:table-cell table:formula="of:=IF(LEN([.B3268])=1;0;IF(LEN([.B3268])=2;1;IF(LEN([.B3268])=3;2;IF(LEN([.B3268])=5;3;IF(LEN([.B3268])=6;4;IF(LEN([.B3268])=7;5;&quot;Fehler&quot;))))))" office:value-type="float" office:value="3" calcext:value-type="float">
            <text:p>3</text:p>
          </table:table-cell>
          <table:table-cell office:value-type="string" calcext:value-type="string">
            <text:p>WKK 3</text:p>
          </table:table-cell>
          <table:table-cell office:value-type="string" calcext:value-type="string">
            <text:p>SEGELSCHIFFE <text:s/>SEGELYACHTEN <text:s/>RUDERBOOTE MOTORBOOTE</text:p>
          </table:table-cell>
          <table:table-cell table:number-columns-repeated="5"/>
        </table:table-row>
        <table:table-row table:style-name="ro1">
          <table:table-cell table:formula="of:=IF(LEN([.B3269])=1;0;IF(LEN([.B3269])=2;1;IF(LEN([.B3269])=3;2;IF(LEN([.B3269])=5;3;IF(LEN([.B3269])=6;4;IF(LEN([.B3269])=7;5;&quot;Fehler&quot;))))))" office:value-type="float" office:value="3" calcext:value-type="float">
            <text:p>3</text:p>
          </table:table-cell>
          <table:table-cell office:value-type="string" calcext:value-type="string">
            <text:p>WKK 4</text:p>
          </table:table-cell>
          <table:table-cell office:value-type="string" calcext:value-type="string">
            <text:p>MASCHINENGETRIEBENE SCHIFFE</text:p>
          </table:table-cell>
          <table:table-cell table:number-columns-repeated="5"/>
        </table:table-row>
        <table:table-row table:style-name="ro1">
          <table:table-cell table:formula="of:=IF(LEN([.B3270])=1;0;IF(LEN([.B3270])=2;1;IF(LEN([.B3270])=3;2;IF(LEN([.B3270])=5;3;IF(LEN([.B3270])=6;4;IF(LEN([.B3270])=7;5;&quot;Fehler&quot;))))))" office:value-type="float" office:value="3" calcext:value-type="float">
            <text:p>3</text:p>
          </table:table-cell>
          <table:table-cell office:value-type="string" calcext:value-type="string">
            <text:p>WKK 5</text:p>
          </table:table-cell>
          <table:table-cell office:value-type="string" calcext:value-type="string">
            <text:p>UNTERWASSERFAHRZEUGE <text:s/>TAUCHTECHNIK FUER BERUFSTAUCHER</text:p>
          </table:table-cell>
          <table:table-cell table:number-columns-repeated="5"/>
        </table:table-row>
        <table:table-row table:style-name="ro1">
          <table:table-cell table:formula="of:=IF(LEN([.B3271])=1;0;IF(LEN([.B3271])=2;1;IF(LEN([.B3271])=3;2;IF(LEN([.B3271])=5;3;IF(LEN([.B3271])=6;4;IF(LEN([.B3271])=7;5;&quot;Fehler&quot;))))))" office:value-type="float" office:value="2" calcext:value-type="float">
            <text:p>2</text:p>
          </table:table-cell>
          <table:table-cell office:value-type="string" calcext:value-type="string">
            <text:p>WKL</text:p>
          </table:table-cell>
          <table:table-cell office:value-type="string" calcext:value-type="string">
            <text:p>TECHNIK DES SPURGEBUNDENEN VERKEHRS</text:p>
          </table:table-cell>
          <table:table-cell table:number-columns-repeated="5"/>
        </table:table-row>
        <table:table-row table:style-name="ro1">
          <table:table-cell table:formula="of:=IF(LEN([.B3272])=1;0;IF(LEN([.B3272])=2;1;IF(LEN([.B3272])=3;2;IF(LEN([.B3272])=5;3;IF(LEN([.B3272])=6;4;IF(LEN([.B3272])=7;5;&quot;Fehler&quot;))))))" office:value-type="float" office:value="3" calcext:value-type="float">
            <text:p>3</text:p>
          </table:table-cell>
          <table:table-cell office:value-type="string" calcext:value-type="string">
            <text:p>WKL 1</text:p>
          </table:table-cell>
          <table:table-cell office:value-type="string" calcext:value-type="string">
            <text:p>EISENBAHN</text:p>
          </table:table-cell>
          <table:table-cell table:number-columns-repeated="5"/>
        </table:table-row>
        <table:table-row table:style-name="ro1">
          <table:table-cell table:formula="of:=IF(LEN([.B3273])=1;0;IF(LEN([.B3273])=2;1;IF(LEN([.B3273])=3;2;IF(LEN([.B3273])=5;3;IF(LEN([.B3273])=6;4;IF(LEN([.B3273])=7;5;&quot;Fehler&quot;))))))" office:value-type="float" office:value="3" calcext:value-type="float">
            <text:p>3</text:p>
          </table:table-cell>
          <table:table-cell office:value-type="string" calcext:value-type="string">
            <text:p>WKL 2</text:p>
          </table:table-cell>
          <table:table-cell office:value-type="string" calcext:value-type="string">
            <text:p>STRASSENBAHN <text:s/>U-BAHN <text:s/>S-BAHN <text:s/>NEUE SPURGEBUNDENE VERKEHRSMITTEL</text:p>
          </table:table-cell>
          <table:table-cell table:number-columns-repeated="5"/>
        </table:table-row>
        <table:table-row table:style-name="ro1">
          <table:table-cell table:formula="of:=IF(LEN([.B3274])=1;0;IF(LEN([.B3274])=2;1;IF(LEN([.B3274])=3;2;IF(LEN([.B3274])=5;3;IF(LEN([.B3274])=6;4;IF(LEN([.B3274])=7;5;&quot;Fehler&quot;))))))" office:value-type="float" office:value="3" calcext:value-type="float">
            <text:p>3</text:p>
          </table:table-cell>
          <table:table-cell office:value-type="string" calcext:value-type="string">
            <text:p>WKL 3</text:p>
          </table:table-cell>
          <table:table-cell office:value-type="string" calcext:value-type="string">
            <text:p>SEILBAHN <text:s/>SCHWEBEBAHN</text:p>
          </table:table-cell>
          <table:table-cell table:number-columns-repeated="5"/>
        </table:table-row>
        <table:table-row table:style-name="ro1">
          <table:table-cell table:formula="of:=IF(LEN([.B3275])=1;0;IF(LEN([.B3275])=2;1;IF(LEN([.B3275])=3;2;IF(LEN([.B3275])=5;3;IF(LEN([.B3275])=6;4;IF(LEN([.B3275])=7;5;&quot;Fehler&quot;))))))" office:value-type="float" office:value="2" calcext:value-type="float">
            <text:p>2</text:p>
          </table:table-cell>
          <table:table-cell office:value-type="string" calcext:value-type="string">
            <text:p>WKM</text:p>
          </table:table-cell>
          <table:table-cell office:value-type="string" calcext:value-type="string">
            <text:p>STRASSENFAHRZEUGE <text:s/>KRAFTFAHRZEUGE</text:p>
          </table:table-cell>
          <table:table-cell table:number-columns-repeated="5"/>
        </table:table-row>
        <table:table-row table:style-name="ro1">
          <table:table-cell table:formula="of:=IF(LEN([.B3276])=1;0;IF(LEN([.B3276])=2;1;IF(LEN([.B3276])=3;2;IF(LEN([.B3276])=5;3;IF(LEN([.B3276])=6;4;IF(LEN([.B3276])=7;5;&quot;Fehler&quot;))))))" office:value-type="float" office:value="3" calcext:value-type="float">
            <text:p>3</text:p>
          </table:table-cell>
          <table:table-cell office:value-type="string" calcext:value-type="string">
            <text:p>WKM 1</text:p>
          </table:table-cell>
          <table:table-cell office:value-type="string" calcext:value-type="string">
            <text:p>KRAFTFAHRZEUGTECHNIK <text:s/>BERUFSKUNDE FUER KRAFTFAHRZEUGMECHANIKER UND TANKWARTE</text:p>
          </table:table-cell>
          <table:table-cell table:number-columns-repeated="5"/>
        </table:table-row>
        <table:table-row table:style-name="ro1">
          <table:table-cell table:formula="of:=IF(LEN([.B3277])=1;0;IF(LEN([.B3277])=2;1;IF(LEN([.B3277])=3;2;IF(LEN([.B3277])=5;3;IF(LEN([.B3277])=6;4;IF(LEN([.B3277])=7;5;&quot;Fehler&quot;))))))" office:value-type="float" office:value="3" calcext:value-type="float">
            <text:p>3</text:p>
          </table:table-cell>
          <table:table-cell office:value-type="string" calcext:value-type="string">
            <text:p>WKM 2</text:p>
          </table:table-cell>
          <table:table-cell office:value-type="string" calcext:value-type="string">
            <text:p>PERSONENKRAFTWAGEN</text:p>
          </table:table-cell>
          <table:table-cell table:number-columns-repeated="5"/>
        </table:table-row>
        <table:table-row table:style-name="ro1">
          <table:table-cell table:formula="of:=IF(LEN([.B3278])=1;0;IF(LEN([.B3278])=2;1;IF(LEN([.B3278])=3;2;IF(LEN([.B3278])=5;3;IF(LEN([.B3278])=6;4;IF(LEN([.B3278])=7;5;&quot;Fehler&quot;))))))" office:value-type="float" office:value="3" calcext:value-type="float">
            <text:p>3</text:p>
          </table:table-cell>
          <table:table-cell office:value-type="string" calcext:value-type="string">
            <text:p>WKM 3</text:p>
          </table:table-cell>
          <table:table-cell office:value-type="string" calcext:value-type="string">
            <text:p>MOTORRAD <text:s/>MOTORROLLER <text:s/>MOPED <text:s/>MOFA <text:s/>SONSTIGE MOTORGETRIEBENE ZWEIRAEDER</text:p>
          </table:table-cell>
          <table:table-cell table:number-columns-repeated="5"/>
        </table:table-row>
        <table:table-row table:style-name="ro1">
          <table:table-cell table:formula="of:=IF(LEN([.B3279])=1;0;IF(LEN([.B3279])=2;1;IF(LEN([.B3279])=3;2;IF(LEN([.B3279])=5;3;IF(LEN([.B3279])=6;4;IF(LEN([.B3279])=7;5;&quot;Fehler&quot;))))))" office:value-type="float" office:value="3" calcext:value-type="float">
            <text:p>3</text:p>
          </table:table-cell>
          <table:table-cell office:value-type="string" calcext:value-type="string">
            <text:p>WKM 4</text:p>
          </table:table-cell>
          <table:table-cell office:value-type="string" calcext:value-type="string">
            <text:p>NUTZFAHRZEUGE <text:s/>MILITAERFAHRZEUGE <text:s/>SPEZIALFAHRZEUGE</text:p>
          </table:table-cell>
          <table:table-cell table:number-columns-repeated="5"/>
        </table:table-row>
        <table:table-row table:style-name="ro1">
          <table:table-cell table:formula="of:=IF(LEN([.B3280])=1;0;IF(LEN([.B3280])=2;1;IF(LEN([.B3280])=3;2;IF(LEN([.B3280])=5;3;IF(LEN([.B3280])=6;4;IF(LEN([.B3280])=7;5;&quot;Fehler&quot;))))))" office:value-type="float" office:value="3" calcext:value-type="float">
            <text:p>3</text:p>
          </table:table-cell>
          <table:table-cell office:value-type="string" calcext:value-type="string">
            <text:p>WKM 5</text:p>
          </table:table-cell>
          <table:table-cell office:value-type="string" calcext:value-type="string">
            <text:p>KRAFTFAHRZEUGEINZELTEILE <text:s/>KRAFTFAHRZEUGELEKTRIK</text:p>
          </table:table-cell>
          <table:table-cell table:number-columns-repeated="5"/>
        </table:table-row>
        <table:table-row table:style-name="ro1">
          <table:table-cell table:formula="of:=IF(LEN([.B3281])=1;0;IF(LEN([.B3281])=2;1;IF(LEN([.B3281])=3;2;IF(LEN([.B3281])=5;3;IF(LEN([.B3281])=6;4;IF(LEN([.B3281])=7;5;&quot;Fehler&quot;))))))" office:value-type="float" office:value="2" calcext:value-type="float">
            <text:p>2</text:p>
          </table:table-cell>
          <table:table-cell office:value-type="string" calcext:value-type="string">
            <text:p>WKN</text:p>
          </table:table-cell>
          <table:table-cell office:value-type="string" calcext:value-type="string">
            <text:p>FAHRRAD <text:s/>NICHT MOTORGETRIEBENE STRASSENFAHRZEUGE</text:p>
          </table:table-cell>
          <table:table-cell table:number-columns-repeated="5"/>
        </table:table-row>
        <table:table-row table:style-name="ro1">
          <table:table-cell table:formula="of:=IF(LEN([.B3282])=1;0;IF(LEN([.B3282])=2;1;IF(LEN([.B3282])=3;2;IF(LEN([.B3282])=5;3;IF(LEN([.B3282])=6;4;IF(LEN([.B3282])=7;5;&quot;Fehler&quot;))))))" office:value-type="float" office:value="2" calcext:value-type="float">
            <text:p>2</text:p>
          </table:table-cell>
          <table:table-cell office:value-type="string" calcext:value-type="string">
            <text:p>WKO</text:p>
          </table:table-cell>
          <table:table-cell office:value-type="string" calcext:value-type="string">
            <text:p>LUFTFAHRT <text:s/>WELTRAUMFAHRT</text:p>
          </table:table-cell>
          <table:table-cell table:number-columns-repeated="5"/>
        </table:table-row>
        <table:table-row table:style-name="ro1">
          <table:table-cell table:formula="of:=IF(LEN([.B3283])=1;0;IF(LEN([.B3283])=2;1;IF(LEN([.B3283])=3;2;IF(LEN([.B3283])=5;3;IF(LEN([.B3283])=6;4;IF(LEN([.B3283])=7;5;&quot;Fehler&quot;))))))" office:value-type="float" office:value="3" calcext:value-type="float">
            <text:p>3</text:p>
          </table:table-cell>
          <table:table-cell office:value-type="string" calcext:value-type="string">
            <text:p>WKO 1</text:p>
          </table:table-cell>
          <table:table-cell office:value-type="string" calcext:value-type="string">
            <text:p>BALLON <text:s/>FALLSCHIRM</text:p>
          </table:table-cell>
          <table:table-cell table:number-columns-repeated="5"/>
        </table:table-row>
        <table:table-row table:style-name="ro1">
          <table:table-cell table:formula="of:=IF(LEN([.B3284])=1;0;IF(LEN([.B3284])=2;1;IF(LEN([.B3284])=3;2;IF(LEN([.B3284])=5;3;IF(LEN([.B3284])=6;4;IF(LEN([.B3284])=7;5;&quot;Fehler&quot;))))))" office:value-type="float" office:value="3" calcext:value-type="float">
            <text:p>3</text:p>
          </table:table-cell>
          <table:table-cell office:value-type="string" calcext:value-type="string">
            <text:p>WKO 2</text:p>
          </table:table-cell>
          <table:table-cell office:value-type="string" calcext:value-type="string">
            <text:p>SEGELFLUGZEUGE</text:p>
          </table:table-cell>
          <table:table-cell table:number-columns-repeated="5"/>
        </table:table-row>
        <table:table-row table:style-name="ro1">
          <table:table-cell table:formula="of:=IF(LEN([.B3285])=1;0;IF(LEN([.B3285])=2;1;IF(LEN([.B3285])=3;2;IF(LEN([.B3285])=5;3;IF(LEN([.B3285])=6;4;IF(LEN([.B3285])=7;5;&quot;Fehler&quot;))))))" office:value-type="float" office:value="3" calcext:value-type="float">
            <text:p>3</text:p>
          </table:table-cell>
          <table:table-cell office:value-type="string" calcext:value-type="string">
            <text:p>WKO 3</text:p>
          </table:table-cell>
          <table:table-cell office:value-type="string" calcext:value-type="string">
            <text:p>MOTORFLUGZEUGE <text:s/>DUESENFLUGZEUGE HUBSCHRAUBER</text:p>
          </table:table-cell>
          <table:table-cell table:number-columns-repeated="5"/>
        </table:table-row>
        <table:table-row table:style-name="ro1">
          <table:table-cell table:formula="of:=IF(LEN([.B3286])=1;0;IF(LEN([.B3286])=2;1;IF(LEN([.B3286])=3;2;IF(LEN([.B3286])=5;3;IF(LEN([.B3286])=6;4;IF(LEN([.B3286])=7;5;&quot;Fehler&quot;))))))" office:value-type="float" office:value="3" calcext:value-type="float">
            <text:p>3</text:p>
          </table:table-cell>
          <table:table-cell office:value-type="string" calcext:value-type="string">
            <text:p>WKO 4</text:p>
          </table:table-cell>
          <table:table-cell office:value-type="string" calcext:value-type="string">
            <text:p>LUFTSCHIFFE</text:p>
          </table:table-cell>
          <table:table-cell table:number-columns-repeated="5"/>
        </table:table-row>
        <table:table-row table:style-name="ro1">
          <table:table-cell table:formula="of:=IF(LEN([.B3287])=1;0;IF(LEN([.B3287])=2;1;IF(LEN([.B3287])=3;2;IF(LEN([.B3287])=5;3;IF(LEN([.B3287])=6;4;IF(LEN([.B3287])=7;5;&quot;Fehler&quot;))))))" office:value-type="float" office:value="3" calcext:value-type="float">
            <text:p>3</text:p>
          </table:table-cell>
          <table:table-cell office:value-type="string" calcext:value-type="string">
            <text:p>WKO 5</text:p>
          </table:table-cell>
          <table:table-cell office:value-type="string" calcext:value-type="string">
            <text:p>WELTRAUMFAHRT <text:s/>SATELLITENTECHNIK</text:p>
          </table:table-cell>
          <table:table-cell table:number-columns-repeated="5"/>
        </table:table-row>
        <table:table-row table:style-name="ro1">
          <table:table-cell table:formula="of:=IF(LEN([.B3288])=1;0;IF(LEN([.B3288])=2;1;IF(LEN([.B3288])=3;2;IF(LEN([.B3288])=5;3;IF(LEN([.B3288])=6;4;IF(LEN([.B3288])=7;5;&quot;Fehler&quot;))))))" office:value-type="float" office:value="1" calcext:value-type="float">
            <text:p>1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BAUWESEN UND VERWANDTE GEBIET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3289])=1;0;IF(LEN([.B3289])=2;1;IF(LEN([.B3289])=3;2;IF(LEN([.B3289])=5;3;IF(LEN([.B3289])=6;4;IF(LEN([.B3289])=7;5;&quot;Fehler&quot;))))))" office:value-type="float" office:value="2" calcext:value-type="float">
            <text:p>2</text:p>
          </table:table-cell>
          <table:table-cell office:value-type="string" calcext:value-type="string">
            <text:p>WMF</text:p>
          </table:table-cell>
          <table:table-cell office:value-type="string" calcext:value-type="string">
            <text:p>RATGEBER FUER DEN BAUHERRN</text:p>
          </table:table-cell>
          <table:table-cell table:number-columns-repeated="5"/>
        </table:table-row>
        <table:table-row table:style-name="ro1">
          <table:table-cell table:formula="of:=IF(LEN([.B3290])=1;0;IF(LEN([.B3290])=2;1;IF(LEN([.B3290])=3;2;IF(LEN([.B3290])=5;3;IF(LEN([.B3290])=6;4;IF(LEN([.B3290])=7;5;&quot;Fehler&quot;))))))" office:value-type="float" office:value="2" calcext:value-type="float">
            <text:p>2</text:p>
          </table:table-cell>
          <table:table-cell office:value-type="string" calcext:value-type="string">
            <text:p>WMK</text:p>
          </table:table-cell>
          <table:table-cell office:value-type="string" calcext:value-type="string">
            <text:p>ALLGEMEINE GRUNDLAGEN DES BAUWESENS : GESAMTDARSTELLUNGEN</text:p>
          </table:table-cell>
          <table:table-cell table:number-columns-repeated="5"/>
        </table:table-row>
        <table:table-row table:style-name="ro1">
          <table:table-cell table:formula="of:=IF(LEN([.B3291])=1;0;IF(LEN([.B3291])=2;1;IF(LEN([.B3291])=3;2;IF(LEN([.B3291])=5;3;IF(LEN([.B3291])=6;4;IF(LEN([.B3291])=7;5;&quot;Fehler&quot;))))))" office:value-type="float" office:value="3" calcext:value-type="float">
            <text:p>3</text:p>
          </table:table-cell>
          <table:table-cell office:value-type="string" calcext:value-type="string">
            <text:p>WMK 1</text:p>
          </table:table-cell>
          <table:table-cell office:value-type="string" calcext:value-type="string">
            <text:p>BAUSTOFFE <text:s/>BAUCHEMIE</text:p>
          </table:table-cell>
          <table:table-cell table:number-columns-repeated="5"/>
        </table:table-row>
        <table:table-row table:style-name="ro1">
          <table:table-cell table:formula="of:=IF(LEN([.B3292])=1;0;IF(LEN([.B3292])=2;1;IF(LEN([.B3292])=3;2;IF(LEN([.B3292])=5;3;IF(LEN([.B3292])=6;4;IF(LEN([.B3292])=7;5;&quot;Fehler&quot;))))))" office:value-type="float" office:value="3" calcext:value-type="float">
            <text:p>3</text:p>
          </table:table-cell>
          <table:table-cell office:value-type="string" calcext:value-type="string">
            <text:p>WMK 2</text:p>
          </table:table-cell>
          <table:table-cell office:value-type="string" calcext:value-type="string">
            <text:p>BAUSTATIK <text:s/>BAUMECHANIK</text:p>
          </table:table-cell>
          <table:table-cell table:number-columns-repeated="5"/>
        </table:table-row>
        <table:table-row table:style-name="ro1">
          <table:table-cell table:formula="of:=IF(LEN([.B3293])=1;0;IF(LEN([.B3293])=2;1;IF(LEN([.B3293])=3;2;IF(LEN([.B3293])=5;3;IF(LEN([.B3293])=6;4;IF(LEN([.B3293])=7;5;&quot;Fehler&quot;))))))" office:value-type="float" office:value="3" calcext:value-type="float">
            <text:p>3</text:p>
          </table:table-cell>
          <table:table-cell office:value-type="string" calcext:value-type="string">
            <text:p>WMK 3</text:p>
          </table:table-cell>
          <table:table-cell office:value-type="string" calcext:value-type="string">
            <text:p>BAUZEICHNEN <text:s/>ARCHITEKTURMODELLE</text:p>
          </table:table-cell>
          <table:table-cell table:number-columns-repeated="5"/>
        </table:table-row>
        <table:table-row table:style-name="ro1">
          <table:table-cell table:formula="of:=IF(LEN([.B3294])=1;0;IF(LEN([.B3294])=2;1;IF(LEN([.B3294])=3;2;IF(LEN([.B3294])=5;3;IF(LEN([.B3294])=6;4;IF(LEN([.B3294])=7;5;&quot;Fehler&quot;))))))" office:value-type="float" office:value="3" calcext:value-type="float">
            <text:p>3</text:p>
          </table:table-cell>
          <table:table-cell office:value-type="string" calcext:value-type="string">
            <text:p>WMK 4</text:p>
          </table:table-cell>
          <table:table-cell office:value-type="string" calcext:value-type="string">
            <text:p>BAUTEILE <text:s/>BAUELEMENTE</text:p>
          </table:table-cell>
          <table:table-cell table:number-columns-repeated="5"/>
        </table:table-row>
        <table:table-row table:style-name="ro1">
          <table:table-cell table:formula="of:=IF(LEN([.B3295])=1;0;IF(LEN([.B3295])=2;1;IF(LEN([.B3295])=3;2;IF(LEN([.B3295])=5;3;IF(LEN([.B3295])=6;4;IF(LEN([.B3295])=7;5;&quot;Fehler&quot;))))))" office:value-type="float" office:value="3" calcext:value-type="float">
            <text:p>3</text:p>
          </table:table-cell>
          <table:table-cell office:value-type="string" calcext:value-type="string">
            <text:p>WMK 5</text:p>
          </table:table-cell>
          <table:table-cell office:value-type="string" calcext:value-type="string">
            <text:p>BAUKONSTRUKTION <text:s/>BAUENTWURFSLEHRE</text:p>
          </table:table-cell>
          <table:table-cell table:number-columns-repeated="5"/>
        </table:table-row>
        <table:table-row table:style-name="ro1">
          <table:table-cell table:formula="of:=IF(LEN([.B3296])=1;0;IF(LEN([.B3296])=2;1;IF(LEN([.B3296])=3;2;IF(LEN([.B3296])=5;3;IF(LEN([.B3296])=6;4;IF(LEN([.B3296])=7;5;&quot;Fehler&quot;))))))" office:value-type="float" office:value="3" calcext:value-type="float">
            <text:p>3</text:p>
          </table:table-cell>
          <table:table-cell office:value-type="string" calcext:value-type="string">
            <text:p>WMK 6</text:p>
          </table:table-cell>
          <table:table-cell office:value-type="string" calcext:value-type="string">
            <text:p>BAUMASCHINEN <text:s/>BAUGERAETE BAUTRANSPORTWESEN</text:p>
          </table:table-cell>
          <table:table-cell table:number-columns-repeated="5"/>
        </table:table-row>
        <table:table-row table:style-name="ro1">
          <table:table-cell table:formula="of:=IF(LEN([.B3297])=1;0;IF(LEN([.B3297])=2;1;IF(LEN([.B3297])=3;2;IF(LEN([.B3297])=5;3;IF(LEN([.B3297])=6;4;IF(LEN([.B3297])=7;5;&quot;Fehler&quot;))))))" office:value-type="float" office:value="3" calcext:value-type="float">
            <text:p>3</text:p>
          </table:table-cell>
          <table:table-cell office:value-type="string" calcext:value-type="string">
            <text:p>WMK 7</text:p>
          </table:table-cell>
          <table:table-cell office:value-type="string" calcext:value-type="string">
            <text:p>BAUSCHAEDEN : GESAMTDARSTELLUNGEN</text:p>
          </table:table-cell>
          <table:table-cell table:number-columns-repeated="5"/>
        </table:table-row>
        <table:table-row table:style-name="ro1">
          <table:table-cell table:formula="of:=IF(LEN([.B3298])=1;0;IF(LEN([.B3298])=2;1;IF(LEN([.B3298])=3;2;IF(LEN([.B3298])=5;3;IF(LEN([.B3298])=6;4;IF(LEN([.B3298])=7;5;&quot;Fehler&quot;))))))" office:value-type="float" office:value="3" calcext:value-type="float">
            <text:p>3</text:p>
          </table:table-cell>
          <table:table-cell office:value-type="string" calcext:value-type="string">
            <text:p>WMK 8</text:p>
          </table:table-cell>
          <table:table-cell office:value-type="string" calcext:value-type="string">
            <text:p>BAUPHYSIK <text:s/>BAUTENSCHUTZ <text:s/>ISOLIERERHANDWERK</text:p>
          </table:table-cell>
          <table:table-cell table:number-columns-repeated="5"/>
        </table:table-row>
        <table:table-row table:style-name="ro1">
          <table:table-cell table:formula="of:=IF(LEN([.B3299])=1;0;IF(LEN([.B3299])=2;1;IF(LEN([.B3299])=3;2;IF(LEN([.B3299])=5;3;IF(LEN([.B3299])=6;4;IF(LEN([.B3299])=7;5;&quot;Fehler&quot;))))))" office:value-type="float" office:value="4" calcext:value-type="float">
            <text:p>4</text:p>
          </table:table-cell>
          <table:table-cell office:value-type="string" calcext:value-type="string">
            <text:p>WMK 82</text:p>
          </table:table-cell>
          <table:table-cell office:value-type="string" calcext:value-type="string">
            <text:p>WAERMESCHUTZ - KAELTESCHUTZ</text:p>
          </table:table-cell>
          <table:table-cell table:number-columns-repeated="5"/>
        </table:table-row>
        <table:table-row table:style-name="ro1">
          <table:table-cell table:formula="of:=IF(LEN([.B3300])=1;0;IF(LEN([.B3300])=2;1;IF(LEN([.B3300])=3;2;IF(LEN([.B3300])=5;3;IF(LEN([.B3300])=6;4;IF(LEN([.B3300])=7;5;&quot;Fehler&quot;))))))" office:value-type="float" office:value="4" calcext:value-type="float">
            <text:p>4</text:p>
          </table:table-cell>
          <table:table-cell office:value-type="string" calcext:value-type="string">
            <text:p>WMK 84</text:p>
          </table:table-cell>
          <table:table-cell office:value-type="string" calcext:value-type="string">
            <text:p>BAUAKUSTIK <text:s/>SCHALLSCHUTZ</text:p>
          </table:table-cell>
          <table:table-cell table:number-columns-repeated="5"/>
        </table:table-row>
        <table:table-row table:style-name="ro1">
          <table:table-cell table:formula="of:=IF(LEN([.B3301])=1;0;IF(LEN([.B3301])=2;1;IF(LEN([.B3301])=3;2;IF(LEN([.B3301])=5;3;IF(LEN([.B3301])=6;4;IF(LEN([.B3301])=7;5;&quot;Fehler&quot;))))))" office:value-type="float" office:value="4" calcext:value-type="float">
            <text:p>4</text:p>
          </table:table-cell>
          <table:table-cell office:value-type="string" calcext:value-type="string">
            <text:p>WMK 86</text:p>
          </table:table-cell>
          <table:table-cell office:value-type="string" calcext:value-type="string">
            <text:p>FEUCHTIGKEIT - FEUCHTIGKEITSSCHUTZ</text:p>
          </table:table-cell>
          <table:table-cell table:number-columns-repeated="5"/>
        </table:table-row>
        <table:table-row table:style-name="ro1">
          <table:table-cell table:formula="of:=IF(LEN([.B3302])=1;0;IF(LEN([.B3302])=2;1;IF(LEN([.B3302])=3;2;IF(LEN([.B3302])=5;3;IF(LEN([.B3302])=6;4;IF(LEN([.B3302])=7;5;&quot;Fehler&quot;))))))" office:value-type="float" office:value="4" calcext:value-type="float">
            <text:p>4</text:p>
          </table:table-cell>
          <table:table-cell office:value-type="string" calcext:value-type="string">
            <text:p>WMK 88</text:p>
          </table:table-cell>
          <table:table-cell office:value-type="string" calcext:value-type="string">
            <text:p>TECHNISCHER BRANDSCHUTZ</text:p>
          </table:table-cell>
          <table:table-cell table:number-columns-repeated="5"/>
        </table:table-row>
        <table:table-row table:style-name="ro1">
          <table:table-cell table:formula="of:=IF(LEN([.B3303])=1;0;IF(LEN([.B3303])=2;1;IF(LEN([.B3303])=3;2;IF(LEN([.B3303])=5;3;IF(LEN([.B3303])=6;4;IF(LEN([.B3303])=7;5;&quot;Fehler&quot;))))))" office:value-type="float" office:value="2" calcext:value-type="float">
            <text:p>2</text:p>
          </table:table-cell>
          <table:table-cell office:value-type="string" calcext:value-type="string">
            <text:p>WML</text:p>
          </table:table-cell>
          <table:table-cell office:value-type="string" calcext:value-type="string">
            <text:p>HOCHBAU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3304])=1;0;IF(LEN([.B3304])=2;1;IF(LEN([.B3304])=3;2;IF(LEN([.B3304])=5;3;IF(LEN([.B3304])=6;4;IF(LEN([.B3304])=7;5;&quot;Fehler&quot;))))))" office:value-type="float" office:value="3" calcext:value-type="float">
            <text:p>3</text:p>
          </table:table-cell>
          <table:table-cell office:value-type="string" calcext:value-type="string">
            <text:p>WML 1</text:p>
          </table:table-cell>
          <table:table-cell office:value-type="string" calcext:value-type="string">
            <text:p>STEINBAU</text:p>
          </table:table-cell>
          <table:table-cell table:number-columns-repeated="5"/>
        </table:table-row>
        <table:table-row table:style-name="ro1">
          <table:table-cell table:formula="of:=IF(LEN([.B3305])=1;0;IF(LEN([.B3305])=2;1;IF(LEN([.B3305])=3;2;IF(LEN([.B3305])=5;3;IF(LEN([.B3305])=6;4;IF(LEN([.B3305])=7;5;&quot;Fehler&quot;))))))" office:value-type="float" office:value="3" calcext:value-type="float">
            <text:p>3</text:p>
          </table:table-cell>
          <table:table-cell office:value-type="string" calcext:value-type="string">
            <text:p>WML 2</text:p>
          </table:table-cell>
          <table:table-cell office:value-type="string" calcext:value-type="string">
            <text:p>HOLZBAU <text:s/>FACHWERKBAU</text:p>
          </table:table-cell>
          <table:table-cell table:number-columns-repeated="5"/>
        </table:table-row>
        <table:table-row table:style-name="ro1">
          <table:table-cell table:formula="of:=IF(LEN([.B3306])=1;0;IF(LEN([.B3306])=2;1;IF(LEN([.B3306])=3;2;IF(LEN([.B3306])=5;3;IF(LEN([.B3306])=6;4;IF(LEN([.B3306])=7;5;&quot;Fehler&quot;))))))" office:value-type="float" office:value="3" calcext:value-type="float">
            <text:p>3</text:p>
          </table:table-cell>
          <table:table-cell office:value-type="string" calcext:value-type="string">
            <text:p>WML 3</text:p>
          </table:table-cell>
          <table:table-cell office:value-type="string" calcext:value-type="string">
            <text:p>STAHLHOCHBAU <text:s/>STAHLBETONBAU BETONBAU <text:s/>MASSIVBAU</text:p>
          </table:table-cell>
          <table:table-cell table:number-columns-repeated="5"/>
        </table:table-row>
        <table:table-row table:style-name="ro1">
          <table:table-cell table:formula="of:=IF(LEN([.B3307])=1;0;IF(LEN([.B3307])=2;1;IF(LEN([.B3307])=3;2;IF(LEN([.B3307])=5;3;IF(LEN([.B3307])=6;4;IF(LEN([.B3307])=7;5;&quot;Fehler&quot;))))))" office:value-type="float" office:value="3" calcext:value-type="float">
            <text:p>3</text:p>
          </table:table-cell>
          <table:table-cell office:value-type="string" calcext:value-type="string">
            <text:p>WML 4</text:p>
          </table:table-cell>
          <table:table-cell office:value-type="string" calcext:value-type="string">
            <text:p>FERTIGHAUSBAU <text:s/>MONTAGEBAU</text:p>
          </table:table-cell>
          <table:table-cell table:number-columns-repeated="5"/>
        </table:table-row>
        <table:table-row table:style-name="ro1">
          <table:table-cell table:formula="of:=IF(LEN([.B3308])=1;0;IF(LEN([.B3308])=2;1;IF(LEN([.B3308])=3;2;IF(LEN([.B3308])=5;3;IF(LEN([.B3308])=6;4;IF(LEN([.B3308])=7;5;&quot;Fehler&quot;))))))" office:value-type="float" office:value="3" calcext:value-type="float">
            <text:p>3</text:p>
          </table:table-cell>
          <table:table-cell office:value-type="string" calcext:value-type="string">
            <text:p>WML 5</text:p>
          </table:table-cell>
          <table:table-cell office:value-type="string" calcext:value-type="string">
            <text:p>GEBAEUDEARTEN</text:p>
          </table:table-cell>
          <table:table-cell table:number-columns-repeated="5"/>
        </table:table-row>
        <table:table-row table:style-name="ro1">
          <table:table-cell table:formula="of:=IF(LEN([.B3309])=1;0;IF(LEN([.B3309])=2;1;IF(LEN([.B3309])=3;2;IF(LEN([.B3309])=5;3;IF(LEN([.B3309])=6;4;IF(LEN([.B3309])=7;5;&quot;Fehler&quot;))))))" office:value-type="float" office:value="4" calcext:value-type="float">
            <text:p>4</text:p>
          </table:table-cell>
          <table:table-cell office:value-type="string" calcext:value-type="string">
            <text:p>WML 50</text:p>
          </table:table-cell>
          <table:table-cell office:value-type="string" calcext:value-type="string">
            <text:p>EINFAMILIENHAEUSER</text:p>
          </table:table-cell>
          <table:table-cell table:number-columns-repeated="5"/>
        </table:table-row>
        <table:table-row table:style-name="ro1">
          <table:table-cell table:formula="of:=IF(LEN([.B3310])=1;0;IF(LEN([.B3310])=2;1;IF(LEN([.B3310])=3;2;IF(LEN([.B3310])=5;3;IF(LEN([.B3310])=6;4;IF(LEN([.B3310])=7;5;&quot;Fehler&quot;))))))" office:value-type="float" office:value="4" calcext:value-type="float">
            <text:p>4</text:p>
          </table:table-cell>
          <table:table-cell office:value-type="string" calcext:value-type="string">
            <text:p>WML 51</text:p>
          </table:table-cell>
          <table:table-cell office:value-type="string" calcext:value-type="string">
            <text:p>WOHNBAUTEN</text:p>
          </table:table-cell>
          <table:table-cell table:number-columns-repeated="5"/>
        </table:table-row>
        <table:table-row table:style-name="ro1">
          <table:table-cell table:formula="of:=IF(LEN([.B3311])=1;0;IF(LEN([.B3311])=2;1;IF(LEN([.B3311])=3;2;IF(LEN([.B3311])=5;3;IF(LEN([.B3311])=6;4;IF(LEN([.B3311])=7;5;&quot;Fehler&quot;))))))" office:value-type="float" office:value="4" calcext:value-type="float">
            <text:p>4</text:p>
          </table:table-cell>
          <table:table-cell office:value-type="string" calcext:value-type="string">
            <text:p>WML 52</text:p>
          </table:table-cell>
          <table:table-cell office:value-type="string" calcext:value-type="string">
            <text:p>VERWALTUNGSBAUTEN</text:p>
          </table:table-cell>
          <table:table-cell table:number-columns-repeated="5"/>
        </table:table-row>
        <table:table-row table:style-name="ro1">
          <table:table-cell table:formula="of:=IF(LEN([.B3312])=1;0;IF(LEN([.B3312])=2;1;IF(LEN([.B3312])=3;2;IF(LEN([.B3312])=5;3;IF(LEN([.B3312])=6;4;IF(LEN([.B3312])=7;5;&quot;Fehler&quot;))))))" office:value-type="float" office:value="4" calcext:value-type="float">
            <text:p>4</text:p>
          </table:table-cell>
          <table:table-cell office:value-type="string" calcext:value-type="string">
            <text:p>WML 53</text:p>
          </table:table-cell>
          <table:table-cell office:value-type="string" calcext:value-type="string">
            <text:p>SCHULBAU <text:s/>HOCHSCHULBAU <text:s/>KINDERGARTENBAU</text:p>
          </table:table-cell>
          <table:table-cell table:number-columns-repeated="5"/>
        </table:table-row>
        <table:table-row table:style-name="ro1">
          <table:table-cell table:formula="of:=IF(LEN([.B3313])=1;0;IF(LEN([.B3313])=2;1;IF(LEN([.B3313])=3;2;IF(LEN([.B3313])=5;3;IF(LEN([.B3313])=6;4;IF(LEN([.B3313])=7;5;&quot;Fehler&quot;))))))" office:value-type="float" office:value="4" calcext:value-type="float">
            <text:p>4</text:p>
          </table:table-cell>
          <table:table-cell office:value-type="string" calcext:value-type="string">
            <text:p>WML 54</text:p>
          </table:table-cell>
          <table:table-cell office:value-type="string" calcext:value-type="string">
            <text:p>BAUTEN DES GESUNDHEITSWESENS</text:p>
          </table:table-cell>
          <table:table-cell table:number-columns-repeated="5"/>
        </table:table-row>
        <table:table-row table:style-name="ro1">
          <table:table-cell table:formula="of:=IF(LEN([.B3314])=1;0;IF(LEN([.B3314])=2;1;IF(LEN([.B3314])=3;2;IF(LEN([.B3314])=5;3;IF(LEN([.B3314])=6;4;IF(LEN([.B3314])=7;5;&quot;Fehler&quot;))))))" office:value-type="float" office:value="4" calcext:value-type="float">
            <text:p>4</text:p>
          </table:table-cell>
          <table:table-cell office:value-type="string" calcext:value-type="string">
            <text:p>WML 55</text:p>
          </table:table-cell>
          <table:table-cell office:value-type="string" calcext:value-type="string">
            <text:p>VERSAMMLUNGSSTAETTEN <text:s/>AUSSTELLUNGSBAUTEN</text:p>
          </table:table-cell>
          <table:table-cell table:number-columns-repeated="5"/>
        </table:table-row>
        <table:table-row table:style-name="ro1">
          <table:table-cell table:formula="of:=IF(LEN([.B3315])=1;0;IF(LEN([.B3315])=2;1;IF(LEN([.B3315])=3;2;IF(LEN([.B3315])=5;3;IF(LEN([.B3315])=6;4;IF(LEN([.B3315])=7;5;&quot;Fehler&quot;))))))" office:value-type="float" office:value="4" calcext:value-type="float">
            <text:p>4</text:p>
          </table:table-cell>
          <table:table-cell office:value-type="string" calcext:value-type="string">
            <text:p>WML 56</text:p>
          </table:table-cell>
          <table:table-cell office:value-type="string" calcext:value-type="string">
            <text:p>SPORTSTAETTENBAU</text:p>
          </table:table-cell>
          <table:table-cell table:number-columns-repeated="5"/>
        </table:table-row>
        <table:table-row table:style-name="ro1">
          <table:table-cell table:formula="of:=IF(LEN([.B3316])=1;0;IF(LEN([.B3316])=2;1;IF(LEN([.B3316])=3;2;IF(LEN([.B3316])=5;3;IF(LEN([.B3316])=6;4;IF(LEN([.B3316])=7;5;&quot;Fehler&quot;))))))" office:value-type="float" office:value="3" calcext:value-type="float">
            <text:p>3</text:p>
          </table:table-cell>
          <table:table-cell office:value-type="string" calcext:value-type="string">
            <text:p>WML 7</text:p>
          </table:table-cell>
          <table:table-cell office:value-type="string" calcext:value-type="string">
            <text:p>ALTERNATIVES BAUEN <text:s/>OEKOLOGISCHES BAUEN <text:s/>BIOLOGISCHES BAUEN</text:p>
          </table:table-cell>
          <table:table-cell table:number-columns-repeated="5"/>
        </table:table-row>
        <table:table-row table:style-name="ro1">
          <table:table-cell table:formula="of:=IF(LEN([.B3317])=1;0;IF(LEN([.B3317])=2;1;IF(LEN([.B3317])=3;2;IF(LEN([.B3317])=5;3;IF(LEN([.B3317])=6;4;IF(LEN([.B3317])=7;5;&quot;Fehler&quot;))))))" office:value-type="float" office:value="2" calcext:value-type="float">
            <text:p>2</text:p>
          </table:table-cell>
          <table:table-cell office:value-type="string" calcext:value-type="string">
            <text:p>WMM</text:p>
          </table:table-cell>
          <table:table-cell office:value-type="string" calcext:value-type="string">
            <text:p>TIEFBAU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3318])=1;0;IF(LEN([.B3318])=2;1;IF(LEN([.B3318])=3;2;IF(LEN([.B3318])=5;3;IF(LEN([.B3318])=6;4;IF(LEN([.B3318])=7;5;&quot;Fehler&quot;))))))" office:value-type="float" office:value="3" calcext:value-type="float">
            <text:p>3</text:p>
          </table:table-cell>
          <table:table-cell office:value-type="string" calcext:value-type="string">
            <text:p>WMM 1</text:p>
          </table:table-cell>
          <table:table-cell office:value-type="string" calcext:value-type="string">
            <text:p>GEOTECHNIK <text:s/>GRUNDBAU <text:s/>ERDBAU <text:s/>TUNNELBAU INGENIEURGEOLOGIE</text:p>
          </table:table-cell>
          <table:table-cell table:number-columns-repeated="5"/>
        </table:table-row>
        <table:table-row table:style-name="ro1">
          <table:table-cell table:formula="of:=IF(LEN([.B3319])=1;0;IF(LEN([.B3319])=2;1;IF(LEN([.B3319])=3;2;IF(LEN([.B3319])=5;3;IF(LEN([.B3319])=6;4;IF(LEN([.B3319])=7;5;&quot;Fehler&quot;))))))" office:value-type="float" office:value="3" calcext:value-type="float">
            <text:p>3</text:p>
          </table:table-cell>
          <table:table-cell office:value-type="string" calcext:value-type="string">
            <text:p>WMM 2</text:p>
          </table:table-cell>
          <table:table-cell office:value-type="string" calcext:value-type="string">
            <text:p>VERKEHRSBAU <text:s/>STRASSENBAU <text:s/>EISENBAHNBAU</text:p>
          </table:table-cell>
          <table:table-cell table:number-columns-repeated="5"/>
        </table:table-row>
        <table:table-row table:style-name="ro1">
          <table:table-cell table:formula="of:=IF(LEN([.B3320])=1;0;IF(LEN([.B3320])=2;1;IF(LEN([.B3320])=3;2;IF(LEN([.B3320])=5;3;IF(LEN([.B3320])=6;4;IF(LEN([.B3320])=7;5;&quot;Fehler&quot;))))))" office:value-type="float" office:value="3" calcext:value-type="float">
            <text:p>3</text:p>
          </table:table-cell>
          <table:table-cell office:value-type="string" calcext:value-type="string">
            <text:p>WMM 3</text:p>
          </table:table-cell>
          <table:table-cell office:value-type="string" calcext:value-type="string">
            <text:p>WASSERBAU</text:p>
          </table:table-cell>
          <table:table-cell table:number-columns-repeated="5"/>
        </table:table-row>
        <table:table-row table:style-name="ro1">
          <table:table-cell table:formula="of:=IF(LEN([.B3321])=1;0;IF(LEN([.B3321])=2;1;IF(LEN([.B3321])=3;2;IF(LEN([.B3321])=5;3;IF(LEN([.B3321])=6;4;IF(LEN([.B3321])=7;5;&quot;Fehler&quot;))))))" office:value-type="float" office:value="3" calcext:value-type="float">
            <text:p>3</text:p>
          </table:table-cell>
          <table:table-cell office:value-type="string" calcext:value-type="string">
            <text:p>WMM 4</text:p>
          </table:table-cell>
          <table:table-cell office:value-type="string" calcext:value-type="string">
            <text:p>BRUECKENBAU</text:p>
          </table:table-cell>
          <table:table-cell table:number-columns-repeated="5"/>
        </table:table-row>
        <table:table-row table:style-name="ro1">
          <table:table-cell table:formula="of:=IF(LEN([.B3322])=1;0;IF(LEN([.B3322])=2;1;IF(LEN([.B3322])=3;2;IF(LEN([.B3322])=5;3;IF(LEN([.B3322])=6;4;IF(LEN([.B3322])=7;5;&quot;Fehler&quot;))))))" office:value-type="float" office:value="3" calcext:value-type="float">
            <text:p>3</text:p>
          </table:table-cell>
          <table:table-cell office:value-type="string" calcext:value-type="string">
            <text:p>WMM 7</text:p>
          </table:table-cell>
          <table:table-cell office:value-type="string" calcext:value-type="string">
            <text:p>WASSER (GESAMTDARSTELLUNGEN) <text:s/>WASSERWIRTSCHAFT WASSERVERSORGUNG UND -ENTSORGUNG</text:p>
          </table:table-cell>
          <table:table-cell table:number-columns-repeated="5"/>
        </table:table-row>
        <table:table-row table:style-name="ro1">
          <table:table-cell table:formula="of:=IF(LEN([.B3323])=1;0;IF(LEN([.B3323])=2;1;IF(LEN([.B3323])=3;2;IF(LEN([.B3323])=5;3;IF(LEN([.B3323])=6;4;IF(LEN([.B3323])=7;5;&quot;Fehler&quot;))))))" office:value-type="float" office:value="4" calcext:value-type="float">
            <text:p>4</text:p>
          </table:table-cell>
          <table:table-cell office:value-type="string" calcext:value-type="string">
            <text:p>WMM 73</text:p>
          </table:table-cell>
          <table:table-cell office:value-type="string" calcext:value-type="string">
            <text:p>WASSERVERSORGUNG UND -ENTSORGUNG</text:p>
          </table:table-cell>
          <table:table-cell table:number-columns-repeated="5"/>
        </table:table-row>
        <table:table-row table:style-name="ro1">
          <table:table-cell table:formula="of:=IF(LEN([.B3324])=1;0;IF(LEN([.B3324])=2;1;IF(LEN([.B3324])=3;2;IF(LEN([.B3324])=5;3;IF(LEN([.B3324])=6;4;IF(LEN([.B3324])=7;5;&quot;Fehler&quot;))))))" office:value-type="float" office:value="4" calcext:value-type="float">
            <text:p>4</text:p>
          </table:table-cell>
          <table:table-cell office:value-type="string" calcext:value-type="string">
            <text:p>WMM 76</text:p>
          </table:table-cell>
          <table:table-cell office:value-type="string" calcext:value-type="string">
            <text:p>ABWASSER <text:s/>WASSERAUFBEREITUNG</text:p>
          </table:table-cell>
          <table:table-cell table:number-columns-repeated="5"/>
        </table:table-row>
        <table:table-row table:style-name="ro1">
          <table:table-cell table:formula="of:=IF(LEN([.B3325])=1;0;IF(LEN([.B3325])=2;1;IF(LEN([.B3325])=3;2;IF(LEN([.B3325])=5;3;IF(LEN([.B3325])=6;4;IF(LEN([.B3325])=7;5;&quot;Fehler&quot;))))))" office:value-type="float" office:value="2" calcext:value-type="float">
            <text:p>2</text:p>
          </table:table-cell>
          <table:table-cell office:value-type="string" calcext:value-type="string">
            <text:p>WMN</text:p>
          </table:table-cell>
          <table:table-cell office:value-type="string" calcext:value-type="string">
            <text:p>STAEDTEBAU : TECHNISCHE ERSCHLIESSUNG UND BEBAUUNG</text:p>
          </table:table-cell>
          <table:table-cell table:number-columns-repeated="5"/>
        </table:table-row>
        <table:table-row table:style-name="ro1">
          <table:table-cell table:formula="of:=IF(LEN([.B3326])=1;0;IF(LEN([.B3326])=2;1;IF(LEN([.B3326])=3;2;IF(LEN([.B3326])=5;3;IF(LEN([.B3326])=6;4;IF(LEN([.B3326])=7;5;&quot;Fehler&quot;))))))" office:value-type="float" office:value="2" calcext:value-type="float">
            <text:p>2</text:p>
          </table:table-cell>
          <table:table-cell office:value-type="string" calcext:value-type="string">
            <text:p>WMO</text:p>
          </table:table-cell>
          <table:table-cell office:value-type="string" calcext:value-type="string">
            <text:p>GEBAEUDEAUSBAU <text:s/>INNENAUSBAU HAUSTECHNIK</text:p>
          </table:table-cell>
          <table:table-cell table:number-columns-repeated="5"/>
        </table:table-row>
        <table:table-row table:style-name="ro1">
          <table:table-cell table:formula="of:=IF(LEN([.B3327])=1;0;IF(LEN([.B3327])=2;1;IF(LEN([.B3327])=3;2;IF(LEN([.B3327])=5;3;IF(LEN([.B3327])=6;4;IF(LEN([.B3327])=7;5;&quot;Fehler&quot;))))))" office:value-type="float" office:value="3" calcext:value-type="float">
            <text:p>3</text:p>
          </table:table-cell>
          <table:table-cell office:value-type="string" calcext:value-type="string">
            <text:p>WMO 2</text:p>
          </table:table-cell>
          <table:table-cell office:value-type="string" calcext:value-type="string">
            <text:p>PUTZARBEITEN <text:s/>STUCKARBEITEN</text:p>
          </table:table-cell>
          <table:table-cell table:number-columns-repeated="5"/>
        </table:table-row>
        <table:table-row table:style-name="ro1">
          <table:table-cell table:formula="of:=IF(LEN([.B3328])=1;0;IF(LEN([.B3328])=2;1;IF(LEN([.B3328])=3;2;IF(LEN([.B3328])=5;3;IF(LEN([.B3328])=6;4;IF(LEN([.B3328])=7;5;&quot;Fehler&quot;))))))" office:value-type="float" office:value="3" calcext:value-type="float">
            <text:p>3</text:p>
          </table:table-cell>
          <table:table-cell office:value-type="string" calcext:value-type="string">
            <text:p>WMO 3</text:p>
          </table:table-cell>
          <table:table-cell office:value-type="string" calcext:value-type="string">
            <text:p>FUSSBOEDEN <text:s/>BODENBELAEGE</text:p>
          </table:table-cell>
          <table:table-cell table:number-columns-repeated="5"/>
        </table:table-row>
        <table:table-row table:style-name="ro1">
          <table:table-cell table:formula="of:=IF(LEN([.B3329])=1;0;IF(LEN([.B3329])=2;1;IF(LEN([.B3329])=3;2;IF(LEN([.B3329])=5;3;IF(LEN([.B3329])=6;4;IF(LEN([.B3329])=7;5;&quot;Fehler&quot;))))))" office:value-type="float" office:value="3" calcext:value-type="float">
            <text:p>3</text:p>
          </table:table-cell>
          <table:table-cell office:value-type="string" calcext:value-type="string">
            <text:p>WMO 4</text:p>
          </table:table-cell>
          <table:table-cell office:value-type="string" calcext:value-type="string">
            <text:p>DACHDECKUNG <text:s/>DACHDECKERHANDWERK</text:p>
          </table:table-cell>
          <table:table-cell table:number-columns-repeated="5"/>
        </table:table-row>
        <table:table-row table:style-name="ro1">
          <table:table-cell table:formula="of:=IF(LEN([.B3330])=1;0;IF(LEN([.B3330])=2;1;IF(LEN([.B3330])=3;2;IF(LEN([.B3330])=5;3;IF(LEN([.B3330])=6;4;IF(LEN([.B3330])=7;5;&quot;Fehler&quot;))))))" office:value-type="float" office:value="3" calcext:value-type="float">
            <text:p>3</text:p>
          </table:table-cell>
          <table:table-cell office:value-type="string" calcext:value-type="string">
            <text:p>WMO 5</text:p>
          </table:table-cell>
          <table:table-cell office:value-type="string" calcext:value-type="string">
            <text:p>SANITAERTECHNIK <text:s/>GASINSTALLATION KLIMA- UND LUEFTUNGSTECHNIK</text:p>
          </table:table-cell>
          <table:table-cell table:number-columns-repeated="5"/>
        </table:table-row>
        <table:table-row table:style-name="ro1">
          <table:table-cell table:formula="of:=IF(LEN([.B3331])=1;0;IF(LEN([.B3331])=2;1;IF(LEN([.B3331])=3;2;IF(LEN([.B3331])=5;3;IF(LEN([.B3331])=6;4;IF(LEN([.B3331])=7;5;&quot;Fehler&quot;))))))" office:value-type="float" office:value="3" calcext:value-type="float">
            <text:p>3</text:p>
          </table:table-cell>
          <table:table-cell office:value-type="string" calcext:value-type="string">
            <text:p>WMO 6</text:p>
          </table:table-cell>
          <table:table-cell office:value-type="string" calcext:value-type="string">
            <text:p>HEIZUNGSTECHNIK <text:s/>OFENBAU <text:s/>FEUERUNGSTECHNIK SCHORNSTEINE</text:p>
          </table:table-cell>
          <table:table-cell table:number-columns-repeated="5"/>
        </table:table-row>
        <table:table-row table:style-name="ro1">
          <table:table-cell table:formula="of:=IF(LEN([.B3332])=1;0;IF(LEN([.B3332])=2;1;IF(LEN([.B3332])=3;2;IF(LEN([.B3332])=5;3;IF(LEN([.B3332])=6;4;IF(LEN([.B3332])=7;5;&quot;Fehler&quot;))))))" office:value-type="float" office:value="3" calcext:value-type="float">
            <text:p>3</text:p>
          </table:table-cell>
          <table:table-cell office:value-type="string" calcext:value-type="string">
            <text:p>WMO 7</text:p>
          </table:table-cell>
          <table:table-cell office:value-type="string" calcext:value-type="string">
            <text:p>ANSTRICHTECHNIK <text:s/>LACKIERTECHNIK TAPEZIEREN</text:p>
          </table:table-cell>
          <table:table-cell table:number-columns-repeated="5"/>
        </table:table-row>
        <table:table-row table:style-name="ro1">
          <table:table-cell table:formula="of:=IF(LEN([.B3333])=1;0;IF(LEN([.B3333])=2;1;IF(LEN([.B3333])=3;2;IF(LEN([.B3333])=5;3;IF(LEN([.B3333])=6;4;IF(LEN([.B3333])=7;5;&quot;Fehler&quot;))))))" office:value-type="float" office:value="3" calcext:value-type="float">
            <text:p>3</text:p>
          </table:table-cell>
          <table:table-cell office:value-type="string" calcext:value-type="string">
            <text:p>WMO 8</text:p>
          </table:table-cell>
          <table:table-cell office:value-type="string" calcext:value-type="string">
            <text:p>BAUBESCHLAEGE <text:s/>ANSCHLAEGE</text:p>
          </table:table-cell>
          <table:table-cell table:number-columns-repeated="5"/>
        </table:table-row>
        <table:table-row table:style-name="ro1">
          <table:table-cell table:formula="of:=IF(LEN([.B3334])=1;0;IF(LEN([.B3334])=2;1;IF(LEN([.B3334])=3;2;IF(LEN([.B3334])=5;3;IF(LEN([.B3334])=6;4;IF(LEN([.B3334])=7;5;&quot;Fehler&quot;))))))" office:value-type="float" office:value="1" calcext:value-type="float">
            <text:p>1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KERAMISCHE INDUSTRIE <text:s/>GLASINDUSTRIE VERARBEITUNG VON NATURSTEINEN</text:p>
          </table:table-cell>
          <table:table-cell table:number-columns-repeated="5"/>
        </table:table-row>
        <table:table-row table:style-name="ro1">
          <table:table-cell table:formula="of:=IF(LEN([.B3335])=1;0;IF(LEN([.B3335])=2;1;IF(LEN([.B3335])=3;2;IF(LEN([.B3335])=5;3;IF(LEN([.B3335])=6;4;IF(LEN([.B3335])=7;5;&quot;Fehler&quot;))))))" office:value-type="float" office:value="2" calcext:value-type="float">
            <text:p>2</text:p>
          </table:table-cell>
          <table:table-cell office:value-type="string" calcext:value-type="string">
            <text:p>WNK</text:p>
          </table:table-cell>
          <table:table-cell office:value-type="string" calcext:value-type="string">
            <text:p>GROBKERAMIK <text:s/>NATURSTEINE</text:p>
          </table:table-cell>
          <table:table-cell table:number-columns-repeated="5"/>
        </table:table-row>
        <table:table-row table:style-name="ro1">
          <table:table-cell table:formula="of:=IF(LEN([.B3336])=1;0;IF(LEN([.B3336])=2;1;IF(LEN([.B3336])=3;2;IF(LEN([.B3336])=5;3;IF(LEN([.B3336])=6;4;IF(LEN([.B3336])=7;5;&quot;Fehler&quot;))))))" office:value-type="float" office:value="2" calcext:value-type="float">
            <text:p>2</text:p>
          </table:table-cell>
          <table:table-cell office:value-type="string" calcext:value-type="string">
            <text:p>WNL</text:p>
          </table:table-cell>
          <table:table-cell office:value-type="string" calcext:value-type="string">
            <text:p>FEINKERAMIK <text:s/>EMAILLE</text:p>
          </table:table-cell>
          <table:table-cell table:number-columns-repeated="5"/>
        </table:table-row>
        <table:table-row table:style-name="ro1">
          <table:table-cell table:formula="of:=IF(LEN([.B3337])=1;0;IF(LEN([.B3337])=2;1;IF(LEN([.B3337])=3;2;IF(LEN([.B3337])=5;3;IF(LEN([.B3337])=6;4;IF(LEN([.B3337])=7;5;&quot;Fehler&quot;))))))" office:value-type="float" office:value="2" calcext:value-type="float">
            <text:p>2</text:p>
          </table:table-cell>
          <table:table-cell office:value-type="string" calcext:value-type="string">
            <text:p>WNM</text:p>
          </table:table-cell>
          <table:table-cell office:value-type="string" calcext:value-type="string">
            <text:p>GLASINDUSTRIE <text:s/>GLAS AM BAU <text:s/>GLASERHANDWERK</text:p>
          </table:table-cell>
          <table:table-cell table:number-columns-repeated="5"/>
        </table:table-row>
        <table:table-row table:style-name="ro1">
          <table:table-cell table:formula="of:=IF(LEN([.B3338])=1;0;IF(LEN([.B3338])=2;1;IF(LEN([.B3338])=3;2;IF(LEN([.B3338])=5;3;IF(LEN([.B3338])=6;4;IF(LEN([.B3338])=7;5;&quot;Fehler&quot;))))))" office:value-type="float" office:value="1" calcext:value-type="float">
            <text:p>1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HOLZBEARBEITUNG</text:p>
          </table:table-cell>
          <table:table-cell table:number-columns-repeated="5"/>
        </table:table-row>
        <table:table-row table:style-name="ro1">
          <table:table-cell table:formula="of:=IF(LEN([.B3339])=1;0;IF(LEN([.B3339])=2;1;IF(LEN([.B3339])=3;2;IF(LEN([.B3339])=5;3;IF(LEN([.B3339])=6;4;IF(LEN([.B3339])=7;5;&quot;Fehler&quot;))))))" office:value-type="float" office:value="2" calcext:value-type="float">
            <text:p>2</text:p>
          </table:table-cell>
          <table:table-cell office:value-type="string" calcext:value-type="string">
            <text:p>WOK</text:p>
          </table:table-cell>
          <table:table-cell office:value-type="string" calcext:value-type="string">
            <text:p>WERKSTOFFKUNDE DES HOLZES</text:p>
          </table:table-cell>
          <table:table-cell table:number-columns-repeated="5"/>
        </table:table-row>
        <table:table-row table:style-name="ro1">
          <table:table-cell table:formula="of:=IF(LEN([.B3340])=1;0;IF(LEN([.B3340])=2;1;IF(LEN([.B3340])=3;2;IF(LEN([.B3340])=5;3;IF(LEN([.B3340])=6;4;IF(LEN([.B3340])=7;5;&quot;Fehler&quot;))))))" office:value-type="float" office:value="2" calcext:value-type="float">
            <text:p>2</text:p>
          </table:table-cell>
          <table:table-cell office:value-type="string" calcext:value-type="string">
            <text:p>WOL</text:p>
          </table:table-cell>
          <table:table-cell office:value-type="string" calcext:value-type="string">
            <text:p>ZIMMERHANDWERK <text:s/>BAUTISCHLERHANDWERK HOLZINNENAUSBAU</text:p>
          </table:table-cell>
          <table:table-cell table:number-columns-repeated="5"/>
        </table:table-row>
        <table:table-row table:style-name="ro1">
          <table:table-cell table:formula="of:=IF(LEN([.B3341])=1;0;IF(LEN([.B3341])=2;1;IF(LEN([.B3341])=3;2;IF(LEN([.B3341])=5;3;IF(LEN([.B3341])=6;4;IF(LEN([.B3341])=7;5;&quot;Fehler&quot;))))))" office:value-type="float" office:value="2" calcext:value-type="float">
            <text:p>2</text:p>
          </table:table-cell>
          <table:table-cell office:value-type="string" calcext:value-type="string">
            <text:p>WOM</text:p>
          </table:table-cell>
          <table:table-cell office:value-type="string" calcext:value-type="string">
            <text:p>MOEBELHERSTELLUNG</text:p>
          </table:table-cell>
          <table:table-cell table:number-columns-repeated="5"/>
        </table:table-row>
        <table:table-row table:style-name="ro1">
          <table:table-cell table:formula="of:=IF(LEN([.B3342])=1;0;IF(LEN([.B3342])=2;1;IF(LEN([.B3342])=3;2;IF(LEN([.B3342])=5;3;IF(LEN([.B3342])=6;4;IF(LEN([.B3342])=7;5;&quot;Fehler&quot;))))))" office:value-type="float" office:value="2" calcext:value-type="float">
            <text:p>2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HERSTELLUNG VON HOLZGEFAESSEN <text:s/>DRECHSELN</text:p>
          </table:table-cell>
          <table:table-cell table:number-columns-repeated="5"/>
        </table:table-row>
        <table:table-row table:style-name="ro1">
          <table:table-cell table:formula="of:=IF(LEN([.B3343])=1;0;IF(LEN([.B3343])=2;1;IF(LEN([.B3343])=3;2;IF(LEN([.B3343])=5;3;IF(LEN([.B3343])=6;4;IF(LEN([.B3343])=7;5;&quot;Fehler&quot;))))))" office:value-type="float" office:value="1" calcext:value-type="float">
            <text:p>1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TEXTILVERARBEITUNG - LEDERVERARBEITUNG – BEKLEIDUNGSGEWERBE - MOD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3344])=1;0;IF(LEN([.B3344])=2;1;IF(LEN([.B3344])=3;2;IF(LEN([.B3344])=5;3;IF(LEN([.B3344])=6;4;IF(LEN([.B3344])=7;5;&quot;Fehler&quot;))))))" office:value-type="float" office:value="2" calcext:value-type="float">
            <text:p>2</text:p>
          </table:table-cell>
          <table:table-cell office:value-type="string" calcext:value-type="string">
            <text:p>WPK</text:p>
          </table:table-cell>
          <table:table-cell office:value-type="string" calcext:value-type="string">
            <text:p>TEXTILHERSTELLUNG <text:s/>TEXTILVERARBEITUNG</text:p>
          </table:table-cell>
          <table:table-cell table:number-columns-repeated="5"/>
        </table:table-row>
        <table:table-row table:style-name="ro1">
          <table:table-cell table:formula="of:=IF(LEN([.B3345])=1;0;IF(LEN([.B3345])=2;1;IF(LEN([.B3345])=3;2;IF(LEN([.B3345])=5;3;IF(LEN([.B3345])=6;4;IF(LEN([.B3345])=7;5;&quot;Fehler&quot;))))))" office:value-type="float" office:value="3" calcext:value-type="float">
            <text:p>3</text:p>
          </table:table-cell>
          <table:table-cell office:value-type="string" calcext:value-type="string">
            <text:p>WPK 1</text:p>
          </table:table-cell>
          <table:table-cell office:value-type="string" calcext:value-type="string">
            <text:p>TEXTILIEN <text:s/>TEXTILE WERKSTOFFE</text:p>
          </table:table-cell>
          <table:table-cell table:number-columns-repeated="5"/>
        </table:table-row>
        <table:table-row table:style-name="ro1">
          <table:table-cell table:formula="of:=IF(LEN([.B3346])=1;0;IF(LEN([.B3346])=2;1;IF(LEN([.B3346])=3;2;IF(LEN([.B3346])=5;3;IF(LEN([.B3346])=6;4;IF(LEN([.B3346])=7;5;&quot;Fehler&quot;))))))" office:value-type="float" office:value="2" calcext:value-type="float">
            <text:p>2</text:p>
          </table:table-cell>
          <table:table-cell office:value-type="string" calcext:value-type="string">
            <text:p>WPL</text:p>
          </table:table-cell>
          <table:table-cell office:value-type="string" calcext:value-type="string">
            <text:p>RAUMAUSSTATTUNG <text:s/>HEIMTEXTILIEN</text:p>
          </table:table-cell>
          <table:table-cell table:number-columns-repeated="5"/>
        </table:table-row>
        <table:table-row table:style-name="ro1">
          <table:table-cell table:formula="of:=IF(LEN([.B3347])=1;0;IF(LEN([.B3347])=2;1;IF(LEN([.B3347])=3;2;IF(LEN([.B3347])=5;3;IF(LEN([.B3347])=6;4;IF(LEN([.B3347])=7;5;&quot;Fehler&quot;))))))" office:value-type="float" office:value="2" calcext:value-type="float">
            <text:p>2</text:p>
          </table:table-cell>
          <table:table-cell office:value-type="string" calcext:value-type="string">
            <text:p>WPM</text:p>
          </table:table-cell>
          <table:table-cell office:value-type="string" calcext:value-type="string">
            <text:p>BEKLEIDUNGSGEWERBE <text:s/>MODE</text:p>
          </table:table-cell>
          <table:table-cell table:number-columns-repeated="5"/>
        </table:table-row>
        <table:table-row table:style-name="ro1">
          <table:table-cell table:formula="of:=IF(LEN([.B3348])=1;0;IF(LEN([.B3348])=2;1;IF(LEN([.B3348])=3;2;IF(LEN([.B3348])=5;3;IF(LEN([.B3348])=6;4;IF(LEN([.B3348])=7;5;&quot;Fehler&quot;))))))" office:value-type="float" office:value="2" calcext:value-type="float">
            <text:p>2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LEDERHERSTELLUNG <text:s/>LEDERVERARBEITUNG PELZVERARBEITUNG</text:p>
          </table:table-cell>
          <table:table-cell table:number-columns-repeated="5"/>
        </table:table-row>
        <table:table-row table:style-name="ro1">
          <table:table-cell table:formula="of:=IF(LEN([.B3349])=1;0;IF(LEN([.B3349])=2;1;IF(LEN([.B3349])=3;2;IF(LEN([.B3349])=5;3;IF(LEN([.B3349])=6;4;IF(LEN([.B3349])=7;5;&quot;Fehler&quot;))))))" office:value-type="float" office:value="2" calcext:value-type="float">
            <text:p>2</text:p>
          </table:table-cell>
          <table:table-cell office:value-type="string" calcext:value-type="string">
            <text:p>WPO</text:p>
          </table:table-cell>
          <table:table-cell office:value-type="string" calcext:value-type="string">
            <text:p>TEXTILVEREDLUNG <text:s/>TEXTILREINIGUNG</text:p>
          </table:table-cell>
          <table:table-cell table:number-columns-repeated="5"/>
        </table:table-row>
        <table:table-row table:style-name="ro1">
          <table:table-cell table:formula="of:=IF(LEN([.B3350])=1;0;IF(LEN([.B3350])=2;1;IF(LEN([.B3350])=3;2;IF(LEN([.B3350])=5;3;IF(LEN([.B3350])=6;4;IF(LEN([.B3350])=7;5;&quot;Fehler&quot;))))))" office:value-type="float" office:value="1" calcext:value-type="float">
            <text:p>1</text:p>
          </table:table-cell>
          <table:table-cell office:value-type="string" calcext:value-type="string">
            <text:p>WQ</text:p>
          </table:table-cell>
          <table:table-cell office:value-type="string" calcext:value-type="string">
            <text:p>PAPIERINDUSTRIE <text:s/>VERPACKUNGSINDUSTRIE</text:p>
          </table:table-cell>
          <table:table-cell table:number-columns-repeated="5"/>
        </table:table-row>
        <table:table-row table:style-name="ro1">
          <table:table-cell table:formula="of:=IF(LEN([.B3351])=1;0;IF(LEN([.B3351])=2;1;IF(LEN([.B3351])=3;2;IF(LEN([.B3351])=5;3;IF(LEN([.B3351])=6;4;IF(LEN([.B3351])=7;5;&quot;Fehler&quot;))))))" office:value-type="float" office:value="2" calcext:value-type="float">
            <text:p>2</text:p>
          </table:table-cell>
          <table:table-cell office:value-type="string" calcext:value-type="string">
            <text:p>WQK</text:p>
          </table:table-cell>
          <table:table-cell office:value-type="string" calcext:value-type="string">
            <text:p>WERKSTOFFKUNDE UND WERKSTOFFPRUEFUNG DES PAPIERS</text:p>
          </table:table-cell>
          <table:table-cell table:number-columns-repeated="5"/>
        </table:table-row>
        <table:table-row table:style-name="ro1">
          <table:table-cell table:formula="of:=IF(LEN([.B3352])=1;0;IF(LEN([.B3352])=2;1;IF(LEN([.B3352])=3;2;IF(LEN([.B3352])=5;3;IF(LEN([.B3352])=6;4;IF(LEN([.B3352])=7;5;&quot;Fehler&quot;))))))" office:value-type="float" office:value="2" calcext:value-type="float">
            <text:p>2</text:p>
          </table:table-cell>
          <table:table-cell office:value-type="string" calcext:value-type="string">
            <text:p>WQL</text:p>
          </table:table-cell>
          <table:table-cell office:value-type="string" calcext:value-type="string">
            <text:p>PAPIERHERSTELLUNG</text:p>
          </table:table-cell>
          <table:table-cell table:number-columns-repeated="5"/>
        </table:table-row>
        <table:table-row table:style-name="ro1">
          <table:table-cell table:formula="of:=IF(LEN([.B3353])=1;0;IF(LEN([.B3353])=2;1;IF(LEN([.B3353])=3;2;IF(LEN([.B3353])=5;3;IF(LEN([.B3353])=6;4;IF(LEN([.B3353])=7;5;&quot;Fehler&quot;))))))" office:value-type="float" office:value="1" calcext:value-type="float">
            <text:p>1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HEMISCHE INDUSTRIE <text:s/>CHEMISCHE TECHNOLOGIE BIOTECHNOLOGIE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3354])=1;0;IF(LEN([.B3354])=2;1;IF(LEN([.B3354])=3;2;IF(LEN([.B3354])=5;3;IF(LEN([.B3354])=6;4;IF(LEN([.B3354])=7;5;&quot;Fehler&quot;))))))" office:value-type="float" office:value="2" calcext:value-type="float">
            <text:p>2</text:p>
          </table:table-cell>
          <table:table-cell office:value-type="string" calcext:value-type="string">
            <text:p>WRK</text:p>
          </table:table-cell>
          <table:table-cell office:value-type="string" calcext:value-type="string">
            <text:p>CHEMISCHE VERFAHRENSTECHNIK <text:s/>CHEMISCHE REAKTIONSTECHNIK CHEMISCHE LABORTECHNIK</text:p>
          </table:table-cell>
          <table:table-cell table:number-columns-repeated="5"/>
        </table:table-row>
        <table:table-row table:style-name="ro1">
          <table:table-cell table:formula="of:=IF(LEN([.B3355])=1;0;IF(LEN([.B3355])=2;1;IF(LEN([.B3355])=3;2;IF(LEN([.B3355])=5;3;IF(LEN([.B3355])=6;4;IF(LEN([.B3355])=7;5;&quot;Fehler&quot;))))))" office:value-type="float" office:value="2" calcext:value-type="float">
            <text:p>2</text:p>
          </table:table-cell>
          <table:table-cell office:value-type="string" calcext:value-type="string">
            <text:p>WRL</text:p>
          </table:table-cell>
          <table:table-cell office:value-type="string" calcext:value-type="string">
            <text:p>ANORGANISCHE TECHNOLOGIE</text:p>
          </table:table-cell>
          <table:table-cell table:number-columns-repeated="5"/>
        </table:table-row>
        <table:table-row table:style-name="ro1">
          <table:table-cell table:formula="of:=IF(LEN([.B3356])=1;0;IF(LEN([.B3356])=2;1;IF(LEN([.B3356])=3;2;IF(LEN([.B3356])=5;3;IF(LEN([.B3356])=6;4;IF(LEN([.B3356])=7;5;&quot;Fehler&quot;))))))" office:value-type="float" office:value="2" calcext:value-type="float">
            <text:p>2</text:p>
          </table:table-cell>
          <table:table-cell office:value-type="string" calcext:value-type="string">
            <text:p>WRM</text:p>
          </table:table-cell>
          <table:table-cell office:value-type="string" calcext:value-type="string">
            <text:p>NATUERLICHE UND SYNTHETISCHE ELASTOMERE <text:s/>GUMMIHERSTELLUNG</text:p>
          </table:table-cell>
          <table:table-cell table:number-columns-repeated="5"/>
        </table:table-row>
        <table:table-row table:style-name="ro1">
          <table:table-cell table:formula="of:=IF(LEN([.B3357])=1;0;IF(LEN([.B3357])=2;1;IF(LEN([.B3357])=3;2;IF(LEN([.B3357])=5;3;IF(LEN([.B3357])=6;4;IF(LEN([.B3357])=7;5;&quot;Fehler&quot;))))))" office:value-type="float" office:value="2" calcext:value-type="float">
            <text:p>2</text:p>
          </table:table-cell>
          <table:table-cell office:value-type="string" calcext:value-type="string">
            <text:p>WRN</text:p>
          </table:table-cell>
          <table:table-cell office:value-type="string" calcext:value-type="string">
            <text:p>ENERGIETRAEGER - BRENNSTOFFE - TREIBSTOFFE <text:s/>PETROCHEMIE – KOHLECHEMIE</text:p>
          </table:table-cell>
          <table:table-cell table:number-columns-repeated="5"/>
        </table:table-row>
        <table:table-row table:style-name="ro1">
          <table:table-cell table:formula="of:=IF(LEN([.B3358])=1;0;IF(LEN([.B3358])=2;1;IF(LEN([.B3358])=3;2;IF(LEN([.B3358])=5;3;IF(LEN([.B3358])=6;4;IF(LEN([.B3358])=7;5;&quot;Fehler&quot;))))))" office:value-type="float" office:value="3" calcext:value-type="float">
            <text:p>3</text:p>
          </table:table-cell>
          <table:table-cell office:value-type="string" calcext:value-type="string">
            <text:p>WRN 1</text:p>
          </table:table-cell>
          <table:table-cell office:value-type="string" calcext:value-type="string">
            <text:p>TECHNOLOGIE DES ERDOELS <text:s/>PETROCHEMIE <text:s/>MINERALOEL</text:p>
          </table:table-cell>
          <table:table-cell table:number-columns-repeated="5"/>
        </table:table-row>
        <table:table-row table:style-name="ro1">
          <table:table-cell table:formula="of:=IF(LEN([.B3359])=1;0;IF(LEN([.B3359])=2;1;IF(LEN([.B3359])=3;2;IF(LEN([.B3359])=5;3;IF(LEN([.B3359])=6;4;IF(LEN([.B3359])=7;5;&quot;Fehler&quot;))))))" office:value-type="float" office:value="3" calcext:value-type="float">
            <text:p>3</text:p>
          </table:table-cell>
          <table:table-cell office:value-type="string" calcext:value-type="string">
            <text:p>WRN 2</text:p>
          </table:table-cell>
          <table:table-cell office:value-type="string" calcext:value-type="string">
            <text:p>KOHLECHEMIE <text:s/>GESAMTDARSTELLUNGEN FESTER BRENNSTOFFE UND IHRER DESTILLATIONSPRODUKTE</text:p>
          </table:table-cell>
          <table:table-cell table:number-columns-repeated="5"/>
        </table:table-row>
        <table:table-row table:style-name="ro1">
          <table:table-cell table:formula="of:=IF(LEN([.B3360])=1;0;IF(LEN([.B3360])=2;1;IF(LEN([.B3360])=3;2;IF(LEN([.B3360])=5;3;IF(LEN([.B3360])=6;4;IF(LEN([.B3360])=7;5;&quot;Fehler&quot;))))))" office:value-type="float" office:value="3" calcext:value-type="float">
            <text:p>3</text:p>
          </table:table-cell>
          <table:table-cell office:value-type="string" calcext:value-type="string">
            <text:p>WRN 3</text:p>
          </table:table-cell>
          <table:table-cell office:value-type="string" calcext:value-type="string">
            <text:p>BRAUNKOHLEVERARBEITUNG <text:s/>HOLZVERKOHLUNG HOLZVERGASUNG <text:s/>TORFVERARBEITUNG</text:p>
          </table:table-cell>
          <table:table-cell table:number-columns-repeated="5"/>
        </table:table-row>
        <table:table-row table:style-name="ro1">
          <table:table-cell table:formula="of:=IF(LEN([.B3361])=1;0;IF(LEN([.B3361])=2;1;IF(LEN([.B3361])=3;2;IF(LEN([.B3361])=5;3;IF(LEN([.B3361])=6;4;IF(LEN([.B3361])=7;5;&quot;Fehler&quot;))))))" office:value-type="float" office:value="3" calcext:value-type="float">
            <text:p>3</text:p>
          </table:table-cell>
          <table:table-cell office:value-type="string" calcext:value-type="string">
            <text:p>WRN 5</text:p>
          </table:table-cell>
          <table:table-cell office:value-type="string" calcext:value-type="string">
            <text:p>GASFOERMIGE BRENN- UND TREIBSTOFFE <text:s/>TECHNIK DER GASVERSORGUNG <text:s/>WASSERSTOFFTECHNOLOGIE</text:p>
          </table:table-cell>
          <table:table-cell table:number-columns-repeated="5"/>
        </table:table-row>
        <table:table-row table:style-name="ro1">
          <table:table-cell table:formula="of:=IF(LEN([.B3362])=1;0;IF(LEN([.B3362])=2;1;IF(LEN([.B3362])=3;2;IF(LEN([.B3362])=5;3;IF(LEN([.B3362])=6;4;IF(LEN([.B3362])=7;5;&quot;Fehler&quot;))))))" office:value-type="float" office:value="2" calcext:value-type="float">
            <text:p>2</text:p>
          </table:table-cell>
          <table:table-cell office:value-type="string" calcext:value-type="string">
            <text:p>WRO</text:p>
          </table:table-cell>
          <table:table-cell office:value-type="string" calcext:value-type="string">
            <text:p>GRENZFLAECHENAKTIVE STOFFE - ANSTRICHSTOFFE - KLEBSTOFFE - NATURHARZE – WACHSE</text:p>
          </table:table-cell>
          <table:table-cell table:number-columns-repeated="5"/>
        </table:table-row>
        <table:table-row table:style-name="ro1">
          <table:table-cell table:formula="of:=IF(LEN([.B3363])=1;0;IF(LEN([.B3363])=2;1;IF(LEN([.B3363])=3;2;IF(LEN([.B3363])=5;3;IF(LEN([.B3363])=6;4;IF(LEN([.B3363])=7;5;&quot;Fehler&quot;))))))" office:value-type="float" office:value="3" calcext:value-type="float">
            <text:p>3</text:p>
          </table:table-cell>
          <table:table-cell office:value-type="string" calcext:value-type="string">
            <text:p>WRO 1</text:p>
          </table:table-cell>
          <table:table-cell office:value-type="string" calcext:value-type="string">
            <text:p>GRENZFLAECHENAKTIVE STOFFE <text:s/>FETTE, OELE, WACHSE, SCHMIERSTOFFE</text:p>
          </table:table-cell>
          <table:table-cell table:number-columns-repeated="5"/>
        </table:table-row>
        <table:table-row table:style-name="ro1">
          <table:table-cell table:formula="of:=IF(LEN([.B3364])=1;0;IF(LEN([.B3364])=2;1;IF(LEN([.B3364])=3;2;IF(LEN([.B3364])=5;3;IF(LEN([.B3364])=6;4;IF(LEN([.B3364])=7;5;&quot;Fehler&quot;))))))" office:value-type="float" office:value="4" calcext:value-type="float">
            <text:p>4</text:p>
          </table:table-cell>
          <table:table-cell office:value-type="string" calcext:value-type="string">
            <text:p>WRO 15</text:p>
          </table:table-cell>
          <table:table-cell office:value-type="string" calcext:value-type="string">
            <text:p>TEXTILHILFSMITTEL, WASCHMITTEL, SEIFEN</text:p>
          </table:table-cell>
          <table:table-cell table:number-columns-repeated="5"/>
        </table:table-row>
        <table:table-row table:style-name="ro1">
          <table:table-cell table:formula="of:=IF(LEN([.B3365])=1;0;IF(LEN([.B3365])=2;1;IF(LEN([.B3365])=3;2;IF(LEN([.B3365])=5;3;IF(LEN([.B3365])=6;4;IF(LEN([.B3365])=7;5;&quot;Fehler&quot;))))))" office:value-type="float" office:value="3" calcext:value-type="float">
            <text:p>3</text:p>
          </table:table-cell>
          <table:table-cell office:value-type="string" calcext:value-type="string">
            <text:p>WRO 2</text:p>
          </table:table-cell>
          <table:table-cell office:value-type="string" calcext:value-type="string">
            <text:p>ANSTRICHSTOFFE <text:s/>FARBSTOFFE</text:p>
          </table:table-cell>
          <table:table-cell table:number-columns-repeated="5"/>
        </table:table-row>
        <table:table-row table:style-name="ro1">
          <table:table-cell table:formula="of:=IF(LEN([.B3366])=1;0;IF(LEN([.B3366])=2;1;IF(LEN([.B3366])=3;2;IF(LEN([.B3366])=5;3;IF(LEN([.B3366])=6;4;IF(LEN([.B3366])=7;5;&quot;Fehler&quot;))))))" office:value-type="float" office:value="3" calcext:value-type="float">
            <text:p>3</text:p>
          </table:table-cell>
          <table:table-cell office:value-type="string" calcext:value-type="string">
            <text:p>WRO 3</text:p>
          </table:table-cell>
          <table:table-cell office:value-type="string" calcext:value-type="string">
            <text:p>KLEBSTOFFE <text:s/>LEIME</text:p>
          </table:table-cell>
          <table:table-cell table:number-columns-repeated="5"/>
        </table:table-row>
        <table:table-row table:style-name="ro1">
          <table:table-cell table:formula="of:=IF(LEN([.B3367])=1;0;IF(LEN([.B3367])=2;1;IF(LEN([.B3367])=3;2;IF(LEN([.B3367])=5;3;IF(LEN([.B3367])=6;4;IF(LEN([.B3367])=7;5;&quot;Fehler&quot;))))))" office:value-type="float" office:value="3" calcext:value-type="float">
            <text:p>3</text:p>
          </table:table-cell>
          <table:table-cell office:value-type="string" calcext:value-type="string">
            <text:p>WRO 4</text:p>
          </table:table-cell>
          <table:table-cell office:value-type="string" calcext:value-type="string">
            <text:p>HARZE</text:p>
          </table:table-cell>
          <table:table-cell table:number-columns-repeated="5"/>
        </table:table-row>
        <table:table-row table:style-name="ro1">
          <table:table-cell table:formula="of:=IF(LEN([.B3368])=1;0;IF(LEN([.B3368])=2;1;IF(LEN([.B3368])=3;2;IF(LEN([.B3368])=5;3;IF(LEN([.B3368])=6;4;IF(LEN([.B3368])=7;5;&quot;Fehler&quot;))))))" office:value-type="float" office:value="2" calcext:value-type="float">
            <text:p>2</text:p>
          </table:table-cell>
          <table:table-cell office:value-type="string" calcext:value-type="string">
            <text:p>WRP</text:p>
          </table:table-cell>
          <table:table-cell office:value-type="string" calcext:value-type="string">
            <text:p>PHARMAZEUTISCHE INDUSTRIE <text:s/>PHARMAZEUTISCHE TECHNOLOGIE KOSMETISCHE INDUSTRIE</text:p>
          </table:table-cell>
          <table:table-cell table:number-columns-repeated="5"/>
        </table:table-row>
        <table:table-row table:style-name="ro1">
          <table:table-cell table:formula="of:=IF(LEN([.B3369])=1;0;IF(LEN([.B3369])=2;1;IF(LEN([.B3369])=3;2;IF(LEN([.B3369])=5;3;IF(LEN([.B3369])=6;4;IF(LEN([.B3369])=7;5;&quot;Fehler&quot;))))))" office:value-type="float" office:value="2" calcext:value-type="float">
            <text:p>2</text:p>
          </table:table-cell>
          <table:table-cell office:value-type="string" calcext:value-type="string">
            <text:p>WRQ</text:p>
          </table:table-cell>
          <table:table-cell office:value-type="string" calcext:value-type="string">
            <text:p>KUNSTSTOFFINDUSTRIE <text:s/>KUNSTSTOFFTECHNOLOGIE <text:s/>POLYMERE</text:p>
          </table:table-cell>
          <table:table-cell table:number-columns-repeated="5"/>
        </table:table-row>
        <table:table-row table:style-name="ro1">
          <table:table-cell table:formula="of:=IF(LEN([.B3370])=1;0;IF(LEN([.B3370])=2;1;IF(LEN([.B3370])=3;2;IF(LEN([.B3370])=5;3;IF(LEN([.B3370])=6;4;IF(LEN([.B3370])=7;5;&quot;Fehler&quot;))))))" office:value-type="float" office:value="4" calcext:value-type="float">
            <text:p>4</text:p>
          </table:table-cell>
          <table:table-cell office:value-type="string" calcext:value-type="string">
            <text:p>WRQ 04</text:p>
          </table:table-cell>
          <table:table-cell office:value-type="string" calcext:value-type="string">
            <text:p>ALLGEMEINE WERKSTOFFKUNDE UND WERKSTOFFPRUEFUNG DER KUNSTSTOFFE <text:s/>ALLGEMEINE PHYSIK UND CHEMIE DER KUNSTSTOFFE</text:p>
          </table:table-cell>
          <table:table-cell table:number-columns-repeated="5"/>
        </table:table-row>
        <table:table-row table:style-name="ro1">
          <table:table-cell table:formula="of:=IF(LEN([.B3371])=1;0;IF(LEN([.B3371])=2;1;IF(LEN([.B3371])=3;2;IF(LEN([.B3371])=5;3;IF(LEN([.B3371])=6;4;IF(LEN([.B3371])=7;5;&quot;Fehler&quot;))))))" office:value-type="float" office:value="4" calcext:value-type="float">
            <text:p>4</text:p>
          </table:table-cell>
          <table:table-cell office:value-type="string" calcext:value-type="string">
            <text:p>WRQ 05</text:p>
          </table:table-cell>
          <table:table-cell office:value-type="string" calcext:value-type="string">
            <text:p>KUNSTSTOFFHERSTELLUNG <text:s/>KUNSTSTOFFVERARBEITUNG</text:p>
          </table:table-cell>
          <table:table-cell table:number-columns-repeated="5"/>
        </table:table-row>
        <table:table-row table:style-name="ro1">
          <table:table-cell table:formula="of:=IF(LEN([.B3372])=1;0;IF(LEN([.B3372])=2;1;IF(LEN([.B3372])=3;2;IF(LEN([.B3372])=5;3;IF(LEN([.B3372])=6;4;IF(LEN([.B3372])=7;5;&quot;Fehler&quot;))))))" office:value-type="float" office:value="5" calcext:value-type="float">
            <text:p>5</text:p>
          </table:table-cell>
          <table:table-cell office:value-type="string" calcext:value-type="string">
            <text:p>WRQ 052</text:p>
          </table:table-cell>
          <table:table-cell office:value-type="string" calcext:value-type="string">
            <text:p>GIESSEN - SPRITZGIESSEN - PRESSEN</text:p>
          </table:table-cell>
          <table:table-cell table:number-columns-repeated="5"/>
        </table:table-row>
        <table:table-row table:style-name="ro1">
          <table:table-cell table:formula="of:=IF(LEN([.B3373])=1;0;IF(LEN([.B3373])=2;1;IF(LEN([.B3373])=3;2;IF(LEN([.B3373])=5;3;IF(LEN([.B3373])=6;4;IF(LEN([.B3373])=7;5;&quot;Fehler&quot;))))))" office:value-type="float" office:value="5" calcext:value-type="float">
            <text:p>5</text:p>
          </table:table-cell>
          <table:table-cell office:value-type="string" calcext:value-type="string">
            <text:p>WRQ 053</text:p>
          </table:table-cell>
          <table:table-cell office:value-type="string" calcext:value-type="string">
            <text:p>EXTRUDIEREN (STRANGPRESSEN) <text:s/>KALANDRIEREN</text:p>
          </table:table-cell>
          <table:table-cell table:number-columns-repeated="5"/>
        </table:table-row>
        <table:table-row table:style-name="ro1">
          <table:table-cell table:formula="of:=IF(LEN([.B3374])=1;0;IF(LEN([.B3374])=2;1;IF(LEN([.B3374])=3;2;IF(LEN([.B3374])=5;3;IF(LEN([.B3374])=6;4;IF(LEN([.B3374])=7;5;&quot;Fehler&quot;))))))" office:value-type="float" office:value="5" calcext:value-type="float">
            <text:p>5</text:p>
          </table:table-cell>
          <table:table-cell office:value-type="string" calcext:value-type="string">
            <text:p>WRQ 055</text:p>
          </table:table-cell>
          <table:table-cell office:value-type="string" calcext:value-type="string">
            <text:p>VERARBEITUNG VON HALBZEUG - KLEBEN VON KUNSTSTOFFEN</text:p>
          </table:table-cell>
          <table:table-cell table:number-columns-repeated="5"/>
        </table:table-row>
        <table:table-row table:style-name="ro1">
          <table:table-cell table:formula="of:=IF(LEN([.B3375])=1;0;IF(LEN([.B3375])=2;1;IF(LEN([.B3375])=3;2;IF(LEN([.B3375])=5;3;IF(LEN([.B3375])=6;4;IF(LEN([.B3375])=7;5;&quot;Fehler&quot;))))))" office:value-type="float" office:value="3" calcext:value-type="float">
            <text:p>3</text:p>
          </table:table-cell>
          <table:table-cell office:value-type="string" calcext:value-type="string">
            <text:p>WRQ 1</text:p>
          </table:table-cell>
          <table:table-cell office:value-type="string" calcext:value-type="string">
            <text:p>KUNSTSTOFFE AUS NATURPRODUKTEN</text:p>
          </table:table-cell>
          <table:table-cell table:number-columns-repeated="5"/>
        </table:table-row>
        <table:table-row table:style-name="ro1">
          <table:table-cell table:formula="of:=IF(LEN([.B3376])=1;0;IF(LEN([.B3376])=2;1;IF(LEN([.B3376])=3;2;IF(LEN([.B3376])=5;3;IF(LEN([.B3376])=6;4;IF(LEN([.B3376])=7;5;&quot;Fehler&quot;))))))" office:value-type="float" office:value="3" calcext:value-type="float">
            <text:p>3</text:p>
          </table:table-cell>
          <table:table-cell office:value-type="string" calcext:value-type="string">
            <text:p>WRQ 2</text:p>
          </table:table-cell>
          <table:table-cell office:value-type="string" calcext:value-type="string">
            <text:p>CHEMIEFASERN <text:s/>TEXTILE SYNTHETISCHE FASERN</text:p>
          </table:table-cell>
          <table:table-cell table:number-columns-repeated="5"/>
        </table:table-row>
        <table:table-row table:style-name="ro1">
          <table:table-cell table:formula="of:=IF(LEN([.B3377])=1;0;IF(LEN([.B3377])=2;1;IF(LEN([.B3377])=3;2;IF(LEN([.B3377])=5;3;IF(LEN([.B3377])=6;4;IF(LEN([.B3377])=7;5;&quot;Fehler&quot;))))))" office:value-type="float" office:value="3" calcext:value-type="float">
            <text:p>3</text:p>
          </table:table-cell>
          <table:table-cell office:value-type="string" calcext:value-type="string">
            <text:p>WRQ 3</text:p>
          </table:table-cell>
          <table:table-cell office:value-type="string" calcext:value-type="string">
            <text:p>DUROPLASTE <text:s/>KUNSTHARZE <text:s/>FASERVERSTAERKTE KUNSTSTOFFE</text:p>
          </table:table-cell>
          <table:table-cell table:number-columns-repeated="5"/>
        </table:table-row>
        <table:table-row table:style-name="ro1">
          <table:table-cell table:formula="of:=IF(LEN([.B3378])=1;0;IF(LEN([.B3378])=2;1;IF(LEN([.B3378])=3;2;IF(LEN([.B3378])=5;3;IF(LEN([.B3378])=6;4;IF(LEN([.B3378])=7;5;&quot;Fehler&quot;))))))" office:value-type="float" office:value="2" calcext:value-type="float">
            <text:p>2</text:p>
          </table:table-cell>
          <table:table-cell office:value-type="string" calcext:value-type="string">
            <text:p>WRR</text:p>
          </table:table-cell>
          <table:table-cell office:value-type="string" calcext:value-type="string">
            <text:p>DUENGEMITTELINDUSTRIE <text:s/>DUENGEMITTELTECHNOLOGIE</text:p>
          </table:table-cell>
          <table:table-cell table:number-columns-repeated="5"/>
        </table:table-row>
        <table:table-row table:style-name="ro1">
          <table:table-cell table:formula="of:=IF(LEN([.B3379])=1;0;IF(LEN([.B3379])=2;1;IF(LEN([.B3379])=3;2;IF(LEN([.B3379])=5;3;IF(LEN([.B3379])=6;4;IF(LEN([.B3379])=7;5;&quot;Fehler&quot;))))))" office:value-type="float" office:value="2" calcext:value-type="float">
            <text:p>2</text:p>
          </table:table-cell>
          <table:table-cell office:value-type="string" calcext:value-type="string">
            <text:p>WRS</text:p>
          </table:table-cell>
          <table:table-cell office:value-type="string" calcext:value-type="string">
            <text:p>EXPLOSIVSTOFFE, ZUENDWAREN UND IHRE HERSTELLUNG SPRENGTECHNIK</text:p>
          </table:table-cell>
          <table:table-cell table:number-columns-repeated="5"/>
        </table:table-row>
        <table:table-row table:style-name="ro1">
          <table:table-cell table:formula="of:=IF(LEN([.B3380])=1;0;IF(LEN([.B3380])=2;1;IF(LEN([.B3380])=3;2;IF(LEN([.B3380])=5;3;IF(LEN([.B3380])=6;4;IF(LEN([.B3380])=7;5;&quot;Fehler&quot;))))))" office:value-type="float" office:value="2" calcext:value-type="float">
            <text:p>2</text:p>
          </table:table-cell>
          <table:table-cell office:value-type="string" calcext:value-type="string">
            <text:p>WRT</text:p>
          </table:table-cell>
          <table:table-cell office:value-type="string" calcext:value-type="string">
            <text:p>SYNTHETISCHE EDELSTEINE <text:s/>KRISTALLZUECHTUNG</text:p>
          </table:table-cell>
          <table:table-cell table:number-columns-repeated="5"/>
        </table:table-row>
        <table:table-row table:style-name="ro1">
          <table:table-cell table:formula="of:=IF(LEN([.B3381])=1;0;IF(LEN([.B3381])=2;1;IF(LEN([.B3381])=3;2;IF(LEN([.B3381])=5;3;IF(LEN([.B3381])=6;4;IF(LEN([.B3381])=7;5;&quot;Fehler&quot;))))))" office:value-type="float" office:value="2" calcext:value-type="float">
            <text:p>2</text:p>
          </table:table-cell>
          <table:table-cell office:value-type="string" calcext:value-type="string">
            <text:p>WRV</text:p>
          </table:table-cell>
          <table:table-cell office:value-type="string" calcext:value-type="string">
            <text:p>BIOTECHNOLOGIE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3382])=1;0;IF(LEN([.B3382])=2;1;IF(LEN([.B3382])=3;2;IF(LEN([.B3382])=5;3;IF(LEN([.B3382])=6;4;IF(LEN([.B3382])=7;5;&quot;Fehler&quot;))))))" office:value-type="float" office:value="1" calcext:value-type="float">
            <text:p>1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FOTOGRAFIE</text:p>
          </table:table-cell>
          <table:table-cell table:number-columns-repeated="5"/>
        </table:table-row>
        <table:table-row table:style-name="ro1">
          <table:table-cell table:formula="of:=IF(LEN([.B3383])=1;0;IF(LEN([.B3383])=2;1;IF(LEN([.B3383])=3;2;IF(LEN([.B3383])=5;3;IF(LEN([.B3383])=6;4;IF(LEN([.B3383])=7;5;&quot;Fehler&quot;))))))" office:value-type="float" office:value="2" calcext:value-type="float">
            <text:p>2</text:p>
          </table:table-cell>
          <table:table-cell office:value-type="string" calcext:value-type="string">
            <text:p>WSD</text:p>
          </table:table-cell>
          <table:table-cell office:value-type="string" calcext:value-type="string">
            <text:p>DIGITALE FOTOGRAFIE : GESAMTDARSTELLUNGEN</text:p>
          </table:table-cell>
          <table:table-cell table:number-columns-repeated="5"/>
        </table:table-row>
        <table:table-row table:style-name="ro1">
          <table:table-cell table:formula="of:=IF(LEN([.B3384])=1;0;IF(LEN([.B3384])=2;1;IF(LEN([.B3384])=3;2;IF(LEN([.B3384])=5;3;IF(LEN([.B3384])=6;4;IF(LEN([.B3384])=7;5;&quot;Fehler&quot;))))))" office:value-type="float" office:value="2" calcext:value-type="float">
            <text:p>2</text:p>
          </table:table-cell>
          <table:table-cell office:value-type="string" calcext:value-type="string">
            <text:p>WSK</text:p>
          </table:table-cell>
          <table:table-cell office:value-type="string" calcext:value-type="string">
            <text:p>BILDWERKE</text:p>
          </table:table-cell>
          <table:table-cell table:number-columns-repeated="5"/>
        </table:table-row>
        <table:table-row table:style-name="ro1">
          <table:table-cell table:formula="of:=IF(LEN([.B3385])=1;0;IF(LEN([.B3385])=2;1;IF(LEN([.B3385])=3;2;IF(LEN([.B3385])=5;3;IF(LEN([.B3385])=6;4;IF(LEN([.B3385])=7;5;&quot;Fehler&quot;))))))" office:value-type="float" office:value="2" calcext:value-type="float">
            <text:p>2</text:p>
          </table:table-cell>
          <table:table-cell office:value-type="string" calcext:value-type="string">
            <text:p>WSL</text:p>
          </table:table-cell>
          <table:table-cell office:value-type="string" calcext:value-type="string">
            <text:p>PHYSIKALISCHE, TECHNISCHE UND CHEMISCHE GRUNDLAGEN DER FOTOGRAFIE</text:p>
          </table:table-cell>
          <table:table-cell table:number-columns-repeated="5"/>
        </table:table-row>
        <table:table-row table:style-name="ro1">
          <table:table-cell table:formula="of:=IF(LEN([.B3386])=1;0;IF(LEN([.B3386])=2;1;IF(LEN([.B3386])=3;2;IF(LEN([.B3386])=5;3;IF(LEN([.B3386])=6;4;IF(LEN([.B3386])=7;5;&quot;Fehler&quot;))))))" office:value-type="float" office:value="2" calcext:value-type="float">
            <text:p>2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FOTOGRAFISCHE LABORTECHNIK</text:p>
          </table:table-cell>
          <table:table-cell table:number-columns-repeated="5"/>
        </table:table-row>
        <table:table-row table:style-name="ro1">
          <table:table-cell table:formula="of:=IF(LEN([.B3387])=1;0;IF(LEN([.B3387])=2;1;IF(LEN([.B3387])=3;2;IF(LEN([.B3387])=5;3;IF(LEN([.B3387])=6;4;IF(LEN([.B3387])=7;5;&quot;Fehler&quot;))))))" office:value-type="float" office:value="2" calcext:value-type="float">
            <text:p>2</text:p>
          </table:table-cell>
          <table:table-cell office:value-type="string" calcext:value-type="string">
            <text:p>WSN</text:p>
          </table:table-cell>
          <table:table-cell office:value-type="string" calcext:value-type="string">
            <text:p>FOTOGRAFISCHE AUFNAHMETECHNIK UND IHRE TECHNISCHEN HILFSMITTEL</text:p>
          </table:table-cell>
          <table:table-cell table:number-columns-repeated="5"/>
        </table:table-row>
        <table:table-row table:style-name="ro1">
          <table:table-cell table:formula="of:=IF(LEN([.B3388])=1;0;IF(LEN([.B3388])=2;1;IF(LEN([.B3388])=3;2;IF(LEN([.B3388])=5;3;IF(LEN([.B3388])=6;4;IF(LEN([.B3388])=7;5;&quot;Fehler&quot;))))))" office:value-type="float" office:value="3" calcext:value-type="float">
            <text:p>3</text:p>
          </table:table-cell>
          <table:table-cell office:value-type="string" calcext:value-type="string">
            <text:p>WSN 5</text:p>
          </table:table-cell>
          <table:table-cell office:value-type="string" calcext:value-type="string">
            <text:p>FOTOGRAFISCHE BELICHTUNG <text:s/>FOTOGRAFISCHE BELEUCHTUNG</text:p>
          </table:table-cell>
          <table:table-cell table:number-columns-repeated="5"/>
        </table:table-row>
        <table:table-row table:style-name="ro1">
          <table:table-cell table:formula="of:=IF(LEN([.B3389])=1;0;IF(LEN([.B3389])=2;1;IF(LEN([.B3389])=3;2;IF(LEN([.B3389])=5;3;IF(LEN([.B3389])=6;4;IF(LEN([.B3389])=7;5;&quot;Fehler&quot;))))))" office:value-type="float" office:value="3" calcext:value-type="float">
            <text:p>3</text:p>
          </table:table-cell>
          <table:table-cell office:value-type="string" calcext:value-type="string">
            <text:p>WSN 6</text:p>
          </table:table-cell>
          <table:table-cell office:value-type="string" calcext:value-type="string">
            <text:p>FOTOKAMERAS : TYPEN UND FABRIKATE</text:p>
          </table:table-cell>
          <table:table-cell table:number-columns-repeated="5"/>
        </table:table-row>
        <table:table-row table:style-name="ro1">
          <table:table-cell table:formula="of:=IF(LEN([.B3390])=1;0;IF(LEN([.B3390])=2;1;IF(LEN([.B3390])=3;2;IF(LEN([.B3390])=5;3;IF(LEN([.B3390])=6;4;IF(LEN([.B3390])=7;5;&quot;Fehler&quot;))))))" office:value-type="float" office:value="3" calcext:value-type="float">
            <text:p>3</text:p>
          </table:table-cell>
          <table:table-cell office:value-type="string" calcext:value-type="string">
            <text:p>WSN 7</text:p>
          </table:table-cell>
          <table:table-cell office:value-type="string" calcext:value-type="string">
            <text:p>AUFNAHMETECHNIK BESTIMMTER FOTOGRAFISCHER MOTIVE UND THEMEN</text:p>
          </table:table-cell>
          <table:table-cell table:number-columns-repeated="5"/>
        </table:table-row>
        <table:table-row table:style-name="ro1">
          <table:table-cell table:formula="of:=IF(LEN([.B3391])=1;0;IF(LEN([.B3391])=2;1;IF(LEN([.B3391])=3;2;IF(LEN([.B3391])=5;3;IF(LEN([.B3391])=6;4;IF(LEN([.B3391])=7;5;&quot;Fehler&quot;))))))" office:value-type="float" office:value="2" calcext:value-type="float">
            <text:p>2</text:p>
          </table:table-cell>
          <table:table-cell office:value-type="string" calcext:value-type="string">
            <text:p>WSO</text:p>
          </table:table-cell>
          <table:table-cell office:value-type="string" calcext:value-type="string">
            <text:p>SCHWARZWEISS-FOTOGRAFIE</text:p>
          </table:table-cell>
          <table:table-cell table:number-columns-repeated="5"/>
        </table:table-row>
        <table:table-row table:style-name="ro1">
          <table:table-cell table:formula="of:=IF(LEN([.B3392])=1;0;IF(LEN([.B3392])=2;1;IF(LEN([.B3392])=3;2;IF(LEN([.B3392])=5;3;IF(LEN([.B3392])=6;4;IF(LEN([.B3392])=7;5;&quot;Fehler&quot;))))))" office:value-type="float" office:value="2" calcext:value-type="float">
            <text:p>2</text:p>
          </table:table-cell>
          <table:table-cell office:value-type="string" calcext:value-type="string">
            <text:p>WSP</text:p>
          </table:table-cell>
          <table:table-cell office:value-type="string" calcext:value-type="string">
            <text:p>DIA-FOTOGRAFIE <text:s/>DIA-PROJEKTION</text:p>
          </table:table-cell>
          <table:table-cell table:number-columns-repeated="5"/>
        </table:table-row>
        <table:table-row table:style-name="ro1">
          <table:table-cell table:formula="of:=IF(LEN([.B3393])=1;0;IF(LEN([.B3393])=2;1;IF(LEN([.B3393])=3;2;IF(LEN([.B3393])=5;3;IF(LEN([.B3393])=6;4;IF(LEN([.B3393])=7;5;&quot;Fehler&quot;))))))" office:value-type="float" office:value="2" calcext:value-type="float">
            <text:p>2</text:p>
          </table:table-cell>
          <table:table-cell office:value-type="string" calcext:value-type="string">
            <text:p>WSQ</text:p>
          </table:table-cell>
          <table:table-cell office:value-type="string" calcext:value-type="string">
            <text:p>ROENTGENFOTOGRAFIE <text:s/>MIKROFOTOGRAFIE <text:s/>MIKROFILMTECHNIK</text:p>
          </table:table-cell>
          <table:table-cell table:number-columns-repeated="5"/>
        </table:table-row>
        <table:table-row table:style-name="ro1">
          <table:table-cell table:formula="of:=IF(LEN([.B3394])=1;0;IF(LEN([.B3394])=2;1;IF(LEN([.B3394])=3;2;IF(LEN([.B3394])=5;3;IF(LEN([.B3394])=6;4;IF(LEN([.B3394])=7;5;&quot;Fehler&quot;))))))" office:value-type="float" office:value="2" calcext:value-type="float">
            <text:p>2</text:p>
          </table:table-cell>
          <table:table-cell office:value-type="string" calcext:value-type="string">
            <text:p>WSR</text:p>
          </table:table-cell>
          <table:table-cell office:value-type="string" calcext:value-type="string">
            <text:p>SCHMALFILMTECHNIK</text:p>
          </table:table-cell>
          <table:table-cell table:number-columns-repeated="5"/>
        </table:table-row>
        <table:table-row table:style-name="ro1">
          <table:table-cell table:formula="of:=IF(LEN([.B3395])=1;0;IF(LEN([.B3395])=2;1;IF(LEN([.B3395])=3;2;IF(LEN([.B3395])=5;3;IF(LEN([.B3395])=6;4;IF(LEN([.B3395])=7;5;&quot;Fehler&quot;))))))" office:value-type="float" office:value="2" calcext:value-type="float">
            <text:p>2</text:p>
          </table:table-cell>
          <table:table-cell office:value-type="string" calcext:value-type="string">
            <text:p>WSS</text:p>
          </table:table-cell>
          <table:table-cell office:value-type="string" calcext:value-type="string">
            <text:p>TECHNIK DES TONFILMS</text:p>
          </table:table-cell>
          <table:table-cell table:number-columns-repeated="5"/>
        </table:table-row>
        <table:table-row table:style-name="ro1">
          <table:table-cell table:formula="of:=IF(LEN([.B3396])=1;0;IF(LEN([.B3396])=2;1;IF(LEN([.B3396])=3;2;IF(LEN([.B3396])=5;3;IF(LEN([.B3396])=6;4;IF(LEN([.B3396])=7;5;&quot;Fehler&quot;))))))" office:value-type="float" office:value="2" calcext:value-type="float">
            <text:p>2</text:p>
          </table:table-cell>
          <table:table-cell office:value-type="string" calcext:value-type="string">
            <text:p>WST</text:p>
          </table:table-cell>
          <table:table-cell office:value-type="string" calcext:value-type="string">
            <text:p>FOTOGRAFISCHE INDUSTRIE <text:s/>FOTOWARENKUNDE</text:p>
          </table:table-cell>
          <table:table-cell table:number-columns-repeated="5"/>
        </table:table-row>
        <table:table-row table:style-name="ro1">
          <table:table-cell table:formula="of:=IF(LEN([.B3397])=1;0;IF(LEN([.B3397])=2;1;IF(LEN([.B3397])=3;2;IF(LEN([.B3397])=5;3;IF(LEN([.B3397])=6;4;IF(LEN([.B3397])=7;5;&quot;Fehler&quot;))))))"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AHRUNGSMITTELGEWERBE <text:s/>LEBENSMITTELTECHNOLOGIE LEBENSMITTELCHEMIE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3398])=1;0;IF(LEN([.B3398])=2;1;IF(LEN([.B3398])=3;2;IF(LEN([.B3398])=5;3;IF(LEN([.B3398])=6;4;IF(LEN([.B3398])=7;5;&quot;Fehler&quot;))))))" office:value-type="float" office:value="2" calcext:value-type="float">
            <text:p>2</text:p>
          </table:table-cell>
          <table:table-cell office:value-type="string" calcext:value-type="string">
            <text:p>WTK</text:p>
          </table:table-cell>
          <table:table-cell office:value-type="string" calcext:value-type="string">
            <text:p>TIERISCHE LEBENSMITTEL</text:p>
          </table:table-cell>
          <table:table-cell table:number-columns-repeated="5"/>
        </table:table-row>
        <table:table-row table:style-name="ro1">
          <table:table-cell table:formula="of:=IF(LEN([.B3399])=1;0;IF(LEN([.B3399])=2;1;IF(LEN([.B3399])=3;2;IF(LEN([.B3399])=5;3;IF(LEN([.B3399])=6;4;IF(LEN([.B3399])=7;5;&quot;Fehler&quot;))))))" office:value-type="float" office:value="2" calcext:value-type="float">
            <text:p>2</text:p>
          </table:table-cell>
          <table:table-cell office:value-type="string" calcext:value-type="string">
            <text:p>WTL</text:p>
          </table:table-cell>
          <table:table-cell office:value-type="string" calcext:value-type="string">
            <text:p>GETRAENKE</text:p>
          </table:table-cell>
          <table:table-cell table:number-columns-repeated="5"/>
        </table:table-row>
        <table:table-row table:style-name="ro1">
          <table:table-cell table:formula="of:=IF(LEN([.B3400])=1;0;IF(LEN([.B3400])=2;1;IF(LEN([.B3400])=3;2;IF(LEN([.B3400])=5;3;IF(LEN([.B3400])=6;4;IF(LEN([.B3400])=7;5;&quot;Fehler&quot;))))))" office:value-type="float" office:value="3" calcext:value-type="float">
            <text:p>3</text:p>
          </table:table-cell>
          <table:table-cell office:value-type="string" calcext:value-type="string">
            <text:p>WTL 3</text:p>
          </table:table-cell>
          <table:table-cell office:value-type="string" calcext:value-type="string">
            <text:p>WEIN</text:p>
          </table:table-cell>
          <table:table-cell table:number-columns-repeated="5"/>
        </table:table-row>
        <table:table-row table:style-name="ro1">
          <table:table-cell table:formula="of:=IF(LEN([.B3401])=1;0;IF(LEN([.B3401])=2;1;IF(LEN([.B3401])=3;2;IF(LEN([.B3401])=5;3;IF(LEN([.B3401])=6;4;IF(LEN([.B3401])=7;5;&quot;Fehler&quot;))))))" office:value-type="float" office:value="3" calcext:value-type="float">
            <text:p>3</text:p>
          </table:table-cell>
          <table:table-cell office:value-type="string" calcext:value-type="string">
            <text:p>WTL 5</text:p>
          </table:table-cell>
          <table:table-cell office:value-type="string" calcext:value-type="string">
            <text:p>HAUSBAR</text:p>
          </table:table-cell>
          <table:table-cell table:number-columns-repeated="5"/>
        </table:table-row>
        <table:table-row table:style-name="ro1">
          <table:table-cell table:formula="of:=IF(LEN([.B3402])=1;0;IF(LEN([.B3402])=2;1;IF(LEN([.B3402])=3;2;IF(LEN([.B3402])=5;3;IF(LEN([.B3402])=6;4;IF(LEN([.B3402])=7;5;&quot;Fehler&quot;))))))" office:value-type="float" office:value="2" calcext:value-type="float">
            <text:p>2</text:p>
          </table:table-cell>
          <table:table-cell office:value-type="string" calcext:value-type="string">
            <text:p>WTM</text:p>
          </table:table-cell>
          <table:table-cell office:value-type="string" calcext:value-type="string">
            <text:p>PFLANZLICHE LEBENSMITTEL <text:s/>GENUSSMITTEL</text:p>
          </table:table-cell>
          <table:table-cell table:number-columns-repeated="5"/>
        </table:table-row>
        <table:table-row table:style-name="ro1">
          <table:table-cell table:formula="of:=IF(LEN([.B3403])=1;0;IF(LEN([.B3403])=2;1;IF(LEN([.B3403])=3;2;IF(LEN([.B3403])=5;3;IF(LEN([.B3403])=6;4;IF(LEN([.B3403])=7;5;&quot;Fehler&quot;))))))" office:value-type="float" office:value="2" calcext:value-type="float">
            <text:p>2</text:p>
          </table:table-cell>
          <table:table-cell office:value-type="string" calcext:value-type="string">
            <text:p>WTP</text:p>
          </table:table-cell>
          <table:table-cell office:value-type="string" calcext:value-type="string">
            <text:p>SPEISEFETTE <text:s/>SPEISEOELE</text:p>
          </table:table-cell>
          <table:table-cell table:number-columns-repeated="5"/>
        </table:table-row>
        <table:table-row table:style-name="ro1">
          <table:table-cell table:formula="of:=IF(LEN([.B3404])=1;0;IF(LEN([.B3404])=2;1;IF(LEN([.B3404])=3;2;IF(LEN([.B3404])=5;3;IF(LEN([.B3404])=6;4;IF(LEN([.B3404])=7;5;&quot;Fehler&quot;))))))" office:value-type="float" office:value="1" calcext:value-type="float">
            <text:p>1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SONSTIGE TECHNISCHE UND HANDWERKLICHE BERUFE</text:p>
          </table:table-cell>
          <table:table-cell table:number-columns-repeated="5"/>
        </table:table-row>
        <table:table-row table:style-name="ro1">
          <table:table-cell table:formula="of:=IF(LEN([.B3405])=1;0;IF(LEN([.B3405])=2;1;IF(LEN([.B3405])=3;2;IF(LEN([.B3405])=5;3;IF(LEN([.B3405])=6;4;IF(LEN([.B3405])=7;5;&quot;Fehler&quot;))))))" office:value-type="float" office:value="2" calcext:value-type="float">
            <text:p>2</text:p>
          </table:table-cell>
          <table:table-cell office:value-type="string" calcext:value-type="string">
            <text:p>WUK</text:p>
          </table:table-cell>
          <table:table-cell office:value-type="string" calcext:value-type="string">
            <text:p>KOSMETIK <text:s/>PARFUEMERIE <text:s/>FRISEURBERUF <text:s/>DROGISTENGEWERBE</text:p>
          </table:table-cell>
          <table:table-cell table:number-columns-repeated="5"/>
        </table:table-row>
        <table:table-row table:style-name="ro1">
          <table:table-cell table:formula="of:=IF(LEN([.B3406])=1;0;IF(LEN([.B3406])=2;1;IF(LEN([.B3406])=3;2;IF(LEN([.B3406])=5;3;IF(LEN([.B3406])=6;4;IF(LEN([.B3406])=7;5;&quot;Fehler&quot;))))))" office:value-type="float" office:value="2" calcext:value-type="float">
            <text:p>2</text:p>
          </table:table-cell>
          <table:table-cell office:value-type="string" calcext:value-type="string">
            <text:p>WUM</text:p>
          </table:table-cell>
          <table:table-cell office:value-type="string" calcext:value-type="string">
            <text:p>HOTEL- UND GASTSTAETTENGEWERBE</text:p>
          </table:table-cell>
          <table:table-cell table:number-columns-repeated="5"/>
        </table:table-row>
        <table:table-row table:style-name="ro1">
          <table:table-cell table:formula="of:=IF(LEN([.B3407])=1;0;IF(LEN([.B3407])=2;1;IF(LEN([.B3407])=3;2;IF(LEN([.B3407])=5;3;IF(LEN([.B3407])=6;4;IF(LEN([.B3407])=7;5;&quot;Fehler&quot;))))))" office:value-type="float" office:value="2" calcext:value-type="float">
            <text:p>2</text:p>
          </table:table-cell>
          <table:table-cell office:value-type="string" calcext:value-type="string">
            <text:p>WYB</text:p>
          </table:table-cell>
          <table:table-cell office:value-type="string" calcext:value-type="string">
            <text:p>BIOGRAPHIEN AUS DEM BEREICH DER TECHNIK</text:p>
          </table:table-cell>
          <table:table-cell table:number-columns-repeated="5"/>
        </table:table-row>
        <table:table-row table:style-name="ro1">
          <table:table-cell table:formula="of:=IF(LEN([.B3408])=1;0;IF(LEN([.B3408])=2;1;IF(LEN([.B3408])=3;2;IF(LEN([.B3408])=5;3;IF(LEN([.B3408])=6;4;IF(LEN([.B3408])=7;5;&quot;Fehler&quot;))))))" office:value-type="float" office:value="3" calcext:value-type="float">
            <text:p>3</text:p>
          </table:table-cell>
          <table:table-cell office:value-type="string" calcext:value-type="string">
            <text:p>WYB 1</text:p>
          </table:table-cell>
          <table:table-cell office:value-type="string" calcext:value-type="string">
            <text:p>BIOGRAPHIEN MEHRERER PERSOENLICHKEITEN AUS DEM BEREICH DER TECHNIK</text:p>
          </table:table-cell>
          <table:table-cell table:number-columns-repeated="5"/>
        </table:table-row>
        <table:table-row table:style-name="ro1">
          <table:table-cell table:formula="of:=IF(LEN([.B3409])=1;0;IF(LEN([.B3409])=2;1;IF(LEN([.B3409])=3;2;IF(LEN([.B3409])=5;3;IF(LEN([.B3409])=6;4;IF(LEN([.B3409])=7;5;&quot;Fehler&quot;))))))" office:value-type="float" office:value="3" calcext:value-type="float">
            <text:p>3</text:p>
          </table:table-cell>
          <table:table-cell office:value-type="string" calcext:value-type="string">
            <text:p>WYB 2</text:p>
          </table:table-cell>
          <table:table-cell office:value-type="string" calcext:value-type="string">
            <text:p>BIOGRAPHIEN EINZELNER PERSOENLICHKEITEN AUS DEM BEREICH DER TECHNIK (ALPHABETISCH NACH BIOGRAPHIERTEN GEORDNET)</text:p>
          </table:table-cell>
          <table:table-cell table:number-columns-repeated="5"/>
        </table:table-row>
        <table:table-row table:style-name="ro1">
          <table:table-cell table:formula="of:=IF(LEN([.B3410])=1;0;IF(LEN([.B3410])=2;1;IF(LEN([.B3410])=3;2;IF(LEN([.B3410])=5;3;IF(LEN([.B3410])=6;4;IF(LEN([.B3410])=7;5;&quot;Fehler&quot;))))))" office:value-type="float" office:value="1" calcext:value-type="float">
            <text:p>1</text:p>
          </table:table-cell>
          <table:table-cell office:value-type="string" calcext:value-type="string">
            <text:p>W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3411])=1;0;IF(LEN([.B3411])=2;1;IF(LEN([.B3411])=3;2;IF(LEN([.B3411])=5;3;IF(LEN([.B3411])=6;4;IF(LEN([.B3411])=7;5;&quot;Fehler&quot;)))))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DWIRTSCHAFT <text:s/>FORSTWIRTSCHAFT GARTENBAU JAGD FISCHEREI <text:s/>HAUSWIRTSCHAFT</text:p>
          </table:table-cell>
          <table:table-cell table:number-columns-repeated="5"/>
        </table:table-row>
        <table:table-row table:style-name="ro1">
          <table:table-cell table:formula="of:=IF(LEN([.B3412])=1;0;IF(LEN([.B3412])=2;1;IF(LEN([.B3412])=3;2;IF(LEN([.B3412])=5;3;IF(LEN([.B3412])=6;4;IF(LEN([.B3412])=7;5;&quot;Fehler&quot;))))))" office:value-type="float" office:value="1" calcext:value-type="float">
            <text:p>1</text:p>
          </table:table-cell>
          <table:table-cell office:value-type="string" calcext:value-type="string">
            <text:p>XA</text:p>
          </table:table-cell>
          <table:table-cell office:value-type="string" calcext:value-type="string">
            <text:p>ALLGEMEINES</text:p>
          </table:table-cell>
          <table:table-cell table:number-columns-repeated="5"/>
        </table:table-row>
        <table:table-row table:style-name="ro1">
          <table:table-cell table:formula="of:=IF(LEN([.B3413])=1;0;IF(LEN([.B3413])=2;1;IF(LEN([.B3413])=3;2;IF(LEN([.B3413])=5;3;IF(LEN([.B3413])=6;4;IF(LEN([.B3413])=7;5;&quot;Fehler&quot;))))))" office:value-type="float" office:value="2" calcext:value-type="float">
            <text:p>2</text:p>
          </table:table-cell>
          <table:table-cell office:value-type="string" calcext:value-type="string">
            <text:p>XAK</text:p>
          </table:table-cell>
          <table:table-cell office:value-type="string" calcext:value-type="string">
            <text:p>EINFUEHRENDE UND VERMISCHTE SCHRIFTEN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3414])=1;0;IF(LEN([.B3414])=2;1;IF(LEN([.B3414])=3;2;IF(LEN([.B3414])=5;3;IF(LEN([.B3414])=6;4;IF(LEN([.B3414])=7;5;&quot;Fehler&quot;))))))" office:value-type="float" office:value="2" calcext:value-type="float">
            <text:p>2</text:p>
          </table:table-cell>
          <table:table-cell office:value-type="string" calcext:value-type="string">
            <text:p>XAM</text:p>
          </table:table-cell>
          <table:table-cell office:value-type="string" calcext:value-type="string">
            <text:p>NACHSCHLAGEWERKE - BIBLIOGRAPHIEN - TABELLEN</text:p>
          </table:table-cell>
          <table:table-cell table:number-columns-repeated="5"/>
        </table:table-row>
        <table:table-row table:style-name="ro1">
          <table:table-cell table:formula="of:=IF(LEN([.B3415])=1;0;IF(LEN([.B3415])=2;1;IF(LEN([.B3415])=3;2;IF(LEN([.B3415])=5;3;IF(LEN([.B3415])=6;4;IF(LEN([.B3415])=7;5;&quot;Fehler&quot;))))))" office:value-type="float" office:value="2" calcext:value-type="float">
            <text:p>2</text:p>
          </table:table-cell>
          <table:table-cell office:value-type="string" calcext:value-type="string">
            <text:p>XAO</text:p>
          </table:table-cell>
          <table:table-cell office:value-type="string" calcext:value-type="string">
            <text:p>GESCHICHTE <text:s/>ORGANISATIONEN UND GESELLSCHAFTEN</text:p>
          </table:table-cell>
          <table:table-cell table:number-columns-repeated="5"/>
        </table:table-row>
        <table:table-row table:style-name="ro1">
          <table:table-cell table:formula="of:=IF(LEN([.B3416])=1;0;IF(LEN([.B3416])=2;1;IF(LEN([.B3416])=3;2;IF(LEN([.B3416])=5;3;IF(LEN([.B3416])=6;4;IF(LEN([.B3416])=7;5;&quot;Fehler&quot;))))))" office:value-type="float" office:value="2" calcext:value-type="float">
            <text:p>2</text:p>
          </table:table-cell>
          <table:table-cell office:value-type="string" calcext:value-type="string">
            <text:p>XAQ</text:p>
          </table:table-cell>
          <table:table-cell office:value-type="string" calcext:value-type="string">
            <text:p>AGRIKULTURCHEMIE</text:p>
          </table:table-cell>
          <table:table-cell table:number-columns-repeated="5"/>
        </table:table-row>
        <table:table-row table:style-name="ro1">
          <table:table-cell table:formula="of:=IF(LEN([.B3417])=1;0;IF(LEN([.B3417])=2;1;IF(LEN([.B3417])=3;2;IF(LEN([.B3417])=5;3;IF(LEN([.B3417])=6;4;IF(LEN([.B3417])=7;5;&quot;Fehler&quot;))))))" office:value-type="float" office:value="1" calcext:value-type="float">
            <text:p>1</text:p>
          </table:table-cell>
          <table:table-cell office:value-type="string" calcext:value-type="string">
            <text:p>XB</text:p>
          </table:table-cell>
          <table:table-cell office:value-type="string" calcext:value-type="string">
            <text:p>LANDWIRTSCHAFT <text:s/>GARTENBAU <text:s/>BIOLOGIE UND ZUCHT VON HAUS- UND NUTZTIEREN</text:p>
          </table:table-cell>
          <table:table-cell table:number-columns-repeated="5"/>
        </table:table-row>
        <table:table-row table:style-name="ro1">
          <table:table-cell table:formula="of:=IF(LEN([.B3418])=1;0;IF(LEN([.B3418])=2;1;IF(LEN([.B3418])=3;2;IF(LEN([.B3418])=5;3;IF(LEN([.B3418])=6;4;IF(LEN([.B3418])=7;5;&quot;Fehler&quot;))))))" office:value-type="float" office:value="2" calcext:value-type="float">
            <text:p>2</text:p>
          </table:table-cell>
          <table:table-cell office:value-type="string" calcext:value-type="string">
            <text:p>XBK</text:p>
          </table:table-cell>
          <table:table-cell office:value-type="string" calcext:value-type="string">
            <text:p>ALLGEMEINE, EINFUEHRENDE UND VERMISCHTE SCHRIFTEN</text:p>
          </table:table-cell>
          <table:table-cell table:number-columns-repeated="5"/>
        </table:table-row>
        <table:table-row table:style-name="ro1">
          <table:table-cell table:formula="of:=IF(LEN([.B3419])=1;0;IF(LEN([.B3419])=2;1;IF(LEN([.B3419])=3;2;IF(LEN([.B3419])=5;3;IF(LEN([.B3419])=6;4;IF(LEN([.B3419])=7;5;&quot;Fehler&quot;))))))" office:value-type="float" office:value="3" calcext:value-type="float">
            <text:p>3</text:p>
          </table:table-cell>
          <table:table-cell office:value-type="string" calcext:value-type="string">
            <text:p>XB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3420])=1;0;IF(LEN([.B3420])=2;1;IF(LEN([.B3420])=3;2;IF(LEN([.B3420])=5;3;IF(LEN([.B3420])=6;4;IF(LEN([.B3420])=7;5;&quot;Fehler&quot;))))))" office:value-type="float" office:value="3" calcext:value-type="float">
            <text:p>3</text:p>
          </table:table-cell>
          <table:table-cell office:value-type="string" calcext:value-type="string">
            <text:p>XBK 2</text:p>
          </table:table-cell>
          <table:table-cell office:value-type="string" calcext:value-type="string">
            <text:p>LANDWIRTSCHAFTLICHE GERAETE <text:s/>LANDMASCHINEN LANDWIRTSCHAFTLICHE FAHRZEUGE</text:p>
          </table:table-cell>
          <table:table-cell table:number-columns-repeated="5"/>
        </table:table-row>
        <table:table-row table:style-name="ro1">
          <table:table-cell table:formula="of:=IF(LEN([.B3421])=1;0;IF(LEN([.B3421])=2;1;IF(LEN([.B3421])=3;2;IF(LEN([.B3421])=5;3;IF(LEN([.B3421])=6;4;IF(LEN([.B3421])=7;5;&quot;Fehler&quot;))))))" office:value-type="float" office:value="2" calcext:value-type="float">
            <text:p>2</text:p>
          </table:table-cell>
          <table:table-cell office:value-type="string" calcext:value-type="string">
            <text:p>XBL</text:p>
          </table:table-cell>
          <table:table-cell office:value-type="string" calcext:value-type="string">
            <text:p>LANDWIRTSCHAFTLICHE BETRIEBSLEHRE</text:p>
          </table:table-cell>
          <table:table-cell table:number-columns-repeated="5"/>
        </table:table-row>
        <table:table-row table:style-name="ro1">
          <table:table-cell table:formula="of:=IF(LEN([.B3422])=1;0;IF(LEN([.B3422])=2;1;IF(LEN([.B3422])=3;2;IF(LEN([.B3422])=5;3;IF(LEN([.B3422])=6;4;IF(LEN([.B3422])=7;5;&quot;Fehler&quot;))))))" office:value-type="float" office:value="2" calcext:value-type="float">
            <text:p>2</text:p>
          </table:table-cell>
          <table:table-cell office:value-type="string" calcext:value-type="string">
            <text:p>XBM</text:p>
          </table:table-cell>
          <table:table-cell office:value-type="string" calcext:value-type="string">
            <text:p>LANDWIRTSCHAFTLICHE BODENKUNDE</text:p>
          </table:table-cell>
          <table:table-cell table:number-columns-repeated="5"/>
        </table:table-row>
        <table:table-row table:style-name="ro1">
          <table:table-cell table:formula="of:=IF(LEN([.B3423])=1;0;IF(LEN([.B3423])=2;1;IF(LEN([.B3423])=3;2;IF(LEN([.B3423])=5;3;IF(LEN([.B3423])=6;4;IF(LEN([.B3423])=7;5;&quot;Fehler&quot;))))))" office:value-type="float" office:value="3" calcext:value-type="float">
            <text:p>3</text:p>
          </table:table-cell>
          <table:table-cell office:value-type="string" calcext:value-type="string">
            <text:p>XBM 1</text:p>
          </table:table-cell>
          <table:table-cell office:value-type="string" calcext:value-type="string">
            <text:p>BODENBEARBEITUNG</text:p>
          </table:table-cell>
          <table:table-cell table:number-columns-repeated="5"/>
        </table:table-row>
        <table:table-row table:style-name="ro1">
          <table:table-cell table:formula="of:=IF(LEN([.B3424])=1;0;IF(LEN([.B3424])=2;1;IF(LEN([.B3424])=3;2;IF(LEN([.B3424])=5;3;IF(LEN([.B3424])=6;4;IF(LEN([.B3424])=7;5;&quot;Fehler&quot;))))))" office:value-type="float" office:value="2" calcext:value-type="float">
            <text:p>2</text:p>
          </table:table-cell>
          <table:table-cell office:value-type="string" calcext:value-type="string">
            <text:p>XBN</text:p>
          </table:table-cell>
          <table:table-cell office:value-type="string" calcext:value-type="string">
            <text:p>PFLANZENBAU <text:s/>BIOLOGIE DER KULTURPFLANZEN</text:p>
          </table:table-cell>
          <table:table-cell table:number-columns-repeated="5"/>
        </table:table-row>
        <table:table-row table:style-name="ro1">
          <table:table-cell table:formula="of:=IF(LEN([.B3425])=1;0;IF(LEN([.B3425])=2;1;IF(LEN([.B3425])=3;2;IF(LEN([.B3425])=5;3;IF(LEN([.B3425])=6;4;IF(LEN([.B3425])=7;5;&quot;Fehler&quot;))))))" office:value-type="float" office:value="3" calcext:value-type="float">
            <text:p>3</text:p>
          </table:table-cell>
          <table:table-cell office:value-type="string" calcext:value-type="string">
            <text:p>XBN 1</text:p>
          </table:table-cell>
          <table:table-cell office:value-type="string" calcext:value-type="string">
            <text:p>ALLGEMEINE PFLANZENZUECHTUNG</text:p>
          </table:table-cell>
          <table:table-cell table:number-columns-repeated="5"/>
        </table:table-row>
        <table:table-row table:style-name="ro1">
          <table:table-cell table:formula="of:=IF(LEN([.B3426])=1;0;IF(LEN([.B3426])=2;1;IF(LEN([.B3426])=3;2;IF(LEN([.B3426])=5;3;IF(LEN([.B3426])=6;4;IF(LEN([.B3426])=7;5;&quot;Fehler&quot;))))))" office:value-type="float" office:value="4" calcext:value-type="float">
            <text:p>4</text:p>
          </table:table-cell>
          <table:table-cell office:value-type="string" calcext:value-type="string">
            <text:p>XBN 10</text:p>
          </table:table-cell>
          <table:table-cell office:value-type="string" calcext:value-type="string">
            <text:p>OEKOLOGIE, VERMEHRUNG UND VEREDELUNG DER KULTURPFLANZEN</text:p>
          </table:table-cell>
          <table:table-cell table:number-columns-repeated="5"/>
        </table:table-row>
        <table:table-row table:style-name="ro1">
          <table:table-cell table:formula="of:=IF(LEN([.B3427])=1;0;IF(LEN([.B3427])=2;1;IF(LEN([.B3427])=3;2;IF(LEN([.B3427])=5;3;IF(LEN([.B3427])=6;4;IF(LEN([.B3427])=7;5;&quot;Fehler&quot;))))))" office:value-type="float" office:value="4" calcext:value-type="float">
            <text:p>4</text:p>
          </table:table-cell>
          <table:table-cell office:value-type="string" calcext:value-type="string">
            <text:p>XBN 11</text:p>
          </table:table-cell>
          <table:table-cell office:value-type="string" calcext:value-type="string">
            <text:p>PFLANZENKRANKHEITEN <text:s/>PFLANZENSCHAEDLINGE UND IHRE BEKAEMPFUNG</text:p>
          </table:table-cell>
          <table:table-cell table:number-columns-repeated="5"/>
        </table:table-row>
        <table:table-row table:style-name="ro1">
          <table:table-cell table:formula="of:=IF(LEN([.B3428])=1;0;IF(LEN([.B3428])=2;1;IF(LEN([.B3428])=3;2;IF(LEN([.B3428])=5;3;IF(LEN([.B3428])=6;4;IF(LEN([.B3428])=7;5;&quot;Fehler&quot;))))))" office:value-type="float" office:value="4" calcext:value-type="float">
            <text:p>4</text:p>
          </table:table-cell>
          <table:table-cell office:value-type="string" calcext:value-type="string">
            <text:p>XBN 12</text:p>
          </table:table-cell>
          <table:table-cell office:value-type="string" calcext:value-type="string">
            <text:p>UNTERGLASANBAU</text:p>
          </table:table-cell>
          <table:table-cell table:number-columns-repeated="5"/>
        </table:table-row>
        <table:table-row table:style-name="ro1">
          <table:table-cell table:formula="of:=IF(LEN([.B3429])=1;0;IF(LEN([.B3429])=2;1;IF(LEN([.B3429])=3;2;IF(LEN([.B3429])=5;3;IF(LEN([.B3429])=6;4;IF(LEN([.B3429])=7;5;&quot;Fehler&quot;))))))" office:value-type="float" office:value="3" calcext:value-type="float">
            <text:p>3</text:p>
          </table:table-cell>
          <table:table-cell office:value-type="string" calcext:value-type="string">
            <text:p>XBN 2</text:p>
          </table:table-cell>
          <table:table-cell office:value-type="string" calcext:value-type="string">
            <text:p>BIOLOGIE UND ANBAU VON SPEZIELLEN KULTURPFLANZEN</text:p>
          </table:table-cell>
          <table:table-cell table:number-columns-repeated="5"/>
        </table:table-row>
        <table:table-row table:style-name="ro1">
          <table:table-cell table:formula="of:=IF(LEN([.B3430])=1;0;IF(LEN([.B3430])=2;1;IF(LEN([.B3430])=3;2;IF(LEN([.B3430])=5;3;IF(LEN([.B3430])=6;4;IF(LEN([.B3430])=7;5;&quot;Fehler&quot;))))))" office:value-type="float" office:value="4" calcext:value-type="float">
            <text:p>4</text:p>
          </table:table-cell>
          <table:table-cell office:value-type="string" calcext:value-type="string">
            <text:p>XBN 20</text:p>
          </table:table-cell>
          <table:table-cell office:value-type="string" calcext:value-type="string">
            <text:p>GETREIDE <text:s/>FASERPFLANZEN <text:s/>ZIERGRAESER <text:s/>FUTTERGRAESER</text:p>
          </table:table-cell>
          <table:table-cell table:number-columns-repeated="5"/>
        </table:table-row>
        <table:table-row table:style-name="ro1">
          <table:table-cell table:formula="of:=IF(LEN([.B3431])=1;0;IF(LEN([.B3431])=2;1;IF(LEN([.B3431])=3;2;IF(LEN([.B3431])=5;3;IF(LEN([.B3431])=6;4;IF(LEN([.B3431])=7;5;&quot;Fehler&quot;))))))" office:value-type="float" office:value="4" calcext:value-type="float">
            <text:p>4</text:p>
          </table:table-cell>
          <table:table-cell office:value-type="string" calcext:value-type="string">
            <text:p>XBN 21</text:p>
          </table:table-cell>
          <table:table-cell office:value-type="string" calcext:value-type="string">
            <text:p>HACKFRUECHTE</text:p>
          </table:table-cell>
          <table:table-cell table:number-columns-repeated="5"/>
        </table:table-row>
        <table:table-row table:style-name="ro1">
          <table:table-cell table:formula="of:=IF(LEN([.B3432])=1;0;IF(LEN([.B3432])=2;1;IF(LEN([.B3432])=3;2;IF(LEN([.B3432])=5;3;IF(LEN([.B3432])=6;4;IF(LEN([.B3432])=7;5;&quot;Fehler&quot;))))))" office:value-type="float" office:value="4" calcext:value-type="float">
            <text:p>4</text:p>
          </table:table-cell>
          <table:table-cell office:value-type="string" calcext:value-type="string">
            <text:p>XBN 23</text:p>
          </table:table-cell>
          <table:table-cell office:value-type="string" calcext:value-type="string">
            <text:p>OELPFLANZEN <text:s/>ANBAU UND GEWINNUNG VON NATURKAUTSCHUK</text:p>
          </table:table-cell>
          <table:table-cell table:number-columns-repeated="5"/>
        </table:table-row>
        <table:table-row table:style-name="ro1">
          <table:table-cell table:formula="of:=IF(LEN([.B3433])=1;0;IF(LEN([.B3433])=2;1;IF(LEN([.B3433])=3;2;IF(LEN([.B3433])=5;3;IF(LEN([.B3433])=6;4;IF(LEN([.B3433])=7;5;&quot;Fehler&quot;))))))" office:value-type="float" office:value="4" calcext:value-type="float">
            <text:p>4</text:p>
          </table:table-cell>
          <table:table-cell office:value-type="string" calcext:value-type="string">
            <text:p>XBN 24</text:p>
          </table:table-cell>
          <table:table-cell office:value-type="string" calcext:value-type="string">
            <text:p>GENUSSMITTELPFLANZEN <text:s/>GEWUERZPFLANZEN HEILPFLANZEN</text:p>
          </table:table-cell>
          <table:table-cell table:number-columns-repeated="5"/>
        </table:table-row>
        <table:table-row table:style-name="ro1">
          <table:table-cell table:formula="of:=IF(LEN([.B3434])=1;0;IF(LEN([.B3434])=2;1;IF(LEN([.B3434])=3;2;IF(LEN([.B3434])=5;3;IF(LEN([.B3434])=6;4;IF(LEN([.B3434])=7;5;&quot;Fehler&quot;))))))" office:value-type="float" office:value="4" calcext:value-type="float">
            <text:p>4</text:p>
          </table:table-cell>
          <table:table-cell office:value-type="string" calcext:value-type="string">
            <text:p>XBN 25</text:p>
          </table:table-cell>
          <table:table-cell office:value-type="string" calcext:value-type="string">
            <text:p>GEMUESE <text:s/>SPEISEPILZZUCHT</text:p>
          </table:table-cell>
          <table:table-cell table:number-columns-repeated="5"/>
        </table:table-row>
        <table:table-row table:style-name="ro1">
          <table:table-cell table:formula="of:=IF(LEN([.B3435])=1;0;IF(LEN([.B3435])=2;1;IF(LEN([.B3435])=3;2;IF(LEN([.B3435])=5;3;IF(LEN([.B3435])=6;4;IF(LEN([.B3435])=7;5;&quot;Fehler&quot;))))))" office:value-type="float" office:value="4" calcext:value-type="float">
            <text:p>4</text:p>
          </table:table-cell>
          <table:table-cell office:value-type="string" calcext:value-type="string">
            <text:p>XBN 26</text:p>
          </table:table-cell>
          <table:table-cell office:value-type="string" calcext:value-type="string">
            <text:p>OBSTBAU <text:s/>NUESSE</text:p>
          </table:table-cell>
          <table:table-cell table:number-columns-repeated="5"/>
        </table:table-row>
        <table:table-row table:style-name="ro1">
          <table:table-cell table:formula="of:=IF(LEN([.B3436])=1;0;IF(LEN([.B3436])=2;1;IF(LEN([.B3436])=3;2;IF(LEN([.B3436])=5;3;IF(LEN([.B3436])=6;4;IF(LEN([.B3436])=7;5;&quot;Fehler&quot;))))))" office:value-type="float" office:value="4" calcext:value-type="float">
            <text:p>4</text:p>
          </table:table-cell>
          <table:table-cell office:value-type="string" calcext:value-type="string">
            <text:p>XBN 27</text:p>
          </table:table-cell>
          <table:table-cell office:value-type="string" calcext:value-type="string">
            <text:p>WEINBAU <text:s/>HOPFENBAU</text:p>
          </table:table-cell>
          <table:table-cell table:number-columns-repeated="5"/>
        </table:table-row>
        <table:table-row table:style-name="ro1">
          <table:table-cell table:formula="of:=IF(LEN([.B3437])=1;0;IF(LEN([.B3437])=2;1;IF(LEN([.B3437])=3;2;IF(LEN([.B3437])=5;3;IF(LEN([.B3437])=6;4;IF(LEN([.B3437])=7;5;&quot;Fehler&quot;))))))" office:value-type="float" office:value="4" calcext:value-type="float">
            <text:p>4</text:p>
          </table:table-cell>
          <table:table-cell office:value-type="string" calcext:value-type="string">
            <text:p>XBN 28</text:p>
          </table:table-cell>
          <table:table-cell office:value-type="string" calcext:value-type="string">
            <text:p>ZIMMERPFLANZEN <text:s/>BALKONPFLANZEN <text:s/>TERRASSENPFLANZEN</text:p>
          </table:table-cell>
          <table:table-cell table:number-columns-repeated="5"/>
        </table:table-row>
        <table:table-row table:style-name="ro1">
          <table:table-cell table:formula="of:=IF(LEN([.B3438])=1;0;IF(LEN([.B3438])=2;1;IF(LEN([.B3438])=3;2;IF(LEN([.B3438])=5;3;IF(LEN([.B3438])=6;4;IF(LEN([.B3438])=7;5;&quot;Fehler&quot;))))))" office:value-type="float" office:value="4" calcext:value-type="float">
            <text:p>4</text:p>
          </table:table-cell>
          <table:table-cell office:value-type="string" calcext:value-type="string">
            <text:p>XBN 29</text:p>
          </table:table-cell>
          <table:table-cell office:value-type="string" calcext:value-type="string">
            <text:p>ROSEN <text:s/>ORCHIDEEN</text:p>
          </table:table-cell>
          <table:table-cell table:number-columns-repeated="5"/>
        </table:table-row>
        <table:table-row table:style-name="ro1">
          <table:table-cell table:formula="of:=IF(LEN([.B3439])=1;0;IF(LEN([.B3439])=2;1;IF(LEN([.B3439])=3;2;IF(LEN([.B3439])=5;3;IF(LEN([.B3439])=6;4;IF(LEN([.B3439])=7;5;&quot;Fehler&quot;))))))" office:value-type="float" office:value="2" calcext:value-type="float">
            <text:p>2</text:p>
          </table:table-cell>
          <table:table-cell office:value-type="string" calcext:value-type="string">
            <text:p>XBO</text:p>
          </table:table-cell>
          <table:table-cell office:value-type="string" calcext:value-type="string">
            <text:p>GARTENBAU <text:s/>ZIERPFLANZEN</text:p>
          </table:table-cell>
          <table:table-cell table:number-columns-repeated="5"/>
        </table:table-row>
        <table:table-row table:style-name="ro1">
          <table:table-cell table:formula="of:=IF(LEN([.B3440])=1;0;IF(LEN([.B3440])=2;1;IF(LEN([.B3440])=3;2;IF(LEN([.B3440])=5;3;IF(LEN([.B3440])=6;4;IF(LEN([.B3440])=7;5;&quot;Fehler&quot;))))))" office:value-type="float" office:value="3" calcext:value-type="float">
            <text:p>3</text:p>
          </table:table-cell>
          <table:table-cell office:value-type="string" calcext:value-type="string">
            <text:p>XBO 1</text:p>
          </table:table-cell>
          <table:table-cell office:value-type="string" calcext:value-type="string">
            <text:p>HAUSGARTEN <text:s/>KLEINGARTEN</text:p>
          </table:table-cell>
          <table:table-cell table:number-columns-repeated="5"/>
        </table:table-row>
        <table:table-row table:style-name="ro1">
          <table:table-cell table:formula="of:=IF(LEN([.B3441])=1;0;IF(LEN([.B3441])=2;1;IF(LEN([.B3441])=3;2;IF(LEN([.B3441])=5;3;IF(LEN([.B3441])=6;4;IF(LEN([.B3441])=7;5;&quot;Fehler&quot;))))))" office:value-type="float" office:value="4" calcext:value-type="float">
            <text:p>4</text:p>
          </table:table-cell>
          <table:table-cell office:value-type="string" calcext:value-type="string">
            <text:p>XBO 12</text:p>
          </table:table-cell>
          <table:table-cell office:value-type="string" calcext:value-type="string">
            <text:p>BIOLOGISCHER GARTENBAU <text:s/>NATURGARTEN</text:p>
          </table:table-cell>
          <table:table-cell table:number-columns-repeated="5"/>
        </table:table-row>
        <table:table-row table:style-name="ro1">
          <table:table-cell table:formula="of:=IF(LEN([.B3442])=1;0;IF(LEN([.B3442])=2;1;IF(LEN([.B3442])=3;2;IF(LEN([.B3442])=5;3;IF(LEN([.B3442])=6;4;IF(LEN([.B3442])=7;5;&quot;Fehler&quot;))))))" office:value-type="float" office:value="4" calcext:value-type="float">
            <text:p>4</text:p>
          </table:table-cell>
          <table:table-cell office:value-type="string" calcext:value-type="string">
            <text:p>XBO 13</text:p>
          </table:table-cell>
          <table:table-cell office:value-type="string" calcext:value-type="string">
            <text:p>WASSERGARTEN <text:s/>STEINGARTEN <text:s/>HEIDEGARTEN BAUERNGARTEN</text:p>
          </table:table-cell>
          <table:table-cell table:number-columns-repeated="5"/>
        </table:table-row>
        <table:table-row table:style-name="ro1">
          <table:table-cell table:formula="of:=IF(LEN([.B3443])=1;0;IF(LEN([.B3443])=2;1;IF(LEN([.B3443])=3;2;IF(LEN([.B3443])=5;3;IF(LEN([.B3443])=6;4;IF(LEN([.B3443])=7;5;&quot;Fehler&quot;))))))" office:value-type="float" office:value="3" calcext:value-type="float">
            <text:p>3</text:p>
          </table:table-cell>
          <table:table-cell office:value-type="string" calcext:value-type="string">
            <text:p>XBO 2</text:p>
          </table:table-cell>
          <table:table-cell office:value-type="string" calcext:value-type="string">
            <text:p>ERWERBSGAERTNEREI</text:p>
          </table:table-cell>
          <table:table-cell table:number-columns-repeated="5"/>
        </table:table-row>
        <table:table-row table:style-name="ro1">
          <table:table-cell table:formula="of:=IF(LEN([.B3444])=1;0;IF(LEN([.B3444])=2;1;IF(LEN([.B3444])=3;2;IF(LEN([.B3444])=5;3;IF(LEN([.B3444])=6;4;IF(LEN([.B3444])=7;5;&quot;Fehler&quot;))))))" office:value-type="float" office:value="3" calcext:value-type="float">
            <text:p>3</text:p>
          </table:table-cell>
          <table:table-cell office:value-type="string" calcext:value-type="string">
            <text:p>XBO 3</text:p>
          </table:table-cell>
          <table:table-cell office:value-type="string" calcext:value-type="string">
            <text:p>OEFFENTLICHE GRUENFLAECHEN <text:s/>LANDSCHAFTSBAU INGENIEURBIOLOGIE</text:p>
          </table:table-cell>
          <table:table-cell table:number-columns-repeated="5"/>
        </table:table-row>
        <table:table-row table:style-name="ro1">
          <table:table-cell table:formula="of:=IF(LEN([.B3445])=1;0;IF(LEN([.B3445])=2;1;IF(LEN([.B3445])=3;2;IF(LEN([.B3445])=5;3;IF(LEN([.B3445])=6;4;IF(LEN([.B3445])=7;5;&quot;Fehler&quot;))))))" office:value-type="float" office:value="3" calcext:value-type="float">
            <text:p>3</text:p>
          </table:table-cell>
          <table:table-cell office:value-type="string" calcext:value-type="string">
            <text:p>XBO 4</text:p>
          </table:table-cell>
          <table:table-cell office:value-type="string" calcext:value-type="string">
            <text:p>FLORISTIK</text:p>
          </table:table-cell>
          <table:table-cell table:number-columns-repeated="5"/>
        </table:table-row>
        <table:table-row table:style-name="ro1">
          <table:table-cell table:formula="of:=IF(LEN([.B3446])=1;0;IF(LEN([.B3446])=2;1;IF(LEN([.B3446])=3;2;IF(LEN([.B3446])=5;3;IF(LEN([.B3446])=6;4;IF(LEN([.B3446])=7;5;&quot;Fehler&quot;))))))" office:value-type="float" office:value="2" calcext:value-type="float">
            <text:p>2</text:p>
          </table:table-cell>
          <table:table-cell office:value-type="string" calcext:value-type="string">
            <text:p>XBP</text:p>
          </table:table-cell>
          <table:table-cell office:value-type="string" calcext:value-type="string">
            <text:p>TIERZUCHT <text:s/>TIERHALTUNG : BIOLOGIE, PFLEGE, FUETTERUNG, DRESSUR</text:p>
          </table:table-cell>
          <table:table-cell table:number-columns-repeated="5"/>
        </table:table-row>
        <table:table-row table:style-name="ro1">
          <table:table-cell table:formula="of:=IF(LEN([.B3447])=1;0;IF(LEN([.B3447])=2;1;IF(LEN([.B3447])=3;2;IF(LEN([.B3447])=5;3;IF(LEN([.B3447])=6;4;IF(LEN([.B3447])=7;5;&quot;Fehler&quot;))))))" office:value-type="float" office:value="3" calcext:value-type="float">
            <text:p>3</text:p>
          </table:table-cell>
          <table:table-cell office:value-type="string" calcext:value-type="string">
            <text:p>XBP 1</text:p>
          </table:table-cell>
          <table:table-cell office:value-type="string" calcext:value-type="string">
            <text:p>PFERDE</text:p>
          </table:table-cell>
          <table:table-cell table:number-columns-repeated="5"/>
        </table:table-row>
        <table:table-row table:style-name="ro1">
          <table:table-cell table:formula="of:=IF(LEN([.B3448])=1;0;IF(LEN([.B3448])=2;1;IF(LEN([.B3448])=3;2;IF(LEN([.B3448])=5;3;IF(LEN([.B3448])=6;4;IF(LEN([.B3448])=7;5;&quot;Fehler&quot;))))))" office:value-type="float" office:value="4" calcext:value-type="float">
            <text:p>4</text:p>
          </table:table-cell>
          <table:table-cell office:value-type="string" calcext:value-type="string">
            <text:p>XBP 15</text:p>
          </table:table-cell>
          <table:table-cell office:value-type="string" calcext:value-type="string">
            <text:p>SONSTIGE HUFTIERE - GESAMTDARSTELLUNGEN ZU SAEMTLICHEN HUFTIEREN</text:p>
          </table:table-cell>
          <table:table-cell table:number-columns-repeated="5"/>
        </table:table-row>
        <table:table-row table:style-name="ro1">
          <table:table-cell table:formula="of:=IF(LEN([.B3449])=1;0;IF(LEN([.B3449])=2;1;IF(LEN([.B3449])=3;2;IF(LEN([.B3449])=5;3;IF(LEN([.B3449])=6;4;IF(LEN([.B3449])=7;5;&quot;Fehler&quot;))))))" office:value-type="float" office:value="3" calcext:value-type="float">
            <text:p>3</text:p>
          </table:table-cell>
          <table:table-cell office:value-type="string" calcext:value-type="string">
            <text:p>XBP 2</text:p>
          </table:table-cell>
          <table:table-cell office:value-type="string" calcext:value-type="string">
            <text:p>HAUSHUNDE - HAUSKATZEN</text:p>
          </table:table-cell>
          <table:table-cell table:number-columns-repeated="5"/>
        </table:table-row>
        <table:table-row table:style-name="ro1">
          <table:table-cell table:formula="of:=IF(LEN([.B3450])=1;0;IF(LEN([.B3450])=2;1;IF(LEN([.B3450])=3;2;IF(LEN([.B3450])=5;3;IF(LEN([.B3450])=6;4;IF(LEN([.B3450])=7;5;&quot;Fehler&quot;))))))" office:value-type="float" office:value="4" calcext:value-type="float">
            <text:p>4</text:p>
          </table:table-cell>
          <table:table-cell office:value-type="string" calcext:value-type="string">
            <text:p>XBP 20</text:p>
          </table:table-cell>
          <table:table-cell office:value-type="string" calcext:value-type="string">
            <text:p>HAUSHUNDE</text:p>
          </table:table-cell>
          <table:table-cell table:number-columns-repeated="5"/>
        </table:table-row>
        <table:table-row table:style-name="ro1">
          <table:table-cell table:formula="of:=IF(LEN([.B3451])=1;0;IF(LEN([.B3451])=2;1;IF(LEN([.B3451])=3;2;IF(LEN([.B3451])=5;3;IF(LEN([.B3451])=6;4;IF(LEN([.B3451])=7;5;&quot;Fehler&quot;))))))" office:value-type="float" office:value="4" calcext:value-type="float">
            <text:p>4</text:p>
          </table:table-cell>
          <table:table-cell office:value-type="string" calcext:value-type="string">
            <text:p>XBP 21</text:p>
          </table:table-cell>
          <table:table-cell office:value-type="string" calcext:value-type="string">
            <text:p>HAUSKATZEN</text:p>
          </table:table-cell>
          <table:table-cell table:number-columns-repeated="5"/>
        </table:table-row>
        <table:table-row table:style-name="ro1">
          <table:table-cell table:formula="of:=IF(LEN([.B3452])=1;0;IF(LEN([.B3452])=2;1;IF(LEN([.B3452])=3;2;IF(LEN([.B3452])=5;3;IF(LEN([.B3452])=6;4;IF(LEN([.B3452])=7;5;&quot;Fehler&quot;))))))" office:value-type="float" office:value="3" calcext:value-type="float">
            <text:p>3</text:p>
          </table:table-cell>
          <table:table-cell office:value-type="string" calcext:value-type="string">
            <text:p>XBP 3</text:p>
          </table:table-cell>
          <table:table-cell office:value-type="string" calcext:value-type="string">
            <text:p>ZUCHT UND HALTUNG SONSTIGER SAEUGETIERE</text:p>
          </table:table-cell>
          <table:table-cell table:number-columns-repeated="5"/>
        </table:table-row>
        <table:table-row table:style-name="ro1">
          <table:table-cell table:formula="of:=IF(LEN([.B3453])=1;0;IF(LEN([.B3453])=2;1;IF(LEN([.B3453])=3;2;IF(LEN([.B3453])=5;3;IF(LEN([.B3453])=6;4;IF(LEN([.B3453])=7;5;&quot;Fehler&quot;))))))" office:value-type="float" office:value="3" calcext:value-type="float">
            <text:p>3</text:p>
          </table:table-cell>
          <table:table-cell office:value-type="string" calcext:value-type="string">
            <text:p>XBP 4</text:p>
          </table:table-cell>
          <table:table-cell office:value-type="string" calcext:value-type="string">
            <text:p>ZUCHT UND HALTUNG VON GEFLUEGEL UND ZIERVOEGELN</text:p>
          </table:table-cell>
          <table:table-cell table:number-columns-repeated="5"/>
        </table:table-row>
        <table:table-row table:style-name="ro1">
          <table:table-cell table:formula="of:=IF(LEN([.B3454])=1;0;IF(LEN([.B3454])=2;1;IF(LEN([.B3454])=3;2;IF(LEN([.B3454])=5;3;IF(LEN([.B3454])=6;4;IF(LEN([.B3454])=7;5;&quot;Fehler&quot;))))))" office:value-type="float" office:value="4" calcext:value-type="float">
            <text:p>4</text:p>
          </table:table-cell>
          <table:table-cell office:value-type="string" calcext:value-type="string">
            <text:p>XBP 40</text:p>
          </table:table-cell>
          <table:table-cell office:value-type="string" calcext:value-type="string">
            <text:p>GEFLUEGEL</text:p>
          </table:table-cell>
          <table:table-cell table:number-columns-repeated="5"/>
        </table:table-row>
        <table:table-row table:style-name="ro1">
          <table:table-cell table:formula="of:=IF(LEN([.B3455])=1;0;IF(LEN([.B3455])=2;1;IF(LEN([.B3455])=3;2;IF(LEN([.B3455])=5;3;IF(LEN([.B3455])=6;4;IF(LEN([.B3455])=7;5;&quot;Fehler&quot;))))))" office:value-type="float" office:value="4" calcext:value-type="float">
            <text:p>4</text:p>
          </table:table-cell>
          <table:table-cell office:value-type="string" calcext:value-type="string">
            <text:p>XBP 41</text:p>
          </table:table-cell>
          <table:table-cell office:value-type="string" calcext:value-type="string">
            <text:p>ZIERVOEGEL</text:p>
          </table:table-cell>
          <table:table-cell table:number-columns-repeated="5"/>
        </table:table-row>
        <table:table-row table:style-name="ro1">
          <table:table-cell table:formula="of:=IF(LEN([.B3456])=1;0;IF(LEN([.B3456])=2;1;IF(LEN([.B3456])=3;2;IF(LEN([.B3456])=5;3;IF(LEN([.B3456])=6;4;IF(LEN([.B3456])=7;5;&quot;Fehler&quot;))))))" office:value-type="float" office:value="3" calcext:value-type="float">
            <text:p>3</text:p>
          </table:table-cell>
          <table:table-cell office:value-type="string" calcext:value-type="string">
            <text:p>XBP 5</text:p>
          </table:table-cell>
          <table:table-cell office:value-type="string" calcext:value-type="string">
            <text:p>ZUCHT UND HALTUNG VON HONIGBIENEN (IMKEREI) SEIDENRAUPENZUCHT</text:p>
          </table:table-cell>
          <table:table-cell table:number-columns-repeated="5"/>
        </table:table-row>
        <table:table-row table:style-name="ro1">
          <table:table-cell table:formula="of:=IF(LEN([.B3457])=1;0;IF(LEN([.B3457])=2;1;IF(LEN([.B3457])=3;2;IF(LEN([.B3457])=5;3;IF(LEN([.B3457])=6;4;IF(LEN([.B3457])=7;5;&quot;Fehler&quot;))))))" office:value-type="float" office:value="3" calcext:value-type="float">
            <text:p>3</text:p>
          </table:table-cell>
          <table:table-cell office:value-type="string" calcext:value-type="string">
            <text:p>XBP 6</text:p>
          </table:table-cell>
          <table:table-cell office:value-type="string" calcext:value-type="string">
            <text:p>ZUCHT UND HALTUNG SONSTIGER TIERE</text:p>
          </table:table-cell>
          <table:table-cell table:number-columns-repeated="5"/>
        </table:table-row>
        <table:table-row table:style-name="ro1">
          <table:table-cell table:formula="of:=IF(LEN([.B3458])=1;0;IF(LEN([.B3458])=2;1;IF(LEN([.B3458])=3;2;IF(LEN([.B3458])=5;3;IF(LEN([.B3458])=6;4;IF(LEN([.B3458])=7;5;&quot;Fehler&quot;))))))" office:value-type="float" office:value="1" calcext:value-type="float">
            <text:p>1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FORSTWIRTSCHAFT <text:s/>JAGD</text:p>
          </table:table-cell>
          <table:table-cell table:number-columns-repeated="5"/>
        </table:table-row>
        <table:table-row table:style-name="ro1">
          <table:table-cell table:formula="of:=IF(LEN([.B3459])=1;0;IF(LEN([.B3459])=2;1;IF(LEN([.B3459])=3;2;IF(LEN([.B3459])=5;3;IF(LEN([.B3459])=6;4;IF(LEN([.B3459])=7;5;&quot;Fehler&quot;))))))" office:value-type="float" office:value="2" calcext:value-type="float">
            <text:p>2</text:p>
          </table:table-cell>
          <table:table-cell office:value-type="string" calcext:value-type="string">
            <text:p>XCK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3460])=1;0;IF(LEN([.B3460])=2;1;IF(LEN([.B3460])=3;2;IF(LEN([.B3460])=5;3;IF(LEN([.B3460])=6;4;IF(LEN([.B3460])=7;5;&quot;Fehler&quot;))))))" office:value-type="float" office:value="2" calcext:value-type="float">
            <text:p>2</text:p>
          </table:table-cell>
          <table:table-cell office:value-type="string" calcext:value-type="string">
            <text:p>XCL</text:p>
          </table:table-cell>
          <table:table-cell office:value-type="string" calcext:value-type="string">
            <text:p>FORSTLICHE BETRIEBSLEHRE FORSTTECHNIK</text:p>
          </table:table-cell>
          <table:table-cell table:number-columns-repeated="5"/>
        </table:table-row>
        <table:table-row table:style-name="ro1">
          <table:table-cell table:formula="of:=IF(LEN([.B3461])=1;0;IF(LEN([.B3461])=2;1;IF(LEN([.B3461])=3;2;IF(LEN([.B3461])=5;3;IF(LEN([.B3461])=6;4;IF(LEN([.B3461])=7;5;&quot;Fehler&quot;))))))" office:value-type="float" office:value="2" calcext:value-type="float">
            <text:p>2</text:p>
          </table:table-cell>
          <table:table-cell office:value-type="string" calcext:value-type="string">
            <text:p>XCN</text:p>
          </table:table-cell>
          <table:table-cell office:value-type="string" calcext:value-type="string">
            <text:p>FORSTBOTANIK <text:s/>WALDBAU WALDERZEUGNISSE</text:p>
          </table:table-cell>
          <table:table-cell table:number-columns-repeated="5"/>
        </table:table-row>
        <table:table-row table:style-name="ro1">
          <table:table-cell table:formula="of:=IF(LEN([.B3462])=1;0;IF(LEN([.B3462])=2;1;IF(LEN([.B3462])=3;2;IF(LEN([.B3462])=5;3;IF(LEN([.B3462])=6;4;IF(LEN([.B3462])=7;5;&quot;Fehler&quot;))))))" office:value-type="float" office:value="2" calcext:value-type="float">
            <text:p>2</text:p>
          </table:table-cell>
          <table:table-cell office:value-type="string" calcext:value-type="string">
            <text:p>XCO</text:p>
          </table:table-cell>
          <table:table-cell office:value-type="string" calcext:value-type="string">
            <text:p>FORSTLICHE ZOOLOGIE (WILDKUNDE)</text:p>
          </table:table-cell>
          <table:table-cell table:number-columns-repeated="5"/>
        </table:table-row>
        <table:table-row table:style-name="ro1">
          <table:table-cell table:formula="of:=IF(LEN([.B3463])=1;0;IF(LEN([.B3463])=2;1;IF(LEN([.B3463])=3;2;IF(LEN([.B3463])=5;3;IF(LEN([.B3463])=6;4;IF(LEN([.B3463])=7;5;&quot;Fehler&quot;))))))" office:value-type="float" office:value="3" calcext:value-type="float">
            <text:p>3</text:p>
          </table:table-cell>
          <table:table-cell office:value-type="string" calcext:value-type="string">
            <text:p>XCO 1</text:p>
          </table:table-cell>
          <table:table-cell office:value-type="string" calcext:value-type="string">
            <text:p>HOCHWILD <text:s/>HOCHJAGD</text:p>
          </table:table-cell>
          <table:table-cell table:number-columns-repeated="5"/>
        </table:table-row>
        <table:table-row table:style-name="ro1">
          <table:table-cell table:formula="of:=IF(LEN([.B3464])=1;0;IF(LEN([.B3464])=2;1;IF(LEN([.B3464])=3;2;IF(LEN([.B3464])=5;3;IF(LEN([.B3464])=6;4;IF(LEN([.B3464])=7;5;&quot;Fehler&quot;))))))" office:value-type="float" office:value="3" calcext:value-type="float">
            <text:p>3</text:p>
          </table:table-cell>
          <table:table-cell office:value-type="string" calcext:value-type="string">
            <text:p>XCO 2</text:p>
          </table:table-cell>
          <table:table-cell office:value-type="string" calcext:value-type="string">
            <text:p>NIEDERWILD <text:s/>NIEDERJAGD</text:p>
          </table:table-cell>
          <table:table-cell table:number-columns-repeated="5"/>
        </table:table-row>
        <table:table-row table:style-name="ro1">
          <table:table-cell table:formula="of:=IF(LEN([.B3465])=1;0;IF(LEN([.B3465])=2;1;IF(LEN([.B3465])=3;2;IF(LEN([.B3465])=5;3;IF(LEN([.B3465])=6;4;IF(LEN([.B3465])=7;5;&quot;Fehler&quot;))))))" office:value-type="float" office:value="3" calcext:value-type="float">
            <text:p>3</text:p>
          </table:table-cell>
          <table:table-cell office:value-type="string" calcext:value-type="string">
            <text:p>XCO 3</text:p>
          </table:table-cell>
          <table:table-cell office:value-type="string" calcext:value-type="string">
            <text:p>FEDERWILD <text:s/>JAGD AUF FEDERWILD</text:p>
          </table:table-cell>
          <table:table-cell table:number-columns-repeated="5"/>
        </table:table-row>
        <table:table-row table:style-name="ro1">
          <table:table-cell table:formula="of:=IF(LEN([.B3466])=1;0;IF(LEN([.B3466])=2;1;IF(LEN([.B3466])=3;2;IF(LEN([.B3466])=5;3;IF(LEN([.B3466])=6;4;IF(LEN([.B3466])=7;5;&quot;Fehler&quot;))))))" office:value-type="float" office:value="2" calcext:value-type="float">
            <text:p>2</text:p>
          </table:table-cell>
          <table:table-cell office:value-type="string" calcext:value-type="string">
            <text:p>XCP</text:p>
          </table:table-cell>
          <table:table-cell office:value-type="string" calcext:value-type="string">
            <text:p>WALDSCHUTZ <text:s/>WALDSCHAEDEN FORSTSCHAEDLINGE UND IHRE BEKAEMPFUNG</text:p>
          </table:table-cell>
          <table:table-cell table:number-columns-repeated="5"/>
        </table:table-row>
        <table:table-row table:style-name="ro1">
          <table:table-cell table:formula="of:=IF(LEN([.B3467])=1;0;IF(LEN([.B3467])=2;1;IF(LEN([.B3467])=3;2;IF(LEN([.B3467])=5;3;IF(LEN([.B3467])=6;4;IF(LEN([.B3467])=7;5;&quot;Fehler&quot;))))))" office:value-type="float" office:value="2" calcext:value-type="float">
            <text:p>2</text:p>
          </table:table-cell>
          <table:table-cell office:value-type="string" calcext:value-type="string">
            <text:p>XCQ</text:p>
          </table:table-cell>
          <table:table-cell office:value-type="string" calcext:value-type="string">
            <text:p>JAGD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3468])=1;0;IF(LEN([.B3468])=2;1;IF(LEN([.B3468])=3;2;IF(LEN([.B3468])=5;3;IF(LEN([.B3468])=6;4;IF(LEN([.B3468])=7;5;&quot;Fehler&quot;))))))" office:value-type="float" office:value="3" calcext:value-type="float">
            <text:p>3</text:p>
          </table:table-cell>
          <table:table-cell office:value-type="string" calcext:value-type="string">
            <text:p>XCQ 1</text:p>
          </table:table-cell>
          <table:table-cell office:value-type="string" calcext:value-type="string">
            <text:p>JAGDARTEN</text:p>
          </table:table-cell>
          <table:table-cell table:number-columns-repeated="5"/>
        </table:table-row>
        <table:table-row table:style-name="ro1">
          <table:table-cell table:formula="of:=IF(LEN([.B3469])=1;0;IF(LEN([.B3469])=2;1;IF(LEN([.B3469])=3;2;IF(LEN([.B3469])=5;3;IF(LEN([.B3469])=6;4;IF(LEN([.B3469])=7;5;&quot;Fehler&quot;))))))" office:value-type="float" office:value="3" calcext:value-type="float">
            <text:p>3</text:p>
          </table:table-cell>
          <table:table-cell office:value-type="string" calcext:value-type="string">
            <text:p>XCQ 2</text:p>
          </table:table-cell>
          <table:table-cell office:value-type="string" calcext:value-type="string">
            <text:p>JAGDGERAETE <text:s/>TECHNISCHE HILFSMITTEL DER JAGD</text:p>
          </table:table-cell>
          <table:table-cell table:number-columns-repeated="5"/>
        </table:table-row>
        <table:table-row table:style-name="ro1">
          <table:table-cell table:formula="of:=IF(LEN([.B3470])=1;0;IF(LEN([.B3470])=2;1;IF(LEN([.B3470])=3;2;IF(LEN([.B3470])=5;3;IF(LEN([.B3470])=6;4;IF(LEN([.B3470])=7;5;&quot;Fehler&quot;))))))" office:value-type="float" office:value="3" calcext:value-type="float">
            <text:p>3</text:p>
          </table:table-cell>
          <table:table-cell office:value-type="string" calcext:value-type="string">
            <text:p>XCQ 5</text:p>
          </table:table-cell>
          <table:table-cell office:value-type="string" calcext:value-type="string">
            <text:p>JAGDERLEBNISSE</text:p>
          </table:table-cell>
          <table:table-cell table:number-columns-repeated="5"/>
        </table:table-row>
        <table:table-row table:style-name="ro1">
          <table:table-cell table:formula="of:=IF(LEN([.B3471])=1;0;IF(LEN([.B3471])=2;1;IF(LEN([.B3471])=3;2;IF(LEN([.B3471])=5;3;IF(LEN([.B3471])=6;4;IF(LEN([.B3471])=7;5;&quot;Fehler&quot;))))))" office:value-type="float" office:value="1" calcext:value-type="float">
            <text:p>1</text:p>
          </table:table-cell>
          <table:table-cell office:value-type="string" calcext:value-type="string">
            <text:p>XD</text:p>
          </table:table-cell>
          <table:table-cell office:value-type="string" calcext:value-type="string">
            <text:p>FISCHEREI UND TEICHWIRTSCHAFT</text:p>
          </table:table-cell>
          <table:table-cell table:number-columns-repeated="5"/>
        </table:table-row>
        <table:table-row table:style-name="ro1">
          <table:table-cell table:formula="of:=IF(LEN([.B3472])=1;0;IF(LEN([.B3472])=2;1;IF(LEN([.B3472])=3;2;IF(LEN([.B3472])=5;3;IF(LEN([.B3472])=6;4;IF(LEN([.B3472])=7;5;&quot;Fehler&quot;))))))" office:value-type="float" office:value="2" calcext:value-type="float">
            <text:p>2</text:p>
          </table:table-cell>
          <table:table-cell office:value-type="string" calcext:value-type="string">
            <text:p>XDK</text:p>
          </table:table-cell>
          <table:table-cell office:value-type="string" calcext:value-type="string">
            <text:p>ALLGEMEINES, VERMISCHTES, GESAMTDARSTELLUNGEN</text:p>
          </table:table-cell>
          <table:table-cell table:number-columns-repeated="5"/>
        </table:table-row>
        <table:table-row table:style-name="ro1">
          <table:table-cell table:formula="of:=IF(LEN([.B3473])=1;0;IF(LEN([.B3473])=2;1;IF(LEN([.B3473])=3;2;IF(LEN([.B3473])=5;3;IF(LEN([.B3473])=6;4;IF(LEN([.B3473])=7;5;&quot;Fehler&quot;))))))" office:value-type="float" office:value="2" calcext:value-type="float">
            <text:p>2</text:p>
          </table:table-cell>
          <table:table-cell office:value-type="string" calcext:value-type="string">
            <text:p>XDN</text:p>
          </table:table-cell>
          <table:table-cell office:value-type="string" calcext:value-type="string">
            <text:p>FISCHZUCHT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3474])=1;0;IF(LEN([.B3474])=2;1;IF(LEN([.B3474])=3;2;IF(LEN([.B3474])=5;3;IF(LEN([.B3474])=6;4;IF(LEN([.B3474])=7;5;&quot;Fehler&quot;))))))" office:value-type="float" office:value="2" calcext:value-type="float">
            <text:p>2</text:p>
          </table:table-cell>
          <table:table-cell office:value-type="string" calcext:value-type="string">
            <text:p>XDO</text:p>
          </table:table-cell>
          <table:table-cell office:value-type="string" calcext:value-type="string">
            <text:p>FISCHEREI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3475])=1;0;IF(LEN([.B3475])=2;1;IF(LEN([.B3475])=3;2;IF(LEN([.B3475])=5;3;IF(LEN([.B3475])=6;4;IF(LEN([.B3475])=7;5;&quot;Fehler&quot;))))))" office:value-type="float" office:value="3" calcext:value-type="float">
            <text:p>3</text:p>
          </table:table-cell>
          <table:table-cell office:value-type="string" calcext:value-type="string">
            <text:p>XDO 1</text:p>
          </table:table-cell>
          <table:table-cell office:value-type="string" calcext:value-type="string">
            <text:p>BINNENFISCHEREI</text:p>
          </table:table-cell>
          <table:table-cell table:number-columns-repeated="5"/>
        </table:table-row>
        <table:table-row table:style-name="ro1">
          <table:table-cell table:formula="of:=IF(LEN([.B3476])=1;0;IF(LEN([.B3476])=2;1;IF(LEN([.B3476])=3;2;IF(LEN([.B3476])=5;3;IF(LEN([.B3476])=6;4;IF(LEN([.B3476])=7;5;&quot;Fehler&quot;))))))" office:value-type="float" office:value="3" calcext:value-type="float">
            <text:p>3</text:p>
          </table:table-cell>
          <table:table-cell office:value-type="string" calcext:value-type="string">
            <text:p>XDO 3</text:p>
          </table:table-cell>
          <table:table-cell office:value-type="string" calcext:value-type="string">
            <text:p>HOCHSEEFISCHEREI <text:s/>KUESTENFISCHEREI</text:p>
          </table:table-cell>
          <table:table-cell table:number-columns-repeated="5"/>
        </table:table-row>
        <table:table-row table:style-name="ro1">
          <table:table-cell table:formula="of:=IF(LEN([.B3477])=1;0;IF(LEN([.B3477])=2;1;IF(LEN([.B3477])=3;2;IF(LEN([.B3477])=5;3;IF(LEN([.B3477])=6;4;IF(LEN([.B3477])=7;5;&quot;Fehler&quot;))))))" office:value-type="float" office:value="3" calcext:value-type="float">
            <text:p>3</text:p>
          </table:table-cell>
          <table:table-cell office:value-type="string" calcext:value-type="string">
            <text:p>XDO 5</text:p>
          </table:table-cell>
          <table:table-cell office:value-type="string" calcext:value-type="string">
            <text:p>ANGELSPORT <text:s/>SPORTFISCHEREI</text:p>
          </table:table-cell>
          <table:table-cell table:number-columns-repeated="5"/>
        </table:table-row>
        <table:table-row table:style-name="ro1">
          <table:table-cell table:formula="of:=IF(LEN([.B3478])=1;0;IF(LEN([.B3478])=2;1;IF(LEN([.B3478])=3;2;IF(LEN([.B3478])=5;3;IF(LEN([.B3478])=6;4;IF(LEN([.B3478])=7;5;&quot;Fehler&quot;))))))" office:value-type="float" office:value="3" calcext:value-type="float">
            <text:p>3</text:p>
          </table:table-cell>
          <table:table-cell office:value-type="string" calcext:value-type="string">
            <text:p>XDO 6</text:p>
          </table:table-cell>
          <table:table-cell office:value-type="string" calcext:value-type="string">
            <text:p>FANG UND JAGD VON MEERESSAEUGERN</text:p>
          </table:table-cell>
          <table:table-cell table:number-columns-repeated="5"/>
        </table:table-row>
        <table:table-row table:style-name="ro1">
          <table:table-cell table:formula="of:=IF(LEN([.B3479])=1;0;IF(LEN([.B3479])=2;1;IF(LEN([.B3479])=3;2;IF(LEN([.B3479])=5;3;IF(LEN([.B3479])=6;4;IF(LEN([.B3479])=7;5;&quot;Fehler&quot;))))))" office:value-type="float" office:value="1" calcext:value-type="float">
            <text:p>1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HAUSWIRTSCHAFT</text:p>
          </table:table-cell>
          <table:table-cell table:number-columns-repeated="5"/>
        </table:table-row>
        <table:table-row table:style-name="ro1">
          <table:table-cell table:formula="of:=IF(LEN([.B3480])=1;0;IF(LEN([.B3480])=2;1;IF(LEN([.B3480])=3;2;IF(LEN([.B3480])=5;3;IF(LEN([.B3480])=6;4;IF(LEN([.B3480])=7;5;&quot;Fehler&quot;))))))" office:value-type="float" office:value="2" calcext:value-type="float">
            <text:p>2</text:p>
          </table:table-cell>
          <table:table-cell office:value-type="string" calcext:value-type="string">
            <text:p>XEK</text:p>
          </table:table-cell>
          <table:table-cell office:value-type="string" calcext:value-type="string">
            <text:p>ALLGEMEINE, EINFUEHRENDE UND VERMISCHTE SCHRIFTEN</text:p>
          </table:table-cell>
          <table:table-cell table:number-columns-repeated="5"/>
        </table:table-row>
        <table:table-row table:style-name="ro1">
          <table:table-cell table:formula="of:=IF(LEN([.B3481])=1;0;IF(LEN([.B3481])=2;1;IF(LEN([.B3481])=3;2;IF(LEN([.B3481])=5;3;IF(LEN([.B3481])=6;4;IF(LEN([.B3481])=7;5;&quot;Fehler&quot;))))))" office:value-type="float" office:value="3" calcext:value-type="float">
            <text:p>3</text:p>
          </table:table-cell>
          <table:table-cell office:value-type="string" calcext:value-type="string">
            <text:p>XEK 1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3482])=1;0;IF(LEN([.B3482])=2;1;IF(LEN([.B3482])=3;2;IF(LEN([.B3482])=5;3;IF(LEN([.B3482])=6;4;IF(LEN([.B3482])=7;5;&quot;Fehler&quot;))))))" office:value-type="float" office:value="2" calcext:value-type="float">
            <text:p>2</text:p>
          </table:table-cell>
          <table:table-cell office:value-type="string" calcext:value-type="string">
            <text:p>XEL</text:p>
          </table:table-cell>
          <table:table-cell office:value-type="string" calcext:value-type="string">
            <text:p>BETRIEBSLEHRE DES HAUSHALTS</text:p>
          </table:table-cell>
          <table:table-cell table:number-columns-repeated="5"/>
        </table:table-row>
        <table:table-row table:style-name="ro1">
          <table:table-cell table:formula="of:=IF(LEN([.B3483])=1;0;IF(LEN([.B3483])=2;1;IF(LEN([.B3483])=3;2;IF(LEN([.B3483])=5;3;IF(LEN([.B3483])=6;4;IF(LEN([.B3483])=7;5;&quot;Fehler&quot;))))))" office:value-type="float" office:value="2" calcext:value-type="float">
            <text:p>2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WOHNUNGSEINRICHTUNG <text:s/>WOHNUNGSPFLEGE <text:s/>HAUSHALTSGERAETE</text:p>
          </table:table-cell>
          <table:table-cell table:number-columns-repeated="5"/>
        </table:table-row>
        <table:table-row table:style-name="ro1">
          <table:table-cell table:formula="of:=IF(LEN([.B3484])=1;0;IF(LEN([.B3484])=2;1;IF(LEN([.B3484])=3;2;IF(LEN([.B3484])=5;3;IF(LEN([.B3484])=6;4;IF(LEN([.B3484])=7;5;&quot;Fehler&quot;))))))" office:value-type="float" office:value="3" calcext:value-type="float">
            <text:p>3</text:p>
          </table:table-cell>
          <table:table-cell office:value-type="string" calcext:value-type="string">
            <text:p>XEM 3</text:p>
          </table:table-cell>
          <table:table-cell office:value-type="string" calcext:value-type="string">
            <text:p>HAUSHALTSGERAETE</text:p>
          </table:table-cell>
          <table:table-cell table:number-columns-repeated="5"/>
        </table:table-row>
        <table:table-row table:style-name="ro1">
          <table:table-cell table:formula="of:=IF(LEN([.B3485])=1;0;IF(LEN([.B3485])=2;1;IF(LEN([.B3485])=3;2;IF(LEN([.B3485])=5;3;IF(LEN([.B3485])=6;4;IF(LEN([.B3485])=7;5;&quot;Fehler&quot;))))))" office:value-type="float" office:value="2" calcext:value-type="float">
            <text:p>2</text:p>
          </table:table-cell>
          <table:table-cell office:value-type="string" calcext:value-type="string">
            <text:p>XEN</text:p>
          </table:table-cell>
          <table:table-cell office:value-type="string" calcext:value-type="string">
            <text:p>NAEHEN <text:s/>HANDARBEITEN</text:p>
          </table:table-cell>
          <table:table-cell table:number-columns-repeated="5"/>
        </table:table-row>
        <table:table-row table:style-name="ro1">
          <table:table-cell table:formula="of:=IF(LEN([.B3486])=1;0;IF(LEN([.B3486])=2;1;IF(LEN([.B3486])=3;2;IF(LEN([.B3486])=5;3;IF(LEN([.B3486])=6;4;IF(LEN([.B3486])=7;5;&quot;Fehler&quot;))))))" office:value-type="float" office:value="3" calcext:value-type="float">
            <text:p>3</text:p>
          </table:table-cell>
          <table:table-cell office:value-type="string" calcext:value-type="string">
            <text:p>XEN 1</text:p>
          </table:table-cell>
          <table:table-cell office:value-type="string" calcext:value-type="string">
            <text:p>NAEHEN <text:s/>SCHNEIDERN</text:p>
          </table:table-cell>
          <table:table-cell table:number-columns-repeated="5"/>
        </table:table-row>
        <table:table-row table:style-name="ro1">
          <table:table-cell table:formula="of:=IF(LEN([.B3487])=1;0;IF(LEN([.B3487])=2;1;IF(LEN([.B3487])=3;2;IF(LEN([.B3487])=5;3;IF(LEN([.B3487])=6;4;IF(LEN([.B3487])=7;5;&quot;Fehler&quot;))))))" office:value-type="float" office:value="3" calcext:value-type="float">
            <text:p>3</text:p>
          </table:table-cell>
          <table:table-cell office:value-type="string" calcext:value-type="string">
            <text:p>XEN 3</text:p>
          </table:table-cell>
          <table:table-cell office:value-type="string" calcext:value-type="string">
            <text:p>HANDARBEITEN</text:p>
          </table:table-cell>
          <table:table-cell table:number-columns-repeated="5"/>
        </table:table-row>
        <table:table-row table:style-name="ro1">
          <table:table-cell table:formula="of:=IF(LEN([.B3488])=1;0;IF(LEN([.B3488])=2;1;IF(LEN([.B3488])=3;2;IF(LEN([.B3488])=5;3;IF(LEN([.B3488])=6;4;IF(LEN([.B3488])=7;5;&quot;Fehler&quot;))))))" office:value-type="float" office:value="4" calcext:value-type="float">
            <text:p>4</text:p>
          </table:table-cell>
          <table:table-cell office:value-type="string" calcext:value-type="string">
            <text:p>XEN 30</text:p>
          </table:table-cell>
          <table:table-cell office:value-type="string" calcext:value-type="string">
            <text:p>STRICKEN</text:p>
          </table:table-cell>
          <table:table-cell table:number-columns-repeated="5"/>
        </table:table-row>
        <table:table-row table:style-name="ro1">
          <table:table-cell table:formula="of:=IF(LEN([.B3489])=1;0;IF(LEN([.B3489])=2;1;IF(LEN([.B3489])=3;2;IF(LEN([.B3489])=5;3;IF(LEN([.B3489])=6;4;IF(LEN([.B3489])=7;5;&quot;Fehler&quot;))))))" office:value-type="float" office:value="4" calcext:value-type="float">
            <text:p>4</text:p>
          </table:table-cell>
          <table:table-cell office:value-type="string" calcext:value-type="string">
            <text:p>XEN 31</text:p>
          </table:table-cell>
          <table:table-cell office:value-type="string" calcext:value-type="string">
            <text:p>STICKEN</text:p>
          </table:table-cell>
          <table:table-cell table:number-columns-repeated="5"/>
        </table:table-row>
        <table:table-row table:style-name="ro1">
          <table:table-cell table:formula="of:=IF(LEN([.B3490])=1;0;IF(LEN([.B3490])=2;1;IF(LEN([.B3490])=3;2;IF(LEN([.B3490])=5;3;IF(LEN([.B3490])=6;4;IF(LEN([.B3490])=7;5;&quot;Fehler&quot;))))))" office:value-type="float" office:value="4" calcext:value-type="float">
            <text:p>4</text:p>
          </table:table-cell>
          <table:table-cell office:value-type="string" calcext:value-type="string">
            <text:p>XEN 32</text:p>
          </table:table-cell>
          <table:table-cell office:value-type="string" calcext:value-type="string">
            <text:p>HAEKELN</text:p>
          </table:table-cell>
          <table:table-cell table:number-columns-repeated="5"/>
        </table:table-row>
        <table:table-row table:style-name="ro1">
          <table:table-cell table:formula="of:=IF(LEN([.B3491])=1;0;IF(LEN([.B3491])=2;1;IF(LEN([.B3491])=3;2;IF(LEN([.B3491])=5;3;IF(LEN([.B3491])=6;4;IF(LEN([.B3491])=7;5;&quot;Fehler&quot;))))))" office:value-type="float" office:value="4" calcext:value-type="float">
            <text:p>4</text:p>
          </table:table-cell>
          <table:table-cell office:value-type="string" calcext:value-type="string">
            <text:p>XEN 33</text:p>
          </table:table-cell>
          <table:table-cell office:value-type="string" calcext:value-type="string">
            <text:p>SONSTIGE HANDARBEITSTECHNIKEN</text:p>
          </table:table-cell>
          <table:table-cell table:number-columns-repeated="5"/>
        </table:table-row>
        <table:table-row table:style-name="ro1">
          <table:table-cell table:formula="of:=IF(LEN([.B3492])=1;0;IF(LEN([.B3492])=2;1;IF(LEN([.B3492])=3;2;IF(LEN([.B3492])=5;3;IF(LEN([.B3492])=6;4;IF(LEN([.B3492])=7;5;&quot;Fehler&quot;))))))" office:value-type="float" office:value="2" calcext:value-type="float">
            <text:p>2</text:p>
          </table:table-cell>
          <table:table-cell office:value-type="string" calcext:value-type="string">
            <text:p>XEO</text:p>
          </table:table-cell>
          <table:table-cell office:value-type="string" calcext:value-type="string">
            <text:p>HAEUSLICHES KOCHEN, BACKEN UND KONSERVIEREN : GESAMTDARSTELLUNGEN</text:p>
          </table:table-cell>
          <table:table-cell table:number-columns-repeated="5"/>
        </table:table-row>
        <table:table-row table:style-name="ro1">
          <table:table-cell table:formula="of:=IF(LEN([.B3493])=1;0;IF(LEN([.B3493])=2;1;IF(LEN([.B3493])=3;2;IF(LEN([.B3493])=5;3;IF(LEN([.B3493])=6;4;IF(LEN([.B3493])=7;5;&quot;Fehler&quot;))))))" office:value-type="float" office:value="3" calcext:value-type="float">
            <text:p>3</text:p>
          </table:table-cell>
          <table:table-cell office:value-type="string" calcext:value-type="string">
            <text:p>XEO 2</text:p>
          </table:table-cell>
          <table:table-cell office:value-type="string" calcext:value-type="string">
            <text:p>KOCHEN <text:s/>BACKEN : ALLGEMEINES, VERMISCHTES</text:p>
          </table:table-cell>
          <table:table-cell table:number-columns-repeated="5"/>
        </table:table-row>
        <table:table-row table:style-name="ro1">
          <table:table-cell table:formula="of:=IF(LEN([.B3494])=1;0;IF(LEN([.B3494])=2;1;IF(LEN([.B3494])=3;2;IF(LEN([.B3494])=5;3;IF(LEN([.B3494])=6;4;IF(LEN([.B3494])=7;5;&quot;Fehler&quot;))))))" office:value-type="float" office:value="4" calcext:value-type="float">
            <text:p>4</text:p>
          </table:table-cell>
          <table:table-cell office:value-type="string" calcext:value-type="string">
            <text:p>XEO 21</text:p>
          </table:table-cell>
          <table:table-cell office:value-type="string" calcext:value-type="string">
            <text:p>REGIONALE KUECHE : ALLGEMEINES,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3495])=1;0;IF(LEN([.B3495])=2;1;IF(LEN([.B3495])=3;2;IF(LEN([.B3495])=5;3;IF(LEN([.B3495])=6;4;IF(LEN([.B3495])=7;5;&quot;Fehler&quot;))))))" office:value-type="float" office:value="5" calcext:value-type="float">
            <text:p>5</text:p>
          </table:table-cell>
          <table:table-cell office:value-type="string" calcext:value-type="string">
            <text:p>XEO 213</text:p>
          </table:table-cell>
          <table:table-cell office:value-type="string" calcext:value-type="string">
            <text:p>DEUTSCHE KUECHE</text:p>
          </table:table-cell>
          <table:table-cell table:number-columns-repeated="5"/>
        </table:table-row>
        <table:table-row table:style-name="ro1">
          <table:table-cell table:formula="of:=IF(LEN([.B3496])=1;0;IF(LEN([.B3496])=2;1;IF(LEN([.B3496])=3;2;IF(LEN([.B3496])=5;3;IF(LEN([.B3496])=6;4;IF(LEN([.B3496])=7;5;&quot;Fehler&quot;))))))" office:value-type="float" office:value="5" calcext:value-type="float">
            <text:p>5</text:p>
          </table:table-cell>
          <table:table-cell office:value-type="string" calcext:value-type="string">
            <text:p>XEO 215</text:p>
          </table:table-cell>
          <table:table-cell office:value-type="string" calcext:value-type="string">
            <text:p>EUROPAEISCHE KUECHE</text:p>
          </table:table-cell>
          <table:table-cell table:number-columns-repeated="5"/>
        </table:table-row>
        <table:table-row table:style-name="ro1">
          <table:table-cell table:formula="of:=IF(LEN([.B3497])=1;0;IF(LEN([.B3497])=2;1;IF(LEN([.B3497])=3;2;IF(LEN([.B3497])=5;3;IF(LEN([.B3497])=6;4;IF(LEN([.B3497])=7;5;&quot;Fehler&quot;))))))" office:value-type="float" office:value="5" calcext:value-type="float">
            <text:p>5</text:p>
          </table:table-cell>
          <table:table-cell office:value-type="string" calcext:value-type="string">
            <text:p>XEO 217</text:p>
          </table:table-cell>
          <table:table-cell office:value-type="string" calcext:value-type="string">
            <text:p>AUSSEREUROPAEISCHE KUECHE</text:p>
          </table:table-cell>
          <table:table-cell table:number-columns-repeated="5"/>
        </table:table-row>
        <table:table-row table:style-name="ro1">
          <table:table-cell table:formula="of:=IF(LEN([.B3498])=1;0;IF(LEN([.B3498])=2;1;IF(LEN([.B3498])=3;2;IF(LEN([.B3498])=5;3;IF(LEN([.B3498])=6;4;IF(LEN([.B3498])=7;5;&quot;Fehler&quot;))))))" office:value-type="float" office:value="4" calcext:value-type="float">
            <text:p>4</text:p>
          </table:table-cell>
          <table:table-cell office:value-type="string" calcext:value-type="string">
            <text:p>XEO 22</text:p>
          </table:table-cell>
          <table:table-cell office:value-type="string" calcext:value-type="string">
            <text:p>VOLLWERTKUECHE <text:s/>VEGETARISCHE KUECHE</text:p>
          </table:table-cell>
          <table:table-cell table:number-columns-repeated="5"/>
        </table:table-row>
        <table:table-row table:style-name="ro1">
          <table:table-cell table:formula="of:=IF(LEN([.B3499])=1;0;IF(LEN([.B3499])=2;1;IF(LEN([.B3499])=3;2;IF(LEN([.B3499])=5;3;IF(LEN([.B3499])=6;4;IF(LEN([.B3499])=7;5;&quot;Fehler&quot;))))))" office:value-type="float" office:value="4" calcext:value-type="float">
            <text:p>4</text:p>
          </table:table-cell>
          <table:table-cell office:value-type="string" calcext:value-type="string">
            <text:p>XEO 23</text:p>
          </table:table-cell>
          <table:table-cell office:value-type="string" calcext:value-type="string">
            <text:p>SPEZIELLE ZUBEREITUNGSARTEN UND GERAETE</text:p>
          </table:table-cell>
          <table:table-cell table:number-columns-repeated="5"/>
        </table:table-row>
        <table:table-row table:style-name="ro1">
          <table:table-cell table:formula="of:=IF(LEN([.B3500])=1;0;IF(LEN([.B3500])=2;1;IF(LEN([.B3500])=3;2;IF(LEN([.B3500])=5;3;IF(LEN([.B3500])=6;4;IF(LEN([.B3500])=7;5;&quot;Fehler&quot;))))))" office:value-type="float" office:value="4" calcext:value-type="float">
            <text:p>4</text:p>
          </table:table-cell>
          <table:table-cell office:value-type="string" calcext:value-type="string">
            <text:p>XEO 24</text:p>
          </table:table-cell>
          <table:table-cell office:value-type="string" calcext:value-type="string">
            <text:p>KOCHEN UND BACKEN FUER EINZELNE ANLAESSE <text:s/>JAHRESZEITLICHES KOCHEN UND BACKEN</text:p>
          </table:table-cell>
          <table:table-cell table:number-columns-repeated="5"/>
        </table:table-row>
        <table:table-row table:style-name="ro1">
          <table:table-cell table:formula="of:=IF(LEN([.B3501])=1;0;IF(LEN([.B3501])=2;1;IF(LEN([.B3501])=3;2;IF(LEN([.B3501])=5;3;IF(LEN([.B3501])=6;4;IF(LEN([.B3501])=7;5;&quot;Fehler&quot;))))))" office:value-type="float" office:value="4" calcext:value-type="float">
            <text:p>4</text:p>
          </table:table-cell>
          <table:table-cell office:value-type="string" calcext:value-type="string">
            <text:p>XEO 25</text:p>
          </table:table-cell>
          <table:table-cell office:value-type="string" calcext:value-type="string">
            <text:p>BACKEN</text:p>
          </table:table-cell>
          <table:table-cell table:number-columns-repeated="5"/>
        </table:table-row>
        <table:table-row table:style-name="ro1">
          <table:table-cell table:formula="of:=IF(LEN([.B3502])=1;0;IF(LEN([.B3502])=2;1;IF(LEN([.B3502])=3;2;IF(LEN([.B3502])=5;3;IF(LEN([.B3502])=6;4;IF(LEN([.B3502])=7;5;&quot;Fehler&quot;))))))" office:value-type="float" office:value="4" calcext:value-type="float">
            <text:p>4</text:p>
          </table:table-cell>
          <table:table-cell office:value-type="string" calcext:value-type="string">
            <text:p>XEO 27</text:p>
          </table:table-cell>
          <table:table-cell office:value-type="string" calcext:value-type="string">
            <text:p>ZUBEREITUNG EINZELNER SPEISEN UND LEBENSMITTEL</text:p>
          </table:table-cell>
          <table:table-cell table:number-columns-repeated="5"/>
        </table:table-row>
        <table:table-row table:style-name="ro1">
          <table:table-cell table:formula="of:=IF(LEN([.B3503])=1;0;IF(LEN([.B3503])=2;1;IF(LEN([.B3503])=3;2;IF(LEN([.B3503])=5;3;IF(LEN([.B3503])=6;4;IF(LEN([.B3503])=7;5;&quot;Fehler&quot;))))))" office:value-type="float" office:value="3" calcext:value-type="float">
            <text:p>3</text:p>
          </table:table-cell>
          <table:table-cell office:value-type="string" calcext:value-type="string">
            <text:p>XEO 3</text:p>
          </table:table-cell>
          <table:table-cell office:value-type="string" calcext:value-type="string">
            <text:p>KONSERVIEREN VON LEBENSMITTELN FUER DEN HAUSHALT</text:p>
          </table:table-cell>
          <table:table-cell table:number-columns-repeated="5"/>
        </table:table-row>
        <table:table-row table:style-name="ro1">
          <table:table-cell table:formula="of:=IF(LEN([.B3504])=1;0;IF(LEN([.B3504])=2;1;IF(LEN([.B3504])=3;2;IF(LEN([.B3504])=5;3;IF(LEN([.B3504])=6;4;IF(LEN([.B3504])=7;5;&quot;Fehler&quot;))))))" office:value-type="float" office:value="1" calcext:value-type="float">
            <text:p>1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3505])=1;0;IF(LEN([.B3505])=2;1;IF(LEN([.B3505])=3;2;IF(LEN([.B3505])=5;3;IF(LEN([.B3505])=6;4;IF(LEN([.B3505])=7;5;&quot;Fehler&quot;))))))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ORT <text:s/>SPIELE BASTELN</text:p>
          </table:table-cell>
          <table:table-cell table:number-columns-repeated="5"/>
        </table:table-row>
        <table:table-row table:style-name="ro1">
          <table:table-cell table:formula="of:=IF(LEN([.B3506])=1;0;IF(LEN([.B3506])=2;1;IF(LEN([.B3506])=3;2;IF(LEN([.B3506])=5;3;IF(LEN([.B3506])=6;4;IF(LEN([.B3506])=7;5;&quot;Fehler&quot;))))))" office:value-type="float" office:value="2" calcext:value-type="float">
            <text:p>2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EINFUEHRENDE UND VERMISCHTE SCHRIFTEN</text:p>
          </table:table-cell>
          <table:table-cell table:number-columns-repeated="5"/>
        </table:table-row>
        <table:table-row table:style-name="ro1">
          <table:table-cell table:formula="of:=IF(LEN([.B3507])=1;0;IF(LEN([.B3507])=2;1;IF(LEN([.B3507])=3;2;IF(LEN([.B3507])=5;3;IF(LEN([.B3507])=6;4;IF(LEN([.B3507])=7;5;&quot;Fehler&quot;))))))" office:value-type="float" office:value="2" calcext:value-type="float">
            <text:p>2</text:p>
          </table:table-cell>
          <table:table-cell office:value-type="string" calcext:value-type="string">
            <text:p>YAL</text:p>
          </table:table-cell>
          <table:table-cell office:value-type="string" calcext:value-type="string">
            <text:p>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3508])=1;0;IF(LEN([.B3508])=2;1;IF(LEN([.B3508])=3;2;IF(LEN([.B3508])=5;3;IF(LEN([.B3508])=6;4;IF(LEN([.B3508])=7;5;&quot;Fehler&quot;))))))" office:value-type="float" office:value="2" calcext:value-type="float">
            <text:p>2</text:p>
          </table:table-cell>
          <table:table-cell office:value-type="string" calcext:value-type="string">
            <text:p>YAM</text:p>
          </table:table-cell>
          <table:table-cell office:value-type="string" calcext:value-type="string">
            <text:p>THEORIE DES SPIELENS</text:p>
          </table:table-cell>
          <table:table-cell table:number-columns-repeated="5"/>
        </table:table-row>
        <table:table-row table:style-name="ro1">
          <table:table-cell table:formula="of:=IF(LEN([.B3509])=1;0;IF(LEN([.B3509])=2;1;IF(LEN([.B3509])=3;2;IF(LEN([.B3509])=5;3;IF(LEN([.B3509])=6;4;IF(LEN([.B3509])=7;5;&quot;Fehler&quot;))))))" office:value-type="float" office:value="1" calcext:value-type="float">
            <text:p>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SPORT</text:p>
          </table:table-cell>
          <table:table-cell table:number-columns-repeated="5"/>
        </table:table-row>
        <table:table-row table:style-name="ro1">
          <table:table-cell table:formula="of:=IF(LEN([.B3510])=1;0;IF(LEN([.B3510])=2;1;IF(LEN([.B3510])=3;2;IF(LEN([.B3510])=5;3;IF(LEN([.B3510])=6;4;IF(LEN([.B3510])=7;5;&quot;Fehler&quot;))))))" office:value-type="float" office:value="2" calcext:value-type="float">
            <text:p>2</text:p>
          </table:table-cell>
          <table:table-cell office:value-type="string" calcext:value-type="string">
            <text:p>YBK</text:p>
          </table:table-cell>
          <table:table-cell office:value-type="string" calcext:value-type="string">
            <text:p>ALLGEMEINE, EINFUEHRENDE UND VERMISCHTE SCHRIFTEN</text:p>
          </table:table-cell>
          <table:table-cell table:number-columns-repeated="5"/>
        </table:table-row>
        <table:table-row table:style-name="ro1">
          <table:table-cell table:formula="of:=IF(LEN([.B3511])=1;0;IF(LEN([.B3511])=2;1;IF(LEN([.B3511])=3;2;IF(LEN([.B3511])=5;3;IF(LEN([.B3511])=6;4;IF(LEN([.B3511])=7;5;&quot;Fehler&quot;))))))" office:value-type="float" office:value="3" calcext:value-type="float">
            <text:p>3</text:p>
          </table:table-cell>
          <table:table-cell office:value-type="string" calcext:value-type="string">
            <text:p>YBK 1</text:p>
          </table:table-cell>
          <table:table-cell office:value-type="string" calcext:value-type="string">
            <text:p>SPORTWISSENSCHAFT : GESAMTDARSTELLUNGEN – DARSTELLUNGEN MEHRERER TEILGEBIETE</text:p>
          </table:table-cell>
          <table:table-cell table:number-columns-repeated="5"/>
        </table:table-row>
        <table:table-row table:style-name="ro1">
          <table:table-cell table:formula="of:=IF(LEN([.B3512])=1;0;IF(LEN([.B3512])=2;1;IF(LEN([.B3512])=3;2;IF(LEN([.B3512])=5;3;IF(LEN([.B3512])=6;4;IF(LEN([.B3512])=7;5;&quot;Fehler&quot;))))))" office:value-type="float" office:value="3" calcext:value-type="float">
            <text:p>3</text:p>
          </table:table-cell>
          <table:table-cell office:value-type="string" calcext:value-type="string">
            <text:p>YBK 2</text:p>
          </table:table-cell>
          <table:table-cell office:value-type="string" calcext:value-type="string">
            <text:p>NACHSCHLAGEWERKE - BIBLIOGRAPHIEN</text:p>
          </table:table-cell>
          <table:table-cell table:number-columns-repeated="5"/>
        </table:table-row>
        <table:table-row table:style-name="ro1">
          <table:table-cell table:formula="of:=IF(LEN([.B3513])=1;0;IF(LEN([.B3513])=2;1;IF(LEN([.B3513])=3;2;IF(LEN([.B3513])=5;3;IF(LEN([.B3513])=6;4;IF(LEN([.B3513])=7;5;&quot;Fehler&quot;))))))" office:value-type="float" office:value="3" calcext:value-type="float">
            <text:p>3</text:p>
          </table:table-cell>
          <table:table-cell office:value-type="string" calcext:value-type="string">
            <text:p>YBK 3</text:p>
          </table:table-cell>
          <table:table-cell office:value-type="string" calcext:value-type="string">
            <text:p>ALLGEMEINE TRAININGSLEHRE FITNESSTRAINING KONDITIONSTRAINING</text:p>
          </table:table-cell>
          <table:table-cell table:number-columns-repeated="5"/>
        </table:table-row>
        <table:table-row table:style-name="ro1">
          <table:table-cell table:formula="of:=IF(LEN([.B3514])=1;0;IF(LEN([.B3514])=2;1;IF(LEN([.B3514])=3;2;IF(LEN([.B3514])=5;3;IF(LEN([.B3514])=6;4;IF(LEN([.B3514])=7;5;&quot;Fehler&quot;))))))" office:value-type="float" office:value="3" calcext:value-type="float">
            <text:p>3</text:p>
          </table:table-cell>
          <table:table-cell office:value-type="string" calcext:value-type="string">
            <text:p>YBK 4</text:p>
          </table:table-cell>
          <table:table-cell office:value-type="string" calcext:value-type="string">
            <text:p>SPORTMEDIZIN SPORTPHYSIOLOGIE SPORTPSYCHOLOGIE</text:p>
          </table:table-cell>
          <table:table-cell table:number-columns-repeated="5"/>
        </table:table-row>
        <table:table-row table:style-name="ro1">
          <table:table-cell table:formula="of:=IF(LEN([.B3515])=1;0;IF(LEN([.B3515])=2;1;IF(LEN([.B3515])=3;2;IF(LEN([.B3515])=5;3;IF(LEN([.B3515])=6;4;IF(LEN([.B3515])=7;5;&quot;Fehler&quot;))))))" office:value-type="float" office:value="3" calcext:value-type="float">
            <text:p>3</text:p>
          </table:table-cell>
          <table:table-cell office:value-type="string" calcext:value-type="string">
            <text:p>YBK 5</text:p>
          </table:table-cell>
          <table:table-cell office:value-type="string" calcext:value-type="string">
            <text:p>SPORTGERAETE SPORTAUSRUESTUNG SPORTANLAGEN</text:p>
          </table:table-cell>
          <table:table-cell table:number-columns-repeated="5"/>
        </table:table-row>
        <table:table-row table:style-name="ro1">
          <table:table-cell table:formula="of:=IF(LEN([.B3516])=1;0;IF(LEN([.B3516])=2;1;IF(LEN([.B3516])=3;2;IF(LEN([.B3516])=5;3;IF(LEN([.B3516])=6;4;IF(LEN([.B3516])=7;5;&quot;Fehler&quot;))))))" office:value-type="float" office:value="3" calcext:value-type="float">
            <text:p>3</text:p>
          </table:table-cell>
          <table:table-cell office:value-type="string" calcext:value-type="string">
            <text:p>YBK 6</text:p>
          </table:table-cell>
          <table:table-cell office:value-type="string" calcext:value-type="string">
            <text:p>SPORTSOZIOLOGIE SPORTPOLITIK</text:p>
          </table:table-cell>
          <table:table-cell table:number-columns-repeated="5"/>
        </table:table-row>
        <table:table-row table:style-name="ro1">
          <table:table-cell table:formula="of:=IF(LEN([.B3517])=1;0;IF(LEN([.B3517])=2;1;IF(LEN([.B3517])=3;2;IF(LEN([.B3517])=5;3;IF(LEN([.B3517])=6;4;IF(LEN([.B3517])=7;5;&quot;Fehler&quot;))))))" office:value-type="float" office:value="3" calcext:value-type="float">
            <text:p>3</text:p>
          </table:table-cell>
          <table:table-cell office:value-type="string" calcext:value-type="string">
            <text:p>YBK 7</text:p>
          </table:table-cell>
          <table:table-cell office:value-type="string" calcext:value-type="string">
            <text:p>SPORTGESCHICHTE <text:s/>OLYMPISCHE SPIELE SPORT IN EINZELNEN LAENDERN (GESAMTDARSTELLUNGEN)</text:p>
          </table:table-cell>
          <table:table-cell table:number-columns-repeated="5"/>
        </table:table-row>
        <table:table-row table:style-name="ro1">
          <table:table-cell table:formula="of:=IF(LEN([.B3518])=1;0;IF(LEN([.B3518])=2;1;IF(LEN([.B3518])=3;2;IF(LEN([.B3518])=5;3;IF(LEN([.B3518])=6;4;IF(LEN([.B3518])=7;5;&quot;Fehler&quot;))))))" office:value-type="float" office:value="4" calcext:value-type="float">
            <text:p>4</text:p>
          </table:table-cell>
          <table:table-cell office:value-type="string" calcext:value-type="string">
            <text:p>YBK 73</text:p>
          </table:table-cell>
          <table:table-cell office:value-type="string" calcext:value-type="string">
            <text:p>OLYMPISCHE SPIELE</text:p>
          </table:table-cell>
          <table:table-cell table:number-columns-repeated="5"/>
        </table:table-row>
        <table:table-row table:style-name="ro1">
          <table:table-cell table:formula="of:=IF(LEN([.B3519])=1;0;IF(LEN([.B3519])=2;1;IF(LEN([.B3519])=3;2;IF(LEN([.B3519])=5;3;IF(LEN([.B3519])=6;4;IF(LEN([.B3519])=7;5;&quot;Fehler&quot;))))))" office:value-type="float" office:value="3" calcext:value-type="float">
            <text:p>3</text:p>
          </table:table-cell>
          <table:table-cell office:value-type="string" calcext:value-type="string">
            <text:p>YBK 9</text:p>
          </table:table-cell>
          <table:table-cell office:value-type="string" calcext:value-type="string">
            <text:p>ALTERSSPORT <text:s/>BEHINDERTENSPORT <text:s/>AUCH SPEZIELLE SPORTARTEN</text:p>
          </table:table-cell>
          <table:table-cell table:number-columns-repeated="5"/>
        </table:table-row>
        <table:table-row table:style-name="ro1">
          <table:table-cell table:formula="of:=IF(LEN([.B3520])=1;0;IF(LEN([.B3520])=2;1;IF(LEN([.B3520])=3;2;IF(LEN([.B3520])=5;3;IF(LEN([.B3520])=6;4;IF(LEN([.B3520])=7;5;&quot;Fehler&quot;))))))" office:value-type="float" office:value="2" calcext:value-type="float">
            <text:p>2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TURNEN <text:s/>GYMNASTIK <text:s/>RHYTHMISCHE GYMNASTIK</text:p>
          </table:table-cell>
          <table:table-cell table:number-columns-repeated="5"/>
        </table:table-row>
        <table:table-row table:style-name="ro1">
          <table:table-cell table:formula="of:=IF(LEN([.B3521])=1;0;IF(LEN([.B3521])=2;1;IF(LEN([.B3521])=3;2;IF(LEN([.B3521])=5;3;IF(LEN([.B3521])=6;4;IF(LEN([.B3521])=7;5;&quot;Fehler&quot;))))))" office:value-type="float" office:value="2" calcext:value-type="float">
            <text:p>2</text:p>
          </table:table-cell>
          <table:table-cell office:value-type="string" calcext:value-type="string">
            <text:p>YBM</text:p>
          </table:table-cell>
          <table:table-cell office:value-type="string" calcext:value-type="string">
            <text:p>LEICHTATHLETIK</text:p>
          </table:table-cell>
          <table:table-cell table:number-columns-repeated="5"/>
        </table:table-row>
        <table:table-row table:style-name="ro1">
          <table:table-cell table:formula="of:=IF(LEN([.B3522])=1;0;IF(LEN([.B3522])=2;1;IF(LEN([.B3522])=3;2;IF(LEN([.B3522])=5;3;IF(LEN([.B3522])=6;4;IF(LEN([.B3522])=7;5;&quot;Fehler&quot;))))))" office:value-type="float" office:value="2" calcext:value-type="float">
            <text:p>2</text:p>
          </table:table-cell>
          <table:table-cell office:value-type="string" calcext:value-type="string">
            <text:p>YBN</text:p>
          </table:table-cell>
          <table:table-cell office:value-type="string" calcext:value-type="string">
            <text:p>BEWEGUNGSSPIELE <text:s/>BALLSPIELE</text:p>
          </table:table-cell>
          <table:table-cell table:number-columns-repeated="5"/>
        </table:table-row>
        <table:table-row table:style-name="ro1">
          <table:table-cell table:formula="of:=IF(LEN([.B3523])=1;0;IF(LEN([.B3523])=2;1;IF(LEN([.B3523])=3;2;IF(LEN([.B3523])=5;3;IF(LEN([.B3523])=6;4;IF(LEN([.B3523])=7;5;&quot;Fehler&quot;))))))" office:value-type="float" office:value="3" calcext:value-type="float">
            <text:p>3</text:p>
          </table:table-cell>
          <table:table-cell office:value-type="string" calcext:value-type="string">
            <text:p>YBN 1</text:p>
          </table:table-cell>
          <table:table-cell office:value-type="string" calcext:value-type="string">
            <text:p>FUSSBALL</text:p>
          </table:table-cell>
          <table:table-cell table:number-columns-repeated="5"/>
        </table:table-row>
        <table:table-row table:style-name="ro1">
          <table:table-cell table:formula="of:=IF(LEN([.B3524])=1;0;IF(LEN([.B3524])=2;1;IF(LEN([.B3524])=3;2;IF(LEN([.B3524])=5;3;IF(LEN([.B3524])=6;4;IF(LEN([.B3524])=7;5;&quot;Fehler&quot;))))))" office:value-type="float" office:value="3" calcext:value-type="float">
            <text:p>3</text:p>
          </table:table-cell>
          <table:table-cell office:value-type="string" calcext:value-type="string">
            <text:p>YBN 2</text:p>
          </table:table-cell>
          <table:table-cell office:value-type="string" calcext:value-type="string">
            <text:p>HANDBALL <text:s/>BASKETBALL <text:s/>VOLLEYBALL FAUSTBALL</text:p>
          </table:table-cell>
          <table:table-cell table:number-columns-repeated="5"/>
        </table:table-row>
        <table:table-row table:style-name="ro1">
          <table:table-cell table:formula="of:=IF(LEN([.B3525])=1;0;IF(LEN([.B3525])=2;1;IF(LEN([.B3525])=3;2;IF(LEN([.B3525])=5;3;IF(LEN([.B3525])=6;4;IF(LEN([.B3525])=7;5;&quot;Fehler&quot;))))))" office:value-type="float" office:value="3" calcext:value-type="float">
            <text:p>3</text:p>
          </table:table-cell>
          <table:table-cell office:value-type="string" calcext:value-type="string">
            <text:p>YBN 3</text:p>
          </table:table-cell>
          <table:table-cell office:value-type="string" calcext:value-type="string">
            <text:p>TENNIS <text:s/>SQUASH</text:p>
          </table:table-cell>
          <table:table-cell table:number-columns-repeated="5"/>
        </table:table-row>
        <table:table-row table:style-name="ro1">
          <table:table-cell table:formula="of:=IF(LEN([.B3526])=1;0;IF(LEN([.B3526])=2;1;IF(LEN([.B3526])=3;2;IF(LEN([.B3526])=5;3;IF(LEN([.B3526])=6;4;IF(LEN([.B3526])=7;5;&quot;Fehler&quot;))))))" office:value-type="float" office:value="4" calcext:value-type="float">
            <text:p>4</text:p>
          </table:table-cell>
          <table:table-cell office:value-type="string" calcext:value-type="string">
            <text:p>YBN 30</text:p>
          </table:table-cell>
          <table:table-cell office:value-type="string" calcext:value-type="string">
            <text:p>TISCHTENNIS <text:s/>BADMINTON</text:p>
          </table:table-cell>
          <table:table-cell table:number-columns-repeated="5"/>
        </table:table-row>
        <table:table-row table:style-name="ro1">
          <table:table-cell table:formula="of:=IF(LEN([.B3527])=1;0;IF(LEN([.B3527])=2;1;IF(LEN([.B3527])=3;2;IF(LEN([.B3527])=5;3;IF(LEN([.B3527])=6;4;IF(LEN([.B3527])=7;5;&quot;Fehler&quot;))))))" office:value-type="float" office:value="2" calcext:value-type="float">
            <text:p>2</text:p>
          </table:table-cell>
          <table:table-cell office:value-type="string" calcext:value-type="string">
            <text:p>YBO</text:p>
          </table:table-cell>
          <table:table-cell office:value-type="string" calcext:value-type="string">
            <text:p>BOXEN <text:s/>SCHWERATHLETIK</text:p>
          </table:table-cell>
          <table:table-cell table:number-columns-repeated="5"/>
        </table:table-row>
        <table:table-row table:style-name="ro1">
          <table:table-cell table:formula="of:=IF(LEN([.B3528])=1;0;IF(LEN([.B3528])=2;1;IF(LEN([.B3528])=3;2;IF(LEN([.B3528])=5;3;IF(LEN([.B3528])=6;4;IF(LEN([.B3528])=7;5;&quot;Fehler&quot;))))))" office:value-type="float" office:value="3" calcext:value-type="float">
            <text:p>3</text:p>
          </table:table-cell>
          <table:table-cell office:value-type="string" calcext:value-type="string">
            <text:p>YBO 5</text:p>
          </table:table-cell>
          <table:table-cell office:value-type="string" calcext:value-type="string">
            <text:p>SELBSTVERTEIDIGUNGSSPORT</text:p>
          </table:table-cell>
          <table:table-cell table:number-columns-repeated="5"/>
        </table:table-row>
        <table:table-row table:style-name="ro1">
          <table:table-cell table:formula="of:=IF(LEN([.B3529])=1;0;IF(LEN([.B3529])=2;1;IF(LEN([.B3529])=3;2;IF(LEN([.B3529])=5;3;IF(LEN([.B3529])=6;4;IF(LEN([.B3529])=7;5;&quot;Fehler&quot;))))))" office:value-type="float" office:value="2" calcext:value-type="float">
            <text:p>2</text:p>
          </table:table-cell>
          <table:table-cell office:value-type="string" calcext:value-type="string">
            <text:p>YBP</text:p>
          </table:table-cell>
          <table:table-cell office:value-type="string" calcext:value-type="string">
            <text:p>FECHTEN <text:s/>SCHIESSSPORT <text:s/>BOGENSCHIESSEN</text:p>
          </table:table-cell>
          <table:table-cell table:number-columns-repeated="5"/>
        </table:table-row>
        <table:table-row table:style-name="ro1">
          <table:table-cell table:formula="of:=IF(LEN([.B3530])=1;0;IF(LEN([.B3530])=2;1;IF(LEN([.B3530])=3;2;IF(LEN([.B3530])=5;3;IF(LEN([.B3530])=6;4;IF(LEN([.B3530])=7;5;&quot;Fehler&quot;))))))" office:value-type="float" office:value="2" calcext:value-type="float">
            <text:p>2</text:p>
          </table:table-cell>
          <table:table-cell office:value-type="string" calcext:value-type="string">
            <text:p>YBQ</text:p>
          </table:table-cell>
          <table:table-cell office:value-type="string" calcext:value-type="string">
            <text:p>REITSPORT <text:s/>FAHRSPORT</text:p>
          </table:table-cell>
          <table:table-cell table:number-columns-repeated="5"/>
        </table:table-row>
        <table:table-row table:style-name="ro1">
          <table:table-cell table:formula="of:=IF(LEN([.B3531])=1;0;IF(LEN([.B3531])=2;1;IF(LEN([.B3531])=3;2;IF(LEN([.B3531])=5;3;IF(LEN([.B3531])=6;4;IF(LEN([.B3531])=7;5;&quot;Fehler&quot;))))))" office:value-type="float" office:value="2" calcext:value-type="float">
            <text:p>2</text:p>
          </table:table-cell>
          <table:table-cell office:value-type="string" calcext:value-type="string">
            <text:p>YBR</text:p>
          </table:table-cell>
          <table:table-cell office:value-type="string" calcext:value-type="string">
            <text:p>BERGSPORT <text:s/>BERGSTEIGEN <text:s/>WANDERN <text:s/>CAMPING</text:p>
          </table:table-cell>
          <table:table-cell table:number-columns-repeated="5"/>
        </table:table-row>
        <table:table-row table:style-name="ro1">
          <table:table-cell table:formula="of:=IF(LEN([.B3532])=1;0;IF(LEN([.B3532])=2;1;IF(LEN([.B3532])=3;2;IF(LEN([.B3532])=5;3;IF(LEN([.B3532])=6;4;IF(LEN([.B3532])=7;5;&quot;Fehler&quot;))))))" office:value-type="float" office:value="2" calcext:value-type="float">
            <text:p>2</text:p>
          </table:table-cell>
          <table:table-cell office:value-type="string" calcext:value-type="string">
            <text:p>YBS</text:p>
          </table:table-cell>
          <table:table-cell office:value-type="string" calcext:value-type="string">
            <text:p>WINTERSPORT</text:p>
          </table:table-cell>
          <table:table-cell table:number-columns-repeated="5"/>
        </table:table-row>
        <table:table-row table:style-name="ro1">
          <table:table-cell table:formula="of:=IF(LEN([.B3533])=1;0;IF(LEN([.B3533])=2;1;IF(LEN([.B3533])=3;2;IF(LEN([.B3533])=5;3;IF(LEN([.B3533])=6;4;IF(LEN([.B3533])=7;5;&quot;Fehler&quot;))))))" office:value-type="float" office:value="2" calcext:value-type="float">
            <text:p>2</text:p>
          </table:table-cell>
          <table:table-cell office:value-type="string" calcext:value-type="string">
            <text:p>YBT</text:p>
          </table:table-cell>
          <table:table-cell office:value-type="string" calcext:value-type="string">
            <text:p>WASSERSPORT</text:p>
          </table:table-cell>
          <table:table-cell table:number-columns-repeated="5"/>
        </table:table-row>
        <table:table-row table:style-name="ro1">
          <table:table-cell table:formula="of:=IF(LEN([.B3534])=1;0;IF(LEN([.B3534])=2;1;IF(LEN([.B3534])=3;2;IF(LEN([.B3534])=5;3;IF(LEN([.B3534])=6;4;IF(LEN([.B3534])=7;5;&quot;Fehler&quot;))))))" office:value-type="float" office:value="3" calcext:value-type="float">
            <text:p>3</text:p>
          </table:table-cell>
          <table:table-cell office:value-type="string" calcext:value-type="string">
            <text:p>YBT 1</text:p>
          </table:table-cell>
          <table:table-cell office:value-type="string" calcext:value-type="string">
            <text:p>SCHWIMMEN <text:s/>TAUCHSPORT <text:s/>WASSERBALL</text:p>
          </table:table-cell>
          <table:table-cell table:number-columns-repeated="5"/>
        </table:table-row>
        <table:table-row table:style-name="ro1">
          <table:table-cell table:formula="of:=IF(LEN([.B3535])=1;0;IF(LEN([.B3535])=2;1;IF(LEN([.B3535])=3;2;IF(LEN([.B3535])=5;3;IF(LEN([.B3535])=6;4;IF(LEN([.B3535])=7;5;&quot;Fehler&quot;))))))" office:value-type="float" office:value="3" calcext:value-type="float">
            <text:p>3</text:p>
          </table:table-cell>
          <table:table-cell office:value-type="string" calcext:value-type="string">
            <text:p>YBT 5</text:p>
          </table:table-cell>
          <table:table-cell office:value-type="string" calcext:value-type="string">
            <text:p>SEGELSPORT <text:s/>SEGELREGATTEN</text:p>
          </table:table-cell>
          <table:table-cell table:number-columns-repeated="5"/>
        </table:table-row>
        <table:table-row table:style-name="ro1">
          <table:table-cell table:formula="of:=IF(LEN([.B3536])=1;0;IF(LEN([.B3536])=2;1;IF(LEN([.B3536])=3;2;IF(LEN([.B3536])=5;3;IF(LEN([.B3536])=6;4;IF(LEN([.B3536])=7;5;&quot;Fehler&quot;))))))" office:value-type="float" office:value="3" calcext:value-type="float">
            <text:p>3</text:p>
          </table:table-cell>
          <table:table-cell office:value-type="string" calcext:value-type="string">
            <text:p>YBT 6</text:p>
          </table:table-cell>
          <table:table-cell office:value-type="string" calcext:value-type="string">
            <text:p>WINDSURFEN <text:s/>WELLENREITEN <text:s/>WASSERSKI</text:p>
          </table:table-cell>
          <table:table-cell table:number-columns-repeated="5"/>
        </table:table-row>
        <table:table-row table:style-name="ro1">
          <table:table-cell table:formula="of:=IF(LEN([.B3537])=1;0;IF(LEN([.B3537])=2;1;IF(LEN([.B3537])=3;2;IF(LEN([.B3537])=5;3;IF(LEN([.B3537])=6;4;IF(LEN([.B3537])=7;5;&quot;Fehler&quot;))))))" office:value-type="float" office:value="2" calcext:value-type="float">
            <text:p>2</text:p>
          </table:table-cell>
          <table:table-cell office:value-type="string" calcext:value-type="string">
            <text:p>YBU</text:p>
          </table:table-cell>
          <table:table-cell office:value-type="string" calcext:value-type="string">
            <text:p>RADSPORT <text:s/>MOTORSPORT</text:p>
          </table:table-cell>
          <table:table-cell table:number-columns-repeated="5"/>
        </table:table-row>
        <table:table-row table:style-name="ro1">
          <table:table-cell table:formula="of:=IF(LEN([.B3538])=1;0;IF(LEN([.B3538])=2;1;IF(LEN([.B3538])=3;2;IF(LEN([.B3538])=5;3;IF(LEN([.B3538])=6;4;IF(LEN([.B3538])=7;5;&quot;Fehler&quot;))))))" office:value-type="float" office:value="3" calcext:value-type="float">
            <text:p>3</text:p>
          </table:table-cell>
          <table:table-cell office:value-type="string" calcext:value-type="string">
            <text:p>YBU 3</text:p>
          </table:table-cell>
          <table:table-cell office:value-type="string" calcext:value-type="string">
            <text:p>RADSPORT</text:p>
          </table:table-cell>
          <table:table-cell table:number-columns-repeated="5"/>
        </table:table-row>
        <table:table-row table:style-name="ro1">
          <table:table-cell table:formula="of:=IF(LEN([.B3539])=1;0;IF(LEN([.B3539])=2;1;IF(LEN([.B3539])=3;2;IF(LEN([.B3539])=5;3;IF(LEN([.B3539])=6;4;IF(LEN([.B3539])=7;5;&quot;Fehler&quot;))))))" office:value-type="float" office:value="3" calcext:value-type="float">
            <text:p>3</text:p>
          </table:table-cell>
          <table:table-cell office:value-type="string" calcext:value-type="string">
            <text:p>YBU 6</text:p>
          </table:table-cell>
          <table:table-cell office:value-type="string" calcext:value-type="string">
            <text:p>AUTOMOBILSPORT <text:s/>MOTORRADSPORT</text:p>
          </table:table-cell>
          <table:table-cell table:number-columns-repeated="5"/>
        </table:table-row>
        <table:table-row table:style-name="ro1">
          <table:table-cell table:formula="of:=IF(LEN([.B3540])=1;0;IF(LEN([.B3540])=2;1;IF(LEN([.B3540])=3;2;IF(LEN([.B3540])=5;3;IF(LEN([.B3540])=6;4;IF(LEN([.B3540])=7;5;&quot;Fehler&quot;))))))" office:value-type="float" office:value="2" calcext:value-type="float">
            <text:p>2</text:p>
          </table:table-cell>
          <table:table-cell office:value-type="string" calcext:value-type="string">
            <text:p>YBV</text:p>
          </table:table-cell>
          <table:table-cell office:value-type="string" calcext:value-type="string">
            <text:p>FLUGSPORT <text:s/>SEGELFLUGSPORT FALLSCHIRMSPRINGEN</text:p>
          </table:table-cell>
          <table:table-cell table:number-columns-repeated="5"/>
        </table:table-row>
        <table:table-row table:style-name="ro1">
          <table:table-cell table:formula="of:=IF(LEN([.B3541])=1;0;IF(LEN([.B3541])=2;1;IF(LEN([.B3541])=3;2;IF(LEN([.B3541])=5;3;IF(LEN([.B3541])=6;4;IF(LEN([.B3541])=7;5;&quot;Fehler&quot;))))))" office:value-type="float" office:value="2" calcext:value-type="float">
            <text:p>2</text:p>
          </table:table-cell>
          <table:table-cell office:value-type="string" calcext:value-type="string">
            <text:p>YBW</text:p>
          </table:table-cell>
          <table:table-cell office:value-type="string" calcext:value-type="string">
            <text:p>SONSTIGE SPORTARTEN</text:p>
          </table:table-cell>
          <table:table-cell table:number-columns-repeated="5"/>
        </table:table-row>
        <table:table-row table:style-name="ro1">
          <table:table-cell table:formula="of:=IF(LEN([.B3542])=1;0;IF(LEN([.B3542])=2;1;IF(LEN([.B3542])=3;2;IF(LEN([.B3542])=5;3;IF(LEN([.B3542])=6;4;IF(LEN([.B3542])=7;5;&quot;Fehler&quot;))))))" office:value-type="float" office:value="1" calcext:value-type="float">
            <text:p>1</text:p>
          </table:table-cell>
          <table:table-cell office:value-type="string" calcext:value-type="string">
            <text:p>YC</text:p>
          </table:table-cell>
          <table:table-cell office:value-type="string" calcext:value-type="string">
            <text:p>SPIELE <text:s/>HOBBIES <text:s/>FESTGESTALTUNG</text:p>
          </table:table-cell>
          <table:table-cell table:number-columns-repeated="5"/>
        </table:table-row>
        <table:table-row table:style-name="ro1">
          <table:table-cell table:formula="of:=IF(LEN([.B3543])=1;0;IF(LEN([.B3543])=2;1;IF(LEN([.B3543])=3;2;IF(LEN([.B3543])=5;3;IF(LEN([.B3543])=6;4;IF(LEN([.B3543])=7;5;&quot;Fehler&quot;))))))" office:value-type="float" office:value="2" calcext:value-type="float">
            <text:p>2</text:p>
          </table:table-cell>
          <table:table-cell office:value-type="string" calcext:value-type="string">
            <text:p>YCK</text:p>
          </table:table-cell>
          <table:table-cell office:value-type="string" calcext:value-type="string">
            <text:p>SPIELBUECHER <text:s/>BESCHAEFTIGUNGSBUECHER : GESAMTDARSTELLUNGEN - DARSTELLUNGEN MEHRERER TEILGEBIETE</text:p>
          </table:table-cell>
          <table:table-cell table:number-columns-repeated="5"/>
        </table:table-row>
        <table:table-row table:style-name="ro1">
          <table:table-cell table:formula="of:=IF(LEN([.B3544])=1;0;IF(LEN([.B3544])=2;1;IF(LEN([.B3544])=3;2;IF(LEN([.B3544])=5;3;IF(LEN([.B3544])=6;4;IF(LEN([.B3544])=7;5;&quot;Fehler&quot;))))))" office:value-type="float" office:value="3" calcext:value-type="float">
            <text:p>3</text:p>
          </table:table-cell>
          <table:table-cell office:value-type="string" calcext:value-type="string">
            <text:p>YCK 1</text:p>
          </table:table-cell>
          <table:table-cell office:value-type="string" calcext:value-type="string">
            <text:p>FESTGESTALTUNG <text:s/>FEIERN</text:p>
          </table:table-cell>
          <table:table-cell table:number-columns-repeated="5"/>
        </table:table-row>
        <table:table-row table:style-name="ro1">
          <table:table-cell table:formula="of:=IF(LEN([.B3545])=1;0;IF(LEN([.B3545])=2;1;IF(LEN([.B3545])=3;2;IF(LEN([.B3545])=5;3;IF(LEN([.B3545])=6;4;IF(LEN([.B3545])=7;5;&quot;Fehler&quot;))))))" office:value-type="float" office:value="4" calcext:value-type="float">
            <text:p>4</text:p>
          </table:table-cell>
          <table:table-cell office:value-type="string" calcext:value-type="string">
            <text:p>YCK 13</text:p>
          </table:table-cell>
          <table:table-cell office:value-type="string" calcext:value-type="string">
            <text:p>KINDERFESTE</text:p>
          </table:table-cell>
          <table:table-cell table:number-columns-repeated="5"/>
        </table:table-row>
        <table:table-row table:style-name="ro1">
          <table:table-cell table:formula="of:=IF(LEN([.B3546])=1;0;IF(LEN([.B3546])=2;1;IF(LEN([.B3546])=3;2;IF(LEN([.B3546])=5;3;IF(LEN([.B3546])=6;4;IF(LEN([.B3546])=7;5;&quot;Fehler&quot;))))))" office:value-type="float" office:value="3" calcext:value-type="float">
            <text:p>3</text:p>
          </table:table-cell>
          <table:table-cell office:value-type="string" calcext:value-type="string">
            <text:p>YCK 2</text:p>
          </table:table-cell>
          <table:table-cell office:value-type="string" calcext:value-type="string">
            <text:p>ADVENT UND WEIHNACHTEN</text:p>
          </table:table-cell>
          <table:table-cell table:number-columns-repeated="5"/>
        </table:table-row>
        <table:table-row table:style-name="ro1">
          <table:table-cell table:formula="of:=IF(LEN([.B3547])=1;0;IF(LEN([.B3547])=2;1;IF(LEN([.B3547])=3;2;IF(LEN([.B3547])=5;3;IF(LEN([.B3547])=6;4;IF(LEN([.B3547])=7;5;&quot;Fehler&quot;))))))" office:value-type="float" office:value="2" calcext:value-type="float">
            <text:p>2</text:p>
          </table:table-cell>
          <table:table-cell office:value-type="string" calcext:value-type="string">
            <text:p>YCL</text:p>
          </table:table-cell>
          <table:table-cell office:value-type="string" calcext:value-type="string">
            <text:p>GESELLSCHAFTSSPIELE</text:p>
          </table:table-cell>
          <table:table-cell table:number-columns-repeated="5"/>
        </table:table-row>
        <table:table-row table:style-name="ro1">
          <table:table-cell table:formula="of:=IF(LEN([.B3548])=1;0;IF(LEN([.B3548])=2;1;IF(LEN([.B3548])=3;2;IF(LEN([.B3548])=5;3;IF(LEN([.B3548])=6;4;IF(LEN([.B3548])=7;5;&quot;Fehler&quot;))))))" office:value-type="float" office:value="3" calcext:value-type="float">
            <text:p>3</text:p>
          </table:table-cell>
          <table:table-cell office:value-type="string" calcext:value-type="string">
            <text:p>YCL 9</text:p>
          </table:table-cell>
          <table:table-cell office:value-type="string" calcext:value-type="string">
            <text:p>ZAUBERSPIELE</text:p>
          </table:table-cell>
          <table:table-cell table:number-columns-repeated="5"/>
        </table:table-row>
        <table:table-row table:style-name="ro1">
          <table:table-cell table:formula="of:=IF(LEN([.B3549])=1;0;IF(LEN([.B3549])=2;1;IF(LEN([.B3549])=3;2;IF(LEN([.B3549])=5;3;IF(LEN([.B3549])=6;4;IF(LEN([.B3549])=7;5;&quot;Fehler&quot;))))))" office:value-type="float" office:value="2" calcext:value-type="float">
            <text:p>2</text:p>
          </table:table-cell>
          <table:table-cell office:value-type="string" calcext:value-type="string">
            <text:p>YCM</text:p>
          </table:table-cell>
          <table:table-cell office:value-type="string" calcext:value-type="string">
            <text:p>RAETSEL <text:s/>QUIZ <text:s/>DENKSPORT</text:p>
          </table:table-cell>
          <table:table-cell table:number-columns-repeated="5"/>
        </table:table-row>
        <table:table-row table:style-name="ro1">
          <table:table-cell table:formula="of:=IF(LEN([.B3550])=1;0;IF(LEN([.B3550])=2;1;IF(LEN([.B3550])=3;2;IF(LEN([.B3550])=5;3;IF(LEN([.B3550])=6;4;IF(LEN([.B3550])=7;5;&quot;Fehler&quot;))))))" office:value-type="float" office:value="2" calcext:value-type="float">
            <text:p>2</text:p>
          </table:table-cell>
          <table:table-cell office:value-type="string" calcext:value-type="string">
            <text:p>YCN</text:p>
          </table:table-cell>
          <table:table-cell office:value-type="string" calcext:value-type="string">
            <text:p>KARTENSPIELE</text:p>
          </table:table-cell>
          <table:table-cell table:number-columns-repeated="5"/>
        </table:table-row>
        <table:table-row table:style-name="ro1">
          <table:table-cell table:formula="of:=IF(LEN([.B3551])=1;0;IF(LEN([.B3551])=2;1;IF(LEN([.B3551])=3;2;IF(LEN([.B3551])=5;3;IF(LEN([.B3551])=6;4;IF(LEN([.B3551])=7;5;&quot;Fehler&quot;))))))" office:value-type="float" office:value="2" calcext:value-type="float">
            <text:p>2</text:p>
          </table:table-cell>
          <table:table-cell office:value-type="string" calcext:value-type="string">
            <text:p>YCO</text:p>
          </table:table-cell>
          <table:table-cell office:value-type="string" calcext:value-type="string">
            <text:p>BRETTSPIELE</text:p>
          </table:table-cell>
          <table:table-cell table:number-columns-repeated="5"/>
        </table:table-row>
        <table:table-row table:style-name="ro1">
          <table:table-cell table:formula="of:=IF(LEN([.B3552])=1;0;IF(LEN([.B3552])=2;1;IF(LEN([.B3552])=3;2;IF(LEN([.B3552])=5;3;IF(LEN([.B3552])=6;4;IF(LEN([.B3552])=7;5;&quot;Fehler&quot;))))))" office:value-type="float" office:value="3" calcext:value-type="float">
            <text:p>3</text:p>
          </table:table-cell>
          <table:table-cell office:value-type="string" calcext:value-type="string">
            <text:p>YCO 1</text:p>
          </table:table-cell>
          <table:table-cell office:value-type="string" calcext:value-type="string">
            <text:p>SCHACH</text:p>
          </table:table-cell>
          <table:table-cell table:number-columns-repeated="5"/>
        </table:table-row>
        <table:table-row table:style-name="ro1">
          <table:table-cell table:formula="of:=IF(LEN([.B3553])=1;0;IF(LEN([.B3553])=2;1;IF(LEN([.B3553])=3;2;IF(LEN([.B3553])=5;3;IF(LEN([.B3553])=6;4;IF(LEN([.B3553])=7;5;&quot;Fehler&quot;))))))" office:value-type="float" office:value="2" calcext:value-type="float">
            <text:p>2</text:p>
          </table:table-cell>
          <table:table-cell office:value-type="string" calcext:value-type="string">
            <text:p>YCP</text:p>
          </table:table-cell>
          <table:table-cell office:value-type="string" calcext:value-type="string">
            <text:p>BRIEFMARKENSAMMELN (PHILATELIE)</text:p>
          </table:table-cell>
          <table:table-cell table:number-columns-repeated="5"/>
        </table:table-row>
        <table:table-row table:style-name="ro1">
          <table:table-cell table:formula="of:=IF(LEN([.B3554])=1;0;IF(LEN([.B3554])=2;1;IF(LEN([.B3554])=3;2;IF(LEN([.B3554])=5;3;IF(LEN([.B3554])=6;4;IF(LEN([.B3554])=7;5;&quot;Fehler&quot;))))))" office:value-type="float" office:value="2" calcext:value-type="float">
            <text:p>2</text:p>
          </table:table-cell>
          <table:table-cell office:value-type="string" calcext:value-type="string">
            <text:p>YCQ</text:p>
          </table:table-cell>
          <table:table-cell office:value-type="string" calcext:value-type="string">
            <text:p>GLUECKSSPIELE</text:p>
          </table:table-cell>
          <table:table-cell table:number-columns-repeated="5"/>
        </table:table-row>
        <table:table-row table:style-name="ro1">
          <table:table-cell table:formula="of:=IF(LEN([.B3555])=1;0;IF(LEN([.B3555])=2;1;IF(LEN([.B3555])=3;2;IF(LEN([.B3555])=5;3;IF(LEN([.B3555])=6;4;IF(LEN([.B3555])=7;5;&quot;Fehler&quot;))))))" office:value-type="float" office:value="1" calcext:value-type="float">
            <text:p>1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BASTELN</text:p>
          </table:table-cell>
          <table:table-cell table:number-columns-repeated="5"/>
        </table:table-row>
        <table:table-row table:style-name="ro1">
          <table:table-cell table:formula="of:=IF(LEN([.B3556])=1;0;IF(LEN([.B3556])=2;1;IF(LEN([.B3556])=3;2;IF(LEN([.B3556])=5;3;IF(LEN([.B3556])=6;4;IF(LEN([.B3556])=7;5;&quot;Fehler&quot;))))))" office:value-type="float" office:value="2" calcext:value-type="float">
            <text:p>2</text:p>
          </table:table-cell>
          <table:table-cell office:value-type="string" calcext:value-type="string">
            <text:p>YDK</text:p>
          </table:table-cell>
          <table:table-cell office:value-type="string" calcext:value-type="string">
            <text:p>BASTELN MIT EINZELNEN MATERIALIEN</text:p>
          </table:table-cell>
          <table:table-cell table:number-columns-repeated="5"/>
        </table:table-row>
        <table:table-row table:style-name="ro1">
          <table:table-cell table:formula="of:=IF(LEN([.B3557])=1;0;IF(LEN([.B3557])=2;1;IF(LEN([.B3557])=3;2;IF(LEN([.B3557])=5;3;IF(LEN([.B3557])=6;4;IF(LEN([.B3557])=7;5;&quot;Fehler&quot;))))))" office:value-type="float" office:value="2" calcext:value-type="float">
            <text:p>2</text:p>
          </table:table-cell>
          <table:table-cell office:value-type="string" calcext:value-type="string">
            <text:p>YDL</text:p>
          </table:table-cell>
          <table:table-cell office:value-type="string" calcext:value-type="string">
            <text:p>FLUGMODELLBAU <text:s/>FERNSTEUERUNG</text:p>
          </table:table-cell>
          <table:table-cell table:number-columns-repeated="5"/>
        </table:table-row>
        <table:table-row table:style-name="ro1">
          <table:table-cell table:formula="of:=IF(LEN([.B3558])=1;0;IF(LEN([.B3558])=2;1;IF(LEN([.B3558])=3;2;IF(LEN([.B3558])=5;3;IF(LEN([.B3558])=6;4;IF(LEN([.B3558])=7;5;&quot;Fehler&quot;))))))" office:value-type="float" office:value="2" calcext:value-type="float">
            <text:p>2</text:p>
          </table:table-cell>
          <table:table-cell office:value-type="string" calcext:value-type="string">
            <text:p>YDM</text:p>
          </table:table-cell>
          <table:table-cell office:value-type="string" calcext:value-type="string">
            <text:p>MODELLEISENBAHN <text:s/>FERNSTEUERUNG</text:p>
          </table:table-cell>
          <table:table-cell table:number-columns-repeated="5"/>
        </table:table-row>
        <table:table-row table:style-name="ro1">
          <table:table-cell table:formula="of:=IF(LEN([.B3559])=1;0;IF(LEN([.B3559])=2;1;IF(LEN([.B3559])=3;2;IF(LEN([.B3559])=5;3;IF(LEN([.B3559])=6;4;IF(LEN([.B3559])=7;5;&quot;Fehler&quot;))))))" office:value-type="float" office:value="2" calcext:value-type="float">
            <text:p>2</text:p>
          </table:table-cell>
          <table:table-cell office:value-type="string" calcext:value-type="string">
            <text:p>YDN</text:p>
          </table:table-cell>
          <table:table-cell office:value-type="string" calcext:value-type="string">
            <text:p>SONSTIGES MODELLBASTELN EINSCHL. FERNSTEUERUNG</text:p>
          </table:table-cell>
          <table:table-cell table:number-columns-repeated="5"/>
        </table:table-row>
        <table:table-row table:style-name="ro1">
          <table:table-cell table:formula="of:=IF(LEN([.B3560])=1;0;IF(LEN([.B3560])=2;1;IF(LEN([.B3560])=3;2;IF(LEN([.B3560])=5;3;IF(LEN([.B3560])=6;4;IF(LEN([.B3560])=7;5;&quot;Fehler&quot;))))))" office:value-type="float" office:value="2" calcext:value-type="float">
            <text:p>2</text:p>
          </table:table-cell>
          <table:table-cell office:value-type="string" calcext:value-type="string">
            <text:p>YDO</text:p>
          </table:table-cell>
          <table:table-cell office:value-type="string" calcext:value-type="string">
            <text:p>SPIELZEUGBASTELN</text:p>
          </table:table-cell>
          <table:table-cell table:number-columns-repeated="5"/>
        </table:table-row>
        <table:table-row table:style-name="ro1">
          <table:table-cell table:formula="of:=IF(LEN([.B3561])=1;0;IF(LEN([.B3561])=2;1;IF(LEN([.B3561])=3;2;IF(LEN([.B3561])=5;3;IF(LEN([.B3561])=6;4;IF(LEN([.B3561])=7;5;&quot;Fehler&quot;))))))" office:value-type="float" office:value="2" calcext:value-type="float">
            <text:p>2</text:p>
          </table:table-cell>
          <table:table-cell office:value-type="string" calcext:value-type="string">
            <text:p>YDP</text:p>
          </table:table-cell>
          <table:table-cell office:value-type="string" calcext:value-type="string">
            <text:p>BASTELN FUER ADVENT UND WEIHNACHTEN <text:s/>WINTERLICHES BASTELN</text:p>
          </table:table-cell>
          <table:table-cell table:number-columns-repeated="5"/>
        </table:table-row>
        <table:table-row table:style-name="ro1">
          <table:table-cell table:formula="of:=IF(LEN([.B3562])=1;0;IF(LEN([.B3562])=2;1;IF(LEN([.B3562])=3;2;IF(LEN([.B3562])=5;3;IF(LEN([.B3562])=6;4;IF(LEN([.B3562])=7;5;&quot;Fehler&quot;))))))" office:value-type="float" office:value="2" calcext:value-type="float">
            <text:p>2</text:p>
          </table:table-cell>
          <table:table-cell office:value-type="string" calcext:value-type="string">
            <text:p>YDQ</text:p>
          </table:table-cell>
          <table:table-cell office:value-type="string" calcext:value-type="string">
            <text:p>BASTELN FUER OSTERN UND SONSTIGE JAHRESZEITEN</text:p>
          </table:table-cell>
          <table:table-cell table:number-columns-repeated="5"/>
        </table:table-row>
        <table:table-row table:style-name="ro1">
          <table:table-cell table:formula="of:=IF(LEN([.B3563])=1;0;IF(LEN([.B3563])=2;1;IF(LEN([.B3563])=3;2;IF(LEN([.B3563])=5;3;IF(LEN([.B3563])=6;4;IF(LEN([.B3563])=7;5;&quot;Fehler&quot;))))))" office:value-type="float" office:value="2" calcext:value-type="float">
            <text:p>2</text:p>
          </table:table-cell>
          <table:table-cell office:value-type="string" calcext:value-type="string">
            <text:p>YDR</text:p>
          </table:table-cell>
          <table:table-cell office:value-type="string" calcext:value-type="string">
            <text:p>BASTELN FUER EINZELNE ANLAESSE UND SONSTIGE FESTE</text:p>
          </table:table-cell>
          <table:table-cell table:number-columns-repeated="5"/>
        </table:table-row>
        <table:table-row table:style-name="ro1">
          <table:table-cell table:formula="of:=IF(LEN([.B3564])=1;0;IF(LEN([.B3564])=2;1;IF(LEN([.B3564])=3;2;IF(LEN([.B3564])=5;3;IF(LEN([.B3564])=6;4;IF(LEN([.B3564])=7;5;&quot;Fehler&quot;))))))" office:value-type="float" office:value="1" calcext:value-type="float">
            <text:p>1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ZEITSCHRIFTEN</text:p>
          </table:table-cell>
          <table:table-cell table:number-columns-repeated="5"/>
        </table:table-row>
        <table:table-row table:style-name="ro1">
          <table:table-cell table:formula="of:=IF(LEN([.B3565])=1;0;IF(LEN([.B3565])=2;1;IF(LEN([.B3565])=3;2;IF(LEN([.B3565])=5;3;IF(LEN([.B3565])=6;4;IF(LEN([.B3565])=7;5;&quot;Fehler&quot;))))))"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CHOENE LITERATUR MIT STOFFKREISFUEHRER</text:p>
          </table:table-cell>
          <table:table-cell table:number-columns-repeated="5"/>
        </table:table-row>
        <table:table-row table:style-name="ro1">
          <table:table-cell table:formula="of:=IF(LEN([.B3566])=1;0;IF(LEN([.B3566])=2;1;IF(LEN([.B3566])=3;2;IF(LEN([.B3566])=5;3;IF(LEN([.B3566])=6;4;IF(LEN([.B3566])=7;5;&quot;Fehler&quot;))))))" office:value-type="float" office:value="2" calcext:value-type="float">
            <text:p>2</text:p>
          </table:table-cell>
          <table:table-cell office:value-type="string" calcext:value-type="string">
            <text:p>ZAA</text:p>
          </table:table-cell>
          <table:table-cell office:value-type="string" calcext:value-type="string">
            <text:p>DEUTSCHE UND INS DEUTSCHE UEBERSETZTE ROMANE UND ERZAEHLUNGEN EINZELNER SCHRIFTSTELLER</text:p>
          </table:table-cell>
          <table:table-cell table:number-columns-repeated="5"/>
        </table:table-row>
        <table:table-row table:style-name="ro1">
          <table:table-cell table:formula="of:=IF(LEN([.B3567])=1;0;IF(LEN([.B3567])=2;1;IF(LEN([.B3567])=3;2;IF(LEN([.B3567])=5;3;IF(LEN([.B3567])=6;4;IF(LEN([.B3567])=7;5;&quot;Fehler&quot;))))))" office:value-type="float" office:value="2" calcext:value-type="float">
            <text:p>2</text:p>
          </table:table-cell>
          <table:table-cell office:value-type="string" calcext:value-type="string">
            <text:p>ZAB</text:p>
          </table:table-cell>
          <table:table-cell office:value-type="string" calcext:value-type="string">
            <text:p>ROMANE UND ERZAEHLUNGEN NACH THEMEN UND STOFFKREISEN</text:p>
          </table:table-cell>
          <table:table-cell table:number-columns-repeated="5"/>
        </table:table-row>
        <table:table-row table:style-name="ro1">
          <table:table-cell table:formula="of:=IF(LEN([.B3568])=1;0;IF(LEN([.B3568])=2;1;IF(LEN([.B3568])=3;2;IF(LEN([.B3568])=5;3;IF(LEN([.B3568])=6;4;IF(LEN([.B3568])=7;5;&quot;Fehler&quot;))))))" office:value-type="float" office:value="4" calcext:value-type="float">
            <text:p>4</text:p>
          </table:table-cell>
          <table:table-cell office:value-type="string" calcext:value-type="string">
            <text:p>ZAB 01</text:p>
          </table:table-cell>
          <table:table-cell office:value-type="string" calcext:value-type="string">
            <text:p>KRIMINALROMANE</text:p>
          </table:table-cell>
          <table:table-cell table:number-columns-repeated="5"/>
        </table:table-row>
        <table:table-row table:style-name="ro1">
          <table:table-cell table:formula="of:=IF(LEN([.B3569])=1;0;IF(LEN([.B3569])=2;1;IF(LEN([.B3569])=3;2;IF(LEN([.B3569])=5;3;IF(LEN([.B3569])=6;4;IF(LEN([.B3569])=7;5;&quot;Fehler&quot;))))))" office:value-type="float" office:value="4" calcext:value-type="float">
            <text:p>4</text:p>
          </table:table-cell>
          <table:table-cell office:value-type="string" calcext:value-type="string">
            <text:p>ZAB 02</text:p>
          </table:table-cell>
          <table:table-cell office:value-type="string" calcext:value-type="string">
            <text:p>SPIONAGEROMANE <text:s/>POLIT-THRILLER</text:p>
          </table:table-cell>
          <table:table-cell table:number-columns-repeated="5"/>
        </table:table-row>
        <table:table-row table:style-name="ro1">
          <table:table-cell table:formula="of:=IF(LEN([.B3570])=1;0;IF(LEN([.B3570])=2;1;IF(LEN([.B3570])=3;2;IF(LEN([.B3570])=5;3;IF(LEN([.B3570])=6;4;IF(LEN([.B3570])=7;5;&quot;Fehler&quot;))))))" office:value-type="float" office:value="4" calcext:value-type="float">
            <text:p>4</text:p>
          </table:table-cell>
          <table:table-cell office:value-type="string" calcext:value-type="string">
            <text:p>ZAB 03</text:p>
          </table:table-cell>
          <table:table-cell office:value-type="string" calcext:value-type="string">
            <text:p>ABENTEUERROMANE <text:s/>WILDWESTROMANE <text:s/>NATURKATASTROPHEN EXPEDITIONSROMANE <text:s/>INDIANERROMANE</text:p>
          </table:table-cell>
          <table:table-cell table:number-columns-repeated="5"/>
        </table:table-row>
        <table:table-row table:style-name="ro1">
          <table:table-cell table:formula="of:=IF(LEN([.B3571])=1;0;IF(LEN([.B3571])=2;1;IF(LEN([.B3571])=3;2;IF(LEN([.B3571])=5;3;IF(LEN([.B3571])=6;4;IF(LEN([.B3571])=7;5;&quot;Fehler&quot;))))))" office:value-type="float" office:value="4" calcext:value-type="float">
            <text:p>4</text:p>
          </table:table-cell>
          <table:table-cell office:value-type="string" calcext:value-type="string">
            <text:p>ZAB 04</text:p>
          </table:table-cell>
          <table:table-cell office:value-type="string" calcext:value-type="string">
            <text:p>PSYCHOTHRILLER <text:s/>ROMANTIC-THRILLER</text:p>
          </table:table-cell>
          <table:table-cell table:number-columns-repeated="5"/>
        </table:table-row>
        <table:table-row table:style-name="ro1">
          <table:table-cell table:formula="of:=IF(LEN([.B3572])=1;0;IF(LEN([.B3572])=2;1;IF(LEN([.B3572])=3;2;IF(LEN([.B3572])=5;3;IF(LEN([.B3572])=6;4;IF(LEN([.B3572])=7;5;&quot;Fehler&quot;))))))" office:value-type="float" office:value="4" calcext:value-type="float">
            <text:p>4</text:p>
          </table:table-cell>
          <table:table-cell office:value-type="string" calcext:value-type="string">
            <text:p>ZAB 05</text:p>
          </table:table-cell>
          <table:table-cell office:value-type="string" calcext:value-type="string">
            <text:p>SCIENCE FICTION <text:s/>UTOPISCHE ROMANE</text:p>
          </table:table-cell>
          <table:table-cell table:number-columns-repeated="5"/>
        </table:table-row>
        <table:table-row table:style-name="ro1">
          <table:table-cell table:formula="of:=IF(LEN([.B3573])=1;0;IF(LEN([.B3573])=2;1;IF(LEN([.B3573])=3;2;IF(LEN([.B3573])=5;3;IF(LEN([.B3573])=6;4;IF(LEN([.B3573])=7;5;&quot;Fehler&quot;))))))" office:value-type="float" office:value="4" calcext:value-type="float">
            <text:p>4</text:p>
          </table:table-cell>
          <table:table-cell office:value-type="string" calcext:value-type="string">
            <text:p>ZAB 06</text:p>
          </table:table-cell>
          <table:table-cell office:value-type="string" calcext:value-type="string">
            <text:p>SEEROMANE <text:s/>SEEKRIEGSROMANE</text:p>
          </table:table-cell>
          <table:table-cell table:number-columns-repeated="5"/>
        </table:table-row>
        <table:table-row table:style-name="ro1">
          <table:table-cell table:formula="of:=IF(LEN([.B3574])=1;0;IF(LEN([.B3574])=2;1;IF(LEN([.B3574])=3;2;IF(LEN([.B3574])=5;3;IF(LEN([.B3574])=6;4;IF(LEN([.B3574])=7;5;&quot;Fehler&quot;))))))" office:value-type="float" office:value="4" calcext:value-type="float">
            <text:p>4</text:p>
          </table:table-cell>
          <table:table-cell office:value-type="string" calcext:value-type="string">
            <text:p>ZAB 07</text:p>
          </table:table-cell>
          <table:table-cell office:value-type="string" calcext:value-type="string">
            <text:p>FLIEGER- UND ASTRONAUTENROMANE</text:p>
          </table:table-cell>
          <table:table-cell table:number-columns-repeated="5"/>
        </table:table-row>
        <table:table-row table:style-name="ro1">
          <table:table-cell table:formula="of:=IF(LEN([.B3575])=1;0;IF(LEN([.B3575])=2;1;IF(LEN([.B3575])=3;2;IF(LEN([.B3575])=5;3;IF(LEN([.B3575])=6;4;IF(LEN([.B3575])=7;5;&quot;Fehler&quot;))))))" office:value-type="float" office:value="4" calcext:value-type="float">
            <text:p>4</text:p>
          </table:table-cell>
          <table:table-cell office:value-type="string" calcext:value-type="string">
            <text:p>ZAB 08</text:p>
          </table:table-cell>
          <table:table-cell office:value-type="string" calcext:value-type="string">
            <text:p>KRIEGSROMANE <text:s/>ANTIKRIEGSROMANE</text:p>
          </table:table-cell>
          <table:table-cell table:number-columns-repeated="5"/>
        </table:table-row>
        <table:table-row table:style-name="ro1">
          <table:table-cell table:formula="of:=IF(LEN([.B3576])=1;0;IF(LEN([.B3576])=2;1;IF(LEN([.B3576])=3;2;IF(LEN([.B3576])=5;3;IF(LEN([.B3576])=6;4;IF(LEN([.B3576])=7;5;&quot;Fehler&quot;))))))" office:value-type="float" office:value="5" calcext:value-type="float">
            <text:p>5</text:p>
          </table:table-cell>
          <table:table-cell office:value-type="string" calcext:value-type="string">
            <text:p>ZAB 081</text:p>
          </table:table-cell>
          <table:table-cell office:value-type="string" calcext:value-type="string">
            <text:p>ROMANE AUS DER WIDERSTANDSBEWEGUNG</text:p>
          </table:table-cell>
          <table:table-cell table:number-columns-repeated="5"/>
        </table:table-row>
        <table:table-row table:style-name="ro1">
          <table:table-cell table:formula="of:=IF(LEN([.B3577])=1;0;IF(LEN([.B3577])=2;1;IF(LEN([.B3577])=3;2;IF(LEN([.B3577])=5;3;IF(LEN([.B3577])=6;4;IF(LEN([.B3577])=7;5;&quot;Fehler&quot;))))))" office:value-type="float" office:value="5" calcext:value-type="float">
            <text:p>5</text:p>
          </table:table-cell>
          <table:table-cell office:value-type="string" calcext:value-type="string">
            <text:p>ZAB 082</text:p>
          </table:table-cell>
          <table:table-cell office:value-type="string" calcext:value-type="string">
            <text:p>HEIMKEHRERROMANE</text:p>
          </table:table-cell>
          <table:table-cell table:number-columns-repeated="5"/>
        </table:table-row>
        <table:table-row table:style-name="ro1">
          <table:table-cell table:formula="of:=IF(LEN([.B3578])=1;0;IF(LEN([.B3578])=2;1;IF(LEN([.B3578])=3;2;IF(LEN([.B3578])=5;3;IF(LEN([.B3578])=6;4;IF(LEN([.B3578])=7;5;&quot;Fehler&quot;))))))" office:value-type="float" office:value="4" calcext:value-type="float">
            <text:p>4</text:p>
          </table:table-cell>
          <table:table-cell office:value-type="string" calcext:value-type="string">
            <text:p>ZAB 14</text:p>
          </table:table-cell>
          <table:table-cell office:value-type="string" calcext:value-type="string">
            <text:p>REISEROMANE <text:s/>LANDSCHAFTSROMANE <text:s/>NATUR IM ROMAN</text:p>
          </table:table-cell>
          <table:table-cell table:number-columns-repeated="5"/>
        </table:table-row>
        <table:table-row table:style-name="ro1">
          <table:table-cell table:formula="of:=IF(LEN([.B3579])=1;0;IF(LEN([.B3579])=2;1;IF(LEN([.B3579])=3;2;IF(LEN([.B3579])=5;3;IF(LEN([.B3579])=6;4;IF(LEN([.B3579])=7;5;&quot;Fehler&quot;))))))" office:value-type="float" office:value="4" calcext:value-type="float">
            <text:p>4</text:p>
          </table:table-cell>
          <table:table-cell office:value-type="string" calcext:value-type="string">
            <text:p>ZAB 15</text:p>
          </table:table-cell>
          <table:table-cell office:value-type="string" calcext:value-type="string">
            <text:p>TIER- UND JAGDROMANE</text:p>
          </table:table-cell>
          <table:table-cell table:number-columns-repeated="5"/>
        </table:table-row>
        <table:table-row table:style-name="ro1">
          <table:table-cell table:formula="of:=IF(LEN([.B3580])=1;0;IF(LEN([.B3580])=2;1;IF(LEN([.B3580])=3;2;IF(LEN([.B3580])=5;3;IF(LEN([.B3580])=6;4;IF(LEN([.B3580])=7;5;&quot;Fehler&quot;))))))" office:value-type="float" office:value="4" calcext:value-type="float">
            <text:p>4</text:p>
          </table:table-cell>
          <table:table-cell office:value-type="string" calcext:value-type="string">
            <text:p>ZAB 16</text:p>
          </table:table-cell>
          <table:table-cell office:value-type="string" calcext:value-type="string">
            <text:p>VOELKERKUNDLICHE ROMANE</text:p>
          </table:table-cell>
          <table:table-cell table:number-columns-repeated="5"/>
        </table:table-row>
        <table:table-row table:style-name="ro1">
          <table:table-cell table:formula="of:=IF(LEN([.B3581])=1;0;IF(LEN([.B3581])=2;1;IF(LEN([.B3581])=3;2;IF(LEN([.B3581])=5;3;IF(LEN([.B3581])=6;4;IF(LEN([.B3581])=7;5;&quot;Fehler&quot;))))))" office:value-type="float" office:value="4" calcext:value-type="float">
            <text:p>4</text:p>
          </table:table-cell>
          <table:table-cell office:value-type="string" calcext:value-type="string">
            <text:p>ZAB 17</text:p>
          </table:table-cell>
          <table:table-cell office:value-type="string" calcext:value-type="string">
            <text:p>HEIMATROMANE <text:s/>BAUERN-, FISCHER- UND BERGROMANE</text:p>
          </table:table-cell>
          <table:table-cell table:number-columns-repeated="5"/>
        </table:table-row>
        <table:table-row table:style-name="ro1">
          <table:table-cell table:formula="of:=IF(LEN([.B3582])=1;0;IF(LEN([.B3582])=2;1;IF(LEN([.B3582])=3;2;IF(LEN([.B3582])=5;3;IF(LEN([.B3582])=6;4;IF(LEN([.B3582])=7;5;&quot;Fehler&quot;))))))" office:value-type="float" office:value="4" calcext:value-type="float">
            <text:p>4</text:p>
          </table:table-cell>
          <table:table-cell office:value-type="string" calcext:value-type="string">
            <text:p>ZAB 18</text:p>
          </table:table-cell>
          <table:table-cell office:value-type="string" calcext:value-type="string">
            <text:p>ROMANE AUS DER NIEDERRHEINISCHEN HEIMAT</text:p>
          </table:table-cell>
          <table:table-cell table:number-columns-repeated="5"/>
        </table:table-row>
        <table:table-row table:style-name="ro1">
          <table:table-cell table:formula="of:=IF(LEN([.B3583])=1;0;IF(LEN([.B3583])=2;1;IF(LEN([.B3583])=3;2;IF(LEN([.B3583])=5;3;IF(LEN([.B3583])=6;4;IF(LEN([.B3583])=7;5;&quot;Fehler&quot;))))))" office:value-type="float" office:value="4" calcext:value-type="float">
            <text:p>4</text:p>
          </table:table-cell>
          <table:table-cell office:value-type="string" calcext:value-type="string">
            <text:p>ZAB 19</text:p>
          </table:table-cell>
          <table:table-cell office:value-type="string" calcext:value-type="string">
            <text:p>AUSWANDERER-, FARMER- UND PIONIERROMANE</text:p>
          </table:table-cell>
          <table:table-cell table:number-columns-repeated="5"/>
        </table:table-row>
        <table:table-row table:style-name="ro1">
          <table:table-cell table:formula="of:=IF(LEN([.B3584])=1;0;IF(LEN([.B3584])=2;1;IF(LEN([.B3584])=3;2;IF(LEN([.B3584])=5;3;IF(LEN([.B3584])=6;4;IF(LEN([.B3584])=7;5;&quot;Fehler&quot;))))))" office:value-type="float" office:value="4" calcext:value-type="float">
            <text:p>4</text:p>
          </table:table-cell>
          <table:table-cell office:value-type="string" calcext:value-type="string">
            <text:p>ZAB 30</text:p>
          </table:table-cell>
          <table:table-cell office:value-type="string" calcext:value-type="string">
            <text:p>ASIEN IM ROMAN</text:p>
          </table:table-cell>
          <table:table-cell table:number-columns-repeated="5"/>
        </table:table-row>
        <table:table-row table:style-name="ro1">
          <table:table-cell table:formula="of:=IF(LEN([.B3585])=1;0;IF(LEN([.B3585])=2;1;IF(LEN([.B3585])=3;2;IF(LEN([.B3585])=5;3;IF(LEN([.B3585])=6;4;IF(LEN([.B3585])=7;5;&quot;Fehler&quot;))))))" office:value-type="float" office:value="5" calcext:value-type="float">
            <text:p>5</text:p>
          </table:table-cell>
          <table:table-cell office:value-type="string" calcext:value-type="string">
            <text:p>ZAB 301</text:p>
          </table:table-cell>
          <table:table-cell office:value-type="string" calcext:value-type="string">
            <text:p>EINZELNE STAATEN IN ALPHABETISCHER REIHENFOLGE</text:p>
          </table:table-cell>
          <table:table-cell table:number-columns-repeated="5"/>
        </table:table-row>
        <table:table-row table:style-name="ro1">
          <table:table-cell table:formula="of:=IF(LEN([.B3586])=1;0;IF(LEN([.B3586])=2;1;IF(LEN([.B3586])=3;2;IF(LEN([.B3586])=5;3;IF(LEN([.B3586])=6;4;IF(LEN([.B3586])=7;5;&quot;Fehler&quot;))))))" office:value-type="float" office:value="4" calcext:value-type="float">
            <text:p>4</text:p>
          </table:table-cell>
          <table:table-cell office:value-type="string" calcext:value-type="string">
            <text:p>ZAB 31</text:p>
          </table:table-cell>
          <table:table-cell office:value-type="string" calcext:value-type="string">
            <text:p>AFRIKA IM ROMAN</text:p>
          </table:table-cell>
          <table:table-cell table:number-columns-repeated="5"/>
        </table:table-row>
        <table:table-row table:style-name="ro1">
          <table:table-cell table:formula="of:=IF(LEN([.B3587])=1;0;IF(LEN([.B3587])=2;1;IF(LEN([.B3587])=3;2;IF(LEN([.B3587])=5;3;IF(LEN([.B3587])=6;4;IF(LEN([.B3587])=7;5;&quot;Fehler&quot;))))))" office:value-type="float" office:value="5" calcext:value-type="float">
            <text:p>5</text:p>
          </table:table-cell>
          <table:table-cell office:value-type="string" calcext:value-type="string">
            <text:p>ZAB 311</text:p>
          </table:table-cell>
          <table:table-cell office:value-type="string" calcext:value-type="string">
            <text:p>EINZELNE STAATEN IN ALPHABETISCHER REIHENFOLGE</text:p>
          </table:table-cell>
          <table:table-cell table:number-columns-repeated="5"/>
        </table:table-row>
        <table:table-row table:style-name="ro1">
          <table:table-cell table:formula="of:=IF(LEN([.B3588])=1;0;IF(LEN([.B3588])=2;1;IF(LEN([.B3588])=3;2;IF(LEN([.B3588])=5;3;IF(LEN([.B3588])=6;4;IF(LEN([.B3588])=7;5;&quot;Fehler&quot;))))))" office:value-type="float" office:value="4" calcext:value-type="float">
            <text:p>4</text:p>
          </table:table-cell>
          <table:table-cell office:value-type="string" calcext:value-type="string">
            <text:p>ZAB 32</text:p>
          </table:table-cell>
          <table:table-cell office:value-type="string" calcext:value-type="string">
            <text:p>MITTEL- UND SUEDAMERIKA IM ROMAN</text:p>
          </table:table-cell>
          <table:table-cell table:number-columns-repeated="5"/>
        </table:table-row>
        <table:table-row table:style-name="ro1">
          <table:table-cell table:formula="of:=IF(LEN([.B3589])=1;0;IF(LEN([.B3589])=2;1;IF(LEN([.B3589])=3;2;IF(LEN([.B3589])=5;3;IF(LEN([.B3589])=6;4;IF(LEN([.B3589])=7;5;&quot;Fehler&quot;))))))" office:value-type="float" office:value="5" calcext:value-type="float">
            <text:p>5</text:p>
          </table:table-cell>
          <table:table-cell office:value-type="string" calcext:value-type="string">
            <text:p>ZAB 321</text:p>
          </table:table-cell>
          <table:table-cell office:value-type="string" calcext:value-type="string">
            <text:p>EINZELNE STAATEN IN ALPHABETISCHER REIHENFOLGE</text:p>
          </table:table-cell>
          <table:table-cell table:number-columns-repeated="5"/>
        </table:table-row>
        <table:table-row table:style-name="ro1">
          <table:table-cell table:formula="of:=IF(LEN([.B3590])=1;0;IF(LEN([.B3590])=2;1;IF(LEN([.B3590])=3;2;IF(LEN([.B3590])=5;3;IF(LEN([.B3590])=6;4;IF(LEN([.B3590])=7;5;&quot;Fehler&quot;))))))" office:value-type="float" office:value="4" calcext:value-type="float">
            <text:p>4</text:p>
          </table:table-cell>
          <table:table-cell office:value-type="string" calcext:value-type="string">
            <text:p>ZAB 33</text:p>
          </table:table-cell>
          <table:table-cell office:value-type="string" calcext:value-type="string">
            <text:p>NORDAMERIKA IM ROMAN</text:p>
          </table:table-cell>
          <table:table-cell table:number-columns-repeated="5"/>
        </table:table-row>
        <table:table-row table:style-name="ro1">
          <table:table-cell table:formula="of:=IF(LEN([.B3591])=1;0;IF(LEN([.B3591])=2;1;IF(LEN([.B3591])=3;2;IF(LEN([.B3591])=5;3;IF(LEN([.B3591])=6;4;IF(LEN([.B3591])=7;5;&quot;Fehler&quot;))))))" office:value-type="float" office:value="5" calcext:value-type="float">
            <text:p>5</text:p>
          </table:table-cell>
          <table:table-cell office:value-type="string" calcext:value-type="string">
            <text:p>ZAB 331</text:p>
          </table:table-cell>
          <table:table-cell office:value-type="string" calcext:value-type="string">
            <text:p>EINZELNE STAATEN IN ALPHABETISCHER REIHENFOLGE</text:p>
          </table:table-cell>
          <table:table-cell table:number-columns-repeated="5"/>
        </table:table-row>
        <table:table-row table:style-name="ro1">
          <table:table-cell table:formula="of:=IF(LEN([.B3592])=1;0;IF(LEN([.B3592])=2;1;IF(LEN([.B3592])=3;2;IF(LEN([.B3592])=5;3;IF(LEN([.B3592])=6;4;IF(LEN([.B3592])=7;5;&quot;Fehler&quot;))))))" office:value-type="float" office:value="4" calcext:value-type="float">
            <text:p>4</text:p>
          </table:table-cell>
          <table:table-cell office:value-type="string" calcext:value-type="string">
            <text:p>ZAB 34</text:p>
          </table:table-cell>
          <table:table-cell office:value-type="string" calcext:value-type="string">
            <text:p>AUSTRALIEN, NEUSEELAND, OZEANIEN, SUEDSEE UND ANTARKTIS IM ROMAN</text:p>
          </table:table-cell>
          <table:table-cell table:number-columns-repeated="5"/>
        </table:table-row>
        <table:table-row table:style-name="ro1">
          <table:table-cell table:formula="of:=IF(LEN([.B3593])=1;0;IF(LEN([.B3593])=2;1;IF(LEN([.B3593])=3;2;IF(LEN([.B3593])=5;3;IF(LEN([.B3593])=6;4;IF(LEN([.B3593])=7;5;&quot;Fehler&quot;))))))" office:value-type="float" office:value="5" calcext:value-type="float">
            <text:p>5</text:p>
          </table:table-cell>
          <table:table-cell office:value-type="string" calcext:value-type="string">
            <text:p>ZAB 341</text:p>
          </table:table-cell>
          <table:table-cell office:value-type="string" calcext:value-type="string">
            <text:p>EINZELNE STAATEN IN ALPHABETISCHER REIHENFOLGE</text:p>
          </table:table-cell>
          <table:table-cell table:number-columns-repeated="5"/>
        </table:table-row>
        <table:table-row table:style-name="ro1">
          <table:table-cell table:formula="of:=IF(LEN([.B3594])=1;0;IF(LEN([.B3594])=2;1;IF(LEN([.B3594])=3;2;IF(LEN([.B3594])=5;3;IF(LEN([.B3594])=6;4;IF(LEN([.B3594])=7;5;&quot;Fehler&quot;))))))" office:value-type="float" office:value="4" calcext:value-type="float">
            <text:p>4</text:p>
          </table:table-cell>
          <table:table-cell office:value-type="string" calcext:value-type="string">
            <text:p>ZAB 35</text:p>
          </table:table-cell>
          <table:table-cell office:value-type="string" calcext:value-type="string">
            <text:p>EUROPA IM ROMAN</text:p>
          </table:table-cell>
          <table:table-cell table:number-columns-repeated="5"/>
        </table:table-row>
        <table:table-row table:style-name="ro1">
          <table:table-cell table:formula="of:=IF(LEN([.B3595])=1;0;IF(LEN([.B3595])=2;1;IF(LEN([.B3595])=3;2;IF(LEN([.B3595])=5;3;IF(LEN([.B3595])=6;4;IF(LEN([.B3595])=7;5;&quot;Fehler&quot;))))))" office:value-type="float" office:value="5" calcext:value-type="float">
            <text:p>5</text:p>
          </table:table-cell>
          <table:table-cell office:value-type="string" calcext:value-type="string">
            <text:p>ZAB 351</text:p>
          </table:table-cell>
          <table:table-cell office:value-type="string" calcext:value-type="string">
            <text:p>EINZELNE STAATEN IN ALPHABETISCHER REIHENFOLGE</text:p>
          </table:table-cell>
          <table:table-cell table:number-columns-repeated="5"/>
        </table:table-row>
        <table:table-row table:style-name="ro1">
          <table:table-cell table:formula="of:=IF(LEN([.B3596])=1;0;IF(LEN([.B3596])=2;1;IF(LEN([.B3596])=3;2;IF(LEN([.B3596])=5;3;IF(LEN([.B3596])=6;4;IF(LEN([.B3596])=7;5;&quot;Fehler&quot;))))))" office:value-type="float" office:value="4" calcext:value-type="float">
            <text:p>4</text:p>
          </table:table-cell>
          <table:table-cell office:value-type="string" calcext:value-type="string">
            <text:p>ZAB 36</text:p>
          </table:table-cell>
          <table:table-cell office:value-type="string" calcext:value-type="string">
            <text:p>DEUTSCHLAND BIS 1949</text:p>
          </table:table-cell>
          <table:table-cell table:number-columns-repeated="5"/>
        </table:table-row>
        <table:table-row table:style-name="ro1">
          <table:table-cell table:formula="of:=IF(LEN([.B3597])=1;0;IF(LEN([.B3597])=2;1;IF(LEN([.B3597])=3;2;IF(LEN([.B3597])=5;3;IF(LEN([.B3597])=6;4;IF(LEN([.B3597])=7;5;&quot;Fehler&quot;))))))" office:value-type="float" office:value="5" calcext:value-type="float">
            <text:p>5</text:p>
          </table:table-cell>
          <table:table-cell office:value-type="string" calcext:value-type="string">
            <text:p>ZAB 362</text:p>
          </table:table-cell>
          <table:table-cell office:value-type="string" calcext:value-type="string">
            <text:p>BUNDESREPUBLIK DEUTSCHLAND 1949-1990</text:p>
          </table:table-cell>
          <table:table-cell table:number-columns-repeated="5"/>
        </table:table-row>
        <table:table-row table:style-name="ro1">
          <table:table-cell table:formula="of:=IF(LEN([.B3598])=1;0;IF(LEN([.B3598])=2;1;IF(LEN([.B3598])=3;2;IF(LEN([.B3598])=5;3;IF(LEN([.B3598])=6;4;IF(LEN([.B3598])=7;5;&quot;Fehler&quot;))))))" office:value-type="float" office:value="5" calcext:value-type="float">
            <text:p>5</text:p>
          </table:table-cell>
          <table:table-cell office:value-type="string" calcext:value-type="string">
            <text:p>ZAB 363</text:p>
          </table:table-cell>
          <table:table-cell office:value-type="string" calcext:value-type="string">
            <text:p>DDR (DEUTSCHE DEMOKRATISCHE REPUBLIK)</text:p>
          </table:table-cell>
          <table:table-cell table:number-columns-repeated="5"/>
        </table:table-row>
        <table:table-row table:style-name="ro1">
          <table:table-cell table:formula="of:=IF(LEN([.B3599])=1;0;IF(LEN([.B3599])=2;1;IF(LEN([.B3599])=3;2;IF(LEN([.B3599])=5;3;IF(LEN([.B3599])=6;4;IF(LEN([.B3599])=7;5;&quot;Fehler&quot;))))))" office:value-type="float" office:value="5" calcext:value-type="float">
            <text:p>5</text:p>
          </table:table-cell>
          <table:table-cell office:value-type="string" calcext:value-type="string">
            <text:p>ZAB 365</text:p>
          </table:table-cell>
          <table:table-cell office:value-type="string" calcext:value-type="string">
            <text:p>BUNDESREPUBLIK DEUTSCHLAND AB 1990</text:p>
          </table:table-cell>
          <table:table-cell table:number-columns-repeated="5"/>
        </table:table-row>
        <table:table-row table:style-name="ro1">
          <table:table-cell table:formula="of:=IF(LEN([.B3600])=1;0;IF(LEN([.B3600])=2;1;IF(LEN([.B3600])=3;2;IF(LEN([.B3600])=5;3;IF(LEN([.B3600])=6;4;IF(LEN([.B3600])=7;5;&quot;Fehler&quot;))))))" office:value-type="float" office:value="4" calcext:value-type="float">
            <text:p>4</text:p>
          </table:table-cell>
          <table:table-cell office:value-type="string" calcext:value-type="string">
            <text:p>ZAB 37</text:p>
          </table:table-cell>
          <table:table-cell office:value-type="string" calcext:value-type="string">
            <text:p>RUSSLAND, SOWJETUNION UND GUS IM ROMAN</text:p>
          </table:table-cell>
          <table:table-cell table:number-columns-repeated="5"/>
        </table:table-row>
        <table:table-row table:style-name="ro1">
          <table:table-cell table:formula="of:=IF(LEN([.B3601])=1;0;IF(LEN([.B3601])=2;1;IF(LEN([.B3601])=3;2;IF(LEN([.B3601])=5;3;IF(LEN([.B3601])=6;4;IF(LEN([.B3601])=7;5;&quot;Fehler&quot;))))))" office:value-type="float" office:value="5" calcext:value-type="float">
            <text:p>5</text:p>
          </table:table-cell>
          <table:table-cell office:value-type="string" calcext:value-type="string">
            <text:p>ZAB 371</text:p>
          </table:table-cell>
          <table:table-cell office:value-type="string" calcext:value-type="string">
            <text:p>RUSSLAND BIS 1917</text:p>
          </table:table-cell>
          <table:table-cell table:number-columns-repeated="5"/>
        </table:table-row>
        <table:table-row table:style-name="ro1">
          <table:table-cell table:formula="of:=IF(LEN([.B3602])=1;0;IF(LEN([.B3602])=2;1;IF(LEN([.B3602])=3;2;IF(LEN([.B3602])=5;3;IF(LEN([.B3602])=6;4;IF(LEN([.B3602])=7;5;&quot;Fehler&quot;))))))" office:value-type="float" office:value="5" calcext:value-type="float">
            <text:p>5</text:p>
          </table:table-cell>
          <table:table-cell office:value-type="string" calcext:value-type="string">
            <text:p>ZAB 372</text:p>
          </table:table-cell>
          <table:table-cell office:value-type="string" calcext:value-type="string">
            <text:p>SOWJETUNION BIS 1991</text:p>
          </table:table-cell>
          <table:table-cell table:number-columns-repeated="5"/>
        </table:table-row>
        <table:table-row table:style-name="ro1">
          <table:table-cell table:formula="of:=IF(LEN([.B3603])=1;0;IF(LEN([.B3603])=2;1;IF(LEN([.B3603])=3;2;IF(LEN([.B3603])=5;3;IF(LEN([.B3603])=6;4;IF(LEN([.B3603])=7;5;&quot;Fehler&quot;))))))" office:value-type="float" office:value="5" calcext:value-type="float">
            <text:p>5</text:p>
          </table:table-cell>
          <table:table-cell office:value-type="string" calcext:value-type="string">
            <text:p>ZAB 373</text:p>
          </table:table-cell>
          <table:table-cell office:value-type="string" calcext:value-type="string">
            <text:p>GUS (GEMEINSCHAFT UNABHAENGIGER STAATEN)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B 3731</text:p>
          </table:table-cell>
          <table:table-cell office:value-type="string" calcext:value-type="string">
            <text:p>EINZELNE STAATEN (IN ALPHABETISCHER REIHENFOLGE)</text:p>
          </table:table-cell>
          <table:table-cell table:number-columns-repeated="5"/>
        </table:table-row>
        <table:table-row table:style-name="ro1">
          <table:table-cell table:formula="of:=IF(LEN([.B3605])=1;0;IF(LEN([.B3605])=2;1;IF(LEN([.B3605])=3;2;IF(LEN([.B3605])=5;3;IF(LEN([.B3605])=6;4;IF(LEN([.B3605])=7;5;&quot;Fehler&quot;))))))" office:value-type="float" office:value="4" calcext:value-type="float">
            <text:p>4</text:p>
          </table:table-cell>
          <table:table-cell office:value-type="string" calcext:value-type="string">
            <text:p>ZAB 40</text:p>
          </table:table-cell>
          <table:table-cell office:value-type="string" calcext:value-type="string">
            <text:p>STAEDTE IM ROMAN</text:p>
          </table:table-cell>
          <table:table-cell table:number-columns-repeated="5"/>
        </table:table-row>
        <table:table-row table:style-name="ro1">
          <table:table-cell table:formula="of:=IF(LEN([.B3606])=1;0;IF(LEN([.B3606])=2;1;IF(LEN([.B3606])=3;2;IF(LEN([.B3606])=5;3;IF(LEN([.B3606])=6;4;IF(LEN([.B3606])=7;5;&quot;Fehler&quot;))))))" office:value-type="float" office:value="5" calcext:value-type="float">
            <text:p>5</text:p>
          </table:table-cell>
          <table:table-cell office:value-type="string" calcext:value-type="string">
            <text:p>ZAB 401</text:p>
          </table:table-cell>
          <table:table-cell office:value-type="string" calcext:value-type="string">
            <text:p>EINZELNE STAEDTE IN ALPHABETISCHER REIHENFOLGE</text:p>
          </table:table-cell>
          <table:table-cell table:number-columns-repeated="5"/>
        </table:table-row>
        <table:table-row table:style-name="ro1">
          <table:table-cell table:formula="of:=IF(LEN([.B3607])=1;0;IF(LEN([.B3607])=2;1;IF(LEN([.B3607])=3;2;IF(LEN([.B3607])=5;3;IF(LEN([.B3607])=6;4;IF(LEN([.B3607])=7;5;&quot;Fehler&quot;))))))" office:value-type="float" office:value="4" calcext:value-type="float">
            <text:p>4</text:p>
          </table:table-cell>
          <table:table-cell office:value-type="string" calcext:value-type="string">
            <text:p>ZAB 50</text:p>
          </table:table-cell>
          <table:table-cell office:value-type="string" calcext:value-type="string">
            <text:p>ROMANE AUS WIRTSCHAFT, FINANZWELT UND JUSTIZ <text:s/>WELT DER MEDIEN</text:p>
          </table:table-cell>
          <table:table-cell table:number-columns-repeated="5"/>
        </table:table-row>
        <table:table-row table:style-name="ro1">
          <table:table-cell table:formula="of:=IF(LEN([.B3608])=1;0;IF(LEN([.B3608])=2;1;IF(LEN([.B3608])=3;2;IF(LEN([.B3608])=5;3;IF(LEN([.B3608])=6;4;IF(LEN([.B3608])=7;5;&quot;Fehler&quot;))))))" office:value-type="float" office:value="4" calcext:value-type="float">
            <text:p>4</text:p>
          </table:table-cell>
          <table:table-cell office:value-type="string" calcext:value-type="string">
            <text:p>ZAB 51</text:p>
          </table:table-cell>
          <table:table-cell office:value-type="string" calcext:value-type="string">
            <text:p>ARBEITSWELT</text:p>
          </table:table-cell>
          <table:table-cell table:number-columns-repeated="5"/>
        </table:table-row>
        <table:table-row table:style-name="ro1">
          <table:table-cell table:formula="of:=IF(LEN([.B3609])=1;0;IF(LEN([.B3609])=2;1;IF(LEN([.B3609])=3;2;IF(LEN([.B3609])=5;3;IF(LEN([.B3609])=6;4;IF(LEN([.B3609])=7;5;&quot;Fehler&quot;))))))" office:value-type="float" office:value="4" calcext:value-type="float">
            <text:p>4</text:p>
          </table:table-cell>
          <table:table-cell office:value-type="string" calcext:value-type="string">
            <text:p>ZAB 52</text:p>
          </table:table-cell>
          <table:table-cell office:value-type="string" calcext:value-type="string">
            <text:p>ARZTROMANE</text:p>
          </table:table-cell>
          <table:table-cell table:number-columns-repeated="5"/>
        </table:table-row>
        <table:table-row table:style-name="ro1">
          <table:table-cell table:formula="of:=IF(LEN([.B3610])=1;0;IF(LEN([.B3610])=2;1;IF(LEN([.B3610])=3;2;IF(LEN([.B3610])=5;3;IF(LEN([.B3610])=6;4;IF(LEN([.B3610])=7;5;&quot;Fehler&quot;))))))" office:value-type="float" office:value="4" calcext:value-type="float">
            <text:p>4</text:p>
          </table:table-cell>
          <table:table-cell office:value-type="string" calcext:value-type="string">
            <text:p>ZAB 53</text:p>
          </table:table-cell>
          <table:table-cell office:value-type="string" calcext:value-type="string">
            <text:p>KUENSTLER IM ROMAN</text:p>
          </table:table-cell>
          <table:table-cell table:number-columns-repeated="5"/>
        </table:table-row>
        <table:table-row table:style-name="ro1">
          <table:table-cell table:formula="of:=IF(LEN([.B3611])=1;0;IF(LEN([.B3611])=2;1;IF(LEN([.B3611])=3;2;IF(LEN([.B3611])=5;3;IF(LEN([.B3611])=6;4;IF(LEN([.B3611])=7;5;&quot;Fehler&quot;))))))" office:value-type="float" office:value="4" calcext:value-type="float">
            <text:p>4</text:p>
          </table:table-cell>
          <table:table-cell office:value-type="string" calcext:value-type="string">
            <text:p>ZAB 54</text:p>
          </table:table-cell>
          <table:table-cell office:value-type="string" calcext:value-type="string">
            <text:p>SPORTROMANE</text:p>
          </table:table-cell>
          <table:table-cell table:number-columns-repeated="5"/>
        </table:table-row>
        <table:table-row table:style-name="ro1">
          <table:table-cell table:formula="of:=IF(LEN([.B3612])=1;0;IF(LEN([.B3612])=2;1;IF(LEN([.B3612])=3;2;IF(LEN([.B3612])=5;3;IF(LEN([.B3612])=6;4;IF(LEN([.B3612])=7;5;&quot;Fehler&quot;))))))" office:value-type="float" office:value="4" calcext:value-type="float">
            <text:p>4</text:p>
          </table:table-cell>
          <table:table-cell office:value-type="string" calcext:value-type="string">
            <text:p>ZAB 55</text:p>
          </table:table-cell>
          <table:table-cell office:value-type="string" calcext:value-type="string">
            <text:p>PROBLEME DER FRAU IM ROMAN <text:s/>PROBLEME DES MANNES IM ROMAN</text:p>
          </table:table-cell>
          <table:table-cell table:number-columns-repeated="5"/>
        </table:table-row>
        <table:table-row table:style-name="ro1">
          <table:table-cell table:formula="of:=IF(LEN([.B3613])=1;0;IF(LEN([.B3613])=2;1;IF(LEN([.B3613])=3;2;IF(LEN([.B3613])=5;3;IF(LEN([.B3613])=6;4;IF(LEN([.B3613])=7;5;&quot;Fehler&quot;))))))" office:value-type="float" office:value="4" calcext:value-type="float">
            <text:p>4</text:p>
          </table:table-cell>
          <table:table-cell office:value-type="string" calcext:value-type="string">
            <text:p>ZAB 56</text:p>
          </table:table-cell>
          <table:table-cell office:value-type="string" calcext:value-type="string">
            <text:p>HEITERE ROMANE UND ERZAEHLUNGEN</text:p>
          </table:table-cell>
          <table:table-cell table:number-columns-repeated="5"/>
        </table:table-row>
        <table:table-row table:style-name="ro1">
          <table:table-cell table:formula="of:=IF(LEN([.B3614])=1;0;IF(LEN([.B3614])=2;1;IF(LEN([.B3614])=3;2;IF(LEN([.B3614])=5;3;IF(LEN([.B3614])=6;4;IF(LEN([.B3614])=7;5;&quot;Fehler&quot;))))))" office:value-type="float" office:value="4" calcext:value-type="float">
            <text:p>4</text:p>
          </table:table-cell>
          <table:table-cell office:value-type="string" calcext:value-type="string">
            <text:p>ZAB 57</text:p>
          </table:table-cell>
          <table:table-cell office:value-type="string" calcext:value-type="string">
            <text:p>SATIREN UND GROTESKEN</text:p>
          </table:table-cell>
          <table:table-cell table:number-columns-repeated="5"/>
        </table:table-row>
        <table:table-row table:style-name="ro1">
          <table:table-cell table:formula="of:=IF(LEN([.B3615])=1;0;IF(LEN([.B3615])=2;1;IF(LEN([.B3615])=3;2;IF(LEN([.B3615])=5;3;IF(LEN([.B3615])=6;4;IF(LEN([.B3615])=7;5;&quot;Fehler&quot;))))))" office:value-type="float" office:value="4" calcext:value-type="float">
            <text:p>4</text:p>
          </table:table-cell>
          <table:table-cell office:value-type="string" calcext:value-type="string">
            <text:p>ZAB 58</text:p>
          </table:table-cell>
          <table:table-cell office:value-type="string" calcext:value-type="string">
            <text:p>ROMANE IRRATIONAL-PHANTASTISCHEN INHALTS <text:s/>FANTASY GRUSELGESCHICHTEN <text:s/>SCHWARZER HUMOR <text:s/>HORRORROMANE</text:p>
          </table:table-cell>
          <table:table-cell table:number-columns-repeated="5"/>
        </table:table-row>
        <table:table-row table:style-name="ro1">
          <table:table-cell table:formula="of:=IF(LEN([.B3616])=1;0;IF(LEN([.B3616])=2;1;IF(LEN([.B3616])=3;2;IF(LEN([.B3616])=5;3;IF(LEN([.B3616])=6;4;IF(LEN([.B3616])=7;5;&quot;Fehler&quot;))))))" office:value-type="float" office:value="4" calcext:value-type="float">
            <text:p>4</text:p>
          </table:table-cell>
          <table:table-cell office:value-type="string" calcext:value-type="string">
            <text:p>ZAB 59</text:p>
          </table:table-cell>
          <table:table-cell office:value-type="string" calcext:value-type="string">
            <text:p>MYTHEN-, SAGEN- UND MAERCHENSTOFFE IM ROMAN</text:p>
          </table:table-cell>
          <table:table-cell table:number-columns-repeated="5"/>
        </table:table-row>
        <table:table-row table:style-name="ro1">
          <table:table-cell table:formula="of:=IF(LEN([.B3617])=1;0;IF(LEN([.B3617])=2;1;IF(LEN([.B3617])=3;2;IF(LEN([.B3617])=5;3;IF(LEN([.B3617])=6;4;IF(LEN([.B3617])=7;5;&quot;Fehler&quot;))))))" office:value-type="float" office:value="4" calcext:value-type="float">
            <text:p>4</text:p>
          </table:table-cell>
          <table:table-cell office:value-type="string" calcext:value-type="string">
            <text:p>ZAB 70</text:p>
          </table:table-cell>
          <table:table-cell office:value-type="string" calcext:value-type="string">
            <text:p>HISTORISCHE ROMANE</text:p>
          </table:table-cell>
          <table:table-cell table:number-columns-repeated="5"/>
        </table:table-row>
        <table:table-row table:style-name="ro1">
          <table:table-cell table:formula="of:=IF(LEN([.B3618])=1;0;IF(LEN([.B3618])=2;1;IF(LEN([.B3618])=3;2;IF(LEN([.B3618])=5;3;IF(LEN([.B3618])=6;4;IF(LEN([.B3618])=7;5;&quot;Fehler&quot;))))))" office:value-type="float" office:value="5" calcext:value-type="float">
            <text:p>5</text:p>
          </table:table-cell>
          <table:table-cell office:value-type="string" calcext:value-type="string">
            <text:p>ZAB 701</text:p>
          </table:table-cell>
          <table:table-cell office:value-type="string" calcext:value-type="string">
            <text:p>FRUEHZEIT UND ALTERTUM</text:p>
          </table:table-cell>
          <table:table-cell table:number-columns-repeated="5"/>
        </table:table-row>
        <table:table-row table:style-name="ro1">
          <table:table-cell table:formula="of:=IF(LEN([.B3619])=1;0;IF(LEN([.B3619])=2;1;IF(LEN([.B3619])=3;2;IF(LEN([.B3619])=5;3;IF(LEN([.B3619])=6;4;IF(LEN([.B3619])=7;5;&quot;Fehler&quot;))))))" office:value-type="float" office:value="5" calcext:value-type="float">
            <text:p>5</text:p>
          </table:table-cell>
          <table:table-cell office:value-type="string" calcext:value-type="string">
            <text:p>ZAB 702</text:p>
          </table:table-cell>
          <table:table-cell office:value-type="string" calcext:value-type="string">
            <text:p>300 V. CHR. BIS CA 1500 : VOELKERWANDERUNG UND MITTELALTER</text:p>
          </table:table-cell>
          <table:table-cell table:number-columns-repeated="5"/>
        </table:table-row>
        <table:table-row table:style-name="ro1">
          <table:table-cell table:formula="of:=IF(LEN([.B3620])=1;0;IF(LEN([.B3620])=2;1;IF(LEN([.B3620])=3;2;IF(LEN([.B3620])=5;3;IF(LEN([.B3620])=6;4;IF(LEN([.B3620])=7;5;&quot;Fehler&quot;))))))" office:value-type="float" office:value="5" calcext:value-type="float">
            <text:p>5</text:p>
          </table:table-cell>
          <table:table-cell office:value-type="string" calcext:value-type="string">
            <text:p>ZAB 703</text:p>
          </table:table-cell>
          <table:table-cell office:value-type="string" calcext:value-type="string">
            <text:p>16. JAHRHUNDERT : RENAISSANCE, REFORMATION, BAUERNKRIEGE</text:p>
          </table:table-cell>
          <table:table-cell table:number-columns-repeated="5"/>
        </table:table-row>
        <table:table-row table:style-name="ro1">
          <table:table-cell table:formula="of:=IF(LEN([.B3621])=1;0;IF(LEN([.B3621])=2;1;IF(LEN([.B3621])=3;2;IF(LEN([.B3621])=5;3;IF(LEN([.B3621])=6;4;IF(LEN([.B3621])=7;5;&quot;Fehler&quot;))))))" office:value-type="float" office:value="5" calcext:value-type="float">
            <text:p>5</text:p>
          </table:table-cell>
          <table:table-cell office:value-type="string" calcext:value-type="string">
            <text:p>ZAB 704</text:p>
          </table:table-cell>
          <table:table-cell office:value-type="string" calcext:value-type="string">
            <text:p>17. JAHRHUNDERT : DREISSIGJAEHRIGER KRIEG, ZEITALTER DES ABSOLUTISMUS</text:p>
          </table:table-cell>
          <table:table-cell table:number-columns-repeated="5"/>
        </table:table-row>
        <table:table-row table:style-name="ro1">
          <table:table-cell table:formula="of:=IF(LEN([.B3622])=1;0;IF(LEN([.B3622])=2;1;IF(LEN([.B3622])=3;2;IF(LEN([.B3622])=5;3;IF(LEN([.B3622])=6;4;IF(LEN([.B3622])=7;5;&quot;Fehler&quot;))))))" office:value-type="float" office:value="5" calcext:value-type="float">
            <text:p>5</text:p>
          </table:table-cell>
          <table:table-cell office:value-type="string" calcext:value-type="string">
            <text:p>ZAB 706</text:p>
          </table:table-cell>
          <table:table-cell office:value-type="string" calcext:value-type="string">
            <text:p>18. JAHRHUNDERT : FRANZOESISCHE REVOLUTION, ZEITALTER NAPOLEONS</text:p>
          </table:table-cell>
          <table:table-cell table:number-columns-repeated="5"/>
        </table:table-row>
        <table:table-row table:style-name="ro1">
          <table:table-cell table:formula="of:=IF(LEN([.B3623])=1;0;IF(LEN([.B3623])=2;1;IF(LEN([.B3623])=3;2;IF(LEN([.B3623])=5;3;IF(LEN([.B3623])=6;4;IF(LEN([.B3623])=7;5;&quot;Fehler&quot;))))))" office:value-type="float" office:value="5" calcext:value-type="float">
            <text:p>5</text:p>
          </table:table-cell>
          <table:table-cell office:value-type="string" calcext:value-type="string">
            <text:p>ZAB 707</text:p>
          </table:table-cell>
          <table:table-cell office:value-type="string" calcext:value-type="string">
            <text:p>19. JAHRHUNDERT</text:p>
          </table:table-cell>
          <table:table-cell table:number-columns-repeated="5"/>
        </table:table-row>
        <table:table-row table:style-name="ro1">
          <table:table-cell table:formula="of:=IF(LEN([.B3624])=1;0;IF(LEN([.B3624])=2;1;IF(LEN([.B3624])=3;2;IF(LEN([.B3624])=5;3;IF(LEN([.B3624])=6;4;IF(LEN([.B3624])=7;5;&quot;Fehler&quot;))))))" office:value-type="float" office:value="5" calcext:value-type="float">
            <text:p>5</text:p>
          </table:table-cell>
          <table:table-cell office:value-type="string" calcext:value-type="string">
            <text:p>ZAB 708</text:p>
          </table:table-cell>
          <table:table-cell office:value-type="string" calcext:value-type="string">
            <text:p>20. JAHRHUNDERT</text:p>
          </table:table-cell>
          <table:table-cell table:number-columns-repeated="5"/>
        </table:table-row>
        <table:table-row table:style-name="ro1">
          <table:table-cell table:formula="of:=IF(LEN([.B3625])=1;0;IF(LEN([.B3625])=2;1;IF(LEN([.B3625])=3;2;IF(LEN([.B3625])=5;3;IF(LEN([.B3625])=6;4;IF(LEN([.B3625])=7;5;&quot;Fehler&quot;))))))" office:value-type="float" office:value="5" calcext:value-type="float">
            <text:p>5</text:p>
          </table:table-cell>
          <table:table-cell office:value-type="string" calcext:value-type="string">
            <text:p>ZAB 709</text:p>
          </table:table-cell>
          <table:table-cell office:value-type="string" calcext:value-type="string">
            <text:p>21. JAHRHUNDERT</text:p>
          </table:table-cell>
          <table:table-cell table:number-columns-repeated="5"/>
        </table:table-row>
        <table:table-row table:style-name="ro1">
          <table:table-cell table:formula="of:=IF(LEN([.B3626])=1;0;IF(LEN([.B3626])=2;1;IF(LEN([.B3626])=3;2;IF(LEN([.B3626])=5;3;IF(LEN([.B3626])=6;4;IF(LEN([.B3626])=7;5;&quot;Fehler&quot;))))))" office:value-type="float" office:value="4" calcext:value-type="float">
            <text:p>4</text:p>
          </table:table-cell>
          <table:table-cell office:value-type="string" calcext:value-type="string">
            <text:p>ZAB 75</text:p>
          </table:table-cell>
          <table:table-cell office:value-type="string" calcext:value-type="string">
            <text:p>POLITISCHE ROMANE</text:p>
          </table:table-cell>
          <table:table-cell table:number-columns-repeated="5"/>
        </table:table-row>
        <table:table-row table:style-name="ro1">
          <table:table-cell table:formula="of:=IF(LEN([.B3627])=1;0;IF(LEN([.B3627])=2;1;IF(LEN([.B3627])=3;2;IF(LEN([.B3627])=5;3;IF(LEN([.B3627])=6;4;IF(LEN([.B3627])=7;5;&quot;Fehler&quot;))))))" office:value-type="float" office:value="4" calcext:value-type="float">
            <text:p>4</text:p>
          </table:table-cell>
          <table:table-cell office:value-type="string" calcext:value-type="string">
            <text:p>ZAB 76</text:p>
          </table:table-cell>
          <table:table-cell office:value-type="string" calcext:value-type="string">
            <text:p>ROMANE AUS DER ZEIT DES NATIONALSOZIALISMUS</text:p>
          </table:table-cell>
          <table:table-cell table:number-columns-repeated="5"/>
        </table:table-row>
        <table:table-row table:style-name="ro1">
          <table:table-cell table:formula="of:=IF(LEN([.B3628])=1;0;IF(LEN([.B3628])=2;1;IF(LEN([.B3628])=3;2;IF(LEN([.B3628])=5;3;IF(LEN([.B3628])=6;4;IF(LEN([.B3628])=7;5;&quot;Fehler&quot;))))))" office:value-type="float" office:value="4" calcext:value-type="float">
            <text:p>4</text:p>
          </table:table-cell>
          <table:table-cell office:value-type="string" calcext:value-type="string">
            <text:p>ZAB 77</text:p>
          </table:table-cell>
          <table:table-cell office:value-type="string" calcext:value-type="string">
            <text:p>ROMANE AUS WISSENSCHAFT, FORSCHUNG UND TECHNIK</text:p>
          </table:table-cell>
          <table:table-cell table:number-columns-repeated="5"/>
        </table:table-row>
        <table:table-row table:style-name="ro1">
          <table:table-cell table:formula="of:=IF(LEN([.B3629])=1;0;IF(LEN([.B3629])=2;1;IF(LEN([.B3629])=3;2;IF(LEN([.B3629])=5;3;IF(LEN([.B3629])=6;4;IF(LEN([.B3629])=7;5;&quot;Fehler&quot;))))))" office:value-type="float" office:value="4" calcext:value-type="float">
            <text:p>4</text:p>
          </table:table-cell>
          <table:table-cell office:value-type="string" calcext:value-type="string">
            <text:p>ZAB 78</text:p>
          </table:table-cell>
          <table:table-cell office:value-type="string" calcext:value-type="string">
            <text:p>ROMANE ZUM THEMA UMWELTSCHUTZ UND OEKOLOGIE</text:p>
          </table:table-cell>
          <table:table-cell table:number-columns-repeated="5"/>
        </table:table-row>
        <table:table-row table:style-name="ro1">
          <table:table-cell table:formula="of:=IF(LEN([.B3630])=1;0;IF(LEN([.B3630])=2;1;IF(LEN([.B3630])=3;2;IF(LEN([.B3630])=5;3;IF(LEN([.B3630])=6;4;IF(LEN([.B3630])=7;5;&quot;Fehler&quot;))))))" office:value-type="float" office:value="4" calcext:value-type="float">
            <text:p>4</text:p>
          </table:table-cell>
          <table:table-cell office:value-type="string" calcext:value-type="string">
            <text:p>ZAB 80</text:p>
          </table:table-cell>
          <table:table-cell office:value-type="string" calcext:value-type="string">
            <text:p>KINDHEIT UND JUGEND IM ROMAN</text:p>
          </table:table-cell>
          <table:table-cell table:number-columns-repeated="5"/>
        </table:table-row>
        <table:table-row table:style-name="ro1">
          <table:table-cell table:formula="of:=IF(LEN([.B3631])=1;0;IF(LEN([.B3631])=2;1;IF(LEN([.B3631])=3;2;IF(LEN([.B3631])=5;3;IF(LEN([.B3631])=6;4;IF(LEN([.B3631])=7;5;&quot;Fehler&quot;))))))" office:value-type="float" office:value="4" calcext:value-type="float">
            <text:p>4</text:p>
          </table:table-cell>
          <table:table-cell office:value-type="string" calcext:value-type="string">
            <text:p>ZAB 81</text:p>
          </table:table-cell>
          <table:table-cell office:value-type="string" calcext:value-type="string">
            <text:p>BILDUNGS-,ENTWICKLUNGS- UND SCHELMENROMANE</text:p>
          </table:table-cell>
          <table:table-cell table:number-columns-repeated="5"/>
        </table:table-row>
        <table:table-row table:style-name="ro1">
          <table:table-cell table:formula="of:=IF(LEN([.B3632])=1;0;IF(LEN([.B3632])=2;1;IF(LEN([.B3632])=3;2;IF(LEN([.B3632])=5;3;IF(LEN([.B3632])=6;4;IF(LEN([.B3632])=7;5;&quot;Fehler&quot;))))))" office:value-type="float" office:value="4" calcext:value-type="float">
            <text:p>4</text:p>
          </table:table-cell>
          <table:table-cell office:value-type="string" calcext:value-type="string">
            <text:p>ZAB 82</text:p>
          </table:table-cell>
          <table:table-cell office:value-type="string" calcext:value-type="string">
            <text:p>RELIGIOESE THEMEN UND BIBLISCHE GESTALTEN IM ROMAN</text:p>
          </table:table-cell>
          <table:table-cell table:number-columns-repeated="5"/>
        </table:table-row>
        <table:table-row table:style-name="ro1">
          <table:table-cell table:formula="of:=IF(LEN([.B3633])=1;0;IF(LEN([.B3633])=2;1;IF(LEN([.B3633])=3;2;IF(LEN([.B3633])=5;3;IF(LEN([.B3633])=6;4;IF(LEN([.B3633])=7;5;&quot;Fehler&quot;))))))" office:value-type="float" office:value="4" calcext:value-type="float">
            <text:p>4</text:p>
          </table:table-cell>
          <table:table-cell office:value-type="string" calcext:value-type="string">
            <text:p>ZAB 83</text:p>
          </table:table-cell>
          <table:table-cell office:value-type="string" calcext:value-type="string">
            <text:p>RASSENFRAGE IM ROMAN</text:p>
          </table:table-cell>
          <table:table-cell table:number-columns-repeated="5"/>
        </table:table-row>
        <table:table-row table:style-name="ro1">
          <table:table-cell table:formula="of:=IF(LEN([.B3634])=1;0;IF(LEN([.B3634])=2;1;IF(LEN([.B3634])=3;2;IF(LEN([.B3634])=5;3;IF(LEN([.B3634])=6;4;IF(LEN([.B3634])=7;5;&quot;Fehler&quot;))))))" office:value-type="float" office:value="4" calcext:value-type="float">
            <text:p>4</text:p>
          </table:table-cell>
          <table:table-cell office:value-type="string" calcext:value-type="string">
            <text:p>ZAB 84</text:p>
          </table:table-cell>
          <table:table-cell office:value-type="string" calcext:value-type="string">
            <text:p>ROMANE AUS DEM JUDENTUM</text:p>
          </table:table-cell>
          <table:table-cell table:number-columns-repeated="5"/>
        </table:table-row>
        <table:table-row table:style-name="ro1">
          <table:table-cell table:formula="of:=IF(LEN([.B3635])=1;0;IF(LEN([.B3635])=2;1;IF(LEN([.B3635])=3;2;IF(LEN([.B3635])=5;3;IF(LEN([.B3635])=6;4;IF(LEN([.B3635])=7;5;&quot;Fehler&quot;))))))" office:value-type="float" office:value="4" calcext:value-type="float">
            <text:p>4</text:p>
          </table:table-cell>
          <table:table-cell office:value-type="string" calcext:value-type="string">
            <text:p>ZAB 85</text:p>
          </table:table-cell>
          <table:table-cell office:value-type="string" calcext:value-type="string">
            <text:p>ZEIT- UND GESELLSCHAFTSKRITISCHE ROMANE <text:s/>SOZIALKRITISCHE ROMANE</text:p>
          </table:table-cell>
          <table:table-cell table:number-columns-repeated="5"/>
        </table:table-row>
        <table:table-row table:style-name="ro1">
          <table:table-cell table:formula="of:=IF(LEN([.B3636])=1;0;IF(LEN([.B3636])=2;1;IF(LEN([.B3636])=3;2;IF(LEN([.B3636])=5;3;IF(LEN([.B3636])=6;4;IF(LEN([.B3636])=7;5;&quot;Fehler&quot;))))))" office:value-type="float" office:value="4" calcext:value-type="float">
            <text:p>4</text:p>
          </table:table-cell>
          <table:table-cell office:value-type="string" calcext:value-type="string">
            <text:p>ZAB 90</text:p>
          </table:table-cell>
          <table:table-cell office:value-type="string" calcext:value-type="string">
            <text:p>PHILOSOPHISCHE THEMEN IM ROMAN <text:s/>IDEENROMANE</text:p>
          </table:table-cell>
          <table:table-cell table:number-columns-repeated="5"/>
        </table:table-row>
        <table:table-row table:style-name="ro1">
          <table:table-cell table:formula="of:=IF(LEN([.B3637])=1;0;IF(LEN([.B3637])=2;1;IF(LEN([.B3637])=3;2;IF(LEN([.B3637])=5;3;IF(LEN([.B3637])=6;4;IF(LEN([.B3637])=7;5;&quot;Fehler&quot;))))))" office:value-type="float" office:value="4" calcext:value-type="float">
            <text:p>4</text:p>
          </table:table-cell>
          <table:table-cell office:value-type="string" calcext:value-type="string">
            <text:p>ZAB 91</text:p>
          </table:table-cell>
          <table:table-cell office:value-type="string" calcext:value-type="string">
            <text:p>PSYCHOLOGISCHE ROMANE <text:s/>PSYCHOLOGISCHE THEMEN IM ROMAN</text:p>
          </table:table-cell>
          <table:table-cell table:number-columns-repeated="5"/>
        </table:table-row>
        <table:table-row table:style-name="ro1">
          <table:table-cell table:formula="of:=IF(LEN([.B3638])=1;0;IF(LEN([.B3638])=2;1;IF(LEN([.B3638])=3;2;IF(LEN([.B3638])=5;3;IF(LEN([.B3638])=6;4;IF(LEN([.B3638])=7;5;&quot;Fehler&quot;))))))" office:value-type="float" office:value="4" calcext:value-type="float">
            <text:p>4</text:p>
          </table:table-cell>
          <table:table-cell office:value-type="string" calcext:value-type="string">
            <text:p>ZAB 92</text:p>
          </table:table-cell>
          <table:table-cell office:value-type="string" calcext:value-type="string">
            <text:p>EXPERIMENTELLE PROSA <text:s/>NOUVEAU ROMAN</text:p>
          </table:table-cell>
          <table:table-cell table:number-columns-repeated="5"/>
        </table:table-row>
        <table:table-row table:style-name="ro1">
          <table:table-cell table:formula="of:=IF(LEN([.B3639])=1;0;IF(LEN([.B3639])=2;1;IF(LEN([.B3639])=3;2;IF(LEN([.B3639])=5;3;IF(LEN([.B3639])=6;4;IF(LEN([.B3639])=7;5;&quot;Fehler&quot;))))))" office:value-type="float" office:value="2" calcext:value-type="float">
            <text:p>2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GESAMMELTE WERKE - GEDICHTE - EPEN UND DRAMEN EINZELNER FREMDSPRACHIGER SCHRIFTSTELLER - ANONYM ERSCHIENENE WERKE</text:p>
          </table:table-cell>
          <table:table-cell table:number-columns-repeated="5"/>
        </table:table-row>
        <table:table-row table:style-name="ro1">
          <table:table-cell table:formula="of:=IF(LEN([.B3640])=1;0;IF(LEN([.B3640])=2;1;IF(LEN([.B3640])=3;2;IF(LEN([.B3640])=5;3;IF(LEN([.B3640])=6;4;IF(LEN([.B3640])=7;5;&quot;Fehler&quot;))))))" office:value-type="float" office:value="3" calcext:value-type="float">
            <text:p>3</text:p>
          </table:table-cell>
          <table:table-cell office:value-type="string" calcext:value-type="string">
            <text:p>ZAC 1</text:p>
          </table:table-cell>
          <table:table-cell office:value-type="string" calcext:value-type="string">
            <text:p>WERKE IN GRIECHISCHER UND LATEINISCHER SPRACHE, UEBERSETZUNGEN AUS DEM GRIECHISCHEN UND LATEINISCHEN</text:p>
          </table:table-cell>
          <table:table-cell table:number-columns-repeated="5"/>
        </table:table-row>
        <table:table-row table:style-name="ro1">
          <table:table-cell table:formula="of:=IF(LEN([.B3641])=1;0;IF(LEN([.B3641])=2;1;IF(LEN([.B3641])=3;2;IF(LEN([.B3641])=5;3;IF(LEN([.B3641])=6;4;IF(LEN([.B3641])=7;5;&quot;Fehler&quot;))))))" office:value-type="float" office:value="3" calcext:value-type="float">
            <text:p>3</text:p>
          </table:table-cell>
          <table:table-cell office:value-type="string" calcext:value-type="string">
            <text:p>ZAC 2</text:p>
          </table:table-cell>
          <table:table-cell office:value-type="string" calcext:value-type="string">
            <text:p>WERKE IN GERMANISCHEN SPRACHEN</text:p>
          </table:table-cell>
          <table:table-cell table:number-columns-repeated="5"/>
        </table:table-row>
        <table:table-row table:style-name="ro1">
          <table:table-cell table:formula="of:=IF(LEN([.B3642])=1;0;IF(LEN([.B3642])=2;1;IF(LEN([.B3642])=3;2;IF(LEN([.B3642])=5;3;IF(LEN([.B3642])=6;4;IF(LEN([.B3642])=7;5;&quot;Fehler&quot;))))))" office:value-type="float" office:value="4" calcext:value-type="float">
            <text:p>4</text:p>
          </table:table-cell>
          <table:table-cell office:value-type="string" calcext:value-type="string">
            <text:p>ZAC 20</text:p>
          </table:table-cell>
          <table:table-cell office:value-type="string" calcext:value-type="string">
            <text:p>WERKE IN ENGLISCHER SPRACHE, UEBERSETZUNGEN AUS DEM v</text:p>
          </table:table-cell>
          <table:table-cell table:number-columns-repeated="5"/>
        </table:table-row>
        <table:table-row table:style-name="ro1">
          <table:table-cell table:formula="of:=IF(LEN([.B3643])=1;0;IF(LEN([.B3643])=2;1;IF(LEN([.B3643])=3;2;IF(LEN([.B3643])=5;3;IF(LEN([.B3643])=6;4;IF(LEN([.B3643])=7;5;&quot;Fehler&quot;))))))" office:value-type="float" office:value="4" calcext:value-type="float">
            <text:p>4</text:p>
          </table:table-cell>
          <table:table-cell office:value-type="string" calcext:value-type="string">
            <text:p>ZAC 22</text:p>
          </table:table-cell>
          <table:table-cell office:value-type="string" calcext:value-type="string">
            <text:p>WERKE IN NORWEGISCHER, SCHWEDISCHER, DAENISCHER UND ISLAENDISCHER SPRACHE <text:s/>UEBERSETZUNGEN AUS DEM NORWEGISCHEN, SCHWEDISCHEN, DAENISCHEN UND ISLAENDISCHEN</text:p>
          </table:table-cell>
          <table:table-cell table:number-columns-repeated="5"/>
        </table:table-row>
        <table:table-row table:style-name="ro1">
          <table:table-cell table:formula="of:=IF(LEN([.B3644])=1;0;IF(LEN([.B3644])=2;1;IF(LEN([.B3644])=3;2;IF(LEN([.B3644])=5;3;IF(LEN([.B3644])=6;4;IF(LEN([.B3644])=7;5;&quot;Fehler&quot;))))))" office:value-type="float" office:value="4" calcext:value-type="float">
            <text:p>4</text:p>
          </table:table-cell>
          <table:table-cell office:value-type="string" calcext:value-type="string">
            <text:p>ZAC 29</text:p>
          </table:table-cell>
          <table:table-cell office:value-type="string" calcext:value-type="string">
            <text:p>WERKE IN SONSTIGEN GERMANISCHEN SPRACHEN</text:p>
          </table:table-cell>
          <table:table-cell table:number-columns-repeated="5"/>
        </table:table-row>
        <table:table-row table:style-name="ro1">
          <table:table-cell table:formula="of:=IF(LEN([.B3645])=1;0;IF(LEN([.B3645])=2;1;IF(LEN([.B3645])=3;2;IF(LEN([.B3645])=5;3;IF(LEN([.B3645])=6;4;IF(LEN([.B3645])=7;5;&quot;Fehler&quot;))))))" office:value-type="float" office:value="3" calcext:value-type="float">
            <text:p>3</text:p>
          </table:table-cell>
          <table:table-cell office:value-type="string" calcext:value-type="string">
            <text:p>ZAC 3</text:p>
          </table:table-cell>
          <table:table-cell office:value-type="string" calcext:value-type="string">
            <text:p>WERKE IN ROMANISCHEN SPRACHEN</text:p>
          </table:table-cell>
          <table:table-cell table:number-columns-repeated="5"/>
        </table:table-row>
        <table:table-row table:style-name="ro1">
          <table:table-cell table:formula="of:=IF(LEN([.B3646])=1;0;IF(LEN([.B3646])=2;1;IF(LEN([.B3646])=3;2;IF(LEN([.B3646])=5;3;IF(LEN([.B3646])=6;4;IF(LEN([.B3646])=7;5;&quot;Fehler&quot;))))))" office:value-type="float" office:value="4" calcext:value-type="float">
            <text:p>4</text:p>
          </table:table-cell>
          <table:table-cell office:value-type="string" calcext:value-type="string">
            <text:p>ZAC 30</text:p>
          </table:table-cell>
          <table:table-cell office:value-type="string" calcext:value-type="string">
            <text:p>WERKE IN FRANZOESISCHER SPRACHE, UEBERSETZUNGEN AUS DEM FRANZOESISCHEN</text:p>
          </table:table-cell>
          <table:table-cell table:number-columns-repeated="5"/>
        </table:table-row>
        <table:table-row table:style-name="ro1">
          <table:table-cell table:formula="of:=IF(LEN([.B3647])=1;0;IF(LEN([.B3647])=2;1;IF(LEN([.B3647])=3;2;IF(LEN([.B3647])=5;3;IF(LEN([.B3647])=6;4;IF(LEN([.B3647])=7;5;&quot;Fehler&quot;))))))" office:value-type="float" office:value="4" calcext:value-type="float">
            <text:p>4</text:p>
          </table:table-cell>
          <table:table-cell office:value-type="string" calcext:value-type="string">
            <text:p>ZAC 31</text:p>
          </table:table-cell>
          <table:table-cell office:value-type="string" calcext:value-type="string">
            <text:p>WERKE IN ITALIENISCHER SPRACHE, UEBERSETZUNGEN AUS DEM ITALIENISCHEN</text:p>
          </table:table-cell>
          <table:table-cell table:number-columns-repeated="5"/>
        </table:table-row>
        <table:table-row table:style-name="ro1">
          <table:table-cell table:formula="of:=IF(LEN([.B3648])=1;0;IF(LEN([.B3648])=2;1;IF(LEN([.B3648])=3;2;IF(LEN([.B3648])=5;3;IF(LEN([.B3648])=6;4;IF(LEN([.B3648])=7;5;&quot;Fehler&quot;))))))" office:value-type="float" office:value="4" calcext:value-type="float">
            <text:p>4</text:p>
          </table:table-cell>
          <table:table-cell office:value-type="string" calcext:value-type="string">
            <text:p>ZAC 32</text:p>
          </table:table-cell>
          <table:table-cell office:value-type="string" calcext:value-type="string">
            <text:p>WERKE IN SPANISCHER UND PORTUGIESISCHER SPRACHE, UEBERSETZUNGEN AUS DEM SPANISCHEN UND PORTUGIESISCHEN</text:p>
          </table:table-cell>
          <table:table-cell table:number-columns-repeated="5"/>
        </table:table-row>
        <table:table-row table:style-name="ro1">
          <table:table-cell table:formula="of:=IF(LEN([.B3649])=1;0;IF(LEN([.B3649])=2;1;IF(LEN([.B3649])=3;2;IF(LEN([.B3649])=5;3;IF(LEN([.B3649])=6;4;IF(LEN([.B3649])=7;5;&quot;Fehler&quot;))))))" office:value-type="float" office:value="4" calcext:value-type="float">
            <text:p>4</text:p>
          </table:table-cell>
          <table:table-cell office:value-type="string" calcext:value-type="string">
            <text:p>ZAC 39</text:p>
          </table:table-cell>
          <table:table-cell office:value-type="string" calcext:value-type="string">
            <text:p>WERKE IN SONSTIGEN ROMANISCHEN SPRACHEN</text:p>
          </table:table-cell>
          <table:table-cell table:number-columns-repeated="5"/>
        </table:table-row>
        <table:table-row table:style-name="ro1">
          <table:table-cell table:formula="of:=IF(LEN([.B3650])=1;0;IF(LEN([.B3650])=2;1;IF(LEN([.B3650])=3;2;IF(LEN([.B3650])=5;3;IF(LEN([.B3650])=6;4;IF(LEN([.B3650])=7;5;&quot;Fehler&quot;))))))" office:value-type="float" office:value="3" calcext:value-type="float">
            <text:p>3</text:p>
          </table:table-cell>
          <table:table-cell office:value-type="string" calcext:value-type="string">
            <text:p>ZAC 4</text:p>
          </table:table-cell>
          <table:table-cell office:value-type="string" calcext:value-type="string">
            <text:p>WERKE IN SLAWISCHEN SPRACHEN</text:p>
          </table:table-cell>
          <table:table-cell table:number-columns-repeated="5"/>
        </table:table-row>
        <table:table-row table:style-name="ro1">
          <table:table-cell table:formula="of:=IF(LEN([.B3651])=1;0;IF(LEN([.B3651])=2;1;IF(LEN([.B3651])=3;2;IF(LEN([.B3651])=5;3;IF(LEN([.B3651])=6;4;IF(LEN([.B3651])=7;5;&quot;Fehler&quot;))))))" office:value-type="float" office:value="4" calcext:value-type="float">
            <text:p>4</text:p>
          </table:table-cell>
          <table:table-cell office:value-type="string" calcext:value-type="string">
            <text:p>ZAC 40</text:p>
          </table:table-cell>
          <table:table-cell office:value-type="string" calcext:value-type="string">
            <text:p>WERKE IN RUSSISCHER UND POLNISCHER SPRACHE, UEBERSETZUNGEN AUS DEM RUSSISCHEN UND POLNISCHEN</text:p>
          </table:table-cell>
          <table:table-cell table:number-columns-repeated="5"/>
        </table:table-row>
        <table:table-row table:style-name="ro1">
          <table:table-cell table:formula="of:=IF(LEN([.B3652])=1;0;IF(LEN([.B3652])=2;1;IF(LEN([.B3652])=3;2;IF(LEN([.B3652])=5;3;IF(LEN([.B3652])=6;4;IF(LEN([.B3652])=7;5;&quot;Fehler&quot;))))))" office:value-type="float" office:value="4" calcext:value-type="float">
            <text:p>4</text:p>
          </table:table-cell>
          <table:table-cell office:value-type="string" calcext:value-type="string">
            <text:p>ZAC 49</text:p>
          </table:table-cell>
          <table:table-cell office:value-type="string" calcext:value-type="string">
            <text:p>WERKE IN SONSTIGEN SLAWISCHEN SPRACHEN</text:p>
          </table:table-cell>
          <table:table-cell table:number-columns-repeated="5"/>
        </table:table-row>
        <table:table-row table:style-name="ro1">
          <table:table-cell table:formula="of:=IF(LEN([.B3653])=1;0;IF(LEN([.B3653])=2;1;IF(LEN([.B3653])=3;2;IF(LEN([.B3653])=5;3;IF(LEN([.B3653])=6;4;IF(LEN([.B3653])=7;5;&quot;Fehler&quot;))))))" office:value-type="float" office:value="3" calcext:value-type="float">
            <text:p>3</text:p>
          </table:table-cell>
          <table:table-cell office:value-type="string" calcext:value-type="string">
            <text:p>ZAC 9</text:p>
          </table:table-cell>
          <table:table-cell office:value-type="string" calcext:value-type="string">
            <text:p>WERKE IN SONSTIGEN SPRACHEN</text:p>
          </table:table-cell>
          <table:table-cell table:number-columns-repeated="5"/>
        </table:table-row>
        <table:table-row table:style-name="ro1">
          <table:table-cell table:formula="of:=IF(LEN([.B3654])=1;0;IF(LEN([.B3654])=2;1;IF(LEN([.B3654])=3;2;IF(LEN([.B3654])=5;3;IF(LEN([.B3654])=6;4;IF(LEN([.B3654])=7;5;&quot;Fehler&quot;))))))" office:value-type="float" office:value="2" calcext:value-type="float">
            <text:p>2</text:p>
          </table:table-cell>
          <table:table-cell office:value-type="string" calcext:value-type="string">
            <text:p>ZAD</text:p>
          </table:table-cell>
          <table:table-cell office:value-type="string" calcext:value-type="string">
            <text:p>GESAMMELTE WERKE - GEDICHTE - EPEN UND DRAMEN EINZELNER DEUTSCHSPRACHIGER SCHRIFTSTELLER - ANONYM ERSCHIENENE WERKE</text:p>
          </table:table-cell>
          <table:table-cell table:number-columns-repeated="5"/>
        </table:table-row>
        <table:table-row table:style-name="ro1">
          <table:table-cell table:formula="of:=IF(LEN([.B3655])=1;0;IF(LEN([.B3655])=2;1;IF(LEN([.B3655])=3;2;IF(LEN([.B3655])=5;3;IF(LEN([.B3655])=6;4;IF(LEN([.B3655])=7;5;&quot;Fehler&quot;))))))" office:value-type="float" office:value="3" calcext:value-type="float">
            <text:p>3</text:p>
          </table:table-cell>
          <table:table-cell office:value-type="string" calcext:value-type="string">
            <text:p>ZAD 1</text:p>
          </table:table-cell>
          <table:table-cell office:value-type="string" calcext:value-type="string">
            <text:p>WERKE DEUTSCHSPRACHIGER SCHRIFTSTELLER BIS 1900</text:p>
          </table:table-cell>
          <table:table-cell table:number-columns-repeated="5"/>
        </table:table-row>
        <table:table-row table:style-name="ro1">
          <table:table-cell table:formula="of:=IF(LEN([.B3656])=1;0;IF(LEN([.B3656])=2;1;IF(LEN([.B3656])=3;2;IF(LEN([.B3656])=5;3;IF(LEN([.B3656])=6;4;IF(LEN([.B3656])=7;5;&quot;Fehler&quot;))))))" office:value-type="float" office:value="3" calcext:value-type="float">
            <text:p>3</text:p>
          </table:table-cell>
          <table:table-cell office:value-type="string" calcext:value-type="string">
            <text:p>ZAD 5</text:p>
          </table:table-cell>
          <table:table-cell office:value-type="string" calcext:value-type="string">
            <text:p>WERKE DEUTSCHSPRACHIGER SCHRIFTSTELLER DES 20. JAHRHUNDERTS</text:p>
          </table:table-cell>
          <table:table-cell table:number-columns-repeated="5"/>
        </table:table-row>
        <table:table-row table:style-name="ro1">
          <table:table-cell table:formula="of:=IF(LEN([.B3657])=1;0;IF(LEN([.B3657])=2;1;IF(LEN([.B3657])=3;2;IF(LEN([.B3657])=5;3;IF(LEN([.B3657])=6;4;IF(LEN([.B3657])=7;5;&quot;Fehler&quot;))))))" office:value-type="float" office:value="3" calcext:value-type="float">
            <text:p>3</text:p>
          </table:table-cell>
          <table:table-cell office:value-type="string" calcext:value-type="string">
            <text:p>ZAD 7</text:p>
          </table:table-cell>
          <table:table-cell office:value-type="string" calcext:value-type="string">
            <text:p>WERKE DEUTSCHSPRACHIGER SCHRIFTSTELLER DES 21. JAHRHUNDERTS</text:p>
          </table:table-cell>
          <table:table-cell table:number-columns-repeated="5"/>
        </table:table-row>
        <table:table-row table:style-name="ro1">
          <table:table-cell table:formula="of:=IF(LEN([.B3658])=1;0;IF(LEN([.B3658])=2;1;IF(LEN([.B3658])=3;2;IF(LEN([.B3658])=5;3;IF(LEN([.B3658])=6;4;IF(LEN([.B3658])=7;5;&quot;Fehler&quot;))))))" office:value-type="float" office:value="2" calcext:value-type="float">
            <text:p>2</text:p>
          </table:table-cell>
          <table:table-cell office:value-type="string" calcext:value-type="string">
            <text:p>ZAE</text:p>
          </table:table-cell>
          <table:table-cell office:value-type="string" calcext:value-type="string">
            <text:p>LYRIKSAMMLUNGEN MEHRERER SCHRIFTSTELLER</text:p>
          </table:table-cell>
          <table:table-cell table:number-columns-repeated="5"/>
        </table:table-row>
        <table:table-row table:style-name="ro1">
          <table:table-cell table:formula="of:=IF(LEN([.B3659])=1;0;IF(LEN([.B3659])=2;1;IF(LEN([.B3659])=3;2;IF(LEN([.B3659])=5;3;IF(LEN([.B3659])=6;4;IF(LEN([.B3659])=7;5;&quot;Fehler&quot;))))))" office:value-type="float" office:value="2" calcext:value-type="float">
            <text:p>2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DRAMENSAMMLUNGEN <text:s/>FERNSEHSPIELSAMMLUNGEN HOERSPIELSAMMLUNGEN <text:s/>FILMTEXTSAMMLUNGEN MEHRERER SCHRIFTSTELLER</text:p>
          </table:table-cell>
          <table:table-cell table:number-columns-repeated="5"/>
        </table:table-row>
        <table:table-row table:style-name="ro1">
          <table:table-cell table:formula="of:=IF(LEN([.B3660])=1;0;IF(LEN([.B3660])=2;1;IF(LEN([.B3660])=3;2;IF(LEN([.B3660])=5;3;IF(LEN([.B3660])=6;4;IF(LEN([.B3660])=7;5;&quot;Fehler&quot;))))))" office:value-type="float" office:value="2" calcext:value-type="float">
            <text:p>2</text:p>
          </table:table-cell>
          <table:table-cell office:value-type="string" calcext:value-type="string">
            <text:p>ZAG</text:p>
          </table:table-cell>
          <table:table-cell office:value-type="string" calcext:value-type="string">
            <text:p>FERNSEHSPIELTEXTE <text:s/>HOERSPIELTEXTE <text:s/>FILMTEXTE EINZELNER SCHRIFTSTELLER</text:p>
          </table:table-cell>
          <table:table-cell table:number-columns-repeated="5"/>
        </table:table-row>
        <table:table-row table:style-name="ro1">
          <table:table-cell table:formula="of:=IF(LEN([.B3661])=1;0;IF(LEN([.B3661])=2;1;IF(LEN([.B3661])=3;2;IF(LEN([.B3661])=5;3;IF(LEN([.B3661])=6;4;IF(LEN([.B3661])=7;5;&quot;Fehler&quot;))))))" office:value-type="float" office:value="2" calcext:value-type="float">
            <text:p>2</text:p>
          </table:table-cell>
          <table:table-cell office:value-type="string" calcext:value-type="string">
            <text:p>ZAH</text:p>
          </table:table-cell>
          <table:table-cell office:value-type="string" calcext:value-type="string">
            <text:p>MAERCHEN - SAGEN - VOLKSBUECHER - SCHWAENKE - LEGENDEN – FABELN</text:p>
          </table:table-cell>
          <table:table-cell table:number-columns-repeated="5"/>
        </table:table-row>
        <table:table-row table:style-name="ro1">
          <table:table-cell table:formula="of:=IF(LEN([.B3662])=1;0;IF(LEN([.B3662])=2;1;IF(LEN([.B3662])=3;2;IF(LEN([.B3662])=5;3;IF(LEN([.B3662])=6;4;IF(LEN([.B3662])=7;5;&quot;Fehler&quot;))))))" office:value-type="float" office:value="3" calcext:value-type="float">
            <text:p>3</text:p>
          </table:table-cell>
          <table:table-cell office:value-type="string" calcext:value-type="string">
            <text:p>ZAH 1</text:p>
          </table:table-cell>
          <table:table-cell office:value-type="string" calcext:value-type="string">
            <text:p>MAERCHEN (VOLKS- UND KUNSTMAERCHEN)</text:p>
          </table:table-cell>
          <table:table-cell table:number-columns-repeated="5"/>
        </table:table-row>
        <table:table-row table:style-name="ro1">
          <table:table-cell table:formula="of:=IF(LEN([.B3663])=1;0;IF(LEN([.B3663])=2;1;IF(LEN([.B3663])=3;2;IF(LEN([.B3663])=5;3;IF(LEN([.B3663])=6;4;IF(LEN([.B3663])=7;5;&quot;Fehler&quot;))))))" office:value-type="float" office:value="3" calcext:value-type="float">
            <text:p>3</text:p>
          </table:table-cell>
          <table:table-cell office:value-type="string" calcext:value-type="string">
            <text:p>ZAH 2</text:p>
          </table:table-cell>
          <table:table-cell office:value-type="string" calcext:value-type="string">
            <text:p>SAGEN - VOLKSBUECHER - SCHWAENKE</text:p>
          </table:table-cell>
          <table:table-cell table:number-columns-repeated="5"/>
        </table:table-row>
        <table:table-row table:style-name="ro1">
          <table:table-cell table:formula="of:=IF(LEN([.B3664])=1;0;IF(LEN([.B3664])=2;1;IF(LEN([.B3664])=3;2;IF(LEN([.B3664])=5;3;IF(LEN([.B3664])=6;4;IF(LEN([.B3664])=7;5;&quot;Fehler&quot;))))))" office:value-type="float" office:value="3" calcext:value-type="float">
            <text:p>3</text:p>
          </table:table-cell>
          <table:table-cell office:value-type="string" calcext:value-type="string">
            <text:p>ZAH 3</text:p>
          </table:table-cell>
          <table:table-cell office:value-type="string" calcext:value-type="string">
            <text:p>LEGENDEN</text:p>
          </table:table-cell>
          <table:table-cell table:number-columns-repeated="5"/>
        </table:table-row>
        <table:table-row table:style-name="ro1">
          <table:table-cell table:formula="of:=IF(LEN([.B3665])=1;0;IF(LEN([.B3665])=2;1;IF(LEN([.B3665])=3;2;IF(LEN([.B3665])=5;3;IF(LEN([.B3665])=6;4;IF(LEN([.B3665])=7;5;&quot;Fehler&quot;))))))" office:value-type="float" office:value="3" calcext:value-type="float">
            <text:p>3</text:p>
          </table:table-cell>
          <table:table-cell office:value-type="string" calcext:value-type="string">
            <text:p>ZAH 4</text:p>
          </table:table-cell>
          <table:table-cell office:value-type="string" calcext:value-type="string">
            <text:p>FABELN</text:p>
          </table:table-cell>
          <table:table-cell table:number-columns-repeated="5"/>
        </table:table-row>
        <table:table-row table:style-name="ro1">
          <table:table-cell table:formula="of:=IF(LEN([.B3666])=1;0;IF(LEN([.B3666])=2;1;IF(LEN([.B3666])=3;2;IF(LEN([.B3666])=5;3;IF(LEN([.B3666])=6;4;IF(LEN([.B3666])=7;5;&quot;Fehler&quot;))))))" office:value-type="float" office:value="2" calcext:value-type="float">
            <text:p>2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MUNDARTDICHTUNG</text:p>
          </table:table-cell>
          <table:table-cell table:number-columns-repeated="5"/>
        </table:table-row>
        <table:table-row table:style-name="ro1">
          <table:table-cell table:formula="of:=IF(LEN([.B3667])=1;0;IF(LEN([.B3667])=2;1;IF(LEN([.B3667])=3;2;IF(LEN([.B3667])=5;3;IF(LEN([.B3667])=6;4;IF(LEN([.B3667])=7;5;&quot;Fehler&quot;))))))" office:value-type="float" office:value="2" calcext:value-type="float">
            <text:p>2</text:p>
          </table:table-cell>
          <table:table-cell office:value-type="string" calcext:value-type="string">
            <text:p>ZAL</text:p>
          </table:table-cell>
          <table:table-cell office:value-type="string" calcext:value-type="string">
            <text:p>BILDGESCHICHTEN - COMICS - FEUILLETONS - PARODIEN - ANEKDOTEN - WITZE - GLOSSEN - SPRUECHE - DICHTERISCHE APHORISMEN</text:p>
          </table:table-cell>
          <table:table-cell table:number-columns-repeated="5"/>
        </table:table-row>
        <table:table-row table:style-name="ro1">
          <table:table-cell table:formula="of:=IF(LEN([.B3668])=1;0;IF(LEN([.B3668])=2;1;IF(LEN([.B3668])=3;2;IF(LEN([.B3668])=5;3;IF(LEN([.B3668])=6;4;IF(LEN([.B3668])=7;5;&quot;Fehler&quot;))))))" office:value-type="float" office:value="2" calcext:value-type="float">
            <text:p>2</text:p>
          </table:table-cell>
          <table:table-cell office:value-type="string" calcext:value-type="string">
            <text:p>ZAM</text:p>
          </table:table-cell>
          <table:table-cell office:value-type="string" calcext:value-type="string">
            <text:p>SAMMLUNGEN VON GEDICHTEN, DRAMEN UND PROSA MEHRERER SCHRIFTSTELLER</text:p>
          </table:table-cell>
          <table:table-cell table:number-columns-repeated="5"/>
        </table:table-row>
        <table:table-row table:style-name="ro1">
          <table:table-cell table:formula="of:=IF(LEN([.B3669])=1;0;IF(LEN([.B3669])=2;1;IF(LEN([.B3669])=3;2;IF(LEN([.B3669])=5;3;IF(LEN([.B3669])=6;4;IF(LEN([.B3669])=7;5;&quot;Fehler&quot;))))))" office:value-type="float" office:value="2" calcext:value-type="float">
            <text:p>2</text:p>
          </table:table-cell>
          <table:table-cell office:value-type="string" calcext:value-type="string">
            <text:p>ZAN</text:p>
          </table:table-cell>
          <table:table-cell office:value-type="string" calcext:value-type="string">
            <text:p>PROSASAMMLUNGEN MEHRERER SCHRIFTSTELLER</text:p>
          </table:table-cell>
          <table:table-cell table:number-columns-repeated="5"/>
        </table:table-row>
        <table:table-row table:style-name="ro1">
          <table:table-cell table:formula="of:=IF(LEN([.B3670])=1;0;IF(LEN([.B3670])=2;1;IF(LEN([.B3670])=3;2;IF(LEN([.B3670])=5;3;IF(LEN([.B3670])=6;4;IF(LEN([.B3670])=7;5;&quot;Fehler&quot;))))))" office:value-type="float" office:value="2" calcext:value-type="float">
            <text:p>2</text:p>
          </table:table-cell>
          <table:table-cell office:value-type="string" calcext:value-type="string">
            <text:p>ZAR</text:p>
          </table:table-cell>
          <table:table-cell office:value-type="string" calcext:value-type="string">
            <text:p>FREMDSPRACHIGE ROMANE UND ERZAEHLUNGEN EINZELNER SCHRIFTSTELLER</text:p>
          </table:table-cell>
          <table:table-cell table:number-columns-repeated="5"/>
        </table:table-row>
        <table:table-row table:style-name="ro1">
          <table:table-cell table:formula="of:=IF(LEN([.B3671])=1;0;IF(LEN([.B3671])=2;1;IF(LEN([.B3671])=3;2;IF(LEN([.B3671])=5;3;IF(LEN([.B3671])=6;4;IF(LEN([.B3671])=7;5;&quot;Fehler&quot;))))))" office:value-type="float" office:value="3" calcext:value-type="float">
            <text:p>3</text:p>
          </table:table-cell>
          <table:table-cell office:value-type="string" calcext:value-type="string">
            <text:p>ZAR 1</text:p>
          </table:table-cell>
          <table:table-cell office:value-type="string" calcext:value-type="string">
            <text:p>ROMANE UND ERZAEHLUNGEN IN GRIECHISCHER UND LATEINISCHER SPRACHE</text:p>
          </table:table-cell>
          <table:table-cell table:number-columns-repeated="5"/>
        </table:table-row>
        <table:table-row table:style-name="ro1">
          <table:table-cell table:formula="of:=IF(LEN([.B3672])=1;0;IF(LEN([.B3672])=2;1;IF(LEN([.B3672])=3;2;IF(LEN([.B3672])=5;3;IF(LEN([.B3672])=6;4;IF(LEN([.B3672])=7;5;&quot;Fehler&quot;))))))" office:value-type="float" office:value="3" calcext:value-type="float">
            <text:p>3</text:p>
          </table:table-cell>
          <table:table-cell office:value-type="string" calcext:value-type="string">
            <text:p>ZAR 2</text:p>
          </table:table-cell>
          <table:table-cell office:value-type="string" calcext:value-type="string">
            <text:p>ROMANE UND ERZAEHLUNGEN IN GERMANISCHEN SPRACHEN</text:p>
          </table:table-cell>
          <table:table-cell table:number-columns-repeated="5"/>
        </table:table-row>
        <table:table-row table:style-name="ro1">
          <table:table-cell table:formula="of:=IF(LEN([.B3673])=1;0;IF(LEN([.B3673])=2;1;IF(LEN([.B3673])=3;2;IF(LEN([.B3673])=5;3;IF(LEN([.B3673])=6;4;IF(LEN([.B3673])=7;5;&quot;Fehler&quot;))))))" office:value-type="float" office:value="4" calcext:value-type="float">
            <text:p>4</text:p>
          </table:table-cell>
          <table:table-cell office:value-type="string" calcext:value-type="string">
            <text:p>ZAR 20</text:p>
          </table:table-cell>
          <table:table-cell office:value-type="string" calcext:value-type="string">
            <text:p>ROMANE UND ERZAEHLUNGEN IN ENGLISCHER SPRACHE</text:p>
          </table:table-cell>
          <table:table-cell table:number-columns-repeated="5"/>
        </table:table-row>
        <table:table-row table:style-name="ro1">
          <table:table-cell table:formula="of:=IF(LEN([.B3674])=1;0;IF(LEN([.B3674])=2;1;IF(LEN([.B3674])=3;2;IF(LEN([.B3674])=5;3;IF(LEN([.B3674])=6;4;IF(LEN([.B3674])=7;5;&quot;Fehler&quot;))))))" office:value-type="float" office:value="4" calcext:value-type="float">
            <text:p>4</text:p>
          </table:table-cell>
          <table:table-cell office:value-type="string" calcext:value-type="string">
            <text:p>ZAR 21</text:p>
          </table:table-cell>
          <table:table-cell office:value-type="string" calcext:value-type="string">
            <text:p>ROMANE UND ERZAEHLUNGEN IN NIEDERLAENDISCHER SPRACHE</text:p>
          </table:table-cell>
          <table:table-cell table:number-columns-repeated="5"/>
        </table:table-row>
        <table:table-row table:style-name="ro1">
          <table:table-cell table:formula="of:=IF(LEN([.B3675])=1;0;IF(LEN([.B3675])=2;1;IF(LEN([.B3675])=3;2;IF(LEN([.B3675])=5;3;IF(LEN([.B3675])=6;4;IF(LEN([.B3675])=7;5;&quot;Fehler&quot;))))))" office:value-type="float" office:value="4" calcext:value-type="float">
            <text:p>4</text:p>
          </table:table-cell>
          <table:table-cell office:value-type="string" calcext:value-type="string">
            <text:p>ZAR 29</text:p>
          </table:table-cell>
          <table:table-cell office:value-type="string" calcext:value-type="string">
            <text:p>ROMANE UND ERZAEHLUNGEN IN SONSTIGEN GERMANISCHEN SPRACHEN</text:p>
          </table:table-cell>
          <table:table-cell table:number-columns-repeated="5"/>
        </table:table-row>
        <table:table-row table:style-name="ro1">
          <table:table-cell table:formula="of:=IF(LEN([.B3676])=1;0;IF(LEN([.B3676])=2;1;IF(LEN([.B3676])=3;2;IF(LEN([.B3676])=5;3;IF(LEN([.B3676])=6;4;IF(LEN([.B3676])=7;5;&quot;Fehler&quot;))))))" office:value-type="float" office:value="3" calcext:value-type="float">
            <text:p>3</text:p>
          </table:table-cell>
          <table:table-cell office:value-type="string" calcext:value-type="string">
            <text:p>ZAR 3</text:p>
          </table:table-cell>
          <table:table-cell office:value-type="string" calcext:value-type="string">
            <text:p>ROMANE UND ERZAEHLUNGEN IN ROMANISCHEN SPRACHEN</text:p>
          </table:table-cell>
          <table:table-cell table:number-columns-repeated="5"/>
        </table:table-row>
        <table:table-row table:style-name="ro1">
          <table:table-cell table:formula="of:=IF(LEN([.B3677])=1;0;IF(LEN([.B3677])=2;1;IF(LEN([.B3677])=3;2;IF(LEN([.B3677])=5;3;IF(LEN([.B3677])=6;4;IF(LEN([.B3677])=7;5;&quot;Fehler&quot;))))))" office:value-type="float" office:value="4" calcext:value-type="float">
            <text:p>4</text:p>
          </table:table-cell>
          <table:table-cell office:value-type="string" calcext:value-type="string">
            <text:p>ZAR 30</text:p>
          </table:table-cell>
          <table:table-cell office:value-type="string" calcext:value-type="string">
            <text:p>ROMANE UND ERZAEHLUNGEN IN FRANZOESISCHER SPRACHE</text:p>
          </table:table-cell>
          <table:table-cell table:number-columns-repeated="5"/>
        </table:table-row>
        <table:table-row table:style-name="ro1">
          <table:table-cell table:formula="of:=IF(LEN([.B3678])=1;0;IF(LEN([.B3678])=2;1;IF(LEN([.B3678])=3;2;IF(LEN([.B3678])=5;3;IF(LEN([.B3678])=6;4;IF(LEN([.B3678])=7;5;&quot;Fehler&quot;))))))" office:value-type="float" office:value="4" calcext:value-type="float">
            <text:p>4</text:p>
          </table:table-cell>
          <table:table-cell office:value-type="string" calcext:value-type="string">
            <text:p>ZAR 31</text:p>
          </table:table-cell>
          <table:table-cell office:value-type="string" calcext:value-type="string">
            <text:p>ROMANE UND ERZAEHLUNGEN IN ITALIENISCHER SPRACHE</text:p>
          </table:table-cell>
          <table:table-cell table:number-columns-repeated="5"/>
        </table:table-row>
        <table:table-row table:style-name="ro1">
          <table:table-cell table:formula="of:=IF(LEN([.B3679])=1;0;IF(LEN([.B3679])=2;1;IF(LEN([.B3679])=3;2;IF(LEN([.B3679])=5;3;IF(LEN([.B3679])=6;4;IF(LEN([.B3679])=7;5;&quot;Fehler&quot;))))))" office:value-type="float" office:value="4" calcext:value-type="float">
            <text:p>4</text:p>
          </table:table-cell>
          <table:table-cell office:value-type="string" calcext:value-type="string">
            <text:p>ZAR 32</text:p>
          </table:table-cell>
          <table:table-cell office:value-type="string" calcext:value-type="string">
            <text:p>ROMANE UND ERZAEHLUNGEN IN SPANISCHER SPRACHE</text:p>
          </table:table-cell>
          <table:table-cell table:number-columns-repeated="5"/>
        </table:table-row>
        <table:table-row table:style-name="ro1">
          <table:table-cell table:formula="of:=IF(LEN([.B3680])=1;0;IF(LEN([.B3680])=2;1;IF(LEN([.B3680])=3;2;IF(LEN([.B3680])=5;3;IF(LEN([.B3680])=6;4;IF(LEN([.B3680])=7;5;&quot;Fehler&quot;))))))" office:value-type="float" office:value="4" calcext:value-type="float">
            <text:p>4</text:p>
          </table:table-cell>
          <table:table-cell office:value-type="string" calcext:value-type="string">
            <text:p>ZAR 33</text:p>
          </table:table-cell>
          <table:table-cell office:value-type="string" calcext:value-type="string">
            <text:p>ROMANE UND ERZAEHLUNGEN IN PORTUGIESISCHER SPRACHE</text:p>
          </table:table-cell>
          <table:table-cell table:number-columns-repeated="5"/>
        </table:table-row>
        <table:table-row table:style-name="ro1">
          <table:table-cell table:formula="of:=IF(LEN([.B3681])=1;0;IF(LEN([.B3681])=2;1;IF(LEN([.B3681])=3;2;IF(LEN([.B3681])=5;3;IF(LEN([.B3681])=6;4;IF(LEN([.B3681])=7;5;&quot;Fehler&quot;))))))" office:value-type="float" office:value="4" calcext:value-type="float">
            <text:p>4</text:p>
          </table:table-cell>
          <table:table-cell office:value-type="string" calcext:value-type="string">
            <text:p>ZAR 39</text:p>
          </table:table-cell>
          <table:table-cell office:value-type="string" calcext:value-type="string">
            <text:p>ROMANE UND ERZAEHLUNGEN IN SONSTIGEN ROMANISCHENSPRACHEN</text:p>
          </table:table-cell>
          <table:table-cell table:number-columns-repeated="5"/>
        </table:table-row>
        <table:table-row table:style-name="ro1">
          <table:table-cell table:formula="of:=IF(LEN([.B3682])=1;0;IF(LEN([.B3682])=2;1;IF(LEN([.B3682])=3;2;IF(LEN([.B3682])=5;3;IF(LEN([.B3682])=6;4;IF(LEN([.B3682])=7;5;&quot;Fehler&quot;))))))" office:value-type="float" office:value="3" calcext:value-type="float">
            <text:p>3</text:p>
          </table:table-cell>
          <table:table-cell office:value-type="string" calcext:value-type="string">
            <text:p>ZAR 4</text:p>
          </table:table-cell>
          <table:table-cell office:value-type="string" calcext:value-type="string">
            <text:p>ROMANE UND ERZAEHLUNGEN IN SLAWISCHEN SPRACHEN</text:p>
          </table:table-cell>
          <table:table-cell table:number-columns-repeated="5"/>
        </table:table-row>
        <table:table-row table:style-name="ro1">
          <table:table-cell table:formula="of:=IF(LEN([.B3683])=1;0;IF(LEN([.B3683])=2;1;IF(LEN([.B3683])=3;2;IF(LEN([.B3683])=5;3;IF(LEN([.B3683])=6;4;IF(LEN([.B3683])=7;5;&quot;Fehler&quot;))))))" office:value-type="float" office:value="4" calcext:value-type="float">
            <text:p>4</text:p>
          </table:table-cell>
          <table:table-cell office:value-type="string" calcext:value-type="string">
            <text:p>ZAR 40</text:p>
          </table:table-cell>
          <table:table-cell office:value-type="string" calcext:value-type="string">
            <text:p>ROMANE UND ERZAEHLUNGEN IN RUSSISCHER SPRACHE</text:p>
          </table:table-cell>
          <table:table-cell table:number-columns-repeated="5"/>
        </table:table-row>
        <table:table-row table:style-name="ro1">
          <table:table-cell table:formula="of:=IF(LEN([.B3684])=1;0;IF(LEN([.B3684])=2;1;IF(LEN([.B3684])=3;2;IF(LEN([.B3684])=5;3;IF(LEN([.B3684])=6;4;IF(LEN([.B3684])=7;5;&quot;Fehler&quot;))))))" office:value-type="float" office:value="4" calcext:value-type="float">
            <text:p>4</text:p>
          </table:table-cell>
          <table:table-cell office:value-type="string" calcext:value-type="string">
            <text:p>ZAR 41</text:p>
          </table:table-cell>
          <table:table-cell office:value-type="string" calcext:value-type="string">
            <text:p>ROMANE UND ERZAEHLUNGEN IN POLNISCHER SPRACHE</text:p>
          </table:table-cell>
          <table:table-cell table:number-columns-repeated="5"/>
        </table:table-row>
        <table:table-row table:style-name="ro1">
          <table:table-cell table:formula="of:=IF(LEN([.B3685])=1;0;IF(LEN([.B3685])=2;1;IF(LEN([.B3685])=3;2;IF(LEN([.B3685])=5;3;IF(LEN([.B3685])=6;4;IF(LEN([.B3685])=7;5;&quot;Fehler&quot;))))))" office:value-type="float" office:value="4" calcext:value-type="float">
            <text:p>4</text:p>
          </table:table-cell>
          <table:table-cell office:value-type="string" calcext:value-type="string">
            <text:p>ZAR 42</text:p>
          </table:table-cell>
          <table:table-cell office:value-type="string" calcext:value-type="string">
            <text:p>ROMANE UND ERZAEHLUNGEN IN KROATISCHER UND SERBISCHER (SERBOKROATISCHER) SPRACHE</text:p>
          </table:table-cell>
          <table:table-cell table:number-columns-repeated="5"/>
        </table:table-row>
        <table:table-row table:style-name="ro1">
          <table:table-cell table:formula="of:=IF(LEN([.B3686])=1;0;IF(LEN([.B3686])=2;1;IF(LEN([.B3686])=3;2;IF(LEN([.B3686])=5;3;IF(LEN([.B3686])=6;4;IF(LEN([.B3686])=7;5;&quot;Fehler&quot;))))))" office:value-type="float" office:value="4" calcext:value-type="float">
            <text:p>4</text:p>
          </table:table-cell>
          <table:table-cell office:value-type="string" calcext:value-type="string">
            <text:p>ZAR 49</text:p>
          </table:table-cell>
          <table:table-cell office:value-type="string" calcext:value-type="string">
            <text:p>ROMANE UND ERZAEHLUNGEN IN SONSTIGEN SLAWISCHEN SPRACHEN</text:p>
          </table:table-cell>
          <table:table-cell table:number-columns-repeated="5"/>
        </table:table-row>
        <table:table-row table:style-name="ro1">
          <table:table-cell table:formula="of:=IF(LEN([.B3687])=1;0;IF(LEN([.B3687])=2;1;IF(LEN([.B3687])=3;2;IF(LEN([.B3687])=5;3;IF(LEN([.B3687])=6;4;IF(LEN([.B3687])=7;5;&quot;Fehler&quot;))))))" office:value-type="float" office:value="3" calcext:value-type="float">
            <text:p>3</text:p>
          </table:table-cell>
          <table:table-cell office:value-type="string" calcext:value-type="string">
            <text:p>ZAR 5</text:p>
          </table:table-cell>
          <table:table-cell office:value-type="string" calcext:value-type="string">
            <text:p>ROMANE UND ERZAEHLUNGEN IN NEUGRIECHISCHER SPRACHE</text:p>
          </table:table-cell>
          <table:table-cell table:number-columns-repeated="5"/>
        </table:table-row>
        <table:table-row table:style-name="ro1">
          <table:table-cell table:formula="of:=IF(LEN([.B3688])=1;0;IF(LEN([.B3688])=2;1;IF(LEN([.B3688])=3;2;IF(LEN([.B3688])=5;3;IF(LEN([.B3688])=6;4;IF(LEN([.B3688])=7;5;&quot;Fehler&quot;))))))" office:value-type="float" office:value="3" calcext:value-type="float">
            <text:p>3</text:p>
          </table:table-cell>
          <table:table-cell office:value-type="string" calcext:value-type="string">
            <text:p>ZAR 6</text:p>
          </table:table-cell>
          <table:table-cell office:value-type="string" calcext:value-type="string">
            <text:p>ROMANE UND ERZAEHLUNGEN IN ORIENTALISCHEN UND ASIATISCHEN SPRACHEN</text:p>
          </table:table-cell>
          <table:table-cell table:number-columns-repeated="5"/>
        </table:table-row>
        <table:table-row table:style-name="ro1">
          <table:table-cell table:formula="of:=IF(LEN([.B3689])=1;0;IF(LEN([.B3689])=2;1;IF(LEN([.B3689])=3;2;IF(LEN([.B3689])=5;3;IF(LEN([.B3689])=6;4;IF(LEN([.B3689])=7;5;&quot;Fehler&quot;))))))" office:value-type="float" office:value="4" calcext:value-type="float">
            <text:p>4</text:p>
          </table:table-cell>
          <table:table-cell office:value-type="string" calcext:value-type="string">
            <text:p>ZAR 60</text:p>
          </table:table-cell>
          <table:table-cell office:value-type="string" calcext:value-type="string">
            <text:p>ROMANE UND ERZAEHLUNGEN IN TUERKISCHER SPRACHE</text:p>
          </table:table-cell>
          <table:table-cell table:number-columns-repeated="5"/>
        </table:table-row>
        <table:table-row table:style-name="ro1">
          <table:table-cell table:formula="of:=IF(LEN([.B3690])=1;0;IF(LEN([.B3690])=2;1;IF(LEN([.B3690])=3;2;IF(LEN([.B3690])=5;3;IF(LEN([.B3690])=6;4;IF(LEN([.B3690])=7;5;&quot;Fehler&quot;))))))" office:value-type="float" office:value="3" calcext:value-type="float">
            <text:p>3</text:p>
          </table:table-cell>
          <table:table-cell office:value-type="string" calcext:value-type="string">
            <text:p>ZAR 9</text:p>
          </table:table-cell>
          <table:table-cell office:value-type="string" calcext:value-type="string">
            <text:p>ROMANE UND ERZAEHLUNGEN IN SONSTIGEN SPRACHEN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ssd-concepts'.A1:'ssd-concepts'.C369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.00.0000</text:date>, <text:time style:data-style-name="N2" text:time-value="12:11:56.6275052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2T12:30:52.979543327</dc:date>
    <meta:editing-duration>PT2H23M35S</meta:editing-duration>
    <meta:editing-cycles>26</meta:editing-cycles>
    <meta:generator>LibreOffice/6.4.7.2$Linux_X86_64 LibreOffice_project/40$Build-2</meta:generator>
    <meta:document-statistic meta:table-count="1" meta:cell-count="11069" meta:object-count="0"/>
  </office:meta>
</office:document-meta>
</file>